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wiss"/>
    <style:font-face style:name="Microsoft Sans Serif" svg:font-family="'Microsoft Sans Serif'"/>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Základný_20_text" style:master-page-name="">
      <style:paragraph-properties fo:margin-left="0cm" fo:margin-right="0cm" fo:line-height="150%" fo:text-align="start" style:justify-single-word="false" fo:text-indent="0cm" style:auto-text-indent="false" style:page-number="auto"/>
    </style:style>
    <style:style style:name="P4" style:family="paragraph" style:parent-style-name="Hlavička_20_alebo_20_päta" style:master-page-name="">
      <style:paragraph-properties fo:margin-left="0cm" fo:margin-right="0cm" fo:line-height="150%" fo:text-align="start" style:justify-single-word="false" fo:text-indent="0cm" style:auto-text-indent="false" style:page-number="auto"/>
    </style:style>
    <style:style style:name="P5" style:family="paragraph" style:parent-style-name="Základný_20_text_20__28_5_29_" style:master-page-name="">
      <style:paragraph-properties fo:margin-left="0cm" fo:margin-right="0cm" fo:line-height="150%" fo:text-align="start" style:justify-single-word="false" fo:text-indent="0cm" style:auto-text-indent="false" style:page-number="auto"/>
    </style:style>
    <style:style style:name="P6" style:family="paragraph" style:parent-style-name="Základný_20_text_20__28_6_29_" style:master-page-name="">
      <style:paragraph-properties fo:margin-left="0cm" fo:margin-right="0cm" fo:line-height="150%" fo:text-align="start" style:justify-single-word="false" fo:text-indent="0cm" style:auto-text-indent="false" style:page-number="auto"/>
    </style:style>
    <style:style style:name="P7" style:family="paragraph" style:parent-style-name="Základný_20_text">
      <style:paragraph-properties fo:margin-left="0cm" fo:margin-right="0cm" fo:line-height="150%" fo:text-align="start" style:justify-single-word="false" fo:text-indent="0cm" style:auto-text-indent="false"/>
    </style:style>
    <style:style style:name="P8" style:family="paragraph" style:parent-style-name="Hlavička_20_alebo_20_päta">
      <style:paragraph-properties fo:margin-left="0cm" fo:margin-right="0cm" fo:line-height="150%" fo:text-align="start" style:justify-single-word="false" fo:text-indent="0cm" style:auto-text-indent="false"/>
    </style:style>
    <style:style style:name="P9" style:family="paragraph" style:parent-style-name="Základný_20_text_20__28_5_29_">
      <style:paragraph-properties fo:margin-left="0cm" fo:margin-right="0cm" fo:line-height="150%" fo:text-align="start" style:justify-single-word="false" fo:text-indent="0cm" style:auto-text-indent="false"/>
    </style:style>
    <style:style style:name="P1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483cm"/>
        </style:tab-stops>
      </style:paragraph-properties>
    </style:style>
    <style:style style:name="P11" style:family="paragraph" style:parent-style-name="Základný_20_text">
      <style:paragraph-properties fo:margin-left="0cm" fo:margin-right="0cm" fo:line-height="150%" fo:text-align="start" style:justify-single-word="false" fo:text-indent="0cm" style:auto-text-indent="false">
        <style:tab-stops>
          <style:tab-stop style:position="0.483cm"/>
        </style:tab-stops>
      </style:paragraph-properties>
    </style:style>
    <style:style style:name="P1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526cm"/>
        </style:tab-stops>
      </style:paragraph-properties>
    </style:style>
    <style:style style:name="P13" style:family="paragraph" style:parent-style-name="Základný_20_text">
      <style:paragraph-properties fo:margin-left="0cm" fo:margin-right="0cm" fo:line-height="150%" fo:text-align="start" style:justify-single-word="false" fo:text-indent="0cm" style:auto-text-indent="false">
        <style:tab-stops>
          <style:tab-stop style:position="0.526cm"/>
        </style:tab-stops>
      </style:paragraph-properties>
    </style:style>
    <style:style style:name="P1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534cm"/>
        </style:tab-stops>
      </style:paragraph-properties>
    </style:style>
    <style:style style:name="P15" style:family="paragraph" style:parent-style-name="Základný_20_text">
      <style:paragraph-properties fo:margin-left="0cm" fo:margin-right="0cm" fo:line-height="150%" fo:text-align="start" style:justify-single-word="false" fo:text-indent="0cm" style:auto-text-indent="false">
        <style:tab-stops>
          <style:tab-stop style:position="0.534cm"/>
        </style:tab-stops>
      </style:paragraph-properties>
    </style:style>
    <style:style style:name="P1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44cm"/>
        </style:tab-stops>
      </style:paragraph-properties>
    </style:style>
    <style:style style:name="P17" style:family="paragraph" style:parent-style-name="Základný_20_text">
      <style:paragraph-properties fo:margin-left="0cm" fo:margin-right="0cm" fo:line-height="150%" fo:text-align="start" style:justify-single-word="false" fo:text-indent="0cm" style:auto-text-indent="false">
        <style:tab-stops>
          <style:tab-stop style:position="0.744cm"/>
        </style:tab-stops>
      </style:paragraph-properties>
    </style:style>
    <style:style style:name="P1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46cm"/>
        </style:tab-stops>
      </style:paragraph-properties>
    </style:style>
    <style:style style:name="P1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62cm"/>
        </style:tab-stops>
      </style:paragraph-properties>
    </style:style>
    <style:style style:name="P20" style:family="paragraph" style:parent-style-name="Základný_20_text">
      <style:paragraph-properties fo:margin-left="0cm" fo:margin-right="0cm" fo:line-height="150%" fo:text-align="start" style:justify-single-word="false" fo:text-indent="0cm" style:auto-text-indent="false">
        <style:tab-stops>
          <style:tab-stop style:position="0.762cm"/>
        </style:tab-stops>
      </style:paragraph-properties>
    </style:style>
    <style:style style:name="P2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71cm"/>
        </style:tab-stops>
      </style:paragraph-properties>
    </style:style>
    <style:style style:name="P22" style:family="paragraph" style:parent-style-name="Základný_20_text">
      <style:paragraph-properties fo:margin-left="0cm" fo:margin-right="0cm" fo:line-height="150%" fo:text-align="start" style:justify-single-word="false" fo:text-indent="0cm" style:auto-text-indent="false">
        <style:tab-stops>
          <style:tab-stop style:position="0.771cm"/>
        </style:tab-stops>
      </style:paragraph-properties>
    </style:style>
    <style:style style:name="P2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style>
    <style:style style:name="P24" style:family="paragraph" style:parent-style-name="Základný_20_text">
      <style:paragraph-properties fo:margin-left="0cm" fo:margin-right="0cm" fo:line-height="150%" fo:text-align="start" style:justify-single-word="false" fo:text-indent="0cm" style:auto-text-indent="false">
        <style:tab-stops>
          <style:tab-stop style:position="0.958cm"/>
        </style:tab-stops>
      </style:paragraph-properties>
    </style:style>
    <style:style style:name="P2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style>
    <style:style style:name="P26" style:family="paragraph" style:parent-style-name="Základný_20_text">
      <style:paragraph-properties fo:margin-left="0cm" fo:margin-right="0cm" fo:line-height="150%" fo:text-align="start" style:justify-single-word="false" fo:text-indent="0cm" style:auto-text-indent="false">
        <style:tab-stops>
          <style:tab-stop style:position="0.967cm"/>
        </style:tab-stops>
      </style:paragraph-properties>
    </style:style>
    <style:style style:name="P2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4cm"/>
        </style:tab-stops>
      </style:paragraph-properties>
    </style:style>
    <style:style style:name="P28" style:family="paragraph" style:parent-style-name="Základný_20_text">
      <style:paragraph-properties fo:margin-left="0cm" fo:margin-right="0cm" fo:line-height="150%" fo:text-align="start" style:justify-single-word="false" fo:text-indent="0cm" style:auto-text-indent="false">
        <style:tab-stops>
          <style:tab-stop style:position="0.94cm"/>
        </style:tab-stops>
      </style:paragraph-properties>
    </style:style>
    <style:style style:name="P2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1cm"/>
        </style:tab-stops>
      </style:paragraph-properties>
    </style:style>
    <style:style style:name="P30" style:family="paragraph" style:parent-style-name="Základný_20_text">
      <style:paragraph-properties fo:margin-left="0cm" fo:margin-right="0cm" fo:line-height="150%" fo:text-align="start" style:justify-single-word="false" fo:text-indent="0cm" style:auto-text-indent="false">
        <style:tab-stops>
          <style:tab-stop style:position="0.951cm"/>
        </style:tab-stops>
      </style:paragraph-properties>
    </style:style>
    <style:style style:name="P3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33cm"/>
        </style:tab-stops>
      </style:paragraph-properties>
    </style:style>
    <style:style style:name="P3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style>
    <style:style style:name="P33" style:family="paragraph" style:parent-style-name="Základný_20_text">
      <style:paragraph-properties fo:margin-left="0cm" fo:margin-right="0cm" fo:line-height="150%" fo:text-align="start" style:justify-single-word="false" fo:text-indent="0cm" style:auto-text-indent="false">
        <style:tab-stops>
          <style:tab-stop style:position="0.974cm"/>
        </style:tab-stops>
      </style:paragraph-properties>
    </style:style>
    <style:style style:name="P34" style:family="paragraph" style:parent-style-name="Základný_20_text">
      <style:paragraph-properties fo:margin-left="0cm" fo:margin-right="0cm" fo:line-height="150%" fo:text-align="start" style:justify-single-word="false" fo:text-indent="0cm" style:auto-text-indent="false">
        <style:tab-stops>
          <style:tab-stop style:position="0.974cm"/>
        </style:tab-stops>
      </style:paragraph-properties>
      <style:text-properties officeooo:paragraph-rsid="0050c3f3"/>
    </style:style>
    <style:style style:name="P3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5cm"/>
        </style:tab-stops>
      </style:paragraph-properties>
    </style:style>
    <style:style style:name="P36" style:family="paragraph" style:parent-style-name="Základný_20_text">
      <style:paragraph-properties fo:margin-left="0cm" fo:margin-right="0cm" fo:line-height="150%" fo:text-align="start" style:justify-single-word="false" fo:text-indent="0cm" style:auto-text-indent="false">
        <style:tab-stops>
          <style:tab-stop style:position="0.975cm"/>
        </style:tab-stops>
      </style:paragraph-properties>
    </style:style>
    <style:style style:name="P37" style:family="paragraph" style:parent-style-name="Základný_20_text">
      <style:paragraph-properties fo:margin-left="0cm" fo:margin-right="0cm" fo:line-height="150%" fo:text-align="start" style:justify-single-word="false" fo:text-indent="0cm" style:auto-text-indent="false">
        <style:tab-stops>
          <style:tab-stop style:position="0.975cm"/>
        </style:tab-stops>
      </style:paragraph-properties>
      <style:text-properties officeooo:paragraph-rsid="005237ff"/>
    </style:style>
    <style:style style:name="P38" style:family="paragraph" style:parent-style-name="Základný_20_text">
      <style:paragraph-properties fo:margin-left="0cm" fo:margin-right="0cm" fo:line-height="150%" fo:text-align="start" style:justify-single-word="false" fo:text-indent="0cm" style:auto-text-indent="false">
        <style:tab-stops>
          <style:tab-stop style:position="0.975cm"/>
        </style:tab-stops>
      </style:paragraph-properties>
      <style:text-properties officeooo:paragraph-rsid="00615dc4"/>
    </style:style>
    <style:style style:name="P3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style>
    <style:style style:name="P40" style:family="paragraph" style:parent-style-name="Základný_20_text">
      <style:paragraph-properties fo:margin-left="0cm" fo:margin-right="0cm" fo:line-height="150%" fo:text-align="start" style:justify-single-word="false" fo:text-indent="0cm" style:auto-text-indent="false">
        <style:tab-stops>
          <style:tab-stop style:position="0.991cm"/>
        </style:tab-stops>
      </style:paragraph-properties>
    </style:style>
    <style:style style:name="P41" style:family="paragraph" style:parent-style-name="Základný_20_text">
      <style:paragraph-properties fo:margin-left="0cm" fo:margin-right="0cm" fo:line-height="150%" fo:text-align="start" style:justify-single-word="false" fo:text-indent="0cm" style:auto-text-indent="false">
        <style:tab-stops>
          <style:tab-stop style:position="0.991cm"/>
        </style:tab-stops>
      </style:paragraph-properties>
      <style:text-properties officeooo:paragraph-rsid="00535201"/>
    </style:style>
    <style:style style:name="P4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25cm"/>
        </style:tab-stops>
      </style:paragraph-properties>
    </style:style>
    <style:style style:name="P43" style:family="paragraph" style:parent-style-name="Základný_20_text">
      <style:paragraph-properties fo:margin-left="0cm" fo:margin-right="0cm" fo:line-height="150%" fo:text-align="start" style:justify-single-word="false" fo:text-indent="0cm" style:auto-text-indent="false">
        <style:tab-stops>
          <style:tab-stop style:position="1.025cm"/>
        </style:tab-stops>
      </style:paragraph-properties>
    </style:style>
    <style:style style:name="P4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style>
    <style:style style:name="P45" style:family="paragraph" style:parent-style-name="Základný_20_text">
      <style:paragraph-properties fo:margin-left="0cm" fo:margin-right="0cm" fo:line-height="150%" fo:text-align="start" style:justify-single-word="false" fo:text-indent="0cm" style:auto-text-indent="false">
        <style:tab-stops>
          <style:tab-stop style:position="0.998cm"/>
        </style:tab-stops>
      </style:paragraph-properties>
    </style:style>
    <style:style style:name="P4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4cm"/>
        </style:tab-stops>
      </style:paragraph-properties>
    </style:style>
    <style:style style:name="P47" style:family="paragraph" style:parent-style-name="Základný_20_text">
      <style:paragraph-properties fo:margin-left="0cm" fo:margin-right="0cm" fo:line-height="150%" fo:text-align="start" style:justify-single-word="false" fo:text-indent="0cm" style:auto-text-indent="false">
        <style:tab-stops>
          <style:tab-stop style:position="0.984cm"/>
        </style:tab-stops>
      </style:paragraph-properties>
    </style:style>
    <style:style style:name="P4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3cm"/>
        </style:tab-stops>
      </style:paragraph-properties>
    </style:style>
    <style:style style:name="P49" style:family="paragraph" style:parent-style-name="Základný_20_text">
      <style:paragraph-properties fo:margin-left="0cm" fo:margin-right="0cm" fo:line-height="150%" fo:text-align="start" style:justify-single-word="false" fo:text-indent="0cm" style:auto-text-indent="false">
        <style:tab-stops>
          <style:tab-stop style:position="0.993cm"/>
        </style:tab-stops>
      </style:paragraph-properties>
    </style:style>
    <style:style style:name="P5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style>
    <style:style style:name="P51" style:family="paragraph" style:parent-style-name="Základný_20_text">
      <style:paragraph-properties fo:margin-left="0cm" fo:margin-right="0cm" fo:line-height="150%" fo:text-align="start" style:justify-single-word="false" fo:text-indent="0cm" style:auto-text-indent="false">
        <style:tab-stops>
          <style:tab-stop style:position="0.982cm"/>
        </style:tab-stops>
      </style:paragraph-properties>
    </style:style>
    <style:style style:name="P5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style>
    <style:style style:name="P53" style:family="paragraph" style:parent-style-name="Základný_20_text">
      <style:paragraph-properties fo:margin-left="0cm" fo:margin-right="0cm" fo:line-height="150%" fo:text-align="start" style:justify-single-word="false" fo:text-indent="0cm" style:auto-text-indent="false">
        <style:tab-stops>
          <style:tab-stop style:position="1.007cm"/>
        </style:tab-stops>
      </style:paragraph-properties>
    </style:style>
    <style:style style:name="P5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831cm"/>
        </style:tab-stops>
      </style:paragraph-properties>
    </style:style>
    <style:style style:name="P55" style:family="paragraph" style:parent-style-name="Základný_20_text">
      <style:paragraph-properties fo:margin-left="0cm" fo:margin-right="0cm" fo:line-height="150%" fo:text-align="start" style:justify-single-word="false" fo:text-indent="0cm" style:auto-text-indent="false">
        <style:tab-stops>
          <style:tab-stop style:position="0.831cm"/>
        </style:tab-stops>
      </style:paragraph-properties>
    </style:style>
    <style:style style:name="P5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21cm"/>
        </style:tab-stops>
      </style:paragraph-properties>
    </style:style>
    <style:style style:name="P57" style:family="paragraph" style:parent-style-name="Základný_20_text">
      <style:paragraph-properties fo:margin-left="0cm" fo:margin-right="0cm" fo:line-height="150%" fo:text-align="start" style:justify-single-word="false" fo:text-indent="0cm" style:auto-text-indent="false">
        <style:tab-stops>
          <style:tab-stop style:position="0.721cm"/>
        </style:tab-stops>
      </style:paragraph-properties>
    </style:style>
    <style:style style:name="P5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37cm"/>
        </style:tab-stops>
      </style:paragraph-properties>
    </style:style>
    <style:style style:name="P59" style:family="paragraph" style:parent-style-name="Základný_20_text">
      <style:paragraph-properties fo:margin-left="0cm" fo:margin-right="0cm" fo:line-height="150%" fo:text-align="start" style:justify-single-word="false" fo:text-indent="0cm" style:auto-text-indent="false">
        <style:tab-stops>
          <style:tab-stop style:position="0.737cm"/>
        </style:tab-stops>
      </style:paragraph-properties>
    </style:style>
    <style:style style:name="P6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13cm"/>
        </style:tab-stops>
      </style:paragraph-properties>
    </style:style>
    <style:style style:name="P61" style:family="paragraph" style:parent-style-name="Základný_20_text">
      <style:paragraph-properties fo:margin-left="0cm" fo:margin-right="0cm" fo:line-height="150%" fo:text-align="start" style:justify-single-word="false" fo:text-indent="0cm" style:auto-text-indent="false">
        <style:tab-stops>
          <style:tab-stop style:position="0.713cm"/>
        </style:tab-stops>
      </style:paragraph-properties>
    </style:style>
    <style:style style:name="P6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55cm"/>
        </style:tab-stops>
      </style:paragraph-properties>
    </style:style>
    <style:style style:name="P63" style:family="paragraph" style:parent-style-name="Základný_20_text">
      <style:paragraph-properties fo:margin-left="0cm" fo:margin-right="0cm" fo:line-height="150%" fo:text-align="start" style:justify-single-word="false" fo:text-indent="0cm" style:auto-text-indent="false">
        <style:tab-stops>
          <style:tab-stop style:position="0.755cm"/>
        </style:tab-stops>
      </style:paragraph-properties>
    </style:style>
    <style:style style:name="P6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64cm"/>
        </style:tab-stops>
      </style:paragraph-properties>
    </style:style>
    <style:style style:name="P65" style:family="paragraph" style:parent-style-name="Základný_20_text">
      <style:paragraph-properties fo:margin-left="0cm" fo:margin-right="0cm" fo:line-height="150%" fo:text-align="start" style:justify-single-word="false" fo:text-indent="0cm" style:auto-text-indent="false">
        <style:tab-stops>
          <style:tab-stop style:position="0.764cm"/>
        </style:tab-stops>
      </style:paragraph-properties>
    </style:style>
    <style:style style:name="P6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53cm"/>
        </style:tab-stops>
      </style:paragraph-properties>
    </style:style>
    <style:style style:name="P67" style:family="paragraph" style:parent-style-name="Základný_20_text">
      <style:paragraph-properties fo:margin-left="0cm" fo:margin-right="0cm" fo:line-height="150%" fo:text-align="start" style:justify-single-word="false" fo:text-indent="0cm" style:auto-text-indent="false">
        <style:tab-stops>
          <style:tab-stop style:position="0.753cm"/>
        </style:tab-stops>
      </style:paragraph-properties>
    </style:style>
    <style:style style:name="P6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88cm"/>
        </style:tab-stops>
      </style:paragraph-properties>
    </style:style>
    <style:style style:name="P69" style:family="paragraph" style:parent-style-name="Základný_20_text">
      <style:paragraph-properties fo:margin-left="0cm" fo:margin-right="0cm" fo:line-height="150%" fo:text-align="start" style:justify-single-word="false" fo:text-indent="0cm" style:auto-text-indent="false">
        <style:tab-stops>
          <style:tab-stop style:position="0.788cm"/>
        </style:tab-stops>
      </style:paragraph-properties>
    </style:style>
    <style:style style:name="P7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838cm"/>
        </style:tab-stops>
      </style:paragraph-properties>
    </style:style>
    <style:style style:name="P71" style:family="paragraph" style:parent-style-name="Základný_20_text">
      <style:paragraph-properties fo:margin-left="0cm" fo:margin-right="0cm" fo:line-height="150%" fo:text-align="start" style:justify-single-word="false" fo:text-indent="0cm" style:auto-text-indent="false">
        <style:tab-stops>
          <style:tab-stop style:position="0.838cm"/>
        </style:tab-stops>
      </style:paragraph-properties>
    </style:style>
    <style:style style:name="P7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3cm"/>
        </style:tab-stops>
      </style:paragraph-properties>
    </style:style>
    <style:style style:name="P73" style:family="paragraph" style:parent-style-name="Základný_20_text">
      <style:paragraph-properties fo:margin-left="0cm" fo:margin-right="0cm" fo:line-height="150%" fo:text-align="start" style:justify-single-word="false" fo:text-indent="0cm" style:auto-text-indent="false">
        <style:tab-stops>
          <style:tab-stop style:position="0.953cm"/>
        </style:tab-stops>
      </style:paragraph-properties>
    </style:style>
    <style:style style:name="P7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44cm"/>
        </style:tab-stops>
      </style:paragraph-properties>
    </style:style>
    <style:style style:name="P75" style:family="paragraph" style:parent-style-name="Základný_20_text">
      <style:paragraph-properties fo:margin-left="0cm" fo:margin-right="0cm" fo:line-height="150%" fo:text-align="start" style:justify-single-word="false" fo:text-indent="0cm" style:auto-text-indent="false">
        <style:tab-stops>
          <style:tab-stop style:position="0.944cm"/>
        </style:tab-stops>
      </style:paragraph-properties>
    </style:style>
    <style:style style:name="P7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305cm"/>
        </style:tab-stops>
      </style:paragraph-properties>
    </style:style>
    <style:style style:name="P77" style:family="paragraph" style:parent-style-name="Základný_20_text">
      <style:paragraph-properties fo:margin-left="0cm" fo:margin-right="0cm" fo:line-height="150%" fo:text-align="start" style:justify-single-word="false" fo:text-indent="0cm" style:auto-text-indent="false">
        <style:tab-stops>
          <style:tab-stop style:position="0.305cm"/>
        </style:tab-stops>
      </style:paragraph-properties>
    </style:style>
    <style:style style:name="P7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47cm"/>
        </style:tab-stops>
      </style:paragraph-properties>
    </style:style>
    <style:style style:name="P79" style:family="paragraph" style:parent-style-name="Základný_20_text">
      <style:paragraph-properties fo:margin-left="0cm" fo:margin-right="0cm" fo:line-height="150%" fo:text-align="start" style:justify-single-word="false" fo:text-indent="0cm" style:auto-text-indent="false">
        <style:tab-stops>
          <style:tab-stop style:position="0.947cm"/>
        </style:tab-stops>
      </style:paragraph-properties>
    </style:style>
    <style:style style:name="P8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2cm"/>
        </style:tab-stops>
      </style:paragraph-properties>
    </style:style>
    <style:style style:name="P81" style:family="paragraph" style:parent-style-name="Základný_20_text">
      <style:paragraph-properties fo:margin-left="0cm" fo:margin-right="0cm" fo:line-height="150%" fo:text-align="start" style:justify-single-word="false" fo:text-indent="0cm" style:auto-text-indent="false">
        <style:tab-stops>
          <style:tab-stop style:position="1.012cm"/>
        </style:tab-stops>
      </style:paragraph-properties>
    </style:style>
    <style:style style:name="P8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6cm"/>
        </style:tab-stops>
      </style:paragraph-properties>
    </style:style>
    <style:style style:name="P83" style:family="paragraph" style:parent-style-name="Základný_20_text">
      <style:paragraph-properties fo:margin-left="0cm" fo:margin-right="0cm" fo:line-height="150%" fo:text-align="start" style:justify-single-word="false" fo:text-indent="0cm" style:auto-text-indent="false">
        <style:tab-stops>
          <style:tab-stop style:position="0.986cm"/>
        </style:tab-stops>
      </style:paragraph-properties>
    </style:style>
    <style:style style:name="P8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cm"/>
        </style:tab-stops>
      </style:paragraph-properties>
    </style:style>
    <style:style style:name="P85" style:family="paragraph" style:parent-style-name="Základný_20_text">
      <style:paragraph-properties fo:margin-left="0cm" fo:margin-right="0cm" fo:line-height="150%" fo:text-align="start" style:justify-single-word="false" fo:text-indent="0cm" style:auto-text-indent="false">
        <style:tab-stops>
          <style:tab-stop style:position="1cm"/>
        </style:tab-stops>
      </style:paragraph-properties>
    </style:style>
    <style:style style:name="P86" style:family="paragraph" style:parent-style-name="Základný_20_text">
      <style:paragraph-properties fo:margin-left="0cm" fo:margin-right="0cm" fo:line-height="150%" fo:text-align="start" style:justify-single-word="false" fo:text-indent="0cm" style:auto-text-indent="false">
        <style:tab-stops>
          <style:tab-stop style:position="1cm"/>
        </style:tab-stops>
      </style:paragraph-properties>
      <style:text-properties officeooo:paragraph-rsid="00592740"/>
    </style:style>
    <style:style style:name="P8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8cm"/>
        </style:tab-stops>
      </style:paragraph-properties>
    </style:style>
    <style:style style:name="P88" style:family="paragraph" style:parent-style-name="Základný_20_text">
      <style:paragraph-properties fo:margin-left="0cm" fo:margin-right="0cm" fo:line-height="150%" fo:text-align="start" style:justify-single-word="false" fo:text-indent="0cm" style:auto-text-indent="false">
        <style:tab-stops>
          <style:tab-stop style:position="0.988cm"/>
        </style:tab-stops>
      </style:paragraph-properties>
    </style:style>
    <style:style style:name="P89" style:family="paragraph" style:parent-style-name="Základný_20_text" style:master-page-name="">
      <style:paragraph-properties fo:margin-left="0cm" fo:margin-right="0cm" fo:line-height="150%" fo:text-align="start" style:justify-single-word="false" fo:text-indent="0.635cm" style:auto-text-indent="false" style:page-number="auto"/>
    </style:style>
    <style:style style:name="P90" style:family="paragraph" style:parent-style-name="Základný_20_text_20__28_4_29_" style:master-page-name="">
      <style:paragraph-properties fo:margin-left="0cm" fo:margin-right="0cm" fo:line-height="150%" fo:text-align="start" style:justify-single-word="false" fo:text-indent="0.635cm" style:auto-text-indent="false" style:page-number="auto"/>
    </style:style>
    <style:style style:name="P91" style:family="paragraph" style:parent-style-name="Základný_20_text">
      <style:paragraph-properties fo:margin-left="0cm" fo:margin-right="0cm" fo:line-height="150%" fo:text-align="start" style:justify-single-word="false" fo:text-indent="0.635cm" style:auto-text-indent="false"/>
    </style:style>
    <style:style style:name="P9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48cm"/>
        </style:tab-stops>
      </style:paragraph-properties>
    </style:style>
    <style:style style:name="P9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55cm"/>
        </style:tab-stops>
      </style:paragraph-properties>
    </style:style>
    <style:style style:name="P9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9cm"/>
        </style:tab-stops>
      </style:paragraph-properties>
    </style:style>
    <style:style style:name="P9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31cm"/>
        </style:tab-stops>
      </style:paragraph-properties>
    </style:style>
    <style:style style:name="P9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62cm"/>
        </style:tab-stops>
      </style:paragraph-properties>
    </style:style>
    <style:style style:name="P9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53cm"/>
        </style:tab-stops>
      </style:paragraph-properties>
    </style:style>
    <style:style style:name="P9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2cm"/>
        </style:tab-stops>
      </style:paragraph-properties>
    </style:style>
    <style:style style:name="P9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125cm"/>
        </style:tab-stops>
      </style:paragraph-properties>
    </style:style>
    <style:style style:name="P100" style:family="paragraph" style:parent-style-name="Základný_20_text">
      <style:paragraph-properties fo:margin-left="0cm" fo:margin-right="0cm" fo:line-height="150%" fo:text-align="start" style:justify-single-word="false" fo:text-indent="0.635cm" style:auto-text-indent="false">
        <style:tab-stops>
          <style:tab-stop style:position="1.125cm"/>
        </style:tab-stops>
      </style:paragraph-properties>
    </style:style>
    <style:style style:name="P10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334cm"/>
        </style:tab-stops>
      </style:paragraph-properties>
    </style:style>
    <style:style style:name="P10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88cm"/>
        </style:tab-stops>
      </style:paragraph-properties>
    </style:style>
    <style:style style:name="P103" style:family="paragraph" style:parent-style-name="Základný_20_text">
      <style:paragraph-properties fo:margin-left="0cm" fo:margin-right="0cm" fo:line-height="150%" fo:text-align="start" style:justify-single-word="false" fo:text-indent="0.635cm" style:auto-text-indent="false">
        <style:tab-stops>
          <style:tab-stop style:position="1.688cm"/>
        </style:tab-stops>
      </style:paragraph-properties>
    </style:style>
    <style:style style:name="P10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74cm"/>
        </style:tab-stops>
      </style:paragraph-properties>
    </style:style>
    <style:style style:name="P10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492cm"/>
        </style:tab-stops>
      </style:paragraph-properties>
    </style:style>
    <style:style style:name="P10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97cm"/>
        </style:tab-stops>
      </style:paragraph-properties>
    </style:style>
    <style:style style:name="P107" style:family="paragraph" style:parent-style-name="Základný_20_text">
      <style:paragraph-properties fo:margin-left="0cm" fo:margin-right="0cm" fo:line-height="150%" fo:text-align="start" style:justify-single-word="false" fo:text-indent="0.635cm" style:auto-text-indent="false">
        <style:tab-stops>
          <style:tab-stop style:position="1.997cm"/>
        </style:tab-stops>
      </style:paragraph-properties>
    </style:style>
    <style:style style:name="P10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471cm"/>
        </style:tab-stops>
      </style:paragraph-properties>
    </style:style>
    <style:style style:name="P10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127cm"/>
        </style:tab-stops>
      </style:paragraph-properties>
    </style:style>
    <style:style style:name="P11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314cm"/>
        </style:tab-stops>
      </style:paragraph-properties>
    </style:style>
    <style:style style:name="P11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89cm"/>
        </style:tab-stops>
      </style:paragraph-properties>
    </style:style>
    <style:style style:name="P112" style:family="paragraph" style:parent-style-name="Základný_20_text">
      <style:paragraph-properties fo:margin-left="0cm" fo:margin-right="0cm" fo:line-height="150%" fo:text-align="start" style:justify-single-word="false" fo:text-indent="0.635cm" style:auto-text-indent="false">
        <style:tab-stops>
          <style:tab-stop style:position="1.889cm"/>
        </style:tab-stops>
      </style:paragraph-properties>
    </style:style>
    <style:style style:name="P11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771cm"/>
        </style:tab-stops>
      </style:paragraph-properties>
    </style:style>
    <style:style style:name="P11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72cm"/>
        </style:tab-stops>
      </style:paragraph-properties>
    </style:style>
    <style:style style:name="P115" style:family="paragraph" style:parent-style-name="Základný_20_text">
      <style:paragraph-properties fo:margin-left="0cm" fo:margin-right="0cm" fo:line-height="150%" fo:text-align="start" style:justify-single-word="false" fo:text-indent="0.635cm" style:auto-text-indent="false">
        <style:tab-stops>
          <style:tab-stop style:position="1.572cm"/>
        </style:tab-stops>
      </style:paragraph-properties>
    </style:style>
    <style:style style:name="P11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729cm"/>
        </style:tab-stops>
      </style:paragraph-properties>
    </style:style>
    <style:style style:name="P11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945cm"/>
        </style:tab-stops>
      </style:paragraph-properties>
    </style:style>
    <style:style style:name="P118" style:family="paragraph" style:parent-style-name="Základný_20_text">
      <style:paragraph-properties fo:margin-left="0cm" fo:margin-right="0cm" fo:line-height="150%" fo:text-align="start" style:justify-single-word="false" fo:text-indent="0.635cm" style:auto-text-indent="false">
        <style:tab-stops>
          <style:tab-stop style:position="0.945cm"/>
        </style:tab-stops>
      </style:paragraph-properties>
    </style:style>
    <style:style style:name="P11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02cm"/>
        </style:tab-stops>
      </style:paragraph-properties>
    </style:style>
    <style:style style:name="P120" style:family="paragraph" style:parent-style-name="Základný_20_text">
      <style:paragraph-properties fo:margin-left="0cm" fo:margin-right="0cm" fo:line-height="150%" fo:text-align="start" style:justify-single-word="false" fo:text-indent="0.635cm" style:auto-text-indent="false">
        <style:tab-stops>
          <style:tab-stop style:position="1.02cm"/>
        </style:tab-stops>
      </style:paragraph-properties>
    </style:style>
    <style:style style:name="P12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53cm"/>
        </style:tab-stops>
      </style:paragraph-properties>
    </style:style>
    <style:style style:name="P122" style:family="paragraph" style:parent-style-name="Základný_20_text">
      <style:paragraph-properties fo:margin-left="0cm" fo:margin-right="0cm" fo:line-height="150%" fo:text-align="start" style:justify-single-word="false" fo:text-indent="0.635cm" style:auto-text-indent="false">
        <style:tab-stops>
          <style:tab-stop style:position="1.753cm"/>
        </style:tab-stops>
      </style:paragraph-properties>
    </style:style>
    <style:style style:name="P12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28cm"/>
        </style:tab-stops>
      </style:paragraph-properties>
    </style:style>
    <style:style style:name="P124" style:family="paragraph" style:parent-style-name="Základný_20_text">
      <style:paragraph-properties fo:margin-left="0cm" fo:margin-right="0cm" fo:line-height="150%" fo:text-align="start" style:justify-single-word="false" fo:text-indent="0.635cm" style:auto-text-indent="false">
        <style:tab-stops>
          <style:tab-stop style:position="1.328cm"/>
        </style:tab-stops>
      </style:paragraph-properties>
    </style:style>
    <style:style style:name="P12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37cm"/>
        </style:tab-stops>
      </style:paragraph-properties>
    </style:style>
    <style:style style:name="P126" style:family="paragraph" style:parent-style-name="Základný_20_text">
      <style:paragraph-properties fo:margin-left="0cm" fo:margin-right="0cm" fo:line-height="150%" fo:text-align="start" style:justify-single-word="false" fo:text-indent="0.635cm" style:auto-text-indent="false">
        <style:tab-stops>
          <style:tab-stop style:position="1.637cm"/>
        </style:tab-stops>
      </style:paragraph-properties>
    </style:style>
    <style:style style:name="P12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05cm"/>
        </style:tab-stops>
      </style:paragraph-properties>
    </style:style>
    <style:style style:name="P128" style:family="paragraph" style:parent-style-name="Základný_20_text">
      <style:paragraph-properties fo:margin-left="0cm" fo:margin-right="0cm" fo:line-height="150%" fo:text-align="start" style:justify-single-word="false" fo:text-indent="0.635cm" style:auto-text-indent="false">
        <style:tab-stops>
          <style:tab-stop style:position="1.205cm"/>
        </style:tab-stops>
      </style:paragraph-properties>
    </style:style>
    <style:style style:name="P12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81cm"/>
        </style:tab-stops>
      </style:paragraph-properties>
    </style:style>
    <style:style style:name="P130" style:family="paragraph" style:parent-style-name="Základný_20_text">
      <style:paragraph-properties fo:margin-left="0cm" fo:margin-right="0cm" fo:line-height="150%" fo:text-align="start" style:justify-single-word="false" fo:text-indent="0.635cm" style:auto-text-indent="false">
        <style:tab-stops>
          <style:tab-stop style:position="1.981cm"/>
        </style:tab-stops>
      </style:paragraph-properties>
    </style:style>
    <style:style style:name="P13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21cm"/>
        </style:tab-stops>
      </style:paragraph-properties>
    </style:style>
    <style:style style:name="P132" style:family="paragraph" style:parent-style-name="Základný_20_text">
      <style:paragraph-properties fo:margin-left="0cm" fo:margin-right="0cm" fo:line-height="150%" fo:text-align="start" style:justify-single-word="false" fo:text-indent="0.635cm" style:auto-text-indent="false">
        <style:tab-stops>
          <style:tab-stop style:position="1.221cm"/>
        </style:tab-stops>
      </style:paragraph-properties>
    </style:style>
    <style:style style:name="P13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cm"/>
        </style:tab-stops>
      </style:paragraph-properties>
    </style:style>
    <style:style style:name="P134" style:family="paragraph" style:parent-style-name="Základný_20_text">
      <style:paragraph-properties fo:margin-left="0cm" fo:margin-right="0cm" fo:line-height="150%" fo:text-align="start" style:justify-single-word="false" fo:text-indent="0.635cm" style:auto-text-indent="false">
        <style:tab-stops>
          <style:tab-stop style:position="1.9cm"/>
        </style:tab-stops>
      </style:paragraph-properties>
    </style:style>
    <style:style style:name="P13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29cm"/>
        </style:tab-stops>
      </style:paragraph-properties>
    </style:style>
    <style:style style:name="P136" style:family="paragraph" style:parent-style-name="Základný_20_text">
      <style:paragraph-properties fo:margin-left="0cm" fo:margin-right="0cm" fo:line-height="150%" fo:text-align="start" style:justify-single-word="false" fo:text-indent="0.635cm" style:auto-text-indent="false">
        <style:tab-stops>
          <style:tab-stop style:position="1.229cm"/>
        </style:tab-stops>
      </style:paragraph-properties>
    </style:style>
    <style:style style:name="P13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13cm"/>
        </style:tab-stops>
      </style:paragraph-properties>
    </style:style>
    <style:style style:name="P138" style:family="paragraph" style:parent-style-name="Základný_20_text">
      <style:paragraph-properties fo:margin-left="0cm" fo:margin-right="0cm" fo:line-height="150%" fo:text-align="start" style:justify-single-word="false" fo:text-indent="0.635cm" style:auto-text-indent="false">
        <style:tab-stops>
          <style:tab-stop style:position="1.713cm"/>
        </style:tab-stops>
      </style:paragraph-properties>
    </style:style>
    <style:style style:name="P13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148cm"/>
        </style:tab-stops>
      </style:paragraph-properties>
    </style:style>
    <style:style style:name="P140" style:family="paragraph" style:parent-style-name="Základný_20_text">
      <style:paragraph-properties fo:margin-left="0cm" fo:margin-right="0cm" fo:line-height="150%" fo:text-align="start" style:justify-single-word="false" fo:text-indent="0.635cm" style:auto-text-indent="false">
        <style:tab-stops>
          <style:tab-stop style:position="2.148cm"/>
        </style:tab-stops>
      </style:paragraph-properties>
    </style:style>
    <style:style style:name="P14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44cm"/>
        </style:tab-stops>
      </style:paragraph-properties>
    </style:style>
    <style:style style:name="P142" style:family="paragraph" style:parent-style-name="Základný_20_text">
      <style:paragraph-properties fo:margin-left="0cm" fo:margin-right="0cm" fo:line-height="150%" fo:text-align="start" style:justify-single-word="false" fo:text-indent="0.635cm" style:auto-text-indent="false">
        <style:tab-stops>
          <style:tab-stop style:position="1.944cm"/>
        </style:tab-stops>
      </style:paragraph-properties>
    </style:style>
    <style:style style:name="P14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3c2e98"/>
    </style:style>
    <style:style style:name="P144" style:family="paragraph" style:parent-style-name="Základný_20_text">
      <style:paragraph-properties fo:margin-left="0cm" fo:margin-right="0cm" fo:line-height="150%" fo:text-align="start" style:justify-single-word="false" fo:text-indent="0.635cm" style:auto-text-indent="false"/>
      <style:text-properties officeooo:paragraph-rsid="003c2e98"/>
    </style:style>
    <style:style style:name="P14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83cm"/>
        </style:tab-stops>
      </style:paragraph-properties>
    </style:style>
    <style:style style:name="P146" style:family="paragraph" style:parent-style-name="Základný_20_text">
      <style:paragraph-properties fo:margin-left="0cm" fo:margin-right="0cm" fo:line-height="150%" fo:text-align="start" style:justify-single-word="false" fo:text-indent="0.635cm" style:auto-text-indent="false">
        <style:tab-stops>
          <style:tab-stop style:position="2.083cm"/>
        </style:tab-stops>
      </style:paragraph-properties>
    </style:style>
    <style:style style:name="P14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77cm"/>
        </style:tab-stops>
      </style:paragraph-properties>
    </style:style>
    <style:style style:name="P148" style:family="paragraph" style:parent-style-name="Základný_20_text">
      <style:paragraph-properties fo:margin-left="0cm" fo:margin-right="0cm" fo:line-height="150%" fo:text-align="start" style:justify-single-word="false" fo:text-indent="0.635cm" style:auto-text-indent="false">
        <style:tab-stops>
          <style:tab-stop style:position="1.977cm"/>
        </style:tab-stops>
      </style:paragraph-properties>
    </style:style>
    <style:style style:name="P14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42cm"/>
        </style:tab-stops>
      </style:paragraph-properties>
    </style:style>
    <style:style style:name="P150" style:family="paragraph" style:parent-style-name="Základný_20_text">
      <style:paragraph-properties fo:margin-left="0cm" fo:margin-right="0cm" fo:line-height="150%" fo:text-align="start" style:justify-single-word="false" fo:text-indent="0.635cm" style:auto-text-indent="false">
        <style:tab-stops>
          <style:tab-stop style:position="1.342cm"/>
        </style:tab-stops>
      </style:paragraph-properties>
    </style:style>
    <style:style style:name="P15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95cm"/>
        </style:tab-stops>
      </style:paragraph-properties>
    </style:style>
    <style:style style:name="P152" style:family="paragraph" style:parent-style-name="Základný_20_text">
      <style:paragraph-properties fo:margin-left="0cm" fo:margin-right="0cm" fo:line-height="150%" fo:text-align="start" style:justify-single-word="false" fo:text-indent="0.635cm" style:auto-text-indent="false">
        <style:tab-stops>
          <style:tab-stop style:position="1.295cm"/>
        </style:tab-stops>
      </style:paragraph-properties>
      <style:text-properties officeooo:paragraph-rsid="00442bc5"/>
    </style:style>
    <style:style style:name="P15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89cm"/>
        </style:tab-stops>
      </style:paragraph-properties>
    </style:style>
    <style:style style:name="P154" style:family="paragraph" style:parent-style-name="Základný_20_text">
      <style:paragraph-properties fo:margin-left="0cm" fo:margin-right="0cm" fo:line-height="150%" fo:text-align="start" style:justify-single-word="false" fo:text-indent="0.635cm" style:auto-text-indent="false">
        <style:tab-stops>
          <style:tab-stop style:position="1.589cm"/>
        </style:tab-stops>
      </style:paragraph-properties>
    </style:style>
    <style:style style:name="P15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07cm"/>
        </style:tab-stops>
      </style:paragraph-properties>
    </style:style>
    <style:style style:name="P156" style:family="paragraph" style:parent-style-name="Základný_20_text">
      <style:paragraph-properties fo:margin-left="0cm" fo:margin-right="0cm" fo:line-height="150%" fo:text-align="start" style:justify-single-word="false" fo:text-indent="0.635cm" style:auto-text-indent="false">
        <style:tab-stops>
          <style:tab-stop style:position="1.907cm"/>
        </style:tab-stops>
      </style:paragraph-properties>
    </style:style>
    <style:style style:name="P15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13cm"/>
        </style:tab-stops>
      </style:paragraph-properties>
    </style:style>
    <style:style style:name="P158" style:family="paragraph" style:parent-style-name="Základný_20_text">
      <style:paragraph-properties fo:margin-left="0cm" fo:margin-right="0cm" fo:line-height="150%" fo:text-align="start" style:justify-single-word="false" fo:text-indent="0.635cm" style:auto-text-indent="false">
        <style:tab-stops>
          <style:tab-stop style:position="2.013cm"/>
        </style:tab-stops>
      </style:paragraph-properties>
    </style:style>
    <style:style style:name="P15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8cm"/>
        </style:tab-stops>
      </style:paragraph-properties>
    </style:style>
    <style:style style:name="P160" style:family="paragraph" style:parent-style-name="Základný_20_text">
      <style:paragraph-properties fo:margin-left="0cm" fo:margin-right="0cm" fo:line-height="150%" fo:text-align="start" style:justify-single-word="false" fo:text-indent="0.635cm" style:auto-text-indent="false">
        <style:tab-stops>
          <style:tab-stop style:position="1.88cm"/>
        </style:tab-stops>
      </style:paragraph-properties>
    </style:style>
    <style:style style:name="P16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39cm"/>
        </style:tab-stops>
      </style:paragraph-properties>
    </style:style>
    <style:style style:name="P162" style:family="paragraph" style:parent-style-name="Základný_20_text">
      <style:paragraph-properties fo:margin-left="0cm" fo:margin-right="0cm" fo:line-height="150%" fo:text-align="start" style:justify-single-word="false" fo:text-indent="0.635cm" style:auto-text-indent="false">
        <style:tab-stops>
          <style:tab-stop style:position="1.739cm"/>
        </style:tab-stops>
      </style:paragraph-properties>
    </style:style>
    <style:style style:name="P16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28cm"/>
        </style:tab-stops>
      </style:paragraph-properties>
    </style:style>
    <style:style style:name="P164" style:family="paragraph" style:parent-style-name="Základný_20_text">
      <style:paragraph-properties fo:margin-left="0cm" fo:margin-right="0cm" fo:line-height="150%" fo:text-align="start" style:justify-single-word="false" fo:text-indent="0.635cm" style:auto-text-indent="false">
        <style:tab-stops>
          <style:tab-stop style:position="1.528cm"/>
        </style:tab-stops>
      </style:paragraph-properties>
    </style:style>
    <style:style style:name="P16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cm"/>
        </style:tab-stops>
      </style:paragraph-properties>
    </style:style>
    <style:style style:name="P166" style:family="paragraph" style:parent-style-name="Základný_20_text">
      <style:paragraph-properties fo:margin-left="0cm" fo:margin-right="0cm" fo:line-height="150%" fo:text-align="start" style:justify-single-word="false" fo:text-indent="0.635cm" style:auto-text-indent="false">
        <style:tab-stops>
          <style:tab-stop style:position="1.6cm"/>
        </style:tab-stops>
      </style:paragraph-properties>
    </style:style>
    <style:style style:name="P16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22cm"/>
        </style:tab-stops>
      </style:paragraph-properties>
    </style:style>
    <style:style style:name="P168" style:family="paragraph" style:parent-style-name="Základný_20_text">
      <style:paragraph-properties fo:margin-left="0cm" fo:margin-right="0cm" fo:line-height="150%" fo:text-align="start" style:justify-single-word="false" fo:text-indent="0.635cm" style:auto-text-indent="false">
        <style:tab-stops>
          <style:tab-stop style:position="1.422cm"/>
        </style:tab-stops>
      </style:paragraph-properties>
    </style:style>
    <style:style style:name="P16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67cm"/>
        </style:tab-stops>
      </style:paragraph-properties>
    </style:style>
    <style:style style:name="P170" style:family="paragraph" style:parent-style-name="Základný_20_text">
      <style:paragraph-properties fo:margin-left="0cm" fo:margin-right="0cm" fo:line-height="150%" fo:text-align="start" style:justify-single-word="false" fo:text-indent="0.635cm" style:auto-text-indent="false">
        <style:tab-stops>
          <style:tab-stop style:position="1.767cm"/>
        </style:tab-stops>
      </style:paragraph-properties>
    </style:style>
    <style:style style:name="P17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09cm"/>
        </style:tab-stops>
      </style:paragraph-properties>
    </style:style>
    <style:style style:name="P172" style:family="paragraph" style:parent-style-name="Základný_20_text">
      <style:paragraph-properties fo:margin-left="0cm" fo:margin-right="0cm" fo:line-height="150%" fo:text-align="start" style:justify-single-word="false" fo:text-indent="0.635cm" style:auto-text-indent="false">
        <style:tab-stops>
          <style:tab-stop style:position="1.909cm"/>
        </style:tab-stops>
      </style:paragraph-properties>
    </style:style>
    <style:style style:name="P17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41cm"/>
        </style:tab-stops>
      </style:paragraph-properties>
    </style:style>
    <style:style style:name="P174" style:family="paragraph" style:parent-style-name="Základný_20_text">
      <style:paragraph-properties fo:margin-left="0cm" fo:margin-right="0cm" fo:line-height="150%" fo:text-align="start" style:justify-single-word="false" fo:text-indent="0.635cm" style:auto-text-indent="false">
        <style:tab-stops>
          <style:tab-stop style:position="1.441cm"/>
        </style:tab-stops>
      </style:paragraph-properties>
    </style:style>
    <style:style style:name="P17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64cm"/>
        </style:tab-stops>
      </style:paragraph-properties>
    </style:style>
    <style:style style:name="P176" style:family="paragraph" style:parent-style-name="Základný_20_text">
      <style:paragraph-properties fo:margin-left="0cm" fo:margin-right="0cm" fo:line-height="150%" fo:text-align="start" style:justify-single-word="false" fo:text-indent="0.635cm" style:auto-text-indent="false">
        <style:tab-stops>
          <style:tab-stop style:position="1.864cm"/>
        </style:tab-stops>
      </style:paragraph-properties>
    </style:style>
    <style:style style:name="P17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48cm"/>
        </style:tab-stops>
      </style:paragraph-properties>
    </style:style>
    <style:style style:name="P178" style:family="paragraph" style:parent-style-name="Základný_20_text">
      <style:paragraph-properties fo:margin-left="0cm" fo:margin-right="0cm" fo:line-height="150%" fo:text-align="start" style:justify-single-word="false" fo:text-indent="0.635cm" style:auto-text-indent="false">
        <style:tab-stops>
          <style:tab-stop style:position="1.748cm"/>
        </style:tab-stops>
      </style:paragraph-properties>
    </style:style>
    <style:style style:name="P17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83cm"/>
        </style:tab-stops>
      </style:paragraph-properties>
    </style:style>
    <style:style style:name="P180" style:family="paragraph" style:parent-style-name="Základný_20_text">
      <style:paragraph-properties fo:margin-left="0cm" fo:margin-right="0cm" fo:line-height="150%" fo:text-align="start" style:justify-single-word="false" fo:text-indent="0.635cm" style:auto-text-indent="false">
        <style:tab-stops>
          <style:tab-stop style:position="1.783cm"/>
        </style:tab-stops>
      </style:paragraph-properties>
    </style:style>
    <style:style style:name="P18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95cm"/>
        </style:tab-stops>
      </style:paragraph-properties>
    </style:style>
    <style:style style:name="P182" style:family="paragraph" style:parent-style-name="Základný_20_text">
      <style:paragraph-properties fo:margin-left="0cm" fo:margin-right="0cm" fo:line-height="150%" fo:text-align="start" style:justify-single-word="false" fo:text-indent="0.635cm" style:auto-text-indent="false">
        <style:tab-stops>
          <style:tab-stop style:position="1.395cm"/>
        </style:tab-stops>
      </style:paragraph-properties>
    </style:style>
    <style:style style:name="P18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242cm"/>
        </style:tab-stops>
      </style:paragraph-properties>
    </style:style>
    <style:style style:name="P184" style:family="paragraph" style:parent-style-name="Základný_20_text">
      <style:paragraph-properties fo:margin-left="0cm" fo:margin-right="0cm" fo:line-height="150%" fo:text-align="start" style:justify-single-word="false" fo:text-indent="0.635cm" style:auto-text-indent="false">
        <style:tab-stops>
          <style:tab-stop style:position="2.242cm"/>
        </style:tab-stops>
      </style:paragraph-properties>
    </style:style>
    <style:style style:name="P18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3cm"/>
        </style:tab-stops>
      </style:paragraph-properties>
    </style:style>
    <style:style style:name="P186" style:family="paragraph" style:parent-style-name="Základný_20_text">
      <style:paragraph-properties fo:margin-left="0cm" fo:margin-right="0cm" fo:line-height="150%" fo:text-align="start" style:justify-single-word="false" fo:text-indent="0.635cm" style:auto-text-indent="false">
        <style:tab-stops>
          <style:tab-stop style:position="2.03cm"/>
        </style:tab-stops>
      </style:paragraph-properties>
    </style:style>
    <style:style style:name="P18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22cm"/>
        </style:tab-stops>
      </style:paragraph-properties>
    </style:style>
    <style:style style:name="P188" style:family="paragraph" style:parent-style-name="Základný_20_text">
      <style:paragraph-properties fo:margin-left="0cm" fo:margin-right="0cm" fo:line-height="150%" fo:text-align="start" style:justify-single-word="false" fo:text-indent="0.635cm" style:auto-text-indent="false">
        <style:tab-stops>
          <style:tab-stop style:position="1.822cm"/>
        </style:tab-stops>
      </style:paragraph-properties>
    </style:style>
    <style:style style:name="P18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581cm"/>
        </style:tab-stops>
      </style:paragraph-properties>
    </style:style>
    <style:style style:name="P190" style:family="paragraph" style:parent-style-name="Základný_20_text">
      <style:paragraph-properties fo:margin-left="0cm" fo:margin-right="0cm" fo:line-height="150%" fo:text-align="start" style:justify-single-word="false" fo:text-indent="0.635cm" style:auto-text-indent="false">
        <style:tab-stops>
          <style:tab-stop style:position="2.581cm"/>
        </style:tab-stops>
      </style:paragraph-properties>
    </style:style>
    <style:style style:name="P19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05cm"/>
        </style:tab-stops>
      </style:paragraph-properties>
    </style:style>
    <style:style style:name="P192" style:family="paragraph" style:parent-style-name="Základný_20_text">
      <style:paragraph-properties fo:margin-left="0cm" fo:margin-right="0cm" fo:line-height="150%" fo:text-align="start" style:justify-single-word="false" fo:text-indent="0.635cm" style:auto-text-indent="false">
        <style:tab-stops>
          <style:tab-stop style:position="1.505cm"/>
        </style:tab-stops>
      </style:paragraph-properties>
    </style:style>
    <style:style style:name="P19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01cm"/>
        </style:tab-stops>
      </style:paragraph-properties>
    </style:style>
    <style:style style:name="P194" style:family="paragraph" style:parent-style-name="Základný_20_text">
      <style:paragraph-properties fo:margin-left="0cm" fo:margin-right="0cm" fo:line-height="150%" fo:text-align="start" style:justify-single-word="false" fo:text-indent="0.635cm" style:auto-text-indent="false">
        <style:tab-stops>
          <style:tab-stop style:position="1.901cm"/>
        </style:tab-stops>
      </style:paragraph-properties>
    </style:style>
    <style:style style:name="P19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28cm"/>
        </style:tab-stops>
      </style:paragraph-properties>
    </style:style>
    <style:style style:name="P196" style:family="paragraph" style:parent-style-name="Základný_20_text">
      <style:paragraph-properties fo:margin-left="0cm" fo:margin-right="0cm" fo:line-height="150%" fo:text-align="start" style:justify-single-word="false" fo:text-indent="0.635cm" style:auto-text-indent="false">
        <style:tab-stops>
          <style:tab-stop style:position="1.928cm"/>
        </style:tab-stops>
      </style:paragraph-properties>
    </style:style>
    <style:style style:name="P197" style:family="paragraph" style:parent-style-name="Základný_20_text">
      <style:paragraph-properties fo:margin-left="0cm" fo:margin-right="0cm" fo:line-height="150%" fo:text-align="start" style:justify-single-word="false" fo:text-indent="0.635cm" style:auto-text-indent="false"/>
      <style:text-properties officeooo:paragraph-rsid="004605ac"/>
    </style:style>
    <style:style style:name="P198" style:family="paragraph" style:parent-style-name="Základný_20_text">
      <style:paragraph-properties fo:margin-left="0cm" fo:margin-right="0cm" fo:line-height="150%" fo:text-align="start" style:justify-single-word="false" fo:text-indent="0.635cm" style:auto-text-indent="false"/>
      <style:text-properties officeooo:paragraph-rsid="005b9f65"/>
    </style:style>
    <style:style style:name="P199" style:family="paragraph" style:parent-style-name="Základný_20_text" style:master-page-name="">
      <style:paragraph-properties fo:margin-left="0.635cm" fo:margin-right="0cm" fo:line-height="150%" fo:text-align="start" style:justify-single-word="false" fo:text-indent="-0.635cm" style:auto-text-indent="false" style:page-number="auto"/>
    </style:style>
    <style:style style:name="P200" style:family="paragraph" style:parent-style-name="Základný_20_text">
      <style:paragraph-properties fo:margin-left="0.635cm" fo:margin-right="0cm" fo:line-height="150%" fo:text-align="start" style:justify-single-word="false" fo:text-indent="-0.635cm" style:auto-text-indent="false"/>
    </style:style>
    <style:style style:name="P201"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2.385cm"/>
        </style:tab-stops>
      </style:paragraph-properties>
    </style:style>
    <style:style style:name="P202"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3.216cm"/>
        </style:tab-stops>
      </style:paragraph-properties>
    </style:style>
    <style:style style:name="P203"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3.533cm"/>
        </style:tab-stops>
      </style:paragraph-properties>
    </style:style>
    <style:style style:name="P204" style:family="paragraph" style:parent-style-name="Základný_20_text">
      <style:paragraph-properties fo:margin-left="0.635cm" fo:margin-right="0cm" fo:line-height="150%" fo:text-align="start" style:justify-single-word="false" fo:text-indent="-0.635cm" style:auto-text-indent="false">
        <style:tab-stops>
          <style:tab-stop style:position="-3.533cm"/>
        </style:tab-stops>
      </style:paragraph-properties>
    </style:style>
    <style:style style:name="P205"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2.501cm"/>
        </style:tab-stops>
      </style:paragraph-properties>
    </style:style>
    <style:style style:name="P206" style:family="paragraph" style:parent-style-name="Základný_20_text">
      <style:paragraph-properties fo:margin-left="0.635cm" fo:margin-right="0cm" fo:line-height="150%" fo:text-align="start" style:justify-single-word="false" fo:text-indent="-0.635cm" style:auto-text-indent="false">
        <style:tab-stops>
          <style:tab-stop style:position="-2.501cm"/>
        </style:tab-stops>
      </style:paragraph-properties>
    </style:style>
    <style:style style:name="P207"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3.524cm"/>
        </style:tab-stops>
      </style:paragraph-properties>
    </style:style>
    <style:style style:name="P208" style:family="paragraph" style:parent-style-name="Základný_20_text">
      <style:paragraph-properties fo:margin-left="0.635cm" fo:margin-right="0cm" fo:line-height="150%" fo:text-align="start" style:justify-single-word="false" fo:text-indent="-0.635cm" style:auto-text-indent="false">
        <style:tab-stops>
          <style:tab-stop style:position="-3.524cm"/>
        </style:tab-stops>
      </style:paragraph-properties>
    </style:style>
    <style:style style:name="P209"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1.639cm"/>
        </style:tab-stops>
      </style:paragraph-properties>
    </style:style>
    <style:style style:name="P210" style:family="paragraph" style:parent-style-name="Základný_20_text">
      <style:paragraph-properties fo:margin-left="0.635cm" fo:margin-right="0cm" fo:line-height="150%" fo:text-align="start" style:justify-single-word="false" fo:text-indent="-0.635cm" style:auto-text-indent="false">
        <style:tab-stops>
          <style:tab-stop style:position="-1.639cm"/>
        </style:tab-stops>
      </style:paragraph-properties>
    </style:style>
    <style:style style:name="P211"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3.156cm"/>
        </style:tab-stops>
      </style:paragraph-properties>
    </style:style>
    <style:style style:name="P212" style:family="paragraph" style:parent-style-name="Základný_20_text">
      <style:paragraph-properties fo:margin-left="0.635cm" fo:margin-right="0cm" fo:line-height="150%" fo:text-align="start" style:justify-single-word="false" fo:text-indent="-0.635cm" style:auto-text-indent="false">
        <style:tab-stops>
          <style:tab-stop style:position="-3.156cm"/>
        </style:tab-stops>
      </style:paragraph-properties>
    </style:style>
    <style:style style:name="P213" style:family="paragraph" style:parent-style-name="Základný_20_text">
      <style:paragraph-properties fo:margin-left="0cm" fo:margin-right="0cm" fo:line-height="150%" fo:text-align="start" style:justify-single-word="false" fo:text-indent="0.635cm" style:auto-text-indent="false">
        <style:tab-stops>
          <style:tab-stop style:position="1.829cm"/>
        </style:tab-stops>
      </style:paragraph-properties>
    </style:style>
    <style:style style:name="P21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29cm"/>
        </style:tab-stops>
      </style:paragraph-properties>
    </style:style>
    <style:style style:name="P215" style:family="paragraph" style:parent-style-name="Základný_20_text">
      <style:paragraph-properties fo:margin-left="0cm" fo:margin-right="0cm" fo:line-height="150%" fo:text-align="start" style:justify-single-word="false" fo:text-indent="0.635cm" style:auto-text-indent="false"/>
      <style:text-properties officeooo:paragraph-rsid="00615dc4"/>
    </style:style>
    <style:style style:name="P216" style:family="paragraph" style:parent-style-name="Základný_20_text">
      <style:paragraph-properties fo:margin-left="0cm" fo:margin-right="0cm" fo:line-height="150%" fo:text-align="start" style:justify-single-word="false" fo:text-indent="0.635cm" style:auto-text-indent="false"/>
      <style:text-properties officeooo:paragraph-rsid="00662ca3"/>
    </style:style>
    <style:style style:name="P217" style:family="paragraph" style:parent-style-name="Základný_20_text">
      <style:paragraph-properties fo:margin-left="0.635cm" fo:margin-right="0cm" fo:line-height="150%" fo:text-align="start" style:justify-single-word="false" fo:text-indent="-0.635cm" style:auto-text-indent="false">
        <style:tab-stops>
          <style:tab-stop style:position="-0.153cm"/>
        </style:tab-stops>
      </style:paragraph-properties>
    </style:style>
    <style:style style:name="P218"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0.153cm"/>
        </style:tab-stops>
      </style:paragraph-properties>
    </style:style>
    <style:style style:name="P219" style:family="paragraph" style:parent-style-name="Standard">
      <style:paragraph-properties fo:margin-left="0cm" fo:margin-right="0cm" fo:line-height="150%" fo:text-align="start" style:justify-single-word="false" fo:text-indent="0cm" style:auto-text-indent="false"/>
      <style:text-properties style:font-name="Arial" fo:font-size="15pt" officeooo:paragraph-rsid="00685ff3" style:font-name-asian="Arial" style:font-size-asian="15pt" style:font-size-complex="15pt"/>
    </style:style>
    <style:style style:name="P220" style:family="paragraph" style:parent-style-name="Standard" style:master-page-name="PageStyle0">
      <style:paragraph-properties fo:line-height="150%" style:page-number="auto"/>
      <style:text-properties style:use-window-font-color="true" loext:opacity="0%" style:font-name="Arial" fo:font-size="15pt" officeooo:rsid="0018d67a" officeooo:paragraph-rsid="00685ff3" fo:background-color="transparent" style:font-name-asian="Arial" style:font-size-asian="15pt" style:font-size-complex="15pt"/>
    </style:style>
    <style:style style:name="P221" style:family="paragraph" style:parent-style-name="Standard">
      <style:paragraph-properties fo:line-height="150%"/>
      <style:text-properties style:use-window-font-color="true" loext:opacity="0%" style:font-name="Arial" fo:font-size="15pt" officeooo:paragraph-rsid="00685ff3" fo:background-color="transparent" style:font-name-asian="Arial" style:font-size-asian="15pt" style:font-size-complex="15pt"/>
    </style:style>
    <style:style style:name="P222"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23"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24" style:family="paragraph" style:parent-style-name="Hlavička_20_alebo_20_päta">
      <style:paragraph-properties fo:margin-left="0cm" fo:margin-right="0cm" fo:line-height="150%" fo:text-align="start" style:justify-single-word="false" fo:text-indent="0cm" style:auto-text-indent="false"/>
      <style:text-properties officeooo:paragraph-rsid="006962a4"/>
    </style:style>
    <style:style style:name="P225"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26"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27"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28"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29"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30"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31"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32"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33"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34"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35"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36"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37"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38"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39"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40"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41"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42"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43"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44"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45"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46"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47"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48"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49"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50"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51"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52"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53"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54"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55"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56"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57"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58"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59"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60"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61"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62"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63"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64"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65"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66"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67"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68"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69"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70"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71"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72"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73"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74"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75"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76"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77"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78"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79"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80"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81"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82"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83"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84"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85"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86"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87"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88"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89"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90"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91"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92"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93"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94"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95"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96"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97"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98"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299"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00"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01"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02"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03"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04" style:family="paragraph" style:parent-style-name="Hlavička_20_alebo_20_pät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05" style:family="paragraph" style:parent-style-name="Iné"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06" style:family="paragraph" style:parent-style-name="Názov_20_obrázka"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07" style:family="paragraph" style:parent-style-name="Názov_20_tabuľky"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308" style:family="paragraph" style:parent-style-name="Názov_20_tabuľky">
      <style:paragraph-properties fo:margin-left="0cm" fo:margin-right="0cm" fo:line-height="150%" fo:text-align="start" style:justify-single-word="false" fo:text-indent="0.635cm" style:auto-text-indent="false"/>
      <style:text-properties officeooo:paragraph-rsid="006962a4"/>
    </style:style>
    <style:style style:name="P309" style:family="paragraph" style:parent-style-name="Záhlavie_20__23_1">
      <style:paragraph-properties fo:margin-left="0cm" fo:margin-right="0cm" fo:line-height="150%" fo:text-align="start" style:justify-single-word="false" fo:text-indent="0cm" style:auto-text-indent="false"/>
    </style:style>
    <style:style style:name="P310" style:family="paragraph" style:parent-style-name="Záhlavie_20__23_1" style:master-page-name="">
      <style:paragraph-properties fo:margin-left="0cm" fo:margin-right="0cm" fo:line-height="150%" fo:text-align="start" style:justify-single-word="false" fo:text-indent="0cm" style:auto-text-indent="false" style:page-number="auto"/>
    </style:style>
    <style:style style:name="P311" style:family="paragraph" style:parent-style-name="Záhlavie_20__23_1"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12" style:family="paragraph" style:parent-style-name="Záhlavie_20__23_1">
      <style:paragraph-properties fo:margin-left="0cm" fo:margin-right="0cm" fo:line-height="150%" fo:text-align="start" style:justify-single-word="false" fo:text-indent="0cm" style:auto-text-indent="false"/>
      <style:text-properties officeooo:paragraph-rsid="006962a4"/>
    </style:style>
    <style:style style:name="P313" style:family="paragraph" style:parent-style-name="Záhlavie_20__23_1" style:master-page-name="">
      <style:paragraph-properties fo:margin-left="0cm" fo:margin-right="0cm" fo:line-height="150%" fo:text-align="start" style:justify-single-word="false" fo:text-indent="0cm" style:auto-text-indent="false" style:page-number="auto">
        <style:tab-stops>
          <style:tab-stop style:position="0.838cm"/>
        </style:tab-stops>
      </style:paragraph-properties>
    </style:style>
    <style:style style:name="P314" style:family="paragraph" style:parent-style-name="Záhlavie_20__23_1">
      <style:paragraph-properties fo:margin-left="0cm" fo:margin-right="0cm" fo:line-height="150%" fo:text-align="start" style:justify-single-word="false" fo:text-indent="0cm" style:auto-text-indent="false">
        <style:tab-stops>
          <style:tab-stop style:position="0.838cm"/>
        </style:tab-stops>
      </style:paragraph-properties>
    </style:style>
    <style:style style:name="P315" style:family="paragraph" style:parent-style-name="Záhlavie_20__23_2" style:master-page-name="">
      <style:paragraph-properties fo:margin-left="0cm" fo:margin-right="0cm" fo:line-height="150%" fo:text-align="start" style:justify-single-word="false" fo:text-indent="0cm" style:auto-text-indent="false" style:page-number="auto"/>
    </style:style>
    <style:style style:name="P316" style:family="paragraph" style:parent-style-name="Záhlavie_20__23_2">
      <style:paragraph-properties fo:margin-left="0cm" fo:margin-right="0cm" fo:line-height="150%" fo:text-align="start" style:justify-single-word="false" fo:text-indent="0cm" style:auto-text-indent="false"/>
    </style:style>
    <style:style style:name="P317" style:family="paragraph" style:parent-style-name="Záhlavie_20__23_2"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18" style:family="paragraph" style:parent-style-name="Záhlavie_20__23_2"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19" style:family="paragraph" style:parent-style-name="Záhlavie_20__23_3"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20" style:family="paragraph" style:parent-style-name="Záhlavie_20__23_3"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21" style:family="paragraph" style:parent-style-name="Záhlavie_20__23_3"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22" style:family="paragraph" style:parent-style-name="Záhlavie_20__23_3">
      <style:paragraph-properties fo:margin-left="0cm" fo:margin-right="0cm" fo:line-height="150%" fo:text-align="start" style:justify-single-word="false" fo:text-indent="0cm" style:auto-text-indent="false"/>
      <style:text-properties officeooo:paragraph-rsid="006962a4"/>
    </style:style>
    <style:style style:name="P323" style:family="paragraph" style:parent-style-name="Záhlavie_20__23_3"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24" style:family="paragraph" style:parent-style-name="Záhlavie_20__23_3"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25" style:family="paragraph" style:parent-style-name="Záhlavie_20__23_3"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26" style:family="paragraph" style:parent-style-name="Záhlavie_20__23_3"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27" style:family="paragraph" style:parent-style-name="Záhlavie_20__23_3"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28" style:family="paragraph" style:parent-style-name="Záhlavie_20__23_3"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29" style:family="paragraph" style:parent-style-name="Záhlavie_20__23_3"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30" style:family="paragraph" style:parent-style-name="Záhlavie_20__23_4"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31" style:family="paragraph" style:parent-style-name="Záhlavie_20__23_4">
      <style:paragraph-properties fo:margin-left="0cm" fo:margin-right="0cm" fo:line-height="150%" fo:text-align="start" style:justify-single-word="false" fo:text-indent="0cm" style:auto-text-indent="false"/>
      <style:text-properties officeooo:paragraph-rsid="006962a4"/>
    </style:style>
    <style:style style:name="P332" style:family="paragraph" style:parent-style-name="Záhlavie_20__23_4"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33" style:family="paragraph" style:parent-style-name="Záhlavie_20__23_4"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34" style:family="paragraph" style:parent-style-name="Záhlavie_20__23_4"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35" style:family="paragraph" style:parent-style-name="Záhlavie_20__23_4"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36" style:family="paragraph" style:parent-style-name="Záhlavie_20__23_4"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37" style:family="paragraph" style:parent-style-name="Záhlavie_20__23_4"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38" style:family="paragraph" style:parent-style-name="Záhlavie_20__23_4"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339" style:family="paragraph" style:parent-style-name="Záhlavie_20__23_4"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340" style:family="paragraph" style:parent-style-name="Záhlavie_20__23_4">
      <style:paragraph-properties fo:margin-left="0cm" fo:margin-right="0cm" fo:line-height="150%" fo:text-align="start" style:justify-single-word="false" fo:text-indent="0.635cm" style:auto-text-indent="false"/>
      <style:text-properties officeooo:paragraph-rsid="006962a4"/>
    </style:style>
    <style:style style:name="P341" style:family="paragraph" style:parent-style-name="Záhlavie_20__23_4"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34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01cm"/>
        </style:tab-stops>
      </style:paragraph-properties>
      <style:text-properties officeooo:paragraph-rsid="006962a4"/>
    </style:style>
    <style:style style:name="P343" style:family="paragraph" style:parent-style-name="Základný_20_text">
      <style:paragraph-properties fo:margin-left="0cm" fo:margin-right="0cm" fo:line-height="150%" fo:text-align="start" style:justify-single-word="false" fo:text-indent="0.635cm" style:auto-text-indent="false">
        <style:tab-stops>
          <style:tab-stop style:position="1.501cm"/>
        </style:tab-stops>
      </style:paragraph-properties>
      <style:text-properties officeooo:paragraph-rsid="006962a4"/>
    </style:style>
    <style:style style:name="P34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45" style:family="paragraph" style:parent-style-name="Základný_20_text">
      <style:paragraph-properties fo:margin-left="0cm" fo:margin-right="0cm" fo:line-height="150%" fo:text-align="start" style:justify-single-word="false" fo:text-indent="0cm" style:auto-text-indent="false">
        <style:tab-stops>
          <style:tab-stop style:position="1.007cm"/>
        </style:tab-stops>
      </style:paragraph-properties>
      <style:text-properties officeooo:paragraph-rsid="006962a4"/>
    </style:style>
    <style:style style:name="P34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4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4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4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5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5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5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5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5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5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5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5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5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5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6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6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6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6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6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6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6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6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6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6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7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7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7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7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7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7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7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7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7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7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8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8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8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8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8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8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8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8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8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8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9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9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9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9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9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9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9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9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9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39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40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40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40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40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40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40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40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40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40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40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41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41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41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7cm"/>
        </style:tab-stops>
      </style:paragraph-properties>
      <style:text-properties officeooo:paragraph-rsid="006962a4"/>
    </style:style>
    <style:style style:name="P41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9cm"/>
        </style:tab-stops>
      </style:paragraph-properties>
      <style:text-properties officeooo:paragraph-rsid="006962a4"/>
    </style:style>
    <style:style style:name="P414" style:family="paragraph" style:parent-style-name="Základný_20_text">
      <style:paragraph-properties fo:margin-left="0cm" fo:margin-right="0cm" fo:line-height="150%" fo:text-align="start" style:justify-single-word="false" fo:text-indent="0cm" style:auto-text-indent="false">
        <style:tab-stops>
          <style:tab-stop style:position="1.009cm"/>
        </style:tab-stops>
      </style:paragraph-properties>
      <style:text-properties officeooo:paragraph-rsid="006962a4"/>
    </style:style>
    <style:style style:name="P41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9cm"/>
        </style:tab-stops>
      </style:paragraph-properties>
      <style:text-properties officeooo:paragraph-rsid="006962a4"/>
    </style:style>
    <style:style style:name="P41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09cm"/>
        </style:tab-stops>
      </style:paragraph-properties>
      <style:text-properties officeooo:paragraph-rsid="006962a4"/>
    </style:style>
    <style:style style:name="P417"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2.873cm"/>
        </style:tab-stops>
      </style:paragraph-properties>
      <style:text-properties officeooo:paragraph-rsid="006962a4"/>
    </style:style>
    <style:style style:name="P418" style:family="paragraph" style:parent-style-name="Základný_20_text">
      <style:paragraph-properties fo:margin-left="0.635cm" fo:margin-right="0cm" fo:line-height="150%" fo:text-align="start" style:justify-single-word="false" fo:text-indent="-0.635cm" style:auto-text-indent="false">
        <style:tab-stops>
          <style:tab-stop style:position="-2.873cm"/>
        </style:tab-stops>
      </style:paragraph-properties>
      <style:text-properties officeooo:paragraph-rsid="006962a4"/>
    </style:style>
    <style:style style:name="P41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277cm"/>
        </style:tab-stops>
      </style:paragraph-properties>
      <style:text-properties officeooo:paragraph-rsid="006962a4"/>
    </style:style>
    <style:style style:name="P420" style:family="paragraph" style:parent-style-name="Základný_20_text">
      <style:paragraph-properties fo:margin-left="0cm" fo:margin-right="0cm" fo:line-height="150%" fo:text-align="start" style:justify-single-word="false" fo:text-indent="0.635cm" style:auto-text-indent="false">
        <style:tab-stops>
          <style:tab-stop style:position="2.277cm"/>
        </style:tab-stops>
      </style:paragraph-properties>
      <style:text-properties officeooo:paragraph-rsid="006962a4"/>
    </style:style>
    <style:style style:name="P42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277cm"/>
        </style:tab-stops>
      </style:paragraph-properties>
      <style:text-properties officeooo:paragraph-rsid="006962a4"/>
    </style:style>
    <style:style style:name="P42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66cm"/>
        </style:tab-stops>
      </style:paragraph-properties>
      <style:text-properties officeooo:paragraph-rsid="006962a4"/>
    </style:style>
    <style:style style:name="P423" style:family="paragraph" style:parent-style-name="Základný_20_text">
      <style:paragraph-properties fo:margin-left="0cm" fo:margin-right="0cm" fo:line-height="150%" fo:text-align="start" style:justify-single-word="false" fo:text-indent="0.635cm" style:auto-text-indent="false">
        <style:tab-stops>
          <style:tab-stop style:position="1.466cm"/>
        </style:tab-stops>
      </style:paragraph-properties>
      <style:text-properties officeooo:paragraph-rsid="006962a4"/>
    </style:style>
    <style:style style:name="P42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13cm"/>
        </style:tab-stops>
      </style:paragraph-properties>
      <style:text-properties officeooo:paragraph-rsid="006962a4"/>
    </style:style>
    <style:style style:name="P425" style:family="paragraph" style:parent-style-name="Základný_20_text">
      <style:paragraph-properties fo:margin-left="0cm" fo:margin-right="0cm" fo:line-height="150%" fo:text-align="start" style:justify-single-word="false" fo:text-indent="0.635cm" style:auto-text-indent="false">
        <style:tab-stops>
          <style:tab-stop style:position="1.713cm"/>
        </style:tab-stops>
      </style:paragraph-properties>
      <style:text-properties officeooo:paragraph-rsid="006962a4"/>
    </style:style>
    <style:style style:name="P42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72cm"/>
        </style:tab-stops>
      </style:paragraph-properties>
      <style:text-properties officeooo:paragraph-rsid="006962a4"/>
    </style:style>
    <style:style style:name="P427" style:family="paragraph" style:parent-style-name="Základný_20_text">
      <style:paragraph-properties fo:margin-left="0cm" fo:margin-right="0cm" fo:line-height="150%" fo:text-align="start" style:justify-single-word="false" fo:text-indent="0.635cm" style:auto-text-indent="false">
        <style:tab-stops>
          <style:tab-stop style:position="1.572cm"/>
        </style:tab-stops>
      </style:paragraph-properties>
      <style:text-properties officeooo:paragraph-rsid="006962a4"/>
    </style:style>
    <style:style style:name="P42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72cm"/>
        </style:tab-stops>
      </style:paragraph-properties>
      <style:text-properties officeooo:paragraph-rsid="006962a4"/>
    </style:style>
    <style:style style:name="P42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3cm"/>
        </style:tab-stops>
      </style:paragraph-properties>
      <style:text-properties officeooo:paragraph-rsid="006962a4"/>
    </style:style>
    <style:style style:name="P430" style:family="paragraph" style:parent-style-name="Základný_20_text">
      <style:paragraph-properties fo:margin-left="0cm" fo:margin-right="0cm" fo:line-height="150%" fo:text-align="start" style:justify-single-word="false" fo:text-indent="0.635cm" style:auto-text-indent="false">
        <style:tab-stops>
          <style:tab-stop style:position="2.03cm"/>
        </style:tab-stops>
      </style:paragraph-properties>
      <style:text-properties officeooo:paragraph-rsid="006962a4"/>
    </style:style>
    <style:style style:name="P43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42cm"/>
        </style:tab-stops>
      </style:paragraph-properties>
      <style:text-properties officeooo:paragraph-rsid="006962a4"/>
    </style:style>
    <style:style style:name="P432" style:family="paragraph" style:parent-style-name="Základný_20_text">
      <style:paragraph-properties fo:margin-left="0cm" fo:margin-right="0cm" fo:line-height="150%" fo:text-align="start" style:justify-single-word="false" fo:text-indent="0.635cm" style:auto-text-indent="false">
        <style:tab-stops>
          <style:tab-stop style:position="1.642cm"/>
        </style:tab-stops>
      </style:paragraph-properties>
      <style:text-properties officeooo:paragraph-rsid="006962a4"/>
    </style:style>
    <style:style style:name="P433"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2.662cm"/>
        </style:tab-stops>
      </style:paragraph-properties>
      <style:text-properties officeooo:paragraph-rsid="006962a4"/>
    </style:style>
    <style:style style:name="P434" style:family="paragraph" style:parent-style-name="Základný_20_text">
      <style:paragraph-properties fo:margin-left="0.635cm" fo:margin-right="0cm" fo:line-height="150%" fo:text-align="start" style:justify-single-word="false" fo:text-indent="-0.635cm" style:auto-text-indent="false">
        <style:tab-stops>
          <style:tab-stop style:position="-2.662cm"/>
        </style:tab-stops>
      </style:paragraph-properties>
      <style:text-properties officeooo:paragraph-rsid="006962a4"/>
    </style:style>
    <style:style style:name="P43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89cm"/>
        </style:tab-stops>
      </style:paragraph-properties>
      <style:text-properties officeooo:paragraph-rsid="006962a4"/>
    </style:style>
    <style:style style:name="P436" style:family="paragraph" style:parent-style-name="Základný_20_text">
      <style:paragraph-properties fo:margin-left="0cm" fo:margin-right="0cm" fo:line-height="150%" fo:text-align="start" style:justify-single-word="false" fo:text-indent="0.635cm" style:auto-text-indent="false">
        <style:tab-stops>
          <style:tab-stop style:position="1.289cm"/>
        </style:tab-stops>
      </style:paragraph-properties>
      <style:text-properties officeooo:paragraph-rsid="006962a4"/>
    </style:style>
    <style:style style:name="P43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54cm"/>
        </style:tab-stops>
      </style:paragraph-properties>
      <style:text-properties officeooo:paragraph-rsid="006962a4"/>
    </style:style>
    <style:style style:name="P438" style:family="paragraph" style:parent-style-name="Základný_20_text">
      <style:paragraph-properties fo:margin-left="0cm" fo:margin-right="0cm" fo:line-height="150%" fo:text-align="start" style:justify-single-word="false" fo:text-indent="0.635cm" style:auto-text-indent="false">
        <style:tab-stops>
          <style:tab-stop style:position="1.854cm"/>
        </style:tab-stops>
      </style:paragraph-properties>
      <style:text-properties officeooo:paragraph-rsid="006962a4"/>
    </style:style>
    <style:style style:name="P43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4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41" style:family="paragraph" style:parent-style-name="Základný_20_text">
      <style:paragraph-properties fo:margin-left="0cm" fo:margin-right="0cm" fo:line-height="150%" fo:text-align="start" style:justify-single-word="false" fo:text-indent="0cm" style:auto-text-indent="false">
        <style:tab-stops>
          <style:tab-stop style:position="1.016cm"/>
        </style:tab-stops>
      </style:paragraph-properties>
      <style:text-properties officeooo:paragraph-rsid="006962a4"/>
    </style:style>
    <style:style style:name="P44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4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4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4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4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4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4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4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5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5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5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5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5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5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5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5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5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5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6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6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6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6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6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6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6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6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6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6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7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7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7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7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7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7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7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7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7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7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8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8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8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8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8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8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8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8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8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8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9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9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9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9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9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9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9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9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9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49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0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0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0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0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0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0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0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0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0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0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1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1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1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1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1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1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1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016cm"/>
        </style:tab-stops>
      </style:paragraph-properties>
      <style:text-properties officeooo:paragraph-rsid="006962a4"/>
    </style:style>
    <style:style style:name="P51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16cm"/>
        </style:tab-stops>
      </style:paragraph-properties>
      <style:text-properties officeooo:paragraph-rsid="006962a4"/>
    </style:style>
    <style:style style:name="P51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16cm"/>
        </style:tab-stops>
      </style:paragraph-properties>
      <style:text-properties officeooo:paragraph-rsid="006962a4"/>
    </style:style>
    <style:style style:name="P519" style:family="paragraph" style:parent-style-name="Základný_20_text">
      <style:paragraph-properties fo:margin-left="0cm" fo:margin-right="0cm" fo:line-height="150%" fo:text-align="start" style:justify-single-word="false" fo:text-indent="0.635cm" style:auto-text-indent="false">
        <style:tab-stops>
          <style:tab-stop style:position="1.616cm"/>
        </style:tab-stops>
      </style:paragraph-properties>
      <style:text-properties officeooo:paragraph-rsid="006962a4"/>
    </style:style>
    <style:style style:name="P52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39cm"/>
        </style:tab-stops>
      </style:paragraph-properties>
      <style:text-properties officeooo:paragraph-rsid="006962a4"/>
    </style:style>
    <style:style style:name="P521" style:family="paragraph" style:parent-style-name="Základný_20_text">
      <style:paragraph-properties fo:margin-left="0cm" fo:margin-right="0cm" fo:line-height="150%" fo:text-align="start" style:justify-single-word="false" fo:text-indent="0.635cm" style:auto-text-indent="false">
        <style:tab-stops>
          <style:tab-stop style:position="1.439cm"/>
        </style:tab-stops>
      </style:paragraph-properties>
      <style:text-properties officeooo:paragraph-rsid="006962a4"/>
    </style:style>
    <style:style style:name="P52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286cm"/>
        </style:tab-stops>
      </style:paragraph-properties>
      <style:text-properties officeooo:paragraph-rsid="006962a4"/>
    </style:style>
    <style:style style:name="P52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69cm"/>
        </style:tab-stops>
      </style:paragraph-properties>
      <style:text-properties officeooo:paragraph-rsid="006962a4"/>
    </style:style>
    <style:style style:name="P524" style:family="paragraph" style:parent-style-name="Základný_20_text">
      <style:paragraph-properties fo:margin-left="0cm" fo:margin-right="0cm" fo:line-height="150%" fo:text-align="start" style:justify-single-word="false" fo:text-indent="0.635cm" style:auto-text-indent="false">
        <style:tab-stops>
          <style:tab-stop style:position="1.969cm"/>
        </style:tab-stops>
      </style:paragraph-properties>
      <style:text-properties officeooo:paragraph-rsid="006962a4"/>
    </style:style>
    <style:style style:name="P52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357cm"/>
        </style:tab-stops>
      </style:paragraph-properties>
      <style:text-properties officeooo:paragraph-rsid="006962a4"/>
    </style:style>
    <style:style style:name="P526" style:family="paragraph" style:parent-style-name="Základný_20_text">
      <style:paragraph-properties fo:margin-left="0cm" fo:margin-right="0cm" fo:line-height="150%" fo:text-align="start" style:justify-single-word="false" fo:text-indent="0.635cm" style:auto-text-indent="false">
        <style:tab-stops>
          <style:tab-stop style:position="2.357cm"/>
        </style:tab-stops>
      </style:paragraph-properties>
      <style:text-properties officeooo:paragraph-rsid="006962a4"/>
    </style:style>
    <style:style style:name="P52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1cm"/>
        </style:tab-stops>
      </style:paragraph-properties>
      <style:text-properties officeooo:paragraph-rsid="006962a4"/>
    </style:style>
    <style:style style:name="P528" style:family="paragraph" style:parent-style-name="Základný_20_text">
      <style:paragraph-properties fo:margin-left="0cm" fo:margin-right="0cm" fo:line-height="150%" fo:text-align="start" style:justify-single-word="false" fo:text-indent="0.635cm" style:auto-text-indent="false">
        <style:tab-stops>
          <style:tab-stop style:position="1.51cm"/>
        </style:tab-stops>
      </style:paragraph-properties>
      <style:text-properties officeooo:paragraph-rsid="006962a4"/>
    </style:style>
    <style:style style:name="P52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4cm"/>
        </style:tab-stops>
      </style:paragraph-properties>
      <style:text-properties officeooo:paragraph-rsid="006962a4"/>
    </style:style>
    <style:style style:name="P53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8cm"/>
        </style:tab-stops>
      </style:paragraph-properties>
      <style:text-properties officeooo:paragraph-rsid="006962a4"/>
    </style:style>
    <style:style style:name="P531" style:family="paragraph" style:parent-style-name="Základný_20_text">
      <style:paragraph-properties fo:margin-left="0cm" fo:margin-right="0cm" fo:line-height="150%" fo:text-align="start" style:justify-single-word="false" fo:text-indent="0.635cm" style:auto-text-indent="false">
        <style:tab-stops>
          <style:tab-stop style:position="1.58cm"/>
        </style:tab-stops>
      </style:paragraph-properties>
      <style:text-properties officeooo:paragraph-rsid="006962a4"/>
    </style:style>
    <style:style style:name="P53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98cm"/>
        </style:tab-stops>
      </style:paragraph-properties>
      <style:text-properties officeooo:paragraph-rsid="006962a4"/>
    </style:style>
    <style:style style:name="P533" style:family="paragraph" style:parent-style-name="Základný_20_text">
      <style:paragraph-properties fo:margin-left="0cm" fo:margin-right="0cm" fo:line-height="150%" fo:text-align="start" style:justify-single-word="false" fo:text-indent="0.635cm" style:auto-text-indent="false">
        <style:tab-stops>
          <style:tab-stop style:position="1.898cm"/>
        </style:tab-stops>
      </style:paragraph-properties>
      <style:text-properties officeooo:paragraph-rsid="006962a4"/>
    </style:style>
    <style:style style:name="P53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98cm"/>
        </style:tab-stops>
      </style:paragraph-properties>
      <style:text-properties officeooo:paragraph-rsid="006962a4"/>
    </style:style>
    <style:style style:name="P535"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1.806cm"/>
        </style:tab-stops>
      </style:paragraph-properties>
      <style:text-properties officeooo:paragraph-rsid="006962a4"/>
    </style:style>
    <style:style style:name="P536" style:family="paragraph" style:parent-style-name="Základný_20_text">
      <style:paragraph-properties fo:margin-left="0.635cm" fo:margin-right="0cm" fo:line-height="150%" fo:text-align="start" style:justify-single-word="false" fo:text-indent="-0.635cm" style:auto-text-indent="false">
        <style:tab-stops>
          <style:tab-stop style:position="-1.806cm"/>
        </style:tab-stops>
      </style:paragraph-properties>
      <style:text-properties officeooo:paragraph-rsid="006962a4"/>
    </style:style>
    <style:style style:name="P53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04cm"/>
        </style:tab-stops>
      </style:paragraph-properties>
      <style:text-properties officeooo:paragraph-rsid="006962a4"/>
    </style:style>
    <style:style style:name="P538" style:family="paragraph" style:parent-style-name="Základný_20_text">
      <style:paragraph-properties fo:margin-left="0cm" fo:margin-right="0cm" fo:line-height="150%" fo:text-align="start" style:justify-single-word="false" fo:text-indent="0.635cm" style:auto-text-indent="false">
        <style:tab-stops>
          <style:tab-stop style:position="2.004cm"/>
        </style:tab-stops>
      </style:paragraph-properties>
      <style:text-properties officeooo:paragraph-rsid="006962a4"/>
    </style:style>
    <style:style style:name="P53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04cm"/>
        </style:tab-stops>
      </style:paragraph-properties>
      <style:text-properties officeooo:paragraph-rsid="006962a4"/>
    </style:style>
    <style:style style:name="P54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57cm"/>
        </style:tab-stops>
      </style:paragraph-properties>
      <style:text-properties officeooo:paragraph-rsid="006962a4"/>
    </style:style>
    <style:style style:name="P541" style:family="paragraph" style:parent-style-name="Základný_20_text">
      <style:paragraph-properties fo:margin-left="0cm" fo:margin-right="0cm" fo:line-height="150%" fo:text-align="start" style:justify-single-word="false" fo:text-indent="0.635cm" style:auto-text-indent="false">
        <style:tab-stops>
          <style:tab-stop style:position="1.757cm"/>
        </style:tab-stops>
      </style:paragraph-properties>
      <style:text-properties officeooo:paragraph-rsid="006962a4"/>
    </style:style>
    <style:style style:name="P54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745cm"/>
        </style:tab-stops>
      </style:paragraph-properties>
      <style:text-properties officeooo:paragraph-rsid="006962a4"/>
    </style:style>
    <style:style style:name="P543" style:family="paragraph" style:parent-style-name="Základný_20_text">
      <style:paragraph-properties fo:margin-left="0cm" fo:margin-right="0cm" fo:line-height="150%" fo:text-align="start" style:justify-single-word="false" fo:text-indent="0.635cm" style:auto-text-indent="false">
        <style:tab-stops>
          <style:tab-stop style:position="2.745cm"/>
        </style:tab-stops>
      </style:paragraph-properties>
      <style:text-properties officeooo:paragraph-rsid="006962a4"/>
    </style:style>
    <style:style style:name="P54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745cm"/>
        </style:tab-stops>
      </style:paragraph-properties>
      <style:text-properties officeooo:paragraph-rsid="006962a4"/>
    </style:style>
    <style:style style:name="P545"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2.371cm"/>
        </style:tab-stops>
      </style:paragraph-properties>
      <style:text-properties officeooo:paragraph-rsid="006962a4"/>
    </style:style>
    <style:style style:name="P546" style:family="paragraph" style:parent-style-name="Základný_20_text">
      <style:paragraph-properties fo:margin-left="0.635cm" fo:margin-right="0cm" fo:line-height="150%" fo:text-align="start" style:justify-single-word="false" fo:text-indent="-0.635cm" style:auto-text-indent="false">
        <style:tab-stops>
          <style:tab-stop style:position="-2.371cm"/>
        </style:tab-stops>
      </style:paragraph-properties>
      <style:text-properties officeooo:paragraph-rsid="006962a4"/>
    </style:style>
    <style:style style:name="P54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74cm"/>
        </style:tab-stops>
      </style:paragraph-properties>
      <style:text-properties officeooo:paragraph-rsid="006962a4"/>
    </style:style>
    <style:style style:name="P54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75cm"/>
        </style:tab-stops>
      </style:paragraph-properties>
      <style:text-properties officeooo:paragraph-rsid="006962a4"/>
    </style:style>
    <style:style style:name="P549" style:family="paragraph" style:parent-style-name="Základný_20_text">
      <style:paragraph-properties fo:margin-left="0cm" fo:margin-right="0cm" fo:line-height="150%" fo:text-align="start" style:justify-single-word="false" fo:text-indent="0.635cm" style:auto-text-indent="false">
        <style:tab-stops>
          <style:tab-stop style:position="1.475cm"/>
        </style:tab-stops>
      </style:paragraph-properties>
      <style:text-properties officeooo:paragraph-rsid="006962a4"/>
    </style:style>
    <style:style style:name="P55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5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52" style:family="paragraph" style:parent-style-name="Základný_20_text">
      <style:paragraph-properties fo:margin-left="0cm" fo:margin-right="0cm" fo:line-height="150%" fo:text-align="start" style:justify-single-word="false" fo:text-indent="0cm" style:auto-text-indent="false">
        <style:tab-stops>
          <style:tab-stop style:position="0.991cm"/>
        </style:tab-stops>
      </style:paragraph-properties>
      <style:text-properties officeooo:paragraph-rsid="006962a4"/>
    </style:style>
    <style:style style:name="P55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5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5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5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5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5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5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6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6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6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6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6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6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6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6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6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6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7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7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7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7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7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7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7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7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7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7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8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8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8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8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8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8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8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8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8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8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9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9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9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9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9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9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9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9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9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59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60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60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1cm"/>
        </style:tab-stops>
      </style:paragraph-properties>
      <style:text-properties officeooo:paragraph-rsid="006962a4"/>
    </style:style>
    <style:style style:name="P60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73cm"/>
        </style:tab-stops>
      </style:paragraph-properties>
      <style:text-properties officeooo:paragraph-rsid="006962a4"/>
    </style:style>
    <style:style style:name="P603" style:family="paragraph" style:parent-style-name="Základný_20_text">
      <style:paragraph-properties fo:margin-left="0cm" fo:margin-right="0cm" fo:line-height="150%" fo:text-align="start" style:justify-single-word="false" fo:text-indent="0.635cm" style:auto-text-indent="false">
        <style:tab-stops>
          <style:tab-stop style:position="1.873cm"/>
        </style:tab-stops>
      </style:paragraph-properties>
      <style:text-properties officeooo:paragraph-rsid="006962a4"/>
    </style:style>
    <style:style style:name="P60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56cm"/>
        </style:tab-stops>
      </style:paragraph-properties>
      <style:text-properties officeooo:paragraph-rsid="006962a4"/>
    </style:style>
    <style:style style:name="P605" style:family="paragraph" style:parent-style-name="Základný_20_text">
      <style:paragraph-properties fo:margin-left="0cm" fo:margin-right="0cm" fo:line-height="150%" fo:text-align="start" style:justify-single-word="false" fo:text-indent="0.635cm" style:auto-text-indent="false">
        <style:tab-stops>
          <style:tab-stop style:position="1.556cm"/>
        </style:tab-stops>
      </style:paragraph-properties>
      <style:text-properties officeooo:paragraph-rsid="006962a4"/>
    </style:style>
    <style:style style:name="P60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191cm"/>
        </style:tab-stops>
      </style:paragraph-properties>
      <style:text-properties officeooo:paragraph-rsid="006962a4"/>
    </style:style>
    <style:style style:name="P607" style:family="paragraph" style:parent-style-name="Základný_20_text">
      <style:paragraph-properties fo:margin-left="0cm" fo:margin-right="0cm" fo:line-height="150%" fo:text-align="start" style:justify-single-word="false" fo:text-indent="0.635cm" style:auto-text-indent="false">
        <style:tab-stops>
          <style:tab-stop style:position="2.191cm"/>
        </style:tab-stops>
      </style:paragraph-properties>
      <style:text-properties officeooo:paragraph-rsid="006962a4"/>
    </style:style>
    <style:style style:name="P60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191cm"/>
        </style:tab-stops>
      </style:paragraph-properties>
      <style:text-properties officeooo:paragraph-rsid="006962a4"/>
    </style:style>
    <style:style style:name="P60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26cm"/>
        </style:tab-stops>
      </style:paragraph-properties>
      <style:text-properties officeooo:paragraph-rsid="006962a4"/>
    </style:style>
    <style:style style:name="P610" style:family="paragraph" style:parent-style-name="Základný_20_text">
      <style:paragraph-properties fo:margin-left="0cm" fo:margin-right="0cm" fo:line-height="150%" fo:text-align="start" style:justify-single-word="false" fo:text-indent="0.635cm" style:auto-text-indent="false">
        <style:tab-stops>
          <style:tab-stop style:position="1.626cm"/>
        </style:tab-stops>
      </style:paragraph-properties>
      <style:text-properties officeooo:paragraph-rsid="006962a4"/>
    </style:style>
    <style:style style:name="P61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12" style:family="paragraph" style:parent-style-name="Základný_20_text">
      <style:paragraph-properties fo:margin-left="0cm" fo:margin-right="0cm" fo:line-height="150%" fo:text-align="start" style:justify-single-word="false" fo:text-indent="0cm" style:auto-text-indent="false">
        <style:tab-stops>
          <style:tab-stop style:position="0.958cm"/>
        </style:tab-stops>
      </style:paragraph-properties>
      <style:text-properties officeooo:paragraph-rsid="006962a4"/>
    </style:style>
    <style:style style:name="P61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1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1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1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1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1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1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2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2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2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2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2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2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2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2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2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2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3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3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3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3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3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3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3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3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3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3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4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4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4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4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4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4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4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4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4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4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5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5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5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5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5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5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8cm"/>
        </style:tab-stops>
      </style:paragraph-properties>
      <style:text-properties officeooo:paragraph-rsid="006962a4"/>
    </style:style>
    <style:style style:name="P65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57" style:family="paragraph" style:parent-style-name="Základný_20_text">
      <style:paragraph-properties fo:margin-left="0cm" fo:margin-right="0cm" fo:line-height="150%" fo:text-align="start" style:justify-single-word="false" fo:text-indent="0cm" style:auto-text-indent="false">
        <style:tab-stops>
          <style:tab-stop style:position="0.967cm"/>
        </style:tab-stops>
      </style:paragraph-properties>
      <style:text-properties officeooo:paragraph-rsid="006962a4"/>
    </style:style>
    <style:style style:name="P65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5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6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6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6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6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6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6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6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6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6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6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7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7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7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7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7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7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7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7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7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7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8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8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7cm"/>
        </style:tab-stops>
      </style:paragraph-properties>
      <style:text-properties officeooo:paragraph-rsid="006962a4"/>
    </style:style>
    <style:style style:name="P68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46cm"/>
        </style:tab-stops>
      </style:paragraph-properties>
      <style:text-properties officeooo:paragraph-rsid="006962a4"/>
    </style:style>
    <style:style style:name="P683" style:family="paragraph" style:parent-style-name="Základný_20_text">
      <style:paragraph-properties fo:margin-left="0cm" fo:margin-right="0cm" fo:line-height="150%" fo:text-align="start" style:justify-single-word="false" fo:text-indent="0.635cm" style:auto-text-indent="false">
        <style:tab-stops>
          <style:tab-stop style:position="1.346cm"/>
        </style:tab-stops>
      </style:paragraph-properties>
      <style:text-properties officeooo:paragraph-rsid="006962a4"/>
    </style:style>
    <style:style style:name="P68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201cm"/>
        </style:tab-stops>
      </style:paragraph-properties>
      <style:text-properties officeooo:paragraph-rsid="006962a4"/>
    </style:style>
    <style:style style:name="P685" style:family="paragraph" style:parent-style-name="Základný_20_text">
      <style:paragraph-properties fo:margin-left="0cm" fo:margin-right="0cm" fo:line-height="150%" fo:text-align="start" style:justify-single-word="false" fo:text-indent="0.635cm" style:auto-text-indent="false">
        <style:tab-stops>
          <style:tab-stop style:position="2.201cm"/>
        </style:tab-stops>
      </style:paragraph-properties>
      <style:text-properties officeooo:paragraph-rsid="006962a4"/>
    </style:style>
    <style:style style:name="P68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5cm"/>
        </style:tab-stops>
      </style:paragraph-properties>
      <style:text-properties officeooo:paragraph-rsid="006962a4"/>
    </style:style>
    <style:style style:name="P687" style:family="paragraph" style:parent-style-name="Základný_20_text">
      <style:paragraph-properties fo:margin-left="0cm" fo:margin-right="0cm" fo:line-height="150%" fo:text-align="start" style:justify-single-word="false" fo:text-indent="0cm" style:auto-text-indent="false">
        <style:tab-stops>
          <style:tab-stop style:position="0.975cm"/>
        </style:tab-stops>
      </style:paragraph-properties>
      <style:text-properties officeooo:paragraph-rsid="006962a4"/>
    </style:style>
    <style:style style:name="P68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5cm"/>
        </style:tab-stops>
      </style:paragraph-properties>
      <style:text-properties officeooo:paragraph-rsid="006962a4"/>
    </style:style>
    <style:style style:name="P68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5cm"/>
        </style:tab-stops>
      </style:paragraph-properties>
      <style:text-properties officeooo:paragraph-rsid="006962a4"/>
    </style:style>
    <style:style style:name="P69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5cm"/>
        </style:tab-stops>
      </style:paragraph-properties>
      <style:text-properties officeooo:paragraph-rsid="006962a4"/>
    </style:style>
    <style:style style:name="P69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5cm"/>
        </style:tab-stops>
      </style:paragraph-properties>
      <style:text-properties officeooo:paragraph-rsid="006962a4"/>
    </style:style>
    <style:style style:name="P69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5cm"/>
        </style:tab-stops>
      </style:paragraph-properties>
      <style:text-properties officeooo:paragraph-rsid="006962a4"/>
    </style:style>
    <style:style style:name="P69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5cm"/>
        </style:tab-stops>
      </style:paragraph-properties>
      <style:text-properties officeooo:paragraph-rsid="006962a4"/>
    </style:style>
    <style:style style:name="P69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67cm"/>
        </style:tab-stops>
      </style:paragraph-properties>
      <style:text-properties officeooo:paragraph-rsid="006962a4"/>
    </style:style>
    <style:style style:name="P69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67cm"/>
        </style:tab-stops>
      </style:paragraph-properties>
      <style:text-properties officeooo:paragraph-rsid="006962a4"/>
    </style:style>
    <style:style style:name="P696" style:family="paragraph" style:parent-style-name="Základný_20_text">
      <style:paragraph-properties fo:margin-left="0cm" fo:margin-right="0cm" fo:line-height="150%" fo:text-align="start" style:justify-single-word="false" fo:text-indent="0.635cm" style:auto-text-indent="false">
        <style:tab-stops>
          <style:tab-stop style:position="1.767cm"/>
        </style:tab-stops>
      </style:paragraph-properties>
      <style:text-properties officeooo:paragraph-rsid="006962a4"/>
    </style:style>
    <style:style style:name="P69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87cm"/>
        </style:tab-stops>
      </style:paragraph-properties>
      <style:text-properties officeooo:paragraph-rsid="006962a4"/>
    </style:style>
    <style:style style:name="P698" style:family="paragraph" style:parent-style-name="Základný_20_text">
      <style:paragraph-properties fo:margin-left="0cm" fo:margin-right="0cm" fo:line-height="150%" fo:text-align="start" style:justify-single-word="false" fo:text-indent="0.635cm" style:auto-text-indent="false">
        <style:tab-stops>
          <style:tab-stop style:position="2.087cm"/>
        </style:tab-stops>
      </style:paragraph-properties>
      <style:text-properties officeooo:paragraph-rsid="006962a4"/>
    </style:style>
    <style:style style:name="P69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0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01" style:family="paragraph" style:parent-style-name="Základný_20_text">
      <style:paragraph-properties fo:margin-left="0cm" fo:margin-right="0cm" fo:line-height="150%" fo:text-align="start" style:justify-single-word="false" fo:text-indent="0cm" style:auto-text-indent="false">
        <style:tab-stops>
          <style:tab-stop style:position="0.982cm"/>
        </style:tab-stops>
      </style:paragraph-properties>
      <style:text-properties officeooo:paragraph-rsid="006962a4"/>
    </style:style>
    <style:style style:name="P70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0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0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0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0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0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0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0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1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1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1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1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1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1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1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1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1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1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2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2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2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2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2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2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2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2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2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2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3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3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3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3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3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3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3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3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3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3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4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4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4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4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4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4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4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4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4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4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5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5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5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5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5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5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5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5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5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5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6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6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6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6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6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6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6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2cm"/>
        </style:tab-stops>
      </style:paragraph-properties>
      <style:text-properties officeooo:paragraph-rsid="006962a4"/>
    </style:style>
    <style:style style:name="P76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35cm"/>
        </style:tab-stops>
      </style:paragraph-properties>
      <style:text-properties officeooo:paragraph-rsid="006962a4"/>
    </style:style>
    <style:style style:name="P768" style:family="paragraph" style:parent-style-name="Základný_20_text">
      <style:paragraph-properties fo:margin-left="0cm" fo:margin-right="0cm" fo:line-height="150%" fo:text-align="start" style:justify-single-word="false" fo:text-indent="0.635cm" style:auto-text-indent="false">
        <style:tab-stops>
          <style:tab-stop style:position="1.935cm"/>
        </style:tab-stops>
      </style:paragraph-properties>
      <style:text-properties officeooo:paragraph-rsid="006962a4"/>
    </style:style>
    <style:style style:name="P76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4cm"/>
        </style:tab-stops>
      </style:paragraph-properties>
      <style:text-properties officeooo:paragraph-rsid="006962a4"/>
    </style:style>
    <style:style style:name="P77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4cm"/>
        </style:tab-stops>
      </style:paragraph-properties>
      <style:text-properties officeooo:paragraph-rsid="006962a4"/>
    </style:style>
    <style:style style:name="P771" style:family="paragraph" style:parent-style-name="Základný_20_text">
      <style:paragraph-properties fo:margin-left="0cm" fo:margin-right="0cm" fo:line-height="150%" fo:text-align="start" style:justify-single-word="false" fo:text-indent="0cm" style:auto-text-indent="false">
        <style:tab-stops>
          <style:tab-stop style:position="0.984cm"/>
        </style:tab-stops>
      </style:paragraph-properties>
      <style:text-properties officeooo:paragraph-rsid="006962a4"/>
    </style:style>
    <style:style style:name="P77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4cm"/>
        </style:tab-stops>
      </style:paragraph-properties>
      <style:text-properties officeooo:paragraph-rsid="006962a4"/>
    </style:style>
    <style:style style:name="P77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4cm"/>
        </style:tab-stops>
      </style:paragraph-properties>
      <style:text-properties officeooo:paragraph-rsid="006962a4"/>
    </style:style>
    <style:style style:name="P77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4cm"/>
        </style:tab-stops>
      </style:paragraph-properties>
      <style:text-properties officeooo:paragraph-rsid="006962a4"/>
    </style:style>
    <style:style style:name="P77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4cm"/>
        </style:tab-stops>
      </style:paragraph-properties>
      <style:text-properties officeooo:paragraph-rsid="006962a4"/>
    </style:style>
    <style:style style:name="P77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4cm"/>
        </style:tab-stops>
      </style:paragraph-properties>
      <style:text-properties officeooo:paragraph-rsid="006962a4"/>
    </style:style>
    <style:style style:name="P77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84cm"/>
        </style:tab-stops>
      </style:paragraph-properties>
      <style:text-properties officeooo:paragraph-rsid="006962a4"/>
    </style:style>
    <style:style style:name="P77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17cm"/>
        </style:tab-stops>
      </style:paragraph-properties>
      <style:text-properties officeooo:paragraph-rsid="006962a4"/>
    </style:style>
    <style:style style:name="P779" style:family="paragraph" style:parent-style-name="Základný_20_text">
      <style:paragraph-properties fo:margin-left="0cm" fo:margin-right="0cm" fo:line-height="150%" fo:text-align="start" style:justify-single-word="false" fo:text-indent="0.635cm" style:auto-text-indent="false">
        <style:tab-stops>
          <style:tab-stop style:position="1.617cm"/>
        </style:tab-stops>
      </style:paragraph-properties>
      <style:text-properties officeooo:paragraph-rsid="006962a4"/>
    </style:style>
    <style:style style:name="P78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29cm"/>
        </style:tab-stops>
      </style:paragraph-properties>
      <style:text-properties officeooo:paragraph-rsid="006962a4"/>
    </style:style>
    <style:style style:name="P781" style:family="paragraph" style:parent-style-name="Základný_20_text">
      <style:paragraph-properties fo:margin-left="0cm" fo:margin-right="0cm" fo:line-height="150%" fo:text-align="start" style:justify-single-word="false" fo:text-indent="0.635cm" style:auto-text-indent="false">
        <style:tab-stops>
          <style:tab-stop style:position="1.829cm"/>
        </style:tab-stops>
      </style:paragraph-properties>
      <style:text-properties officeooo:paragraph-rsid="006962a4"/>
    </style:style>
    <style:style style:name="P78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29cm"/>
        </style:tab-stops>
      </style:paragraph-properties>
      <style:text-properties officeooo:paragraph-rsid="006962a4"/>
    </style:style>
    <style:style style:name="P78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47cm"/>
        </style:tab-stops>
      </style:paragraph-properties>
      <style:text-properties officeooo:paragraph-rsid="006962a4"/>
    </style:style>
    <style:style style:name="P784" style:family="paragraph" style:parent-style-name="Základný_20_text">
      <style:paragraph-properties fo:margin-left="0cm" fo:margin-right="0cm" fo:line-height="150%" fo:text-align="start" style:justify-single-word="false" fo:text-indent="0.635cm" style:auto-text-indent="false">
        <style:tab-stops>
          <style:tab-stop style:position="1.547cm"/>
        </style:tab-stops>
      </style:paragraph-properties>
      <style:text-properties officeooo:paragraph-rsid="006962a4"/>
    </style:style>
    <style:style style:name="P78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47cm"/>
        </style:tab-stops>
      </style:paragraph-properties>
      <style:text-properties officeooo:paragraph-rsid="006962a4"/>
    </style:style>
    <style:style style:name="P78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06cm"/>
        </style:tab-stops>
      </style:paragraph-properties>
      <style:text-properties officeooo:paragraph-rsid="006962a4"/>
    </style:style>
    <style:style style:name="P78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06cm"/>
        </style:tab-stops>
      </style:paragraph-properties>
      <style:text-properties officeooo:paragraph-rsid="006962a4"/>
    </style:style>
    <style:style style:name="P788" style:family="paragraph" style:parent-style-name="Základný_20_text">
      <style:paragraph-properties fo:margin-left="0cm" fo:margin-right="0cm" fo:line-height="150%" fo:text-align="start" style:justify-single-word="false" fo:text-indent="0.635cm" style:auto-text-indent="false">
        <style:tab-stops>
          <style:tab-stop style:position="2.006cm"/>
        </style:tab-stops>
      </style:paragraph-properties>
      <style:text-properties officeooo:paragraph-rsid="006962a4"/>
    </style:style>
    <style:style style:name="P78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94cm"/>
        </style:tab-stops>
      </style:paragraph-properties>
      <style:text-properties officeooo:paragraph-rsid="006962a4"/>
    </style:style>
    <style:style style:name="P79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94cm"/>
        </style:tab-stops>
      </style:paragraph-properties>
      <style:text-properties officeooo:paragraph-rsid="006962a4"/>
    </style:style>
    <style:style style:name="P791" style:family="paragraph" style:parent-style-name="Základný_20_text">
      <style:paragraph-properties fo:margin-left="0cm" fo:margin-right="0cm" fo:line-height="150%" fo:text-align="start" style:justify-single-word="false" fo:text-indent="0.635cm" style:auto-text-indent="false">
        <style:tab-stops>
          <style:tab-stop style:position="1.794cm"/>
        </style:tab-stops>
      </style:paragraph-properties>
      <style:text-properties officeooo:paragraph-rsid="006962a4"/>
    </style:style>
    <style:style style:name="P79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61cm"/>
        </style:tab-stops>
      </style:paragraph-properties>
      <style:text-properties officeooo:paragraph-rsid="006962a4"/>
    </style:style>
    <style:style style:name="P793" style:family="paragraph" style:parent-style-name="Základný_20_text">
      <style:paragraph-properties fo:margin-left="0cm" fo:margin-right="0cm" fo:line-height="150%" fo:text-align="start" style:justify-single-word="false" fo:text-indent="0.635cm" style:auto-text-indent="false">
        <style:tab-stops>
          <style:tab-stop style:position="1.961cm"/>
        </style:tab-stops>
      </style:paragraph-properties>
      <style:text-properties officeooo:paragraph-rsid="006962a4"/>
    </style:style>
    <style:style style:name="P79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79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796" style:family="paragraph" style:parent-style-name="Základný_20_text">
      <style:paragraph-properties fo:margin-left="0cm" fo:margin-right="0cm" fo:line-height="150%" fo:text-align="start" style:justify-single-word="false" fo:text-indent="0cm" style:auto-text-indent="false">
        <style:tab-stops>
          <style:tab-stop style:position="0.974cm"/>
        </style:tab-stops>
      </style:paragraph-properties>
      <style:text-properties officeooo:paragraph-rsid="006962a4"/>
    </style:style>
    <style:style style:name="P79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79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79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0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0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0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0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0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0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0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0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0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0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1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1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1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1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1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1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1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1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1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74cm"/>
        </style:tab-stops>
      </style:paragraph-properties>
      <style:text-properties officeooo:paragraph-rsid="006962a4"/>
    </style:style>
    <style:style style:name="P81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5cm"/>
        </style:tab-stops>
      </style:paragraph-properties>
      <style:text-properties officeooo:paragraph-rsid="006962a4"/>
    </style:style>
    <style:style style:name="P820" style:family="paragraph" style:parent-style-name="Základný_20_text">
      <style:paragraph-properties fo:margin-left="0cm" fo:margin-right="0cm" fo:line-height="150%" fo:text-align="start" style:justify-single-word="false" fo:text-indent="0cm" style:auto-text-indent="false">
        <style:tab-stops>
          <style:tab-stop style:position="0.965cm"/>
        </style:tab-stops>
      </style:paragraph-properties>
      <style:text-properties officeooo:paragraph-rsid="006962a4"/>
    </style:style>
    <style:style style:name="P82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5cm"/>
        </style:tab-stops>
      </style:paragraph-properties>
      <style:text-properties officeooo:paragraph-rsid="006962a4"/>
    </style:style>
    <style:style style:name="P82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5cm"/>
        </style:tab-stops>
      </style:paragraph-properties>
      <style:text-properties officeooo:paragraph-rsid="006962a4"/>
    </style:style>
    <style:style style:name="P82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5cm"/>
        </style:tab-stops>
      </style:paragraph-properties>
      <style:text-properties officeooo:paragraph-rsid="006962a4"/>
    </style:style>
    <style:style style:name="P82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5cm"/>
        </style:tab-stops>
      </style:paragraph-properties>
      <style:text-properties officeooo:paragraph-rsid="006962a4"/>
    </style:style>
    <style:style style:name="P82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5cm"/>
        </style:tab-stops>
      </style:paragraph-properties>
      <style:text-properties officeooo:paragraph-rsid="006962a4"/>
    </style:style>
    <style:style style:name="P82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5cm"/>
        </style:tab-stops>
      </style:paragraph-properties>
      <style:text-properties officeooo:paragraph-rsid="006962a4"/>
    </style:style>
    <style:style style:name="P82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5cm"/>
        </style:tab-stops>
      </style:paragraph-properties>
      <style:text-properties officeooo:paragraph-rsid="006962a4"/>
    </style:style>
    <style:style style:name="P82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5cm"/>
        </style:tab-stops>
      </style:paragraph-properties>
      <style:text-properties officeooo:paragraph-rsid="006962a4"/>
    </style:style>
    <style:style style:name="P82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65cm"/>
        </style:tab-stops>
      </style:paragraph-properties>
      <style:text-properties officeooo:paragraph-rsid="006962a4"/>
    </style:style>
    <style:style style:name="P830"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4.741cm"/>
        </style:tab-stops>
      </style:paragraph-properties>
      <style:text-properties officeooo:paragraph-rsid="006962a4"/>
    </style:style>
    <style:style style:name="P831" style:family="paragraph" style:parent-style-name="Základný_20_text">
      <style:paragraph-properties fo:margin-left="0.635cm" fo:margin-right="0cm" fo:line-height="150%" fo:text-align="start" style:justify-single-word="false" fo:text-indent="-0.635cm" style:auto-text-indent="false">
        <style:tab-stops>
          <style:tab-stop style:position="4.741cm"/>
        </style:tab-stops>
      </style:paragraph-properties>
      <style:text-properties officeooo:paragraph-rsid="006962a4"/>
    </style:style>
    <style:style style:name="P832"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2.351cm"/>
        </style:tab-stops>
      </style:paragraph-properties>
      <style:text-properties officeooo:paragraph-rsid="006962a4"/>
    </style:style>
    <style:style style:name="P833" style:family="paragraph" style:parent-style-name="Základný_20_text">
      <style:paragraph-properties fo:margin-left="0.635cm" fo:margin-right="0cm" fo:line-height="150%" fo:text-align="start" style:justify-single-word="false" fo:text-indent="-0.635cm" style:auto-text-indent="false">
        <style:tab-stops>
          <style:tab-stop style:position="-2.351cm"/>
        </style:tab-stops>
      </style:paragraph-properties>
      <style:text-properties officeooo:paragraph-rsid="006962a4"/>
    </style:style>
    <style:style style:name="P83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3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36" style:family="paragraph" style:parent-style-name="Základný_20_text">
      <style:paragraph-properties fo:margin-left="0cm" fo:margin-right="0cm" fo:line-height="150%" fo:text-align="start" style:justify-single-word="false" fo:text-indent="0cm" style:auto-text-indent="false">
        <style:tab-stops>
          <style:tab-stop style:position="0.998cm"/>
        </style:tab-stops>
      </style:paragraph-properties>
      <style:text-properties officeooo:paragraph-rsid="006962a4"/>
    </style:style>
    <style:style style:name="P83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3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3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4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4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4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4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4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4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4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4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4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4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5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5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5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5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5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5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5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5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5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5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6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6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6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6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6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6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6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6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6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6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7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7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7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7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7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7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7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7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7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7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8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8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8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8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8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8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8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8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8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8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9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9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9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9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9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9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9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9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9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89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0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0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0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0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0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0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0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0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0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0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1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1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1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1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1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1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1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1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1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1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2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2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2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2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2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2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2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2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2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2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3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3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3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3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3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8cm"/>
        </style:tab-stops>
      </style:paragraph-properties>
      <style:text-properties officeooo:paragraph-rsid="006962a4"/>
    </style:style>
    <style:style style:name="P93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021cm"/>
        </style:tab-stops>
      </style:paragraph-properties>
      <style:text-properties officeooo:paragraph-rsid="006962a4"/>
    </style:style>
    <style:style style:name="P936" style:family="paragraph" style:parent-style-name="Základný_20_text">
      <style:paragraph-properties fo:margin-left="0cm" fo:margin-right="0cm" fo:line-height="150%" fo:text-align="start" style:justify-single-word="false" fo:text-indent="0.635cm" style:auto-text-indent="false">
        <style:tab-stops>
          <style:tab-stop style:position="2.021cm"/>
        </style:tab-stops>
      </style:paragraph-properties>
      <style:text-properties officeooo:paragraph-rsid="006962a4"/>
    </style:style>
    <style:style style:name="P93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8cm"/>
        </style:tab-stops>
      </style:paragraph-properties>
      <style:text-properties officeooo:paragraph-rsid="006962a4"/>
    </style:style>
    <style:style style:name="P93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69cm"/>
        </style:tab-stops>
      </style:paragraph-properties>
      <style:text-properties officeooo:paragraph-rsid="006962a4"/>
    </style:style>
    <style:style style:name="P939" style:family="paragraph" style:parent-style-name="Základný_20_text">
      <style:paragraph-properties fo:margin-left="0cm" fo:margin-right="0cm" fo:line-height="150%" fo:text-align="start" style:justify-single-word="false" fo:text-indent="0.635cm" style:auto-text-indent="false">
        <style:tab-stops>
          <style:tab-stop style:position="1.669cm"/>
        </style:tab-stops>
      </style:paragraph-properties>
      <style:text-properties officeooo:paragraph-rsid="006962a4"/>
    </style:style>
    <style:style style:name="P94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111cm"/>
        </style:tab-stops>
      </style:paragraph-properties>
      <style:text-properties officeooo:paragraph-rsid="006962a4"/>
    </style:style>
    <style:style style:name="P94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44cm"/>
        </style:tab-stops>
      </style:paragraph-properties>
      <style:text-properties officeooo:paragraph-rsid="006962a4"/>
    </style:style>
    <style:style style:name="P942" style:family="paragraph" style:parent-style-name="Základný_20_text">
      <style:paragraph-properties fo:margin-left="0cm" fo:margin-right="0cm" fo:line-height="150%" fo:text-align="start" style:justify-single-word="false" fo:text-indent="0.635cm" style:auto-text-indent="false">
        <style:tab-stops>
          <style:tab-stop style:position="1.644cm"/>
        </style:tab-stops>
      </style:paragraph-properties>
      <style:text-properties officeooo:paragraph-rsid="006962a4"/>
    </style:style>
    <style:style style:name="P94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596cm"/>
        </style:tab-stops>
      </style:paragraph-properties>
      <style:text-properties officeooo:paragraph-rsid="006962a4"/>
    </style:style>
    <style:style style:name="P944" style:family="paragraph" style:parent-style-name="Základný_20_text">
      <style:paragraph-properties fo:margin-left="0cm" fo:margin-right="0cm" fo:line-height="150%" fo:text-align="start" style:justify-single-word="false" fo:text-indent="0.635cm" style:auto-text-indent="false">
        <style:tab-stops>
          <style:tab-stop style:position="2.596cm"/>
        </style:tab-stops>
      </style:paragraph-properties>
      <style:text-properties officeooo:paragraph-rsid="006962a4"/>
    </style:style>
    <style:style style:name="P94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184cm"/>
        </style:tab-stops>
      </style:paragraph-properties>
      <style:text-properties officeooo:paragraph-rsid="006962a4"/>
    </style:style>
    <style:style style:name="P946" style:family="paragraph" style:parent-style-name="Základný_20_text">
      <style:paragraph-properties fo:margin-left="0cm" fo:margin-right="0cm" fo:line-height="150%" fo:text-align="start" style:justify-single-word="false" fo:text-indent="0.635cm" style:auto-text-indent="false">
        <style:tab-stops>
          <style:tab-stop style:position="2.184cm"/>
        </style:tab-stops>
      </style:paragraph-properties>
      <style:text-properties officeooo:paragraph-rsid="006962a4"/>
    </style:style>
    <style:style style:name="P94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184cm"/>
        </style:tab-stops>
      </style:paragraph-properties>
      <style:text-properties officeooo:paragraph-rsid="006962a4"/>
    </style:style>
    <style:style style:name="P94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01cm"/>
        </style:tab-stops>
      </style:paragraph-properties>
      <style:text-properties officeooo:paragraph-rsid="006962a4"/>
    </style:style>
    <style:style style:name="P94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55cm"/>
        </style:tab-stops>
      </style:paragraph-properties>
      <style:text-properties officeooo:paragraph-rsid="006962a4"/>
    </style:style>
    <style:style style:name="P950" style:family="paragraph" style:parent-style-name="Základný_20_text">
      <style:paragraph-properties fo:margin-left="0cm" fo:margin-right="0cm" fo:line-height="150%" fo:text-align="start" style:justify-single-word="false" fo:text-indent="0.635cm" style:auto-text-indent="false">
        <style:tab-stops>
          <style:tab-stop style:position="1.355cm"/>
        </style:tab-stops>
      </style:paragraph-properties>
      <style:text-properties officeooo:paragraph-rsid="006962a4"/>
    </style:style>
    <style:style style:name="P95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1cm"/>
        </style:tab-stops>
      </style:paragraph-properties>
      <style:text-properties officeooo:paragraph-rsid="006962a4"/>
    </style:style>
    <style:style style:name="P952" style:family="paragraph" style:parent-style-name="Základný_20_text">
      <style:paragraph-properties fo:margin-left="0cm" fo:margin-right="0cm" fo:line-height="150%" fo:text-align="start" style:justify-single-word="false" fo:text-indent="0cm" style:auto-text-indent="false">
        <style:tab-stops>
          <style:tab-stop style:position="0.951cm"/>
        </style:tab-stops>
      </style:paragraph-properties>
      <style:text-properties officeooo:paragraph-rsid="006962a4"/>
    </style:style>
    <style:style style:name="P95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1cm"/>
        </style:tab-stops>
      </style:paragraph-properties>
      <style:text-properties officeooo:paragraph-rsid="006962a4"/>
    </style:style>
    <style:style style:name="P95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1cm"/>
        </style:tab-stops>
      </style:paragraph-properties>
      <style:text-properties officeooo:paragraph-rsid="006962a4"/>
    </style:style>
    <style:style style:name="P95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1cm"/>
        </style:tab-stops>
      </style:paragraph-properties>
      <style:text-properties officeooo:paragraph-rsid="006962a4"/>
    </style:style>
    <style:style style:name="P95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1cm"/>
        </style:tab-stops>
      </style:paragraph-properties>
      <style:text-properties officeooo:paragraph-rsid="006962a4"/>
    </style:style>
    <style:style style:name="P95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1cm"/>
        </style:tab-stops>
      </style:paragraph-properties>
      <style:text-properties officeooo:paragraph-rsid="006962a4"/>
    </style:style>
    <style:style style:name="P95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1cm"/>
        </style:tab-stops>
      </style:paragraph-properties>
      <style:text-properties officeooo:paragraph-rsid="006962a4"/>
    </style:style>
    <style:style style:name="P95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51cm"/>
        </style:tab-stops>
      </style:paragraph-properties>
      <style:text-properties officeooo:paragraph-rsid="006962a4"/>
    </style:style>
    <style:style style:name="P96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536cm"/>
        </style:tab-stops>
      </style:paragraph-properties>
      <style:text-properties officeooo:paragraph-rsid="006962a4"/>
    </style:style>
    <style:style style:name="P961" style:family="paragraph" style:parent-style-name="Základný_20_text">
      <style:paragraph-properties fo:margin-left="0cm" fo:margin-right="0cm" fo:line-height="150%" fo:text-align="start" style:justify-single-word="false" fo:text-indent="0.635cm" style:auto-text-indent="false">
        <style:tab-stops>
          <style:tab-stop style:position="2.536cm"/>
        </style:tab-stops>
      </style:paragraph-properties>
      <style:text-properties officeooo:paragraph-rsid="006962a4"/>
    </style:style>
    <style:style style:name="P96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75cm"/>
        </style:tab-stops>
      </style:paragraph-properties>
      <style:text-properties officeooo:paragraph-rsid="006962a4"/>
    </style:style>
    <style:style style:name="P963" style:family="paragraph" style:parent-style-name="Základný_20_text">
      <style:paragraph-properties fo:margin-left="0cm" fo:margin-right="0cm" fo:line-height="150%" fo:text-align="start" style:justify-single-word="false" fo:text-indent="0.635cm" style:auto-text-indent="false">
        <style:tab-stops>
          <style:tab-stop style:position="1.875cm"/>
        </style:tab-stops>
      </style:paragraph-properties>
      <style:text-properties officeooo:paragraph-rsid="006962a4"/>
    </style:style>
    <style:style style:name="P96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75cm"/>
        </style:tab-stops>
      </style:paragraph-properties>
      <style:text-properties officeooo:paragraph-rsid="006962a4"/>
    </style:style>
    <style:style style:name="P96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39cm"/>
        </style:tab-stops>
      </style:paragraph-properties>
      <style:text-properties officeooo:paragraph-rsid="006962a4"/>
    </style:style>
    <style:style style:name="P966" style:family="paragraph" style:parent-style-name="Základný_20_text">
      <style:paragraph-properties fo:margin-left="0cm" fo:margin-right="0cm" fo:line-height="150%" fo:text-align="start" style:justify-single-word="false" fo:text-indent="0.635cm" style:auto-text-indent="false">
        <style:tab-stops>
          <style:tab-stop style:position="1.339cm"/>
        </style:tab-stops>
      </style:paragraph-properties>
      <style:text-properties officeooo:paragraph-rsid="006962a4"/>
    </style:style>
    <style:style style:name="P96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08cm"/>
        </style:tab-stops>
      </style:paragraph-properties>
      <style:text-properties officeooo:paragraph-rsid="006962a4"/>
    </style:style>
    <style:style style:name="P968" style:family="paragraph" style:parent-style-name="Základný_20_text">
      <style:paragraph-properties fo:margin-left="0cm" fo:margin-right="0cm" fo:line-height="150%" fo:text-align="start" style:justify-single-word="false" fo:text-indent="0.635cm" style:auto-text-indent="false">
        <style:tab-stops>
          <style:tab-stop style:position="1.408cm"/>
        </style:tab-stops>
      </style:paragraph-properties>
      <style:text-properties officeooo:paragraph-rsid="006962a4"/>
    </style:style>
    <style:style style:name="P96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99cm"/>
        </style:tab-stops>
      </style:paragraph-properties>
      <style:text-properties officeooo:paragraph-rsid="006962a4"/>
    </style:style>
    <style:style style:name="P97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cm"/>
        </style:tab-stops>
      </style:paragraph-properties>
      <style:text-properties officeooo:paragraph-rsid="006962a4"/>
    </style:style>
    <style:style style:name="P97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49cm"/>
        </style:tab-stops>
      </style:paragraph-properties>
      <style:text-properties officeooo:paragraph-rsid="006962a4"/>
    </style:style>
    <style:style style:name="P972" style:family="paragraph" style:parent-style-name="Základný_20_text">
      <style:paragraph-properties fo:margin-left="0cm" fo:margin-right="0cm" fo:line-height="150%" fo:text-align="start" style:justify-single-word="false" fo:text-indent="0.635cm" style:auto-text-indent="false">
        <style:tab-stops>
          <style:tab-stop style:position="1.849cm"/>
        </style:tab-stops>
      </style:paragraph-properties>
      <style:text-properties officeooo:paragraph-rsid="006962a4"/>
    </style:style>
    <style:style style:name="P97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47cm"/>
        </style:tab-stops>
      </style:paragraph-properties>
      <style:text-properties officeooo:paragraph-rsid="006962a4"/>
    </style:style>
    <style:style style:name="P97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3cm"/>
        </style:tab-stops>
      </style:paragraph-properties>
      <style:text-properties officeooo:paragraph-rsid="006962a4"/>
    </style:style>
    <style:style style:name="P975" style:family="paragraph" style:parent-style-name="Základný_20_text">
      <style:paragraph-properties fo:margin-left="0cm" fo:margin-right="0cm" fo:line-height="150%" fo:text-align="start" style:justify-single-word="false" fo:text-indent="0cm" style:auto-text-indent="false">
        <style:tab-stops>
          <style:tab-stop style:position="0.993cm"/>
        </style:tab-stops>
      </style:paragraph-properties>
      <style:text-properties officeooo:paragraph-rsid="006962a4"/>
    </style:style>
    <style:style style:name="P97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3cm"/>
        </style:tab-stops>
      </style:paragraph-properties>
      <style:text-properties officeooo:paragraph-rsid="006962a4"/>
    </style:style>
    <style:style style:name="P97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3cm"/>
        </style:tab-stops>
      </style:paragraph-properties>
      <style:text-properties officeooo:paragraph-rsid="006962a4"/>
    </style:style>
    <style:style style:name="P97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93cm"/>
        </style:tab-stops>
      </style:paragraph-properties>
      <style:text-properties officeooo:paragraph-rsid="006962a4"/>
    </style:style>
    <style:style style:name="P97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06cm"/>
        </style:tab-stops>
      </style:paragraph-properties>
      <style:text-properties officeooo:paragraph-rsid="006962a4"/>
    </style:style>
    <style:style style:name="P980" style:family="paragraph" style:parent-style-name="Základný_20_text">
      <style:paragraph-properties fo:margin-left="0cm" fo:margin-right="0cm" fo:line-height="150%" fo:text-align="start" style:justify-single-word="false" fo:text-indent="0.635cm" style:auto-text-indent="false">
        <style:tab-stops>
          <style:tab-stop style:position="1.706cm"/>
        </style:tab-stops>
      </style:paragraph-properties>
      <style:text-properties officeooo:paragraph-rsid="006962a4"/>
    </style:style>
    <style:style style:name="P98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16cm"/>
        </style:tab-stops>
      </style:paragraph-properties>
      <style:text-properties officeooo:paragraph-rsid="006962a4"/>
    </style:style>
    <style:style style:name="P982" style:family="paragraph" style:parent-style-name="Základný_20_text">
      <style:paragraph-properties fo:margin-left="0cm" fo:margin-right="0cm" fo:line-height="150%" fo:text-align="start" style:justify-single-word="false" fo:text-indent="0.635cm" style:auto-text-indent="false">
        <style:tab-stops>
          <style:tab-stop style:position="1.916cm"/>
        </style:tab-stops>
      </style:paragraph-properties>
      <style:text-properties officeooo:paragraph-rsid="006962a4"/>
    </style:style>
    <style:style style:name="P98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86cm"/>
        </style:tab-stops>
      </style:paragraph-properties>
      <style:text-properties officeooo:paragraph-rsid="006962a4"/>
    </style:style>
    <style:style style:name="P984" style:family="paragraph" style:parent-style-name="Základný_20_text">
      <style:paragraph-properties fo:margin-left="0cm" fo:margin-right="0cm" fo:line-height="150%" fo:text-align="start" style:justify-single-word="false" fo:text-indent="0.635cm" style:auto-text-indent="false">
        <style:tab-stops>
          <style:tab-stop style:position="1.386cm"/>
        </style:tab-stops>
      </style:paragraph-properties>
      <style:text-properties officeooo:paragraph-rsid="006962a4"/>
    </style:style>
    <style:style style:name="P98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386cm"/>
        </style:tab-stops>
      </style:paragraph-properties>
      <style:text-properties officeooo:paragraph-rsid="006962a4"/>
    </style:style>
    <style:style style:name="P98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74cm"/>
        </style:tab-stops>
      </style:paragraph-properties>
      <style:text-properties officeooo:paragraph-rsid="006962a4"/>
    </style:style>
    <style:style style:name="P987" style:family="paragraph" style:parent-style-name="Základný_20_text">
      <style:paragraph-properties fo:margin-left="0cm" fo:margin-right="0cm" fo:line-height="150%" fo:text-align="start" style:justify-single-word="false" fo:text-indent="0.635cm" style:auto-text-indent="false">
        <style:tab-stops>
          <style:tab-stop style:position="1.774cm"/>
        </style:tab-stops>
      </style:paragraph-properties>
      <style:text-properties officeooo:paragraph-rsid="006962a4"/>
    </style:style>
    <style:style style:name="P98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59cm"/>
        </style:tab-stops>
      </style:paragraph-properties>
      <style:text-properties officeooo:paragraph-rsid="006962a4"/>
    </style:style>
    <style:style style:name="P989" style:family="paragraph" style:parent-style-name="Základný_20_text">
      <style:paragraph-properties fo:margin-left="0cm" fo:margin-right="0cm" fo:line-height="150%" fo:text-align="start" style:justify-single-word="false" fo:text-indent="0.635cm" style:auto-text-indent="false">
        <style:tab-stops>
          <style:tab-stop style:position="1.459cm"/>
        </style:tab-stops>
      </style:paragraph-properties>
      <style:text-properties officeooo:paragraph-rsid="006962a4"/>
    </style:style>
    <style:style style:name="P990"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2.635cm"/>
        </style:tab-stops>
      </style:paragraph-properties>
      <style:text-properties officeooo:paragraph-rsid="006962a4"/>
    </style:style>
    <style:style style:name="P99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1cm"/>
        </style:tab-stops>
      </style:paragraph-properties>
      <style:text-properties officeooo:paragraph-rsid="006962a4"/>
    </style:style>
    <style:style style:name="P99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33cm"/>
        </style:tab-stops>
      </style:paragraph-properties>
      <style:text-properties officeooo:paragraph-rsid="006962a4"/>
    </style:style>
    <style:style style:name="P993" style:family="paragraph" style:parent-style-name="Základný_20_text">
      <style:paragraph-properties fo:margin-left="0cm" fo:margin-right="0cm" fo:line-height="150%" fo:text-align="start" style:justify-single-word="false" fo:text-indent="0.635cm" style:auto-text-indent="false">
        <style:tab-stops>
          <style:tab-stop style:position="1.633cm"/>
        </style:tab-stops>
      </style:paragraph-properties>
      <style:text-properties officeooo:paragraph-rsid="006962a4"/>
    </style:style>
    <style:style style:name="P99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86cm"/>
        </style:tab-stops>
      </style:paragraph-properties>
      <style:text-properties officeooo:paragraph-rsid="006962a4"/>
    </style:style>
    <style:style style:name="P995" style:family="paragraph" style:parent-style-name="Základný_20_text">
      <style:paragraph-properties fo:margin-left="0cm" fo:margin-right="0cm" fo:line-height="150%" fo:text-align="start" style:justify-single-word="false" fo:text-indent="0.635cm" style:auto-text-indent="false">
        <style:tab-stops>
          <style:tab-stop style:position="1.986cm"/>
        </style:tab-stops>
      </style:paragraph-properties>
      <style:text-properties officeooo:paragraph-rsid="006962a4"/>
    </style:style>
    <style:style style:name="P996"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3.023cm"/>
        </style:tab-stops>
      </style:paragraph-properties>
      <style:text-properties officeooo:paragraph-rsid="006962a4"/>
    </style:style>
    <style:style style:name="P997" style:family="paragraph" style:parent-style-name="Základný_20_text">
      <style:paragraph-properties fo:margin-left="0.635cm" fo:margin-right="0cm" fo:line-height="150%" fo:text-align="start" style:justify-single-word="false" fo:text-indent="-0.635cm" style:auto-text-indent="false">
        <style:tab-stops>
          <style:tab-stop style:position="-3.023cm"/>
        </style:tab-stops>
      </style:paragraph-properties>
      <style:text-properties officeooo:paragraph-rsid="006962a4"/>
    </style:style>
    <style:style style:name="P99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515cm"/>
        </style:tab-stops>
      </style:paragraph-properties>
      <style:text-properties officeooo:paragraph-rsid="006962a4"/>
    </style:style>
    <style:style style:name="P999"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515cm"/>
        </style:tab-stops>
      </style:paragraph-properties>
      <style:text-properties officeooo:paragraph-rsid="006962a4"/>
    </style:style>
    <style:style style:name="P1000" style:family="paragraph" style:parent-style-name="Základný_20_text">
      <style:paragraph-properties fo:margin-left="0cm" fo:margin-right="0cm" fo:line-height="150%" fo:text-align="start" style:justify-single-word="false" fo:text-indent="0.635cm" style:auto-text-indent="false">
        <style:tab-stops>
          <style:tab-stop style:position="2.515cm"/>
        </style:tab-stops>
      </style:paragraph-properties>
      <style:text-properties officeooo:paragraph-rsid="006962a4"/>
    </style:style>
    <style:style style:name="P1001"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81cm"/>
        </style:tab-stops>
      </style:paragraph-properties>
      <style:text-properties officeooo:paragraph-rsid="006962a4"/>
    </style:style>
    <style:style style:name="P1002" style:family="paragraph" style:parent-style-name="Základný_20_text">
      <style:paragraph-properties fo:margin-left="0cm" fo:margin-right="0cm" fo:line-height="150%" fo:text-align="start" style:justify-single-word="false" fo:text-indent="0.635cm" style:auto-text-indent="false">
        <style:tab-stops>
          <style:tab-stop style:position="1.281cm"/>
        </style:tab-stops>
      </style:paragraph-properties>
      <style:text-properties officeooo:paragraph-rsid="006962a4"/>
    </style:style>
    <style:style style:name="P100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47cm"/>
        </style:tab-stops>
      </style:paragraph-properties>
      <style:text-properties officeooo:paragraph-rsid="006962a4"/>
    </style:style>
    <style:style style:name="P1004" style:family="paragraph" style:parent-style-name="Základný_20_text">
      <style:paragraph-properties fo:margin-left="0cm" fo:margin-right="0cm" fo:line-height="150%" fo:text-align="start" style:justify-single-word="false" fo:text-indent="0.635cm" style:auto-text-indent="false">
        <style:tab-stops>
          <style:tab-stop style:position="1.847cm"/>
        </style:tab-stops>
      </style:paragraph-properties>
      <style:text-properties officeooo:paragraph-rsid="006962a4"/>
    </style:style>
    <style:style style:name="P100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409cm"/>
        </style:tab-stops>
      </style:paragraph-properties>
      <style:text-properties officeooo:paragraph-rsid="006962a4"/>
    </style:style>
    <style:style style:name="P1006" style:family="paragraph" style:parent-style-name="Základný_20_text">
      <style:paragraph-properties fo:margin-left="0cm" fo:margin-right="0cm" fo:line-height="150%" fo:text-align="start" style:justify-single-word="false" fo:text-indent="0.635cm" style:auto-text-indent="false">
        <style:tab-stops>
          <style:tab-stop style:position="2.409cm"/>
        </style:tab-stops>
      </style:paragraph-properties>
      <style:text-properties officeooo:paragraph-rsid="006962a4"/>
    </style:style>
    <style:style style:name="P100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582cm"/>
        </style:tab-stops>
      </style:paragraph-properties>
      <style:text-properties officeooo:paragraph-rsid="006962a4"/>
    </style:style>
    <style:style style:name="P100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76cm"/>
        </style:tab-stops>
      </style:paragraph-properties>
      <style:text-properties officeooo:paragraph-rsid="006962a4"/>
    </style:style>
    <style:style style:name="P1009" style:family="paragraph" style:parent-style-name="Základný_20_text">
      <style:paragraph-properties fo:margin-left="0cm" fo:margin-right="0cm" fo:line-height="150%" fo:text-align="start" style:justify-single-word="false" fo:text-indent="0.635cm" style:auto-text-indent="false">
        <style:tab-stops>
          <style:tab-stop style:position="1.476cm"/>
        </style:tab-stops>
      </style:paragraph-properties>
      <style:text-properties officeooo:paragraph-rsid="006962a4"/>
    </style:style>
    <style:style style:name="P101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864cm"/>
        </style:tab-stops>
      </style:paragraph-properties>
      <style:text-properties officeooo:paragraph-rsid="006962a4"/>
    </style:style>
    <style:style style:name="P1011" style:family="paragraph" style:parent-style-name="Základný_20_text">
      <style:paragraph-properties fo:margin-left="0cm" fo:margin-right="0cm" fo:line-height="150%" fo:text-align="start" style:justify-single-word="false" fo:text-indent="0.635cm" style:auto-text-indent="false">
        <style:tab-stops>
          <style:tab-stop style:position="1.864cm"/>
        </style:tab-stops>
      </style:paragraph-properties>
      <style:text-properties officeooo:paragraph-rsid="006962a4"/>
    </style:style>
    <style:style style:name="P101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723cm"/>
        </style:tab-stops>
      </style:paragraph-properties>
      <style:text-properties officeooo:paragraph-rsid="006962a4"/>
    </style:style>
    <style:style style:name="P1013" style:family="paragraph" style:parent-style-name="Základný_20_text">
      <style:paragraph-properties fo:margin-left="0cm" fo:margin-right="0cm" fo:line-height="150%" fo:text-align="start" style:justify-single-word="false" fo:text-indent="0.635cm" style:auto-text-indent="false">
        <style:tab-stops>
          <style:tab-stop style:position="1.723cm"/>
        </style:tab-stops>
      </style:paragraph-properties>
      <style:text-properties officeooo:paragraph-rsid="006962a4"/>
    </style:style>
    <style:style style:name="P101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441cm"/>
        </style:tab-stops>
      </style:paragraph-properties>
      <style:text-properties officeooo:paragraph-rsid="006962a4"/>
    </style:style>
    <style:style style:name="P1015" style:family="paragraph" style:parent-style-name="Základný_20_text">
      <style:paragraph-properties fo:margin-left="0cm" fo:margin-right="0cm" fo:line-height="150%" fo:text-align="start" style:justify-single-word="false" fo:text-indent="0.635cm" style:auto-text-indent="false">
        <style:tab-stops>
          <style:tab-stop style:position="1.441cm"/>
        </style:tab-stops>
      </style:paragraph-properties>
      <style:text-properties officeooo:paragraph-rsid="006962a4"/>
    </style:style>
    <style:style style:name="P101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53cm"/>
        </style:tab-stops>
      </style:paragraph-properties>
      <style:text-properties officeooo:paragraph-rsid="006962a4"/>
    </style:style>
    <style:style style:name="P1017" style:family="paragraph" style:parent-style-name="Základný_20_text">
      <style:paragraph-properties fo:margin-left="0cm" fo:margin-right="0cm" fo:line-height="150%" fo:text-align="start" style:justify-single-word="false" fo:text-indent="0.635cm" style:auto-text-indent="false">
        <style:tab-stops>
          <style:tab-stop style:position="1.653cm"/>
        </style:tab-stops>
      </style:paragraph-properties>
      <style:text-properties officeooo:paragraph-rsid="006962a4"/>
    </style:style>
    <style:style style:name="P1018"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2.051cm"/>
        </style:tab-stops>
      </style:paragraph-properties>
      <style:text-properties officeooo:paragraph-rsid="006962a4"/>
    </style:style>
    <style:style style:name="P1019" style:family="paragraph" style:parent-style-name="Základný_20_text">
      <style:paragraph-properties fo:margin-left="0.635cm" fo:margin-right="0cm" fo:line-height="150%" fo:text-align="start" style:justify-single-word="false" fo:text-indent="-0.635cm" style:auto-text-indent="false">
        <style:tab-stops>
          <style:tab-stop style:position="-2.051cm"/>
        </style:tab-stops>
      </style:paragraph-properties>
      <style:text-properties officeooo:paragraph-rsid="006962a4"/>
    </style:style>
    <style:style style:name="P102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81cm"/>
        </style:tab-stops>
      </style:paragraph-properties>
      <style:text-properties officeooo:paragraph-rsid="006962a4"/>
    </style:style>
    <style:style style:name="P1021" style:family="paragraph" style:parent-style-name="Základný_20_text">
      <style:paragraph-properties fo:margin-left="0cm" fo:margin-right="0cm" fo:line-height="150%" fo:text-align="start" style:justify-single-word="false" fo:text-indent="0.635cm" style:auto-text-indent="false">
        <style:tab-stops>
          <style:tab-stop style:position="1.981cm"/>
        </style:tab-stops>
      </style:paragraph-properties>
      <style:text-properties officeooo:paragraph-rsid="006962a4"/>
    </style:style>
    <style:style style:name="P102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981cm"/>
        </style:tab-stops>
      </style:paragraph-properties>
      <style:text-properties officeooo:paragraph-rsid="006962a4"/>
    </style:style>
    <style:style style:name="P102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78cm"/>
        </style:tab-stops>
      </style:paragraph-properties>
      <style:text-properties officeooo:paragraph-rsid="006962a4"/>
    </style:style>
    <style:style style:name="P1024" style:family="paragraph" style:parent-style-name="Základný_20_text">
      <style:paragraph-properties fo:margin-left="0cm" fo:margin-right="0cm" fo:line-height="150%" fo:text-align="start" style:justify-single-word="false" fo:text-indent="0cm" style:auto-text-indent="false">
        <style:tab-stops>
          <style:tab-stop style:position="1.178cm"/>
        </style:tab-stops>
      </style:paragraph-properties>
      <style:text-properties officeooo:paragraph-rsid="006962a4"/>
    </style:style>
    <style:style style:name="P102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78cm"/>
        </style:tab-stops>
      </style:paragraph-properties>
      <style:text-properties officeooo:paragraph-rsid="006962a4"/>
    </style:style>
    <style:style style:name="P102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78cm"/>
        </style:tab-stops>
      </style:paragraph-properties>
      <style:text-properties officeooo:paragraph-rsid="006962a4"/>
    </style:style>
    <style:style style:name="P102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78cm"/>
        </style:tab-stops>
      </style:paragraph-properties>
      <style:text-properties officeooo:paragraph-rsid="006962a4"/>
    </style:style>
    <style:style style:name="P102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78cm"/>
        </style:tab-stops>
      </style:paragraph-properties>
      <style:text-properties officeooo:paragraph-rsid="006962a4"/>
    </style:style>
    <style:style style:name="P102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78cm"/>
        </style:tab-stops>
      </style:paragraph-properties>
      <style:text-properties officeooo:paragraph-rsid="006962a4"/>
    </style:style>
    <style:style style:name="P103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78cm"/>
        </style:tab-stops>
      </style:paragraph-properties>
      <style:text-properties officeooo:paragraph-rsid="006962a4"/>
    </style:style>
    <style:style style:name="P103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78cm"/>
        </style:tab-stops>
      </style:paragraph-properties>
      <style:text-properties officeooo:paragraph-rsid="006962a4"/>
    </style:style>
    <style:style style:name="P103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78cm"/>
        </style:tab-stops>
      </style:paragraph-properties>
      <style:text-properties officeooo:paragraph-rsid="006962a4"/>
    </style:style>
    <style:style style:name="P103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78cm"/>
        </style:tab-stops>
      </style:paragraph-properties>
      <style:text-properties officeooo:paragraph-rsid="006962a4"/>
    </style:style>
    <style:style style:name="P103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78cm"/>
        </style:tab-stops>
      </style:paragraph-properties>
      <style:text-properties officeooo:paragraph-rsid="006962a4"/>
    </style:style>
    <style:style style:name="P103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94cm"/>
        </style:tab-stops>
      </style:paragraph-properties>
      <style:text-properties officeooo:paragraph-rsid="006962a4"/>
    </style:style>
    <style:style style:name="P1036" style:family="paragraph" style:parent-style-name="Základný_20_text">
      <style:paragraph-properties fo:margin-left="0cm" fo:margin-right="0cm" fo:line-height="150%" fo:text-align="start" style:justify-single-word="false" fo:text-indent="0cm" style:auto-text-indent="false">
        <style:tab-stops>
          <style:tab-stop style:position="1.194cm"/>
        </style:tab-stops>
      </style:paragraph-properties>
      <style:text-properties officeooo:paragraph-rsid="006962a4"/>
    </style:style>
    <style:style style:name="P103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94cm"/>
        </style:tab-stops>
      </style:paragraph-properties>
      <style:text-properties officeooo:paragraph-rsid="006962a4"/>
    </style:style>
    <style:style style:name="P103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94cm"/>
        </style:tab-stops>
      </style:paragraph-properties>
      <style:text-properties officeooo:paragraph-rsid="006962a4"/>
    </style:style>
    <style:style style:name="P103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94cm"/>
        </style:tab-stops>
      </style:paragraph-properties>
      <style:text-properties officeooo:paragraph-rsid="006962a4"/>
    </style:style>
    <style:style style:name="P104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94cm"/>
        </style:tab-stops>
      </style:paragraph-properties>
      <style:text-properties officeooo:paragraph-rsid="006962a4"/>
    </style:style>
    <style:style style:name="P104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94cm"/>
        </style:tab-stops>
      </style:paragraph-properties>
      <style:text-properties officeooo:paragraph-rsid="006962a4"/>
    </style:style>
    <style:style style:name="P104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94cm"/>
        </style:tab-stops>
      </style:paragraph-properties>
      <style:text-properties officeooo:paragraph-rsid="006962a4"/>
    </style:style>
    <style:style style:name="P104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61cm"/>
        </style:tab-stops>
      </style:paragraph-properties>
      <style:text-properties officeooo:paragraph-rsid="006962a4"/>
    </style:style>
    <style:style style:name="P1044" style:family="paragraph" style:parent-style-name="Základný_20_text">
      <style:paragraph-properties fo:margin-left="0cm" fo:margin-right="0cm" fo:line-height="150%" fo:text-align="start" style:justify-single-word="false" fo:text-indent="0cm" style:auto-text-indent="false">
        <style:tab-stops>
          <style:tab-stop style:position="1.161cm"/>
        </style:tab-stops>
      </style:paragraph-properties>
      <style:text-properties officeooo:paragraph-rsid="006962a4"/>
    </style:style>
    <style:style style:name="P104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61cm"/>
        </style:tab-stops>
      </style:paragraph-properties>
      <style:text-properties officeooo:paragraph-rsid="006962a4"/>
    </style:style>
    <style:style style:name="P104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61cm"/>
        </style:tab-stops>
      </style:paragraph-properties>
      <style:text-properties officeooo:paragraph-rsid="006962a4"/>
    </style:style>
    <style:style style:name="P104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61cm"/>
        </style:tab-stops>
      </style:paragraph-properties>
      <style:text-properties officeooo:paragraph-rsid="006962a4"/>
    </style:style>
    <style:style style:name="P104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12cm"/>
        </style:tab-stops>
      </style:paragraph-properties>
      <style:text-properties officeooo:paragraph-rsid="006962a4"/>
    </style:style>
    <style:style style:name="P1049" style:family="paragraph" style:parent-style-name="Základný_20_text">
      <style:paragraph-properties fo:margin-left="0cm" fo:margin-right="0cm" fo:line-height="150%" fo:text-align="start" style:justify-single-word="false" fo:text-indent="0cm" style:auto-text-indent="false">
        <style:tab-stops>
          <style:tab-stop style:position="1.212cm"/>
        </style:tab-stops>
      </style:paragraph-properties>
      <style:text-properties officeooo:paragraph-rsid="006962a4"/>
    </style:style>
    <style:style style:name="P105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12cm"/>
        </style:tab-stops>
      </style:paragraph-properties>
      <style:text-properties officeooo:paragraph-rsid="006962a4"/>
    </style:style>
    <style:style style:name="P105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87cm"/>
        </style:tab-stops>
      </style:paragraph-properties>
      <style:text-properties officeooo:paragraph-rsid="006962a4"/>
    </style:style>
    <style:style style:name="P1052" style:family="paragraph" style:parent-style-name="Základný_20_text">
      <style:paragraph-properties fo:margin-left="0cm" fo:margin-right="0cm" fo:line-height="150%" fo:text-align="start" style:justify-single-word="false" fo:text-indent="0cm" style:auto-text-indent="false">
        <style:tab-stops>
          <style:tab-stop style:position="1.187cm"/>
        </style:tab-stops>
      </style:paragraph-properties>
      <style:text-properties officeooo:paragraph-rsid="006962a4"/>
    </style:style>
    <style:style style:name="P105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87cm"/>
        </style:tab-stops>
      </style:paragraph-properties>
      <style:text-properties officeooo:paragraph-rsid="006962a4"/>
    </style:style>
    <style:style style:name="P105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87cm"/>
        </style:tab-stops>
      </style:paragraph-properties>
      <style:text-properties officeooo:paragraph-rsid="006962a4"/>
    </style:style>
    <style:style style:name="P105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87cm"/>
        </style:tab-stops>
      </style:paragraph-properties>
      <style:text-properties officeooo:paragraph-rsid="006962a4"/>
    </style:style>
    <style:style style:name="P105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87cm"/>
        </style:tab-stops>
      </style:paragraph-properties>
      <style:text-properties officeooo:paragraph-rsid="006962a4"/>
    </style:style>
    <style:style style:name="P105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819cm"/>
        </style:tab-stops>
      </style:paragraph-properties>
      <style:text-properties officeooo:paragraph-rsid="006962a4"/>
    </style:style>
    <style:style style:name="P105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69cm"/>
        </style:tab-stops>
      </style:paragraph-properties>
      <style:text-properties officeooo:paragraph-rsid="006962a4"/>
    </style:style>
    <style:style style:name="P1059" style:family="paragraph" style:parent-style-name="Základný_20_text">
      <style:paragraph-properties fo:margin-left="0cm" fo:margin-right="0cm" fo:line-height="150%" fo:text-align="start" style:justify-single-word="false" fo:text-indent="0cm" style:auto-text-indent="false">
        <style:tab-stops>
          <style:tab-stop style:position="1.169cm"/>
        </style:tab-stops>
      </style:paragraph-properties>
      <style:text-properties officeooo:paragraph-rsid="006962a4"/>
    </style:style>
    <style:style style:name="P106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69cm"/>
        </style:tab-stops>
      </style:paragraph-properties>
      <style:text-properties officeooo:paragraph-rsid="006962a4"/>
    </style:style>
    <style:style style:name="P106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69cm"/>
        </style:tab-stops>
      </style:paragraph-properties>
      <style:text-properties officeooo:paragraph-rsid="006962a4"/>
    </style:style>
    <style:style style:name="P106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169cm"/>
        </style:tab-stops>
      </style:paragraph-properties>
      <style:text-properties officeooo:paragraph-rsid="006962a4"/>
    </style:style>
    <style:style style:name="P106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05cm"/>
        </style:tab-stops>
      </style:paragraph-properties>
      <style:text-properties officeooo:paragraph-rsid="006962a4"/>
    </style:style>
    <style:style style:name="P1064" style:family="paragraph" style:parent-style-name="Základný_20_text">
      <style:paragraph-properties fo:margin-left="0cm" fo:margin-right="0cm" fo:line-height="150%" fo:text-align="start" style:justify-single-word="false" fo:text-indent="0cm" style:auto-text-indent="false">
        <style:tab-stops>
          <style:tab-stop style:position="1.205cm"/>
        </style:tab-stops>
      </style:paragraph-properties>
      <style:text-properties officeooo:paragraph-rsid="006962a4"/>
    </style:style>
    <style:style style:name="P106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05cm"/>
        </style:tab-stops>
      </style:paragraph-properties>
      <style:text-properties officeooo:paragraph-rsid="006962a4"/>
    </style:style>
    <style:style style:name="P106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05cm"/>
        </style:tab-stops>
      </style:paragraph-properties>
      <style:text-properties officeooo:paragraph-rsid="006962a4"/>
    </style:style>
    <style:style style:name="P106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05cm"/>
        </style:tab-stops>
      </style:paragraph-properties>
      <style:text-properties officeooo:paragraph-rsid="006962a4"/>
    </style:style>
    <style:style style:name="P106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05cm"/>
        </style:tab-stops>
      </style:paragraph-properties>
      <style:text-properties officeooo:paragraph-rsid="006962a4"/>
    </style:style>
    <style:style style:name="P106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05cm"/>
        </style:tab-stops>
      </style:paragraph-properties>
      <style:text-properties officeooo:paragraph-rsid="006962a4"/>
    </style:style>
    <style:style style:name="P107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12cm"/>
        </style:tab-stops>
      </style:paragraph-properties>
      <style:text-properties officeooo:paragraph-rsid="006962a4"/>
    </style:style>
    <style:style style:name="P1071" style:family="paragraph" style:parent-style-name="Základný_20_text">
      <style:paragraph-properties fo:margin-left="0cm" fo:margin-right="0cm" fo:line-height="150%" fo:text-align="start" style:justify-single-word="false" fo:text-indent="0.635cm" style:auto-text-indent="false">
        <style:tab-stops>
          <style:tab-stop style:position="2.12cm"/>
        </style:tab-stops>
      </style:paragraph-properties>
      <style:text-properties officeooo:paragraph-rsid="006962a4"/>
    </style:style>
    <style:style style:name="P107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21cm"/>
        </style:tab-stops>
      </style:paragraph-properties>
      <style:text-properties officeooo:paragraph-rsid="006962a4"/>
    </style:style>
    <style:style style:name="P1073" style:family="paragraph" style:parent-style-name="Základný_20_text">
      <style:paragraph-properties fo:margin-left="0cm" fo:margin-right="0cm" fo:line-height="150%" fo:text-align="start" style:justify-single-word="false" fo:text-indent="0cm" style:auto-text-indent="false">
        <style:tab-stops>
          <style:tab-stop style:position="1.221cm"/>
        </style:tab-stops>
      </style:paragraph-properties>
      <style:text-properties officeooo:paragraph-rsid="006962a4"/>
    </style:style>
    <style:style style:name="P107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2.148cm"/>
        </style:tab-stops>
      </style:paragraph-properties>
      <style:text-properties officeooo:paragraph-rsid="006962a4"/>
    </style:style>
    <style:style style:name="P1075" style:family="paragraph" style:parent-style-name="Základný_20_text">
      <style:paragraph-properties fo:margin-left="0cm" fo:margin-right="0cm" fo:line-height="150%" fo:text-align="start" style:justify-single-word="false" fo:text-indent="0.635cm" style:auto-text-indent="false">
        <style:tab-stops>
          <style:tab-stop style:position="2.148cm"/>
        </style:tab-stops>
      </style:paragraph-properties>
      <style:text-properties officeooo:paragraph-rsid="006962a4"/>
    </style:style>
    <style:style style:name="P107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602cm"/>
        </style:tab-stops>
      </style:paragraph-properties>
      <style:text-properties officeooo:paragraph-rsid="006962a4"/>
    </style:style>
    <style:style style:name="P1077" style:family="paragraph" style:parent-style-name="Základný_20_text">
      <style:paragraph-properties fo:margin-left="0cm" fo:margin-right="0cm" fo:line-height="150%" fo:text-align="start" style:justify-single-word="false" fo:text-indent="0.635cm" style:auto-text-indent="false">
        <style:tab-stops>
          <style:tab-stop style:position="1.602cm"/>
        </style:tab-stops>
      </style:paragraph-properties>
      <style:text-properties officeooo:paragraph-rsid="006962a4"/>
    </style:style>
    <style:style style:name="P107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49cm"/>
        </style:tab-stops>
      </style:paragraph-properties>
      <style:text-properties officeooo:paragraph-rsid="006962a4"/>
    </style:style>
    <style:style style:name="P1079" style:family="paragraph" style:parent-style-name="Základný_20_text">
      <style:paragraph-properties fo:margin-left="0cm" fo:margin-right="0cm" fo:line-height="150%" fo:text-align="start" style:justify-single-word="false" fo:text-indent="0cm" style:auto-text-indent="false">
        <style:tab-stops>
          <style:tab-stop style:position="0.49cm"/>
        </style:tab-stops>
      </style:paragraph-properties>
      <style:text-properties officeooo:paragraph-rsid="006962a4"/>
    </style:style>
    <style:style style:name="P108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834cm"/>
        </style:tab-stops>
      </style:paragraph-properties>
      <style:text-properties officeooo:paragraph-rsid="006962a4"/>
    </style:style>
    <style:style style:name="P1081" style:family="paragraph" style:parent-style-name="Základný_20_text">
      <style:paragraph-properties fo:margin-left="0cm" fo:margin-right="0cm" fo:line-height="150%" fo:text-align="start" style:justify-single-word="false" fo:text-indent="0.635cm" style:auto-text-indent="false">
        <style:tab-stops>
          <style:tab-stop style:position="0.834cm"/>
        </style:tab-stops>
      </style:paragraph-properties>
      <style:text-properties officeooo:paragraph-rsid="006962a4"/>
    </style:style>
    <style:style style:name="P1082"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834cm"/>
        </style:tab-stops>
      </style:paragraph-properties>
      <style:text-properties officeooo:paragraph-rsid="006962a4"/>
    </style:style>
    <style:style style:name="P108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843cm"/>
        </style:tab-stops>
      </style:paragraph-properties>
      <style:text-properties officeooo:paragraph-rsid="006962a4"/>
    </style:style>
    <style:style style:name="P1084"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843cm"/>
        </style:tab-stops>
      </style:paragraph-properties>
      <style:text-properties officeooo:paragraph-rsid="006962a4"/>
    </style:style>
    <style:style style:name="P108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4cm"/>
        </style:tab-stops>
      </style:paragraph-properties>
      <style:text-properties officeooo:paragraph-rsid="006962a4"/>
    </style:style>
    <style:style style:name="P108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4cm"/>
        </style:tab-stops>
      </style:paragraph-properties>
      <style:text-properties officeooo:paragraph-rsid="006962a4"/>
    </style:style>
    <style:style style:name="P108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4cm"/>
        </style:tab-stops>
      </style:paragraph-properties>
      <style:text-properties officeooo:paragraph-rsid="006962a4"/>
    </style:style>
    <style:style style:name="P108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4cm"/>
        </style:tab-stops>
      </style:paragraph-properties>
      <style:text-properties officeooo:paragraph-rsid="006962a4"/>
    </style:style>
    <style:style style:name="P108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4cm"/>
        </style:tab-stops>
      </style:paragraph-properties>
      <style:text-properties officeooo:paragraph-rsid="006962a4"/>
    </style:style>
    <style:style style:name="P109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24cm"/>
        </style:tab-stops>
      </style:paragraph-properties>
      <style:text-properties officeooo:paragraph-rsid="006962a4"/>
    </style:style>
    <style:style style:name="P109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24cm"/>
        </style:tab-stops>
      </style:paragraph-properties>
      <style:text-properties officeooo:paragraph-rsid="006962a4"/>
    </style:style>
    <style:style style:name="P109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24cm"/>
        </style:tab-stops>
      </style:paragraph-properties>
      <style:text-properties officeooo:paragraph-rsid="006962a4"/>
    </style:style>
    <style:style style:name="P1093" style:family="paragraph" style:parent-style-name="Základný_20_text">
      <style:paragraph-properties fo:margin-left="0cm" fo:margin-right="0cm" fo:line-height="150%" fo:text-align="start" style:justify-single-word="false" fo:text-indent="0cm" style:auto-text-indent="false">
        <style:tab-stops>
          <style:tab-stop style:position="0.624cm"/>
        </style:tab-stops>
      </style:paragraph-properties>
      <style:text-properties officeooo:paragraph-rsid="006962a4"/>
    </style:style>
    <style:style style:name="P109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51cm"/>
        </style:tab-stops>
      </style:paragraph-properties>
      <style:text-properties officeooo:paragraph-rsid="006962a4"/>
    </style:style>
    <style:style style:name="P1095" style:family="paragraph" style:parent-style-name="Základný_20_text">
      <style:paragraph-properties fo:margin-left="0cm" fo:margin-right="0cm" fo:line-height="150%" fo:text-align="start" style:justify-single-word="false" fo:text-indent="0cm" style:auto-text-indent="false">
        <style:tab-stops>
          <style:tab-stop style:position="0.751cm"/>
        </style:tab-stops>
      </style:paragraph-properties>
      <style:text-properties officeooo:paragraph-rsid="006962a4"/>
    </style:style>
    <style:style style:name="P109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16cm"/>
        </style:tab-stops>
      </style:paragraph-properties>
      <style:text-properties officeooo:paragraph-rsid="006962a4"/>
    </style:style>
    <style:style style:name="P1097" style:family="paragraph" style:parent-style-name="Základný_20_text">
      <style:paragraph-properties fo:margin-left="0cm" fo:margin-right="0cm" fo:line-height="150%" fo:text-align="start" style:justify-single-word="false" fo:text-indent="0cm" style:auto-text-indent="false">
        <style:tab-stops>
          <style:tab-stop style:position="0.616cm"/>
        </style:tab-stops>
      </style:paragraph-properties>
      <style:text-properties officeooo:paragraph-rsid="006962a4"/>
    </style:style>
    <style:style style:name="P109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31cm"/>
        </style:tab-stops>
      </style:paragraph-properties>
      <style:text-properties officeooo:paragraph-rsid="006962a4"/>
    </style:style>
    <style:style style:name="P109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31cm"/>
        </style:tab-stops>
      </style:paragraph-properties>
      <style:text-properties officeooo:paragraph-rsid="006962a4"/>
    </style:style>
    <style:style style:name="P110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31cm"/>
        </style:tab-stops>
      </style:paragraph-properties>
      <style:text-properties officeooo:paragraph-rsid="006962a4"/>
    </style:style>
    <style:style style:name="P110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31cm"/>
        </style:tab-stops>
      </style:paragraph-properties>
      <style:text-properties officeooo:paragraph-rsid="006962a4"/>
    </style:style>
    <style:style style:name="P110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31cm"/>
        </style:tab-stops>
      </style:paragraph-properties>
      <style:text-properties officeooo:paragraph-rsid="006962a4"/>
    </style:style>
    <style:style style:name="P110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31cm"/>
        </style:tab-stops>
      </style:paragraph-properties>
      <style:text-properties officeooo:paragraph-rsid="006962a4"/>
    </style:style>
    <style:style style:name="P110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31cm"/>
        </style:tab-stops>
      </style:paragraph-properties>
      <style:text-properties officeooo:paragraph-rsid="006962a4"/>
    </style:style>
    <style:style style:name="P110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31cm"/>
        </style:tab-stops>
      </style:paragraph-properties>
      <style:text-properties officeooo:paragraph-rsid="006962a4"/>
    </style:style>
    <style:style style:name="P110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31cm"/>
        </style:tab-stops>
      </style:paragraph-properties>
      <style:text-properties officeooo:paragraph-rsid="006962a4"/>
    </style:style>
    <style:style style:name="P110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49cm"/>
        </style:tab-stops>
      </style:paragraph-properties>
      <style:text-properties officeooo:paragraph-rsid="006962a4"/>
    </style:style>
    <style:style style:name="P110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49cm"/>
        </style:tab-stops>
      </style:paragraph-properties>
      <style:text-properties officeooo:paragraph-rsid="006962a4"/>
    </style:style>
    <style:style style:name="P110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49cm"/>
        </style:tab-stops>
      </style:paragraph-properties>
      <style:text-properties officeooo:paragraph-rsid="006962a4"/>
    </style:style>
    <style:style style:name="P111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58cm"/>
        </style:tab-stops>
      </style:paragraph-properties>
      <style:text-properties officeooo:paragraph-rsid="006962a4"/>
    </style:style>
    <style:style style:name="P1111" style:family="paragraph" style:parent-style-name="Základný_20_text" style:master-page-name="">
      <style:paragraph-properties fo:margin-left="0.635cm" fo:margin-right="0cm" fo:line-height="150%" fo:text-align="start" style:justify-single-word="false" fo:text-indent="-0.635cm" style:auto-text-indent="false" style:page-number="auto">
        <style:tab-stops>
          <style:tab-stop style:position="-1.589cm"/>
        </style:tab-stops>
      </style:paragraph-properties>
      <style:text-properties officeooo:paragraph-rsid="006962a4"/>
    </style:style>
    <style:style style:name="P1112" style:family="paragraph" style:parent-style-name="Základný_20_text">
      <style:paragraph-properties fo:margin-left="0.635cm" fo:margin-right="0cm" fo:line-height="150%" fo:text-align="start" style:justify-single-word="false" fo:text-indent="-0.635cm" style:auto-text-indent="false">
        <style:tab-stops>
          <style:tab-stop style:position="-1.589cm"/>
        </style:tab-stops>
      </style:paragraph-properties>
      <style:text-properties officeooo:paragraph-rsid="006962a4"/>
    </style:style>
    <style:style style:name="P111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547cm"/>
          <style:tab-stop style:position="1.288cm"/>
        </style:tab-stops>
      </style:paragraph-properties>
      <style:text-properties officeooo:paragraph-rsid="006962a4"/>
    </style:style>
    <style:style style:name="P111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4cm"/>
          <style:tab-stop style:position="1.896cm"/>
        </style:tab-stops>
      </style:paragraph-properties>
      <style:text-properties officeooo:paragraph-rsid="006962a4"/>
    </style:style>
    <style:style style:name="P111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49cm"/>
          <style:tab-stop style:position="1.896cm"/>
        </style:tab-stops>
      </style:paragraph-properties>
      <style:text-properties officeooo:paragraph-rsid="006962a4"/>
    </style:style>
    <style:style style:name="P111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4cm"/>
          <style:tab-stop style:position="1.148cm"/>
        </style:tab-stops>
      </style:paragraph-properties>
      <style:text-properties officeooo:paragraph-rsid="006962a4"/>
    </style:style>
    <style:style style:name="P111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58cm"/>
          <style:tab-stop style:position="1.944cm"/>
        </style:tab-stops>
      </style:paragraph-properties>
      <style:text-properties officeooo:paragraph-rsid="006962a4"/>
    </style:style>
    <style:style style:name="P111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64cm"/>
          <style:tab-stop style:position="1.148cm"/>
          <style:tab-stop style:position="1.944cm"/>
        </style:tab-stops>
      </style:paragraph-properties>
      <style:text-properties officeooo:paragraph-rsid="006962a4"/>
    </style:style>
    <style:style style:name="P111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852cm"/>
        </style:tab-stops>
      </style:paragraph-properties>
      <style:text-properties officeooo:paragraph-rsid="006962a4"/>
    </style:style>
    <style:style style:name="P112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852cm"/>
        </style:tab-stops>
      </style:paragraph-properties>
      <style:text-properties officeooo:paragraph-rsid="006962a4"/>
    </style:style>
    <style:style style:name="P112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944cm"/>
        </style:tab-stops>
      </style:paragraph-properties>
      <style:text-properties officeooo:paragraph-rsid="006962a4"/>
    </style:style>
    <style:style style:name="P112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843cm"/>
          <style:tab-stop style:position="1.944cm"/>
          <style:tab-stop style:position="3.293cm"/>
        </style:tab-stops>
      </style:paragraph-properties>
      <style:text-properties officeooo:paragraph-rsid="006962a4"/>
    </style:style>
    <style:style style:name="P1123"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914cm"/>
        </style:tab-stops>
      </style:paragraph-properties>
      <style:text-properties officeooo:paragraph-rsid="006962a4"/>
    </style:style>
    <style:style style:name="P1124" style:family="paragraph" style:parent-style-name="Základný_20_text">
      <style:paragraph-properties fo:margin-left="0cm" fo:margin-right="0cm" fo:line-height="150%" fo:text-align="start" style:justify-single-word="false" fo:text-indent="0.635cm" style:auto-text-indent="false">
        <style:tab-stops>
          <style:tab-stop style:position="0.914cm"/>
        </style:tab-stops>
      </style:paragraph-properties>
      <style:text-properties officeooo:paragraph-rsid="006962a4"/>
    </style:style>
    <style:style style:name="P1125"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931cm"/>
        </style:tab-stops>
      </style:paragraph-properties>
      <style:text-properties officeooo:paragraph-rsid="006962a4"/>
    </style:style>
    <style:style style:name="P1126"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923cm"/>
        </style:tab-stops>
      </style:paragraph-properties>
      <style:text-properties officeooo:paragraph-rsid="006962a4"/>
    </style:style>
    <style:style style:name="P1127"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923cm"/>
        </style:tab-stops>
      </style:paragraph-properties>
      <style:text-properties officeooo:paragraph-rsid="006962a4"/>
    </style:style>
    <style:style style:name="P1128"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0.923cm"/>
        </style:tab-stops>
      </style:paragraph-properties>
      <style:text-properties officeooo:paragraph-rsid="006962a4"/>
    </style:style>
    <style:style style:name="P112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527cm"/>
        </style:tab-stops>
      </style:paragraph-properties>
      <style:text-properties officeooo:paragraph-rsid="006962a4"/>
    </style:style>
    <style:style style:name="P113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07cm"/>
        </style:tab-stops>
      </style:paragraph-properties>
      <style:text-properties officeooo:paragraph-rsid="006962a4"/>
    </style:style>
    <style:style style:name="P113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54cm"/>
          <style:tab-stop style:position="1.261cm"/>
        </style:tab-stops>
      </style:paragraph-properties>
      <style:text-properties officeooo:paragraph-rsid="006962a4"/>
    </style:style>
    <style:style style:name="P113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61cm"/>
        </style:tab-stops>
      </style:paragraph-properties>
      <style:text-properties officeooo:paragraph-rsid="006962a4"/>
    </style:style>
    <style:style style:name="P113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61cm"/>
        </style:tab-stops>
      </style:paragraph-properties>
      <style:text-properties officeooo:paragraph-rsid="006962a4"/>
    </style:style>
    <style:style style:name="P113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549cm"/>
          <style:tab-stop style:position="1.261cm"/>
        </style:tab-stops>
      </style:paragraph-properties>
      <style:text-properties officeooo:paragraph-rsid="006962a4"/>
    </style:style>
    <style:style style:name="P113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74cm" style:type="center"/>
          <style:tab-stop style:position="1.261cm"/>
          <style:tab-stop style:position="9.389cm" style:type="right"/>
        </style:tab-stops>
      </style:paragraph-properties>
      <style:text-properties officeooo:paragraph-rsid="006962a4"/>
    </style:style>
    <style:style style:name="P113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74cm" style:type="center"/>
          <style:tab-stop style:position="1.261cm"/>
        </style:tab-stops>
      </style:paragraph-properties>
      <style:text-properties officeooo:paragraph-rsid="006962a4"/>
    </style:style>
    <style:style style:name="P113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74cm" style:type="center"/>
          <style:tab-stop style:position="1.261cm"/>
        </style:tab-stops>
      </style:paragraph-properties>
      <style:text-properties officeooo:paragraph-rsid="006962a4"/>
    </style:style>
    <style:style style:name="P113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74cm" style:type="center"/>
          <style:tab-stop style:position="1.261cm"/>
        </style:tab-stops>
      </style:paragraph-properties>
      <style:text-properties officeooo:paragraph-rsid="006962a4"/>
    </style:style>
    <style:style style:name="P113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74cm" style:type="center"/>
          <style:tab-stop style:position="1.261cm"/>
        </style:tab-stops>
      </style:paragraph-properties>
      <style:text-properties officeooo:paragraph-rsid="006962a4"/>
    </style:style>
    <style:style style:name="P1140"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74cm" style:type="center"/>
          <style:tab-stop style:position="1.261cm"/>
        </style:tab-stops>
      </style:paragraph-properties>
      <style:text-properties officeooo:paragraph-rsid="006962a4"/>
    </style:style>
    <style:style style:name="P114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74cm" style:type="center"/>
          <style:tab-stop style:position="1.261cm"/>
        </style:tab-stops>
      </style:paragraph-properties>
      <style:text-properties officeooo:paragraph-rsid="006962a4"/>
    </style:style>
    <style:style style:name="P1142"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74cm" style:type="center"/>
          <style:tab-stop style:position="1.261cm"/>
        </style:tab-stops>
      </style:paragraph-properties>
      <style:text-properties officeooo:paragraph-rsid="006962a4"/>
    </style:style>
    <style:style style:name="P114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74cm" style:type="center"/>
          <style:tab-stop style:position="1.261cm"/>
        </style:tab-stops>
      </style:paragraph-properties>
      <style:text-properties officeooo:paragraph-rsid="006962a4"/>
    </style:style>
    <style:style style:name="P114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74cm" style:type="center"/>
        </style:tab-stops>
      </style:paragraph-properties>
      <style:text-properties officeooo:paragraph-rsid="006962a4"/>
    </style:style>
    <style:style style:name="P1145" style:family="paragraph" style:parent-style-name="Základný_20_text">
      <style:paragraph-properties fo:margin-left="0cm" fo:margin-right="0cm" fo:line-height="150%" fo:text-align="start" style:justify-single-word="false" fo:text-indent="0cm" style:auto-text-indent="false">
        <style:tab-stops>
          <style:tab-stop style:position="0.774cm" style:type="center"/>
        </style:tab-stops>
      </style:paragraph-properties>
      <style:text-properties officeooo:paragraph-rsid="006962a4"/>
    </style:style>
    <style:style style:name="P114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912cm"/>
          <style:tab-stop style:position="3.318cm"/>
        </style:tab-stops>
      </style:paragraph-properties>
      <style:text-properties officeooo:paragraph-rsid="006962a4"/>
    </style:style>
    <style:style style:name="P114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44cm"/>
        </style:tab-stops>
      </style:paragraph-properties>
      <style:text-properties officeooo:paragraph-rsid="006962a4"/>
    </style:style>
    <style:style style:name="P114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44cm"/>
        </style:tab-stops>
      </style:paragraph-properties>
      <style:text-properties officeooo:paragraph-rsid="006962a4"/>
    </style:style>
    <style:style style:name="P114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44cm"/>
        </style:tab-stops>
      </style:paragraph-properties>
      <style:text-properties officeooo:paragraph-rsid="006962a4"/>
    </style:style>
    <style:style style:name="P1150" style:family="paragraph" style:parent-style-name="Základný_20_text" style:master-page-name="">
      <style:paragraph-properties fo:margin-left="0cm" fo:margin-right="0cm" fo:line-height="150%" fo:text-align="start" style:justify-single-word="false" fo:text-indent="0.635cm" style:auto-text-indent="false" style:page-number="auto">
        <style:tab-stops>
          <style:tab-stop style:position="1.244cm"/>
        </style:tab-stops>
      </style:paragraph-properties>
      <style:text-properties officeooo:paragraph-rsid="006962a4"/>
    </style:style>
    <style:style style:name="P1151"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88cm" style:type="center"/>
          <style:tab-stop style:position="1.556cm"/>
        </style:tab-stops>
      </style:paragraph-properties>
      <style:text-properties officeooo:paragraph-rsid="006962a4"/>
    </style:style>
    <style:style style:name="P1152" style:family="paragraph" style:parent-style-name="Základný_20_text">
      <style:paragraph-properties fo:margin-left="0cm" fo:margin-right="0cm" fo:line-height="150%" fo:text-align="start" style:justify-single-word="false" fo:text-indent="0cm" style:auto-text-indent="false">
        <style:tab-stops>
          <style:tab-stop style:position="0.788cm" style:type="center"/>
          <style:tab-stop style:position="1.556cm"/>
        </style:tab-stops>
      </style:paragraph-properties>
      <style:text-properties officeooo:paragraph-rsid="006962a4"/>
    </style:style>
    <style:style style:name="P1153"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88cm" style:type="center"/>
          <style:tab-stop style:position="1.295cm"/>
        </style:tab-stops>
      </style:paragraph-properties>
      <style:text-properties officeooo:paragraph-rsid="006962a4"/>
    </style:style>
    <style:style style:name="P1154"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88cm" style:type="center"/>
          <style:tab-stop style:position="1.295cm"/>
        </style:tab-stops>
      </style:paragraph-properties>
      <style:text-properties officeooo:paragraph-rsid="006962a4"/>
    </style:style>
    <style:style style:name="P1155"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88cm" style:type="center"/>
          <style:tab-stop style:position="1.295cm"/>
        </style:tab-stops>
      </style:paragraph-properties>
      <style:text-properties officeooo:paragraph-rsid="006962a4"/>
    </style:style>
    <style:style style:name="P1156"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88cm" style:type="center"/>
          <style:tab-stop style:position="1.295cm"/>
        </style:tab-stops>
      </style:paragraph-properties>
      <style:text-properties officeooo:paragraph-rsid="006962a4"/>
    </style:style>
    <style:style style:name="P1157"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788cm" style:type="center"/>
          <style:tab-stop style:position="1.295cm"/>
        </style:tab-stops>
      </style:paragraph-properties>
      <style:text-properties officeooo:paragraph-rsid="006962a4"/>
    </style:style>
    <style:style style:name="P1158"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0.94cm"/>
        </style:tab-stops>
      </style:paragraph-properties>
      <style:text-properties officeooo:paragraph-rsid="006962a4"/>
    </style:style>
    <style:style style:name="P1159" style:family="paragraph" style:parent-style-name="Základný_20_text" style:master-page-name="">
      <style:paragraph-properties fo:margin-left="0cm" fo:margin-right="0cm" fo:line-height="150%" fo:text-align="start" style:justify-single-word="false" fo:text-indent="0cm" style:auto-text-indent="false" style:page-number="auto">
        <style:tab-stops>
          <style:tab-stop style:position="1.295cm"/>
        </style:tab-stops>
      </style:paragraph-properties>
      <style:text-properties officeooo:paragraph-rsid="006962a4"/>
    </style:style>
    <style:style style:name="P1160" style:family="paragraph" style:parent-style-name="Základný_20_text">
      <style:paragraph-properties fo:margin-left="0cm" fo:margin-right="0cm" fo:line-height="150%" fo:text-align="start" style:justify-single-word="false" fo:text-indent="0.635cm" style:auto-text-indent="false"/>
      <style:text-properties officeooo:paragraph-rsid="006962a4"/>
    </style:style>
    <style:style style:name="P116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6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6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6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6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6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6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6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6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7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7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7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7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7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7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7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7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7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7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8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8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8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8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8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8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8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8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8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8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9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9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9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9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9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9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9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9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9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19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0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0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0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0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0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0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0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0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0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0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1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1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1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1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1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1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1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1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1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1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2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2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2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2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2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2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2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2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2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2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3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3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3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3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3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3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3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3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3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3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4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4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4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4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4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4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4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4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4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4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5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5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5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5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5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5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5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5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5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5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6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6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6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6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6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6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6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6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6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6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7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7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7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7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7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7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7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7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7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7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8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8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8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8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8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8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8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8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8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8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9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9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9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9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9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9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9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9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9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29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0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0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0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0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0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0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0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0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0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0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1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1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1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1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1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1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1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1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1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1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2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2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2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2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2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2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2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2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2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2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3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3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3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3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3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3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3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3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3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3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4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4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4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4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4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4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4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4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4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4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5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5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5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5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5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5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5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5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5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5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6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6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6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6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6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6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6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6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6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6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7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7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7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7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7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7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7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7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7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7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8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8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8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8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8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8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8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8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8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8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9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9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9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9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9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9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9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9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9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39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0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0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0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0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0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0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0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0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0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0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1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1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1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1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1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1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1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1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1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1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2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2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2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2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2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2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2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2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2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2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3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3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3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3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3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3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3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3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3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3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4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4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4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4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4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4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4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4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4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4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5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5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5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5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5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5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5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5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5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5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6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6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6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6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6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6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6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6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6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6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7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7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7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7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7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7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7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7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7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7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8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8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8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8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8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8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8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8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8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8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9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9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9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9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9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9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9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9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9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49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0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0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0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0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0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0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0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0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0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0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1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1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1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1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1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1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1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1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1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1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2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2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2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2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2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2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2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2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2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2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3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3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3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3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3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3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3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3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3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3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4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4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4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4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4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4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4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4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4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4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5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5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5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5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5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5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5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5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5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5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6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6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6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6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6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6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6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6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6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6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7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7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7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7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7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7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7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7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7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7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8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8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8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8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8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8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8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8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8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8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9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9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9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9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9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9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9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9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9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59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0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0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0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0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0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0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0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0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0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0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1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1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1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1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1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1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1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1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1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1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2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2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2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2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2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2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2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2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2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2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3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3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3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3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3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3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3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3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3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3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4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4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4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4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4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4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4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4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4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4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5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5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5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5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5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5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5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5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5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5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6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6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6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6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6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6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6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6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6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6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7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7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7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7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7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7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7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7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7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7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8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8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8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8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8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8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8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8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8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8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9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9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9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9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9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9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9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9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9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69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0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0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0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0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0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0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0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0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0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0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1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1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1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1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1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1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1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1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1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1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2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2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2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2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2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2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2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2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2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2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3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3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3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3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3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3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3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3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3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3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4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4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4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4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4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4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4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4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4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4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5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5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5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5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5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5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5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5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5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5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6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6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6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6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64"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65"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66"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67"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68"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69"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70"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71"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72"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73" style:family="paragraph" style:parent-style-name="Základný_20_text"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774"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75" style:family="paragraph" style:parent-style-name="Základný_20_text">
      <style:paragraph-properties fo:margin-left="0cm" fo:margin-right="0cm" fo:line-height="150%" fo:text-align="start" style:justify-single-word="false" fo:text-indent="0cm" style:auto-text-indent="false"/>
      <style:text-properties officeooo:paragraph-rsid="006962a4"/>
    </style:style>
    <style:style style:name="P1776"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77"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78"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79"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80"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81"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82"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83"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84"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85"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86"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87"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88"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89"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90"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91"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92"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93"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94"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95"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96"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97"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98"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799"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00"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01"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02"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03"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04"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05"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06"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07"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08"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09"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10"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11"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12"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13"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14"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15"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16"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17"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18"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19"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20"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21"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22"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23"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24"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25"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26"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27"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28"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29"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30"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31" style:family="paragraph" style:parent-style-name="Základný_20_text"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32" style:family="paragraph" style:parent-style-name="Základný_20_text"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33" style:family="paragraph" style:parent-style-name="Základný_20_text">
      <style:paragraph-properties fo:margin-left="0.635cm" fo:margin-right="0cm" fo:line-height="150%" fo:text-align="start" style:justify-single-word="false" fo:text-indent="-0.635cm" style:auto-text-indent="false"/>
      <style:text-properties officeooo:paragraph-rsid="006962a4"/>
    </style:style>
    <style:style style:name="P1834" style:family="paragraph" style:parent-style-name="Základný_20_text_20__28_2_29_" style:list-style-name="L1">
      <style:paragraph-properties fo:line-height="150%" fo:text-align="start" style:justify-single-word="false"/>
      <style:text-properties officeooo:paragraph-rsid="006962a4"/>
    </style:style>
    <style:style style:name="P1835"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tab-stops>
          <style:tab-stop style:position="2.365cm"/>
        </style:tab-stops>
      </style:paragraph-properties>
      <style:text-properties officeooo:paragraph-rsid="006962a4"/>
    </style:style>
    <style:style style:name="P1836"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ab-stops>
          <style:tab-stop style:position="0.961cm"/>
        </style:tab-stops>
      </style:paragraph-properties>
      <style:text-properties officeooo:paragraph-rsid="006962a4"/>
    </style:style>
    <style:style style:name="P1837"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ab-stops>
          <style:tab-stop style:position="8.324cm"/>
        </style:tab-stops>
      </style:paragraph-properties>
      <style:text-properties officeooo:paragraph-rsid="006962a4"/>
    </style:style>
    <style:style style:name="P1838" style:family="paragraph" style:parent-style-name="Základný_20_text_20__28_2_29_">
      <style:paragraph-properties fo:margin-left="0cm" fo:margin-right="0cm" fo:line-height="150%" fo:text-align="start" style:justify-single-word="false" fo:text-indent="0cm" style:auto-text-indent="false">
        <style:tab-stops>
          <style:tab-stop style:position="8.324cm"/>
        </style:tab-stops>
      </style:paragraph-properties>
      <style:text-properties officeooo:paragraph-rsid="006962a4"/>
    </style:style>
    <style:style style:name="P1839"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40" style:family="paragraph" style:parent-style-name="Základný_20_text_20__28_2_29_">
      <style:paragraph-properties fo:margin-left="0cm" fo:margin-right="0cm" fo:line-height="150%" fo:text-align="start" style:justify-single-word="false" fo:text-indent="0cm" style:auto-text-indent="false"/>
      <style:text-properties officeooo:paragraph-rsid="006962a4"/>
    </style:style>
    <style:style style:name="P1841"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42"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43"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44"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45"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46"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47"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48"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49"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50"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51"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52"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53"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54"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55"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56"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57"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58"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59"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60"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61"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62"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63"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64"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65"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66"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67" style:family="paragraph" style:parent-style-name="Základný_20_text_20__28_2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68"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69" style:family="paragraph" style:parent-style-name="Základný_20_text_20__28_2_29_">
      <style:paragraph-properties fo:margin-left="0.635cm" fo:margin-right="0cm" fo:line-height="150%" fo:text-align="start" style:justify-single-word="false" fo:text-indent="-0.635cm" style:auto-text-indent="false"/>
      <style:text-properties officeooo:paragraph-rsid="006962a4"/>
    </style:style>
    <style:style style:name="P1870"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71"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72"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73"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74"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75"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76"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77"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78"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79"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80"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81"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82"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83"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84"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85"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86"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87" style:family="paragraph" style:parent-style-name="Základný_20_text_20__28_2_29_" style:master-page-name="">
      <style:paragraph-properties fo:margin-left="0.635cm" fo:margin-right="0cm" fo:line-height="150%" fo:text-align="start" style:justify-single-word="false" fo:text-indent="-0.635cm" style:auto-text-indent="false" style:page-number="auto"/>
      <style:text-properties officeooo:paragraph-rsid="006962a4"/>
    </style:style>
    <style:style style:name="P1888" style:family="paragraph" style:parent-style-name="Základný_20_text_20__28_2_29_" style:master-page-name="">
      <style:paragraph-properties fo:margin-left="0cm" fo:margin-right="0cm" fo:line-height="150%" fo:text-align="start" style:justify-single-word="false" fo:text-indent="0.635cm" style:auto-text-indent="false" style:page-number="auto"/>
      <style:text-properties officeooo:paragraph-rsid="006962a4"/>
    </style:style>
    <style:style style:name="P1889" style:family="paragraph" style:parent-style-name="Základný_20_text_20__28_2_29_">
      <style:paragraph-properties fo:margin-left="0cm" fo:margin-right="0cm" fo:line-height="150%" fo:text-align="start" style:justify-single-word="false" fo:text-indent="0.635cm" style:auto-text-indent="false"/>
      <style:text-properties officeooo:paragraph-rsid="006962a4"/>
    </style:style>
    <style:style style:name="P1890" style:family="paragraph" style:parent-style-name="Základný_20_text_20__28_5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P1891" style:family="paragraph" style:parent-style-name="Základný_20_text_20__28_5_29_" style:master-page-name="">
      <style:paragraph-properties fo:margin-left="0cm" fo:margin-right="0cm" fo:line-height="150%" fo:text-align="start" style:justify-single-word="false" fo:text-indent="0cm" style:auto-text-indent="false" style:page-number="auto"/>
      <style:text-properties officeooo:paragraph-rsid="006962a4"/>
    </style:style>
    <style:style style:name="T1" style:family="text">
      <style:text-properties fo:color="#000000" loext:opacity="100%" style:font-name="Arial" fo:font-size="15pt" fo:background-color="#80ffff" loext:char-shading-value="0" style:font-size-asian="15pt" style:font-name-complex="Arial" style:font-size-complex="15pt"/>
    </style:style>
    <style:style style:name="T2" style:family="text">
      <style:text-properties fo:color="#000000" loext:opacity="100%" style:font-name="Arial" fo:font-size="15pt" officeooo:rsid="001d05f0" fo:background-color="#80ffff" loext:char-shading-value="0" style:font-size-asian="15pt" style:font-name-complex="Arial" style:font-size-complex="15pt"/>
    </style:style>
    <style:style style:name="T3" style:family="text">
      <style:text-properties fo:color="#000000" loext:opacity="100%" style:font-name="Arial" fo:font-size="15pt" officeooo:rsid="001d9c63" fo:background-color="#80ffff" loext:char-shading-value="0" style:font-size-asian="15pt" style:font-name-complex="Arial" style:font-size-complex="15pt"/>
    </style:style>
    <style:style style:name="T4" style:family="text">
      <style:text-properties fo:color="#000000" loext:opacity="100%" style:font-name="Arial" fo:font-size="15pt" officeooo:rsid="001ec605" fo:background-color="#80ffff" loext:char-shading-value="0" style:font-size-asian="15pt" style:font-name-complex="Arial" style:font-size-complex="15pt"/>
    </style:style>
    <style:style style:name="T5" style:family="text">
      <style:text-properties fo:color="#000000" loext:opacity="100%" style:font-name="Arial" fo:font-size="15pt" officeooo:rsid="0020543a" fo:background-color="#80ffff" loext:char-shading-value="0" style:font-size-asian="15pt" style:font-name-complex="Arial" style:font-size-complex="15pt"/>
    </style:style>
    <style:style style:name="T6" style:family="text">
      <style:text-properties fo:color="#000000" loext:opacity="100%" style:font-name="Arial" fo:font-size="15pt" officeooo:rsid="0022a3ff" fo:background-color="#80ffff" loext:char-shading-value="0" style:font-size-asian="15pt" style:font-name-complex="Arial" style:font-size-complex="15pt"/>
    </style:style>
    <style:style style:name="T7" style:family="text">
      <style:text-properties fo:color="#000000" loext:opacity="100%" style:font-name="Arial" fo:font-size="15pt" officeooo:rsid="0023ad52" fo:background-color="#80ffff" loext:char-shading-value="0" style:font-size-asian="15pt" style:font-name-complex="Arial" style:font-size-complex="15pt"/>
    </style:style>
    <style:style style:name="T8" style:family="text">
      <style:text-properties fo:color="#000000" loext:opacity="100%" style:font-name="Arial" fo:font-size="15pt" officeooo:rsid="0023cc91" fo:background-color="#80ffff" loext:char-shading-value="0" style:font-size-asian="15pt" style:font-name-complex="Arial" style:font-size-complex="15pt"/>
    </style:style>
    <style:style style:name="T9" style:family="text">
      <style:text-properties fo:color="#000000" loext:opacity="100%" style:font-name="Arial" fo:font-size="15pt" officeooo:rsid="0025b222" fo:background-color="#80ffff" loext:char-shading-value="0" style:font-size-asian="15pt" style:font-name-complex="Arial" style:font-size-complex="15pt"/>
    </style:style>
    <style:style style:name="T10" style:family="text">
      <style:text-properties fo:color="#000000" loext:opacity="100%" style:font-name="Arial" fo:font-size="15pt" officeooo:rsid="0029e79f" fo:background-color="#80ffff" loext:char-shading-value="0" style:font-size-asian="15pt" style:font-name-complex="Arial" style:font-size-complex="15pt"/>
    </style:style>
    <style:style style:name="T11" style:family="text">
      <style:text-properties fo:color="#000000" loext:opacity="100%" style:font-name="Arial" fo:font-size="15pt" officeooo:rsid="002a9c67" fo:background-color="#80ffff" loext:char-shading-value="0" style:font-size-asian="15pt" style:font-name-complex="Arial" style:font-size-complex="15pt"/>
    </style:style>
    <style:style style:name="T12" style:family="text">
      <style:text-properties fo:color="#000000" loext:opacity="100%" style:font-name="Arial" fo:font-size="15pt" officeooo:rsid="002b970c" fo:background-color="#80ffff" loext:char-shading-value="0" style:font-size-asian="15pt" style:font-name-complex="Arial" style:font-size-complex="15pt"/>
    </style:style>
    <style:style style:name="T13" style:family="text">
      <style:text-properties fo:color="#000000" loext:opacity="100%" style:font-name="Arial" fo:font-size="15pt" officeooo:rsid="002bd4f9" fo:background-color="#80ffff" loext:char-shading-value="0" style:font-size-asian="15pt" style:font-name-complex="Arial" style:font-size-complex="15pt"/>
    </style:style>
    <style:style style:name="T14" style:family="text">
      <style:text-properties fo:color="#000000" loext:opacity="100%" style:font-name="Arial" fo:font-size="15pt" officeooo:rsid="003296ea" fo:background-color="#80ffff" loext:char-shading-value="0" style:font-size-asian="15pt" style:font-name-complex="Arial" style:font-size-complex="15pt"/>
    </style:style>
    <style:style style:name="T15" style:family="text">
      <style:text-properties fo:color="#000000" loext:opacity="100%" style:font-name="Arial" fo:font-size="15pt" officeooo:rsid="0033b41c" fo:background-color="#80ffff" loext:char-shading-value="0" style:font-size-asian="15pt" style:font-name-complex="Arial" style:font-size-complex="15pt"/>
    </style:style>
    <style:style style:name="T16" style:family="text">
      <style:text-properties fo:color="#000000" loext:opacity="100%" style:font-name="Arial" fo:font-size="15pt" officeooo:rsid="00353d0c" fo:background-color="#80ffff" loext:char-shading-value="0" style:font-size-asian="15pt" style:font-name-complex="Arial" style:font-size-complex="15pt"/>
    </style:style>
    <style:style style:name="T17" style:family="text">
      <style:text-properties fo:color="#000000" loext:opacity="100%" style:font-name="Arial" fo:font-size="15pt" officeooo:rsid="0036a328" fo:background-color="#80ffff" loext:char-shading-value="0" style:font-size-asian="15pt" style:font-name-complex="Arial" style:font-size-complex="15pt"/>
    </style:style>
    <style:style style:name="T18" style:family="text">
      <style:text-properties fo:color="#000000" loext:opacity="100%" style:font-name="Arial" fo:font-size="15pt" officeooo:rsid="0039099c" fo:background-color="#80ffff" loext:char-shading-value="0" style:font-size-asian="15pt" style:font-name-complex="Arial" style:font-size-complex="15pt"/>
    </style:style>
    <style:style style:name="T19" style:family="text">
      <style:text-properties fo:color="#000000" loext:opacity="100%" style:font-name="Arial" fo:font-size="15pt" officeooo:rsid="003a9405" fo:background-color="#80ffff" loext:char-shading-value="0" style:font-size-asian="15pt" style:font-name-complex="Arial" style:font-size-complex="15pt"/>
    </style:style>
    <style:style style:name="T20" style:family="text">
      <style:text-properties fo:color="#000000" loext:opacity="100%" style:font-name="Arial" fo:font-size="15pt" officeooo:rsid="003b1df7" fo:background-color="#80ffff" loext:char-shading-value="0" style:font-size-asian="15pt" style:font-name-complex="Arial" style:font-size-complex="15pt"/>
    </style:style>
    <style:style style:name="T21" style:family="text">
      <style:text-properties fo:color="#000000" loext:opacity="100%" style:font-name="Arial" fo:font-size="15pt" officeooo:rsid="003c2e98" fo:background-color="#80ffff" loext:char-shading-value="0" style:font-size-asian="15pt" style:font-name-complex="Arial" style:font-size-complex="15pt"/>
    </style:style>
    <style:style style:name="T22" style:family="text">
      <style:text-properties fo:color="#000000" loext:opacity="100%" style:font-name="Arial" fo:font-size="15pt" officeooo:rsid="003d6fbb" fo:background-color="#80ffff" loext:char-shading-value="0" style:font-size-asian="15pt" style:font-name-complex="Arial" style:font-size-complex="15pt"/>
    </style:style>
    <style:style style:name="T23" style:family="text">
      <style:text-properties fo:color="#000000" loext:opacity="100%" style:font-name="Arial" fo:font-size="15pt" officeooo:rsid="003dd281" fo:background-color="#80ffff" loext:char-shading-value="0" style:font-size-asian="15pt" style:font-name-complex="Arial" style:font-size-complex="15pt"/>
    </style:style>
    <style:style style:name="T24" style:family="text">
      <style:text-properties fo:color="#000000" loext:opacity="100%" style:font-name="Arial" fo:font-size="15pt" officeooo:rsid="00442bc5" fo:background-color="#80ffff" loext:char-shading-value="0" style:font-size-asian="15pt" style:font-name-complex="Arial" style:font-size-complex="15pt"/>
    </style:style>
    <style:style style:name="T25" style:family="text">
      <style:text-properties fo:color="#000000" loext:opacity="100%" style:font-name="Arial" fo:font-size="15pt" officeooo:rsid="004534b1" fo:background-color="#80ffff" loext:char-shading-value="0" style:font-size-asian="15pt" style:font-name-complex="Arial" style:font-size-complex="15pt"/>
    </style:style>
    <style:style style:name="T26" style:family="text">
      <style:text-properties fo:color="#000000" loext:opacity="100%" style:font-name="Arial" fo:font-size="15pt" officeooo:rsid="004605ac" fo:background-color="#80ffff" loext:char-shading-value="0" style:font-size-asian="15pt" style:font-name-complex="Arial" style:font-size-complex="15pt"/>
    </style:style>
    <style:style style:name="T27" style:family="text">
      <style:text-properties fo:color="#000000" loext:opacity="100%" style:font-name="Arial" fo:font-size="15pt" officeooo:rsid="0047f1ec" fo:background-color="#80ffff" loext:char-shading-value="0" style:font-size-asian="15pt" style:font-name-complex="Arial" style:font-size-complex="15pt"/>
    </style:style>
    <style:style style:name="T28" style:family="text">
      <style:text-properties fo:color="#000000" loext:opacity="100%" style:font-name="Arial" fo:font-size="15pt" officeooo:rsid="00490ef8" fo:background-color="#80ffff" loext:char-shading-value="0" style:font-size-asian="15pt" style:font-name-complex="Arial" style:font-size-complex="15pt"/>
    </style:style>
    <style:style style:name="T29" style:family="text">
      <style:text-properties fo:color="#000000" loext:opacity="100%" style:font-name="Arial" fo:font-size="15pt" officeooo:rsid="004aba44" fo:background-color="#80ffff" loext:char-shading-value="0" style:font-size-asian="15pt" style:font-name-complex="Arial" style:font-size-complex="15pt"/>
    </style:style>
    <style:style style:name="T30" style:family="text">
      <style:text-properties fo:color="#000000" loext:opacity="100%" style:font-name="Arial" fo:font-size="15pt" officeooo:rsid="004ef4a8" fo:background-color="#80ffff" loext:char-shading-value="0" style:font-size-asian="15pt" style:font-name-complex="Arial" style:font-size-complex="15pt"/>
    </style:style>
    <style:style style:name="T31" style:family="text">
      <style:text-properties fo:color="#000000" loext:opacity="100%" style:font-name="Arial" fo:font-size="15pt" officeooo:rsid="0050c3f3" fo:background-color="#80ffff" loext:char-shading-value="0" style:font-size-asian="15pt" style:font-name-complex="Arial" style:font-size-complex="15pt"/>
    </style:style>
    <style:style style:name="T32" style:family="text">
      <style:text-properties fo:color="#000000" loext:opacity="100%" style:font-name="Arial" fo:font-size="15pt" officeooo:rsid="005237ff" fo:background-color="#80ffff" loext:char-shading-value="0" style:font-size-asian="15pt" style:font-name-complex="Arial" style:font-size-complex="15pt"/>
    </style:style>
    <style:style style:name="T33" style:family="text">
      <style:text-properties fo:color="#000000" loext:opacity="100%" style:font-name="Arial" fo:font-size="15pt" officeooo:rsid="00535201" fo:background-color="#80ffff" loext:char-shading-value="0" style:font-size-asian="15pt" style:font-name-complex="Arial" style:font-size-complex="15pt"/>
    </style:style>
    <style:style style:name="T34" style:family="text">
      <style:text-properties fo:color="#000000" loext:opacity="100%" style:font-name="Arial" fo:font-size="15pt" officeooo:rsid="005431da" fo:background-color="#80ffff" loext:char-shading-value="0" style:font-size-asian="15pt" style:font-name-complex="Arial" style:font-size-complex="15pt"/>
    </style:style>
    <style:style style:name="T35" style:family="text">
      <style:text-properties fo:color="#000000" loext:opacity="100%" style:font-name="Arial" fo:font-size="15pt" officeooo:rsid="00545533" fo:background-color="#80ffff" loext:char-shading-value="0" style:font-size-asian="15pt" style:font-name-complex="Arial" style:font-size-complex="15pt"/>
    </style:style>
    <style:style style:name="T36" style:family="text">
      <style:text-properties fo:color="#000000" loext:opacity="100%" style:font-name="Arial" fo:font-size="15pt" officeooo:rsid="00556c4f" fo:background-color="#80ffff" loext:char-shading-value="0" style:font-size-asian="15pt" style:font-name-complex="Arial" style:font-size-complex="15pt"/>
    </style:style>
    <style:style style:name="T37" style:family="text">
      <style:text-properties fo:color="#000000" loext:opacity="100%" style:font-name="Arial" fo:font-size="15pt" officeooo:rsid="005617d7" fo:background-color="#80ffff" loext:char-shading-value="0" style:font-size-asian="15pt" style:font-name-complex="Arial" style:font-size-complex="15pt"/>
    </style:style>
    <style:style style:name="T38" style:family="text">
      <style:text-properties fo:color="#000000" loext:opacity="100%" style:font-name="Arial" fo:font-size="15pt" officeooo:rsid="0058ec18" fo:background-color="#80ffff" loext:char-shading-value="0" style:font-size-asian="15pt" style:font-name-complex="Arial" style:font-size-complex="15pt"/>
    </style:style>
    <style:style style:name="T39" style:family="text">
      <style:text-properties fo:color="#000000" loext:opacity="100%" style:font-name="Arial" fo:font-size="15pt" officeooo:rsid="00592740" fo:background-color="#80ffff" loext:char-shading-value="0" style:font-size-asian="15pt" style:font-name-complex="Arial" style:font-size-complex="15pt"/>
    </style:style>
    <style:style style:name="T40" style:family="text">
      <style:text-properties fo:color="#000000" loext:opacity="100%" style:font-name="Arial" fo:font-size="15pt" officeooo:rsid="005a49a0" fo:background-color="#80ffff" loext:char-shading-value="0" style:font-size-asian="15pt" style:font-name-complex="Arial" style:font-size-complex="15pt"/>
    </style:style>
    <style:style style:name="T41" style:family="text">
      <style:text-properties fo:color="#000000" loext:opacity="100%" style:font-name="Arial" fo:font-size="15pt" officeooo:rsid="005b9f65" fo:background-color="#80ffff" loext:char-shading-value="0" style:font-size-asian="15pt" style:font-name-complex="Arial" style:font-size-complex="15pt"/>
    </style:style>
    <style:style style:name="T42" style:family="text">
      <style:text-properties fo:color="#000000" loext:opacity="100%" style:font-name="Arial" fo:font-size="15pt" officeooo:rsid="005d51d1" fo:background-color="#80ffff" loext:char-shading-value="0" style:font-size-asian="15pt" style:font-name-complex="Arial" style:font-size-complex="15pt"/>
    </style:style>
    <style:style style:name="T43" style:family="text">
      <style:text-properties fo:color="#000000" loext:opacity="100%" style:font-name="Arial" fo:font-size="15pt" officeooo:rsid="005f0554" fo:background-color="#80ffff" loext:char-shading-value="0" style:font-size-asian="15pt" style:font-name-complex="Arial" style:font-size-complex="15pt"/>
    </style:style>
    <style:style style:name="T44" style:family="text">
      <style:text-properties fo:color="#000000" loext:opacity="100%" style:font-name="Arial" fo:font-size="15pt" officeooo:rsid="0060cf6a" fo:background-color="#80ffff" loext:char-shading-value="0" style:font-size-asian="15pt" style:font-name-complex="Arial" style:font-size-complex="15pt"/>
    </style:style>
    <style:style style:name="T45" style:family="text">
      <style:text-properties fo:color="#000000" loext:opacity="100%" style:font-name="Arial" fo:font-size="15pt" officeooo:rsid="00615dc4" fo:background-color="#80ffff" loext:char-shading-value="0" style:font-size-asian="15pt" style:font-name-complex="Arial" style:font-size-complex="15pt"/>
    </style:style>
    <style:style style:name="T46" style:family="text">
      <style:text-properties fo:color="#000000" loext:opacity="100%" style:font-name="Arial" fo:font-size="15pt" officeooo:rsid="0061ecca" fo:background-color="#80ffff" loext:char-shading-value="0" style:font-size-asian="15pt" style:font-name-complex="Arial" style:font-size-complex="15pt"/>
    </style:style>
    <style:style style:name="T47" style:family="text">
      <style:text-properties fo:color="#000000" loext:opacity="100%" style:font-name="Arial" fo:font-size="15pt" officeooo:rsid="0064892e" fo:background-color="#80ffff" loext:char-shading-value="0" style:font-size-asian="15pt" style:font-name-complex="Arial" style:font-size-complex="15pt"/>
    </style:style>
    <style:style style:name="T48" style:family="text">
      <style:text-properties fo:color="#000000" loext:opacity="100%" style:font-name="Arial" fo:font-size="15pt" officeooo:rsid="00662ca3" fo:background-color="#80ffff" loext:char-shading-value="0" style:font-size-asian="15pt" style:font-name-complex="Arial" style:font-size-complex="15pt"/>
    </style:style>
    <style:style style:name="T49" style:family="text">
      <style:text-properties fo:color="#000000" loext:opacity="100%" style:font-name="Arial" fo:font-size="15pt" officeooo:rsid="001d1cab" fo:background-color="#80ffff" loext:char-shading-value="0" style:font-size-asian="15pt" style:font-name-complex="Arial" style:font-size-complex="15pt"/>
    </style:style>
    <style:style style:name="T50" style:family="text">
      <style:text-properties fo:color="#000000" loext:opacity="100%" style:font-name="Arial" fo:font-size="15pt" officeooo:rsid="001d54e9" fo:background-color="#80ffff" loext:char-shading-value="0" style:font-size-asian="15pt" style:font-name-complex="Arial" style:font-size-complex="15pt"/>
    </style:style>
    <style:style style:name="T51" style:family="text">
      <style:text-properties fo:color="#000000" loext:opacity="100%" style:font-name="Arial" fo:font-size="15pt" officeooo:rsid="001eee94" fo:background-color="#80ffff" loext:char-shading-value="0" style:font-size-asian="15pt" style:font-name-complex="Arial" style:font-size-complex="15pt"/>
    </style:style>
    <style:style style:name="T52" style:family="text">
      <style:text-properties fo:color="#000000" loext:opacity="100%" style:font-name="Arial" fo:font-size="15pt" officeooo:rsid="002041e6" fo:background-color="#80ffff" loext:char-shading-value="0" style:font-size-asian="15pt" style:font-name-complex="Arial" style:font-size-complex="15pt"/>
    </style:style>
    <style:style style:name="T53" style:family="text">
      <style:text-properties fo:color="#000000" loext:opacity="100%" style:font-name="Arial" fo:font-size="15pt" officeooo:rsid="0020dc1b" fo:background-color="#80ffff" loext:char-shading-value="0" style:font-size-asian="15pt" style:font-name-complex="Arial" style:font-size-complex="15pt"/>
    </style:style>
    <style:style style:name="T54" style:family="text">
      <style:text-properties fo:color="#000000" loext:opacity="100%" style:font-name="Arial" fo:font-size="15pt" officeooo:rsid="00228f2b" fo:background-color="#80ffff" loext:char-shading-value="0" style:font-size-asian="15pt" style:font-name-complex="Arial" style:font-size-complex="15pt"/>
    </style:style>
    <style:style style:name="T55" style:family="text">
      <style:text-properties fo:color="#000000" loext:opacity="100%" style:font-name="Arial" fo:font-size="15pt" officeooo:rsid="0023ee39" fo:background-color="#80ffff" loext:char-shading-value="0" style:font-size-asian="15pt" style:font-name-complex="Arial" style:font-size-complex="15pt"/>
    </style:style>
    <style:style style:name="T56" style:family="text">
      <style:text-properties fo:color="#000000" loext:opacity="100%" style:font-name="Arial" fo:font-size="15pt" officeooo:rsid="0025ee0f" fo:background-color="#80ffff" loext:char-shading-value="0" style:font-size-asian="15pt" style:font-name-complex="Arial" style:font-size-complex="15pt"/>
    </style:style>
    <style:style style:name="T57" style:family="text">
      <style:text-properties fo:color="#000000" loext:opacity="100%" style:font-name="Arial" fo:font-size="15pt" officeooo:rsid="0027e8a2" fo:background-color="#80ffff" loext:char-shading-value="0" style:font-size-asian="15pt" style:font-name-complex="Arial" style:font-size-complex="15pt"/>
    </style:style>
    <style:style style:name="T58" style:family="text">
      <style:text-properties fo:color="#000000" loext:opacity="100%" style:font-name="Arial" fo:font-size="15pt" officeooo:rsid="002b9397" fo:background-color="#80ffff" loext:char-shading-value="0" style:font-size-asian="15pt" style:font-name-complex="Arial" style:font-size-complex="15pt"/>
    </style:style>
    <style:style style:name="T59" style:family="text">
      <style:text-properties fo:color="#000000" loext:opacity="100%" style:font-name="Arial" fo:font-size="15pt" officeooo:rsid="002cc11c" fo:background-color="#80ffff" loext:char-shading-value="0" style:font-size-asian="15pt" style:font-name-complex="Arial" style:font-size-complex="15pt"/>
    </style:style>
    <style:style style:name="T60" style:family="text">
      <style:text-properties fo:color="#000000" loext:opacity="100%" style:font-name="Arial" fo:font-size="15pt" officeooo:rsid="002d9e6a" fo:background-color="#80ffff" loext:char-shading-value="0" style:font-size-asian="15pt" style:font-name-complex="Arial" style:font-size-complex="15pt"/>
    </style:style>
    <style:style style:name="T61" style:family="text">
      <style:text-properties fo:color="#000000" loext:opacity="100%" style:font-name="Arial" fo:font-size="15pt" officeooo:rsid="002f2304" fo:background-color="#80ffff" loext:char-shading-value="0" style:font-size-asian="15pt" style:font-name-complex="Arial" style:font-size-complex="15pt"/>
    </style:style>
    <style:style style:name="T62" style:family="text">
      <style:text-properties fo:color="#000000" loext:opacity="100%" style:font-name="Arial" fo:font-size="15pt" officeooo:rsid="00302dec" fo:background-color="#80ffff" loext:char-shading-value="0" style:font-size-asian="15pt" style:font-name-complex="Arial" style:font-size-complex="15pt"/>
    </style:style>
    <style:style style:name="T63" style:family="text">
      <style:text-properties fo:color="#000000" loext:opacity="100%" style:font-name="Arial" fo:font-size="15pt" officeooo:rsid="00330801" fo:background-color="#80ffff" loext:char-shading-value="0" style:font-size-asian="15pt" style:font-name-complex="Arial" style:font-size-complex="15pt"/>
    </style:style>
    <style:style style:name="T64" style:family="text">
      <style:text-properties fo:color="#000000" loext:opacity="100%" style:font-name="Arial" fo:font-size="15pt" officeooo:rsid="003461a2" fo:background-color="#80ffff" loext:char-shading-value="0" style:font-size-asian="15pt" style:font-name-complex="Arial" style:font-size-complex="15pt"/>
    </style:style>
    <style:style style:name="T65" style:family="text">
      <style:text-properties fo:color="#000000" loext:opacity="100%" style:font-name="Arial" fo:font-size="15pt" officeooo:rsid="0034b6ea" fo:background-color="#80ffff" loext:char-shading-value="0" style:font-size-asian="15pt" style:font-name-complex="Arial" style:font-size-complex="15pt"/>
    </style:style>
    <style:style style:name="T66" style:family="text">
      <style:text-properties fo:color="#000000" loext:opacity="100%" style:font-name="Arial" fo:font-size="15pt" officeooo:rsid="00367a39" fo:background-color="#80ffff" loext:char-shading-value="0" style:font-size-asian="15pt" style:font-name-complex="Arial" style:font-size-complex="15pt"/>
    </style:style>
    <style:style style:name="T67" style:family="text">
      <style:text-properties fo:color="#000000" loext:opacity="100%" style:font-name="Arial" fo:font-size="15pt" officeooo:rsid="00384e84" fo:background-color="#80ffff" loext:char-shading-value="0" style:font-size-asian="15pt" style:font-name-complex="Arial" style:font-size-complex="15pt"/>
    </style:style>
    <style:style style:name="T68" style:family="text">
      <style:text-properties fo:color="#000000" loext:opacity="100%" style:font-name="Arial" fo:font-size="15pt" officeooo:rsid="003b0a1c" fo:background-color="#80ffff" loext:char-shading-value="0" style:font-size-asian="15pt" style:font-name-complex="Arial" style:font-size-complex="15pt"/>
    </style:style>
    <style:style style:name="T69" style:family="text">
      <style:text-properties fo:color="#000000" loext:opacity="100%" style:font-name="Arial" fo:font-size="15pt" officeooo:rsid="003bf014" fo:background-color="#80ffff" loext:char-shading-value="0" style:font-size-asian="15pt" style:font-name-complex="Arial" style:font-size-complex="15pt"/>
    </style:style>
    <style:style style:name="T70" style:family="text">
      <style:text-properties fo:color="#000000" loext:opacity="100%" style:font-name="Arial" fo:font-size="15pt" officeooo:rsid="003ebc0d" fo:background-color="#80ffff" loext:char-shading-value="0" style:font-size-asian="15pt" style:font-name-complex="Arial" style:font-size-complex="15pt"/>
    </style:style>
    <style:style style:name="T71" style:family="text">
      <style:text-properties fo:color="#000000" loext:opacity="100%" style:font-name="Arial" fo:font-size="15pt" officeooo:rsid="003fc165" fo:background-color="#80ffff" loext:char-shading-value="0" style:font-size-asian="15pt" style:font-name-complex="Arial" style:font-size-complex="15pt"/>
    </style:style>
    <style:style style:name="T72" style:family="text">
      <style:text-properties fo:color="#000000" loext:opacity="100%" style:font-name="Arial" fo:font-size="15pt" officeooo:rsid="00418a8e" fo:background-color="#80ffff" loext:char-shading-value="0" style:font-size-asian="15pt" style:font-name-complex="Arial" style:font-size-complex="15pt"/>
    </style:style>
    <style:style style:name="T73" style:family="text">
      <style:text-properties fo:color="#000000" loext:opacity="100%" style:font-name="Arial" fo:font-size="15pt" officeooo:rsid="00428721" fo:background-color="#80ffff" loext:char-shading-value="0" style:font-size-asian="15pt" style:font-name-complex="Arial" style:font-size-complex="15pt"/>
    </style:style>
    <style:style style:name="T74" style:family="text">
      <style:text-properties fo:color="#000000" loext:opacity="100%" style:font-name="Arial" fo:font-size="15pt" officeooo:rsid="00431f75" fo:background-color="#80ffff" loext:char-shading-value="0" style:font-size-asian="15pt" style:font-name-complex="Arial" style:font-size-complex="15pt"/>
    </style:style>
    <style:style style:name="T75" style:family="text">
      <style:text-properties fo:color="#000000" loext:opacity="100%" style:font-name="Arial" fo:font-size="15pt" officeooo:rsid="00454856" fo:background-color="#80ffff" loext:char-shading-value="0" style:font-size-asian="15pt" style:font-name-complex="Arial" style:font-size-complex="15pt"/>
    </style:style>
    <style:style style:name="T76" style:family="text">
      <style:text-properties fo:color="#000000" loext:opacity="100%" style:font-name="Arial" fo:font-size="15pt" officeooo:rsid="00471b98" fo:background-color="#80ffff" loext:char-shading-value="0" style:font-size-asian="15pt" style:font-name-complex="Arial" style:font-size-complex="15pt"/>
    </style:style>
    <style:style style:name="T77" style:family="text">
      <style:text-properties fo:color="#000000" loext:opacity="100%" style:font-name="Arial" fo:font-size="15pt" officeooo:rsid="004b9f3e" fo:background-color="#80ffff" loext:char-shading-value="0" style:font-size-asian="15pt" style:font-name-complex="Arial" style:font-size-complex="15pt"/>
    </style:style>
    <style:style style:name="T78" style:family="text">
      <style:text-properties fo:color="#000000" loext:opacity="100%" style:font-name="Arial" fo:font-size="15pt" officeooo:rsid="004d5c0c" fo:background-color="#80ffff" loext:char-shading-value="0" style:font-size-asian="15pt" style:font-name-complex="Arial" style:font-size-complex="15pt"/>
    </style:style>
    <style:style style:name="T79" style:family="text">
      <style:text-properties fo:color="#000000" loext:opacity="100%" style:font-name="Arial" fo:font-size="15pt" officeooo:rsid="004de8ef" fo:background-color="#80ffff" loext:char-shading-value="0" style:font-size-asian="15pt" style:font-name-complex="Arial" style:font-size-complex="15pt"/>
    </style:style>
    <style:style style:name="T80" style:family="text">
      <style:text-properties fo:color="#000000" loext:opacity="100%" style:font-name="Arial" fo:font-size="15pt" officeooo:rsid="004f365a" fo:background-color="#80ffff" loext:char-shading-value="0" style:font-size-asian="15pt" style:font-name-complex="Arial" style:font-size-complex="15pt"/>
    </style:style>
    <style:style style:name="T81" style:family="text">
      <style:text-properties fo:color="#000000" loext:opacity="100%" style:font-name="Arial" fo:font-size="15pt" officeooo:rsid="0050e2cc" fo:background-color="#80ffff" loext:char-shading-value="0" style:font-size-asian="15pt" style:font-name-complex="Arial" style:font-size-complex="15pt"/>
    </style:style>
    <style:style style:name="T82" style:family="text">
      <style:text-properties fo:color="#000000" loext:opacity="100%" style:font-name="Arial" fo:font-size="15pt" officeooo:rsid="00540234" fo:background-color="#80ffff" loext:char-shading-value="0" style:font-size-asian="15pt" style:font-name-complex="Arial" style:font-size-complex="15pt"/>
    </style:style>
    <style:style style:name="T83" style:family="text">
      <style:text-properties fo:color="#000000" loext:opacity="100%" style:font-name="Arial" fo:font-size="15pt" officeooo:rsid="00554ba2" fo:background-color="#80ffff" loext:char-shading-value="0" style:font-size-asian="15pt" style:font-name-complex="Arial" style:font-size-complex="15pt"/>
    </style:style>
    <style:style style:name="T84" style:family="text">
      <style:text-properties fo:color="#000000" loext:opacity="100%" style:font-name="Arial" fo:font-size="15pt" officeooo:rsid="0055e5bf" fo:background-color="#80ffff" loext:char-shading-value="0" style:font-size-asian="15pt" style:font-name-complex="Arial" style:font-size-complex="15pt"/>
    </style:style>
    <style:style style:name="T85" style:family="text">
      <style:text-properties fo:color="#000000" loext:opacity="100%" style:font-name="Arial" fo:font-size="15pt" officeooo:rsid="0055eb05" fo:background-color="#80ffff" loext:char-shading-value="0" style:font-size-asian="15pt" style:font-name-complex="Arial" style:font-size-complex="15pt"/>
    </style:style>
    <style:style style:name="T86" style:family="text">
      <style:text-properties fo:color="#000000" loext:opacity="100%" style:font-name="Arial" fo:font-size="15pt" officeooo:rsid="00581e3f" fo:background-color="#80ffff" loext:char-shading-value="0" style:font-size-asian="15pt" style:font-name-complex="Arial" style:font-size-complex="15pt"/>
    </style:style>
    <style:style style:name="T87" style:family="text">
      <style:text-properties fo:color="#000000" loext:opacity="100%" style:font-name="Arial" fo:font-size="15pt" officeooo:rsid="0058ef70" fo:background-color="#80ffff" loext:char-shading-value="0" style:font-size-asian="15pt" style:font-name-complex="Arial" style:font-size-complex="15pt"/>
    </style:style>
    <style:style style:name="T88" style:family="text">
      <style:text-properties fo:color="#000000" loext:opacity="100%" style:font-name="Arial" fo:font-size="15pt" officeooo:rsid="005a7649" fo:background-color="#80ffff" loext:char-shading-value="0" style:font-size-asian="15pt" style:font-name-complex="Arial" style:font-size-complex="15pt"/>
    </style:style>
    <style:style style:name="T89" style:family="text">
      <style:text-properties fo:color="#000000" loext:opacity="100%" style:font-name="Arial" fo:font-size="15pt" officeooo:rsid="005aad4f" fo:background-color="#80ffff" loext:char-shading-value="0" style:font-size-asian="15pt" style:font-name-complex="Arial" style:font-size-complex="15pt"/>
    </style:style>
    <style:style style:name="T90" style:family="text">
      <style:text-properties fo:color="#000000" loext:opacity="100%" style:font-name="Arial" fo:font-size="15pt" officeooo:rsid="005ae35d" fo:background-color="#80ffff" loext:char-shading-value="0" style:font-size-asian="15pt" style:font-name-complex="Arial" style:font-size-complex="15pt"/>
    </style:style>
    <style:style style:name="T91" style:family="text">
      <style:text-properties fo:color="#000000" loext:opacity="100%" style:font-name="Arial" fo:font-size="15pt" officeooo:rsid="005eaeff" fo:background-color="#80ffff" loext:char-shading-value="0" style:font-size-asian="15pt" style:font-name-complex="Arial" style:font-size-complex="15pt"/>
    </style:style>
    <style:style style:name="T92" style:family="text">
      <style:text-properties fo:color="#000000" loext:opacity="100%" style:font-name="Arial" fo:font-size="15pt" officeooo:rsid="005f392e" fo:background-color="#80ffff" loext:char-shading-value="0" style:font-size-asian="15pt" style:font-name-complex="Arial" style:font-size-complex="15pt"/>
    </style:style>
    <style:style style:name="T93" style:family="text">
      <style:text-properties fo:color="#000000" loext:opacity="100%" style:font-name="Arial" fo:font-size="15pt" officeooo:rsid="0061257f" fo:background-color="#80ffff" loext:char-shading-value="0" style:font-size-asian="15pt" style:font-name-complex="Arial" style:font-size-complex="15pt"/>
    </style:style>
    <style:style style:name="T94" style:family="text">
      <style:text-properties fo:color="#000000" loext:opacity="100%" style:font-name="Arial" fo:font-size="15pt" officeooo:rsid="0061283a" fo:background-color="#80ffff" loext:char-shading-value="0" style:font-size-asian="15pt" style:font-name-complex="Arial" style:font-size-complex="15pt"/>
    </style:style>
    <style:style style:name="T95" style:family="text">
      <style:text-properties fo:color="#000000" loext:opacity="100%" style:font-name="Arial" fo:font-size="15pt" officeooo:rsid="0062ae42" fo:background-color="#80ffff" loext:char-shading-value="0" style:font-size-asian="15pt" style:font-name-complex="Arial" style:font-size-complex="15pt"/>
    </style:style>
    <style:style style:name="T96" style:family="text">
      <style:text-properties fo:color="#000000" loext:opacity="100%" style:font-name="Arial" fo:font-size="15pt" officeooo:rsid="00657487" fo:background-color="#80ffff" loext:char-shading-value="0" style:font-size-asian="15pt" style:font-name-complex="Arial" style:font-size-complex="15pt"/>
    </style:style>
    <style:style style:name="T97" style:family="text">
      <style:text-properties fo:color="#000000" loext:opacity="100%" style:font-name="Arial" fo:font-size="15pt" officeooo:rsid="0067905f" fo:background-color="#80ffff" loext:char-shading-value="0" style:font-size-asian="15pt" style:font-name-complex="Arial" style:font-size-complex="15pt"/>
    </style:style>
    <style:style style:name="T98" style:family="text">
      <style:text-properties fo:color="#000000" loext:opacity="100%" style:font-name="Arial" fo:font-size="15pt" officeooo:rsid="006b5d37" fo:background-color="#80ffff" loext:char-shading-value="0" style:font-size-asian="15pt" style:font-name-complex="Arial" style:font-size-complex="15pt"/>
    </style:style>
    <style:style style:name="T99" style:family="text">
      <style:text-properties fo:color="#000000" loext:opacity="100%" style:font-name="Arial" fo:font-size="15pt" officeooo:rsid="006bf47c" fo:background-color="#80ffff" loext:char-shading-value="0" style:font-size-asian="15pt" style:font-name-complex="Arial" style:font-size-complex="15pt"/>
    </style:style>
    <style:style style:name="T100" style:family="text">
      <style:text-properties fo:color="#000000" loext:opacity="100%" style:font-name="Arial" fo:font-size="15pt" officeooo:rsid="006d491e" fo:background-color="#80ffff" loext:char-shading-value="0" style:font-size-asian="15pt" style:font-name-complex="Arial" style:font-size-complex="15pt"/>
    </style:style>
    <style:style style:name="T101" style:family="text">
      <style:text-properties fo:color="#000000" loext:opacity="100%" style:font-name="Arial" fo:font-size="15pt" officeooo:rsid="006e1f26" fo:background-color="#80ffff" loext:char-shading-value="0" style:font-size-asian="15pt" style:font-name-complex="Arial" style:font-size-complex="15pt"/>
    </style:style>
    <style:style style:name="T102" style:family="text">
      <style:text-properties fo:color="#000000" loext:opacity="100%" style:font-name="Arial" fo:font-size="15pt" officeooo:rsid="00725a8d" fo:background-color="#80ffff" loext:char-shading-value="0" style:font-size-asian="15pt" style:font-name-complex="Arial" style:font-size-complex="15pt"/>
    </style:style>
    <style:style style:name="T103" style:family="text">
      <style:text-properties fo:color="#000000" loext:opacity="100%" style:font-name="Arial" fo:font-size="15pt" officeooo:rsid="007312f2" fo:background-color="#80ffff" loext:char-shading-value="0" style:font-size-asian="15pt" style:font-name-complex="Arial" style:font-size-complex="15pt"/>
    </style:style>
    <style:style style:name="T104" style:family="text">
      <style:text-properties fo:color="#000000" loext:opacity="100%" style:font-name="Arial" fo:font-size="15pt" officeooo:rsid="0074f3f7" fo:background-color="#80ffff" loext:char-shading-value="0" style:font-size-asian="15pt" style:font-name-complex="Arial" style:font-size-complex="15pt"/>
    </style:style>
    <style:style style:name="T105" style:family="text">
      <style:text-properties fo:color="#000000" loext:opacity="100%" style:font-name="Arial" fo:font-size="15pt" officeooo:rsid="0076adcf" fo:background-color="#80ffff" loext:char-shading-value="0" style:font-size-asian="15pt" style:font-name-complex="Arial" style:font-size-complex="15pt"/>
    </style:style>
    <style:style style:name="T106" style:family="text">
      <style:text-properties fo:color="#000000" loext:opacity="100%" style:font-name="Arial" fo:font-size="15pt" officeooo:rsid="00776c68" fo:background-color="#80ffff" loext:char-shading-value="0" style:font-size-asian="15pt" style:font-name-complex="Arial" style:font-size-complex="15pt"/>
    </style:style>
    <style:style style:name="T107" style:family="text">
      <style:text-properties fo:color="#000000" loext:opacity="100%" style:font-name="Arial" fo:font-size="15pt" officeooo:rsid="0078a304" fo:background-color="#80ffff" loext:char-shading-value="0" style:font-size-asian="15pt" style:font-name-complex="Arial" style:font-size-complex="15pt"/>
    </style:style>
    <style:style style:name="T108" style:family="text">
      <style:text-properties fo:color="#000000" loext:opacity="100%" style:font-name="Arial" fo:font-size="15pt" officeooo:rsid="007937f4" fo:background-color="#80ffff" loext:char-shading-value="0" style:font-size-asian="15pt" style:font-name-complex="Arial" style:font-size-complex="15pt"/>
    </style:style>
    <style:style style:name="T109" style:family="text">
      <style:text-properties fo:color="#000000" loext:opacity="100%" style:font-name="Arial" fo:font-size="15pt" officeooo:rsid="00798862" fo:background-color="#80ffff" loext:char-shading-value="0" style:font-size-asian="15pt" style:font-name-complex="Arial" style:font-size-complex="15pt"/>
    </style:style>
    <style:style style:name="T110" style:family="text">
      <style:text-properties fo:color="#000000" loext:opacity="100%" style:font-name="Arial" fo:font-size="15pt" officeooo:rsid="007aec05" fo:background-color="#80ffff" loext:char-shading-value="0" style:font-size-asian="15pt" style:font-name-complex="Arial" style:font-size-complex="15pt"/>
    </style:style>
    <style:style style:name="T111" style:family="text">
      <style:text-properties fo:color="#000000" loext:opacity="100%" style:font-name="Arial" fo:font-size="15pt" officeooo:rsid="007d6169" fo:background-color="#80ffff" loext:char-shading-value="0" style:font-size-asian="15pt" style:font-name-complex="Arial" style:font-size-complex="15pt"/>
    </style:style>
    <style:style style:name="T112" style:family="text">
      <style:text-properties fo:color="#000000" loext:opacity="100%" style:font-name="Arial" fo:font-size="15pt" officeooo:rsid="007e9cdf" fo:background-color="#80ffff" loext:char-shading-value="0" style:font-size-asian="15pt" style:font-name-complex="Arial" style:font-size-complex="15pt"/>
    </style:style>
    <style:style style:name="T113" style:family="text">
      <style:text-properties fo:color="#000000" loext:opacity="100%" style:font-name="Arial" fo:font-size="15pt" officeooo:rsid="007ee9f0" fo:background-color="#80ffff" loext:char-shading-value="0" style:font-size-asian="15pt" style:font-name-complex="Arial" style:font-size-complex="15pt"/>
    </style:style>
    <style:style style:name="T114" style:family="text">
      <style:text-properties fo:color="#000000" loext:opacity="100%" style:font-name="Arial" fo:font-size="15pt" officeooo:rsid="00801782" fo:background-color="#80ffff" loext:char-shading-value="0" style:font-size-asian="15pt" style:font-name-complex="Arial" style:font-size-complex="15pt"/>
    </style:style>
    <style:style style:name="T115" style:family="text">
      <style:text-properties fo:color="#000000" loext:opacity="100%" style:font-name="Arial" fo:font-size="15pt" officeooo:rsid="008194cc" fo:background-color="#80ffff" loext:char-shading-value="0" style:font-size-asian="15pt" style:font-name-complex="Arial" style:font-size-complex="15pt"/>
    </style:style>
    <style:style style:name="T116" style:family="text">
      <style:text-properties fo:color="#000000" loext:opacity="100%" style:font-name="Arial" fo:font-size="15pt" officeooo:rsid="00839352" fo:background-color="#80ffff" loext:char-shading-value="0" style:font-size-asian="15pt" style:font-name-complex="Arial" style:font-size-complex="15pt"/>
    </style:style>
    <style:style style:name="T117" style:family="text">
      <style:text-properties fo:color="#000000" loext:opacity="100%" style:font-name="Arial" fo:font-size="15pt" officeooo:rsid="008656a9" fo:background-color="#80ffff" loext:char-shading-value="0" style:font-size-asian="15pt" style:font-name-complex="Arial" style:font-size-complex="15pt"/>
    </style:style>
    <style:style style:name="T118" style:family="text">
      <style:text-properties fo:color="#000000" loext:opacity="100%" style:font-name="Arial" fo:font-size="15pt" officeooo:rsid="0087c7a3" fo:background-color="#80ffff" loext:char-shading-value="0" style:font-size-asian="15pt" style:font-name-complex="Arial" style:font-size-complex="15pt"/>
    </style:style>
    <style:style style:name="T119" style:family="text">
      <style:text-properties fo:color="#000000" loext:opacity="100%" style:font-name="Arial" fo:font-size="15pt" officeooo:rsid="00899ac5" fo:background-color="#80ffff" loext:char-shading-value="0" style:font-size-asian="15pt" style:font-name-complex="Arial" style:font-size-complex="15pt"/>
    </style:style>
    <style:style style:name="T120" style:family="text">
      <style:text-properties fo:color="#000000" loext:opacity="100%" style:font-name="Arial" fo:font-size="15pt" officeooo:rsid="008e5bff" fo:background-color="#80ffff" loext:char-shading-value="0" style:font-size-asian="15pt" style:font-name-complex="Arial" style:font-size-complex="15pt"/>
    </style:style>
    <style:style style:name="T121" style:family="text">
      <style:text-properties fo:color="#000000" loext:opacity="100%" style:font-name="Arial" fo:font-size="15pt" officeooo:rsid="008fd020" fo:background-color="#80ffff" loext:char-shading-value="0" style:font-size-asian="15pt" style:font-name-complex="Arial" style:font-size-complex="15pt"/>
    </style:style>
    <style:style style:name="T122" style:family="text">
      <style:text-properties fo:color="#000000" loext:opacity="100%" style:font-name="Arial" fo:font-size="15pt" officeooo:rsid="00902c4d" fo:background-color="#80ffff" loext:char-shading-value="0" style:font-size-asian="15pt" style:font-name-complex="Arial" style:font-size-complex="15pt"/>
    </style:style>
    <style:style style:name="T123" style:family="text">
      <style:text-properties fo:color="#000000" loext:opacity="100%" style:font-name="Arial" fo:font-size="15pt" officeooo:rsid="0016aeda" fo:background-color="#80ffff" loext:char-shading-value="0" style:font-size-asian="15pt" style:font-name-complex="Arial" style:font-size-complex="15pt"/>
    </style:style>
    <style:style style:name="T124" style:family="text">
      <style:text-properties fo:color="#000000" loext:opacity="100%" style:font-name="Arial" fo:font-size="15pt" officeooo:rsid="00175281" fo:background-color="#80ffff" loext:char-shading-value="0" style:font-size-asian="15pt" style:font-name-complex="Arial" style:font-size-complex="15pt"/>
    </style:style>
    <style:style style:name="T125" style:family="text">
      <style:text-properties fo:color="#000000" loext:opacity="100%" style:font-name="Arial" fo:font-size="15pt" officeooo:rsid="001a8076" fo:background-color="#80ffff" loext:char-shading-value="0" style:font-size-asian="15pt" style:font-name-complex="Arial" style:font-size-complex="15pt"/>
    </style:style>
    <style:style style:name="T126" style:family="text">
      <style:text-properties fo:color="#000000" loext:opacity="100%" style:font-name="Arial" fo:font-size="15pt" style:font-size-asian="15pt" style:font-name-complex="Arial" style:font-size-complex="15pt"/>
    </style:style>
    <style:style style:name="T127" style:family="text">
      <style:text-properties fo:color="#000000" loext:opacity="100%" style:font-name="Arial" fo:font-size="15pt" officeooo:rsid="001d05f0" style:font-size-asian="15pt" style:font-name-complex="Arial" style:font-size-complex="15pt"/>
    </style:style>
    <style:style style:name="T128" style:family="text">
      <style:text-properties fo:color="#000000" loext:opacity="100%" style:font-name="Arial" fo:font-size="15pt" officeooo:rsid="001d9c63" style:font-size-asian="15pt" style:font-name-complex="Arial" style:font-size-complex="15pt"/>
    </style:style>
    <style:style style:name="T129" style:family="text">
      <style:text-properties fo:color="#000000" loext:opacity="100%" style:font-name="Arial" fo:font-size="15pt" officeooo:rsid="001ec605" style:font-size-asian="15pt" style:font-name-complex="Arial" style:font-size-complex="15pt"/>
    </style:style>
    <style:style style:name="T130" style:family="text">
      <style:text-properties fo:color="#000000" loext:opacity="100%" style:font-name="Arial" fo:font-size="15pt" officeooo:rsid="0020543a" style:font-size-asian="15pt" style:font-name-complex="Arial" style:font-size-complex="15pt"/>
    </style:style>
    <style:style style:name="T131" style:family="text">
      <style:text-properties fo:color="#000000" loext:opacity="100%" style:font-name="Arial" fo:font-size="15pt" officeooo:rsid="0022a3ff" style:font-size-asian="15pt" style:font-name-complex="Arial" style:font-size-complex="15pt"/>
    </style:style>
    <style:style style:name="T132" style:family="text">
      <style:text-properties fo:color="#000000" loext:opacity="100%" style:font-name="Arial" fo:font-size="15pt" officeooo:rsid="0023ad52" style:font-size-asian="15pt" style:font-name-complex="Arial" style:font-size-complex="15pt"/>
    </style:style>
    <style:style style:name="T133" style:family="text">
      <style:text-properties fo:color="#000000" loext:opacity="100%" style:font-name="Arial" fo:font-size="15pt" officeooo:rsid="0023cc91" style:font-size-asian="15pt" style:font-name-complex="Arial" style:font-size-complex="15pt"/>
    </style:style>
    <style:style style:name="T134" style:family="text">
      <style:text-properties fo:color="#000000" loext:opacity="100%" style:font-name="Arial" fo:font-size="15pt" officeooo:rsid="0025b222" style:font-size-asian="15pt" style:font-name-complex="Arial" style:font-size-complex="15pt"/>
    </style:style>
    <style:style style:name="T135" style:family="text">
      <style:text-properties fo:color="#000000" loext:opacity="100%" style:font-name="Arial" fo:font-size="15pt" officeooo:rsid="0029e79f" style:font-size-asian="15pt" style:font-name-complex="Arial" style:font-size-complex="15pt"/>
    </style:style>
    <style:style style:name="T136" style:family="text">
      <style:text-properties fo:color="#000000" loext:opacity="100%" style:font-name="Arial" fo:font-size="15pt" officeooo:rsid="002a9c67" style:font-size-asian="15pt" style:font-name-complex="Arial" style:font-size-complex="15pt"/>
    </style:style>
    <style:style style:name="T137" style:family="text">
      <style:text-properties fo:color="#000000" loext:opacity="100%" style:font-name="Arial" fo:font-size="15pt" officeooo:rsid="002b970c" style:font-size-asian="15pt" style:font-name-complex="Arial" style:font-size-complex="15pt"/>
    </style:style>
    <style:style style:name="T138" style:family="text">
      <style:text-properties fo:color="#000000" loext:opacity="100%" style:font-name="Arial" fo:font-size="15pt" officeooo:rsid="002bd4f9" style:font-size-asian="15pt" style:font-name-complex="Arial" style:font-size-complex="15pt"/>
    </style:style>
    <style:style style:name="T139" style:family="text">
      <style:text-properties fo:color="#000000" loext:opacity="100%" style:font-name="Arial" fo:font-size="15pt" officeooo:rsid="003296ea" style:font-size-asian="15pt" style:font-name-complex="Arial" style:font-size-complex="15pt"/>
    </style:style>
    <style:style style:name="T140" style:family="text">
      <style:text-properties fo:color="#000000" loext:opacity="100%" style:font-name="Arial" fo:font-size="15pt" officeooo:rsid="0033b41c" style:font-size-asian="15pt" style:font-name-complex="Arial" style:font-size-complex="15pt"/>
    </style:style>
    <style:style style:name="T141" style:family="text">
      <style:text-properties fo:color="#000000" loext:opacity="100%" style:font-name="Arial" fo:font-size="15pt" officeooo:rsid="00353d0c" style:font-size-asian="15pt" style:font-name-complex="Arial" style:font-size-complex="15pt"/>
    </style:style>
    <style:style style:name="T142" style:family="text">
      <style:text-properties fo:color="#000000" loext:opacity="100%" style:font-name="Arial" fo:font-size="15pt" officeooo:rsid="0036a328" style:font-size-asian="15pt" style:font-name-complex="Arial" style:font-size-complex="15pt"/>
    </style:style>
    <style:style style:name="T143" style:family="text">
      <style:text-properties fo:color="#000000" loext:opacity="100%" style:font-name="Arial" fo:font-size="15pt" officeooo:rsid="0039099c" style:font-size-asian="15pt" style:font-name-complex="Arial" style:font-size-complex="15pt"/>
    </style:style>
    <style:style style:name="T144" style:family="text">
      <style:text-properties fo:color="#000000" loext:opacity="100%" style:font-name="Arial" fo:font-size="15pt" officeooo:rsid="003a9405" style:font-size-asian="15pt" style:font-name-complex="Arial" style:font-size-complex="15pt"/>
    </style:style>
    <style:style style:name="T145" style:family="text">
      <style:text-properties fo:color="#000000" loext:opacity="100%" style:font-name="Arial" fo:font-size="15pt" officeooo:rsid="003b1df7" style:font-size-asian="15pt" style:font-name-complex="Arial" style:font-size-complex="15pt"/>
    </style:style>
    <style:style style:name="T146" style:family="text">
      <style:text-properties fo:color="#000000" loext:opacity="100%" style:font-name="Arial" fo:font-size="15pt" officeooo:rsid="003c2e98" style:font-size-asian="15pt" style:font-name-complex="Arial" style:font-size-complex="15pt"/>
    </style:style>
    <style:style style:name="T147" style:family="text">
      <style:text-properties fo:color="#000000" loext:opacity="100%" style:font-name="Arial" fo:font-size="15pt" officeooo:rsid="003d6fbb" style:font-size-asian="15pt" style:font-name-complex="Arial" style:font-size-complex="15pt"/>
    </style:style>
    <style:style style:name="T148" style:family="text">
      <style:text-properties fo:color="#000000" loext:opacity="100%" style:font-name="Arial" fo:font-size="15pt" officeooo:rsid="003dd281" style:font-size-asian="15pt" style:font-name-complex="Arial" style:font-size-complex="15pt"/>
    </style:style>
    <style:style style:name="T149" style:family="text">
      <style:text-properties fo:color="#000000" loext:opacity="100%" style:font-name="Arial" fo:font-size="15pt" officeooo:rsid="00442bc5" style:font-size-asian="15pt" style:font-name-complex="Arial" style:font-size-complex="15pt"/>
    </style:style>
    <style:style style:name="T150" style:family="text">
      <style:text-properties fo:color="#000000" loext:opacity="100%" style:font-name="Arial" fo:font-size="15pt" officeooo:rsid="004534b1" style:font-size-asian="15pt" style:font-name-complex="Arial" style:font-size-complex="15pt"/>
    </style:style>
    <style:style style:name="T151" style:family="text">
      <style:text-properties fo:color="#000000" loext:opacity="100%" style:font-name="Arial" fo:font-size="15pt" officeooo:rsid="004605ac" style:font-size-asian="15pt" style:font-name-complex="Arial" style:font-size-complex="15pt"/>
    </style:style>
    <style:style style:name="T152" style:family="text">
      <style:text-properties fo:color="#000000" loext:opacity="100%" style:font-name="Arial" fo:font-size="15pt" officeooo:rsid="0047f1ec" style:font-size-asian="15pt" style:font-name-complex="Arial" style:font-size-complex="15pt"/>
    </style:style>
    <style:style style:name="T153" style:family="text">
      <style:text-properties fo:color="#000000" loext:opacity="100%" style:font-name="Arial" fo:font-size="15pt" officeooo:rsid="00490ef8" style:font-size-asian="15pt" style:font-name-complex="Arial" style:font-size-complex="15pt"/>
    </style:style>
    <style:style style:name="T154" style:family="text">
      <style:text-properties fo:color="#000000" loext:opacity="100%" style:font-name="Arial" fo:font-size="15pt" officeooo:rsid="004aba44" style:font-size-asian="15pt" style:font-name-complex="Arial" style:font-size-complex="15pt"/>
    </style:style>
    <style:style style:name="T155" style:family="text">
      <style:text-properties fo:color="#000000" loext:opacity="100%" style:font-name="Arial" fo:font-size="15pt" officeooo:rsid="004ef4a8" style:font-size-asian="15pt" style:font-name-complex="Arial" style:font-size-complex="15pt"/>
    </style:style>
    <style:style style:name="T156" style:family="text">
      <style:text-properties fo:color="#000000" loext:opacity="100%" style:font-name="Arial" fo:font-size="15pt" officeooo:rsid="0050c3f3" style:font-size-asian="15pt" style:font-name-complex="Arial" style:font-size-complex="15pt"/>
    </style:style>
    <style:style style:name="T157" style:family="text">
      <style:text-properties fo:color="#000000" loext:opacity="100%" style:font-name="Arial" fo:font-size="15pt" officeooo:rsid="005237ff" style:font-size-asian="15pt" style:font-name-complex="Arial" style:font-size-complex="15pt"/>
    </style:style>
    <style:style style:name="T158" style:family="text">
      <style:text-properties fo:color="#000000" loext:opacity="100%" style:font-name="Arial" fo:font-size="15pt" officeooo:rsid="00535201" style:font-size-asian="15pt" style:font-name-complex="Arial" style:font-size-complex="15pt"/>
    </style:style>
    <style:style style:name="T159" style:family="text">
      <style:text-properties fo:color="#000000" loext:opacity="100%" style:font-name="Arial" fo:font-size="15pt" officeooo:rsid="005431da" style:font-size-asian="15pt" style:font-name-complex="Arial" style:font-size-complex="15pt"/>
    </style:style>
    <style:style style:name="T160" style:family="text">
      <style:text-properties fo:color="#000000" loext:opacity="100%" style:font-name="Arial" fo:font-size="15pt" officeooo:rsid="00545533" style:font-size-asian="15pt" style:font-name-complex="Arial" style:font-size-complex="15pt"/>
    </style:style>
    <style:style style:name="T161" style:family="text">
      <style:text-properties fo:color="#000000" loext:opacity="100%" style:font-name="Arial" fo:font-size="15pt" officeooo:rsid="00556c4f" style:font-size-asian="15pt" style:font-name-complex="Arial" style:font-size-complex="15pt"/>
    </style:style>
    <style:style style:name="T162" style:family="text">
      <style:text-properties fo:color="#000000" loext:opacity="100%" style:font-name="Arial" fo:font-size="15pt" officeooo:rsid="005617d7" style:font-size-asian="15pt" style:font-name-complex="Arial" style:font-size-complex="15pt"/>
    </style:style>
    <style:style style:name="T163" style:family="text">
      <style:text-properties fo:color="#000000" loext:opacity="100%" style:font-name="Arial" fo:font-size="15pt" officeooo:rsid="0058ec18" style:font-size-asian="15pt" style:font-name-complex="Arial" style:font-size-complex="15pt"/>
    </style:style>
    <style:style style:name="T164" style:family="text">
      <style:text-properties fo:color="#000000" loext:opacity="100%" style:font-name="Arial" fo:font-size="15pt" officeooo:rsid="00592740" style:font-size-asian="15pt" style:font-name-complex="Arial" style:font-size-complex="15pt"/>
    </style:style>
    <style:style style:name="T165" style:family="text">
      <style:text-properties fo:color="#000000" loext:opacity="100%" style:font-name="Arial" fo:font-size="15pt" officeooo:rsid="005a49a0" style:font-size-asian="15pt" style:font-name-complex="Arial" style:font-size-complex="15pt"/>
    </style:style>
    <style:style style:name="T166" style:family="text">
      <style:text-properties fo:color="#000000" loext:opacity="100%" style:font-name="Arial" fo:font-size="15pt" officeooo:rsid="005b9f65" style:font-size-asian="15pt" style:font-name-complex="Arial" style:font-size-complex="15pt"/>
    </style:style>
    <style:style style:name="T167" style:family="text">
      <style:text-properties fo:color="#000000" loext:opacity="100%" style:font-name="Arial" fo:font-size="15pt" officeooo:rsid="005d51d1" style:font-size-asian="15pt" style:font-name-complex="Arial" style:font-size-complex="15pt"/>
    </style:style>
    <style:style style:name="T168" style:family="text">
      <style:text-properties fo:color="#000000" loext:opacity="100%" style:font-name="Arial" fo:font-size="15pt" officeooo:rsid="005f0554" style:font-size-asian="15pt" style:font-name-complex="Arial" style:font-size-complex="15pt"/>
    </style:style>
    <style:style style:name="T169" style:family="text">
      <style:text-properties fo:color="#000000" loext:opacity="100%" style:font-name="Arial" fo:font-size="15pt" officeooo:rsid="0060cf6a" style:font-size-asian="15pt" style:font-name-complex="Arial" style:font-size-complex="15pt"/>
    </style:style>
    <style:style style:name="T170" style:family="text">
      <style:text-properties fo:color="#000000" loext:opacity="100%" style:font-name="Arial" fo:font-size="15pt" officeooo:rsid="00615dc4" style:font-size-asian="15pt" style:font-name-complex="Arial" style:font-size-complex="15pt"/>
    </style:style>
    <style:style style:name="T171" style:family="text">
      <style:text-properties fo:color="#000000" loext:opacity="100%" style:font-name="Arial" fo:font-size="15pt" officeooo:rsid="0061ecca" style:font-size-asian="15pt" style:font-name-complex="Arial" style:font-size-complex="15pt"/>
    </style:style>
    <style:style style:name="T172" style:family="text">
      <style:text-properties fo:color="#000000" loext:opacity="100%" style:font-name="Arial" fo:font-size="15pt" officeooo:rsid="0064892e" style:font-size-asian="15pt" style:font-name-complex="Arial" style:font-size-complex="15pt"/>
    </style:style>
    <style:style style:name="T173" style:family="text">
      <style:text-properties fo:color="#000000" loext:opacity="100%" style:font-name="Arial" fo:font-size="15pt" officeooo:rsid="00662ca3" style:font-size-asian="15pt" style:font-name-complex="Arial" style:font-size-complex="15pt"/>
    </style:style>
    <style:style style:name="T174" style:family="text">
      <style:text-properties fo:color="#000000" loext:opacity="100%" style:font-name="Arial" fo:font-size="15pt" officeooo:rsid="001d1cab" style:font-size-asian="15pt" style:font-name-complex="Arial" style:font-size-complex="15pt"/>
    </style:style>
    <style:style style:name="T175" style:family="text">
      <style:text-properties fo:color="#000000" loext:opacity="100%" style:font-name="Arial" fo:font-size="15pt" officeooo:rsid="001d54e9" style:font-size-asian="15pt" style:font-name-complex="Arial" style:font-size-complex="15pt"/>
    </style:style>
    <style:style style:name="T176" style:family="text">
      <style:text-properties fo:color="#000000" loext:opacity="100%" style:font-name="Arial" fo:font-size="15pt" officeooo:rsid="001eee94" style:font-size-asian="15pt" style:font-name-complex="Arial" style:font-size-complex="15pt"/>
    </style:style>
    <style:style style:name="T177" style:family="text">
      <style:text-properties fo:color="#000000" loext:opacity="100%" style:font-name="Arial" fo:font-size="15pt" officeooo:rsid="002041e6" style:font-size-asian="15pt" style:font-name-complex="Arial" style:font-size-complex="15pt"/>
    </style:style>
    <style:style style:name="T178" style:family="text">
      <style:text-properties fo:color="#000000" loext:opacity="100%" style:font-name="Arial" fo:font-size="15pt" officeooo:rsid="0020dc1b" style:font-size-asian="15pt" style:font-name-complex="Arial" style:font-size-complex="15pt"/>
    </style:style>
    <style:style style:name="T179" style:family="text">
      <style:text-properties fo:color="#000000" loext:opacity="100%" style:font-name="Arial" fo:font-size="15pt" officeooo:rsid="00228f2b" style:font-size-asian="15pt" style:font-name-complex="Arial" style:font-size-complex="15pt"/>
    </style:style>
    <style:style style:name="T180" style:family="text">
      <style:text-properties fo:color="#000000" loext:opacity="100%" style:font-name="Arial" fo:font-size="15pt" officeooo:rsid="0023ee39" style:font-size-asian="15pt" style:font-name-complex="Arial" style:font-size-complex="15pt"/>
    </style:style>
    <style:style style:name="T181" style:family="text">
      <style:text-properties fo:color="#000000" loext:opacity="100%" style:font-name="Arial" fo:font-size="15pt" officeooo:rsid="0025ee0f" style:font-size-asian="15pt" style:font-name-complex="Arial" style:font-size-complex="15pt"/>
    </style:style>
    <style:style style:name="T182" style:family="text">
      <style:text-properties fo:color="#000000" loext:opacity="100%" style:font-name="Arial" fo:font-size="15pt" officeooo:rsid="0027e8a2" style:font-size-asian="15pt" style:font-name-complex="Arial" style:font-size-complex="15pt"/>
    </style:style>
    <style:style style:name="T183" style:family="text">
      <style:text-properties fo:color="#000000" loext:opacity="100%" style:font-name="Arial" fo:font-size="15pt" officeooo:rsid="002b9397" style:font-size-asian="15pt" style:font-name-complex="Arial" style:font-size-complex="15pt"/>
    </style:style>
    <style:style style:name="T184" style:family="text">
      <style:text-properties fo:color="#000000" loext:opacity="100%" style:font-name="Arial" fo:font-size="15pt" officeooo:rsid="002cc11c" style:font-size-asian="15pt" style:font-name-complex="Arial" style:font-size-complex="15pt"/>
    </style:style>
    <style:style style:name="T185" style:family="text">
      <style:text-properties fo:color="#000000" loext:opacity="100%" style:font-name="Arial" fo:font-size="15pt" officeooo:rsid="002d9e6a" style:font-size-asian="15pt" style:font-name-complex="Arial" style:font-size-complex="15pt"/>
    </style:style>
    <style:style style:name="T186" style:family="text">
      <style:text-properties fo:color="#000000" loext:opacity="100%" style:font-name="Arial" fo:font-size="15pt" officeooo:rsid="002f2304" style:font-size-asian="15pt" style:font-name-complex="Arial" style:font-size-complex="15pt"/>
    </style:style>
    <style:style style:name="T187" style:family="text">
      <style:text-properties fo:color="#000000" loext:opacity="100%" style:font-name="Arial" fo:font-size="15pt" officeooo:rsid="00302dec" style:font-size-asian="15pt" style:font-name-complex="Arial" style:font-size-complex="15pt"/>
    </style:style>
    <style:style style:name="T188" style:family="text">
      <style:text-properties fo:color="#000000" loext:opacity="100%" style:font-name="Arial" fo:font-size="15pt" officeooo:rsid="00330801" style:font-size-asian="15pt" style:font-name-complex="Arial" style:font-size-complex="15pt"/>
    </style:style>
    <style:style style:name="T189" style:family="text">
      <style:text-properties fo:color="#000000" loext:opacity="100%" style:font-name="Arial" fo:font-size="15pt" officeooo:rsid="003461a2" style:font-size-asian="15pt" style:font-name-complex="Arial" style:font-size-complex="15pt"/>
    </style:style>
    <style:style style:name="T190" style:family="text">
      <style:text-properties fo:color="#000000" loext:opacity="100%" style:font-name="Arial" fo:font-size="15pt" officeooo:rsid="0034b6ea" style:font-size-asian="15pt" style:font-name-complex="Arial" style:font-size-complex="15pt"/>
    </style:style>
    <style:style style:name="T191" style:family="text">
      <style:text-properties fo:color="#000000" loext:opacity="100%" style:font-name="Arial" fo:font-size="15pt" officeooo:rsid="00367a39" style:font-size-asian="15pt" style:font-name-complex="Arial" style:font-size-complex="15pt"/>
    </style:style>
    <style:style style:name="T192" style:family="text">
      <style:text-properties fo:color="#000000" loext:opacity="100%" style:font-name="Arial" fo:font-size="15pt" officeooo:rsid="00384e84" style:font-size-asian="15pt" style:font-name-complex="Arial" style:font-size-complex="15pt"/>
    </style:style>
    <style:style style:name="T193" style:family="text">
      <style:text-properties fo:color="#000000" loext:opacity="100%" style:font-name="Arial" fo:font-size="15pt" officeooo:rsid="003b0a1c" style:font-size-asian="15pt" style:font-name-complex="Arial" style:font-size-complex="15pt"/>
    </style:style>
    <style:style style:name="T194" style:family="text">
      <style:text-properties fo:color="#000000" loext:opacity="100%" style:font-name="Arial" fo:font-size="15pt" officeooo:rsid="003bf014" style:font-size-asian="15pt" style:font-name-complex="Arial" style:font-size-complex="15pt"/>
    </style:style>
    <style:style style:name="T195" style:family="text">
      <style:text-properties fo:color="#000000" loext:opacity="100%" style:font-name="Arial" fo:font-size="15pt" officeooo:rsid="003ebc0d" style:font-size-asian="15pt" style:font-name-complex="Arial" style:font-size-complex="15pt"/>
    </style:style>
    <style:style style:name="T196" style:family="text">
      <style:text-properties fo:color="#000000" loext:opacity="100%" style:font-name="Arial" fo:font-size="15pt" officeooo:rsid="003fc165" style:font-size-asian="15pt" style:font-name-complex="Arial" style:font-size-complex="15pt"/>
    </style:style>
    <style:style style:name="T197" style:family="text">
      <style:text-properties fo:color="#000000" loext:opacity="100%" style:font-name="Arial" fo:font-size="15pt" officeooo:rsid="00418a8e" style:font-size-asian="15pt" style:font-name-complex="Arial" style:font-size-complex="15pt"/>
    </style:style>
    <style:style style:name="T198" style:family="text">
      <style:text-properties fo:color="#000000" loext:opacity="100%" style:font-name="Arial" fo:font-size="15pt" officeooo:rsid="00428721" style:font-size-asian="15pt" style:font-name-complex="Arial" style:font-size-complex="15pt"/>
    </style:style>
    <style:style style:name="T199" style:family="text">
      <style:text-properties fo:color="#000000" loext:opacity="100%" style:font-name="Arial" fo:font-size="15pt" officeooo:rsid="00431f75" style:font-size-asian="15pt" style:font-name-complex="Arial" style:font-size-complex="15pt"/>
    </style:style>
    <style:style style:name="T200" style:family="text">
      <style:text-properties fo:color="#000000" loext:opacity="100%" style:font-name="Arial" fo:font-size="15pt" officeooo:rsid="00454856" style:font-size-asian="15pt" style:font-name-complex="Arial" style:font-size-complex="15pt"/>
    </style:style>
    <style:style style:name="T201" style:family="text">
      <style:text-properties fo:color="#000000" loext:opacity="100%" style:font-name="Arial" fo:font-size="15pt" officeooo:rsid="00471b98" style:font-size-asian="15pt" style:font-name-complex="Arial" style:font-size-complex="15pt"/>
    </style:style>
    <style:style style:name="T202" style:family="text">
      <style:text-properties fo:color="#000000" loext:opacity="100%" style:font-name="Arial" fo:font-size="15pt" officeooo:rsid="004b9f3e" style:font-size-asian="15pt" style:font-name-complex="Arial" style:font-size-complex="15pt"/>
    </style:style>
    <style:style style:name="T203" style:family="text">
      <style:text-properties fo:color="#000000" loext:opacity="100%" style:font-name="Arial" fo:font-size="15pt" officeooo:rsid="004d5c0c" style:font-size-asian="15pt" style:font-name-complex="Arial" style:font-size-complex="15pt"/>
    </style:style>
    <style:style style:name="T204" style:family="text">
      <style:text-properties fo:color="#000000" loext:opacity="100%" style:font-name="Arial" fo:font-size="15pt" officeooo:rsid="004de8ef" style:font-size-asian="15pt" style:font-name-complex="Arial" style:font-size-complex="15pt"/>
    </style:style>
    <style:style style:name="T205" style:family="text">
      <style:text-properties fo:color="#000000" loext:opacity="100%" style:font-name="Arial" fo:font-size="15pt" officeooo:rsid="004f365a" style:font-size-asian="15pt" style:font-name-complex="Arial" style:font-size-complex="15pt"/>
    </style:style>
    <style:style style:name="T206" style:family="text">
      <style:text-properties fo:color="#000000" loext:opacity="100%" style:font-name="Arial" fo:font-size="15pt" officeooo:rsid="0050e2cc" style:font-size-asian="15pt" style:font-name-complex="Arial" style:font-size-complex="15pt"/>
    </style:style>
    <style:style style:name="T207" style:family="text">
      <style:text-properties fo:color="#000000" loext:opacity="100%" style:font-name="Arial" fo:font-size="15pt" officeooo:rsid="00540234" style:font-size-asian="15pt" style:font-name-complex="Arial" style:font-size-complex="15pt"/>
    </style:style>
    <style:style style:name="T208" style:family="text">
      <style:text-properties fo:color="#000000" loext:opacity="100%" style:font-name="Arial" fo:font-size="15pt" officeooo:rsid="00554ba2" style:font-size-asian="15pt" style:font-name-complex="Arial" style:font-size-complex="15pt"/>
    </style:style>
    <style:style style:name="T209" style:family="text">
      <style:text-properties fo:color="#000000" loext:opacity="100%" style:font-name="Arial" fo:font-size="15pt" officeooo:rsid="0055e5bf" style:font-size-asian="15pt" style:font-name-complex="Arial" style:font-size-complex="15pt"/>
    </style:style>
    <style:style style:name="T210" style:family="text">
      <style:text-properties fo:color="#000000" loext:opacity="100%" style:font-name="Arial" fo:font-size="15pt" officeooo:rsid="0055eb05" style:font-size-asian="15pt" style:font-name-complex="Arial" style:font-size-complex="15pt"/>
    </style:style>
    <style:style style:name="T211" style:family="text">
      <style:text-properties fo:color="#000000" loext:opacity="100%" style:font-name="Arial" fo:font-size="15pt" officeooo:rsid="00581e3f" style:font-size-asian="15pt" style:font-name-complex="Arial" style:font-size-complex="15pt"/>
    </style:style>
    <style:style style:name="T212" style:family="text">
      <style:text-properties fo:color="#000000" loext:opacity="100%" style:font-name="Arial" fo:font-size="15pt" officeooo:rsid="0058ef70" style:font-size-asian="15pt" style:font-name-complex="Arial" style:font-size-complex="15pt"/>
    </style:style>
    <style:style style:name="T213" style:family="text">
      <style:text-properties fo:color="#000000" loext:opacity="100%" style:font-name="Arial" fo:font-size="15pt" officeooo:rsid="005a7649" style:font-size-asian="15pt" style:font-name-complex="Arial" style:font-size-complex="15pt"/>
    </style:style>
    <style:style style:name="T214" style:family="text">
      <style:text-properties fo:color="#000000" loext:opacity="100%" style:font-name="Arial" fo:font-size="15pt" officeooo:rsid="005aad4f" style:font-size-asian="15pt" style:font-name-complex="Arial" style:font-size-complex="15pt"/>
    </style:style>
    <style:style style:name="T215" style:family="text">
      <style:text-properties fo:color="#000000" loext:opacity="100%" style:font-name="Arial" fo:font-size="15pt" officeooo:rsid="005ae35d" style:font-size-asian="15pt" style:font-name-complex="Arial" style:font-size-complex="15pt"/>
    </style:style>
    <style:style style:name="T216" style:family="text">
      <style:text-properties fo:color="#000000" loext:opacity="100%" style:font-name="Arial" fo:font-size="15pt" officeooo:rsid="005eaeff" style:font-size-asian="15pt" style:font-name-complex="Arial" style:font-size-complex="15pt"/>
    </style:style>
    <style:style style:name="T217" style:family="text">
      <style:text-properties fo:color="#000000" loext:opacity="100%" style:font-name="Arial" fo:font-size="15pt" officeooo:rsid="005f392e" style:font-size-asian="15pt" style:font-name-complex="Arial" style:font-size-complex="15pt"/>
    </style:style>
    <style:style style:name="T218" style:family="text">
      <style:text-properties fo:color="#000000" loext:opacity="100%" style:font-name="Arial" fo:font-size="15pt" officeooo:rsid="0061257f" style:font-size-asian="15pt" style:font-name-complex="Arial" style:font-size-complex="15pt"/>
    </style:style>
    <style:style style:name="T219" style:family="text">
      <style:text-properties fo:color="#000000" loext:opacity="100%" style:font-name="Arial" fo:font-size="15pt" officeooo:rsid="0061283a" style:font-size-asian="15pt" style:font-name-complex="Arial" style:font-size-complex="15pt"/>
    </style:style>
    <style:style style:name="T220" style:family="text">
      <style:text-properties fo:color="#000000" loext:opacity="100%" style:font-name="Arial" fo:font-size="15pt" officeooo:rsid="0062ae42" style:font-size-asian="15pt" style:font-name-complex="Arial" style:font-size-complex="15pt"/>
    </style:style>
    <style:style style:name="T221" style:family="text">
      <style:text-properties fo:color="#000000" loext:opacity="100%" style:font-name="Arial" fo:font-size="15pt" officeooo:rsid="00657487" style:font-size-asian="15pt" style:font-name-complex="Arial" style:font-size-complex="15pt"/>
    </style:style>
    <style:style style:name="T222" style:family="text">
      <style:text-properties fo:color="#000000" loext:opacity="100%" style:font-name="Arial" fo:font-size="15pt" officeooo:rsid="0067905f" style:font-size-asian="15pt" style:font-name-complex="Arial" style:font-size-complex="15pt"/>
    </style:style>
    <style:style style:name="T223" style:family="text">
      <style:text-properties fo:color="#000000" loext:opacity="100%" style:font-name="Arial" fo:font-size="15pt" officeooo:rsid="006b5d37" style:font-size-asian="15pt" style:font-name-complex="Arial" style:font-size-complex="15pt"/>
    </style:style>
    <style:style style:name="T224" style:family="text">
      <style:text-properties fo:color="#000000" loext:opacity="100%" style:font-name="Arial" fo:font-size="15pt" officeooo:rsid="006bf47c" style:font-size-asian="15pt" style:font-name-complex="Arial" style:font-size-complex="15pt"/>
    </style:style>
    <style:style style:name="T225" style:family="text">
      <style:text-properties fo:color="#000000" loext:opacity="100%" style:font-name="Arial" fo:font-size="15pt" officeooo:rsid="006d491e" style:font-size-asian="15pt" style:font-name-complex="Arial" style:font-size-complex="15pt"/>
    </style:style>
    <style:style style:name="T226" style:family="text">
      <style:text-properties fo:color="#000000" loext:opacity="100%" style:font-name="Arial" fo:font-size="15pt" officeooo:rsid="006e1f26" style:font-size-asian="15pt" style:font-name-complex="Arial" style:font-size-complex="15pt"/>
    </style:style>
    <style:style style:name="T227" style:family="text">
      <style:text-properties fo:color="#000000" loext:opacity="100%" style:font-name="Arial" fo:font-size="15pt" officeooo:rsid="00725a8d" style:font-size-asian="15pt" style:font-name-complex="Arial" style:font-size-complex="15pt"/>
    </style:style>
    <style:style style:name="T228" style:family="text">
      <style:text-properties fo:color="#000000" loext:opacity="100%" style:font-name="Arial" fo:font-size="15pt" officeooo:rsid="007312f2" style:font-size-asian="15pt" style:font-name-complex="Arial" style:font-size-complex="15pt"/>
    </style:style>
    <style:style style:name="T229" style:family="text">
      <style:text-properties fo:color="#000000" loext:opacity="100%" style:font-name="Arial" fo:font-size="15pt" officeooo:rsid="0074f3f7" style:font-size-asian="15pt" style:font-name-complex="Arial" style:font-size-complex="15pt"/>
    </style:style>
    <style:style style:name="T230" style:family="text">
      <style:text-properties fo:color="#000000" loext:opacity="100%" style:font-name="Arial" fo:font-size="15pt" officeooo:rsid="0076adcf" style:font-size-asian="15pt" style:font-name-complex="Arial" style:font-size-complex="15pt"/>
    </style:style>
    <style:style style:name="T231" style:family="text">
      <style:text-properties fo:color="#000000" loext:opacity="100%" style:font-name="Arial" fo:font-size="15pt" officeooo:rsid="00776c68" style:font-size-asian="15pt" style:font-name-complex="Arial" style:font-size-complex="15pt"/>
    </style:style>
    <style:style style:name="T232" style:family="text">
      <style:text-properties fo:color="#000000" loext:opacity="100%" style:font-name="Arial" fo:font-size="15pt" officeooo:rsid="0078a304" style:font-size-asian="15pt" style:font-name-complex="Arial" style:font-size-complex="15pt"/>
    </style:style>
    <style:style style:name="T233" style:family="text">
      <style:text-properties fo:color="#000000" loext:opacity="100%" style:font-name="Arial" fo:font-size="15pt" officeooo:rsid="007937f4" style:font-size-asian="15pt" style:font-name-complex="Arial" style:font-size-complex="15pt"/>
    </style:style>
    <style:style style:name="T234" style:family="text">
      <style:text-properties fo:color="#000000" loext:opacity="100%" style:font-name="Arial" fo:font-size="15pt" officeooo:rsid="00798862" style:font-size-asian="15pt" style:font-name-complex="Arial" style:font-size-complex="15pt"/>
    </style:style>
    <style:style style:name="T235" style:family="text">
      <style:text-properties fo:color="#000000" loext:opacity="100%" style:font-name="Arial" fo:font-size="15pt" officeooo:rsid="007aec05" style:font-size-asian="15pt" style:font-name-complex="Arial" style:font-size-complex="15pt"/>
    </style:style>
    <style:style style:name="T236" style:family="text">
      <style:text-properties fo:color="#000000" loext:opacity="100%" style:font-name="Arial" fo:font-size="15pt" officeooo:rsid="007d6169" style:font-size-asian="15pt" style:font-name-complex="Arial" style:font-size-complex="15pt"/>
    </style:style>
    <style:style style:name="T237" style:family="text">
      <style:text-properties fo:color="#000000" loext:opacity="100%" style:font-name="Arial" fo:font-size="15pt" officeooo:rsid="007e9cdf" style:font-size-asian="15pt" style:font-name-complex="Arial" style:font-size-complex="15pt"/>
    </style:style>
    <style:style style:name="T238" style:family="text">
      <style:text-properties fo:color="#000000" loext:opacity="100%" style:font-name="Arial" fo:font-size="15pt" officeooo:rsid="007ee9f0" style:font-size-asian="15pt" style:font-name-complex="Arial" style:font-size-complex="15pt"/>
    </style:style>
    <style:style style:name="T239" style:family="text">
      <style:text-properties fo:color="#000000" loext:opacity="100%" style:font-name="Arial" fo:font-size="15pt" officeooo:rsid="00801782" style:font-size-asian="15pt" style:font-name-complex="Arial" style:font-size-complex="15pt"/>
    </style:style>
    <style:style style:name="T240" style:family="text">
      <style:text-properties fo:color="#000000" loext:opacity="100%" style:font-name="Arial" fo:font-size="15pt" officeooo:rsid="008194cc" style:font-size-asian="15pt" style:font-name-complex="Arial" style:font-size-complex="15pt"/>
    </style:style>
    <style:style style:name="T241" style:family="text">
      <style:text-properties fo:color="#000000" loext:opacity="100%" style:font-name="Arial" fo:font-size="15pt" officeooo:rsid="00839352" style:font-size-asian="15pt" style:font-name-complex="Arial" style:font-size-complex="15pt"/>
    </style:style>
    <style:style style:name="T242" style:family="text">
      <style:text-properties fo:color="#000000" loext:opacity="100%" style:font-name="Arial" fo:font-size="15pt" officeooo:rsid="008656a9" style:font-size-asian="15pt" style:font-name-complex="Arial" style:font-size-complex="15pt"/>
    </style:style>
    <style:style style:name="T243" style:family="text">
      <style:text-properties fo:color="#000000" loext:opacity="100%" style:font-name="Arial" fo:font-size="15pt" officeooo:rsid="0087c7a3" style:font-size-asian="15pt" style:font-name-complex="Arial" style:font-size-complex="15pt"/>
    </style:style>
    <style:style style:name="T244" style:family="text">
      <style:text-properties fo:color="#000000" loext:opacity="100%" style:font-name="Arial" fo:font-size="15pt" officeooo:rsid="00899ac5" style:font-size-asian="15pt" style:font-name-complex="Arial" style:font-size-complex="15pt"/>
    </style:style>
    <style:style style:name="T245" style:family="text">
      <style:text-properties fo:color="#000000" loext:opacity="100%" style:font-name="Arial" fo:font-size="15pt" officeooo:rsid="008e5bff" style:font-size-asian="15pt" style:font-name-complex="Arial" style:font-size-complex="15pt"/>
    </style:style>
    <style:style style:name="T246" style:family="text">
      <style:text-properties fo:color="#000000" loext:opacity="100%" style:font-name="Arial" fo:font-size="15pt" officeooo:rsid="008fd020" style:font-size-asian="15pt" style:font-name-complex="Arial" style:font-size-complex="15pt"/>
    </style:style>
    <style:style style:name="T247" style:family="text">
      <style:text-properties fo:color="#000000" loext:opacity="100%" style:font-name="Arial" fo:font-size="15pt" officeooo:rsid="00902c4d" style:font-size-asian="15pt" style:font-name-complex="Arial" style:font-size-complex="15pt"/>
    </style:style>
    <style:style style:name="T248" style:family="text">
      <style:text-properties fo:color="#000000" loext:opacity="100%" style:font-name="Arial" fo:font-size="15pt" officeooo:rsid="0016aeda" style:font-size-asian="15pt" style:font-name-complex="Arial" style:font-size-complex="15pt"/>
    </style:style>
    <style:style style:name="T249" style:family="text">
      <style:text-properties fo:color="#000000" loext:opacity="100%" style:font-name="Arial" fo:font-size="15pt" officeooo:rsid="00175281" style:font-size-asian="15pt" style:font-name-complex="Arial" style:font-size-complex="15pt"/>
    </style:style>
    <style:style style:name="T250" style:family="text">
      <style:text-properties fo:color="#000000" loext:opacity="100%" style:font-name="Arial" fo:font-size="15pt" officeooo:rsid="001a8076" style:font-size-asian="15pt" style:font-name-complex="Arial" style:font-size-complex="15pt"/>
    </style:style>
    <style:style style:name="T251" style:family="text">
      <style:text-properties fo:color="#000000" loext:opacity="100%" style:font-name="Arial" fo:font-size="15pt" fo:background-color="transparent" loext:char-shading-value="0" style:font-size-asian="15pt" style:font-name-complex="Arial" style:font-size-complex="15pt"/>
    </style:style>
    <style:style style:name="T252" style:family="text">
      <style:text-properties fo:color="#000000" loext:opacity="100%" style:font-name="Arial" fo:font-size="15pt" officeooo:rsid="001d05f0" fo:background-color="transparent" loext:char-shading-value="0" style:font-size-asian="15pt" style:font-name-complex="Arial" style:font-size-complex="15pt"/>
    </style:style>
    <style:style style:name="T253" style:family="text">
      <style:text-properties fo:color="#000000" loext:opacity="100%" style:font-name="Arial" fo:font-size="15pt" officeooo:rsid="001d05f0" fo:background-color="transparent" loext:char-shading-value="0" style:font-size-asian="15pt" style:font-name-complex="Arial" style:font-size-complex="15pt"/>
    </style:style>
    <style:style style:name="T254" style:family="text">
      <style:text-properties fo:color="#000000" loext:opacity="100%" style:font-name="Arial" fo:font-size="15pt" officeooo:rsid="001d9c63" fo:background-color="transparent" loext:char-shading-value="0" style:font-size-asian="15pt" style:font-name-complex="Arial" style:font-size-complex="15pt"/>
    </style:style>
    <style:style style:name="T255" style:family="text">
      <style:text-properties fo:color="#000000" loext:opacity="100%" style:font-name="Arial" fo:font-size="15pt" officeooo:rsid="001d9c63" fo:background-color="transparent" loext:char-shading-value="0" style:font-size-asian="15pt" style:font-name-complex="Arial" style:font-size-complex="15pt"/>
    </style:style>
    <style:style style:name="T256" style:family="text">
      <style:text-properties fo:color="#000000" loext:opacity="100%" style:font-name="Arial" fo:font-size="15pt" officeooo:rsid="001ec605" fo:background-color="transparent" loext:char-shading-value="0" style:font-size-asian="15pt" style:font-name-complex="Arial" style:font-size-complex="15pt"/>
    </style:style>
    <style:style style:name="T257" style:family="text">
      <style:text-properties fo:color="#000000" loext:opacity="100%" style:font-name="Arial" fo:font-size="15pt" officeooo:rsid="001ec605" fo:background-color="transparent" loext:char-shading-value="0" style:font-size-asian="15pt" style:font-name-complex="Arial" style:font-size-complex="15pt"/>
    </style:style>
    <style:style style:name="T258" style:family="text">
      <style:text-properties fo:color="#000000" loext:opacity="100%" style:font-name="Arial" fo:font-size="15pt" officeooo:rsid="0020543a" fo:background-color="transparent" loext:char-shading-value="0" style:font-size-asian="15pt" style:font-name-complex="Arial" style:font-size-complex="15pt"/>
    </style:style>
    <style:style style:name="T259" style:family="text">
      <style:text-properties fo:color="#000000" loext:opacity="100%" style:font-name="Arial" fo:font-size="15pt" officeooo:rsid="0020543a" fo:background-color="transparent" loext:char-shading-value="0" style:font-size-asian="15pt" style:font-name-complex="Arial" style:font-size-complex="15pt"/>
    </style:style>
    <style:style style:name="T260" style:family="text">
      <style:text-properties fo:color="#000000" loext:opacity="100%" style:font-name="Arial" fo:font-size="15pt" officeooo:rsid="0022a3ff" fo:background-color="transparent" loext:char-shading-value="0" style:font-size-asian="15pt" style:font-name-complex="Arial" style:font-size-complex="15pt"/>
    </style:style>
    <style:style style:name="T261" style:family="text">
      <style:text-properties fo:color="#000000" loext:opacity="100%" style:font-name="Arial" fo:font-size="15pt" officeooo:rsid="0022a3ff" fo:background-color="transparent" loext:char-shading-value="0" style:font-size-asian="15pt" style:font-name-complex="Arial" style:font-size-complex="15pt"/>
    </style:style>
    <style:style style:name="T262" style:family="text">
      <style:text-properties fo:color="#000000" loext:opacity="100%" style:font-name="Arial" fo:font-size="15pt" officeooo:rsid="0023ad52" fo:background-color="transparent" loext:char-shading-value="0" style:font-size-asian="15pt" style:font-name-complex="Arial" style:font-size-complex="15pt"/>
    </style:style>
    <style:style style:name="T263" style:family="text">
      <style:text-properties fo:color="#000000" loext:opacity="100%" style:font-name="Arial" fo:font-size="15pt" officeooo:rsid="0023ad52" fo:background-color="transparent" loext:char-shading-value="0" style:font-size-asian="15pt" style:font-name-complex="Arial" style:font-size-complex="15pt"/>
    </style:style>
    <style:style style:name="T264" style:family="text">
      <style:text-properties fo:color="#000000" loext:opacity="100%" style:font-name="Arial" fo:font-size="15pt" officeooo:rsid="0023cc91" fo:background-color="transparent" loext:char-shading-value="0" style:font-size-asian="15pt" style:font-name-complex="Arial" style:font-size-complex="15pt"/>
    </style:style>
    <style:style style:name="T265" style:family="text">
      <style:text-properties fo:color="#000000" loext:opacity="100%" style:font-name="Arial" fo:font-size="15pt" officeooo:rsid="0023cc91" fo:background-color="transparent" loext:char-shading-value="0" style:font-size-asian="15pt" style:font-name-complex="Arial" style:font-size-complex="15pt"/>
    </style:style>
    <style:style style:name="T266" style:family="text">
      <style:text-properties fo:color="#000000" loext:opacity="100%" style:font-name="Arial" fo:font-size="15pt" officeooo:rsid="0025b222" fo:background-color="transparent" loext:char-shading-value="0" style:font-size-asian="15pt" style:font-name-complex="Arial" style:font-size-complex="15pt"/>
    </style:style>
    <style:style style:name="T267" style:family="text">
      <style:text-properties fo:color="#000000" loext:opacity="100%" style:font-name="Arial" fo:font-size="15pt" officeooo:rsid="0025b222" fo:background-color="transparent" loext:char-shading-value="0" style:font-size-asian="15pt" style:font-name-complex="Arial" style:font-size-complex="15pt"/>
    </style:style>
    <style:style style:name="T268" style:family="text">
      <style:text-properties fo:color="#000000" loext:opacity="100%" style:font-name="Arial" fo:font-size="15pt" officeooo:rsid="0029e79f" fo:background-color="transparent" loext:char-shading-value="0" style:font-size-asian="15pt" style:font-name-complex="Arial" style:font-size-complex="15pt"/>
    </style:style>
    <style:style style:name="T269" style:family="text">
      <style:text-properties fo:color="#000000" loext:opacity="100%" style:font-name="Arial" fo:font-size="15pt" officeooo:rsid="0029e79f" fo:background-color="transparent" loext:char-shading-value="0" style:font-size-asian="15pt" style:font-name-complex="Arial" style:font-size-complex="15pt"/>
    </style:style>
    <style:style style:name="T270" style:family="text">
      <style:text-properties fo:color="#000000" loext:opacity="100%" style:font-name="Arial" fo:font-size="15pt" officeooo:rsid="002a9c67" fo:background-color="transparent" loext:char-shading-value="0" style:font-size-asian="15pt" style:font-name-complex="Arial" style:font-size-complex="15pt"/>
    </style:style>
    <style:style style:name="T271" style:family="text">
      <style:text-properties fo:color="#000000" loext:opacity="100%" style:font-name="Arial" fo:font-size="15pt" officeooo:rsid="002a9c67" fo:background-color="transparent" loext:char-shading-value="0" style:font-size-asian="15pt" style:font-name-complex="Arial" style:font-size-complex="15pt"/>
    </style:style>
    <style:style style:name="T272" style:family="text">
      <style:text-properties fo:color="#000000" loext:opacity="100%" style:font-name="Arial" fo:font-size="15pt" officeooo:rsid="002b970c" fo:background-color="transparent" loext:char-shading-value="0" style:font-size-asian="15pt" style:font-name-complex="Arial" style:font-size-complex="15pt"/>
    </style:style>
    <style:style style:name="T273" style:family="text">
      <style:text-properties fo:color="#000000" loext:opacity="100%" style:font-name="Arial" fo:font-size="15pt" officeooo:rsid="002b970c" fo:background-color="transparent" loext:char-shading-value="0" style:font-size-asian="15pt" style:font-name-complex="Arial" style:font-size-complex="15pt"/>
    </style:style>
    <style:style style:name="T274" style:family="text">
      <style:text-properties fo:color="#000000" loext:opacity="100%" style:font-name="Arial" fo:font-size="15pt" officeooo:rsid="002bd4f9" fo:background-color="transparent" loext:char-shading-value="0" style:font-size-asian="15pt" style:font-name-complex="Arial" style:font-size-complex="15pt"/>
    </style:style>
    <style:style style:name="T275" style:family="text">
      <style:text-properties fo:color="#000000" loext:opacity="100%" style:font-name="Arial" fo:font-size="15pt" officeooo:rsid="002bd4f9" fo:background-color="transparent" loext:char-shading-value="0" style:font-size-asian="15pt" style:font-name-complex="Arial" style:font-size-complex="15pt"/>
    </style:style>
    <style:style style:name="T276" style:family="text">
      <style:text-properties fo:color="#000000" loext:opacity="100%" style:font-name="Arial" fo:font-size="15pt" officeooo:rsid="003296ea" fo:background-color="transparent" loext:char-shading-value="0" style:font-size-asian="15pt" style:font-name-complex="Arial" style:font-size-complex="15pt"/>
    </style:style>
    <style:style style:name="T277" style:family="text">
      <style:text-properties fo:color="#000000" loext:opacity="100%" style:font-name="Arial" fo:font-size="15pt" officeooo:rsid="003296ea" fo:background-color="transparent" loext:char-shading-value="0" style:font-size-asian="15pt" style:font-name-complex="Arial" style:font-size-complex="15pt"/>
    </style:style>
    <style:style style:name="T278" style:family="text">
      <style:text-properties fo:color="#000000" loext:opacity="100%" style:font-name="Arial" fo:font-size="15pt" officeooo:rsid="0033b41c" fo:background-color="transparent" loext:char-shading-value="0" style:font-size-asian="15pt" style:font-name-complex="Arial" style:font-size-complex="15pt"/>
    </style:style>
    <style:style style:name="T279" style:family="text">
      <style:text-properties fo:color="#000000" loext:opacity="100%" style:font-name="Arial" fo:font-size="15pt" officeooo:rsid="0033b41c" fo:background-color="transparent" loext:char-shading-value="0" style:font-size-asian="15pt" style:font-name-complex="Arial" style:font-size-complex="15pt"/>
    </style:style>
    <style:style style:name="T280" style:family="text">
      <style:text-properties fo:color="#000000" loext:opacity="100%" style:font-name="Arial" fo:font-size="15pt" officeooo:rsid="00353d0c" fo:background-color="transparent" loext:char-shading-value="0" style:font-size-asian="15pt" style:font-name-complex="Arial" style:font-size-complex="15pt"/>
    </style:style>
    <style:style style:name="T281" style:family="text">
      <style:text-properties fo:color="#000000" loext:opacity="100%" style:font-name="Arial" fo:font-size="15pt" officeooo:rsid="00353d0c" fo:background-color="transparent" loext:char-shading-value="0" style:font-size-asian="15pt" style:font-name-complex="Arial" style:font-size-complex="15pt"/>
    </style:style>
    <style:style style:name="T282" style:family="text">
      <style:text-properties fo:color="#000000" loext:opacity="100%" style:font-name="Arial" fo:font-size="15pt" officeooo:rsid="0036a328" fo:background-color="transparent" loext:char-shading-value="0" style:font-size-asian="15pt" style:font-name-complex="Arial" style:font-size-complex="15pt"/>
    </style:style>
    <style:style style:name="T283" style:family="text">
      <style:text-properties fo:color="#000000" loext:opacity="100%" style:font-name="Arial" fo:font-size="15pt" officeooo:rsid="0036a328" fo:background-color="transparent" loext:char-shading-value="0" style:font-size-asian="15pt" style:font-name-complex="Arial" style:font-size-complex="15pt"/>
    </style:style>
    <style:style style:name="T284" style:family="text">
      <style:text-properties fo:color="#000000" loext:opacity="100%" style:font-name="Arial" fo:font-size="15pt" officeooo:rsid="0039099c" fo:background-color="transparent" loext:char-shading-value="0" style:font-size-asian="15pt" style:font-name-complex="Arial" style:font-size-complex="15pt"/>
    </style:style>
    <style:style style:name="T285" style:family="text">
      <style:text-properties fo:color="#000000" loext:opacity="100%" style:font-name="Arial" fo:font-size="15pt" officeooo:rsid="0039099c" fo:background-color="transparent" loext:char-shading-value="0" style:font-size-asian="15pt" style:font-name-complex="Arial" style:font-size-complex="15pt"/>
    </style:style>
    <style:style style:name="T286" style:family="text">
      <style:text-properties fo:color="#000000" loext:opacity="100%" style:font-name="Arial" fo:font-size="15pt" officeooo:rsid="003a9405" fo:background-color="transparent" loext:char-shading-value="0" style:font-size-asian="15pt" style:font-name-complex="Arial" style:font-size-complex="15pt"/>
    </style:style>
    <style:style style:name="T287" style:family="text">
      <style:text-properties fo:color="#000000" loext:opacity="100%" style:font-name="Arial" fo:font-size="15pt" officeooo:rsid="003a9405" fo:background-color="transparent" loext:char-shading-value="0" style:font-size-asian="15pt" style:font-name-complex="Arial" style:font-size-complex="15pt"/>
    </style:style>
    <style:style style:name="T288" style:family="text">
      <style:text-properties fo:color="#000000" loext:opacity="100%" style:font-name="Arial" fo:font-size="15pt" officeooo:rsid="003b1df7" fo:background-color="transparent" loext:char-shading-value="0" style:font-size-asian="15pt" style:font-name-complex="Arial" style:font-size-complex="15pt"/>
    </style:style>
    <style:style style:name="T289" style:family="text">
      <style:text-properties fo:color="#000000" loext:opacity="100%" style:font-name="Arial" fo:font-size="15pt" officeooo:rsid="003b1df7" fo:background-color="transparent" loext:char-shading-value="0" style:font-size-asian="15pt" style:font-name-complex="Arial" style:font-size-complex="15pt"/>
    </style:style>
    <style:style style:name="T290" style:family="text">
      <style:text-properties fo:color="#000000" loext:opacity="100%" style:font-name="Arial" fo:font-size="15pt" officeooo:rsid="003c2e98" fo:background-color="transparent" loext:char-shading-value="0" style:font-size-asian="15pt" style:font-name-complex="Arial" style:font-size-complex="15pt"/>
    </style:style>
    <style:style style:name="T291" style:family="text">
      <style:text-properties fo:color="#000000" loext:opacity="100%" style:font-name="Arial" fo:font-size="15pt" officeooo:rsid="003c2e98" fo:background-color="transparent" loext:char-shading-value="0" style:font-size-asian="15pt" style:font-name-complex="Arial" style:font-size-complex="15pt"/>
    </style:style>
    <style:style style:name="T292" style:family="text">
      <style:text-properties fo:color="#000000" loext:opacity="100%" style:font-name="Arial" fo:font-size="15pt" officeooo:rsid="003d6fbb" fo:background-color="transparent" loext:char-shading-value="0" style:font-size-asian="15pt" style:font-name-complex="Arial" style:font-size-complex="15pt"/>
    </style:style>
    <style:style style:name="T293" style:family="text">
      <style:text-properties fo:color="#000000" loext:opacity="100%" style:font-name="Arial" fo:font-size="15pt" officeooo:rsid="003d6fbb" fo:background-color="transparent" loext:char-shading-value="0" style:font-size-asian="15pt" style:font-name-complex="Arial" style:font-size-complex="15pt"/>
    </style:style>
    <style:style style:name="T294" style:family="text">
      <style:text-properties fo:color="#000000" loext:opacity="100%" style:font-name="Arial" fo:font-size="15pt" officeooo:rsid="003dd281" fo:background-color="transparent" loext:char-shading-value="0" style:font-size-asian="15pt" style:font-name-complex="Arial" style:font-size-complex="15pt"/>
    </style:style>
    <style:style style:name="T295" style:family="text">
      <style:text-properties fo:color="#000000" loext:opacity="100%" style:font-name="Arial" fo:font-size="15pt" officeooo:rsid="003dd281" fo:background-color="transparent" loext:char-shading-value="0" style:font-size-asian="15pt" style:font-name-complex="Arial" style:font-size-complex="15pt"/>
    </style:style>
    <style:style style:name="T296" style:family="text">
      <style:text-properties fo:color="#000000" loext:opacity="100%" style:font-name="Arial" fo:font-size="15pt" officeooo:rsid="00442bc5" fo:background-color="transparent" loext:char-shading-value="0" style:font-size-asian="15pt" style:font-name-complex="Arial" style:font-size-complex="15pt"/>
    </style:style>
    <style:style style:name="T297" style:family="text">
      <style:text-properties fo:color="#000000" loext:opacity="100%" style:font-name="Arial" fo:font-size="15pt" officeooo:rsid="00442bc5" fo:background-color="transparent" loext:char-shading-value="0" style:font-size-asian="15pt" style:font-name-complex="Arial" style:font-size-complex="15pt"/>
    </style:style>
    <style:style style:name="T298" style:family="text">
      <style:text-properties fo:color="#000000" loext:opacity="100%" style:font-name="Arial" fo:font-size="15pt" officeooo:rsid="004534b1" fo:background-color="transparent" loext:char-shading-value="0" style:font-size-asian="15pt" style:font-name-complex="Arial" style:font-size-complex="15pt"/>
    </style:style>
    <style:style style:name="T299" style:family="text">
      <style:text-properties fo:color="#000000" loext:opacity="100%" style:font-name="Arial" fo:font-size="15pt" officeooo:rsid="004534b1" fo:background-color="transparent" loext:char-shading-value="0" style:font-size-asian="15pt" style:font-name-complex="Arial" style:font-size-complex="15pt"/>
    </style:style>
    <style:style style:name="T300" style:family="text">
      <style:text-properties fo:color="#000000" loext:opacity="100%" style:font-name="Arial" fo:font-size="15pt" officeooo:rsid="004605ac" fo:background-color="transparent" loext:char-shading-value="0" style:font-size-asian="15pt" style:font-name-complex="Arial" style:font-size-complex="15pt"/>
    </style:style>
    <style:style style:name="T301" style:family="text">
      <style:text-properties fo:color="#000000" loext:opacity="100%" style:font-name="Arial" fo:font-size="15pt" officeooo:rsid="004605ac" fo:background-color="transparent" loext:char-shading-value="0" style:font-size-asian="15pt" style:font-name-complex="Arial" style:font-size-complex="15pt"/>
    </style:style>
    <style:style style:name="T302" style:family="text">
      <style:text-properties fo:color="#000000" loext:opacity="100%" style:font-name="Arial" fo:font-size="15pt" officeooo:rsid="0047f1ec" fo:background-color="transparent" loext:char-shading-value="0" style:font-size-asian="15pt" style:font-name-complex="Arial" style:font-size-complex="15pt"/>
    </style:style>
    <style:style style:name="T303" style:family="text">
      <style:text-properties fo:color="#000000" loext:opacity="100%" style:font-name="Arial" fo:font-size="15pt" officeooo:rsid="0047f1ec" fo:background-color="transparent" loext:char-shading-value="0" style:font-size-asian="15pt" style:font-name-complex="Arial" style:font-size-complex="15pt"/>
    </style:style>
    <style:style style:name="T304" style:family="text">
      <style:text-properties fo:color="#000000" loext:opacity="100%" style:font-name="Arial" fo:font-size="15pt" officeooo:rsid="00490ef8" fo:background-color="transparent" loext:char-shading-value="0" style:font-size-asian="15pt" style:font-name-complex="Arial" style:font-size-complex="15pt"/>
    </style:style>
    <style:style style:name="T305" style:family="text">
      <style:text-properties fo:color="#000000" loext:opacity="100%" style:font-name="Arial" fo:font-size="15pt" officeooo:rsid="00490ef8" fo:background-color="transparent" loext:char-shading-value="0" style:font-size-asian="15pt" style:font-name-complex="Arial" style:font-size-complex="15pt"/>
    </style:style>
    <style:style style:name="T306" style:family="text">
      <style:text-properties fo:color="#000000" loext:opacity="100%" style:font-name="Arial" fo:font-size="15pt" officeooo:rsid="004aba44" fo:background-color="transparent" loext:char-shading-value="0" style:font-size-asian="15pt" style:font-name-complex="Arial" style:font-size-complex="15pt"/>
    </style:style>
    <style:style style:name="T307" style:family="text">
      <style:text-properties fo:color="#000000" loext:opacity="100%" style:font-name="Arial" fo:font-size="15pt" officeooo:rsid="004aba44" fo:background-color="transparent" loext:char-shading-value="0" style:font-size-asian="15pt" style:font-name-complex="Arial" style:font-size-complex="15pt"/>
    </style:style>
    <style:style style:name="T308" style:family="text">
      <style:text-properties fo:color="#000000" loext:opacity="100%" style:font-name="Arial" fo:font-size="15pt" officeooo:rsid="004ef4a8" fo:background-color="transparent" loext:char-shading-value="0" style:font-size-asian="15pt" style:font-name-complex="Arial" style:font-size-complex="15pt"/>
    </style:style>
    <style:style style:name="T309" style:family="text">
      <style:text-properties fo:color="#000000" loext:opacity="100%" style:font-name="Arial" fo:font-size="15pt" officeooo:rsid="004ef4a8" fo:background-color="transparent" loext:char-shading-value="0" style:font-size-asian="15pt" style:font-name-complex="Arial" style:font-size-complex="15pt"/>
    </style:style>
    <style:style style:name="T310" style:family="text">
      <style:text-properties fo:color="#000000" loext:opacity="100%" style:font-name="Arial" fo:font-size="15pt" officeooo:rsid="0050c3f3" fo:background-color="transparent" loext:char-shading-value="0" style:font-size-asian="15pt" style:font-name-complex="Arial" style:font-size-complex="15pt"/>
    </style:style>
    <style:style style:name="T311" style:family="text">
      <style:text-properties fo:color="#000000" loext:opacity="100%" style:font-name="Arial" fo:font-size="15pt" officeooo:rsid="0050c3f3" fo:background-color="transparent" loext:char-shading-value="0" style:font-size-asian="15pt" style:font-name-complex="Arial" style:font-size-complex="15pt"/>
    </style:style>
    <style:style style:name="T312" style:family="text">
      <style:text-properties fo:color="#000000" loext:opacity="100%" style:font-name="Arial" fo:font-size="15pt" officeooo:rsid="005237ff" fo:background-color="transparent" loext:char-shading-value="0" style:font-size-asian="15pt" style:font-name-complex="Arial" style:font-size-complex="15pt"/>
    </style:style>
    <style:style style:name="T313" style:family="text">
      <style:text-properties fo:color="#000000" loext:opacity="100%" style:font-name="Arial" fo:font-size="15pt" officeooo:rsid="005237ff" fo:background-color="transparent" loext:char-shading-value="0" style:font-size-asian="15pt" style:font-name-complex="Arial" style:font-size-complex="15pt"/>
    </style:style>
    <style:style style:name="T314" style:family="text">
      <style:text-properties fo:color="#000000" loext:opacity="100%" style:font-name="Arial" fo:font-size="15pt" officeooo:rsid="00535201" fo:background-color="transparent" loext:char-shading-value="0" style:font-size-asian="15pt" style:font-name-complex="Arial" style:font-size-complex="15pt"/>
    </style:style>
    <style:style style:name="T315" style:family="text">
      <style:text-properties fo:color="#000000" loext:opacity="100%" style:font-name="Arial" fo:font-size="15pt" officeooo:rsid="00535201" fo:background-color="transparent" loext:char-shading-value="0" style:font-size-asian="15pt" style:font-name-complex="Arial" style:font-size-complex="15pt"/>
    </style:style>
    <style:style style:name="T316" style:family="text">
      <style:text-properties fo:color="#000000" loext:opacity="100%" style:font-name="Arial" fo:font-size="15pt" officeooo:rsid="005431da" fo:background-color="transparent" loext:char-shading-value="0" style:font-size-asian="15pt" style:font-name-complex="Arial" style:font-size-complex="15pt"/>
    </style:style>
    <style:style style:name="T317" style:family="text">
      <style:text-properties fo:color="#000000" loext:opacity="100%" style:font-name="Arial" fo:font-size="15pt" officeooo:rsid="005431da" fo:background-color="transparent" loext:char-shading-value="0" style:font-size-asian="15pt" style:font-name-complex="Arial" style:font-size-complex="15pt"/>
    </style:style>
    <style:style style:name="T318" style:family="text">
      <style:text-properties fo:color="#000000" loext:opacity="100%" style:font-name="Arial" fo:font-size="15pt" officeooo:rsid="00545533" fo:background-color="transparent" loext:char-shading-value="0" style:font-size-asian="15pt" style:font-name-complex="Arial" style:font-size-complex="15pt"/>
    </style:style>
    <style:style style:name="T319" style:family="text">
      <style:text-properties fo:color="#000000" loext:opacity="100%" style:font-name="Arial" fo:font-size="15pt" officeooo:rsid="00545533" fo:background-color="transparent" loext:char-shading-value="0" style:font-size-asian="15pt" style:font-name-complex="Arial" style:font-size-complex="15pt"/>
    </style:style>
    <style:style style:name="T320" style:family="text">
      <style:text-properties fo:color="#000000" loext:opacity="100%" style:font-name="Arial" fo:font-size="15pt" officeooo:rsid="00556c4f" fo:background-color="transparent" loext:char-shading-value="0" style:font-size-asian="15pt" style:font-name-complex="Arial" style:font-size-complex="15pt"/>
    </style:style>
    <style:style style:name="T321" style:family="text">
      <style:text-properties fo:color="#000000" loext:opacity="100%" style:font-name="Arial" fo:font-size="15pt" officeooo:rsid="00556c4f" fo:background-color="transparent" loext:char-shading-value="0" style:font-size-asian="15pt" style:font-name-complex="Arial" style:font-size-complex="15pt"/>
    </style:style>
    <style:style style:name="T322" style:family="text">
      <style:text-properties fo:color="#000000" loext:opacity="100%" style:font-name="Arial" fo:font-size="15pt" officeooo:rsid="005617d7" fo:background-color="transparent" loext:char-shading-value="0" style:font-size-asian="15pt" style:font-name-complex="Arial" style:font-size-complex="15pt"/>
    </style:style>
    <style:style style:name="T323" style:family="text">
      <style:text-properties fo:color="#000000" loext:opacity="100%" style:font-name="Arial" fo:font-size="15pt" officeooo:rsid="005617d7" fo:background-color="transparent" loext:char-shading-value="0" style:font-size-asian="15pt" style:font-name-complex="Arial" style:font-size-complex="15pt"/>
    </style:style>
    <style:style style:name="T324" style:family="text">
      <style:text-properties fo:color="#000000" loext:opacity="100%" style:font-name="Arial" fo:font-size="15pt" officeooo:rsid="0058ec18" fo:background-color="transparent" loext:char-shading-value="0" style:font-size-asian="15pt" style:font-name-complex="Arial" style:font-size-complex="15pt"/>
    </style:style>
    <style:style style:name="T325" style:family="text">
      <style:text-properties fo:color="#000000" loext:opacity="100%" style:font-name="Arial" fo:font-size="15pt" officeooo:rsid="0058ec18" fo:background-color="transparent" loext:char-shading-value="0" style:font-size-asian="15pt" style:font-name-complex="Arial" style:font-size-complex="15pt"/>
    </style:style>
    <style:style style:name="T326" style:family="text">
      <style:text-properties fo:color="#000000" loext:opacity="100%" style:font-name="Arial" fo:font-size="15pt" officeooo:rsid="00592740" fo:background-color="transparent" loext:char-shading-value="0" style:font-size-asian="15pt" style:font-name-complex="Arial" style:font-size-complex="15pt"/>
    </style:style>
    <style:style style:name="T327" style:family="text">
      <style:text-properties fo:color="#000000" loext:opacity="100%" style:font-name="Arial" fo:font-size="15pt" officeooo:rsid="00592740" fo:background-color="transparent" loext:char-shading-value="0" style:font-size-asian="15pt" style:font-name-complex="Arial" style:font-size-complex="15pt"/>
    </style:style>
    <style:style style:name="T328" style:family="text">
      <style:text-properties fo:color="#000000" loext:opacity="100%" style:font-name="Arial" fo:font-size="15pt" officeooo:rsid="005a49a0" fo:background-color="transparent" loext:char-shading-value="0" style:font-size-asian="15pt" style:font-name-complex="Arial" style:font-size-complex="15pt"/>
    </style:style>
    <style:style style:name="T329" style:family="text">
      <style:text-properties fo:color="#000000" loext:opacity="100%" style:font-name="Arial" fo:font-size="15pt" officeooo:rsid="005a49a0" fo:background-color="transparent" loext:char-shading-value="0" style:font-size-asian="15pt" style:font-name-complex="Arial" style:font-size-complex="15pt"/>
    </style:style>
    <style:style style:name="T330" style:family="text">
      <style:text-properties fo:color="#000000" loext:opacity="100%" style:font-name="Arial" fo:font-size="15pt" officeooo:rsid="005b9f65" fo:background-color="transparent" loext:char-shading-value="0" style:font-size-asian="15pt" style:font-name-complex="Arial" style:font-size-complex="15pt"/>
    </style:style>
    <style:style style:name="T331" style:family="text">
      <style:text-properties fo:color="#000000" loext:opacity="100%" style:font-name="Arial" fo:font-size="15pt" officeooo:rsid="005b9f65" fo:background-color="transparent" loext:char-shading-value="0" style:font-size-asian="15pt" style:font-name-complex="Arial" style:font-size-complex="15pt"/>
    </style:style>
    <style:style style:name="T332" style:family="text">
      <style:text-properties fo:color="#000000" loext:opacity="100%" style:font-name="Arial" fo:font-size="15pt" officeooo:rsid="005d51d1" fo:background-color="transparent" loext:char-shading-value="0" style:font-size-asian="15pt" style:font-name-complex="Arial" style:font-size-complex="15pt"/>
    </style:style>
    <style:style style:name="T333" style:family="text">
      <style:text-properties fo:color="#000000" loext:opacity="100%" style:font-name="Arial" fo:font-size="15pt" officeooo:rsid="005d51d1" fo:background-color="transparent" loext:char-shading-value="0" style:font-size-asian="15pt" style:font-name-complex="Arial" style:font-size-complex="15pt"/>
    </style:style>
    <style:style style:name="T334" style:family="text">
      <style:text-properties fo:color="#000000" loext:opacity="100%" style:font-name="Arial" fo:font-size="15pt" officeooo:rsid="005f0554" fo:background-color="transparent" loext:char-shading-value="0" style:font-size-asian="15pt" style:font-name-complex="Arial" style:font-size-complex="15pt"/>
    </style:style>
    <style:style style:name="T335" style:family="text">
      <style:text-properties fo:color="#000000" loext:opacity="100%" style:font-name="Arial" fo:font-size="15pt" officeooo:rsid="005f0554" fo:background-color="transparent" loext:char-shading-value="0" style:font-size-asian="15pt" style:font-name-complex="Arial" style:font-size-complex="15pt"/>
    </style:style>
    <style:style style:name="T336" style:family="text">
      <style:text-properties fo:color="#000000" loext:opacity="100%" style:font-name="Arial" fo:font-size="15pt" officeooo:rsid="0060cf6a" fo:background-color="transparent" loext:char-shading-value="0" style:font-size-asian="15pt" style:font-name-complex="Arial" style:font-size-complex="15pt"/>
    </style:style>
    <style:style style:name="T337" style:family="text">
      <style:text-properties fo:color="#000000" loext:opacity="100%" style:font-name="Arial" fo:font-size="15pt" officeooo:rsid="0060cf6a" fo:background-color="transparent" loext:char-shading-value="0" style:font-size-asian="15pt" style:font-name-complex="Arial" style:font-size-complex="15pt"/>
    </style:style>
    <style:style style:name="T338" style:family="text">
      <style:text-properties fo:color="#000000" loext:opacity="100%" style:font-name="Arial" fo:font-size="15pt" officeooo:rsid="00615dc4" fo:background-color="transparent" loext:char-shading-value="0" style:font-size-asian="15pt" style:font-name-complex="Arial" style:font-size-complex="15pt"/>
    </style:style>
    <style:style style:name="T339" style:family="text">
      <style:text-properties fo:color="#000000" loext:opacity="100%" style:font-name="Arial" fo:font-size="15pt" officeooo:rsid="00615dc4" fo:background-color="transparent" loext:char-shading-value="0" style:font-size-asian="15pt" style:font-name-complex="Arial" style:font-size-complex="15pt"/>
    </style:style>
    <style:style style:name="T340" style:family="text">
      <style:text-properties fo:color="#000000" loext:opacity="100%" style:font-name="Arial" fo:font-size="15pt" officeooo:rsid="0061ecca" fo:background-color="transparent" loext:char-shading-value="0" style:font-size-asian="15pt" style:font-name-complex="Arial" style:font-size-complex="15pt"/>
    </style:style>
    <style:style style:name="T341" style:family="text">
      <style:text-properties fo:color="#000000" loext:opacity="100%" style:font-name="Arial" fo:font-size="15pt" officeooo:rsid="0061ecca" fo:background-color="transparent" loext:char-shading-value="0" style:font-size-asian="15pt" style:font-name-complex="Arial" style:font-size-complex="15pt"/>
    </style:style>
    <style:style style:name="T342" style:family="text">
      <style:text-properties fo:color="#000000" loext:opacity="100%" style:font-name="Arial" fo:font-size="15pt" officeooo:rsid="0064892e" fo:background-color="transparent" loext:char-shading-value="0" style:font-size-asian="15pt" style:font-name-complex="Arial" style:font-size-complex="15pt"/>
    </style:style>
    <style:style style:name="T343" style:family="text">
      <style:text-properties fo:color="#000000" loext:opacity="100%" style:font-name="Arial" fo:font-size="15pt" officeooo:rsid="0064892e" fo:background-color="transparent" loext:char-shading-value="0" style:font-size-asian="15pt" style:font-name-complex="Arial" style:font-size-complex="15pt"/>
    </style:style>
    <style:style style:name="T344" style:family="text">
      <style:text-properties fo:color="#000000" loext:opacity="100%" style:font-name="Arial" fo:font-size="15pt" officeooo:rsid="00662ca3" fo:background-color="transparent" loext:char-shading-value="0" style:font-size-asian="15pt" style:font-name-complex="Arial" style:font-size-complex="15pt"/>
    </style:style>
    <style:style style:name="T345" style:family="text">
      <style:text-properties fo:color="#000000" loext:opacity="100%" style:font-name="Arial" fo:font-size="15pt" officeooo:rsid="00662ca3" fo:background-color="transparent" loext:char-shading-value="0" style:font-size-asian="15pt" style:font-name-complex="Arial" style:font-size-complex="15pt"/>
    </style:style>
    <style:style style:name="T346" style:family="text">
      <style:text-properties fo:color="#000000" loext:opacity="100%" style:font-name="Arial" fo:font-size="15pt" officeooo:rsid="001d1cab" fo:background-color="transparent" loext:char-shading-value="0" style:font-size-asian="15pt" style:font-name-complex="Arial" style:font-size-complex="15pt"/>
    </style:style>
    <style:style style:name="T347" style:family="text">
      <style:text-properties fo:color="#000000" loext:opacity="100%" style:font-name="Arial" fo:font-size="15pt" officeooo:rsid="001d1cab" fo:background-color="transparent" loext:char-shading-value="0" style:font-size-asian="15pt" style:font-name-complex="Arial" style:font-size-complex="15pt"/>
    </style:style>
    <style:style style:name="T348" style:family="text">
      <style:text-properties fo:color="#000000" loext:opacity="100%" style:font-name="Arial" fo:font-size="15pt" officeooo:rsid="001d54e9" fo:background-color="transparent" loext:char-shading-value="0" style:font-size-asian="15pt" style:font-name-complex="Arial" style:font-size-complex="15pt"/>
    </style:style>
    <style:style style:name="T349" style:family="text">
      <style:text-properties fo:color="#000000" loext:opacity="100%" style:font-name="Arial" fo:font-size="15pt" officeooo:rsid="001d54e9" fo:background-color="transparent" loext:char-shading-value="0" style:font-size-asian="15pt" style:font-name-complex="Arial" style:font-size-complex="15pt"/>
    </style:style>
    <style:style style:name="T350" style:family="text">
      <style:text-properties fo:color="#000000" loext:opacity="100%" style:font-name="Arial" fo:font-size="15pt" officeooo:rsid="001eee94" fo:background-color="transparent" loext:char-shading-value="0" style:font-size-asian="15pt" style:font-name-complex="Arial" style:font-size-complex="15pt"/>
    </style:style>
    <style:style style:name="T351" style:family="text">
      <style:text-properties fo:color="#000000" loext:opacity="100%" style:font-name="Arial" fo:font-size="15pt" officeooo:rsid="001eee94" fo:background-color="transparent" loext:char-shading-value="0" style:font-size-asian="15pt" style:font-name-complex="Arial" style:font-size-complex="15pt"/>
    </style:style>
    <style:style style:name="T352" style:family="text">
      <style:text-properties fo:color="#000000" loext:opacity="100%" style:font-name="Arial" fo:font-size="15pt" officeooo:rsid="002041e6" fo:background-color="transparent" loext:char-shading-value="0" style:font-size-asian="15pt" style:font-name-complex="Arial" style:font-size-complex="15pt"/>
    </style:style>
    <style:style style:name="T353" style:family="text">
      <style:text-properties fo:color="#000000" loext:opacity="100%" style:font-name="Arial" fo:font-size="15pt" officeooo:rsid="002041e6" fo:background-color="transparent" loext:char-shading-value="0" style:font-size-asian="15pt" style:font-name-complex="Arial" style:font-size-complex="15pt"/>
    </style:style>
    <style:style style:name="T354" style:family="text">
      <style:text-properties fo:color="#000000" loext:opacity="100%" style:font-name="Arial" fo:font-size="15pt" officeooo:rsid="0020dc1b" fo:background-color="transparent" loext:char-shading-value="0" style:font-size-asian="15pt" style:font-name-complex="Arial" style:font-size-complex="15pt"/>
    </style:style>
    <style:style style:name="T355" style:family="text">
      <style:text-properties fo:color="#000000" loext:opacity="100%" style:font-name="Arial" fo:font-size="15pt" officeooo:rsid="0020dc1b" fo:background-color="transparent" loext:char-shading-value="0" style:font-size-asian="15pt" style:font-name-complex="Arial" style:font-size-complex="15pt"/>
    </style:style>
    <style:style style:name="T356" style:family="text">
      <style:text-properties fo:color="#000000" loext:opacity="100%" style:font-name="Arial" fo:font-size="15pt" officeooo:rsid="00228f2b" fo:background-color="transparent" loext:char-shading-value="0" style:font-size-asian="15pt" style:font-name-complex="Arial" style:font-size-complex="15pt"/>
    </style:style>
    <style:style style:name="T357" style:family="text">
      <style:text-properties fo:color="#000000" loext:opacity="100%" style:font-name="Arial" fo:font-size="15pt" officeooo:rsid="00228f2b" fo:background-color="transparent" loext:char-shading-value="0" style:font-size-asian="15pt" style:font-name-complex="Arial" style:font-size-complex="15pt"/>
    </style:style>
    <style:style style:name="T358" style:family="text">
      <style:text-properties fo:color="#000000" loext:opacity="100%" style:font-name="Arial" fo:font-size="15pt" officeooo:rsid="0023ee39" fo:background-color="transparent" loext:char-shading-value="0" style:font-size-asian="15pt" style:font-name-complex="Arial" style:font-size-complex="15pt"/>
    </style:style>
    <style:style style:name="T359" style:family="text">
      <style:text-properties fo:color="#000000" loext:opacity="100%" style:font-name="Arial" fo:font-size="15pt" officeooo:rsid="0023ee39" fo:background-color="transparent" loext:char-shading-value="0" style:font-size-asian="15pt" style:font-name-complex="Arial" style:font-size-complex="15pt"/>
    </style:style>
    <style:style style:name="T360" style:family="text">
      <style:text-properties fo:color="#000000" loext:opacity="100%" style:font-name="Arial" fo:font-size="15pt" officeooo:rsid="0025ee0f" fo:background-color="transparent" loext:char-shading-value="0" style:font-size-asian="15pt" style:font-name-complex="Arial" style:font-size-complex="15pt"/>
    </style:style>
    <style:style style:name="T361" style:family="text">
      <style:text-properties fo:color="#000000" loext:opacity="100%" style:font-name="Arial" fo:font-size="15pt" officeooo:rsid="0025ee0f" fo:background-color="transparent" loext:char-shading-value="0" style:font-size-asian="15pt" style:font-name-complex="Arial" style:font-size-complex="15pt"/>
    </style:style>
    <style:style style:name="T362" style:family="text">
      <style:text-properties fo:color="#000000" loext:opacity="100%" style:font-name="Arial" fo:font-size="15pt" officeooo:rsid="0027e8a2" fo:background-color="transparent" loext:char-shading-value="0" style:font-size-asian="15pt" style:font-name-complex="Arial" style:font-size-complex="15pt"/>
    </style:style>
    <style:style style:name="T363" style:family="text">
      <style:text-properties fo:color="#000000" loext:opacity="100%" style:font-name="Arial" fo:font-size="15pt" officeooo:rsid="0027e8a2" fo:background-color="transparent" loext:char-shading-value="0" style:font-size-asian="15pt" style:font-name-complex="Arial" style:font-size-complex="15pt"/>
    </style:style>
    <style:style style:name="T364" style:family="text">
      <style:text-properties fo:color="#000000" loext:opacity="100%" style:font-name="Arial" fo:font-size="15pt" officeooo:rsid="002b9397" fo:background-color="transparent" loext:char-shading-value="0" style:font-size-asian="15pt" style:font-name-complex="Arial" style:font-size-complex="15pt"/>
    </style:style>
    <style:style style:name="T365" style:family="text">
      <style:text-properties fo:color="#000000" loext:opacity="100%" style:font-name="Arial" fo:font-size="15pt" officeooo:rsid="002b9397" fo:background-color="transparent" loext:char-shading-value="0" style:font-size-asian="15pt" style:font-name-complex="Arial" style:font-size-complex="15pt"/>
    </style:style>
    <style:style style:name="T366" style:family="text">
      <style:text-properties fo:color="#000000" loext:opacity="100%" style:font-name="Arial" fo:font-size="15pt" officeooo:rsid="002cc11c" fo:background-color="transparent" loext:char-shading-value="0" style:font-size-asian="15pt" style:font-name-complex="Arial" style:font-size-complex="15pt"/>
    </style:style>
    <style:style style:name="T367" style:family="text">
      <style:text-properties fo:color="#000000" loext:opacity="100%" style:font-name="Arial" fo:font-size="15pt" officeooo:rsid="002cc11c" fo:background-color="transparent" loext:char-shading-value="0" style:font-size-asian="15pt" style:font-name-complex="Arial" style:font-size-complex="15pt"/>
    </style:style>
    <style:style style:name="T368" style:family="text">
      <style:text-properties fo:color="#000000" loext:opacity="100%" style:font-name="Arial" fo:font-size="15pt" officeooo:rsid="002d9e6a" fo:background-color="transparent" loext:char-shading-value="0" style:font-size-asian="15pt" style:font-name-complex="Arial" style:font-size-complex="15pt"/>
    </style:style>
    <style:style style:name="T369" style:family="text">
      <style:text-properties fo:color="#000000" loext:opacity="100%" style:font-name="Arial" fo:font-size="15pt" officeooo:rsid="002d9e6a" fo:background-color="transparent" loext:char-shading-value="0" style:font-size-asian="15pt" style:font-name-complex="Arial" style:font-size-complex="15pt"/>
    </style:style>
    <style:style style:name="T370" style:family="text">
      <style:text-properties fo:color="#000000" loext:opacity="100%" style:font-name="Arial" fo:font-size="15pt" officeooo:rsid="002f2304" fo:background-color="transparent" loext:char-shading-value="0" style:font-size-asian="15pt" style:font-name-complex="Arial" style:font-size-complex="15pt"/>
    </style:style>
    <style:style style:name="T371" style:family="text">
      <style:text-properties fo:color="#000000" loext:opacity="100%" style:font-name="Arial" fo:font-size="15pt" officeooo:rsid="002f2304" fo:background-color="transparent" loext:char-shading-value="0" style:font-size-asian="15pt" style:font-name-complex="Arial" style:font-size-complex="15pt"/>
    </style:style>
    <style:style style:name="T372" style:family="text">
      <style:text-properties fo:color="#000000" loext:opacity="100%" style:font-name="Arial" fo:font-size="15pt" officeooo:rsid="00302dec" fo:background-color="transparent" loext:char-shading-value="0" style:font-size-asian="15pt" style:font-name-complex="Arial" style:font-size-complex="15pt"/>
    </style:style>
    <style:style style:name="T373" style:family="text">
      <style:text-properties fo:color="#000000" loext:opacity="100%" style:font-name="Arial" fo:font-size="15pt" officeooo:rsid="00302dec" fo:background-color="transparent" loext:char-shading-value="0" style:font-size-asian="15pt" style:font-name-complex="Arial" style:font-size-complex="15pt"/>
    </style:style>
    <style:style style:name="T374" style:family="text">
      <style:text-properties fo:color="#000000" loext:opacity="100%" style:font-name="Arial" fo:font-size="15pt" officeooo:rsid="00330801" fo:background-color="transparent" loext:char-shading-value="0" style:font-size-asian="15pt" style:font-name-complex="Arial" style:font-size-complex="15pt"/>
    </style:style>
    <style:style style:name="T375" style:family="text">
      <style:text-properties fo:color="#000000" loext:opacity="100%" style:font-name="Arial" fo:font-size="15pt" officeooo:rsid="00330801" fo:background-color="transparent" loext:char-shading-value="0" style:font-size-asian="15pt" style:font-name-complex="Arial" style:font-size-complex="15pt"/>
    </style:style>
    <style:style style:name="T376" style:family="text">
      <style:text-properties fo:color="#000000" loext:opacity="100%" style:font-name="Arial" fo:font-size="15pt" officeooo:rsid="003461a2" fo:background-color="transparent" loext:char-shading-value="0" style:font-size-asian="15pt" style:font-name-complex="Arial" style:font-size-complex="15pt"/>
    </style:style>
    <style:style style:name="T377" style:family="text">
      <style:text-properties fo:color="#000000" loext:opacity="100%" style:font-name="Arial" fo:font-size="15pt" officeooo:rsid="003461a2" fo:background-color="transparent" loext:char-shading-value="0" style:font-size-asian="15pt" style:font-name-complex="Arial" style:font-size-complex="15pt"/>
    </style:style>
    <style:style style:name="T378" style:family="text">
      <style:text-properties fo:color="#000000" loext:opacity="100%" style:font-name="Arial" fo:font-size="15pt" officeooo:rsid="0034b6ea" fo:background-color="transparent" loext:char-shading-value="0" style:font-size-asian="15pt" style:font-name-complex="Arial" style:font-size-complex="15pt"/>
    </style:style>
    <style:style style:name="T379" style:family="text">
      <style:text-properties fo:color="#000000" loext:opacity="100%" style:font-name="Arial" fo:font-size="15pt" officeooo:rsid="0034b6ea" fo:background-color="transparent" loext:char-shading-value="0" style:font-size-asian="15pt" style:font-name-complex="Arial" style:font-size-complex="15pt"/>
    </style:style>
    <style:style style:name="T380" style:family="text">
      <style:text-properties fo:color="#000000" loext:opacity="100%" style:font-name="Arial" fo:font-size="15pt" officeooo:rsid="00367a39" fo:background-color="transparent" loext:char-shading-value="0" style:font-size-asian="15pt" style:font-name-complex="Arial" style:font-size-complex="15pt"/>
    </style:style>
    <style:style style:name="T381" style:family="text">
      <style:text-properties fo:color="#000000" loext:opacity="100%" style:font-name="Arial" fo:font-size="15pt" officeooo:rsid="00367a39" fo:background-color="transparent" loext:char-shading-value="0" style:font-size-asian="15pt" style:font-name-complex="Arial" style:font-size-complex="15pt"/>
    </style:style>
    <style:style style:name="T382" style:family="text">
      <style:text-properties fo:color="#000000" loext:opacity="100%" style:font-name="Arial" fo:font-size="15pt" officeooo:rsid="00384e84" fo:background-color="transparent" loext:char-shading-value="0" style:font-size-asian="15pt" style:font-name-complex="Arial" style:font-size-complex="15pt"/>
    </style:style>
    <style:style style:name="T383" style:family="text">
      <style:text-properties fo:color="#000000" loext:opacity="100%" style:font-name="Arial" fo:font-size="15pt" officeooo:rsid="00384e84" fo:background-color="transparent" loext:char-shading-value="0" style:font-size-asian="15pt" style:font-name-complex="Arial" style:font-size-complex="15pt"/>
    </style:style>
    <style:style style:name="T384" style:family="text">
      <style:text-properties fo:color="#000000" loext:opacity="100%" style:font-name="Arial" fo:font-size="15pt" officeooo:rsid="003b0a1c" fo:background-color="transparent" loext:char-shading-value="0" style:font-size-asian="15pt" style:font-name-complex="Arial" style:font-size-complex="15pt"/>
    </style:style>
    <style:style style:name="T385" style:family="text">
      <style:text-properties fo:color="#000000" loext:opacity="100%" style:font-name="Arial" fo:font-size="15pt" officeooo:rsid="003b0a1c" fo:background-color="transparent" loext:char-shading-value="0" style:font-size-asian="15pt" style:font-name-complex="Arial" style:font-size-complex="15pt"/>
    </style:style>
    <style:style style:name="T386" style:family="text">
      <style:text-properties fo:color="#000000" loext:opacity="100%" style:font-name="Arial" fo:font-size="15pt" officeooo:rsid="003bf014" fo:background-color="transparent" loext:char-shading-value="0" style:font-size-asian="15pt" style:font-name-complex="Arial" style:font-size-complex="15pt"/>
    </style:style>
    <style:style style:name="T387" style:family="text">
      <style:text-properties fo:color="#000000" loext:opacity="100%" style:font-name="Arial" fo:font-size="15pt" officeooo:rsid="003bf014" fo:background-color="transparent" loext:char-shading-value="0" style:font-size-asian="15pt" style:font-name-complex="Arial" style:font-size-complex="15pt"/>
    </style:style>
    <style:style style:name="T388" style:family="text">
      <style:text-properties fo:color="#000000" loext:opacity="100%" style:font-name="Arial" fo:font-size="15pt" officeooo:rsid="003ebc0d" fo:background-color="transparent" loext:char-shading-value="0" style:font-size-asian="15pt" style:font-name-complex="Arial" style:font-size-complex="15pt"/>
    </style:style>
    <style:style style:name="T389" style:family="text">
      <style:text-properties fo:color="#000000" loext:opacity="100%" style:font-name="Arial" fo:font-size="15pt" officeooo:rsid="003ebc0d" fo:background-color="transparent" loext:char-shading-value="0" style:font-size-asian="15pt" style:font-name-complex="Arial" style:font-size-complex="15pt"/>
    </style:style>
    <style:style style:name="T390" style:family="text">
      <style:text-properties fo:color="#000000" loext:opacity="100%" style:font-name="Arial" fo:font-size="15pt" officeooo:rsid="003fc165" fo:background-color="transparent" loext:char-shading-value="0" style:font-size-asian="15pt" style:font-name-complex="Arial" style:font-size-complex="15pt"/>
    </style:style>
    <style:style style:name="T391" style:family="text">
      <style:text-properties fo:color="#000000" loext:opacity="100%" style:font-name="Arial" fo:font-size="15pt" officeooo:rsid="003fc165" fo:background-color="transparent" loext:char-shading-value="0" style:font-size-asian="15pt" style:font-name-complex="Arial" style:font-size-complex="15pt"/>
    </style:style>
    <style:style style:name="T392" style:family="text">
      <style:text-properties fo:color="#000000" loext:opacity="100%" style:font-name="Arial" fo:font-size="15pt" officeooo:rsid="00418a8e" fo:background-color="transparent" loext:char-shading-value="0" style:font-size-asian="15pt" style:font-name-complex="Arial" style:font-size-complex="15pt"/>
    </style:style>
    <style:style style:name="T393" style:family="text">
      <style:text-properties fo:color="#000000" loext:opacity="100%" style:font-name="Arial" fo:font-size="15pt" officeooo:rsid="00418a8e" fo:background-color="transparent" loext:char-shading-value="0" style:font-size-asian="15pt" style:font-name-complex="Arial" style:font-size-complex="15pt"/>
    </style:style>
    <style:style style:name="T394" style:family="text">
      <style:text-properties fo:color="#000000" loext:opacity="100%" style:font-name="Arial" fo:font-size="15pt" officeooo:rsid="00428721" fo:background-color="transparent" loext:char-shading-value="0" style:font-size-asian="15pt" style:font-name-complex="Arial" style:font-size-complex="15pt"/>
    </style:style>
    <style:style style:name="T395" style:family="text">
      <style:text-properties fo:color="#000000" loext:opacity="100%" style:font-name="Arial" fo:font-size="15pt" officeooo:rsid="00428721" fo:background-color="transparent" loext:char-shading-value="0" style:font-size-asian="15pt" style:font-name-complex="Arial" style:font-size-complex="15pt"/>
    </style:style>
    <style:style style:name="T396" style:family="text">
      <style:text-properties fo:color="#000000" loext:opacity="100%" style:font-name="Arial" fo:font-size="15pt" officeooo:rsid="00431f75" fo:background-color="transparent" loext:char-shading-value="0" style:font-size-asian="15pt" style:font-name-complex="Arial" style:font-size-complex="15pt"/>
    </style:style>
    <style:style style:name="T397" style:family="text">
      <style:text-properties fo:color="#000000" loext:opacity="100%" style:font-name="Arial" fo:font-size="15pt" officeooo:rsid="00431f75" fo:background-color="transparent" loext:char-shading-value="0" style:font-size-asian="15pt" style:font-name-complex="Arial" style:font-size-complex="15pt"/>
    </style:style>
    <style:style style:name="T398" style:family="text">
      <style:text-properties fo:color="#000000" loext:opacity="100%" style:font-name="Arial" fo:font-size="15pt" officeooo:rsid="00454856" fo:background-color="transparent" loext:char-shading-value="0" style:font-size-asian="15pt" style:font-name-complex="Arial" style:font-size-complex="15pt"/>
    </style:style>
    <style:style style:name="T399" style:family="text">
      <style:text-properties fo:color="#000000" loext:opacity="100%" style:font-name="Arial" fo:font-size="15pt" officeooo:rsid="00454856" fo:background-color="transparent" loext:char-shading-value="0" style:font-size-asian="15pt" style:font-name-complex="Arial" style:font-size-complex="15pt"/>
    </style:style>
    <style:style style:name="T400" style:family="text">
      <style:text-properties fo:color="#000000" loext:opacity="100%" style:font-name="Arial" fo:font-size="15pt" officeooo:rsid="00471b98" fo:background-color="transparent" loext:char-shading-value="0" style:font-size-asian="15pt" style:font-name-complex="Arial" style:font-size-complex="15pt"/>
    </style:style>
    <style:style style:name="T401" style:family="text">
      <style:text-properties fo:color="#000000" loext:opacity="100%" style:font-name="Arial" fo:font-size="15pt" officeooo:rsid="00471b98" fo:background-color="transparent" loext:char-shading-value="0" style:font-size-asian="15pt" style:font-name-complex="Arial" style:font-size-complex="15pt"/>
    </style:style>
    <style:style style:name="T402" style:family="text">
      <style:text-properties fo:color="#000000" loext:opacity="100%" style:font-name="Arial" fo:font-size="15pt" officeooo:rsid="004b9f3e" fo:background-color="transparent" loext:char-shading-value="0" style:font-size-asian="15pt" style:font-name-complex="Arial" style:font-size-complex="15pt"/>
    </style:style>
    <style:style style:name="T403" style:family="text">
      <style:text-properties fo:color="#000000" loext:opacity="100%" style:font-name="Arial" fo:font-size="15pt" officeooo:rsid="004b9f3e" fo:background-color="transparent" loext:char-shading-value="0" style:font-size-asian="15pt" style:font-name-complex="Arial" style:font-size-complex="15pt"/>
    </style:style>
    <style:style style:name="T404" style:family="text">
      <style:text-properties fo:color="#000000" loext:opacity="100%" style:font-name="Arial" fo:font-size="15pt" officeooo:rsid="004d5c0c" fo:background-color="transparent" loext:char-shading-value="0" style:font-size-asian="15pt" style:font-name-complex="Arial" style:font-size-complex="15pt"/>
    </style:style>
    <style:style style:name="T405" style:family="text">
      <style:text-properties fo:color="#000000" loext:opacity="100%" style:font-name="Arial" fo:font-size="15pt" officeooo:rsid="004d5c0c" fo:background-color="transparent" loext:char-shading-value="0" style:font-size-asian="15pt" style:font-name-complex="Arial" style:font-size-complex="15pt"/>
    </style:style>
    <style:style style:name="T406" style:family="text">
      <style:text-properties fo:color="#000000" loext:opacity="100%" style:font-name="Arial" fo:font-size="15pt" officeooo:rsid="004de8ef" fo:background-color="transparent" loext:char-shading-value="0" style:font-size-asian="15pt" style:font-name-complex="Arial" style:font-size-complex="15pt"/>
    </style:style>
    <style:style style:name="T407" style:family="text">
      <style:text-properties fo:color="#000000" loext:opacity="100%" style:font-name="Arial" fo:font-size="15pt" officeooo:rsid="004de8ef" fo:background-color="transparent" loext:char-shading-value="0" style:font-size-asian="15pt" style:font-name-complex="Arial" style:font-size-complex="15pt"/>
    </style:style>
    <style:style style:name="T408" style:family="text">
      <style:text-properties fo:color="#000000" loext:opacity="100%" style:font-name="Arial" fo:font-size="15pt" officeooo:rsid="004f365a" fo:background-color="transparent" loext:char-shading-value="0" style:font-size-asian="15pt" style:font-name-complex="Arial" style:font-size-complex="15pt"/>
    </style:style>
    <style:style style:name="T409" style:family="text">
      <style:text-properties fo:color="#000000" loext:opacity="100%" style:font-name="Arial" fo:font-size="15pt" officeooo:rsid="004f365a" fo:background-color="transparent" loext:char-shading-value="0" style:font-size-asian="15pt" style:font-name-complex="Arial" style:font-size-complex="15pt"/>
    </style:style>
    <style:style style:name="T410" style:family="text">
      <style:text-properties fo:color="#000000" loext:opacity="100%" style:font-name="Arial" fo:font-size="15pt" officeooo:rsid="0050e2cc" fo:background-color="transparent" loext:char-shading-value="0" style:font-size-asian="15pt" style:font-name-complex="Arial" style:font-size-complex="15pt"/>
    </style:style>
    <style:style style:name="T411" style:family="text">
      <style:text-properties fo:color="#000000" loext:opacity="100%" style:font-name="Arial" fo:font-size="15pt" officeooo:rsid="0050e2cc" fo:background-color="transparent" loext:char-shading-value="0" style:font-size-asian="15pt" style:font-name-complex="Arial" style:font-size-complex="15pt"/>
    </style:style>
    <style:style style:name="T412" style:family="text">
      <style:text-properties fo:color="#000000" loext:opacity="100%" style:font-name="Arial" fo:font-size="15pt" officeooo:rsid="00540234" fo:background-color="transparent" loext:char-shading-value="0" style:font-size-asian="15pt" style:font-name-complex="Arial" style:font-size-complex="15pt"/>
    </style:style>
    <style:style style:name="T413" style:family="text">
      <style:text-properties fo:color="#000000" loext:opacity="100%" style:font-name="Arial" fo:font-size="15pt" officeooo:rsid="00540234" fo:background-color="transparent" loext:char-shading-value="0" style:font-size-asian="15pt" style:font-name-complex="Arial" style:font-size-complex="15pt"/>
    </style:style>
    <style:style style:name="T414" style:family="text">
      <style:text-properties fo:color="#000000" loext:opacity="100%" style:font-name="Arial" fo:font-size="15pt" officeooo:rsid="00554ba2" fo:background-color="transparent" loext:char-shading-value="0" style:font-size-asian="15pt" style:font-name-complex="Arial" style:font-size-complex="15pt"/>
    </style:style>
    <style:style style:name="T415" style:family="text">
      <style:text-properties fo:color="#000000" loext:opacity="100%" style:font-name="Arial" fo:font-size="15pt" officeooo:rsid="00554ba2" fo:background-color="transparent" loext:char-shading-value="0" style:font-size-asian="15pt" style:font-name-complex="Arial" style:font-size-complex="15pt"/>
    </style:style>
    <style:style style:name="T416" style:family="text">
      <style:text-properties fo:color="#000000" loext:opacity="100%" style:font-name="Arial" fo:font-size="15pt" officeooo:rsid="0055e5bf" fo:background-color="transparent" loext:char-shading-value="0" style:font-size-asian="15pt" style:font-name-complex="Arial" style:font-size-complex="15pt"/>
    </style:style>
    <style:style style:name="T417" style:family="text">
      <style:text-properties fo:color="#000000" loext:opacity="100%" style:font-name="Arial" fo:font-size="15pt" officeooo:rsid="0055e5bf" fo:background-color="transparent" loext:char-shading-value="0" style:font-size-asian="15pt" style:font-name-complex="Arial" style:font-size-complex="15pt"/>
    </style:style>
    <style:style style:name="T418" style:family="text">
      <style:text-properties fo:color="#000000" loext:opacity="100%" style:font-name="Arial" fo:font-size="15pt" officeooo:rsid="0055eb05" fo:background-color="transparent" loext:char-shading-value="0" style:font-size-asian="15pt" style:font-name-complex="Arial" style:font-size-complex="15pt"/>
    </style:style>
    <style:style style:name="T419" style:family="text">
      <style:text-properties fo:color="#000000" loext:opacity="100%" style:font-name="Arial" fo:font-size="15pt" officeooo:rsid="0055eb05" fo:background-color="transparent" loext:char-shading-value="0" style:font-size-asian="15pt" style:font-name-complex="Arial" style:font-size-complex="15pt"/>
    </style:style>
    <style:style style:name="T420" style:family="text">
      <style:text-properties fo:color="#000000" loext:opacity="100%" style:font-name="Arial" fo:font-size="15pt" officeooo:rsid="00581e3f" fo:background-color="transparent" loext:char-shading-value="0" style:font-size-asian="15pt" style:font-name-complex="Arial" style:font-size-complex="15pt"/>
    </style:style>
    <style:style style:name="T421" style:family="text">
      <style:text-properties fo:color="#000000" loext:opacity="100%" style:font-name="Arial" fo:font-size="15pt" officeooo:rsid="00581e3f" fo:background-color="transparent" loext:char-shading-value="0" style:font-size-asian="15pt" style:font-name-complex="Arial" style:font-size-complex="15pt"/>
    </style:style>
    <style:style style:name="T422" style:family="text">
      <style:text-properties fo:color="#000000" loext:opacity="100%" style:font-name="Arial" fo:font-size="15pt" officeooo:rsid="0058ef70" fo:background-color="transparent" loext:char-shading-value="0" style:font-size-asian="15pt" style:font-name-complex="Arial" style:font-size-complex="15pt"/>
    </style:style>
    <style:style style:name="T423" style:family="text">
      <style:text-properties fo:color="#000000" loext:opacity="100%" style:font-name="Arial" fo:font-size="15pt" officeooo:rsid="0058ef70" fo:background-color="transparent" loext:char-shading-value="0" style:font-size-asian="15pt" style:font-name-complex="Arial" style:font-size-complex="15pt"/>
    </style:style>
    <style:style style:name="T424" style:family="text">
      <style:text-properties fo:color="#000000" loext:opacity="100%" style:font-name="Arial" fo:font-size="15pt" officeooo:rsid="005a7649" fo:background-color="transparent" loext:char-shading-value="0" style:font-size-asian="15pt" style:font-name-complex="Arial" style:font-size-complex="15pt"/>
    </style:style>
    <style:style style:name="T425" style:family="text">
      <style:text-properties fo:color="#000000" loext:opacity="100%" style:font-name="Arial" fo:font-size="15pt" officeooo:rsid="005a7649" fo:background-color="transparent" loext:char-shading-value="0" style:font-size-asian="15pt" style:font-name-complex="Arial" style:font-size-complex="15pt"/>
    </style:style>
    <style:style style:name="T426" style:family="text">
      <style:text-properties fo:color="#000000" loext:opacity="100%" style:font-name="Arial" fo:font-size="15pt" officeooo:rsid="005aad4f" fo:background-color="transparent" loext:char-shading-value="0" style:font-size-asian="15pt" style:font-name-complex="Arial" style:font-size-complex="15pt"/>
    </style:style>
    <style:style style:name="T427" style:family="text">
      <style:text-properties fo:color="#000000" loext:opacity="100%" style:font-name="Arial" fo:font-size="15pt" officeooo:rsid="005aad4f" fo:background-color="transparent" loext:char-shading-value="0" style:font-size-asian="15pt" style:font-name-complex="Arial" style:font-size-complex="15pt"/>
    </style:style>
    <style:style style:name="T428" style:family="text">
      <style:text-properties fo:color="#000000" loext:opacity="100%" style:font-name="Arial" fo:font-size="15pt" officeooo:rsid="005ae35d" fo:background-color="transparent" loext:char-shading-value="0" style:font-size-asian="15pt" style:font-name-complex="Arial" style:font-size-complex="15pt"/>
    </style:style>
    <style:style style:name="T429" style:family="text">
      <style:text-properties fo:color="#000000" loext:opacity="100%" style:font-name="Arial" fo:font-size="15pt" officeooo:rsid="005ae35d" fo:background-color="transparent" loext:char-shading-value="0" style:font-size-asian="15pt" style:font-name-complex="Arial" style:font-size-complex="15pt"/>
    </style:style>
    <style:style style:name="T430" style:family="text">
      <style:text-properties fo:color="#000000" loext:opacity="100%" style:font-name="Arial" fo:font-size="15pt" officeooo:rsid="005eaeff" fo:background-color="transparent" loext:char-shading-value="0" style:font-size-asian="15pt" style:font-name-complex="Arial" style:font-size-complex="15pt"/>
    </style:style>
    <style:style style:name="T431" style:family="text">
      <style:text-properties fo:color="#000000" loext:opacity="100%" style:font-name="Arial" fo:font-size="15pt" officeooo:rsid="005eaeff" fo:background-color="transparent" loext:char-shading-value="0" style:font-size-asian="15pt" style:font-name-complex="Arial" style:font-size-complex="15pt"/>
    </style:style>
    <style:style style:name="T432" style:family="text">
      <style:text-properties fo:color="#000000" loext:opacity="100%" style:font-name="Arial" fo:font-size="15pt" officeooo:rsid="005f392e" fo:background-color="transparent" loext:char-shading-value="0" style:font-size-asian="15pt" style:font-name-complex="Arial" style:font-size-complex="15pt"/>
    </style:style>
    <style:style style:name="T433" style:family="text">
      <style:text-properties fo:color="#000000" loext:opacity="100%" style:font-name="Arial" fo:font-size="15pt" officeooo:rsid="005f392e" fo:background-color="transparent" loext:char-shading-value="0" style:font-size-asian="15pt" style:font-name-complex="Arial" style:font-size-complex="15pt"/>
    </style:style>
    <style:style style:name="T434" style:family="text">
      <style:text-properties fo:color="#000000" loext:opacity="100%" style:font-name="Arial" fo:font-size="15pt" officeooo:rsid="0061257f" fo:background-color="transparent" loext:char-shading-value="0" style:font-size-asian="15pt" style:font-name-complex="Arial" style:font-size-complex="15pt"/>
    </style:style>
    <style:style style:name="T435" style:family="text">
      <style:text-properties fo:color="#000000" loext:opacity="100%" style:font-name="Arial" fo:font-size="15pt" officeooo:rsid="0061257f" fo:background-color="transparent" loext:char-shading-value="0" style:font-size-asian="15pt" style:font-name-complex="Arial" style:font-size-complex="15pt"/>
    </style:style>
    <style:style style:name="T436" style:family="text">
      <style:text-properties fo:color="#000000" loext:opacity="100%" style:font-name="Arial" fo:font-size="15pt" officeooo:rsid="0061283a" fo:background-color="transparent" loext:char-shading-value="0" style:font-size-asian="15pt" style:font-name-complex="Arial" style:font-size-complex="15pt"/>
    </style:style>
    <style:style style:name="T437" style:family="text">
      <style:text-properties fo:color="#000000" loext:opacity="100%" style:font-name="Arial" fo:font-size="15pt" officeooo:rsid="0061283a" fo:background-color="transparent" loext:char-shading-value="0" style:font-size-asian="15pt" style:font-name-complex="Arial" style:font-size-complex="15pt"/>
    </style:style>
    <style:style style:name="T438" style:family="text">
      <style:text-properties fo:color="#000000" loext:opacity="100%" style:font-name="Arial" fo:font-size="15pt" officeooo:rsid="0062ae42" fo:background-color="transparent" loext:char-shading-value="0" style:font-size-asian="15pt" style:font-name-complex="Arial" style:font-size-complex="15pt"/>
    </style:style>
    <style:style style:name="T439" style:family="text">
      <style:text-properties fo:color="#000000" loext:opacity="100%" style:font-name="Arial" fo:font-size="15pt" officeooo:rsid="0062ae42" fo:background-color="transparent" loext:char-shading-value="0" style:font-size-asian="15pt" style:font-name-complex="Arial" style:font-size-complex="15pt"/>
    </style:style>
    <style:style style:name="T440" style:family="text">
      <style:text-properties fo:color="#000000" loext:opacity="100%" style:font-name="Arial" fo:font-size="15pt" officeooo:rsid="00657487" fo:background-color="transparent" loext:char-shading-value="0" style:font-size-asian="15pt" style:font-name-complex="Arial" style:font-size-complex="15pt"/>
    </style:style>
    <style:style style:name="T441" style:family="text">
      <style:text-properties fo:color="#000000" loext:opacity="100%" style:font-name="Arial" fo:font-size="15pt" officeooo:rsid="00657487" fo:background-color="transparent" loext:char-shading-value="0" style:font-size-asian="15pt" style:font-name-complex="Arial" style:font-size-complex="15pt"/>
    </style:style>
    <style:style style:name="T442" style:family="text">
      <style:text-properties fo:color="#000000" loext:opacity="100%" style:font-name="Arial" fo:font-size="15pt" officeooo:rsid="0067905f" fo:background-color="transparent" loext:char-shading-value="0" style:font-size-asian="15pt" style:font-name-complex="Arial" style:font-size-complex="15pt"/>
    </style:style>
    <style:style style:name="T443" style:family="text">
      <style:text-properties fo:color="#000000" loext:opacity="100%" style:font-name="Arial" fo:font-size="15pt" officeooo:rsid="0067905f" fo:background-color="transparent" loext:char-shading-value="0" style:font-size-asian="15pt" style:font-name-complex="Arial" style:font-size-complex="15pt"/>
    </style:style>
    <style:style style:name="T444" style:family="text">
      <style:text-properties fo:color="#000000" loext:opacity="100%" style:font-name="Arial" fo:font-size="15pt" officeooo:rsid="006b5d37" fo:background-color="transparent" loext:char-shading-value="0" style:font-size-asian="15pt" style:font-name-complex="Arial" style:font-size-complex="15pt"/>
    </style:style>
    <style:style style:name="T445" style:family="text">
      <style:text-properties fo:color="#000000" loext:opacity="100%" style:font-name="Arial" fo:font-size="15pt" officeooo:rsid="006b5d37" fo:background-color="transparent" loext:char-shading-value="0" style:font-size-asian="15pt" style:font-name-complex="Arial" style:font-size-complex="15pt"/>
    </style:style>
    <style:style style:name="T446" style:family="text">
      <style:text-properties fo:color="#000000" loext:opacity="100%" style:font-name="Arial" fo:font-size="15pt" officeooo:rsid="006bf47c" fo:background-color="transparent" loext:char-shading-value="0" style:font-size-asian="15pt" style:font-name-complex="Arial" style:font-size-complex="15pt"/>
    </style:style>
    <style:style style:name="T447" style:family="text">
      <style:text-properties fo:color="#000000" loext:opacity="100%" style:font-name="Arial" fo:font-size="15pt" officeooo:rsid="006bf47c" fo:background-color="transparent" loext:char-shading-value="0" style:font-size-asian="15pt" style:font-name-complex="Arial" style:font-size-complex="15pt"/>
    </style:style>
    <style:style style:name="T448" style:family="text">
      <style:text-properties fo:color="#000000" loext:opacity="100%" style:font-name="Arial" fo:font-size="15pt" officeooo:rsid="006d491e" fo:background-color="transparent" loext:char-shading-value="0" style:font-size-asian="15pt" style:font-name-complex="Arial" style:font-size-complex="15pt"/>
    </style:style>
    <style:style style:name="T449" style:family="text">
      <style:text-properties fo:color="#000000" loext:opacity="100%" style:font-name="Arial" fo:font-size="15pt" officeooo:rsid="006d491e" fo:background-color="transparent" loext:char-shading-value="0" style:font-size-asian="15pt" style:font-name-complex="Arial" style:font-size-complex="15pt"/>
    </style:style>
    <style:style style:name="T450" style:family="text">
      <style:text-properties fo:color="#000000" loext:opacity="100%" style:font-name="Arial" fo:font-size="15pt" officeooo:rsid="006e1f26" fo:background-color="transparent" loext:char-shading-value="0" style:font-size-asian="15pt" style:font-name-complex="Arial" style:font-size-complex="15pt"/>
    </style:style>
    <style:style style:name="T451" style:family="text">
      <style:text-properties fo:color="#000000" loext:opacity="100%" style:font-name="Arial" fo:font-size="15pt" officeooo:rsid="006e1f26" fo:background-color="transparent" loext:char-shading-value="0" style:font-size-asian="15pt" style:font-name-complex="Arial" style:font-size-complex="15pt"/>
    </style:style>
    <style:style style:name="T452" style:family="text">
      <style:text-properties fo:color="#000000" loext:opacity="100%" style:font-name="Arial" fo:font-size="15pt" officeooo:rsid="00725a8d" fo:background-color="transparent" loext:char-shading-value="0" style:font-size-asian="15pt" style:font-name-complex="Arial" style:font-size-complex="15pt"/>
    </style:style>
    <style:style style:name="T453" style:family="text">
      <style:text-properties fo:color="#000000" loext:opacity="100%" style:font-name="Arial" fo:font-size="15pt" officeooo:rsid="00725a8d" fo:background-color="transparent" loext:char-shading-value="0" style:font-size-asian="15pt" style:font-name-complex="Arial" style:font-size-complex="15pt"/>
    </style:style>
    <style:style style:name="T454" style:family="text">
      <style:text-properties fo:color="#000000" loext:opacity="100%" style:font-name="Arial" fo:font-size="15pt" officeooo:rsid="007312f2" fo:background-color="transparent" loext:char-shading-value="0" style:font-size-asian="15pt" style:font-name-complex="Arial" style:font-size-complex="15pt"/>
    </style:style>
    <style:style style:name="T455" style:family="text">
      <style:text-properties fo:color="#000000" loext:opacity="100%" style:font-name="Arial" fo:font-size="15pt" officeooo:rsid="007312f2" fo:background-color="transparent" loext:char-shading-value="0" style:font-size-asian="15pt" style:font-name-complex="Arial" style:font-size-complex="15pt"/>
    </style:style>
    <style:style style:name="T456" style:family="text">
      <style:text-properties fo:color="#000000" loext:opacity="100%" style:font-name="Arial" fo:font-size="15pt" officeooo:rsid="0074f3f7" fo:background-color="transparent" loext:char-shading-value="0" style:font-size-asian="15pt" style:font-name-complex="Arial" style:font-size-complex="15pt"/>
    </style:style>
    <style:style style:name="T457" style:family="text">
      <style:text-properties fo:color="#000000" loext:opacity="100%" style:font-name="Arial" fo:font-size="15pt" officeooo:rsid="0074f3f7" fo:background-color="transparent" loext:char-shading-value="0" style:font-size-asian="15pt" style:font-name-complex="Arial" style:font-size-complex="15pt"/>
    </style:style>
    <style:style style:name="T458" style:family="text">
      <style:text-properties fo:color="#000000" loext:opacity="100%" style:font-name="Arial" fo:font-size="15pt" officeooo:rsid="0076adcf" fo:background-color="transparent" loext:char-shading-value="0" style:font-size-asian="15pt" style:font-name-complex="Arial" style:font-size-complex="15pt"/>
    </style:style>
    <style:style style:name="T459" style:family="text">
      <style:text-properties fo:color="#000000" loext:opacity="100%" style:font-name="Arial" fo:font-size="15pt" officeooo:rsid="0076adcf" fo:background-color="transparent" loext:char-shading-value="0" style:font-size-asian="15pt" style:font-name-complex="Arial" style:font-size-complex="15pt"/>
    </style:style>
    <style:style style:name="T460" style:family="text">
      <style:text-properties fo:color="#000000" loext:opacity="100%" style:font-name="Arial" fo:font-size="15pt" officeooo:rsid="00776c68" fo:background-color="transparent" loext:char-shading-value="0" style:font-size-asian="15pt" style:font-name-complex="Arial" style:font-size-complex="15pt"/>
    </style:style>
    <style:style style:name="T461" style:family="text">
      <style:text-properties fo:color="#000000" loext:opacity="100%" style:font-name="Arial" fo:font-size="15pt" officeooo:rsid="00776c68" fo:background-color="transparent" loext:char-shading-value="0" style:font-size-asian="15pt" style:font-name-complex="Arial" style:font-size-complex="15pt"/>
    </style:style>
    <style:style style:name="T462" style:family="text">
      <style:text-properties fo:color="#000000" loext:opacity="100%" style:font-name="Arial" fo:font-size="15pt" officeooo:rsid="0078a304" fo:background-color="transparent" loext:char-shading-value="0" style:font-size-asian="15pt" style:font-name-complex="Arial" style:font-size-complex="15pt"/>
    </style:style>
    <style:style style:name="T463" style:family="text">
      <style:text-properties fo:color="#000000" loext:opacity="100%" style:font-name="Arial" fo:font-size="15pt" officeooo:rsid="0078a304" fo:background-color="transparent" loext:char-shading-value="0" style:font-size-asian="15pt" style:font-name-complex="Arial" style:font-size-complex="15pt"/>
    </style:style>
    <style:style style:name="T464" style:family="text">
      <style:text-properties fo:color="#000000" loext:opacity="100%" style:font-name="Arial" fo:font-size="15pt" officeooo:rsid="007937f4" fo:background-color="transparent" loext:char-shading-value="0" style:font-size-asian="15pt" style:font-name-complex="Arial" style:font-size-complex="15pt"/>
    </style:style>
    <style:style style:name="T465" style:family="text">
      <style:text-properties fo:color="#000000" loext:opacity="100%" style:font-name="Arial" fo:font-size="15pt" officeooo:rsid="007937f4" fo:background-color="transparent" loext:char-shading-value="0" style:font-size-asian="15pt" style:font-name-complex="Arial" style:font-size-complex="15pt"/>
    </style:style>
    <style:style style:name="T466" style:family="text">
      <style:text-properties fo:color="#000000" loext:opacity="100%" style:font-name="Arial" fo:font-size="15pt" officeooo:rsid="00798862" fo:background-color="transparent" loext:char-shading-value="0" style:font-size-asian="15pt" style:font-name-complex="Arial" style:font-size-complex="15pt"/>
    </style:style>
    <style:style style:name="T467" style:family="text">
      <style:text-properties fo:color="#000000" loext:opacity="100%" style:font-name="Arial" fo:font-size="15pt" officeooo:rsid="00798862" fo:background-color="transparent" loext:char-shading-value="0" style:font-size-asian="15pt" style:font-name-complex="Arial" style:font-size-complex="15pt"/>
    </style:style>
    <style:style style:name="T468" style:family="text">
      <style:text-properties fo:color="#000000" loext:opacity="100%" style:font-name="Arial" fo:font-size="15pt" officeooo:rsid="007aec05" fo:background-color="transparent" loext:char-shading-value="0" style:font-size-asian="15pt" style:font-name-complex="Arial" style:font-size-complex="15pt"/>
    </style:style>
    <style:style style:name="T469" style:family="text">
      <style:text-properties fo:color="#000000" loext:opacity="100%" style:font-name="Arial" fo:font-size="15pt" officeooo:rsid="007aec05" fo:background-color="transparent" loext:char-shading-value="0" style:font-size-asian="15pt" style:font-name-complex="Arial" style:font-size-complex="15pt"/>
    </style:style>
    <style:style style:name="T470" style:family="text">
      <style:text-properties fo:color="#000000" loext:opacity="100%" style:font-name="Arial" fo:font-size="15pt" officeooo:rsid="007d6169" fo:background-color="transparent" loext:char-shading-value="0" style:font-size-asian="15pt" style:font-name-complex="Arial" style:font-size-complex="15pt"/>
    </style:style>
    <style:style style:name="T471" style:family="text">
      <style:text-properties fo:color="#000000" loext:opacity="100%" style:font-name="Arial" fo:font-size="15pt" officeooo:rsid="007d6169" fo:background-color="transparent" loext:char-shading-value="0" style:font-size-asian="15pt" style:font-name-complex="Arial" style:font-size-complex="15pt"/>
    </style:style>
    <style:style style:name="T472" style:family="text">
      <style:text-properties fo:color="#000000" loext:opacity="100%" style:font-name="Arial" fo:font-size="15pt" officeooo:rsid="007e9cdf" fo:background-color="transparent" loext:char-shading-value="0" style:font-size-asian="15pt" style:font-name-complex="Arial" style:font-size-complex="15pt"/>
    </style:style>
    <style:style style:name="T473" style:family="text">
      <style:text-properties fo:color="#000000" loext:opacity="100%" style:font-name="Arial" fo:font-size="15pt" officeooo:rsid="007e9cdf" fo:background-color="transparent" loext:char-shading-value="0" style:font-size-asian="15pt" style:font-name-complex="Arial" style:font-size-complex="15pt"/>
    </style:style>
    <style:style style:name="T474" style:family="text">
      <style:text-properties fo:color="#000000" loext:opacity="100%" style:font-name="Arial" fo:font-size="15pt" officeooo:rsid="007ee9f0" fo:background-color="transparent" loext:char-shading-value="0" style:font-size-asian="15pt" style:font-name-complex="Arial" style:font-size-complex="15pt"/>
    </style:style>
    <style:style style:name="T475" style:family="text">
      <style:text-properties fo:color="#000000" loext:opacity="100%" style:font-name="Arial" fo:font-size="15pt" officeooo:rsid="007ee9f0" fo:background-color="transparent" loext:char-shading-value="0" style:font-size-asian="15pt" style:font-name-complex="Arial" style:font-size-complex="15pt"/>
    </style:style>
    <style:style style:name="T476" style:family="text">
      <style:text-properties fo:color="#000000" loext:opacity="100%" style:font-name="Arial" fo:font-size="15pt" officeooo:rsid="00801782" fo:background-color="transparent" loext:char-shading-value="0" style:font-size-asian="15pt" style:font-name-complex="Arial" style:font-size-complex="15pt"/>
    </style:style>
    <style:style style:name="T477" style:family="text">
      <style:text-properties fo:color="#000000" loext:opacity="100%" style:font-name="Arial" fo:font-size="15pt" officeooo:rsid="00801782" fo:background-color="transparent" loext:char-shading-value="0" style:font-size-asian="15pt" style:font-name-complex="Arial" style:font-size-complex="15pt"/>
    </style:style>
    <style:style style:name="T478" style:family="text">
      <style:text-properties fo:color="#000000" loext:opacity="100%" style:font-name="Arial" fo:font-size="15pt" officeooo:rsid="008194cc" fo:background-color="transparent" loext:char-shading-value="0" style:font-size-asian="15pt" style:font-name-complex="Arial" style:font-size-complex="15pt"/>
    </style:style>
    <style:style style:name="T479" style:family="text">
      <style:text-properties fo:color="#000000" loext:opacity="100%" style:font-name="Arial" fo:font-size="15pt" officeooo:rsid="008194cc" fo:background-color="transparent" loext:char-shading-value="0" style:font-size-asian="15pt" style:font-name-complex="Arial" style:font-size-complex="15pt"/>
    </style:style>
    <style:style style:name="T480" style:family="text">
      <style:text-properties fo:color="#000000" loext:opacity="100%" style:font-name="Arial" fo:font-size="15pt" officeooo:rsid="00839352" fo:background-color="transparent" loext:char-shading-value="0" style:font-size-asian="15pt" style:font-name-complex="Arial" style:font-size-complex="15pt"/>
    </style:style>
    <style:style style:name="T481" style:family="text">
      <style:text-properties fo:color="#000000" loext:opacity="100%" style:font-name="Arial" fo:font-size="15pt" officeooo:rsid="00839352" fo:background-color="transparent" loext:char-shading-value="0" style:font-size-asian="15pt" style:font-name-complex="Arial" style:font-size-complex="15pt"/>
    </style:style>
    <style:style style:name="T482" style:family="text">
      <style:text-properties fo:color="#000000" loext:opacity="100%" style:font-name="Arial" fo:font-size="15pt" officeooo:rsid="008656a9" fo:background-color="transparent" loext:char-shading-value="0" style:font-size-asian="15pt" style:font-name-complex="Arial" style:font-size-complex="15pt"/>
    </style:style>
    <style:style style:name="T483" style:family="text">
      <style:text-properties fo:color="#000000" loext:opacity="100%" style:font-name="Arial" fo:font-size="15pt" officeooo:rsid="008656a9" fo:background-color="transparent" loext:char-shading-value="0" style:font-size-asian="15pt" style:font-name-complex="Arial" style:font-size-complex="15pt"/>
    </style:style>
    <style:style style:name="T484" style:family="text">
      <style:text-properties fo:color="#000000" loext:opacity="100%" style:font-name="Arial" fo:font-size="15pt" officeooo:rsid="0087c7a3" fo:background-color="transparent" loext:char-shading-value="0" style:font-size-asian="15pt" style:font-name-complex="Arial" style:font-size-complex="15pt"/>
    </style:style>
    <style:style style:name="T485" style:family="text">
      <style:text-properties fo:color="#000000" loext:opacity="100%" style:font-name="Arial" fo:font-size="15pt" officeooo:rsid="0087c7a3" fo:background-color="transparent" loext:char-shading-value="0" style:font-size-asian="15pt" style:font-name-complex="Arial" style:font-size-complex="15pt"/>
    </style:style>
    <style:style style:name="T486" style:family="text">
      <style:text-properties fo:color="#000000" loext:opacity="100%" style:font-name="Arial" fo:font-size="15pt" officeooo:rsid="00899ac5" fo:background-color="transparent" loext:char-shading-value="0" style:font-size-asian="15pt" style:font-name-complex="Arial" style:font-size-complex="15pt"/>
    </style:style>
    <style:style style:name="T487" style:family="text">
      <style:text-properties fo:color="#000000" loext:opacity="100%" style:font-name="Arial" fo:font-size="15pt" officeooo:rsid="00899ac5" fo:background-color="transparent" loext:char-shading-value="0" style:font-size-asian="15pt" style:font-name-complex="Arial" style:font-size-complex="15pt"/>
    </style:style>
    <style:style style:name="T488" style:family="text">
      <style:text-properties fo:color="#000000" loext:opacity="100%" style:font-name="Arial" fo:font-size="15pt" officeooo:rsid="008e5bff" fo:background-color="transparent" loext:char-shading-value="0" style:font-size-asian="15pt" style:font-name-complex="Arial" style:font-size-complex="15pt"/>
    </style:style>
    <style:style style:name="T489" style:family="text">
      <style:text-properties fo:color="#000000" loext:opacity="100%" style:font-name="Arial" fo:font-size="15pt" officeooo:rsid="008e5bff" fo:background-color="transparent" loext:char-shading-value="0" style:font-size-asian="15pt" style:font-name-complex="Arial" style:font-size-complex="15pt"/>
    </style:style>
    <style:style style:name="T490" style:family="text">
      <style:text-properties fo:color="#000000" loext:opacity="100%" style:font-name="Arial" fo:font-size="15pt" officeooo:rsid="008fd020" fo:background-color="transparent" loext:char-shading-value="0" style:font-size-asian="15pt" style:font-name-complex="Arial" style:font-size-complex="15pt"/>
    </style:style>
    <style:style style:name="T491" style:family="text">
      <style:text-properties fo:color="#000000" loext:opacity="100%" style:font-name="Arial" fo:font-size="15pt" officeooo:rsid="008fd020" fo:background-color="transparent" loext:char-shading-value="0" style:font-size-asian="15pt" style:font-name-complex="Arial" style:font-size-complex="15pt"/>
    </style:style>
    <style:style style:name="T492" style:family="text">
      <style:text-properties fo:color="#000000" loext:opacity="100%" style:font-name="Arial" fo:font-size="15pt" officeooo:rsid="00902c4d" fo:background-color="transparent" loext:char-shading-value="0" style:font-size-asian="15pt" style:font-name-complex="Arial" style:font-size-complex="15pt"/>
    </style:style>
    <style:style style:name="T493" style:family="text">
      <style:text-properties fo:color="#000000" loext:opacity="100%" style:font-name="Arial" fo:font-size="15pt" officeooo:rsid="00902c4d" fo:background-color="transparent" loext:char-shading-value="0" style:font-size-asian="15pt" style:font-name-complex="Arial" style:font-size-complex="15pt"/>
    </style:style>
    <style:style style:name="T494" style:family="text">
      <style:text-properties fo:color="#000000" loext:opacity="100%" style:font-name="Arial" fo:font-size="15pt" officeooo:rsid="0016aeda" fo:background-color="transparent" loext:char-shading-value="0" style:font-size-asian="15pt" style:font-name-complex="Arial" style:font-size-complex="15pt"/>
    </style:style>
    <style:style style:name="T495" style:family="text">
      <style:text-properties fo:color="#000000" loext:opacity="100%" style:font-name="Arial" fo:font-size="15pt" officeooo:rsid="0016aeda" fo:background-color="transparent" loext:char-shading-value="0" style:font-size-asian="15pt" style:font-name-complex="Arial" style:font-size-complex="15pt"/>
    </style:style>
    <style:style style:name="T496" style:family="text">
      <style:text-properties fo:color="#000000" loext:opacity="100%" style:font-name="Arial" fo:font-size="15pt" officeooo:rsid="00175281" fo:background-color="transparent" loext:char-shading-value="0" style:font-size-asian="15pt" style:font-name-complex="Arial" style:font-size-complex="15pt"/>
    </style:style>
    <style:style style:name="T497" style:family="text">
      <style:text-properties fo:color="#000000" loext:opacity="100%" style:font-name="Arial" fo:font-size="15pt" officeooo:rsid="00175281" fo:background-color="transparent" loext:char-shading-value="0" style:font-size-asian="15pt" style:font-name-complex="Arial" style:font-size-complex="15pt"/>
    </style:style>
    <style:style style:name="T498" style:family="text">
      <style:text-properties fo:color="#000000" loext:opacity="100%" style:font-name="Arial" fo:font-size="15pt" officeooo:rsid="001a8076" fo:background-color="transparent" loext:char-shading-value="0" style:font-size-asian="15pt" style:font-name-complex="Arial" style:font-size-complex="15pt"/>
    </style:style>
    <style:style style:name="T499" style:family="text">
      <style:text-properties fo:color="#000000" loext:opacity="100%" style:font-name="Arial" fo:font-size="15pt" officeooo:rsid="001a8076" fo:background-color="transparent" loext:char-shading-value="0" style:font-size-asian="15pt" style:font-name-complex="Arial" style:font-size-complex="15pt"/>
    </style:style>
    <style:style style:name="T500" style:family="text">
      <style:text-properties fo:color="#000000" loext:opacity="100%" style:font-name="Arial" fo:font-size="15pt" fo:background-color="transparent" loext:char-shading-value="0" style:font-size-asian="15pt" style:font-name-complex="Arial" style:font-size-complex="15pt"/>
    </style:style>
    <style:style style:name="T501" style:family="text">
      <style:text-properties fo:color="#000000" loext:opacity="100%" style:font-name="Arial1" fo:font-size="15pt" officeooo:rsid="001d05f0" fo:background-color="#80ffff" loext:char-shading-value="0" style:font-name-asian="Microsoft Sans Serif" style:font-size-asian="15pt" style:font-name-complex="Arial" style:font-size-complex="15pt"/>
    </style:style>
    <style:style style:name="T502" style:family="text">
      <style:text-properties fo:color="#000000" loext:opacity="100%" style:font-name="Arial1" fo:font-size="15pt" officeooo:rsid="003296ea" fo:background-color="#80ffff" loext:char-shading-value="0" style:font-name-asian="Microsoft Sans Serif" style:font-size-asian="15pt" style:font-name-complex="Arial" style:font-size-complex="15pt"/>
    </style:style>
    <style:style style:name="T503" style:family="text">
      <style:text-properties fo:color="#000000" loext:opacity="100%" style:font-name="Arial1" fo:font-size="15pt" officeooo:rsid="003c2e98" fo:background-color="#80ffff" loext:char-shading-value="0" style:font-name-asian="Microsoft Sans Serif" style:font-size-asian="15pt" style:font-name-complex="Arial" style:font-size-complex="15pt"/>
    </style:style>
    <style:style style:name="T504" style:family="text">
      <style:text-properties fo:color="#000000" loext:opacity="100%" style:font-name="Arial1" fo:font-size="15pt" officeooo:rsid="003d6fbb" fo:background-color="#80ffff" loext:char-shading-value="0" style:font-name-asian="Microsoft Sans Serif" style:font-size-asian="15pt" style:font-name-complex="Arial" style:font-size-complex="15pt"/>
    </style:style>
    <style:style style:name="T505" style:family="text">
      <style:text-properties fo:color="#000000" loext:opacity="100%" style:font-name="Arial1" fo:font-size="15pt" officeooo:rsid="00442bc5" fo:background-color="#80ffff" loext:char-shading-value="0" style:font-name-asian="Microsoft Sans Serif" style:font-size-asian="15pt" style:font-name-complex="Arial" style:font-size-complex="15pt"/>
    </style:style>
    <style:style style:name="T506" style:family="text">
      <style:text-properties fo:color="#000000" loext:opacity="100%" style:font-name="Arial1" fo:font-size="15pt" officeooo:rsid="00535201" fo:background-color="#80ffff" loext:char-shading-value="0" style:font-name-asian="Microsoft Sans Serif" style:font-size-asian="15pt" style:font-name-complex="Arial" style:font-size-complex="15pt"/>
    </style:style>
    <style:style style:name="T507" style:family="text">
      <style:text-properties fo:color="#000000" loext:opacity="100%" style:font-name="Arial1" fo:font-size="15pt" officeooo:rsid="005431da" fo:background-color="#80ffff" loext:char-shading-value="0" style:font-name-asian="Microsoft Sans Serif" style:font-size-asian="15pt" style:font-name-complex="Arial" style:font-size-complex="15pt"/>
    </style:style>
    <style:style style:name="T508" style:family="text">
      <style:text-properties fo:color="#000000" loext:opacity="100%" style:font-name="Arial1" fo:font-size="15pt" officeooo:rsid="00454856" fo:background-color="#80ffff" loext:char-shading-value="0" style:font-name-asian="Microsoft Sans Serif" style:font-size-asian="15pt" style:font-name-complex="Arial" style:font-size-complex="15pt"/>
    </style:style>
    <style:style style:name="T509" style:family="text">
      <style:text-properties fo:color="#000000" loext:opacity="100%" style:font-name="Arial1" fo:font-size="15pt" officeooo:rsid="0051287b" fo:background-color="#80ffff" loext:char-shading-value="0" style:font-name-asian="Microsoft Sans Serif" style:font-size-asian="15pt" style:font-name-complex="Arial" style:font-size-complex="15pt"/>
    </style:style>
    <style:style style:name="T510" style:family="text">
      <style:text-properties fo:color="#000000" loext:opacity="100%" style:font-name="Arial1" fo:font-size="15pt" officeooo:rsid="0061283a" fo:background-color="#80ffff" loext:char-shading-value="0" style:font-name-asian="Microsoft Sans Serif" style:font-size-asian="15pt" style:font-name-complex="Arial" style:font-size-complex="15pt"/>
    </style:style>
    <style:style style:name="T511" style:family="text">
      <style:text-properties fo:color="#000000" loext:opacity="100%" style:font-name="Arial1" fo:font-size="15pt" officeooo:rsid="008fd020" fo:background-color="#80ffff" loext:char-shading-value="0" style:font-name-asian="Microsoft Sans Serif" style:font-size-asian="15pt" style:font-name-complex="Arial" style:font-size-complex="15pt"/>
    </style:style>
    <style:style style:name="T512" style:family="text">
      <style:text-properties fo:color="#000000" loext:opacity="100%" style:font-name="Arial1" fo:font-size="15pt" officeooo:rsid="0016aeda" fo:background-color="#80ffff" loext:char-shading-value="0" style:font-name-asian="Microsoft Sans Serif" style:font-size-asian="15pt" style:font-name-complex="Arial" style:font-size-complex="15pt"/>
    </style:style>
    <style:style style:name="T513" style:family="text">
      <style:text-properties fo:color="#000000" loext:opacity="100%" style:font-name="Arial1" fo:font-size="15pt" officeooo:rsid="001a8076" fo:background-color="#80ffff" loext:char-shading-value="0" style:font-name-asian="Microsoft Sans Serif" style:font-size-asian="15pt" style:font-name-complex="Arial" style:font-size-complex="15pt"/>
    </style:style>
    <style:style style:name="T514" style:family="text">
      <style:text-properties fo:color="#000000" loext:opacity="100%" style:font-name="Arial1" fo:font-size="15pt" officeooo:rsid="00428721" fo:background-color="#80ffff" loext:char-shading-value="0" style:font-name-asian="Arial1" style:font-size-asian="15pt" style:font-name-complex="Arial1" style:font-size-complex="15pt"/>
    </style:style>
    <style:style style:name="T515" style:family="text">
      <style:text-properties fo:color="#000000" loext:opacity="100%" style:font-name="Arial1" fo:font-size="15pt" officeooo:rsid="001d05f0" style:font-name-asian="Microsoft Sans Serif" style:font-size-asian="15pt" style:font-name-complex="Arial" style:font-size-complex="15pt"/>
    </style:style>
    <style:style style:name="T516" style:family="text">
      <style:text-properties fo:color="#000000" loext:opacity="100%" style:font-name="Arial1" fo:font-size="15pt" officeooo:rsid="003296ea" style:font-name-asian="Microsoft Sans Serif" style:font-size-asian="15pt" style:font-name-complex="Arial" style:font-size-complex="15pt"/>
    </style:style>
    <style:style style:name="T517" style:family="text">
      <style:text-properties fo:color="#000000" loext:opacity="100%" style:font-name="Arial1" fo:font-size="15pt" officeooo:rsid="003c2e98" style:font-name-asian="Microsoft Sans Serif" style:font-size-asian="15pt" style:font-name-complex="Arial" style:font-size-complex="15pt"/>
    </style:style>
    <style:style style:name="T518" style:family="text">
      <style:text-properties fo:color="#000000" loext:opacity="100%" style:font-name="Arial1" fo:font-size="15pt" officeooo:rsid="003d6fbb" style:font-name-asian="Microsoft Sans Serif" style:font-size-asian="15pt" style:font-name-complex="Arial" style:font-size-complex="15pt"/>
    </style:style>
    <style:style style:name="T519" style:family="text">
      <style:text-properties fo:color="#000000" loext:opacity="100%" style:font-name="Arial1" fo:font-size="15pt" officeooo:rsid="00442bc5" style:font-name-asian="Microsoft Sans Serif" style:font-size-asian="15pt" style:font-name-complex="Arial" style:font-size-complex="15pt"/>
    </style:style>
    <style:style style:name="T520" style:family="text">
      <style:text-properties fo:color="#000000" loext:opacity="100%" style:font-name="Arial1" fo:font-size="15pt" officeooo:rsid="00535201" style:font-name-asian="Microsoft Sans Serif" style:font-size-asian="15pt" style:font-name-complex="Arial" style:font-size-complex="15pt"/>
    </style:style>
    <style:style style:name="T521" style:family="text">
      <style:text-properties fo:color="#000000" loext:opacity="100%" style:font-name="Arial1" fo:font-size="15pt" officeooo:rsid="005431da" style:font-name-asian="Microsoft Sans Serif" style:font-size-asian="15pt" style:font-name-complex="Arial" style:font-size-complex="15pt"/>
    </style:style>
    <style:style style:name="T522" style:family="text">
      <style:text-properties fo:color="#000000" loext:opacity="100%" style:font-name="Arial1" fo:font-size="15pt" officeooo:rsid="00454856" style:font-name-asian="Microsoft Sans Serif" style:font-size-asian="15pt" style:font-name-complex="Arial" style:font-size-complex="15pt"/>
    </style:style>
    <style:style style:name="T523" style:family="text">
      <style:text-properties fo:color="#000000" loext:opacity="100%" style:font-name="Arial1" fo:font-size="15pt" officeooo:rsid="0051287b" style:font-name-asian="Microsoft Sans Serif" style:font-size-asian="15pt" style:font-name-complex="Arial" style:font-size-complex="15pt"/>
    </style:style>
    <style:style style:name="T524" style:family="text">
      <style:text-properties fo:color="#000000" loext:opacity="100%" style:font-name="Arial1" fo:font-size="15pt" officeooo:rsid="0061283a" style:font-name-asian="Microsoft Sans Serif" style:font-size-asian="15pt" style:font-name-complex="Arial" style:font-size-complex="15pt"/>
    </style:style>
    <style:style style:name="T525" style:family="text">
      <style:text-properties fo:color="#000000" loext:opacity="100%" style:font-name="Arial1" fo:font-size="15pt" officeooo:rsid="008fd020" style:font-name-asian="Microsoft Sans Serif" style:font-size-asian="15pt" style:font-name-complex="Arial" style:font-size-complex="15pt"/>
    </style:style>
    <style:style style:name="T526" style:family="text">
      <style:text-properties fo:color="#000000" loext:opacity="100%" style:font-name="Arial1" fo:font-size="15pt" officeooo:rsid="0016aeda" style:font-name-asian="Microsoft Sans Serif" style:font-size-asian="15pt" style:font-name-complex="Arial" style:font-size-complex="15pt"/>
    </style:style>
    <style:style style:name="T527" style:family="text">
      <style:text-properties fo:color="#000000" loext:opacity="100%" style:font-name="Arial1" fo:font-size="15pt" officeooo:rsid="001a8076" style:font-name-asian="Microsoft Sans Serif" style:font-size-asian="15pt" style:font-name-complex="Arial" style:font-size-complex="15pt"/>
    </style:style>
    <style:style style:name="T528" style:family="text">
      <style:text-properties fo:color="#000000" loext:opacity="100%" style:font-name="Arial1" fo:font-size="15pt" officeooo:rsid="00428721" style:font-name-asian="Arial1" style:font-size-asian="15pt" style:font-name-complex="Arial1" style:font-size-complex="15pt"/>
    </style:style>
    <style:style style:name="T529" style:family="text">
      <style:text-properties fo:color="#000000" loext:opacity="100%" style:font-name="Arial1" fo:font-size="15pt" officeooo:rsid="001d05f0" fo:background-color="transparent" loext:char-shading-value="0" style:font-name-asian="Microsoft Sans Serif" style:font-size-asian="15pt" style:font-name-complex="Arial" style:font-size-complex="15pt"/>
    </style:style>
    <style:style style:name="T530" style:family="text">
      <style:text-properties fo:color="#000000" loext:opacity="100%" style:font-name="Arial1" fo:font-size="15pt" officeooo:rsid="001d05f0" fo:background-color="transparent" loext:char-shading-value="0" style:font-name-asian="Microsoft Sans Serif" style:font-size-asian="15pt" style:font-name-complex="Arial" style:font-size-complex="15pt"/>
    </style:style>
    <style:style style:name="T531" style:family="text">
      <style:text-properties fo:color="#000000" loext:opacity="100%" style:font-name="Arial1" fo:font-size="15pt" officeooo:rsid="003296ea" fo:background-color="transparent" loext:char-shading-value="0" style:font-name-asian="Microsoft Sans Serif" style:font-size-asian="15pt" style:font-name-complex="Arial" style:font-size-complex="15pt"/>
    </style:style>
    <style:style style:name="T532" style:family="text">
      <style:text-properties fo:color="#000000" loext:opacity="100%" style:font-name="Arial1" fo:font-size="15pt" officeooo:rsid="003296ea" fo:background-color="transparent" loext:char-shading-value="0" style:font-name-asian="Microsoft Sans Serif" style:font-size-asian="15pt" style:font-name-complex="Arial" style:font-size-complex="15pt"/>
    </style:style>
    <style:style style:name="T533" style:family="text">
      <style:text-properties fo:color="#000000" loext:opacity="100%" style:font-name="Arial1" fo:font-size="15pt" officeooo:rsid="003c2e98" fo:background-color="transparent" loext:char-shading-value="0" style:font-name-asian="Microsoft Sans Serif" style:font-size-asian="15pt" style:font-name-complex="Arial" style:font-size-complex="15pt"/>
    </style:style>
    <style:style style:name="T534" style:family="text">
      <style:text-properties fo:color="#000000" loext:opacity="100%" style:font-name="Arial1" fo:font-size="15pt" officeooo:rsid="003c2e98" fo:background-color="transparent" loext:char-shading-value="0" style:font-name-asian="Microsoft Sans Serif" style:font-size-asian="15pt" style:font-name-complex="Arial" style:font-size-complex="15pt"/>
    </style:style>
    <style:style style:name="T535" style:family="text">
      <style:text-properties fo:color="#000000" loext:opacity="100%" style:font-name="Arial1" fo:font-size="15pt" officeooo:rsid="003d6fbb" fo:background-color="transparent" loext:char-shading-value="0" style:font-name-asian="Microsoft Sans Serif" style:font-size-asian="15pt" style:font-name-complex="Arial" style:font-size-complex="15pt"/>
    </style:style>
    <style:style style:name="T536" style:family="text">
      <style:text-properties fo:color="#000000" loext:opacity="100%" style:font-name="Arial1" fo:font-size="15pt" officeooo:rsid="003d6fbb" fo:background-color="transparent" loext:char-shading-value="0" style:font-name-asian="Microsoft Sans Serif" style:font-size-asian="15pt" style:font-name-complex="Arial" style:font-size-complex="15pt"/>
    </style:style>
    <style:style style:name="T537" style:family="text">
      <style:text-properties fo:color="#000000" loext:opacity="100%" style:font-name="Arial1" fo:font-size="15pt" officeooo:rsid="00442bc5" fo:background-color="transparent" loext:char-shading-value="0" style:font-name-asian="Microsoft Sans Serif" style:font-size-asian="15pt" style:font-name-complex="Arial" style:font-size-complex="15pt"/>
    </style:style>
    <style:style style:name="T538" style:family="text">
      <style:text-properties fo:color="#000000" loext:opacity="100%" style:font-name="Arial1" fo:font-size="15pt" officeooo:rsid="00442bc5" fo:background-color="transparent" loext:char-shading-value="0" style:font-name-asian="Microsoft Sans Serif" style:font-size-asian="15pt" style:font-name-complex="Arial" style:font-size-complex="15pt"/>
    </style:style>
    <style:style style:name="T539" style:family="text">
      <style:text-properties fo:color="#000000" loext:opacity="100%" style:font-name="Arial1" fo:font-size="15pt" officeooo:rsid="00535201" fo:background-color="transparent" loext:char-shading-value="0" style:font-name-asian="Microsoft Sans Serif" style:font-size-asian="15pt" style:font-name-complex="Arial" style:font-size-complex="15pt"/>
    </style:style>
    <style:style style:name="T540" style:family="text">
      <style:text-properties fo:color="#000000" loext:opacity="100%" style:font-name="Arial1" fo:font-size="15pt" officeooo:rsid="00535201" fo:background-color="transparent" loext:char-shading-value="0" style:font-name-asian="Microsoft Sans Serif" style:font-size-asian="15pt" style:font-name-complex="Arial" style:font-size-complex="15pt"/>
    </style:style>
    <style:style style:name="T541" style:family="text">
      <style:text-properties fo:color="#000000" loext:opacity="100%" style:font-name="Arial1" fo:font-size="15pt" officeooo:rsid="005431da" fo:background-color="transparent" loext:char-shading-value="0" style:font-name-asian="Microsoft Sans Serif" style:font-size-asian="15pt" style:font-name-complex="Arial" style:font-size-complex="15pt"/>
    </style:style>
    <style:style style:name="T542" style:family="text">
      <style:text-properties fo:color="#000000" loext:opacity="100%" style:font-name="Arial1" fo:font-size="15pt" officeooo:rsid="005431da" fo:background-color="transparent" loext:char-shading-value="0" style:font-name-asian="Microsoft Sans Serif" style:font-size-asian="15pt" style:font-name-complex="Arial" style:font-size-complex="15pt"/>
    </style:style>
    <style:style style:name="T543" style:family="text">
      <style:text-properties fo:color="#000000" loext:opacity="100%" style:font-name="Arial1" fo:font-size="15pt" officeooo:rsid="00454856" fo:background-color="transparent" loext:char-shading-value="0" style:font-name-asian="Microsoft Sans Serif" style:font-size-asian="15pt" style:font-name-complex="Arial" style:font-size-complex="15pt"/>
    </style:style>
    <style:style style:name="T544" style:family="text">
      <style:text-properties fo:color="#000000" loext:opacity="100%" style:font-name="Arial1" fo:font-size="15pt" officeooo:rsid="00454856" fo:background-color="transparent" loext:char-shading-value="0" style:font-name-asian="Microsoft Sans Serif" style:font-size-asian="15pt" style:font-name-complex="Arial" style:font-size-complex="15pt"/>
    </style:style>
    <style:style style:name="T545" style:family="text">
      <style:text-properties fo:color="#000000" loext:opacity="100%" style:font-name="Arial1" fo:font-size="15pt" officeooo:rsid="0051287b" fo:background-color="transparent" loext:char-shading-value="0" style:font-name-asian="Microsoft Sans Serif" style:font-size-asian="15pt" style:font-name-complex="Arial" style:font-size-complex="15pt"/>
    </style:style>
    <style:style style:name="T546" style:family="text">
      <style:text-properties fo:color="#000000" loext:opacity="100%" style:font-name="Arial1" fo:font-size="15pt" officeooo:rsid="0051287b" fo:background-color="transparent" loext:char-shading-value="0" style:font-name-asian="Microsoft Sans Serif" style:font-size-asian="15pt" style:font-name-complex="Arial" style:font-size-complex="15pt"/>
    </style:style>
    <style:style style:name="T547" style:family="text">
      <style:text-properties fo:color="#000000" loext:opacity="100%" style:font-name="Arial1" fo:font-size="15pt" officeooo:rsid="0061283a" fo:background-color="transparent" loext:char-shading-value="0" style:font-name-asian="Microsoft Sans Serif" style:font-size-asian="15pt" style:font-name-complex="Arial" style:font-size-complex="15pt"/>
    </style:style>
    <style:style style:name="T548" style:family="text">
      <style:text-properties fo:color="#000000" loext:opacity="100%" style:font-name="Arial1" fo:font-size="15pt" officeooo:rsid="0061283a" fo:background-color="transparent" loext:char-shading-value="0" style:font-name-asian="Microsoft Sans Serif" style:font-size-asian="15pt" style:font-name-complex="Arial" style:font-size-complex="15pt"/>
    </style:style>
    <style:style style:name="T549" style:family="text">
      <style:text-properties fo:color="#000000" loext:opacity="100%" style:font-name="Arial1" fo:font-size="15pt" officeooo:rsid="008fd020" fo:background-color="transparent" loext:char-shading-value="0" style:font-name-asian="Microsoft Sans Serif" style:font-size-asian="15pt" style:font-name-complex="Arial" style:font-size-complex="15pt"/>
    </style:style>
    <style:style style:name="T550" style:family="text">
      <style:text-properties fo:color="#000000" loext:opacity="100%" style:font-name="Arial1" fo:font-size="15pt" officeooo:rsid="008fd020" fo:background-color="transparent" loext:char-shading-value="0" style:font-name-asian="Microsoft Sans Serif" style:font-size-asian="15pt" style:font-name-complex="Arial" style:font-size-complex="15pt"/>
    </style:style>
    <style:style style:name="T551" style:family="text">
      <style:text-properties fo:color="#000000" loext:opacity="100%" style:font-name="Arial1" fo:font-size="15pt" officeooo:rsid="0016aeda" fo:background-color="transparent" loext:char-shading-value="0" style:font-name-asian="Microsoft Sans Serif" style:font-size-asian="15pt" style:font-name-complex="Arial" style:font-size-complex="15pt"/>
    </style:style>
    <style:style style:name="T552" style:family="text">
      <style:text-properties fo:color="#000000" loext:opacity="100%" style:font-name="Arial1" fo:font-size="15pt" officeooo:rsid="0016aeda" fo:background-color="transparent" loext:char-shading-value="0" style:font-name-asian="Microsoft Sans Serif" style:font-size-asian="15pt" style:font-name-complex="Arial" style:font-size-complex="15pt"/>
    </style:style>
    <style:style style:name="T553" style:family="text">
      <style:text-properties fo:color="#000000" loext:opacity="100%" style:font-name="Arial1" fo:font-size="15pt" officeooo:rsid="001a8076" fo:background-color="transparent" loext:char-shading-value="0" style:font-name-asian="Microsoft Sans Serif" style:font-size-asian="15pt" style:font-name-complex="Arial" style:font-size-complex="15pt"/>
    </style:style>
    <style:style style:name="T554" style:family="text">
      <style:text-properties fo:color="#000000" loext:opacity="100%" style:font-name="Arial1" fo:font-size="15pt" officeooo:rsid="001a8076" fo:background-color="transparent" loext:char-shading-value="0" style:font-name-asian="Microsoft Sans Serif" style:font-size-asian="15pt" style:font-name-complex="Arial" style:font-size-complex="15pt"/>
    </style:style>
    <style:style style:name="T555" style:family="text">
      <style:text-properties fo:color="#000000" loext:opacity="100%" style:font-name="Arial1" fo:font-size="15pt" officeooo:rsid="00428721" fo:background-color="transparent" loext:char-shading-value="0" style:font-name-asian="Arial1" style:font-size-asian="15pt" style:font-name-complex="Arial1" style:font-size-complex="15pt"/>
    </style:style>
    <style:style style:name="T556" style:family="text">
      <style:text-properties fo:color="#000000" loext:opacity="100%" style:font-name="Arial1" fo:font-size="15pt" officeooo:rsid="00428721" fo:background-color="transparent" loext:char-shading-value="0" style:font-name-asian="Arial1" style:font-size-asian="15pt" style:font-name-complex="Arial1" style:font-size-complex="15pt"/>
    </style:style>
    <style:style style:name="T557" style:family="text">
      <style:text-properties fo:color="#000000" loext:opacity="100%" style:text-position="0% 100%" style:font-name="Arial" fo:font-size="15pt" fo:letter-spacing="normal" fo:language="sk" fo:country="SK" officeooo:rsid="0067905f" fo:background-color="#80ffff" loext:char-shading-value="0" style:font-name-asian="Microsoft Sans Serif" style:font-size-asian="15pt" style:language-asian="sk" style:country-asian="SK" style:font-name-complex="Arial" style:font-size-complex="15pt" style:language-complex="sk" style:country-complex="SK" style:text-scale="100%"/>
    </style:style>
    <style:style style:name="T558" style:family="text">
      <style:text-properties fo:color="#000000" loext:opacity="100%" style:text-position="0% 100%" style:font-name="Arial" fo:font-size="15pt" fo:letter-spacing="normal" fo:language="sk" fo:country="SK" officeooo:rsid="001a8076" style:font-name-asian="Microsoft Sans Serif" style:font-size-asian="15pt" style:language-asian="sk" style:country-asian="SK" style:font-name-complex="Arial" style:font-size-complex="15pt" style:language-complex="sk" style:country-complex="SK" style:text-scale="100%"/>
    </style:style>
    <style:style style:name="T559" style:family="text">
      <style:text-properties fo:color="#000000" loext:opacity="100%" style:text-position="0% 100%" style:font-name="Arial" fo:font-size="15pt" fo:letter-spacing="normal" fo:language="sk" fo:country="SK" officeooo:rsid="0067905f" style:font-name-asian="Microsoft Sans Serif" style:font-size-asian="15pt" style:language-asian="sk" style:country-asian="SK" style:font-name-complex="Arial" style:font-size-complex="15pt" style:language-complex="sk" style:country-complex="SK" style:text-scale="100%"/>
    </style:style>
    <style:style style:name="T560" style:family="text">
      <style:text-properties fo:color="#000000" loext:opacity="100%" style:text-position="0% 100%" style:font-name="Arial" fo:font-size="15pt" fo:letter-spacing="normal" fo:language="sk" fo:country="SK" officeooo:rsid="0067905f" fo:background-color="transparent" loext:char-shading-value="0" style:font-name-asian="Microsoft Sans Serif" style:font-size-asian="15pt" style:language-asian="sk" style:country-asian="SK" style:font-name-complex="Arial" style:font-size-complex="15pt" style:language-complex="sk" style:country-complex="SK" style:text-scale="100%"/>
    </style:style>
    <style:style style:name="T561" style:family="text">
      <style:text-properties fo:color="#000000" loext:opacity="100%" style:text-position="0% 100%" style:font-name="Arial" fo:font-size="15pt" fo:letter-spacing="normal" fo:language="sk" fo:country="SK" officeooo:rsid="0067905f" fo:background-color="transparent" loext:char-shading-value="0" style:font-name-asian="Microsoft Sans Serif" style:font-size-asian="15pt" style:language-asian="sk" style:country-asian="SK" style:font-name-complex="Arial" style:font-size-complex="15pt" style:language-complex="sk" style:country-complex="SK" style:text-scale="100%"/>
    </style:style>
    <style:style style:name="T562" style:family="text">
      <style:text-properties fo:color="#000000" loext:opacity="100%" style:text-position="0% 100%" style:font-name="Arial" fo:font-size="15pt" fo:letter-spacing="normal" fo:language="sk" fo:country="SK" officeooo:rsid="001a8076" fo:background-color="transparent" loext:char-shading-value="0" style:font-name-asian="Microsoft Sans Serif" style:font-size-asian="15pt" style:language-asian="sk" style:country-asian="SK" style:font-name-complex="Arial" style:font-size-complex="15pt" style:language-complex="sk" style:country-complex="SK" style:text-scale="100%"/>
    </style:style>
    <style:style style:name="T563" style:family="text">
      <style:text-properties fo:color="#000000" loext:opacity="100%" style:text-position="0% 100%" style:font-name="Arial" fo:font-size="15pt" fo:letter-spacing="normal" fo:language="sk" fo:country="SK" officeooo:rsid="001a8076" fo:background-color="transparent" loext:char-shading-value="0" style:font-name-asian="Microsoft Sans Serif" style:font-size-asian="15pt" style:language-asian="sk" style:country-asian="SK" style:font-name-complex="Arial" style:font-size-complex="15pt" style:language-complex="sk" style:country-complex="SK" style:text-scale="100%"/>
    </style:style>
    <style:style style:name="T564" style:family="text">
      <style:text-properties fo:color="#000000" loext:opacity="100%" style:text-position="25% 58%" style:font-name="Arial" fo:font-size="15pt" fo:background-color="#80ffff" loext:char-shading-value="0" style:font-size-asian="15pt" style:font-name-complex="Arial" style:font-size-complex="15pt"/>
    </style:style>
    <style:style style:name="T565" style:family="text">
      <style:text-properties fo:color="#000000" loext:opacity="100%" style:text-position="25% 58%" style:font-name="Arial" fo:font-size="15pt" style:font-size-asian="15pt" style:font-name-complex="Arial" style:font-size-complex="15pt"/>
    </style:style>
    <style:style style:name="T566" style:family="text">
      <style:text-properties fo:color="#000000" loext:opacity="100%" style:text-position="25% 58%" style:font-name="Arial" fo:font-size="15pt" fo:background-color="transparent" loext:char-shading-value="0" style:font-size-asian="15pt" style:font-name-complex="Arial" style:font-size-complex="15pt"/>
    </style:style>
    <style:style style:name="T567" style:family="text">
      <style:text-properties fo:color="#000000" loext:opacity="100%" style:text-position="25% 58%" style:font-name="Arial" fo:font-size="15pt" fo:background-color="transparent" loext:char-shading-value="0" style:font-size-asian="15pt" style:font-name-complex="Arial" style:font-size-complex="15pt"/>
    </style:style>
    <style:style style:name="T568" style:family="text">
      <style:text-properties style:font-name="Arial" fo:font-size="15pt" style:font-size-asian="15pt" style:font-name-complex="Arial" style:font-size-complex="15pt"/>
    </style:style>
    <style:style style:name="T569" style:family="text">
      <style:text-properties style:font-name="Arial" fo:font-size="15pt" officeooo:rsid="001b5c6f" style:font-size-asian="15pt" style:font-name-complex="Arial" style:font-size-complex="15pt"/>
    </style:style>
    <style:style style:name="T570" style:family="text">
      <style:text-properties style:font-name="Arial" fo:font-size="15pt" officeooo:rsid="001d05f0" style:font-size-asian="15pt" style:font-name-complex="Arial" style:font-size-complex="15pt"/>
    </style:style>
    <style:style style:name="T571" style:family="text">
      <style:text-properties style:font-name="Arial" fo:font-size="15pt" officeooo:rsid="001d9c63" style:font-size-asian="15pt" style:font-name-complex="Arial" style:font-size-complex="15pt"/>
    </style:style>
    <style:style style:name="T572" style:family="text">
      <style:text-properties style:font-name="Arial" fo:font-size="15pt" officeooo:rsid="001ec605" style:font-size-asian="15pt" style:font-name-complex="Arial" style:font-size-complex="15pt"/>
    </style:style>
    <style:style style:name="T573" style:family="text">
      <style:text-properties style:font-name="Arial" fo:font-size="15pt" officeooo:rsid="0020543a" style:font-size-asian="15pt" style:font-name-complex="Arial" style:font-size-complex="15pt"/>
    </style:style>
    <style:style style:name="T574" style:family="text">
      <style:text-properties style:font-name="Arial" fo:font-size="15pt" officeooo:rsid="0022a3ff" style:font-size-asian="15pt" style:font-name-complex="Arial" style:font-size-complex="15pt"/>
    </style:style>
    <style:style style:name="T575" style:family="text">
      <style:text-properties style:font-name="Arial" fo:font-size="15pt" officeooo:rsid="0023ad52" style:font-size-asian="15pt" style:font-name-complex="Arial" style:font-size-complex="15pt"/>
    </style:style>
    <style:style style:name="T576" style:family="text">
      <style:text-properties style:font-name="Arial" fo:font-size="15pt" officeooo:rsid="0023cc91" style:font-size-asian="15pt" style:font-name-complex="Arial" style:font-size-complex="15pt"/>
    </style:style>
    <style:style style:name="T577" style:family="text">
      <style:text-properties style:font-name="Arial" fo:font-size="15pt" officeooo:rsid="0025b222" style:font-size-asian="15pt" style:font-name-complex="Arial" style:font-size-complex="15pt"/>
    </style:style>
    <style:style style:name="T578" style:family="text">
      <style:text-properties style:font-name="Arial" fo:font-size="15pt" officeooo:rsid="0029e79f" style:font-size-asian="15pt" style:font-name-complex="Arial" style:font-size-complex="15pt"/>
    </style:style>
    <style:style style:name="T579" style:family="text">
      <style:text-properties style:font-name="Arial" fo:font-size="15pt" officeooo:rsid="002a9c67" style:font-size-asian="15pt" style:font-name-complex="Arial" style:font-size-complex="15pt"/>
    </style:style>
    <style:style style:name="T580" style:family="text">
      <style:text-properties style:font-name="Arial" fo:font-size="15pt" officeooo:rsid="002b970c" style:font-size-asian="15pt" style:font-name-complex="Arial" style:font-size-complex="15pt"/>
    </style:style>
    <style:style style:name="T581" style:family="text">
      <style:text-properties style:font-name="Arial" fo:font-size="15pt" officeooo:rsid="002bd4f9" style:font-size-asian="15pt" style:font-name-complex="Arial" style:font-size-complex="15pt"/>
    </style:style>
    <style:style style:name="T582" style:family="text">
      <style:text-properties style:font-name="Arial" fo:font-size="15pt" officeooo:rsid="003296ea" style:font-size-asian="15pt" style:font-name-complex="Arial" style:font-size-complex="15pt"/>
    </style:style>
    <style:style style:name="T583" style:family="text">
      <style:text-properties style:font-name="Arial" fo:font-size="15pt" officeooo:rsid="0033b41c" style:font-size-asian="15pt" style:font-name-complex="Arial" style:font-size-complex="15pt"/>
    </style:style>
    <style:style style:name="T584" style:family="text">
      <style:text-properties style:font-name="Arial" fo:font-size="15pt" officeooo:rsid="00353d0c" style:font-size-asian="15pt" style:font-name-complex="Arial" style:font-size-complex="15pt"/>
    </style:style>
    <style:style style:name="T585" style:family="text">
      <style:text-properties style:font-name="Arial" fo:font-size="15pt" officeooo:rsid="0036a328" style:font-size-asian="15pt" style:font-name-complex="Arial" style:font-size-complex="15pt"/>
    </style:style>
    <style:style style:name="T586" style:family="text">
      <style:text-properties style:font-name="Arial" fo:font-size="15pt" officeooo:rsid="0039099c" style:font-size-asian="15pt" style:font-name-complex="Arial" style:font-size-complex="15pt"/>
    </style:style>
    <style:style style:name="T587" style:family="text">
      <style:text-properties style:font-name="Arial" fo:font-size="15pt" officeooo:rsid="003a9405" style:font-size-asian="15pt" style:font-name-complex="Arial" style:font-size-complex="15pt"/>
    </style:style>
    <style:style style:name="T588" style:family="text">
      <style:text-properties style:font-name="Arial" fo:font-size="15pt" officeooo:rsid="003b1df7" style:font-size-asian="15pt" style:font-name-complex="Arial" style:font-size-complex="15pt"/>
    </style:style>
    <style:style style:name="T589" style:family="text">
      <style:text-properties style:font-name="Arial" fo:font-size="15pt" officeooo:rsid="003c2e98" style:font-size-asian="15pt" style:font-name-complex="Arial" style:font-size-complex="15pt"/>
    </style:style>
    <style:style style:name="T590" style:family="text">
      <style:text-properties style:font-name="Arial" fo:font-size="15pt" officeooo:rsid="003d6fbb" style:font-size-asian="15pt" style:font-name-complex="Arial" style:font-size-complex="15pt"/>
    </style:style>
    <style:style style:name="T591" style:family="text">
      <style:text-properties style:font-name="Arial" fo:font-size="15pt" officeooo:rsid="003dd281" style:font-size-asian="15pt" style:font-name-complex="Arial" style:font-size-complex="15pt"/>
    </style:style>
    <style:style style:name="T592" style:family="text">
      <style:text-properties style:font-name="Arial" fo:font-size="15pt" officeooo:rsid="00442bc5" style:font-size-asian="15pt" style:font-name-complex="Arial" style:font-size-complex="15pt"/>
    </style:style>
    <style:style style:name="T593" style:family="text">
      <style:text-properties style:font-name="Arial" fo:font-size="15pt" officeooo:rsid="004534b1" style:font-size-asian="15pt" style:font-name-complex="Arial" style:font-size-complex="15pt"/>
    </style:style>
    <style:style style:name="T594" style:family="text">
      <style:text-properties style:font-name="Arial" fo:font-size="15pt" officeooo:rsid="004605ac" style:font-size-asian="15pt" style:font-name-complex="Arial" style:font-size-complex="15pt"/>
    </style:style>
    <style:style style:name="T595" style:family="text">
      <style:text-properties style:font-name="Arial" fo:font-size="15pt" officeooo:rsid="004750a2" style:font-size-asian="15pt" style:font-name-complex="Arial" style:font-size-complex="15pt"/>
    </style:style>
    <style:style style:name="T596" style:family="text">
      <style:text-properties style:font-name="Arial" fo:font-size="15pt" officeooo:rsid="0047f1ec" style:font-size-asian="15pt" style:font-name-complex="Arial" style:font-size-complex="15pt"/>
    </style:style>
    <style:style style:name="T597" style:family="text">
      <style:text-properties style:font-name="Arial" fo:font-size="15pt" officeooo:rsid="00490ef8" style:font-size-asian="15pt" style:font-name-complex="Arial" style:font-size-complex="15pt"/>
    </style:style>
    <style:style style:name="T598" style:family="text">
      <style:text-properties style:font-name="Arial" fo:font-size="15pt" officeooo:rsid="004aba44" style:font-size-asian="15pt" style:font-name-complex="Arial" style:font-size-complex="15pt"/>
    </style:style>
    <style:style style:name="T599" style:family="text">
      <style:text-properties style:font-name="Arial" fo:font-size="15pt" officeooo:rsid="004ef4a8" style:font-size-asian="15pt" style:font-name-complex="Arial" style:font-size-complex="15pt"/>
    </style:style>
    <style:style style:name="T600" style:family="text">
      <style:text-properties style:font-name="Arial" fo:font-size="15pt" officeooo:rsid="0050c3f3" style:font-size-asian="15pt" style:font-name-complex="Arial" style:font-size-complex="15pt"/>
    </style:style>
    <style:style style:name="T601" style:family="text">
      <style:text-properties style:font-name="Arial" fo:font-size="15pt" officeooo:rsid="005237ff" style:font-size-asian="15pt" style:font-name-complex="Arial" style:font-size-complex="15pt"/>
    </style:style>
    <style:style style:name="T602" style:family="text">
      <style:text-properties style:font-name="Arial" fo:font-size="15pt" officeooo:rsid="00535201" style:font-size-asian="15pt" style:font-name-complex="Arial" style:font-size-complex="15pt"/>
    </style:style>
    <style:style style:name="T603" style:family="text">
      <style:text-properties style:font-name="Arial" fo:font-size="15pt" officeooo:rsid="005431da" style:font-size-asian="15pt" style:font-name-complex="Arial" style:font-size-complex="15pt"/>
    </style:style>
    <style:style style:name="T604" style:family="text">
      <style:text-properties style:font-name="Arial" fo:font-size="15pt" officeooo:rsid="00545533" style:font-size-asian="15pt" style:font-name-complex="Arial" style:font-size-complex="15pt"/>
    </style:style>
    <style:style style:name="T605" style:family="text">
      <style:text-properties style:font-name="Arial" fo:font-size="15pt" officeooo:rsid="005617d7" style:font-size-asian="15pt" style:font-name-complex="Arial" style:font-size-complex="15pt"/>
    </style:style>
    <style:style style:name="T606" style:family="text">
      <style:text-properties style:font-name="Arial" fo:font-size="15pt" officeooo:rsid="0058ec18" style:font-size-asian="15pt" style:font-name-complex="Arial" style:font-size-complex="15pt"/>
    </style:style>
    <style:style style:name="T607" style:family="text">
      <style:text-properties style:font-name="Arial" fo:font-size="15pt" officeooo:rsid="00592740" style:font-size-asian="15pt" style:font-name-complex="Arial" style:font-size-complex="15pt"/>
    </style:style>
    <style:style style:name="T608" style:family="text">
      <style:text-properties style:font-name="Arial" fo:font-size="15pt" officeooo:rsid="005a49a0" style:font-size-asian="15pt" style:font-name-complex="Arial" style:font-size-complex="15pt"/>
    </style:style>
    <style:style style:name="T609" style:family="text">
      <style:text-properties style:font-name="Arial" fo:font-size="15pt" officeooo:rsid="005b9f65" style:font-size-asian="15pt" style:font-name-complex="Arial" style:font-size-complex="15pt"/>
    </style:style>
    <style:style style:name="T610" style:family="text">
      <style:text-properties style:font-name="Arial" fo:font-size="15pt" officeooo:rsid="005d51d1" style:font-size-asian="15pt" style:font-name-complex="Arial" style:font-size-complex="15pt"/>
    </style:style>
    <style:style style:name="T611" style:family="text">
      <style:text-properties style:font-name="Arial" fo:font-size="15pt" officeooo:rsid="005f0554" style:font-size-asian="15pt" style:font-name-complex="Arial" style:font-size-complex="15pt"/>
    </style:style>
    <style:style style:name="T612" style:family="text">
      <style:text-properties style:font-name="Arial" fo:font-size="15pt" officeooo:rsid="0060cf6a" style:font-size-asian="15pt" style:font-name-complex="Arial" style:font-size-complex="15pt"/>
    </style:style>
    <style:style style:name="T613" style:family="text">
      <style:text-properties style:font-name="Arial" fo:font-size="15pt" officeooo:rsid="00615dc4" style:font-size-asian="15pt" style:font-name-complex="Arial" style:font-size-complex="15pt"/>
    </style:style>
    <style:style style:name="T614" style:family="text">
      <style:text-properties style:font-name="Arial" fo:font-size="15pt" officeooo:rsid="0061ecca" style:font-size-asian="15pt" style:font-name-complex="Arial" style:font-size-complex="15pt"/>
    </style:style>
    <style:style style:name="T615" style:family="text">
      <style:text-properties style:font-name="Arial" fo:font-size="15pt" officeooo:rsid="0064892e" style:font-size-asian="15pt" style:font-name-complex="Arial" style:font-size-complex="15pt"/>
    </style:style>
    <style:style style:name="T616" style:family="text">
      <style:text-properties style:font-name="Arial" fo:font-size="15pt" officeooo:rsid="001d1cab" style:font-size-asian="15pt" style:font-name-complex="Arial" style:font-size-complex="15pt"/>
    </style:style>
    <style:style style:name="T617" style:family="text">
      <style:text-properties style:font-name="Arial" fo:font-size="15pt" officeooo:rsid="001d54e9" style:font-size-asian="15pt" style:font-name-complex="Arial" style:font-size-complex="15pt"/>
    </style:style>
    <style:style style:name="T618" style:family="text">
      <style:text-properties style:font-name="Arial" fo:font-size="15pt" officeooo:rsid="001eee94" style:font-size-asian="15pt" style:font-name-complex="Arial" style:font-size-complex="15pt"/>
    </style:style>
    <style:style style:name="T619" style:family="text">
      <style:text-properties style:font-name="Arial" fo:font-size="15pt" officeooo:rsid="002041e6" style:font-size-asian="15pt" style:font-name-complex="Arial" style:font-size-complex="15pt"/>
    </style:style>
    <style:style style:name="T620" style:family="text">
      <style:text-properties style:font-name="Arial" fo:font-size="15pt" officeooo:rsid="0020dc1b" style:font-size-asian="15pt" style:font-name-complex="Arial" style:font-size-complex="15pt"/>
    </style:style>
    <style:style style:name="T621" style:family="text">
      <style:text-properties style:font-name="Arial" fo:font-size="15pt" officeooo:rsid="00228f2b" style:font-size-asian="15pt" style:font-name-complex="Arial" style:font-size-complex="15pt"/>
    </style:style>
    <style:style style:name="T622" style:family="text">
      <style:text-properties style:font-name="Arial" fo:font-size="15pt" officeooo:rsid="0023ee39" style:font-size-asian="15pt" style:font-name-complex="Arial" style:font-size-complex="15pt"/>
    </style:style>
    <style:style style:name="T623" style:family="text">
      <style:text-properties style:font-name="Arial" fo:font-size="15pt" officeooo:rsid="0025ee0f" style:font-size-asian="15pt" style:font-name-complex="Arial" style:font-size-complex="15pt"/>
    </style:style>
    <style:style style:name="T624" style:family="text">
      <style:text-properties style:font-name="Arial" fo:font-size="15pt" officeooo:rsid="0027e8a2" style:font-size-asian="15pt" style:font-name-complex="Arial" style:font-size-complex="15pt"/>
    </style:style>
    <style:style style:name="T625" style:family="text">
      <style:text-properties style:font-name="Arial" fo:font-size="15pt" officeooo:rsid="002b9397" style:font-size-asian="15pt" style:font-name-complex="Arial" style:font-size-complex="15pt"/>
    </style:style>
    <style:style style:name="T626" style:family="text">
      <style:text-properties style:font-name="Arial" fo:font-size="15pt" officeooo:rsid="002cc11c" style:font-size-asian="15pt" style:font-name-complex="Arial" style:font-size-complex="15pt"/>
    </style:style>
    <style:style style:name="T627" style:family="text">
      <style:text-properties style:font-name="Arial" fo:font-size="15pt" officeooo:rsid="002d9e6a" style:font-size-asian="15pt" style:font-name-complex="Arial" style:font-size-complex="15pt"/>
    </style:style>
    <style:style style:name="T628" style:family="text">
      <style:text-properties style:font-name="Arial" fo:font-size="15pt" officeooo:rsid="002f2304" style:font-size-asian="15pt" style:font-name-complex="Arial" style:font-size-complex="15pt"/>
    </style:style>
    <style:style style:name="T629" style:family="text">
      <style:text-properties style:font-name="Arial" fo:font-size="15pt" officeooo:rsid="00302dec" style:font-size-asian="15pt" style:font-name-complex="Arial" style:font-size-complex="15pt"/>
    </style:style>
    <style:style style:name="T630" style:family="text">
      <style:text-properties style:font-name="Arial" fo:font-size="15pt" officeooo:rsid="00330801" style:font-size-asian="15pt" style:font-name-complex="Arial" style:font-size-complex="15pt"/>
    </style:style>
    <style:style style:name="T631" style:family="text">
      <style:text-properties style:font-name="Arial" fo:font-size="15pt" officeooo:rsid="003461a2" style:font-size-asian="15pt" style:font-name-complex="Arial" style:font-size-complex="15pt"/>
    </style:style>
    <style:style style:name="T632" style:family="text">
      <style:text-properties style:font-name="Arial" fo:font-size="15pt" officeooo:rsid="0034b6ea" style:font-size-asian="15pt" style:font-name-complex="Arial" style:font-size-complex="15pt"/>
    </style:style>
    <style:style style:name="T633" style:family="text">
      <style:text-properties style:font-name="Arial" fo:font-size="15pt" officeooo:rsid="00367a39" style:font-size-asian="15pt" style:font-name-complex="Arial" style:font-size-complex="15pt"/>
    </style:style>
    <style:style style:name="T634" style:family="text">
      <style:text-properties style:font-name="Arial" fo:font-size="15pt" officeooo:rsid="00384e84" style:font-size-asian="15pt" style:font-name-complex="Arial" style:font-size-complex="15pt"/>
    </style:style>
    <style:style style:name="T635" style:family="text">
      <style:text-properties style:font-name="Arial" fo:font-size="15pt" officeooo:rsid="003b0a1c" style:font-size-asian="15pt" style:font-name-complex="Arial" style:font-size-complex="15pt"/>
    </style:style>
    <style:style style:name="T636" style:family="text">
      <style:text-properties style:font-name="Arial" fo:font-size="15pt" officeooo:rsid="003bf014" style:font-size-asian="15pt" style:font-name-complex="Arial" style:font-size-complex="15pt"/>
    </style:style>
    <style:style style:name="T637" style:family="text">
      <style:text-properties style:font-name="Arial" fo:font-size="15pt" officeooo:rsid="003ebc0d" style:font-size-asian="15pt" style:font-name-complex="Arial" style:font-size-complex="15pt"/>
    </style:style>
    <style:style style:name="T638" style:family="text">
      <style:text-properties style:font-name="Arial" fo:font-size="15pt" officeooo:rsid="003fc165" style:font-size-asian="15pt" style:font-name-complex="Arial" style:font-size-complex="15pt"/>
    </style:style>
    <style:style style:name="T639" style:family="text">
      <style:text-properties style:font-name="Arial" fo:font-size="15pt" officeooo:rsid="00418a8e" style:font-size-asian="15pt" style:font-name-complex="Arial" style:font-size-complex="15pt"/>
    </style:style>
    <style:style style:name="T640" style:family="text">
      <style:text-properties style:font-name="Arial" fo:font-size="15pt" officeooo:rsid="00428721" style:font-size-asian="15pt" style:font-name-complex="Arial" style:font-size-complex="15pt"/>
    </style:style>
    <style:style style:name="T641" style:family="text">
      <style:text-properties style:font-name="Arial" fo:font-size="15pt" officeooo:rsid="00431f75" style:font-size-asian="15pt" style:font-name-complex="Arial" style:font-size-complex="15pt"/>
    </style:style>
    <style:style style:name="T642" style:family="text">
      <style:text-properties style:font-name="Arial" fo:font-size="15pt" officeooo:rsid="00454856" style:font-size-asian="15pt" style:font-name-complex="Arial" style:font-size-complex="15pt"/>
    </style:style>
    <style:style style:name="T643" style:family="text">
      <style:text-properties style:font-name="Arial" fo:font-size="15pt" officeooo:rsid="00471b98" style:font-size-asian="15pt" style:font-name-complex="Arial" style:font-size-complex="15pt"/>
    </style:style>
    <style:style style:name="T644" style:family="text">
      <style:text-properties style:font-name="Arial" fo:font-size="15pt" officeooo:rsid="004b9f3e" style:font-size-asian="15pt" style:font-name-complex="Arial" style:font-size-complex="15pt"/>
    </style:style>
    <style:style style:name="T645" style:family="text">
      <style:text-properties style:font-name="Arial" fo:font-size="15pt" officeooo:rsid="004d5c0c" style:font-size-asian="15pt" style:font-name-complex="Arial" style:font-size-complex="15pt"/>
    </style:style>
    <style:style style:name="T646" style:family="text">
      <style:text-properties style:font-name="Arial" fo:font-size="15pt" officeooo:rsid="004de8ef" style:font-size-asian="15pt" style:font-name-complex="Arial" style:font-size-complex="15pt"/>
    </style:style>
    <style:style style:name="T647" style:family="text">
      <style:text-properties style:font-name="Arial" fo:font-size="15pt" officeooo:rsid="0050e2cc" style:font-size-asian="15pt" style:font-name-complex="Arial" style:font-size-complex="15pt"/>
    </style:style>
    <style:style style:name="T648" style:family="text">
      <style:text-properties style:font-name="Arial" fo:font-size="15pt" officeooo:rsid="00540234" style:font-size-asian="15pt" style:font-name-complex="Arial" style:font-size-complex="15pt"/>
    </style:style>
    <style:style style:name="T649" style:family="text">
      <style:text-properties style:font-name="Arial" fo:font-size="15pt" officeooo:rsid="00554ba2" style:font-size-asian="15pt" style:font-name-complex="Arial" style:font-size-complex="15pt"/>
    </style:style>
    <style:style style:name="T650" style:family="text">
      <style:text-properties style:font-name="Arial" fo:font-size="15pt" officeooo:rsid="0055e5bf" style:font-size-asian="15pt" style:font-name-complex="Arial" style:font-size-complex="15pt"/>
    </style:style>
    <style:style style:name="T651" style:family="text">
      <style:text-properties style:font-name="Arial" fo:font-size="15pt" officeooo:rsid="0055eb05" style:font-size-asian="15pt" style:font-name-complex="Arial" style:font-size-complex="15pt"/>
    </style:style>
    <style:style style:name="T652" style:family="text">
      <style:text-properties style:font-name="Arial" fo:font-size="15pt" officeooo:rsid="0057edb4" style:font-size-asian="15pt" style:font-name-complex="Arial" style:font-size-complex="15pt"/>
    </style:style>
    <style:style style:name="T653" style:family="text">
      <style:text-properties style:font-name="Arial" fo:font-size="15pt" officeooo:rsid="00581e3f" style:font-size-asian="15pt" style:font-name-complex="Arial" style:font-size-complex="15pt"/>
    </style:style>
    <style:style style:name="T654" style:family="text">
      <style:text-properties style:font-name="Arial" fo:font-size="15pt" officeooo:rsid="0058ef70" style:font-size-asian="15pt" style:font-name-complex="Arial" style:font-size-complex="15pt"/>
    </style:style>
    <style:style style:name="T655" style:family="text">
      <style:text-properties style:font-name="Arial" fo:font-size="15pt" officeooo:rsid="005a7649" style:font-size-asian="15pt" style:font-name-complex="Arial" style:font-size-complex="15pt"/>
    </style:style>
    <style:style style:name="T656" style:family="text">
      <style:text-properties style:font-name="Arial" fo:font-size="15pt" officeooo:rsid="005aad4f" style:font-size-asian="15pt" style:font-name-complex="Arial" style:font-size-complex="15pt"/>
    </style:style>
    <style:style style:name="T657" style:family="text">
      <style:text-properties style:font-name="Arial" fo:font-size="15pt" officeooo:rsid="005ae35d" style:font-size-asian="15pt" style:font-name-complex="Arial" style:font-size-complex="15pt"/>
    </style:style>
    <style:style style:name="T658" style:family="text">
      <style:text-properties style:font-name="Arial" fo:font-size="15pt" officeooo:rsid="005eaeff" style:font-size-asian="15pt" style:font-name-complex="Arial" style:font-size-complex="15pt"/>
    </style:style>
    <style:style style:name="T659" style:family="text">
      <style:text-properties style:font-name="Arial" fo:font-size="15pt" officeooo:rsid="005f392e" style:font-size-asian="15pt" style:font-name-complex="Arial" style:font-size-complex="15pt"/>
    </style:style>
    <style:style style:name="T660" style:family="text">
      <style:text-properties style:font-name="Arial" fo:font-size="15pt" officeooo:rsid="0061257f" style:font-size-asian="15pt" style:font-name-complex="Arial" style:font-size-complex="15pt"/>
    </style:style>
    <style:style style:name="T661" style:family="text">
      <style:text-properties style:font-name="Arial" fo:font-size="15pt" officeooo:rsid="0061283a" style:font-size-asian="15pt" style:font-name-complex="Arial" style:font-size-complex="15pt"/>
    </style:style>
    <style:style style:name="T662" style:family="text">
      <style:text-properties style:font-name="Arial" fo:font-size="15pt" officeooo:rsid="0062ae42" style:font-size-asian="15pt" style:font-name-complex="Arial" style:font-size-complex="15pt"/>
    </style:style>
    <style:style style:name="T663" style:family="text">
      <style:text-properties style:font-name="Arial" fo:font-size="15pt" officeooo:rsid="00657487" style:font-size-asian="15pt" style:font-name-complex="Arial" style:font-size-complex="15pt"/>
    </style:style>
    <style:style style:name="T664" style:family="text">
      <style:text-properties style:font-name="Arial" fo:font-size="15pt" officeooo:rsid="0065dc10" style:font-size-asian="15pt" style:font-name-complex="Arial" style:font-size-complex="15pt"/>
    </style:style>
    <style:style style:name="T665" style:family="text">
      <style:text-properties style:font-name="Arial" fo:font-size="15pt" officeooo:rsid="0067905f" style:font-size-asian="15pt" style:font-name-complex="Arial" style:font-size-complex="15pt"/>
    </style:style>
    <style:style style:name="T666" style:family="text">
      <style:text-properties style:font-name="Arial" fo:font-size="15pt" officeooo:rsid="006b5d37" style:font-size-asian="15pt" style:font-name-complex="Arial" style:font-size-complex="15pt"/>
    </style:style>
    <style:style style:name="T667" style:family="text">
      <style:text-properties style:font-name="Arial" fo:font-size="15pt" officeooo:rsid="006bf47c" style:font-size-asian="15pt" style:font-name-complex="Arial" style:font-size-complex="15pt"/>
    </style:style>
    <style:style style:name="T668" style:family="text">
      <style:text-properties style:font-name="Arial" fo:font-size="15pt" officeooo:rsid="006e1f26" style:font-size-asian="15pt" style:font-name-complex="Arial" style:font-size-complex="15pt"/>
    </style:style>
    <style:style style:name="T669" style:family="text">
      <style:text-properties style:font-name="Arial" fo:font-size="15pt" officeooo:rsid="00725a8d" style:font-size-asian="15pt" style:font-name-complex="Arial" style:font-size-complex="15pt"/>
    </style:style>
    <style:style style:name="T670" style:family="text">
      <style:text-properties style:font-name="Arial" fo:font-size="15pt" officeooo:rsid="007312f2" style:font-size-asian="15pt" style:font-name-complex="Arial" style:font-size-complex="15pt"/>
    </style:style>
    <style:style style:name="T671" style:family="text">
      <style:text-properties style:font-name="Arial" fo:font-size="15pt" officeooo:rsid="0074f3f7" style:font-size-asian="15pt" style:font-name-complex="Arial" style:font-size-complex="15pt"/>
    </style:style>
    <style:style style:name="T672" style:family="text">
      <style:text-properties style:font-name="Arial" fo:font-size="15pt" officeooo:rsid="0076adcf" style:font-size-asian="15pt" style:font-name-complex="Arial" style:font-size-complex="15pt"/>
    </style:style>
    <style:style style:name="T673" style:family="text">
      <style:text-properties style:font-name="Arial" fo:font-size="15pt" officeooo:rsid="00776c68" style:font-size-asian="15pt" style:font-name-complex="Arial" style:font-size-complex="15pt"/>
    </style:style>
    <style:style style:name="T674" style:family="text">
      <style:text-properties style:font-name="Arial" fo:font-size="15pt" officeooo:rsid="0078a304" style:font-size-asian="15pt" style:font-name-complex="Arial" style:font-size-complex="15pt"/>
    </style:style>
    <style:style style:name="T675" style:family="text">
      <style:text-properties style:font-name="Arial" fo:font-size="15pt" officeooo:rsid="007937f4" style:font-size-asian="15pt" style:font-name-complex="Arial" style:font-size-complex="15pt"/>
    </style:style>
    <style:style style:name="T676" style:family="text">
      <style:text-properties style:font-name="Arial" fo:font-size="15pt" officeooo:rsid="00798862" style:font-size-asian="15pt" style:font-name-complex="Arial" style:font-size-complex="15pt"/>
    </style:style>
    <style:style style:name="T677" style:family="text">
      <style:text-properties style:font-name="Arial" fo:font-size="15pt" officeooo:rsid="007aec05" style:font-size-asian="15pt" style:font-name-complex="Arial" style:font-size-complex="15pt"/>
    </style:style>
    <style:style style:name="T678" style:family="text">
      <style:text-properties style:font-name="Arial" fo:font-size="15pt" officeooo:rsid="007d6169" style:font-size-asian="15pt" style:font-name-complex="Arial" style:font-size-complex="15pt"/>
    </style:style>
    <style:style style:name="T679" style:family="text">
      <style:text-properties style:font-name="Arial" fo:font-size="15pt" officeooo:rsid="007e9cdf" style:font-size-asian="15pt" style:font-name-complex="Arial" style:font-size-complex="15pt"/>
    </style:style>
    <style:style style:name="T680" style:family="text">
      <style:text-properties style:font-name="Arial" fo:font-size="15pt" officeooo:rsid="007ee9f0" style:font-size-asian="15pt" style:font-name-complex="Arial" style:font-size-complex="15pt"/>
    </style:style>
    <style:style style:name="T681" style:family="text">
      <style:text-properties style:font-name="Arial" fo:font-size="15pt" officeooo:rsid="00801782" style:font-size-asian="15pt" style:font-name-complex="Arial" style:font-size-complex="15pt"/>
    </style:style>
    <style:style style:name="T682" style:family="text">
      <style:text-properties style:font-name="Arial" fo:font-size="15pt" officeooo:rsid="008194cc" style:font-size-asian="15pt" style:font-name-complex="Arial" style:font-size-complex="15pt"/>
    </style:style>
    <style:style style:name="T683" style:family="text">
      <style:text-properties style:font-name="Arial" fo:font-size="15pt" officeooo:rsid="00839352" style:font-size-asian="15pt" style:font-name-complex="Arial" style:font-size-complex="15pt"/>
    </style:style>
    <style:style style:name="T684" style:family="text">
      <style:text-properties style:font-name="Arial" fo:font-size="15pt" officeooo:rsid="008656a9" style:font-size-asian="15pt" style:font-name-complex="Arial" style:font-size-complex="15pt"/>
    </style:style>
    <style:style style:name="T685" style:family="text">
      <style:text-properties style:font-name="Arial" fo:font-size="15pt" officeooo:rsid="0087c7a3" style:font-size-asian="15pt" style:font-name-complex="Arial" style:font-size-complex="15pt"/>
    </style:style>
    <style:style style:name="T686" style:family="text">
      <style:text-properties style:font-name="Arial" fo:font-size="15pt" officeooo:rsid="00899ac5" style:font-size-asian="15pt" style:font-name-complex="Arial" style:font-size-complex="15pt"/>
    </style:style>
    <style:style style:name="T687" style:family="text">
      <style:text-properties style:font-name="Arial" fo:font-size="15pt" officeooo:rsid="008e5bff" style:font-size-asian="15pt" style:font-name-complex="Arial" style:font-size-complex="15pt"/>
    </style:style>
    <style:style style:name="T688" style:family="text">
      <style:text-properties style:font-name="Arial" fo:font-size="15pt" officeooo:rsid="008fd020" style:font-size-asian="15pt" style:font-name-complex="Arial" style:font-size-complex="15pt"/>
    </style:style>
    <style:style style:name="T689" style:family="text">
      <style:text-properties style:font-name="Arial" fo:font-size="15pt" officeooo:rsid="00902c4d" style:font-size-asian="15pt" style:font-name-complex="Arial" style:font-size-complex="15pt"/>
    </style:style>
    <style:style style:name="T690" style:family="text">
      <style:text-properties style:font-name="Arial" fo:font-size="15pt" officeooo:rsid="0016aeda" style:font-size-asian="15pt" style:font-name-complex="Arial" style:font-size-complex="15pt"/>
    </style:style>
    <style:style style:name="T691" style:family="text">
      <style:text-properties style:font-name="Arial" fo:font-size="15pt" officeooo:rsid="00175281" style:font-size-asian="15pt" style:font-name-complex="Arial" style:font-size-complex="15pt"/>
    </style:style>
    <style:style style:name="T692" style:family="text">
      <style:text-properties style:font-name="Arial" fo:font-size="15pt" officeooo:rsid="001a8076" style:font-size-asian="15pt" style:font-name-complex="Arial" style:font-size-complex="15pt"/>
    </style:style>
    <style:style style:name="T693" style:family="text">
      <style:text-properties style:font-name="Arial" fo:font-size="15pt" fo:background-color="#80ffff" loext:char-shading-value="0" style:font-size-asian="15pt" style:font-name-complex="Arial" style:font-size-complex="15pt"/>
    </style:style>
    <style:style style:name="T694" style:family="text">
      <style:text-properties style:font-name="Arial" fo:font-size="15pt" officeooo:rsid="0029e79f" fo:background-color="#80ffff" loext:char-shading-value="0" style:font-size-asian="15pt" style:font-name-complex="Arial" style:font-size-complex="15pt"/>
    </style:style>
    <style:style style:name="T695" style:family="text">
      <style:text-properties style:font-name="Arial" fo:font-size="15pt" officeooo:rsid="00490ef8" fo:background-color="#80ffff" loext:char-shading-value="0" style:font-size-asian="15pt" style:font-name-complex="Arial" style:font-size-complex="15pt"/>
    </style:style>
    <style:style style:name="T696" style:family="text">
      <style:text-properties style:font-name="Arial" fo:font-size="15pt" officeooo:rsid="005617d7" fo:background-color="#80ffff" loext:char-shading-value="0" style:font-size-asian="15pt" style:font-name-complex="Arial" style:font-size-complex="15pt"/>
    </style:style>
    <style:style style:name="T697" style:family="text">
      <style:text-properties style:font-name="Arial" fo:font-size="15pt" officeooo:rsid="00657487" fo:background-color="#80ffff" loext:char-shading-value="0" style:font-size-asian="15pt" style:font-name-complex="Arial" style:font-size-complex="15pt"/>
    </style:style>
    <style:style style:name="T698" style:family="text">
      <style:text-properties style:font-name="Arial" fo:font-size="15pt" officeooo:rsid="00175281" fo:background-color="#80ffff" loext:char-shading-value="0" style:font-size-asian="15pt" style:font-name-complex="Arial" style:font-size-complex="15pt"/>
    </style:style>
    <style:style style:name="T699" style:family="text">
      <style:text-properties style:font-name="Arial" fo:font-size="15pt" style:font-name-asian="Arial" style:font-size-asian="15pt" style:font-name-complex="Arial" style:font-size-complex="15pt"/>
    </style:style>
    <style:style style:name="T700" style:family="text">
      <style:text-properties style:font-name="Arial" fo:font-size="15pt" fo:background-color="transparent" loext:char-shading-value="0" style:font-name-asian="Arial" style:font-size-asian="15pt" style:font-name-complex="Arial" style:font-size-complex="15pt"/>
    </style:style>
    <style:style style:name="T701" style:family="text">
      <style:text-properties style:font-name="Arial" fo:font-size="15pt" fo:background-color="transparent" loext:char-shading-value="0" style:font-name-asian="Arial" style:font-size-asian="15pt" style:font-name-complex="Arial" style:font-size-complex="15pt"/>
    </style:style>
    <style:style style:name="T702" style:family="text">
      <style:text-properties style:font-name="Arial" fo:font-size="15pt" fo:background-color="transparent" loext:char-shading-value="0" style:font-size-asian="15pt" style:font-name-complex="Arial" style:font-size-complex="15pt"/>
    </style:style>
    <style:style style:name="T703" style:family="text">
      <style:text-properties style:font-name="Arial" fo:font-size="15pt" officeooo:rsid="001b5c6f" fo:background-color="transparent" loext:char-shading-value="0" style:font-size-asian="15pt" style:font-name-complex="Arial" style:font-size-complex="15pt"/>
    </style:style>
    <style:style style:name="T704" style:family="text">
      <style:text-properties style:font-name="Arial" fo:font-size="15pt" officeooo:rsid="001b5c6f" fo:background-color="transparent" loext:char-shading-value="0" style:font-size-asian="15pt" style:font-name-complex="Arial" style:font-size-complex="15pt"/>
    </style:style>
    <style:style style:name="T705" style:family="text">
      <style:text-properties style:font-name="Arial" fo:font-size="15pt" officeooo:rsid="001d05f0" fo:background-color="transparent" loext:char-shading-value="0" style:font-size-asian="15pt" style:font-name-complex="Arial" style:font-size-complex="15pt"/>
    </style:style>
    <style:style style:name="T706" style:family="text">
      <style:text-properties style:font-name="Arial" fo:font-size="15pt" officeooo:rsid="001d05f0" fo:background-color="transparent" loext:char-shading-value="0" style:font-size-asian="15pt" style:font-name-complex="Arial" style:font-size-complex="15pt"/>
    </style:style>
    <style:style style:name="T707" style:family="text">
      <style:text-properties style:font-name="Arial" fo:font-size="15pt" officeooo:rsid="001d9c63" fo:background-color="transparent" loext:char-shading-value="0" style:font-size-asian="15pt" style:font-name-complex="Arial" style:font-size-complex="15pt"/>
    </style:style>
    <style:style style:name="T708" style:family="text">
      <style:text-properties style:font-name="Arial" fo:font-size="15pt" officeooo:rsid="001d9c63" fo:background-color="transparent" loext:char-shading-value="0" style:font-size-asian="15pt" style:font-name-complex="Arial" style:font-size-complex="15pt"/>
    </style:style>
    <style:style style:name="T709" style:family="text">
      <style:text-properties style:font-name="Arial" fo:font-size="15pt" officeooo:rsid="001ec605" fo:background-color="transparent" loext:char-shading-value="0" style:font-size-asian="15pt" style:font-name-complex="Arial" style:font-size-complex="15pt"/>
    </style:style>
    <style:style style:name="T710" style:family="text">
      <style:text-properties style:font-name="Arial" fo:font-size="15pt" officeooo:rsid="001ec605" fo:background-color="transparent" loext:char-shading-value="0" style:font-size-asian="15pt" style:font-name-complex="Arial" style:font-size-complex="15pt"/>
    </style:style>
    <style:style style:name="T711" style:family="text">
      <style:text-properties style:font-name="Arial" fo:font-size="15pt" officeooo:rsid="0020543a" fo:background-color="transparent" loext:char-shading-value="0" style:font-size-asian="15pt" style:font-name-complex="Arial" style:font-size-complex="15pt"/>
    </style:style>
    <style:style style:name="T712" style:family="text">
      <style:text-properties style:font-name="Arial" fo:font-size="15pt" officeooo:rsid="0020543a" fo:background-color="transparent" loext:char-shading-value="0" style:font-size-asian="15pt" style:font-name-complex="Arial" style:font-size-complex="15pt"/>
    </style:style>
    <style:style style:name="T713" style:family="text">
      <style:text-properties style:font-name="Arial" fo:font-size="15pt" officeooo:rsid="0022a3ff" fo:background-color="transparent" loext:char-shading-value="0" style:font-size-asian="15pt" style:font-name-complex="Arial" style:font-size-complex="15pt"/>
    </style:style>
    <style:style style:name="T714" style:family="text">
      <style:text-properties style:font-name="Arial" fo:font-size="15pt" officeooo:rsid="0022a3ff" fo:background-color="transparent" loext:char-shading-value="0" style:font-size-asian="15pt" style:font-name-complex="Arial" style:font-size-complex="15pt"/>
    </style:style>
    <style:style style:name="T715" style:family="text">
      <style:text-properties style:font-name="Arial" fo:font-size="15pt" officeooo:rsid="0023ad52" fo:background-color="transparent" loext:char-shading-value="0" style:font-size-asian="15pt" style:font-name-complex="Arial" style:font-size-complex="15pt"/>
    </style:style>
    <style:style style:name="T716" style:family="text">
      <style:text-properties style:font-name="Arial" fo:font-size="15pt" officeooo:rsid="0023ad52" fo:background-color="transparent" loext:char-shading-value="0" style:font-size-asian="15pt" style:font-name-complex="Arial" style:font-size-complex="15pt"/>
    </style:style>
    <style:style style:name="T717" style:family="text">
      <style:text-properties style:font-name="Arial" fo:font-size="15pt" officeooo:rsid="0023cc91" fo:background-color="transparent" loext:char-shading-value="0" style:font-size-asian="15pt" style:font-name-complex="Arial" style:font-size-complex="15pt"/>
    </style:style>
    <style:style style:name="T718" style:family="text">
      <style:text-properties style:font-name="Arial" fo:font-size="15pt" officeooo:rsid="0023cc91" fo:background-color="transparent" loext:char-shading-value="0" style:font-size-asian="15pt" style:font-name-complex="Arial" style:font-size-complex="15pt"/>
    </style:style>
    <style:style style:name="T719" style:family="text">
      <style:text-properties style:font-name="Arial" fo:font-size="15pt" officeooo:rsid="0025b222" fo:background-color="transparent" loext:char-shading-value="0" style:font-size-asian="15pt" style:font-name-complex="Arial" style:font-size-complex="15pt"/>
    </style:style>
    <style:style style:name="T720" style:family="text">
      <style:text-properties style:font-name="Arial" fo:font-size="15pt" officeooo:rsid="0025b222" fo:background-color="transparent" loext:char-shading-value="0" style:font-size-asian="15pt" style:font-name-complex="Arial" style:font-size-complex="15pt"/>
    </style:style>
    <style:style style:name="T721" style:family="text">
      <style:text-properties style:font-name="Arial" fo:font-size="15pt" officeooo:rsid="0029e79f" fo:background-color="transparent" loext:char-shading-value="0" style:font-size-asian="15pt" style:font-name-complex="Arial" style:font-size-complex="15pt"/>
    </style:style>
    <style:style style:name="T722" style:family="text">
      <style:text-properties style:font-name="Arial" fo:font-size="15pt" officeooo:rsid="0029e79f" fo:background-color="transparent" loext:char-shading-value="0" style:font-size-asian="15pt" style:font-name-complex="Arial" style:font-size-complex="15pt"/>
    </style:style>
    <style:style style:name="T723" style:family="text">
      <style:text-properties style:font-name="Arial" fo:font-size="15pt" officeooo:rsid="002a9c67" fo:background-color="transparent" loext:char-shading-value="0" style:font-size-asian="15pt" style:font-name-complex="Arial" style:font-size-complex="15pt"/>
    </style:style>
    <style:style style:name="T724" style:family="text">
      <style:text-properties style:font-name="Arial" fo:font-size="15pt" officeooo:rsid="002a9c67" fo:background-color="transparent" loext:char-shading-value="0" style:font-size-asian="15pt" style:font-name-complex="Arial" style:font-size-complex="15pt"/>
    </style:style>
    <style:style style:name="T725" style:family="text">
      <style:text-properties style:font-name="Arial" fo:font-size="15pt" officeooo:rsid="002b970c" fo:background-color="transparent" loext:char-shading-value="0" style:font-size-asian="15pt" style:font-name-complex="Arial" style:font-size-complex="15pt"/>
    </style:style>
    <style:style style:name="T726" style:family="text">
      <style:text-properties style:font-name="Arial" fo:font-size="15pt" officeooo:rsid="002b970c" fo:background-color="transparent" loext:char-shading-value="0" style:font-size-asian="15pt" style:font-name-complex="Arial" style:font-size-complex="15pt"/>
    </style:style>
    <style:style style:name="T727" style:family="text">
      <style:text-properties style:font-name="Arial" fo:font-size="15pt" officeooo:rsid="002bd4f9" fo:background-color="transparent" loext:char-shading-value="0" style:font-size-asian="15pt" style:font-name-complex="Arial" style:font-size-complex="15pt"/>
    </style:style>
    <style:style style:name="T728" style:family="text">
      <style:text-properties style:font-name="Arial" fo:font-size="15pt" officeooo:rsid="002bd4f9" fo:background-color="transparent" loext:char-shading-value="0" style:font-size-asian="15pt" style:font-name-complex="Arial" style:font-size-complex="15pt"/>
    </style:style>
    <style:style style:name="T729" style:family="text">
      <style:text-properties style:font-name="Arial" fo:font-size="15pt" officeooo:rsid="003296ea" fo:background-color="transparent" loext:char-shading-value="0" style:font-size-asian="15pt" style:font-name-complex="Arial" style:font-size-complex="15pt"/>
    </style:style>
    <style:style style:name="T730" style:family="text">
      <style:text-properties style:font-name="Arial" fo:font-size="15pt" officeooo:rsid="003296ea" fo:background-color="transparent" loext:char-shading-value="0" style:font-size-asian="15pt" style:font-name-complex="Arial" style:font-size-complex="15pt"/>
    </style:style>
    <style:style style:name="T731" style:family="text">
      <style:text-properties style:font-name="Arial" fo:font-size="15pt" officeooo:rsid="0033b41c" fo:background-color="transparent" loext:char-shading-value="0" style:font-size-asian="15pt" style:font-name-complex="Arial" style:font-size-complex="15pt"/>
    </style:style>
    <style:style style:name="T732" style:family="text">
      <style:text-properties style:font-name="Arial" fo:font-size="15pt" officeooo:rsid="0033b41c" fo:background-color="transparent" loext:char-shading-value="0" style:font-size-asian="15pt" style:font-name-complex="Arial" style:font-size-complex="15pt"/>
    </style:style>
    <style:style style:name="T733" style:family="text">
      <style:text-properties style:font-name="Arial" fo:font-size="15pt" officeooo:rsid="00353d0c" fo:background-color="transparent" loext:char-shading-value="0" style:font-size-asian="15pt" style:font-name-complex="Arial" style:font-size-complex="15pt"/>
    </style:style>
    <style:style style:name="T734" style:family="text">
      <style:text-properties style:font-name="Arial" fo:font-size="15pt" officeooo:rsid="00353d0c" fo:background-color="transparent" loext:char-shading-value="0" style:font-size-asian="15pt" style:font-name-complex="Arial" style:font-size-complex="15pt"/>
    </style:style>
    <style:style style:name="T735" style:family="text">
      <style:text-properties style:font-name="Arial" fo:font-size="15pt" officeooo:rsid="0036a328" fo:background-color="transparent" loext:char-shading-value="0" style:font-size-asian="15pt" style:font-name-complex="Arial" style:font-size-complex="15pt"/>
    </style:style>
    <style:style style:name="T736" style:family="text">
      <style:text-properties style:font-name="Arial" fo:font-size="15pt" officeooo:rsid="0036a328" fo:background-color="transparent" loext:char-shading-value="0" style:font-size-asian="15pt" style:font-name-complex="Arial" style:font-size-complex="15pt"/>
    </style:style>
    <style:style style:name="T737" style:family="text">
      <style:text-properties style:font-name="Arial" fo:font-size="15pt" officeooo:rsid="0039099c" fo:background-color="transparent" loext:char-shading-value="0" style:font-size-asian="15pt" style:font-name-complex="Arial" style:font-size-complex="15pt"/>
    </style:style>
    <style:style style:name="T738" style:family="text">
      <style:text-properties style:font-name="Arial" fo:font-size="15pt" officeooo:rsid="0039099c" fo:background-color="transparent" loext:char-shading-value="0" style:font-size-asian="15pt" style:font-name-complex="Arial" style:font-size-complex="15pt"/>
    </style:style>
    <style:style style:name="T739" style:family="text">
      <style:text-properties style:font-name="Arial" fo:font-size="15pt" officeooo:rsid="003a9405" fo:background-color="transparent" loext:char-shading-value="0" style:font-size-asian="15pt" style:font-name-complex="Arial" style:font-size-complex="15pt"/>
    </style:style>
    <style:style style:name="T740" style:family="text">
      <style:text-properties style:font-name="Arial" fo:font-size="15pt" officeooo:rsid="003a9405" fo:background-color="transparent" loext:char-shading-value="0" style:font-size-asian="15pt" style:font-name-complex="Arial" style:font-size-complex="15pt"/>
    </style:style>
    <style:style style:name="T741" style:family="text">
      <style:text-properties style:font-name="Arial" fo:font-size="15pt" officeooo:rsid="003b1df7" fo:background-color="transparent" loext:char-shading-value="0" style:font-size-asian="15pt" style:font-name-complex="Arial" style:font-size-complex="15pt"/>
    </style:style>
    <style:style style:name="T742" style:family="text">
      <style:text-properties style:font-name="Arial" fo:font-size="15pt" officeooo:rsid="003b1df7" fo:background-color="transparent" loext:char-shading-value="0" style:font-size-asian="15pt" style:font-name-complex="Arial" style:font-size-complex="15pt"/>
    </style:style>
    <style:style style:name="T743" style:family="text">
      <style:text-properties style:font-name="Arial" fo:font-size="15pt" officeooo:rsid="003c2e98" fo:background-color="transparent" loext:char-shading-value="0" style:font-size-asian="15pt" style:font-name-complex="Arial" style:font-size-complex="15pt"/>
    </style:style>
    <style:style style:name="T744" style:family="text">
      <style:text-properties style:font-name="Arial" fo:font-size="15pt" officeooo:rsid="003c2e98" fo:background-color="transparent" loext:char-shading-value="0" style:font-size-asian="15pt" style:font-name-complex="Arial" style:font-size-complex="15pt"/>
    </style:style>
    <style:style style:name="T745" style:family="text">
      <style:text-properties style:font-name="Arial" fo:font-size="15pt" officeooo:rsid="003d6fbb" fo:background-color="transparent" loext:char-shading-value="0" style:font-size-asian="15pt" style:font-name-complex="Arial" style:font-size-complex="15pt"/>
    </style:style>
    <style:style style:name="T746" style:family="text">
      <style:text-properties style:font-name="Arial" fo:font-size="15pt" officeooo:rsid="003d6fbb" fo:background-color="transparent" loext:char-shading-value="0" style:font-size-asian="15pt" style:font-name-complex="Arial" style:font-size-complex="15pt"/>
    </style:style>
    <style:style style:name="T747" style:family="text">
      <style:text-properties style:font-name="Arial" fo:font-size="15pt" officeooo:rsid="003dd281" fo:background-color="transparent" loext:char-shading-value="0" style:font-size-asian="15pt" style:font-name-complex="Arial" style:font-size-complex="15pt"/>
    </style:style>
    <style:style style:name="T748" style:family="text">
      <style:text-properties style:font-name="Arial" fo:font-size="15pt" officeooo:rsid="003dd281" fo:background-color="transparent" loext:char-shading-value="0" style:font-size-asian="15pt" style:font-name-complex="Arial" style:font-size-complex="15pt"/>
    </style:style>
    <style:style style:name="T749" style:family="text">
      <style:text-properties style:font-name="Arial" fo:font-size="15pt" officeooo:rsid="00442bc5" fo:background-color="transparent" loext:char-shading-value="0" style:font-size-asian="15pt" style:font-name-complex="Arial" style:font-size-complex="15pt"/>
    </style:style>
    <style:style style:name="T750" style:family="text">
      <style:text-properties style:font-name="Arial" fo:font-size="15pt" officeooo:rsid="00442bc5" fo:background-color="transparent" loext:char-shading-value="0" style:font-size-asian="15pt" style:font-name-complex="Arial" style:font-size-complex="15pt"/>
    </style:style>
    <style:style style:name="T751" style:family="text">
      <style:text-properties style:font-name="Arial" fo:font-size="15pt" officeooo:rsid="004534b1" fo:background-color="transparent" loext:char-shading-value="0" style:font-size-asian="15pt" style:font-name-complex="Arial" style:font-size-complex="15pt"/>
    </style:style>
    <style:style style:name="T752" style:family="text">
      <style:text-properties style:font-name="Arial" fo:font-size="15pt" officeooo:rsid="004534b1" fo:background-color="transparent" loext:char-shading-value="0" style:font-size-asian="15pt" style:font-name-complex="Arial" style:font-size-complex="15pt"/>
    </style:style>
    <style:style style:name="T753" style:family="text">
      <style:text-properties style:font-name="Arial" fo:font-size="15pt" officeooo:rsid="004605ac" fo:background-color="transparent" loext:char-shading-value="0" style:font-size-asian="15pt" style:font-name-complex="Arial" style:font-size-complex="15pt"/>
    </style:style>
    <style:style style:name="T754" style:family="text">
      <style:text-properties style:font-name="Arial" fo:font-size="15pt" officeooo:rsid="004605ac" fo:background-color="transparent" loext:char-shading-value="0" style:font-size-asian="15pt" style:font-name-complex="Arial" style:font-size-complex="15pt"/>
    </style:style>
    <style:style style:name="T755" style:family="text">
      <style:text-properties style:font-name="Arial" fo:font-size="15pt" officeooo:rsid="004750a2" fo:background-color="transparent" loext:char-shading-value="0" style:font-size-asian="15pt" style:font-name-complex="Arial" style:font-size-complex="15pt"/>
    </style:style>
    <style:style style:name="T756" style:family="text">
      <style:text-properties style:font-name="Arial" fo:font-size="15pt" officeooo:rsid="004750a2" fo:background-color="transparent" loext:char-shading-value="0" style:font-size-asian="15pt" style:font-name-complex="Arial" style:font-size-complex="15pt"/>
    </style:style>
    <style:style style:name="T757" style:family="text">
      <style:text-properties style:font-name="Arial" fo:font-size="15pt" officeooo:rsid="0047f1ec" fo:background-color="transparent" loext:char-shading-value="0" style:font-size-asian="15pt" style:font-name-complex="Arial" style:font-size-complex="15pt"/>
    </style:style>
    <style:style style:name="T758" style:family="text">
      <style:text-properties style:font-name="Arial" fo:font-size="15pt" officeooo:rsid="0047f1ec" fo:background-color="transparent" loext:char-shading-value="0" style:font-size-asian="15pt" style:font-name-complex="Arial" style:font-size-complex="15pt"/>
    </style:style>
    <style:style style:name="T759" style:family="text">
      <style:text-properties style:font-name="Arial" fo:font-size="15pt" officeooo:rsid="00490ef8" fo:background-color="transparent" loext:char-shading-value="0" style:font-size-asian="15pt" style:font-name-complex="Arial" style:font-size-complex="15pt"/>
    </style:style>
    <style:style style:name="T760" style:family="text">
      <style:text-properties style:font-name="Arial" fo:font-size="15pt" officeooo:rsid="00490ef8" fo:background-color="transparent" loext:char-shading-value="0" style:font-size-asian="15pt" style:font-name-complex="Arial" style:font-size-complex="15pt"/>
    </style:style>
    <style:style style:name="T761" style:family="text">
      <style:text-properties style:font-name="Arial" fo:font-size="15pt" officeooo:rsid="004aba44" fo:background-color="transparent" loext:char-shading-value="0" style:font-size-asian="15pt" style:font-name-complex="Arial" style:font-size-complex="15pt"/>
    </style:style>
    <style:style style:name="T762" style:family="text">
      <style:text-properties style:font-name="Arial" fo:font-size="15pt" officeooo:rsid="004aba44" fo:background-color="transparent" loext:char-shading-value="0" style:font-size-asian="15pt" style:font-name-complex="Arial" style:font-size-complex="15pt"/>
    </style:style>
    <style:style style:name="T763" style:family="text">
      <style:text-properties style:font-name="Arial" fo:font-size="15pt" officeooo:rsid="004ef4a8" fo:background-color="transparent" loext:char-shading-value="0" style:font-size-asian="15pt" style:font-name-complex="Arial" style:font-size-complex="15pt"/>
    </style:style>
    <style:style style:name="T764" style:family="text">
      <style:text-properties style:font-name="Arial" fo:font-size="15pt" officeooo:rsid="004ef4a8" fo:background-color="transparent" loext:char-shading-value="0" style:font-size-asian="15pt" style:font-name-complex="Arial" style:font-size-complex="15pt"/>
    </style:style>
    <style:style style:name="T765" style:family="text">
      <style:text-properties style:font-name="Arial" fo:font-size="15pt" officeooo:rsid="0050c3f3" fo:background-color="transparent" loext:char-shading-value="0" style:font-size-asian="15pt" style:font-name-complex="Arial" style:font-size-complex="15pt"/>
    </style:style>
    <style:style style:name="T766" style:family="text">
      <style:text-properties style:font-name="Arial" fo:font-size="15pt" officeooo:rsid="0050c3f3" fo:background-color="transparent" loext:char-shading-value="0" style:font-size-asian="15pt" style:font-name-complex="Arial" style:font-size-complex="15pt"/>
    </style:style>
    <style:style style:name="T767" style:family="text">
      <style:text-properties style:font-name="Arial" fo:font-size="15pt" officeooo:rsid="005237ff" fo:background-color="transparent" loext:char-shading-value="0" style:font-size-asian="15pt" style:font-name-complex="Arial" style:font-size-complex="15pt"/>
    </style:style>
    <style:style style:name="T768" style:family="text">
      <style:text-properties style:font-name="Arial" fo:font-size="15pt" officeooo:rsid="005237ff" fo:background-color="transparent" loext:char-shading-value="0" style:font-size-asian="15pt" style:font-name-complex="Arial" style:font-size-complex="15pt"/>
    </style:style>
    <style:style style:name="T769" style:family="text">
      <style:text-properties style:font-name="Arial" fo:font-size="15pt" officeooo:rsid="00535201" fo:background-color="transparent" loext:char-shading-value="0" style:font-size-asian="15pt" style:font-name-complex="Arial" style:font-size-complex="15pt"/>
    </style:style>
    <style:style style:name="T770" style:family="text">
      <style:text-properties style:font-name="Arial" fo:font-size="15pt" officeooo:rsid="00535201" fo:background-color="transparent" loext:char-shading-value="0" style:font-size-asian="15pt" style:font-name-complex="Arial" style:font-size-complex="15pt"/>
    </style:style>
    <style:style style:name="T771" style:family="text">
      <style:text-properties style:font-name="Arial" fo:font-size="15pt" officeooo:rsid="005431da" fo:background-color="transparent" loext:char-shading-value="0" style:font-size-asian="15pt" style:font-name-complex="Arial" style:font-size-complex="15pt"/>
    </style:style>
    <style:style style:name="T772" style:family="text">
      <style:text-properties style:font-name="Arial" fo:font-size="15pt" officeooo:rsid="005431da" fo:background-color="transparent" loext:char-shading-value="0" style:font-size-asian="15pt" style:font-name-complex="Arial" style:font-size-complex="15pt"/>
    </style:style>
    <style:style style:name="T773" style:family="text">
      <style:text-properties style:font-name="Arial" fo:font-size="15pt" officeooo:rsid="00545533" fo:background-color="transparent" loext:char-shading-value="0" style:font-size-asian="15pt" style:font-name-complex="Arial" style:font-size-complex="15pt"/>
    </style:style>
    <style:style style:name="T774" style:family="text">
      <style:text-properties style:font-name="Arial" fo:font-size="15pt" officeooo:rsid="00545533" fo:background-color="transparent" loext:char-shading-value="0" style:font-size-asian="15pt" style:font-name-complex="Arial" style:font-size-complex="15pt"/>
    </style:style>
    <style:style style:name="T775" style:family="text">
      <style:text-properties style:font-name="Arial" fo:font-size="15pt" officeooo:rsid="005617d7" fo:background-color="transparent" loext:char-shading-value="0" style:font-size-asian="15pt" style:font-name-complex="Arial" style:font-size-complex="15pt"/>
    </style:style>
    <style:style style:name="T776" style:family="text">
      <style:text-properties style:font-name="Arial" fo:font-size="15pt" officeooo:rsid="005617d7" fo:background-color="transparent" loext:char-shading-value="0" style:font-size-asian="15pt" style:font-name-complex="Arial" style:font-size-complex="15pt"/>
    </style:style>
    <style:style style:name="T777" style:family="text">
      <style:text-properties style:font-name="Arial" fo:font-size="15pt" officeooo:rsid="0058ec18" fo:background-color="transparent" loext:char-shading-value="0" style:font-size-asian="15pt" style:font-name-complex="Arial" style:font-size-complex="15pt"/>
    </style:style>
    <style:style style:name="T778" style:family="text">
      <style:text-properties style:font-name="Arial" fo:font-size="15pt" officeooo:rsid="0058ec18" fo:background-color="transparent" loext:char-shading-value="0" style:font-size-asian="15pt" style:font-name-complex="Arial" style:font-size-complex="15pt"/>
    </style:style>
    <style:style style:name="T779" style:family="text">
      <style:text-properties style:font-name="Arial" fo:font-size="15pt" officeooo:rsid="00592740" fo:background-color="transparent" loext:char-shading-value="0" style:font-size-asian="15pt" style:font-name-complex="Arial" style:font-size-complex="15pt"/>
    </style:style>
    <style:style style:name="T780" style:family="text">
      <style:text-properties style:font-name="Arial" fo:font-size="15pt" officeooo:rsid="00592740" fo:background-color="transparent" loext:char-shading-value="0" style:font-size-asian="15pt" style:font-name-complex="Arial" style:font-size-complex="15pt"/>
    </style:style>
    <style:style style:name="T781" style:family="text">
      <style:text-properties style:font-name="Arial" fo:font-size="15pt" officeooo:rsid="005a49a0" fo:background-color="transparent" loext:char-shading-value="0" style:font-size-asian="15pt" style:font-name-complex="Arial" style:font-size-complex="15pt"/>
    </style:style>
    <style:style style:name="T782" style:family="text">
      <style:text-properties style:font-name="Arial" fo:font-size="15pt" officeooo:rsid="005a49a0" fo:background-color="transparent" loext:char-shading-value="0" style:font-size-asian="15pt" style:font-name-complex="Arial" style:font-size-complex="15pt"/>
    </style:style>
    <style:style style:name="T783" style:family="text">
      <style:text-properties style:font-name="Arial" fo:font-size="15pt" officeooo:rsid="005b9f65" fo:background-color="transparent" loext:char-shading-value="0" style:font-size-asian="15pt" style:font-name-complex="Arial" style:font-size-complex="15pt"/>
    </style:style>
    <style:style style:name="T784" style:family="text">
      <style:text-properties style:font-name="Arial" fo:font-size="15pt" officeooo:rsid="005b9f65" fo:background-color="transparent" loext:char-shading-value="0" style:font-size-asian="15pt" style:font-name-complex="Arial" style:font-size-complex="15pt"/>
    </style:style>
    <style:style style:name="T785" style:family="text">
      <style:text-properties style:font-name="Arial" fo:font-size="15pt" officeooo:rsid="005d51d1" fo:background-color="transparent" loext:char-shading-value="0" style:font-size-asian="15pt" style:font-name-complex="Arial" style:font-size-complex="15pt"/>
    </style:style>
    <style:style style:name="T786" style:family="text">
      <style:text-properties style:font-name="Arial" fo:font-size="15pt" officeooo:rsid="005d51d1" fo:background-color="transparent" loext:char-shading-value="0" style:font-size-asian="15pt" style:font-name-complex="Arial" style:font-size-complex="15pt"/>
    </style:style>
    <style:style style:name="T787" style:family="text">
      <style:text-properties style:font-name="Arial" fo:font-size="15pt" officeooo:rsid="005f0554" fo:background-color="transparent" loext:char-shading-value="0" style:font-size-asian="15pt" style:font-name-complex="Arial" style:font-size-complex="15pt"/>
    </style:style>
    <style:style style:name="T788" style:family="text">
      <style:text-properties style:font-name="Arial" fo:font-size="15pt" officeooo:rsid="005f0554" fo:background-color="transparent" loext:char-shading-value="0" style:font-size-asian="15pt" style:font-name-complex="Arial" style:font-size-complex="15pt"/>
    </style:style>
    <style:style style:name="T789" style:family="text">
      <style:text-properties style:font-name="Arial" fo:font-size="15pt" officeooo:rsid="0060cf6a" fo:background-color="transparent" loext:char-shading-value="0" style:font-size-asian="15pt" style:font-name-complex="Arial" style:font-size-complex="15pt"/>
    </style:style>
    <style:style style:name="T790" style:family="text">
      <style:text-properties style:font-name="Arial" fo:font-size="15pt" officeooo:rsid="0060cf6a" fo:background-color="transparent" loext:char-shading-value="0" style:font-size-asian="15pt" style:font-name-complex="Arial" style:font-size-complex="15pt"/>
    </style:style>
    <style:style style:name="T791" style:family="text">
      <style:text-properties style:font-name="Arial" fo:font-size="15pt" officeooo:rsid="00615dc4" fo:background-color="transparent" loext:char-shading-value="0" style:font-size-asian="15pt" style:font-name-complex="Arial" style:font-size-complex="15pt"/>
    </style:style>
    <style:style style:name="T792" style:family="text">
      <style:text-properties style:font-name="Arial" fo:font-size="15pt" officeooo:rsid="00615dc4" fo:background-color="transparent" loext:char-shading-value="0" style:font-size-asian="15pt" style:font-name-complex="Arial" style:font-size-complex="15pt"/>
    </style:style>
    <style:style style:name="T793" style:family="text">
      <style:text-properties style:font-name="Arial" fo:font-size="15pt" officeooo:rsid="0061ecca" fo:background-color="transparent" loext:char-shading-value="0" style:font-size-asian="15pt" style:font-name-complex="Arial" style:font-size-complex="15pt"/>
    </style:style>
    <style:style style:name="T794" style:family="text">
      <style:text-properties style:font-name="Arial" fo:font-size="15pt" officeooo:rsid="0061ecca" fo:background-color="transparent" loext:char-shading-value="0" style:font-size-asian="15pt" style:font-name-complex="Arial" style:font-size-complex="15pt"/>
    </style:style>
    <style:style style:name="T795" style:family="text">
      <style:text-properties style:font-name="Arial" fo:font-size="15pt" officeooo:rsid="0064892e" fo:background-color="transparent" loext:char-shading-value="0" style:font-size-asian="15pt" style:font-name-complex="Arial" style:font-size-complex="15pt"/>
    </style:style>
    <style:style style:name="T796" style:family="text">
      <style:text-properties style:font-name="Arial" fo:font-size="15pt" officeooo:rsid="0064892e" fo:background-color="transparent" loext:char-shading-value="0" style:font-size-asian="15pt" style:font-name-complex="Arial" style:font-size-complex="15pt"/>
    </style:style>
    <style:style style:name="T797" style:family="text">
      <style:text-properties style:font-name="Arial" fo:font-size="15pt" officeooo:rsid="001d1cab" fo:background-color="transparent" loext:char-shading-value="0" style:font-size-asian="15pt" style:font-name-complex="Arial" style:font-size-complex="15pt"/>
    </style:style>
    <style:style style:name="T798" style:family="text">
      <style:text-properties style:font-name="Arial" fo:font-size="15pt" officeooo:rsid="001d1cab" fo:background-color="transparent" loext:char-shading-value="0" style:font-size-asian="15pt" style:font-name-complex="Arial" style:font-size-complex="15pt"/>
    </style:style>
    <style:style style:name="T799" style:family="text">
      <style:text-properties style:font-name="Arial" fo:font-size="15pt" officeooo:rsid="001d54e9" fo:background-color="transparent" loext:char-shading-value="0" style:font-size-asian="15pt" style:font-name-complex="Arial" style:font-size-complex="15pt"/>
    </style:style>
    <style:style style:name="T800" style:family="text">
      <style:text-properties style:font-name="Arial" fo:font-size="15pt" officeooo:rsid="001d54e9" fo:background-color="transparent" loext:char-shading-value="0" style:font-size-asian="15pt" style:font-name-complex="Arial" style:font-size-complex="15pt"/>
    </style:style>
    <style:style style:name="T801" style:family="text">
      <style:text-properties style:font-name="Arial" fo:font-size="15pt" officeooo:rsid="001eee94" fo:background-color="transparent" loext:char-shading-value="0" style:font-size-asian="15pt" style:font-name-complex="Arial" style:font-size-complex="15pt"/>
    </style:style>
    <style:style style:name="T802" style:family="text">
      <style:text-properties style:font-name="Arial" fo:font-size="15pt" officeooo:rsid="001eee94" fo:background-color="transparent" loext:char-shading-value="0" style:font-size-asian="15pt" style:font-name-complex="Arial" style:font-size-complex="15pt"/>
    </style:style>
    <style:style style:name="T803" style:family="text">
      <style:text-properties style:font-name="Arial" fo:font-size="15pt" officeooo:rsid="002041e6" fo:background-color="transparent" loext:char-shading-value="0" style:font-size-asian="15pt" style:font-name-complex="Arial" style:font-size-complex="15pt"/>
    </style:style>
    <style:style style:name="T804" style:family="text">
      <style:text-properties style:font-name="Arial" fo:font-size="15pt" officeooo:rsid="002041e6" fo:background-color="transparent" loext:char-shading-value="0" style:font-size-asian="15pt" style:font-name-complex="Arial" style:font-size-complex="15pt"/>
    </style:style>
    <style:style style:name="T805" style:family="text">
      <style:text-properties style:font-name="Arial" fo:font-size="15pt" officeooo:rsid="0020dc1b" fo:background-color="transparent" loext:char-shading-value="0" style:font-size-asian="15pt" style:font-name-complex="Arial" style:font-size-complex="15pt"/>
    </style:style>
    <style:style style:name="T806" style:family="text">
      <style:text-properties style:font-name="Arial" fo:font-size="15pt" officeooo:rsid="0020dc1b" fo:background-color="transparent" loext:char-shading-value="0" style:font-size-asian="15pt" style:font-name-complex="Arial" style:font-size-complex="15pt"/>
    </style:style>
    <style:style style:name="T807" style:family="text">
      <style:text-properties style:font-name="Arial" fo:font-size="15pt" officeooo:rsid="00228f2b" fo:background-color="transparent" loext:char-shading-value="0" style:font-size-asian="15pt" style:font-name-complex="Arial" style:font-size-complex="15pt"/>
    </style:style>
    <style:style style:name="T808" style:family="text">
      <style:text-properties style:font-name="Arial" fo:font-size="15pt" officeooo:rsid="00228f2b" fo:background-color="transparent" loext:char-shading-value="0" style:font-size-asian="15pt" style:font-name-complex="Arial" style:font-size-complex="15pt"/>
    </style:style>
    <style:style style:name="T809" style:family="text">
      <style:text-properties style:font-name="Arial" fo:font-size="15pt" officeooo:rsid="0023ee39" fo:background-color="transparent" loext:char-shading-value="0" style:font-size-asian="15pt" style:font-name-complex="Arial" style:font-size-complex="15pt"/>
    </style:style>
    <style:style style:name="T810" style:family="text">
      <style:text-properties style:font-name="Arial" fo:font-size="15pt" officeooo:rsid="0023ee39" fo:background-color="transparent" loext:char-shading-value="0" style:font-size-asian="15pt" style:font-name-complex="Arial" style:font-size-complex="15pt"/>
    </style:style>
    <style:style style:name="T811" style:family="text">
      <style:text-properties style:font-name="Arial" fo:font-size="15pt" officeooo:rsid="0025ee0f" fo:background-color="transparent" loext:char-shading-value="0" style:font-size-asian="15pt" style:font-name-complex="Arial" style:font-size-complex="15pt"/>
    </style:style>
    <style:style style:name="T812" style:family="text">
      <style:text-properties style:font-name="Arial" fo:font-size="15pt" officeooo:rsid="0025ee0f" fo:background-color="transparent" loext:char-shading-value="0" style:font-size-asian="15pt" style:font-name-complex="Arial" style:font-size-complex="15pt"/>
    </style:style>
    <style:style style:name="T813" style:family="text">
      <style:text-properties style:font-name="Arial" fo:font-size="15pt" officeooo:rsid="0027e8a2" fo:background-color="transparent" loext:char-shading-value="0" style:font-size-asian="15pt" style:font-name-complex="Arial" style:font-size-complex="15pt"/>
    </style:style>
    <style:style style:name="T814" style:family="text">
      <style:text-properties style:font-name="Arial" fo:font-size="15pt" officeooo:rsid="0027e8a2" fo:background-color="transparent" loext:char-shading-value="0" style:font-size-asian="15pt" style:font-name-complex="Arial" style:font-size-complex="15pt"/>
    </style:style>
    <style:style style:name="T815" style:family="text">
      <style:text-properties style:font-name="Arial" fo:font-size="15pt" officeooo:rsid="002b9397" fo:background-color="transparent" loext:char-shading-value="0" style:font-size-asian="15pt" style:font-name-complex="Arial" style:font-size-complex="15pt"/>
    </style:style>
    <style:style style:name="T816" style:family="text">
      <style:text-properties style:font-name="Arial" fo:font-size="15pt" officeooo:rsid="002b9397" fo:background-color="transparent" loext:char-shading-value="0" style:font-size-asian="15pt" style:font-name-complex="Arial" style:font-size-complex="15pt"/>
    </style:style>
    <style:style style:name="T817" style:family="text">
      <style:text-properties style:font-name="Arial" fo:font-size="15pt" officeooo:rsid="002cc11c" fo:background-color="transparent" loext:char-shading-value="0" style:font-size-asian="15pt" style:font-name-complex="Arial" style:font-size-complex="15pt"/>
    </style:style>
    <style:style style:name="T818" style:family="text">
      <style:text-properties style:font-name="Arial" fo:font-size="15pt" officeooo:rsid="002cc11c" fo:background-color="transparent" loext:char-shading-value="0" style:font-size-asian="15pt" style:font-name-complex="Arial" style:font-size-complex="15pt"/>
    </style:style>
    <style:style style:name="T819" style:family="text">
      <style:text-properties style:font-name="Arial" fo:font-size="15pt" officeooo:rsid="002d9e6a" fo:background-color="transparent" loext:char-shading-value="0" style:font-size-asian="15pt" style:font-name-complex="Arial" style:font-size-complex="15pt"/>
    </style:style>
    <style:style style:name="T820" style:family="text">
      <style:text-properties style:font-name="Arial" fo:font-size="15pt" officeooo:rsid="002d9e6a" fo:background-color="transparent" loext:char-shading-value="0" style:font-size-asian="15pt" style:font-name-complex="Arial" style:font-size-complex="15pt"/>
    </style:style>
    <style:style style:name="T821" style:family="text">
      <style:text-properties style:font-name="Arial" fo:font-size="15pt" officeooo:rsid="002f2304" fo:background-color="transparent" loext:char-shading-value="0" style:font-size-asian="15pt" style:font-name-complex="Arial" style:font-size-complex="15pt"/>
    </style:style>
    <style:style style:name="T822" style:family="text">
      <style:text-properties style:font-name="Arial" fo:font-size="15pt" officeooo:rsid="002f2304" fo:background-color="transparent" loext:char-shading-value="0" style:font-size-asian="15pt" style:font-name-complex="Arial" style:font-size-complex="15pt"/>
    </style:style>
    <style:style style:name="T823" style:family="text">
      <style:text-properties style:font-name="Arial" fo:font-size="15pt" officeooo:rsid="00302dec" fo:background-color="transparent" loext:char-shading-value="0" style:font-size-asian="15pt" style:font-name-complex="Arial" style:font-size-complex="15pt"/>
    </style:style>
    <style:style style:name="T824" style:family="text">
      <style:text-properties style:font-name="Arial" fo:font-size="15pt" officeooo:rsid="00302dec" fo:background-color="transparent" loext:char-shading-value="0" style:font-size-asian="15pt" style:font-name-complex="Arial" style:font-size-complex="15pt"/>
    </style:style>
    <style:style style:name="T825" style:family="text">
      <style:text-properties style:font-name="Arial" fo:font-size="15pt" officeooo:rsid="00330801" fo:background-color="transparent" loext:char-shading-value="0" style:font-size-asian="15pt" style:font-name-complex="Arial" style:font-size-complex="15pt"/>
    </style:style>
    <style:style style:name="T826" style:family="text">
      <style:text-properties style:font-name="Arial" fo:font-size="15pt" officeooo:rsid="00330801" fo:background-color="transparent" loext:char-shading-value="0" style:font-size-asian="15pt" style:font-name-complex="Arial" style:font-size-complex="15pt"/>
    </style:style>
    <style:style style:name="T827" style:family="text">
      <style:text-properties style:font-name="Arial" fo:font-size="15pt" officeooo:rsid="003461a2" fo:background-color="transparent" loext:char-shading-value="0" style:font-size-asian="15pt" style:font-name-complex="Arial" style:font-size-complex="15pt"/>
    </style:style>
    <style:style style:name="T828" style:family="text">
      <style:text-properties style:font-name="Arial" fo:font-size="15pt" officeooo:rsid="003461a2" fo:background-color="transparent" loext:char-shading-value="0" style:font-size-asian="15pt" style:font-name-complex="Arial" style:font-size-complex="15pt"/>
    </style:style>
    <style:style style:name="T829" style:family="text">
      <style:text-properties style:font-name="Arial" fo:font-size="15pt" officeooo:rsid="0034b6ea" fo:background-color="transparent" loext:char-shading-value="0" style:font-size-asian="15pt" style:font-name-complex="Arial" style:font-size-complex="15pt"/>
    </style:style>
    <style:style style:name="T830" style:family="text">
      <style:text-properties style:font-name="Arial" fo:font-size="15pt" officeooo:rsid="0034b6ea" fo:background-color="transparent" loext:char-shading-value="0" style:font-size-asian="15pt" style:font-name-complex="Arial" style:font-size-complex="15pt"/>
    </style:style>
    <style:style style:name="T831" style:family="text">
      <style:text-properties style:font-name="Arial" fo:font-size="15pt" officeooo:rsid="00367a39" fo:background-color="transparent" loext:char-shading-value="0" style:font-size-asian="15pt" style:font-name-complex="Arial" style:font-size-complex="15pt"/>
    </style:style>
    <style:style style:name="T832" style:family="text">
      <style:text-properties style:font-name="Arial" fo:font-size="15pt" officeooo:rsid="00367a39" fo:background-color="transparent" loext:char-shading-value="0" style:font-size-asian="15pt" style:font-name-complex="Arial" style:font-size-complex="15pt"/>
    </style:style>
    <style:style style:name="T833" style:family="text">
      <style:text-properties style:font-name="Arial" fo:font-size="15pt" officeooo:rsid="00384e84" fo:background-color="transparent" loext:char-shading-value="0" style:font-size-asian="15pt" style:font-name-complex="Arial" style:font-size-complex="15pt"/>
    </style:style>
    <style:style style:name="T834" style:family="text">
      <style:text-properties style:font-name="Arial" fo:font-size="15pt" officeooo:rsid="00384e84" fo:background-color="transparent" loext:char-shading-value="0" style:font-size-asian="15pt" style:font-name-complex="Arial" style:font-size-complex="15pt"/>
    </style:style>
    <style:style style:name="T835" style:family="text">
      <style:text-properties style:font-name="Arial" fo:font-size="15pt" officeooo:rsid="003b0a1c" fo:background-color="transparent" loext:char-shading-value="0" style:font-size-asian="15pt" style:font-name-complex="Arial" style:font-size-complex="15pt"/>
    </style:style>
    <style:style style:name="T836" style:family="text">
      <style:text-properties style:font-name="Arial" fo:font-size="15pt" officeooo:rsid="003b0a1c" fo:background-color="transparent" loext:char-shading-value="0" style:font-size-asian="15pt" style:font-name-complex="Arial" style:font-size-complex="15pt"/>
    </style:style>
    <style:style style:name="T837" style:family="text">
      <style:text-properties style:font-name="Arial" fo:font-size="15pt" officeooo:rsid="003bf014" fo:background-color="transparent" loext:char-shading-value="0" style:font-size-asian="15pt" style:font-name-complex="Arial" style:font-size-complex="15pt"/>
    </style:style>
    <style:style style:name="T838" style:family="text">
      <style:text-properties style:font-name="Arial" fo:font-size="15pt" officeooo:rsid="003bf014" fo:background-color="transparent" loext:char-shading-value="0" style:font-size-asian="15pt" style:font-name-complex="Arial" style:font-size-complex="15pt"/>
    </style:style>
    <style:style style:name="T839" style:family="text">
      <style:text-properties style:font-name="Arial" fo:font-size="15pt" officeooo:rsid="003ebc0d" fo:background-color="transparent" loext:char-shading-value="0" style:font-size-asian="15pt" style:font-name-complex="Arial" style:font-size-complex="15pt"/>
    </style:style>
    <style:style style:name="T840" style:family="text">
      <style:text-properties style:font-name="Arial" fo:font-size="15pt" officeooo:rsid="003ebc0d" fo:background-color="transparent" loext:char-shading-value="0" style:font-size-asian="15pt" style:font-name-complex="Arial" style:font-size-complex="15pt"/>
    </style:style>
    <style:style style:name="T841" style:family="text">
      <style:text-properties style:font-name="Arial" fo:font-size="15pt" officeooo:rsid="003fc165" fo:background-color="transparent" loext:char-shading-value="0" style:font-size-asian="15pt" style:font-name-complex="Arial" style:font-size-complex="15pt"/>
    </style:style>
    <style:style style:name="T842" style:family="text">
      <style:text-properties style:font-name="Arial" fo:font-size="15pt" officeooo:rsid="003fc165" fo:background-color="transparent" loext:char-shading-value="0" style:font-size-asian="15pt" style:font-name-complex="Arial" style:font-size-complex="15pt"/>
    </style:style>
    <style:style style:name="T843" style:family="text">
      <style:text-properties style:font-name="Arial" fo:font-size="15pt" officeooo:rsid="00418a8e" fo:background-color="transparent" loext:char-shading-value="0" style:font-size-asian="15pt" style:font-name-complex="Arial" style:font-size-complex="15pt"/>
    </style:style>
    <style:style style:name="T844" style:family="text">
      <style:text-properties style:font-name="Arial" fo:font-size="15pt" officeooo:rsid="00418a8e" fo:background-color="transparent" loext:char-shading-value="0" style:font-size-asian="15pt" style:font-name-complex="Arial" style:font-size-complex="15pt"/>
    </style:style>
    <style:style style:name="T845" style:family="text">
      <style:text-properties style:font-name="Arial" fo:font-size="15pt" officeooo:rsid="00428721" fo:background-color="transparent" loext:char-shading-value="0" style:font-size-asian="15pt" style:font-name-complex="Arial" style:font-size-complex="15pt"/>
    </style:style>
    <style:style style:name="T846" style:family="text">
      <style:text-properties style:font-name="Arial" fo:font-size="15pt" officeooo:rsid="00428721" fo:background-color="transparent" loext:char-shading-value="0" style:font-size-asian="15pt" style:font-name-complex="Arial" style:font-size-complex="15pt"/>
    </style:style>
    <style:style style:name="T847" style:family="text">
      <style:text-properties style:font-name="Arial" fo:font-size="15pt" officeooo:rsid="00431f75" fo:background-color="transparent" loext:char-shading-value="0" style:font-size-asian="15pt" style:font-name-complex="Arial" style:font-size-complex="15pt"/>
    </style:style>
    <style:style style:name="T848" style:family="text">
      <style:text-properties style:font-name="Arial" fo:font-size="15pt" officeooo:rsid="00431f75" fo:background-color="transparent" loext:char-shading-value="0" style:font-size-asian="15pt" style:font-name-complex="Arial" style:font-size-complex="15pt"/>
    </style:style>
    <style:style style:name="T849" style:family="text">
      <style:text-properties style:font-name="Arial" fo:font-size="15pt" officeooo:rsid="00454856" fo:background-color="transparent" loext:char-shading-value="0" style:font-size-asian="15pt" style:font-name-complex="Arial" style:font-size-complex="15pt"/>
    </style:style>
    <style:style style:name="T850" style:family="text">
      <style:text-properties style:font-name="Arial" fo:font-size="15pt" officeooo:rsid="00454856" fo:background-color="transparent" loext:char-shading-value="0" style:font-size-asian="15pt" style:font-name-complex="Arial" style:font-size-complex="15pt"/>
    </style:style>
    <style:style style:name="T851" style:family="text">
      <style:text-properties style:font-name="Arial" fo:font-size="15pt" officeooo:rsid="00471b98" fo:background-color="transparent" loext:char-shading-value="0" style:font-size-asian="15pt" style:font-name-complex="Arial" style:font-size-complex="15pt"/>
    </style:style>
    <style:style style:name="T852" style:family="text">
      <style:text-properties style:font-name="Arial" fo:font-size="15pt" officeooo:rsid="00471b98" fo:background-color="transparent" loext:char-shading-value="0" style:font-size-asian="15pt" style:font-name-complex="Arial" style:font-size-complex="15pt"/>
    </style:style>
    <style:style style:name="T853" style:family="text">
      <style:text-properties style:font-name="Arial" fo:font-size="15pt" officeooo:rsid="004b9f3e" fo:background-color="transparent" loext:char-shading-value="0" style:font-size-asian="15pt" style:font-name-complex="Arial" style:font-size-complex="15pt"/>
    </style:style>
    <style:style style:name="T854" style:family="text">
      <style:text-properties style:font-name="Arial" fo:font-size="15pt" officeooo:rsid="004b9f3e" fo:background-color="transparent" loext:char-shading-value="0" style:font-size-asian="15pt" style:font-name-complex="Arial" style:font-size-complex="15pt"/>
    </style:style>
    <style:style style:name="T855" style:family="text">
      <style:text-properties style:font-name="Arial" fo:font-size="15pt" officeooo:rsid="004d5c0c" fo:background-color="transparent" loext:char-shading-value="0" style:font-size-asian="15pt" style:font-name-complex="Arial" style:font-size-complex="15pt"/>
    </style:style>
    <style:style style:name="T856" style:family="text">
      <style:text-properties style:font-name="Arial" fo:font-size="15pt" officeooo:rsid="004d5c0c" fo:background-color="transparent" loext:char-shading-value="0" style:font-size-asian="15pt" style:font-name-complex="Arial" style:font-size-complex="15pt"/>
    </style:style>
    <style:style style:name="T857" style:family="text">
      <style:text-properties style:font-name="Arial" fo:font-size="15pt" officeooo:rsid="004de8ef" fo:background-color="transparent" loext:char-shading-value="0" style:font-size-asian="15pt" style:font-name-complex="Arial" style:font-size-complex="15pt"/>
    </style:style>
    <style:style style:name="T858" style:family="text">
      <style:text-properties style:font-name="Arial" fo:font-size="15pt" officeooo:rsid="004de8ef" fo:background-color="transparent" loext:char-shading-value="0" style:font-size-asian="15pt" style:font-name-complex="Arial" style:font-size-complex="15pt"/>
    </style:style>
    <style:style style:name="T859" style:family="text">
      <style:text-properties style:font-name="Arial" fo:font-size="15pt" officeooo:rsid="0050e2cc" fo:background-color="transparent" loext:char-shading-value="0" style:font-size-asian="15pt" style:font-name-complex="Arial" style:font-size-complex="15pt"/>
    </style:style>
    <style:style style:name="T860" style:family="text">
      <style:text-properties style:font-name="Arial" fo:font-size="15pt" officeooo:rsid="0050e2cc" fo:background-color="transparent" loext:char-shading-value="0" style:font-size-asian="15pt" style:font-name-complex="Arial" style:font-size-complex="15pt"/>
    </style:style>
    <style:style style:name="T861" style:family="text">
      <style:text-properties style:font-name="Arial" fo:font-size="15pt" officeooo:rsid="00540234" fo:background-color="transparent" loext:char-shading-value="0" style:font-size-asian="15pt" style:font-name-complex="Arial" style:font-size-complex="15pt"/>
    </style:style>
    <style:style style:name="T862" style:family="text">
      <style:text-properties style:font-name="Arial" fo:font-size="15pt" officeooo:rsid="00540234" fo:background-color="transparent" loext:char-shading-value="0" style:font-size-asian="15pt" style:font-name-complex="Arial" style:font-size-complex="15pt"/>
    </style:style>
    <style:style style:name="T863" style:family="text">
      <style:text-properties style:font-name="Arial" fo:font-size="15pt" officeooo:rsid="00554ba2" fo:background-color="transparent" loext:char-shading-value="0" style:font-size-asian="15pt" style:font-name-complex="Arial" style:font-size-complex="15pt"/>
    </style:style>
    <style:style style:name="T864" style:family="text">
      <style:text-properties style:font-name="Arial" fo:font-size="15pt" officeooo:rsid="00554ba2" fo:background-color="transparent" loext:char-shading-value="0" style:font-size-asian="15pt" style:font-name-complex="Arial" style:font-size-complex="15pt"/>
    </style:style>
    <style:style style:name="T865" style:family="text">
      <style:text-properties style:font-name="Arial" fo:font-size="15pt" officeooo:rsid="0055e5bf" fo:background-color="transparent" loext:char-shading-value="0" style:font-size-asian="15pt" style:font-name-complex="Arial" style:font-size-complex="15pt"/>
    </style:style>
    <style:style style:name="T866" style:family="text">
      <style:text-properties style:font-name="Arial" fo:font-size="15pt" officeooo:rsid="0055e5bf" fo:background-color="transparent" loext:char-shading-value="0" style:font-size-asian="15pt" style:font-name-complex="Arial" style:font-size-complex="15pt"/>
    </style:style>
    <style:style style:name="T867" style:family="text">
      <style:text-properties style:font-name="Arial" fo:font-size="15pt" officeooo:rsid="0055eb05" fo:background-color="transparent" loext:char-shading-value="0" style:font-size-asian="15pt" style:font-name-complex="Arial" style:font-size-complex="15pt"/>
    </style:style>
    <style:style style:name="T868" style:family="text">
      <style:text-properties style:font-name="Arial" fo:font-size="15pt" officeooo:rsid="0055eb05" fo:background-color="transparent" loext:char-shading-value="0" style:font-size-asian="15pt" style:font-name-complex="Arial" style:font-size-complex="15pt"/>
    </style:style>
    <style:style style:name="T869" style:family="text">
      <style:text-properties style:font-name="Arial" fo:font-size="15pt" officeooo:rsid="0057edb4" fo:background-color="transparent" loext:char-shading-value="0" style:font-size-asian="15pt" style:font-name-complex="Arial" style:font-size-complex="15pt"/>
    </style:style>
    <style:style style:name="T870" style:family="text">
      <style:text-properties style:font-name="Arial" fo:font-size="15pt" officeooo:rsid="0057edb4" fo:background-color="transparent" loext:char-shading-value="0" style:font-size-asian="15pt" style:font-name-complex="Arial" style:font-size-complex="15pt"/>
    </style:style>
    <style:style style:name="T871" style:family="text">
      <style:text-properties style:font-name="Arial" fo:font-size="15pt" officeooo:rsid="00581e3f" fo:background-color="transparent" loext:char-shading-value="0" style:font-size-asian="15pt" style:font-name-complex="Arial" style:font-size-complex="15pt"/>
    </style:style>
    <style:style style:name="T872" style:family="text">
      <style:text-properties style:font-name="Arial" fo:font-size="15pt" officeooo:rsid="00581e3f" fo:background-color="transparent" loext:char-shading-value="0" style:font-size-asian="15pt" style:font-name-complex="Arial" style:font-size-complex="15pt"/>
    </style:style>
    <style:style style:name="T873" style:family="text">
      <style:text-properties style:font-name="Arial" fo:font-size="15pt" officeooo:rsid="0058ef70" fo:background-color="transparent" loext:char-shading-value="0" style:font-size-asian="15pt" style:font-name-complex="Arial" style:font-size-complex="15pt"/>
    </style:style>
    <style:style style:name="T874" style:family="text">
      <style:text-properties style:font-name="Arial" fo:font-size="15pt" officeooo:rsid="0058ef70" fo:background-color="transparent" loext:char-shading-value="0" style:font-size-asian="15pt" style:font-name-complex="Arial" style:font-size-complex="15pt"/>
    </style:style>
    <style:style style:name="T875" style:family="text">
      <style:text-properties style:font-name="Arial" fo:font-size="15pt" officeooo:rsid="005a7649" fo:background-color="transparent" loext:char-shading-value="0" style:font-size-asian="15pt" style:font-name-complex="Arial" style:font-size-complex="15pt"/>
    </style:style>
    <style:style style:name="T876" style:family="text">
      <style:text-properties style:font-name="Arial" fo:font-size="15pt" officeooo:rsid="005a7649" fo:background-color="transparent" loext:char-shading-value="0" style:font-size-asian="15pt" style:font-name-complex="Arial" style:font-size-complex="15pt"/>
    </style:style>
    <style:style style:name="T877" style:family="text">
      <style:text-properties style:font-name="Arial" fo:font-size="15pt" officeooo:rsid="005aad4f" fo:background-color="transparent" loext:char-shading-value="0" style:font-size-asian="15pt" style:font-name-complex="Arial" style:font-size-complex="15pt"/>
    </style:style>
    <style:style style:name="T878" style:family="text">
      <style:text-properties style:font-name="Arial" fo:font-size="15pt" officeooo:rsid="005aad4f" fo:background-color="transparent" loext:char-shading-value="0" style:font-size-asian="15pt" style:font-name-complex="Arial" style:font-size-complex="15pt"/>
    </style:style>
    <style:style style:name="T879" style:family="text">
      <style:text-properties style:font-name="Arial" fo:font-size="15pt" officeooo:rsid="005ae35d" fo:background-color="transparent" loext:char-shading-value="0" style:font-size-asian="15pt" style:font-name-complex="Arial" style:font-size-complex="15pt"/>
    </style:style>
    <style:style style:name="T880" style:family="text">
      <style:text-properties style:font-name="Arial" fo:font-size="15pt" officeooo:rsid="005ae35d" fo:background-color="transparent" loext:char-shading-value="0" style:font-size-asian="15pt" style:font-name-complex="Arial" style:font-size-complex="15pt"/>
    </style:style>
    <style:style style:name="T881" style:family="text">
      <style:text-properties style:font-name="Arial" fo:font-size="15pt" officeooo:rsid="005eaeff" fo:background-color="transparent" loext:char-shading-value="0" style:font-size-asian="15pt" style:font-name-complex="Arial" style:font-size-complex="15pt"/>
    </style:style>
    <style:style style:name="T882" style:family="text">
      <style:text-properties style:font-name="Arial" fo:font-size="15pt" officeooo:rsid="005eaeff" fo:background-color="transparent" loext:char-shading-value="0" style:font-size-asian="15pt" style:font-name-complex="Arial" style:font-size-complex="15pt"/>
    </style:style>
    <style:style style:name="T883" style:family="text">
      <style:text-properties style:font-name="Arial" fo:font-size="15pt" officeooo:rsid="005f392e" fo:background-color="transparent" loext:char-shading-value="0" style:font-size-asian="15pt" style:font-name-complex="Arial" style:font-size-complex="15pt"/>
    </style:style>
    <style:style style:name="T884" style:family="text">
      <style:text-properties style:font-name="Arial" fo:font-size="15pt" officeooo:rsid="005f392e" fo:background-color="transparent" loext:char-shading-value="0" style:font-size-asian="15pt" style:font-name-complex="Arial" style:font-size-complex="15pt"/>
    </style:style>
    <style:style style:name="T885" style:family="text">
      <style:text-properties style:font-name="Arial" fo:font-size="15pt" officeooo:rsid="0061257f" fo:background-color="transparent" loext:char-shading-value="0" style:font-size-asian="15pt" style:font-name-complex="Arial" style:font-size-complex="15pt"/>
    </style:style>
    <style:style style:name="T886" style:family="text">
      <style:text-properties style:font-name="Arial" fo:font-size="15pt" officeooo:rsid="0061257f" fo:background-color="transparent" loext:char-shading-value="0" style:font-size-asian="15pt" style:font-name-complex="Arial" style:font-size-complex="15pt"/>
    </style:style>
    <style:style style:name="T887" style:family="text">
      <style:text-properties style:font-name="Arial" fo:font-size="15pt" officeooo:rsid="0061283a" fo:background-color="transparent" loext:char-shading-value="0" style:font-size-asian="15pt" style:font-name-complex="Arial" style:font-size-complex="15pt"/>
    </style:style>
    <style:style style:name="T888" style:family="text">
      <style:text-properties style:font-name="Arial" fo:font-size="15pt" officeooo:rsid="0061283a" fo:background-color="transparent" loext:char-shading-value="0" style:font-size-asian="15pt" style:font-name-complex="Arial" style:font-size-complex="15pt"/>
    </style:style>
    <style:style style:name="T889" style:family="text">
      <style:text-properties style:font-name="Arial" fo:font-size="15pt" officeooo:rsid="0062ae42" fo:background-color="transparent" loext:char-shading-value="0" style:font-size-asian="15pt" style:font-name-complex="Arial" style:font-size-complex="15pt"/>
    </style:style>
    <style:style style:name="T890" style:family="text">
      <style:text-properties style:font-name="Arial" fo:font-size="15pt" officeooo:rsid="0062ae42" fo:background-color="transparent" loext:char-shading-value="0" style:font-size-asian="15pt" style:font-name-complex="Arial" style:font-size-complex="15pt"/>
    </style:style>
    <style:style style:name="T891" style:family="text">
      <style:text-properties style:font-name="Arial" fo:font-size="15pt" officeooo:rsid="00657487" fo:background-color="transparent" loext:char-shading-value="0" style:font-size-asian="15pt" style:font-name-complex="Arial" style:font-size-complex="15pt"/>
    </style:style>
    <style:style style:name="T892" style:family="text">
      <style:text-properties style:font-name="Arial" fo:font-size="15pt" officeooo:rsid="00657487" fo:background-color="transparent" loext:char-shading-value="0" style:font-size-asian="15pt" style:font-name-complex="Arial" style:font-size-complex="15pt"/>
    </style:style>
    <style:style style:name="T893" style:family="text">
      <style:text-properties style:font-name="Arial" fo:font-size="15pt" officeooo:rsid="0065dc10" fo:background-color="transparent" loext:char-shading-value="0" style:font-size-asian="15pt" style:font-name-complex="Arial" style:font-size-complex="15pt"/>
    </style:style>
    <style:style style:name="T894" style:family="text">
      <style:text-properties style:font-name="Arial" fo:font-size="15pt" officeooo:rsid="0065dc10" fo:background-color="transparent" loext:char-shading-value="0" style:font-size-asian="15pt" style:font-name-complex="Arial" style:font-size-complex="15pt"/>
    </style:style>
    <style:style style:name="T895" style:family="text">
      <style:text-properties style:font-name="Arial" fo:font-size="15pt" officeooo:rsid="0067905f" fo:background-color="transparent" loext:char-shading-value="0" style:font-size-asian="15pt" style:font-name-complex="Arial" style:font-size-complex="15pt"/>
    </style:style>
    <style:style style:name="T896" style:family="text">
      <style:text-properties style:font-name="Arial" fo:font-size="15pt" officeooo:rsid="0067905f" fo:background-color="transparent" loext:char-shading-value="0" style:font-size-asian="15pt" style:font-name-complex="Arial" style:font-size-complex="15pt"/>
    </style:style>
    <style:style style:name="T897" style:family="text">
      <style:text-properties style:font-name="Arial" fo:font-size="15pt" officeooo:rsid="006b5d37" fo:background-color="transparent" loext:char-shading-value="0" style:font-size-asian="15pt" style:font-name-complex="Arial" style:font-size-complex="15pt"/>
    </style:style>
    <style:style style:name="T898" style:family="text">
      <style:text-properties style:font-name="Arial" fo:font-size="15pt" officeooo:rsid="006b5d37" fo:background-color="transparent" loext:char-shading-value="0" style:font-size-asian="15pt" style:font-name-complex="Arial" style:font-size-complex="15pt"/>
    </style:style>
    <style:style style:name="T899" style:family="text">
      <style:text-properties style:font-name="Arial" fo:font-size="15pt" officeooo:rsid="006bf47c" fo:background-color="transparent" loext:char-shading-value="0" style:font-size-asian="15pt" style:font-name-complex="Arial" style:font-size-complex="15pt"/>
    </style:style>
    <style:style style:name="T900" style:family="text">
      <style:text-properties style:font-name="Arial" fo:font-size="15pt" officeooo:rsid="006bf47c" fo:background-color="transparent" loext:char-shading-value="0" style:font-size-asian="15pt" style:font-name-complex="Arial" style:font-size-complex="15pt"/>
    </style:style>
    <style:style style:name="T901" style:family="text">
      <style:text-properties style:font-name="Arial" fo:font-size="15pt" officeooo:rsid="006e1f26" fo:background-color="transparent" loext:char-shading-value="0" style:font-size-asian="15pt" style:font-name-complex="Arial" style:font-size-complex="15pt"/>
    </style:style>
    <style:style style:name="T902" style:family="text">
      <style:text-properties style:font-name="Arial" fo:font-size="15pt" officeooo:rsid="006e1f26" fo:background-color="transparent" loext:char-shading-value="0" style:font-size-asian="15pt" style:font-name-complex="Arial" style:font-size-complex="15pt"/>
    </style:style>
    <style:style style:name="T903" style:family="text">
      <style:text-properties style:font-name="Arial" fo:font-size="15pt" officeooo:rsid="00725a8d" fo:background-color="transparent" loext:char-shading-value="0" style:font-size-asian="15pt" style:font-name-complex="Arial" style:font-size-complex="15pt"/>
    </style:style>
    <style:style style:name="T904" style:family="text">
      <style:text-properties style:font-name="Arial" fo:font-size="15pt" officeooo:rsid="00725a8d" fo:background-color="transparent" loext:char-shading-value="0" style:font-size-asian="15pt" style:font-name-complex="Arial" style:font-size-complex="15pt"/>
    </style:style>
    <style:style style:name="T905" style:family="text">
      <style:text-properties style:font-name="Arial" fo:font-size="15pt" officeooo:rsid="007312f2" fo:background-color="transparent" loext:char-shading-value="0" style:font-size-asian="15pt" style:font-name-complex="Arial" style:font-size-complex="15pt"/>
    </style:style>
    <style:style style:name="T906" style:family="text">
      <style:text-properties style:font-name="Arial" fo:font-size="15pt" officeooo:rsid="007312f2" fo:background-color="transparent" loext:char-shading-value="0" style:font-size-asian="15pt" style:font-name-complex="Arial" style:font-size-complex="15pt"/>
    </style:style>
    <style:style style:name="T907" style:family="text">
      <style:text-properties style:font-name="Arial" fo:font-size="15pt" officeooo:rsid="0074f3f7" fo:background-color="transparent" loext:char-shading-value="0" style:font-size-asian="15pt" style:font-name-complex="Arial" style:font-size-complex="15pt"/>
    </style:style>
    <style:style style:name="T908" style:family="text">
      <style:text-properties style:font-name="Arial" fo:font-size="15pt" officeooo:rsid="0074f3f7" fo:background-color="transparent" loext:char-shading-value="0" style:font-size-asian="15pt" style:font-name-complex="Arial" style:font-size-complex="15pt"/>
    </style:style>
    <style:style style:name="T909" style:family="text">
      <style:text-properties style:font-name="Arial" fo:font-size="15pt" officeooo:rsid="0076adcf" fo:background-color="transparent" loext:char-shading-value="0" style:font-size-asian="15pt" style:font-name-complex="Arial" style:font-size-complex="15pt"/>
    </style:style>
    <style:style style:name="T910" style:family="text">
      <style:text-properties style:font-name="Arial" fo:font-size="15pt" officeooo:rsid="0076adcf" fo:background-color="transparent" loext:char-shading-value="0" style:font-size-asian="15pt" style:font-name-complex="Arial" style:font-size-complex="15pt"/>
    </style:style>
    <style:style style:name="T911" style:family="text">
      <style:text-properties style:font-name="Arial" fo:font-size="15pt" officeooo:rsid="00776c68" fo:background-color="transparent" loext:char-shading-value="0" style:font-size-asian="15pt" style:font-name-complex="Arial" style:font-size-complex="15pt"/>
    </style:style>
    <style:style style:name="T912" style:family="text">
      <style:text-properties style:font-name="Arial" fo:font-size="15pt" officeooo:rsid="00776c68" fo:background-color="transparent" loext:char-shading-value="0" style:font-size-asian="15pt" style:font-name-complex="Arial" style:font-size-complex="15pt"/>
    </style:style>
    <style:style style:name="T913" style:family="text">
      <style:text-properties style:font-name="Arial" fo:font-size="15pt" officeooo:rsid="0078a304" fo:background-color="transparent" loext:char-shading-value="0" style:font-size-asian="15pt" style:font-name-complex="Arial" style:font-size-complex="15pt"/>
    </style:style>
    <style:style style:name="T914" style:family="text">
      <style:text-properties style:font-name="Arial" fo:font-size="15pt" officeooo:rsid="0078a304" fo:background-color="transparent" loext:char-shading-value="0" style:font-size-asian="15pt" style:font-name-complex="Arial" style:font-size-complex="15pt"/>
    </style:style>
    <style:style style:name="T915" style:family="text">
      <style:text-properties style:font-name="Arial" fo:font-size="15pt" officeooo:rsid="007937f4" fo:background-color="transparent" loext:char-shading-value="0" style:font-size-asian="15pt" style:font-name-complex="Arial" style:font-size-complex="15pt"/>
    </style:style>
    <style:style style:name="T916" style:family="text">
      <style:text-properties style:font-name="Arial" fo:font-size="15pt" officeooo:rsid="007937f4" fo:background-color="transparent" loext:char-shading-value="0" style:font-size-asian="15pt" style:font-name-complex="Arial" style:font-size-complex="15pt"/>
    </style:style>
    <style:style style:name="T917" style:family="text">
      <style:text-properties style:font-name="Arial" fo:font-size="15pt" officeooo:rsid="00798862" fo:background-color="transparent" loext:char-shading-value="0" style:font-size-asian="15pt" style:font-name-complex="Arial" style:font-size-complex="15pt"/>
    </style:style>
    <style:style style:name="T918" style:family="text">
      <style:text-properties style:font-name="Arial" fo:font-size="15pt" officeooo:rsid="00798862" fo:background-color="transparent" loext:char-shading-value="0" style:font-size-asian="15pt" style:font-name-complex="Arial" style:font-size-complex="15pt"/>
    </style:style>
    <style:style style:name="T919" style:family="text">
      <style:text-properties style:font-name="Arial" fo:font-size="15pt" officeooo:rsid="007aec05" fo:background-color="transparent" loext:char-shading-value="0" style:font-size-asian="15pt" style:font-name-complex="Arial" style:font-size-complex="15pt"/>
    </style:style>
    <style:style style:name="T920" style:family="text">
      <style:text-properties style:font-name="Arial" fo:font-size="15pt" officeooo:rsid="007aec05" fo:background-color="transparent" loext:char-shading-value="0" style:font-size-asian="15pt" style:font-name-complex="Arial" style:font-size-complex="15pt"/>
    </style:style>
    <style:style style:name="T921" style:family="text">
      <style:text-properties style:font-name="Arial" fo:font-size="15pt" officeooo:rsid="007d6169" fo:background-color="transparent" loext:char-shading-value="0" style:font-size-asian="15pt" style:font-name-complex="Arial" style:font-size-complex="15pt"/>
    </style:style>
    <style:style style:name="T922" style:family="text">
      <style:text-properties style:font-name="Arial" fo:font-size="15pt" officeooo:rsid="007d6169" fo:background-color="transparent" loext:char-shading-value="0" style:font-size-asian="15pt" style:font-name-complex="Arial" style:font-size-complex="15pt"/>
    </style:style>
    <style:style style:name="T923" style:family="text">
      <style:text-properties style:font-name="Arial" fo:font-size="15pt" officeooo:rsid="007e9cdf" fo:background-color="transparent" loext:char-shading-value="0" style:font-size-asian="15pt" style:font-name-complex="Arial" style:font-size-complex="15pt"/>
    </style:style>
    <style:style style:name="T924" style:family="text">
      <style:text-properties style:font-name="Arial" fo:font-size="15pt" officeooo:rsid="007e9cdf" fo:background-color="transparent" loext:char-shading-value="0" style:font-size-asian="15pt" style:font-name-complex="Arial" style:font-size-complex="15pt"/>
    </style:style>
    <style:style style:name="T925" style:family="text">
      <style:text-properties style:font-name="Arial" fo:font-size="15pt" officeooo:rsid="007ee9f0" fo:background-color="transparent" loext:char-shading-value="0" style:font-size-asian="15pt" style:font-name-complex="Arial" style:font-size-complex="15pt"/>
    </style:style>
    <style:style style:name="T926" style:family="text">
      <style:text-properties style:font-name="Arial" fo:font-size="15pt" officeooo:rsid="007ee9f0" fo:background-color="transparent" loext:char-shading-value="0" style:font-size-asian="15pt" style:font-name-complex="Arial" style:font-size-complex="15pt"/>
    </style:style>
    <style:style style:name="T927" style:family="text">
      <style:text-properties style:font-name="Arial" fo:font-size="15pt" officeooo:rsid="00801782" fo:background-color="transparent" loext:char-shading-value="0" style:font-size-asian="15pt" style:font-name-complex="Arial" style:font-size-complex="15pt"/>
    </style:style>
    <style:style style:name="T928" style:family="text">
      <style:text-properties style:font-name="Arial" fo:font-size="15pt" officeooo:rsid="00801782" fo:background-color="transparent" loext:char-shading-value="0" style:font-size-asian="15pt" style:font-name-complex="Arial" style:font-size-complex="15pt"/>
    </style:style>
    <style:style style:name="T929" style:family="text">
      <style:text-properties style:font-name="Arial" fo:font-size="15pt" officeooo:rsid="008194cc" fo:background-color="transparent" loext:char-shading-value="0" style:font-size-asian="15pt" style:font-name-complex="Arial" style:font-size-complex="15pt"/>
    </style:style>
    <style:style style:name="T930" style:family="text">
      <style:text-properties style:font-name="Arial" fo:font-size="15pt" officeooo:rsid="008194cc" fo:background-color="transparent" loext:char-shading-value="0" style:font-size-asian="15pt" style:font-name-complex="Arial" style:font-size-complex="15pt"/>
    </style:style>
    <style:style style:name="T931" style:family="text">
      <style:text-properties style:font-name="Arial" fo:font-size="15pt" officeooo:rsid="00839352" fo:background-color="transparent" loext:char-shading-value="0" style:font-size-asian="15pt" style:font-name-complex="Arial" style:font-size-complex="15pt"/>
    </style:style>
    <style:style style:name="T932" style:family="text">
      <style:text-properties style:font-name="Arial" fo:font-size="15pt" officeooo:rsid="00839352" fo:background-color="transparent" loext:char-shading-value="0" style:font-size-asian="15pt" style:font-name-complex="Arial" style:font-size-complex="15pt"/>
    </style:style>
    <style:style style:name="T933" style:family="text">
      <style:text-properties style:font-name="Arial" fo:font-size="15pt" officeooo:rsid="008656a9" fo:background-color="transparent" loext:char-shading-value="0" style:font-size-asian="15pt" style:font-name-complex="Arial" style:font-size-complex="15pt"/>
    </style:style>
    <style:style style:name="T934" style:family="text">
      <style:text-properties style:font-name="Arial" fo:font-size="15pt" officeooo:rsid="008656a9" fo:background-color="transparent" loext:char-shading-value="0" style:font-size-asian="15pt" style:font-name-complex="Arial" style:font-size-complex="15pt"/>
    </style:style>
    <style:style style:name="T935" style:family="text">
      <style:text-properties style:font-name="Arial" fo:font-size="15pt" officeooo:rsid="0087c7a3" fo:background-color="transparent" loext:char-shading-value="0" style:font-size-asian="15pt" style:font-name-complex="Arial" style:font-size-complex="15pt"/>
    </style:style>
    <style:style style:name="T936" style:family="text">
      <style:text-properties style:font-name="Arial" fo:font-size="15pt" officeooo:rsid="0087c7a3" fo:background-color="transparent" loext:char-shading-value="0" style:font-size-asian="15pt" style:font-name-complex="Arial" style:font-size-complex="15pt"/>
    </style:style>
    <style:style style:name="T937" style:family="text">
      <style:text-properties style:font-name="Arial" fo:font-size="15pt" officeooo:rsid="00899ac5" fo:background-color="transparent" loext:char-shading-value="0" style:font-size-asian="15pt" style:font-name-complex="Arial" style:font-size-complex="15pt"/>
    </style:style>
    <style:style style:name="T938" style:family="text">
      <style:text-properties style:font-name="Arial" fo:font-size="15pt" officeooo:rsid="00899ac5" fo:background-color="transparent" loext:char-shading-value="0" style:font-size-asian="15pt" style:font-name-complex="Arial" style:font-size-complex="15pt"/>
    </style:style>
    <style:style style:name="T939" style:family="text">
      <style:text-properties style:font-name="Arial" fo:font-size="15pt" officeooo:rsid="008e5bff" fo:background-color="transparent" loext:char-shading-value="0" style:font-size-asian="15pt" style:font-name-complex="Arial" style:font-size-complex="15pt"/>
    </style:style>
    <style:style style:name="T940" style:family="text">
      <style:text-properties style:font-name="Arial" fo:font-size="15pt" officeooo:rsid="008e5bff" fo:background-color="transparent" loext:char-shading-value="0" style:font-size-asian="15pt" style:font-name-complex="Arial" style:font-size-complex="15pt"/>
    </style:style>
    <style:style style:name="T941" style:family="text">
      <style:text-properties style:font-name="Arial" fo:font-size="15pt" officeooo:rsid="008fd020" fo:background-color="transparent" loext:char-shading-value="0" style:font-size-asian="15pt" style:font-name-complex="Arial" style:font-size-complex="15pt"/>
    </style:style>
    <style:style style:name="T942" style:family="text">
      <style:text-properties style:font-name="Arial" fo:font-size="15pt" officeooo:rsid="008fd020" fo:background-color="transparent" loext:char-shading-value="0" style:font-size-asian="15pt" style:font-name-complex="Arial" style:font-size-complex="15pt"/>
    </style:style>
    <style:style style:name="T943" style:family="text">
      <style:text-properties style:font-name="Arial" fo:font-size="15pt" officeooo:rsid="00902c4d" fo:background-color="transparent" loext:char-shading-value="0" style:font-size-asian="15pt" style:font-name-complex="Arial" style:font-size-complex="15pt"/>
    </style:style>
    <style:style style:name="T944" style:family="text">
      <style:text-properties style:font-name="Arial" fo:font-size="15pt" officeooo:rsid="00902c4d" fo:background-color="transparent" loext:char-shading-value="0" style:font-size-asian="15pt" style:font-name-complex="Arial" style:font-size-complex="15pt"/>
    </style:style>
    <style:style style:name="T945" style:family="text">
      <style:text-properties style:font-name="Arial" fo:font-size="15pt" officeooo:rsid="0016aeda" fo:background-color="transparent" loext:char-shading-value="0" style:font-size-asian="15pt" style:font-name-complex="Arial" style:font-size-complex="15pt"/>
    </style:style>
    <style:style style:name="T946" style:family="text">
      <style:text-properties style:font-name="Arial" fo:font-size="15pt" officeooo:rsid="0016aeda" fo:background-color="transparent" loext:char-shading-value="0" style:font-size-asian="15pt" style:font-name-complex="Arial" style:font-size-complex="15pt"/>
    </style:style>
    <style:style style:name="T947" style:family="text">
      <style:text-properties style:font-name="Arial" fo:font-size="15pt" officeooo:rsid="00175281" fo:background-color="transparent" loext:char-shading-value="0" style:font-size-asian="15pt" style:font-name-complex="Arial" style:font-size-complex="15pt"/>
    </style:style>
    <style:style style:name="T948" style:family="text">
      <style:text-properties style:font-name="Arial" fo:font-size="15pt" officeooo:rsid="00175281" fo:background-color="transparent" loext:char-shading-value="0" style:font-size-asian="15pt" style:font-name-complex="Arial" style:font-size-complex="15pt"/>
    </style:style>
    <style:style style:name="T949" style:family="text">
      <style:text-properties style:font-name="Arial" fo:font-size="15pt" officeooo:rsid="001a8076" fo:background-color="transparent" loext:char-shading-value="0" style:font-size-asian="15pt" style:font-name-complex="Arial" style:font-size-complex="15pt"/>
    </style:style>
    <style:style style:name="T950" style:family="text">
      <style:text-properties style:font-name="Arial" fo:font-size="15pt" officeooo:rsid="001a8076" fo:background-color="transparent" loext:char-shading-value="0" style:font-size-asian="15pt" style:font-name-complex="Arial" style:font-size-complex="15pt"/>
    </style:style>
    <style:style style:name="T951" style:family="text">
      <style:text-properties style:font-name="Arial" fo:font-size="15pt" fo:background-color="transparent" loext:char-shading-value="0" style:font-size-asian="15pt" style:font-name-complex="Arial" style:font-size-complex="15pt"/>
    </style:style>
    <style:style style:name="T952" style:family="text">
      <style:text-properties style:font-name="Arial" fo:font-size="15pt" officeooo:rsid="00556c4f" fo:background-color="transparent" loext:char-shading-value="0" style:font-size-asian="15pt" style:font-name-complex="Arial" style:font-size-complex="15pt"/>
    </style:style>
    <style:style style:name="T953" style:family="text">
      <style:text-properties style:font-name="Arial" fo:font-size="15pt" officeooo:rsid="00662ca3" fo:background-color="transparent" loext:char-shading-value="0" style:font-size-asian="15pt" style:font-name-complex="Arial" style:font-size-complex="15pt"/>
    </style:style>
    <style:style style:name="T954" style:family="text">
      <style:text-properties style:font-name="Arial" fo:font-size="15pt" officeooo:rsid="004f365a" fo:background-color="transparent" loext:char-shading-value="0" style:font-size-asian="15pt" style:font-name-complex="Arial" style:font-size-complex="15pt"/>
    </style:style>
    <style:style style:name="T955" style:family="text">
      <style:text-properties style:font-name="Arial" fo:font-size="15pt" officeooo:rsid="006d491e" fo:background-color="transparent" loext:char-shading-value="0" style:font-size-asian="15pt" style:font-name-complex="Arial" style:font-size-complex="15pt"/>
    </style:style>
    <style:style style:name="T956" style:family="text">
      <style:text-properties style:font-name="Arial1" fo:font-size="15pt" officeooo:rsid="001d05f0" style:font-name-asian="Microsoft Sans Serif" style:font-size-asian="15pt" style:font-name-complex="Arial" style:font-size-complex="15pt"/>
    </style:style>
    <style:style style:name="T957" style:family="text">
      <style:text-properties style:font-name="Arial1" fo:font-size="15pt" officeooo:rsid="002b970c" style:font-name-asian="Microsoft Sans Serif" style:font-size-asian="15pt" style:font-name-complex="Arial" style:font-size-complex="15pt"/>
    </style:style>
    <style:style style:name="T958" style:family="text">
      <style:text-properties style:font-name="Arial1" fo:font-size="15pt" officeooo:rsid="003dd281" style:font-name-asian="Microsoft Sans Serif" style:font-size-asian="15pt" style:font-name-complex="Arial" style:font-size-complex="15pt"/>
    </style:style>
    <style:style style:name="T959" style:family="text">
      <style:text-properties style:font-name="Arial1" fo:font-size="15pt" officeooo:rsid="004aba44" style:font-name-asian="Microsoft Sans Serif" style:font-size-asian="15pt" style:font-name-complex="Arial" style:font-size-complex="15pt"/>
    </style:style>
    <style:style style:name="T960" style:family="text">
      <style:text-properties style:font-name="Arial1" fo:font-size="15pt" officeooo:rsid="0050c3f3" style:font-name-asian="Microsoft Sans Serif" style:font-size-asian="15pt" style:font-name-complex="Arial" style:font-size-complex="15pt"/>
    </style:style>
    <style:style style:name="T961" style:family="text">
      <style:text-properties style:font-name="Arial1" fo:font-size="15pt" officeooo:rsid="00535201" style:font-name-asian="Microsoft Sans Serif" style:font-size-asian="15pt" style:font-name-complex="Arial" style:font-size-complex="15pt"/>
    </style:style>
    <style:style style:name="T962" style:family="text">
      <style:text-properties style:font-name="Arial1" fo:font-size="15pt" officeooo:rsid="0050e2cc" style:font-name-asian="Microsoft Sans Serif" style:font-size-asian="15pt" style:font-name-complex="Arial" style:font-size-complex="15pt"/>
    </style:style>
    <style:style style:name="T963" style:family="text">
      <style:text-properties style:font-name="Arial1" fo:font-size="15pt" officeooo:rsid="007937f4" style:font-name-asian="Microsoft Sans Serif" style:font-size-asian="15pt" style:font-name-complex="Arial" style:font-size-complex="15pt"/>
    </style:style>
    <style:style style:name="T964" style:family="text">
      <style:text-properties style:font-name="Arial1" fo:font-size="15pt" officeooo:rsid="001a8076" style:font-name-asian="Microsoft Sans Serif" style:font-size-asian="15pt" style:font-name-complex="Arial" style:font-size-complex="15pt"/>
    </style:style>
    <style:style style:name="T965" style:family="text">
      <style:text-properties style:font-name="Arial1" fo:font-size="15pt" officeooo:rsid="0050c3f3" fo:background-color="#80ffff" loext:char-shading-value="0" style:font-name-asian="Microsoft Sans Serif" style:font-size-asian="15pt" style:font-name-complex="Arial" style:font-size-complex="15pt"/>
    </style:style>
    <style:style style:name="T966" style:family="text">
      <style:text-properties style:font-name="Arial1" fo:font-size="15pt" officeooo:rsid="001d05f0" fo:background-color="transparent" loext:char-shading-value="0" style:font-name-asian="Microsoft Sans Serif" style:font-size-asian="15pt" style:font-name-complex="Arial" style:font-size-complex="15pt"/>
    </style:style>
    <style:style style:name="T967" style:family="text">
      <style:text-properties style:font-name="Arial1" fo:font-size="15pt" officeooo:rsid="001d05f0" fo:background-color="transparent" loext:char-shading-value="0" style:font-name-asian="Microsoft Sans Serif" style:font-size-asian="15pt" style:font-name-complex="Arial" style:font-size-complex="15pt"/>
    </style:style>
    <style:style style:name="T968" style:family="text">
      <style:text-properties style:font-name="Arial1" fo:font-size="15pt" officeooo:rsid="002b970c" fo:background-color="transparent" loext:char-shading-value="0" style:font-name-asian="Microsoft Sans Serif" style:font-size-asian="15pt" style:font-name-complex="Arial" style:font-size-complex="15pt"/>
    </style:style>
    <style:style style:name="T969" style:family="text">
      <style:text-properties style:font-name="Arial1" fo:font-size="15pt" officeooo:rsid="002b970c" fo:background-color="transparent" loext:char-shading-value="0" style:font-name-asian="Microsoft Sans Serif" style:font-size-asian="15pt" style:font-name-complex="Arial" style:font-size-complex="15pt"/>
    </style:style>
    <style:style style:name="T970" style:family="text">
      <style:text-properties style:font-name="Arial1" fo:font-size="15pt" officeooo:rsid="003dd281" fo:background-color="transparent" loext:char-shading-value="0" style:font-name-asian="Microsoft Sans Serif" style:font-size-asian="15pt" style:font-name-complex="Arial" style:font-size-complex="15pt"/>
    </style:style>
    <style:style style:name="T971" style:family="text">
      <style:text-properties style:font-name="Arial1" fo:font-size="15pt" officeooo:rsid="003dd281" fo:background-color="transparent" loext:char-shading-value="0" style:font-name-asian="Microsoft Sans Serif" style:font-size-asian="15pt" style:font-name-complex="Arial" style:font-size-complex="15pt"/>
    </style:style>
    <style:style style:name="T972" style:family="text">
      <style:text-properties style:font-name="Arial1" fo:font-size="15pt" officeooo:rsid="004aba44" fo:background-color="transparent" loext:char-shading-value="0" style:font-name-asian="Microsoft Sans Serif" style:font-size-asian="15pt" style:font-name-complex="Arial" style:font-size-complex="15pt"/>
    </style:style>
    <style:style style:name="T973" style:family="text">
      <style:text-properties style:font-name="Arial1" fo:font-size="15pt" officeooo:rsid="004aba44" fo:background-color="transparent" loext:char-shading-value="0" style:font-name-asian="Microsoft Sans Serif" style:font-size-asian="15pt" style:font-name-complex="Arial" style:font-size-complex="15pt"/>
    </style:style>
    <style:style style:name="T974" style:family="text">
      <style:text-properties style:font-name="Arial1" fo:font-size="15pt" officeooo:rsid="0050c3f3" fo:background-color="transparent" loext:char-shading-value="0" style:font-name-asian="Microsoft Sans Serif" style:font-size-asian="15pt" style:font-name-complex="Arial" style:font-size-complex="15pt"/>
    </style:style>
    <style:style style:name="T975" style:family="text">
      <style:text-properties style:font-name="Arial1" fo:font-size="15pt" officeooo:rsid="0050c3f3" fo:background-color="transparent" loext:char-shading-value="0" style:font-name-asian="Microsoft Sans Serif" style:font-size-asian="15pt" style:font-name-complex="Arial" style:font-size-complex="15pt"/>
    </style:style>
    <style:style style:name="T976" style:family="text">
      <style:text-properties style:font-name="Arial1" fo:font-size="15pt" officeooo:rsid="00535201" fo:background-color="transparent" loext:char-shading-value="0" style:font-name-asian="Microsoft Sans Serif" style:font-size-asian="15pt" style:font-name-complex="Arial" style:font-size-complex="15pt"/>
    </style:style>
    <style:style style:name="T977" style:family="text">
      <style:text-properties style:font-name="Arial1" fo:font-size="15pt" officeooo:rsid="00535201" fo:background-color="transparent" loext:char-shading-value="0" style:font-name-asian="Microsoft Sans Serif" style:font-size-asian="15pt" style:font-name-complex="Arial" style:font-size-complex="15pt"/>
    </style:style>
    <style:style style:name="T978" style:family="text">
      <style:text-properties style:font-name="Arial1" fo:font-size="15pt" officeooo:rsid="0050e2cc" fo:background-color="transparent" loext:char-shading-value="0" style:font-name-asian="Microsoft Sans Serif" style:font-size-asian="15pt" style:font-name-complex="Arial" style:font-size-complex="15pt"/>
    </style:style>
    <style:style style:name="T979" style:family="text">
      <style:text-properties style:font-name="Arial1" fo:font-size="15pt" officeooo:rsid="0050e2cc" fo:background-color="transparent" loext:char-shading-value="0" style:font-name-asian="Microsoft Sans Serif" style:font-size-asian="15pt" style:font-name-complex="Arial" style:font-size-complex="15pt"/>
    </style:style>
    <style:style style:name="T980" style:family="text">
      <style:text-properties style:font-name="Arial1" fo:font-size="15pt" officeooo:rsid="007937f4" fo:background-color="transparent" loext:char-shading-value="0" style:font-name-asian="Microsoft Sans Serif" style:font-size-asian="15pt" style:font-name-complex="Arial" style:font-size-complex="15pt"/>
    </style:style>
    <style:style style:name="T981" style:family="text">
      <style:text-properties style:font-name="Arial1" fo:font-size="15pt" officeooo:rsid="007937f4" fo:background-color="transparent" loext:char-shading-value="0" style:font-name-asian="Microsoft Sans Serif" style:font-size-asian="15pt" style:font-name-complex="Arial" style:font-size-complex="15pt"/>
    </style:style>
    <style:style style:name="T982" style:family="text">
      <style:text-properties style:font-name="Arial1" fo:font-size="15pt" officeooo:rsid="001a8076" fo:background-color="transparent" loext:char-shading-value="0" style:font-name-asian="Microsoft Sans Serif" style:font-size-asian="15pt" style:font-name-complex="Arial" style:font-size-complex="15pt"/>
    </style:style>
    <style:style style:name="T983" style:family="text">
      <style:text-properties style:font-name="Arial1" fo:font-size="15pt" officeooo:rsid="001a8076" fo:background-color="transparent" loext:char-shading-value="0" style:font-name-asian="Microsoft Sans Serif" style:font-size-asian="15pt" style:font-name-complex="Arial" style:font-size-complex="15pt"/>
    </style:style>
    <style:style style:name="T984" style:family="text">
      <style:text-properties style:font-name="Arial1" fo:font-size="15pt" officeooo:rsid="003296ea" fo:background-color="transparent" loext:char-shading-value="0" style:font-name-asian="Microsoft Sans Serif" style:font-size-asian="15pt" style:font-name-complex="Arial" style:font-size-complex="15pt"/>
    </style:style>
    <style:style style:name="T985" style:family="text">
      <style:text-properties style:font-name="Arial1" fo:font-size="15pt" officeooo:rsid="003c2e98" fo:background-color="transparent" loext:char-shading-value="0" style:font-name-asian="Microsoft Sans Serif" style:font-size-asian="15pt" style:font-name-complex="Arial" style:font-size-complex="15pt"/>
    </style:style>
    <style:style style:name="T986" style:family="text">
      <style:text-properties style:font-name="Arial1" fo:font-size="15pt" officeooo:rsid="003d6fbb" fo:background-color="transparent" loext:char-shading-value="0" style:font-name-asian="Microsoft Sans Serif" style:font-size-asian="15pt" style:font-name-complex="Arial" style:font-size-complex="15pt"/>
    </style:style>
    <style:style style:name="T987" style:family="text">
      <style:text-properties style:font-name="Arial1" fo:font-size="15pt" officeooo:rsid="00442bc5" fo:background-color="transparent" loext:char-shading-value="0" style:font-name-asian="Microsoft Sans Serif" style:font-size-asian="15pt" style:font-name-complex="Arial" style:font-size-complex="15pt"/>
    </style:style>
    <style:style style:name="T988" style:family="text">
      <style:text-properties style:font-name="Arial1" fo:font-size="15pt" officeooo:rsid="005431da" fo:background-color="transparent" loext:char-shading-value="0" style:font-name-asian="Microsoft Sans Serif" style:font-size-asian="15pt" style:font-name-complex="Arial" style:font-size-complex="15pt"/>
    </style:style>
    <style:style style:name="T989" style:family="text">
      <style:text-properties style:font-name="Arial1" fo:font-size="15pt" officeooo:rsid="00454856" fo:background-color="transparent" loext:char-shading-value="0" style:font-name-asian="Microsoft Sans Serif" style:font-size-asian="15pt" style:font-name-complex="Arial" style:font-size-complex="15pt"/>
    </style:style>
    <style:style style:name="T990" style:family="text">
      <style:text-properties style:font-name="Arial1" fo:font-size="15pt" officeooo:rsid="0051287b" fo:background-color="transparent" loext:char-shading-value="0" style:font-name-asian="Microsoft Sans Serif" style:font-size-asian="15pt" style:font-name-complex="Arial" style:font-size-complex="15pt"/>
    </style:style>
    <style:style style:name="T991" style:family="text">
      <style:text-properties style:font-name="Arial1" fo:font-size="15pt" officeooo:rsid="0061283a" fo:background-color="transparent" loext:char-shading-value="0" style:font-name-asian="Microsoft Sans Serif" style:font-size-asian="15pt" style:font-name-complex="Arial" style:font-size-complex="15pt"/>
    </style:style>
    <style:style style:name="T992" style:family="text">
      <style:text-properties style:font-name="Arial1" fo:font-size="15pt" officeooo:rsid="008fd020" fo:background-color="transparent" loext:char-shading-value="0" style:font-name-asian="Microsoft Sans Serif" style:font-size-asian="15pt" style:font-name-complex="Arial" style:font-size-complex="15pt"/>
    </style:style>
    <style:style style:name="T993" style:family="text">
      <style:text-properties style:font-name="Arial1" fo:font-size="15pt" officeooo:rsid="0016aeda" fo:background-color="transparent" loext:char-shading-value="0" style:font-name-asian="Microsoft Sans Serif" style:font-size-asian="15pt" style:font-name-complex="Arial" style:font-size-complex="15pt"/>
    </style:style>
    <style:style style:name="T994" style:family="text">
      <style:text-properties style:font-name="Arial1" fo:font-size="15pt" officeooo:rsid="00428721" fo:background-color="transparent" loext:char-shading-value="0" style:font-name-asian="Arial1" style:font-size-asian="15pt" style:font-name-complex="Arial1" style:font-size-complex="15pt"/>
    </style:style>
    <style:style style:name="T995" style:family="text">
      <style:text-properties officeooo:rsid="0018d67a"/>
    </style:style>
    <style:style style:name="T996" style:family="text">
      <style:text-properties officeooo:rsid="001bbe6a"/>
    </style:style>
    <style:style style:name="T997" style:family="text">
      <style:text-properties officeooo:rsid="001d170a"/>
    </style:style>
    <style:style style:name="T998" style:family="text">
      <style:text-properties officeooo:rsid="001d170a" style:font-name-complex="Arial1"/>
    </style:style>
    <style:style style:name="T999" style:family="text">
      <style:text-properties style:text-position="0% 100%" style:font-name="Arial" fo:font-size="15pt" fo:letter-spacing="normal" fo:language="sk" fo:country="SK" officeooo:rsid="0067905f" fo:background-color="transparent" loext:char-shading-value="0" style:font-name-asian="Microsoft Sans Serif" style:font-size-asian="15pt" style:language-asian="sk" style:country-asian="SK" style:font-name-complex="Arial" style:font-size-complex="15pt" style:language-complex="sk" style:country-complex="SK" style:text-scale="100%"/>
    </style:style>
    <style:style style:name="T1000" style:family="text">
      <style:text-properties style:text-position="0% 100%" style:font-name="Arial" fo:font-size="15pt" fo:letter-spacing="normal" fo:language="sk" fo:country="SK" officeooo:rsid="001a8076" fo:background-color="transparent" loext:char-shading-value="0" style:font-name-asian="Microsoft Sans Serif" style:font-size-asian="15pt" style:language-asian="sk" style:country-asian="SK" style:font-name-complex="Arial" style:font-size-complex="15pt" style:language-complex="sk" style:country-complex="SK" style:text-scale="100%"/>
    </style:style>
    <style:style style:name="T1001" style:family="text">
      <style:text-properties style:text-position="25% 58%" style:font-name="Arial" fo:font-size="15pt" fo:background-color="transparent" loext:char-shading-value="0" style:font-size-asian="15pt" style:font-name-complex="Arial" style:font-size-complex="15pt"/>
    </style:style>
    <style:style style:name="T1002" style:family="text">
      <style:text-properties fo:color="#c9211e" loext:opacity="100%" style:font-name="Arial" fo:font-size="15pt" fo:background-color="transparent" loext:char-shading-value="0" style:font-name-asian="Arial" style:font-size-asian="15pt" style:font-name-complex="Arial" style:font-size-complex="15pt"/>
    </style:style>
    <style:style style:name="T1003" style:family="text">
      <style:text-properties fo:color="#c9211e" loext:opacity="100%" style:font-name="Arial" fo:font-size="15pt" fo:background-color="transparent" loext:char-shading-value="0" style:font-size-asian="15pt" style:font-name-complex="Arial" style:font-size-complex="15pt"/>
    </style:style>
    <style:style style:name="T1004" style:family="text">
      <style:text-properties fo:color="#c9211e" loext:opacity="100%" style:font-name="Arial" fo:font-size="15pt" officeooo:rsid="001b5c6f" fo:background-color="transparent" loext:char-shading-value="0" style:font-size-asian="15pt" style:font-name-complex="Arial" style:font-size-complex="15pt"/>
    </style:style>
    <style:style style:name="T1005" style:family="text">
      <style:text-properties fo:color="#c9211e" loext:opacity="100%" style:font-name="Arial" fo:font-size="15pt" officeooo:rsid="001d05f0" fo:background-color="transparent" loext:char-shading-value="0" style:font-size-asian="15pt" style:font-name-complex="Arial" style:font-size-complex="15pt"/>
    </style:style>
    <style:style style:name="T1006" style:family="text">
      <style:text-properties fo:color="#c9211e" loext:opacity="100%" style:font-name="Arial" fo:font-size="15pt" officeooo:rsid="001d9c63" fo:background-color="transparent" loext:char-shading-value="0" style:font-size-asian="15pt" style:font-name-complex="Arial" style:font-size-complex="15pt"/>
    </style:style>
    <style:style style:name="T1007" style:family="text">
      <style:text-properties fo:color="#c9211e" loext:opacity="100%" style:font-name="Arial" fo:font-size="15pt" officeooo:rsid="001ec605" fo:background-color="transparent" loext:char-shading-value="0" style:font-size-asian="15pt" style:font-name-complex="Arial" style:font-size-complex="15pt"/>
    </style:style>
    <style:style style:name="T1008" style:family="text">
      <style:text-properties fo:color="#c9211e" loext:opacity="100%" style:font-name="Arial" fo:font-size="15pt" officeooo:rsid="0020543a" fo:background-color="transparent" loext:char-shading-value="0" style:font-size-asian="15pt" style:font-name-complex="Arial" style:font-size-complex="15pt"/>
    </style:style>
    <style:style style:name="T1009" style:family="text">
      <style:text-properties fo:color="#c9211e" loext:opacity="100%" style:font-name="Arial" fo:font-size="15pt" officeooo:rsid="0022a3ff" fo:background-color="transparent" loext:char-shading-value="0" style:font-size-asian="15pt" style:font-name-complex="Arial" style:font-size-complex="15pt"/>
    </style:style>
    <style:style style:name="T1010" style:family="text">
      <style:text-properties fo:color="#c9211e" loext:opacity="100%" style:font-name="Arial" fo:font-size="15pt" officeooo:rsid="0023ad52" fo:background-color="transparent" loext:char-shading-value="0" style:font-size-asian="15pt" style:font-name-complex="Arial" style:font-size-complex="15pt"/>
    </style:style>
    <style:style style:name="T1011" style:family="text">
      <style:text-properties fo:color="#c9211e" loext:opacity="100%" style:font-name="Arial" fo:font-size="15pt" officeooo:rsid="0023cc91" fo:background-color="transparent" loext:char-shading-value="0" style:font-size-asian="15pt" style:font-name-complex="Arial" style:font-size-complex="15pt"/>
    </style:style>
    <style:style style:name="T1012" style:family="text">
      <style:text-properties fo:color="#c9211e" loext:opacity="100%" style:font-name="Arial" fo:font-size="15pt" officeooo:rsid="0025b222" fo:background-color="transparent" loext:char-shading-value="0" style:font-size-asian="15pt" style:font-name-complex="Arial" style:font-size-complex="15pt"/>
    </style:style>
    <style:style style:name="T1013" style:family="text">
      <style:text-properties fo:color="#c9211e" loext:opacity="100%" style:font-name="Arial" fo:font-size="15pt" officeooo:rsid="0029e79f" fo:background-color="transparent" loext:char-shading-value="0" style:font-size-asian="15pt" style:font-name-complex="Arial" style:font-size-complex="15pt"/>
    </style:style>
    <style:style style:name="T1014" style:family="text">
      <style:text-properties fo:color="#c9211e" loext:opacity="100%" style:font-name="Arial" fo:font-size="15pt" officeooo:rsid="002a9c67" fo:background-color="transparent" loext:char-shading-value="0" style:font-size-asian="15pt" style:font-name-complex="Arial" style:font-size-complex="15pt"/>
    </style:style>
    <style:style style:name="T1015" style:family="text">
      <style:text-properties fo:color="#c9211e" loext:opacity="100%" style:font-name="Arial" fo:font-size="15pt" officeooo:rsid="002b970c" fo:background-color="transparent" loext:char-shading-value="0" style:font-size-asian="15pt" style:font-name-complex="Arial" style:font-size-complex="15pt"/>
    </style:style>
    <style:style style:name="T1016" style:family="text">
      <style:text-properties fo:color="#c9211e" loext:opacity="100%" style:font-name="Arial" fo:font-size="15pt" officeooo:rsid="002bd4f9" fo:background-color="transparent" loext:char-shading-value="0" style:font-size-asian="15pt" style:font-name-complex="Arial" style:font-size-complex="15pt"/>
    </style:style>
    <style:style style:name="T1017" style:family="text">
      <style:text-properties fo:color="#c9211e" loext:opacity="100%" style:font-name="Arial" fo:font-size="15pt" officeooo:rsid="003296ea" fo:background-color="transparent" loext:char-shading-value="0" style:font-size-asian="15pt" style:font-name-complex="Arial" style:font-size-complex="15pt"/>
    </style:style>
    <style:style style:name="T1018" style:family="text">
      <style:text-properties fo:color="#c9211e" loext:opacity="100%" style:font-name="Arial" fo:font-size="15pt" officeooo:rsid="0033b41c" fo:background-color="transparent" loext:char-shading-value="0" style:font-size-asian="15pt" style:font-name-complex="Arial" style:font-size-complex="15pt"/>
    </style:style>
    <style:style style:name="T1019" style:family="text">
      <style:text-properties fo:color="#c9211e" loext:opacity="100%" style:font-name="Arial" fo:font-size="15pt" officeooo:rsid="00353d0c" fo:background-color="transparent" loext:char-shading-value="0" style:font-size-asian="15pt" style:font-name-complex="Arial" style:font-size-complex="15pt"/>
    </style:style>
    <style:style style:name="T1020" style:family="text">
      <style:text-properties fo:color="#c9211e" loext:opacity="100%" style:font-name="Arial" fo:font-size="15pt" officeooo:rsid="0036a328" fo:background-color="transparent" loext:char-shading-value="0" style:font-size-asian="15pt" style:font-name-complex="Arial" style:font-size-complex="15pt"/>
    </style:style>
    <style:style style:name="T1021" style:family="text">
      <style:text-properties fo:color="#c9211e" loext:opacity="100%" style:font-name="Arial" fo:font-size="15pt" officeooo:rsid="0039099c" fo:background-color="transparent" loext:char-shading-value="0" style:font-size-asian="15pt" style:font-name-complex="Arial" style:font-size-complex="15pt"/>
    </style:style>
    <style:style style:name="T1022" style:family="text">
      <style:text-properties fo:color="#c9211e" loext:opacity="100%" style:font-name="Arial" fo:font-size="15pt" officeooo:rsid="003a9405" fo:background-color="transparent" loext:char-shading-value="0" style:font-size-asian="15pt" style:font-name-complex="Arial" style:font-size-complex="15pt"/>
    </style:style>
    <style:style style:name="T1023" style:family="text">
      <style:text-properties fo:color="#c9211e" loext:opacity="100%" style:font-name="Arial" fo:font-size="15pt" officeooo:rsid="003b1df7" fo:background-color="transparent" loext:char-shading-value="0" style:font-size-asian="15pt" style:font-name-complex="Arial" style:font-size-complex="15pt"/>
    </style:style>
    <style:style style:name="T1024" style:family="text">
      <style:text-properties fo:color="#c9211e" loext:opacity="100%" style:font-name="Arial" fo:font-size="15pt" officeooo:rsid="003c2e98" fo:background-color="transparent" loext:char-shading-value="0" style:font-size-asian="15pt" style:font-name-complex="Arial" style:font-size-complex="15pt"/>
    </style:style>
    <style:style style:name="T1025" style:family="text">
      <style:text-properties fo:color="#c9211e" loext:opacity="100%" style:font-name="Arial" fo:font-size="15pt" officeooo:rsid="003d6fbb" fo:background-color="transparent" loext:char-shading-value="0" style:font-size-asian="15pt" style:font-name-complex="Arial" style:font-size-complex="15pt"/>
    </style:style>
    <style:style style:name="T1026" style:family="text">
      <style:text-properties fo:color="#c9211e" loext:opacity="100%" style:font-name="Arial" fo:font-size="15pt" officeooo:rsid="003dd281" fo:background-color="transparent" loext:char-shading-value="0" style:font-size-asian="15pt" style:font-name-complex="Arial" style:font-size-complex="15pt"/>
    </style:style>
    <style:style style:name="T1027" style:family="text">
      <style:text-properties fo:color="#c9211e" loext:opacity="100%" style:font-name="Arial" fo:font-size="15pt" officeooo:rsid="00442bc5" fo:background-color="transparent" loext:char-shading-value="0" style:font-size-asian="15pt" style:font-name-complex="Arial" style:font-size-complex="15pt"/>
    </style:style>
    <style:style style:name="T1028" style:family="text">
      <style:text-properties fo:color="#c9211e" loext:opacity="100%" style:font-name="Arial" fo:font-size="15pt" officeooo:rsid="004534b1" fo:background-color="transparent" loext:char-shading-value="0" style:font-size-asian="15pt" style:font-name-complex="Arial" style:font-size-complex="15pt"/>
    </style:style>
    <style:style style:name="T1029" style:family="text">
      <style:text-properties fo:color="#c9211e" loext:opacity="100%" style:font-name="Arial" fo:font-size="15pt" officeooo:rsid="004605ac" fo:background-color="transparent" loext:char-shading-value="0" style:font-size-asian="15pt" style:font-name-complex="Arial" style:font-size-complex="15pt"/>
    </style:style>
    <style:style style:name="T1030" style:family="text">
      <style:text-properties fo:color="#c9211e" loext:opacity="100%" style:font-name="Arial" fo:font-size="15pt" officeooo:rsid="004750a2" fo:background-color="transparent" loext:char-shading-value="0" style:font-size-asian="15pt" style:font-name-complex="Arial" style:font-size-complex="15pt"/>
    </style:style>
    <style:style style:name="T1031" style:family="text">
      <style:text-properties fo:color="#c9211e" loext:opacity="100%" style:font-name="Arial" fo:font-size="15pt" officeooo:rsid="0047f1ec" fo:background-color="transparent" loext:char-shading-value="0" style:font-size-asian="15pt" style:font-name-complex="Arial" style:font-size-complex="15pt"/>
    </style:style>
    <style:style style:name="T1032" style:family="text">
      <style:text-properties fo:color="#c9211e" loext:opacity="100%" style:font-name="Arial" fo:font-size="15pt" officeooo:rsid="00490ef8" fo:background-color="transparent" loext:char-shading-value="0" style:font-size-asian="15pt" style:font-name-complex="Arial" style:font-size-complex="15pt"/>
    </style:style>
    <style:style style:name="T1033" style:family="text">
      <style:text-properties fo:color="#c9211e" loext:opacity="100%" style:font-name="Arial" fo:font-size="15pt" officeooo:rsid="004aba44" fo:background-color="transparent" loext:char-shading-value="0" style:font-size-asian="15pt" style:font-name-complex="Arial" style:font-size-complex="15pt"/>
    </style:style>
    <style:style style:name="T1034" style:family="text">
      <style:text-properties fo:color="#c9211e" loext:opacity="100%" style:font-name="Arial" fo:font-size="15pt" officeooo:rsid="004ef4a8" fo:background-color="transparent" loext:char-shading-value="0" style:font-size-asian="15pt" style:font-name-complex="Arial" style:font-size-complex="15pt"/>
    </style:style>
    <style:style style:name="T1035" style:family="text">
      <style:text-properties fo:color="#c9211e" loext:opacity="100%" style:font-name="Arial" fo:font-size="15pt" officeooo:rsid="0050c3f3" fo:background-color="transparent" loext:char-shading-value="0" style:font-size-asian="15pt" style:font-name-complex="Arial" style:font-size-complex="15pt"/>
    </style:style>
    <style:style style:name="T1036" style:family="text">
      <style:text-properties fo:color="#c9211e" loext:opacity="100%" style:font-name="Arial" fo:font-size="15pt" officeooo:rsid="005237ff" fo:background-color="transparent" loext:char-shading-value="0" style:font-size-asian="15pt" style:font-name-complex="Arial" style:font-size-complex="15pt"/>
    </style:style>
    <style:style style:name="T1037" style:family="text">
      <style:text-properties fo:color="#c9211e" loext:opacity="100%" style:font-name="Arial" fo:font-size="15pt" officeooo:rsid="00535201" fo:background-color="transparent" loext:char-shading-value="0" style:font-size-asian="15pt" style:font-name-complex="Arial" style:font-size-complex="15pt"/>
    </style:style>
    <style:style style:name="T1038" style:family="text">
      <style:text-properties fo:color="#c9211e" loext:opacity="100%" style:font-name="Arial" fo:font-size="15pt" officeooo:rsid="005431da" fo:background-color="transparent" loext:char-shading-value="0" style:font-size-asian="15pt" style:font-name-complex="Arial" style:font-size-complex="15pt"/>
    </style:style>
    <style:style style:name="T1039" style:family="text">
      <style:text-properties fo:color="#c9211e" loext:opacity="100%" style:font-name="Arial" fo:font-size="15pt" officeooo:rsid="00545533" fo:background-color="transparent" loext:char-shading-value="0" style:font-size-asian="15pt" style:font-name-complex="Arial" style:font-size-complex="15pt"/>
    </style:style>
    <style:style style:name="T1040" style:family="text">
      <style:text-properties fo:color="#c9211e" loext:opacity="100%" style:font-name="Arial" fo:font-size="15pt" officeooo:rsid="00556c4f" fo:background-color="transparent" loext:char-shading-value="0" style:font-size-asian="15pt" style:font-name-complex="Arial" style:font-size-complex="15pt"/>
    </style:style>
    <style:style style:name="T1041" style:family="text">
      <style:text-properties fo:color="#c9211e" loext:opacity="100%" style:font-name="Arial" fo:font-size="15pt" officeooo:rsid="005617d7" fo:background-color="transparent" loext:char-shading-value="0" style:font-size-asian="15pt" style:font-name-complex="Arial" style:font-size-complex="15pt"/>
    </style:style>
    <style:style style:name="T1042" style:family="text">
      <style:text-properties fo:color="#c9211e" loext:opacity="100%" style:font-name="Arial" fo:font-size="15pt" officeooo:rsid="0058ec18" fo:background-color="transparent" loext:char-shading-value="0" style:font-size-asian="15pt" style:font-name-complex="Arial" style:font-size-complex="15pt"/>
    </style:style>
    <style:style style:name="T1043" style:family="text">
      <style:text-properties fo:color="#c9211e" loext:opacity="100%" style:font-name="Arial" fo:font-size="15pt" officeooo:rsid="00592740" fo:background-color="transparent" loext:char-shading-value="0" style:font-size-asian="15pt" style:font-name-complex="Arial" style:font-size-complex="15pt"/>
    </style:style>
    <style:style style:name="T1044" style:family="text">
      <style:text-properties fo:color="#c9211e" loext:opacity="100%" style:font-name="Arial" fo:font-size="15pt" officeooo:rsid="005a49a0" fo:background-color="transparent" loext:char-shading-value="0" style:font-size-asian="15pt" style:font-name-complex="Arial" style:font-size-complex="15pt"/>
    </style:style>
    <style:style style:name="T1045" style:family="text">
      <style:text-properties fo:color="#c9211e" loext:opacity="100%" style:font-name="Arial" fo:font-size="15pt" officeooo:rsid="005b9f65" fo:background-color="transparent" loext:char-shading-value="0" style:font-size-asian="15pt" style:font-name-complex="Arial" style:font-size-complex="15pt"/>
    </style:style>
    <style:style style:name="T1046" style:family="text">
      <style:text-properties fo:color="#c9211e" loext:opacity="100%" style:font-name="Arial" fo:font-size="15pt" officeooo:rsid="005d51d1" fo:background-color="transparent" loext:char-shading-value="0" style:font-size-asian="15pt" style:font-name-complex="Arial" style:font-size-complex="15pt"/>
    </style:style>
    <style:style style:name="T1047" style:family="text">
      <style:text-properties fo:color="#c9211e" loext:opacity="100%" style:font-name="Arial" fo:font-size="15pt" officeooo:rsid="005f0554" fo:background-color="transparent" loext:char-shading-value="0" style:font-size-asian="15pt" style:font-name-complex="Arial" style:font-size-complex="15pt"/>
    </style:style>
    <style:style style:name="T1048" style:family="text">
      <style:text-properties fo:color="#c9211e" loext:opacity="100%" style:font-name="Arial" fo:font-size="15pt" officeooo:rsid="0060cf6a" fo:background-color="transparent" loext:char-shading-value="0" style:font-size-asian="15pt" style:font-name-complex="Arial" style:font-size-complex="15pt"/>
    </style:style>
    <style:style style:name="T1049" style:family="text">
      <style:text-properties fo:color="#c9211e" loext:opacity="100%" style:font-name="Arial" fo:font-size="15pt" officeooo:rsid="00615dc4" fo:background-color="transparent" loext:char-shading-value="0" style:font-size-asian="15pt" style:font-name-complex="Arial" style:font-size-complex="15pt"/>
    </style:style>
    <style:style style:name="T1050" style:family="text">
      <style:text-properties fo:color="#c9211e" loext:opacity="100%" style:font-name="Arial" fo:font-size="15pt" officeooo:rsid="0061ecca" fo:background-color="transparent" loext:char-shading-value="0" style:font-size-asian="15pt" style:font-name-complex="Arial" style:font-size-complex="15pt"/>
    </style:style>
    <style:style style:name="T1051" style:family="text">
      <style:text-properties fo:color="#c9211e" loext:opacity="100%" style:font-name="Arial" fo:font-size="15pt" officeooo:rsid="0064892e" fo:background-color="transparent" loext:char-shading-value="0" style:font-size-asian="15pt" style:font-name-complex="Arial" style:font-size-complex="15pt"/>
    </style:style>
    <style:style style:name="T1052" style:family="text">
      <style:text-properties fo:color="#c9211e" loext:opacity="100%" style:font-name="Arial" fo:font-size="15pt" officeooo:rsid="00662ca3" fo:background-color="transparent" loext:char-shading-value="0" style:font-size-asian="15pt" style:font-name-complex="Arial" style:font-size-complex="15pt"/>
    </style:style>
    <style:style style:name="T1053" style:family="text">
      <style:text-properties fo:color="#c9211e" loext:opacity="100%" style:font-name="Arial" fo:font-size="15pt" officeooo:rsid="001d1cab" fo:background-color="transparent" loext:char-shading-value="0" style:font-size-asian="15pt" style:font-name-complex="Arial" style:font-size-complex="15pt"/>
    </style:style>
    <style:style style:name="T1054" style:family="text">
      <style:text-properties fo:color="#c9211e" loext:opacity="100%" style:font-name="Arial" fo:font-size="15pt" officeooo:rsid="001d54e9" fo:background-color="transparent" loext:char-shading-value="0" style:font-size-asian="15pt" style:font-name-complex="Arial" style:font-size-complex="15pt"/>
    </style:style>
    <style:style style:name="T1055" style:family="text">
      <style:text-properties fo:color="#c9211e" loext:opacity="100%" style:font-name="Arial" fo:font-size="15pt" officeooo:rsid="001eee94" fo:background-color="transparent" loext:char-shading-value="0" style:font-size-asian="15pt" style:font-name-complex="Arial" style:font-size-complex="15pt"/>
    </style:style>
    <style:style style:name="T1056" style:family="text">
      <style:text-properties fo:color="#c9211e" loext:opacity="100%" style:font-name="Arial" fo:font-size="15pt" officeooo:rsid="002041e6" fo:background-color="transparent" loext:char-shading-value="0" style:font-size-asian="15pt" style:font-name-complex="Arial" style:font-size-complex="15pt"/>
    </style:style>
    <style:style style:name="T1057" style:family="text">
      <style:text-properties fo:color="#c9211e" loext:opacity="100%" style:font-name="Arial" fo:font-size="15pt" officeooo:rsid="0020dc1b" fo:background-color="transparent" loext:char-shading-value="0" style:font-size-asian="15pt" style:font-name-complex="Arial" style:font-size-complex="15pt"/>
    </style:style>
    <style:style style:name="T1058" style:family="text">
      <style:text-properties fo:color="#c9211e" loext:opacity="100%" style:font-name="Arial" fo:font-size="15pt" officeooo:rsid="00228f2b" fo:background-color="transparent" loext:char-shading-value="0" style:font-size-asian="15pt" style:font-name-complex="Arial" style:font-size-complex="15pt"/>
    </style:style>
    <style:style style:name="T1059" style:family="text">
      <style:text-properties fo:color="#c9211e" loext:opacity="100%" style:font-name="Arial" fo:font-size="15pt" officeooo:rsid="0023ee39" fo:background-color="transparent" loext:char-shading-value="0" style:font-size-asian="15pt" style:font-name-complex="Arial" style:font-size-complex="15pt"/>
    </style:style>
    <style:style style:name="T1060" style:family="text">
      <style:text-properties fo:color="#c9211e" loext:opacity="100%" style:font-name="Arial" fo:font-size="15pt" officeooo:rsid="0025ee0f" fo:background-color="transparent" loext:char-shading-value="0" style:font-size-asian="15pt" style:font-name-complex="Arial" style:font-size-complex="15pt"/>
    </style:style>
    <style:style style:name="T1061" style:family="text">
      <style:text-properties fo:color="#c9211e" loext:opacity="100%" style:font-name="Arial" fo:font-size="15pt" officeooo:rsid="0027e8a2" fo:background-color="transparent" loext:char-shading-value="0" style:font-size-asian="15pt" style:font-name-complex="Arial" style:font-size-complex="15pt"/>
    </style:style>
    <style:style style:name="T1062" style:family="text">
      <style:text-properties fo:color="#c9211e" loext:opacity="100%" style:font-name="Arial" fo:font-size="15pt" officeooo:rsid="002b9397" fo:background-color="transparent" loext:char-shading-value="0" style:font-size-asian="15pt" style:font-name-complex="Arial" style:font-size-complex="15pt"/>
    </style:style>
    <style:style style:name="T1063" style:family="text">
      <style:text-properties fo:color="#c9211e" loext:opacity="100%" style:font-name="Arial" fo:font-size="15pt" officeooo:rsid="002cc11c" fo:background-color="transparent" loext:char-shading-value="0" style:font-size-asian="15pt" style:font-name-complex="Arial" style:font-size-complex="15pt"/>
    </style:style>
    <style:style style:name="T1064" style:family="text">
      <style:text-properties fo:color="#c9211e" loext:opacity="100%" style:font-name="Arial" fo:font-size="15pt" officeooo:rsid="002d9e6a" fo:background-color="transparent" loext:char-shading-value="0" style:font-size-asian="15pt" style:font-name-complex="Arial" style:font-size-complex="15pt"/>
    </style:style>
    <style:style style:name="T1065" style:family="text">
      <style:text-properties fo:color="#c9211e" loext:opacity="100%" style:font-name="Arial" fo:font-size="15pt" officeooo:rsid="002f2304" fo:background-color="transparent" loext:char-shading-value="0" style:font-size-asian="15pt" style:font-name-complex="Arial" style:font-size-complex="15pt"/>
    </style:style>
    <style:style style:name="T1066" style:family="text">
      <style:text-properties fo:color="#c9211e" loext:opacity="100%" style:font-name="Arial" fo:font-size="15pt" officeooo:rsid="00302dec" fo:background-color="transparent" loext:char-shading-value="0" style:font-size-asian="15pt" style:font-name-complex="Arial" style:font-size-complex="15pt"/>
    </style:style>
    <style:style style:name="T1067" style:family="text">
      <style:text-properties fo:color="#c9211e" loext:opacity="100%" style:font-name="Arial" fo:font-size="15pt" officeooo:rsid="00330801" fo:background-color="transparent" loext:char-shading-value="0" style:font-size-asian="15pt" style:font-name-complex="Arial" style:font-size-complex="15pt"/>
    </style:style>
    <style:style style:name="T1068" style:family="text">
      <style:text-properties fo:color="#c9211e" loext:opacity="100%" style:font-name="Arial" fo:font-size="15pt" officeooo:rsid="003461a2" fo:background-color="transparent" loext:char-shading-value="0" style:font-size-asian="15pt" style:font-name-complex="Arial" style:font-size-complex="15pt"/>
    </style:style>
    <style:style style:name="T1069" style:family="text">
      <style:text-properties fo:color="#c9211e" loext:opacity="100%" style:font-name="Arial" fo:font-size="15pt" officeooo:rsid="0034b6ea" fo:background-color="transparent" loext:char-shading-value="0" style:font-size-asian="15pt" style:font-name-complex="Arial" style:font-size-complex="15pt"/>
    </style:style>
    <style:style style:name="T1070" style:family="text">
      <style:text-properties fo:color="#c9211e" loext:opacity="100%" style:font-name="Arial" fo:font-size="15pt" officeooo:rsid="00367a39" fo:background-color="transparent" loext:char-shading-value="0" style:font-size-asian="15pt" style:font-name-complex="Arial" style:font-size-complex="15pt"/>
    </style:style>
    <style:style style:name="T1071" style:family="text">
      <style:text-properties fo:color="#c9211e" loext:opacity="100%" style:font-name="Arial" fo:font-size="15pt" officeooo:rsid="00384e84" fo:background-color="transparent" loext:char-shading-value="0" style:font-size-asian="15pt" style:font-name-complex="Arial" style:font-size-complex="15pt"/>
    </style:style>
    <style:style style:name="T1072" style:family="text">
      <style:text-properties fo:color="#c9211e" loext:opacity="100%" style:font-name="Arial" fo:font-size="15pt" officeooo:rsid="003b0a1c" fo:background-color="transparent" loext:char-shading-value="0" style:font-size-asian="15pt" style:font-name-complex="Arial" style:font-size-complex="15pt"/>
    </style:style>
    <style:style style:name="T1073" style:family="text">
      <style:text-properties fo:color="#c9211e" loext:opacity="100%" style:font-name="Arial" fo:font-size="15pt" officeooo:rsid="003bf014" fo:background-color="transparent" loext:char-shading-value="0" style:font-size-asian="15pt" style:font-name-complex="Arial" style:font-size-complex="15pt"/>
    </style:style>
    <style:style style:name="T1074" style:family="text">
      <style:text-properties fo:color="#c9211e" loext:opacity="100%" style:font-name="Arial" fo:font-size="15pt" officeooo:rsid="003ebc0d" fo:background-color="transparent" loext:char-shading-value="0" style:font-size-asian="15pt" style:font-name-complex="Arial" style:font-size-complex="15pt"/>
    </style:style>
    <style:style style:name="T1075" style:family="text">
      <style:text-properties fo:color="#c9211e" loext:opacity="100%" style:font-name="Arial" fo:font-size="15pt" officeooo:rsid="003fc165" fo:background-color="transparent" loext:char-shading-value="0" style:font-size-asian="15pt" style:font-name-complex="Arial" style:font-size-complex="15pt"/>
    </style:style>
    <style:style style:name="T1076" style:family="text">
      <style:text-properties fo:color="#c9211e" loext:opacity="100%" style:font-name="Arial" fo:font-size="15pt" officeooo:rsid="00418a8e" fo:background-color="transparent" loext:char-shading-value="0" style:font-size-asian="15pt" style:font-name-complex="Arial" style:font-size-complex="15pt"/>
    </style:style>
    <style:style style:name="T1077" style:family="text">
      <style:text-properties fo:color="#c9211e" loext:opacity="100%" style:font-name="Arial" fo:font-size="15pt" officeooo:rsid="00428721" fo:background-color="transparent" loext:char-shading-value="0" style:font-size-asian="15pt" style:font-name-complex="Arial" style:font-size-complex="15pt"/>
    </style:style>
    <style:style style:name="T1078" style:family="text">
      <style:text-properties fo:color="#c9211e" loext:opacity="100%" style:font-name="Arial" fo:font-size="15pt" officeooo:rsid="00431f75" fo:background-color="transparent" loext:char-shading-value="0" style:font-size-asian="15pt" style:font-name-complex="Arial" style:font-size-complex="15pt"/>
    </style:style>
    <style:style style:name="T1079" style:family="text">
      <style:text-properties fo:color="#c9211e" loext:opacity="100%" style:font-name="Arial" fo:font-size="15pt" officeooo:rsid="00454856" fo:background-color="transparent" loext:char-shading-value="0" style:font-size-asian="15pt" style:font-name-complex="Arial" style:font-size-complex="15pt"/>
    </style:style>
    <style:style style:name="T1080" style:family="text">
      <style:text-properties fo:color="#c9211e" loext:opacity="100%" style:font-name="Arial" fo:font-size="15pt" officeooo:rsid="00471b98" fo:background-color="transparent" loext:char-shading-value="0" style:font-size-asian="15pt" style:font-name-complex="Arial" style:font-size-complex="15pt"/>
    </style:style>
    <style:style style:name="T1081" style:family="text">
      <style:text-properties fo:color="#c9211e" loext:opacity="100%" style:font-name="Arial" fo:font-size="15pt" officeooo:rsid="004b9f3e" fo:background-color="transparent" loext:char-shading-value="0" style:font-size-asian="15pt" style:font-name-complex="Arial" style:font-size-complex="15pt"/>
    </style:style>
    <style:style style:name="T1082" style:family="text">
      <style:text-properties fo:color="#c9211e" loext:opacity="100%" style:font-name="Arial" fo:font-size="15pt" officeooo:rsid="004d5c0c" fo:background-color="transparent" loext:char-shading-value="0" style:font-size-asian="15pt" style:font-name-complex="Arial" style:font-size-complex="15pt"/>
    </style:style>
    <style:style style:name="T1083" style:family="text">
      <style:text-properties fo:color="#c9211e" loext:opacity="100%" style:font-name="Arial" fo:font-size="15pt" officeooo:rsid="004de8ef" fo:background-color="transparent" loext:char-shading-value="0" style:font-size-asian="15pt" style:font-name-complex="Arial" style:font-size-complex="15pt"/>
    </style:style>
    <style:style style:name="T1084" style:family="text">
      <style:text-properties fo:color="#c9211e" loext:opacity="100%" style:font-name="Arial" fo:font-size="15pt" officeooo:rsid="004f365a" fo:background-color="transparent" loext:char-shading-value="0" style:font-size-asian="15pt" style:font-name-complex="Arial" style:font-size-complex="15pt"/>
    </style:style>
    <style:style style:name="T1085" style:family="text">
      <style:text-properties fo:color="#c9211e" loext:opacity="100%" style:font-name="Arial" fo:font-size="15pt" officeooo:rsid="0050e2cc" fo:background-color="transparent" loext:char-shading-value="0" style:font-size-asian="15pt" style:font-name-complex="Arial" style:font-size-complex="15pt"/>
    </style:style>
    <style:style style:name="T1086" style:family="text">
      <style:text-properties fo:color="#c9211e" loext:opacity="100%" style:font-name="Arial" fo:font-size="15pt" officeooo:rsid="00540234" fo:background-color="transparent" loext:char-shading-value="0" style:font-size-asian="15pt" style:font-name-complex="Arial" style:font-size-complex="15pt"/>
    </style:style>
    <style:style style:name="T1087" style:family="text">
      <style:text-properties fo:color="#c9211e" loext:opacity="100%" style:font-name="Arial" fo:font-size="15pt" officeooo:rsid="00554ba2" fo:background-color="transparent" loext:char-shading-value="0" style:font-size-asian="15pt" style:font-name-complex="Arial" style:font-size-complex="15pt"/>
    </style:style>
    <style:style style:name="T1088" style:family="text">
      <style:text-properties fo:color="#c9211e" loext:opacity="100%" style:font-name="Arial" fo:font-size="15pt" officeooo:rsid="0055e5bf" fo:background-color="transparent" loext:char-shading-value="0" style:font-size-asian="15pt" style:font-name-complex="Arial" style:font-size-complex="15pt"/>
    </style:style>
    <style:style style:name="T1089" style:family="text">
      <style:text-properties fo:color="#c9211e" loext:opacity="100%" style:font-name="Arial" fo:font-size="15pt" officeooo:rsid="0055eb05" fo:background-color="transparent" loext:char-shading-value="0" style:font-size-asian="15pt" style:font-name-complex="Arial" style:font-size-complex="15pt"/>
    </style:style>
    <style:style style:name="T1090" style:family="text">
      <style:text-properties fo:color="#c9211e" loext:opacity="100%" style:font-name="Arial" fo:font-size="15pt" officeooo:rsid="0057edb4" fo:background-color="transparent" loext:char-shading-value="0" style:font-size-asian="15pt" style:font-name-complex="Arial" style:font-size-complex="15pt"/>
    </style:style>
    <style:style style:name="T1091" style:family="text">
      <style:text-properties fo:color="#c9211e" loext:opacity="100%" style:font-name="Arial" fo:font-size="15pt" officeooo:rsid="00581e3f" fo:background-color="transparent" loext:char-shading-value="0" style:font-size-asian="15pt" style:font-name-complex="Arial" style:font-size-complex="15pt"/>
    </style:style>
    <style:style style:name="T1092" style:family="text">
      <style:text-properties fo:color="#c9211e" loext:opacity="100%" style:font-name="Arial" fo:font-size="15pt" officeooo:rsid="0058ef70" fo:background-color="transparent" loext:char-shading-value="0" style:font-size-asian="15pt" style:font-name-complex="Arial" style:font-size-complex="15pt"/>
    </style:style>
    <style:style style:name="T1093" style:family="text">
      <style:text-properties fo:color="#c9211e" loext:opacity="100%" style:font-name="Arial" fo:font-size="15pt" officeooo:rsid="005a7649" fo:background-color="transparent" loext:char-shading-value="0" style:font-size-asian="15pt" style:font-name-complex="Arial" style:font-size-complex="15pt"/>
    </style:style>
    <style:style style:name="T1094" style:family="text">
      <style:text-properties fo:color="#c9211e" loext:opacity="100%" style:font-name="Arial" fo:font-size="15pt" officeooo:rsid="005aad4f" fo:background-color="transparent" loext:char-shading-value="0" style:font-size-asian="15pt" style:font-name-complex="Arial" style:font-size-complex="15pt"/>
    </style:style>
    <style:style style:name="T1095" style:family="text">
      <style:text-properties fo:color="#c9211e" loext:opacity="100%" style:font-name="Arial" fo:font-size="15pt" officeooo:rsid="005ae35d" fo:background-color="transparent" loext:char-shading-value="0" style:font-size-asian="15pt" style:font-name-complex="Arial" style:font-size-complex="15pt"/>
    </style:style>
    <style:style style:name="T1096" style:family="text">
      <style:text-properties fo:color="#c9211e" loext:opacity="100%" style:font-name="Arial" fo:font-size="15pt" officeooo:rsid="005eaeff" fo:background-color="transparent" loext:char-shading-value="0" style:font-size-asian="15pt" style:font-name-complex="Arial" style:font-size-complex="15pt"/>
    </style:style>
    <style:style style:name="T1097" style:family="text">
      <style:text-properties fo:color="#c9211e" loext:opacity="100%" style:font-name="Arial" fo:font-size="15pt" officeooo:rsid="005f392e" fo:background-color="transparent" loext:char-shading-value="0" style:font-size-asian="15pt" style:font-name-complex="Arial" style:font-size-complex="15pt"/>
    </style:style>
    <style:style style:name="T1098" style:family="text">
      <style:text-properties fo:color="#c9211e" loext:opacity="100%" style:font-name="Arial" fo:font-size="15pt" officeooo:rsid="0061257f" fo:background-color="transparent" loext:char-shading-value="0" style:font-size-asian="15pt" style:font-name-complex="Arial" style:font-size-complex="15pt"/>
    </style:style>
    <style:style style:name="T1099" style:family="text">
      <style:text-properties fo:color="#c9211e" loext:opacity="100%" style:font-name="Arial" fo:font-size="15pt" officeooo:rsid="0061283a" fo:background-color="transparent" loext:char-shading-value="0" style:font-size-asian="15pt" style:font-name-complex="Arial" style:font-size-complex="15pt"/>
    </style:style>
    <style:style style:name="T1100" style:family="text">
      <style:text-properties fo:color="#c9211e" loext:opacity="100%" style:font-name="Arial" fo:font-size="15pt" officeooo:rsid="0062ae42" fo:background-color="transparent" loext:char-shading-value="0" style:font-size-asian="15pt" style:font-name-complex="Arial" style:font-size-complex="15pt"/>
    </style:style>
    <style:style style:name="T1101" style:family="text">
      <style:text-properties fo:color="#c9211e" loext:opacity="100%" style:font-name="Arial" fo:font-size="15pt" officeooo:rsid="00657487" fo:background-color="transparent" loext:char-shading-value="0" style:font-size-asian="15pt" style:font-name-complex="Arial" style:font-size-complex="15pt"/>
    </style:style>
    <style:style style:name="T1102" style:family="text">
      <style:text-properties fo:color="#c9211e" loext:opacity="100%" style:font-name="Arial" fo:font-size="15pt" officeooo:rsid="0065dc10" fo:background-color="transparent" loext:char-shading-value="0" style:font-size-asian="15pt" style:font-name-complex="Arial" style:font-size-complex="15pt"/>
    </style:style>
    <style:style style:name="T1103" style:family="text">
      <style:text-properties fo:color="#c9211e" loext:opacity="100%" style:font-name="Arial" fo:font-size="15pt" officeooo:rsid="0067905f" fo:background-color="transparent" loext:char-shading-value="0" style:font-size-asian="15pt" style:font-name-complex="Arial" style:font-size-complex="15pt"/>
    </style:style>
    <style:style style:name="T1104" style:family="text">
      <style:text-properties fo:color="#c9211e" loext:opacity="100%" style:font-name="Arial" fo:font-size="15pt" officeooo:rsid="006b5d37" fo:background-color="transparent" loext:char-shading-value="0" style:font-size-asian="15pt" style:font-name-complex="Arial" style:font-size-complex="15pt"/>
    </style:style>
    <style:style style:name="T1105" style:family="text">
      <style:text-properties fo:color="#c9211e" loext:opacity="100%" style:font-name="Arial" fo:font-size="15pt" officeooo:rsid="006bf47c" fo:background-color="transparent" loext:char-shading-value="0" style:font-size-asian="15pt" style:font-name-complex="Arial" style:font-size-complex="15pt"/>
    </style:style>
    <style:style style:name="T1106" style:family="text">
      <style:text-properties fo:color="#c9211e" loext:opacity="100%" style:font-name="Arial" fo:font-size="15pt" officeooo:rsid="006d491e" fo:background-color="transparent" loext:char-shading-value="0" style:font-size-asian="15pt" style:font-name-complex="Arial" style:font-size-complex="15pt"/>
    </style:style>
    <style:style style:name="T1107" style:family="text">
      <style:text-properties fo:color="#c9211e" loext:opacity="100%" style:font-name="Arial" fo:font-size="15pt" officeooo:rsid="006e1f26" fo:background-color="transparent" loext:char-shading-value="0" style:font-size-asian="15pt" style:font-name-complex="Arial" style:font-size-complex="15pt"/>
    </style:style>
    <style:style style:name="T1108" style:family="text">
      <style:text-properties fo:color="#c9211e" loext:opacity="100%" style:font-name="Arial" fo:font-size="15pt" officeooo:rsid="00725a8d" fo:background-color="transparent" loext:char-shading-value="0" style:font-size-asian="15pt" style:font-name-complex="Arial" style:font-size-complex="15pt"/>
    </style:style>
    <style:style style:name="T1109" style:family="text">
      <style:text-properties fo:color="#c9211e" loext:opacity="100%" style:font-name="Arial" fo:font-size="15pt" officeooo:rsid="007312f2" fo:background-color="transparent" loext:char-shading-value="0" style:font-size-asian="15pt" style:font-name-complex="Arial" style:font-size-complex="15pt"/>
    </style:style>
    <style:style style:name="T1110" style:family="text">
      <style:text-properties fo:color="#c9211e" loext:opacity="100%" style:font-name="Arial" fo:font-size="15pt" officeooo:rsid="0074f3f7" fo:background-color="transparent" loext:char-shading-value="0" style:font-size-asian="15pt" style:font-name-complex="Arial" style:font-size-complex="15pt"/>
    </style:style>
    <style:style style:name="T1111" style:family="text">
      <style:text-properties fo:color="#c9211e" loext:opacity="100%" style:font-name="Arial" fo:font-size="15pt" officeooo:rsid="0076adcf" fo:background-color="transparent" loext:char-shading-value="0" style:font-size-asian="15pt" style:font-name-complex="Arial" style:font-size-complex="15pt"/>
    </style:style>
    <style:style style:name="T1112" style:family="text">
      <style:text-properties fo:color="#c9211e" loext:opacity="100%" style:font-name="Arial" fo:font-size="15pt" officeooo:rsid="00776c68" fo:background-color="transparent" loext:char-shading-value="0" style:font-size-asian="15pt" style:font-name-complex="Arial" style:font-size-complex="15pt"/>
    </style:style>
    <style:style style:name="T1113" style:family="text">
      <style:text-properties fo:color="#c9211e" loext:opacity="100%" style:font-name="Arial" fo:font-size="15pt" officeooo:rsid="0078a304" fo:background-color="transparent" loext:char-shading-value="0" style:font-size-asian="15pt" style:font-name-complex="Arial" style:font-size-complex="15pt"/>
    </style:style>
    <style:style style:name="T1114" style:family="text">
      <style:text-properties fo:color="#c9211e" loext:opacity="100%" style:font-name="Arial" fo:font-size="15pt" officeooo:rsid="007937f4" fo:background-color="transparent" loext:char-shading-value="0" style:font-size-asian="15pt" style:font-name-complex="Arial" style:font-size-complex="15pt"/>
    </style:style>
    <style:style style:name="T1115" style:family="text">
      <style:text-properties fo:color="#c9211e" loext:opacity="100%" style:font-name="Arial" fo:font-size="15pt" officeooo:rsid="00798862" fo:background-color="transparent" loext:char-shading-value="0" style:font-size-asian="15pt" style:font-name-complex="Arial" style:font-size-complex="15pt"/>
    </style:style>
    <style:style style:name="T1116" style:family="text">
      <style:text-properties fo:color="#c9211e" loext:opacity="100%" style:font-name="Arial" fo:font-size="15pt" officeooo:rsid="007aec05" fo:background-color="transparent" loext:char-shading-value="0" style:font-size-asian="15pt" style:font-name-complex="Arial" style:font-size-complex="15pt"/>
    </style:style>
    <style:style style:name="T1117" style:family="text">
      <style:text-properties fo:color="#c9211e" loext:opacity="100%" style:font-name="Arial" fo:font-size="15pt" officeooo:rsid="007d6169" fo:background-color="transparent" loext:char-shading-value="0" style:font-size-asian="15pt" style:font-name-complex="Arial" style:font-size-complex="15pt"/>
    </style:style>
    <style:style style:name="T1118" style:family="text">
      <style:text-properties fo:color="#c9211e" loext:opacity="100%" style:font-name="Arial" fo:font-size="15pt" officeooo:rsid="007e9cdf" fo:background-color="transparent" loext:char-shading-value="0" style:font-size-asian="15pt" style:font-name-complex="Arial" style:font-size-complex="15pt"/>
    </style:style>
    <style:style style:name="T1119" style:family="text">
      <style:text-properties fo:color="#c9211e" loext:opacity="100%" style:font-name="Arial" fo:font-size="15pt" officeooo:rsid="007ee9f0" fo:background-color="transparent" loext:char-shading-value="0" style:font-size-asian="15pt" style:font-name-complex="Arial" style:font-size-complex="15pt"/>
    </style:style>
    <style:style style:name="T1120" style:family="text">
      <style:text-properties fo:color="#c9211e" loext:opacity="100%" style:font-name="Arial" fo:font-size="15pt" officeooo:rsid="00801782" fo:background-color="transparent" loext:char-shading-value="0" style:font-size-asian="15pt" style:font-name-complex="Arial" style:font-size-complex="15pt"/>
    </style:style>
    <style:style style:name="T1121" style:family="text">
      <style:text-properties fo:color="#c9211e" loext:opacity="100%" style:font-name="Arial" fo:font-size="15pt" officeooo:rsid="008194cc" fo:background-color="transparent" loext:char-shading-value="0" style:font-size-asian="15pt" style:font-name-complex="Arial" style:font-size-complex="15pt"/>
    </style:style>
    <style:style style:name="T1122" style:family="text">
      <style:text-properties fo:color="#c9211e" loext:opacity="100%" style:font-name="Arial" fo:font-size="15pt" officeooo:rsid="00839352" fo:background-color="transparent" loext:char-shading-value="0" style:font-size-asian="15pt" style:font-name-complex="Arial" style:font-size-complex="15pt"/>
    </style:style>
    <style:style style:name="T1123" style:family="text">
      <style:text-properties fo:color="#c9211e" loext:opacity="100%" style:font-name="Arial" fo:font-size="15pt" officeooo:rsid="008656a9" fo:background-color="transparent" loext:char-shading-value="0" style:font-size-asian="15pt" style:font-name-complex="Arial" style:font-size-complex="15pt"/>
    </style:style>
    <style:style style:name="T1124" style:family="text">
      <style:text-properties fo:color="#c9211e" loext:opacity="100%" style:font-name="Arial" fo:font-size="15pt" officeooo:rsid="0087c7a3" fo:background-color="transparent" loext:char-shading-value="0" style:font-size-asian="15pt" style:font-name-complex="Arial" style:font-size-complex="15pt"/>
    </style:style>
    <style:style style:name="T1125" style:family="text">
      <style:text-properties fo:color="#c9211e" loext:opacity="100%" style:font-name="Arial" fo:font-size="15pt" officeooo:rsid="00899ac5" fo:background-color="transparent" loext:char-shading-value="0" style:font-size-asian="15pt" style:font-name-complex="Arial" style:font-size-complex="15pt"/>
    </style:style>
    <style:style style:name="T1126" style:family="text">
      <style:text-properties fo:color="#c9211e" loext:opacity="100%" style:font-name="Arial" fo:font-size="15pt" officeooo:rsid="008e5bff" fo:background-color="transparent" loext:char-shading-value="0" style:font-size-asian="15pt" style:font-name-complex="Arial" style:font-size-complex="15pt"/>
    </style:style>
    <style:style style:name="T1127" style:family="text">
      <style:text-properties fo:color="#c9211e" loext:opacity="100%" style:font-name="Arial" fo:font-size="15pt" officeooo:rsid="008fd020" fo:background-color="transparent" loext:char-shading-value="0" style:font-size-asian="15pt" style:font-name-complex="Arial" style:font-size-complex="15pt"/>
    </style:style>
    <style:style style:name="T1128" style:family="text">
      <style:text-properties fo:color="#c9211e" loext:opacity="100%" style:font-name="Arial" fo:font-size="15pt" officeooo:rsid="00902c4d" fo:background-color="transparent" loext:char-shading-value="0" style:font-size-asian="15pt" style:font-name-complex="Arial" style:font-size-complex="15pt"/>
    </style:style>
    <style:style style:name="T1129" style:family="text">
      <style:text-properties fo:color="#c9211e" loext:opacity="100%" style:font-name="Arial" fo:font-size="15pt" officeooo:rsid="0016aeda" fo:background-color="transparent" loext:char-shading-value="0" style:font-size-asian="15pt" style:font-name-complex="Arial" style:font-size-complex="15pt"/>
    </style:style>
    <style:style style:name="T1130" style:family="text">
      <style:text-properties fo:color="#c9211e" loext:opacity="100%" style:font-name="Arial" fo:font-size="15pt" officeooo:rsid="00175281" fo:background-color="transparent" loext:char-shading-value="0" style:font-size-asian="15pt" style:font-name-complex="Arial" style:font-size-complex="15pt"/>
    </style:style>
    <style:style style:name="T1131" style:family="text">
      <style:text-properties fo:color="#c9211e" loext:opacity="100%" style:font-name="Arial" fo:font-size="15pt" officeooo:rsid="001a8076" fo:background-color="transparent" loext:char-shading-value="0" style:font-size-asian="15pt" style:font-name-complex="Arial" style:font-size-complex="15pt"/>
    </style:style>
    <style:style style:name="T1132" style:family="text">
      <style:text-properties fo:color="#c9211e" loext:opacity="100%" style:font-name="Arial1" fo:font-size="15pt" officeooo:rsid="001d05f0" fo:background-color="transparent" loext:char-shading-value="0" style:font-name-asian="Microsoft Sans Serif" style:font-size-asian="15pt" style:font-name-complex="Arial" style:font-size-complex="15pt"/>
    </style:style>
    <style:style style:name="T1133" style:family="text">
      <style:text-properties fo:color="#c9211e" loext:opacity="100%" style:font-name="Arial1" fo:font-size="15pt" officeooo:rsid="002b970c" fo:background-color="transparent" loext:char-shading-value="0" style:font-name-asian="Microsoft Sans Serif" style:font-size-asian="15pt" style:font-name-complex="Arial" style:font-size-complex="15pt"/>
    </style:style>
    <style:style style:name="T1134" style:family="text">
      <style:text-properties fo:color="#c9211e" loext:opacity="100%" style:font-name="Arial1" fo:font-size="15pt" officeooo:rsid="003296ea" fo:background-color="transparent" loext:char-shading-value="0" style:font-name-asian="Microsoft Sans Serif" style:font-size-asian="15pt" style:font-name-complex="Arial" style:font-size-complex="15pt"/>
    </style:style>
    <style:style style:name="T1135" style:family="text">
      <style:text-properties fo:color="#c9211e" loext:opacity="100%" style:font-name="Arial1" fo:font-size="15pt" officeooo:rsid="003c2e98" fo:background-color="transparent" loext:char-shading-value="0" style:font-name-asian="Microsoft Sans Serif" style:font-size-asian="15pt" style:font-name-complex="Arial" style:font-size-complex="15pt"/>
    </style:style>
    <style:style style:name="T1136" style:family="text">
      <style:text-properties fo:color="#c9211e" loext:opacity="100%" style:font-name="Arial1" fo:font-size="15pt" officeooo:rsid="003d6fbb" fo:background-color="transparent" loext:char-shading-value="0" style:font-name-asian="Microsoft Sans Serif" style:font-size-asian="15pt" style:font-name-complex="Arial" style:font-size-complex="15pt"/>
    </style:style>
    <style:style style:name="T1137" style:family="text">
      <style:text-properties fo:color="#c9211e" loext:opacity="100%" style:font-name="Arial1" fo:font-size="15pt" officeooo:rsid="003dd281" fo:background-color="transparent" loext:char-shading-value="0" style:font-name-asian="Microsoft Sans Serif" style:font-size-asian="15pt" style:font-name-complex="Arial" style:font-size-complex="15pt"/>
    </style:style>
    <style:style style:name="T1138" style:family="text">
      <style:text-properties fo:color="#c9211e" loext:opacity="100%" style:font-name="Arial1" fo:font-size="15pt" officeooo:rsid="00442bc5" fo:background-color="transparent" loext:char-shading-value="0" style:font-name-asian="Microsoft Sans Serif" style:font-size-asian="15pt" style:font-name-complex="Arial" style:font-size-complex="15pt"/>
    </style:style>
    <style:style style:name="T1139" style:family="text">
      <style:text-properties fo:color="#c9211e" loext:opacity="100%" style:font-name="Arial1" fo:font-size="15pt" officeooo:rsid="004aba44" fo:background-color="transparent" loext:char-shading-value="0" style:font-name-asian="Microsoft Sans Serif" style:font-size-asian="15pt" style:font-name-complex="Arial" style:font-size-complex="15pt"/>
    </style:style>
    <style:style style:name="T1140" style:family="text">
      <style:text-properties fo:color="#c9211e" loext:opacity="100%" style:font-name="Arial1" fo:font-size="15pt" officeooo:rsid="0050c3f3" fo:background-color="transparent" loext:char-shading-value="0" style:font-name-asian="Microsoft Sans Serif" style:font-size-asian="15pt" style:font-name-complex="Arial" style:font-size-complex="15pt"/>
    </style:style>
    <style:style style:name="T1141" style:family="text">
      <style:text-properties fo:color="#c9211e" loext:opacity="100%" style:font-name="Arial1" fo:font-size="15pt" officeooo:rsid="00535201" fo:background-color="transparent" loext:char-shading-value="0" style:font-name-asian="Microsoft Sans Serif" style:font-size-asian="15pt" style:font-name-complex="Arial" style:font-size-complex="15pt"/>
    </style:style>
    <style:style style:name="T1142" style:family="text">
      <style:text-properties fo:color="#c9211e" loext:opacity="100%" style:font-name="Arial1" fo:font-size="15pt" officeooo:rsid="005431da" fo:background-color="transparent" loext:char-shading-value="0" style:font-name-asian="Microsoft Sans Serif" style:font-size-asian="15pt" style:font-name-complex="Arial" style:font-size-complex="15pt"/>
    </style:style>
    <style:style style:name="T1143" style:family="text">
      <style:text-properties fo:color="#c9211e" loext:opacity="100%" style:font-name="Arial1" fo:font-size="15pt" officeooo:rsid="00454856" fo:background-color="transparent" loext:char-shading-value="0" style:font-name-asian="Microsoft Sans Serif" style:font-size-asian="15pt" style:font-name-complex="Arial" style:font-size-complex="15pt"/>
    </style:style>
    <style:style style:name="T1144" style:family="text">
      <style:text-properties fo:color="#c9211e" loext:opacity="100%" style:font-name="Arial1" fo:font-size="15pt" officeooo:rsid="0050e2cc" fo:background-color="transparent" loext:char-shading-value="0" style:font-name-asian="Microsoft Sans Serif" style:font-size-asian="15pt" style:font-name-complex="Arial" style:font-size-complex="15pt"/>
    </style:style>
    <style:style style:name="T1145" style:family="text">
      <style:text-properties fo:color="#c9211e" loext:opacity="100%" style:font-name="Arial1" fo:font-size="15pt" officeooo:rsid="0051287b" fo:background-color="transparent" loext:char-shading-value="0" style:font-name-asian="Microsoft Sans Serif" style:font-size-asian="15pt" style:font-name-complex="Arial" style:font-size-complex="15pt"/>
    </style:style>
    <style:style style:name="T1146" style:family="text">
      <style:text-properties fo:color="#c9211e" loext:opacity="100%" style:font-name="Arial1" fo:font-size="15pt" officeooo:rsid="0061283a" fo:background-color="transparent" loext:char-shading-value="0" style:font-name-asian="Microsoft Sans Serif" style:font-size-asian="15pt" style:font-name-complex="Arial" style:font-size-complex="15pt"/>
    </style:style>
    <style:style style:name="T1147" style:family="text">
      <style:text-properties fo:color="#c9211e" loext:opacity="100%" style:font-name="Arial1" fo:font-size="15pt" officeooo:rsid="007937f4" fo:background-color="transparent" loext:char-shading-value="0" style:font-name-asian="Microsoft Sans Serif" style:font-size-asian="15pt" style:font-name-complex="Arial" style:font-size-complex="15pt"/>
    </style:style>
    <style:style style:name="T1148" style:family="text">
      <style:text-properties fo:color="#c9211e" loext:opacity="100%" style:font-name="Arial1" fo:font-size="15pt" officeooo:rsid="008fd020" fo:background-color="transparent" loext:char-shading-value="0" style:font-name-asian="Microsoft Sans Serif" style:font-size-asian="15pt" style:font-name-complex="Arial" style:font-size-complex="15pt"/>
    </style:style>
    <style:style style:name="T1149" style:family="text">
      <style:text-properties fo:color="#c9211e" loext:opacity="100%" style:font-name="Arial1" fo:font-size="15pt" officeooo:rsid="0016aeda" fo:background-color="transparent" loext:char-shading-value="0" style:font-name-asian="Microsoft Sans Serif" style:font-size-asian="15pt" style:font-name-complex="Arial" style:font-size-complex="15pt"/>
    </style:style>
    <style:style style:name="T1150" style:family="text">
      <style:text-properties fo:color="#c9211e" loext:opacity="100%" style:font-name="Arial1" fo:font-size="15pt" officeooo:rsid="001a8076" fo:background-color="transparent" loext:char-shading-value="0" style:font-name-asian="Microsoft Sans Serif" style:font-size-asian="15pt" style:font-name-complex="Arial" style:font-size-complex="15pt"/>
    </style:style>
    <style:style style:name="T1151" style:family="text">
      <style:text-properties fo:color="#c9211e" loext:opacity="100%" style:font-name="Arial1" fo:font-size="15pt" officeooo:rsid="00428721" fo:background-color="transparent" loext:char-shading-value="0" style:font-name-asian="Arial1" style:font-size-asian="15pt" style:font-name-complex="Arial1" style:font-size-complex="15pt"/>
    </style:style>
    <style:style style:name="T1152" style:family="text">
      <style:text-properties fo:color="#c9211e" loext:opacity="100%" style:text-position="0% 100%" style:font-name="Arial" fo:font-size="15pt" fo:letter-spacing="normal" fo:language="sk" fo:country="SK" officeooo:rsid="0067905f" fo:background-color="transparent" loext:char-shading-value="0" style:font-name-asian="Microsoft Sans Serif" style:font-size-asian="15pt" style:language-asian="sk" style:country-asian="SK" style:font-name-complex="Arial" style:font-size-complex="15pt" style:language-complex="sk" style:country-complex="SK" style:text-scale="100%"/>
    </style:style>
    <style:style style:name="T1153" style:family="text">
      <style:text-properties fo:color="#c9211e" loext:opacity="100%" style:text-position="0% 100%" style:font-name="Arial" fo:font-size="15pt" fo:letter-spacing="normal" fo:language="sk" fo:country="SK" officeooo:rsid="001a8076" fo:background-color="transparent" loext:char-shading-value="0" style:font-name-asian="Microsoft Sans Serif" style:font-size-asian="15pt" style:language-asian="sk" style:country-asian="SK" style:font-name-complex="Arial" style:font-size-complex="15pt" style:language-complex="sk" style:country-complex="SK" style:text-scale="100%"/>
    </style:style>
    <style:style style:name="T1154" style:family="text">
      <style:text-properties fo:color="#c9211e" loext:opacity="100%" style:text-position="25% 58%" style:font-name="Arial" fo:font-size="15pt" fo:background-color="transparent" loext:char-shading-value="0" style:font-size-asian="15pt" style:font-name-complex="Arial" style:font-size-complex="15pt"/>
    </style:style>
    <style:style style:name="T1155" style:family="text">
      <style:text-properties style:use-window-font-color="true" loext:opacity="0%" style:font-name="Arial" fo:font-size="15pt" fo:background-color="transparent" loext:char-shading-value="0" style:font-name-asian="Arial" style:font-size-asian="15pt" style:font-name-complex="Arial" style:font-size-complex="15pt"/>
    </style:style>
    <style:style style:name="T1156" style:family="text">
      <style:text-properties style:use-window-font-color="true" loext:opacity="0%" style:font-name="Arial" fo:font-size="15pt" fo:background-color="transparent" loext:char-shading-value="0" style:font-size-asian="15pt" style:font-name-complex="Arial" style:font-size-complex="15pt"/>
    </style:style>
    <style:style style:name="T1157" style:family="text">
      <style:text-properties style:use-window-font-color="true" loext:opacity="0%" style:font-name="Arial" fo:font-size="15pt" officeooo:rsid="001b5c6f" fo:background-color="transparent" loext:char-shading-value="0" style:font-size-asian="15pt" style:font-name-complex="Arial" style:font-size-complex="15pt"/>
    </style:style>
    <style:style style:name="T1158" style:family="text">
      <style:text-properties style:use-window-font-color="true" loext:opacity="0%" style:font-name="Arial" fo:font-size="15pt" officeooo:rsid="001d05f0" fo:background-color="transparent" loext:char-shading-value="0" style:font-size-asian="15pt" style:font-name-complex="Arial" style:font-size-complex="15pt"/>
    </style:style>
    <style:style style:name="T1159" style:family="text">
      <style:text-properties style:use-window-font-color="true" loext:opacity="0%" style:font-name="Arial" fo:font-size="15pt" officeooo:rsid="001d9c63" fo:background-color="transparent" loext:char-shading-value="0" style:font-size-asian="15pt" style:font-name-complex="Arial" style:font-size-complex="15pt"/>
    </style:style>
    <style:style style:name="T1160" style:family="text">
      <style:text-properties style:use-window-font-color="true" loext:opacity="0%" style:font-name="Arial" fo:font-size="15pt" officeooo:rsid="001ec605" fo:background-color="transparent" loext:char-shading-value="0" style:font-size-asian="15pt" style:font-name-complex="Arial" style:font-size-complex="15pt"/>
    </style:style>
    <style:style style:name="T1161" style:family="text">
      <style:text-properties style:use-window-font-color="true" loext:opacity="0%" style:font-name="Arial" fo:font-size="15pt" officeooo:rsid="0020543a" fo:background-color="transparent" loext:char-shading-value="0" style:font-size-asian="15pt" style:font-name-complex="Arial" style:font-size-complex="15pt"/>
    </style:style>
    <style:style style:name="T1162" style:family="text">
      <style:text-properties style:use-window-font-color="true" loext:opacity="0%" style:font-name="Arial" fo:font-size="15pt" officeooo:rsid="0022a3ff" fo:background-color="transparent" loext:char-shading-value="0" style:font-size-asian="15pt" style:font-name-complex="Arial" style:font-size-complex="15pt"/>
    </style:style>
    <style:style style:name="T1163" style:family="text">
      <style:text-properties style:use-window-font-color="true" loext:opacity="0%" style:font-name="Arial" fo:font-size="15pt" officeooo:rsid="0023ad52" fo:background-color="transparent" loext:char-shading-value="0" style:font-size-asian="15pt" style:font-name-complex="Arial" style:font-size-complex="15pt"/>
    </style:style>
    <style:style style:name="T1164" style:family="text">
      <style:text-properties style:use-window-font-color="true" loext:opacity="0%" style:font-name="Arial" fo:font-size="15pt" officeooo:rsid="0023cc91" fo:background-color="transparent" loext:char-shading-value="0" style:font-size-asian="15pt" style:font-name-complex="Arial" style:font-size-complex="15pt"/>
    </style:style>
    <style:style style:name="T1165" style:family="text">
      <style:text-properties style:use-window-font-color="true" loext:opacity="0%" style:font-name="Arial" fo:font-size="15pt" officeooo:rsid="0025b222" fo:background-color="transparent" loext:char-shading-value="0" style:font-size-asian="15pt" style:font-name-complex="Arial" style:font-size-complex="15pt"/>
    </style:style>
    <style:style style:name="T1166" style:family="text">
      <style:text-properties style:use-window-font-color="true" loext:opacity="0%" style:font-name="Arial" fo:font-size="15pt" officeooo:rsid="0029e79f" fo:background-color="transparent" loext:char-shading-value="0" style:font-size-asian="15pt" style:font-name-complex="Arial" style:font-size-complex="15pt"/>
    </style:style>
    <style:style style:name="T1167" style:family="text">
      <style:text-properties style:use-window-font-color="true" loext:opacity="0%" style:font-name="Arial" fo:font-size="15pt" officeooo:rsid="002a9c67" fo:background-color="transparent" loext:char-shading-value="0" style:font-size-asian="15pt" style:font-name-complex="Arial" style:font-size-complex="15pt"/>
    </style:style>
    <style:style style:name="T1168" style:family="text">
      <style:text-properties style:use-window-font-color="true" loext:opacity="0%" style:font-name="Arial" fo:font-size="15pt" officeooo:rsid="002b970c" fo:background-color="transparent" loext:char-shading-value="0" style:font-size-asian="15pt" style:font-name-complex="Arial" style:font-size-complex="15pt"/>
    </style:style>
    <style:style style:name="T1169" style:family="text">
      <style:text-properties style:use-window-font-color="true" loext:opacity="0%" style:font-name="Arial" fo:font-size="15pt" officeooo:rsid="002bd4f9" fo:background-color="transparent" loext:char-shading-value="0" style:font-size-asian="15pt" style:font-name-complex="Arial" style:font-size-complex="15pt"/>
    </style:style>
    <style:style style:name="T1170" style:family="text">
      <style:text-properties style:use-window-font-color="true" loext:opacity="0%" style:font-name="Arial" fo:font-size="15pt" officeooo:rsid="003296ea" fo:background-color="transparent" loext:char-shading-value="0" style:font-size-asian="15pt" style:font-name-complex="Arial" style:font-size-complex="15pt"/>
    </style:style>
    <style:style style:name="T1171" style:family="text">
      <style:text-properties style:use-window-font-color="true" loext:opacity="0%" style:font-name="Arial" fo:font-size="15pt" officeooo:rsid="0033b41c" fo:background-color="transparent" loext:char-shading-value="0" style:font-size-asian="15pt" style:font-name-complex="Arial" style:font-size-complex="15pt"/>
    </style:style>
    <style:style style:name="T1172" style:family="text">
      <style:text-properties style:use-window-font-color="true" loext:opacity="0%" style:font-name="Arial" fo:font-size="15pt" officeooo:rsid="00353d0c" fo:background-color="transparent" loext:char-shading-value="0" style:font-size-asian="15pt" style:font-name-complex="Arial" style:font-size-complex="15pt"/>
    </style:style>
    <style:style style:name="T1173" style:family="text">
      <style:text-properties style:use-window-font-color="true" loext:opacity="0%" style:font-name="Arial" fo:font-size="15pt" officeooo:rsid="0036a328" fo:background-color="transparent" loext:char-shading-value="0" style:font-size-asian="15pt" style:font-name-complex="Arial" style:font-size-complex="15pt"/>
    </style:style>
    <style:style style:name="T1174" style:family="text">
      <style:text-properties style:use-window-font-color="true" loext:opacity="0%" style:font-name="Arial" fo:font-size="15pt" officeooo:rsid="0039099c" fo:background-color="transparent" loext:char-shading-value="0" style:font-size-asian="15pt" style:font-name-complex="Arial" style:font-size-complex="15pt"/>
    </style:style>
    <style:style style:name="T1175" style:family="text">
      <style:text-properties style:use-window-font-color="true" loext:opacity="0%" style:font-name="Arial" fo:font-size="15pt" officeooo:rsid="003a9405" fo:background-color="transparent" loext:char-shading-value="0" style:font-size-asian="15pt" style:font-name-complex="Arial" style:font-size-complex="15pt"/>
    </style:style>
    <style:style style:name="T1176" style:family="text">
      <style:text-properties style:use-window-font-color="true" loext:opacity="0%" style:font-name="Arial" fo:font-size="15pt" officeooo:rsid="003b1df7" fo:background-color="transparent" loext:char-shading-value="0" style:font-size-asian="15pt" style:font-name-complex="Arial" style:font-size-complex="15pt"/>
    </style:style>
    <style:style style:name="T1177" style:family="text">
      <style:text-properties style:use-window-font-color="true" loext:opacity="0%" style:font-name="Arial" fo:font-size="15pt" officeooo:rsid="003c2e98" fo:background-color="transparent" loext:char-shading-value="0" style:font-size-asian="15pt" style:font-name-complex="Arial" style:font-size-complex="15pt"/>
    </style:style>
    <style:style style:name="T1178" style:family="text">
      <style:text-properties style:use-window-font-color="true" loext:opacity="0%" style:font-name="Arial" fo:font-size="15pt" officeooo:rsid="003d6fbb" fo:background-color="transparent" loext:char-shading-value="0" style:font-size-asian="15pt" style:font-name-complex="Arial" style:font-size-complex="15pt"/>
    </style:style>
    <style:style style:name="T1179" style:family="text">
      <style:text-properties style:use-window-font-color="true" loext:opacity="0%" style:font-name="Arial" fo:font-size="15pt" officeooo:rsid="003dd281" fo:background-color="transparent" loext:char-shading-value="0" style:font-size-asian="15pt" style:font-name-complex="Arial" style:font-size-complex="15pt"/>
    </style:style>
    <style:style style:name="T1180" style:family="text">
      <style:text-properties style:use-window-font-color="true" loext:opacity="0%" style:font-name="Arial" fo:font-size="15pt" officeooo:rsid="00442bc5" fo:background-color="transparent" loext:char-shading-value="0" style:font-size-asian="15pt" style:font-name-complex="Arial" style:font-size-complex="15pt"/>
    </style:style>
    <style:style style:name="T1181" style:family="text">
      <style:text-properties style:use-window-font-color="true" loext:opacity="0%" style:font-name="Arial" fo:font-size="15pt" officeooo:rsid="004534b1" fo:background-color="transparent" loext:char-shading-value="0" style:font-size-asian="15pt" style:font-name-complex="Arial" style:font-size-complex="15pt"/>
    </style:style>
    <style:style style:name="T1182" style:family="text">
      <style:text-properties style:use-window-font-color="true" loext:opacity="0%" style:font-name="Arial" fo:font-size="15pt" officeooo:rsid="004605ac" fo:background-color="transparent" loext:char-shading-value="0" style:font-size-asian="15pt" style:font-name-complex="Arial" style:font-size-complex="15pt"/>
    </style:style>
    <style:style style:name="T1183" style:family="text">
      <style:text-properties style:use-window-font-color="true" loext:opacity="0%" style:font-name="Arial" fo:font-size="15pt" officeooo:rsid="004750a2" fo:background-color="transparent" loext:char-shading-value="0" style:font-size-asian="15pt" style:font-name-complex="Arial" style:font-size-complex="15pt"/>
    </style:style>
    <style:style style:name="T1184" style:family="text">
      <style:text-properties style:use-window-font-color="true" loext:opacity="0%" style:font-name="Arial" fo:font-size="15pt" officeooo:rsid="0047f1ec" fo:background-color="transparent" loext:char-shading-value="0" style:font-size-asian="15pt" style:font-name-complex="Arial" style:font-size-complex="15pt"/>
    </style:style>
    <style:style style:name="T1185" style:family="text">
      <style:text-properties style:use-window-font-color="true" loext:opacity="0%" style:font-name="Arial" fo:font-size="15pt" officeooo:rsid="00490ef8" fo:background-color="transparent" loext:char-shading-value="0" style:font-size-asian="15pt" style:font-name-complex="Arial" style:font-size-complex="15pt"/>
    </style:style>
    <style:style style:name="T1186" style:family="text">
      <style:text-properties style:use-window-font-color="true" loext:opacity="0%" style:font-name="Arial" fo:font-size="15pt" officeooo:rsid="004aba44" fo:background-color="transparent" loext:char-shading-value="0" style:font-size-asian="15pt" style:font-name-complex="Arial" style:font-size-complex="15pt"/>
    </style:style>
    <style:style style:name="T1187" style:family="text">
      <style:text-properties style:use-window-font-color="true" loext:opacity="0%" style:font-name="Arial" fo:font-size="15pt" officeooo:rsid="004ef4a8" fo:background-color="transparent" loext:char-shading-value="0" style:font-size-asian="15pt" style:font-name-complex="Arial" style:font-size-complex="15pt"/>
    </style:style>
    <style:style style:name="T1188" style:family="text">
      <style:text-properties style:use-window-font-color="true" loext:opacity="0%" style:font-name="Arial" fo:font-size="15pt" officeooo:rsid="0050c3f3" fo:background-color="transparent" loext:char-shading-value="0" style:font-size-asian="15pt" style:font-name-complex="Arial" style:font-size-complex="15pt"/>
    </style:style>
    <style:style style:name="T1189" style:family="text">
      <style:text-properties style:use-window-font-color="true" loext:opacity="0%" style:font-name="Arial" fo:font-size="15pt" officeooo:rsid="005237ff" fo:background-color="transparent" loext:char-shading-value="0" style:font-size-asian="15pt" style:font-name-complex="Arial" style:font-size-complex="15pt"/>
    </style:style>
    <style:style style:name="T1190" style:family="text">
      <style:text-properties style:use-window-font-color="true" loext:opacity="0%" style:font-name="Arial" fo:font-size="15pt" officeooo:rsid="00535201" fo:background-color="transparent" loext:char-shading-value="0" style:font-size-asian="15pt" style:font-name-complex="Arial" style:font-size-complex="15pt"/>
    </style:style>
    <style:style style:name="T1191" style:family="text">
      <style:text-properties style:use-window-font-color="true" loext:opacity="0%" style:font-name="Arial" fo:font-size="15pt" officeooo:rsid="005431da" fo:background-color="transparent" loext:char-shading-value="0" style:font-size-asian="15pt" style:font-name-complex="Arial" style:font-size-complex="15pt"/>
    </style:style>
    <style:style style:name="T1192" style:family="text">
      <style:text-properties style:use-window-font-color="true" loext:opacity="0%" style:font-name="Arial" fo:font-size="15pt" officeooo:rsid="00545533" fo:background-color="transparent" loext:char-shading-value="0" style:font-size-asian="15pt" style:font-name-complex="Arial" style:font-size-complex="15pt"/>
    </style:style>
    <style:style style:name="T1193" style:family="text">
      <style:text-properties style:use-window-font-color="true" loext:opacity="0%" style:font-name="Arial" fo:font-size="15pt" officeooo:rsid="00556c4f" fo:background-color="transparent" loext:char-shading-value="0" style:font-size-asian="15pt" style:font-name-complex="Arial" style:font-size-complex="15pt"/>
    </style:style>
    <style:style style:name="T1194" style:family="text">
      <style:text-properties style:use-window-font-color="true" loext:opacity="0%" style:font-name="Arial" fo:font-size="15pt" officeooo:rsid="005617d7" fo:background-color="transparent" loext:char-shading-value="0" style:font-size-asian="15pt" style:font-name-complex="Arial" style:font-size-complex="15pt"/>
    </style:style>
    <style:style style:name="T1195" style:family="text">
      <style:text-properties style:use-window-font-color="true" loext:opacity="0%" style:font-name="Arial" fo:font-size="15pt" officeooo:rsid="0058ec18" fo:background-color="transparent" loext:char-shading-value="0" style:font-size-asian="15pt" style:font-name-complex="Arial" style:font-size-complex="15pt"/>
    </style:style>
    <style:style style:name="T1196" style:family="text">
      <style:text-properties style:use-window-font-color="true" loext:opacity="0%" style:font-name="Arial" fo:font-size="15pt" officeooo:rsid="00592740" fo:background-color="transparent" loext:char-shading-value="0" style:font-size-asian="15pt" style:font-name-complex="Arial" style:font-size-complex="15pt"/>
    </style:style>
    <style:style style:name="T1197" style:family="text">
      <style:text-properties style:use-window-font-color="true" loext:opacity="0%" style:font-name="Arial" fo:font-size="15pt" officeooo:rsid="005a49a0" fo:background-color="transparent" loext:char-shading-value="0" style:font-size-asian="15pt" style:font-name-complex="Arial" style:font-size-complex="15pt"/>
    </style:style>
    <style:style style:name="T1198" style:family="text">
      <style:text-properties style:use-window-font-color="true" loext:opacity="0%" style:font-name="Arial" fo:font-size="15pt" officeooo:rsid="005b9f65" fo:background-color="transparent" loext:char-shading-value="0" style:font-size-asian="15pt" style:font-name-complex="Arial" style:font-size-complex="15pt"/>
    </style:style>
    <style:style style:name="T1199" style:family="text">
      <style:text-properties style:use-window-font-color="true" loext:opacity="0%" style:font-name="Arial" fo:font-size="15pt" officeooo:rsid="005d51d1" fo:background-color="transparent" loext:char-shading-value="0" style:font-size-asian="15pt" style:font-name-complex="Arial" style:font-size-complex="15pt"/>
    </style:style>
    <style:style style:name="T1200" style:family="text">
      <style:text-properties style:use-window-font-color="true" loext:opacity="0%" style:font-name="Arial" fo:font-size="15pt" officeooo:rsid="005f0554" fo:background-color="transparent" loext:char-shading-value="0" style:font-size-asian="15pt" style:font-name-complex="Arial" style:font-size-complex="15pt"/>
    </style:style>
    <style:style style:name="T1201" style:family="text">
      <style:text-properties style:use-window-font-color="true" loext:opacity="0%" style:font-name="Arial" fo:font-size="15pt" officeooo:rsid="0060cf6a" fo:background-color="transparent" loext:char-shading-value="0" style:font-size-asian="15pt" style:font-name-complex="Arial" style:font-size-complex="15pt"/>
    </style:style>
    <style:style style:name="T1202" style:family="text">
      <style:text-properties style:use-window-font-color="true" loext:opacity="0%" style:font-name="Arial" fo:font-size="15pt" officeooo:rsid="00615dc4" fo:background-color="transparent" loext:char-shading-value="0" style:font-size-asian="15pt" style:font-name-complex="Arial" style:font-size-complex="15pt"/>
    </style:style>
    <style:style style:name="T1203" style:family="text">
      <style:text-properties style:use-window-font-color="true" loext:opacity="0%" style:font-name="Arial" fo:font-size="15pt" officeooo:rsid="0061ecca" fo:background-color="transparent" loext:char-shading-value="0" style:font-size-asian="15pt" style:font-name-complex="Arial" style:font-size-complex="15pt"/>
    </style:style>
    <style:style style:name="T1204" style:family="text">
      <style:text-properties style:use-window-font-color="true" loext:opacity="0%" style:font-name="Arial" fo:font-size="15pt" officeooo:rsid="0064892e" fo:background-color="transparent" loext:char-shading-value="0" style:font-size-asian="15pt" style:font-name-complex="Arial" style:font-size-complex="15pt"/>
    </style:style>
    <style:style style:name="T1205" style:family="text">
      <style:text-properties style:use-window-font-color="true" loext:opacity="0%" style:font-name="Arial" fo:font-size="15pt" officeooo:rsid="00662ca3" fo:background-color="transparent" loext:char-shading-value="0" style:font-size-asian="15pt" style:font-name-complex="Arial" style:font-size-complex="15pt"/>
    </style:style>
    <style:style style:name="T1206" style:family="text">
      <style:text-properties style:use-window-font-color="true" loext:opacity="0%" style:font-name="Arial" fo:font-size="15pt" officeooo:rsid="001d1cab" fo:background-color="transparent" loext:char-shading-value="0" style:font-size-asian="15pt" style:font-name-complex="Arial" style:font-size-complex="15pt"/>
    </style:style>
    <style:style style:name="T1207" style:family="text">
      <style:text-properties style:use-window-font-color="true" loext:opacity="0%" style:font-name="Arial" fo:font-size="15pt" officeooo:rsid="001d54e9" fo:background-color="transparent" loext:char-shading-value="0" style:font-size-asian="15pt" style:font-name-complex="Arial" style:font-size-complex="15pt"/>
    </style:style>
    <style:style style:name="T1208" style:family="text">
      <style:text-properties style:use-window-font-color="true" loext:opacity="0%" style:font-name="Arial" fo:font-size="15pt" officeooo:rsid="001eee94" fo:background-color="transparent" loext:char-shading-value="0" style:font-size-asian="15pt" style:font-name-complex="Arial" style:font-size-complex="15pt"/>
    </style:style>
    <style:style style:name="T1209" style:family="text">
      <style:text-properties style:use-window-font-color="true" loext:opacity="0%" style:font-name="Arial" fo:font-size="15pt" officeooo:rsid="002041e6" fo:background-color="transparent" loext:char-shading-value="0" style:font-size-asian="15pt" style:font-name-complex="Arial" style:font-size-complex="15pt"/>
    </style:style>
    <style:style style:name="T1210" style:family="text">
      <style:text-properties style:use-window-font-color="true" loext:opacity="0%" style:font-name="Arial" fo:font-size="15pt" officeooo:rsid="0020dc1b" fo:background-color="transparent" loext:char-shading-value="0" style:font-size-asian="15pt" style:font-name-complex="Arial" style:font-size-complex="15pt"/>
    </style:style>
    <style:style style:name="T1211" style:family="text">
      <style:text-properties style:use-window-font-color="true" loext:opacity="0%" style:font-name="Arial" fo:font-size="15pt" officeooo:rsid="00228f2b" fo:background-color="transparent" loext:char-shading-value="0" style:font-size-asian="15pt" style:font-name-complex="Arial" style:font-size-complex="15pt"/>
    </style:style>
    <style:style style:name="T1212" style:family="text">
      <style:text-properties style:use-window-font-color="true" loext:opacity="0%" style:font-name="Arial" fo:font-size="15pt" officeooo:rsid="0023ee39" fo:background-color="transparent" loext:char-shading-value="0" style:font-size-asian="15pt" style:font-name-complex="Arial" style:font-size-complex="15pt"/>
    </style:style>
    <style:style style:name="T1213" style:family="text">
      <style:text-properties style:use-window-font-color="true" loext:opacity="0%" style:font-name="Arial" fo:font-size="15pt" officeooo:rsid="0025ee0f" fo:background-color="transparent" loext:char-shading-value="0" style:font-size-asian="15pt" style:font-name-complex="Arial" style:font-size-complex="15pt"/>
    </style:style>
    <style:style style:name="T1214" style:family="text">
      <style:text-properties style:use-window-font-color="true" loext:opacity="0%" style:font-name="Arial" fo:font-size="15pt" officeooo:rsid="0027e8a2" fo:background-color="transparent" loext:char-shading-value="0" style:font-size-asian="15pt" style:font-name-complex="Arial" style:font-size-complex="15pt"/>
    </style:style>
    <style:style style:name="T1215" style:family="text">
      <style:text-properties style:use-window-font-color="true" loext:opacity="0%" style:font-name="Arial" fo:font-size="15pt" officeooo:rsid="002b9397" fo:background-color="transparent" loext:char-shading-value="0" style:font-size-asian="15pt" style:font-name-complex="Arial" style:font-size-complex="15pt"/>
    </style:style>
    <style:style style:name="T1216" style:family="text">
      <style:text-properties style:use-window-font-color="true" loext:opacity="0%" style:font-name="Arial" fo:font-size="15pt" officeooo:rsid="002cc11c" fo:background-color="transparent" loext:char-shading-value="0" style:font-size-asian="15pt" style:font-name-complex="Arial" style:font-size-complex="15pt"/>
    </style:style>
    <style:style style:name="T1217" style:family="text">
      <style:text-properties style:use-window-font-color="true" loext:opacity="0%" style:font-name="Arial" fo:font-size="15pt" officeooo:rsid="002d9e6a" fo:background-color="transparent" loext:char-shading-value="0" style:font-size-asian="15pt" style:font-name-complex="Arial" style:font-size-complex="15pt"/>
    </style:style>
    <style:style style:name="T1218" style:family="text">
      <style:text-properties style:use-window-font-color="true" loext:opacity="0%" style:font-name="Arial" fo:font-size="15pt" officeooo:rsid="002f2304" fo:background-color="transparent" loext:char-shading-value="0" style:font-size-asian="15pt" style:font-name-complex="Arial" style:font-size-complex="15pt"/>
    </style:style>
    <style:style style:name="T1219" style:family="text">
      <style:text-properties style:use-window-font-color="true" loext:opacity="0%" style:font-name="Arial" fo:font-size="15pt" officeooo:rsid="00302dec" fo:background-color="transparent" loext:char-shading-value="0" style:font-size-asian="15pt" style:font-name-complex="Arial" style:font-size-complex="15pt"/>
    </style:style>
    <style:style style:name="T1220" style:family="text">
      <style:text-properties style:use-window-font-color="true" loext:opacity="0%" style:font-name="Arial" fo:font-size="15pt" officeooo:rsid="00330801" fo:background-color="transparent" loext:char-shading-value="0" style:font-size-asian="15pt" style:font-name-complex="Arial" style:font-size-complex="15pt"/>
    </style:style>
    <style:style style:name="T1221" style:family="text">
      <style:text-properties style:use-window-font-color="true" loext:opacity="0%" style:font-name="Arial" fo:font-size="15pt" officeooo:rsid="003461a2" fo:background-color="transparent" loext:char-shading-value="0" style:font-size-asian="15pt" style:font-name-complex="Arial" style:font-size-complex="15pt"/>
    </style:style>
    <style:style style:name="T1222" style:family="text">
      <style:text-properties style:use-window-font-color="true" loext:opacity="0%" style:font-name="Arial" fo:font-size="15pt" officeooo:rsid="0034b6ea" fo:background-color="transparent" loext:char-shading-value="0" style:font-size-asian="15pt" style:font-name-complex="Arial" style:font-size-complex="15pt"/>
    </style:style>
    <style:style style:name="T1223" style:family="text">
      <style:text-properties style:use-window-font-color="true" loext:opacity="0%" style:font-name="Arial" fo:font-size="15pt" officeooo:rsid="00367a39" fo:background-color="transparent" loext:char-shading-value="0" style:font-size-asian="15pt" style:font-name-complex="Arial" style:font-size-complex="15pt"/>
    </style:style>
    <style:style style:name="T1224" style:family="text">
      <style:text-properties style:use-window-font-color="true" loext:opacity="0%" style:font-name="Arial" fo:font-size="15pt" officeooo:rsid="00384e84" fo:background-color="transparent" loext:char-shading-value="0" style:font-size-asian="15pt" style:font-name-complex="Arial" style:font-size-complex="15pt"/>
    </style:style>
    <style:style style:name="T1225" style:family="text">
      <style:text-properties style:use-window-font-color="true" loext:opacity="0%" style:font-name="Arial" fo:font-size="15pt" officeooo:rsid="003b0a1c" fo:background-color="transparent" loext:char-shading-value="0" style:font-size-asian="15pt" style:font-name-complex="Arial" style:font-size-complex="15pt"/>
    </style:style>
    <style:style style:name="T1226" style:family="text">
      <style:text-properties style:use-window-font-color="true" loext:opacity="0%" style:font-name="Arial" fo:font-size="15pt" officeooo:rsid="003bf014" fo:background-color="transparent" loext:char-shading-value="0" style:font-size-asian="15pt" style:font-name-complex="Arial" style:font-size-complex="15pt"/>
    </style:style>
    <style:style style:name="T1227" style:family="text">
      <style:text-properties style:use-window-font-color="true" loext:opacity="0%" style:font-name="Arial" fo:font-size="15pt" officeooo:rsid="003ebc0d" fo:background-color="transparent" loext:char-shading-value="0" style:font-size-asian="15pt" style:font-name-complex="Arial" style:font-size-complex="15pt"/>
    </style:style>
    <style:style style:name="T1228" style:family="text">
      <style:text-properties style:use-window-font-color="true" loext:opacity="0%" style:font-name="Arial" fo:font-size="15pt" officeooo:rsid="003fc165" fo:background-color="transparent" loext:char-shading-value="0" style:font-size-asian="15pt" style:font-name-complex="Arial" style:font-size-complex="15pt"/>
    </style:style>
    <style:style style:name="T1229" style:family="text">
      <style:text-properties style:use-window-font-color="true" loext:opacity="0%" style:font-name="Arial" fo:font-size="15pt" officeooo:rsid="00418a8e" fo:background-color="transparent" loext:char-shading-value="0" style:font-size-asian="15pt" style:font-name-complex="Arial" style:font-size-complex="15pt"/>
    </style:style>
    <style:style style:name="T1230" style:family="text">
      <style:text-properties style:use-window-font-color="true" loext:opacity="0%" style:font-name="Arial" fo:font-size="15pt" officeooo:rsid="00428721" fo:background-color="transparent" loext:char-shading-value="0" style:font-size-asian="15pt" style:font-name-complex="Arial" style:font-size-complex="15pt"/>
    </style:style>
    <style:style style:name="T1231" style:family="text">
      <style:text-properties style:use-window-font-color="true" loext:opacity="0%" style:font-name="Arial" fo:font-size="15pt" officeooo:rsid="00431f75" fo:background-color="transparent" loext:char-shading-value="0" style:font-size-asian="15pt" style:font-name-complex="Arial" style:font-size-complex="15pt"/>
    </style:style>
    <style:style style:name="T1232" style:family="text">
      <style:text-properties style:use-window-font-color="true" loext:opacity="0%" style:font-name="Arial" fo:font-size="15pt" officeooo:rsid="00454856" fo:background-color="transparent" loext:char-shading-value="0" style:font-size-asian="15pt" style:font-name-complex="Arial" style:font-size-complex="15pt"/>
    </style:style>
    <style:style style:name="T1233" style:family="text">
      <style:text-properties style:use-window-font-color="true" loext:opacity="0%" style:font-name="Arial" fo:font-size="15pt" officeooo:rsid="00471b98" fo:background-color="transparent" loext:char-shading-value="0" style:font-size-asian="15pt" style:font-name-complex="Arial" style:font-size-complex="15pt"/>
    </style:style>
    <style:style style:name="T1234" style:family="text">
      <style:text-properties style:use-window-font-color="true" loext:opacity="0%" style:font-name="Arial" fo:font-size="15pt" officeooo:rsid="004b9f3e" fo:background-color="transparent" loext:char-shading-value="0" style:font-size-asian="15pt" style:font-name-complex="Arial" style:font-size-complex="15pt"/>
    </style:style>
    <style:style style:name="T1235" style:family="text">
      <style:text-properties style:use-window-font-color="true" loext:opacity="0%" style:font-name="Arial" fo:font-size="15pt" officeooo:rsid="004d5c0c" fo:background-color="transparent" loext:char-shading-value="0" style:font-size-asian="15pt" style:font-name-complex="Arial" style:font-size-complex="15pt"/>
    </style:style>
    <style:style style:name="T1236" style:family="text">
      <style:text-properties style:use-window-font-color="true" loext:opacity="0%" style:font-name="Arial" fo:font-size="15pt" officeooo:rsid="004de8ef" fo:background-color="transparent" loext:char-shading-value="0" style:font-size-asian="15pt" style:font-name-complex="Arial" style:font-size-complex="15pt"/>
    </style:style>
    <style:style style:name="T1237" style:family="text">
      <style:text-properties style:use-window-font-color="true" loext:opacity="0%" style:font-name="Arial" fo:font-size="15pt" officeooo:rsid="004f365a" fo:background-color="transparent" loext:char-shading-value="0" style:font-size-asian="15pt" style:font-name-complex="Arial" style:font-size-complex="15pt"/>
    </style:style>
    <style:style style:name="T1238" style:family="text">
      <style:text-properties style:use-window-font-color="true" loext:opacity="0%" style:font-name="Arial" fo:font-size="15pt" officeooo:rsid="0050e2cc" fo:background-color="transparent" loext:char-shading-value="0" style:font-size-asian="15pt" style:font-name-complex="Arial" style:font-size-complex="15pt"/>
    </style:style>
    <style:style style:name="T1239" style:family="text">
      <style:text-properties style:use-window-font-color="true" loext:opacity="0%" style:font-name="Arial" fo:font-size="15pt" officeooo:rsid="00540234" fo:background-color="transparent" loext:char-shading-value="0" style:font-size-asian="15pt" style:font-name-complex="Arial" style:font-size-complex="15pt"/>
    </style:style>
    <style:style style:name="T1240" style:family="text">
      <style:text-properties style:use-window-font-color="true" loext:opacity="0%" style:font-name="Arial" fo:font-size="15pt" officeooo:rsid="00554ba2" fo:background-color="transparent" loext:char-shading-value="0" style:font-size-asian="15pt" style:font-name-complex="Arial" style:font-size-complex="15pt"/>
    </style:style>
    <style:style style:name="T1241" style:family="text">
      <style:text-properties style:use-window-font-color="true" loext:opacity="0%" style:font-name="Arial" fo:font-size="15pt" officeooo:rsid="0055e5bf" fo:background-color="transparent" loext:char-shading-value="0" style:font-size-asian="15pt" style:font-name-complex="Arial" style:font-size-complex="15pt"/>
    </style:style>
    <style:style style:name="T1242" style:family="text">
      <style:text-properties style:use-window-font-color="true" loext:opacity="0%" style:font-name="Arial" fo:font-size="15pt" officeooo:rsid="0055eb05" fo:background-color="transparent" loext:char-shading-value="0" style:font-size-asian="15pt" style:font-name-complex="Arial" style:font-size-complex="15pt"/>
    </style:style>
    <style:style style:name="T1243" style:family="text">
      <style:text-properties style:use-window-font-color="true" loext:opacity="0%" style:font-name="Arial" fo:font-size="15pt" officeooo:rsid="0057edb4" fo:background-color="transparent" loext:char-shading-value="0" style:font-size-asian="15pt" style:font-name-complex="Arial" style:font-size-complex="15pt"/>
    </style:style>
    <style:style style:name="T1244" style:family="text">
      <style:text-properties style:use-window-font-color="true" loext:opacity="0%" style:font-name="Arial" fo:font-size="15pt" officeooo:rsid="00581e3f" fo:background-color="transparent" loext:char-shading-value="0" style:font-size-asian="15pt" style:font-name-complex="Arial" style:font-size-complex="15pt"/>
    </style:style>
    <style:style style:name="T1245" style:family="text">
      <style:text-properties style:use-window-font-color="true" loext:opacity="0%" style:font-name="Arial" fo:font-size="15pt" officeooo:rsid="0058ef70" fo:background-color="transparent" loext:char-shading-value="0" style:font-size-asian="15pt" style:font-name-complex="Arial" style:font-size-complex="15pt"/>
    </style:style>
    <style:style style:name="T1246" style:family="text">
      <style:text-properties style:use-window-font-color="true" loext:opacity="0%" style:font-name="Arial" fo:font-size="15pt" officeooo:rsid="005a7649" fo:background-color="transparent" loext:char-shading-value="0" style:font-size-asian="15pt" style:font-name-complex="Arial" style:font-size-complex="15pt"/>
    </style:style>
    <style:style style:name="T1247" style:family="text">
      <style:text-properties style:use-window-font-color="true" loext:opacity="0%" style:font-name="Arial" fo:font-size="15pt" officeooo:rsid="005aad4f" fo:background-color="transparent" loext:char-shading-value="0" style:font-size-asian="15pt" style:font-name-complex="Arial" style:font-size-complex="15pt"/>
    </style:style>
    <style:style style:name="T1248" style:family="text">
      <style:text-properties style:use-window-font-color="true" loext:opacity="0%" style:font-name="Arial" fo:font-size="15pt" officeooo:rsid="005ae35d" fo:background-color="transparent" loext:char-shading-value="0" style:font-size-asian="15pt" style:font-name-complex="Arial" style:font-size-complex="15pt"/>
    </style:style>
    <style:style style:name="T1249" style:family="text">
      <style:text-properties style:use-window-font-color="true" loext:opacity="0%" style:font-name="Arial" fo:font-size="15pt" officeooo:rsid="005eaeff" fo:background-color="transparent" loext:char-shading-value="0" style:font-size-asian="15pt" style:font-name-complex="Arial" style:font-size-complex="15pt"/>
    </style:style>
    <style:style style:name="T1250" style:family="text">
      <style:text-properties style:use-window-font-color="true" loext:opacity="0%" style:font-name="Arial" fo:font-size="15pt" officeooo:rsid="005f392e" fo:background-color="transparent" loext:char-shading-value="0" style:font-size-asian="15pt" style:font-name-complex="Arial" style:font-size-complex="15pt"/>
    </style:style>
    <style:style style:name="T1251" style:family="text">
      <style:text-properties style:use-window-font-color="true" loext:opacity="0%" style:font-name="Arial" fo:font-size="15pt" officeooo:rsid="0061257f" fo:background-color="transparent" loext:char-shading-value="0" style:font-size-asian="15pt" style:font-name-complex="Arial" style:font-size-complex="15pt"/>
    </style:style>
    <style:style style:name="T1252" style:family="text">
      <style:text-properties style:use-window-font-color="true" loext:opacity="0%" style:font-name="Arial" fo:font-size="15pt" officeooo:rsid="0061283a" fo:background-color="transparent" loext:char-shading-value="0" style:font-size-asian="15pt" style:font-name-complex="Arial" style:font-size-complex="15pt"/>
    </style:style>
    <style:style style:name="T1253" style:family="text">
      <style:text-properties style:use-window-font-color="true" loext:opacity="0%" style:font-name="Arial" fo:font-size="15pt" officeooo:rsid="0062ae42" fo:background-color="transparent" loext:char-shading-value="0" style:font-size-asian="15pt" style:font-name-complex="Arial" style:font-size-complex="15pt"/>
    </style:style>
    <style:style style:name="T1254" style:family="text">
      <style:text-properties style:use-window-font-color="true" loext:opacity="0%" style:font-name="Arial" fo:font-size="15pt" officeooo:rsid="00657487" fo:background-color="transparent" loext:char-shading-value="0" style:font-size-asian="15pt" style:font-name-complex="Arial" style:font-size-complex="15pt"/>
    </style:style>
    <style:style style:name="T1255" style:family="text">
      <style:text-properties style:use-window-font-color="true" loext:opacity="0%" style:font-name="Arial" fo:font-size="15pt" officeooo:rsid="0065dc10" fo:background-color="transparent" loext:char-shading-value="0" style:font-size-asian="15pt" style:font-name-complex="Arial" style:font-size-complex="15pt"/>
    </style:style>
    <style:style style:name="T1256" style:family="text">
      <style:text-properties style:use-window-font-color="true" loext:opacity="0%" style:font-name="Arial" fo:font-size="15pt" officeooo:rsid="0067905f" fo:background-color="transparent" loext:char-shading-value="0" style:font-size-asian="15pt" style:font-name-complex="Arial" style:font-size-complex="15pt"/>
    </style:style>
    <style:style style:name="T1257" style:family="text">
      <style:text-properties style:use-window-font-color="true" loext:opacity="0%" style:font-name="Arial" fo:font-size="15pt" officeooo:rsid="006b5d37" fo:background-color="transparent" loext:char-shading-value="0" style:font-size-asian="15pt" style:font-name-complex="Arial" style:font-size-complex="15pt"/>
    </style:style>
    <style:style style:name="T1258" style:family="text">
      <style:text-properties style:use-window-font-color="true" loext:opacity="0%" style:font-name="Arial" fo:font-size="15pt" officeooo:rsid="006bf47c" fo:background-color="transparent" loext:char-shading-value="0" style:font-size-asian="15pt" style:font-name-complex="Arial" style:font-size-complex="15pt"/>
    </style:style>
    <style:style style:name="T1259" style:family="text">
      <style:text-properties style:use-window-font-color="true" loext:opacity="0%" style:font-name="Arial" fo:font-size="15pt" officeooo:rsid="006d491e" fo:background-color="transparent" loext:char-shading-value="0" style:font-size-asian="15pt" style:font-name-complex="Arial" style:font-size-complex="15pt"/>
    </style:style>
    <style:style style:name="T1260" style:family="text">
      <style:text-properties style:use-window-font-color="true" loext:opacity="0%" style:font-name="Arial" fo:font-size="15pt" officeooo:rsid="006e1f26" fo:background-color="transparent" loext:char-shading-value="0" style:font-size-asian="15pt" style:font-name-complex="Arial" style:font-size-complex="15pt"/>
    </style:style>
    <style:style style:name="T1261" style:family="text">
      <style:text-properties style:use-window-font-color="true" loext:opacity="0%" style:font-name="Arial" fo:font-size="15pt" officeooo:rsid="00725a8d" fo:background-color="transparent" loext:char-shading-value="0" style:font-size-asian="15pt" style:font-name-complex="Arial" style:font-size-complex="15pt"/>
    </style:style>
    <style:style style:name="T1262" style:family="text">
      <style:text-properties style:use-window-font-color="true" loext:opacity="0%" style:font-name="Arial" fo:font-size="15pt" officeooo:rsid="007312f2" fo:background-color="transparent" loext:char-shading-value="0" style:font-size-asian="15pt" style:font-name-complex="Arial" style:font-size-complex="15pt"/>
    </style:style>
    <style:style style:name="T1263" style:family="text">
      <style:text-properties style:use-window-font-color="true" loext:opacity="0%" style:font-name="Arial" fo:font-size="15pt" officeooo:rsid="0074f3f7" fo:background-color="transparent" loext:char-shading-value="0" style:font-size-asian="15pt" style:font-name-complex="Arial" style:font-size-complex="15pt"/>
    </style:style>
    <style:style style:name="T1264" style:family="text">
      <style:text-properties style:use-window-font-color="true" loext:opacity="0%" style:font-name="Arial" fo:font-size="15pt" officeooo:rsid="0076adcf" fo:background-color="transparent" loext:char-shading-value="0" style:font-size-asian="15pt" style:font-name-complex="Arial" style:font-size-complex="15pt"/>
    </style:style>
    <style:style style:name="T1265" style:family="text">
      <style:text-properties style:use-window-font-color="true" loext:opacity="0%" style:font-name="Arial" fo:font-size="15pt" officeooo:rsid="00776c68" fo:background-color="transparent" loext:char-shading-value="0" style:font-size-asian="15pt" style:font-name-complex="Arial" style:font-size-complex="15pt"/>
    </style:style>
    <style:style style:name="T1266" style:family="text">
      <style:text-properties style:use-window-font-color="true" loext:opacity="0%" style:font-name="Arial" fo:font-size="15pt" officeooo:rsid="0078a304" fo:background-color="transparent" loext:char-shading-value="0" style:font-size-asian="15pt" style:font-name-complex="Arial" style:font-size-complex="15pt"/>
    </style:style>
    <style:style style:name="T1267" style:family="text">
      <style:text-properties style:use-window-font-color="true" loext:opacity="0%" style:font-name="Arial" fo:font-size="15pt" officeooo:rsid="007937f4" fo:background-color="transparent" loext:char-shading-value="0" style:font-size-asian="15pt" style:font-name-complex="Arial" style:font-size-complex="15pt"/>
    </style:style>
    <style:style style:name="T1268" style:family="text">
      <style:text-properties style:use-window-font-color="true" loext:opacity="0%" style:font-name="Arial" fo:font-size="15pt" officeooo:rsid="00798862" fo:background-color="transparent" loext:char-shading-value="0" style:font-size-asian="15pt" style:font-name-complex="Arial" style:font-size-complex="15pt"/>
    </style:style>
    <style:style style:name="T1269" style:family="text">
      <style:text-properties style:use-window-font-color="true" loext:opacity="0%" style:font-name="Arial" fo:font-size="15pt" officeooo:rsid="007aec05" fo:background-color="transparent" loext:char-shading-value="0" style:font-size-asian="15pt" style:font-name-complex="Arial" style:font-size-complex="15pt"/>
    </style:style>
    <style:style style:name="T1270" style:family="text">
      <style:text-properties style:use-window-font-color="true" loext:opacity="0%" style:font-name="Arial" fo:font-size="15pt" officeooo:rsid="007d6169" fo:background-color="transparent" loext:char-shading-value="0" style:font-size-asian="15pt" style:font-name-complex="Arial" style:font-size-complex="15pt"/>
    </style:style>
    <style:style style:name="T1271" style:family="text">
      <style:text-properties style:use-window-font-color="true" loext:opacity="0%" style:font-name="Arial" fo:font-size="15pt" officeooo:rsid="007e9cdf" fo:background-color="transparent" loext:char-shading-value="0" style:font-size-asian="15pt" style:font-name-complex="Arial" style:font-size-complex="15pt"/>
    </style:style>
    <style:style style:name="T1272" style:family="text">
      <style:text-properties style:use-window-font-color="true" loext:opacity="0%" style:font-name="Arial" fo:font-size="15pt" officeooo:rsid="007ee9f0" fo:background-color="transparent" loext:char-shading-value="0" style:font-size-asian="15pt" style:font-name-complex="Arial" style:font-size-complex="15pt"/>
    </style:style>
    <style:style style:name="T1273" style:family="text">
      <style:text-properties style:use-window-font-color="true" loext:opacity="0%" style:font-name="Arial" fo:font-size="15pt" officeooo:rsid="00801782" fo:background-color="transparent" loext:char-shading-value="0" style:font-size-asian="15pt" style:font-name-complex="Arial" style:font-size-complex="15pt"/>
    </style:style>
    <style:style style:name="T1274" style:family="text">
      <style:text-properties style:use-window-font-color="true" loext:opacity="0%" style:font-name="Arial" fo:font-size="15pt" officeooo:rsid="008194cc" fo:background-color="transparent" loext:char-shading-value="0" style:font-size-asian="15pt" style:font-name-complex="Arial" style:font-size-complex="15pt"/>
    </style:style>
    <style:style style:name="T1275" style:family="text">
      <style:text-properties style:use-window-font-color="true" loext:opacity="0%" style:font-name="Arial" fo:font-size="15pt" officeooo:rsid="00839352" fo:background-color="transparent" loext:char-shading-value="0" style:font-size-asian="15pt" style:font-name-complex="Arial" style:font-size-complex="15pt"/>
    </style:style>
    <style:style style:name="T1276" style:family="text">
      <style:text-properties style:use-window-font-color="true" loext:opacity="0%" style:font-name="Arial" fo:font-size="15pt" officeooo:rsid="008656a9" fo:background-color="transparent" loext:char-shading-value="0" style:font-size-asian="15pt" style:font-name-complex="Arial" style:font-size-complex="15pt"/>
    </style:style>
    <style:style style:name="T1277" style:family="text">
      <style:text-properties style:use-window-font-color="true" loext:opacity="0%" style:font-name="Arial" fo:font-size="15pt" officeooo:rsid="0087c7a3" fo:background-color="transparent" loext:char-shading-value="0" style:font-size-asian="15pt" style:font-name-complex="Arial" style:font-size-complex="15pt"/>
    </style:style>
    <style:style style:name="T1278" style:family="text">
      <style:text-properties style:use-window-font-color="true" loext:opacity="0%" style:font-name="Arial" fo:font-size="15pt" officeooo:rsid="00899ac5" fo:background-color="transparent" loext:char-shading-value="0" style:font-size-asian="15pt" style:font-name-complex="Arial" style:font-size-complex="15pt"/>
    </style:style>
    <style:style style:name="T1279" style:family="text">
      <style:text-properties style:use-window-font-color="true" loext:opacity="0%" style:font-name="Arial" fo:font-size="15pt" officeooo:rsid="008e5bff" fo:background-color="transparent" loext:char-shading-value="0" style:font-size-asian="15pt" style:font-name-complex="Arial" style:font-size-complex="15pt"/>
    </style:style>
    <style:style style:name="T1280" style:family="text">
      <style:text-properties style:use-window-font-color="true" loext:opacity="0%" style:font-name="Arial" fo:font-size="15pt" officeooo:rsid="008fd020" fo:background-color="transparent" loext:char-shading-value="0" style:font-size-asian="15pt" style:font-name-complex="Arial" style:font-size-complex="15pt"/>
    </style:style>
    <style:style style:name="T1281" style:family="text">
      <style:text-properties style:use-window-font-color="true" loext:opacity="0%" style:font-name="Arial" fo:font-size="15pt" officeooo:rsid="00902c4d" fo:background-color="transparent" loext:char-shading-value="0" style:font-size-asian="15pt" style:font-name-complex="Arial" style:font-size-complex="15pt"/>
    </style:style>
    <style:style style:name="T1282" style:family="text">
      <style:text-properties style:use-window-font-color="true" loext:opacity="0%" style:font-name="Arial" fo:font-size="15pt" officeooo:rsid="0016aeda" fo:background-color="transparent" loext:char-shading-value="0" style:font-size-asian="15pt" style:font-name-complex="Arial" style:font-size-complex="15pt"/>
    </style:style>
    <style:style style:name="T1283" style:family="text">
      <style:text-properties style:use-window-font-color="true" loext:opacity="0%" style:font-name="Arial" fo:font-size="15pt" officeooo:rsid="00175281" fo:background-color="transparent" loext:char-shading-value="0" style:font-size-asian="15pt" style:font-name-complex="Arial" style:font-size-complex="15pt"/>
    </style:style>
    <style:style style:name="T1284" style:family="text">
      <style:text-properties style:use-window-font-color="true" loext:opacity="0%" style:font-name="Arial" fo:font-size="15pt" officeooo:rsid="001a8076" fo:background-color="transparent" loext:char-shading-value="0" style:font-size-asian="15pt" style:font-name-complex="Arial" style:font-size-complex="15pt"/>
    </style:style>
    <style:style style:name="T1285" style:family="text">
      <style:text-properties style:use-window-font-color="true" loext:opacity="0%" style:font-name="Arial1" fo:font-size="15pt" officeooo:rsid="001d05f0" fo:background-color="transparent" loext:char-shading-value="0" style:font-name-asian="Microsoft Sans Serif" style:font-size-asian="15pt" style:font-name-complex="Arial" style:font-size-complex="15pt"/>
    </style:style>
    <style:style style:name="T1286" style:family="text">
      <style:text-properties style:use-window-font-color="true" loext:opacity="0%" style:font-name="Arial1" fo:font-size="15pt" officeooo:rsid="002b970c" fo:background-color="transparent" loext:char-shading-value="0" style:font-name-asian="Microsoft Sans Serif" style:font-size-asian="15pt" style:font-name-complex="Arial" style:font-size-complex="15pt"/>
    </style:style>
    <style:style style:name="T1287" style:family="text">
      <style:text-properties style:use-window-font-color="true" loext:opacity="0%" style:font-name="Arial1" fo:font-size="15pt" officeooo:rsid="003296ea" fo:background-color="transparent" loext:char-shading-value="0" style:font-name-asian="Microsoft Sans Serif" style:font-size-asian="15pt" style:font-name-complex="Arial" style:font-size-complex="15pt"/>
    </style:style>
    <style:style style:name="T1288" style:family="text">
      <style:text-properties style:use-window-font-color="true" loext:opacity="0%" style:font-name="Arial1" fo:font-size="15pt" officeooo:rsid="003c2e98" fo:background-color="transparent" loext:char-shading-value="0" style:font-name-asian="Microsoft Sans Serif" style:font-size-asian="15pt" style:font-name-complex="Arial" style:font-size-complex="15pt"/>
    </style:style>
    <style:style style:name="T1289" style:family="text">
      <style:text-properties style:use-window-font-color="true" loext:opacity="0%" style:font-name="Arial1" fo:font-size="15pt" officeooo:rsid="003d6fbb" fo:background-color="transparent" loext:char-shading-value="0" style:font-name-asian="Microsoft Sans Serif" style:font-size-asian="15pt" style:font-name-complex="Arial" style:font-size-complex="15pt"/>
    </style:style>
    <style:style style:name="T1290" style:family="text">
      <style:text-properties style:use-window-font-color="true" loext:opacity="0%" style:font-name="Arial1" fo:font-size="15pt" officeooo:rsid="003dd281" fo:background-color="transparent" loext:char-shading-value="0" style:font-name-asian="Microsoft Sans Serif" style:font-size-asian="15pt" style:font-name-complex="Arial" style:font-size-complex="15pt"/>
    </style:style>
    <style:style style:name="T1291" style:family="text">
      <style:text-properties style:use-window-font-color="true" loext:opacity="0%" style:font-name="Arial1" fo:font-size="15pt" officeooo:rsid="00442bc5" fo:background-color="transparent" loext:char-shading-value="0" style:font-name-asian="Microsoft Sans Serif" style:font-size-asian="15pt" style:font-name-complex="Arial" style:font-size-complex="15pt"/>
    </style:style>
    <style:style style:name="T1292" style:family="text">
      <style:text-properties style:use-window-font-color="true" loext:opacity="0%" style:font-name="Arial1" fo:font-size="15pt" officeooo:rsid="004aba44" fo:background-color="transparent" loext:char-shading-value="0" style:font-name-asian="Microsoft Sans Serif" style:font-size-asian="15pt" style:font-name-complex="Arial" style:font-size-complex="15pt"/>
    </style:style>
    <style:style style:name="T1293" style:family="text">
      <style:text-properties style:use-window-font-color="true" loext:opacity="0%" style:font-name="Arial1" fo:font-size="15pt" officeooo:rsid="0050c3f3" fo:background-color="transparent" loext:char-shading-value="0" style:font-name-asian="Microsoft Sans Serif" style:font-size-asian="15pt" style:font-name-complex="Arial" style:font-size-complex="15pt"/>
    </style:style>
    <style:style style:name="T1294" style:family="text">
      <style:text-properties style:use-window-font-color="true" loext:opacity="0%" style:font-name="Arial1" fo:font-size="15pt" officeooo:rsid="00535201" fo:background-color="transparent" loext:char-shading-value="0" style:font-name-asian="Microsoft Sans Serif" style:font-size-asian="15pt" style:font-name-complex="Arial" style:font-size-complex="15pt"/>
    </style:style>
    <style:style style:name="T1295" style:family="text">
      <style:text-properties style:use-window-font-color="true" loext:opacity="0%" style:font-name="Arial1" fo:font-size="15pt" officeooo:rsid="005431da" fo:background-color="transparent" loext:char-shading-value="0" style:font-name-asian="Microsoft Sans Serif" style:font-size-asian="15pt" style:font-name-complex="Arial" style:font-size-complex="15pt"/>
    </style:style>
    <style:style style:name="T1296" style:family="text">
      <style:text-properties style:use-window-font-color="true" loext:opacity="0%" style:font-name="Arial1" fo:font-size="15pt" officeooo:rsid="00454856" fo:background-color="transparent" loext:char-shading-value="0" style:font-name-asian="Microsoft Sans Serif" style:font-size-asian="15pt" style:font-name-complex="Arial" style:font-size-complex="15pt"/>
    </style:style>
    <style:style style:name="T1297" style:family="text">
      <style:text-properties style:use-window-font-color="true" loext:opacity="0%" style:font-name="Arial1" fo:font-size="15pt" officeooo:rsid="0050e2cc" fo:background-color="transparent" loext:char-shading-value="0" style:font-name-asian="Microsoft Sans Serif" style:font-size-asian="15pt" style:font-name-complex="Arial" style:font-size-complex="15pt"/>
    </style:style>
    <style:style style:name="T1298" style:family="text">
      <style:text-properties style:use-window-font-color="true" loext:opacity="0%" style:font-name="Arial1" fo:font-size="15pt" officeooo:rsid="0051287b" fo:background-color="transparent" loext:char-shading-value="0" style:font-name-asian="Microsoft Sans Serif" style:font-size-asian="15pt" style:font-name-complex="Arial" style:font-size-complex="15pt"/>
    </style:style>
    <style:style style:name="T1299" style:family="text">
      <style:text-properties style:use-window-font-color="true" loext:opacity="0%" style:font-name="Arial1" fo:font-size="15pt" officeooo:rsid="0061283a" fo:background-color="transparent" loext:char-shading-value="0" style:font-name-asian="Microsoft Sans Serif" style:font-size-asian="15pt" style:font-name-complex="Arial" style:font-size-complex="15pt"/>
    </style:style>
    <style:style style:name="T1300" style:family="text">
      <style:text-properties style:use-window-font-color="true" loext:opacity="0%" style:font-name="Arial1" fo:font-size="15pt" officeooo:rsid="007937f4" fo:background-color="transparent" loext:char-shading-value="0" style:font-name-asian="Microsoft Sans Serif" style:font-size-asian="15pt" style:font-name-complex="Arial" style:font-size-complex="15pt"/>
    </style:style>
    <style:style style:name="T1301" style:family="text">
      <style:text-properties style:use-window-font-color="true" loext:opacity="0%" style:font-name="Arial1" fo:font-size="15pt" officeooo:rsid="008fd020" fo:background-color="transparent" loext:char-shading-value="0" style:font-name-asian="Microsoft Sans Serif" style:font-size-asian="15pt" style:font-name-complex="Arial" style:font-size-complex="15pt"/>
    </style:style>
    <style:style style:name="T1302" style:family="text">
      <style:text-properties style:use-window-font-color="true" loext:opacity="0%" style:font-name="Arial1" fo:font-size="15pt" officeooo:rsid="0016aeda" fo:background-color="transparent" loext:char-shading-value="0" style:font-name-asian="Microsoft Sans Serif" style:font-size-asian="15pt" style:font-name-complex="Arial" style:font-size-complex="15pt"/>
    </style:style>
    <style:style style:name="T1303" style:family="text">
      <style:text-properties style:use-window-font-color="true" loext:opacity="0%" style:font-name="Arial1" fo:font-size="15pt" officeooo:rsid="001a8076" fo:background-color="transparent" loext:char-shading-value="0" style:font-name-asian="Microsoft Sans Serif" style:font-size-asian="15pt" style:font-name-complex="Arial" style:font-size-complex="15pt"/>
    </style:style>
    <style:style style:name="T1304" style:family="text">
      <style:text-properties style:use-window-font-color="true" loext:opacity="0%" style:font-name="Arial1" fo:font-size="15pt" officeooo:rsid="00428721" fo:background-color="transparent" loext:char-shading-value="0" style:font-name-asian="Arial1" style:font-size-asian="15pt" style:font-name-complex="Arial1" style:font-size-complex="15pt"/>
    </style:style>
    <style:style style:name="T1305" style:family="text">
      <style:text-properties style:use-window-font-color="true" loext:opacity="0%" style:text-position="0% 100%" style:font-name="Arial" fo:font-size="15pt" fo:letter-spacing="normal" fo:language="sk" fo:country="SK" officeooo:rsid="0067905f" fo:background-color="transparent" loext:char-shading-value="0" style:font-name-asian="Microsoft Sans Serif" style:font-size-asian="15pt" style:language-asian="sk" style:country-asian="SK" style:font-name-complex="Arial" style:font-size-complex="15pt" style:language-complex="sk" style:country-complex="SK" style:text-scale="100%"/>
    </style:style>
    <style:style style:name="T1306" style:family="text">
      <style:text-properties style:use-window-font-color="true" loext:opacity="0%" style:text-position="0% 100%" style:font-name="Arial" fo:font-size="15pt" fo:letter-spacing="normal" fo:language="sk" fo:country="SK" officeooo:rsid="001a8076" fo:background-color="transparent" loext:char-shading-value="0" style:font-name-asian="Microsoft Sans Serif" style:font-size-asian="15pt" style:language-asian="sk" style:country-asian="SK" style:font-name-complex="Arial" style:font-size-complex="15pt" style:language-complex="sk" style:country-complex="SK" style:text-scale="100%"/>
    </style:style>
    <style:style style:name="T1307" style:family="text">
      <style:text-properties style:use-window-font-color="true" loext:opacity="0%" style:text-position="25% 58%" style:font-name="Arial" fo:font-size="15pt" fo:background-color="transparent" loext:char-shading-value="0" style:font-size-asian="15pt" style:font-name-complex="Arial" style:font-size-complex="15pt"/>
    </style:style>
    <style:style style:name="Sect1" style:family="section">
      <style:section-properties fo:margin-left="0.635cm" fo:margin-right="1.864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220">Ján Babilon</text:p>
        <text:p text:style-name="P221">PRV<text:span text:style-name="T995">Á </text:span>KUCH<text:span text:style-name="T995">Á</text:span>RSKA KNIHA v slovenskej reči.</text:p>
        <text:p text:style-name="P221"/>
        <text:p text:style-name="P221">K velikemu, osohu nie I<text:span text:style-name="T995">en</text:span> pre dom<text:span text:style-name="T995">á</text:span>cu potrebu, ale aj pre hospod<text:span text:style-name="T995">á</text:span>rstvo, obsahuj<text:span text:style-name="T995">ú</text:span>c tie najjednoduchejšie jako i najvybranejšie jedl<text:span text:style-name="T995">á</text:span> i pre ka<text:span text:style-name="T995">ž</text:span>do<text:span text:style-name="T995">de</text:span>n<text:span text:style-name="T995">n</text:span>ie i mimoriadne skvel<text:span text:style-name="T995">é</text:span> obedy.</text:p>
        <text:p text:style-name="P221"/>
        <text:p text:style-name="P221">Prv<text:span text:style-name="T995">ý</text:span> sv<text:span text:style-name="T995">ä</text:span>zok.</text:p>
        <text:p text:style-name="P221"/>
        <text:p text:style-name="P221"/>
        <text:p text:style-name="P221">P<text:span text:style-name="T995">r</text:span>edmluva.</text:p>
        <text:p text:style-name="P221"/>
        <text:p text:style-name="P221">Je tomu už vyše dvacať rokov, <text:span text:style-name="T996">č</text:span>o som sa do spisania tejto knihy chytil, ponev<text:span text:style-name="T996">áč</text:span> to nie len ja, ale i mnoh<text:span text:style-name="T996">í</text:span> rovnosm<text:span text:style-name="T996">ýš</text:span>laj<text:span text:style-name="T996">ú</text:span>ci uznali, že kuch<text:span text:style-name="T996">á</text:span>rska kniha, je potrebn<text:span text:style-name="T996">á</text:span> pre každ<text:span text:style-name="T996">ý</text:span> n<text:span text:style-name="T996">á</text:span>rod. Veď z<text:span text:style-name="T996">á</text:span>klad telesn<text:span text:style-name="T996">é</text:span>ho živobytia všetk<text:span text:style-name="T996">ý</text:span>ch n<text:span text:style-name="T996">á</text:span>rodov spoč<text:span text:style-name="T996">í</text:span>va na pokrme, <text:span text:style-name="T996">a</text:span> jestli je zl<text:span text:style-name="T996">ý</text:span> z<text:span text:style-name="T996">á</text:span>klad, t. j. zl<text:span text:style-name="T996">ý</text:span> pokrm, je aj zl<text:span text:style-name="T996">é</text:span> zdravie, <text:span text:style-name="T996">a</text:span> jak<text:span text:style-name="T996">o</text:span> blatom nikto neobi<text:span text:style-name="T996">e</text:span>li pl<text:span text:style-name="T996">á</text:span>tno, tak ani zle pripravene varivo nie <text:span text:style-name="T996">ž</text:span>e nenaprav<text:span text:style-name="T996">í</text:span> žal<text:span text:style-name="T996">ú</text:span>dok a neobživ<text:span text:style-name="T996">í</text:span> telo, aby bolo zdrav<text:span text:style-name="T996">é</text:span>, ale ho pokaz<text:span text:style-name="T996">í</text:span>. Zdravie tela poch<text:span text:style-name="T996">á</text:span>dza teda neomylne z rozumne pripraven<text:span text:style-name="T996">é</text:span>ho jedla, toto z n<text:span text:style-name="T996">á</text:span>ležit<text:span text:style-name="T996">é</text:span>ho naučenia sa tomu, jako a <text:span text:style-name="T996">č</text:span>o sa m<text:span text:style-name="T996">á</text:span> variť, k učeniu ale potrebn<text:span text:style-name="T996">á</text:span> je kniha. Nech sa nik nezadiv<text:span text:style-name="T996">í</text:span>, že t<text:span text:style-name="T996">á</text:span>to kniha prv nevyšla, veď každ<text:span text:style-name="T996">ý</text:span> vie, jako s vyd<text:span text:style-name="T996">á</text:span>van<text:span text:style-name="T996">í</text:span>m slovensk<text:span text:style-name="T996">ý</text:span>ch kn<text:span text:style-name="T996">í</text:span>h stoj<text:span text:style-name="T996">í</text:span>, ako že by teda pred 20 rokmi bolo možno vydať tak<text:span text:style-name="T996">ú</text:span>to knihu bez toho, aby si <text:span text:style-name="T996">č</text:span>lovek nepomyslel: kniha je vytlačen<text:span text:style-name="T996">á</text:span>, ale slov<text:span text:style-name="T996">á</text:span>ci tak sa ťažko hl<text:span text:style-name="T996">á</text:span>sia, jako čoby mali prv<text:span text:style-name="T996">í</text:span> zo sveta vymrieť. Keď sa ešte teraz nem<text:span text:style-name="T996">ô</text:span>žme pochv<text:span text:style-name="T996">á</text:span>liť t<text:span text:style-name="T996">ý</text:span>m, žeby knihy v slovenskej reči vydan<text:span text:style-name="T996">é</text:span> maly aspon tak<text:span text:style-name="T996">ý</text:span> odbyt, aby vydavate<text:span text:style-name="T996">ľ</text:span> neutrpel škodu: t<text:span text:style-name="T996">ý</text:span>m menej mohlo sa n<text:span text:style-name="T996">a</text:span> to mysle<text:span text:style-name="T996">ť</text:span> pred dvaciatymi rokmi, z ktor<text:span text:style-name="T996">é</text:span>ho času ešte posia<text:span text:style-name="T996">ľ</text:span> tak<text:span text:style-name="T996">í</text:span> star<text:span text:style-name="T996">í</text:span> Jankovia žij<text:span text:style-name="T996">ú</text:span>, čo hovorievaj<text:span text:style-name="T996">ú</text:span>: mam modliacu knihu, a kalend<text:span text:style-name="T996">á</text:span>r (ak ho m<text:span text:style-name="T996">á?)</text:span> a viac nepotrebujem. Kto teda až posia<text:span text:style-name="T996">ľ</text:span> neuznal, <text:span text:style-name="T996">ž</text:span>e na obraz bož<text:span text:style-name="T996">í</text:span> stvoren<text:span text:style-name="T996">ý</text:span> <text:span text:style-name="T996">č</text:span>lovek mus<text:span text:style-name="T996">í</text:span> tento obraz aj podržať, <text:span text:style-name="T996">č</text:span>o t<text:span text:style-name="T996">ý</text:span>m učin<text:span text:style-name="T996">í</text:span>, jestli svojho ducha poučovať bude: ten nie len že t<text:span text:style-name="T996">ú</text:span>to knihu si nezaopatr<text:span text:style-name="T996">í</text:span>, ale ani druhej nem<text:span text:style-name="T996">á</text:span>, okrem asnaď kus po<text:span text:style-name="T996">trh</text:span>an<text:span text:style-name="T996">é</text:span>ho papieru o <text:soft-page-break/>Melus<text:span text:style-name="T996">í</text:span>ne, Fortunatusovi atď.</text:p>
        <text:p text:style-name="P221">P<text:span text:style-name="T996">r</text:span>išly ale <text:span text:style-name="T996">č</text:span>asy, <text:span text:style-name="T996">ž</text:span>e sa všetky n<text:span text:style-name="T996">á</text:span>rody zo sna preb<text:span text:style-name="T996">ú</text:span>dzaj<text:span text:style-name="T996">ú</text:span> a nahliadaj<text:span text:style-name="T996">ú</text:span>, že len tak sa udržia medzi druhymi učen<text:span text:style-name="T996">e</text:span>jš<text:span text:style-name="T996">í</text:span>mi n<text:span text:style-name="T996">á</text:span>rodami, keď s nimi rovno kr<text:span text:style-name="T996">á</text:span>ča<text:span text:style-name="T996">ť</text:span> bud<text:span text:style-name="T996">ú,</text:span> čo sa len tak stať m<text:span text:style-name="T996">ô</text:span>že, jestli sa usilova<text:span text:style-name="T996">ť</text:span> bud<text:span text:style-name="T996">ú</text:span> jako in<text:span text:style-name="T996">é</text:span> n<text:span text:style-name="T996">á</text:span>rody; lebo tomu sa nik neteš<text:span text:style-name="T996">í</text:span>, keď dakto ponad pleco si naň pozrie. Ani slovensk<text:span text:style-name="T996">ý</text:span> n<text:span text:style-name="T996">ä</text:span>rod nezabudol na seba, čoho znakom je slovensk<text:span text:style-name="T996">á</text:span> akademija, slovensk<text:span text:style-name="T996">é</text:span> samostatn<text:span text:style-name="T996">é</text:span> gy<text:span text:style-name="T996">mná</text:span>zija a častejšie vyd<text:span text:style-name="T996">á</text:span>vanie kn<text:span text:style-name="T996">í</text:span>h. <text:span text:style-name="T996">I</text:span> ja teda s novou posia<text:span text:style-name="T996">ľ</text:span> nev<text:span text:style-name="T996">í</text:span>danou knihou s<text:span text:style-name="T996">t</text:span>upujem do sveta, nie len aby n<text:span text:style-name="T996">á</text:span>š n<text:span text:style-name="T996">á</text:span>rod už aj touto knihou rovn<text:span text:style-name="T996">ý</text:span> bol in<text:span text:style-name="T996">ý</text:span>m n<text:span text:style-name="T996">á</text:span>rodom, ale zvl<text:span text:style-name="T996">á</text:span>št<text:span text:style-name="T996">e</text:span> pre všeobecn<text:span text:style-name="T996">ú</text:span> potrebu a užitočnosť, a sice i pre star<text:span text:style-name="T996">ý</text:span>ch, ktor<text:span text:style-name="T996">í</text:span> chc<text:span text:style-name="T996">ú</text:span> ml<text:span text:style-name="T996">á</text:span>dež učiť, i pre mlad<text:span text:style-name="T996">ý</text:span>ch, ktor<text:span text:style-name="T996">í</text:span> dakedy svoje gazdovstvo sami vies<text:span text:style-name="T996">ť</text:span> bud<text:span text:style-name="T996">ú</text:span>. <text:span text:style-name="T996">Á</text:span>no ženskej ml<text:span text:style-name="T996">á</text:span>deži je najviac potrebn<text:span text:style-name="T996">á</text:span> t<text:span text:style-name="T996">á</text:span>to kniha, ponevač nik z n<text:span text:style-name="T996">á</text:span>s n<text:span text:style-name="T996">á</text:span>rodovcov si nežiada, aby naša slovensk<text:span text:style-name="T996">á</text:span> ml<text:span text:style-name="T996">á</text:span>dež držala sa novomodn<text:span text:style-name="T996">ý</text:span>ch obyčajo<text:span text:style-name="T996">v</text:span>, ktor<text:span text:style-name="T996">é</text:span> ju všetk<text:span text:style-name="T996">ý</text:span>m z<text:span text:style-name="T996">á</text:span>bav<text:span text:style-name="T996">á</text:span>m a nepotrebn<text:span text:style-name="T996">ý</text:span>m pletk<text:span text:style-name="T996">á</text:span>m priuč<text:span text:style-name="T996">u</text:span>j<text:span text:style-name="T996">ú</text:span>, len tomu nie, čo m<text:span text:style-name="T996">á</text:span> byť dievča v dome. Veď sa por<text:span text:style-name="T996">á</text:span>d st<text:span text:style-name="T996">á</text:span>va, že rodičia povyd<text:span text:style-name="T996">á</text:span>v<text:span text:style-name="T996">a</text:span>j<text:span text:style-name="T996">ú</text:span> svoje dc<text:span text:style-name="T996">é</text:span>ry do domov, kde samy musia, gazdovstvo vies<text:span text:style-name="T996">ť</text:span>, a naraz čo vykvitne? Mlad<text:span text:style-name="T996">á</text:span> gazdin<text:span text:style-name="T996">á</text:span>, ktor<text:span text:style-name="T996">á</text:span> mala vlastnoručne svojmu mužovi jedlo pripraviť, nevedela ani varechu do ruky chytiť, ba ani to, k čomu treba z<text:span text:style-name="T996">á</text:span>pražku robiť. <text:span text:style-name="T996">Č</text:span>i to neni smutn<text:span text:style-name="T996">á</text:span> lutrija pre mlad<text:span text:style-name="T996">é</text:span>ho manžela, ktor<text:span text:style-name="T996">ý</text:span> neuv<text:span text:style-name="T996">á</text:span>dza do domu d<text:span text:style-name="T996">á</text:span>mu, ale chce mať rozumn<text:span text:style-name="T996">ú</text:span> predstaven<text:span text:style-name="T996">ú</text:span> pre svoj cel<text:span text:style-name="T996">ý</text:span> dom? A koľke s<text:span text:style-name="T996">ú,</text:span> <text:span text:style-name="T996">č</text:span>o nevedia chlieb piecť, ej veru by bolo mnoho rekr<text:span text:style-name="T996">ú</text:span>tov z n<text:span text:style-name="T996">é</text:span>ch. Jak<text:span text:style-name="T996">á</text:span> je, to haňba potom, keď vid<text:span text:style-name="T996">í</text:span> muž, že jeho manželka, ešte len teraz mus<text:span text:style-name="T996">í</text:span> sa učiť variť, a kto je inštruktorom? Veľmi často sama služka, no a, keď t<text:span text:style-name="T996">á</text:span>to do svojho vrecka hrabe, <text:span text:style-name="T996">d</text:span>oista pod<text:span text:style-name="T996">á</text:span> kr<text:span text:style-name="T996">á</text:span>sne konto p<text:span text:style-name="T996">á</text:span>novi pre kuchy<text:span text:style-name="T996">ň</text:span>sk<text:span text:style-name="T996">é</text:span> potreby, <text:span text:style-name="T996">á</text:span>no aby v<text:span text:style-name="T996">á</text:span>m drah<text:span text:style-name="T996">í</text:span> čitatelia pr<text:span text:style-name="T996">í</text:span>klad uviedol, zn<text:span text:style-name="T996">á</text:span>m tun<text:span text:style-name="T996">á</text:span> v Pešti dom, kde p<text:span text:style-name="T996">á</text:span>n kuch<text:span text:style-name="T996">á</text:span>rke pre kuc<text:span text:style-name="T996">h</text:span>y<text:span text:style-name="T996">ň</text:span>u vyd<text:span text:style-name="T996">á</text:span> mesačne vyše sto zlat<text:span text:style-name="T996">ý</text:span>ch a ešte je kuch<text:span text:style-name="T996">á</text:span>rka tak<text:span text:style-name="T996">á</text:span> prešiban<text:span text:style-name="T996">á</text:span>, <text:span text:style-name="T996">ž</text:span>e neraz urob<text:span text:style-name="T996">í</text:span> falošn<text:span text:style-name="T996">ú</text:span> hov<text:span text:style-name="T996">ä</text:span>dziu polie<text:span text:style-name="T996">v</text:span>ku t. j. bez m<text:span text:style-name="T996">ä</text:span>sa; a jak ve<text:span text:style-name="T996">ľ</text:span>k<text:span text:style-name="T996">á</text:span> je familia? Manžel, manželka a male dieťa. Tu m<text:span text:style-name="T997">á</text:span>te obraz novo<text:span text:style-name="T997">m</text:span>odn<text:span text:style-name="T997">é</text:span>ho vychovavania <text:span text:style-name="T997">ž</text:span>ensk<text:span text:style-name="T997">é</text:span>ho pohlavia, ktor<text:span text:style-name="T997">é</text:span> často od klaviera až do najnovšieho rom<text:span text:style-name="T997">á</text:span>nu všetk<text:span text:style-name="T997">é</text:span>mu sa rozumie, ale hrniec k ohňu postaviť — ani za svet. Oproti tomu jak<text:span text:style-name="T997">é</text:span> je to šťastie, rozumn<text:span text:style-name="T997">ú</text:span> ma<text:span text:style-name="T997">ť</text:span> manželku pri gazdovstve, ktor<text:span text:style-name="T997">á</text:span> nie len že to vie, čo sa vo svete kon<text:span text:style-name="T997">á</text:span>, <text:span text:style-name="T997">č</text:span>o sa p<text:span text:style-name="T997">í</text:span>še v novin<text:span text:style-name="T997">á</text:span>ch, ale aj to <text:soft-page-break/>zn<text:span text:style-name="T997">á</text:span>, čo za povinnosti konať m<text:span text:style-name="T997">á</text:span> v dome, a keď tieto dobre kon<text:span text:style-name="T997">á</text:span>, je doista prvou perlou v dom<text:span text:style-name="T997">á</text:span>cnom poriadku, lebo to mi nik neodtaj<text:span text:style-name="T997">í</text:span>, <text:span text:style-name="T997">ž</text:span>e manželova povinnosť je: zaopatriť dom svoj<text:span text:style-name="T997">í</text:span>m zaroben<text:span text:style-name="T997">ý</text:span>m grošom, dom<text:span text:style-name="T997">á</text:span>ci poriadok <text:span text:style-name="T997">al</text:span>e zač<text:span text:style-name="T997">í</text:span>na sa od poriadnej manželky a kde je t<text:span text:style-name="T997">á</text:span>to, tam sa m<text:span text:style-name="T997">ô</text:span>že dom naz<text:span text:style-name="T997">ý</text:span>vať zemsk<text:span text:style-name="T997">ý</text:span>m rajom.</text:p>
        <text:p text:style-name="P221">M<text:span text:style-name="T997">á</text:span> tedy t<text:span text:style-name="T997">á</text:span>to kniha vznešen<text:span text:style-name="T997">ý</text:span> cie<text:span text:style-name="T997">ľ</text:span> vytknut<text:span text:style-name="T997">ý</text:span>, a ponev<text:span text:style-name="T997">á</text:span>č slovensk<text:span text:style-name="T997">ý</text:span> n<text:span text:style-name="T997">á</text:span>rod posia<text:span text:style-name="T997">ľ</text:span> tak<text:span text:style-name="T997">ú</text:span>to nevidel, dalo ono ve<text:span text:style-name="T997">ľ</text:span>a pr<text:span text:style-name="T997">á</text:span>ce nie len knihu sp<text:span text:style-name="T997">í</text:span>sať tak, aby neostala v pozad<text:span text:style-name="T997">í</text:span> za nemeck<text:span text:style-name="T997">ý</text:span>mi kuch<text:span text:style-name="T997">á</text:span>rskymi knihami, ale aby aj bola, každ<text:span text:style-name="T997">é</text:span>mu srozumite<text:span text:style-name="T997">ľ</text:span>n<text:span text:style-name="T997">á</text:span>; a, to len uzn<text:span text:style-name="T997">á</text:span>te, že každ<text:span text:style-name="T997">ý</text:span> začiatok je ťažk<text:span text:style-name="T997">ý</text:span>. Keby už ak<text:span text:style-name="T997">á</text:span> tak<text:span text:style-name="T997">á</text:span> mal<text:span text:style-name="T997">á</text:span> slovensk<text:span text:style-name="T997">á</text:span> kuch<text:span text:style-name="T997">á</text:span>rska knih<text:span text:style-name="T997">a</text:span> bola vyšla, bolo by mi <text:span text:style-name="T997">l</text:span>ahšie b<text:span text:style-name="T997">ý</text:span>valo shotoviť t<text:span text:style-name="T997">ú</text:span>to knihu, lebo by už bol našiel všelijak<text:span text:style-name="T997">é</text:span> kuch<text:span text:style-name="T997">á</text:span>rske v<text:span text:style-name="T997">ý</text:span>razy, či pre pr<text:span text:style-name="T997">á</text:span>ce či pre jedl<text:span text:style-name="T997">á</text:span>. Jestli dakto druh<text:span text:style-name="T997">ý</text:span> za m<text:span text:style-name="T997">n</text:span>ou s tak<text:span text:style-name="T997">ý</text:span>mto podujat<text:span text:style-name="T997">í</text:span>m vyst<text:span text:style-name="T997">ú</text:span>pi: ten bude mať skrze moju prv<text:span text:style-name="T997">ú</text:span> knihu jakoby chodn<text:span text:style-name="T997">í</text:span>k ku cieľu. lebo je lahšie už dačo hotov<text:span text:style-name="T997">é</text:span> premeniť, nežli p<text:span text:style-name="T997">ô</text:span>vodne to nap<text:span text:style-name="T997">í</text:span>sa<text:span text:style-name="T997">ť</text:span>, o čom ešte nik nevedel. Nakoľko mi možno b<text:span text:style-name="T997">olo,</text:span> <text:span text:style-name="T997">u</text:span>potrebil som nov<text:span text:style-name="T997">é</text:span> slovensk<text:span text:style-name="T997">é</text:span> v<text:span text:style-name="T997">ý</text:span>razy, avšak všade som pripojil aj star<text:span text:style-name="T997">ý</text:span> v<text:span text:style-name="T997">ý</text:span>raz, aby sa kuch<text:span text:style-name="T997">á</text:span>rka ne<text:span text:style-name="T997">s</text:span>m<text:span text:style-name="T997">ý</text:span>lila, a ponev<text:span text:style-name="T997">á</text:span>č najviac jed<text:span text:style-name="T997">á</text:span>l dľa svojej vlasti franc<text:span text:style-name="T997">ú</text:span>zsky znej<text:span text:style-name="T997">ú</text:span> dľa mena, toto som i ja ponechal, by sa zadržal p<text:span text:style-name="T997">ô</text:span>vod jedla, jako to i v druh<text:span text:style-name="T997">ý</text:span>ch knih<text:span text:style-name="T997">á</text:span>ch b<text:span text:style-name="T997">ý</text:span>va.</text:p>
        <text:p text:style-name="P221">Ešte p<text:span text:style-name="T997">á</text:span>r slov chcem prehovoriť k tomu pohlaviu, ktor<text:span text:style-name="T997">é</text:span>mu hlavne t<text:span text:style-name="T997">á</text:span>to kniha je venovan<text:span text:style-name="T997">á</text:span>, t. j. <text:span text:style-name="T997">n</text:span>aš<text:span text:style-name="T997">í</text:span>m, mil<text:span text:style-name="T997">ý</text:span>m slovensk<text:span text:style-name="T997">ý</text:span>m paniam a paničkam.</text:p>
        <text:p text:style-name="P221">Matky terajšieho mlad<text:span text:style-name="T997">é</text:span>ho pokolenia doista nemaly priležitosti, aby sa celkom boly mohly kuch<text:span text:style-name="T997">á</text:span>rstvo vyučiť, alebo aspoň aby sa lepšie doň rozum<text:span text:style-name="T997">e</text:span>ly, ponev<text:span text:style-name="T997">á</text:span>č nebolo knihy. A keď dc<text:span text:style-name="T997">é</text:span>ra m<text:span text:style-name="T997">á</text:span> vst<text:span text:style-name="T997">ú</text:span>piť do svojho gazdovstva a tiež len t<text:span text:style-name="T997">oľ</text:span>ko vie <text:span text:style-name="T997">k</text:span>o<text:span text:style-name="T997">ľ</text:span>ko jej matka, nie raz <text:span text:style-name="T997">j</text:span>u to omrz<text:span text:style-name="T997">í</text:span>, ke<text:span text:style-name="T997">ď</text:span> mnoho host<text:span text:style-name="T997">í</text:span> uv<text:span text:style-name="T997">í</text:span>tat’ mus<text:span text:style-name="T997">í</text:span>, pri <text:span text:style-name="T997">č</text:span>om si hlavu l<text:span text:style-name="T997">á</text:span>me: „<text:span text:style-name="T997">Čí</text:span>m <text:span text:style-name="T997">ž</text:span>e <text:span text:style-name="T997">í</text:span>ch uctime?<text:span text:style-name="T998">“</text:span> Manžel otvor<text:span text:style-name="T997">í</text:span> mešec na hostinu a t<text:span text:style-name="T997">ý</text:span>m zadosť učin<text:span text:style-name="T997">í</text:span> svojej povinnosti, ale keď pred hos<text:span text:style-name="T997">t</text:span>ov sa postav<text:span text:style-name="T997">í</text:span> d<text:span text:style-name="T997">á</text:span>ke nepodaren<text:span text:style-name="T997">é</text:span> jedlo, kto sa tu začerven<text:span text:style-name="T997">á?</text:span> Manžel od zlosti, manželka od ha<text:span text:style-name="T997">ň</text:span>by, <text:span text:style-name="T997">z</text:span> čoho neraz povstan<text:span text:style-name="T997">ú</text:span> ve<text:span text:style-name="T997">ľ</text:span>mi nemil<text:span text:style-name="T997">é</text:span> v<text:span text:style-name="T997">ý</text:span>javy. Ke<text:span text:style-name="T997">ď</text:span> v<text:span text:style-name="T997">ô</text:span>bec, sa ned<text:span text:style-name="T997">á</text:span> odtajiť <text:span text:style-name="T997">s</text:span>lov<text:span text:style-name="T997">á</text:span>kovi rozumnos<text:span text:style-name="T997">ť</text:span> a vtip ku všetk<text:span text:style-name="T997">ý</text:span>m pr<text:span text:style-name="T997">á</text:span>cam, t<text:span text:style-name="T997">ý</text:span>m menej sa d<text:span text:style-name="T997">á</text:span> odtaji<text:span text:style-name="T997">ť</text:span> naš<text:span text:style-name="T997">í</text:span>m driečnym <text:span text:style-name="T997">s</text:span>lovenk<text:span text:style-name="T997">á</text:span>m dobr<text:span text:style-name="T997">á</text:span> v<text:span text:style-name="T997">ô</text:span>ľa k učeniu a obratnosť <text:span text:style-name="T997">v</text:span> pr<text:span text:style-name="T997">á</text:span>ci, a keby sa ony kedy tedy sriekly, že to lebo on<text:span text:style-name="T997">é</text:span> jedlo pok<text:span text:style-name="T997">ú</text:span>sia sa srobit, doista, by ve<text:span text:style-name="T997">ľ</text:span>ke pokroky v kuch<text:span text:style-name="T997">á</text:span>rstve robily a najv<text:span text:style-name="T997">ätš</text:span>ej chv<text:span text:style-name="T997">á</text:span>ly by si tam z<text:span text:style-name="T997">í</text:span>skaly, kde by pri <text:soft-page-break/>dakom veľkolepom obede k. p. pri n<text:span text:style-name="T997">á</text:span>rod<text:span text:style-name="T997">ň</text:span>om bankete, pri hostinach na meniny at<text:span text:style-name="T997">d</text:span>. svojou rukou pom<text:span text:style-name="T997">á</text:span>haly. Neni teda zbytočn<text:span text:style-name="T997">á</text:span> t<text:span text:style-name="T997">á</text:span> rada, keby sa kamaratky sriekly, to lebo on<text:span text:style-name="T997">é</text:span> jedlo shotovi<text:span text:style-name="T997">ť</text:span>, a jest<text:span text:style-name="T997">á</text:span> im pri <text:span text:style-name="T997">í</text:span>ch obratnosti dobre vypadne, nech povolaj<text:span text:style-name="T997">ú</text:span> svoje matky, aby vid<text:span text:style-name="T997">e</text:span>ly, že ony už viac vedia o kuch<text:span text:style-name="T997">á</text:span>rstve, z <text:span text:style-name="T997">č</text:span>oho matky len radosť zacitia.</text:p>
        <text:p text:style-name="P221">Ke<text:span text:style-name="T997">ď</text:span> len t<text:span text:style-name="T997">ú</text:span> okolnosť do povahy vezneme, že naše h<text:span text:style-name="T997">or</text:span>nie kraje veľa ovociny rodia, či by nebol v<text:span text:style-name="T997">ä</text:span>tš<text:span text:style-name="T997">í</text:span> osoh, keby sa toto ovocie zav<text:span text:style-name="T997">á</text:span>ralo a tak pred<text:span text:style-name="T997">á</text:span>valo, čo tuna v Pešti velik<text:span text:style-name="T997">é</text:span> peniaze don<text:span text:style-name="T997">á</text:span>ša, kdežto keď sa surov<text:span text:style-name="T997">é</text:span> ovocie sv<text:span text:style-name="T997">áž</text:span>a, mnoho z neho sa pokaz<text:span text:style-name="T997">í</text:span> a osoh je pri tom všetkom mal<text:span text:style-name="T997">ý</text:span>. Ale kto chce ovocia zav<text:span text:style-name="T997">á</text:span>rať, ten sa tomu z povetria nenauč<text:span text:style-name="T997">í</text:span>, <text:span text:style-name="T997">á</text:span>no zo svojej zk<text:span text:style-name="T997">ús</text:span>enosti tvrd<text:span text:style-name="T997">í</text:span>m, že mnoh<text:span text:style-name="T997">í</text:span>, ktor<text:span text:style-name="T997">í</text:span> p<text:span text:style-name="T997">o</text:span>d<text:span text:style-name="T997">ľ</text:span>a nejednej nemeckej knihy zav<text:span text:style-name="T997">á</text:span>rali ovocie, nič nedocie<text:span text:style-name="T997">l</text:span>ili, p<text:span text:style-name="T997">o</text:span>nev<text:span text:style-name="T997">á</text:span>č s<text:span text:style-name="T997">a</text:span> ovocie zkazilo; teda nen<text:span text:style-name="T997">i</text:span> to pravda, <text:span text:style-name="T997">ž</text:span>e hoďajaka kuch<text:span text:style-name="T997">ár</text:span>ska kniha je dobr<text:span text:style-name="T997">á</text:span>. Jestli IX</text:p>
        <text:p text:style-name="P221">sa teda dakto v kuch<text:span text:style-name="T997">á</text:span>rstve chce vyučit a pevnou svojou v<text:span text:style-name="T997">ô</text:span>ľou aj sa sdokon<text:span text:style-name="T997">á</text:span>li: u toho ne<text:span text:style-name="T997">ni</text:span> kuch<text:span text:style-name="T997">á</text:span>rstvo viac remeslom, ale ono pož<text:span text:style-name="T997">í</text:span>va tu cenu u obecenstva; ktor<text:span text:style-name="T997">á</text:span> sa mu privlastňuje nemeck<text:span text:style-name="T997">ý</text:span>m vyrazom: <text:span text:style-name="T998">„</text:span>Kochkunst,<text:span text:style-name="T998">“</text:span> t. j. kuch<text:span text:style-name="T997">á</text:span>rske umenie, o to je aj pravda, že ku kuch<text:span text:style-name="T997">á</text:span>rstvu prisl<text:span text:style-name="T997">ú</text:span>cha dlh<text:span text:style-name="T997">á</text:span> a veľk<text:span text:style-name="T997">á</text:span> zk<text:span text:style-name="T997">ú</text:span>senosť, obozretnosť a trpezlivosť, <text:span text:style-name="T997">č</text:span>o sa pri každom umen<text:span text:style-name="T997">í</text:span> potrebuje. Kniha t<text:span text:style-name="T997">á</text:span>to teda bude nie len o tom vypr<text:span text:style-name="T997">á</text:span>vať, jako a čo sa m<text:span text:style-name="T997">á</text:span> variť, ale aj jako sa m<text:span text:style-name="T997">á</text:span> jedlo predložiť, alebo rozrezať a na mysu pokl<text:span text:style-name="T997">á</text:span>s<text:span text:style-name="T997">ť</text:span>; lebo ked sa hoďaj<text:span text:style-name="T997">a</text:span>ko poh<text:span text:style-name="T997">á</text:span>dže pred hosťa, už to tak nechut<text:span text:style-name="T997">í</text:span>, ako k<text:span text:style-name="T997">eď</text:span> je tak pripraven<text:span text:style-name="T997">é</text:span>, jako <text:span text:style-name="T997">č</text:span>oby vymalovan<text:span text:style-name="T997">é</text:span> bolo na stole.</text:p>
        <text:p text:style-name="P221">Vezmite teda pani<text:span text:style-name="T997">e</text:span> a paničky t<text:span text:style-name="T997">ú</text:span>to knihu do ruky s tou dobrou v<text:span text:style-name="T997">ô</text:span>ľou a s t<text:span text:style-name="T997">ý</text:span>m cieľom, jak<text:span text:style-name="T997">ý</text:span>m som ju ja za dlh<text:span text:style-name="T997">é</text:span> roky z vlastnej zk<text:span text:style-name="T997">ús</text:span>enosti spisoval, a jest<text:span text:style-name="T997">l</text:span>i <text:span text:style-name="T997">v</text:span>y budete pyšn<text:span text:style-name="T997">é</text:span> na va<text:span text:style-name="T997">š</text:span>u sbehlosť vo varen<text:span text:style-name="T997">í</text:span> ktorej sa z tejto knihy poduč<text:span text:style-name="T997">ít</text:span>e: t<text:span text:style-name="T997">ý</text:span>m pyšn<text:span text:style-name="T997">e</text:span>jš<text:span text:style-name="T997">í</text:span> budem ja, že tak driečne slovenky m<text:span text:style-name="T997">ô</text:span>žem menovať moj<text:span text:style-name="T997">í</text:span>mi usilovn<text:span text:style-name="T997">ý</text:span>mi žiačkam<text:span text:style-name="T997">í</text:span>.</text:p>
        <text:p text:style-name="P221"/>
        <text:h text:style-name="P219" text:outline-level="1"><text:span text:style-name="CharStyle4"><text:span text:style-name="T1155">Vydavateľ.</text:span></text:span></text:h>
        <text:h text:style-name="P309" text:outline-level="1"><text:span text:style-name="CharStyle4"><text:span text:style-name="T1156"/></text:span></text:h>
        <text:h text:style-name="P309" text:outline-level="1"><text:bookmark-start text:name="bookmark0"/><text:span text:style-name="CharStyle4"><text:span text:style-name="T1156">Predbežné poučenie o kuchy</text:span></text:span><text:span text:style-name="CharStyle4"><text:span text:style-name="T1157">ň</text:span></text:span><text:span text:style-name="CharStyle4"><text:span text:style-name="T1156">skom náradí a kuchárskych výrazoch.</text:span></text:span><text:bookmark-end text:name="bookmark0"/></text:h>
        <text:p text:style-name="P10"><text:soft-page-break/><text:span text:style-name="CharStyle6"><text:span text:style-name="T1156"/></text:span></text:p>
        <text:p text:style-name="P11"><text:span text:style-name="CharStyle6"><text:span text:style-name="T1156">I. Jako má byť kuchyňa postavená.</text:span></text:span></text:p>
        <text:p text:style-name="P89"><text:span text:style-name="CharStyle6"><text:span text:style-name="T1156"/></text:span></text:p>
        <text:p text:style-name="P91"><text:span text:style-name="CharStyle6"><text:span text:style-name="T1156">Čo sa kuchyne týka, nemôže sa v tom nikomu rozka­zovať ani predpisovať, ale napomenúť nezaškodí nikomu. Kde sa kuchyňa stavia, potrebné je na to ohľad brať, aby bola vidná a priestranná. Sporisko (obyčajne šparherd) má byť tak postavené, aby za n</text:span></text:span><text:span text:style-name="CharStyle6"><text:span text:style-name="T1158">í</text:span></text:span><text:span text:style-name="CharStyle6"><text:span text:style-name="T1156">m ohnisko (hiard) bolo, pri tom má byť pár vetrných pecí (vindofen), na ktorých sa cukor a iné veci v chytrosti chystať musia. Ohnisko je preto potrebné, poneváč mnohí neradi majú také pečenky, ktoré sa vo sporisku pečú, môžu sa teda pri otvorenom ohni piecť</text:span></text:span><text:span text:style-name="CharStyle6"><text:span text:style-name="T1285">;</text:span></text:span><text:span text:style-name="CharStyle6"><text:span text:style-name="T1156"> tak tiež druhé jedlá, jako b</text:span></text:span><text:span text:style-name="CharStyle6"><text:span text:style-name="T1285">ü</text:span></text:span><text:span text:style-name="CharStyle6"><text:span text:style-name="T1156">ftek a karbanádly, ktoré sa nad uhlami pečú, aby totiž smrad do komína išiel, ináčej celý dom smrdí. Pekárska pec, v ktorej cestá a rozličné pečivá piecť sa majú, má byť postavená naproti svetlu; pri varení nepečie sa pečivo na sporisku poriadne, obzvlášte mase</text:span></text:span><text:span text:style-name="CharStyle6"><text:span text:style-name="T1158">ln</text:span></text:span><text:span text:style-name="CharStyle6"><text:span text:style-name="T1156">é cesto pečie sa v peci o mnoho krajšie. Vedľa kuchyne je potrebná chyža, kde sa všeličo k jedlám pripravuje, podzemná vidn</text:span></text:span><text:span text:style-name="CharStyle6"><text:span text:style-name="T1158">á</text:span></text:span><text:span text:style-name="CharStyle6"><text:span text:style-name="T1156"> komora je tiež potrebná na lizy </text:span></text:span><text:span text:style-name="CharStyle6"><text:span text:style-name="T1158">(</text:span></text:span><text:span text:style-name="CharStyle6"><text:span text:style-name="T1156">sulce</text:span></text:span><text:span text:style-name="CharStyle6"><text:span text:style-name="T1158">)</text:span></text:span><text:span text:style-name="CharStyle6"><text:span text:style-name="T1156"> a jiné chladné prípravy, jako i osobytná stolmi zaopatrená chyža na umývanie riadu. Ďalej má byť v kuchyni kot</text:span></text:span><text:span text:style-name="CharStyle6"><text:span text:style-name="T1158">ô</text:span></text:span><text:span text:style-name="CharStyle6"><text:span text:style-name="T1156">l, kde sa voda hreje; na čistú vodu vaňa s vrchnákom, ktorá každodenne má sa vymyť. Pek</text:span></text:span><text:span text:style-name="CharStyle6"><text:span text:style-name="T1158">ac</text:span></text:span><text:span text:style-name="CharStyle6"><text:span text:style-name="T1156">ie rúry majú byť do svetla obrátené, stoly so stolkami (</text:span></text:span><text:span text:style-name="CharStyle6"><text:span text:style-name="T1158">š</text:span></text:span><text:span text:style-name="CharStyle6"><text:span text:style-name="T1156">uplodnami); tably </text:span></text:span><text:span text:style-name="CharStyle6"><text:span text:style-name="T1158">(</text:span></text:span><text:span text:style-name="CharStyle6"><text:span text:style-name="T1156">tá</text:span></text:span><text:span text:style-name="CharStyle6"><text:span text:style-name="T1158">fl</text:span></text:span><text:span text:style-name="CharStyle6"><text:span text:style-name="T1156">e</text:span></text:span><text:span text:style-name="CharStyle6"><text:span text:style-name="T1158">)</text:span></text:span><text:span text:style-name="CharStyle6"><text:span text:style-name="T1156"> majú byť z čistého</text:span></text:span><text:span text:style-name="CharStyle11"><text:span text:style-name="T1156"> </text:span></text:span><text:span text:style-name="CharStyle6"><text:span text:style-name="T1156">tvrdého dreva a čo najpríhodnejšie majú sa postavať. Do okola majú byt police, kde sa kastr</text:span></text:span><text:span text:style-name="CharStyle6"><text:span text:style-name="T1158">o</text:span></text:span><text:span text:style-name="CharStyle6"><text:span text:style-name="T1156">le klásť a pokrievky vešať budú; kastr</text:span></text:span><text:span text:style-name="CharStyle6"><text:span text:style-name="T1158">o</text:span></text:span><text:span text:style-name="CharStyle6"><text:span text:style-name="T1156">le a hrnce tak sa klásť majú na police, aby z vnútra povetrie mal</text:span></text:span><text:span text:style-name="CharStyle6"><text:span text:style-name="T1158">y</text:span></text:span><text:span text:style-name="CharStyle6"><text:span text:style-name="T1156">, keď sa potrebujú, majú sa opláknuť čistou vodou. Na </text:span></text:span><text:span text:style-name="CharStyle6"><text:span text:style-name="T1158">f</text:span></text:span><text:span text:style-name="CharStyle6"><text:span text:style-name="T1156">urmy a veľké mysy </text:span></text:span><text:span text:style-name="CharStyle6"><text:span text:style-name="T1158">(v</text:span></text:span><text:span text:style-name="CharStyle6"><text:span text:style-name="T1156">ajdlingy</text:span></text:span><text:span text:style-name="CharStyle6"><text:span text:style-name="T1158">)</text:span></text:span><text:span text:style-name="CharStyle6"><text:span text:style-name="T1156"> je potrebná kas</text:span></text:span><text:span text:style-name="CharStyle6"><text:span text:style-name="T1158">ň</text:span></text:span><text:span text:style-name="CharStyle6"><text:span text:style-name="T1156">a s poličkami a mrežovými dvierkami, aby mala povetrie, </text:span></text:span><text:span text:style-name="CharStyle6"><text:span text:style-name="T1158">f</text:span></text:span><text:span text:style-name="CharStyle6"><text:span text:style-name="T1156">urmy čisto sa majú držať; keď sa vyprázdnia, musia sa často vymyť, suchou handrou utrieť a na určité miesto položiť; kuchynský riad, </text:span></text:span><text:span text:style-name="CharStyle6"><text:span text:style-name="T1158">š</text:span></text:span><text:span text:style-name="CharStyle6"><text:span text:style-name="T1156">a</text:span></text:span><text:span text:style-name="CharStyle6"><text:span text:style-name="T1158">fl</text:span></text:span><text:span text:style-name="CharStyle6"><text:span text:style-name="T1156">e, krhly a jiné veci ne­majú sa brať na inšiu potrebu, jako do kuchyne; čo je na varenie a pitie, má ostať čisté. Medené kastr</text:span></text:span><text:span text:style-name="CharStyle6"><text:span text:style-name="T1158">o</text:span></text:span><text:span text:style-name="CharStyle6"><text:span text:style-name="T1156">le majú by</text:span></text:span><text:span text:style-name="CharStyle6"><text:span text:style-name="T1158">ť</text:span></text:span><text:span text:style-name="CharStyle6"><text:span text:style-name="T1156"> viac vysoké nežli široké, k čomu i pokrievky patria. Je síce pravda, že medené náradie je drahšie nežli iné, ale preto aj trvácnejšie. Kto teda medený riad kupuje, nech na to hľadí, aby bol massivne srobený a z vnútra dobre </text:span></text:span><text:soft-page-break/><text:span text:style-name="CharStyle6"><text:span text:style-name="T1156">vycinovaný. V takýchto kastroloch nemajú sa zápražky robiť, tým menej červenobrunátne, lebo tým veľmi sa kazí c</text:span></text:span><text:span text:style-name="CharStyle6"><text:span text:style-name="T1158">i</text:span></text:span><text:span text:style-name="CharStyle6"><text:span text:style-name="T1156">novanie; nemajú sa z vnútra pieskom drieť (rajbať</text:span></text:span><text:span text:style-name="CharStyle6"><text:span text:style-name="T1158">)</text:span></text:span><text:span text:style-name="CharStyle6"><text:span text:style-name="T1156"> keď aj na dne dačo pri­horelo, vtedy nech sa dá do</text:span></text:span><text:span text:style-name="CharStyle6"><text:span text:style-name="T1158">ň</text:span></text:span><text:span text:style-name="CharStyle6"><text:span text:style-name="T1156"> popola a vody, a nech sa nechá stáť na teple, </text:span></text:span><text:span text:style-name="CharStyle6"><text:span text:style-name="T1158">í</text:span></text:span><text:span text:style-name="CharStyle6"><text:span text:style-name="T1156">m sa prihorené samo od seba odmo</text:span></text:span><text:span text:style-name="CharStyle6"><text:span text:style-name="T1158">čí.</text:span></text:span><text:span text:style-name="CharStyle6"><text:span text:style-name="T1156"> Kto si teda medený c</text:span></text:span><text:span text:style-name="CharStyle6"><text:span text:style-name="T1158">i</text:span></text:span><text:span text:style-name="CharStyle6"><text:span text:style-name="T1156">novaný riad udržať chce, musí na to pozo­rovať, aby pozostalé, zv</text:span></text:span><text:span text:style-name="CharStyle6"><text:span text:style-name="T1158">l</text:span></text:span><text:span text:style-name="CharStyle6"><text:span text:style-name="T1156">ášte kyslé jedlá nenechaly sa v kastr</text:span></text:span><text:span text:style-name="CharStyle6"><text:span text:style-name="T1158">o</text:span></text:span><text:span text:style-name="CharStyle6"><text:span text:style-name="T1156">le, na to je hlinený alebo porcel</text:span></text:span><text:span text:style-name="CharStyle6"><text:span text:style-name="T1158">a</text:span></text:span><text:span text:style-name="CharStyle6"><text:span text:style-name="T1156">nový riad potrebný. Poneváč vo zle cínovaných </text:span></text:span><text:span text:style-name="CharStyle6"><text:span text:style-name="T1158">k</text:span></text:span><text:span text:style-name="CharStyle6"><text:span text:style-name="T1156">astr</text:span></text:span><text:span text:style-name="CharStyle6"><text:span text:style-name="T1158">o</text:span></text:span><text:span text:style-name="CharStyle6"><text:span text:style-name="T1156">loch varené jedlá zdraviu škodia, napomínam mnohých, aby odložili skúposť alebo nedbanliv</text:span></text:span><text:span text:style-name="CharStyle6"><text:span text:style-name="T1158">o</text:span></text:span><text:span text:style-name="CharStyle6"><text:span text:style-name="T1156">sť, a aby si </text:span></text:span><text:span text:style-name="CharStyle6"><text:span text:style-name="T1158">í</text:span></text:span><text:span text:style-name="CharStyle6"><text:span text:style-name="T1156">ch dali zac</text:span></text:span><text:span text:style-name="CharStyle6"><text:span text:style-name="T1158">i</text:span></text:span><text:span text:style-name="CharStyle6"><text:span text:style-name="T1156">novať, veď jedlo je k udr­žaniu, nie ale k ukráteniu zdravia. Potrebné sú všelijaké panvice (p</text:span></text:span><text:span text:style-name="CharStyle6"><text:span text:style-name="T1158">f</text:span></text:span><text:span text:style-name="CharStyle6"><text:span text:style-name="T1156">anne) na varenie rýb, ktoré podľa toho, čo sa varí, majú byť lebo dlhé, lebo okrúhle, alebo uh</text:span></text:span><text:span text:style-name="CharStyle6"><text:span text:style-name="T1158">l</text:span></text:span><text:span text:style-name="CharStyle6"><text:span text:style-name="T1156">até, tak tiež tepše na karbanádle </text:span></text:span><text:span text:style-name="CharStyle6"><text:span text:style-name="T1158">atď</text:span></text:span><text:span text:style-name="CharStyle6"><text:span text:style-name="T1156">. V kuchyni majú byť na výber rozličné </text:span></text:span><text:span text:style-name="CharStyle6"><text:span text:style-name="T1158">f</text:span></text:span><text:span text:style-name="CharStyle6"><text:span text:style-name="T1156">urmy na s</text:span></text:span><text:span text:style-name="CharStyle6"><text:span text:style-name="T1158">ul</text:span></text:span><text:span text:style-name="CharStyle6"><text:span text:style-name="T1156">ce, plamanše a </text:span></text:span><text:span text:style-name="CharStyle6"><text:span text:style-name="T1158">in</text:span></text:span><text:span text:style-name="CharStyle6"><text:span text:style-name="T1156">é jedlá, obr</text:span></text:span><text:span text:style-name="CharStyle6"><text:span text:style-name="T1158">uč</text:span></text:span><text:span text:style-name="CharStyle6"><text:span text:style-name="T1156">né (rajfové) </text:span></text:span><text:span text:style-name="CharStyle6"><text:span text:style-name="T1158">f</text:span></text:span><text:span text:style-name="CharStyle6"><text:span text:style-name="T1156">urmy, ktoré majú v prostriedku vyčnievajúcu dieru, drobné formičky rozličnej ve</text:span></text:span><text:span text:style-name="CharStyle6"><text:span text:style-name="T1158">l</text:span></text:span><text:span text:style-name="CharStyle6"><text:span text:style-name="T1156">ikosti majú tiež byť pohotov</text:span></text:span><text:span text:style-name="CharStyle6"><text:span text:style-name="T1158">e</text:span></text:span><text:span text:style-name="CharStyle6"><text:span text:style-name="T1156">.</text:span></text:span></text:p>
        <text:p text:style-name="P89"><text:span text:style-name="CharStyle6"><text:span text:style-name="T1158">Č</text:span></text:span><text:span text:style-name="CharStyle6"><text:span text:style-name="T1156">o sa samého varenia týka, tu musím hlavne tú osobu napomenúť, ktorej je kuchyňa s</text:span></text:span><text:span text:style-name="CharStyle6"><text:span text:style-name="T1158">v</text:span></text:span><text:span text:style-name="CharStyle6"><text:span text:style-name="T1156">erená, </text:span></text:span><text:span text:style-name="CharStyle6"><text:span text:style-name="T1158">te</text:span></text:span><text:span text:style-name="CharStyle6"><text:span text:style-name="T1156">da kuchárku, klučiarku alebo samú gazdinú. V ktorom </text:span></text:span><text:span text:style-name="CharStyle6"><text:span text:style-name="T1158">d</text:span></text:span><text:span text:style-name="CharStyle6"><text:span text:style-name="T1156">o</text:span></text:span><text:span text:style-name="CharStyle6"><text:span text:style-name="T1158">m</text:span></text:span><text:span text:style-name="CharStyle6"><text:span text:style-name="T1156">e každodenne s</text:span></text:span><text:span text:style-name="CharStyle6"><text:span text:style-name="T1158">a</text:span></text:span><text:span text:style-name="CharStyle6"><text:span text:style-name="T1156"> kupuje do kuchyni príprava, má sa to stať vždy deň pred­tým, tak jako i jedlá pre budúci deň vždy deň predtým sa určiť majú, lebo často sa stáva, že pre všelijaké príčiny neprinde kuchárka na čas domov, alebo nedostane to, čo chcela, potom ešte len začne mysleť, čo má miesto toho nakúpiť, pri čom čas pekne ubehne a neraz sladké veci s kyslími pri jednom a tom istom obede paradirova</text:span></text:span><text:span text:style-name="CharStyle6"><text:span text:style-name="T1158">ť</text:span></text:span><text:span text:style-name="CharStyle6"><text:span text:style-name="T1156"> musia, a Boh vie, jako sú schystané! Jako teda v každej veci je poriadok dušou, tak ani v kuchyni nesmie on schádzať, lebo z ne­poriadnej kuchyne nemôže vynsť poriadne pripravené jedlo a takéto nedodá človekovi tú dobrú vôľu a chuť, ktorá ztrovenie napomáha a vôbec život obvese</text:span></text:span><text:span text:style-name="CharStyle6"><text:span text:style-name="T1158">l</text:span></text:span><text:span text:style-name="CharStyle6"><text:span text:style-name="T1156">uje. Každý nech za­opatrí svoju kuchyňu potrebnými vecami podľa toho, koľko má peňazí, pre chudobného nech je mierou jednoduchosť, bohatý ale nech sa nedá zahaňbiť sk</text:span></text:span><text:span text:style-name="CharStyle6"><text:span text:style-name="T1158">ú</text:span></text:span><text:span text:style-name="CharStyle6"><text:span text:style-name="T1156">posťou, lebo to každému divne pripadá, keď pri zlatom prstene a iných šperkoch po­čujeme v žalúdku cigáňov hrať. Nech panuje teda v kuchyni poriadok a aj tam nech sú hodiny kommandantom, ktorý každému, počnúc od kuchárky až po najposlednejšieho </text:span></text:span><text:soft-page-break/><text:span text:style-name="CharStyle6"><text:span text:style-name="T1156">sluhu, jeho povinnosti v pamäť uvádza, čo všetko od dobrého prí­kladu kuchára alebo kuchárky závisí. Osoh z poriadku za­cíti nie len panstvo, ktorému sa služby konajú, ale aj samo služebníctvo, jestli svoj dom a svoje gazdovstvo založí, lebo poriadok donáša stonásobný osoh. K poriadku patrí aj čistotnosť, ktorá sa nado všetko v každej aj tej najchu­dobnejšej kuchynke odporúča. Kuchyňa má sa každý deň vymiesť; tably, </text:span></text:span><text:span text:style-name="CharStyle6"><text:span text:style-name="T1158">š</text:span></text:span><text:span text:style-name="CharStyle6"><text:span text:style-name="T1156">a</text:span></text:span><text:span text:style-name="CharStyle6"><text:span text:style-name="T1158">fl</text:span></text:span><text:span text:style-name="CharStyle6"><text:span text:style-name="T1156">e a iné náradie má sa po každom upo­trebení lúhom a pieskom vydrieť </text:span></text:span><text:span text:style-name="CharStyle6"><text:span text:style-name="T1158">(</text:span></text:span><text:span text:style-name="CharStyle6"><text:span text:style-name="T1156">vyrajbať); stena a dlážka, ktorá pri umývaní sa u</text:span></text:span><text:span text:style-name="CharStyle6"><text:span text:style-name="T1158">f</text:span></text:span><text:span text:style-name="CharStyle6"><text:span text:style-name="T1156">rka, má sa tiež čisto držať, ináčej sa zahniezdia do kuchyne tí najhnusnejší hostia t. j. šváby, proti ktorým nezameškám zdeliť prosriedok, ktorým najľahšie vyplieniť sa môžu. Keď teda každá kuchyňa podľa svojej potreby patričnými vecami zaopatrená a v nej odporúčaný poriadok zachovávať sa bude: môže sa podľa tejto knihy to najskvelejšie alebo najjednodu</text:span></text:span><text:span text:style-name="CharStyle6"><text:span text:style-name="T1158">c</text:span></text:span><text:span text:style-name="CharStyle6"><text:span text:style-name="T1156">hejšie jedlo po chuti pripraviť; čoho dôkazom je to, že gró</text:span></text:span><text:span text:style-name="CharStyle6"><text:span text:style-name="T1158">f</text:span></text:span><text:span text:style-name="CharStyle6"><text:span text:style-name="T1156">i a iní veľkí páni neraz lepšie si zapoludňovali pri istých príležitosťach v sedliackej chalupe</text:span></text:span><text:span text:style-name="CharStyle11"><text:span text:style-name="T1156"> </text:span></text:span><text:span text:style-name="CharStyle6"><text:span text:style-name="T1156">nežli pri svojom bohat</text:span></text:span><text:span text:style-name="CharStyle6"><text:span text:style-name="T1158">e</text:span></text:span><text:span text:style-name="CharStyle6"><text:span text:style-name="T1156"> obdarenom stole. Tak k. pr. istý gróf prindúc v čas svojho cestovania, do sedliackeho domčoku pýtal sa, čo môže dostať k jedeniu. Sedliačka pripomnela žiarenú pečenku (rostbratl) a ju hneď aj pripravila hosťovi, čo on to</text:span></text:span><text:span text:style-name="CharStyle6"><text:span text:style-name="T1158">u</text:span></text:span><text:span text:style-name="CharStyle6"><text:span text:style-name="T1156"> najvätšou chuťou sfaklil. Prindúc domov, roz­prával toto pohostenie svojím domácim a naložil zo žartu svojmu kuchárovi, aby preukázal, že mu aj on po chuti tú pečenku pripraví, ale — žiarená peče</text:span></text:span><text:span text:style-name="CharStyle6"><text:span text:style-name="T1158">ňa</text:span></text:span><text:span text:style-name="CharStyle6"><text:span text:style-name="T1156"> bola priveľmi žiarená t. j. prihorená. Hľa! to najjednoduch</text:span></text:span><text:span text:style-name="CharStyle6"><text:span text:style-name="T1158">e</text:span></text:span><text:span text:style-name="CharStyle6"><text:span text:style-name="T1156">jšie jedlo po­darí sa pri rozumnosti i nesbehlej v kuchárstve osobe, kdežto nedbanlivosť alebo neopatrnosť aj vyučeného kuchára zahaňbiť a prezradiť môže. Neni teda pravda, že pri plnej zásobnice (špajse) musí sa dobre variť, lebo k dobrému vareniu i toho najjednoduchšieho jedla požaduje sa rozumnosť a cvičenie, k čomu táto kniha kaž­dému pr</text:span></text:span><text:span text:style-name="CharStyle6"><text:span text:style-name="T1159">i</text:span></text:span><text:span text:style-name="CharStyle6"><text:span text:style-name="T1156">ležitosť poskytuje.</text:span></text:span></text:p>
        <text:p text:style-name="P117"><text:span text:style-name="CharStyle6"><text:span text:style-name="T1156"/></text:span></text:p>
        <text:p text:style-name="P118"><text:span text:style-name="CharStyle6"><text:span text:style-name="T1156">II. O rozličnom pri varení potrebnom riade.</text:span></text:span></text:p>
        <text:p text:style-name="P89"><text:span text:style-name="CharStyle6"><text:span text:style-name="T1156"/></text:span></text:p>
        <text:p text:style-name="P91"><text:span text:style-name="CharStyle6"><text:span text:style-name="T1156">Každá rozumná gazdina dobre vie. čo do kuchyne patrí a prečo, preto ne</text:span></text:span><text:span text:style-name="CharStyle6"><text:span text:style-name="T1159">í</text:span></text:span><text:span text:style-name="CharStyle6"><text:span text:style-name="T1156">dem tuná spomínať veci, jako sú: válok, korýtko, dasku na miesenie at</text:span></text:span><text:span text:style-name="CharStyle6"><text:span text:style-name="T1159">ď</text:span></text:span><text:span text:style-name="CharStyle6"><text:span text:style-name="T1156">., </text:span></text:span><text:soft-page-break/><text:span text:style-name="CharStyle6"><text:span text:style-name="T1156">lebo tieto veci v tej naj­bohatšej jako i najchudobnejšej kuchyni sa nachádzajú pre všeobecnú svoju potrebu. Stáva sa ale, že v nektorých, čo len trochu zámožnejších domoch radi vidia istú rozmanitosť a zmenu v jedlách, aby sa v tej istej podobe človekovi nezunovaly, a z tejto príčiny uvádzam tu nektoré podrobnejšie veci, ktoré pre rozličné pripravenie jedál sú potrebné, a sice:</text:span></text:span></text:p>
        <text:p text:style-name="P92"><text:span text:style-name="CharStyle6"><text:span text:style-name="T1156">1. Dlábatká (Hohleisen) sú rozličné okrúhle alebo podlhovaté dlátka, ktorých výrezok (Ausschnit</text:span></text:span><text:span text:style-name="CharStyle6"><text:span text:style-name="T1159">t</text:span></text:span><text:span text:style-name="CharStyle6"><text:span text:style-name="T1156">) podobá sa srdcu, polmesiacu alebo iným figurám, tak že ke</text:span></text:span><text:span text:style-name="CharStyle6"><text:span text:style-name="T1159">ď</text:span></text:span><text:span text:style-name="CharStyle6"><text:span text:style-name="T1156"> sa vydlabuje k. pr. mrkva, kaleráb, cibu</text:span></text:span><text:span text:style-name="CharStyle6"><text:span text:style-name="T1159">l</text:span></text:span><text:span text:style-name="CharStyle6"><text:span text:style-name="T1156">a a iné veci, tieto vyrezané kúsky dostanú tiež takú podobu, ktorá pre svoju novotu pri­vábi chuť.</text:span></text:span></text:p>
        <text:p text:style-name="P92"><text:span text:style-name="CharStyle6"><text:span text:style-name="T1156">2. Vypichovadlá (Ausstecher</text:span></text:span><text:span text:style-name="CharStyle6"><text:span text:style-name="T1159">)</text:span></text:span><text:span text:style-name="CharStyle6"><text:span text:style-name="T1156"> sú okrúhle cievky (rúry) všelijakej velikosti podľa toho, k čomu dakto vypichuje cesto; tak k. pr. pri vypichovaní šišiek (krapňov, pam­púchov) sú vypichovadlá lebo vätšie lebo menšie a kde tu sú aj rukove</text:span></text:span><text:span text:style-name="CharStyle6"><text:span text:style-name="T1159">ď</text:span></text:span><text:span text:style-name="CharStyle6"><text:span text:style-name="T1156">ou (grifom, uchom) zaopatrené: môžu ony byť hladké alebo zubkovaté okolo krajov.</text:span></text:span></text:p>
        <text:p text:style-name="P93"><text:span text:style-name="CharStyle6"><text:span text:style-name="T1156">3. Mosadzený kotlík, ktorý sa rozoznáva od vätšieho kuchy</text:span></text:span><text:span text:style-name="CharStyle6"><text:span text:style-name="T1159">ň</text:span></text:span><text:span text:style-name="CharStyle6"><text:span text:style-name="T1156">ského kotla pre svoju potrebu, je veľmi po­trebný na rozbitie s</text:span></text:span><text:span text:style-name="CharStyle6"><text:span text:style-name="T1159">ň</text:span></text:span><text:span text:style-name="CharStyle6"><text:span text:style-name="T1156">ahu; je on okrúhly a na boku sú pri­pevnené dve ušká zo železa, aby pri práci pevne sa mohol prichytiť.</text:span></text:span></text:p>
        <text:p text:style-name="P93"><text:span text:style-name="CharStyle6"><text:span text:style-name="T1156">4. Tepša (plavo</text:span></text:span><text:span text:style-name="CharStyle6"><text:span text:style-name="T1159">n</text:span></text:span><text:span text:style-name="CharStyle6"><text:span text:style-name="T1156">) sa podobá vätšiemu kastr</text:span></text:span><text:span text:style-name="CharStyle6"><text:span text:style-name="T1159">o</text:span></text:span><text:span text:style-name="CharStyle6"><text:span text:style-name="T1156">lu s tým rozdielom, že nemá tak vysoký kraj, ale len na poldruha palca, ostatne môže byť okruhlý alebo štyrouhlatý a upotrebuje sa k pripravovaniu karbanádlov, filé i iných veci.</text:span></text:span></text:p>
        <text:p text:style-name="P93"><text:span text:style-name="CharStyle6"><text:span text:style-name="T1156">5. Zubkovatý nôž je k vyzubkovaniu mrkvy, kale­rábu, krumpiel a jab</text:span></text:span><text:span text:style-name="CharStyle6"><text:span text:style-name="T1159">l</text:span></text:span><text:span text:style-name="CharStyle6"><text:span text:style-name="T1156">čok a tak sa s n</text:span></text:span><text:span text:style-name="CharStyle6"><text:span text:style-name="T1159">í</text:span></text:span><text:span text:style-name="CharStyle6"><text:span text:style-name="T1156">m zachádza, jako ke</text:span></text:span><text:span text:style-name="CharStyle6"><text:span text:style-name="T1159">ď</text:span></text:span><text:span text:style-name="CharStyle6"><text:span text:style-name="T1156"> sa obyčajným nožom krumple škrabú, teda nie aby sa s ním rezalo jako s obyčajným nožom, lebo potom nikto ne­uvidí zúbky; potrebuje sa on aj na garnirovanie mäsa a k iným prípravám.</text:span></text:span></text:p>
        <text:p text:style-name="P93"><text:span text:style-name="CharStyle6"><text:span text:style-name="T1156">6. Zubkad</text:span></text:span><text:span text:style-name="CharStyle6"><text:span text:style-name="T1159">l</text:span></text:span><text:span text:style-name="CharStyle6"><text:span text:style-name="T1156">o (Zwicker) menuje sa stroj podobný nožničkám, k čomu ešte patrí struna, aby totiž pri z</text:span></text:span><text:span text:style-name="CharStyle6"><text:span text:style-name="T1159">u</text:span></text:span><text:span text:style-name="CharStyle6"><text:span text:style-name="T1156">bkovaní cesta samo sa otváralo a cesto aby sa tak neprilipovalo.</text:span></text:span></text:p>
        <text:p text:style-name="P3"><text:span text:style-name="CharStyle6"><text:span text:style-name="T1156"/></text:span></text:p>
        <text:p text:style-name="P7"><text:span text:style-name="CharStyle6"><text:span text:style-name="T1159">II</text:span></text:span><text:span text:style-name="CharStyle6"><text:span text:style-name="T1156">l. Názevy iných pri varení potrebných vecí.</text:span></text:span></text:p>
        <text:p text:style-name="P89"><text:span text:style-name="CharStyle6"><text:span text:style-name="T1156"/></text:span></text:p>
        <text:p text:style-name="P91"><text:span text:style-name="CharStyle6"><text:span text:style-name="T1156">Okrem horespomenutých vecí sú ešte i iné pri kuchár­stve potrebné, ktoré </text:span></text:span><text:soft-page-break/><text:span text:style-name="CharStyle6"><text:span text:style-name="T1156">ale sa nekupujú, lež sám, kto varí, musí si ich pripraviť a preto som </text:span></text:span><text:span text:style-name="CharStyle6"><text:span text:style-name="T1159">í</text:span></text:span><text:span text:style-name="CharStyle6"><text:span text:style-name="T1156">ch od vr</text:span></text:span><text:span text:style-name="CharStyle6"><text:span text:style-name="T1159">c</text:span></text:span><text:span text:style-name="CharStyle6"><text:span text:style-name="T1156">hních oddelil. Sem patrí:</text:span></text:span></text:p>
        <text:p text:style-name="P93"><text:span text:style-name="CharStyle6"><text:span text:style-name="T1156">1. Para (Dunst); je potrebná na prípravy všelijakých jedál, ktoré sa v pare z polovice varia, z polovice pečú. Ná­doba musí byť dosť vysoká a priestranná jako furma; nemá sa pokrievkou celkom zakryť. K tomu istému cieľu slúž</text:span></text:span><text:span text:style-name="CharStyle6"><text:span text:style-name="T1159">í</text:span></text:span><text:span text:style-name="CharStyle6"><text:span text:style-name="T1156"> aj uhlatá tepša, ktorá stáť má na horúcom sporisku; do nej sa naleje vody, a prichystané omáčky, rago a jiné prípravy v</text:span></text:span><text:span text:style-name="CharStyle11"><text:span text:style-name="T1156"> </text:span></text:span><text:span text:style-name="CharStyle6"><text:span text:style-name="T1156">zakrytých nádobách do nej sa poklad</text:span></text:span><text:span text:style-name="CharStyle6"><text:span text:style-name="T1159">ú</text:span></text:span><text:span text:style-name="CharStyle6"><text:span text:style-name="T1156">, aby ku potrebe horúce boly.</text:span></text:span></text:p>
        <text:p text:style-name="P94"><text:span text:style-name="CharStyle6"><text:span text:style-name="T1156">2. Lezon je taká príprava, ktorá slúži ku bielym omáčkam. Robí sa tak, že pár ž</text:span></text:span><text:span text:style-name="CharStyle6"><text:span text:style-name="T1159">l</text:span></text:span><text:span text:style-name="CharStyle6"><text:span text:style-name="T1156">tkov s citronovou šťavou (saftom) sa rozmieša a cez sitko sa precedí.</text:span></text:span></text:p>
        <text:p text:style-name="P94"><text:span text:style-name="CharStyle6"><text:span text:style-name="T1156">3. Lezon ku kr</text:span></text:span><text:span text:style-name="CharStyle6"><text:span text:style-name="T1159">e</text:span></text:span><text:span text:style-name="CharStyle6"><text:span text:style-name="T1156">mom sa tak pripraví, že ž</text:span></text:span><text:span text:style-name="CharStyle6"><text:span text:style-name="T1159">l</text:span></text:span><text:span text:style-name="CharStyle6"><text:span text:style-name="T1156">tky, koľko je potrebné, sa rozmiešajú a cez sitko precedia.</text:span></text:span></text:p>
        <text:p text:style-name="P94"><text:span text:style-name="CharStyle6"><text:span text:style-name="T1156">4. Legirovať znamená: zvýš prichystaný lezon pod ustavičným miešaním do horúcej omáčky lebo kr</text:span></text:span><text:span text:style-name="CharStyle6"><text:span text:style-name="T1159">e</text:span></text:span><text:span text:style-name="CharStyle6"><text:span text:style-name="T1156">mu za­miešať a zakryté dať do pary.</text:span></text:span></text:p>
        <text:p text:style-name="P94"><text:span text:style-name="CharStyle6"><text:span text:style-name="T1156">5. Krodon, ktorý slúži k rozličným prípravám chlad­ných a teplých jedál, sú všelijaké zo žeml</text:span></text:span><text:span text:style-name="CharStyle6"><text:span text:style-name="T1159">í</text:span></text:span><text:span text:style-name="CharStyle6"><text:span text:style-name="T1156">, cesta, zelených a iných vecí povykrajované alebo vydlabané fig</text:span></text:span><text:span text:style-name="CharStyle6"><text:span text:style-name="T1159">u</text:span></text:span><text:span text:style-name="CharStyle6"><text:span text:style-name="T1156">rky; toto slúži nie len k okrase ale aj k lepšej chuti.</text:span></text:span></text:p>
        <text:p text:style-name="P94"><text:span text:style-name="CharStyle6"><text:span text:style-name="T1156">6. Karmel je tlčený a v panve na brnnátno užiarený cukor, ktorý sa podľa potreby chladnou vodou zaleje; potom sa dá rozvariť a po uchladnutí dá sa do čistej flašky. Upotrebuje sa na farbenie omáčiek a zvlášte nápojov, k čomu aj náš slovenský čaj, t. j. hriato patrí.</text:span></text:span></text:p>
        <text:p text:style-name="P94"><text:span text:style-name="CharStyle6"><text:span text:style-name="T1156">7. Žíj znamená podľa udaného v knihe opisu spôsob, ktorým sa mäso a vôbec zverina parí (demfuje) na bielo alebo br</text:span></text:span><text:span text:style-name="CharStyle6"><text:span text:style-name="T1159">u</text:span></text:span><text:span text:style-name="CharStyle6"><text:span text:style-name="T1156">nátno, z tohoto sa zrobí omáčka, aby jedlo lepšiu chuť dostalo. Žíj sa dá pre ho</text:span></text:span><text:span text:style-name="CharStyle6"><text:span text:style-name="T1159">ď</text:span></text:span><text:span text:style-name="CharStyle6"><text:span text:style-name="T1156">ajaké pečenky založiť, ku kto­rým, ke</text:span></text:span><text:span text:style-name="CharStyle6"><text:span text:style-name="T1159">ď</text:span></text:span><text:span text:style-name="CharStyle6"><text:span text:style-name="T1156"> sa pečú, potrebné je omáčky pridať. Ke</text:span></text:span><text:span text:style-name="CharStyle6"><text:span text:style-name="T1159">ď</text:span></text:span><text:span text:style-name="CharStyle6"><text:span text:style-name="T1156"> sa týmto spôsobom morka, hus, telacina alebo iné mäso pečie, obleje sa pri nastolovan</text:span></text:span><text:span text:style-name="CharStyle6"><text:span text:style-name="T1159">í</text:span></text:span><text:span text:style-name="CharStyle6"><text:span text:style-name="T1156"> brunátnož</text:span></text:span><text:span text:style-name="CharStyle6"><text:span text:style-name="T1159">l</text:span></text:span><text:span text:style-name="CharStyle6"><text:span text:style-name="T1156">tým vlhom (saftom).</text:span></text:span></text:p>
        <text:p text:style-name="P94"><text:span text:style-name="CharStyle6"><text:span text:style-name="T1156">8. Ľad (Eis) je tekúci cukor a je dvojaký: prvý v druhej knihe č. 18 spomenutý ľad upotrebuje sa k okrášleniu všelijakých cukrových vecí jako i ku tortni, na ktoré sa cez papierovú škarniclu leje, a toto sa volá ľadiť. Druhý ale pod č. 22 opísaný spôsob v tom záleží, že sa tortňa alebo iné veci celkom </text:span></text:span><text:soft-page-break/><text:span text:style-name="CharStyle6"><text:span text:style-name="T1156">cukrom obvinú, tak že dostanú vôkol cukrovú kôru, čo môžme pomenovať slovom: obľadiť.</text:span></text:span></text:p>
        <text:p text:style-name="P94"><text:span text:style-name="CharStyle6"><text:span text:style-name="T1156">9. Vetrová </text:span></text:span><text:span text:style-name="CharStyle6"><text:span text:style-name="T1159">l</text:span></text:span><text:span text:style-name="CharStyle6"><text:span text:style-name="T1156">átka (Spanischer Wind) v knihách často pripomenutá robí sa z bielkov a cukru, a potrebuje sa ku všelijakým cukrovým veciam a konfektom.</text:span></text:span></text:p>
        <text:p text:style-name="P4"><text:span text:style-name="CharStyle11"><text:span text:style-name="T1156"/></text:span></text:p>
        <text:p text:style-name="P54"><text:span text:style-name="CharStyle6"><text:span text:style-name="T1156">IV. Vysvetlenie rozličných pri varení bežných názevov, aby sa pri robote nemuselo porád vysve</text:span></text:span><text:span text:style-name="CharStyle6"><text:span text:style-name="T1159">tl</text:span></text:span><text:span text:style-name="CharStyle6"><text:span text:style-name="T1156">ova</text:span></text:span><text:span text:style-name="CharStyle6"><text:span text:style-name="T1159">ť</text:span></text:span><text:span text:style-name="CharStyle6"><text:span text:style-name="T1156">.</text:span></text:span></text:p>
        <text:p text:style-name="P55"><text:span text:style-name="CharStyle6"><text:span text:style-name="T1156"/></text:span></text:p>
        <text:p text:style-name="P95"><text:span text:style-name="CharStyle6"><text:span text:style-name="T1156">1. Sautirovať znamená: kúsky mäsa (filé) do frišného, čisto rozpusteného masla omáčať, na tepšu rozklásť a pred samým nastolovaním (auftischen) na chytrom ohni za jednu lebo dve minut</text:span></text:span><text:span text:style-name="CharStyle6"><text:span text:style-name="T1160">y</text:span></text:span><text:span text:style-name="CharStyle6"><text:span text:style-name="T1156"> odpiecť.</text:span></text:span></text:p>
        <text:p text:style-name="P95"><text:span text:style-name="CharStyle6"><text:span text:style-name="T1156">2. Mijotirovať je toľko, jako: rybacie kúsky (filé) mäsa, jaké ku všelijakým jedlám patrí, s pridaním omáčky lebo masnej polievky, kedy jako treba, dať do nádoby, túto dobre zakryť a veľmi pomály variť nechať. Toto slúži nie len k ozdobe jedál, ale sa môže aj osobité na mysu poklásť a vlhom (saftom) poliať.</text:span></text:span></text:p>
        <text:p text:style-name="P95"><text:span text:style-name="CharStyle6"><text:span text:style-name="T1156">3. Brajzirovať znamená: filé alebo mladé kurence do nádoby dať, na to masnej polievky naliať a zakryté po vôli variť nechať; takto pripravené môžu sa podľa vôle upotrebiť.</text:span></text:span></text:p>
        <text:p text:style-name="P95"><text:span text:style-name="CharStyle6"><text:span text:style-name="T1156">4. Marinovať, t. j. rozličné pečenky jako zverinu, hyd či pečené či smažené na kúsky pokrájať, do nádoby dať, k tomu pridať cibuľu a biele utlčené korenie, k čomu sa i horčica (senf) pridružiť môže, toto celkom poliať a dobre za­kryté nechať stáť za nekoľko hodín alebo prez noc.</text:span></text:span></text:p>
        <text:p text:style-name="P95"><text:span text:style-name="CharStyle6"><text:span text:style-name="T1156">5. Plameniť (flammen) znamená: na plameni opáliť tie vlásky, ktoré ostanú na vtáctve alebo hyde, jestli sa na sucho čistí.</text:span></text:span></text:p>
        <text:p text:style-name="P95"><text:span text:style-name="CharStyle6"><text:span text:style-name="T1156">6. Blanžirovať je: do vrelej vody položené zelené veci, ovocie, nie celkom na mäkko uvariť, lež len obvariť.</text:span></text:span></text:p>
        <text:p text:style-name="P95"><text:span text:style-name="CharStyle6"><text:span text:style-name="T1156">7. Dre</text:span></text:span><text:span text:style-name="CharStyle6"><text:span text:style-name="T1160">zi</text:span></text:span><text:span text:style-name="CharStyle6"><text:span text:style-name="T1156">rovať znamená: vtáctvo, zajaca, hyd, prasa a iné usporiadať, motúzom sviazať a slaninou prepchať (vyšpikovať), aby poriadnu form</text:span></text:span><text:span text:style-name="CharStyle6"><text:span text:style-name="T1160">u</text:span></text:span><text:span text:style-name="CharStyle6"><text:span text:style-name="T1156"> dostalo.</text:span></text:span></text:p>
        <text:p text:style-name="P95"><text:span text:style-name="CharStyle6"><text:span text:style-name="T1156">8. Degrozirovať: z rozličných omáčok, keď sa čisto vyvárajú, masť alebo penu zvrchu zberať.</text:span></text:span></text:p>
        <text:p text:style-name="P95"><text:soft-page-break/><text:span text:style-name="CharStyle6"><text:span text:style-name="T1156">9. Pasírovať: drobno krájané alebo sekané mäso prez sito pretrieť.</text:span></text:span></text:p>
        <text:p text:style-name="P96"><text:span text:style-name="CharStyle6"><text:span text:style-name="T1156">10. Bardirovať: vtáctvo alebo hyd miesto špikovania celkom slaninou obvinúť, motúzom okrútiť a na ražni piecť.</text:span></text:span></text:p>
        <text:p text:style-name="P97"><text:span text:style-name="CharStyle6"><text:span text:style-name="T1156">11. Desoj</text:span></text:span><text:span text:style-name="CharStyle6"><text:span text:style-name="T1160">s</text:span></text:span><text:span text:style-name="CharStyle6"><text:span text:style-name="T1156">írovať: z mäsa, hydu kosti povyberať, aby sa neporušalo.</text:span></text:span></text:p>
        <text:p text:style-name="P98"><text:span text:style-name="CharStyle6"><text:span text:style-name="T1156">12. Dežorzirovať: telacie modzgy a jiné mäso, ktoré je krvou zabehnuté, aby sa krv vytiahla a mäso biele ostalo, do chladnej vody dávať, s nádobou na oheň položiť, keď sa začína sohrievať, studenou vodou zaliať, zase na oheň dať a týmže spôsobom pokračovať, kým neostane biele. Týmto spôsobom môže sa s každým mäsom tak zachádzať, ktoré v letnom čase ľahko zpáchne.</text:span></text:span></text:p>
        <text:p text:style-name="P96"><text:span text:style-name="CharStyle6"><text:span text:style-name="T1156">13. Hajtlovať znamená: zo zajacového a srňacého chrbáta alebo stehna, keď sa na pečenku potrebuje, blanu tak zrezať, aby sa neporušalo mäso.</text:span></text:span></text:p>
        <text:p text:style-name="P54"><text:span text:style-name="CharStyle6"><text:span text:style-name="T1156"/></text:span></text:p>
        <text:p text:style-name="P55"><text:span text:style-name="CharStyle6"><text:span text:style-name="T1156">V. O korenení jedál.</text:span></text:span></text:p>
        <text:p text:style-name="P89"><text:span text:style-name="CharStyle6"><text:span text:style-name="T1156"/></text:span></text:p>
        <text:p text:style-name="P91"><text:span text:style-name="CharStyle6"><text:span text:style-name="T1156">Čo sa týča korenenia jedál, o tom sa nedá ani veľa ani dlho dohadovať, poneváč to patrí k chuti, a táto neni u všetkých ľudí jednaká. Pri korenení jedál musí kuchárka brať ohľad nie len na chuť, ale aj na prírodu toho člo­veka, pre koho chystá jedlo. Ohľadom chuti dá sa pozna­menať, že nektorí nemôžu nijak strpeť žiadno korenie, po­neváč ím dusenie a kašeľ zapr</text:span></text:span><text:span text:style-name="CharStyle6"><text:span text:style-name="T1160">i</text:span></text:span><text:span text:style-name="CharStyle6"><text:span text:style-name="T1156">čiňuje; pre druhých zase nie len že je korenie skoro v každom jedle obľúbené, ale ešte i pri nastolovaní jedla si pridá korenie podľa toho, či si ho viac lebo menej žiada. Častejšie sa ale musí ohľad brať na ľúdskú prírodu a zdravie, ktoré je každému milšie nežli hoďajaká dobrá chuť. Nejedon sa naide, ktorí len tak pachtí za korením, ale keď ho užije, hneď mu zaškodí, a preto podľa zdravého rozumu nech radšej utrpí chuť nežli zdravie, dľa čoho i kuchárka </text:span></text:span><text:span text:style-name="CharStyle6"><text:span text:style-name="T1160">má</text:span></text:span><text:span text:style-name="CharStyle6"><text:span text:style-name="T1156"> sa riadiť. Poneváč teda korenenie jedál podľa všeobecnej mienky nie len zkúsených ľudí vôbec, ale aj zvlášte lekárov pre čistenie krvy a udržanie zdravého ža­lúdka veľmi užitočné je, mnohí ale následkom svojej slabej prírody tela ťažko strpeť môžu: nech sa kuchárka toho pra­vidla drží, aby sa patričné jedlá radšej v menšej miere, áno len tak, aby sa zbadalo, korenily, pri čom každému milovní­kovi lepšie okorenených jedál slobodno je, ho</text:span></text:span><text:span text:style-name="CharStyle6"><text:span text:style-name="T1160">ď</text:span></text:span><text:span text:style-name="CharStyle6"><text:span text:style-name="T1156">aktoré jedlo podľa svojej vôle a chuti </text:span></text:span><text:soft-page-break/><text:span text:style-name="CharStyle6"><text:span text:style-name="T1156">si okoreniť; bez toho žeby jedon lebo druhý hosť na jedlo zťažovať sa mohol.</text:span></text:span></text:p>
        <text:p text:style-name="P54"><text:span text:style-name="CharStyle6"><text:span text:style-name="T1156"/></text:span></text:p>
        <text:p text:style-name="P55"><text:span text:style-name="CharStyle6"><text:span text:style-name="T1156">VI. Rozličné druhy korenia.</text:span></text:span></text:p>
        <text:p text:style-name="P89"><text:span text:style-name="CharStyle6"><text:span text:style-name="T1156"/></text:span></text:p>
        <text:p text:style-name="P91"><text:span text:style-name="CharStyle6"><text:span text:style-name="T1156">Indický šafran. Tento má veľmi tuhú vôňu a v ňom si obľubujú angličania, ťurcí, egyptčania a zvlášte in­di</text:span></text:span><text:span text:style-name="CharStyle6"><text:span text:style-name="T1160">a</text:span></text:span><text:span text:style-name="CharStyle6"><text:span text:style-name="T1156">ni, kdežto u nás zriedka sa potrebuje, vyjmúc nektoré menšie hostince. Mnohí ho radí majú v plnenej kapuste, nektorým ale zase škodí.</text:span></text:span></text:p>
        <text:p text:style-name="P89"><text:span text:style-name="CharStyle6"><text:span text:style-name="T1156">Škorica. Je to kôrka z konárikov škoricového stromu zlúštená, má pr</text:span></text:span><text:span text:style-name="CharStyle6"><text:span text:style-name="T1160">í</text:span></text:span><text:span text:style-name="CharStyle6"><text:span text:style-name="T1156">jemnú chuť, preto sa dá potrebovať k pečivám a nápojom, avšak v malej miere, lebo ona v</text:span></text:span><text:span text:style-name="CharStyle6"><text:span text:style-name="T1160">ň</text:span></text:span><text:span text:style-name="CharStyle6"><text:span text:style-name="T1156">útorné živly rozpaluje.</text:span></text:span></text:p>
        <text:p text:style-name="P89"><text:span text:style-name="CharStyle6"><text:span text:style-name="T1156">Vani</text:span></text:span><text:span text:style-name="CharStyle6"><text:span text:style-name="T1160">l</text:span></text:span><text:span text:style-name="CharStyle6"><text:span text:style-name="T1156">ija. Táto rastie vo východnej a západnej Indiji, má prijemnú vôňu a je najprimeranejšia k chladným jako i teplým mliečnym prípravám; k nej neni </text:span></text:span><text:span text:style-name="CharStyle6"><text:span text:style-name="T1160">t</text:span></text:span><text:span text:style-name="CharStyle6"><text:span text:style-name="T1156">reba iné korenie pridávať.</text:span></text:span></text:p>
        <text:p text:style-name="P89"><text:span text:style-name="CharStyle6"><text:span text:style-name="T1160">D</text:span></text:span><text:span text:style-name="CharStyle6"><text:span text:style-name="T1156">umbier. I toto korenie je mnohým nepríjemné a preto sa zriedka potrebuje, avšak k dobrému troveniu je pre žalúdok veľmi užitočné.</text:span></text:span></text:p>
        <text:p text:style-name="P89"><text:span text:style-name="CharStyle6"><text:span text:style-name="T1156">muškatový kvet a orech. Oboje dodáva poliev­kam dobrú </text:span></text:span><text:span text:style-name="CharStyle6"><text:span text:style-name="T1160">c</text:span></text:span><text:span text:style-name="CharStyle6"><text:span text:style-name="T1156">huť a žalúdok zmocňuje; orech s miešaným ko­rením dodáva pečivám príjemnejšiu chuť.</text:span></text:span></text:p>
        <text:p text:style-name="P89"><text:span text:style-name="CharStyle6"><text:span text:style-name="T1156">Hrebíčky. Tieto majú tuhú vôňu so štipľavou chuťou a sa potrebujú k mnohým jako chladným tak i teplým prí­pravám, avšak len v malej miere sa majú brať k tomu.</text:span></text:span></text:p>
        <text:p text:style-name="P89"><text:span text:style-name="CharStyle6"><text:span text:style-name="T1156">Biele a čierne korenie. Oboje sa rodí na jednom strome a ten jediný je rozdiel medzi nimi, že čierne ko­renie je nedozreté, biele ale už dozreté zrnko a nen</text:span></text:span><text:span text:style-name="CharStyle6"><text:span text:style-name="T1160">i</text:span></text:span><text:span text:style-name="CharStyle6"><text:span text:style-name="T1156"> tak štip</text:span></text:span><text:span text:style-name="CharStyle6"><text:span text:style-name="T1160">l</text:span></text:span><text:span text:style-name="CharStyle6"><text:span text:style-name="T1156">avé jako čierne. Upotrebúva sa ono každodenne pri polievkach jako i ku rozličným šalátom a má zvláštny název conkasse. Je ale ono dobré i pre slabý žalúdok a proti kašl</text:span></text:span><text:span text:style-name="CharStyle6"><text:span text:style-name="T1160">u</text:span></text:span><text:span text:style-name="CharStyle6"><text:span text:style-name="T1156">, keď sa totiž pár zrnkov medzi zubami rozhryzne, prežrie a za tým voda zapije.</text:span></text:span></text:p>
        <text:p text:style-name="P89"><text:span text:style-name="CharStyle6"><text:span text:style-name="T1156">Nové alebo bobkové korenie. Toto sa samo v sebe zriedka upotrebúva, lež sa smieša so škoricou, muškatovým kvetom a orechom, h</text:span></text:span><text:span text:style-name="CharStyle6"><text:span text:style-name="T1160">r</text:span></text:span><text:span text:style-name="CharStyle6"><text:span text:style-name="T1156">ebičkami a tak sa na prášok pot</text:span></text:span><text:span text:style-name="CharStyle6"><text:span text:style-name="T1160">l</text:span></text:span><text:span text:style-name="CharStyle6"><text:span text:style-name="T1156">čie, čo je veľmi primerané ku pečivám.</text:span></text:span></text:p>
        <text:p text:style-name="P199"><text:span text:style-name="CharStyle6"><text:span text:style-name="T1156"/></text:span></text:p>
        <text:p text:style-name="P200"><text:soft-page-break/><text:span text:style-name="CharStyle6"><text:span text:style-name="T1156">V</text:span></text:span><text:span text:style-name="CharStyle6"><text:span text:style-name="T1160">III</text:span></text:span><text:span text:style-name="CharStyle6"><text:span text:style-name="T1156">. O voňavých k rozličným omáčkam a pare­ným jedlám potrebných zelinách.</text:span></text:span></text:p>
        <text:p text:style-name="P89"><text:span text:style-name="CharStyle6"><text:span text:style-name="T1156"/></text:span></text:p>
        <text:p text:style-name="P91"><text:span text:style-name="CharStyle6"><text:span text:style-name="T1156">Tieto zeliny, ktoré si každý sám v záhradke dochovať, v zime na úvetrí usušiť a k mnohým jedlám upotrebiť m</text:span></text:span><text:span text:style-name="CharStyle6"><text:span text:style-name="T1160">ó</text:span></text:span><text:span text:style-name="CharStyle6"><text:span text:style-name="T1156">že, sú následovne:</text:span></text:span></text:p>
        <text:p text:style-name="P89"><text:span text:style-name="CharStyle6"><text:span text:style-name="T1156">Bazalika: je známa, tuho voňavá zelina, potrebuje sa v malej miere k vareniu rýb a zelín, marinovaniu a za­soleniu.</text:span></text:span></text:p>
        <text:p text:style-name="P89"><text:span text:style-name="CharStyle6"><text:span text:style-name="T1156">Šalvija: má tuhú vôňu a upotrebuje sa k pareniu (demfovaniu) mäsa. Ke</text:span></text:span><text:span text:style-name="CharStyle6"><text:span text:style-name="T1160">ď</text:span></text:span><text:span text:style-name="CharStyle6"><text:span text:style-name="T1156"> má človek v ústach pupence (plusgiery), je dobre čerstvou šalvijou si natierať, suchú vo vode variť, liadku upáliť, k tomu ešte trochu octa dodať a v ústach za krátky čas držať, kým celá horúčosť sa vytiahne.</text:span></text:span></text:p>
        <text:p text:style-name="P89"><text:span text:style-name="CharStyle6"><text:span text:style-name="T1156">Rozmarín je známa domáca zelina, upotrebuje sa k pareniu rýb, čím tieto znamenitú chuť dostanú.</text:span></text:span></text:p>
        <text:p text:style-name="P89"><text:span text:style-name="CharStyle6"><text:span text:style-name="T1156">Materiná dúška je dvojaká: zahradnia a po</text:span></text:span><text:span text:style-name="CharStyle6"><text:span text:style-name="T1160">lni</text:span></text:span><text:span text:style-name="CharStyle6"><text:span text:style-name="T1156">a. Upotrebuje sa ona ku rybám a zvýš menovaným prí­pravám.</text:span></text:span></text:p>
        <text:p text:style-name="P89"><text:span text:style-name="CharStyle6"><text:span text:style-name="T1156">Majorán je každému dobre známa zelina a jak čerstvá tak i suchá sa dáva pri pečen</text:span></text:span><text:span text:style-name="CharStyle6"><text:span text:style-name="T1160">í</text:span></text:span><text:span text:style-name="CharStyle6"><text:span text:style-name="T1156"> do husy, kačky a morky, lež i iným jedlám dodáva chuť.</text:span></text:span></text:p>
        <text:p text:style-name="P89"><text:span text:style-name="CharStyle6"><text:span text:style-name="T1156">Tarkan je zelina, ktorú každý deň treba do omáčiek, rýb, zverov jako i k pripraveniu octu. Táto zelina často sa pripomne v našej knihe, preto </text:span></text:span><text:span text:style-name="CharStyle6"><text:span text:style-name="T1160">s</text:span></text:span><text:span text:style-name="CharStyle6"><text:span text:style-name="T1156">i ju treba v hodnej miere zaopatriť. V letnom čase je potrebný aj čerstvý kôpor, ktorý sa v zime usušiť môže; to isté platí i o petržlene.</text:span></text:span></text:p>
        <text:p text:style-name="P89"><text:span text:style-name="CharStyle6"><text:span text:style-name="T1156">Toto sú tie predbežné poznámky, ktoré je potrebné vedeť pri každej vätšej kuchyni, zvlášte ke</text:span></text:span><text:span text:style-name="CharStyle6"><text:span text:style-name="T1160">ď</text:span></text:span><text:span text:style-name="CharStyle6"><text:span text:style-name="T1156"> je kuchyňa jednej osobe, či kuchárke alebo chlapovi sverená. Lebo kde sa dom po pansky vedie, tam i kuchyňa musí byť dobre zariadená a všetkými potrebnými vecami zaopatrená, ináčej by bolo po panštine. Avšak i v menších domoch potrebujú sa niekedy tieto poznámky, zvlášte keď dakde chystajú hostiny na veselie, kr</text:span></text:span><text:span text:style-name="CharStyle6"><text:span text:style-name="T1160">š</text:span></text:span><text:span text:style-name="CharStyle6"><text:span text:style-name="T1156">tenie, hody atď. Nech si teda každá varením sa zaoberajúca osoba tieto poznámky prečíta, lebo doista pre každú i tú najchudobnejšiu kuchyňu najdú sa také veci, ktoré každý deň sa potrebujú, ale asná</text:span></text:span><text:span text:style-name="CharStyle6"><text:span text:style-name="T1160">ď</text:span></text:span><text:span text:style-name="CharStyle6"><text:span text:style-name="T1156"> nie tak jako tomu treba, preto často i to najjednoduchejšie jedlo nevypadne dľa chuti.</text:span></text:span></text:p>
        <text:h text:style-name="P310" text:outline-level="1"><text:span text:style-name="CharStyle4"><text:span text:style-name="T1156"/></text:span></text:h>
        <text:h text:style-name="P309" text:outline-level="1"><text:bookmark-start text:name="bookmark2"/><text:soft-page-break/><text:span text:style-name="CharStyle4"><text:span text:style-name="T1156">I. Oddelenie.</text:span></text:span><text:bookmark-end text:name="bookmark2"/></text:h>
        <text:h text:style-name="P315" text:outline-level="2"><text:span text:style-name="CharStyle14"><text:span text:style-name="T1156"/></text:span></text:h>
        <text:h text:style-name="P316" text:outline-level="2"><text:bookmark-start text:name="bookmark4"/><text:span text:style-name="CharStyle14"><text:span text:style-name="T1156">O polievkach.</text:span></text:span><text:bookmark-end text:name="bookmark4"/></text:h>
        <text:p text:style-name="P3"><text:span text:style-name="CharStyle12"><text:span text:style-name="T1156"/></text:span></text:p>
        <text:p text:style-name="P7"><text:span text:style-name="CharStyle12"><text:span text:style-name="T1156">A) Čiastka.</text:span></text:span></text:p>
        <text:p text:style-name="P3"><text:span text:style-name="CharStyle15"><text:span text:style-name="T1156"/></text:span></text:p>
        <text:p text:style-name="P7"><text:span text:style-name="CharStyle15"><text:span text:style-name="T1156">Mäsité polievky.</text:span></text:span></text:p>
        <text:p text:style-name="P12"><text:span text:style-name="CharStyle6"><text:span text:style-name="T1156"/></text:span></text:p>
        <text:p text:style-name="P13"><text:span text:style-name="CharStyle6"><text:span text:style-name="T1156">1. Brunátna hovädzia polievka.</text:span></text:span></text:p>
        <text:p text:style-name="P89"><text:span text:style-name="CharStyle6"><text:span text:style-name="T1156"/></text:span></text:p>
        <text:p text:style-name="P91"><text:span text:style-name="CharStyle6"><text:span text:style-name="T1156">K pripraveniu tejto polievky vezme sa 12 lôtov hovädzého špiku, kde toho niet, z obličiek čerstvý loj alebo slanina, pokrája sa na malé lístoky a porozkladá sa na dno kastr</text:span></text:span><text:span text:style-name="CharStyle6"><text:span text:style-name="T1161">o</text:span></text:span><text:span text:style-name="CharStyle6"><text:span text:style-name="T1156">la, aby bolo celé pokryté. Na to sa pokrája cibuľa na drobné listy, ktoré tiež po celom dne sa rozsypú. 2 (funty) ho­vädzieho na kúsky pokrájaného a pár zrnkami čierného korenia naplneného mäsa pokladie sa na rozloženú cibuľu po celom dne, k tomu sa ešte pridajú telacie kosti, kr</text:span></text:span><text:span text:style-name="CharStyle6"><text:span text:style-name="T1161">i</text:span></text:span><text:span text:style-name="CharStyle6"><text:span text:style-name="T1156">delká z morky, zo sliepky alebo z husy, podleje sa vodou, položí sa na oheň a nechá sa par</text:span></text:span><text:span text:style-name="CharStyle6"><text:span text:style-name="T1161">iť</text:span></text:span><text:span text:style-name="CharStyle6"><text:span text:style-name="T1156"> (dinstovať), kým nedostane žlto-brunátnu barvu. Po obdržaní tejto barvy zleje sa masť z neho do čistej nádoby, miesto odliatej masti naleje sa naň žajdlík studenej vody, doplní sa hovädzou polievkou a nechá sa od jedného boku povoľne variť. Okrem toho dajú sa ešte k tomu zelené čisto umyté veci jako: mrkva, petržlen, paštrnák, kaleráb a pol hlávky k</text:span></text:span><text:span text:style-name="CharStyle6"><text:span text:style-name="T1161">é</text:span></text:span><text:span text:style-name="CharStyle6"><text:span text:style-name="T1156">lu, varia sa spoločne v tej istej nádobe asi dve hodiny, kým sa nechystá obed. Potom sa odloží kastr</text:span></text:span><text:span text:style-name="CharStyle6"><text:span text:style-name="T1161">o</text:span></text:span><text:span text:style-name="CharStyle6"><text:span text:style-name="T1156">l s polievkou na stranu, masť z novu</text:span></text:span><text:span text:style-name="CharStyle11"><text:span text:style-name="T1156"> </text:span></text:span><text:span text:style-name="CharStyle6"><text:span text:style-name="T1156">vyvarená z vrchu sa zobere, polievka sa precedí a dľa po­treby posolí. Po zcedení polievky naleje sa na kosti, až niet zbytočnej polievky, z novu voda, nechá sa dobre vy­variť, oced</text:span></text:span><text:span text:style-name="CharStyle6"><text:span text:style-name="T1161">í</text:span></text:span><text:span text:style-name="CharStyle6"><text:span text:style-name="T1156"> sa do čistej nádoby, nechá sa na chladnom stáť a upotrebuje sa k rozličným omáčkam. Kde sa často brunátna polievka robieva, slúži masť, ktorá sa z nej zoberie, miesto špiku alebo slaniny.</text:span></text:span></text:p>
        <text:p text:style-name="P14"><text:span text:style-name="CharStyle6"><text:span text:style-name="T1156"/></text:span></text:p>
        <text:p text:style-name="P15"><text:span text:style-name="CharStyle6"><text:span text:style-name="T1156">2. Lizová (sulcová) polievka k rozličným jedlám, menovaná glás.</text:span></text:span></text:p>
        <text:p text:style-name="P89"><text:soft-page-break/><text:span text:style-name="CharStyle6"><text:span text:style-name="T1156"/></text:span></text:p>
        <text:p text:style-name="P91"><text:span text:style-name="CharStyle6"><text:span text:style-name="T1156">Táto polievka, v tuhom stave g</text:span></text:span><text:span text:style-name="CharStyle6"><text:span text:style-name="T1162">l</text:span></text:span><text:span text:style-name="CharStyle6"><text:span text:style-name="T1156">ás menovaná, ke</text:span></text:span><text:span text:style-name="CharStyle6"><text:span text:style-name="T1162">ď</text:span></text:span><text:span text:style-name="CharStyle6"><text:span text:style-name="T1156"> sa vo vätšej nádobe a vo vätšej miere pripraví, môže sa upo­trebiť na mnohé razy, poneváč človek len kúšťok z tohoto glásu hodí či do polievky či do čistej vody, už má ten naj­silnejší pokrm ľahkým spôsobom prichystaný, preto aj vo vätšej miere sa udáva predpis k pripraveniu tohoto glásu, poneváč sa on za dlhý čas dá zachovať a raz na vždy sa pripraviť môže, a síce nasledovne: Vezne sa 10 (funtov) hovädzieho čerstvého mäsa zo stehna a zpod lopatiek, </text:span></text:span><text:span text:style-name="CharStyle6"><text:span text:style-name="T1162">5</text:span></text:span><text:span text:style-name="CharStyle6"><text:span text:style-name="T1156"> teľaciny a očistené staré sliepky; toto všetko sa drobno po­seká, dá sa do hrnca alebo do kastr</text:span></text:span><text:span text:style-name="CharStyle6"><text:span text:style-name="T1162">o</text:span></text:span><text:span text:style-name="CharStyle6"><text:span text:style-name="T1156">la dľa veľkosti asi 20 holbového, na to sa naleje studenej vody, postaví sa na sporisko, nechá sa povoľne variť a pena z vrchu sa sberá. Do kastr</text:span></text:span><text:span text:style-name="CharStyle6"><text:span text:style-name="T1162">o</text:span></text:span><text:span text:style-name="CharStyle6"><text:span text:style-name="T1156">la sa založí žíj, (pre</text:span></text:span><text:span text:style-name="CharStyle6"><text:span text:style-name="T1162">s</text:span></text:span><text:span text:style-name="CharStyle6"><text:span text:style-name="T1156">) a dá sa pilný pozor, aby všetko žltobrunátnu barvu dostalo, všetk</text:span></text:span><text:span text:style-name="CharStyle6"><text:span text:style-name="T1162">á</text:span></text:span><text:span text:style-name="CharStyle6"><text:span text:style-name="T1156"> masť sa dolu soberie, po­zostalá vec ale sa vodou podleje. Ke</text:span></text:span><text:span text:style-name="CharStyle6"><text:span text:style-name="T1162">ď</text:span></text:span><text:span text:style-name="CharStyle6"><text:span text:style-name="T1156"> sa to zvarí, smieša sa všetko spolu, k tomu sa ešte pridajú dva staré holuby, ktoré polov</text:span></text:span><text:span text:style-name="CharStyle6"><text:span text:style-name="T1162">i</text:span></text:span><text:span text:style-name="CharStyle6"><text:span text:style-name="T1156">c upečené sa posekajú, celé sa pokrievkou za­kryje a nechá sa za šesť hodín po vôli variť. Jestli šamutina na vrch vynde, soberie sa do čist</text:span></text:span><text:span text:style-name="CharStyle6"><text:span text:style-name="T1162">a</text:span></text:span><text:span text:style-name="CharStyle6"><text:span text:style-name="T1156">; potom sa vezne mrkva, petržel, paštrnák, pol hl</text:span></text:span><text:span text:style-name="CharStyle6"><text:span text:style-name="T1162">a</text:span></text:span><text:span text:style-name="CharStyle6"><text:span text:style-name="T1156">vky k</text:span></text:span><text:span text:style-name="CharStyle6"><text:span text:style-name="T1162">é</text:span></text:span><text:span text:style-name="CharStyle6"><text:span text:style-name="T1156">lu, zeler a malá čiastka čierneho korenia, všetko čisto umyté dá sa do kastr</text:span></text:span><text:span text:style-name="CharStyle6"><text:span text:style-name="T1162">o</text:span></text:span><text:span text:style-name="CharStyle6"><text:span text:style-name="T1156">la a všetko spolu nechá sa za dve hodiny variť. Potom sa vezne od ohňa, nechá sa za pol hodiny stáť, aby všetká masť na vrch vyšla, ktorá sa musí dolu sobrať, precedí sa cez plátno do</text:span></text:span><text:span text:style-name="CharStyle11"><text:span text:style-name="T1156"> </text:span></text:span><text:span text:style-name="CharStyle6"><text:span text:style-name="T1156">hrnca, odloží sa na studené miesto a nechá sa stáť, počím stuhne. Jestliby na druhý deň ešte ostala masť na polievke, tá sa všetká tiež soberie, dá sa v hrnci na oheň, aby sa roz­pustila, potom sa vezne kastr</text:span></text:span><text:span text:style-name="CharStyle6"><text:span text:style-name="T1163">o</text:span></text:span><text:span text:style-name="CharStyle6"><text:span text:style-name="T1156">l, do ktorého sa všetká smestí a precedená dá sa na oheň variť. Keby sa pri varení ešte vyhodila pena, táto sa soberie, soliť ale netreba. Aby sa to neprihorelo, mieša sa od spodku čistou varechou, a keď začne hustnuť, dostane brunátnu barvu, pri celom zachádzaní ale treba poznamenať, že neni potrebný tuhý oheň k vareniu. Ked</text:span></text:span><text:span text:style-name="CharStyle6"><text:span text:style-name="T1163">ď</text:span></text:span><text:span text:style-name="CharStyle6"><text:span text:style-name="T1156">je už na try žajdlíky vyvarené, vleje sa do spusteného (štircovaného) kastr</text:span></text:span><text:span text:style-name="CharStyle6"><text:span text:style-name="T1163">o</text:span></text:span><text:span text:style-name="CharStyle6"><text:span text:style-name="T1156">la, odloží sa na studené miesto, nechá sa za 12 hodín stáť v ňom, potom ale sa z neho von vezne a drží sa na suchom, chladnom mieste, kým sa potrebovať bude k rozličným jedlám. Na zcedené kosti nech sa </text:span></text:span><text:soft-page-break/><text:span text:style-name="CharStyle6"><text:span text:style-name="T1156">ešte naleje voda, to nech sa dobre vyvarí a do nádoby precedí, čo sa dá upotrebiť ku všelijakým omáčkam. Ke</text:span></text:span><text:span text:style-name="CharStyle6"><text:span text:style-name="T1163">ď</text:span></text:span><text:span text:style-name="CharStyle6"><text:span text:style-name="T1156"> táto hustá massa, menovaná glás, podľa tohoto predpisu dobre srobená je, je ona nevynahraditelná pre cestovného, ktorý často do viac krčiem prínde, kde lebo zlej alebo žiadnej polievky nedostane; lebo jestli sa zo spomenutého glásu kúšťok jako orech v čistej vode zvarí, má človek tu najlepšiu polievku. Zo spo­menutých odlievaných polievok môže sa každodenne malý kúsok glásu privárať a do hrnčených nádob zlievať, pravda len v tých domoch, kde sa to môže stať.</text:span></text:span></text:p>
        <text:p text:style-name="P14"><text:span text:style-name="CharStyle6"><text:span text:style-name="T1156"/></text:span></text:p>
        <text:p text:style-name="P15"><text:span text:style-name="CharStyle6"><text:span text:style-name="T1156">3. Biela hovädzia polievka.</text:span></text:span></text:p>
        <text:p text:style-name="P89"><text:span text:style-name="CharStyle6"><text:span text:style-name="T1156"/></text:span></text:p>
        <text:p text:style-name="P91"><text:span text:style-name="CharStyle6"><text:span text:style-name="T1156">Podľa počtu osôb vezne sa na každú pol funta hoväd­zieho mäsa, postaví sa do vodou naplneného hrnca, šamutina sa usilovne dolu sberá, by polievka čistá a priezračná ostala, a nechá sa voľne variť. Kto rád jedáva dobrú hovädziu po­lievku a kus mäsa, lebo hovädzia polievka je neomylne naj­lepšia, nesmie byť mäso čerstvé zo zabitého hoväda, ale má byť podľa času, t. j. či je zima, jar, jaseň lebo leto, viac lebo menej odležané. Do hrnca sa pridajú ešte telaci</text:span></text:span><text:span text:style-name="CharStyle6"><text:span text:style-name="T1163">e</text:span></text:span><text:span text:style-name="CharStyle6"><text:span text:style-name="T1156"> kosti a krídelká z morky, z husy a iného hydu; ke</text:span></text:span><text:span text:style-name="CharStyle6"><text:span text:style-name="T1163">ď</text:span></text:span><text:span text:style-name="CharStyle6"><text:span text:style-name="T1156"> sa mäso dobr</text:span></text:span><text:span text:style-name="CharStyle6"><text:span text:style-name="T1164">e </text:span></text:span><text:span text:style-name="CharStyle6"><text:span text:style-name="T1156">povarilo, dá sa naň v studenej vode čisto umytý petržel, mrkva, paštrnák, pori, zeler, pol hlávky kélu a kôrky zo žltej cibule, spolu sa nechá variť, a keď sa blíži hodina k obe­dovaniu, odloží sa hrniec s polievkou na stranu, masť z nej sa zobere, polievka sa cez čisté plátno alebo husté cedidlo precedí a dľa vôle sa dá do nej ho</text:span></text:span><text:span text:style-name="CharStyle6"><text:span text:style-name="T1164">ď</text:span></text:span><text:span text:style-name="CharStyle6"><text:span text:style-name="T1156">ačo, cesto lebo iné, o čom zase zvláštne poučenie sa dá.</text:span></text:span></text:p>
        <text:p text:style-name="P12"><text:span text:style-name="CharStyle6"><text:span text:style-name="T1156"/></text:span></text:p>
        <text:p text:style-name="P13"><text:span text:style-name="CharStyle6"><text:span text:style-name="T1156">4. Brunátna polievka s konsumé.</text:span></text:span></text:p>
        <text:p text:style-name="P89"><text:span text:style-name="CharStyle6"><text:span text:style-name="T1156"/></text:span></text:p>
        <text:p text:style-name="P91"><text:span text:style-name="CharStyle6"><text:span text:style-name="T1156">Čerstvé maslo vo veľkosti obyčajného vajca rozpusti sa v nádobe, doňho sa dá toľko múky, koľko to maslo vsiakne, zaleje sa bielou polievkou a ustavične sa mieša, aby nebolo husté ani riedke, toto sa prez sitko precedí do čistého ka­str</text:span></text:span><text:span text:style-name="CharStyle6"><text:span text:style-name="T1164">o</text:span></text:span><text:span text:style-name="CharStyle6"><text:span text:style-name="T1156">la alebo aj do inšej nádoby, celé sa posolí a dá sa doň 6 celých vajec, ktoré sa dobre rozmiešať musia. Toto sa po­loží do maslom vymastenej ranice </text:span></text:span><text:soft-page-break/><text:span text:style-name="CharStyle6"><text:span text:style-name="T1156">(furmy) a dá sa za hodinu pariť (dinstovať); toto sa volá konsumé. Zo zelených vecí nakrájaj</text:span></text:span><text:span text:style-name="CharStyle6"><text:span text:style-name="T1164">ú</text:span></text:span><text:span text:style-name="CharStyle6"><text:span text:style-name="T1156"> sa tenké rezance, dajú sa do nádoby, obyčajne do kastr</text:span></text:span><text:span text:style-name="CharStyle6"><text:span text:style-name="T1164">o</text:span></text:span><text:span text:style-name="CharStyle6"><text:span text:style-name="T1156">la, na ne sa precedí hovädzej polievky a to sa nechá na mäkko uvariť. Ke</text:span></text:span><text:span text:style-name="CharStyle6"><text:span text:style-name="T1164">ď</text:span></text:span><text:span text:style-name="CharStyle6"><text:span text:style-name="T1156"> je čas k nastoľovaniu, prichystaná polievka pod č. 1. horúca sa vleje do mysy, konsumé sa z rajnice von vezne a krája sa ližicou na spôsob halušiek do polievky, zo zelených vecí uvarené rezance dajú sa tiež do nej, a položí sa na stôl.</text:span></text:span></text:p>
        <text:p text:style-name="P12"><text:span text:style-name="CharStyle6"><text:span text:style-name="T1156"/></text:span></text:p>
        <text:p text:style-name="P13"><text:span text:style-name="CharStyle6"><text:span text:style-name="T1156">5. Brunátna polievka s konsumé zo zelených vecí.</text:span></text:span></text:p>
        <text:p text:style-name="P89"><text:span text:style-name="CharStyle6"><text:span text:style-name="T1156"/></text:span></text:p>
        <text:p text:style-name="P91"><text:span text:style-name="CharStyle6"><text:span text:style-name="T1156">Zelené veci sa očistia a na tenké rezan</text:span></text:span><text:span text:style-name="CharStyle6"><text:span text:style-name="T1164">c</text:span></text:span><text:span text:style-name="CharStyle6"><text:span text:style-name="T1156">e pokrájajú; do kastr</text:span></text:span><text:span text:style-name="CharStyle6"><text:span text:style-name="T1164">o</text:span></text:span><text:span text:style-name="CharStyle6"><text:span text:style-name="T1156">la dá sa kus čerstvého masla, ktoré sa nad ohňom roz­topiť musí, a do tohoto masla sa dajú tieto rezance, najprv ale sa posolia a tak sa nechajú pariť a ke</text:span></text:span><text:span text:style-name="CharStyle6"><text:span text:style-name="T1164">ď</text:span></text:span><text:span text:style-name="CharStyle6"><text:span text:style-name="T1156"> sú mäkké, dajú sa vystydnuť. Potom sa vezme toľko omáčky jako zvýš stojí do nádoby, v ktorej sa i 6 celých vajec dobre rozmieša, s týmto všetkým sa prichystané už zelené veci z ľahka smie</text:span></text:span><text:span text:style-name="CharStyle6"><text:span text:style-name="T1164">š</text:span></text:span><text:span text:style-name="CharStyle6"><text:span text:style-name="T1156">ajú a dajú sa do vymastenej furmy. V tejto sa nechá za hodinu pariť, prichystaná horúca polievka sa do mysy vleje a s konsumé sa tak pokračuje, jako zvýš stoj</text:span></text:span><text:span text:style-name="CharStyle6"><text:span text:style-name="T1164">í</text:span></text:span><text:span text:style-name="CharStyle6"><text:span text:style-name="T1156"> a potom sa nasto</text:span></text:span><text:span text:style-name="CharStyle6"><text:span text:style-name="T1164">l</text:span></text:span><text:span text:style-name="CharStyle6"><text:span text:style-name="T1156">uje. Aj do bielej polievky môže sa dať takto pripra­vené konsumé a síce tak, ke</text:span></text:span><text:span text:style-name="CharStyle6"><text:span text:style-name="T1164">ď</text:span></text:span><text:span text:style-name="CharStyle6"><text:span text:style-name="T1156"> sa polievka s nekoľko ž</text:span></text:span><text:span text:style-name="CharStyle6"><text:span text:style-name="T1164">l</text:span></text:span><text:span text:style-name="CharStyle6"><text:span text:style-name="T1156">tkami legiruje.</text:span></text:span></text:p>
        <text:p text:style-name="P91"><text:span text:style-name="CharStyle6"><text:span text:style-name="T1156"/></text:span></text:p>
        <text:p text:style-name="P99"><text:span text:style-name="CharStyle6"><text:span text:style-name="T1156">6. Brunátna legirovaná polievka s reisom.</text:span></text:span></text:p>
        <text:p text:style-name="P89"><text:span text:style-name="CharStyle6"><text:span text:style-name="T1156"/></text:span></text:p>
        <text:p text:style-name="P91"><text:span text:style-name="CharStyle6"><text:span text:style-name="T1156">Do vrelej vody dá sa 12 </text:span></text:span><text:span text:style-name="CharStyle6"><text:span text:style-name="T1164">l</text:span></text:span><text:span text:style-name="CharStyle6"><text:span text:style-name="T1156">ôtov čisto umytého reisu, nechá sa málo v nej povariť, vleje sa na sito, premyje sa studenou vodou a dá sa do kastr</text:span></text:span><text:span text:style-name="CharStyle6"><text:span text:style-name="T1164">o</text:span></text:span><text:span text:style-name="CharStyle6"><text:span text:style-name="T1156">la. Naň sa precedí biela polievka, posolí sa a nechá sa tak variť, aby aj celý aj mäkký ostal. Ke</text:span></text:span><text:span text:style-name="CharStyle6"><text:span text:style-name="T1164">ď</text:span></text:span><text:span text:style-name="CharStyle6"><text:span text:style-name="T1156"> je čas k nasto</text:span></text:span><text:span text:style-name="CharStyle6"><text:span text:style-name="T1164">l</text:span></text:span><text:span text:style-name="CharStyle6"><text:span text:style-name="T1156">ovaniu, vezne sa dobre hustého reisu do polievkovej mysy, doň sa vmieša vo velikosti vajca kus čerstvého masla s nekoľko ž</text:span></text:span><text:span text:style-name="CharStyle6"><text:span text:style-name="T1164">l</text:span></text:span><text:span text:style-name="CharStyle6"><text:span text:style-name="T1156">tkami, pri čom sa pozoruje, aby sa nesrazily, doleje sa dľa potreby polievky, posolí sa a dá sa na stôl. Osobit</text:span></text:span><text:span text:style-name="CharStyle6"><text:span text:style-name="T1164">e</text:span></text:span><text:span text:style-name="CharStyle6"><text:span text:style-name="T1156"> na tanier sa nadrie (narajbe) taljanský sýr menovaný parmazan a s polievkou sa podáva pri stole; sýr sa preto nedáva do polievky, </text:span></text:span><text:soft-page-break/><text:span text:style-name="CharStyle6"><text:span text:style-name="T1156">poneváč mnohí ne­môžu ju so syrom užívať.</text:span></text:span></text:p>
        <text:p text:style-name="P99"><text:span text:style-name="CharStyle6"><text:span text:style-name="T1156"/></text:span></text:p>
        <text:p text:style-name="P100"><text:span text:style-name="CharStyle6"><text:span text:style-name="T1156">7. Brunátna polievka s kelovým fanclom.</text:span></text:span></text:p>
        <text:p text:style-name="P89"><text:span text:style-name="CharStyle6"><text:span text:style-name="T1156"/></text:span></text:p>
        <text:p text:style-name="P91"><text:span text:style-name="CharStyle6"><text:span text:style-name="T1156">Štyry hlávky čisto umytého kélu dajú sa do vrelej vody, posolia sa a nechajú sa za pár minút variť. Ke</text:span></text:span><text:span text:style-name="CharStyle6"><text:span text:style-name="T1164">ď</text:span></text:span><text:span text:style-name="CharStyle6"><text:span text:style-name="T1156"> sa už obarily v horúcej vode, vyberú sa do studenej vody a po vystydnutí vytlačí sa z nich voda. Z novu posolené dajú sa do žíja; ke</text:span></text:span><text:span text:style-name="CharStyle6"><text:span text:style-name="T1164">ď</text:span></text:span><text:span text:style-name="CharStyle6"><text:span text:style-name="T1156"> sú namäkko odparené, vyberú sa, potom sa pokrája krivým nožom </text:span></text:span><text:span text:style-name="CharStyle6"><text:span text:style-name="T1164">1/4</text:span></text:span><text:span text:style-name="CharStyle6"><text:span text:style-name="T1156"> čerstvého masla, ktoré sa v širokej myse (vajdlink) na penu rozmieša, do čoho ale ešte prinde celé vajce, päť ž</text:span></text:span><text:span text:style-name="CharStyle6"><text:span text:style-name="T1164">l</text:span></text:span><text:span text:style-name="CharStyle6"><text:span text:style-name="T1156">tkov jedon za druhým; ku ostatku vmieša sa doň pokrájaný kél, a potom sa ešte rozmrví žemla, smieša sa s múkou za ližičku, dá sa doň, posolí sa trochu, aby i tieto ostatnie prídavky dostaly ch</text:span></text:span><text:span text:style-name="CharStyle6"><text:span text:style-name="T1164">ut</text:span></text:span><text:span text:style-name="CharStyle6"><text:span text:style-name="T1156">i, trochu sa dá tlče­ného korenia a vloží sa do vymastenej a žemlovými mrv</text:span></text:span><text:span text:style-name="CharStyle6"><text:span text:style-name="T1164">in</text:span></text:span><text:span text:style-name="CharStyle6"><text:span text:style-name="T1156">ami</text:span></text:span><text:span text:style-name="CharStyle11"><text:span text:style-name="T1156"> </text:span></text:span><text:span text:style-name="CharStyle6"><text:span text:style-name="T1156">posypanej tepše, aby rovnako roztrené bolo. Tak dlho sa pečie, kým neostane žlté, potom sa prevráti na čistú dasku, pokrája sa na kúsky, a ke</text:span></text:span><text:span text:style-name="CharStyle6"><text:span text:style-name="T1164">ď</text:span></text:span><text:span text:style-name="CharStyle6"><text:span text:style-name="T1156"> sa polievka varí, dá sa to do nej; ku koncu ke</text:span></text:span><text:span text:style-name="CharStyle6"><text:span text:style-name="T1164">ď</text:span></text:span><text:span text:style-name="CharStyle6"><text:span text:style-name="T1156"> pokrájané kúsky na vrch začnú vychádza</text:span></text:span><text:span text:style-name="CharStyle6"><text:span text:style-name="T1164">ť</text:span></text:span><text:span text:style-name="CharStyle6"><text:span text:style-name="T1156">, dá sa do mysy a tak sa nastoluje.</text:span></text:span></text:p>
        <text:p text:style-name="P119"><text:span text:style-name="CharStyle6"><text:span text:style-name="T1156"/></text:span></text:p>
        <text:p text:style-name="P120"><text:span text:style-name="CharStyle6"><text:span text:style-name="T1156">8. Tlčená polievka s vysmaženou žemlou.</text:span></text:span></text:p>
        <text:p text:style-name="P89"><text:span text:style-name="CharStyle6"><text:span text:style-name="T1156"/></text:span></text:p>
        <text:p text:style-name="P91"><text:span text:style-name="CharStyle6"><text:span text:style-name="T1156">Kúsky z pozostalých z druhého dňa pečeniek dajú sa i s koštialmi do mažiara, dobre sa potlčú a vyberú sa do kastr</text:span></text:span><text:span text:style-name="CharStyle6"><text:span text:style-name="T1165">o</text:span></text:span><text:span text:style-name="CharStyle6"><text:span text:style-name="T1156">la. Nato sa zobere masť z polievky, táto dá sa doň, zakryje sa a nechá sa na ohni pariť. Zemlu treba po zldžky rozkrájať, na žlto užiari</text:span></text:span><text:span text:style-name="CharStyle6"><text:span text:style-name="T1165">ť</text:span></text:span><text:span text:style-name="CharStyle6"><text:span text:style-name="T1156">, dať do kastr</text:span></text:span><text:span text:style-name="CharStyle6"><text:span text:style-name="T1165">o</text:span></text:span><text:span text:style-name="CharStyle6"><text:span text:style-name="T1156">la, na to naliať ho­vädzej polievky a zakryté nechať variť, ke</text:span></text:span><text:span text:style-name="CharStyle6"><text:span text:style-name="T1165">ď</text:span></text:span><text:span text:style-name="CharStyle6"><text:span text:style-name="T1156"> sa dobre pre­varilo, pretrie sa cez sito, dá sa z novu do umytého kastr</text:span></text:span><text:span text:style-name="CharStyle6"><text:span text:style-name="T1165">o</text:span></text:span><text:span text:style-name="CharStyle6"><text:span text:style-name="T1156">la a odloží sa na teplé miesto. Potom sa pokrája žemla na tenké rezance, vysmaží sa na žlto v horúcom masle, z kto­rého dá sa masť dobre odtiecť, žalúdok (zúzik) pokrája sa tiež na tenké rezance, prichystaná horúca polievka sa s nekoľko ž</text:span></text:span><text:span text:style-name="CharStyle6"><text:span text:style-name="T1165">l</text:span></text:span><text:span text:style-name="CharStyle6"><text:span text:style-name="T1156">tkami legiruje, vysmažená žemla i s pokrájaným žalúdkom dá sa do nej, táto sa vleje do polievkovej mysy a dá sa na stôl.</text:span></text:span></text:p>
        <text:p text:style-name="P12"><text:soft-page-break/><text:span text:style-name="CharStyle6"><text:span text:style-name="T1156"/></text:span></text:p>
        <text:p text:style-name="P13"><text:span text:style-name="CharStyle6"><text:span text:style-name="T1156">9. Tlčená polievka z jarab</text:span></text:span><text:span text:style-name="CharStyle6"><text:span text:style-name="T1165">íc</text:span></text:span><text:span text:style-name="CharStyle6"><text:span text:style-name="T1156">.</text:span></text:span></text:p>
        <text:p text:style-name="P89"><text:span text:style-name="CharStyle6"><text:span text:style-name="T1156"/></text:span></text:p>
        <text:p text:style-name="P91"><text:span text:style-name="CharStyle6"><text:span text:style-name="T1165">Č</text:span></text:span><text:span text:style-name="CharStyle6"><text:span text:style-name="T1156">isto umyté jarabine dajú sa do žíja, nechajú sa na mäkko upari</text:span></text:span><text:span text:style-name="CharStyle6"><text:span text:style-name="T1165">ť</text:span></text:span><text:span text:style-name="CharStyle6"><text:span text:style-name="T1156">, potom sa prsia od kostí zberú, pokrájajú sa na drobné rezánky, kosti sa dajú do mažiara, k tomu sa dá zelenina do žíja a všetko spolu sa dobre potlčie. Do masti, v ktorej sa jarabi</text:span></text:span><text:span text:style-name="CharStyle6"><text:span text:style-name="T1165">c</text:span></text:span><text:span text:style-name="CharStyle6"><text:span text:style-name="T1156">e parily, dá sa za ližicu múky, rozmieša sa, bielou polievkou sa zaleje, tlčené dá sa dnu, zakryje sa a nechá sa spolu variť. Nato sa pretrie toto cez husté sito, dá sa nazpät do čistého kastr</text:span></text:span><text:span text:style-name="CharStyle6"><text:span text:style-name="T1165">o</text:span></text:span><text:span text:style-name="CharStyle6"><text:span text:style-name="T1156">la a nechá sa na teplom mieste stáť. Žemla na rezance pokrájaná sa vysmaží; ke</text:span></text:span><text:span text:style-name="CharStyle6"><text:span text:style-name="T1165">ď</text:span></text:span><text:span text:style-name="CharStyle6"><text:span text:style-name="T1156"> je čas obed shotoviť, legiruje sa prichystaná polievka </text:span></text:span><text:span text:style-name="CharStyle6"><text:span text:style-name="T1165">s n</text:span></text:span><text:span text:style-name="CharStyle6"><text:span text:style-name="T1156">eko</text:span></text:span><text:span text:style-name="CharStyle6"><text:span text:style-name="T1165">ľ</text:span></text:span><text:span text:style-name="CharStyle6"><text:span text:style-name="T1156">ko</text:span></text:span><text:span text:style-name="CharStyle11"><text:span text:style-name="T1156"> </text:span></text:span><text:span text:style-name="CharStyle6"><text:span text:style-name="T1156">žltky, posolí sa, dá sa do mysy, prichystané prsia so žemlou do nej a dá sa na stôl. Na ten istý spôsob sa robí polievka z bažantov, divých holubov, kačíc, iných menších vtákov at</text:span></text:span><text:span text:style-name="CharStyle6"><text:span text:style-name="T1165">ď</text:span></text:span><text:span text:style-name="CharStyle6"><text:span text:style-name="T1156">.</text:span></text:span></text:p>
        <text:p text:style-name="P56"><text:span text:style-name="CharStyle6"><text:span text:style-name="T1156"/></text:span></text:p>
        <text:p text:style-name="P57"><text:span text:style-name="CharStyle6"><text:span text:style-name="T1156">10. Biela polievka pre nemocných.</text:span></text:span></text:p>
        <text:p text:style-name="P89"><text:span text:style-name="CharStyle6"><text:span text:style-name="T1156"/></text:span></text:p>
        <text:p text:style-name="P91"><text:span text:style-name="CharStyle6"><text:span text:style-name="T1156">Vezne sa na try holby čistý hrniec, do ktorého sa dá pol druha funta na kúsky posekaného hovädzieho mäsa, naň sa naleje studená voda, potom sa polov</text:span></text:span><text:span text:style-name="CharStyle6"><text:span text:style-name="T1166">i</text:span></text:span><text:span text:style-name="CharStyle6"><text:span text:style-name="T1156">c starej sliepky dobre v mažiari potlčie, pridá sa k predošlému, dá sa na oheň a pena z vrchu sa pozorne zberá. Ďalej sa pokrája na kúsky pol funta telacieho mäsa, dá sa tiež k tomu a potrebné je na to hľade</text:span></text:span><text:span text:style-name="CharStyle6"><text:span text:style-name="T1166">ť</text:span></text:span><text:span text:style-name="CharStyle6"><text:span text:style-name="T1156">, aby sa všetko spolu od jedného boku varilo. K tomu sa ešte pridá trochu zelených vecí, a síce: mrkvy, petrželu, kalerábu a trochu neskôr očistených zemiakov; ke</text:span></text:span><text:span text:style-name="CharStyle6"><text:span text:style-name="T1166">ď</text:span></text:span><text:span text:style-name="CharStyle6"><text:span text:style-name="T1156"> sa všetko toto dobre spolu povarilo, pri čom sa masť do čist</text:span></text:span><text:span text:style-name="CharStyle6"><text:span text:style-name="T1166">a</text:span></text:span><text:span text:style-name="CharStyle6"><text:span text:style-name="T1156"> soberie, precedí sa pre nemocného cez čisté plátno do kávovej čaše (šálky), málo sa posolí, aj to len tá, ktorá sa v čaše nemocnému podáva dľa žiadostí a potreby. Ostatniu polievku treba na chladnom mieste držať a dľa potreby pre nemocného zohriať. Stáva sa, že niekedy nemocný dľa lekárského nariadenia nesmie okrem polievky nič inšie po­žívať, a kto polievku vedľa tohoto predpisu zrobí, nemocný doista neztratí silu, čo z vlastného presvedčenia viem. Preto musí byť polievka vždy prichystaná, a jestli vynde, má sa čerstvá navariť, až je </text:span></text:span><text:soft-page-break/><text:span text:style-name="CharStyle6"><text:span text:style-name="T1156">nemocnému i na ďalej ešte potrebná.</text:span></text:span></text:p>
        <text:p text:style-name="P121"><text:span text:style-name="CharStyle6"><text:span text:style-name="T1156"/></text:span></text:p>
        <text:p text:style-name="P122"><text:span text:style-name="CharStyle6"><text:span text:style-name="T1156">11. Vínová polievka pre nemocného.</text:span></text:span></text:p>
        <text:p text:style-name="P89"><text:span text:style-name="CharStyle6"><text:span text:style-name="T1156"/></text:span></text:p>
        <text:p text:style-name="P91"><text:span text:style-name="CharStyle6"><text:span text:style-name="T1156">Do kávovej čaše dá sa polov</text:span></text:span><text:span text:style-name="CharStyle6"><text:span text:style-name="T1166">i</text:span></text:span><text:span text:style-name="CharStyle6"><text:span text:style-name="T1156">c vína a polov</text:span></text:span><text:span text:style-name="CharStyle6"><text:span text:style-name="T1166">i</text:span></text:span><text:span text:style-name="CharStyle6"><text:span text:style-name="T1156">c vody, vleje sa do nádoby a nechá sa na ohni variť. Ďalej sa 4 loty cukru z ľahka na citr</text:span></text:span><text:span text:style-name="CharStyle6"><text:span text:style-name="T1166">o</text:span></text:span><text:span text:style-name="CharStyle6"><text:span text:style-name="T1156">ne otrú, potlčú sa v mažiari, dajú sa do hrnčoka, do ktorého sa dva ž</text:span></text:span><text:span text:style-name="CharStyle6"><text:span text:style-name="T1166">l</text:span></text:span><text:span text:style-name="CharStyle6"><text:span text:style-name="T1156">tky dajú a tak dlho varečkou miešajú, až sa peniť bude. Do tohoto sa vleje víno pod ustavičným miešaním a mieša sa na teple až zhustne; potom</text:span></text:span><text:span text:style-name="CharStyle11"><text:span text:style-name="T1156"> </text:span></text:span><text:span text:style-name="CharStyle6"><text:span text:style-name="T1156">sa vleje do prichystanej čaše, dá sa k tomu užiarená žemla, a polievka pre nemocného je hotová.</text:span></text:span></text:p>
        <text:p text:style-name="P123"><text:span text:style-name="CharStyle6"><text:span text:style-name="T1156"/></text:span></text:p>
        <text:p text:style-name="P124"><text:span text:style-name="CharStyle6"><text:span text:style-name="T1156">12. Vínová polievka pre šestonedielky.</text:span></text:span></text:p>
        <text:p text:style-name="P89"><text:span text:style-name="CharStyle6"><text:span text:style-name="T1156"/></text:span></text:p>
        <text:p text:style-name="P91"><text:span text:style-name="CharStyle6"><text:span text:style-name="T1156">Dľa horeudaného predpisu odmerá sa víno s vodou, nechá sa variť; do hrnčoka dá sa jedon ž</text:span></text:span><text:span text:style-name="CharStyle6"><text:span text:style-name="T1166">l</text:span></text:span><text:span text:style-name="CharStyle6"><text:span text:style-name="T1156">tok, kus cukru, pol ližice čerstvej smot</text:span></text:span><text:span text:style-name="CharStyle6"><text:span text:style-name="T1166">a</text:span></text:span><text:span text:style-name="CharStyle6"><text:span text:style-name="T1156">nky, kus čerstvého masla vo veľkosti lieskového orechu, do čoho sa vleje pod ustavičným mie­šaním prichystané víno; mieša sa na horúcom mieste, avšak variť sa nesmie, a dá sa horúce v čaši, komu prináleží.</text:span></text:span></text:p>
        <text:p text:style-name="P58"><text:span text:style-name="CharStyle6"><text:span text:style-name="T1156"/></text:span></text:p>
        <text:p text:style-name="P59"><text:span text:style-name="CharStyle6"><text:span text:style-name="T1156">13. Žemlový panádl pre š</text:span></text:span><text:span text:style-name="CharStyle6"><text:span text:style-name="T1166">e</text:span></text:span><text:span text:style-name="CharStyle6"><text:span text:style-name="T1156">stonedie</text:span></text:span><text:span text:style-name="CharStyle6"><text:span text:style-name="T1166">l</text:span></text:span><text:span text:style-name="CharStyle6"><text:span text:style-name="T1156">ky.</text:span></text:span></text:p>
        <text:p text:style-name="P89"><text:span text:style-name="CharStyle6"><text:span text:style-name="T1156"/></text:span></text:p>
        <text:p text:style-name="P91"><text:span text:style-name="CharStyle6"><text:span text:style-name="T1156">Z polov</text:span></text:span><text:span text:style-name="CharStyle6"><text:span text:style-name="T1166">i</text:span></text:span><text:span text:style-name="CharStyle6"><text:span text:style-name="T1156">c žemly odmrví sa kôrka, namočí sa v studenej vode a po namočení vytlačí sa z nej voda, žemla sa dá do nádoby, nacedí sa na ňu polievky, ktorá je bez všetkého korenia prichystaná a len polovicu zo všetkého obsahuje, jako polievka pod č. 10. aby nebola tak mocná. Ke</text:span></text:span><text:span text:style-name="CharStyle6"><text:span text:style-name="T1166">ď</text:span></text:span><text:span text:style-name="CharStyle6"><text:span text:style-name="T1156"> sa žemla s polievkou svarila, dá sa do hrnčoka, k tomu sa pridá kúštik čerstvého masla, spolu sa rozhabarkuje, má­ličko sa posolí a dá sa do čaše pre patričnú osobu.</text:span></text:span></text:p>
        <text:p text:style-name="P60"><text:span text:style-name="CharStyle6"><text:span text:style-name="T1156"/></text:span></text:p>
        <text:p text:style-name="P61"><text:span text:style-name="CharStyle6"><text:span text:style-name="T1156">14. Ger</text:span></text:span><text:span text:style-name="CharStyle6"><text:span text:style-name="T1166">š</text:span></text:span><text:span text:style-name="CharStyle6"><text:span text:style-name="T1156">lová polievka pre šestonedielky.</text:span></text:span></text:p>
        <text:p text:style-name="P89"><text:span text:style-name="CharStyle6"><text:span text:style-name="T1156"/></text:span></text:p>
        <text:p text:style-name="P91"><text:span text:style-name="CharStyle6"><text:span text:style-name="T1156">Žajdlík očistenej geršly dá sa do ho</text:span></text:span><text:span text:style-name="CharStyle6"><text:span text:style-name="T1166">l</text:span></text:span><text:span text:style-name="CharStyle6"><text:span text:style-name="T1156">bového hrnčoka, na ňu sa naleje vrelej vody, nech sa pomály varí a často mieša, aby neprihorela; ke</text:span></text:span><text:span text:style-name="CharStyle6"><text:span text:style-name="T1166">ď</text:span></text:span><text:span text:style-name="CharStyle6"><text:span text:style-name="T1156"> je už dosť </text:span></text:span><text:soft-page-break/><text:span text:style-name="CharStyle6"><text:span text:style-name="T1156">mäkká, vezne sa z nej do inej nádoby, do ktorej sa dá kus čerstvého masla vo veľkosti pol vajca, varechou sa dobre spolu smieša na teplom mieste, dľa potreby sa rozriedi s prichystanou po­lievkou, trochu sa posolí a cez čisté sitko do kávovej čaše precedí. Má-li nemocná smäd, dá sa do tejto polievkky pár</text:span></text:span><text:span text:style-name="CharStyle11"><text:span text:style-name="T1156"> </text:span></text:span><text:span text:style-name="CharStyle6"><text:span text:style-name="T1156">kvapôk citr</text:span></text:span><text:span text:style-name="CharStyle6"><text:span text:style-name="T1166">o</text:span></text:span><text:span text:style-name="CharStyle6"><text:span text:style-name="T1156">novej šťavy (saftu), keď nemocná žiada, nech sa jej dá dľa potreby, ostatné nech chladné stoj</text:span></text:span><text:span text:style-name="CharStyle6"><text:span text:style-name="T1166">í</text:span></text:span><text:span text:style-name="CharStyle6"><text:span text:style-name="T1156">. Pri takej prí­ležitosti má byť prichystaná v dome i geršla, i polievka, i citron.</text:span></text:span></text:p>
        <text:p text:style-name="P16"><text:span text:style-name="CharStyle6"><text:span text:style-name="T1156"/></text:span></text:p>
        <text:p text:style-name="P17"><text:span text:style-name="CharStyle6"><text:span text:style-name="T1156">14. Mrkvová polievka s rezancami.</text:span></text:span></text:p>
        <text:p text:style-name="P89"><text:span text:style-name="CharStyle6"><text:span text:style-name="T1156"/></text:span></text:p>
        <text:p text:style-name="P91"><text:span text:style-name="CharStyle6"><text:span text:style-name="T1156">Mrkva sa pokrája na kúsky; do kastr</text:span></text:span><text:span text:style-name="CharStyle6"><text:span text:style-name="T1166">o</text:span></text:span><text:span text:style-name="CharStyle6"><text:span text:style-name="T1156">la sa dá kus čerstvého masla. Keď sa toto roztopí, dá sa doň drobn</text:span></text:span><text:span text:style-name="CharStyle6"><text:span text:style-name="T1166">e</text:span></text:span><text:span text:style-name="CharStyle6"><text:span text:style-name="T1156"> po­krájaný petržel, na to sa dá mrkva, podleje sa vodou, za­kryje sa a nechá sa pariť, pri čom sa má pozor dať, aby nič neprihorelo. Na kúsky pokrájaná a na ž</text:span></text:span><text:span text:style-name="CharStyle6"><text:span text:style-name="T1166">l</text:span></text:span><text:span text:style-name="CharStyle6"><text:span text:style-name="T1156">to užiarená žemla dá sa do mrkvy, celé sa doplní hovädzou polievkou, nakoľko je potrebné, a nechá sa zakryté variť. Keď sa všetko spolu varilo, pretrie sa prez sito, dá sa zpátky do čistého kastr</text:span></text:span><text:span text:style-name="CharStyle6"><text:span text:style-name="T1166">o</text:span></text:span><text:span text:style-name="CharStyle6"><text:span text:style-name="T1156">la, ešte raz sa var</text:span></text:span><text:span text:style-name="CharStyle6"><text:span text:style-name="T1166">í</text:span></text:span><text:span text:style-name="CharStyle6"><text:span text:style-name="T1156"> a nechá sa na teplom mieste stáť. Potom sa zrobí z dvoch vajec cesto, vyva</text:span></text:span><text:span text:style-name="CharStyle6"><text:span text:style-name="T1166">l</text:span></text:span><text:span text:style-name="CharStyle6"><text:span text:style-name="T1156">ká sa na tenko, z neho sa pokrájajú krátke rezance na spôsob ovsa a pred nastoľo­vaním zavaria sa do polievky. Konečne sa dajú do hrnčoka dva ž</text:span></text:span><text:span text:style-name="CharStyle6"><text:span text:style-name="T1166">l</text:span></text:span><text:span text:style-name="CharStyle6"><text:span text:style-name="T1156">tky, nekoľko ližíc sladkej smot</text:span></text:span><text:span text:style-name="CharStyle6"><text:span text:style-name="T1166">a</text:span></text:span><text:span text:style-name="CharStyle6"><text:span text:style-name="T1156">nky, toto sa rozhabar­kuje (rozšprudluje) s polievkou, táto sa posolí, do nej sa dá ešte potlčeného mušk</text:span></text:span><text:span text:style-name="CharStyle6"><text:span text:style-name="T1166">a</text:span></text:span><text:span text:style-name="CharStyle6"><text:span text:style-name="T1156">tového kvetu a celé sa vyleje na po­lievkovú mysu.</text:span></text:span></text:p>
        <text:p text:style-name="P16"><text:span text:style-name="CharStyle6"><text:span text:style-name="T1156"/></text:span></text:p>
        <text:p text:style-name="P17"><text:span text:style-name="CharStyle6"><text:span text:style-name="T1156">16. Polievka z turčanskej repy.</text:span></text:span></text:p>
        <text:p text:style-name="P89"><text:span text:style-name="CharStyle6"><text:span text:style-name="T1156"/></text:span></text:p>
        <text:p text:style-name="P91"><text:span text:style-name="CharStyle6"><text:span text:style-name="T1156">Dľa potreby vezne sa čisto umytej a obielenej čerstvej repy a pokrája sa na kúsky; do nádoby nad ohňom postavenej dá sa kus čerstvého masla, do tohoto repa, nechá sa na mäkko a žlto pariť, k tomu sa dodá za ližícu múky, zaleje sa polievkou a nechá sa variť. Potom sa prez sito pretrie, dá sa zpátky do čistej nádoby a nechá sa na horúcom mieste stáť. Keď je už čas k nastoľovaniu, legiruje sa s nekoľkými žitkami a dá sa do mysy. Osobytne na </text:span></text:span><text:soft-page-break/><text:span text:style-name="CharStyle6"><text:span text:style-name="T1156">tanieri dá sa na re­zance pokrájaná žemla na stôl.</text:span></text:span></text:p>
        <text:p text:style-name="P4"><text:span text:style-name="CharStyle11"><text:span text:style-name="T1156"/></text:span></text:p>
        <text:p text:style-name="P201"><text:span text:style-name="CharStyle6"><text:span text:style-name="T1156">17. Krumplová polievka s krumplovými pln­kami (knedlikami.)</text:span></text:span></text:p>
        <text:p text:style-name="P89"><text:span text:style-name="CharStyle6"><text:span text:style-name="T1156"/></text:span></text:p>
        <text:p text:style-name="P91"><text:span text:style-name="CharStyle6"><text:span text:style-name="T1156">Umyté a obielené krumple pokrájajú sa na kúsky, do kastr</text:span></text:span><text:span text:style-name="CharStyle6"><text:span text:style-name="T1166">o</text:span></text:span><text:span text:style-name="CharStyle6"><text:span text:style-name="T1156">la sa dá kus čerstvého masla vo veľkosti vajca, zelený petržel s cibuľou sa pokrája, v tom masle sa upraží, pri­chystané krumple dajú sa do kastr</text:span></text:span><text:span text:style-name="CharStyle6"><text:span text:style-name="T1166">o</text:span></text:span><text:span text:style-name="CharStyle6"><text:span text:style-name="T1156">la a nechajú sa na mäkko pariť. Keď sú mäkké krumple, dá sa do n</text:span></text:span><text:span text:style-name="CharStyle6"><text:span text:style-name="T1166">í</text:span></text:span><text:span text:style-name="CharStyle6"><text:span text:style-name="T1156">ch za ližičku múky, zalejú sa hovädzou polievkou, nechajú sa variť, potom sa celé pretrie cez sito, dá sa znovu do čistého kastr</text:span></text:span><text:span text:style-name="CharStyle6"><text:span text:style-name="T1166">o</text:span></text:span><text:span text:style-name="CharStyle6"><text:span text:style-name="T1156">la a nechá sa na templom mieste stáť. Nekoľko v kožke uva­rených zemiakov, práve ke</text:span></text:span><text:span text:style-name="CharStyle6"><text:span text:style-name="T1166">ď</text:span></text:span><text:span text:style-name="CharStyle6"><text:span text:style-name="T1156"> sa za horúca lúpajú čili bielia, pretiera sa prez sito; šesť lôtov čerstvého masla rozmieša sa v nádobe (vajdlingu) na penu, doňho sa jedon za druhým dá 6 ž</text:span></text:span><text:span text:style-name="CharStyle6"><text:span text:style-name="T1166">l</text:span></text:span><text:span text:style-name="CharStyle6"><text:span text:style-name="T1156">tkov a do tohoto sa dajú pretreté už ochladnuté zemiaky. Že</text:span></text:span><text:span text:style-name="CharStyle6"><text:span text:style-name="T1166">m</text:span></text:span><text:span text:style-name="CharStyle6"><text:span text:style-name="T1156">la na drobné kocky pokrájaná a v masle na žlto vypražená dá sa k tomu, dobre sa spolu všetko rozmieša, posolí a z tohoto sa robia plnky (knedliky) jednej velikosti. Aby sa žiadna nehoda nestala, môže sa najprv prvá zrobená plnka na zkúšku do čisto odcedenej polievky dať, či sa nerozvarí, čo jestli by sa stalo, treba pridať k masse na plnky určenej rozmrvenú (orajbanú) žemlu; potom keď sa čistá hovädzia polievka dobre var</text:span></text:span><text:span text:style-name="CharStyle6"><text:span text:style-name="T1166">í</text:span></text:span><text:span text:style-name="CharStyle6"><text:span text:style-name="T1156">, zavaria sa do nej plnky a keď sa vyhodí pár kochl</text:span></text:span><text:span text:style-name="CharStyle6"><text:span text:style-name="T1166">í</text:span></text:span><text:span text:style-name="CharStyle6"><text:span text:style-name="T1156">kov, ocedia sa, dajú sa do polievkovej mysy, a na ne sa vyleje spomenutá prichystaná krumplová polievka, ktorá sa s dvoma ž</text:span></text:span><text:span text:style-name="CharStyle6"><text:span text:style-name="T1166">l</text:span></text:span><text:span text:style-name="CharStyle6"><text:span text:style-name="T1156">tkami a pár ližičkami polievky zalegiruje, posolí a s málo potlčeným mušk</text:span></text:span><text:span text:style-name="CharStyle6"><text:span text:style-name="T1166">a</text:span></text:span><text:span text:style-name="CharStyle6"><text:span text:style-name="T1156">tovým kvetom pomieša; potom zrovn</text:span></text:span><text:span text:style-name="CharStyle6"><text:span text:style-name="T1166">a</text:span></text:span><text:span text:style-name="CharStyle6"><text:span text:style-name="T1156"> do mysy na stôl.</text:span></text:span></text:p>
        <text:p text:style-name="P16"><text:span text:style-name="CharStyle6"><text:span text:style-name="T1156"/></text:span></text:p>
        <text:p text:style-name="P17"><text:span text:style-name="CharStyle6"><text:span text:style-name="T1156">18. Hrachová polievka s geršlou.</text:span></text:span></text:p>
        <text:p text:style-name="P89"><text:span text:style-name="CharStyle6"><text:span text:style-name="T1156"/></text:span></text:p>
        <text:p text:style-name="P91"><text:span text:style-name="CharStyle6"><text:span text:style-name="T1156">Na mäkko uvarený hrach pretrie sa cez sito; do ka­str</text:span></text:span><text:span text:style-name="CharStyle6"><text:span text:style-name="T1166">o</text:span></text:span><text:span text:style-name="CharStyle6"><text:span text:style-name="T1156">la sa dá kus čerstvého masla, doň za ližicu múky, z tohoto sa zrobí zápražka, do ktorej sa dá ešte na drobno pokrájaný zelený petržel s cibuľou a nechá sa trochu upražiť. Potom sa zaleje hovädzou polievkou; na mäkko uvarená</text:span></text:span><text:span text:style-name="CharStyle11"><text:span text:style-name="T1156"> </text:span></text:span><text:span text:style-name="CharStyle6"><text:span text:style-name="T1156">geršla ale dá </text:span></text:span><text:soft-page-break/><text:span text:style-name="CharStyle6"><text:span text:style-name="T1156">sa na sito, premyje sa studenou vodou, dá sa do polievky, spolu s pretretým hrachom nechá sa po vôli variť a posolí sa; do hrnčoka dá sa nekoľko ž</text:span></text:span><text:span text:style-name="CharStyle6"><text:span text:style-name="T1166">l</text:span></text:span><text:span text:style-name="CharStyle6"><text:span text:style-name="T1156">tkov, pár ližíc smotanky, toto sa s polievkou zalegiruje, dá sa do mysy a na stôl. Ved</text:span></text:span><text:span text:style-name="CharStyle6"><text:span text:style-name="T1166">l</text:span></text:span><text:span text:style-name="CharStyle6"><text:span text:style-name="T1156">a predpisu ro</text:span></text:span><text:span text:style-name="CharStyle6"><text:span text:style-name="T1166">b</text:span></text:span><text:span text:style-name="CharStyle6"><text:span text:style-name="T1156">ia sa na tento spôsob i pôstne polievky, len že miesto hovädzej polievky vezne sa voda na doplnenie.</text:span></text:span></text:p>
        <text:p text:style-name="P16"><text:span text:style-name="CharStyle6"><text:span text:style-name="T1156"/></text:span></text:p>
        <text:p text:style-name="P17"><text:span text:style-name="CharStyle6"><text:span text:style-name="T1156">19 <text:tab/>Raková polievka.</text:span></text:span></text:p>
        <text:p text:style-name="P89"><text:span text:style-name="CharStyle6"><text:span text:style-name="T1156"/></text:span></text:p>
        <text:p text:style-name="P91"><text:span text:style-name="CharStyle6"><text:span text:style-name="T1156">Koľko rakov je potrebné, umyje sa čisto vo vode, po­stavia sa do vrelej vody, posolia sa, nane sa dá kus zeleného petrželu, nechajú sa zvariť, odložia sa na stranu a po malom odstatí sa ocedia; mäso z chvostíkov sa vyberie, horká látka z chrbtov sa odstráni a z chvostíkov vybraté dá sa do mažiara, s 12 lôtmi masla na drobno sa potlčie, dá sa do nádoby nad oheň a často sa mieša, kým neostane pekné žlté. Čisté plátno omočí sa do vody, vytlačí sa z nej, rozostrie sa na prichystanú nádobu, raková masť naň sa vyleje a medzi dvoma varechama sa vytlačí; vo vode omočí sa žemla, i táto po odmočení sa vytlačí z vody a poseká sa; do kastr</text:span></text:span><text:span text:style-name="CharStyle6"><text:span text:style-name="T1166">o</text:span></text:span><text:span text:style-name="CharStyle6"><text:span text:style-name="T1156">la sa dá kus čerstvého masla; keď je rozpálené, dá sa doň drobno po­krájaný petržel, práve toľko paž</text:span></text:span><text:span text:style-name="CharStyle6"><text:span text:style-name="T1166">i</text:span></text:span><text:span text:style-name="CharStyle6"><text:span text:style-name="T1156">tky, do tohoto posekanú žemlu a to sa s dvoma vajci rozmieša. Kus masla dá sa do panvice so širokým dnom, a keď je maslo rozpálené, roz­loží sa rozmiešaná už žemla po celom dne, do tohoto sa popchajú prichystané rakové chrbty, keď je plnenka od spodku žltá, prevráti sa, nechá sa trochu pripiecť a vezne sa von. Do masti dá sa za ližicu múky, drobno krájaný petržel, to sa trochu popraží, zaleje sa hovädzou polievkou, posolí sa a nechá sa variť. Každý z prichystaných rakových chvostíkov rozkrojí sa na štvoro a chrbty od žemly sa oddelia; žemla, ktorá sa zpomedzi chrbtov obkrája, pokrája sa na drobné kocky, všetko sa dá do mysy; do hrnčoka sa dajú dva ž</text:span></text:span><text:span text:style-name="CharStyle6"><text:span text:style-name="T1166">l</text:span></text:span><text:span text:style-name="CharStyle6"><text:span text:style-name="T1156">tky, pár ližíc sladkej smotanky, toľko rakovej masti, prichystaná po­lievka sa s týmto legiruje a vyleje sa do mysy na pri­chystané raky.</text:span></text:span></text:p>
        <text:p text:style-name="P4"><text:span text:style-name="CharStyle11"><text:span text:style-name="T1156"/></text:span></text:p>
        <text:p text:style-name="P18"><text:span text:style-name="CharStyle6"><text:span text:style-name="T1156">20. Brunátna polievka s plnkami z čiernej pečenky.</text:span></text:span></text:p>
        <text:p text:style-name="P89"><text:soft-page-break/><text:span text:style-name="CharStyle6"><text:span text:style-name="T1156"/></text:span></text:p>
        <text:p text:style-name="P91"><text:span text:style-name="CharStyle6"><text:span text:style-name="T1156">Pol funta te</text:span></text:span><text:span text:style-name="CharStyle6"><text:span text:style-name="T1166">l</text:span></text:span><text:span text:style-name="CharStyle6"><text:span text:style-name="T1156">acej čiernej pečenky utlčie sa v mažiari, pret</text:span></text:span><text:span text:style-name="CharStyle6"><text:span text:style-name="T1166">r</text:span></text:span><text:span text:style-name="CharStyle6"><text:span text:style-name="T1156">e sa cez sito, na drobné kocky pokrájaná žemla dá sa do panvice, masť z polievky sa zoberie, v tejto polievke sa žemla k zmäknutiu nechá stáť; keď rozmäkla, dá sa k nej pretretá pečenka, dobre sa rozmieša i so štyrmi ž</text:span></text:span><text:span text:style-name="CharStyle6"><text:span text:style-name="T1166">l</text:span></text:span><text:span text:style-name="CharStyle6"><text:span text:style-name="T1156">tkami jedon za druhým, ku ostatku sa pridá k tomu rozmrvená žemla, pokrájaný zelený petržel, trochu korenia a celé sa posolí; ešte raz sa celé rozmieša, nechá sa na chladnom mieste stáť, aby stuhlo, a potom sa robia malé okr</text:span></text:span><text:span text:style-name="CharStyle6"><text:span text:style-name="T1166">u</text:span></text:span><text:span text:style-name="CharStyle6"><text:span text:style-name="T1156">hl</text:span></text:span><text:span text:style-name="CharStyle6"><text:span text:style-name="T1166">é</text:span></text:span><text:span text:style-name="CharStyle6"><text:span text:style-name="T1156"> plnky vo veľkosti lieskového orechu, tieto sa vysmažia v masle a nechajú sa z masti dobre odtiecť. Konečne sa nechá zvariť brunátna po­lievka, smažené plnky sa do nej zavaria a ke</text:span></text:span><text:span text:style-name="CharStyle6"><text:span text:style-name="T1166">ď</text:span></text:span><text:span text:style-name="CharStyle6"><text:span text:style-name="T1156"> vynde pár kochlov, vyleje sa na mysu a zrovn</text:span></text:span><text:span text:style-name="CharStyle6"><text:span text:style-name="T1166">a</text:span></text:span><text:span text:style-name="CharStyle6"><text:span text:style-name="T1156"> sa zanesie na stôl.</text:span></text:span></text:p>
        <text:p text:style-name="P16"><text:span text:style-name="CharStyle6"><text:span text:style-name="T1156"/></text:span></text:p>
        <text:p text:style-name="P17"><text:span text:style-name="CharStyle6"><text:span text:style-name="T1156">21. Russká polievka.</text:span></text:span></text:p>
        <text:p text:style-name="P89"><text:span text:style-name="CharStyle6"><text:span text:style-name="T1156"/></text:span></text:p>
        <text:p text:style-name="P91"><text:span text:style-name="CharStyle6"><text:span text:style-name="T1156">Zo všetkých očistených zelených vecí vezne sa rovná miera, tieto sa pokrájajú na drobné kocky, dajú sa do ka­str</text:span></text:span><text:span text:style-name="CharStyle6"><text:span text:style-name="T1166">o</text:span></text:span><text:span text:style-name="CharStyle6"><text:span text:style-name="T1156">la, nane sa naleje hovädzia polievka a zakryté nechá sa celé variť. Pozdejšie dá sa k tomu za hrsť rižu (reisu) a na to je potrebné pozor dávať, aby ostal riž i celý </text:span></text:span><text:span text:style-name="CharStyle6"><text:span text:style-name="T1166">í</text:span></text:span><text:span text:style-name="CharStyle6"><text:span text:style-name="T1156"> mäkký. Z morky žalúdky i te</text:span></text:span><text:span text:style-name="CharStyle6"><text:span text:style-name="T1166">l</text:span></text:span><text:span text:style-name="CharStyle6"><text:span text:style-name="T1156">acie v polievke uvarené nôžky tiež sa na kocky pokrájajú, dajú sa dnu do kastr</text:span></text:span><text:span text:style-name="CharStyle6"><text:span text:style-name="T1166">o</text:span></text:span><text:span text:style-name="CharStyle6"><text:span text:style-name="T1156">la a nechajú sa spolu variť; z čiernej pečenky sa to isté a týmže spôsobom zrobí jako pri horespomenutej polievke, len že nesmie byť tak tuhé, z tohoto sa urobia ližicou podlhovaté halušky, za­varia sa, celé sa ešte trochu posolí a vyleje sa na mysu.</text:span></text:span></text:p>
        <text:p text:style-name="P125"><text:span text:style-name="CharStyle6"><text:span text:style-name="T1156"/></text:span></text:p>
        <text:p text:style-name="P126"><text:span text:style-name="CharStyle6"><text:span text:style-name="T1156">22. Polievka s kuriatkami a haluškami.</text:span></text:span></text:p>
        <text:p text:style-name="P3"><text:span text:style-name="CharStyle6"><text:span text:style-name="T1156"/></text:span></text:p>
        <text:p text:style-name="P7"><text:span text:style-name="CharStyle6"><text:span text:style-name="T1156">Očistené kurence pokrájajú sa na kúsky a sa posolia; čerstvé maslo vo veľkosti vajca dá sa do kastr</text:span></text:span><text:span text:style-name="CharStyle6"><text:span text:style-name="T1166">o</text:span></text:span><text:span text:style-name="CharStyle6"><text:span text:style-name="T1156">la na oheň, do masla prinde drobno krájaný petržel a na to kurence, čo sa spolu zakryté parí, kým neni žlté, nane sa dá potom po</text:span></text:span><text:span text:style-name="CharStyle6"><text:span text:style-name="T1166">l</text:span></text:span><text:span text:style-name="CharStyle6"><text:span text:style-name="T1156"> li</text:span></text:span><text:span text:style-name="CharStyle6"><text:span text:style-name="T1166">ž</text:span></text:span><text:span text:style-name="CharStyle6"><text:span text:style-name="T1156">ic</text:span></text:span><text:span text:style-name="CharStyle6"><text:span text:style-name="T1166">e</text:span></text:span><text:span text:style-name="CharStyle6"><text:span text:style-name="T1156"> múk</text:span></text:span><text:span text:style-name="CharStyle6"><text:span text:style-name="T1166">y,</text:span></text:span><text:span text:style-name="CharStyle6"><text:span text:style-name="T1156"> poobracajú a zalejú sa bielou polievkou a to sa nechá </text:span></text:span><text:soft-page-break/><text:span text:style-name="CharStyle6"><text:span text:style-name="T1156">povoľne variť. Šesť lôtov čerstvého masla roz­mieša sa na penu v nádobe, do tohoto prinde jedno celé vajc</text:span></text:span><text:span text:style-name="CharStyle6"><text:span text:style-name="T1166">e,</text:span></text:span><text:span text:style-name="CharStyle6"><text:span text:style-name="T1156"> 4 ž</text:span></text:span><text:span text:style-name="CharStyle6"><text:span text:style-name="T1166">l</text:span></text:span><text:span text:style-name="CharStyle6"><text:span text:style-name="T1156">tky jed</text:span></text:span><text:span text:style-name="CharStyle6"><text:span text:style-name="T1166">on</text:span></text:span><text:span text:style-name="CharStyle6"><text:span text:style-name="T1156"> po druhom, k tomu sa z </text:span></text:span><text:span text:style-name="CharStyle6"><text:span text:style-name="T1166">ľ</text:span></text:span><text:span text:style-name="CharStyle6"><text:span text:style-name="T1156">a</text:span></text:span><text:span text:style-name="CharStyle6"><text:span text:style-name="T1166">h</text:span></text:span><text:span text:style-name="CharStyle6"><text:span text:style-name="T1156">ka zamieša šesť lôrov múky a z tejto látky sa zavárajú ližičkou halušky jednej veľkosti do polievky, jaknáhle táto počala sa variť. Jestliby sa halúšky v polievke roz</text:span></text:span><text:span text:style-name="CharStyle6"><text:span text:style-name="T1166">l</text:span></text:span><text:span text:style-name="CharStyle6"><text:span text:style-name="T1156">ievaly. treba pridať k haluškovej látke trochu múky; keď prindú na vrch, vyleje sa polievka na mysu.</text:span></text:span></text:p>
        <text:p text:style-name="P16"><text:span text:style-name="CharStyle6"><text:span text:style-name="T1156"/></text:span></text:p>
        <text:p text:style-name="P17"><text:span text:style-name="CharStyle6"><text:span text:style-name="T1156">23. Pľúcová po</text:span></text:span><text:span text:style-name="CharStyle6"><text:span text:style-name="T1166">l</text:span></text:span><text:span text:style-name="CharStyle6"><text:span text:style-name="T1156">ievka.</text:span></text:span></text:p>
        <text:p text:style-name="P89"><text:span text:style-name="CharStyle6"><text:span text:style-name="T1156"/></text:span></text:p>
        <text:p text:style-name="P91"><text:span text:style-name="CharStyle6"><text:span text:style-name="T1156">Telacie pľúca uvaria sa v slanej vode na mäkko, poto</text:span></text:span><text:span text:style-name="CharStyle6"><text:span text:style-name="T1166">m</text:span></text:span><text:span text:style-name="CharStyle6"><text:span text:style-name="T1156"> sa na drobno pokrájajú, srdce z nich ale pokrája sa na tenké rezance. Z čerstvého masla zrobí sa žltá zápražka, do tej</text:span></text:span><text:span text:style-name="CharStyle6"><text:span text:style-name="T1166">t</text:span></text:span><text:span text:style-name="CharStyle6"><text:span text:style-name="T1156">o sa dá krájaný zelený petržel a na to pokrájané pľúcka i so srdcom; to sa nechá zakryté trochu pražiť, zaleje sa potom hovädzou polievkou, posolí a nechá sa variť. Ke</text:span></text:span><text:span text:style-name="CharStyle6"><text:span text:style-name="T1166">ď</text:span></text:span><text:span text:style-name="CharStyle6"><text:span text:style-name="T1156"> je čas k nastolovaniu, dá sa do hrnčoka nekoľko ž</text:span></text:span><text:span text:style-name="CharStyle6"><text:span text:style-name="T1166">l</text:span></text:span><text:span text:style-name="CharStyle6"><text:span text:style-name="T1156">tkov, tak tiež pár ližíc sladkej smotanky, čím sa polievka zalegiruje. Kone</text:span></text:span><text:span text:style-name="CharStyle6"><text:span text:style-name="T1166">čn</text:span></text:span><text:span text:style-name="CharStyle6"><text:span text:style-name="T1156">e na drobné kocky pokrájaná že</text:span></text:span><text:span text:style-name="CharStyle6"><text:span text:style-name="T1166">ml</text:span></text:span><text:span text:style-name="CharStyle6"><text:span text:style-name="T1156">a vysmaží sa v masle, dá sa do polievky a tak sa dá na mysu.</text:span></text:span></text:p>
        <text:p text:style-name="P16"><text:span text:style-name="CharStyle6"><text:span text:style-name="T1156"/></text:span></text:p>
        <text:p text:style-name="P17"><text:span text:style-name="CharStyle6"><text:span text:style-name="T1156">24. Polievka s pľúcovým okružníkom (štrúd</text:span></text:span><text:span text:style-name="CharStyle6"><text:span text:style-name="T1166">l</text:span></text:span><text:span text:style-name="CharStyle6"><text:span text:style-name="T1156">ou.)</text:span></text:span></text:p>
        <text:p text:style-name="P89"><text:span text:style-name="CharStyle6"><text:span text:style-name="T1156"/></text:span></text:p>
        <text:p text:style-name="P91"><text:span text:style-name="CharStyle6"><text:span text:style-name="T1156">S telacími pľúcami sa tak zachádza jako pri horespomenutom jedle. Do malého kastr</text:span></text:span><text:span text:style-name="CharStyle6"><text:span text:style-name="T1166">o</text:span></text:span><text:span text:style-name="CharStyle6"><text:span text:style-name="T1156">la dá sa kus masla, k tom</text:span></text:span><text:span text:style-name="CharStyle6"><text:span text:style-name="T1166">ut</text:span></text:span><text:span text:style-name="CharStyle6"><text:span text:style-name="T1156">o drobno pokrájaný zelený petržel s cibuľou, tak tiež pokrájané pľúca, celé sa posolí, nechá sa pražiť, podleje sa trochu polievkou, potom sa vezne od ohňa, dá sa do toho pár žltkov, dobre sa spolu rozmieša a dá sa vystydnuť. Okružniko</text:span></text:span><text:span text:style-name="CharStyle6"><text:span text:style-name="T1166">v</text:span></text:span><text:span text:style-name="CharStyle6"><text:span text:style-name="T1156">e (štrudlov</text:span></text:span><text:span text:style-name="CharStyle6"><text:span text:style-name="T1166">é)</text:span></text:span><text:span text:style-name="CharStyle6"><text:span text:style-name="T1156"> cesto vytiahne sa na tenko, prichystané a už</text:span></text:span><text:span text:style-name="CharStyle11"><text:span text:style-name="T1156"> </text:span></text:span><text:span text:style-name="CharStyle6"><text:span text:style-name="T1156">vystydnuté pľúca ľahko sa po ňom roztrú a skrúti sa na try prsty zhrúbe, ostatnie cesto sa odreže a znovu sa v tej istej hrúbke skracuje, kým cesto trvá. Skrátené cesto má sa tak rozrezať, aby každý kúsok bol dlhý dľa šírky dvoch prstov, preto sa najprv varechou pozatláča do cesta, a na pozatláčaných miestach sa odkrajuje, každý kúsok osobit</text:span></text:span><text:span text:style-name="CharStyle6"><text:span text:style-name="T1166">e</text:span></text:span><text:span text:style-name="CharStyle6"><text:span text:style-name="T1156"> sa po­loží na sito a pred nasto</text:span></text:span><text:span text:style-name="CharStyle6"><text:span text:style-name="T1166">l</text:span></text:span><text:span text:style-name="CharStyle6"><text:span text:style-name="T1156">ovaním zavaria sa do brunátnej alebo bielej polievky; keď vyndú </text:span></text:span><text:soft-page-break/><text:span text:style-name="CharStyle6"><text:span text:style-name="T1156">hore, vyleje sa celé na mysu.</text:span></text:span></text:p>
        <text:p text:style-name="P62"><text:span text:style-name="CharStyle6"><text:span text:style-name="T1156"/></text:span></text:p>
        <text:p text:style-name="P63"><text:span text:style-name="CharStyle6"><text:span text:style-name="T1156">25. Karfiolová polievka so smaženými telacími nôžkami.</text:span></text:span></text:p>
        <text:p text:style-name="P89"><text:span text:style-name="CharStyle6"><text:span text:style-name="T1156"/></text:span></text:p>
        <text:p text:style-name="P91"><text:span text:style-name="CharStyle6"><text:span text:style-name="T1156">Do kast</text:span></text:span><text:span text:style-name="CharStyle6"><text:span text:style-name="T1166">ro</text:span></text:span><text:span text:style-name="CharStyle6"><text:span text:style-name="T1156">la sa dá kus čerstvého masla a za malú ližicu múky, z tohoto sa urobí žltá zápražka, do nej sa dá pokrá­janý petržel, to celé sa zaleje hovädzou polievkou a posolí sa. Do polievky sa dá za šálku rižu a očistený, na drobné kúsky pokrájaný karfiol a nechá sa spolu variť. Na mäkko uvarené telacie nohy pokrájajú sa na kúsky, nechajú sa v solovej vode odstáť, dajú sa do múky, aby sa o ne oblepila, vajc</text:span></text:span><text:span text:style-name="CharStyle6"><text:span text:style-name="T1167">e</text:span></text:span><text:span text:style-name="CharStyle6"><text:span text:style-name="T1156"> na tanierku sa roztrepe, obmúčené nôžky doň a poobracajú sa, aby sa múka vajcom ovlažila, jednou rukou sa po kúsku vyberajú a druhou suchou rukou sa obsipú žemlovými mrvinkamí (preslami), rozkladú sa na sito a v horúcom masle sa vysmažia. Keď je čas k nasto</text:span></text:span><text:span text:style-name="CharStyle6"><text:span text:style-name="T1167">l</text:span></text:span><text:span text:style-name="CharStyle6"><text:span text:style-name="T1156">ovaniu, zalegiruje sa prichystaná už polievka s pár ž</text:span></text:span><text:span text:style-name="CharStyle6"><text:span text:style-name="T1167">l</text:span></text:span><text:span text:style-name="CharStyle6"><text:span text:style-name="T1156">tky a čerstvou smot</text:span></text:span><text:span text:style-name="CharStyle6"><text:span text:style-name="T1167">a</text:span></text:span><text:span text:style-name="CharStyle6"><text:span text:style-name="T1156">nkou, vyleje sa do mysy a vysmažené nôžky dajú sa do polievky v myse.</text:span></text:span></text:p>
        <text:p text:style-name="P62"><text:span text:style-name="CharStyle6"><text:span text:style-name="T1156"/></text:span></text:p>
        <text:p text:style-name="P63"><text:span text:style-name="CharStyle6"><text:span text:style-name="T1156">26. Polievka s plneným kal</text:span></text:span><text:span text:style-name="CharStyle6"><text:span text:style-name="T1167">e</text:span></text:span><text:span text:style-name="CharStyle6"><text:span text:style-name="T1156">rábom.</text:span></text:span></text:p>
        <text:p text:style-name="P89"><text:span text:style-name="CharStyle6"><text:span text:style-name="T1156"/></text:span></text:p>
        <text:p text:style-name="P91"><text:span text:style-name="CharStyle6"><text:span text:style-name="T1156">Dľa potreby vezne sa mladý kaleráb, čisto sa obieli, prostriedok sa dlábatkom vyberie a v slanej vode oblanžiruje. Pol f</text:span></text:span><text:span text:style-name="CharStyle6"><text:span text:style-name="T1167">u</text:span></text:span><text:span text:style-name="CharStyle6"><text:span text:style-name="T1156">nta teľacieho mäsa na drobné kúsky posekať, dať do mažiara, k tomu polov</text:span></text:span><text:span text:style-name="CharStyle6"><text:span text:style-name="T1167">i</text:span></text:span><text:span text:style-name="CharStyle6"><text:span text:style-name="T1156">c rozmočenej vo vode žemly, kus čerstvého masla, 4 ž</text:span></text:span><text:span text:style-name="CharStyle6"><text:span text:style-name="T1167">l</text:span></text:span><text:span text:style-name="CharStyle6"><text:span text:style-name="T1156">tky, celé sa posolí a spolu sa potlčie, potom sa von v</text:span></text:span><text:span text:style-name="CharStyle6"><text:span text:style-name="T1167">y</text:span></text:span><text:span text:style-name="CharStyle6"><text:span text:style-name="T1156">bere a prez sito pretrie. Dotohoto sa dá drobno krájaný petržel, dobre sa rozmieša a touto celou spolu smiešanou massou plnia sa prichystané vydlábané kaleráby a užiaria sa na žlto; potom sa von vez</text:span></text:span><text:span text:style-name="CharStyle6"><text:span text:style-name="T1167">nú</text:span></text:span><text:span text:style-name="CharStyle6"><text:span text:style-name="T1156">, do masla sa dá za ližicu múky, k tomuto zelený petržel, ktorý sa polievkou zaleje a v tomto sa nechajú kaleráby variť. Až z plnenia ešte dačo ostalo, zrobia sa z toho drobné halušky a zavaria sa do polievky. Pri nasto</text:span></text:span><text:span text:style-name="CharStyle6"><text:span text:style-name="T1167">l</text:span></text:span><text:span text:style-name="CharStyle6"><text:span text:style-name="T1156">ovaní zalegiruje sa polievka s pár ž</text:span></text:span><text:span text:style-name="CharStyle6"><text:span text:style-name="T1167">l</text:span></text:span><text:span text:style-name="CharStyle6"><text:span text:style-name="T1156">tky a sladkou smot</text:span></text:span><text:span text:style-name="CharStyle6"><text:span text:style-name="T1167">a</text:span></text:span><text:span text:style-name="CharStyle6"><text:span text:style-name="T1156">nkou, dľa potreby sa posolí, k nej sa pridá tlčeného mušk</text:span></text:span><text:span text:style-name="CharStyle6"><text:span text:style-name="T1167">a</text:span></text:span><text:span text:style-name="CharStyle6"><text:span text:style-name="T1156">tového kvetu, kaleráby do mysy sa rozkrájajú na 4 čiastky a nad</text:span></text:span><text:span text:style-name="CharStyle6"><text:span text:style-name="T1167">n</text:span></text:span><text:span text:style-name="CharStyle6"><text:span text:style-name="T1156">e sa vyleje polievka.</text:span></text:span></text:p>
        <text:p text:style-name="P127"><text:soft-page-break/><text:span text:style-name="CharStyle6"><text:span text:style-name="T1156"/></text:span></text:p>
        <text:p text:style-name="P128"><text:span text:style-name="CharStyle6"><text:span text:style-name="T1156">27. Po</text:span></text:span><text:span text:style-name="CharStyle6"><text:span text:style-name="T1167">li</text:span></text:span><text:span text:style-name="CharStyle6"><text:span text:style-name="T1156">evka s kurenci a ze</text:span></text:span><text:span text:style-name="CharStyle6"><text:span text:style-name="T1167">l</text:span></text:span><text:span text:style-name="CharStyle6"><text:span text:style-name="T1156">eným hrachom.</text:span></text:span></text:p>
        <text:p text:style-name="P89"><text:span text:style-name="CharStyle6"><text:span text:style-name="T1156"/></text:span></text:p>
        <text:p text:style-name="P91"><text:span text:style-name="CharStyle6"><text:span text:style-name="T1156">Prichystá sa žajdlík zeleného cukrového hrachu; ke</text:span></text:span><text:span text:style-name="CharStyle6"><text:span text:style-name="T1167">ď</text:span></text:span><text:span text:style-name="CharStyle6"><text:span text:style-name="T1156"> sa voda v nádobe varí, posolí sa a do nej sa dá hrach, uvarí sa na mäkko, odcediť a studenej vody naň naliať. Prichystané kurence pokrájajú sa na kúsky, posolia sa, do kastr</text:span></text:span><text:span text:style-name="CharStyle6"><text:span text:style-name="T1167">ol</text:span></text:span><text:span text:style-name="CharStyle6"><text:span text:style-name="T1156">a dá sa kus čerstvého masla, doň krájaný zelený petržel, v tom sa nechajú kurence upariť, nane sa dá pol ližice múky, v tom sa poobracajú, zalejú sa polievkou, do tejto prinde i zelený hrach a nechá sa všetko spolu variť. Ku koncu sa zrobí cesto na halušky jako je predp</text:span></text:span><text:span text:style-name="CharStyle6"><text:span text:style-name="T1167">i</text:span></text:span><text:span text:style-name="CharStyle6"><text:span text:style-name="T1156">sané pod </text:span></text:span><text:span text:style-name="CharStyle6"><text:span text:style-name="T1167">č</text:span></text:span><text:span text:style-name="CharStyle6"><text:span text:style-name="T1156">. 22., do polievky sa zavaria, táto sa zalegiruje s pár ž</text:span></text:span><text:span text:style-name="CharStyle6"><text:span text:style-name="T1167">l</text:span></text:span><text:span text:style-name="CharStyle6"><text:span text:style-name="T1156">tky a sladkou smo­t</text:span></text:span><text:span text:style-name="CharStyle6"><text:span text:style-name="T1167">a</text:span></text:span><text:span text:style-name="CharStyle6"><text:span text:style-name="T1156">nkou, a tak sa vyleje na mysu.</text:span></text:span></text:p>
        <text:p text:style-name="P16"><text:span text:style-name="CharStyle6"><text:span text:style-name="T1156">28. Zelená polievka s krodonom.</text:span></text:span></text:p>
        <text:p text:style-name="P89"><text:span text:style-name="CharStyle6"><text:span text:style-name="T1156">Vezne sa trebulka, kundráčik, zelený petržlen, vo vätšej miere špinôt, — to sa očistí, v studenej vode dobre vymyje, postaví sa do vrelej vody, posolí sa a nechá sa za nekoľko minút variť. Po uvarení sa precedí, premyje sa studenou vodou, poseká a pretrie sa cez sito. Do kastrola sa dá kus čerstvého masla, z neho sa zrobí žltá zápražka, do ktorej sa dá drobno pokrájaný petržel a paž</text:span></text:span><text:span text:style-name="CharStyle6"><text:span text:style-name="T1167">i</text:span></text:span><text:span text:style-name="CharStyle6"><text:span text:style-name="T1156">tka, toto sa za­leje hovädzou polievkou, do nej sa dá pretretá massa a nechá</text:span></text:span><text:span text:style-name="CharStyle11"><text:span text:style-name="T1156"> </text:span></text:span><text:span text:style-name="CharStyle6"><text:span text:style-name="T1156">sa spolu variť; polievka sa zalegiruje s pár žltky a smo­t</text:span></text:span><text:span text:style-name="CharStyle6"><text:span text:style-name="T1167">a</text:span></text:span><text:span text:style-name="CharStyle6"><text:span text:style-name="T1156">nkou, na rezance pokrájaná žemla sa vysmaží, dá sa k tomu a polievka vyleje sa na mysu. Ostatne sa môže do polievky tejto ho</text:span></text:span><text:span text:style-name="CharStyle6"><text:span text:style-name="T1167">ď</text:span></text:span><text:span text:style-name="CharStyle6"><text:span text:style-name="T1156">ajaké cesto dať.</text:span></text:span></text:p>
        <text:p text:style-name="P129"><text:span text:style-name="CharStyle6"><text:span text:style-name="T1156"/></text:span></text:p>
        <text:p text:style-name="P130"><text:span text:style-name="CharStyle6"><text:span text:style-name="T1156">29. Polievka z lieskových orechov.</text:span></text:span></text:p>
        <text:p text:style-name="P89"><text:span text:style-name="CharStyle6"><text:span text:style-name="T1156"/></text:span></text:p>
        <text:p text:style-name="P91"><text:span text:style-name="CharStyle6"><text:span text:style-name="T1156">Za jedon žajdlík jadier z lieskových orechov veľmi drobn</text:span></text:span><text:span text:style-name="CharStyle6"><text:span text:style-name="T1167">e</text:span></text:span><text:span text:style-name="CharStyle6"><text:span text:style-name="T1156"> sa utlčie v mažiari, do kastrola nad ohňom posta­veného dá sa vo veľkosti vajca kus čerstvého masla, do tohoto potlčené orechy, upražia sa na žlto, masný rožok roz­krája sa na listy, užiari sa, dá sa k tomu, celé sa zaleje po­lievkou a nechá sa spolu variť, potom sa pretrie cez sito, dá sa zpátky do čistého kastrola a nechá sa na teplom mieste stáť. Nato sa vezne múky na tablu, do nej sa vrazia </text:span></text:span><text:soft-page-break/><text:span text:style-name="CharStyle6"><text:span text:style-name="T1156">bielky z dvoch vajec, dá sa tiež do nej kúšťok čerstvého masla, za ližičku smotanky a trochu vody, z toho sa zrobí cesto, vyválka sa nie veľmi na tenko, z neho sa pokrájajú krátke rezance, vysmažia sa na žlto v horúcom masle a z masti nechajú sa dobre odtiecť. Do nádoby sa dajú 3 žltky, pár ližíc sladkej smotanky, polievka sa s týmto zalegiruje a vy­leje sa na mysu; rezánky dajú sa osobytne na tanier.</text:span></text:span></text:p>
        <text:p text:style-name="P129"><text:span text:style-name="CharStyle6"><text:span text:style-name="T1156"/></text:span></text:p>
        <text:p text:style-name="P130"><text:span text:style-name="CharStyle6"><text:span text:style-name="T1156">30. Polievka so žemlovými plnkami.</text:span></text:span></text:p>
        <text:p text:style-name="P89"><text:span text:style-name="CharStyle6"><text:span text:style-name="T1156"/></text:span></text:p>
        <text:p text:style-name="P91"><text:span text:style-name="CharStyle6"><text:span text:style-name="T1156">Dve na veľmi drobné kocky pokrájané žemle dajú sa do nádoby, ovlažia sa mliekom alebo polievkou, vo veľkosti vajca kus čerstvého masla rozmieša sa na penu, do tejto sa dá celé vajce a tri žltky, prichystaná žemla doň, dobre sa spolu rozmieša, posolí sa a nechá sa na chladnom stáť. Z tohoto sa robia malé okrúhle plnky a na zkúšku zavarí sa jedna do polievky, či sa nerozvarí, v ktorom páde pridá sa k plukovej masse žemlových omrvinôk alebo trochu múky, zavára sa do polievky, ke</text:span></text:span><text:span text:style-name="CharStyle6"><text:span text:style-name="T1167">ď</text:span></text:span><text:span text:style-name="CharStyle6"><text:span text:style-name="T1156"> sa táto varí, konečne na mysu.</text:span></text:span></text:p>
        <text:p text:style-name="P4"><text:span text:style-name="CharStyle11"><text:span text:style-name="T1156"/></text:span></text:p>
        <text:p text:style-name="P16"><text:span text:style-name="CharStyle6"><text:span text:style-name="T1156">31. Polievka so slaninovými plnkami.</text:span></text:span></text:p>
        <text:p text:style-name="P89"><text:span text:style-name="CharStyle6"><text:span text:style-name="T1156"/></text:span></text:p>
        <text:p text:style-name="P91"><text:span text:style-name="CharStyle6"><text:span text:style-name="T1156">Dľa horeudaného spôsobu sa pokrája a ovlaží žemla; šesť lôtov na drobné kocky pokrájanej slaniny upraží sa na žlto, horúca sa vyleje na žemlu a s touto sa dobre rozmieša. Do tohoto sa ešte rozmiešajú tri celé vajcia, celé sa posolí, do hromady spolu sbije a nechá sa stáť, kým stuhne. Potom sa robia z tohoto trochu vätšie plnky, zavaria sa do pri­pravenej polievky a na mysu.</text:span></text:span></text:p>
        <text:p text:style-name="P64"><text:span text:style-name="CharStyle6"><text:span text:style-name="T1156"/></text:span></text:p>
        <text:p text:style-name="P65"><text:span text:style-name="CharStyle6"><text:span text:style-name="T1156">32. Polievka s reisovými plnkami.</text:span></text:span></text:p>
        <text:p text:style-name="P89"><text:span text:style-name="CharStyle6"><text:span text:style-name="T1156"/></text:span></text:p>
        <text:p text:style-name="P91"><text:span text:style-name="CharStyle6"><text:span text:style-name="T1156">Do vrelej vody dá sa 12 lôtov reisu, aby sa v nej z po­lovice uvaril, potom sa vyleje na sito a premyje sa studenou vodou. Na penu sa rozmieša štvrť (</text:span></text:span><text:span text:style-name="CharStyle6"><text:span text:style-name="T1167">1/4)</text:span></text:span><text:span text:style-name="CharStyle6"><text:span text:style-name="T1156"> funta čerstvého masla, do neho sa dá 5 ž</text:span></text:span><text:span text:style-name="CharStyle6"><text:span text:style-name="T1167">l</text:span></text:span><text:span text:style-name="CharStyle6"><text:span text:style-name="T1156">tkov jedon za druhým, tak tiež prichystaný už reis; potom sa vo vriacej vode obarí zelený petržel, poseká a dá </text:span></text:span><text:soft-page-break/><text:span text:style-name="CharStyle6"><text:span text:style-name="T1156">sa doň, posolí sa, k čomu ešte prindú žemlové omrvinky. Toto všetko dobre sa spolu po­mieša a z tohoto sa robia plnky, ktoré do pripravenej po­lievky sa zavaria a dlhšie sa nechajú v nej variť, potom na mysu.</text:span></text:span></text:p>
        <text:p text:style-name="P62"><text:span text:style-name="CharStyle6"><text:span text:style-name="T1156"/></text:span></text:p>
        <text:p text:style-name="P63"><text:span text:style-name="CharStyle6"><text:span text:style-name="T1156">33. Polievka s pečenkovým </text:span></text:span><text:span text:style-name="CharStyle6"><text:span text:style-name="T1167">f</text:span></text:span><text:span text:style-name="CharStyle6"><text:span text:style-name="T1156">anclom.</text:span></text:span></text:p>
        <text:p text:style-name="P89"><text:span text:style-name="CharStyle6"><text:span text:style-name="T1156"/></text:span></text:p>
        <text:p text:style-name="P91"><text:span text:style-name="CharStyle6"><text:span text:style-name="T1156">V mažiari sa potlčie </text:span></text:span><text:span text:style-name="CharStyle6"><text:span text:style-name="T1167">1/2</text:span></text:span><text:span text:style-name="CharStyle6"><text:span text:style-name="T1156"> (pol funta) telacej p</text:span></text:span><text:span text:style-name="CharStyle6"><text:span text:style-name="T1167">e</text:span></text:span><text:span text:style-name="CharStyle6"><text:span text:style-name="T1156">čenky a pretrie sa prez sito; potom sa rozmieša </text:span></text:span><text:span text:style-name="CharStyle6"><text:span text:style-name="T1167">1/4</text:span></text:span><text:span text:style-name="CharStyle6"><text:span text:style-name="T1156"> (štvrť funta) čerstvého masla na penu, doň sa dá 6 žltkov jedon za dru­hým jako i pretretá pečenka. Z pozostalých šesť bielkov sbije sa tuhý sňa</text:span></text:span><text:span text:style-name="CharStyle6"><text:span text:style-name="T1167">h</text:span></text:span><text:span text:style-name="CharStyle6"><text:span text:style-name="T1156">, z ľahka sa do predošlého vmieša, tak tiež za hr</text:span></text:span><text:span text:style-name="CharStyle6"><text:span text:style-name="T1167">s</text:span></text:span><text:span text:style-name="CharStyle6"><text:span text:style-name="T1156">ť žemlových omrviniek. Potom sa vymastí plavo</text:span></text:span><text:span text:style-name="CharStyle6"><text:span text:style-name="T1167">n</text:span></text:span><text:span text:style-name="CharStyle6"><text:span text:style-name="T1156">, omrvinkami sa vysipe, srobená massa dá sa dnu, rozotre sa do rovn</text:span></text:span><text:span text:style-name="CharStyle6"><text:span text:style-name="T1167">a</text:span></text:span><text:span text:style-name="CharStyle6"><text:span text:style-name="T1156"> a nechá sa povoľne v peci upiecť. Ke</text:span></text:span><text:span text:style-name="CharStyle6"><text:span text:style-name="T1167">ď</text:span></text:span><text:span text:style-name="CharStyle6"><text:span text:style-name="T1156"> je už vy­pečené, prevráti sa na čistú tablu, z neho sa krájajú rovnakej velikosti kocky alebo pomocou vypichovadla mesiačky, za­varia sa do prichystanej polievky a potom na mysu.</text:span></text:span></text:p>
        <text:p text:style-name="P4"><text:span text:style-name="CharStyle11"><text:span text:style-name="T1156"/></text:span></text:p>
        <text:p text:style-name="P101"><text:span text:style-name="CharStyle6"><text:span text:style-name="T1156">34. Polievka s múčnym </text:span></text:span><text:span text:style-name="CharStyle6"><text:span text:style-name="T1167">f</text:span></text:span><text:span text:style-name="CharStyle6"><text:span text:style-name="T1156">an</text:span></text:span><text:span text:style-name="CharStyle6"><text:span text:style-name="T1167">c</text:span></text:span><text:span text:style-name="CharStyle6"><text:span text:style-name="T1156">lom</text:span></text:span></text:p>
        <text:p text:style-name="P89"><text:span text:style-name="CharStyle6"><text:span text:style-name="T1156"/></text:span></text:p>
        <text:p text:style-name="P91"><text:span text:style-name="CharStyle6"><text:span text:style-name="T1156">Na penu sa rozmieša </text:span></text:span><text:span text:style-name="CharStyle6"><text:span text:style-name="T1167">8</text:span></text:span><text:span text:style-name="CharStyle6"><text:span text:style-name="T1156"> lôtov čerstvého masla, do</text:span></text:span><text:span text:style-name="CharStyle6"><text:span text:style-name="T1167">ň</text:span></text:span><text:span text:style-name="CharStyle6"><text:span text:style-name="T1156"> sa dá 6 žltkov jedon po druhom, tak tiež </text:span></text:span><text:span text:style-name="CharStyle6"><text:span text:style-name="T1167">6</text:span></text:span><text:span text:style-name="CharStyle6"><text:span text:style-name="T1156"> lôtov múky, pár ližíc mlieka a to sa posolí; z bielkov sbij</text:span></text:span><text:span text:style-name="CharStyle6"><text:span text:style-name="T1167">e</text:span></text:span><text:span text:style-name="CharStyle6"><text:span text:style-name="T1156"> sa tuhý sňa</text:span></text:span><text:span text:style-name="CharStyle6"><text:span text:style-name="T1167">h</text:span></text:span><text:span text:style-name="CharStyle6"><text:span text:style-name="T1156">, z ľahka doň sa zamieša, potom sa vymasti plavo</text:span></text:span><text:span text:style-name="CharStyle6"><text:span text:style-name="T1167">n</text:span></text:span><text:span text:style-name="CharStyle6"><text:span text:style-name="T1156">, vysipe sa omrvinkami a zpomenutá zrobená massa nechá sa v ňom na žlto upiecť. Vypečené vypichuje sa na okrúhlo, zavarí sa do prichystanej polievky a dá sa na stôl.</text:span></text:span></text:p>
        <text:p text:style-name="P66"><text:span text:style-name="CharStyle6"><text:span text:style-name="T1156"/></text:span></text:p>
        <text:p text:style-name="P67"><text:span text:style-name="CharStyle6"><text:span text:style-name="T1156">35. Polievka s plneným krodonom.</text:span></text:span></text:p>
        <text:p text:style-name="P131"><text:span text:style-name="CharStyle6"><text:span text:style-name="T1156"/></text:span></text:p>
        <text:p text:style-name="P132"><text:span text:style-name="CharStyle6"><text:span text:style-name="T1167">D</text:span></text:span><text:span text:style-name="CharStyle6"><text:span text:style-name="T1156">ve žemle pokrájajú sa na tenké listy</text:span></text:span><text:span text:style-name="CharStyle6"><text:span text:style-name="T1286">;</text:span></text:span><text:span text:style-name="CharStyle6"><text:span text:style-name="T1156"> z týchto sa vy­pichujú kúsky vo veľkosti krajciara a porozkladajú sa na plech. Potom sa zrob</text:span></text:span><text:span text:style-name="CharStyle6"><text:span text:style-name="T1168">í</text:span></text:span><text:span text:style-name="CharStyle6"><text:span text:style-name="T1156"> nečo slabšie cesto nežli pri hore opí­sanom fan</text:span></text:span><text:span text:style-name="CharStyle6"><text:span text:style-name="T1168">cl</text:span></text:span><text:span text:style-name="CharStyle6"><text:span text:style-name="T1156">i, obarený zelený petržel poseká sa na drobno a rozmieša sa do cesta, ktoré sa dá do plechovej strekačky (špri</text:span></text:span><text:span text:style-name="CharStyle6"><text:span text:style-name="T1168">c</text:span></text:span><text:span text:style-name="CharStyle6"><text:span text:style-name="T1156">ni) a </text:span></text:span><text:soft-page-break/><text:span text:style-name="CharStyle6"><text:span text:style-name="T1156">z tejto sa vytíska na prichystané žemlové kúsky. Tieto sa potom v peci upečú, zavaria sa do prichystanej po­lievky a polievka je hotová.</text:span></text:span></text:p>
        <text:p text:style-name="P3"><text:span text:style-name="CharStyle6"><text:span text:style-name="T1156"/></text:span></text:p>
        <text:p text:style-name="P7"><text:span text:style-name="CharStyle6"><text:span text:style-name="T1156">36 Zelerová polievka.</text:span></text:span></text:p>
        <text:p text:style-name="P89"><text:span text:style-name="CharStyle6"><text:span text:style-name="T1156"/></text:span></text:p>
        <text:p text:style-name="P91"><text:span text:style-name="CharStyle6"><text:span text:style-name="T1156">Pár kusov očisteného a umytého zeleru pokrája sa na rovnaké malé rezance; kus čerstvého masla rozpustí sa v nádobe, krájaný zeler dá sa doň a nechá sa za nekoľko minút pariť, ale tak aby celý ostal; doň sa dá pol ližice múky, zaleje sa hovädzou polievkou a nechá sa zvariť. Z dvoch vaje</text:span></text:span><text:span text:style-name="CharStyle6"><text:span text:style-name="T1168">c</text:span></text:span><text:span text:style-name="CharStyle6"><text:span text:style-name="T1156"> zamiesi sa cesto, vyva</text:span></text:span><text:span text:style-name="CharStyle6"><text:span text:style-name="T1168">l</text:span></text:span><text:span text:style-name="CharStyle6"><text:span text:style-name="T1156">ká sa na hrubo a z neho sa krájajú také rezance jako zo zeleru. Ke</text:span></text:span><text:span text:style-name="CharStyle6"><text:span text:style-name="T1168">ď</text:span></text:span><text:span text:style-name="CharStyle6"><text:span text:style-name="T1156"> je čas k jedeniu, zavaria sa, polievka sa posolí, s pár žltky a so sladkou smot</text:span></text:span><text:span text:style-name="CharStyle6"><text:span text:style-name="T1168">a</text:span></text:span><text:span text:style-name="CharStyle6"><text:span text:style-name="T1156">nkou sa zalegiruje a na stôl.</text:span></text:span></text:p>
        <text:p text:style-name="P66"><text:span text:style-name="CharStyle6"><text:span text:style-name="T1156"/></text:span></text:p>
        <text:p text:style-name="P67"><text:span text:style-name="CharStyle6"><text:span text:style-name="T1156">37. Modzgová polievka.</text:span></text:span></text:p>
        <text:p text:style-name="P89"><text:span text:style-name="CharStyle6"><text:span text:style-name="T1156"/></text:span></text:p>
        <text:p text:style-name="P91"><text:span text:style-name="CharStyle6"><text:span text:style-name="T1156">Z jak</text:span></text:span><text:span text:style-name="CharStyle6"><text:span text:style-name="T1168">é</text:span></text:span><text:span text:style-name="CharStyle6"><text:span text:style-name="T1156">hokoľvek hoväda modzgy vymyjú sa z krvy v studenej vode a blanka z nich sa zoberie. Do kastrola dá</text:span></text:span><text:span text:style-name="CharStyle11"><text:span text:style-name="T1156"> </text:span></text:span><text:span text:style-name="CharStyle6"><text:span text:style-name="T1156">sa kus čerstvého masla, doň sa dá drobn</text:span></text:span><text:span text:style-name="CharStyle6"><text:span text:style-name="T1168">e</text:span></text:span><text:span text:style-name="CharStyle6"><text:span text:style-name="T1156"> pokrájaný zelený petržel s cibuľou a v tom sa nechajú modzgy spolu užiariť. Na listy pokrájaná že</text:span></text:span><text:span text:style-name="CharStyle6"><text:span text:style-name="T1168">m</text:span></text:span><text:span text:style-name="CharStyle6"><text:span text:style-name="T1156">la užiari sa na mäkko, dá sa k modzgám a celé sa zaleje polievkou, nechá sa zakryté variť, pre­trie sa prez sito a odloží sa na horúce miesto. Osobito v po­lievke uvarí sa na mäkko reis, pri čom celý ostať má; pár na tvrdo uvarených žltkov z vajca pretrie sa prez sito, dá sa spolu s reisom do mysy a na to sa vyleje prichystaná po­lievka; okrem toho na rezánky pokrájaná a vysmažená žemla dá sa osobytne na tanier a tak na stôl.</text:span></text:span></text:p>
        <text:p text:style-name="P19"><text:span text:style-name="CharStyle6"><text:span text:style-name="T1156"/></text:span></text:p>
        <text:p text:style-name="P20"><text:span text:style-name="CharStyle6"><text:span text:style-name="T1156">38. Kaštanová polievka.</text:span></text:span></text:p>
        <text:p text:style-name="P89"><text:span text:style-name="CharStyle6"><text:span text:style-name="T1156"/></text:span></text:p>
        <text:p text:style-name="P91"><text:span text:style-name="CharStyle6"><text:span text:style-name="T1168">½ </text:span></text:span><text:span text:style-name="CharStyle6"><text:span text:style-name="T1156">(</text:span></text:span><text:span text:style-name="CharStyle6"><text:span text:style-name="T1168">po</text:span></text:span><text:span text:style-name="CharStyle6"><text:span text:style-name="T1156">l funta) kaštanov sa ponakrajuje, dá sa do že­leznej panvy, nad ohňom sa ustavične mieša, aby ani neshorely ani nevyschly, čisto sa odlúpajú a olúpané potlčú sa dobre v mažiari. V kastroli rozpustí sa kus čerstvého masla, doň sa dajú kaštany, nechajú sa pariť, zalejú sa polievkou, takto nechajú sa za </text:span></text:span><text:soft-page-break/><text:span text:style-name="CharStyle6"><text:span text:style-name="T1156">pol hodiny variť, pretrú sa prez sito, dajú sa z novu do čistej nádoby a nechajú sa na teplom mieste stáť. Táto polievka zalegiruje sa s pár ž</text:span></text:span><text:span text:style-name="CharStyle6"><text:span text:style-name="T1168">l</text:span></text:span><text:span text:style-name="CharStyle6"><text:span text:style-name="T1156">tkami a sladkou smotankou a dá sa na mysu; k tomu ale dá sa oso­bytne na tanier na drobné rezánky pokrájaná usmažená žemla.</text:span></text:span></text:p>
        <text:p text:style-name="P19"><text:span text:style-name="CharStyle6"><text:span text:style-name="T1156"/></text:span></text:p>
        <text:p text:style-name="P20"><text:span text:style-name="CharStyle6"><text:span text:style-name="T1156">39. Špargová polievka.</text:span></text:span></text:p>
        <text:p text:style-name="P89"><text:span text:style-name="CharStyle6"><text:span text:style-name="T1156"/></text:span></text:p>
        <text:p text:style-name="P91"><text:span text:style-name="CharStyle6"><text:span text:style-name="T1156">Čisto umytá špárga zohne sa za oba konce a čo sa od vrchu odlomí, to je znak toho: že to neni drevené: toto sa pokrája na rovnaké kocky, v polievke sa uvarí a posolí sa; tie druhé poostalé špargové kúsky pokrájajú sa s pár očistenými mrkvami a petržlenovými korienkami, v nádobe na masle sa paria, a ke</text:span></text:span><text:span text:style-name="CharStyle6"><text:span text:style-name="T1168">ď</text:span></text:span><text:span text:style-name="CharStyle6"><text:span text:style-name="T1156"> je všetko už mäkké, dá sa do tohoto pol ližicc múky, zaleje sa s polievkou, nechá sa povariť, prez sito sa pretrie, dá sa nazpät do čistej nádoby, spolu sa smieša s uvarenou špargou a nechá sa na teplom mieste stáť. Dľa predpisu v č. 30. obsaženého urobia sa plnky, zavaria</text:span></text:span><text:span text:style-name="CharStyle11"><text:span text:style-name="T1156"> </text:span></text:span><text:span text:style-name="CharStyle6"><text:span text:style-name="T1156">sa do čistej polievky, oced</text:span></text:span><text:span text:style-name="CharStyle6"><text:span text:style-name="T1168">í</text:span></text:span><text:span text:style-name="CharStyle6"><text:span text:style-name="T1156"> a dá sa na mysu, zalegiruje sa s nekoľkými ž</text:span></text:span><text:span text:style-name="CharStyle6"><text:span text:style-name="T1168">l</text:span></text:span><text:span text:style-name="CharStyle6"><text:span text:style-name="T1156">tkami a trochu sladkou smotankou, a vyleje sa spolu i s plnkami na mysu.</text:span></text:span></text:p>
        <text:p text:style-name="P91"><text:span text:style-name="CharStyle6"><text:span text:style-name="T1156"/></text:span></text:p>
        <text:p text:style-name="P19"><text:span text:style-name="CharStyle6"><text:span text:style-name="T1156">40. Let</text:span></text:span><text:span text:style-name="CharStyle6"><text:span text:style-name="T1168">n</text:span></text:span><text:span text:style-name="CharStyle6"><text:span text:style-name="T1156">ia polievka.</text:span></text:span></text:p>
        <text:p text:style-name="P89"><text:span text:style-name="CharStyle6"><text:span text:style-name="T1156"/></text:span></text:p>
        <text:p text:style-name="P91"><text:span text:style-name="CharStyle6"><text:span text:style-name="T1156">Veznú sa čisto umyté veci, a síce: pár mrkiev, petrželu, zeler, hlávka kalerábu, paštrnák a pôri, čo sa všetko spolu na drobno pokrája. Do kastrola dá sa kus čerstvého masla, predošlé dá sa doň a nechá sa upariť: k tomu sa pridá v malej miere očistená šťava, špinot, zelený petržel a paž</text:span></text:span><text:span text:style-name="CharStyle6"><text:span text:style-name="T1169">i</text:span></text:span><text:span text:style-name="CharStyle6"><text:span text:style-name="T1156">tka, nechá sa spolu trochu pariť, zaleje sa polievkou, nechá sa variť, pretrie sa potom cez sito, dá sa zpátky do nádoby a nechá sa na horúcom mieste stáť. Pripravená polievka zalegiruje sa s nekoľkými ž</text:span></text:span><text:span text:style-name="CharStyle6"><text:span text:style-name="T1169">l</text:span></text:span><text:span text:style-name="CharStyle6"><text:span text:style-name="T1156">tkami a smotankou, osobytne na tanier dá sa k nej vysmažená žemla, odvarená polievka ale vyleje sa na mysu a tak sa dá na stôl.</text:span></text:span></text:p>
        <text:p text:style-name="P19"><text:span text:style-name="CharStyle6"><text:span text:style-name="T1156"/></text:span></text:p>
        <text:p text:style-name="P20"><text:span text:style-name="CharStyle6"><text:span text:style-name="T1156">41. Chlebová polievka s klbásami a vajcami.</text:span></text:span></text:p>
        <text:p text:style-name="P89"><text:soft-page-break/><text:span text:style-name="CharStyle6"><text:span text:style-name="T1156"/></text:span></text:p>
        <text:p text:style-name="P91"><text:span text:style-name="CharStyle6"><text:span text:style-name="T1156">Chlieb na tenké smytky pokrájaný rozkladie sa dľa šírky na tepšu, z vrchu polievky zoberie sa masť, touto sa ovlaží chlieb a dá sa do rúry na žlto </text:span></text:span><text:span text:style-name="CharStyle6"><text:span text:style-name="T1169">u</text:span></text:span><text:span text:style-name="CharStyle6"><text:span text:style-name="T1156">žiariť; k tomuto sa dajú čerstvé k</text:span></text:span><text:span text:style-name="CharStyle6"><text:span text:style-name="T1169">l</text:span></text:span><text:span text:style-name="CharStyle6"><text:span text:style-name="T1156">bási, ktoré sa v poli odpečú a na podlhovaté kúsky pokrájajú; tak tiež sa pridá k tomuto ešte i na listy pokrájaná biela cibuľa. Pred nastoľovaním odcedí sa po­lievka do kastrola, posolí sa, prichystané zavarí sa do nej, ku ostatku dá sa do mysy, a koľko osôb je pri stole, toľko čerstvých vajec sa, má do polievky zabiť, pri čom nech sa dá pozor, aby škrupina nepadla do polievky; polievka nechá sa za pár minút na horúcom mieste v myse stáť, potom sa dá na stôl.</text:span></text:span></text:p>
        <text:p text:style-name="P19"><text:span text:style-name="CharStyle6"><text:span text:style-name="T1156"/></text:span></text:p>
        <text:p text:style-name="P20"><text:span text:style-name="CharStyle6"><text:span text:style-name="T1156">42. Francúzska polievka.</text:span></text:span></text:p>
        <text:p text:style-name="P89"><text:span text:style-name="CharStyle6"><text:span text:style-name="T1156"/></text:span></text:p>
        <text:p text:style-name="P91"><text:span text:style-name="CharStyle6"><text:span text:style-name="T1156">Do štyrho</text:span></text:span><text:span text:style-name="CharStyle6"><text:span text:style-name="T1169">l</text:span></text:span><text:span text:style-name="CharStyle6"><text:span text:style-name="T1156">bového studenou vodou naplneného hrnca dajú sa 2 (dva funty) tučného hovädzieho mäsa, to sa</text:span></text:span><text:span text:style-name="CharStyle11"><text:span text:style-name="T1156"> </text:span></text:span><text:span text:style-name="CharStyle6"><text:span text:style-name="T1156">postaví nad oheň, pena z vrchu pilne sa sb</text:span></text:span><text:span text:style-name="CharStyle6"><text:span text:style-name="T1169">e</text:span></text:span><text:span text:style-name="CharStyle6"><text:span text:style-name="T1156">rá a keď je už z polovice uvarené, pridá sa k tomu z tela</text:span></text:span><text:span text:style-name="CharStyle6"><text:span text:style-name="T1169">c</text:span></text:span><text:span text:style-name="CharStyle6"><text:span text:style-name="T1156">ej lopatky knožka. Veľká cibuľa pečie sa tak dlho nad uhlíkom, kým vrchnia koža neostane čierna, tá sa dolu zvlečie, do tejto cibule na­pchajú sa hrebíčky a do polievky sa ešte jedna cibuľa pridá. Mrkva, petržel a pár hlávok kelu rozkrája sa na štvrtk</text:span></text:span><text:span text:style-name="CharStyle6"><text:span text:style-name="T1169">y</text:span></text:span><text:span text:style-name="CharStyle6"><text:span text:style-name="T1156">, všetko toto dá sa do polievky, táto sa posolí, zakryje a nechá sa povoľne variť, aby nevyšla von para. Keď je už všetko na mäkko uvarené a čas je k nasto</text:span></text:span><text:span text:style-name="CharStyle6"><text:span text:style-name="T1169">l</text:span></text:span><text:span text:style-name="CharStyle6"><text:span text:style-name="T1156">ovaniu, mäso z vody sa v</text:span></text:span><text:span text:style-name="CharStyle6"><text:span text:style-name="T1169">y</text:span></text:span><text:span text:style-name="CharStyle6"><text:span text:style-name="T1156">bere, na kúsky sa pokrája, dá sa do mysy a na toto uvarenú polievku so všetkým činom. K tomuto sa osobyte ešte dá na listy pokrájaná užiarená žem</text:span></text:span><text:span text:style-name="CharStyle6"><text:span text:style-name="T1169">l</text:span></text:span><text:span text:style-name="CharStyle6"><text:span text:style-name="T1156">a.</text:span></text:span></text:p>
        <text:p text:style-name="P19"><text:span text:style-name="CharStyle6"><text:span text:style-name="T1156"/></text:span></text:p>
        <text:p text:style-name="P20"><text:span text:style-name="CharStyle6"><text:span text:style-name="T1156">43. Horárska po</text:span></text:span><text:span text:style-name="CharStyle6"><text:span text:style-name="T1169">l</text:span></text:span><text:span text:style-name="CharStyle6"><text:span text:style-name="T1156">i</text:span></text:span><text:span text:style-name="CharStyle6"><text:span text:style-name="T1169">e</text:span></text:span><text:span text:style-name="CharStyle6"><text:span text:style-name="T1156">vka.</text:span></text:span></text:p>
        <text:p text:style-name="P89"><text:span text:style-name="CharStyle6"><text:span text:style-name="T1156"/></text:span></text:p>
        <text:p text:style-name="P91"><text:span text:style-name="CharStyle6"><text:span text:style-name="T1156">Vo všetkom sa pokračuje na ten istý spôsob, jako pri hore spomenutom jedle s tou výminkou , že miesto mäsa dá sa prichystaná jarabica z polovice upiecť, pokrája sa na kúsky, dá sa do hrnca, aby sa všetko spolu varilo a tak sa dá na mysu.</text:span></text:span></text:p>
        <text:p text:style-name="P19"><text:soft-page-break/><text:span text:style-name="CharStyle6"><text:span text:style-name="T1156"/></text:span></text:p>
        <text:p text:style-name="P20"><text:span text:style-name="CharStyle6"><text:span text:style-name="T1156">44. Poľská polievka.</text:span></text:span></text:p>
        <text:p text:style-name="P89"><text:span text:style-name="CharStyle6"><text:span text:style-name="T1156"/></text:span></text:p>
        <text:p text:style-name="P91"><text:span text:style-name="CharStyle6"><text:span text:style-name="T1156">Zpod lopatky vyrežú sa 2 (dva funty) hovädzieho mäsa, toto sa postaví do studenou vodou naplneného hrnca, pena z vrchu sa zobere, k tomuto sa pridá očistená sliepka, trochu neskoršie i knožka z tela</text:span></text:span><text:span text:style-name="CharStyle6"><text:span text:style-name="T1169">c</text:span></text:span><text:span text:style-name="CharStyle6"><text:span text:style-name="T1156">ej lopatky, za tým čisto umyté zelené veci, celé korenie, hlávka cibule, a nechá sa zakryté povoľne variť, k čomu pri dováraní pridajú sa dva očistené mladé kuriatka. Z osobytne na mäkko uvarenej geršle sa dá do mysy, posolí sa, s prichystanou polievkou sa rozriedi, avšak sliepka, te</text:span></text:span><text:span text:style-name="CharStyle6"><text:span text:style-name="T1169">l</text:span></text:span><text:span text:style-name="CharStyle6"><text:span text:style-name="T1156">acia knožka a kurence po­krájajú sa na kúsky, dajú sa do polievky, a táto sa na mysu už hotová vyleje.</text:span></text:span></text:p>
        <text:p text:style-name="P4"><text:span text:style-name="CharStyle11"><text:span text:style-name="T1156"/></text:span></text:p>
        <text:p text:style-name="P21"><text:span text:style-name="CharStyle6"><text:span text:style-name="T1156">45.<text:tab/>Polievka s plneným kélom.</text:span></text:span></text:p>
        <text:p text:style-name="P22"><text:span text:style-name="CharStyle6"><text:span text:style-name="T1156"/></text:span></text:p>
        <text:p text:style-name="P89"><text:span text:style-name="CharStyle6"><text:span text:style-name="T1156">Pár hlávok čisto umytého k</text:span></text:span><text:span text:style-name="CharStyle6"><text:span text:style-name="T1170">é</text:span></text:span><text:span text:style-name="CharStyle6"><text:span text:style-name="T1156">lu povoľne sa obvarí v slanej vode, potom sa vyberie do studenej vody a po vystydnutí vytlačí sa z neho voda tak, aby každá hlávka celá ostala. Listy sa porozb</text:span></text:span><text:span text:style-name="CharStyle6"><text:span text:style-name="T1170">e</text:span></text:span><text:span text:style-name="CharStyle6"><text:span text:style-name="T1156">rajú, každý sa natrie s </text:span></text:span><text:span text:style-name="CharStyle6"><text:span text:style-name="T1170">fá</text:span></text:span><text:span text:style-name="CharStyle6"><text:span text:style-name="T1156">šom a zase sa tak spolu složí, jaký bol za surov</text:span></text:span><text:span text:style-name="CharStyle6"><text:span text:style-name="T1170">a</text:span></text:span><text:span text:style-name="CharStyle6"><text:span text:style-name="T1156">; v žíji sa na mäkko odparí, pripravená polievka vyleje sa na mysu a do nej sa dá na mysu pokrájaný kél, čím je polievka hotová.</text:span></text:span></text:p>
        <text:p text:style-name="P21"><text:span text:style-name="CharStyle6"><text:span text:style-name="T1156"/></text:span></text:p>
        <text:p text:style-name="P22"><text:span text:style-name="CharStyle6"><text:span text:style-name="T1156">46. Polievka s plneným šalátom.</text:span></text:span></text:p>
        <text:p text:style-name="P89"><text:span text:style-name="CharStyle6"><text:span text:style-name="T1156"/></text:span></text:p>
        <text:p text:style-name="P91"><text:span text:style-name="CharStyle6"><text:span text:style-name="T1156">Čisto umytý šalát oparí sa vrelou vodou, nechá sa v nej </text:span></text:span><text:span text:style-name="CharStyle6"><text:span text:style-name="T1170">s</text:span></text:span><text:span text:style-name="CharStyle6"><text:span text:style-name="T1156">tá</text:span></text:span><text:span text:style-name="CharStyle6"><text:span text:style-name="T1170">ť</text:span></text:span><text:span text:style-name="CharStyle6"><text:span text:style-name="T1156">, potom sa z nej vyberie, a dá sa do studenej vody, po vystyduutí vytlačí sa z neho voda rukami tak, aby každá hlávka celá ostala; listy sa porozberajú, každý sa natrie fášom, listy sa zase spolu složia, jako boly za surov</text:span></text:span><text:span text:style-name="CharStyle6"><text:span text:style-name="T1170">a</text:span></text:span><text:span text:style-name="CharStyle6"><text:span text:style-name="T1156">, v žíji sa na mäkko oparia; prichystaná polievka dá sa do mysy, šalát sa na štvrtky pokrája a dá sa do polievky. Fáš sa robí dľa č. 131.</text:span></text:span></text:p>
        <text:p text:style-name="P21"><text:span text:style-name="CharStyle6"><text:span text:style-name="T1156"/></text:span></text:p>
        <text:p text:style-name="P22"><text:span text:style-name="CharStyle6"><text:span text:style-name="T1156">47. Polievka so špikovými plnkami.</text:span></text:span></text:p>
        <text:p text:style-name="P89"><text:soft-page-break/><text:span text:style-name="CharStyle6"><text:span text:style-name="T1156"/></text:span></text:p>
        <text:p text:style-name="P91"><text:span text:style-name="CharStyle6"><text:span text:style-name="T1156">Dve na drobné kocky pokrájané žemle dajú sa do širokej mysy a ovlažia sa polievkou, potom sa </text:span></text:span><text:span text:style-name="CharStyle6"><text:span text:style-name="T1170">¼ </text:span></text:span><text:span text:style-name="CharStyle6"><text:span text:style-name="T1156">(štvrť funta) hovädzieho špiku vo vode obarí, odcedí a na kocky pokrája. V nádobe sa rozmieša kus čerstvého masla, doňho sa zabije celé vajce a tri žltky, pokrájaná žemľa so špikom dá sa doň a posolí sa; potom nech sa poseká zelený petržel, všetko spolu ľahko sa smieša, k tomu sa pridá trochu múky, aby sa spolu držalo, z čoho sa robia plnky. Tieto sa zavaria do prichystanej polievky a tak sa dá na stôl.</text:span></text:span></text:p>
        <text:p text:style-name="P68"><text:span text:style-name="CharStyle6"><text:span text:style-name="T1156"/></text:span></text:p>
        <text:p text:style-name="P69"><text:span text:style-name="CharStyle6"><text:span text:style-name="T1156">48. Polievka s faširovanou žemľou.</text:span></text:span></text:p>
        <text:p text:style-name="P89"><text:span text:style-name="CharStyle6"><text:span text:style-name="T1156"/></text:span></text:p>
        <text:p text:style-name="P91"><text:span text:style-name="CharStyle6"><text:span text:style-name="T1156">Žemle sa do okrúhla obkroja, prostriedok z každej vyreže sa nožom nie celkom až do dna, vypraží sa tak</text:span></text:span><text:span text:style-name="CharStyle11"><text:span text:style-name="T1156"> </text:span></text:span><text:span text:style-name="CharStyle6"><text:span text:style-name="T1156">v horúcej masti, potom sa každá naplní s ľahkým fášom a dá sa v horúcej rúre piecť. Prichystaná polievka nechá sa variť, žemle dajú sa do nej, a ke</text:span></text:span><text:span text:style-name="CharStyle6"><text:span text:style-name="T1170">ď</text:span></text:span><text:span text:style-name="CharStyle6"><text:span text:style-name="T1156"> pár kochlov sa vyhodí, vyleje sa na mysu, na štyry čiastky porozkrajované žemle dajú sa do nej a tak na stôl.</text:span></text:span></text:p>
        <text:p text:style-name="P21"><text:span text:style-name="CharStyle6"><text:span text:style-name="T1156"/></text:span></text:p>
        <text:p text:style-name="P22"><text:span text:style-name="CharStyle6"><text:span text:style-name="T1156">49. Političná polievka.</text:span></text:span></text:p>
        <text:p text:style-name="P89"><text:span text:style-name="CharStyle6"><text:span text:style-name="T1156"/></text:span></text:p>
        <text:p text:style-name="P91"><text:span text:style-name="CharStyle6"><text:span text:style-name="T1156">Do kastrola sa dá očistená sliepka, posolí sa, na to sa dá holba vína a toľko tiež vody a na rezance pokrájané cit</text:span></text:span><text:span text:style-name="CharStyle6"><text:span text:style-name="T1170">ro</text:span></text:span><text:span text:style-name="CharStyle6"><text:span text:style-name="T1156">­nové kôrky, to sa dobre zakryje a nechá sa povoľne variť. Ke</text:span></text:span><text:span text:style-name="CharStyle6"><text:span text:style-name="T1170">ď</text:span></text:span><text:span text:style-name="CharStyle6"><text:span text:style-name="T1156"> sa sliepka uvarila, pridajú sa k nej na tenké rezance pokrájané zelené veci a dve te</text:span></text:span><text:span text:style-name="CharStyle6"><text:span text:style-name="T1170">l</text:span></text:span><text:span text:style-name="CharStyle6"><text:span text:style-name="T1156">acie nohy. Hovädzie modzgy z krvy sa vymyjú v studenej vode, blanka z n</text:span></text:span><text:span text:style-name="CharStyle6"><text:span text:style-name="T1170">í</text:span></text:span><text:span text:style-name="CharStyle6"><text:span text:style-name="T1156">ch sa zvlečie, dajú sa do kastrola a sa posolia; do tohoto dá sa tiež na listy pokrájaná cibuľa, zelený petržel, korenie, tarkan a žajdlík octu, to sa nechá spolu zakryté za pol hodiny stáť, potom sa nad ohňom zvarí a odloží sa na teplé miesto. Očistené surové krumple okrúhlym dlábatkom sa vypichujú vo veľkosti orecha, uvaria sa so zeleným petržlenom v slanej vode na mäkko, a ke</text:span></text:span><text:span text:style-name="CharStyle6"><text:span text:style-name="T1170">ď</text:span></text:span><text:span text:style-name="CharStyle6"><text:span text:style-name="T1156"> je čas k jedeniu, na kúsky sa po­krája sliepka, telacie nohy na rezánky, modzgy na kocky a odcedené krumple dajú sa do mysy, polievka sa zalegiruje pár ž</text:span></text:span><text:span text:style-name="CharStyle6"><text:span text:style-name="T1170">l</text:span></text:span><text:span text:style-name="CharStyle6"><text:span text:style-name="T1156">tkami a kyslou smotankou a do nej sa pridá </text:span></text:span><text:soft-page-break/><text:span text:style-name="CharStyle6"><text:span text:style-name="T1156">z tej šťavy, kde sa modzgy varily; dľa potreby sa dá i citr</text:span></text:span><text:span text:style-name="CharStyle6"><text:span text:style-name="T1170">o</text:span></text:span><text:span text:style-name="CharStyle6"><text:span text:style-name="T1156">novej šťavy a tak na stôl.</text:span></text:span></text:p>
        <text:p text:style-name="P21"><text:span text:style-name="CharStyle6"><text:span text:style-name="T1156"/></text:span></text:p>
        <text:p text:style-name="P22"><text:span text:style-name="CharStyle6"><text:span text:style-name="T1156">50. O</text:span></text:span><text:span text:style-name="CharStyle6"><text:span text:style-name="T1170">l</text:span></text:span><text:span text:style-name="CharStyle6"><text:span text:style-name="T1156">ejová po</text:span></text:span><text:span text:style-name="CharStyle6"><text:span text:style-name="T1170">li</text:span></text:span><text:span text:style-name="CharStyle6"><text:span text:style-name="T1156">evka.</text:span></text:span></text:p>
        <text:p text:style-name="P89"><text:span text:style-name="CharStyle6"><text:span text:style-name="T1156"/></text:span></text:p>
        <text:p text:style-name="P91"><text:span text:style-name="CharStyle6"><text:span text:style-name="T1156">Pri tejto pol</text:span></text:span><text:span text:style-name="CharStyle6"><text:span text:style-name="T1170">iev</text:span></text:span><text:span text:style-name="CharStyle6"><text:span text:style-name="T1156">ke sa zachováva predpis pod č. 1. udaný, len na to treba pozor dať, aby polievka nebola veľmi bru­nátna. Touto polievkou sa naplní kastrol, do ktorej sa dá posekaná očistená sliepka a telacie knožky; jes</text:span></text:span><text:span text:style-name="CharStyle6"><text:span text:style-name="T1170">t</text:span></text:span><text:span text:style-name="CharStyle6"><text:span text:style-name="T1156">li má kto spôsob k tomu, dá sa i z polovice od pečeného čerstvého zajaca, jarabi</text:span></text:span><text:span text:style-name="CharStyle6"><text:span text:style-name="T1170">c</text:span></text:span><text:span text:style-name="CharStyle6"><text:span text:style-name="T1156">e a bažanta, to nech sa povoľne varí a pena z vrchu zberá. Ke</text:span></text:span><text:span text:style-name="CharStyle6"><text:span text:style-name="T1170">ď</text:span></text:span><text:span text:style-name="CharStyle6"><text:span text:style-name="T1156"> sa to všetko povar</text:span></text:span><text:span text:style-name="CharStyle6"><text:span text:style-name="T1170">il</text:span></text:span><text:span text:style-name="CharStyle6"><text:span text:style-name="T1156">o, pridá sa v malej miere mrkva, petržel, pôri, paštrnák, kaleráb, hlávka kelu, a po novom uvarení odloží sa na stranu, aby všetká masť na vrh vyšla</text:span></text:span><text:span text:style-name="CharStyle6"><text:span text:style-name="T1287">;</text:span></text:span><text:span text:style-name="CharStyle6"><text:span text:style-name="T1156"> tá sa zoberie, polievka ale precedí sa cez čisté plátno a nechá sa na horúcom mieste stáť. V osobytne pri­chystanej polievke uvarí sa 12 lôtov reisu, ktorý sa vždy na pohotov</text:span></text:span><text:span text:style-name="CharStyle6"><text:span text:style-name="T1170">e</text:span></text:span><text:span text:style-name="CharStyle6"><text:span text:style-name="T1156"> drží. Takáto polievka chystá sa obyčajne pri veľkých plesoch (báloch), dáva sa do kávových čaš</text:span></text:span><text:span text:style-name="CharStyle6"><text:span text:style-name="T1170">í</text:span></text:span><text:span text:style-name="CharStyle6"><text:span text:style-name="T1156"> a pridá sa trochu odvareného reisu. Na odcedené kosti, naleje sa vody, dobre sa vyvaria, precedí sa a toto sa upotrebiť m</text:span></text:span><text:span text:style-name="CharStyle6"><text:span text:style-name="T1170">o</text:span></text:span><text:span text:style-name="CharStyle6"><text:span text:style-name="T1156">že k omáčkam.</text:span></text:span></text:p>
        <text:p text:style-name="P133"><text:span text:style-name="CharStyle6"><text:span text:style-name="T1156"/></text:span></text:p>
        <text:p text:style-name="P134"><text:span text:style-name="CharStyle6"><text:span text:style-name="T1156">51. Polievka s grísovýmí haluškami.</text:span></text:span></text:p>
        <text:p text:style-name="P89"><text:span text:style-name="CharStyle6"><text:span text:style-name="T1156"/></text:span></text:p>
        <text:p text:style-name="P91"><text:span text:style-name="CharStyle6"><text:span text:style-name="T1156">V širokej myse rozmieša sa 8 lôtov čerstvého masla na penu, doňho sa dá jedno celé vajce, 4 žltky jedon za druhým a to sa posolí. Do tohoto sa rozmieša pol žajdlíka grísu a a nechá sa stuhnuť, z čoho sa potom liži</text:span></text:span><text:span text:style-name="CharStyle6"><text:span text:style-name="T1170">c</text:span></text:span><text:span text:style-name="CharStyle6"><text:span text:style-name="T1156">ou halušky do po­lievky zavárajú; jestliby halušky pri zaváraní rozpadovaly, pridá sa k haluškovej masse ešte trochu grísu, čo sa h</text:span></text:span><text:span text:style-name="CharStyle6"><text:span text:style-name="T1170">n</text:span></text:span><text:span text:style-name="CharStyle6"><text:span text:style-name="T1156">e</text:span></text:span><text:span text:style-name="CharStyle6"><text:span text:style-name="T1170">ď</text:span></text:span><text:span text:style-name="CharStyle6"><text:span text:style-name="T1156"> pri prvom zaváraní zbadá, či je massa dobrá lebo nie. Tu poznamenávam, že grisové halušky možno i bez masla zrobiť, a síce: do nádoby zabije sa pár vajec, do týchto sa vleje za pár ližíc vody a spolu sa rozmieša, posolí, do tohoto dá sa gr</text:span></text:span><text:span text:style-name="CharStyle6"><text:span text:style-name="T1170">í</text:span></text:span><text:span text:style-name="CharStyle6"><text:span text:style-name="T1156">s, čoho nesmie byť ani mnoho, ani málo, nechá sa stáť, aby celé stuhlo a tak sa zavárajú liži</text:span></text:span><text:span text:style-name="CharStyle6"><text:span text:style-name="T1170">c</text:span></text:span><text:span text:style-name="CharStyle6"><text:span text:style-name="T1156">ou halušky do polievky.</text:span></text:span></text:p>
        <text:p text:style-name="P21"><text:soft-page-break/><text:span text:style-name="CharStyle6"><text:span text:style-name="T1156"/></text:span></text:p>
        <text:p text:style-name="P22"><text:span text:style-name="CharStyle6"><text:span text:style-name="T1156">52. S</text:span></text:span><text:span text:style-name="CharStyle6"><text:span text:style-name="T1170">á</text:span></text:span><text:span text:style-name="CharStyle6"><text:span text:style-name="T1156">gová polievka.</text:span></text:span></text:p>
        <text:p text:style-name="P89"><text:span text:style-name="CharStyle6"><text:span text:style-name="T1156"/></text:span></text:p>
        <text:p text:style-name="P91"><text:span text:style-name="CharStyle6"><text:span text:style-name="T1156">Sago je dvojaký: brunátny i biely a je k dostaniu u kup</text:span></text:span><text:span text:style-name="CharStyle6"><text:span text:style-name="T1170">cov</text:span></text:span><text:span text:style-name="CharStyle6"><text:span text:style-name="T1156"> a kramár</text:span></text:span><text:span text:style-name="CharStyle6"><text:span text:style-name="T1170">ov</text:span></text:span><text:span text:style-name="CharStyle6"><text:span text:style-name="T1156">. Z </text:span></text:span><text:span text:style-name="CharStyle6"><text:span text:style-name="T1170">ne</text:span></text:span><text:span text:style-name="CharStyle6"><text:span text:style-name="T1156">ho sa uvarí 6 lôtov vovrelej vode, často sa mieša a po uvarení odcedí sa na site a premyje sa studenou vodou. </text:span></text:span><text:span text:style-name="CharStyle6"><text:span text:style-name="T1170">Š</text:span></text:span><text:span text:style-name="CharStyle6"><text:span text:style-name="T1156">ampiony, tančeky a smrečky dobre sa umyjú vo vriacej vode, aby neostalo v n</text:span></text:span><text:span text:style-name="CharStyle6"><text:span text:style-name="T1170">í</text:span></text:span><text:span text:style-name="CharStyle6"><text:span text:style-name="T1156">ch piesku, toto sa v čerstvom masle v nádobe nad ohňom rozpáli, doň prinde ešte drobno pokrájaný petržel a hubky, celé nechá sa pariť, do tohoto prinde prichystaný sago, zaleje sa polievkou, po­solí sa a zalegi</text:span></text:span><text:span text:style-name="CharStyle6"><text:span text:style-name="T1170">ru</text:span></text:span><text:span text:style-name="CharStyle6"><text:span text:style-name="T1156">je s pár ž</text:span></text:span><text:span text:style-name="CharStyle6"><text:span text:style-name="T1170">l</text:span></text:span><text:span text:style-name="CharStyle6"><text:span text:style-name="T1156">tkami, potom na stôl.</text:span></text:span></text:p>
        <text:p text:style-name="P4"><text:span text:style-name="CharStyle11"><text:span text:style-name="T1156"/></text:span></text:p>
        <text:p text:style-name="P21"><text:span text:style-name="CharStyle6"><text:span text:style-name="T1156">53. Polievka s kockami z pohanče</text:span></text:span><text:span text:style-name="CharStyle6"><text:span text:style-name="T1170">n</text:span></text:span><text:span text:style-name="CharStyle6"><text:span text:style-name="T1156">ej kaše.</text:span></text:span></text:p>
        <text:p text:style-name="P89"><text:span text:style-name="CharStyle6"><text:span text:style-name="T1156"/></text:span></text:p>
        <text:p text:style-name="P91"><text:span text:style-name="CharStyle6"><text:span text:style-name="T1156">Očistená pohančená kaša zavarí sa do vrelej vody, po­solí a pomieša sa, nechá sa na mäkko uvariť, aby to ani husto ani riedko nebolo, pri čom na vrch vychádzajúce šupiny sa zberajú. Potom sa čistá tablica alebo plech ovlaží vodou, kaša na prst zhrúbe rozotre sa nožom po plechu a nechá sa vystydnuť. Do kastrola sa dá kus čerstvého masla, zrobí sa žltá zápražka, do nej sa dá drobno krájaný petržel s hubami a sa zaleje polievkou. Rozotretá kaša pokrája sa na kocky, tieto sa dajú do mysy, pripravená polievka vyleje sa nane a na stôl.</text:span></text:span></text:p>
        <text:p text:style-name="P21"><text:span text:style-name="CharStyle6"><text:span text:style-name="T1156"/></text:span></text:p>
        <text:p text:style-name="P22"><text:span text:style-name="CharStyle6"><text:span text:style-name="T1156">54. Kapustná polievka s klbásami.</text:span></text:span></text:p>
        <text:p text:style-name="P89"><text:span text:style-name="CharStyle6"><text:span text:style-name="T1156"/></text:span></text:p>
        <text:p text:style-name="P91"><text:span text:style-name="CharStyle6"><text:span text:style-name="T1156">Zo suda vezne se kapusná polievka a za hrsť kapusty, to sa postaví na oheň a nechá sa variť. Do kastrola dá sa masť a múka, z čoho sa zrobí žltobrunátna zápražka; do tejto sa dá drobno pokrájaná cibuľa, cez sito precedená kapusnica tiež, na site poostalá kapusta poseká sa na drobno a tiež sa pridá k tomu. Do tohoto sa dá v poli upečená klo­bása a nechá sa povoľne variť. </text:span></text:span><text:span text:style-name="CharStyle6"><text:span text:style-name="T1170">D</text:span></text:span><text:span text:style-name="CharStyle6"><text:span text:style-name="T1156">o hrnčoka sa dá pár žltkov a kyslej smotanky, týmto sa zalegiruje polievka, klbása na kúsky pokrájaná dá sa na mysu, na ktorú sa potom i </text:span></text:span><text:soft-page-break/><text:span text:style-name="CharStyle6"><text:span text:style-name="T1156">polievka vyleje. Osobytno na stôl dá sa ožiarená žemla.</text:span></text:span></text:p>
        <text:p text:style-name="P3"><text:span text:style-name="CharStyle12"><text:span text:style-name="T1156"/></text:span></text:p>
        <text:p text:style-name="P7"><text:span text:style-name="CharStyle12"><text:span text:style-name="T1156"/></text:span></text:p>
        <text:p text:style-name="P7"><text:span text:style-name="CharStyle12"><text:span text:style-name="T1156">B) </text:span></text:span><text:span text:style-name="CharStyle12"><text:span text:style-name="T1170">Č</text:span></text:span><text:span text:style-name="CharStyle12"><text:span text:style-name="T1156">iastka.</text:span></text:span></text:p>
        <text:p text:style-name="P3"><text:span text:style-name="CharStyle15"><text:span text:style-name="T1156"/></text:span></text:p>
        <text:p text:style-name="P7"><text:span text:style-name="CharStyle15"><text:span text:style-name="T1156">Pôstne polievky.</text:span></text:span></text:p>
        <text:p text:style-name="P21"><text:span text:style-name="CharStyle6"><text:span text:style-name="T1156"/></text:span></text:p>
        <text:p text:style-name="P22"><text:span text:style-name="CharStyle6"><text:span text:style-name="T1156">55. Fazulová polievka.</text:span></text:span></text:p>
        <text:p text:style-name="P89"><text:span text:style-name="CharStyle6"><text:span text:style-name="T1156"/></text:span></text:p>
        <text:p text:style-name="P91"><text:span text:style-name="CharStyle6"><text:span text:style-name="T1156">Jako vôbec všetky strukoviny do tekúcej vody postaviť sa majú, tak sa i tuná holba fazuly dá v tekúcej horúcej vode na mäkko uvariť. Do nádoby sa dá kus masla a za ližicu múky, z čoho sa zrobí žltá zápražka; do nej sa dá dobre pokrájaná cibuľa, celé sa zaleje uvarenou fazulou,</text:span></text:span><text:span text:style-name="CharStyle11"><text:span text:style-name="T1156"> </text:span></text:span><text:span text:style-name="CharStyle6"><text:span text:style-name="T1156">ostatnie sa zaplní dľa potreby a miery vodou, pár žltkov, spolu sa rozhabar</text:span></text:span><text:span text:style-name="CharStyle6"><text:span text:style-name="T1170">u</text:span></text:span><text:span text:style-name="CharStyle6"><text:span text:style-name="T1156">je, to sa smieša s predošlým a dá sa na mysu. Kto by nemohol alebo nechcel celú fazulu jesť, môže sa ona, ke</text:span></text:span><text:span text:style-name="CharStyle6"><text:span text:style-name="T1170">ď</text:span></text:span><text:span text:style-name="CharStyle6"><text:span text:style-name="T1156"> je už zapražená, cez sito pretrieť. Do polievk</text:span></text:span><text:span text:style-name="CharStyle6"><text:span text:style-name="T1170">y</text:span></text:span><text:span text:style-name="CharStyle6"><text:span text:style-name="T1156"> prinde ešte okrem toho vysmažená žemla.</text:span></text:span></text:p>
        <text:p text:style-name="P3"><text:span text:style-name="CharStyle6"><text:span text:style-name="T1156"/></text:span></text:p>
        <text:p text:style-name="P7"><text:span text:style-name="CharStyle6"><text:span text:style-name="T1156">51. Fa</text:span></text:span><text:span text:style-name="CharStyle6"><text:span text:style-name="T1170">z</text:span></text:span><text:span text:style-name="CharStyle6"><text:span text:style-name="T1156">ulová polie</text:span></text:span><text:span text:style-name="CharStyle6"><text:span text:style-name="T1170">v</text:span></text:span><text:span text:style-name="CharStyle6"><text:span text:style-name="T1156">ka s ikrami.</text:span></text:span></text:p>
        <text:p text:style-name="P89"><text:span text:style-name="CharStyle6"><text:span text:style-name="T1156"/></text:span></text:p>
        <text:p text:style-name="P91"><text:span text:style-name="CharStyle6"><text:span text:style-name="T1156">Ikr</text:span></text:span><text:span text:style-name="CharStyle6"><text:span text:style-name="T1170">y</text:span></text:span><text:span text:style-name="CharStyle6"><text:span text:style-name="T1156"> z kaprov čisto sa umyjú vo vode, dajú sa do ná­doby a posolia sa; k tomu prinde krájaná cibuľa, ocot a toľko vody, aby ikry zakryté boly, tieto na ohni zvariť a nechať na teplom mieste stáť. Polievka sa urobí dľa zvýš udaného spôsobu, celé ikry dajú sa do nej a nechajú sa spolu variť. Pred nastoľovaním vez</text:span></text:span><text:span text:style-name="CharStyle6"><text:span text:style-name="T1170">nú</text:span></text:span><text:span text:style-name="CharStyle6"><text:span text:style-name="T1156"> sa von ikry, pokrájajú sa na kúsky, dajú sa do mysy a legirovaná polievka vyleje sa nane.</text:span></text:span></text:p>
        <text:p text:style-name="P21"><text:span text:style-name="CharStyle6"><text:span text:style-name="T1156"/></text:span></text:p>
        <text:p text:style-name="P22"><text:span text:style-name="CharStyle6"><text:span text:style-name="T1156">57. </text:span></text:span><text:span text:style-name="CharStyle6"><text:span text:style-name="T1170">Š</text:span></text:span><text:span text:style-name="CharStyle6"><text:span text:style-name="T1156">ošovi</text:span></text:span><text:span text:style-name="CharStyle6"><text:span text:style-name="T1170">čná</text:span></text:span><text:span text:style-name="CharStyle6"><text:span text:style-name="T1156"> polievka.</text:span></text:span></text:p>
        <text:p text:style-name="P89"><text:span text:style-name="CharStyle6"><text:span text:style-name="T1156"/></text:span></text:p>
        <text:p text:style-name="P91"><text:span text:style-name="CharStyle6"><text:span text:style-name="T1156">Dľa potrebnej miery uvarí sa šošovica na mäkko a pretrie sa prez sito; kus masla rozpustí sa v kastroli, doň sa dá múkv, z toho sa urobí červená zápražka, do tejto prinde drobno krájaná cibuľa, to sa zaleje vodou, pretretá </text:span></text:span><text:soft-page-break/><text:span text:style-name="CharStyle6"><text:span text:style-name="T1156">šošovica dnu, posoliť a nechať variť. Do hrnčoka dá sa pár žltkov, smotanky a octu, polievka sa s týmto zalegiruje, dá sa do mysy, k čomu ešte i vysmažená žemla patrí.</text:span></text:span></text:p>
        <text:p text:style-name="P21"><text:span text:style-name="CharStyle6"><text:span text:style-name="T1156"/></text:span></text:p>
        <text:p text:style-name="P22"><text:span text:style-name="CharStyle6"><text:span text:style-name="T1156">58. </text:span></text:span><text:span text:style-name="CharStyle6"><text:span text:style-name="T1170">H</text:span></text:span><text:span text:style-name="CharStyle6"><text:span text:style-name="T1156">rachová polievka.</text:span></text:span></text:p>
        <text:p text:style-name="P89"><text:span text:style-name="CharStyle6"><text:span text:style-name="T1156"/></text:span></text:p>
        <text:p text:style-name="P91"><text:span text:style-name="CharStyle6"><text:span text:style-name="T1156">Holba hrachu má sa na mäkko uvariť, doň sa dajú zelené veci jako do mäsitej polievky, k tomu pár oškrabaných krump</text:span></text:span><text:span text:style-name="CharStyle6"><text:span text:style-name="T1170">i</text:span></text:span><text:span text:style-name="CharStyle6"><text:span text:style-name="T1156">e</text:span></text:span><text:span text:style-name="CharStyle6"><text:span text:style-name="T1170">l</text:span></text:span><text:span text:style-name="CharStyle6"><text:span text:style-name="T1156"> a ke</text:span></text:span><text:span text:style-name="CharStyle6"><text:span text:style-name="T1170">ď</text:span></text:span><text:span text:style-name="CharStyle6"><text:span text:style-name="T1156"> je všetko spolu na mäkko uvarené, pretrie sa prez sito. Do kastrola dá sa kus masla k rozpuste</text:span></text:span><text:span text:style-name="CharStyle6"><text:span text:style-name="T1170">ni</text:span></text:span><text:span text:style-name="CharStyle6"><text:span text:style-name="T1156">u zrob</text:span></text:span><text:span text:style-name="CharStyle6"><text:span text:style-name="T1170">í</text:span></text:span><text:span text:style-name="CharStyle6"><text:span text:style-name="T1156"> sa žltá zápražka, do nej sa dá drobn</text:span></text:span><text:span text:style-name="CharStyle6"><text:span text:style-name="T1170">e</text:span></text:span><text:span text:style-name="CharStyle6"><text:span text:style-name="T1156"> krájaná cibuľa, zaleje sa vodou, posolí sa, pretretý hrach dá sa dnu a nechá sa variť. Potom sa zalegiruje pár ž</text:span></text:span><text:span text:style-name="CharStyle6"><text:span text:style-name="T1170">l</text:span></text:span><text:span text:style-name="CharStyle6"><text:span text:style-name="T1156">tkami a smotankou, dnu sa dá ešte rakovej masti, celé sa vyleje na</text:span></text:span><text:span text:style-name="CharStyle11"><text:span text:style-name="T1156"> </text:span></text:span><text:span text:style-name="CharStyle6"><text:span text:style-name="T1156">mysu a k tomu sa dá osobyte užiarená alebo vysmažená žemla. Z takto pripraveného pretretého hrachu môže sa dať i do iných pôstnych polievok za pár ližíc k. pr. do krumplovej, zelenej, kalerábovej, mrkvovej, zelerovej, rakovej, tančekovej a hrybovej atď. do ktorých sa pri legirovaní i raková masť pridať môže, jestli stojí pohotov</text:span></text:span><text:span text:style-name="CharStyle6"><text:span text:style-name="T1170">e</text:span></text:span><text:span text:style-name="CharStyle6"><text:span text:style-name="T1156">.</text:span></text:span></text:p>
        <text:p text:style-name="P21"><text:span text:style-name="CharStyle6"><text:span text:style-name="T1156"/></text:span></text:p>
        <text:p text:style-name="P22"><text:span text:style-name="CharStyle6"><text:span text:style-name="T1156">59. Paradajková polievka.</text:span></text:span></text:p>
        <text:p text:style-name="P89"><text:span text:style-name="CharStyle6"><text:span text:style-name="T1156"/></text:span></text:p>
        <text:p text:style-name="P91"><text:span text:style-name="CharStyle6"><text:span text:style-name="T1156">Zralé paradajky pokrájajú sa na kúsky; do kastrola dá sa kus masla, cibuľa sa pokrája na listy a dá sa dnu i s mrkvou, petržlenom a na rezánky pokrájaným kalerábom, tak tiež trochu celého korenia a pár hreb</text:span></text:span><text:span text:style-name="CharStyle6"><text:span text:style-name="T1171">í</text:span></text:span><text:span text:style-name="CharStyle6"><text:span text:style-name="T1156">čkov, celé nechá sa zakryté na žlto upariť a do tohoto sa dajú prichystané pokrájané paradajky. Toto sa zaleje vodou, nechá sa spolu variť, dnu sa dá na listy pokrájaná žemla, to sa posolí, pretrie sa prez sito, dá sa zpátky do čistého kastrola, nechá sa na horúcom mieste stáť, potom sa zalegiruje s pár ž</text:span></text:span><text:span text:style-name="CharStyle6"><text:span text:style-name="T1171">l</text:span></text:span><text:span text:style-name="CharStyle6"><text:span text:style-name="T1156">tkami a pol žajdlíkom smotanky, vyleje sa do mysy, k čomu prinde ešte vysmažená žemla, alebo sa môžu do polievky i hrubé krátke rezance zavariť.</text:span></text:span></text:p>
        <text:p text:style-name="P203"><text:span text:style-name="CharStyle6"><text:span text:style-name="T1156"/></text:span></text:p>
        <text:p text:style-name="P204"><text:span text:style-name="CharStyle6"><text:span text:style-name="T1156">60. Polievka z turčanskej repy s vysmaženým hrachom.</text:span></text:span></text:p>
        <text:p text:style-name="P89"><text:soft-page-break/><text:span text:style-name="CharStyle6"><text:span text:style-name="T1156"/></text:span></text:p>
        <text:p text:style-name="P91"><text:span text:style-name="CharStyle6"><text:span text:style-name="T1156">Do nádoby sa dá kus masla, za ližicu potlčeného cukru a to sa nechá na brunátno rozpáliť. Ob</text:span></text:span><text:span text:style-name="CharStyle6"><text:span text:style-name="T1171">i</text:span></text:span><text:span text:style-name="CharStyle6"><text:span text:style-name="T1156">e</text:span></text:span><text:span text:style-name="CharStyle6"><text:span text:style-name="T1171">le</text:span></text:span><text:span text:style-name="CharStyle6"><text:span text:style-name="T1156">ná a na kúsky pokrájaná repka dá sa doň, podleje sa vodou a nechá sa na mäkko upariť. K tomu sa dá za ližičku múky a čierny v masti na žlto užiarený chlieb, to sa celé zaleje vodou, nechá sa variť, pretrie sa potom prez sito, zpátky sa dá do čistej nádoby a nechá sa na horúcom mieste stáť. Do osobytnej nádoby dá sa pár žltkov, pár ližíc múky a mlieka, z čoho sa urobí tekúce cesto. Na panvici rozpáli sa maslo, cesto dá sa do dierkavej varechy a drží sa nad horúcim maslom, do ktorého cesto cez dierky pod ustavičným po­triasaním ližice kvapká vo veľkosti hrachu, v masti sa</text:span></text:span><text:span text:style-name="CharStyle11"><text:span text:style-name="T1156"> </text:span></text:span><text:span text:style-name="CharStyle6"><text:span text:style-name="T1156">vysmaží a z nej sa vyberá, čo trvá tak dlho, kým je cesta. Pred nastolovan</text:span></text:span><text:span text:style-name="CharStyle6"><text:span text:style-name="T1171">í</text:span></text:span><text:span text:style-name="CharStyle6"><text:span text:style-name="T1156">m zalegiruje sa polievka s pár ž</text:span></text:span><text:span text:style-name="CharStyle6"><text:span text:style-name="T1171">l</text:span></text:span><text:span text:style-name="CharStyle6"><text:span text:style-name="T1156">tkami a sladkou smotankou, do nej sa dá potlčený mušk</text:span></text:span><text:span text:style-name="CharStyle6"><text:span text:style-name="T1171">a</text:span></text:span><text:span text:style-name="CharStyle6"><text:span text:style-name="T1156">tový kvet i s orechom, posolí a dá sa na mysu. Vysmažené cesto ale dá sa osobytne na tanier a dľa ľúbosti a chuti môže sa i pocukrovať.</text:span></text:span></text:p>
        <text:p text:style-name="P21"><text:span text:style-name="CharStyle6"><text:span text:style-name="T1156"/></text:span></text:p>
        <text:p text:style-name="P22"><text:span text:style-name="CharStyle6"><text:span text:style-name="T1156">61. Kvaková polievka.</text:span></text:span></text:p>
        <text:p text:style-name="P89"><text:span text:style-name="CharStyle6"><text:span text:style-name="T1156"/></text:span></text:p>
        <text:p text:style-name="P91"><text:span text:style-name="CharStyle6"><text:span text:style-name="T1156">Očistená kvaka oddrie sa (orajbe sa) na strúhadle (Reibeisen), v nádobe upáli sa kus masti s cukrom, kvaka sa dá doň, podleje sa vodou a uparí sa na mäkko. V ostatnom sa pokračuje dľa zvýš udaného predpisu; ostatnie spomenuté polievky sú veľmi osožné na prsia.</text:span></text:span></text:p>
        <text:p text:style-name="P21"><text:span text:style-name="CharStyle6"><text:span text:style-name="T1156"/></text:span></text:p>
        <text:p text:style-name="P22"><text:span text:style-name="CharStyle6"><text:span text:style-name="T1156">62. Pivová polievka.</text:span></text:span></text:p>
        <text:p text:style-name="P89"><text:span text:style-name="CharStyle6"><text:span text:style-name="T1156"/></text:span></text:p>
        <text:p text:style-name="P91"><text:span text:style-name="CharStyle6"><text:span text:style-name="T1156">Holba piva zvarí sa so škoricou a s citr</text:span></text:span><text:span text:style-name="CharStyle6"><text:span text:style-name="T1171">o</text:span></text:span><text:span text:style-name="CharStyle6"><text:span text:style-name="T1156">novými kôrkami; do hrnčoka sa dá 6 žltkov, 6 lôtov tlčeného cukru a to sa spolu smieša, aby shustlo; k tomu sa pridá málo múky, pár liž</text:span></text:span><text:span text:style-name="CharStyle6"><text:span text:style-name="T1171">í</text:span></text:span><text:span text:style-name="CharStyle6"><text:span text:style-name="T1156">c sladkej smotanky, toto sa dobre rozmieša a pod usta­vičným miešaním vleje sa do tohoto vrelé pivo; i na ohni sa celé mieša, aby sa nesrazilo, a tak sa vyleje do mysy. Užiarená žemla pokrája sa na kocky a dá sa do polievky.</text:span></text:span></text:p>
        <text:p text:style-name="P21"><text:span text:style-name="CharStyle6"><text:span text:style-name="T1156"/></text:span></text:p>
        <text:p text:style-name="P22"><text:soft-page-break/><text:span text:style-name="CharStyle6"><text:span text:style-name="T1156">63. Pivová polievka s mädom.</text:span></text:span></text:p>
        <text:p text:style-name="P89"><text:span text:style-name="CharStyle6"><text:span text:style-name="T1156"/></text:span></text:p>
        <text:p text:style-name="P91"><text:span text:style-name="CharStyle6"><text:span text:style-name="T1156">Pivo s mädom sv</text:span></text:span><text:span text:style-name="CharStyle6"><text:span text:style-name="T1171">a</text:span></text:span><text:span text:style-name="CharStyle6"><text:span text:style-name="T1156">r</text:span></text:span><text:span text:style-name="CharStyle6"><text:span text:style-name="T1171">í</text:span></text:span><text:span text:style-name="CharStyle6"><text:span text:style-name="T1156"> sa v kastrole a pena pilne sa zberá. Do hrnčoka dá sa 6 žltkov, pol ližičky m</text:span></text:span><text:span text:style-name="CharStyle6"><text:span text:style-name="T1171">ú</text:span></text:span><text:span text:style-name="CharStyle6"><text:span text:style-name="T1156">ky a pol žajdlíka sladkej smotanky; toto sa dobre rozmieša a pod ustavičným miešaním vleje sa do piva; pri ohni sa tiež mieša, aby sa nesrazilo a vyleje sa do mysy; tak tiež prinde k tomu po­krájaná žemla.</text:span></text:span></text:p>
        <text:p text:style-name="P21"><text:span text:style-name="CharStyle6"><text:span text:style-name="T1156"/></text:span></text:p>
        <text:p text:style-name="P22"><text:span text:style-name="CharStyle6"><text:span text:style-name="T1156">64. Čokoládová polievka.</text:span></text:span></text:p>
        <text:p text:style-name="P89"><text:span text:style-name="CharStyle6"><text:span text:style-name="T1156"/></text:span></text:p>
        <text:p text:style-name="P91"><text:span text:style-name="CharStyle6"><text:span text:style-name="T1156">Na try žajdlíky mlieka vezne sa </text:span></text:span><text:span text:style-name="CharStyle6"><text:span text:style-name="T1171">1/4</text:span></text:span><text:span text:style-name="CharStyle6"><text:span text:style-name="T1156"> čokolády, táto sa rozmrví na str</text:span></text:span><text:span text:style-name="CharStyle6"><text:span text:style-name="T1171">u</text:span></text:span><text:span text:style-name="CharStyle6"><text:span text:style-name="T1156">hadle (Reibeisen), dá sa do mlieka, nad ohňom sa ustavične mieša, kým sa nezvarí. Do hrnčoka sa dá 6 žltkov a tlčeného cukru, to sa dobre spolu smi</text:span></text:span><text:span text:style-name="CharStyle6"><text:span text:style-name="T1171">e</text:span></text:span><text:span text:style-name="CharStyle6"><text:span text:style-name="T1156">ša, do tohoto sa pod ustavičným miešaním čokoládové mlieko vleje, pri ohni sa zase mieša, a dá sa do mysy; k tomuto prinde ešte pokrájaná žemla.</text:span></text:span></text:p>
        <text:p text:style-name="P21"><text:span text:style-name="CharStyle6"><text:span text:style-name="T1156"/></text:span></text:p>
        <text:p text:style-name="P22"><text:span text:style-name="CharStyle6"><text:span text:style-name="T1156">65. Mandlová polievka.</text:span></text:span></text:p>
        <text:p text:style-name="P89"><text:span text:style-name="CharStyle6"><text:span text:style-name="T1156"/></text:span></text:p>
        <text:p text:style-name="P91"><text:span text:style-name="CharStyle6"><text:span text:style-name="T1156">Štvrť funta mandiel sa oblanžiruje, očistí, v mažiari na drobno potlčie a dá sa do kastrola, kde sa s troma žajdlíky mlieka rozmiešajú; k tomu sa dá kus vanilije, na ohni sa spolu sv</text:span></text:span><text:span text:style-name="CharStyle6"><text:span text:style-name="T1171">a</text:span></text:span><text:span text:style-name="CharStyle6"><text:span text:style-name="T1156">r</text:span></text:span><text:span text:style-name="CharStyle6"><text:span text:style-name="T1171">í</text:span></text:span><text:span text:style-name="CharStyle6"><text:span text:style-name="T1156">, pretrie sa prez sito, dá sa zpátky do čistého kastrola a nechá sa na </text:span></text:span><text:span text:style-name="CharStyle6"><text:span text:style-name="T1171">č</text:span></text:span><text:span text:style-name="CharStyle6"><text:span text:style-name="T1156">istom mieste stáť. Do hrnčoka dajú sa štyry žltky a tlčeného cukru, to sa doň smieša, prichystané mlieko pod ustavičným miešaním doň sa vleje a na mysu, k čomu sa pridá žemľa.</text:span></text:span></text:p>
        <text:p text:style-name="P21"><text:span text:style-name="CharStyle6"><text:span text:style-name="T1156"/></text:span></text:p>
        <text:p text:style-name="P22"><text:span text:style-name="CharStyle6"><text:span text:style-name="T1156">66. Papcun.</text:span></text:span></text:p>
        <text:p text:style-name="P89"><text:span text:style-name="CharStyle6"><text:span text:style-name="T1156"/></text:span></text:p>
        <text:p text:style-name="P91"><text:span text:style-name="CharStyle6"><text:span text:style-name="T1156">Z dvoch vajec urobí sa cesto, veľmi tenko sa vyvalká a z neho sa nakrájajú veľmi drobné šiflíky. Do hrnčoka po­staví sa toľko vody, koľko je polievky potrebné; ke</text:span></text:span><text:span text:style-name="CharStyle6"><text:span text:style-name="T1171">ď</text:span></text:span><text:span text:style-name="CharStyle6"><text:span text:style-name="T1156"> sa voda varí, zavarí sa cesto do nej, posolí sa a po zvarení zleje sa voda do osobytej nádoby, aby na spodku v prvej nádobe husté ostalo, do toho poostalého hustého dá sa kus čerstvého masla, spolu sa dobre rozrobí, </text:span></text:span><text:soft-page-break/><text:span text:style-name="CharStyle6"><text:span text:style-name="T1156">tak tiež pol žajdlíka sladkej smotanky, voda ale, ktorá sa zliala, sa dolieva, koľko je polievky potrebné, do nej prinde ešte potlčený mušk</text:span></text:span><text:span text:style-name="CharStyle6"><text:span text:style-name="T1171">a</text:span></text:span><text:span text:style-name="CharStyle6"><text:span text:style-name="T1156">tový kvet a tak sa dá na mysu.</text:span></text:span></text:p>
        <text:p text:style-name="P21"><text:span text:style-name="CharStyle6"><text:span text:style-name="T1156"/></text:span></text:p>
        <text:p text:style-name="P22"><text:span text:style-name="CharStyle6"><text:span text:style-name="T1156">67. Panadlová polievka.</text:span></text:span></text:p>
        <text:p text:style-name="P89"><text:span text:style-name="CharStyle6"><text:span text:style-name="T1156"/></text:span></text:p>
        <text:p text:style-name="P91"><text:span text:style-name="CharStyle6"><text:span text:style-name="T1156">Z dvoch žemlí kôrka oddrie sa na str</text:span></text:span><text:span text:style-name="CharStyle6"><text:span text:style-name="T1171">u</text:span></text:span><text:span text:style-name="CharStyle6"><text:span text:style-name="T1156">hadle, pokrája a dá sa do kastrola, na ne sa naleje vrelá voda, posolí a nechá sa variť, potom sa z n</text:span></text:span><text:span text:style-name="CharStyle6"><text:span text:style-name="T1171">í</text:span></text:span><text:span text:style-name="CharStyle6"><text:span text:style-name="T1156">ch voda zleje, aby žemľa na spodku ostala, k nej sa pridá kus čerstvého masla, dobre sa spolu rozmieša, ešte sa pridá sladkej smotanky, doleje sa zliatou vodou, dá sa do nej mušk</text:span></text:span><text:span text:style-name="CharStyle6"><text:span text:style-name="T1171">a</text:span></text:span><text:span text:style-name="CharStyle6"><text:span text:style-name="T1156">tového kvetu a polievka je hotová.</text:span></text:span></text:p>
        <text:p text:style-name="P4"><text:span text:style-name="CharStyle11"><text:span text:style-name="T1156"/></text:span></text:p>
        <text:p text:style-name="P21"><text:span text:style-name="CharStyle6"><text:span text:style-name="T1156">68. Grisová polievka.</text:span></text:span></text:p>
        <text:p text:style-name="P89"><text:span text:style-name="CharStyle6"><text:span text:style-name="T1156"/></text:span></text:p>
        <text:p text:style-name="P91"><text:span text:style-name="CharStyle6"><text:span text:style-name="T1156">Toľko vody sa má postaviť, koľko je polievky potrebné; keď sa voda varí, pod ustavičným miešaním gris do nej za­variť, posoliť, nechať variť, vziať od ohňa, viac nežli polovicu z nej do čistej nádoby odliať, do poostalého grísu dať kus čerstvého masla, dobre rozhabariť, pridať sladkej smotanky a doliať z odliatej vody.</text:span></text:span></text:p>
        <text:p text:style-name="P21"><text:span text:style-name="CharStyle6"><text:span text:style-name="T1156"/></text:span></text:p>
        <text:p text:style-name="P22"><text:span text:style-name="CharStyle6"><text:span text:style-name="T1156">69. Zvara.</text:span></text:span></text:p>
        <text:p text:style-name="P89"><text:span text:style-name="CharStyle6"><text:span text:style-name="T1156"/></text:span></text:p>
        <text:p text:style-name="P91"><text:span text:style-name="CharStyle6"><text:span text:style-name="T1156">Sadnutého mlieka dať na horúce miesto, aby sa srazilo, vyliať na sito a srvátku nechať odtiecť. Do hrnčoka dať žajdlík sladkého mlieka, do neho pár ližíc múky, dobre roz­miešať, dľa potreby doliať srvátku a posoliť. Drobn</text:span></text:span><text:span text:style-name="CharStyle6"><text:span text:style-name="T1171">e</text:span></text:span><text:span text:style-name="CharStyle6"><text:span text:style-name="T1156"> krájaný kôpor na ohni nechať zvariť, tento jako i pár žltkov kyslej smotanky a kus masla dať do nádoby, do toho sa vyleje dľa potreby zvara a pridá sa rozmrvený tvaroh.</text:span></text:span></text:p>
        <text:p text:style-name="P21"><text:span text:style-name="CharStyle6"><text:span text:style-name="T1156"/></text:span></text:p>
        <text:p text:style-name="P22"><text:span text:style-name="CharStyle6"><text:span text:style-name="T1156">70. Kapustná polievka s hrýbami.</text:span></text:span></text:p>
        <text:p text:style-name="P89"><text:span text:style-name="CharStyle6"><text:span text:style-name="T1156"/></text:span></text:p>
        <text:p text:style-name="P91"><text:span text:style-name="CharStyle6"><text:span text:style-name="T1156">Do hrnčoka postaví sa kapusnica i za hrsť kapusty; do kastrola dať kus </text:span></text:span><text:soft-page-break/><text:span text:style-name="CharStyle6"><text:span text:style-name="T1156">masla, zrobiť žltú zápražku, do nej krá­janú cibuľu jako i precedenú kapusnicu, kapustu jako i suché vo vode rozmočené hrýby na rezánky pokrájať, dať do po­lievky, posoliť a nechať variť. Do hrnčoka dať pár žltkov a kyslej smotanky, čím sa polievka zalegiruje, ku ktorej sa ešte pridá užiarená žemľa.</text:span></text:span></text:p>
        <text:p text:style-name="P21"><text:span text:style-name="CharStyle6"><text:span text:style-name="T1156"/></text:span></text:p>
        <text:p text:style-name="P22"><text:span text:style-name="CharStyle6"><text:span text:style-name="T1156">71. Pľúcová po</text:span></text:span><text:span text:style-name="CharStyle6"><text:span text:style-name="T1171">l</text:span></text:span><text:span text:style-name="CharStyle6"><text:span text:style-name="T1156">ievka.</text:span></text:span></text:p>
        <text:p text:style-name="P89"><text:span text:style-name="CharStyle6"><text:span text:style-name="T1156"/></text:span></text:p>
        <text:p text:style-name="P91"><text:span text:style-name="CharStyle6"><text:span text:style-name="T1156">Z ryby čiernu pečenku, žalúdok a ikry umyť, dať do kastrola, posoliť, na to naliať octu, na listy pokrájať cibuľu, bobkový list, materinú dúšku, citr</text:span></text:span><text:span text:style-name="CharStyle6"><text:span text:style-name="T1171">o</text:span></text:span><text:span text:style-name="CharStyle6"><text:span text:style-name="T1156">nové kôrky a tarkan, toto tiež dať do kastrola a zakryté nechať stáť. Do osobytného kastrola dajú sa nakrájané všelijaké kuchynské zelené veci, na ne sa naleje vody, pridá sa z ryby hlava, žajdlík octu a korenie, to nechať dobre povariť a potom precediť. Do iného kastrola dať kus masla a múky, z toho zrobiť žltú zápražku, posekanú cibuľu a zelený petržel dať do nej, zaliať zo zele­ných vecí odcedenou vodou, z čoho povstane polievka, ikry prichystané zvariť, odcedenú z n</text:span></text:span><text:span text:style-name="CharStyle6"><text:span text:style-name="T1171">í</text:span></text:span><text:span text:style-name="CharStyle6"><text:span text:style-name="T1156">ch tekutinu do polievky, všetko z prvého kastrola na rezance pokrájať, polievku s pár žitkami a kyslou smotankou zalegirovať, na rezánky pokrá­janú žemľu v masle vysmažiť a dať do nej.</text:span></text:span></text:p>
        <text:p text:style-name="P21"><text:span text:style-name="CharStyle6"><text:span text:style-name="T1156"/></text:span></text:p>
        <text:p text:style-name="P22"><text:span text:style-name="CharStyle6"><text:span text:style-name="T1156">72. Žabová polievka.</text:span></text:span></text:p>
        <text:p text:style-name="P89"><text:span text:style-name="CharStyle6"><text:span text:style-name="T1156"/></text:span></text:p>
        <text:p text:style-name="P91"><text:span text:style-name="CharStyle6"><text:span text:style-name="T1156">Do kastrola sa dá kus masla a na listy pokrájanej cibule, pridá sa na ľahko pokrájaný petržel, kaleráb a mrkva jako i prichystané žaby t. j. žabacie z kožky zvlečené nôžky, toto všetko posoliť, dodať trochu korenia a mušk</text:span></text:span><text:span text:style-name="CharStyle6"><text:span text:style-name="T1171">a</text:span></text:span><text:span text:style-name="CharStyle6"><text:span text:style-name="T1156">tového orechu a to na žlto upariť. Potom sa pridá za ližicu múky, dobre to rozmiešať, hrachovou vodou zaliať, zakryť, nechať spolu všetko variť, prez sito pretrieť, zpátky dať do čistej nádoby a na horúcom mieste nechať stáť. Pred nastoľovaním zalegiruje sa polievka s pár žltky a smotankou, k čomu sa pridá i vysmažená žemla.</text:span></text:span></text:p>
        <text:p text:style-name="P21"><text:span text:style-name="CharStyle6"><text:span text:style-name="T1156"/></text:span></text:p>
        <text:p text:style-name="P22"><text:span text:style-name="CharStyle6"><text:span text:style-name="T1156">73. Tlčená polievka.</text:span></text:span></text:p>
        <text:p text:style-name="P89"><text:soft-page-break/><text:span text:style-name="CharStyle6"><text:span text:style-name="T1156"/></text:span></text:p>
        <text:p text:style-name="P91"><text:span text:style-name="CharStyle6"><text:span text:style-name="T1156">Po celom kastrole rozotrie sa maslo, na to sa rozloží cibule, drobno krájaných zelených vecí, korenie a ryby, jaké sú práve pri ruke, to sa na žlto uparí, vyberie sa von, potlčie sa v mažiari a dá sa zase na kastrol. Do masti, ktorá v kastrole na spodku ostala, dá sa na listy pokrájaná žemľa, nechá sa trochu upražiť, zaleje sa hrachovou vodou, posoliť, nechá sa všetko i s potlčeným spolu variť, pretrie sa cez sito, dá sa do kastrola zpátky a nechá sa na horúcom mieste stáť. Táto už pripravená polievka zalegiruje sa s pár žltky a so smotankou, osobyto na tanier ale dá sa na rezánky pokrá­janá v masle vysmažená že</text:span></text:span><text:span text:style-name="CharStyle6"><text:span text:style-name="T1171">m</text:span></text:span><text:span text:style-name="CharStyle6"><text:span text:style-name="T1156">la.</text:span></text:span></text:p>
        <text:p text:style-name="P4"><text:span text:style-name="CharStyle11"><text:span text:style-name="T1156"/></text:span></text:p>
        <text:p text:style-name="P21"><text:span text:style-name="CharStyle6"><text:span text:style-name="T1156">74. Raková polievka s rago.</text:span></text:span></text:p>
        <text:p text:style-name="P89"><text:span text:style-name="CharStyle6"><text:span text:style-name="T1156"/></text:span></text:p>
        <text:p text:style-name="P91"><text:span text:style-name="CharStyle6"><text:span text:style-name="T1156">S rakmi sa tak zachádza, jako stojí pod č. 19., zá­pražka ale zaleje sa pri pôstnej rakovej polievke hrachovou vodou; očistený špargl chytí sa do oboch rúk, rozlomí sa, čo od hlávky zostane, pokrája sa na kocky jako i očistený karfiol, to sa spolu uvarí na mäkko v slanej vode tak, aby celé ostalo, zcedená z tohoto voda pridá sa k polievke, pár kúskov šťuky uvarí sa v slanej vode, pokrája sa na kúsky a dá sa i s rakovými chvost</text:span></text:span><text:span text:style-name="CharStyle6"><text:span text:style-name="T1171">i</text:span></text:span><text:span text:style-name="CharStyle6"><text:span text:style-name="T1156">ky do mysy, polievka ale sa legiruje s pár žltky, sladkou smotankou a rakovou masťou, a tak sa vleje do mysy na rago.</text:span></text:span></text:p>
        <text:p text:style-name="P21"><text:span text:style-name="CharStyle6"><text:span text:style-name="T1156"/></text:span></text:p>
        <text:p text:style-name="P22"><text:span text:style-name="CharStyle6"><text:span text:style-name="T1156">75. Šťavová polievka.</text:span></text:span></text:p>
        <text:p text:style-name="P89"><text:span text:style-name="CharStyle6"><text:span text:style-name="T1156"/></text:span></text:p>
        <text:p text:style-name="P91"><text:span text:style-name="CharStyle6"><text:span text:style-name="T1156">Do kastrola, v ktorom sa už maslo nachádza, dá sa oči­stená a umytá šťava, nechá sa pariť, aby z nej surovosť vyšla, k tomu sa dá za ližicu múky, rozmieša sa s vodou a nechá sa variť. Na listy pokrájaná žemla vysmaží sa v masle a dá sa do šťavy; keď sa všetko spolu rozvarilo, pretrie sa prez sito, posolí sa a dá sa do nádoby zpátky, do nej sa dá ešte žajdlík kyslej smotanky a nechá sa na horúcom mieste stáť. Dľa č. 30. urobia sa žemlové plnky, zavaria sa do slanej vody, odcedia a dajú sa do mysy. S citr</text:span></text:span><text:span text:style-name="CharStyle6"><text:span text:style-name="T1171">on</text:span></text:span><text:span text:style-name="CharStyle6"><text:span text:style-name="T1156">ovou šťavou </text:span></text:span><text:soft-page-break/><text:span text:style-name="CharStyle6"><text:span text:style-name="T1156">(saftom) urobí sa lezon, polievka sa zalegiruje a vyleje sa do mysy na odvarené plnky.</text:span></text:span></text:p>
        <text:p text:style-name="P91"><text:span text:style-name="CharStyle6"><text:span text:style-name="T1156"/></text:span></text:p>
        <text:p text:style-name="P21"><text:span text:style-name="CharStyle6"><text:span text:style-name="T1156">76. Smot</text:span></text:span><text:span text:style-name="CharStyle6"><text:span text:style-name="T1171">a</text:span></text:span><text:span text:style-name="CharStyle6"><text:span text:style-name="T1156">nková polievka.</text:span></text:span></text:p>
        <text:p text:style-name="P135"><text:span text:style-name="CharStyle6"><text:span text:style-name="T1156"/></text:span></text:p>
        <text:p text:style-name="P136"><text:span text:style-name="CharStyle6"><text:span text:style-name="T1171">D</text:span></text:span><text:span text:style-name="CharStyle6"><text:span text:style-name="T1156">o hrnč</text:span></text:span><text:span text:style-name="CharStyle6"><text:span text:style-name="T1172">o</text:span></text:span><text:span text:style-name="CharStyle6"><text:span text:style-name="T1156">ka postaví sa toľko vody, koľko polievky po­trebné bude; do nej sa dá rasca, cibuľa, drobno pokrájané veci, kus bobkového listu a žajdlík octu, aby celé </text:span></text:span><text:span text:style-name="CharStyle6"><text:span text:style-name="T1172">d</text:span></text:span><text:span text:style-name="CharStyle6"><text:span text:style-name="T1156">osť kyslé bolo, a nechá sa spolu variť. Do kastrola sa dá kus masla, zrobí sa žltá zápražka, do nej prinde drobn</text:span></text:span><text:span text:style-name="CharStyle6"><text:span text:style-name="T1172">e</text:span></text:span><text:span text:style-name="CharStyle6"><text:span text:style-name="T1156"> krájaná cibuľa so zeleným petržlenom, zaleje sa prichystanou vodou, posolí a nechá sa zvariť. Try žltky so žajdlíkom smotanky sa ro</text:span></text:span><text:span text:style-name="CharStyle6"><text:span text:style-name="T1172">z</text:span></text:span><text:span text:style-name="CharStyle6"><text:span text:style-name="T1156">miešajú, polievka sa s tým zalegiruje, a dá sa s vysmaženou žemľou na mysu.</text:span></text:span></text:p>
        <text:p text:style-name="P21"><text:span text:style-name="CharStyle6"><text:span text:style-name="T1156"/></text:span></text:p>
        <text:p text:style-name="P22"><text:span text:style-name="CharStyle6"><text:span text:style-name="T1156">77. Kysel s pohančen</text:span></text:span><text:span text:style-name="CharStyle6"><text:span text:style-name="T1172">ou</text:span></text:span><text:span text:style-name="CharStyle6"><text:span text:style-name="T1156"> kašou.</text:span></text:span></text:p>
        <text:p text:style-name="P89"><text:span text:style-name="CharStyle6"><text:span text:style-name="T1156"/></text:span></text:p>
        <text:p text:style-name="P91"><text:span text:style-name="CharStyle6"><text:span text:style-name="T1156">Ke</text:span></text:span><text:span text:style-name="CharStyle6"><text:span text:style-name="T1172">ď</text:span></text:span><text:span text:style-name="CharStyle6"><text:span text:style-name="T1156"> sa čistá kapustná polievka varí, zavarí sa do nej pár hrstí pohanky, aby dosť mäkká bola. Pred nastolovaním dá sa do hrnčoka pár ližíc smotanky, pár žltkov a čerstvé maslo, toto sa rozhabaruje s polievkou a táto je hotová.</text:span></text:span></text:p>
        <text:p text:style-name="P21"><text:span text:style-name="CharStyle6"><text:span text:style-name="T1156"/></text:span></text:p>
        <text:p text:style-name="P22"><text:span text:style-name="CharStyle6"><text:span text:style-name="T1156">78. Biskupská polievka.</text:span></text:span></text:p>
        <text:p text:style-name="P89"><text:span text:style-name="CharStyle6"><text:span text:style-name="T1156"/></text:span></text:p>
        <text:p text:style-name="P91"><text:span text:style-name="CharStyle6"><text:span text:style-name="T1156">Na chrbát korytnačky položí sa žeravý uhoľ, aby sa jej mohla hlava, nohy a chvost odťať; potom sa dobre umyje, dá sa do horúcou vodou naplneného kastrola, do ktorého prindú ešte pokrájané zelené veci všelijakého druhu; to sa posolí, nechá sa mäkko uvariť a vyvarená z toho polievka sa odcedí do nádoby. Do iného kastrola dá sa kus masla, zrobí sa žltá zápražka, do nej sa dá drobno krájaná cibuľa a zelený petržel, zaleje sa odcedenou polievkou, korytnačka ale sa rozobere na kúsky a nechá sa s tým spolu variť. Ryba, ktorá málo kostí má v sebe, sa poseká, k tomu sa pridá v mlieku rozmočená žemľa, to spolu sa v mažiari potlčie a prez sito pretrie; maslo vo veľkosti vajca sa rozmieša s pár ž</text:span></text:span><text:span text:style-name="CharStyle6"><text:span text:style-name="T1172">l</text:span></text:span><text:span text:style-name="CharStyle6"><text:span text:style-name="T1156">tkami, dobre sa smieša s pretretou rybou a posolí sa, z čoho </text:span></text:span><text:soft-page-break/><text:span text:style-name="CharStyle6"><text:span text:style-name="T1156">sa do pripravenej polievky drobné halušky zavárajú, polievka ale sa ku koncu ešte zalegiruje.</text:span></text:span></text:p>
        <text:p text:style-name="P21"><text:span text:style-name="CharStyle6"><text:span text:style-name="T1156"/></text:span></text:p>
        <text:p text:style-name="P22"><text:span text:style-name="CharStyle6"><text:span text:style-name="T1156">79. Kanonická polievka.</text:span></text:span></text:p>
        <text:p text:style-name="P89"><text:span text:style-name="CharStyle6"><text:span text:style-name="T1156"/></text:span></text:p>
        <text:p text:style-name="P91"><text:span text:style-name="CharStyle6"><text:span text:style-name="T1156">K tejto polievke sú potrebné vodné sliepky, ktoré sa majú z kože zvliecť, vypytmať a vymyť. Po celom dne rozotrie sa čerstvé maslo, naň sa dá na listy pokrájanej cibule jako i zo všetkých na drobno pokrájaných zelených vecí a celé korenie; na toto sa dajú prichystané sliepky, podlejú sa vodou a nechajú sa na mäkko pariť. Potom sa vez</text:span></text:span><text:span text:style-name="CharStyle6"><text:span text:style-name="T1172">nú</text:span></text:span><text:span text:style-name="CharStyle6"><text:span text:style-name="T1156"> sliepky von, prsk</text:span></text:span><text:span text:style-name="CharStyle6"><text:span text:style-name="T1172">a</text:span></text:span><text:span text:style-name="CharStyle6"><text:span text:style-name="T1156"> z nich sa vykroja, ostatnie z n</text:span></text:span><text:span text:style-name="CharStyle6"><text:span text:style-name="T1172">í</text:span></text:span><text:span text:style-name="CharStyle6"><text:span text:style-name="T1156">ch</text:span></text:span><text:span text:style-name="CharStyle11"><text:span text:style-name="T1156"> </text:span></text:span><text:span text:style-name="CharStyle6"><text:span text:style-name="T1156">ale dobre sa v mažiari potlčie. Na masť, ktorá zo sliepok v kastroli ostala, rozloží sa na listy pokrájaná žemľa, nechá sa na žlté pripiecť, zaleje </text:span></text:span><text:span text:style-name="CharStyle6"><text:span text:style-name="T1172">s</text:span></text:span><text:span text:style-name="CharStyle6"><text:span text:style-name="T1156">a vodou, potlčené kúsky zo sliepok pridajú sa k tomu a celé nechá sa variť; prsk</text:span></text:span><text:span text:style-name="CharStyle6"><text:span text:style-name="T1172">a</text:span></text:span><text:span text:style-name="CharStyle6"><text:span text:style-name="T1156"> ale pokrájajú sa na tenké rezance a dajú sa vopred na mysu. Po uvarení polievky precedí sa táto cez sito do čistého kastrola, nechá sa na horúcom mieste stáť, zalegiruje sa s pár ž</text:span></text:span><text:span text:style-name="CharStyle6"><text:span text:style-name="T1172">l</text:span></text:span><text:span text:style-name="CharStyle6"><text:span text:style-name="T1156">tkami a smotankou, vyleje sa potom na rezance do mysy, vysmažené kúsky žemle ale dajú sa osobit</text:span></text:span><text:span text:style-name="CharStyle6"><text:span text:style-name="T1172">e</text:span></text:span><text:span text:style-name="CharStyle6"><text:span text:style-name="T1156"> na tanier.</text:span></text:span></text:p>
        <text:p text:style-name="P21"><text:span text:style-name="CharStyle6"><text:span text:style-name="T1156"/></text:span></text:p>
        <text:p text:style-name="P22"><text:span text:style-name="CharStyle6"><text:span text:style-name="T1156">80. Ger</text:span></text:span><text:span text:style-name="CharStyle6"><text:span text:style-name="T1172">š</text:span></text:span><text:span text:style-name="CharStyle6"><text:span text:style-name="T1156">lová polievka čili rubenina.</text:span></text:span></text:p>
        <text:p text:style-name="P89"><text:span text:style-name="CharStyle6"><text:span text:style-name="T1156"/></text:span></text:p>
        <text:p text:style-name="P91"><text:span text:style-name="CharStyle6"><text:span text:style-name="T1156">Do vrelej vody postaví sa geršla a nechá sa na mäkko uvariť; z nej sa vezne za pár ližíc do kastrola, k tomu sa pridá hodný kus čerstvého masla, dva žltky a pár ližíc čerstvej smotanky, všetko sa dobre rozmieša na teplom mieste, posolí a pridá sa potlčený mušk</text:span></text:span><text:span text:style-name="CharStyle6"><text:span text:style-name="T1172">a</text:span></text:span><text:span text:style-name="CharStyle6"><text:span text:style-name="T1156">tový kvet, to sa do­plní vodou a tak sa dá na mysu.</text:span></text:span></text:p>
        <text:p text:style-name="P3"><text:span text:style-name="CharStyle12"><text:span text:style-name="T1156"/></text:span></text:p>
        <text:p text:style-name="P7"><text:span text:style-name="CharStyle12"><text:span text:style-name="T1156">C) Čiastka.</text:span></text:span></text:p>
        <text:p text:style-name="P3"><text:span text:style-name="CharStyle15"><text:span text:style-name="T1156"/></text:span></text:p>
        <text:p text:style-name="P7"><text:span text:style-name="CharStyle15"><text:span text:style-name="T1156">Chladné polievky.</text:span></text:span></text:p>
        <text:p text:style-name="P21"><text:span text:style-name="CharStyle6"><text:span text:style-name="T1156"/></text:span></text:p>
        <text:p text:style-name="P22"><text:span text:style-name="CharStyle6"><text:span text:style-name="T1156">81. Jahodová polievka.</text:span></text:span></text:p>
        <text:p text:style-name="P89"><text:soft-page-break/><text:span text:style-name="CharStyle6"><text:span text:style-name="T1156">Pri horúcom letnom počasí užíva človek najradšej taký pokrm, ktorý ho chladí, a medzi takéto pokrmy patrí i táto čiastka o chladných polievkach, z ktorých v prvom rade stojí jahodová polievka. K tomuto cieľu umyjú sa dve holby pekných suchých jahôd v chladnej vode, vyberú a rozložia sa na čistý servýt, najkrajšie z n</text:span></text:span><text:span text:style-name="CharStyle6"><text:span text:style-name="T1172">í</text:span></text:span><text:span text:style-name="CharStyle6"><text:span text:style-name="T1156">ch povyberajú sa ihlou a dajú sa do polievkovej mysy, ktorá musí by</text:span></text:span><text:span text:style-name="CharStyle6"><text:span text:style-name="T1172">ť</text:span></text:span><text:span text:style-name="CharStyle6"><text:span text:style-name="T1156"> celkom do ľadu zahrabaná. Ostatnie jahody dajú sa na sito, pod ktorým sa nachádza hrnčená mysa, a pretrú sa čistou varechou. Do pretretých jahôd dá sa 1 potlčeného cukru a citr</text:span></text:span><text:span text:style-name="CharStyle6"><text:span text:style-name="T1172">o</text:span></text:span><text:span text:style-name="CharStyle6"><text:span text:style-name="T1156">novej šťavy (saftu), to sa rozmieša s holbou dobrého bieleho vína, vyleje</text:span></text:span><text:span text:style-name="CharStyle11"><text:span text:style-name="T1156"> </text:span></text:span><text:span text:style-name="CharStyle6"><text:span text:style-name="T1156">sa na jahody do mysy, zakryje sa, okolo mysy sa musí ľad dobre posoliť a celé sa nechá za štyry hodiny na chladnom mieste stáť. Pred jedením sbije sa v kotlíku nad ľadom žajdlík sladkej smotanky metličkou na penu, pridá sa k jaho­dám a táto polievka dáva sa v čašach (šálkach) v toľkom počte, koľko je osôb.</text:span></text:span></text:p>
        <text:p text:style-name="P21"><text:span text:style-name="CharStyle6"><text:span text:style-name="T1156"/></text:span></text:p>
        <text:p text:style-name="P22"><text:span text:style-name="CharStyle6"><text:span text:style-name="T1156">82. Malinová polievka.</text:span></text:span></text:p>
        <text:p text:style-name="P89"><text:span text:style-name="CharStyle6"><text:span text:style-name="T1156"/></text:span></text:p>
        <text:p text:style-name="P91"><text:span text:style-name="CharStyle6"><text:span text:style-name="T1156">Dve holby pekných zrelých malín dajú sa do veľkej mysy, nane sa vyleje hodne studenej vody, v ktorej sa ne­chajú dlhšie stáť, aby vyšly z n</text:span></text:span><text:span text:style-name="CharStyle6"><text:span text:style-name="T1172">í</text:span></text:span><text:span text:style-name="CharStyle6"><text:span text:style-name="T1156">ch červíky, ktoré sa rady do malín vtierajú, potom sa vyberú na rozprestretý servýt, tie najkrajšie povyberajú sa ihlou, dajú sa do mysy, dobre sa posypú tlčeným cukrom a mysa sa zapraví do ľadu. Do čistého kastrola dá sa 1 cukru, naň sa vyleje holba vody a nechá sa na tuhom ohni variť, kým sa cukrová voda dobre na prsti nelepí. Poostalé maliny dajú sa do čistej nádoby, vrelá cukrová voda vyleje sa na ne a zakryté nechá sa stáť. Potom sa to pretrie cez sito, pod ktorým sa čistá mysa na­chádza, rozmieša sa s citr</text:span></text:span><text:span text:style-name="CharStyle6"><text:span text:style-name="T1172">o</text:span></text:span><text:span text:style-name="CharStyle6"><text:span text:style-name="T1156">novou šťavou a holbou vína, vy­leje sa na maliny, ktoré sa v myse ľadom obloženej nachád­zajú a pred jedením zachádza sa jako pri jahodovej polievke.</text:span></text:span></text:p>
        <text:p text:style-name="P21"><text:span text:style-name="CharStyle6"><text:span text:style-name="T1156"/></text:span></text:p>
        <text:p text:style-name="P22"><text:span text:style-name="CharStyle6"><text:span text:style-name="T1156">83. Višňová polievka.</text:span></text:span></text:p>
        <text:p text:style-name="P89"><text:span text:style-name="CharStyle6"><text:span text:style-name="T1156"/></text:span></text:p>
        <text:p text:style-name="P91"><text:span text:style-name="CharStyle6"><text:span text:style-name="T1156">Štyry holby zrelých višieň zo stepôk sa očistí, čiastka z n</text:span></text:span><text:span text:style-name="CharStyle6"><text:span text:style-name="T1172">í</text:span></text:span><text:span text:style-name="CharStyle6"><text:span text:style-name="T1156">ch sa na stranu </text:span></text:span><text:soft-page-break/><text:span text:style-name="CharStyle6"><text:span text:style-name="T1156">odloží, z druhej čiastky ale von sa vy­tlačia kôstky, višne dajú sa do kastrola, naň prinde cukor, citr</text:span></text:span><text:span text:style-name="CharStyle6"><text:span text:style-name="T1172">o</text:span></text:span><text:span text:style-name="CharStyle6"><text:span text:style-name="T1156">nové kôrky a pohár vína, to sa na mäkko uvarí, na stranu sa odloží k ochladnutiu, po vystydnutiu dá sa to do mysy v ľade prichystanej a nechá sa na chladnom mieste stáť. Odložené celé višne potlčú sa v mažiari; do kastrola sa dá 1 </text:span></text:span><text:span text:style-name="CharStyle12"><text:span text:style-name="T1156">cukru a nechá sa s vodou variť, kým sa na prsti nelepí, do toho prindú potlčené višne, celé nechá sa variť a ke</text:span></text:span><text:span text:style-name="CharStyle12"><text:span text:style-name="T1172">ď</text:span></text:span><text:span text:style-name="CharStyle12"><text:span text:style-name="T1156"> pár kochlov vyhodí, odloží sa zakryté na stranu, pretrie sa prez sito, k tomu sa vleje holba dobrého vína, rozmieša</text:span></text:span><text:span text:style-name="CharStyle11"><text:span text:style-name="T1156"> </text:span></text:span><text:span text:style-name="CharStyle6"><text:span text:style-name="T1156">sa a po vychladnutí vyleje sa na mysu v ľade, kde sú už višne zapravené, odloží sa na chladné miesto a v ostatnom sa pokračuje jako pri predošlých dvoch polievkach.</text:span></text:span></text:p>
        <text:p text:style-name="P21"><text:span text:style-name="CharStyle6"><text:span text:style-name="T1156"/></text:span></text:p>
        <text:p text:style-name="P22"><text:span text:style-name="CharStyle6"><text:span text:style-name="T1156">84. Marhuľová polievka.</text:span></text:span></text:p>
        <text:p text:style-name="P89"><text:span text:style-name="CharStyle6"><text:span text:style-name="T1156"/></text:span></text:p>
        <text:p text:style-name="P91"><text:span text:style-name="CharStyle6"><text:span text:style-name="T1156">Dvacať dobre zralých marhú</text:span></text:span><text:span text:style-name="CharStyle6"><text:span text:style-name="T1172">l</text:span></text:span><text:span text:style-name="CharStyle6"><text:span text:style-name="T1156"> sa obieli, každá sa na po­lovicu rozreže, tretia čiastka z n</text:span></text:span><text:span text:style-name="CharStyle6"><text:span text:style-name="T1172">í</text:span></text:span><text:span text:style-name="CharStyle6"><text:span text:style-name="T1156">ch ale pokrája sa na štvrtky, dá sa do mysy, dobre sa posype potlčeným cukrom a položí sa v myse zakryté do ľadu. Funt cukru dá sa do kastrola, naň sa naleje žajdlík vody, nechá sa na tuhom ohni variť, kým sa nelipká; prvá čiastka marhú</text:span></text:span><text:span text:style-name="CharStyle6"><text:span text:style-name="T1172">l </text:span></text:span><text:span text:style-name="CharStyle6"><text:span text:style-name="T1156">dá sa do čistej nádoby, kôstky z n</text:span></text:span><text:span text:style-name="CharStyle6"><text:span text:style-name="T1172">í</text:span></text:span><text:span text:style-name="CharStyle6"><text:span text:style-name="T1156">ch sa roztlčú, jadierka sa v mažiari potlčú, dajú sa k marhulám do nádoby, vriaci cukor nane sa vyleje, nechá sa zakryté za pol hodiny stáť, pretrie sa prez sito, doň sa vytlačí citr</text:span></text:span><text:span text:style-name="CharStyle6"><text:span text:style-name="T1172">o</text:span></text:span><text:span text:style-name="CharStyle6"><text:span text:style-name="T1156">nová šťava (saft), rozmieša sa s holbou dobrého vina, vyleje sa na prichystané do ľadu postavené marhule, opatrne sa spolu pomieša, aby cel</text:span></text:span><text:span text:style-name="CharStyle6"><text:span text:style-name="T1172">é </text:span></text:span><text:span text:style-name="CharStyle6"><text:span text:style-name="T1156">kúsky ostaly, v ostatnom ale pokračuje sa jako zvýš stojí.</text:span></text:span></text:p>
        <text:p text:style-name="P21"><text:span text:style-name="CharStyle6"><text:span text:style-name="T1156"/></text:span></text:p>
        <text:p text:style-name="P22"><text:span text:style-name="CharStyle6"><text:span text:style-name="T1156">85. Polievka z mašanských jab</text:span></text:span><text:span text:style-name="CharStyle6"><text:span text:style-name="T1172">l</text:span></text:span><text:span text:style-name="CharStyle6"><text:span text:style-name="T1156">k.</text:span></text:span></text:p>
        <text:p text:style-name="P89"><text:span text:style-name="CharStyle6"><text:span text:style-name="T1156"/></text:span></text:p>
        <text:p text:style-name="P91"><text:span text:style-name="CharStyle6"><text:span text:style-name="T1156">Dvacať mašanských jab</text:span></text:span><text:span text:style-name="CharStyle6"><text:span text:style-name="T1172">l</text:span></text:span><text:span text:style-name="CharStyle6"><text:span text:style-name="T1156">k pokrája sa na štvrtky, obielia sa, päť z n</text:span></text:span><text:span text:style-name="CharStyle6"><text:span text:style-name="T1172">í</text:span></text:span><text:span text:style-name="CharStyle6"><text:span text:style-name="T1156">ch rozkladie sa na tep</text:span></text:span><text:span text:style-name="CharStyle6"><text:span text:style-name="T1172">š</text:span></text:span><text:span text:style-name="CharStyle6"><text:span text:style-name="T1156">u, dá sa k nim </text:span></text:span><text:span text:style-name="CharStyle6"><text:span text:style-name="T1172">1/4</text:span></text:span><text:span text:style-name="CharStyle6"><text:span text:style-name="T1156"> (štvrť funta) cukru, citr</text:span></text:span><text:span text:style-name="CharStyle6"><text:span text:style-name="T1172">o</text:span></text:span><text:span text:style-name="CharStyle6"><text:span text:style-name="T1156">nové kôrky a citr</text:span></text:span><text:span text:style-name="CharStyle6"><text:span text:style-name="T1172">o</text:span></text:span><text:span text:style-name="CharStyle6"><text:span text:style-name="T1156">nová šťava, kus škorice, hrebičky, pohár vína, to sa pozorne na mäkko uvarí, aby celé kúsky ostaly a odloží sa na stranu k vystydnutiu. Ostatnie jablká pokrájajú sa na kúsky, dajú sa do kastrola bez všetkej citr</text:span></text:span><text:span text:style-name="CharStyle6"><text:span text:style-name="T1172">o</text:span></text:span><text:span text:style-name="CharStyle6"><text:span text:style-name="T1156">novej šťavy, </text:span></text:span><text:soft-page-break/><text:span text:style-name="CharStyle6"><text:span text:style-name="T1156">nane sa vyleje holbu vody, nechá sa dobre rozvariť a pretrie sa prez husté sito. Toto sa rozmieša s </text:span></text:span><text:span text:style-name="CharStyle6"><text:span text:style-name="T1172">1/2</text:span></text:span><text:span text:style-name="CharStyle6"><text:span text:style-name="T1156"> (pol funtom) tlčeného cukru, s holbou dobrého vína a citr</text:span></text:span><text:span text:style-name="CharStyle6"><text:span text:style-name="T1172">o</text:span></text:span><text:span text:style-name="CharStyle6"><text:span text:style-name="T1156">novou šťavou; 12 lôtov čierných a žltých hrozienkov sa očistí, umyje viacraz</text:span></text:span><text:span text:style-name="CharStyle6"><text:span text:style-name="T1172">í</text:span></text:span><text:span text:style-name="CharStyle6"><text:span text:style-name="T1156"> vodou, daj</text:span></text:span><text:span text:style-name="CharStyle6"><text:span text:style-name="T1172">ú</text:span></text:span><text:span text:style-name="CharStyle6"><text:span text:style-name="T1156"> sa do kastrola, zvaria sa vo vode, odcedia a premyjú sa vodou. Zvýš prichystané odložené jab</text:span></text:span><text:span text:style-name="CharStyle6"><text:span text:style-name="T1172">l</text:span></text:span><text:span text:style-name="CharStyle6"><text:span text:style-name="T1156">čka dajú sa do mysy, nane sa dajú hrozienka, pretretá tekutina vyleje sa nane, mysa</text:span></text:span><text:span text:style-name="CharStyle11"><text:span text:style-name="T1156"> </text:span></text:span><text:span text:style-name="CharStyle6"><text:span text:style-name="T1156">sa dá do ľadu, nechá sa na chladnom mieste stáť a v ostat</text:span></text:span><text:span text:style-name="CharStyle6"><text:span text:style-name="T1172">ň</text:span></text:span><text:span text:style-name="CharStyle6"><text:span text:style-name="T1156">om sa pokračuje dľa zvýš udaného predpisu.</text:span></text:span></text:p>
        <text:p text:style-name="P21"><text:span text:style-name="CharStyle6"><text:span text:style-name="T1156"/></text:span></text:p>
        <text:p text:style-name="P22"><text:span text:style-name="CharStyle6"><text:span text:style-name="T1156">86. Polievka z ananásu a broský</text:span></text:span><text:span text:style-name="CharStyle6"><text:span text:style-name="T1172">n</text:span></text:span><text:span text:style-name="CharStyle6"><text:span text:style-name="T1156">.</text:span></text:span></text:p>
        <text:p text:style-name="P89"><text:span text:style-name="CharStyle6"><text:span text:style-name="T1156"/></text:span></text:p>
        <text:p text:style-name="P91"><text:span text:style-name="CharStyle6"><text:span text:style-name="T1156">Ananas sa očisti a rozkrojí sa na štyry kusy; polov</text:span></text:span><text:span text:style-name="CharStyle6"><text:span text:style-name="T1172">i</text:span></text:span><text:span text:style-name="CharStyle6"><text:span text:style-name="T1156">c ananásu pokrája sa na tenké kúsky, posype sa tlčeným cukrom, dá sa do mysy, zakryje a dá sa do ľadu. Druhá po­lovica pokrája sa na drobné kúsky, dá sa i s očistenými ananásovými kôrkami do kastrola, z pol funta cukru urobí sa sirup, tento sa do tohoto kastrola na ananás vyleje, za­kryje a nechá sa stáť. Osem kusov dobre zrelých broskýň sa obieli, tri z n</text:span></text:span><text:span text:style-name="CharStyle6"><text:span text:style-name="T1172">í</text:span></text:span><text:span text:style-name="CharStyle6"><text:span text:style-name="T1156">ch pokrájajú sa na križalky, dajú sa do ná­doby, posipú sa tlčeným cukrom a pridajú sa k ananásu, ktorý je v ľade. Ostatnie broskyne, pretrú sa prez sito, roz­miešajú sa s vínom a citr</text:span></text:span><text:span text:style-name="CharStyle6"><text:span text:style-name="T1172">o</text:span></text:span><text:span text:style-name="CharStyle6"><text:span text:style-name="T1156">novou šťavou, do n</text:span></text:span><text:span text:style-name="CharStyle6"><text:span text:style-name="T1172">í</text:span></text:span><text:span text:style-name="CharStyle6"><text:span text:style-name="T1156">ch sa precedí sirup, v ktorých sa ananás nachádza, premieša a ešte raz sa cez plátno pretlačí, dá sa do mysy v ľade prichystanej, opatrne sa spolu smieša, nechá sa na chladnom mieste stáť a dľa predošlých polievok sa pokračuje.</text:span></text:span></text:p>
        <text:p text:style-name="P21"><text:span text:style-name="CharStyle6"><text:span text:style-name="T1156"/></text:span></text:p>
        <text:p text:style-name="P22"><text:span text:style-name="CharStyle6"><text:span text:style-name="T1156">87. Anan</text:span></text:span><text:span text:style-name="CharStyle6"><text:span text:style-name="T1172">a</text:span></text:span><text:span text:style-name="CharStyle6"><text:span text:style-name="T1156">sová polievka so šampanským vínom.</text:span></text:span></text:p>
        <text:p text:style-name="P89"><text:span text:style-name="CharStyle6"><text:span text:style-name="T1156"/></text:span></text:p>
        <text:p text:style-name="P91"><text:span text:style-name="CharStyle6"><text:span text:style-name="T1156">Dva pekné zralé ananasy sa obielia, mäso z n</text:span></text:span><text:span text:style-name="CharStyle6"><text:span text:style-name="T1172">í</text:span></text:span><text:span text:style-name="CharStyle6"><text:span text:style-name="T1156">ch po­krája sa na tenké kúsky, dobre sa posype cukrom a zakryté zahrabe sa celkom do ľadu. Očistené ananasové kôrky dobre sa pokrájajú, dajú sa do čistého kastrola, z funta cukru urobí sa sirup, tento sa horúci vyleje do kastrola na kôrky, zakryje a nechá sa stáť a pretlačí sa cez čisté plátno. </text:span></text:span><text:span text:style-name="CharStyle6"><text:span text:style-name="T1172">Č</text:span></text:span><text:span text:style-name="CharStyle6"><text:span text:style-name="T1156">o v plátne ostalo, to sa dá do čistej nádoby, obleje sa žajdlíkom vody, nechá sa zvariť a precedí sa k </text:span></text:span><text:soft-page-break/><text:span text:style-name="CharStyle6"><text:span text:style-name="T1156">predošlému. Potom sa vezne za flašu šampanského v</text:span></text:span><text:span text:style-name="CharStyle6"><text:span text:style-name="T1172">í</text:span></text:span><text:span text:style-name="CharStyle6"><text:span text:style-name="T1156">na, všetko sa smieša s holbou bieleho v</text:span></text:span><text:span text:style-name="CharStyle6"><text:span text:style-name="T1172">í</text:span></text:span><text:span text:style-name="CharStyle6"><text:span text:style-name="T1156">na a s citr</text:span></text:span><text:span text:style-name="CharStyle6"><text:span text:style-name="T1172">o</text:span></text:span><text:span text:style-name="CharStyle6"><text:span text:style-name="T1156">novou šťavou, to sa vyleje do prichy­stanej v ľade mysy, nechá sa za 4 hodiny v ľade stáť, a po­kračuje sa jako pri ostatních chladných polievkach.</text:span></text:span></text:p>
        <text:p text:style-name="P4"><text:span text:style-name="CharStyle11"><text:span text:style-name="T1156"/></text:span></text:p>
        <text:p text:style-name="P202"><text:span text:style-name="CharStyle6"><text:span text:style-name="T1156">88. Polievka zo s</text:span></text:span><text:span text:style-name="CharStyle6"><text:span text:style-name="T1172">ň</text:span></text:span><text:span text:style-name="CharStyle6"><text:span text:style-name="T1156">ahu s vyvarenými vo mlieku haluškami.</text:span></text:span></text:p>
        <text:p text:style-name="P89"><text:span text:style-name="CharStyle6"><text:span text:style-name="T1156"/></text:span></text:p>
        <text:p text:style-name="P91"><text:span text:style-name="CharStyle6"><text:span text:style-name="T1156">Zo šiestych čerstvých bielkov zbije sa v kotlíku tuhý sňah, </text:span></text:span><text:span text:style-name="CharStyle6"><text:span text:style-name="T1172">1/4</text:span></text:span><text:span text:style-name="CharStyle6"><text:span text:style-name="T1156"> (štvrť funta) utlčeného a presiateho cukru z ľahka sa doň zamieša; tri žajdlíky trochu posoleného mlieka zvarí sa na ohni, doň sa zavárajú z prichystaného sňahu jednaké halušky, keď sa zvarily, nechajú sa ešte asi za minútu za­kryté v mlieku stáť, potom sa vyberú a porozkladajú na sito; tri žajdlíky sladkej smotanky, </text:span></text:span><text:span text:style-name="CharStyle6"><text:span text:style-name="T1172">1/4</text:span></text:span><text:span text:style-name="CharStyle6"><text:span text:style-name="T1156"> (štvrť funta) cukru a pokrájaná vanilija pod ustavičným miešaním zvaria sa na ohni, smieša sa s mliekom, kde sa halušky varily, to sa za­legiruje s ôsmymi ž</text:span></text:span><text:span text:style-name="CharStyle6"><text:span text:style-name="T1172">l</text:span></text:span><text:span text:style-name="CharStyle6"><text:span text:style-name="T1156">tkami, precedí sa cez husté sito do ná­doby, mieša sa kým nevystydne a dá sa do prichystanej v ľade mysy. Vyvárané halušky, aby pekne vyzeraly, môžu sa obkrájať, dajú sa do nádoby, dobre sa posypú tlčeným cukrom, osobytne sa pokladú na tanier a ostatne sa pokra­čuje jako je hore spomenuté.</text:span></text:span></text:p>
        <text:p text:style-name="P21"><text:span text:style-name="CharStyle6"><text:span text:style-name="T1156"/></text:span></text:p>
        <text:p text:style-name="P22"><text:span text:style-name="CharStyle6"><text:span text:style-name="T1156">89. Pivová polievka.</text:span></text:span></text:p>
        <text:p text:style-name="P89"><text:span text:style-name="CharStyle6"><text:span text:style-name="T1156"/></text:span></text:p>
        <text:p text:style-name="P91"><text:span text:style-name="CharStyle6"><text:span text:style-name="T1156">Dve holby piva dajú sa do nádoby, doňho sa pridá </text:span></text:span><text:span text:style-name="CharStyle6"><text:span text:style-name="T1172">½ funta</text:span></text:span><text:span text:style-name="CharStyle6"><text:span text:style-name="T1156"> cukru, citr</text:span></text:span><text:span text:style-name="CharStyle6"><text:span text:style-name="T1172">o</text:span></text:span><text:span text:style-name="CharStyle6"><text:span text:style-name="T1156">nové kôrky a škorica, čo sa dobre na ohni zvarí. Do inej nádoby sa dá 8 žltkov a </text:span></text:span><text:span text:style-name="CharStyle6"><text:span text:style-name="T1172">½ funta</text:span></text:span><text:span text:style-name="CharStyle6"><text:span text:style-name="T1156"> tlčeného cukru, dobre sa rozmieša, kým neshustne, do tohoto sa pivo pod ustavičným miešaním vleje, i potom sa ešte mieša, kým trochu nevystydne, precedí sa prez husté sito, vyleje sa na prichystanú v ľade mysu a nechá sa na chladnom mieste stáť. Kus tvrdého chleba oddrie sa na str</text:span></text:span><text:span text:style-name="CharStyle6"><text:span text:style-name="T1172">u</text:span></text:span><text:span text:style-name="CharStyle6"><text:span text:style-name="T1156">hadle, smieša sa s cukrom, dá sa do rúry, aby dostalo žltú barvu, nechá sa vystydnúť a pres</text:span></text:span><text:span text:style-name="CharStyle6"><text:span text:style-name="T1172">e</text:span></text:span><text:span text:style-name="CharStyle6"><text:span text:style-name="T1156">je sa prez riečicu. Potom sa očist</text:span></text:span><text:span text:style-name="CharStyle6"><text:span text:style-name="T1172">í</text:span></text:span><text:span text:style-name="CharStyle6"><text:span text:style-name="T1156"> 12 lôtov bielych i čiernych hrozi</text:span></text:span><text:span text:style-name="CharStyle6"><text:span text:style-name="T1172">e</text:span></text:span><text:span text:style-name="CharStyle6"><text:span text:style-name="T1156">ň, dobre sa umyjú, dajú sa do kastrola, nane sa vyleje žajdl</text:span></text:span><text:span text:style-name="CharStyle6"><text:span text:style-name="T1172">í</text:span></text:span><text:span text:style-name="CharStyle6"><text:span text:style-name="T1156">k vody, to sa nechá </text:span></text:span><text:soft-page-break/><text:span text:style-name="CharStyle6"><text:span text:style-name="T1156">zvariť, h</text:span></text:span><text:span text:style-name="CharStyle6"><text:span text:style-name="T1172">r</text:span></text:span><text:span text:style-name="CharStyle6"><text:span text:style-name="T1156">ozienky odcedia sa na sito, voda z n</text:span></text:span><text:span text:style-name="CharStyle6"><text:span text:style-name="T1172">í</text:span></text:span><text:span text:style-name="CharStyle6"><text:span text:style-name="T1156">ch pretisne sa čistým plátnom, potom sa smiešajú s chlebovými už pripravenými omrvinkami a to sa pozorne smieša do postavenej v ľade mysy; dľa chuti môže sa i pohár dobrého v</text:span></text:span><text:span text:style-name="CharStyle6"><text:span text:style-name="T1172">í</text:span></text:span><text:span text:style-name="CharStyle6"><text:span text:style-name="T1156">na pridať,</text:span></text:span><text:span text:style-name="CharStyle11"><text:span text:style-name="T1156"> </text:span></text:span><text:span text:style-name="CharStyle6"><text:span text:style-name="T1156">v ostatnom sa pokračuje dľa predpisu pri predošlých chlad­ných polievkach.</text:span></text:span></text:p>
        <text:p text:style-name="P102"><text:span text:style-name="CharStyle6"><text:span text:style-name="T1156"/></text:span></text:p>
        <text:p text:style-name="P103"><text:span text:style-name="CharStyle6"><text:span text:style-name="T1156">90. Mlieková po</text:span></text:span><text:span text:style-name="CharStyle6"><text:span text:style-name="T1172">l</text:span></text:span><text:span text:style-name="CharStyle6"><text:span text:style-name="T1156">ievka s rižom (reisom.)</text:span></text:span></text:p>
        <text:p text:style-name="P89"><text:span text:style-name="CharStyle6"><text:span text:style-name="T1156"/></text:span></text:p>
        <text:p text:style-name="P91"><text:span text:style-name="CharStyle6"><text:span text:style-name="T1156">Osem lôtov očistenej a umytej rižkaše zavarí sa do vrelej vody, nechá sa za krátky čas variť, odcedí sa na sito a premyje sa studenou vodou. Tri žajdlíky mlieka sa zvarí a riž sa dá doň; v tomto sa uvarí s pridaním </text:span></text:span><text:span text:style-name="CharStyle6"><text:span text:style-name="T1172">¼ funta</text:span></text:span><text:span text:style-name="CharStyle6"><text:span text:style-name="T1156"> cukru a kus pokrájanej vanilije tak, aby celá ostala a trochu sa po­solí. V osobytej nádobe zvarí sa holba sladkej smotanky s kusom vanilije, v inej nádobe smieša sa 8 žltkov a 12 lôtov tlčeného cukru, do tohoto sa vleje spomenutá smot</text:span></text:span><text:span text:style-name="CharStyle6"><text:span text:style-name="T1172">a</text:span></text:span><text:span text:style-name="CharStyle6"><text:span text:style-name="T1156">nka pod ustavičným miešaním, pokým nevystydne, potom sa prez sito precedí, s rižom sa spolu smieša i s kusom dobre po­krájaného citr</text:span></text:span><text:span text:style-name="CharStyle6"><text:span text:style-name="T1172">o</text:span></text:span><text:span text:style-name="CharStyle6"><text:span text:style-name="T1156">nu, vyleje sa do mysy v ľade postavenej, a ďalej sa pokračuje jako je hore spomenuté.</text:span></text:span></text:p>
        <text:h text:style-name="P313" text:outline-level="1"><text:span text:style-name="CharStyle4"><text:span text:style-name="T1156"/></text:span></text:h>
        <text:h text:style-name="P314" text:outline-level="1"><text:span text:style-name="CharStyle4"><text:span text:style-name="T1156"/></text:span></text:h>
        <text:h text:style-name="P314" text:outline-level="1"><text:bookmark-start text:name="bookmark6"/><text:span text:style-name="CharStyle4"><text:span text:style-name="T1156">II. Oddelenie.</text:span></text:span><text:bookmark-end text:name="bookmark6"/></text:h>
        <text:h text:style-name="P315" text:outline-level="2"><text:span text:style-name="CharStyle14"><text:span text:style-name="T1156"/></text:span></text:h>
        <text:h text:style-name="P316" text:outline-level="2"><text:bookmark-start text:name="bookmark8"/><text:span text:style-name="CharStyle14"><text:span text:style-name="T1156">O omá</text:span></text:span><text:span text:style-name="CharStyle14"><text:span text:style-name="T1172">č</text:span></text:span><text:span text:style-name="CharStyle14"><text:span text:style-name="T1156">ka</text:span></text:span><text:span text:style-name="CharStyle14"><text:span text:style-name="T1172">c</text:span></text:span><text:span text:style-name="CharStyle14"><text:span text:style-name="T1156">h.</text:span></text:span><text:bookmark-end text:name="bookmark8"/></text:h>
        <text:p text:style-name="P70"><text:span text:style-name="CharStyle6"><text:span text:style-name="T1156"/></text:span></text:p>
        <text:p text:style-name="P71"><text:span text:style-name="CharStyle6"><text:span text:style-name="T1156">91. Brunátna omáčka.</text:span></text:span></text:p>
        <text:p text:style-name="P89"><text:span text:style-name="CharStyle6"><text:span text:style-name="T1156"/></text:span></text:p>
        <text:p text:style-name="P91"><text:span text:style-name="CharStyle6"><text:span text:style-name="T1156">Jako pri polievkach, tak i pri omáčkach musí na to sa pozor dať, aby nie len chuť, ale i zovňajšiu barvu mal</text:span></text:span><text:span text:style-name="CharStyle6"><text:span text:style-name="T1172">y</text:span></text:span><text:span text:style-name="CharStyle6"><text:span text:style-name="T1156">, podľa toho, jaká omáčka sa má zrobiť. K pripraveniu tejto omáčky dá sa do veľkého kastrola kus čerstvého masla, to sa po celom dne rozotrie a dnu sa dá pokrájaná na listy cibuľa, dva funty posekaného hovädzieho i telacieho mäsa, očistená stará sliepka a kus surovej chudej šovdry. Toto sa vodou podleje, zakryje a nechá sa pariť, pri čom sa </text:span></text:span><text:soft-page-break/><text:span text:style-name="CharStyle6"><text:span text:style-name="T1156">pozor musí dať, aby neprihorelo. Keď celé dostalo žltobrunátnu</text:span></text:span><text:span text:style-name="CharStyle11"><text:span text:style-name="T1156"> </text:span></text:span><text:span text:style-name="CharStyle6"><text:span text:style-name="T1156">barvu, masť sa dolu zleje, žajdlík studenej vody naleje sa naň a doplní sa polievkou. Do toho prindú očistené zelené veci, to sa nechá spolu zvariť a pena zvrchu sa zberá. V osobytnom kastrole rozpustí sa pol funta čerstvého masla, doň sa dá toľko múky, koľko maslo do sebe vsiakne, doleje sa polievkou, aby celé tekúce bolo a smieša sa s predošlou prípravou; to sa nechá spolu variť, pena i masť sa dolu sberá, a celé sa pretrie cez sito, dá sa do hrnca, odloží sa na chladné miesto, a z toho sa dľa potreby a miery bere.</text:span></text:span></text:p>
        <text:p text:style-name="P21"><text:span text:style-name="CharStyle6"><text:span text:style-name="T1156"/></text:span></text:p>
        <text:p text:style-name="P22"><text:span text:style-name="CharStyle6"><text:span text:style-name="T1156">92. Biela omáčka.</text:span></text:span></text:p>
        <text:p text:style-name="P89"><text:span text:style-name="CharStyle6"><text:span text:style-name="T1156"/></text:span></text:p>
        <text:p text:style-name="P91"><text:span text:style-name="CharStyle6"><text:span text:style-name="T1156">Do veľkého kastrola rozotrie sa masť po celom dne, na to sa dá na lístky pokrájaná cibuľa, dva funty na kúsky po­sekaného hovädzieho i telacieho mäsa, sliepka a šovdra, podleje sa vodou a nechá sa na ohni pariť, aby biele ostalo. Potom sa masť dolu zleje, celé sa podleje studenou vodou, doplní sa bielou polievkou alebo len vodou, dnu sa dajú očistené zelené veci, celé sa nechá povoľne variť a pena i masť z vrchu sa zberá. Do kastrola sa dá pol funta čerst­vého masla, tak tiež múky, koľko maslo do seba vsiakne, rozriedi sa studenou vodou, aby celé tekúce bolo, to sa do kastrola vleje pod ustavičným miešaním, aby neboly hrčky, to sa nechá povoľne variť, pena a masť sa dolu zberá a po rozvarení celé sa pretrie cez sito, dá sa do hrnca a nechá sa na chladnom mieste stáť. Toto sa potrebuje k rozličným omáčkam a preto sa predpis k príprave vo vätšej miere dáva, poneváč pri vätšich obedoch musí byť viac omáčky pri­chystané.</text:span></text:span></text:p>
        <text:p text:style-name="P21"><text:span text:style-name="CharStyle6"><text:span text:style-name="T1156"/></text:span></text:p>
        <text:p text:style-name="P22"><text:span text:style-name="CharStyle6"><text:span text:style-name="T1156">93. Z divočiny g</text:span></text:span><text:span text:style-name="CharStyle6"><text:span text:style-name="T1173">l</text:span></text:span><text:span text:style-name="CharStyle6"><text:span text:style-name="T1156">ás prichystať.</text:span></text:span></text:p>
        <text:p text:style-name="P89"><text:span text:style-name="CharStyle6"><text:span text:style-name="T1156"/></text:span></text:p>
        <text:p text:style-name="P91"><text:span text:style-name="CharStyle6"><text:span text:style-name="T1156">Do kastrola po celom dne rozotrie sa na prst zhrúbe čerstvé maslo, naň sa dajú dve na lístoky pokrájané cibule a pokrájané zelené veci. Krk, prsá a iné drobné kúsky z jele</text:span></text:span><text:span text:style-name="CharStyle6"><text:span text:style-name="T1173">n</text:span></text:span><text:span text:style-name="CharStyle6"><text:span text:style-name="T1156">a a srny dobre sa z krvy umyjú, posekané dajú sa do kastrola a nechajú sa na žltú barvu upariť. Masť sa dol</text:span></text:span><text:span text:style-name="CharStyle6"><text:span text:style-name="T1173">u </text:span></text:span><text:span text:style-name="CharStyle6"><text:span text:style-name="T1156">zleje, podleje sa </text:span></text:span><text:soft-page-break/><text:span text:style-name="CharStyle6"><text:span text:style-name="T1156">studenou vodou a doplní sa polievkou. Z poli upečeného zajaca, holuba, jarabice at</text:span></text:span><text:span text:style-name="CharStyle6"><text:span text:style-name="T1173">ď</text:span></text:span><text:span text:style-name="CharStyle6"><text:span text:style-name="T1156">. mäso poseká sa na kúsky, dá sa do kastrola i so zelenými vecami a ko­rením, zakryje a nechá sa povoľne variť, pena sa zberá a po rozvarení precedí sa prez sito; dá sa do hrnca a nechá sa až do druhého dňa stáť. Potom sa masť zobere, celé sa dá do kastrola, nechá sa od jedného boku variť a dá sa pilný pozor, aby neprihorelo, preto sa musí ustavične miešať; ke</text:span></text:span><text:span text:style-name="CharStyle6"><text:span text:style-name="T1173">ď</text:span></text:span><text:span text:style-name="CharStyle6"><text:span text:style-name="T1156"> celé začíná hustnuť, dá sa do hrnčenej nádoby, precedí sa prez sitko a odloží sa na chladné miesto. Táto omáčka potrebuje sa ku zverinám.</text:span></text:span></text:p>
        <text:p text:style-name="P21"><text:span text:style-name="CharStyle6"><text:span text:style-name="T1156"/></text:span></text:p>
        <text:p text:style-name="P22"><text:span text:style-name="CharStyle6"><text:span text:style-name="T1156">94. Pôstna omáčka.</text:span></text:span></text:p>
        <text:p text:style-name="P89"><text:span text:style-name="CharStyle6"><text:span text:style-name="T1156"/></text:span></text:p>
        <text:p text:style-name="P91"><text:span text:style-name="CharStyle6"><text:span text:style-name="T1156">Do kastrola sa dá </text:span></text:span><text:span text:style-name="CharStyle6"><text:span text:style-name="T1173">¼ funta</text:span></text:span><text:span text:style-name="CharStyle6"><text:span text:style-name="T1156"> čerstvého masla; do bielej cibule popchá sa pár hreb</text:span></text:span><text:span text:style-name="CharStyle6"><text:span text:style-name="T1173">í</text:span></text:span><text:span text:style-name="CharStyle6"><text:span text:style-name="T1156">čkov; mrkva, petržel, kaleráb a paštrnák pokrája sa na drobno, dá sa do kastrola, nechá sa spolu na bielo upariť, potom sa dajú doň dve ližice múky, to sa zaleje sladkou smotankou a ustavične sa na ohni mieša, aby neprihorelo. Potom sa cez sito precedí do čistého kastrola, trochu sa posolí, na vrch sa dá pár ližičiek kyslej smotanky, na ktorej sa nesmie žiadna kožka zrobiť, preto sa na chladné miesto odstaví a ke</text:span></text:span><text:span text:style-name="CharStyle6"><text:span text:style-name="T1173">ď</text:span></text:span><text:span text:style-name="CharStyle6"><text:span text:style-name="T1156"> sa má upotrebiť, dá sa do pary, by to horúce ostalo, smieša sa s omrvinkami z muš­k</text:span></text:span><text:span text:style-name="CharStyle6"><text:span text:style-name="T1173">a</text:span></text:span><text:span text:style-name="CharStyle6"><text:span text:style-name="T1156">tového orechu a kúskom čerstvého masla, a dľa potreby sa z nej bere.</text:span></text:span></text:p>
        <text:p text:style-name="P21"><text:span text:style-name="CharStyle6"><text:span text:style-name="T1156"/></text:span></text:p>
        <text:p text:style-name="P22"><text:span text:style-name="CharStyle6"><text:span text:style-name="T1156">95. Hollandská pôstna omáčka.</text:span></text:span></text:p>
        <text:p text:style-name="P89"><text:span text:style-name="CharStyle6"><text:span text:style-name="T1156"/></text:span></text:p>
        <text:p text:style-name="P91"><text:span text:style-name="CharStyle6"><text:span text:style-name="T1156">Do kastrola sa dá za jednu varečku bielej múky, roz­mieša sa so studenou vodou, za tým sa dá päť žltkov jedon po druhom, na koniec noža hrubotlčeného korenia, kus čerstvého masla a pred jedením asi štvrť hodinu rozriedi sa celé polievkou, kde sa ryba varila, to sa mieša nad ohňom, aby sa nes</text:span></text:span><text:span text:style-name="CharStyle6"><text:span text:style-name="T1173">r</text:span></text:span><text:span text:style-name="CharStyle6"><text:span text:style-name="T1156">a</text:span></text:span><text:span text:style-name="CharStyle6"><text:span text:style-name="T1173">z</text:span></text:span><text:span text:style-name="CharStyle6"><text:span text:style-name="T1156">ilo, a ke</text:span></text:span><text:span text:style-name="CharStyle6"><text:span text:style-name="T1173">ď</text:span></text:span><text:span text:style-name="CharStyle6"><text:span text:style-name="T1156"> jedon kochl</text:span></text:span><text:span text:style-name="CharStyle6"><text:span text:style-name="T1173">í</text:span></text:span><text:span text:style-name="CharStyle6"><text:span text:style-name="T1156">k vynde, vezne sa to od ohňa, dá sa doň ešte kus čerstvého masla, tak tiež citr</text:span></text:span><text:span text:style-name="CharStyle6"><text:span text:style-name="T1173">o</text:span></text:span><text:span text:style-name="CharStyle6"><text:span text:style-name="T1156">nová šťava a tarkanového octu, čo sa spolu mieša. Potom</text:span></text:span><text:span text:style-name="CharStyle11"><text:span text:style-name="T1156"> </text:span></text:span><text:span text:style-name="CharStyle6"><text:span text:style-name="T1156">sa precedí prez sito, dá sa zpátky do čistého kastrola, mieša sa na teple a dá sa k rybám.</text:span></text:span></text:p>
        <text:p text:style-name="P21"><text:soft-page-break/><text:span text:style-name="CharStyle6"><text:span text:style-name="T1156"/></text:span></text:p>
        <text:p text:style-name="P22"><text:span text:style-name="CharStyle6"><text:span text:style-name="T1156">96. Robertská omáčka.</text:span></text:span></text:p>
        <text:p text:style-name="P89"><text:span text:style-name="CharStyle6"><text:span text:style-name="T1156"/></text:span></text:p>
        <text:p text:style-name="P91"><text:span text:style-name="CharStyle6"><text:span text:style-name="T1156">Dve biele cibule pokrájajú sa na listy, do kastrola sa dá kus čerstvého masla, to sa žltobrunátne užiari a dá sa na sito, aby masť odtiekla. Odtečená masť dá sa zpátky do kastrola, do nej sa dá za dve varečky múky, tá sa na žlto užiari, zaleje sa polievkou, vínom za pohár a octom, dnu sa dá ešte hrubotlčeného bieleho korenia na koniec noža, kus cukru, citronových kôrok, čo sa nechá spolu uvariť, precedí sa prez sito, vyleje sa do čistého kastrola na upraženú cibuľu, nekoľkorazí sa ešte spolu zvarí a k tomu sa ešte pridá kus sardelového masla, za dve ližice francúzskej horčice a citronová šťava. Toto sa spolu smieša, dá sa do vody a nechá sa na horúcom mieste stáť.</text:span></text:span></text:p>
        <text:p text:style-name="P21"><text:span text:style-name="CharStyle6"><text:span text:style-name="T1156"/></text:span></text:p>
        <text:p text:style-name="P22"><text:span text:style-name="CharStyle6"><text:span text:style-name="T1156">97. Šalotová omáčka.</text:span></text:span></text:p>
        <text:p text:style-name="P89"><text:span text:style-name="CharStyle6"><text:span text:style-name="T1156"/></text:span></text:p>
        <text:p text:style-name="P91"><text:span text:style-name="CharStyle6"><text:span text:style-name="T1156">Šaloty sa podobajú drobnej cibuli a majú znamenitú chuť; tieto sa očistia, koľko </text:span></text:span><text:span text:style-name="CharStyle6"><text:span text:style-name="T1174">í</text:span></text:span><text:span text:style-name="CharStyle6"><text:span text:style-name="T1156">ch je potrebné, zo šup</text:span></text:span><text:span text:style-name="CharStyle6"><text:span text:style-name="T1174">i</text:span></text:span><text:span text:style-name="CharStyle6"><text:span text:style-name="T1156">n, obválajú sa v múke, vysmažia sa na žlto v horúcom masle, vy­berú sa na sito, aby z masti ztiekly, dajú sa do kastrola, pridá sa pár ližíc vínového octu, kúsok cukru u kus glásu, a nechá sa trochu upariť. Z omáčky dľa čísla 91 pripra­venej vyleje sa na ne, nechá sa od jedného boku variť, pena z vrchu sa zberá, celé sa trochu posolí, doň sa dá citronová šťava a celé sa dá do pary, kým sa nepotrebuje.</text:span></text:span></text:p>
        <text:p text:style-name="P21"><text:span text:style-name="CharStyle6"><text:span text:style-name="T1156"/></text:span></text:p>
        <text:p text:style-name="P22"><text:span text:style-name="CharStyle6"><text:span text:style-name="T1156">98. Biela talianska omáčka.</text:span></text:span></text:p>
        <text:p text:style-name="P89"><text:span text:style-name="CharStyle6"><text:span text:style-name="T1156"/></text:span></text:p>
        <text:p text:style-name="P91"><text:span text:style-name="CharStyle6"><text:span text:style-name="T1156">V malej miere vezne sa drobno pokrájaný zelený petržel, tarkan, šalotky, </text:span></text:span><text:span text:style-name="CharStyle6"><text:span text:style-name="T1174">m</text:span></text:span><text:span text:style-name="CharStyle6"><text:span text:style-name="T1156">ateriná dúška a šampiony, čo sa spolu smieša, do kastrola dá, na to sa naleje pár ližíc čistého talianského oleja a nechá sa upražiť. Pod č. 92 privravenej omáčky istá miera naleje sa naň, celé sa smieša s vínom za</text:span></text:span><text:span text:style-name="CharStyle11"><text:span text:style-name="T1156"> </text:span></text:span><text:span text:style-name="CharStyle6"><text:span text:style-name="T1156">pohár a nechá sa dľa potreby a miery variť. Z pár žltkov a citronovej šťavy urobí sa lezon, zamieša sa do predošlého, pri čom sa od ohňa odtiahne, k tomu sa </text:span></text:span><text:soft-page-break/><text:span text:style-name="CharStyle6"><text:span text:style-name="T1156">pridá kus sardelového masla a sa posolí.</text:span></text:span></text:p>
        <text:p text:style-name="P21"><text:span text:style-name="CharStyle6"><text:span text:style-name="T1156"/></text:span></text:p>
        <text:p text:style-name="P22"><text:span text:style-name="CharStyle6"><text:span text:style-name="T1156">99. Omáčka z voňavých zelín.</text:span></text:span></text:p>
        <text:p text:style-name="P89"><text:span text:style-name="CharStyle6"><text:span text:style-name="T1156"/></text:span></text:p>
        <text:p text:style-name="P91"><text:span text:style-name="CharStyle6"><text:span text:style-name="T1156">Za hrsť čisto umytej materinej dúšky a zeleného tarkanu zavarí sa do vrelej vody, nechá sa na málo odvariť, odcedí a premyje sa studenou vodou, poseká a pretrie sa cez sito. Potom sa na kúsky pokrája kus surovej chudej šovdry, nekoľko šalotou a biele korenie nechá sa variť s vínovým octom za pohár, na to sa naleje pod č. 92 prichystaná omáčka, biela polievka a nechá sa zas variť, pri čom sa pena z vrchu dolu sberá. To sa precedí prez sito, nechá sa zakryté na teplom mieste stáť, pred nastoľovaním dá sa na oheň, ustavične sa mieša, prichystané horespomenuté zeleniny dnu, až je málo kyslé, pridá sa citronová šťava; táto omáčka po­trebuje sa k parenej zverine.</text:span></text:span></text:p>
        <text:p text:style-name="P23"><text:span text:style-name="CharStyle6"><text:span text:style-name="T1156"/></text:span></text:p>
        <text:p text:style-name="P24"><text:span text:style-name="CharStyle6"><text:span text:style-name="T1156">100. Omáčka s čerstvými uhorkami.</text:span></text:span></text:p>
        <text:p text:style-name="P89"><text:span text:style-name="CharStyle6"><text:span text:style-name="T1156"/></text:span></text:p>
        <text:p text:style-name="P91"><text:span text:style-name="CharStyle6"><text:span text:style-name="T1156">Uhorky sa obielia, na dlhé kúsky rovnakej velikosti pokrájajú a nechajú sa za hodinu v soli stáť. Potom sa po­rozkladajú na čistú servýtku, vlhkosť z n</text:span></text:span><text:span text:style-name="CharStyle6"><text:span text:style-name="T1174">í</text:span></text:span><text:span text:style-name="CharStyle6"><text:span text:style-name="T1156">ch sa vytlačí, poobracajú sa v múke, na žlto sa vysmažia v masle a nechajú sa z masti odtiecť. Nato sa dajú do kastrola, na ne sa na­leje vínového octu, dá sa kus cukru, tlčeného korenia a kúsok glásu; s tým sa zvaria, k ním sa doleje pod č. 91 prichystaná omáčka, pridá sa za pohár vína, to sa spolu varí a uhorky sa s tým všetkým smiešajú. Táto omáčka upotrebúva sa k pareným pečenkám, k baraniemu stehnu, ku kačice at</text:span></text:span><text:span text:style-name="CharStyle6"><text:span text:style-name="T1174">ď</text:span></text:span><text:span text:style-name="CharStyle6"><text:span text:style-name="T1156">.</text:span></text:span></text:p>
        <text:p text:style-name="P25"><text:span text:style-name="CharStyle6"><text:span text:style-name="T1156"/></text:span></text:p>
        <text:p text:style-name="P26"><text:span text:style-name="CharStyle6"><text:span text:style-name="T1156">101. Príprava voňavých zelín k chladným omáčkam.</text:span></text:span></text:p>
        <text:p text:style-name="P89"><text:span text:style-name="CharStyle6"><text:span text:style-name="T1156"/></text:span></text:p>
        <text:p text:style-name="P91"><text:span text:style-name="CharStyle6"><text:span text:style-name="T1156">Jedna miera vezne sa zo všetkých voňavých zelín, jako: materina dúška, tarkan, plamenok, petržel, trebulka at</text:span></text:span><text:span text:style-name="CharStyle6"><text:span text:style-name="T1174">ď</text:span></text:span><text:span text:style-name="CharStyle6"><text:span text:style-name="T1156">.</text:span></text:span><text:span text:style-name="CharStyle11"><text:span text:style-name="T1156"> </text:span></text:span><text:span text:style-name="CharStyle6"><text:span text:style-name="T1156">umyjú sa vo vode a ke</text:span></text:span><text:span text:style-name="CharStyle6"><text:span text:style-name="T1174">ď</text:span></text:span><text:span text:style-name="CharStyle6"><text:span text:style-name="T1156"> sa voda varí, nechajú sa v nej za nekoľko minút povariť, odcedia sa na sito, premyjú sa studenou vodou, pokrájajú a pretrú sa cez sito, dajú sa do hrnčenej nádoby a </text:span></text:span><text:soft-page-break/><text:span text:style-name="CharStyle6"><text:span text:style-name="T1156">odložia sa na chladné miesto.</text:span></text:span></text:p>
        <text:p text:style-name="P23"><text:span text:style-name="CharStyle6"><text:span text:style-name="T1156"/></text:span></text:p>
        <text:p text:style-name="P24"><text:span text:style-name="CharStyle6"><text:span text:style-name="T1156">102. Studená omáčka s horčicou.</text:span></text:span></text:p>
        <text:p text:style-name="P89"><text:span text:style-name="CharStyle6"><text:span text:style-name="T1156"/></text:span></text:p>
        <text:p text:style-name="P91"><text:span text:style-name="CharStyle6"><text:span text:style-name="T1156">Z troch na tvrdo uvarených vajec vyberú sa ž</text:span></text:span><text:span text:style-name="CharStyle6"><text:span text:style-name="T1174">ĺ</text:span></text:span><text:span text:style-name="CharStyle6"><text:span text:style-name="T1156">tky a pretrú sa prez sito; to sa dá do nádoby, k tomu prindú horespomenuté pretreté zeliny, drobn</text:span></text:span><text:span text:style-name="CharStyle6"><text:span text:style-name="T1174">e</text:span></text:span><text:span text:style-name="CharStyle6"><text:span text:style-name="T1156"> krájané kapr</text:span></text:span><text:span text:style-name="CharStyle6"><text:span text:style-name="T1174">l</text:span></text:span><text:span text:style-name="CharStyle6"><text:span text:style-name="T1156">e, pár ližíc brabantského oleja (lebo inší olej ani sa neupotrebuje pri takýchto jedlách), za ližicu sardelového masla, pár ližíc hor­čice a tlčené korenie; to sa trochu posolí, dobre sa roz­mieša na chladnom mieste, k tomu sa dá za pár ližíc aspiku, tiež toľko tarkanového octu, to sa rozmieša na ľade a nechá sa na chladnom mieste stáť. Táto omáčka upotrebúva sa k rybám a ku chladnej zverine.</text:span></text:span></text:p>
        <text:p text:style-name="P23"><text:span text:style-name="CharStyle6"><text:span text:style-name="T1156"/></text:span></text:p>
        <text:p text:style-name="P24"><text:span text:style-name="CharStyle6"><text:span text:style-name="T1156">103. Chladná zelená omáčka.</text:span></text:span></text:p>
        <text:p text:style-name="P89"><text:span text:style-name="CharStyle6"><text:span text:style-name="T1156"/></text:span></text:p>
        <text:p text:style-name="P91"><text:span text:style-name="CharStyle6"><text:span text:style-name="T1156">Zo zelín pod č. 101 prichystaných dá sa za dve ližičky do nádoby, tak tiež pár ližíc horčice (senftu), bieleho korenia a dva cez sito pretreté ž</text:span></text:span><text:span text:style-name="CharStyle6"><text:span text:style-name="T1174">ĺ</text:span></text:span><text:span text:style-name="CharStyle6"><text:span text:style-name="T1156">tky. To sa posolí, na chladnom mieste spolu rozmieša, pridá sa pár ližíc dobrého oleja, tiež tarkanového octu, ku koncu ale dá sa k tomu prichystaný špinôt, ktorý aby omáčku na zeleno zabarvil, má sa nasle­dovne pripraviť. Mladý očistený špinot dá sa so zeleným petržlenom do posolenej vrelej vody, nechá sa za pár minút variť, precedí sa a nechá sa z vody odtiecť. Potom posekaný pretrie sa cez sito do čistej nádoby, nechá sa na chladnom mieste stáť, pridá sa k predošlému, a celé sa odloží na chladné miesto, z čoho sa dľa potreby bere.</text:span></text:span></text:p>
        <text:p text:style-name="P27"><text:span text:style-name="CharStyle6"><text:span text:style-name="T1156"/></text:span></text:p>
        <text:p text:style-name="P28"><text:span text:style-name="CharStyle6"><text:span text:style-name="T1156">104. Chladná olejová polievka.</text:span></text:span></text:p>
        <text:p text:style-name="P3"><text:span text:style-name="CharStyle6"><text:span text:style-name="T1156"/></text:span></text:p>
        <text:p text:style-name="P7"><text:span text:style-name="CharStyle6"><text:span text:style-name="T1156">Do čistej nádoby dajú sa dva surové ž</text:span></text:span><text:span text:style-name="CharStyle6"><text:span text:style-name="T1174">ĺ</text:span></text:span><text:span text:style-name="CharStyle6"><text:span text:style-name="T1156">tky, na koniec noža bieleho korenia, tiež toľko tenkej soli a pár kvapôk tarkanového octu. To sa na ľade varečkou mieša a keď začne hustnúť, dá sa pol ližice oleja; po vsiaknutí tohoto trochu octu, zase za ližicu oleja, čo sa ustavične miešať musí, aby sa spolu držalo a aby </text:span></text:span><text:soft-page-break/><text:span text:style-name="CharStyle6"><text:span text:style-name="T1156">neboly žiadne hrčky. S tým sa roz­mieša za pár líž</text:span></text:span><text:span text:style-name="CharStyle6"><text:span text:style-name="T1174">íc</text:span></text:span><text:span text:style-name="CharStyle6"><text:span text:style-name="T1156"> aspiku a tak sa pokračuje s pridávaním oleja, octu a aspiku, koľko je omáčky potrebné, pri čom sa ustavične mieša. Konečne sa doň vytlačí šťava z jednoho citronu, rozmieša sa s čerstvou vodou za pol ližice a upotrebúva sa ku chladným pečenkám, rybám at</text:span></text:span><text:span text:style-name="CharStyle6"><text:span text:style-name="T1174">ď</text:span></text:span><text:span text:style-name="CharStyle6"><text:span text:style-name="T1156">.</text:span></text:span></text:p>
        <text:p text:style-name="P23"><text:span text:style-name="CharStyle6"><text:span text:style-name="T1156"/></text:span></text:p>
        <text:p text:style-name="P24"><text:span text:style-name="CharStyle6"><text:span text:style-name="T1156">105. Chladná omáčka na iný spôsob.</text:span></text:span></text:p>
        <text:p text:style-name="P89"><text:span text:style-name="CharStyle6"><text:span text:style-name="T1156"/></text:span></text:p>
        <text:p text:style-name="P91"><text:span text:style-name="CharStyle6"><text:span text:style-name="T1156">Do kastrola dá </text:span></text:span><text:span text:style-name="CharStyle6"><text:span text:style-name="T1174">s</text:span></text:span><text:span text:style-name="CharStyle6"><text:span text:style-name="T1156">a kus čerstvého masla, za ližicu múky, to sa zaleje aspikom, pridá sa vody a nechá sa variť. Z pár žltkov s citronovou šťavou urobí sa lezon, vmieša sa do pre­došlého, pretrie sa cez sito, dá sa do čistej nádoby a postav</text:span></text:span><text:span text:style-name="CharStyle6"><text:span text:style-name="T1174">í</text:span></text:span><text:span text:style-name="CharStyle6"><text:span text:style-name="T1156"> sa do ľadu. Tlčené korenie sa posolí, k tomuto sa pridá za ližicu tarkanového octu a to sa ustavične mieša na ľade a pridá sa do predošlej v ľade postavenej nádoby. Potom sa dľa potreby pokračuje s pridávaním za ližicu oleja, čo sa ustavične mieša, by neboly hrčky. Ku koncu sa pridajú posekané kaprly za pár ližíc.</text:span></text:span></text:p>
        <text:p text:style-name="P29"><text:span text:style-name="CharStyle6"><text:span text:style-name="T1156"/></text:span></text:p>
        <text:p text:style-name="P30"><text:span text:style-name="CharStyle6"><text:span text:style-name="T1156">106. Tatárová chladná omáčka k rybám a chladným pečenkám.</text:span></text:span></text:p>
        <text:p text:style-name="P89"><text:span text:style-name="CharStyle6"><text:span text:style-name="T1156"/></text:span></text:p>
        <text:p text:style-name="P91"><text:span text:style-name="CharStyle6"><text:span text:style-name="T1156">Dva surové ž</text:span></text:span><text:span text:style-name="CharStyle6"><text:span text:style-name="T1174">ĺ</text:span></text:span><text:span text:style-name="CharStyle6"><text:span text:style-name="T1156">tky od bielka čisto sa oddelia, dajú sa do nádoby a ustavične sa na ľade miešajú. K nim sa pridá za ližicu oleja, po vsiaknutí zase a tak sa pridáva, koľko je po­trebné, pri čom sa mieša, kým je nie jako maslo, barvu ale musí mať žltkavú. Potom sa pridá za pár ližíc horčice, tar­kanového octu, citronovej šťavy a tlčeného cukru, mieša sa ustavične, aby neboly hrčky; jestli je mnoho omáčky po­trebné, vezne sa zo všetkých prídavkov viac. Z pomedzi chladných omáčiek je táto najlepšia k rybám a chladným pečenkám.</text:span></text:span></text:p>
        <text:p text:style-name="P4"><text:span text:style-name="CharStyle11"><text:span text:style-name="T1156"/></text:span></text:p>
        <text:p text:style-name="P104"><text:span text:style-name="CharStyle6"><text:span text:style-name="T1156">107. Tatarová omáčka na iný spôsob.</text:span></text:span></text:p>
        <text:p text:style-name="P89"><text:span text:style-name="CharStyle6"><text:span text:style-name="T1156"/></text:span></text:p>
        <text:p text:style-name="P91"><text:span text:style-name="CharStyle6"><text:span text:style-name="T1156">Štyry vajcia uvaria sa na tvrdo, žltky z n</text:span></text:span><text:span text:style-name="CharStyle6"><text:span text:style-name="T1174">í</text:span></text:span><text:span text:style-name="CharStyle6"><text:span text:style-name="T1156">ch sa vyberú, pretrú sa prez sito, dajú sa do čistej nádoby a odložia sa na chladné miesto. Hodne chrenu sa </text:span></text:span><text:soft-page-break/><text:span text:style-name="CharStyle6"><text:span text:style-name="T1156">nadrie, na</text:span></text:span><text:span text:style-name="CharStyle6"><text:span text:style-name="T1174">ň</text:span></text:span><text:span text:style-name="CharStyle6"><text:span text:style-name="T1156"> sa vyleje nemasnej polievky, odloží sa zakrytý na chladno a cez plátno vytlačí sa do nádoby. Oranč a citr</text:span></text:span><text:span text:style-name="CharStyle6"><text:span text:style-name="T1174">ô</text:span></text:span><text:span text:style-name="CharStyle6"><text:span text:style-name="T1156">n odd</text:span></text:span><text:span text:style-name="CharStyle6"><text:span text:style-name="T1174">rú</text:span></text:span><text:span text:style-name="CharStyle6"><text:span text:style-name="T1156"> sa na cukru, nožom sa oškrabú, a to sa dá do nádoby; tak tiež do tej istej nádoby vytlačí sa z oboch šťava. Pred nastolovaním smiešajú sa spomenuté žltky s olejom, pridá sa k tomu spo­menutá s cukrom smiešaná šťava, tak tiež pretretý chren, za ližicu tarkanového octu, to sa pod ustavičným miešaním dobre rozrobí a dá sa do omáčkovej mysy k rybám alebo chladným pečenkám.</text:span></text:span></text:p>
        <text:p text:style-name="P29"><text:span text:style-name="CharStyle6"><text:span text:style-name="T1156"/></text:span></text:p>
        <text:p text:style-name="P30"><text:span text:style-name="CharStyle6"><text:span text:style-name="T1156">108. Sardelové maslo prichystať.</text:span></text:span></text:p>
        <text:p text:style-name="P89"><text:span text:style-name="CharStyle6"><text:span text:style-name="T1156"/></text:span></text:p>
        <text:p text:style-name="P91"><text:span text:style-name="CharStyle6"><text:span text:style-name="T1156">Čerstvé sardely vo vode sa umyjú, šupy z n</text:span></text:span><text:span text:style-name="CharStyle6"><text:span text:style-name="T1174">í</text:span></text:span><text:span text:style-name="CharStyle6"><text:span text:style-name="T1156">ch sa očistia, mäso od kost</text:span></text:span><text:span text:style-name="CharStyle6"><text:span text:style-name="T1174">í</text:span></text:span><text:span text:style-name="CharStyle6"><text:span text:style-name="T1156"> sa oddelí, pot</text:span></text:span><text:span text:style-name="CharStyle6"><text:span text:style-name="T1174">l</text:span></text:span><text:span text:style-name="CharStyle6"><text:span text:style-name="T1156">čie sa v mažiari; k tomu sa pridá </text:span></text:span><text:span text:style-name="CharStyle6"><text:span text:style-name="T1174">¼ funta</text:span></text:span><text:span text:style-name="CharStyle6"><text:span text:style-name="T1156"> čerstvého masla, spolu sa rozmieša, pretrie sa prez sito, dá sa do nádoby a odloží sa na chladné miesto.</text:span></text:span></text:p>
        <text:p text:style-name="P29"><text:span text:style-name="CharStyle6"><text:span text:style-name="T1156"/></text:span></text:p>
        <text:p text:style-name="P30"><text:span text:style-name="CharStyle6"><text:span text:style-name="T1156">109. Kvasec (pác, Beitze) k čerstvému mäsu prichystať (Marin</text:span></text:span><text:span text:style-name="CharStyle6"><text:span text:style-name="T1174">a</text:span></text:span><text:span text:style-name="CharStyle6"><text:span text:style-name="T1156">de).</text:span></text:span></text:p>
        <text:p text:style-name="P89"><text:span text:style-name="CharStyle6"><text:span text:style-name="T1156"/></text:span></text:p>
        <text:p text:style-name="P91"><text:span text:style-name="CharStyle6"><text:span text:style-name="T1156">Cibuľa pokrája sa na listy, zelené veci jako: mrkva, petržlen, tarkan a šaloty pokrájajú sa na rezance, to sa smieša so šampionami, bobkovým listom, korením, citrono­vými kôrkami a basilikou a na to sa vyleje žajdlík vínového octu, za pár ližíc oleja a za pohár vína. Jaké mäso sa komu ľúb</text:span></text:span><text:span text:style-name="CharStyle6"><text:span text:style-name="T1174">í</text:span></text:span><text:span text:style-name="CharStyle6"><text:span text:style-name="T1156">, najprv sa marinuje, potom sa dá k predošlému, dobre sa celé zakryje, odloží sa na chladné miesto a často sa prevracá.</text:span></text:span></text:p>
        <text:p text:style-name="P4"><text:span text:style-name="CharStyle11"><text:span text:style-name="T1156"/></text:span></text:p>
        <text:p text:style-name="P29"><text:span text:style-name="CharStyle6"><text:span text:style-name="T1156">110. Varený marinád prichystať.</text:span></text:span></text:p>
        <text:p text:style-name="P89"><text:span text:style-name="CharStyle6"><text:span text:style-name="T1156"/></text:span></text:p>
        <text:p text:style-name="P91"><text:span text:style-name="CharStyle6"><text:span text:style-name="T1156">Dľa predošlého predpisu dajú sa tie isté prídavky do kastrola, na to sa dá kus čerstvého masla, celé sa užiari a pridá sa za dve ližice múky, zaleje sa polievkou, pol žajdl</text:span></text:span><text:span text:style-name="CharStyle6"><text:span text:style-name="T1174">í</text:span></text:span><text:span text:style-name="CharStyle6"><text:span text:style-name="T1156">ka octom, žajdl</text:span></text:span><text:span text:style-name="CharStyle6"><text:span text:style-name="T1174">í</text:span></text:span><text:span text:style-name="CharStyle6"><text:span text:style-name="T1156">kom vína a nechá sa variť. Potom sa dá celé do hrnčenej nádoby a odloží sa na chladné miesto.</text:span></text:span></text:p>
        <text:p text:style-name="P29"><text:span text:style-name="CharStyle6"><text:span text:style-name="T1156"/></text:span></text:p>
        <text:p text:style-name="P30"><text:span text:style-name="CharStyle6"><text:span text:style-name="T1156">111. Suchý marinád prichystať.</text:span></text:span></text:p>
        <text:p text:style-name="P89"><text:soft-page-break/><text:span text:style-name="CharStyle6"><text:span text:style-name="T1156"/></text:span></text:p>
        <text:p text:style-name="P91"><text:span text:style-name="CharStyle6"><text:span text:style-name="T1156">Nekoľko mrkiev, petrželu, šaloty, bobkový list a korenie pokrája sa na tenké kúsky, toto jako i kus surovej chudej </text:span></text:span><text:span text:style-name="CharStyle6"><text:span text:style-name="T1174">š</text:span></text:span><text:span text:style-name="CharStyle6"><text:span text:style-name="T1156">ovdry, kus údenej slaniny a </text:span></text:span><text:span text:style-name="CharStyle6"><text:span text:style-name="T1174">1/4 funta</text:span></text:span><text:span text:style-name="CharStyle6"><text:span text:style-name="T1156"> čerstvého masla dá sa do kastrola, zakryje a nechá sa užiariť na žlto, potom ale sa odloží na chladné miesto. Tento marinád je potrebný k pe­čeniu kačiek, kureniec at</text:span></text:span><text:span text:style-name="CharStyle6"><text:span text:style-name="T1174">ď</text:span></text:span><text:span text:style-name="CharStyle6"><text:span text:style-name="T1156">. a síce papier sa pomast</text:span></text:span><text:span text:style-name="CharStyle6"><text:span text:style-name="T1174">í</text:span></text:span><text:span text:style-name="CharStyle6"><text:span text:style-name="T1156"> olejom, z prichystanej látky dá sa naň, kačka tým sa obloží, celkom do papiera sa zakrúti, motúzom obviaže a na ražni sa pečie.</text:span></text:span></text:p>
        <text:p text:style-name="P27"><text:span text:style-name="CharStyle6"><text:span text:style-name="T1156"/></text:span></text:p>
        <text:p text:style-name="P28"><text:span text:style-name="CharStyle6"><text:span text:style-name="T1156">112. Miešané korenie prichystať.</text:span></text:span></text:p>
        <text:p text:style-name="P89"><text:span text:style-name="CharStyle6"><text:span text:style-name="T1156"/></text:span></text:p>
        <text:p text:style-name="P91"><text:span text:style-name="CharStyle6"><text:span text:style-name="T1156">Z každého druhu vezne sa po lôte a síce: muškatový kvet a orech, biele a čierne korenie, bobkový list a bazilika; to sa usuší, všetko spolu potlčie sa v mažiari, preoseje sa cez tenké sito a dá sa do plechovej nádobky, ktorá nevsiakne tuhú vôňu korenia do seba, jako drevená. Týmto sa filé posipe.</text:span></text:span></text:p>
        <text:p text:style-name="P29"><text:span text:style-name="CharStyle6"><text:span text:style-name="T1156"/></text:span></text:p>
        <text:p text:style-name="P30"><text:span text:style-name="CharStyle6"><text:span text:style-name="T1156">113. Zelené korenie prichystať.</text:span></text:span></text:p>
        <text:p text:style-name="P89"><text:span text:style-name="CharStyle6"><text:span text:style-name="T1156"/></text:span></text:p>
        <text:p text:style-name="P91"><text:span text:style-name="CharStyle6"><text:span text:style-name="T1156">Jelenie huby, šampiony, zelený petržel a šalotky po­krájajú sa na drobné kúsky; do kastrola dá sa kus čerstvého masla, celé sa v tomto užiari a v hrnčenej nádobe sa odloží na chladné miesto.</text:span></text:span></text:p>
        <text:p text:style-name="P4"><text:span text:style-name="CharStyle11"><text:span text:style-name="T1156"/></text:span></text:p>
        <text:p text:style-name="P105"><text:span text:style-name="CharStyle6"><text:span text:style-name="T1156">114. Teplá paradajková omáčka.</text:span></text:span></text:p>
        <text:p text:style-name="P89"><text:span text:style-name="CharStyle6"><text:span text:style-name="T1156"/></text:span></text:p>
        <text:p text:style-name="P91"><text:span text:style-name="CharStyle6"><text:span text:style-name="T1156">Do nádoby sa dá kus masla, naň sa dá cibule, mrkvy, petržlen, korenie a pár hrebičkov, čo sa nechá zakryté na žlto upariť. Zralé umyté paradajky pokrájajú sa na kúsky, zalejú sa polievkou a nechajú sa spolu rozvariť. Žemľa na listy pokrájaná sa užiari, pridá sa ku predošlému, a ke</text:span></text:span><text:span text:style-name="CharStyle6"><text:span text:style-name="T1175">ď</text:span></text:span><text:span text:style-name="CharStyle6"><text:span text:style-name="T1156"> sa všetko dobre rozvarilo, pretrie sa prez sito, posolí a dá sa zpátky do čistého kastrola, k tomu sa zvarí za pár ližíc kyslej smotanky, kto má radšej sladkú omáčku, môže ju aj osladiť, konečne sa odstaví na teplé miesto.</text:span></text:span></text:p>
        <text:p text:style-name="P29"><text:soft-page-break/><text:span text:style-name="CharStyle6"><text:span text:style-name="T1156"/></text:span></text:p>
        <text:p text:style-name="P30"><text:span text:style-name="CharStyle6"><text:span text:style-name="T1156">115. Pôľková (egrešová) omáčka.</text:span></text:span></text:p>
        <text:p text:style-name="P89"><text:span text:style-name="CharStyle6"><text:span text:style-name="T1156"/></text:span></text:p>
        <text:p text:style-name="P91"><text:span text:style-name="CharStyle6"><text:span text:style-name="T1156">Najprv sa p</text:span></text:span><text:span text:style-name="CharStyle6"><text:span text:style-name="T1175">ôľ</text:span></text:span><text:span text:style-name="CharStyle6"><text:span text:style-name="T1156">ky očistia a v studenej vode umyjú. Potom sa dá do kastrola kus masla, v ňom sa dá múka za ližicu užiariť, zaleje sa polievkou, nechá sa zvariť, precedí sa na prichystané pôľky, posolí sa, pridá sa krájaného kôpru a kyslej smotanky, nechá sa variť a dľa ľúbosti sa osladí.</text:span></text:span></text:p>
        <text:p text:style-name="P29"><text:span text:style-name="CharStyle6"><text:span text:style-name="T1156"/></text:span></text:p>
        <text:p text:style-name="P30"><text:span text:style-name="CharStyle6"><text:span text:style-name="T1156">116. R</text:span></text:span><text:span text:style-name="CharStyle6"><text:span text:style-name="T1175">i</text:span></text:span><text:span text:style-name="CharStyle6"><text:span text:style-name="T1156">bez</text:span></text:span><text:span text:style-name="CharStyle6"><text:span text:style-name="T1175">l</text:span></text:span><text:span text:style-name="CharStyle6"><text:span text:style-name="T1156">ová omáčka.</text:span></text:span></text:p>
        <text:p text:style-name="P89"><text:span text:style-name="CharStyle6"><text:span text:style-name="T1156"/></text:span></text:p>
        <text:p text:style-name="P91"><text:span text:style-name="CharStyle6"><text:span text:style-name="T1156">Do kastrola sa dá pár ližíc smotanky, do nej dobre sa rozmieša múka, rozpustí sa bielou polievkou, zvarí sa a pre­cedí na r</text:span></text:span><text:span text:style-name="CharStyle6"><text:span text:style-name="T1175">i</text:span></text:span><text:span text:style-name="CharStyle6"><text:span text:style-name="T1156">bezle. Konečne sa trochu posolia a pocukrujú, nechajú sa povoľne variť, potom sa odložia na stranu.</text:span></text:span></text:p>
        <text:p text:style-name="P23"><text:span text:style-name="CharStyle6"><text:span text:style-name="T1156"/></text:span></text:p>
        <text:p text:style-name="P24"><text:span text:style-name="CharStyle6"><text:span text:style-name="T1156">117. </text:span></text:span><text:span text:style-name="CharStyle6"><text:span text:style-name="T1175">Šť</text:span></text:span><text:span text:style-name="CharStyle6"><text:span text:style-name="T1156">avová (šo</text:span></text:span><text:span text:style-name="CharStyle6"><text:span text:style-name="T1175">š</text:span></text:span><text:span text:style-name="CharStyle6"><text:span text:style-name="T1156">ková) omáčka.</text:span></text:span></text:p>
        <text:p text:style-name="P90"><text:span text:style-name="CharStyle17"><text:span text:style-name="T1156"/></text:span></text:p>
        <text:p text:style-name="P89"><text:span text:style-name="CharStyle6"><text:span text:style-name="T1175">Šť</text:span></text:span><text:span text:style-name="CharStyle6"><text:span text:style-name="T1156">áva čisto sa obere a vo vode dobre poumýva, do kastrola sa dá kus masla, šťava doň, nechá sa pariť, aby surovina z nej vyšla, do nej sa dá za hodnú ližicu múky, rosmieša a doleje sa polievkou, nechá sa povariť a pretrie sa cez sito. Na to sa dá zpátky do čistého kastrola, za pár ližíc smotanky sa pridá, celá sa posolí, nechá sa zvariť a od­loží sa na teplé miesto.</text:span></text:span></text:p>
        <text:p text:style-name="P4"><text:span text:style-name="CharStyle11"><text:span text:style-name="T1156"/></text:span></text:p>
        <text:p text:style-name="P29"><text:span text:style-name="CharStyle6"><text:span text:style-name="T1156">118. Mlieková chrenová omáčka.</text:span></text:span></text:p>
        <text:p text:style-name="P89"><text:span text:style-name="CharStyle6"><text:span text:style-name="T1156"/></text:span></text:p>
        <text:p text:style-name="P91"><text:span text:style-name="CharStyle6"><text:span text:style-name="T1156">Do kastrola sa </text:span></text:span><text:span text:style-name="CharStyle6"><text:span text:style-name="T1175">d</text:span></text:span><text:span text:style-name="CharStyle6"><text:span text:style-name="T1156">á kus čerstvého masla, doňho za ližicu múky, čo sa nechá spolu užiariť. To sa zaleje mliekom, dobre sa rozmieša, aby neostaly hrčky, pod ustavičným miešaním nechá sa variť, málo sa posolí a odloží sa na teplé miesto. Očistený chren oddrie sa na str</text:span></text:span><text:span text:style-name="CharStyle6"><text:span text:style-name="T1175">u</text:span></text:span><text:span text:style-name="CharStyle6"><text:span text:style-name="T1156">hadle, pred nastolovan</text:span></text:span><text:span text:style-name="CharStyle6"><text:span text:style-name="T1175">í</text:span></text:span><text:span text:style-name="CharStyle6"><text:span text:style-name="T1156">m dá sa do prichystanej látky a spolu sa smieša na teplom mieste.</text:span></text:span></text:p>
        <text:p text:style-name="P25"><text:span text:style-name="CharStyle6"><text:span text:style-name="T1156"/></text:span></text:p>
        <text:p text:style-name="P26"><text:span text:style-name="CharStyle6"><text:span text:style-name="T1156">119. Smotanková chrenová omáčka.</text:span></text:span></text:p>
        <text:p text:style-name="P26"><text:span text:style-name="CharStyle6"><text:span text:style-name="T1156"/></text:span></text:p>
        <text:p text:style-name="P89"><text:soft-page-break/><text:span text:style-name="CharStyle6"><text:span text:style-name="T1156">V kastroli rozpustí sa kus masla, doňho sa dajú žemľové omrvinky a nechajú sa na žlto upražiť. K tomu sa dá oddrený chren, zaleje sa kyslou smotankou, posolí a nechá sa variť, konečne sa odloží na teplé miesto.</text:span></text:span></text:p>
        <text:p text:style-name="P29"><text:span text:style-name="CharStyle6"><text:span text:style-name="T1156"/></text:span></text:p>
        <text:p text:style-name="P30"><text:span text:style-name="CharStyle6"><text:span text:style-name="T1156">120. Sardelová omáčka.</text:span></text:span></text:p>
        <text:p text:style-name="P89"><text:span text:style-name="CharStyle6"><text:span text:style-name="T1156"/></text:span></text:p>
        <text:p text:style-name="P91"><text:span text:style-name="CharStyle6"><text:span text:style-name="T1156">Päť kusov sardiel umyje sa vo vode a poseká. Do kastrola sa dá kus masla a múky, z toho sa zrobí žltá zá­pražka, do nej sa dajú sardely, zalejú sa polievkou, nechajú sa povariť, celé sa pretrie cez sito, dá sa zpátky do čistého kastrola, dľa potreby sa posolí a odloží sa na teplé miesto.</text:span></text:span></text:p>
        <text:p text:style-name="P27"><text:span text:style-name="CharStyle6"><text:span text:style-name="T1156"/></text:span></text:p>
        <text:p text:style-name="P28"><text:span text:style-name="CharStyle6"><text:span text:style-name="T1156">121. Muštový chren.</text:span></text:span></text:p>
        <text:p text:style-name="P89"><text:span text:style-name="CharStyle6"><text:span text:style-name="T1156"/></text:span></text:p>
        <text:p text:style-name="P91"><text:span text:style-name="CharStyle6"><text:span text:style-name="T1156">Mädu za dve ližice upáli sa v kastroli na žltobrunátno, doň sa dá kus masla a žemľové omrvinky, to sa užiari, zaleje sa vínom a trochu octom, posolí a pridá sa čiastka vody, ku koncu dá sa oddrený chren a kúsok cukru, to sa spolu sv</text:span></text:span><text:span text:style-name="CharStyle6"><text:span text:style-name="T1175">a</text:span></text:span><text:span text:style-name="CharStyle6"><text:span text:style-name="T1156">r</text:span></text:span><text:span text:style-name="CharStyle6"><text:span text:style-name="T1175">í</text:span></text:span><text:span text:style-name="CharStyle6"><text:span text:style-name="T1156"> a nechá sa na chladnom mieste stáť. Z omačiek pod č. 91 a 92 udaných možno všelijaké iné biele a brunátne omáčky urobiť pridaním tarkanov, kaperlov at</text:span></text:span><text:span text:style-name="CharStyle6"><text:span text:style-name="T1175">ď</text:span></text:span><text:span text:style-name="CharStyle6"><text:span text:style-name="T1156">. dľa čoho i omáčka potom svoje meno dostane.</text:span></text:span></text:p>
        <text:p text:style-name="P4"><text:span text:style-name="CharStyle11"><text:span text:style-name="T1156"/></text:span></text:p>
        <text:p text:style-name="P8"><text:span text:style-name="CharStyle11"><text:span text:style-name="T1156"/></text:span></text:p>
        <text:h text:style-name="P310" text:outline-level="1"><text:bookmark-start text:name="bookmark10"/><text:span text:style-name="CharStyle4"><text:span text:style-name="T1156">III. Oddelenie.</text:span></text:span><text:bookmark-end text:name="bookmark10"/></text:h>
        <text:h text:style-name="P315" text:outline-level="2"><text:span text:style-name="CharStyle14"><text:span text:style-name="T1156"/></text:span></text:h>
        <text:h text:style-name="P316" text:outline-level="2"><text:bookmark-start text:name="bookmark12"/><text:span text:style-name="CharStyle14"><text:span text:style-name="T1156">O rozličných mäsitých prípravách.</text:span></text:span><text:bookmark-end text:name="bookmark12"/></text:h>
        <text:p text:style-name="P3"><text:span text:style-name="CharStyle12"><text:span text:style-name="T1156"/></text:span></text:p>
        <text:p text:style-name="P7"><text:span text:style-name="CharStyle12"><text:span text:style-name="T1156">A) Čiastka.</text:span></text:span></text:p>
        <text:p text:style-name="P3"><text:span text:style-name="CharStyle15"><text:span text:style-name="T1156"/></text:span></text:p>
        <text:p text:style-name="P7"><text:span text:style-name="CharStyle15"><text:span text:style-name="T1156">Predbežné prípravy k mäsu (rago.)</text:span></text:span></text:p>
        <text:p text:style-name="P72"><text:span text:style-name="CharStyle6"><text:span text:style-name="T1156"/></text:span></text:p>
        <text:p text:style-name="P73"><text:span text:style-name="CharStyle6"><text:span text:style-name="T1156">122. Šampiony k rago prichystať.</text:span></text:span></text:p>
        <text:p text:style-name="P89"><text:span text:style-name="CharStyle6"><text:span text:style-name="T1156"/></text:span></text:p>
        <text:p text:style-name="P91"><text:span text:style-name="CharStyle6"><text:span text:style-name="T1156">Šampiony dobre sa vymyjú v nekoľkých vodách, aby v n</text:span></text:span><text:span text:style-name="CharStyle6"><text:span text:style-name="T1176">í</text:span></text:span><text:span text:style-name="CharStyle6"><text:span text:style-name="T1156">ch neostal piesok. </text:span></text:span><text:soft-page-break/><text:span text:style-name="CharStyle6"><text:span text:style-name="T1156">Korene sa odrežú, vrch sa nožom za­okrúhli, potom sa dá do čistého kastrolka, naň sa vytisne citronová šťava, v nej sa poobracia, k tomu sa pridá kus čerstvého masla, trochu sa na ohni upar</text:span></text:span><text:span text:style-name="CharStyle6"><text:span text:style-name="T1176">í</text:span></text:span><text:span text:style-name="CharStyle6"><text:span text:style-name="T1156">, papier omastí sa maslom, tým sa celé zakryje, aby neprišlo naň povetrie a odloží sa na studené miesto.</text:span></text:span></text:p>
        <text:p text:style-name="P137"><text:span text:style-name="CharStyle6"><text:span text:style-name="T1156"/></text:span></text:p>
        <text:p text:style-name="P138"><text:span text:style-name="CharStyle6"><text:span text:style-name="T1156">123. Hovädziu škraň k rago prichystať.</text:span></text:span></text:p>
        <text:p text:style-name="P89"><text:span text:style-name="CharStyle6"><text:span text:style-name="T1156"/></text:span></text:p>
        <text:p text:style-name="P91"><text:span text:style-name="CharStyle6"><text:span text:style-name="T1156">Hovädzia škraň dá sa do horúcej vody, v nej sa obracia, kým sa nezlúpe z nej kožka, vo vode sa čisto umyje a po­staví sa do studenej vody. Potom sa posolí, na mäkko uvarí, z nej sa krájajú podlhovaté tenké kúsky, dajú sa do kastrola, nane prinde citronová šťava a tarkanový ocot, posolí sa, k tomu prinde miešané korenie a to sa nechá zakryté variť. Pod č. 92 udanej omáčky pár ližíc sa tiež pridá a s tým sa zvarí, konečne sa odloží na chladné miesto.</text:span></text:span></text:p>
        <text:p text:style-name="P74"><text:span text:style-name="CharStyle6"><text:span text:style-name="T1156"/></text:span></text:p>
        <text:p text:style-name="P75"><text:span text:style-name="CharStyle6"><text:span text:style-name="T1156">124. Z kohútov hrebene k rago prichystať.</text:span></text:span></text:p>
        <text:p text:style-name="P89"><text:span text:style-name="CharStyle6"><text:span text:style-name="T1156"/></text:span></text:p>
        <text:p text:style-name="P91"><text:span text:style-name="CharStyle6"><text:span text:style-name="T1156">Z kohútov pozrezávané hrebene dajú sa do studenej vody a v nádobe nad ohňom postavenej mieša sa rukou, aby sa z n</text:span></text:span><text:span text:style-name="CharStyle6"><text:span text:style-name="T1176">í</text:span></text:span><text:span text:style-name="CharStyle6"><text:span text:style-name="T1156">ch krv vytlačila a kožka z n</text:span></text:span><text:span text:style-name="CharStyle6"><text:span text:style-name="T1176">í</text:span></text:span><text:span text:style-name="CharStyle6"><text:span text:style-name="T1156">ch zišla. Potom sa v soli poobracajú, medzi prstami sa drú, aby čisté bez blanky</text:span></text:span><text:span text:style-name="CharStyle11"><text:span text:style-name="T1156"> </text:span></text:span><text:span text:style-name="CharStyle6"><text:span text:style-name="T1156">ostaly, ešte raz sa očistia v studenej vode, potom sa dajú do nádoby, nane sa vytlačí citronová šťava, pridá sa kúsok čerstvého masla, to sa nad ohňom zvarí, dá sa k tomu za pár ližíc bielej omáčky, to sa ešte raz zvarí, konečne sa od­loží na chladné miesto.</text:span></text:span></text:p>
        <text:p text:style-name="P25"><text:span text:style-name="CharStyle6"><text:span text:style-name="T1156"/></text:span></text:p>
        <text:p text:style-name="P26"><text:span text:style-name="CharStyle6"><text:span text:style-name="T1156">125. Telací brizl k rago prichystať.</text:span></text:span></text:p>
        <text:p text:style-name="P89"><text:span text:style-name="CharStyle6"><text:span text:style-name="T1156"/></text:span></text:p>
        <text:p text:style-name="P91"><text:span text:style-name="CharStyle6"><text:span text:style-name="T1156">Telac</text:span></text:span><text:span text:style-name="CharStyle6"><text:span text:style-name="T1176">í</text:span></text:span><text:span text:style-name="CharStyle6"><text:span text:style-name="T1156"> brizl, ktorý sa na krku nachádza, dobre sa vo viac vodách z krvy vymyje, dá sa do studenou vodou na­plneného kastrola, keď sa voda dobre rozohriala, zcedí sa a naleje sa čerstvá studená voda a v nej sa nechá variť. Keď sa tela pretne, nachádza sa v chrbtovej kosti okrúhla žila mliečnou žilou menovaná; táto sa vyreže, v chladnej vode sa umyje, potom sa varí, z novu sa </text:span></text:span><text:soft-page-break/><text:span text:style-name="CharStyle6"><text:span text:style-name="T1156">voda odleje a naleje sa čerstvá, pokrája sa na rovné kúsky a dá sa i s brizlom do kastrolka. Pod č. 92. udanej omáčky pár ližíc dá sa naň, pridá sa trochu tarkanového octu a citronovej šťavy, to sa spolu zvarí a odloží sa na studené miesto.</text:span></text:span></text:p>
        <text:p text:style-name="P139"><text:span text:style-name="CharStyle6"><text:span text:style-name="T1156"/></text:span></text:p>
        <text:p text:style-name="P140"><text:span text:style-name="CharStyle6"><text:span text:style-name="T1156">126. Jelenie huby k rago prichystať.</text:span></text:span></text:p>
        <text:p text:style-name="P89"><text:span text:style-name="CharStyle6"><text:span text:style-name="T1156"/></text:span></text:p>
        <text:p text:style-name="P91"><text:span text:style-name="CharStyle6"><text:span text:style-name="T1156">Jelenie huby sú dvojaké: čierne a biele. Čierne </text:span></text:span><text:span text:style-name="CharStyle6"><text:span text:style-name="T1176">sú</text:span></text:span><text:span text:style-name="CharStyle6"><text:span text:style-name="T1156"> o mnoho lepšie, majú zvláštnu vôňu, zavárané nechajú sa za mnohé roky udržať a rastú v dubových horách celkom v zemi zakryté. Takéto huby teda dobre sa vymyjú, kôrka z vrchu sa olúpa, do kastrola sa dá kus masla, jelenie huby doň, na koniec noža tlčeného miešaného korenia a to sa, nechá zakryté pariť. Potom sa dajú na sito, aby masť z n</text:span></text:span><text:span text:style-name="CharStyle6"><text:span text:style-name="T1176">í</text:span></text:span><text:span text:style-name="CharStyle6"><text:span text:style-name="T1156">ch ztiekla, pokrájajú sa na rezance, k ním sa dá za pár ližíc brunátnej omáčky a kus glásu, to sa zvarí a sa odloží na chladné miesto. Kôrky, ktoré sa z húb poodkrajovaly, dajú sa do kastrola, nane sa vyleje pár ližíc vrelej vody, nechajú sa zakryté variť a odcedia sa prez sitko </text:span></text:span><text:span text:style-name="CharStyle6"><text:span text:style-name="T1176">d</text:span></text:span><text:span text:style-name="CharStyle6"><text:span text:style-name="T1156">o pripravených už húb.</text:span></text:span></text:p>
        <text:p text:style-name="P4"><text:span text:style-name="CharStyle11"><text:span text:style-name="T1156"/></text:span></text:p>
        <text:p text:style-name="P31"><text:span text:style-name="CharStyle6"><text:span text:style-name="T1156">127. Kratin fáš prichystať.</text:span></text:span></text:p>
        <text:p text:style-name="P89"><text:span text:style-name="CharStyle6"><text:span text:style-name="T1156"/></text:span></text:p>
        <text:p text:style-name="P91"><text:span text:style-name="CharStyle6"><text:span text:style-name="T1156">Pár čisto umytých jarabie v žíji na mäkko sa uparí, prská z n</text:span></text:span><text:span text:style-name="CharStyle6"><text:span text:style-name="T1176">í</text:span></text:span><text:span text:style-name="CharStyle6"><text:span text:style-name="T1156">ch sa vykroja a krivým nožom na tenko pokrájajú. Potom sa ostatné vezne von a dá sa do mažiara i s kosťami a dobre sa potlčie. Na listy pokrájaná žemľa porozkladá sa do tej masti, kde sa jarabice pražily, tam sa upraží, potlčené z mažiara pridá s k tomu, zaleje sa polievkou a nechá sa za­kryté spolu variť. Potom sa toto prez sito pretrie, smieša sa s pokrájanými prska</text:span></text:span><text:span text:style-name="CharStyle6"><text:span text:style-name="T1176">mi</text:span></text:span><text:span text:style-name="CharStyle6"><text:span text:style-name="T1156">, dá sa do hrnčenej nádoby a odloží sa na chladné miesto.</text:span></text:span></text:p>
        <text:p text:style-name="P29"><text:span text:style-name="CharStyle6"><text:span text:style-name="T1156"/></text:span></text:p>
        <text:p text:style-name="P30"><text:span text:style-name="CharStyle6"><text:span text:style-name="T1156">128. Fáš z husacej pečenky.</text:span></text:span></text:p>
        <text:p text:style-name="P89"><text:span text:style-name="CharStyle6"><text:span text:style-name="T1156"/></text:span></text:p>
        <text:p text:style-name="P91"><text:span text:style-name="CharStyle6"><text:span text:style-name="T1156">Dve husacie pečenky sa umyjú, posolia, hrebičkami a škoricou popchajú a </text:span></text:span><text:soft-page-break/><text:span text:style-name="CharStyle6"><text:span text:style-name="T1156">dajú sa do prichystaného žíja; jestli sa nedá do rúry, musí sa dať na vrchnák uhlie, aby sa i od vrchu pieklo. Po uparen</text:span></text:span><text:span text:style-name="CharStyle6"><text:span text:style-name="T1176">í</text:span></text:span><text:span text:style-name="CharStyle6"><text:span text:style-name="T1156"> vezne sa von, nechá sa trochu vystydnúť a dá sa do mažiara, kde sa dobre potlčie. Na listy pokrájaná žemľa rozloží sa na masť do kastrola, nechá sa na žlto upražiť, zaleje sa polievkou, na koľko je potrebné, k tomu sa pridá potlčené, spolu všetko sa varí, potom sa pretrie cez sito a odloží sa na chladné miesto. Ke</text:span></text:span><text:span text:style-name="CharStyle6"><text:span text:style-name="T1176">ď</text:span></text:span><text:span text:style-name="CharStyle6"><text:span text:style-name="T1156"> sa z týchto fášov potrebovať bude, musia sa najprv s pár ž</text:span></text:span><text:span text:style-name="CharStyle6"><text:span text:style-name="T1176">l</text:span></text:span><text:span text:style-name="CharStyle6"><text:span text:style-name="T1156">tkami rozmiešať.</text:span></text:span></text:p>
        <text:p text:style-name="P27"><text:span text:style-name="CharStyle6"><text:span text:style-name="T1156"/></text:span></text:p>
        <text:p text:style-name="P28"><text:span text:style-name="CharStyle6"><text:span text:style-name="T1156">129. Fáš z jeleníc.</text:span></text:span></text:p>
        <text:p text:style-name="P89"><text:span text:style-name="CharStyle6"><text:span text:style-name="T1156"/></text:span></text:p>
        <text:p text:style-name="P91"><text:span text:style-name="CharStyle6"><text:span text:style-name="T1156">Očistené jelenie huby pokrájajú sa na križalky; do kastrola sa dá kus čerstvého masla, zelený petržel, bobkový list a tlčené korenie, v tom sa huby uparia, dajú sa na sito, aby z masti odtiekly, a po vystydnutí potlčú sa v mažiari. Kôra zo žemle sa oddrie, na listy sa pokrája, namočí sa do sladkého mlieka, potom sa mlieko z lístkov vytlačí a dajú sa do mažiara, kde sa spolu všetko potlčie a prez sito pretrie. Pridá sa ešte za pár ližíc husacej pečenky, to sa všetko roz­mieša, dá sa do nádoby a odloží sa na chladné miesto. Na</text:span></text:span><text:span text:style-name="CharStyle11"><text:span text:style-name="T1156"> </text:span></text:span><text:span text:style-name="CharStyle6"><text:span text:style-name="T1156">ten istý spôsob robí sa fáš zo šampi</text:span></text:span><text:span text:style-name="CharStyle6"><text:span text:style-name="T1176">o</text:span></text:span><text:span text:style-name="CharStyle6"><text:span text:style-name="T1156">nov, z tančekov a rakov, k tomuto ale sa musí rakovej masti pridať a pri potrebovan</text:span></text:span><text:span text:style-name="CharStyle6"><text:span text:style-name="T1176">í</text:span></text:span><text:span text:style-name="CharStyle6"><text:span text:style-name="T1156"> s pár ž</text:span></text:span><text:span text:style-name="CharStyle6"><text:span text:style-name="T1176">l</text:span></text:span><text:span text:style-name="CharStyle6"><text:span text:style-name="T1156">tkami rozmiešať. Fáše a rago preto sa vopred chy­stajú, poneváč mnoho práce požadujú a preto vopred hotové byť musia.</text:span></text:span></text:p>
        <text:p text:style-name="P23"><text:span text:style-name="CharStyle6"><text:span text:style-name="T1156"/></text:span></text:p>
        <text:p text:style-name="P24"><text:span text:style-name="CharStyle6"><text:span text:style-name="T1156">130. Kr</text:span></text:span><text:span text:style-name="CharStyle6"><text:span text:style-name="T1176">a</text:span></text:span><text:span text:style-name="CharStyle6"><text:span text:style-name="T1156">ti</text:span></text:span><text:span text:style-name="CharStyle6"><text:span text:style-name="T1176">n</text:span></text:span><text:span text:style-name="CharStyle6"><text:span text:style-name="T1156"> fáš z kureniec.</text:span></text:span></text:p>
        <text:p text:style-name="P89"><text:span text:style-name="CharStyle6"><text:span text:style-name="T1156"/></text:span></text:p>
        <text:p text:style-name="P91"><text:span text:style-name="CharStyle6"><text:span text:style-name="T1156">Vezne sa pár očistených kureniec, mäso z prsôk sa vy­reže, od žiliek sa očistí, poseká a dá sa do mažiara. Žemľa pokrája sa na lístoky, namočí sa do sladkého mlieka, po roz­močení vytiskne sa mlieko, lístoky dajú sa do kastrola, pridá sa kus čerstvého masla, dá sa do mažiara, spolu s mäsom sa potlčie, pridá sa 6 žltkov jedon po druhom; a ke</text:span></text:span><text:span text:style-name="CharStyle6"><text:span text:style-name="T1176">ď</text:span></text:span><text:span text:style-name="CharStyle6"><text:span text:style-name="T1156"> je všetko dobre potlčené, pretrie sa prez sito do nádoby, zakryje sa masným papierom a odloží sa na chladné miesto. Z takéhoto fášu môžu sa urobiť aj halušky na garnirovanie.</text:span></text:span></text:p>
        <text:p text:style-name="P23"><text:soft-page-break/><text:span text:style-name="CharStyle6"><text:span text:style-name="T1156"/></text:span></text:p>
        <text:p text:style-name="P24"><text:span text:style-name="CharStyle6"><text:span text:style-name="T1156">131. Kr</text:span></text:span><text:span text:style-name="CharStyle6"><text:span text:style-name="T1176">a</text:span></text:span><text:span text:style-name="CharStyle6"><text:span text:style-name="T1156">ti</text:span></text:span><text:span text:style-name="CharStyle6"><text:span text:style-name="T1176">n</text:span></text:span><text:span text:style-name="CharStyle6"><text:span text:style-name="T1156"> fáš z te</text:span></text:span><text:span text:style-name="CharStyle6"><text:span text:style-name="T1176">l</text:span></text:span><text:span text:style-name="CharStyle6"><text:span text:style-name="T1156">aciny.</text:span></text:span></text:p>
        <text:p text:style-name="P89"><text:span text:style-name="CharStyle6"><text:span text:style-name="T1156"/></text:span></text:p>
        <text:p text:style-name="P91"><text:span text:style-name="CharStyle6"><text:span text:style-name="T1156">Z telacieho stehna odreže sa hodný kus, čo sa menuje hrudka (frikando), pokrája sa na kúsky, k tomu sa dá </text:span></text:span><text:span text:style-name="CharStyle6"><text:span text:style-name="T1176">¼ funta </text:span></text:span><text:span text:style-name="CharStyle6"><text:span text:style-name="T1156">hovädzieho špiku, tiež sa poseká na drobno a dá sa do mažiara. Ďalej sa pridá na zvýš opísaný spôsob prichystaná žemľa, dobre sa s ostatním potlčie, doň sa dá 6 žltkov jedon po druhom, pretrie sa prez sito, dá sa do nádoby a masným pa­pierom zakryté odloží sa na chladné miesto. Toto sa len vtedy posolí, ke</text:span></text:span><text:span text:style-name="CharStyle6"><text:span text:style-name="T1176">ď</text:span></text:span><text:span text:style-name="CharStyle6"><text:span text:style-name="T1156"> sa potrebuje, aby neostalo červené. Na ten istý spôsob robia sa fáše zo zajaca, z jarab</text:span></text:span><text:span text:style-name="CharStyle6"><text:span text:style-name="T1176">íc</text:span></text:span><text:span text:style-name="CharStyle6"><text:span text:style-name="T1156"> at</text:span></text:span><text:span text:style-name="CharStyle6"><text:span text:style-name="T1176">ď</text:span></text:span><text:span text:style-name="CharStyle6"><text:span text:style-name="T1156">. Na fáš k zverine pridá sa slanina.</text:span></text:span></text:p>
        <text:p text:style-name="P27"><text:span text:style-name="CharStyle6"><text:span text:style-name="T1156"/></text:span></text:p>
        <text:p text:style-name="P28"><text:span text:style-name="CharStyle6"><text:span text:style-name="T1156">132. Kratin fáš z ryby.</text:span></text:span></text:p>
        <text:p text:style-name="P89"><text:span text:style-name="CharStyle6"><text:span text:style-name="T1156"/></text:span></text:p>
        <text:p text:style-name="P91"><text:span text:style-name="CharStyle6"><text:span text:style-name="T1156">Na fáš sa taká ryba berie, ktorá nemá veľa kostí; po­seká sa na kúsky a dá sa do mažiara. So žemľou sa tým istým spôsobom zachádza jako pri zvýš udaných fášoch, nečo viac masla sa pridá a v mažiari dobre sa potlčie. Potom</text:span></text:span><text:span text:style-name="CharStyle11"><text:span text:style-name="T1156"> </text:span></text:span><text:span text:style-name="CharStyle6"><text:span text:style-name="T1156">sa pretrie cez sito, dá sa do nádoby a odloží sa na chladné miesto. Z tohoto sa môžu do pôstnych polievok i halušky alebo plnky robiť.</text:span></text:span></text:p>
        <text:p text:style-name="P32"><text:span text:style-name="CharStyle6"><text:span text:style-name="T1156"/></text:span></text:p>
        <text:p text:style-name="P33"><text:span text:style-name="CharStyle6"><text:span text:style-name="T1156">133. Žíj prichystať k rozličným pareným jedlám.</text:span></text:span></text:p>
        <text:p text:style-name="P89"><text:span text:style-name="CharStyle6"><text:span text:style-name="T1156"/></text:span></text:p>
        <text:p text:style-name="P91"><text:span text:style-name="CharStyle6"><text:span text:style-name="T1156">K tomuto cieľu vezne sa podlhovatý kastrol, slanina po­krája sa na listy a rozloží sa po celom dne. Dve na listy pokrájané cibule dajú sa na slaninu, tak tiež na rezánky po­krájané zelené veci, mrkva, petržlen, kaleráb, paštrnák a zeler pridajú sa k tomu, jako i nožom poštiepané korenie. To sa podleje polievkou, zakryté dá sa na oheň a nechá sa pariť, pri čom sa na to pozor dá, aby neshorelo, avšak žltobrunátnu barvu dostalo. Ke</text:span></text:span><text:span text:style-name="CharStyle6"><text:span text:style-name="T1176">ď</text:span></text:span><text:span text:style-name="CharStyle6"><text:span text:style-name="T1156"> je potrebné dačo k obedu pariť, k. p. kačku, kapúna alebo dáku zverinu, dá sa ono do tohoto tak zvaného žíja. Kde sa každodenne hovädzina na po­lievku varí, dá sa toto mäso asi hodinu pred obedom do žíja; jestli sú pohotov</text:span></text:span><text:span text:style-name="CharStyle6"><text:span text:style-name="T1176">e</text:span></text:span><text:span text:style-name="CharStyle6"><text:span text:style-name="T1156"> telacie kosti a z hydu </text:span></text:span><text:soft-page-break/><text:span text:style-name="CharStyle6"><text:span text:style-name="T1156">odpadnuté kúsky zo šampionu, to sa tiež pridá i k žíju i do polievky. Vôbec pri varení je žíj potrebný a užitočný, bo v ňom dostanú jedlá opravdivú chuť, ke</text:span></text:span><text:span text:style-name="CharStyle6"><text:span text:style-name="T1176">ď</text:span></text:span><text:span text:style-name="CharStyle6"><text:span text:style-name="T1156"> sa touto tekúcou látkou dobre ovlažia alebo oblejú. Po obede, ke</text:span></text:span><text:span text:style-name="CharStyle6"><text:span text:style-name="T1176">ď</text:span></text:span><text:span text:style-name="CharStyle6"><text:span text:style-name="T1156"> sa zo žíja patričné mäso alebo pečenka vybrala, dá sa doň pár ližíc múky, zaleje a rozmieša sa polievkou, nechá sa vyvariť, precedí sa prez sito a z toho má človek na druhý deň brunátnu omáčku. Aby sa o zakladaní žíja nemuselo porád písať a vysvetlovať, nech toto poučenie navždy slúži, lebo o ňom stane sa častejšie smienka.</text:span></text:span></text:p>
        <text:p text:style-name="P3"><text:span text:style-name="CharStyle12"><text:span text:style-name="T1156"/></text:span></text:p>
        <text:p text:style-name="P7"><text:span text:style-name="CharStyle12"><text:span text:style-name="T1156">B) Čiastka.</text:span></text:span></text:p>
        <text:p text:style-name="P3"><text:span text:style-name="CharStyle15"><text:span text:style-name="T1156"/></text:span></text:p>
        <text:p text:style-name="P7"><text:span text:style-name="CharStyle15"><text:span text:style-name="T1156">Nepôstne a pôstne mäsité prípravy.</text:span></text:span></text:p>
        <text:p text:style-name="P32"><text:span text:style-name="CharStyle6"><text:span text:style-name="T1156"/></text:span></text:p>
        <text:p text:style-name="P33"><text:span text:style-name="CharStyle6"><text:span text:style-name="T1156">134. Mäsový liz (sulc, aspik.)</text:span></text:span></text:p>
        <text:p text:style-name="P89"><text:span text:style-name="CharStyle6"><text:span text:style-name="T1156"/></text:span></text:p>
        <text:p text:style-name="P91"><text:span text:style-name="CharStyle6"><text:span text:style-name="T1156">Z očistenej telacej hlávky vyňajú sa modzgy, dobre sa z krvy umyjú a na kúsky posekané dajú sa do kastrola.</text:span></text:span><text:span text:style-name="CharStyle11"><text:span text:style-name="T1156"> </text:span></text:span><text:span text:style-name="CharStyle6"><text:span text:style-name="T1156">Nane sa naleje studenej vody, pridajú sa 2 </text:span></text:span><text:span text:style-name="CharStyle12"><text:span text:style-name="T1176">funty</text:span></text:span><text:span text:style-name="CharStyle6"><text:span text:style-name="T1156"> žilovatého hovädzieho mäsa, štyry teľacie a štyry sviňské nohy, ktoré sa najprv na drobné kúsky pokrájajú, a to sa nechá spolu variť. Pena z vrchu sa zberá a po nekoľko hodinovom varení pridá sa ešte za </text:span></text:span><text:span text:style-name="CharStyle6"><text:span text:style-name="T1176">hol</text:span></text:span><text:span text:style-name="CharStyle6"><text:span text:style-name="T1156">bu bieleho v</text:span></text:span><text:span text:style-name="CharStyle6"><text:span text:style-name="T1176">í</text:span></text:span><text:span text:style-name="CharStyle6"><text:span text:style-name="T1156">na, za holbu octu, korenia, bobkový list, materiná dúška, tarkan, bazilika, šalvia, zo všetkého tohoto len v malej miere; tak tiež hlávka cibule so šupou, mrkva, kaleráb a paštrnák. Toto sa nechá za­kryte spolu variť, posolí sa trochu a po dobrom rozvarení precedí sa prez sito do hrnčenej nádoby a nechá sa až do druhého dňa na chladnom mieste stáť, aby sa sadlo. Jestli neni dosť kyslé, vytlačí sa z pár citronov šťava a pridá sa tarkanového octu: do kastrola ale dá sa šes</text:span></text:span><text:span text:style-name="CharStyle6"><text:span text:style-name="T1176">ť</text:span></text:span><text:span text:style-name="CharStyle6"><text:span text:style-name="T1156"> bielkov, urobí sa malý sňah, dobre sa s predošlým smieša, nad ohňom sa varečkou od spodku mieša, kým sa nezvarí a pár kochlov nevyhodí. Potom sa obráti stolička hore nohami, plátno roz­prestrie sa vo dvoje, na každú nohu uviaže sa motúzom pevne, by sa neodtrhlo, prostriedok plátna zatlačí sa rukou, aby ostala tam jamka, pod plátno prinde čistá mysa a pri­chystaný už </text:span></text:span><text:soft-page-break/><text:span text:style-name="CharStyle6"><text:span text:style-name="T1156">aspik vyleje sa naraz na plátno. Pri tomto musí i druhá mysa byť pohotov</text:span></text:span><text:span text:style-name="CharStyle6"><text:span text:style-name="T1176">e</text:span></text:span><text:span text:style-name="CharStyle6"><text:span text:style-name="T1156">, aby po prvej hneď druhá sa po­ložila, potom ale čo je v prvej myse, zleje sa zase na plátno a podloží sa mysa, a tak sa precieda z mysy do mysy, kým tekutina nebude vyzerať jako zlato žltá, potom sa na studené miesto odloží. Ku preciedzaniu aspiku lepší je flanér vo veľkosti servýtu, ktorý po práce vo vode sa uperie a na čisté miesto odloží. Zvlášte ku studeným jedlám je aspík potrebný, preto má byť už vopred prichystaný; on nie len že chuť dodáva, ale i okrašluje jedlá. S aspikom sa mnohé jedlá pripravujú, a on je v kuchárstve tak veľa významný, jako i glás a žíj.</text:span></text:span></text:p>
        <text:p text:style-name="P32"><text:span text:style-name="CharStyle6"><text:span text:style-name="T1156"/></text:span></text:p>
        <text:p text:style-name="P33"><text:span text:style-name="CharStyle6"><text:span text:style-name="T1156">135. Fáš z husacej pečenky v aspiku so šampionom.</text:span></text:span></text:p>
        <text:p text:style-name="P89"><text:span text:style-name="CharStyle6"><text:span text:style-name="T1156"/></text:span></text:p>
        <text:p text:style-name="P91"><text:span text:style-name="CharStyle6"><text:span text:style-name="T1156">Pod číslom 128 prichystaný fáš rozmieša sa s rozpuste­ným aspikom, posolí sa s pridaním korenia na koniec noža,</text:span></text:span><text:span text:style-name="CharStyle11"><text:span text:style-name="T1156"> </text:span></text:span><text:span text:style-name="CharStyle6"><text:span text:style-name="T1156">to sa vyleje do tepše, po celom dne roztrie sa na rovno a dá sa na ľad k stuhnutiu. Do čistej v ľade zapravenej furmy naleje sa na prst zvýše aspiku, nechá sa stuhnuť, pod č. 122 prichystaný a na drobné kúsky pokrájaný šampi</text:span></text:span><text:span text:style-name="CharStyle6"><text:span text:style-name="T1176">o</text:span></text:span><text:span text:style-name="CharStyle6"><text:span text:style-name="T1156">n poroz­kladá sa na stuhnutý aspik, každý kúsok sa pokvapká aspikom aby stuhnul, potom sa prichystaná pečenka okrúhlym vypichovadlom vykrája, vo furme do okrúhla porozkladá, na to trochu aspiku, nechá sa stuhnúť, zase sa zaleje aspikom, aby celé zakryl; po stuhnutí dá sa na to šampi</text:span></text:span><text:span text:style-name="CharStyle6"><text:span text:style-name="T1176">o</text:span></text:span><text:span text:style-name="CharStyle6"><text:span text:style-name="T1156">n a zase pečenka, kým sa furma nevyplní. To sa nechá stuhnuť, pred nasto</text:span></text:span><text:span text:style-name="CharStyle6"><text:span text:style-name="T1176">l</text:span></text:span><text:span text:style-name="CharStyle6"><text:span text:style-name="T1156">ovaním vezne sa von z ľadu, furma celkom sa zamočí do letnej vody, vyvráti sa na mysu, okolo toho do okola ob­ložia sa triuhlaté kúsky pokrájaného aspiku a dá sa na stôl. Poznamenať nádobno, že ani fáš ani šampiony nesmú sa furmy dotknúť; táto príprava má prinsť na stôl po polievke jako chladná asietla.</text:span></text:span></text:p>
        <text:p text:style-name="P35"><text:span text:style-name="CharStyle6"><text:span text:style-name="T1156"/></text:span></text:p>
        <text:p text:style-name="P36"><text:span text:style-name="CharStyle6"><text:span text:style-name="T1156">136. Fáš z husacej pečenky na iný spôsob.</text:span></text:span></text:p>
        <text:p text:style-name="P89"><text:span text:style-name="CharStyle6"><text:span text:style-name="T1156"/></text:span></text:p>
        <text:p text:style-name="P91"><text:span text:style-name="CharStyle6"><text:span text:style-name="T1156">K tomuto je potrebné dve husacie pečenky pokrájať, s miešaným korením posypať a zakryté nechať </text:span></text:span><text:span text:style-name="CharStyle6"><text:span text:style-name="T1176">s</text:span></text:span><text:span text:style-name="CharStyle6"><text:span text:style-name="T1156">tát. Šampionové kôrky, cibuľa a zelený petržel na </text:span></text:span><text:soft-page-break/><text:span text:style-name="CharStyle6"><text:span text:style-name="T1156">drobno sa pokrá­jajú, dajú sa do masla na kastrol, nechajú sa trochu upražiť, na to sa dá prichystaná pečenka a celé nechá sa zakryté upariť. Do tohoto prinde trochu múky, nechá sa s aspikom rozpustiť a zvariť, z pár žltkov urobí sa lezon, doň prinde citronová šťava, celé sa s tým zalegiruje a pretrie sa prez sito. Potom sa dá do čistej nádoby, mieša sa na chladnom, pridá sa aspiku, do furmy ale v ľade prichystanej naleje sa aspik na pol druha prsta a nechá sa sadnúť. Z triciatych rakov povyberajú sa chvost</text:span></text:span><text:span text:style-name="CharStyle6"><text:span text:style-name="T1176">i</text:span></text:span><text:span text:style-name="CharStyle6"><text:span text:style-name="T1156">ky a dajú sa do kastrola; nane sa naleje za pár ližíc vína, zvaria sa a ocedia na sito, vystydnuté porozkladajú sa na aspik, týmto sa pokvapkajú k stuhnutiu, potom zase sa dá nane toľko aspiku, aby za­kryté boly, po stuhnutí naleje sa nane z prichystanej pe­čenky, nechá sa stuhnuť, zase aspiku a týmto sa pokračuje až kým sa nedoplní furma. Toto sa nechá na ľade a v čas</text:span></text:span><text:span text:style-name="CharStyle11"><text:span text:style-name="T1156"> </text:span></text:span><text:span text:style-name="CharStyle6"><text:span text:style-name="T1156">potreby zamočí sa furma do letnej vody, vyvráti sa na mysu, rakové nôžky sa popchajú okolo do fášu, z aspiku krodonom sa obloží a jedlo je hotové.</text:span></text:span></text:p>
        <text:p text:style-name="P32"><text:span text:style-name="CharStyle6"><text:span text:style-name="T1156"/></text:span></text:p>
        <text:p text:style-name="P33"><text:span text:style-name="CharStyle6"><text:span text:style-name="T1156">137. Katto z husacej pečeňky.</text:span></text:span></text:p>
        <text:p text:style-name="P89"><text:span text:style-name="CharStyle6"><text:span text:style-name="T1156"/></text:span></text:p>
        <text:p text:style-name="P91"><text:span text:style-name="CharStyle6"><text:span text:style-name="T1156">Do fášu pod č. 128 prichystaného zamieša sa 6 žltkov jedon po druhom, z troch bielkov sbije sa sňah a z ľahka sa do predošlého vmieša. Do maslom vymastenej furmy na dno dá sa vykrojený pomastený papier, na to sa dá prichystaný fáš k pareniu a potom sa vyvráti na tanier k vystydnutiu. Do vätšej furmy dá sa aspiku na pol druha prsta zvýše, nechá sa na ľade sadnúť, vykladie sa rakovými chvost</text:span></text:span><text:span text:style-name="CharStyle6"><text:span text:style-name="T1176">i</text:span></text:span><text:span text:style-name="CharStyle6"><text:span text:style-name="T1156">kmi, medzi to prinde očistený, vo víne a octe uvarený karfiol, po­kvapká sa aspikom, po usadnutí doleje sa aspikom, aby všetko zakryté bolo, na to prinde vystydnutý fáš, ktorý má byť na pol prsta vôkol od furmy vzdialený, doleje sa aspikom, po usadnutí vyvráti sa na mysu, rakové nôžky okolo sa popchajú a mysa sa garniruje aspikom.</text:span></text:span></text:p>
        <text:p text:style-name="P32"><text:span text:style-name="CharStyle6"><text:span text:style-name="T1156"/></text:span></text:p>
        <text:p text:style-name="P33"><text:span text:style-name="CharStyle6"><text:span text:style-name="T1156">138. Filé z husacej pečenky a s kapúnom v aspiku.</text:span></text:span></text:p>
        <text:p text:style-name="P89"><text:span text:style-name="CharStyle6"><text:span text:style-name="T1156"/></text:span></text:p>
        <text:p text:style-name="P91"><text:span text:style-name="CharStyle6"><text:span text:style-name="T1156">Husacia pečenka a kapún sa zasolí a vyšpikuje hrebičkami, škoricou, </text:span></text:span><text:soft-page-break/><text:span text:style-name="CharStyle6"><text:span text:style-name="T1156">surovými šampionami a jelenými hubami, to nechá sa spolu v žíji upariť, potom sa von vezne, aby vystydlo. Do furmy naleje sa na prst zvýše aspiku a nechá sa v ľade sadnúť; na tvrdo uvarené a olúpané vajce nechá sa vystydnúť, z bielku krájajú sa tenké kúsky, z ktorých sa patričným vypichovadlom mesiačky vykrajujú, tie sa tak pokladú na dno kastrola, aby tvorily veniec, do prostriedku ale položí sa ž</text:span></text:span><text:span text:style-name="CharStyle6"><text:span text:style-name="T1176">l</text:span></text:span><text:span text:style-name="CharStyle6"><text:span text:style-name="T1156">tok, celé sa pokvapká aspikom pozorne, aby celé ostalo, po stuhnutí doleje sa aspikom, aby celé zakryté bolo; z kapúna prsia sa vyrežú, z neho sa krájajú úhladné filé jako i z husacej pečenky, ukladajú sa na kastrol tak, aby jednu vrstvu tvoril kapún, druhú pečenka, každý rad sa zaleje aspikom k stuhnutiu a tak sa pokračuje, až sa furma</text:span></text:span><text:span text:style-name="CharStyle11"><text:span text:style-name="T1156"> </text:span></text:span><text:span text:style-name="CharStyle6"><text:span text:style-name="T1156">doplní. Táto sa nechá v </text:span></text:span><text:span text:style-name="CharStyle6"><text:span text:style-name="T1176">ľ</text:span></text:span><text:span text:style-name="CharStyle6"><text:span text:style-name="T1156">ade stáť, pred nastolovaním vloží sa do letnej vody, vyvráti sa na mysu, okolo toho sa pokladie posekaný aspik, šalátové križalky a na tvrdo uvarené pokrájané vajcia. Na tvrdo uvarený žĺtok roztrie sa s olejom a s octom, posolí sa a tým sa šalát obleje.</text:span></text:span></text:p>
        <text:p text:style-name="P106"><text:span text:style-name="CharStyle6"><text:span text:style-name="T1156"/></text:span></text:p>
        <text:p text:style-name="P107"><text:span text:style-name="CharStyle6"><text:span text:style-name="T1156">139. Frikasirované kurence v aspiku.</text:span></text:span></text:p>
        <text:p text:style-name="P89"><text:span text:style-name="CharStyle6"><text:span text:style-name="T1156"/></text:span></text:p>
        <text:p text:style-name="P91"><text:span text:style-name="CharStyle6"><text:span text:style-name="T1156">Očistené mladé kuriatka s pozakladanými nôžkami dajú sa do kastrola, nane sa naleje rovná miera vína a vody, pridá sa drobno pokrájaných zelených vecí jako i voňavých zelín, celé sa posolí, zakryté na mäkko sa varí, odloží sa na stranu a nechá sa v tom lize (safte) vystydnuť. Kurence sa nechajú odtiecť a pokrájajú sa na pekné štvrtky; v kastrole rozpustí sa kus masla, doň sa dá za ližicu múky, zaleje sa aspikom, pridá sa niečo z toho lizu, v ktorom sa kurence uvarily a nechá sa dobre zvariť na omáčku. Zo štyroch žltkov urobí sa lezon, doň sa vytisne z citronu šťava, toto sa pod ustavičným miešaním dá do omáčky, pretrie sa prez sito, dá sa zpátky do čistého kastrola, prichystané kurence omáčajú sa do toho, rozkladajú sa na tepšu a odložia sa na chladné miesto. V tom lize, kde sa kurence varily, uvarí sa teraz očistený karfiol, odcedi sa, omáča sa do tej istej omáčky a každý kus osobyte rozložený nechá sa stáť na studenom mieste. S furmou v ľade prichystanou dľa často už udaného spôsobu sa pokračuje, spodok sa rakovými chvostikami, ktoré hore koncom </text:span></text:span><text:soft-page-break/><text:span text:style-name="CharStyle6"><text:span text:style-name="T1156">stáť musia, obloží, doleje sa aspikom, až sa furma doplní, nechá sa v ľade, pred nastolovaním ale omáča sa furma v letnej vode, vyvráti sa na mysu, okolo celého ale porozkladá sa drobno pokrájaný aspik a pri­chystaný karfiol.</text:span></text:span></text:p>
        <text:p text:style-name="P32"><text:span text:style-name="CharStyle6"><text:span text:style-name="T1156"/></text:span></text:p>
        <text:p text:style-name="P33"><text:span text:style-name="CharStyle6"><text:span text:style-name="T1156">140. Mladé prasiatko v aspiku.</text:span></text:span></text:p>
        <text:p text:style-name="P89"><text:span text:style-name="CharStyle6"><text:span text:style-name="T1156"/></text:span></text:p>
        <text:p text:style-name="P91"><text:span text:style-name="CharStyle6"><text:span text:style-name="T1156">Pri tejto príprave je najlepšie, ke</text:span></text:span><text:span text:style-name="CharStyle6"><text:span text:style-name="T1176">ď</text:span></text:span><text:span text:style-name="CharStyle6"><text:span text:style-name="T1156"> sa prasa vtedy robí kedy aspik, aby sa spolu mohlo variť, poneváč aspik do­stane lepšiu chuť. Prasa pokrája sa na štvrtky, dá sa do kastrola a tak sa s nim pokračuje jako zvýš s kurencami, potom sa poriadne nechá vystydnúť a krájajú sa z neho poriadne kúsky. Do kastrola dá sa kus masla a za ližicu múky, zaleje sa aspikom i tou pelievkou, kde sa varilo; zo štýr žltkov a z citronovej šťavy urobí sa lezon, tým sa zalegiruje omáčka, precedí sa prez sito, celý kúsok z prasaťa celkom sa omoč</text:span></text:span><text:span text:style-name="CharStyle6"><text:span text:style-name="T1176">í</text:span></text:span><text:span text:style-name="CharStyle6"><text:span text:style-name="T1156"> v nej, dá sa na tepšu a odloží sa na studené miesto. Do furmy v ľade prichystanej naleje sa na pol druha prsta aspiku, nechá sa stuhnuť, na tenké listy pokrájaný jazyk alebo šovdra porozkladá sa po aspiku, pokvapká sa a nechá sa stuhnuť, na to sa pokladie prichystané prasa až do vrchu, dolieva sa aspikom; jestli omáčka ostala, roz­riedi sa s aspikom a vrch furmy </text:span></text:span><text:span text:style-name="CharStyle6"><text:span text:style-name="T1176">ň</text:span></text:span><text:span text:style-name="CharStyle6"><text:span text:style-name="T1156">ou sa doplní, nechá sa na ľade stáť a v ostatňom sa pokračuje dľa horeudaného predpisu.</text:span></text:span></text:p>
        <text:p text:style-name="P32"><text:span text:style-name="CharStyle6"><text:span text:style-name="T1156"/></text:span></text:p>
        <text:p text:style-name="P33"><text:span text:style-name="CharStyle6"><text:span text:style-name="T1156">141. Pstruhy v aspiku.</text:span></text:span></text:p>
        <text:p text:style-name="P89"><text:span text:style-name="CharStyle6"><text:span text:style-name="T1156"/></text:span></text:p>
        <text:p text:style-name="P91"><text:span text:style-name="CharStyle6"><text:span text:style-name="T1156">Pstruhy musia byť živé, ináčej nemajú tú barvu, ktorá ím je prirodzená a ktorú aj pri jedle podržať majú. Takýto živý pstruh chytí sa do ruky, po hlave sa nožom uderí, potom treba ho vypytvať, z krvy vymyť, dať do nádoby, v ktorej je sol s octom, a v tej sa poobracia. Do čistej ná­doby dajú sa pstruhy, na listy pokrájaná cibuľa, zelené veci s voňavými zelinami a nožom poštiepané korenie, to sa za­kryté nechá stáť, nane sa naleje vrelá voda, po zvarení ale odložia sa k vystydnutiu. Do prichystanej v ľade furmy naleje sa na poldruha prsta aspiku a nechá sa stuhnuť. Z triciatych uvarených rakov v celost</text:span></text:span><text:span text:style-name="CharStyle6"><text:span text:style-name="T1176">i</text:span></text:span><text:span text:style-name="CharStyle6"><text:span text:style-name="T1156"> </text:span></text:span><text:soft-page-break/><text:span text:style-name="CharStyle6"><text:span text:style-name="T1156">povyberajú sa chvo­st</text:span></text:span><text:span text:style-name="CharStyle6"><text:span text:style-name="T1176">i</text:span></text:span><text:span text:style-name="CharStyle6"><text:span text:style-name="T1156">ky, dajú sa do nádoby, do ktorej sa naleje za pár ližíc z tej polievky, kde sa ryby varily, v tejto nechajú sa zvariť, odcedia sa a žilky z chvost</text:span></text:span><text:span text:style-name="CharStyle6"><text:span text:style-name="T1176">i</text:span></text:span><text:span text:style-name="CharStyle6"><text:span text:style-name="T1156">kov sa povyberajú, mäkké ale od spodku sa obreže. Z týchto sa vôkol furmy urobí veniec, pokvapkaj</text:span></text:span><text:span text:style-name="CharStyle6"><text:span text:style-name="T1176">ú</text:span></text:span><text:span text:style-name="CharStyle6"><text:span text:style-name="T1156"> sa aspikom, aby pevne stály; ešte viac sa dolejú aspikom, vystydnuté pstruhy ale vyberú sa na čistý servýt, rosol sa povytláča, opatrne sa pokrájajú na drobné kúsky, chrbtami sa kladú na aspik, po uložení jednej vrstvy zalej</text:span></text:span><text:span text:style-name="CharStyle6"><text:span text:style-name="T1176">ú </text:span></text:span><text:span text:style-name="CharStyle6"><text:span text:style-name="T1156">sa aspikom, aby zakryté boly; ke</text:span></text:span><text:span text:style-name="CharStyle6"><text:span text:style-name="T1176">ď</text:span></text:span><text:span text:style-name="CharStyle6"><text:span text:style-name="T1156"> sa sadlo, dá sa druhá vrstva pstruhov chrbtami ku f</text:span></text:span><text:span text:style-name="CharStyle6"><text:span text:style-name="T1176">u</text:span></text:span><text:span text:style-name="CharStyle6"><text:span text:style-name="T1156">rme a tak sa pokračuje, kým sa f</text:span></text:span><text:span text:style-name="CharStyle6"><text:span text:style-name="T1176">u</text:span></text:span><text:span text:style-name="CharStyle6"><text:span text:style-name="T1156">rma doplní; potom sa nechá stuhnuť, vyvráti sa na mysu, z aspiku sa pokrája triuhlatý krodon a obloží sa vôkol.</text:span></text:span></text:p>
        <text:p text:style-name="P32"><text:span text:style-name="CharStyle6"><text:span text:style-name="T1156"/></text:span></text:p>
        <text:p text:style-name="P33"><text:span text:style-name="CharStyle6"><text:span text:style-name="T1156">142. Hlavátka (Lachsforelle) so studenou omáčkou.</text:span></text:span></text:p>
        <text:p text:style-name="P89"><text:span text:style-name="CharStyle6"><text:span text:style-name="T1156"/></text:span></text:p>
        <text:p text:style-name="P91"><text:span text:style-name="CharStyle6"><text:span text:style-name="T1156">Hlavátka je takmer najlepšia ryba; ona sa sdržuje v skalnatých vodách, preto má aj svoju zvláštnu chuť, po­trebuje sa v celosti k veľkým obedom pre svoju krásu, tak že súc privravená každého pozornosť na seba obráti. Z hlavátky sreže sa nožom celá šupa, vymyje sa vo vode, dá sa na servýt, dobre sa posolí, do servýtu sa celkom zakrúti a motúzom sa zaviaže. Potom sa dá do podlhovatej dobre c</text:span></text:span><text:span text:style-name="CharStyle6"><text:span text:style-name="T1177">i</text:span></text:span><text:span text:style-name="CharStyle6"><text:span text:style-name="T1156">novanej nádoby, na ňu sa naleje tri žajdlíky octu, pridá voňavých a krájaných zelených vec</text:span></text:span><text:span text:style-name="CharStyle6"><text:span text:style-name="T1177">í</text:span></text:span><text:span text:style-name="CharStyle6"><text:span text:style-name="T1156"> a citronové kôrky, v tom sa poobracia, zakrytá nechá sa za pár hodín stáť, do­leje sa k nej voda a nechá sa povoľne tak variť, aby sa ani neprevarila, ani aby nechutila jako surová. Po odvarení od­loží sa na stranu, nechá sa tak ako je v nádobe vystydnuť, potom sa nechá odtiecť, pozorne sa vykrúti zo servýtu a dá sa na dlhú mysu. Jestli je ryba od mysy dlhšia, zašije sa práve tak dlhá daska do servýtu a ryba položí sa na ňu. Do osobytnej nádoby dajú sa dva surové žltky, miešajú sa nad ľadom, do nich prinde za ližicu oleja, to sa ustavične mieša; ke</text:span></text:span><text:span text:style-name="CharStyle6"><text:span text:style-name="T1177">ď</text:span></text:span><text:span text:style-name="CharStyle6"><text:span text:style-name="T1156"> je to vysiaknuté, zase sa dá oleja, kým nebude tejto látky toľko, koľko je na rybu potrebné, a pozorne sa mieša, aby sa nesrazilo, ponevač to musí byť jako maslo. Z papieru urobí sa škarnicla s dierkou na konci, do nej sa dá majones a vytíska sa na rybu, čím na okrase veľa vyhrá, triuhlaté kúsky aspiku pokladú sa okolo ryby, do šálky </text:span></text:span><text:soft-page-break/><text:span text:style-name="CharStyle6"><text:span text:style-name="T1156">dá sa pod č. 104 prichystaná omáčka a tak sa celé dá na stôl.</text:span></text:span></text:p>
        <text:p text:style-name="P32"><text:span text:style-name="CharStyle6"><text:span text:style-name="T1156"/></text:span></text:p>
        <text:p text:style-name="P33"><text:span text:style-name="CharStyle6"><text:span text:style-name="T1156">143. Pôstny aspik prichystať.</text:span></text:span></text:p>
        <text:p text:style-name="P3"><text:span text:style-name="CharStyle6"><text:span text:style-name="T1156"/></text:span></text:p>
        <text:p text:style-name="P7"><text:span text:style-name="CharStyle6"><text:span text:style-name="T1156">Ke</text:span></text:span><text:span text:style-name="CharStyle6"><text:span text:style-name="T1177">ď</text:span></text:span><text:span text:style-name="CharStyle6"><text:span text:style-name="T1156"> sa hlavátka von vzala z tej tekutiny, v ktorej sa varila, nechá sa táto tekutina so všetkými ostatnými prídavkami pomály variť, k čomu sa pridaj</text:span></text:span><text:span text:style-name="CharStyle6"><text:span text:style-name="T1177">ú</text:span></text:span><text:span text:style-name="CharStyle6"><text:span text:style-name="T1156"> surové ryby. Z viziny mechúr (Hausenblase) asi na jedon lôt sa na drobno roztrhá, nechá sa s predošlým variť; jestli sa ale táto teku­tina z ryby na aspik potrebovať bude, nesmie sa hlavátka veľmi soliť; to sa potom precedí cez sito, odloží sa na chladné miesto a nechá sa až do druhého dňa k vystydnutiu, masť ale z vrchu sa soberie a rozpustí. Do kastrola dá sa šesť bielkov, to sa roztrepe na slabý sňa</text:span></text:span><text:span text:style-name="CharStyle6"><text:span text:style-name="T1177">h</text:span></text:span><text:span text:style-name="CharStyle6"><text:span text:style-name="T1156">, vleje sa doň, spolu sa dobre rozmieša, pridá sa z pár citronov šťava, </text:span></text:span><text:span text:style-name="CharStyle6"><text:span text:style-name="T1177">t</text:span></text:span><text:span text:style-name="CharStyle6"><text:span text:style-name="T1156">arkanový ocot a trochu karmelu, aby malo barvu, varečkou sa mieša na ohni, kým sa nezvarí, na prichystané plátno vyliať a tak sa pokračuje, jako stojí pod č. 134. V</text:span></text:span><text:span text:style-name="CharStyle6"><text:span text:style-name="T1177">i</text:span></text:span><text:span text:style-name="CharStyle6"><text:span text:style-name="T1156">zový mechúr môže sa prv prichystať a prečistený doň vliať. Čistý navarený aspik dá sa do pohárov, v ktorých sa ovocie zavára, tieto sa naplnia tak, aby z vrchu bolo ešte prázdne na pol druha prsta, na vrch pohára dá sa čisté plátno, na to rozmočený mechúr, ktorý sa motúzom dobre zaviaže, aspik tento dá sa do pary k zvareniu, potom sa na stranu odloží, nechá sa za­kryt</text:span></text:span><text:span text:style-name="CharStyle6"><text:span text:style-name="T1177">e</text:span></text:span><text:span text:style-name="CharStyle6"><text:span text:style-name="T1156"> stáť k vystydnutiu. potom sa poháre poutierajú, od­ložia sa na suché a chladné miesto a nechá sa na dlhé časy držať a kedykoľvek sa môže potrebovať.</text:span></text:span></text:p>
        <text:p text:style-name="P32"><text:span text:style-name="CharStyle6"><text:span text:style-name="T1156"/></text:span></text:p>
        <text:p text:style-name="P33"><text:span text:style-name="CharStyle6"><text:span text:style-name="T1156">144. Hlavátka v aspikovej obrubnej (ráfovej) furme.</text:span></text:span></text:p>
        <text:p text:style-name="P89"><text:span text:style-name="CharStyle6"><text:span text:style-name="T1156"/></text:span></text:p>
        <text:p text:style-name="P91"><text:span text:style-name="CharStyle6"><text:span text:style-name="T1156">Furma, ktorej dno je v prostriedku hlbšie nežli od krajov vôkol, zapraví sa do ľadu, naplní sa aspikom a nechá sa stuhn</text:span></text:span><text:span text:style-name="CharStyle6"><text:span text:style-name="T1177">u</text:span></text:span><text:span text:style-name="CharStyle6"><text:span text:style-name="T1156">ť. Z pozostalej hlavátky pekné kúsky sa prichy­stajú, nechajú sa na chladnom mieste stáť; potom dľa zvýš opísaného spôsobu urobí sa majones, doň sa vytlačí citronová šťava a nechá sa tiež na chladnom stáť. Tak tiež sa pri­chystajú hlávky pekného šalátu a pár vajec uvarí sa na tvrdo. Pred jedením vezne sa forma s aspikom von, zamočí </text:span></text:span><text:soft-page-break/><text:span text:style-name="CharStyle6"><text:span text:style-name="T1156">sa do letnej polievky, vyvráti sa na mysu, do prostriedku ukladá sa hlavátka a po nej prichystaný majones; z pozostalého majonesu ale robia sa cez škarniclu pekné cirády, to sa rakovými chvostikami vôkol obkladie, prichystaný šalát dá</text:span></text:span><text:span text:style-name="CharStyle11"><text:span text:style-name="T1156"> </text:span></text:span><text:span text:style-name="CharStyle6"><text:span text:style-name="T1156">sa okolo aspiku na mysu a naň pri</text:span></text:span><text:span text:style-name="CharStyle6"><text:span text:style-name="T1177">ndú</text:span></text:span><text:span text:style-name="CharStyle6"><text:span text:style-name="T1156"> na križalky pokrá­jané uvarené tvrdé vajcia. Konečne sa dva uvarené žltky rozmiešajú s olejom a tarkanovým octom, doň prinde ešte za ližicu horčice a s tým sa šalát poleje.</text:span></text:span></text:p>
        <text:p text:style-name="P32"><text:span text:style-name="CharStyle6"><text:span text:style-name="T1156"/></text:span></text:p>
        <text:p text:style-name="P33"><text:span text:style-name="CharStyle6"><text:span text:style-name="T1156">145. Miešaná asietla v aspiku.</text:span></text:span></text:p>
        <text:p text:style-name="P89"><text:span text:style-name="CharStyle6"><text:span text:style-name="T1156"/></text:span></text:p>
        <text:p text:style-name="P91"><text:span text:style-name="CharStyle6"><text:span text:style-name="T1156">Peklovaný jazyk krája sa na tenké listy a z neho sa vykrajujú okrúhle kúsky; mladé kurence prichystajú sa na spôsob pod č. 139 opísaný: zo šovdry, na ktorej i slaninka byť musí, pokrájajú sa tenké kúsky; dvacať rakov uvarí sa v slanej vode, z chvost</text:span></text:span><text:span text:style-name="CharStyle6"><text:span text:style-name="T1177">i</text:span></text:span><text:span text:style-name="CharStyle6"><text:span text:style-name="T1156">kov šupa sa zoberie, žila sa von vezne, rozrežú sa prez poly, aby pol chrbta ostalo, a aby mohly hore koncom stáť, dajú sa do kastrola, nane pár ližíc aspiku, v ňom sa poobracajú a všetky udané prídavky nechajú sa na chladnom stáť. Do furmy na pol druha prsta naleje sa aspiku, dá sa do ľadu a po stuhnutí urobí sa z pri­chystaného jazyka v diaľke pol prsta od furmy veniec, po­kvapká sa aspikom; keď stuhne, doleje sa aspiku, aby jazyk celkom zakrytý bol: po stuhnutí aspiku dajú sa naň kurence, doleje sa aspiku; po stuhnutí dá sa šovdra, doleje sa aspiku až sa furma doplní. Potom sa to nechá stuhnuť, pred obedom omočí sa furma do letnej vody, vyvráti sa na mysu, okolo sa obklad</text:span></text:span><text:span text:style-name="CharStyle6"><text:span text:style-name="T1177">ú</text:span></text:span><text:span text:style-name="CharStyle6"><text:span text:style-name="T1156"> raky, na tri uhly nakrája sa aspik a urobí sa z neho okolo rakov veniec.</text:span></text:span></text:p>
        <text:p text:style-name="P3"><text:span text:style-name="CharStyle6"><text:span text:style-name="T1156"/></text:span></text:p>
        <text:p text:style-name="P7"><text:span text:style-name="CharStyle6"><text:span text:style-name="T1156">146. Hlavátka s hol</text:span></text:span><text:span text:style-name="CharStyle6"><text:span text:style-name="T1177">l</text:span></text:span><text:span text:style-name="CharStyle6"><text:span text:style-name="T1156">andskou omáčkou a s krump</text:span></text:span><text:span text:style-name="CharStyle6"><text:span text:style-name="T1177">l</text:span></text:span><text:span text:style-name="CharStyle6"><text:span text:style-name="T1156">ami.</text:span></text:span></text:p>
        <text:p text:style-name="P89"><text:span text:style-name="CharStyle6"><text:span text:style-name="T1156"/></text:span></text:p>
        <text:p text:style-name="P91"><text:span text:style-name="CharStyle6"><text:span text:style-name="T1156">Pozostalé kúsky z hlavátky prichystajú sa do nízkej nádoby, porozkladajú sa, nane sa vyleje z látky, v ktorej sa varila, a nechá sa na horúcom mieste stáť. Do kastrola dá sa kus čerstvého masla, nechá sa rozpustiť, nie ale na žlto, pridá sa krájaný petržel, krumple uvarené a olúpané sa obkrúžlia, aby mal</text:span></text:span><text:span text:style-name="CharStyle6"><text:span text:style-name="T1177">y</text:span></text:span><text:span text:style-name="CharStyle6"><text:span text:style-name="T1156"> jednakú podobu, dajú sa do masla, posolia sa, pred nastoľovaním do </text:span></text:span><text:soft-page-break/><text:span text:style-name="CharStyle6"><text:span text:style-name="T1156">okrúhla sa ukladú prichystané kúsky hlavátky, krumple dajú sa do prostriedku; do masla dá sa pár ližíc smotanky; citronová </text:span></text:span><text:span text:style-name="CharStyle6"><text:span text:style-name="T1177">šč</text:span></text:span><text:span text:style-name="CharStyle6"><text:span text:style-name="T1156">ava, to sa chytro spolu sv</text:span></text:span><text:span text:style-name="CharStyle6"><text:span text:style-name="T1177">a</text:span></text:span><text:span text:style-name="CharStyle6"><text:span text:style-name="T1156">r</text:span></text:span><text:span text:style-name="CharStyle6"><text:span text:style-name="T1177">í</text:span></text:span><text:span text:style-name="CharStyle6"><text:span text:style-name="T1156">, h</text:span></text:span><text:span text:style-name="CharStyle6"><text:span text:style-name="T1177">l</text:span></text:span><text:span text:style-name="CharStyle6"><text:span text:style-name="T1156">avátka tým sa obleje jako i krumple, čo všecko horúce musí prísť na stôl.</text:span></text:span></text:p>
        <text:p text:style-name="P39"><text:span text:style-name="CharStyle6"><text:span text:style-name="T1156"/></text:span></text:p>
        <text:p text:style-name="P40"><text:span text:style-name="CharStyle6"><text:span text:style-name="T1156">147. Stružky (šnic</text:span></text:span><text:span text:style-name="CharStyle6"><text:span text:style-name="T1177">l</text:span></text:span><text:span text:style-name="CharStyle6"><text:span text:style-name="T1156">e) z hlavátky na rošti pe</text:span></text:span><text:span text:style-name="CharStyle6"><text:span text:style-name="T1177">č</text:span></text:span><text:span text:style-name="CharStyle6"><text:span text:style-name="T1156">ené.</text:span></text:span></text:p>
        <text:p text:style-name="P89"><text:span text:style-name="CharStyle6"><text:span text:style-name="T1156"/></text:span></text:p>
        <text:p text:style-name="P91"><text:span text:style-name="CharStyle6"><text:span text:style-name="T1156">Zo surovej hlavátky poreže sa kus z hlavy na asi pol prsta hrubé stružky jednej veľkosti, nechajú sa za hodinu v soli stáť, rozklad</text:span></text:span><text:span text:style-name="CharStyle6"><text:span text:style-name="T1177">ú</text:span></text:span><text:span text:style-name="CharStyle6"><text:span text:style-name="T1156"> sa na rozstreté čisté plátno, rosol sa vy­tlačí z n</text:span></text:span><text:span text:style-name="CharStyle6"><text:span text:style-name="T1177">í</text:span></text:span><text:span text:style-name="CharStyle6"><text:span text:style-name="T1156">ch, potom sa poklad</text:span></text:span><text:span text:style-name="CharStyle6"><text:span text:style-name="T1177">ú</text:span></text:span><text:span text:style-name="CharStyle6"><text:span text:style-name="T1156"> do hrnčenej mysy, nane sa naleje pár ližíc oleja, vytlačí sa citronová šťava, pridá sa zeleného petrželu, na listy pokrájanej cibule a miešaného tlčeného korenia, a nechá sa za hodinu stáť. Hodinou pred nasto</text:span></text:span><text:span text:style-name="CharStyle6"><text:span text:style-name="T1177">l</text:span></text:span><text:span text:style-name="CharStyle6"><text:span text:style-name="T1156">ovaním každý kúsok sa očistí, na r</text:span></text:span><text:span text:style-name="CharStyle6"><text:span text:style-name="T1177">ô</text:span></text:span><text:span text:style-name="CharStyle6"><text:span text:style-name="T1156">št pokladie a na voľnom ohni sa pečie; </text:span></text:span><text:span text:style-name="CharStyle6"><text:span text:style-name="T1177">ď</text:span></text:span><text:span text:style-name="CharStyle6"><text:span text:style-name="T1156">alej sa obmáča krídelkom tou látkou, kde sa ryba marinovala, na obe strany sa odpečie a na mysu poriadne poukladá. Pod č. 92 prichystaná omáčka sa vezne do kastrola, jako i pár ližíc tarkanového octu, toľko smotanky a drobno krájané kaprly, to sa spolu zvarí a dá sa osobytne do šálky.</text:span></text:span></text:p>
        <text:p text:style-name="P141"><text:span text:style-name="CharStyle6"><text:span text:style-name="T1156"/></text:span></text:p>
        <text:p text:style-name="P142"><text:span text:style-name="CharStyle6"><text:span text:style-name="T1156">148. Stružky z hlavátky na iný spôsob.</text:span></text:span></text:p>
        <text:p text:style-name="P89"><text:span text:style-name="CharStyle6"><text:span text:style-name="T1156"/></text:span></text:p>
        <text:p text:style-name="P91"><text:span text:style-name="CharStyle6"><text:span text:style-name="T1156">Stružky z ryby prichystajú sa dľa zvýš udaného spôsobu, posolené a miešaným korením posypané nechajú sa stáť; na tanieri roztrepe sa pár žltkov s rozpusteným čerstvým maslom, každý kúsok ryby do toho sa omáča a žemľovými omrvin­kami sa obsype. V kastroli rozpustí sa kus masla, čisté sa zleje do tepše, prichystané kúsky ryby jedon po druhom na to sa porozkladajú a odložia sa na chladné miesto. Asi štvrť hodinou pred nasto</text:span></text:span><text:span text:style-name="CharStyle6"><text:span text:style-name="T1177">l</text:span></text:span><text:span text:style-name="CharStyle6"><text:span text:style-name="T1156">ovaním odpečú sa, aby z oboch strán dostaly žltú barvu, na mysu sa poriadne poukladajú, osobytne do šálky ale pri</text:span></text:span><text:span text:style-name="CharStyle6"><text:span text:style-name="T1177">n</text:span></text:span><text:span text:style-name="CharStyle6"><text:span text:style-name="T1156">de citronová omáčka.</text:span></text:span></text:p>
        <text:p text:style-name="P4"><text:span text:style-name="CharStyle11"><text:span text:style-name="T1156"/></text:span></text:p>
        <text:p text:style-name="P39"><text:span text:style-name="CharStyle6"><text:span text:style-name="T1156">149. Vysmažené pstruhy.</text:span></text:span></text:p>
        <text:p text:style-name="P89"><text:span text:style-name="CharStyle6"><text:span text:style-name="T1156"/></text:span></text:p>
        <text:p text:style-name="P91"><text:soft-page-break/><text:span text:style-name="CharStyle6"><text:span text:style-name="T1156">Pstruh ohľadom chuti prevyšuje i hlavátku, má biele a ľahké mäso, tak ž</text:span></text:span><text:span text:style-name="CharStyle6"><text:span text:style-name="T1177">e</text:span></text:span><text:span text:style-name="CharStyle6"><text:span text:style-name="T1156"> i chorý môže ho užívať. K tomuto jedlu vezne sa dľa potreby istý počet pstruhov jednej velikosti, najprv ich treba vypitvať a vymyť, potom sa poklad</text:span></text:span><text:span text:style-name="CharStyle6"><text:span text:style-name="T1177">ú</text:span></text:span><text:span text:style-name="CharStyle6"><text:span text:style-name="T1156"> na mysu, zasolia </text:span></text:span><text:span text:style-name="CharStyle6"><text:span text:style-name="T1177">s</text:span></text:span><text:span text:style-name="CharStyle6"><text:span text:style-name="T1156">a a </text:span></text:span><text:span text:style-name="CharStyle6"><text:span text:style-name="T1177">nech</text:span></text:span><text:span text:style-name="CharStyle6"><text:span text:style-name="T1156">ajú sa na chladnom mieste stáť. Potom sa vyberú zo soli na plátno, rosol z nich sa vytlačí a poobracaj</text:span></text:span><text:span text:style-name="CharStyle6"><text:span text:style-name="T1177">ú</text:span></text:span><text:span text:style-name="CharStyle6"><text:span text:style-name="T1156"> sa v múke. Na tanieri sa roztrepe vajce, každý už om</text:span></text:span><text:span text:style-name="CharStyle6"><text:span text:style-name="T1177">ú</text:span></text:span><text:span text:style-name="CharStyle6"><text:span text:style-name="T1156">čený kus doň sa namáča, žemľovými omrvinkami sa obsype </text:span></text:span><text:span text:style-name="CharStyle6"><text:span text:style-name="T1177">a pred</text:span></text:span><text:span text:style-name="CharStyle6"><text:span text:style-name="T1156"> nasto</text:span></text:span><text:span text:style-name="CharStyle6"><text:span text:style-name="T1177">l</text:span></text:span><text:span text:style-name="CharStyle6"><text:span text:style-name="T1156">ovaním vysmažia sa v horúcom masle na žlto, dobre sa nechajú z masti odtiecť, na mysu sa rozstrie servýt, ryby naň sa poukladajú, prichystaný zelený petržel hodí sa do horúceho masla, chytro sa z neho v</text:span></text:span><text:span text:style-name="CharStyle6"><text:span text:style-name="T1177">y</text:span></text:span><text:span text:style-name="CharStyle6"><text:span text:style-name="T1156">bere, z masti sa odcedí a tým sa garnirujú ryby; k tomu sa ešte pridá citron.</text:span></text:span></text:p>
        <text:p text:style-name="P39"><text:span text:style-name="CharStyle6"><text:span text:style-name="T1156"/></text:span></text:p>
        <text:p text:style-name="P40"><text:span text:style-name="CharStyle6"><text:span text:style-name="T1156">150. Marinované pstruhy.</text:span></text:span></text:p>
        <text:p text:style-name="P89"><text:span text:style-name="CharStyle6"><text:span text:style-name="T1156"/></text:span></text:p>
        <text:p text:style-name="P91"><text:span text:style-name="CharStyle6"><text:span text:style-name="T1156">So pstruhami sa pokračuje dľa predošlého predpisu. Na listy pokrájaná cibuľa dá sa do kastrola, na ňu sa vyleje pol žajdlika octu, pridá sa pár zrnok korenia a bobkový list, to sa nechá zakryté spolu za štvrť hodinu variť, vyleje sa na vysmažené ryby, po vystydnutí vyleje sa nane za pár ližíc oleja, nechajú sa za pár hodín stáť a pred nastolovaním poriadne sa poklad</text:span></text:span><text:span text:style-name="CharStyle6"><text:span text:style-name="T1177">ú</text:span></text:span><text:span text:style-name="CharStyle6"><text:span text:style-name="T1156"> na podlhovatú mysu a marinád nane sa vyleje.</text:span></text:span></text:p>
        <text:p text:style-name="P39"><text:span text:style-name="CharStyle6"><text:span text:style-name="T1156"/></text:span></text:p>
        <text:p text:style-name="P40"><text:span text:style-name="CharStyle6"><text:span text:style-name="T1156">151. Kotletky zo pstruhov.</text:span></text:span></text:p>
        <text:p text:style-name="P89"><text:span text:style-name="CharStyle6"><text:span text:style-name="T1156"/></text:span></text:p>
        <text:p text:style-name="P91"><text:span text:style-name="CharStyle6"><text:span text:style-name="T1156">K tomuto by škoda, bolo pekné pstruhy posekať, z ma­lých surových pstruhov ale nedá sa mäso celkom poodrezovať, preto prichystané v slanej vode nechajú sa zvariť a a po vystydnutí dá sa mäso dobre odobrať, potlčie sa v ma­žiari, v mlieku namočená žemla sa vytisne, dá sa do masla v kastrole, pridajú sa dve celé vajcia a to sa spolu mieša, kým sa massa od dna neod</text:span></text:span><text:span text:style-name="CharStyle6"><text:span text:style-name="T1177">l</text:span></text:span><text:span text:style-name="CharStyle6"><text:span text:style-name="T1156">učuje. potom sa dá k rybám do</text:span></text:span><text:span text:style-name="CharStyle11"><text:span text:style-name="T1156"> </text:span></text:span><text:span text:style-name="CharStyle6"><text:span text:style-name="T1156">mažiara, spolu sa potlčie, posolí, tri žltky k tomu, pretrie sa prez sito a z toho sa robia okrúhle kotletky jednej velikosti, každá sa zamočí do roztrepaného vajca a obsype sa žemľovými mrvinkami</text:span></text:span><text:span text:style-name="CharStyle6"><text:span text:style-name="T1288">;</text:span></text:span><text:span text:style-name="CharStyle6"><text:span text:style-name="T1156"> čerstvé maslo sa rozpust</text:span></text:span><text:span text:style-name="CharStyle6"><text:span text:style-name="T1177">í</text:span></text:span><text:span text:style-name="CharStyle6"><text:span text:style-name="T1156">, čisté sa odleje na tepšu, doň sa kotletky poriadne </text:span></text:span><text:soft-page-break/><text:span text:style-name="CharStyle6"><text:span text:style-name="T1156">poukladajú, odložia sa na studené miesto, pred nastolovaním odpečú sa na žlto, po­kladá sa na mysu do okrúhla, pod č. 122 prichystané rago s pár ž</text:span></text:span><text:span text:style-name="CharStyle6"><text:span text:style-name="T1177">l</text:span></text:span><text:span text:style-name="CharStyle6"><text:span text:style-name="T1156">tkami sa zalegiruje, to sa dá do prostriedku a obleje sa látkou zo žíja. Toto sa môže i na pôstny deň na asietlu upotrebiť.</text:span></text:span></text:p>
        <text:p text:style-name="P39"><text:span text:style-name="CharStyle6"><text:span text:style-name="T1156"/></text:span></text:p>
        <text:p text:style-name="P40"><text:span text:style-name="CharStyle6"><text:span text:style-name="T1156">152. Pstruhy s rakovým rago.</text:span></text:span></text:p>
        <text:p text:style-name="P89"><text:span text:style-name="CharStyle6"><text:span text:style-name="T1156"/></text:span></text:p>
        <text:p text:style-name="P91"><text:span text:style-name="CharStyle6"><text:span text:style-name="T1156">Istý počeť pekných pstruhov rozkrája sa na polovic a rovnaké kúsky z nich sa režú, aby sa mohly poriadne na mysu poklásť. Potom sa zasolia, pod č. 19. udaná raková masť sa rozpustí, každý kúsok ryby doň sa omočí, pokladie sa na tepšu, papier pomastí sa rakovou masťou, ryby sa celkom zakryjú, aby nane neprišlo žiadne povetrie a odložia sa na studené miesto. Rakov 30 uvarí sa v slanej vode, mäso z nich sa povyberá, do kastrola sa dá kus čerstvého masla a za hrsť žemľových omrvi</text:span></text:span><text:span text:style-name="CharStyle6"><text:span text:style-name="T1177">n</text:span></text:span><text:span text:style-name="CharStyle6"><text:span text:style-name="T1156">ôk, ktoré sa na žlto upražia, zaleje sa smotankou, očistené rakové mäso pokrája sa na kocky a dá sa do kastrola, pár razí sa zvarí a posolí. Konečne sa zalegiruje pár ližíc rakovej masti s troma ž</text:span></text:span><text:span text:style-name="CharStyle6"><text:span text:style-name="T1177">l</text:span></text:span><text:span text:style-name="CharStyle6"><text:span text:style-name="T1156">tkami, odloží sa na teplé miesto, prichystaná ryba pozorne sa na voľnom ohni na obe strany odpečie, ukladá sa na okrúhlu mysu a rago dá sa do prostriedku.</text:span></text:span></text:p>
        <text:p text:style-name="P39"><text:span text:style-name="CharStyle6"><text:span text:style-name="T1156"/></text:span></text:p>
        <text:p text:style-name="P40"><text:span text:style-name="CharStyle6"><text:span text:style-name="T1156">153. Pstruhy na nemecký spôsob.</text:span></text:span></text:p>
        <text:p text:style-name="P89"><text:span text:style-name="CharStyle6"><text:span text:style-name="T1156"/></text:span></text:p>
        <text:p text:style-name="P91"><text:span text:style-name="CharStyle6"><text:span text:style-name="T1156">Pstruhy sa prichystajú dľa zvýš udaného spôsobu, za­solia sa a nechajú sa za hodinu v soli stáť; zo soli vyberú sa na čisté plátno, rosol sa vytlačí </text:span></text:span><text:span text:style-name="CharStyle6"><text:span text:style-name="T1177">z</text:span></text:span><text:span text:style-name="CharStyle6"><text:span text:style-name="T1156"> rýb, kus čerstvého masla rozpustí sa na ohni, zleje sa čisté na tanier, doň prindú tri žltky a drobno krájaný petržel</text:span></text:span><text:span text:style-name="CharStyle6"><text:span text:style-name="T1177">,</text:span></text:span><text:span text:style-name="CharStyle6"><text:span text:style-name="T1156"> to sa dobre spolu roz­mieša, každý kúsok doň sa omáča a žemľovými mrvinami</text:span></text:span><text:span text:style-name="CharStyle11"><text:span text:style-name="T1156"> </text:span></text:span><text:span text:style-name="CharStyle6"><text:span text:style-name="T1156">obsype. Do tepše sa dá čistého masla, na to sa kusy zo pstruhov porozkladajú a odložia sa na studené miesto. Štvrť hodinou pred nastoľovaním odpečú sa žlto na obe strany, do okrúhla na mysu sa poklad</text:span></text:span><text:span text:style-name="CharStyle6"><text:span text:style-name="T1177">ú</text:span></text:span><text:span text:style-name="CharStyle6"><text:span text:style-name="T1156"> a pripravená biela citronová omáčka vyleje sa do prostriedku.</text:span></text:span></text:p>
        <text:p text:style-name="P39"><text:span text:style-name="CharStyle6"><text:span text:style-name="T1156"/></text:span></text:p>
        <text:p text:style-name="P40"><text:soft-page-break/><text:span text:style-name="CharStyle6"><text:span text:style-name="T1156">154. Pstruhy s majonesom, rakmi a sardeImi.</text:span></text:span></text:p>
        <text:p text:style-name="P89"><text:span text:style-name="CharStyle6"><text:span text:style-name="T1156"/></text:span></text:p>
        <text:p text:style-name="P91"><text:span text:style-name="CharStyle6"><text:span text:style-name="T1156">Pekné pstruhy na polov</text:span></text:span><text:span text:style-name="CharStyle6"><text:span text:style-name="T1177">i</text:span></text:span><text:span text:style-name="CharStyle6"><text:span text:style-name="T1156">c sa rozrežú, z ost</text:span></text:span><text:span text:style-name="CharStyle6"><text:span text:style-name="T1177">í</text:span></text:span><text:span text:style-name="CharStyle6"><text:span text:style-name="T1156"> sa očistia, aby mäso čisté bolo, pokrájajú sa na pekné kúsky, zasolia sa, nechajú sa zasolené za pol hodiny stáť, vyberú sa von na čisté plátno, rosol z nich sa vytlačí, každý kúsok sa zamoč</text:span></text:span><text:span text:style-name="CharStyle6"><text:span text:style-name="T1177">í</text:span></text:span><text:span text:style-name="CharStyle6"><text:span text:style-name="T1156"> do rozpusteného čerstvého masla, rozk</text:span></text:span><text:span text:style-name="CharStyle6"><text:span text:style-name="T1177">l</text:span></text:span><text:span text:style-name="CharStyle6"><text:span text:style-name="T1156">adie sa na tepšu, odpečie sa na voľnom ohni, aby pekné biele ostalo, vyberie sa na čistú tablicu alebo plech, nane zvrchu položí sa čistá tenká daštička, na ktorú sa dačo ľahkého položí, aby boly kúsky zo pstruhov pod malým tlakom, a to sa tak odloží na chladné miesto. Potom sa dajú do nádoby dva surové žltky, na ľade sa ustavične miešaj</text:span></text:span><text:span text:style-name="CharStyle6"><text:span text:style-name="T1177">u</text:span></text:span><text:span text:style-name="CharStyle6"><text:span text:style-name="T1156">, do toho prinde za ližicu oleja, po vsiaknutí z novu oleja a tak sa pokračuje dľa potreby; pridá sa ešte citronová šťava a celé sa posolí. Desať kusov sardel umyje a očistí sa vo vode, mäso od ostí sa oddelí, z chvost</text:span></text:span><text:span text:style-name="CharStyle6"><text:span text:style-name="T1177">i</text:span></text:span><text:span text:style-name="CharStyle6"><text:span text:style-name="T1156">kov </text:span></text:span><text:span text:style-name="CharStyle6"><text:span text:style-name="T1177">š</text:span></text:span><text:span text:style-name="CharStyle6"><text:span text:style-name="T1156">upa sa zobere a prez polov</text:span></text:span><text:span text:style-name="CharStyle6"><text:span text:style-name="T1177">i</text:span></text:span><text:span text:style-name="CharStyle6"><text:span text:style-name="T1156">c sa rozkroja: </text:span></text:span><text:span text:style-name="CharStyle6"><text:span text:style-name="T1177">í</text:span></text:span><text:span text:style-name="CharStyle6"><text:span text:style-name="T1156">kry (kaviar) olejom sa prichystajú a pred nasto</text:span></text:span><text:span text:style-name="CharStyle6"><text:span text:style-name="T1177">l</text:span></text:span><text:span text:style-name="CharStyle6"><text:span text:style-name="T1156">ovaním máča sa ryba do majonesu, ukladá sa na mysu, z vrchu okolo nej dajú sa raky hore koncom, vedľa rakov prindú vôkol ikry, okolo týchto prichystané sardely, pozostalý majones ale pekne sa usporiada na vrch.</text:span></text:span></text:p>
        <text:p text:style-name="P39"><text:span text:style-name="CharStyle6"><text:span text:style-name="T1156"/></text:span></text:p>
        <text:p text:style-name="P40"><text:span text:style-name="CharStyle6"><text:span text:style-name="T1156">155. Vysmažený kapor.</text:span></text:span></text:p>
        <text:p text:style-name="P89"><text:span text:style-name="CharStyle6"><text:span text:style-name="T1156"/></text:span></text:p>
        <text:p text:style-name="P91"><text:span text:style-name="CharStyle6"><text:span text:style-name="T1156">Najprv sa z kapra šupa nožom zoškrabe, potom sa vy­pitve, z krvy čisto umyje, na kúsky poseká, zasolí, nechá sa za hodinu zasolené stáť, kusy sa vyberú na čisté plátno, rosol sa vytlačí, každý kus sa v múke poobracia, vajce s vodou sa roztrepe, ryba sa do</text:span></text:span><text:span text:style-name="CharStyle6"><text:span text:style-name="T1177">ň</text:span></text:span><text:span text:style-name="CharStyle6"><text:span text:style-name="T1156"> namáča a žemľovými mrvinami obsype a vysmáža sa v masle na žltobrunátno. Z masti</text:span></text:span><text:span text:style-name="CharStyle11"><text:span text:style-name="T1156"> </text:span></text:span><text:span text:style-name="CharStyle6"><text:span text:style-name="T1156">dobre sa odced</text:span></text:span><text:span text:style-name="CharStyle6"><text:span text:style-name="T1177">í</text:span></text:span><text:span text:style-name="CharStyle6"><text:span text:style-name="T1156">, na papier sa vyloží, servýt na mysu, ryba poriadne sa složí a za horúca sa dá na stôl.</text:span></text:span></text:p>
        <text:p text:style-name="P39"><text:span text:style-name="CharStyle6"><text:span text:style-name="T1156"/></text:span></text:p>
        <text:p text:style-name="P40"><text:span text:style-name="CharStyle6"><text:span text:style-name="T1156">156. Marinovaný kapor.</text:span></text:span></text:p>
        <text:p text:style-name="P89"><text:span text:style-name="CharStyle6"><text:span text:style-name="T1156"/></text:span></text:p>
        <text:p text:style-name="P91"><text:span text:style-name="CharStyle6"><text:span text:style-name="T1156">Dľa zvýš udaného spôsobu prichystaný a vysmažený kapor nechá sa </text:span></text:span><text:soft-page-break/><text:span text:style-name="CharStyle6"><text:span text:style-name="T1156">vystydnuť, poukladá sa do nádoby, každý kúsok obleje sa dobrým vínovým octom, naň sa dá na listy pokrájaná cibuľa, za pár ližíc kaprly a málo miešaného korenia, dobre zakryté nechá sa na chladnom mieste stáť a dľa žiadosti sa upotrebuje.</text:span></text:span></text:p>
        <text:p text:style-name="P39"><text:span text:style-name="CharStyle6"><text:span text:style-name="T1156"/></text:span></text:p>
        <text:p text:style-name="P40"><text:span text:style-name="CharStyle6"><text:span text:style-name="T1156">157. Kapor na iný spôsob.</text:span></text:span></text:p>
        <text:p text:style-name="P89"><text:span text:style-name="CharStyle6"><text:span text:style-name="T1156"/></text:span></text:p>
        <text:p text:style-name="P91"><text:span text:style-name="CharStyle6"><text:span text:style-name="T1156">Očistený a umytý kapor prereže sa na polov</text:span></text:span><text:span text:style-name="CharStyle6"><text:span text:style-name="T1177">i</text:span></text:span><text:span text:style-name="CharStyle6"><text:span text:style-name="T1156">c, na dva prsty šírky ponarezuje sa do mäsa, posolí sa a ostane v soli jako i iné ryby za hodinu; potom sa položí na plátno, rosol z neho sa vytlačí a do múky sa zaobála. Do dlhej nádoby dá sa kus masla; v ňom sa ryba na žlto odpečie, z masti sa v</text:span></text:span><text:span text:style-name="CharStyle6"><text:span text:style-name="T1177">y</text:span></text:span><text:span text:style-name="CharStyle6"><text:span text:style-name="T1156">bere, pokrája sa na kúsky a pokladie sa na mysu. Do masti, v ktorej sa kapor piekol, dá sa pol ližice múky, smotanky, posekané kaperly a trochu octu, to sa dobre zvarí a ryba tým sa obleje.</text:span></text:span></text:p>
        <text:p text:style-name="P39"><text:span text:style-name="CharStyle6"><text:span text:style-name="T1156"/></text:span></text:p>
        <text:p text:style-name="P40"><text:span text:style-name="CharStyle6"><text:span text:style-name="T1156">158. Kapor s bočporovo</text:span></text:span><text:span text:style-name="CharStyle6"><text:span text:style-name="T1177">u</text:span></text:span><text:span text:style-name="CharStyle6"><text:span text:style-name="T1156"> omáčkou.</text:span></text:span></text:p>
        <text:p text:style-name="P89"><text:span text:style-name="CharStyle6"><text:span text:style-name="T1156"/></text:span></text:p>
        <text:p text:style-name="P91"><text:span text:style-name="CharStyle6"><text:span text:style-name="T1156">Kapor na kúsky sa poseká, v soli sa nechá stáť, vy­berie sa na plátno, rosol z neho sa vytlačí, zaobála sa do múky, r</text:span></text:span><text:span text:style-name="CharStyle6"><text:span text:style-name="T1177">ô</text:span></text:span><text:span text:style-name="CharStyle6"><text:span text:style-name="T1156">št sa pomastí maslom, naň prinde ryba, ktorá sa z oboch strán na uhlí z polovice odpečie. Do kastrola sa dá kus masla, doň sa dá pár ližíc žemľových omrviniek, v tom sa na žlto upraží, pridá sa za ližicu múky a tlčenej papriky, zaleje sa smotankou, ostatné doleje sa dľa potreby vodou. Octu sa toľko pridá, aby kyslé bolo; str</text:span></text:span><text:span text:style-name="CharStyle6"><text:span text:style-name="T1177">u</text:span></text:span><text:span text:style-name="CharStyle6"><text:span text:style-name="T1156">čok cesnaku sa očistí, na tablu sa dá na koniec noža soli, to sa spolu rozotrie a posolí, celé nechá sa zvariť, doň sa pokladie ryba, pár razí sa spolu sv</text:span></text:span><text:span text:style-name="CharStyle6"><text:span text:style-name="T1177">a</text:span></text:span><text:span text:style-name="CharStyle6"><text:span text:style-name="T1156">r</text:span></text:span><text:span text:style-name="CharStyle6"><text:span text:style-name="T1177">í</text:span></text:span><text:span text:style-name="CharStyle6"><text:span text:style-name="T1156"> a tak sa dá na stôl.</text:span></text:span></text:p>
        <text:p text:style-name="P4"><text:span text:style-name="CharStyle11"><text:span text:style-name="T1156"/></text:span></text:p>
        <text:p text:style-name="P39"><text:span text:style-name="CharStyle6"><text:span text:style-name="T1156">159. </text:span></text:span><text:span text:style-name="CharStyle6"><text:span text:style-name="T1177">Č</text:span></text:span><text:span text:style-name="CharStyle6"><text:span text:style-name="T1156">íky s bočporom.</text:span></text:span></text:p>
        <text:p text:style-name="P143"><text:span text:style-name="CharStyle6"><text:span text:style-name="T1156"/></text:span></text:p>
        <text:p text:style-name="P144"><text:span text:style-name="CharStyle6"><text:span text:style-name="T1156">Živé číky dajú sa do riečice (menuje sa to Durchschlag) alebo inej nádoby, nane sa hodí soli a chytro sa zakryjú, ináčej by vyskácaly, a nechajú sa stáť. Do inej ná­doby dá sa kus masla, v ktorom sa žemľové omrviny na žlto upražia, </text:span></text:span><text:soft-page-break/><text:span text:style-name="CharStyle6"><text:span text:style-name="T1156">pridá sa cibule, zaleje sa vodou alebo polievkou z ryby, okyslí a nechá sa variť, číky dajú sa do toho jako i smot</text:span></text:span><text:span text:style-name="CharStyle6"><text:span text:style-name="T1177">a</text:span></text:span><text:span text:style-name="CharStyle6"><text:span text:style-name="T1156">nka, struček cesnaku so solo</text:span></text:span><text:span text:style-name="CharStyle6"><text:span text:style-name="T1177">u</text:span></text:span><text:span text:style-name="CharStyle6"><text:span text:style-name="T1156">, to sa rozotrie a celé nechá sa spolu variť.</text:span></text:span></text:p>
        <text:p text:style-name="P39"><text:span text:style-name="CharStyle6"><text:span text:style-name="T1156"/></text:span></text:p>
        <text:p text:style-name="P40"><text:span text:style-name="CharStyle6"><text:span text:style-name="T1156">160. Číky s kapusnou polievkou.</text:span></text:span></text:p>
        <text:p text:style-name="P89"><text:span text:style-name="CharStyle6"><text:span text:style-name="T1156"/></text:span></text:p>
        <text:p text:style-name="P91"><text:span text:style-name="CharStyle6"><text:span text:style-name="T1156">Dľa potreby postaví sa do nádoby kapusnej polievky a za hrsť kapusty, nechá sa variť ako zvýš stojí, urobí sa zápražka, zaleje sa polievkou, kapusta na drobno posekaná pridá sa k tomu, číky prichystané tiež, kto je milovník papriky, môže sa i táto pridať, ostatnie sa robí dľa zvýš udaného spôsobu.</text:span></text:span></text:p>
        <text:p text:style-name="P39"><text:span text:style-name="CharStyle6"><text:span text:style-name="T1156"/></text:span></text:p>
        <text:p text:style-name="P40"><text:span text:style-name="CharStyle6"><text:span text:style-name="T1156">161. Vysmažené číky.</text:span></text:span></text:p>
        <text:p text:style-name="P89"><text:span text:style-name="CharStyle6"><text:span text:style-name="T1156"/></text:span></text:p>
        <text:p text:style-name="P91"><text:span text:style-name="CharStyle6"><text:span text:style-name="T1156">Keď číky v soli postály, vyberú sa na čisté plátno, vy­tlačia sa medzi rukami, v múke sa poobálajú, omáčajú sa do roztrepaného vajca, obsypú sa žemľovými omrvinami, v masle na žlto sa upražia, a v pôstny deň dajú sa osobytne ku kapuste na tanier. Stane sa, že sa všetke číky nemôžu naraz upotrebiť, tedy sa dá do ša</text:span></text:span><text:span text:style-name="CharStyle6"><text:span text:style-name="T1177">fl</text:span></text:span><text:span text:style-name="CharStyle6"><text:span text:style-name="T1156">a čistej vody, trochu sladkého mlieka a omrviny z chleba, každý deň sa ím dá čerstvá voda, a tak sa za dlhý čas udržia na </text:span></text:span><text:span text:style-name="CharStyle6"><text:span text:style-name="T1177">c</text:span></text:span><text:span text:style-name="CharStyle6"><text:span text:style-name="T1156">hladnom mieste.</text:span></text:span></text:p>
        <text:p text:style-name="P39"><text:span text:style-name="CharStyle6"><text:span text:style-name="T1156"/></text:span></text:p>
        <text:p text:style-name="P40"><text:span text:style-name="CharStyle6"><text:span text:style-name="T1156">162. Št ka v ros</text:span></text:span><text:span text:style-name="CharStyle6"><text:span text:style-name="T1177">o</text:span></text:span><text:span text:style-name="CharStyle6"><text:span text:style-name="T1156">le uvarená.</text:span></text:span></text:p>
        <text:p text:style-name="P89"><text:span text:style-name="CharStyle6"><text:span text:style-name="T1156"/></text:span></text:p>
        <text:p text:style-name="P91"><text:span text:style-name="CharStyle6"><text:span text:style-name="T1156">Štuka sa dá o mnoho lepšie potrebovať nežli kapor: ona má lepšie mäso, poneváč len malé ryby loví; následkom toho dáva sa celá k stolu. </text:span></text:span><text:span text:style-name="CharStyle6"><text:span text:style-name="T1177">Š</text:span></text:span><text:span text:style-name="CharStyle6"><text:span text:style-name="T1156">upa z nej sa ostrým nožom zreže, vypitve a vymyje sa, brkadlá sa poodsekujú, od hlavy</text:span></text:span><text:span text:style-name="CharStyle11"><text:span text:style-name="T1156"> </text:span></text:span><text:span text:style-name="CharStyle11"><text:span text:style-name="T1177">c</text:span></text:span><text:span text:style-name="CharStyle6"><text:span text:style-name="T1156">ez prostriedok rozreže sa na dvoje, skrúti sa zpátk</text:span></text:span><text:span text:style-name="CharStyle6"><text:span text:style-name="T1177">y</text:span></text:span><text:span text:style-name="CharStyle6"><text:span text:style-name="T1156">, oba konce sa do pysku strčia tak, aby mäso biele, kade sa roz­rezala, zvonku stálo, posolí a dá sa do nádoby: na listy po­krájaná cibuľa, korienky zelených vecí, voňavé zeliny, korenie, bobkový list a žajdlík octu sa pridá, nechá sa za­kryté stáť a ke</text:span></text:span><text:span text:style-name="CharStyle6"><text:span text:style-name="T1177">ď</text:span></text:span><text:span text:style-name="CharStyle6"><text:span text:style-name="T1156"> sa za hodinu marinovala, doleje sa vriacou vodou, aby ryba celkom zakrytá bola a </text:span></text:span><text:soft-page-break/><text:span text:style-name="CharStyle6"><text:span text:style-name="T1156">nechá sa variť, aby ani neostala surová, ani aby sa neprevarila</text:span></text:span><text:span text:style-name="CharStyle6"><text:span text:style-name="T1289">;</text:span></text:span><text:span text:style-name="CharStyle6"><text:span text:style-name="T1156"> potom sa odloží na stranu a pred nastoľovaním pozorne sa von vezne, aby v celosti na mysu prišla, podňu sa naleje z látky, v ktorej sa ryba varila, nožom sa nastrúha očisteného chrenu, dá sa okolo nej a serv</text:span></text:span><text:span text:style-name="CharStyle6"><text:span text:style-name="T1178">i</text:span></text:span><text:span text:style-name="CharStyle6"><text:span text:style-name="T1156">ruje sa octom a olejom.</text:span></text:span></text:p>
        <text:p text:style-name="P39"><text:span text:style-name="CharStyle6"><text:span text:style-name="T1156"/></text:span></text:p>
        <text:p text:style-name="P40"><text:span text:style-name="CharStyle6"><text:span text:style-name="T1156">163. </text:span></text:span><text:span text:style-name="CharStyle6"><text:span text:style-name="T1178">Š</text:span></text:span><text:span text:style-name="CharStyle6"><text:span text:style-name="T1156">tuka s hol</text:span></text:span><text:span text:style-name="CharStyle6"><text:span text:style-name="T1178">l</text:span></text:span><text:span text:style-name="CharStyle6"><text:span text:style-name="T1156">andskou omáčkou a s krumplami.</text:span></text:span></text:p>
        <text:p text:style-name="P89"><text:span text:style-name="CharStyle6"><text:span text:style-name="T1156"/></text:span></text:p>
        <text:p text:style-name="P7"><text:span text:style-name="CharStyle6"><text:span text:style-name="T1178">Š</text:span></text:span><text:span text:style-name="CharStyle6"><text:span text:style-name="T1156">tuka sa pripraví dľa zvýš udaného spôsobu; do kastrola dá sa kus čerstvého masla, doň drobno krájaný petržel, to nechá sa spolu na ohni užiari</text:span></text:span><text:span text:style-name="CharStyle6"><text:span text:style-name="T1178">ť</text:span></text:span><text:span text:style-name="CharStyle6"><text:span text:style-name="T1156">, do toho prinde za pár ližíc smotanky a citronová šťava, to sa spolu sv</text:span></text:span><text:span text:style-name="CharStyle6"><text:span text:style-name="T1178">a</text:span></text:span><text:span text:style-name="CharStyle6"><text:span text:style-name="T1156">r</text:span></text:span><text:span text:style-name="CharStyle6"><text:span text:style-name="T1178">í</text:span></text:span><text:span text:style-name="CharStyle6"><text:span text:style-name="T1156">, posolí a na horúcom mieste nechá stáť. Uvarené krumple sa obkrúžlia, do kastrola sa dá kus masla a drobno krájaný petržel, to sa posolí, doň prindú krumple, aby horúce </text:span></text:span><text:span text:style-name="CharStyle6"><text:span text:style-name="T1178">b</text:span></text:span><text:span text:style-name="CharStyle6"><text:span text:style-name="T1156">ol</text:span></text:span><text:span text:style-name="CharStyle6"><text:span text:style-name="T1178">y</text:span></text:span><text:span text:style-name="CharStyle6"><text:span text:style-name="T1156">, horúca štuka vezne sa von, položí sa na mysu, do prostriedku prindú krumple, to sa poleje s prichystanou omáčkou a celé musí prísť horúce na stôl.</text:span></text:span></text:p>
        <text:p text:style-name="P39"><text:span text:style-name="CharStyle6"><text:span text:style-name="T1156"/></text:span></text:p>
        <text:p text:style-name="P40"><text:span text:style-name="CharStyle6"><text:span text:style-name="T1156">164. Pečená špikovaná štuka.</text:span></text:span></text:p>
        <text:p text:style-name="P89"><text:span text:style-name="CharStyle6"><text:span text:style-name="T1156"/></text:span></text:p>
        <text:p text:style-name="P91"><text:span text:style-name="CharStyle6"><text:span text:style-name="T1156">Zo šesťfuntovej šťuky odreže sa šupa, aby biele mäso vyzeralo, vypitve a umyje sa, desať čerstvých sardel umyje a očistí sa vo vode, oddelia sa od kosti, nožom sa porovnajú, podlhovaté kúsky z n</text:span></text:span><text:span text:style-name="CharStyle6"><text:span text:style-name="T1178">í</text:span></text:span><text:span text:style-name="CharStyle6"><text:span text:style-name="T1156">ch sa krájajú, i slanina sa tak pokrája a tým sa štuka z oboch strán vo dva rady vyšpikuje a síce tak, že medzi tie dva slaninou špikované rady vyšpikuje sa jedon rad sardelami, to sa nasolí, miešaným korením obsype, pevný papier natrie sa čerstvým maslom, doň zakrúti a</text:span></text:span><text:span text:style-name="CharStyle11"><text:span text:style-name="T1156"> </text:span></text:span><text:span text:style-name="CharStyle6"><text:span text:style-name="T1156">zaviaže sa štuka, dá sa na plech a nechá sa v peci opatrne piecť. Asi štvrť hodinou pred nasto</text:span></text:span><text:span text:style-name="CharStyle6"><text:span text:style-name="T1178">l</text:span></text:span><text:span text:style-name="CharStyle6"><text:span text:style-name="T1156">ovaním papier pozorne sa dolu soberie, aby slanina ž</text:span></text:span><text:span text:style-name="CharStyle6"><text:span text:style-name="T1178">l</text:span></text:span><text:span text:style-name="CharStyle6"><text:span text:style-name="T1156">tú barvu dos</text:span></text:span><text:span text:style-name="CharStyle6"><text:span text:style-name="T1178">t</text:span></text:span><text:span text:style-name="CharStyle6"><text:span text:style-name="T1156">ala, ryba dá sa na dlhú mysu, osobyte do šálky ale dá sa sarde</text:span></text:span><text:span text:style-name="CharStyle6"><text:span text:style-name="T1178">l</text:span></text:span><text:span text:style-name="CharStyle6"><text:span text:style-name="T1156">ová omáčka.</text:span></text:span></text:p>
        <text:p text:style-name="P39"><text:span text:style-name="CharStyle6"><text:span text:style-name="T1156"/></text:span></text:p>
        <text:p text:style-name="P40"><text:span text:style-name="CharStyle6"><text:span text:style-name="T1156">165. Smažená štuka.</text:span></text:span></text:p>
        <text:p text:style-name="P89"><text:span text:style-name="CharStyle6"><text:span text:style-name="T1156"/></text:span></text:p>
        <text:p text:style-name="P91"><text:soft-page-break/><text:span text:style-name="CharStyle6"><text:span text:style-name="T1156">Očistená štuka poseká sa na kúsky asi na dva prsty zhrúbe, zasolí a nechá sa v soli stáť, v</text:span></text:span><text:span text:style-name="CharStyle6"><text:span text:style-name="T1178">y</text:span></text:span><text:span text:style-name="CharStyle6"><text:span text:style-name="T1156">bere sa na čisté plátno, z nej sa vytlačí rosol, kúsky do múky sa poobálajú, omáčajú sa do vajca, obsypú sa žemľovými omrvinkami, v horúcom masle na žlto sa usmaží a z masti nechá sa od­tiecť. Vykladá sa na papier, na mysu sa dá servýt, na</text:span></text:span><text:span text:style-name="CharStyle6"><text:span text:style-name="T1178">ň</text:span></text:span><text:span text:style-name="CharStyle6"><text:span text:style-name="T1156">u sa ryba do výšky kladie a tak sa dá na stôl. Marinovaná štuka robí sa na ten istý spôsob jako p</text:span></text:span><text:span text:style-name="CharStyle6"><text:span text:style-name="T1178">o</text:span></text:span><text:span text:style-name="CharStyle6"><text:span text:style-name="T1156">d </text:span></text:span><text:span text:style-name="CharStyle6"><text:span text:style-name="T1178">č</text:span></text:span><text:span text:style-name="CharStyle6"><text:span text:style-name="T1156">. 156 udaný marinovaný kapor.</text:span></text:span></text:p>
        <text:p text:style-name="P39"><text:span text:style-name="CharStyle6"><text:span text:style-name="T1156"/></text:span></text:p>
        <text:p text:style-name="P40"><text:span text:style-name="CharStyle6"><text:span text:style-name="T1156">166. Chladná štuka s majonesom.</text:span></text:span></text:p>
        <text:p text:style-name="P89"><text:span text:style-name="CharStyle6"><text:span text:style-name="T1156"/></text:span></text:p>
        <text:p text:style-name="P91"><text:span text:style-name="CharStyle6"><text:span text:style-name="T1156">Očistená a posolená štuka zakrúti a zaviaže sa do servýtu, dá sa na dlhú nádobu, v ktorej musí vystretá ležať, na</text:span></text:span><text:span text:style-name="CharStyle6"><text:span text:style-name="T1178">ň</text:span></text:span><text:span text:style-name="CharStyle6"><text:span text:style-name="T1156">u sa naleje za holbu vínového octu, pridá sa voňavých zelín, materin</text:span></text:span><text:span text:style-name="CharStyle6"><text:span text:style-name="T1178">á</text:span></text:span><text:span text:style-name="CharStyle6"><text:span text:style-name="T1156"> dúška, tarkan, šalvia, bobkov</text:span></text:span><text:span text:style-name="CharStyle6"><text:span text:style-name="T1178">ý</text:span></text:span><text:span text:style-name="CharStyle6"><text:span text:style-name="T1156"> list, korenie a zelené veci, s tým sa nechá zakryté za hodinu stáť, potom sa naleje na</text:span></text:span><text:span text:style-name="CharStyle6"><text:span text:style-name="T1178">ň</text:span></text:span><text:span text:style-name="CharStyle6"><text:span text:style-name="T1156">u toľko vriacej vody, aby celkom zakrytá bola, nechá sa pozorne variť, aby sa ani neprevarila, aj aby sa dosť dovarila, a odloží sa na chladné miesto. Ke</text:span></text:span><text:span text:style-name="CharStyle6"><text:span text:style-name="T1178">ď</text:span></text:span><text:span text:style-name="CharStyle6"><text:span text:style-name="T1156"> sa ryba bárs jako na chladno chystá a jestli celá má pri</text:span></text:span><text:span text:style-name="CharStyle6"><text:span text:style-name="T1178">n</text:span></text:span><text:span text:style-name="CharStyle6"><text:span text:style-name="T1156">sť na stôl, musí sa jedným dňom prv variť. Po vystydnutí vezne sa von zo servýtu, dá sa na mysu alebo na prichystanú dasku a vo všetkom inom tak sa pokračuje jako s hlavátkou pod č. 142. Ryby sa môžu i v samej vode variť, avšak mäso nedostane tú dobrú chuť a kto rád je ryby, ten </text:span></text:span><text:span text:style-name="CharStyle6"><text:span text:style-name="T1178">í</text:span></text:span><text:span text:style-name="CharStyle6"><text:span text:style-name="T1156">ch dá doista dľa tohoto predpisu pripraviť.</text:span></text:span></text:p>
        <text:p text:style-name="P4"><text:span text:style-name="CharStyle11"><text:span text:style-name="T1156"/></text:span></text:p>
        <text:p text:style-name="P39"><text:span text:style-name="CharStyle6"><text:span text:style-name="T1156">167. Štuka so smotankou a s krump</text:span></text:span><text:span text:style-name="CharStyle6"><text:span text:style-name="T1178">l</text:span></text:span><text:span text:style-name="CharStyle6"><text:span text:style-name="T1156">ami.</text:span></text:span></text:p>
        <text:p text:style-name="P89"><text:span text:style-name="CharStyle6"><text:span text:style-name="T1156"/></text:span></text:p>
        <text:p text:style-name="P91"><text:span text:style-name="CharStyle6"><text:span text:style-name="T1156">Poneváč sa nektoré ryby pre svoju veľkosť neupotrebia naraz, z pozostalých kusov môže sa vždy iné a pri tom celkom čerstvé jedlo pripraviť, jaké je i toto. Z drobných kúskov </text:span></text:span><text:span text:style-name="CharStyle6"><text:span text:style-name="T1178">š</text:span></text:span><text:span text:style-name="CharStyle6"><text:span text:style-name="T1156">tu</text:span></text:span><text:span text:style-name="CharStyle6"><text:span text:style-name="T1178">k</text:span></text:span><text:span text:style-name="CharStyle6"><text:span text:style-name="T1156">y poodberá sa mäso od osti, drobno posekaná cibuľa užiari sa v masle, ktoré sa potom po celom dne mysy roztrie, naň sa dá pár ližíc smotanky, na to prindú na križalky pokrájané krumple a prichystaná ryba, poleje sa maslom, obsype sa žemľovými omrvinkami, posolí </text:span></text:span><text:soft-page-break/><text:span text:style-name="CharStyle6"><text:span text:style-name="T1156">sa a tak sa pokračuje jedno za dr</text:span></text:span><text:span text:style-name="CharStyle6"><text:span text:style-name="T1178">u</text:span></text:span><text:span text:style-name="CharStyle6"><text:span text:style-name="T1156">hým až do vrchu mysy; všetko sa poriadne ukladá, aby malo svoju formu, po celom sa poleje smotánka, maslom sa omastí, žemľovými omrvinkami sa po­sype, na plech alebo tepšu dá sa popola a na to mysa a v rúre sa upečie na žlto, pri nastolovaní ale mysa sa čisto poutiera. Táto príprava môže sa dať i do okrúhlej furmy, ktorá sa maslom omastí, omrvinkami sa posype a tak sa celé upečie v pare alebo vo víne.</text:span></text:span></text:p>
        <text:p text:style-name="P39"><text:span text:style-name="CharStyle6"><text:span text:style-name="T1156"/></text:span></text:p>
        <text:p text:style-name="P40"><text:span text:style-name="CharStyle6"><text:span text:style-name="T1156">168. Mieň s frikasé omáčkou.</text:span></text:span></text:p>
        <text:p text:style-name="P89"><text:span text:style-name="CharStyle6"><text:span text:style-name="T1156"/></text:span></text:p>
        <text:p text:style-name="P91"><text:span text:style-name="CharStyle6"><text:span text:style-name="T1156">Táto ryba pri upotrebení ne</text:span></text:span><text:span text:style-name="CharStyle6"><text:span text:style-name="T1178">u</text:span></text:span><text:span text:style-name="CharStyle6"><text:span text:style-name="T1156">de</text:span></text:span><text:span text:style-name="CharStyle6"><text:span text:style-name="T1178">r</text:span></text:span><text:span text:style-name="CharStyle6"><text:span text:style-name="T1156">í sa nožom po hlave jako iná, lež chytí sa pri hlave do ruky, rozreže sa nožom na bruchu, vypytve sa, chrbtová kosť prez prostriedok sa prelomí, pečenka sa pozorne vyberie a položí na suché miesto, (k čomu sa pečenka upotrebí, bude ďalej vypísané;) potom sa ryba vymyje a zasolí, dá sa do nádoby, obsype sa voňa­vými zelinami a drobno krájanými zelenými vecami, pridá sa octu a nechá sa zakryt</text:span></text:span><text:span text:style-name="CharStyle6"><text:span text:style-name="T1178">é</text:span></text:span><text:span text:style-name="CharStyle6"><text:span text:style-name="T1156"> za hodinu stáť. Do kastrola dá sa kus čerstvého masla, v ktorom sa za ližicu múky trochu užiari, to sa zaleje polievkou, kde sa ryby varily, doň sa pridajú citronové kôrky a to sa </text:span></text:span><text:span text:style-name="CharStyle6"><text:span text:style-name="T1178">n</text:span></text:span><text:span text:style-name="CharStyle6"><text:span text:style-name="T1156">echá spolu variť. Pred nastolovaním urobí sa lezon z pár žltkov, kyslej smotanky a citronovej šťavy, to sa pod ustavičným miešaním do omáčky zamieša, ryby sa na mysu vyberú, z rosolu nechajú sa od­tiecť, nane sa prez sito omáčka precedí, pol žemle pokrája</text:span></text:span><text:span text:style-name="CharStyle11"><text:span text:style-name="T1156"> </text:span></text:span><text:span text:style-name="CharStyle6"><text:span text:style-name="T1156">sa na drobné kúsky, v čerstvom masle upraží sa na žlto a po­sype sa po vrchu.</text:span></text:span></text:p>
        <text:p text:style-name="P39"><text:span text:style-name="CharStyle6"><text:span text:style-name="T1156"/></text:span></text:p>
        <text:p text:style-name="P40"><text:span text:style-name="CharStyle6"><text:span text:style-name="T1156">169. Smažený mieň.</text:span></text:span></text:p>
        <text:p text:style-name="P89"><text:span text:style-name="CharStyle6"><text:span text:style-name="T1156"/></text:span></text:p>
        <text:p text:style-name="P91"><text:span text:style-name="CharStyle6"><text:span text:style-name="T1156">Prichystaný mieň poseká sa na kúsky, (jest</text:span></text:span><text:span text:style-name="CharStyle6"><text:span text:style-name="T1178">l</text:span></text:span><text:span text:style-name="CharStyle6"><text:span text:style-name="T1156">i je veľký, rozreže sa na polov</text:span></text:span><text:span text:style-name="CharStyle6"><text:span text:style-name="T1178">i</text:span></text:span><text:span text:style-name="CharStyle6"><text:span text:style-name="T1156">c;) posolia nechá sa za hodinu stáť; v</text:span></text:span><text:span text:style-name="CharStyle6"><text:span text:style-name="T1178">y</text:span></text:span><text:span text:style-name="CharStyle6"><text:span text:style-name="T1156">bere sa na čisté plátno, rosol z neho sa vytlačí, kúsky sa poobálajú v múke, omáčajú sa vo vajci a obsypú sa žemľovými omrvinkami. Pred nasto</text:span></text:span><text:span text:style-name="CharStyle6"><text:span text:style-name="T1178">l</text:span></text:span><text:span text:style-name="CharStyle6"><text:span text:style-name="T1156">ovaním vysmažia sa v masle, ne­chajú sa v masti odtiecť, vykladú sa na papier a ke</text:span></text:span><text:span text:style-name="CharStyle6"><text:span text:style-name="T1178">ď</text:span></text:span><text:span text:style-name="CharStyle6"><text:span text:style-name="T1156"> odtiekla masť, pokladú sa na servýt na myse prichystaný do vysok</text:span></text:span><text:span text:style-name="CharStyle6"><text:span text:style-name="T1178">a</text:span></text:span><text:span text:style-name="CharStyle6"><text:span text:style-name="T1156">, naň prindú bilky zeleného petržlenu a tak sa </text:span></text:span><text:soft-page-break/><text:span text:style-name="CharStyle6"><text:span text:style-name="T1156">dá na stôl. Ohľadom smaženia rýb všetko na jedno vychádza, preto sa o tom viac nebude vypisovať, ale sa len poznamená, že tá lebo oná ryba dá sa smažiť.</text:span></text:span></text:p>
        <text:p text:style-name="P39"><text:span text:style-name="CharStyle6"><text:span text:style-name="T1156"/></text:span></text:p>
        <text:p text:style-name="P40"><text:span text:style-name="CharStyle6"><text:span text:style-name="T1156">170. </text:span></text:span><text:span text:style-name="CharStyle6"><text:span text:style-name="T1178">Šil</text:span></text:span><text:span text:style-name="CharStyle6"><text:span text:style-name="T1156"> v roso</text:span></text:span><text:span text:style-name="CharStyle6"><text:span text:style-name="T1178">l</text:span></text:span><text:span text:style-name="CharStyle6"><text:span text:style-name="T1156">e uvarený.</text:span></text:span></text:p>
        <text:p text:style-name="P89"><text:span text:style-name="CharStyle6"><text:span text:style-name="T1156"/></text:span></text:p>
        <text:p text:style-name="P91"><text:span text:style-name="CharStyle6"><text:span text:style-name="T1156">T</text:span></text:span><text:span text:style-name="CharStyle6"><text:span text:style-name="T1178">á</text:span></text:span><text:span text:style-name="CharStyle6"><text:span text:style-name="T1156">to ryba zdržuje sa v Dunaji a v Tise, z Tisy je ona o mnoho lepšia a má pevnejšie mäso, ponáša sa na </text:span></text:span><text:span text:style-name="CharStyle6"><text:span text:style-name="T1178">f</text:span></text:span><text:span text:style-name="CharStyle6"><text:span text:style-name="T1156">ogaša a je o veľa lepšia nežli šťuka. Šupa z nej sa dolu zreže a pokračuje sa </text:span></text:span><text:span text:style-name="CharStyle6"><text:span text:style-name="T1178">ď</text:span></text:span><text:span text:style-name="CharStyle6"><text:span text:style-name="T1156">alej jako pri šťuke pod č. 162. Ke</text:span></text:span><text:span text:style-name="CharStyle6"><text:span text:style-name="T1178">ď</text:span></text:span><text:span text:style-name="CharStyle6"><text:span text:style-name="T1156"> je po­trebné, aby šil na chladno celý prišiel na stôl, pokračuje sa dľa spôsobu pod č. 166 predp</text:span></text:span><text:span text:style-name="CharStyle6"><text:span text:style-name="T1178">i</text:span></text:span><text:span text:style-name="CharStyle6"><text:span text:style-name="T1156">saného.</text:span></text:span></text:p>
        <text:p text:style-name="P39"><text:span text:style-name="CharStyle6"><text:span text:style-name="T1156"/></text:span></text:p>
        <text:p text:style-name="P40"><text:span text:style-name="CharStyle6"><text:span text:style-name="T1156">171. </text:span></text:span><text:span text:style-name="CharStyle6"><text:span text:style-name="T1178">F</text:span></text:span><text:span text:style-name="CharStyle6"><text:span text:style-name="T1156">ogaš s majonesom.</text:span></text:span></text:p>
        <text:p text:style-name="P89"><text:span text:style-name="CharStyle6"><text:span text:style-name="T1156"/></text:span></text:p>
        <text:p text:style-name="P91"><text:span text:style-name="CharStyle6"><text:span text:style-name="T1156">Fogaš nachodí sa len v balatonskom jazere, je veľmi znamenitá ryba, mäso má biele a tuhé, má veľmi dobrú chuť a je srednej velikosti. Šupa z nej sa zreže a s ňou sa za­chádza jako stojí pod č. 166. Jest</text:span></text:span><text:span text:style-name="CharStyle6"><text:span text:style-name="T1179">l</text:span></text:span><text:span text:style-name="CharStyle6"><text:span text:style-name="T1156">i ostanú kusy z neho, dajú sa do aspiku do formy, ako sa to už via</text:span></text:span><text:span text:style-name="CharStyle6"><text:span text:style-name="T1179">c</text:span></text:span><text:span text:style-name="CharStyle6"><text:span text:style-name="T1156">razí op</text:span></text:span><text:span text:style-name="CharStyle6"><text:span text:style-name="T1179">í</text:span></text:span><text:span text:style-name="CharStyle6"><text:span text:style-name="T1156">suje, a tak sa udrží na chladnom mieste za dlhší čas. Toto je veľmi potrebné v dome na ten pád, ke</text:span></text:span><text:span text:style-name="CharStyle6"><text:span text:style-name="T1179">ď</text:span></text:span><text:span text:style-name="CharStyle6"><text:span text:style-name="T1156"> sa hostia na </text:span></text:span><text:span text:style-name="CharStyle6"><text:span text:style-name="T1179">ná</text:span></text:span><text:span text:style-name="CharStyle6"><text:span text:style-name="T1156">hlo dostavia.</text:span></text:span></text:p>
        <text:p text:style-name="P4"><text:span text:style-name="CharStyle19"><text:span text:style-name="T1156"/></text:span></text:p>
        <text:p text:style-name="P39"><text:span text:style-name="CharStyle6"><text:span text:style-name="T1156">172. </text:span></text:span><text:span text:style-name="CharStyle6"><text:span text:style-name="T1179">Š</text:span></text:span><text:span text:style-name="CharStyle6"><text:span text:style-name="T1156">ti</text:span></text:span><text:span text:style-name="CharStyle6"><text:span text:style-name="T1179">rl</text:span></text:span><text:span text:style-name="CharStyle6"><text:span text:style-name="T1156"> s ho</text:span></text:span><text:span text:style-name="CharStyle6"><text:span text:style-name="T1179">ll</text:span></text:span><text:span text:style-name="CharStyle6"><text:span text:style-name="T1156">andskou omáčkou.</text:span></text:span></text:p>
        <text:p text:style-name="P89"><text:span text:style-name="CharStyle6"><text:span text:style-name="T1156"/></text:span></text:p>
        <text:p text:style-name="P91"><text:span text:style-name="CharStyle6"><text:span text:style-name="T1156">Aj táto ryba sa nachádza v Dunaji a v Tise, jej mäso je žltkasté a masné, na teplo pripravené je o veľa lepšie; šupu má ostrú a pichlavú, preto sa musí dobre ostrým nožom dolu zrezať, vypytvať a zasoliť, dá sa do podlhovatého kastrola, pridá sa na listy pokrájanej cibule a iné, jako sa to pri prvších rybách opisuje, hollandská omáčka a krumple pripravia sa dľa č. 163; ke</text:span></text:span><text:span text:style-name="CharStyle6"><text:span text:style-name="T1179">ď</text:span></text:span><text:span text:style-name="CharStyle6"><text:span text:style-name="T1156"> je štirl uvarený, môžu sa z neho vziať pekné kusy do aspiku do furmy a poklad</text:span></text:span><text:span text:style-name="CharStyle6"><text:span text:style-name="T1179">ú</text:span></text:span><text:span text:style-name="CharStyle6"><text:span text:style-name="T1156"> sa na papier, aby z nich masť ztiekla.</text:span></text:span></text:p>
        <text:p text:style-name="P145"><text:span text:style-name="CharStyle6"><text:span text:style-name="T1156"/></text:span></text:p>
        <text:p text:style-name="P146"><text:soft-page-break/><text:span text:style-name="CharStyle6"><text:span text:style-name="T1156">173. Jako sa má štora (St</text:span></text:span><text:span text:style-name="CharStyle6"><text:span text:style-name="T1290">ö</text:span></text:span><text:span text:style-name="CharStyle6"><text:span text:style-name="T1156">r) zachovať.</text:span></text:span></text:p>
        <text:p text:style-name="P89"><text:span text:style-name="CharStyle6"><text:span text:style-name="T1156"/></text:span></text:p>
        <text:p text:style-name="P91"><text:span text:style-name="CharStyle6"><text:span text:style-name="T1156">Tá to ryba je štirlovi podobná , pysk má končitý, šupy veľké a pichlav</text:span></text:span><text:span text:style-name="CharStyle6"><text:span text:style-name="T1179">é</text:span></text:span><text:span text:style-name="CharStyle6"><text:span text:style-name="T1156">. Jestli ju chce človek za pár dni v ľade zachovať, musí jej z chrbta žilu von vytiahnuť, preto sa jej pri hlave na toľko odtne, kým sa neprinde na žilu, ktorá sa dá celkom von vytiahnuť; ináčej by sa ryba nie len sosmradila, ale i mäso by sa na mnohých miestach roztrhalo. Na viac miestach vezne sa z neho, pokrája sa na kúsky a nožom sa poklepe, aby boly poriadne šnicle, posolí a nechá sa stáť. Potom sa do múky zaobála, roztrepané na tanieri vajce zamieša sa s trochu vodou, do toho sa kúsky omáčajú, žem­ľovými omrvinkami obsypú, na tepšu sa dá čerstvé maslo, do tohoto tie kúsky porozkladať a odložia sa na chladné miesto. Pred nastolovaním na obe strany sa odpečú na žlto a poriadne sa na mysu poukladajú; do toho, v čom sa piekly, dá sa za pár ližíc smotanky a citronová šťava, to sa spolu zvarí a ryba sa tým poleje. Keď sa ryba pre svoju veľkosť na raz upotrebiť nemôže, čiastka z nej sa odvarí dľa pred­pisu o rybách a zapraví sa do aspiku do f</text:span></text:span><text:span text:style-name="CharStyle6"><text:span text:style-name="T1179">u</text:span></text:span><text:span text:style-name="CharStyle6"><text:span text:style-name="T1156">riem; druhá čiastka ale nechá sa v rosole; pripraví sa na chladno s octom a olejom, od</text:span></text:span><text:span text:style-name="CharStyle6"><text:span text:style-name="T1179">s</text:span></text:span><text:span text:style-name="CharStyle6"><text:span text:style-name="T1156">eká sa dľa predpisu: tá z rosolu môže sa i teplou omáčkou pripraviť alebo aj vysmažiť a zamarinovať jako inšia ryba dľa toho istého pri in</text:span></text:span><text:span text:style-name="CharStyle6"><text:span text:style-name="T1179">ýc</text:span></text:span><text:span text:style-name="CharStyle6"><text:span text:style-name="T1156">h r</text:span></text:span><text:span text:style-name="CharStyle6"><text:span text:style-name="T1179">y</text:span></text:span><text:span text:style-name="CharStyle6"><text:span text:style-name="T1156">bách predpísaného spôsobu.</text:span></text:span></text:p>
        <text:p text:style-name="P4"><text:span text:style-name="CharStyle11"><text:span text:style-name="T1156"/></text:span></text:p>
        <text:p text:style-name="P39"><text:span text:style-name="CharStyle6"><text:span text:style-name="T1156">174. Vysmažené jalšovky.</text:span></text:span></text:p>
        <text:p text:style-name="P89"><text:span text:style-name="CharStyle6"><text:span text:style-name="T1156"/></text:span></text:p>
        <text:p text:style-name="P91"><text:span text:style-name="CharStyle6"><text:span text:style-name="T1156">Týchto menších rýb nachádza sa mnoho v skalnatých vodách; tieto je potrebné zo župy očistiť, vypitvať, vymyť, nasoliť a nechať stáť; potom vybrať na plátno, z rosolu vy­tlačiť, v múke poobálať, vajce na tanieri roztrepať, ryby doň omáčať, omrvinkami obsypať, v masle vypražiť a horúce na stôl doniesť. Ačpráve tieto ryby pre svoju drobnosť veľa práce požadujú, sú ony veľmi chutné.</text:span></text:span></text:p>
        <text:p text:style-name="P39"><text:span text:style-name="CharStyle6"><text:span text:style-name="T1156"/></text:span></text:p>
        <text:p text:style-name="P40"><text:span text:style-name="CharStyle6"><text:span text:style-name="T1156">175. Tresku (Stock</text:span></text:span><text:span text:style-name="CharStyle6"><text:span text:style-name="T1179">f</text:span></text:span><text:span text:style-name="CharStyle6"><text:span text:style-name="T1156">isch</text:span></text:span><text:span text:style-name="CharStyle6"><text:span text:style-name="T1179">)</text:span></text:span><text:span text:style-name="CharStyle6"><text:span text:style-name="T1156"> prichystať.</text:span></text:span></text:p>
        <text:p text:style-name="P89"><text:soft-page-break/><text:span text:style-name="CharStyle6"><text:span text:style-name="T1156"/></text:span></text:p>
        <text:p text:style-name="P91"><text:span text:style-name="CharStyle6"><text:span text:style-name="T1156">Túto rybu donášajú k nám tak suchú, že sa musí se­kerou na drobné kúsky posekať. Preto sa zrobí tuhý lúh; ke</text:span></text:span><text:span text:style-name="CharStyle6"><text:span text:style-name="T1179">ď</text:span></text:span><text:span text:style-name="CharStyle6"><text:span text:style-name="T1156"> je tento na čisto sadnutý, dá sa ryba do nádoby, naňu sa vyleje čistého, nechá sa v ňom za 24 hodín močiť, lúh sa potom dolu zleje, na rybu sa naleje čistej vody a tak sa pokračuje za deväť dní: ryba následkom tohoto celkom na­puchne a ostane biela. Samo sebou sa rozumie, že sa táto príprava ryby nerobí na jedno uvarenie: v ktorých domoch cez celý pôst postia, vezne sa toľko ryby a toľko sa pri­praví, aby trvalo cez celý pôst; na obed bere sa kus podľa potreby, postaví sa do vrelej vody, posolí sa, pridá sa žajdlík sladkého mlieka a nechá sa raz spolu sv</text:span></text:span><text:span text:style-name="CharStyle6"><text:span text:style-name="T1179">a</text:span></text:span><text:span text:style-name="CharStyle6"><text:span text:style-name="T1156">riť: odloží sa na stranu a nechá sa na teplom mieste stáť. Do nádoby dá sa kus čerstvého masla, v ňom sa cibuľa na žlto upraží, uvarené krumple sa očistia, na tenké križalky sa pokrájajú, do čistej nádoby dá sa kus masla, v ktorom sa cibuľa na žlto usmaží, do tohoto sa dajú posolené krumple a pri nastolovaní urobí sa z krumpiel veniec okolo mysy, prichystaná ryba sa ocedí, zo šupy a ostí sa očistí, kladie sa na pro­striedok mysy do vrchu, posype sa žemľov</text:span></text:span><text:span text:style-name="CharStyle6"><text:span text:style-name="T1179">ý</text:span></text:span><text:span text:style-name="CharStyle6"><text:span text:style-name="T1156">mi omrvinkami a pomastí sa s prichystanou cibuľou.</text:span></text:span></text:p>
        <text:p text:style-name="P147"><text:span text:style-name="CharStyle6"><text:span text:style-name="T1156"/></text:span></text:p>
        <text:p text:style-name="P148"><text:span text:style-name="CharStyle6"><text:span text:style-name="T1156">176. Treska so smotankou a s vajcami.</text:span></text:span></text:p>
        <text:p text:style-name="P89"><text:span text:style-name="CharStyle6"><text:span text:style-name="T1156"/></text:span></text:p>
        <text:p text:style-name="P91"><text:span text:style-name="CharStyle6"><text:span text:style-name="T1156">Treska čili štok</text:span></text:span><text:span text:style-name="CharStyle6"><text:span text:style-name="T1179">f</text:span></text:span><text:span text:style-name="CharStyle6"><text:span text:style-name="T1156">iš prichystá sa dľa udaného už predpisu. Šesť vajec uvarí sa na tvrdo, v masle na žlto užiarená cibuľa</text:span></text:span><text:span text:style-name="CharStyle11"><text:span text:style-name="T1156"> </text:span></text:span><text:span text:style-name="CharStyle6"><text:span text:style-name="T1156">sa prichystá jako i pár očistených zemiakov, ryba sa odced</text:span></text:span><text:span text:style-name="CharStyle6"><text:span text:style-name="T1179">í</text:span></text:span><text:span text:style-name="CharStyle6"><text:span text:style-name="T1156"> na sito, očistí sa od ostí, potom sa vezne okr</text:span></text:span><text:span text:style-name="CharStyle6"><text:span text:style-name="T1179">úh</text:span></text:span><text:span text:style-name="CharStyle6"><text:span text:style-name="T1156">la mysa, na dne sa poleje s prichystaným maslom, na to prinde kyslá smot</text:span></text:span><text:span text:style-name="CharStyle6"><text:span text:style-name="T1179">a</text:span></text:span><text:span text:style-name="CharStyle6"><text:span text:style-name="T1156">nka, na križalky pokrájané krumple, potom ryba, po­krájané vajcia, to sa pomast</text:span></text:span><text:span text:style-name="CharStyle6"><text:span text:style-name="T1179">í</text:span></text:span><text:span text:style-name="CharStyle6"><text:span text:style-name="T1156"> a smotankou obleje, zase sa dajú krumple, vajcia, ryba, a tak sa pokračuje v ukladaní do vrchu, aby končité vyzeralo. Toto sa posype žemľovými omrvinkami, pomastí a smotankou sa obleje, mysa vôkol sa poutiera, na plech sa dá popol, naň mysa a celé sa v rúre na žlto upečie a tak sa dá na stôl.</text:span></text:span></text:p>
        <text:p text:style-name="P39"><text:span text:style-name="CharStyle6"><text:span text:style-name="T1156"/></text:span></text:p>
        <text:p text:style-name="P40"><text:span text:style-name="CharStyle6"><text:span text:style-name="T1156">177. </text:span></text:span><text:span text:style-name="CharStyle6"><text:span text:style-name="T1179">Š</text:span></text:span><text:span text:style-name="CharStyle6"><text:span text:style-name="T1156">ár v roso</text:span></text:span><text:span text:style-name="CharStyle6"><text:span text:style-name="T1179">l</text:span></text:span><text:span text:style-name="CharStyle6"><text:span text:style-name="T1156">e uvarený.</text:span></text:span></text:p>
        <text:p text:style-name="P89"><text:soft-page-break/><text:span text:style-name="CharStyle6"><text:span text:style-name="T1156"/></text:span></text:p>
        <text:p text:style-name="P91"><text:span text:style-name="CharStyle6"><text:span text:style-name="T1156">Táto ryba je podobná mieňu, nemá ani supy ani kosti, mäso má biele a dlho žije aj bez vody, </text:span></text:span><text:span text:style-name="CharStyle6"><text:span text:style-name="T1179">a</text:span></text:span><text:span text:style-name="CharStyle6"><text:span text:style-name="T1156">no i vtedy sa ešte pohybuje, ke</text:span></text:span><text:span text:style-name="CharStyle6"><text:span text:style-name="T1179">ď</text:span></text:span><text:span text:style-name="CharStyle6"><text:span text:style-name="T1156"> sa na predaj seká z nej. K jedlu vezne sa z nej asi za štyry funty, vypitve sa, pečenka z nej vezne sa von v celosti, ryba sa zasolí, dá sa do nádoby, na ňu prindú voňavé zeliny a ďalej sa pokračuje jako je to pri iných rybách predpísané; zakryté sa nechá stáť, doleje sa vrelou vodou a nechá sa povoľne variť. Pri rybách na to treba pilne pozorovať, aby sa nerozvarily, aj aby dosť uvarené boly; ony sa musia dľa toho, či je jedna vätšia alebo menšia, dlhšej alebo kratšie variť; potom sa prstom bodne do ryby, či je mäso až do kosti dosť uvarené; potom i to je vážna vec, aby ryba po odvarení v pare dobre zakrytá bola, poneváč v pare dostane svoju skutočnú dokonálosť. Pred nasto</text:span></text:span><text:span text:style-name="CharStyle6"><text:span text:style-name="T1179">l</text:span></text:span><text:span text:style-name="CharStyle6"><text:span text:style-name="T1156">ovaním vezne sa ryba von, nechá sa odtiecť, na dlhú mysu prichystá sa servýt, naňu sa položí ryba, pod č. 104 pripravená chladná omáčka dá sa osobyte do šálky, okolo ryby ale dá sa jako na stužky nastrúhaný chren a tak prinde jedlo na stôl.</text:span></text:span></text:p>
        <text:p text:style-name="P39"><text:span text:style-name="CharStyle6"><text:span text:style-name="T1156"/></text:span></text:p>
        <text:p text:style-name="P40"><text:span text:style-name="CharStyle6"><text:span text:style-name="T1156">178. Šár v peci peč</text:span></text:span><text:span text:style-name="CharStyle6"><text:span text:style-name="T1179">e</text:span></text:span><text:span text:style-name="CharStyle6"><text:span text:style-name="T1156">ný.</text:span></text:span></text:p>
        <text:p text:style-name="P89"><text:span text:style-name="CharStyle6"><text:span text:style-name="T1156"/></text:span></text:p>
        <text:p text:style-name="P91"><text:span text:style-name="CharStyle6"><text:span text:style-name="T1156">Prichystaná ryba z oboch strán sa nožom ponarezuje a nechá sa stáť. Pod č. 109 prichystaný kvasec čili mariná</text:span></text:span><text:span text:style-name="CharStyle6"><text:span text:style-name="T1179">d </text:span></text:span><text:span text:style-name="CharStyle6"><text:span text:style-name="T1156">vyleje sa na rybu, nechá sa stáť, pol hodinou pred nastolovaním vezne sa ryba von na plátno, rosol z nej sa vytlačí a posype sa múkou; pekáč, jak</text:span></text:span><text:span text:style-name="CharStyle6"><text:span text:style-name="T1179">ý</text:span></text:span><text:span text:style-name="CharStyle6"><text:span text:style-name="T1156"> je rybe primeraný, maslom sa vymast</text:span></text:span><text:span text:style-name="CharStyle6"><text:span text:style-name="T1179">í</text:span></text:span><text:span text:style-name="CharStyle6"><text:span text:style-name="T1156">, ryba naň a do rúry alebo peci, kde povoľne má sa piecť. Pri pečení krídelkom sa mastí a polieva marinádom a po upečení dá sa pozorne na dlhú mysu; do masti, kde sa ryba piekla, zamieša sa za ližicu múky, z marinádu precedí sa doň cez sitko, pridá sa pár ližíc smotanky, prichystaného sardelového masla a citronová šťava, to sa spolu sv</text:span></text:span><text:span text:style-name="CharStyle6"><text:span text:style-name="T1179">a</text:span></text:span><text:span text:style-name="CharStyle6"><text:span text:style-name="T1156">r</text:span></text:span><text:span text:style-name="CharStyle6"><text:span text:style-name="T1179">í</text:span></text:span><text:span text:style-name="CharStyle6"><text:span text:style-name="T1156">, pri­chystané sardelové krumple dajú sa vôkol ryby, celé sa pri­chystanou látkou obleje a tak sa dá na stôl. Táto príprava musí sa na chytro robiť; na ten istý spôsob môže sa pri­chystať i štuka a šil.</text:span></text:span></text:p>
        <text:p text:style-name="P39"><text:span text:style-name="CharStyle6"><text:span text:style-name="T1156"/></text:span></text:p>
        <text:p text:style-name="P40"><text:span text:style-name="CharStyle6"><text:span text:style-name="T1156">179. Stružky (šnicle) zo sáru.</text:span></text:span></text:p>
        <text:p text:style-name="P89"><text:soft-page-break/><text:span text:style-name="CharStyle6"><text:span text:style-name="T1156"/></text:span></text:p>
        <text:p text:style-name="P91"><text:span text:style-name="CharStyle6"><text:span text:style-name="T1156">Poneváč je táto ryba veľká, dajú sa z nej pekné šnicle zrobiť, ktoré musia byť rovnako veliké, zasolia sa a odložia na chladné miesto; potom sa vyberú na plátno, rosol z nich sa vytlačí, kúsky do múky sa obálajú, </text:span></text:span><text:span text:style-name="CharStyle6"><text:span text:style-name="T1179">n</text:span></text:span><text:span text:style-name="CharStyle6"><text:span text:style-name="T1156">amočia sa vo vajci a tak sa obsypú so žemľovými omrvinkami. Z rozpusteného čerstvého masla zleje sa čisté do tepše, ryba sa po celom porozkladá a odloží sa na stranu. Pred nastoľovaním odpečie sa z oboch strán na žlto a na mysu sa do okrúhla poukladá; do toho, kde sa piekly, dá sa za hrsť žemľových omrv</text:span></text:span><text:span text:style-name="CharStyle6"><text:span text:style-name="T1179">í</text:span></text:span><text:span text:style-name="CharStyle6"><text:span text:style-name="T1156">n, tieto sa upražia, zalejú sa smotankou, citronov</text:span></text:span><text:span text:style-name="CharStyle6"><text:span text:style-name="T1179">a</text:span></text:span><text:span text:style-name="CharStyle6"><text:span text:style-name="T1156"> šťava sa dnu v</text:span></text:span><text:span text:style-name="CharStyle6"><text:span text:style-name="T1179">yt</text:span></text:span><text:span text:style-name="CharStyle6"><text:span text:style-name="T1156">isne, pridajú sa posekané kapr</text:span></text:span><text:span text:style-name="CharStyle6"><text:span text:style-name="T1179">l</text:span></text:span><text:span text:style-name="CharStyle6"><text:span text:style-name="T1156">e, toto sa sv</text:span></text:span><text:span text:style-name="CharStyle6"><text:span text:style-name="T1179">a</text:span></text:span><text:span text:style-name="CharStyle6"><text:span text:style-name="T1156">r</text:span></text:span><text:span text:style-name="CharStyle6"><text:span text:style-name="T1179">í</text:span></text:span><text:span text:style-name="CharStyle6"><text:span text:style-name="T1156"> a týmto sa ryba po vrchu obleje. Na iný spôsob ale môžu sa šnicle povyprážané na papier porozkladať, nechať vystydnuť, na mysu, pod č. 156 udaný marinád urobiť, a dľa toho pred­pisu ďalej pokračovať.</text:span></text:span></text:p>
        <text:p text:style-name="P39"><text:span text:style-name="CharStyle6"><text:span text:style-name="T1156"/></text:span></text:p>
        <text:p text:style-name="P40"><text:span text:style-name="CharStyle6"><text:span text:style-name="T1156">180. Vysmažené žaby.</text:span></text:span></text:p>
        <text:p text:style-name="P89"><text:span text:style-name="CharStyle6"><text:span text:style-name="T1156"/></text:span></text:p>
        <text:p text:style-name="P91"><text:span text:style-name="CharStyle6"><text:span text:style-name="T1156">Žaby najviac vtedy sú súce k jedlu, ke</text:span></text:span><text:span text:style-name="CharStyle6"><text:span text:style-name="T1179">ď</text:span></text:span><text:span text:style-name="CharStyle6"><text:span text:style-name="T1156"> je pôst a chladné povetrie; zo žaby odrežú sa stehienka, koža sa zlúpi a poniže shybadla odtne, očistené nôžky dajú sa do studenej vody k umytiu, potom sa nôžky pozakladajú, aby z jednej žaby spolu boly, zasolia sa, pridá sa k ním na list</text:span></text:span><text:span text:style-name="CharStyle6"><text:span text:style-name="T1179">y</text:span></text:span><text:span text:style-name="CharStyle6"><text:span text:style-name="T1156"> pokrájaná cibuľa, bilka zeleného petržlenu, oleja, z pol citrona šťava a málo miešaného korenia, to sa zakryté nechá stáť, vyberie sa na plátno, rosol sa vytlačí, nôžky do múk</text:span></text:span><text:span text:style-name="CharStyle6"><text:span text:style-name="T1179">y</text:span></text:span><text:span text:style-name="CharStyle6"><text:span text:style-name="T1156"> sa poobálajú, do roztrepaného vajca sa namáčajú, žemľovými omrvinkami sa obsypú, pri</text:span></text:span><text:span text:style-name="CharStyle6"><text:span text:style-name="T1179">ed</text:span></text:span><text:span text:style-name="CharStyle6"><text:span text:style-name="T1156"> nastolova</text:span></text:span><text:span text:style-name="CharStyle6"><text:span text:style-name="T1179">ní</text:span></text:span><text:span text:style-name="CharStyle6"><text:span text:style-name="T1156">m vysmažia sa v horúcom masle na žlto, nechajú sa z masti odtiecť, pokladú sa na papier, servýt rozloží sa na mysu, žabové nôžky pekne do vysok</text:span></text:span><text:span text:style-name="CharStyle6"><text:span text:style-name="T1179">a</text:span></text:span><text:span text:style-name="CharStyle6"><text:span text:style-name="T1156"> sa poukladajú, vysmažený zelený petržel dá sa na vrch a k ním sa citron na štyry čiastky roz­krojený pridá.</text:span></text:span></text:p>
        <text:p text:style-name="P39"><text:span text:style-name="CharStyle6"><text:span text:style-name="T1156"/></text:span></text:p>
        <text:p text:style-name="P40"><text:span text:style-name="CharStyle6"><text:span text:style-name="T1156">181. Žaby s frikasé omáčkou.</text:span></text:span></text:p>
        <text:p text:style-name="P89"><text:span text:style-name="CharStyle6"><text:span text:style-name="T1156"/></text:span></text:p>
        <text:p text:style-name="P91"><text:span text:style-name="CharStyle6"><text:span text:style-name="T1156">Stehienka zo žiab prichystané zvaria sa v slanej vode, odcedia sa na sito a </text:span></text:span><text:soft-page-break/><text:span text:style-name="CharStyle6"><text:span text:style-name="T1156">premyjú sa studenou vodou. Do kastrola dá sa kus čerstvého masla, do</text:span></text:span><text:span text:style-name="CharStyle6"><text:span text:style-name="T1179">ň</text:span></text:span><text:span text:style-name="CharStyle6"><text:span text:style-name="T1156"> prinde za dve ližice múky, to sa rozpustí vodou alebo rybovou polievkou, pridá sa pár ližíc tarkanového octu a citronové kôrky, to sa nechá dobre vyvariť, posolí a precedí sa do čistej nádoby na pri­chystané žaby a nechá sa spolu variť. Do nádoby dá sa smotanky a citronová šťava, to sa spo</text:span></text:span><text:span text:style-name="CharStyle6"><text:span text:style-name="T1179">l</text:span></text:span><text:span text:style-name="CharStyle6"><text:span text:style-name="T1156">u rozmieša, žaby sa na mysu vyberú, poriadne sa do vysok</text:span></text:span><text:span text:style-name="CharStyle6"><text:span text:style-name="T1179">a</text:span></text:span><text:span text:style-name="CharStyle6"><text:span text:style-name="T1156"> poukladajú, pri­chystané žltky zalegirujú sa do omáčky, táto sa prez sito na žaby precedí, na kocky pokrájaná žemľa upraží sa na žlto a dá sa na vrch.</text:span></text:span></text:p>
        <text:p text:style-name="P39"><text:span text:style-name="CharStyle6"><text:span text:style-name="T1156"/></text:span></text:p>
        <text:p text:style-name="P40"><text:span text:style-name="CharStyle6"><text:span text:style-name="T1156">182. Kotletky zo žiab in natura.</text:span></text:span></text:p>
        <text:p text:style-name="P89"><text:span text:style-name="CharStyle6"><text:span text:style-name="T1156"/></text:span></text:p>
        <text:p text:style-name="P91"><text:span text:style-name="CharStyle6"><text:span text:style-name="T1156">K tomuto treba vziať mäsité stehienka zo žiab, od shybadla k</text:span></text:span><text:span text:style-name="CharStyle6"><text:span text:style-name="T1179">ôs</text:span></text:span><text:span text:style-name="CharStyle6"><text:span text:style-name="T1156">tičku von vybrať, nožom rozklepať, od spodku z kôsky mäso zoškrabať aby čistá ostala, mäso </text:span></text:span><text:span text:style-name="CharStyle6"><text:span text:style-name="T1179">t</text:span></text:span><text:span text:style-name="CharStyle6"><text:span text:style-name="T1156">ak spolu usporiadať, aby dostaly poriadnu a rovnú podobu, porozkl</text:span></text:span><text:span text:style-name="CharStyle6"><text:span text:style-name="T1179">a</text:span></text:span><text:span text:style-name="CharStyle6"><text:span text:style-name="T1156">dané zasoliť, po odstatí v soli vybrať na čisté plátno a rosol vytlačiť. Potom sa rozpustí čerstvé maslo, pár žltkov s roz­pusteným maslom roztrepať. do</text:span></text:span><text:span text:style-name="CharStyle6"><text:span text:style-name="T1179">ň</text:span></text:span><text:span text:style-name="CharStyle6"><text:span text:style-name="T1156"> každ</text:span></text:span><text:span text:style-name="CharStyle6"><text:span text:style-name="T1179">ý</text:span></text:span><text:span text:style-name="CharStyle6"><text:span text:style-name="T1156"> kúsok zamá</text:span></text:span><text:span text:style-name="CharStyle6"><text:span text:style-name="T1179">č</text:span></text:span><text:span text:style-name="CharStyle6"><text:span text:style-name="T1156">ať, žemľovými omrvinkami obsypať, na maslo na tepši rozpustené</text:span></text:span><text:span text:style-name="CharStyle11"><text:span text:style-name="T1156"> </text:span></text:span><text:span text:style-name="CharStyle6"><text:span text:style-name="T1156">jedno vedľa druhého ukladať a odložiť na studené miesto. Pred nastolovaním musí sa to na chytrom ohni z oboch strán na žlto odpie</text:span></text:span><text:span text:style-name="CharStyle6"><text:span text:style-name="T1179">cť</text:span></text:span><text:span text:style-name="CharStyle6"><text:span text:style-name="T1156"> a na mysu do okola tak ukladať, aby kô­stočky hore stály. K tomu, kde sa piekly, pridá sa pár ližíc smotanky, vytlačí sa citronová šťava, to sa spolu sv</text:span></text:span><text:span text:style-name="CharStyle6"><text:span text:style-name="T1179">a</text:span></text:span><text:span text:style-name="CharStyle6"><text:span text:style-name="T1156">r</text:span></text:span><text:span text:style-name="CharStyle6"><text:span text:style-name="T1179">í</text:span></text:span><text:span text:style-name="CharStyle6"><text:span text:style-name="T1156"> a vyleje sa do prostriedku na mysu.</text:span></text:span></text:p>
        <text:p text:style-name="P39"><text:span text:style-name="CharStyle6"><text:span text:style-name="T1156"/></text:span></text:p>
        <text:p text:style-name="P40"><text:span text:style-name="CharStyle6"><text:span text:style-name="T1156">183. </text:span></text:span><text:span text:style-name="CharStyle6"><text:span text:style-name="T1179">F</text:span></text:span><text:span text:style-name="CharStyle6"><text:span text:style-name="T1156">a</text:span></text:span><text:span text:style-name="CharStyle6"><text:span text:style-name="T1179">š</text:span></text:span><text:span text:style-name="CharStyle6"><text:span text:style-name="T1156">írované kotletky zo žiab.</text:span></text:span></text:p>
        <text:p text:style-name="P89"><text:span text:style-name="CharStyle6"><text:span text:style-name="T1156"/></text:span></text:p>
        <text:p text:style-name="P91"><text:span text:style-name="CharStyle6"><text:span text:style-name="T1156">Prichystané žaby vezmi sa von z vody na čisté plátno, voda z n</text:span></text:span><text:span text:style-name="CharStyle6"><text:span text:style-name="T1179">í</text:span></text:span><text:span text:style-name="CharStyle6"><text:span text:style-name="T1156">ch sa vytlačí, mäso z kostí zreže, kôstočky z nich tak sa prichystajú, aby na každej kúsok mäsa ostalo, k tomu sa pridá zo š</text:span></text:span><text:span text:style-name="CharStyle6"><text:span text:style-name="T1179">t</text:span></text:span><text:span text:style-name="CharStyle6"><text:span text:style-name="T1156">uky alebo z inšej ryby kus mäsa, spolu sa poseká, obkrájaná žemľa namočí sa do mlieka, v nádobe sa kus masla rozpust</text:span></text:span><text:span text:style-name="CharStyle6"><text:span text:style-name="T1179">í,</text:span></text:span><text:span text:style-name="CharStyle6"><text:span text:style-name="T1156"> doňho sa namočená žemľa vytisne, dve vajcia k tomu, spolu na ohni miešať kým sa od dna neodberá, ne­chať vystydnuť, spolu smiešať, </text:span></text:span><text:soft-page-break/><text:span text:style-name="CharStyle6"><text:span text:style-name="T1156">posoliť, mäso na rovnaké čiastky podeliť, z neho robiť podlhovaté kotletky, do každej na koniec prichystanú k</text:span></text:span><text:span text:style-name="CharStyle6"><text:span text:style-name="T1179">ô</text:span></text:span><text:span text:style-name="CharStyle6"><text:span text:style-name="T1156">stočku zapraviť, do roztrepaného vajcia namáčať, žemľovými omrvinkami obsypať, každý kúsok nožom porovnať aby mal</text:span></text:span><text:span text:style-name="CharStyle6"><text:span text:style-name="T1179">y</text:span></text:span><text:span text:style-name="CharStyle6"><text:span text:style-name="T1156"> rovnakú podobu, potom do roz­pusteného masla poriadne jedon v</text:span></text:span><text:span text:style-name="CharStyle6"><text:span text:style-name="T1179">e</text:span></text:span><text:span text:style-name="CharStyle6"><text:span text:style-name="T1156">dľa druhého na tepšu po­ukladať a odložiť na chladné miesto. Pred nastolovaním na chytrom ohni sa na žlto z oboch strán odpečú, na mysu do okrúhla sa poukladajú tak, aby kôstočky hore stály a k ním sa dá rozkrájaný citron.</text:span></text:span></text:p>
        <text:p text:style-name="P39"><text:span text:style-name="CharStyle6"><text:span text:style-name="T1156"/></text:span></text:p>
        <text:p text:style-name="P40"><text:span text:style-name="CharStyle6"><text:span text:style-name="T1156">184. Austry na rošti pečené.</text:span></text:span></text:p>
        <text:p text:style-name="P89"><text:span text:style-name="CharStyle6"><text:span text:style-name="T1156"/></text:span></text:p>
        <text:p text:style-name="P91"><text:span text:style-name="CharStyle6"><text:span text:style-name="T1156">A</text:span></text:span><text:span text:style-name="CharStyle6"><text:span text:style-name="T1179">u</text:span></text:span><text:span text:style-name="CharStyle6"><text:span text:style-name="T1156">stry sú len v zimných mesiacoch dobré a musia byť vo svojej škrupine pevne zatvorené, lebo podľa tohoto sa poznáva ich dobrota. K jedlu treba istý poče</text:span></text:span><text:span text:style-name="CharStyle6"><text:span text:style-name="T1179">ť</text:span></text:span><text:span text:style-name="CharStyle6"><text:span text:style-name="T1156"> z nich vziať a očistiť, aby na n</text:span></text:span><text:span text:style-name="CharStyle6"><text:span text:style-name="T1179">í</text:span></text:span><text:span text:style-name="CharStyle6"><text:span text:style-name="T1156">ch nebola žiadna špina, nožom prez poly otvoriť a na to treba pozorovať, aby mäso z neho na vätšej p</text:span></text:span><text:span text:style-name="CharStyle6"><text:span text:style-name="T1179">olov</text:span></text:span><text:span text:style-name="CharStyle6"><text:span text:style-name="T1156">i</text:span></text:span><text:span text:style-name="CharStyle6"><text:span text:style-name="T1179">ci</text:span></text:span><text:span text:style-name="CharStyle6"><text:span text:style-name="T1156"> ostalo, a nožom oddeliť: keď sú pootvárané, na každý dať malý kúsok čerstvého masla, s drobnými žemľo­vými omrvinkami posypať, na každý citronovej šťavy vytisnuť, na rošt porozkladať, citron na štyry čiastky rozkrájať a dať na stôl. Keď sa surové dávajú, pootvárajú sa jako sa pred­pisuje a na to sa pozor dá, aby saft, ktorý v sebe majú, v nich ostal, a na servýt sa poukladajú.</text:span></text:span></text:p>
        <text:p text:style-name="P39"><text:span text:style-name="CharStyle6"><text:span text:style-name="T1156"/></text:span></text:p>
        <text:p text:style-name="P40"><text:span text:style-name="CharStyle6"><text:span text:style-name="T1156">185. Faširované slimáky.</text:span></text:span></text:p>
        <text:p text:style-name="P89"><text:span text:style-name="CharStyle6"><text:span text:style-name="T1156"/></text:span></text:p>
        <text:p text:style-name="P91"><text:span text:style-name="CharStyle6"><text:span text:style-name="T1156">Kto rád jedáva v zime a v pôste slimáky, môže si ich v lete sám prichystať a síce sa z dasák sbije truhlica, na štyry prsty do zeme sa v zahrade zakope, od vrchu musí byť z jednej dasky vrchnák, kade sa dávať bude slimákom po­trava, slimákov sa nasbiera, do truhly sa nahádžu a kapusnými listami sa kŕmia. Keď sa v jeseni pozatvárajú, vybrať do suda medzi ovos a držať na studenom mieste. Potrebný počeť slimákov vziať, dobre umyť, dať do nádoby, posoliť, vrelej vody naliať, na ohni raz zvariť, odcediť, otvoriť, zo škrupiny von povyťahovať, z konca to žltkasté očistiť, kri­vým nožom na drobno pokrájať, do nádoby dať kus masla, do neho drobno krájanú cibuľu s petržlenom a </text:span></text:span><text:soft-page-break/><text:span text:style-name="CharStyle6"><text:span text:style-name="T1156">šampiony, nechať užiariť, do neho krájané slimáky, k tomu pridať po­sekanú namočenú žemľu, tak tiež pár žltkov, to posoliť, spolu dobre rozmiešať, s tým plniť slimákové škrupiny, na každý z vrchu prinde očistenej sardely, pomastiť s roztrepaným ž</text:span></text:span><text:span text:style-name="CharStyle6"><text:span text:style-name="T1180">l</text:span></text:span><text:span text:style-name="CharStyle6"><text:span text:style-name="T1156">tkom a maslom, posypať žemľovými omrvinkani, poukladať do tepše, vo voľnej peci odpiecť, na servýt na mysu zložený poukladať a dať na stôl.</text:span></text:span></text:p>
        <text:p text:style-name="P39"><text:span text:style-name="CharStyle6"><text:span text:style-name="T1156"/></text:span></text:p>
        <text:p text:style-name="P40"><text:span text:style-name="CharStyle6"><text:span text:style-name="T1156">186. Slimáky v rosole varené.</text:span></text:span></text:p>
        <text:p text:style-name="P89"><text:span text:style-name="CharStyle6"><text:span text:style-name="T1156"/></text:span></text:p>
        <text:p text:style-name="P91"><text:span text:style-name="CharStyle6"><text:span text:style-name="T1156">Potrebný počeť slimákov čisto poumývať, dať do ná­doby, posoliť, vriacej vody nane naliať, zvariť, vo vode nechať stáť na teplom, potom odcediť, plátnom každý utrieť, na polovicu servýtu poukladať, druhou polovicou zakryť aby prišly horúce na stôl a k ním pridať nakrájaného chrenu. Asietle čili prípravy o rozličných rybách chladných a teplých dávajú sa po polievke.</text:span></text:span></text:p>
        <text:p text:style-name="P4"><text:span text:style-name="CharStyle11"><text:span text:style-name="T1156"/></text:span></text:p>
        <text:p text:style-name="P108"><text:span text:style-name="CharStyle6"><text:span text:style-name="T1156">187. Vizina s tatárovou omáčkou.</text:span></text:span></text:p>
        <text:p text:style-name="P89"><text:span text:style-name="CharStyle6"><text:span text:style-name="T1156"/></text:span></text:p>
        <text:p text:style-name="P91"><text:span text:style-name="CharStyle6"><text:span text:style-name="T1156">Táto ryba je veľmi znamenitá, sdržiava sa v Dunaji, ale je zriedka k dostaniu. Dľa potreby poreže sa z kusa tejto ryby na šnicle, poklopá sa nožom, aby boly rovnakej velikosti, potom sa musia posoliť; z kúskov, ktoré sa obrežú, posekať a dať do nádoby. Do nádoby sa dá kus čer­stvého masla, namočenú v mlieku žemľu vytisnuť a dať do masla, pár celých vajec na ohni miešať, pokým sa od dna neodstavia, dať k rybe a spolu potlcť, pridať pár žltkov, po­soliť, k tomu dať trochu miešaného korenia, celé prez sito pretrieť, týmto prichystané šnicle natierať; potom rozpustiť čerstvé maslo, čisté na tepšu zliať, do neho drobno krájaný zelený petržlen, spolu po celom dne roztrieť, šnicle naň poklásť a odložiť na chladné miesto. </text:span></text:span><text:span text:style-name="CharStyle6"><text:span text:style-name="T1180">Š</text:span></text:span><text:span text:style-name="CharStyle6"><text:span text:style-name="T1156">tyry vajcia na tvrdo uvariť, žltky cez sito pretrieť, dať do nádoby, pridať oleja, spolu dobre rozmiešať; pár ližíc tarka</text:span></text:span><text:span text:style-name="CharStyle6"><text:span text:style-name="T1180">n</text:span></text:span><text:span text:style-name="CharStyle6"><text:span text:style-name="T1156">ového octu, a citronový saft, to posoliť, pridať drobno krájanej paž</text:span></text:span><text:span text:style-name="CharStyle6"><text:span text:style-name="T1180">i</text:span></text:span><text:span text:style-name="CharStyle6"><text:span text:style-name="T1156">tky a pár ližíc horč</text:span></text:span><text:span text:style-name="CharStyle6"><text:span text:style-name="T1180">i</text:span></text:span><text:span text:style-name="CharStyle6"><text:span text:style-name="T1156">ce (se</text:span></text:span><text:span text:style-name="CharStyle6"><text:span text:style-name="T1180">n</text:span></text:span><text:span text:style-name="CharStyle6"><text:span text:style-name="T1156">ftu), to spolu rozrobiť a na chladnom nechať stáť. Pol hodinou pred nastoľovaním rybu na obe strany odpiecť, z masti odcediť, poriadne na mysu </text:span></text:span><text:soft-page-break/><text:span text:style-name="CharStyle6"><text:span text:style-name="T1156">poukladať, pri­chystanú omáčku cukrom osladiť a osobit</text:span></text:span><text:span text:style-name="CharStyle6"><text:span text:style-name="T1180">e</text:span></text:span><text:span text:style-name="CharStyle6"><text:span text:style-name="T1156"> dať do šálky na stôl.</text:span></text:span></text:p>
        <text:p text:style-name="P149"><text:span text:style-name="CharStyle6"><text:span text:style-name="T1156"/></text:span></text:p>
        <text:p text:style-name="P150"><text:span text:style-name="CharStyle6"><text:span text:style-name="T1156">188. Stružky (šni</text:span></text:span><text:span text:style-name="CharStyle6"><text:span text:style-name="T1180">cl</text:span></text:span><text:span text:style-name="CharStyle6"><text:span text:style-name="T1156">e) z viziny so smotankou.</text:span></text:span></text:p>
        <text:p text:style-name="P89"><text:span text:style-name="CharStyle6"><text:span text:style-name="T1156"/></text:span></text:p>
        <text:p text:style-name="P91"><text:span text:style-name="CharStyle6"><text:span text:style-name="T1156">Kus viziny pokrájať na šnicle, nožom rozkl</text:span></text:span><text:span text:style-name="CharStyle6"><text:span text:style-name="T1180">o</text:span></text:span><text:span text:style-name="CharStyle6"><text:span text:style-name="T1156">pať, posoliť, nechať stáť, poklásť na plátno a rosol z nej vytlačiť, každý kúsok do roztrep</text:span></text:span><text:span text:style-name="CharStyle6"><text:span text:style-name="T1180">a</text:span></text:span><text:span text:style-name="CharStyle6"><text:span text:style-name="T1156">né</text:span></text:span><text:span text:style-name="CharStyle6"><text:span text:style-name="T1180">ho</text:span></text:span><text:span text:style-name="CharStyle6"><text:span text:style-name="T1156"> vajca za</text:span></text:span><text:span text:style-name="CharStyle6"><text:span text:style-name="T1180">m</text:span></text:span><text:span text:style-name="CharStyle6"><text:span text:style-name="T1156">očiť, žemľovými omrvin­kami posypať a nožom porovnať. Potom rozpustiť čerstvé maslo, čisté zliať do tepše, šnicle naň porozkladať a odložiť, pred nasto</text:span></text:span><text:span text:style-name="CharStyle6"><text:span text:style-name="T1180">l</text:span></text:span><text:span text:style-name="CharStyle6"><text:span text:style-name="T1156">ovaním z oboch strán na žlto odpiecť a poklásť na mysu. K tomu, v čom sa piekly, pridať pár ližíc smotanky, citronový saft a za ližicu krájaných kaprlov, to zvariť a tým rybu poliať.</text:span></text:span></text:p>
        <text:p text:style-name="P39"><text:span text:style-name="CharStyle6"><text:span text:style-name="T1156"/></text:span></text:p>
        <text:p text:style-name="P40"><text:span text:style-name="CharStyle6"><text:span text:style-name="T1156">189. Pôstne rago.</text:span></text:span></text:p>
        <text:p text:style-name="P89"><text:span text:style-name="CharStyle6"><text:span text:style-name="T1156"/></text:span></text:p>
        <text:p text:style-name="P91"><text:span text:style-name="CharStyle6"><text:span text:style-name="T1156">Kúsky z pozostalých varených alebo pečených rýb po­krájať na kocky; do nádoby dať kus masla, do neho žemľových omrv</text:span></text:span><text:span text:style-name="CharStyle6"><text:span text:style-name="T1180">í</text:span></text:span><text:span text:style-name="CharStyle6"><text:span text:style-name="T1156">n a drobno krájanú cibuľu s petržlenom, to spolu na žlto užiariť, zaliať smotankou, doň vtisnúť citronový saft, posoliť, spolu zvariť a dnu zamiešať krájanú rybu, za­kryté dať do horúcej vody a na sporisku stáť nechať až kým neni čas k nastolovaniu. Ke</text:span></text:span><text:span text:style-name="CharStyle6"><text:span text:style-name="T1180">ď</text:span></text:span><text:span text:style-name="CharStyle6"><text:span text:style-name="T1156"> by bolo potrebné s maselným cestom piecť, pár žltkov doň, nechať vys</text:span></text:span><text:span text:style-name="CharStyle6"><text:span text:style-name="T1180">t</text:span></text:span><text:span text:style-name="CharStyle6"><text:span text:style-name="T1156">yd</text:span></text:span><text:span text:style-name="CharStyle6"><text:span text:style-name="T1180">nu</text:span></text:span><text:span text:style-name="CharStyle6"><text:span text:style-name="T1156">ť a s </text:span></text:span><text:span text:style-name="CharStyle6"><text:span text:style-name="T1180">t</text:span></text:span><text:span text:style-name="CharStyle6"><text:span text:style-name="T1156">ým plniť, jako sa aj paštečky a iné s mäsovým rago plní. Miesto mäsového musí sa na pôstne dni rago dľa tohoto predpisu urobiť.</text:span></text:span></text:p>
        <text:p text:style-name="P39"><text:span text:style-name="CharStyle6"><text:span text:style-name="T1156"/></text:span></text:p>
        <text:p text:style-name="P40"><text:span text:style-name="CharStyle6"><text:span text:style-name="T1156">190. </text:span></text:span><text:span text:style-name="CharStyle6"><text:span text:style-name="T1180">R</text:span></text:span><text:span text:style-name="CharStyle6"><text:span text:style-name="T1156">ago zo špargy a z rakov.</text:span></text:span></text:p>
        <text:p text:style-name="P89"><text:span text:style-name="CharStyle6"><text:span text:style-name="T1156"/></text:span></text:p>
        <text:p text:style-name="P91"><text:span text:style-name="CharStyle6"><text:span text:style-name="T1156">Očistenú špárgu chytiť za oba konce, prelomiť a nie zrebnaté kúsky pokrájať na kocky, dať do vrelej solenej vody a na mäkko uvariť. </text:span></text:span><text:span text:style-name="CharStyle6"><text:span text:style-name="T1180">D</text:span></text:span><text:span text:style-name="CharStyle6"><text:span text:style-name="T1156">vacať rakov v slanej vode uvariť, mäso z nich povyberať, zo škrupín rakovú masť urobiť, mrkvy a kalerábu v malej miere na drobné kocky pokrájať, do nádoby dať kus masla, do neho drobn</text:span></text:span><text:span text:style-name="CharStyle6"><text:span text:style-name="T1180">e</text:span></text:span><text:span text:style-name="CharStyle6"><text:span text:style-name="T1156"> krájaný petržel, na to mrkvu s kalerábom, podliať vodou a zakryté na mäkko dať upariť; doň pridať medzi prsty múky, dľa </text:span></text:span><text:soft-page-break/><text:span text:style-name="CharStyle6"><text:span text:style-name="T1156">potreby za­liať tou vodou, v ktorej sa šparga varila, k tomu prichy­stanú špárgu. z rakov mäso a pár ližíc rakovej masti, to spolu zvariť, s pár ž</text:span></text:span><text:span text:style-name="CharStyle6"><text:span text:style-name="T1180">l</text:span></text:span><text:span text:style-name="CharStyle6"><text:span text:style-name="T1156">tkami zalegirovať a zakryté v horúcej vode nechať stáť. Na ten spôsob sa i vtedy prichystá, keď sa majú ním paštečky alebo iné plniť.</text:span></text:span></text:p>
        <text:p text:style-name="P3"><text:span text:style-name="CharStyle12"><text:span text:style-name="T1156"/></text:span></text:p>
        <text:p text:style-name="P7"><text:span text:style-name="CharStyle12"><text:span text:style-name="T1180">C)</text:span></text:span><text:span text:style-name="CharStyle12"><text:span text:style-name="T1156"> Čiastka.</text:span></text:span></text:p>
        <text:p text:style-name="P5"><text:span text:style-name="CharStyle23"><text:span text:style-name="T1156"/></text:span></text:p>
        <text:p text:style-name="P9"><text:span text:style-name="CharStyle23"><text:span text:style-name="T1180">A</text:span></text:span><text:span text:style-name="CharStyle23"><text:span text:style-name="T1156">siet</text:span></text:span><text:span text:style-name="CharStyle23"><text:span text:style-name="T1180">le</text:span></text:span><text:span text:style-name="CharStyle23"><text:span text:style-name="T1156"> a iné mi</text:span></text:span><text:span text:style-name="CharStyle23"><text:span text:style-name="T1180">eš</text:span></text:span><text:span text:style-name="CharStyle23"><text:span text:style-name="T1156">ané prípravy.</text:span></text:span></text:p>
        <text:p text:style-name="P39"><text:span text:style-name="CharStyle6"><text:span text:style-name="T1156"/></text:span></text:p>
        <text:p text:style-name="P40"><text:span text:style-name="CharStyle6"><text:span text:style-name="T1156">191. Maseln</text:span></text:span><text:span text:style-name="CharStyle6"><text:span text:style-name="T1180">é</text:span></text:span><text:span text:style-name="CharStyle6"><text:span text:style-name="T1156"> cesto </text:span></text:span><text:span text:style-name="CharStyle6"><text:span text:style-name="T1180">(</text:span></text:span><text:span text:style-name="CharStyle6"><text:span text:style-name="T1156">Bu</text:span></text:span><text:span text:style-name="CharStyle6"><text:span text:style-name="T1180">t</text:span></text:span><text:span text:style-name="CharStyle6"><text:span text:style-name="T1156">terteig.)</text:span></text:span></text:p>
        <text:p text:style-name="P151"><text:span text:style-name="CharStyle6"><text:span text:style-name="T1156"/></text:span></text:p>
        <text:p text:style-name="P152"><text:span text:style-name="CharStyle6"><text:span text:style-name="T1156">1 čerstvého masla umyť v studenej vode, dať na tablu, vodu z neho rukou vytlač</text:span></text:span><text:span text:style-name="CharStyle6"><text:span text:style-name="T1180">iť</text:span></text:span><text:span text:style-name="CharStyle6"><text:span text:style-name="T1156"> do okrúhla na prst zhrúbä roztlapkať, — v lete sa dá maslo do studenej vody a pridá sa</text:span></text:span><text:span text:style-name="CharStyle11"><text:span text:style-name="T1156"> </text:span></text:span><text:span text:style-name="CharStyle6"><text:span text:style-name="T1156">kus ľadu —</text:span></text:span><text:span text:style-name="CharStyle6"><text:span text:style-name="T1291">;</text:span></text:span><text:span text:style-name="CharStyle6"><text:span text:style-name="T1156"> dobrej múky funt odvážiť, dať na tablu, do prostriedku jamku urobiť, dať dva žltky, ližicu smotanky, trochu bieleho v</text:span></text:span><text:span text:style-name="CharStyle6"><text:span text:style-name="T1181">í</text:span></text:span><text:span text:style-name="CharStyle6"><text:span text:style-name="T1156">na a čerstvého masla vo veľkosti orechu, ostatné dľa potreby vodou doliať, to posoliť a cesto urobiť ani veľmi tuhé ani slabé, </text:span></text:span><text:span text:style-name="CharStyle6"><text:span text:style-name="T1181">č</text:span></text:span><text:span text:style-name="CharStyle6"><text:span text:style-name="T1156">o sa riadi podľa masla; lebo v lete je maslo slabšie: ke</text:span></text:span><text:span text:style-name="CharStyle6"><text:span text:style-name="T1181">ď</text:span></text:span><text:span text:style-name="CharStyle6"><text:span text:style-name="T1156"> sa cesto od ruky odde</text:span></text:span><text:span text:style-name="CharStyle6"><text:span text:style-name="T1181">l</text:span></text:span><text:span text:style-name="CharStyle6"><text:span text:style-name="T1156">uje, vtedy je už dosť vyrobené, zrobí sa do hromady a nechá sa za pár minút zakryté stáť. Mase</text:span></text:span><text:span text:style-name="CharStyle6"><text:span text:style-name="T1181">l</text:span></text:span><text:span text:style-name="CharStyle6"><text:span text:style-name="T1156">né cesto sa musí na studenom mieste robiť, maslo poloziť na čisté plátno, vodu z neho vy­tlačiť, cesto rozva</text:span></text:span><text:span text:style-name="CharStyle6"><text:span text:style-name="T1181">l</text:span></text:span><text:span text:style-name="CharStyle6"><text:span text:style-name="T1156">kať aby raz toľké bo</text:span></text:span><text:span text:style-name="CharStyle6"><text:span text:style-name="T1181">l</text:span></text:span><text:span text:style-name="CharStyle6"><text:span text:style-name="T1156">o jako maslo, na cesto do prostriedku dať maslo, cestom tak pozakladať, aby z masla nebolo ni</text:span></text:span><text:span text:style-name="CharStyle6"><text:span text:style-name="T1181">č</text:span></text:span><text:span text:style-name="CharStyle6"><text:span text:style-name="T1156"> vidno, zľahka na dlho a na široko rozvalkovať; na to pilný pozor dať, aby sa od spodku na tablu neprilepilo, ale ani múkou sa nesmie veľmi posypať, z oboch strán zo širosti spolu složiť jako i z dĺžky, dať na chladné miesto a za desať minút zakryté nechať stáť. Potom zas roz­va</text:span></text:span><text:span text:style-name="CharStyle6"><text:span text:style-name="T1181">l</text:span></text:span><text:span text:style-name="CharStyle6"><text:span text:style-name="T1156">kať tak, aby sa cesto na štyry uhly valkalo a všade jednaká hrúbosť bola, po tomto múku pometať, cesto po­riadne poskladať a za ten istý čas na studenom mieste nechať stáť. Pri štvrtom raze sa už môže cesto upotrebiť, dľa po­treby a predpisu rozva</text:span></text:span><text:span text:style-name="CharStyle6"><text:span text:style-name="T1181">l</text:span></text:span><text:span text:style-name="CharStyle6"><text:span text:style-name="T1156">ká sa na hrubšie alebo tenšie: pri tomto ceste musí sa upotrebiť čerstvé maslo, lebo len toto má tu vládu, aby cesto mohlo do vrchu riasť. V chle­bových čili pekárnych peciach </text:span></text:span><text:soft-page-break/><text:span text:style-name="CharStyle6"><text:span text:style-name="T1156">sa o</text:span></text:span><text:span text:style-name="CharStyle6"><text:span text:style-name="T1181">n</text:span></text:span><text:span text:style-name="CharStyle6"><text:span text:style-name="T1156">o lepšie pečie než</text:span></text:span><text:span text:style-name="CharStyle6"><text:span text:style-name="T1181">l</text:span></text:span><text:span text:style-name="CharStyle6"><text:span text:style-name="T1156">i v rúrach, lebo sa tam môže i zánet dať a pri dobrej príprave musí byť upečené p</text:span></text:span><text:span text:style-name="CharStyle6"><text:span text:style-name="T1181">ä</text:span></text:span><text:span text:style-name="CharStyle6"><text:span text:style-name="T1156">trazi toľké nežli je za surov</text:span></text:span><text:span text:style-name="CharStyle6"><text:span text:style-name="T1181">a</text:span></text:span><text:span text:style-name="CharStyle6"><text:span text:style-name="T1156">.</text:span></text:span></text:p>
        <text:p text:style-name="P39"><text:span text:style-name="CharStyle6"><text:span text:style-name="T1156"/></text:span></text:p>
        <text:p text:style-name="P40"><text:span text:style-name="CharStyle6"><text:span text:style-name="T1156">192. Maselné cesto na iný sp</text:span></text:span><text:span text:style-name="CharStyle6"><text:span text:style-name="T1181">ô</text:span></text:span><text:span text:style-name="CharStyle6"><text:span text:style-name="T1156">sob (Marbeteig.)</text:span></text:span></text:p>
        <text:p text:style-name="P40"><text:span text:style-name="CharStyle6"><text:span text:style-name="T1156"/></text:span></text:p>
        <text:p text:style-name="P89"><text:span text:style-name="CharStyle6"><text:span text:style-name="T1156">Vzia</text:span></text:span><text:span text:style-name="CharStyle6"><text:span text:style-name="T1181">ť</text:span></text:span><text:span text:style-name="CharStyle6"><text:span text:style-name="T1156"> </text:span></text:span><text:span text:style-name="CharStyle6"><text:span text:style-name="T1181">funt</text:span></text:span><text:span text:style-name="CharStyle6"><text:span text:style-name="T1156"> múky na tablu, do nej pol funta čerstvého masla na kúsky potrhať, vá</text:span></text:span><text:span text:style-name="CharStyle6"><text:span text:style-name="T1181">l</text:span></text:span><text:span text:style-name="CharStyle6"><text:span text:style-name="T1156">kom spolu rozrobiť aby múka maslo zažila, to dať do hromady, do prostriedku jamku urobiť, dnu dva žltky, pár ližíc smotanky a trochu vína, to posoliť, ostatné dľa potreby vodou doliať, cesto nožom spolu smiesi</text:span></text:span><text:span text:style-name="CharStyle6"><text:span text:style-name="T1181">ť,</text:span></text:span><text:span text:style-name="CharStyle6"><text:span text:style-name="T1156"> avšak nesmie byť slabé, do hromady sobra</text:span></text:span><text:span text:style-name="CharStyle6"><text:span text:style-name="T1181">ť</text:span></text:span><text:span text:style-name="CharStyle6"><text:span text:style-name="T1156"> na okrúhlo a za­kryté nechať stáť: po rozva</text:span></text:span><text:span text:style-name="CharStyle6"><text:span text:style-name="T1181">l</text:span></text:span><text:span text:style-name="CharStyle6"><text:span text:style-name="T1156">kaní sa pokračuje dľa zvýš udaného predpisu pri mase</text:span></text:span><text:span text:style-name="CharStyle6"><text:span text:style-name="T1181">ln</text:span></text:span><text:span text:style-name="CharStyle6"><text:span text:style-name="T1156">om ceste: môže sa aj od razu</text:span></text:span><text:span text:style-name="CharStyle11"><text:span text:style-name="T1156"> </text:span></text:span><text:span text:style-name="CharStyle6"><text:span text:style-name="T1156">vyvalkať, neni potrebné mu dať odpočinúť; keď sa cesto na smaženie potrebuje, neni potrebné dať toľko masla do cesta; ostatnia príprava môže ostať.</text:span></text:span></text:p>
        <text:p text:style-name="P205"><text:span text:style-name="CharStyle6"><text:span text:style-name="T1156"/></text:span></text:p>
        <text:p text:style-name="P206"><text:span text:style-name="CharStyle6"><text:span text:style-name="T1156">193. Mase</text:span></text:span><text:span text:style-name="CharStyle6"><text:span text:style-name="T1181">l</text:span></text:span><text:span text:style-name="CharStyle6"><text:span text:style-name="T1156">né (hašepaštetky) s krájaným mäsom plnené paštetky.</text:span></text:span></text:p>
        <text:p text:style-name="P89"><text:span text:style-name="CharStyle6"><text:span text:style-name="T1156"/></text:span></text:p>
        <text:p text:style-name="P91"><text:span text:style-name="CharStyle6"><text:span text:style-name="T1156">Zvýš vypísané maselné cesto, rovnako zhr</text:span></text:span><text:span text:style-name="CharStyle6"><text:span text:style-name="T1181">ú</text:span></text:span><text:span text:style-name="CharStyle6"><text:span text:style-name="T1156">b</text:span></text:span><text:span text:style-name="CharStyle6"><text:span text:style-name="T1181">ä</text:span></text:span><text:span text:style-name="CharStyle6"><text:span text:style-name="T1156">, nie veľmi na tenko sa rozvalká, z neho sa okrúhlym vypichovadlom 40 kusov vykrojí, dvacať z n</text:span></text:span><text:span text:style-name="CharStyle6"><text:span text:style-name="T1181">í</text:span></text:span><text:span text:style-name="CharStyle6"><text:span text:style-name="T1156">ch a síce jedon od druhého na poldruha prsta diaľky na plech sa porozkladajú a roztrepaným vajcom pomastia, z ostatních dvaciatych kusov ale menším vypichovadlom prostriedok sa vykrojí, ostatné sa rovno kladú na pomastené už kúsky a s obráteným vypicho­vadlom každý kúsok sa pritisne, po vrchu sa omastí vajcom tak, aby na kraje nezašlo; z prostriedku vyrezané kúsky tiež sa pokladú na plech, pomastia sa vajcom a nechajú sa v peci na žlto upiecť. Bárs jak</text:span></text:span><text:span text:style-name="CharStyle6"><text:span text:style-name="T1181">á</text:span></text:span><text:span text:style-name="CharStyle6"><text:span text:style-name="T1156"> pozostalá pečenka na drobno sa pokrája krivým nožom, do nádoby sa dá kus mus</text:span></text:span><text:span text:style-name="CharStyle6"><text:span text:style-name="T1181">l</text:span></text:span><text:span text:style-name="CharStyle6"><text:span text:style-name="T1156">a, v ňom sa pokrájaný zelený petržlen s cibuľou užiari, pokrá­jané mäso doň, pridať pár ližíc omáčky, to nechať spolu zvariť, z citrona saft vytisnuť, s pár ž</text:span></text:span><text:span text:style-name="CharStyle6"><text:span text:style-name="T1181">l</text:span></text:span><text:span text:style-name="CharStyle6"><text:span text:style-name="T1156">tkami zalegirovať, týmto upečené paštetky plniť, na vrch plneného dajú sa kúsky cesta, ešte raz sa dajú do peci aby horúce na stôl prišly, na okrúhlu mysu pekne do vysok</text:span></text:span><text:span text:style-name="CharStyle6"><text:span text:style-name="T1181">a</text:span></text:span><text:span text:style-name="CharStyle6"><text:span text:style-name="T1156"> sa poukladajú; obrezky, ktoré z </text:span></text:span><text:soft-page-break/><text:span text:style-name="CharStyle6"><text:span text:style-name="T1156">maselného cesta ostaly, spolu sa pokladú, do papiera zakrútiť a na chladné miesto odložiť; jestli sú v ten deň zbytočné, odložia sa na druhý deň. Ke</text:span></text:span><text:span text:style-name="CharStyle6"><text:span text:style-name="T1181">ď</text:span></text:span><text:span text:style-name="CharStyle6"><text:span text:style-name="T1156"> sa dvojaké asietle robia k pr. chladná ryba alebo v aspiku štyrcované, za týmto prindú paštetky.</text:span></text:span></text:p>
        <text:p text:style-name="P153"><text:span text:style-name="CharStyle6"><text:span text:style-name="T1156"/></text:span></text:p>
        <text:p text:style-name="P154"><text:span text:style-name="CharStyle6"><text:span text:style-name="T1156">194. Smažené pirošky z maselného cesta.</text:span></text:span></text:p>
        <text:p text:style-name="P89"><text:span text:style-name="CharStyle6"><text:span text:style-name="T1156"/></text:span></text:p>
        <text:p text:style-name="P91"><text:span text:style-name="CharStyle6"><text:span text:style-name="T1156">Z maselného cesta ostalé obrezky dajú sa na tablu, s válkom sa do hromady sbijú, rozvalkať na tenko (maselné cesto nesmie sa rukou do hromady smiesiť) naň klásť lekvár v diaľke dvoch prstov jedon od druhého, pomedzi pomastiť</text:span></text:span><text:span text:style-name="CharStyle11"><text:span text:style-name="T1156"> </text:span></text:span><text:span text:style-name="CharStyle6"><text:span text:style-name="T1156">roztrepaným vajcom, založiť cestom, pomedzi lekvárovú hŕbku rukou pritlačiť, z toho triuhlaté pirošky vyrez</text:span></text:span><text:span text:style-name="CharStyle6"><text:span text:style-name="T1181">ú</text:span></text:span><text:span text:style-name="CharStyle6"><text:span text:style-name="T1156">vať, na sito rozkladať a odložiť na studené miesto. Pred nasto</text:span></text:span><text:span text:style-name="CharStyle6"><text:span text:style-name="T1181">l</text:span></text:span><text:span text:style-name="CharStyle6"><text:span text:style-name="T1156">o­vaním v masle vysmažiť, z masti dobre odcediť, na papier vyklásť, na mysu servýt složiť, naň pirošky pekne poukladať, cukrom posypať a dať na stôl. Na ten istý spôsob môžu sa pirošky miesto lekváru i s hašé plniť, dajú sa po polievke na asietlu a po n</text:span></text:span><text:span text:style-name="CharStyle6"><text:span text:style-name="T1181">í</text:span></text:span><text:span text:style-name="CharStyle6"><text:span text:style-name="T1156">ch sa posype zeleného petržlenu.</text:span></text:span></text:p>
        <text:p text:style-name="P39"><text:span text:style-name="CharStyle6"><text:span text:style-name="T1156"/></text:span></text:p>
        <text:p text:style-name="P40"><text:span text:style-name="CharStyle6"><text:span text:style-name="T1156">195. Hašepaštetky na iný spôsob.</text:span></text:span></text:p>
        <text:p text:style-name="P89"><text:span text:style-name="CharStyle6"><text:span text:style-name="T1156"/></text:span></text:p>
        <text:p text:style-name="P91"><text:span text:style-name="CharStyle6"><text:span text:style-name="T1156">Maselné cesto rozva</text:span></text:span><text:span text:style-name="CharStyle6"><text:span text:style-name="T1181">l</text:span></text:span><text:span text:style-name="CharStyle6"><text:span text:style-name="T1156">ká sa na nožový chrbát zhrúbä, z neho sa vyrežú okrúhle kúsky, rozkladú sa na plech na poldruha prsta jedon od druhého, každý sa pomastí vajcom, na prostriedok každého kladie sa prichystané hašé, naň sa položí platnička cesta spodnej rovná, pritisne sa vypichovadlom; platničky sa nesmú obrátiť, ale sa musia tak klásť, jako cesto leží na table. Tu musím poznamenať, že maselné cesto pri valkaní neprevracia sa na druhú stranu jako oby­čajné cesto, lebo potom miesto čoby malo riasť, rozsype sa po plechu; vrch sa pomastí vajcom, v peci sa upečú a na mysu sa poriadne poukladajú; na stôl musia prísť horúce. Keď sa maselné cesto v chlebovej peci má piecť, takto sa zkúšať má vykúrená pec. Medzi prsty múky hodí sa na prostred pece; jest</text:span></text:span><text:span text:style-name="CharStyle6"><text:span text:style-name="T1181">l</text:span></text:span><text:span text:style-name="CharStyle6"><text:span text:style-name="T1156">i múka začína horeť, musí sa metla do vody zamočiť a ňou </text:span></text:span><text:soft-page-break/><text:span text:style-name="CharStyle6"><text:span text:style-name="T1156">spodok pece ovlažiť a zas múkou zkúšať. Jest</text:span></text:span><text:span text:style-name="CharStyle6"><text:span text:style-name="T1181">l</text:span></text:span><text:span text:style-name="CharStyle6"><text:span text:style-name="T1156">i múka nes</text:span></text:span><text:span text:style-name="CharStyle6"><text:span text:style-name="T1181">h</text:span></text:span><text:span text:style-name="CharStyle6"><text:span text:style-name="T1156">orí, ale len žlknúť začína: vtedy sa už môže dať do nej cesto a če</text:span></text:span><text:span text:style-name="CharStyle6"><text:span text:style-name="T1181">l</text:span></text:span><text:span text:style-name="CharStyle6"><text:span text:style-name="T1156">ustie sa privrie, aby cesto do vysok</text:span></text:span><text:span text:style-name="CharStyle6"><text:span text:style-name="T1181">a</text:span></text:span><text:span text:style-name="CharStyle6"><text:span text:style-name="T1156"> rias</text:span></text:span><text:span text:style-name="CharStyle6"><text:span text:style-name="T1181">t</text:span></text:span><text:span text:style-name="CharStyle6"><text:span text:style-name="T1156">lo.</text:span></text:span></text:p>
        <text:p text:style-name="P39"><text:span text:style-name="CharStyle6"><text:span text:style-name="T1156"/></text:span></text:p>
        <text:p text:style-name="P40"><text:span text:style-name="CharStyle6"><text:span text:style-name="T1156">196. Vandličkové paštečky.</text:span></text:span></text:p>
        <text:p text:style-name="P89"><text:span text:style-name="CharStyle6"><text:span text:style-name="T1156"/></text:span></text:p>
        <text:p text:style-name="P197"><text:span text:style-name="CharStyle6"><text:span text:style-name="T1156">K takýmto paštečkam dostanú sa k</text:span></text:span><text:span text:style-name="CharStyle6"><text:span text:style-name="T1181">u</text:span></text:span><text:span text:style-name="CharStyle6"><text:span text:style-name="T1156">piť furmičky u kotlárov alebo plechárov či už okrúhle alebo podlhovaté; koľko je z n</text:span></text:span><text:span text:style-name="CharStyle6"><text:span text:style-name="T1181">í</text:span></text:span><text:span text:style-name="CharStyle6"><text:span text:style-name="T1156">ch potrebné sa vymastia, posypú sa žemľovými omrvinkami, z postalého cesta na tenko sa vyvalká, na kúsky porozkrajuje, každá furma ce</text:span></text:span><text:span text:style-name="CharStyle6"><text:span text:style-name="T1181">ľ</text:span></text:span><text:span text:style-name="CharStyle6"><text:span text:style-name="T1156">kom sa ním obtiahne,</text:span></text:span><text:span text:style-name="CharStyle11"><text:span text:style-name="T1156"> </text:span></text:span><text:span text:style-name="CharStyle6"><text:span text:style-name="T1156">naplní sa surovým hrachom, v peci na žlto upiecť, hrach z nich povysypať, ešte dať do peci, aby sa cesto aj z v</text:span></text:span><text:span text:style-name="CharStyle6"><text:span text:style-name="T1182">ň</text:span></text:span><text:span text:style-name="CharStyle6"><text:span text:style-name="T1156">útra vytiahlo; z pozostalých obrezkov povyrezujú sa kúsk</text:span></text:span><text:span text:style-name="CharStyle6"><text:span text:style-name="T1182">y</text:span></text:span><text:span text:style-name="CharStyle6"><text:span text:style-name="T1156"> vo velikosti vandličky, poklásť na plech, vajcom pomastiť, na prostriedok z cesta ušká poskrúcať, do vajca omáčať, na plech položiť a v peci upiecť. V žíji sa uparí kus telacieho mäsa alebo poostalej pe</text:span></text:span><text:span text:style-name="CharStyle6"><text:span text:style-name="T1182">č</text:span></text:span><text:span text:style-name="CharStyle6"><text:span text:style-name="T1156">enk, pokrájať na drobn</text:span></text:span><text:span text:style-name="CharStyle6"><text:span text:style-name="T1182">é</text:span></text:span><text:span text:style-name="CharStyle6"><text:span text:style-name="T1156"> kocky, zo zele­ného pod </text:span></text:span><text:span text:style-name="CharStyle6"><text:span text:style-name="T1182">č</text:span></text:span><text:span text:style-name="CharStyle6"><text:span text:style-name="T1156">. 113. prichystaného krájania vziať za pár ližíc, na ohni spolu sv</text:span></text:span><text:span text:style-name="CharStyle6"><text:span text:style-name="T1182">a</text:span></text:span><text:span text:style-name="CharStyle6"><text:span text:style-name="T1156">riť, trocha omáčky k tomu pridať, posoliť, s pár žltky zalegirovať, prichystané vandličky tým naplniť, na každú vrchnák položiť, na mysu poriadne poklásť a po polievke horúce na stôl zaniesť.</text:span></text:span></text:p>
        <text:p text:style-name="P76"><text:span text:style-name="CharStyle6"><text:span text:style-name="T1156"/></text:span></text:p>
        <text:p text:style-name="P77"><text:span text:style-name="CharStyle6"><text:span text:style-name="T1156">1<text:tab/>97. </text:span></text:span><text:span text:style-name="CharStyle6"><text:span text:style-name="T1182">R</text:span></text:span><text:span text:style-name="CharStyle6"><text:span text:style-name="T1156">ižkašové pa</text:span></text:span><text:span text:style-name="CharStyle6"><text:span text:style-name="T1182">š</text:span></text:span><text:span text:style-name="CharStyle6"><text:span text:style-name="T1156">tečk</text:span></text:span><text:span text:style-name="CharStyle6"><text:span text:style-name="T1182">y.</text:span></text:span></text:p>
        <text:p text:style-name="P89"><text:span text:style-name="CharStyle6"><text:span text:style-name="T1156"/></text:span></text:p>
        <text:p text:style-name="P197"><text:span text:style-name="CharStyle6"><text:span text:style-name="T1156">Rižkašu vo vrelej vede obvariť, vyliať na sito a stu­denou vodou premyť; do nádoby dať kus čerstvého masla, doň reis a očistenú s pár hrebičky špikovanú cibuľu, posoliť, dľa potreby pridať bielej polievky, dať na oheň, spolu variť aby dobre mäkké b</text:span></text:span><text:span text:style-name="CharStyle6"><text:span text:style-name="T1182">ol</text:span></text:span><text:span text:style-name="CharStyle6"><text:span text:style-name="T1156">o, k vystydnutiu na stranu odložiť, z nej brať a nožom na hladko do okrúhla urovnať, na pro­striedku jamku vytlačiť tak pozorne, aby kraje rovnaké boly a paštečky jednakú podobu mal</text:span></text:span><text:span text:style-name="CharStyle6"><text:span text:style-name="T1182">y</text:span></text:span><text:span text:style-name="CharStyle6"><text:span text:style-name="T1156">: konečne nechať </text:span></text:span><text:span text:style-name="CharStyle6"><text:span text:style-name="T1182">v</text:span></text:span><text:span text:style-name="CharStyle6"><text:span text:style-name="T1156">ystydnúť. Potom sa na tanieri dve vajcia roztrepú, každú paštečku do n</text:span></text:span><text:span text:style-name="CharStyle6"><text:span text:style-name="T1182">í</text:span></text:span><text:span text:style-name="CharStyle6"><text:span text:style-name="T1156">ch omáčať aby aj do vnútra vajce prišlo, žemľovými omr­vinkami posypať, na sito klásť, pred nastolovaním v horúcom masle vysmažiť, pri vkladaní do masla </text:span></text:span><text:soft-page-break/><text:span text:style-name="CharStyle6"><text:span text:style-name="T1156">musia sa jamkou na spodok klásť, z masti dobre odcediť, každú dľa zvýš udaného predpisu s rago naplniť, po vrchu rozpusteným glásom poliať a dať na stôl.</text:span></text:span></text:p>
        <text:p text:style-name="P78"><text:span text:style-name="CharStyle6"><text:span text:style-name="T1156"/></text:span></text:p>
        <text:p text:style-name="P79"><text:span text:style-name="CharStyle6"><text:span text:style-name="T1156">198. Krump</text:span></text:span><text:span text:style-name="CharStyle6"><text:span text:style-name="T1182">l</text:span></text:span><text:span text:style-name="CharStyle6"><text:span text:style-name="T1156">ové paštečky.</text:span></text:span></text:p>
        <text:p text:style-name="P89"><text:span text:style-name="CharStyle6"><text:span text:style-name="T1156"/></text:span></text:p>
        <text:p text:style-name="P91"><text:span text:style-name="CharStyle6"><text:span text:style-name="T1156">Čisto umytých krumpiel, koľko </text:span></text:span><text:span text:style-name="CharStyle6"><text:span text:style-name="T1182">bud</text:span></text:span><text:span text:style-name="CharStyle6"><text:span text:style-name="T1156">e potrebné, dať do kastrola, nane naliať </text:span></text:span><text:span text:style-name="CharStyle6"><text:span text:style-name="T1182">ž</text:span></text:span><text:span text:style-name="CharStyle6"><text:span text:style-name="T1156">ajd</text:span></text:span><text:span text:style-name="CharStyle6"><text:span text:style-name="T1182">l</text:span></text:span><text:span text:style-name="CharStyle6"><text:span text:style-name="T1156">ík vody. pevne zakry</text:span></text:span><text:span text:style-name="CharStyle6"><text:span text:style-name="T1182">ť</text:span></text:span><text:span text:style-name="CharStyle6"><text:span text:style-name="T1156">, musia sa v pare upariť: ke</text:span></text:span><text:span text:style-name="CharStyle6"><text:span text:style-name="T1182">ď</text:span></text:span><text:span text:style-name="CharStyle6"><text:span text:style-name="T1156"> sú mäkk</text:span></text:span><text:span text:style-name="CharStyle6"><text:span text:style-name="T1182">é</text:span></text:span><text:span text:style-name="CharStyle6"><text:span text:style-name="T1156">, po jednej vyberať lúpať, a horúce prez sito pretierať: do nádoby dať kus masla, v ňom drobnokrájanú cibuľu so zeleným petržlenom nechať upražiť, do toho pretreté krumple a muškatového orechu, posoliť, na ohni dobre spolu rozmiešať, dať do nich jedon po druhom štyry žltky, to na plech do okrúhla na tri prsty zvýše rozotre</text:span></text:span><text:span text:style-name="CharStyle6"><text:span text:style-name="T1182">ť</text:span></text:span><text:span text:style-name="CharStyle6"><text:span text:style-name="T1156"> a nechať stáť; okrúhlym vypichovadlom vypichovať pa­štečky jednu pri druhej, potom menším vypichovadlom prez prostriedok vyrezaných už paštečiek do okrúhla nie celkom na spodok, ale len na pol prsta zarezať aby mal</text:span></text:span><text:span text:style-name="CharStyle6"><text:span text:style-name="T1182">y</text:span></text:span><text:span text:style-name="CharStyle6"><text:span text:style-name="T1156"> obr</text:span></text:span><text:span text:style-name="CharStyle6"><text:span text:style-name="T1182">u</text:span></text:span><text:span text:style-name="CharStyle6"><text:span text:style-name="T1156">b (ráf), a s každou tak pokračovať. </text:span></text:span><text:span text:style-name="CharStyle6"><text:span text:style-name="T1182">D</text:span></text:span><text:span text:style-name="CharStyle6"><text:span text:style-name="T1156">ve vajcia roztrepú sa na tanieri, paštečky do nich omáčať, žemľovými mrvinami po­sypa</text:span></text:span><text:span text:style-name="CharStyle6"><text:span text:style-name="T1182">ť</text:span></text:span><text:span text:style-name="CharStyle6"><text:span text:style-name="T1156">, na stranu odložiť, tým druhým menším vypichovadlom ešte raz každú napichnúť, v horúcom masle vysmažiť, z každej prosriedok nožom pozorne von vybrať, s rago na­plniť, po vrchu glasirovať a dať na stôl. Tým istým spôsobom možno i </text:span></text:span><text:span text:style-name="CharStyle6"><text:span text:style-name="T1182">z</text:span></text:span><text:span text:style-name="CharStyle6"><text:span text:style-name="T1156"> rižkaše paštečky urobiť.</text:span></text:span></text:p>
        <text:p text:style-name="P42"><text:span text:style-name="CharStyle6"><text:span text:style-name="T1156"/></text:span></text:p>
        <text:p text:style-name="P43"><text:span text:style-name="CharStyle6"><text:span text:style-name="T1156">199. Žemľové paštečky.</text:span></text:span></text:p>
        <text:p text:style-name="P89"><text:span text:style-name="CharStyle6"><text:span text:style-name="T1156"/></text:span></text:p>
        <text:p text:style-name="P91"><text:span text:style-name="CharStyle6"><text:span text:style-name="T1156">Dľa potreby obrajbú sa žemle, každú na dvoje prekro­jiť, do okrúhla nožom obrezať aby rovnaké boly, prostriedok vôkol nožom nie celkom do spodku obkrúžliť, v masle na žlto vysmažiť, prostriedok z každej von vziať a naplniť s rago, v dolkovej furme maslo rozpáliť, do každej zabiť čerstvé vajce, posoliť, nechať trochu od piecť, na vrch na pa­štečky poklásť, každú glásom pomastiť a dať na stôl.</text:span></text:span></text:p>
        <text:p text:style-name="P42"><text:span text:style-name="CharStyle6"><text:span text:style-name="T1156"/></text:span></text:p>
        <text:p text:style-name="P43"><text:soft-page-break/><text:span text:style-name="CharStyle6"><text:span text:style-name="T1156">200. Žemľové paštečky na iný sp</text:span></text:span><text:span text:style-name="CharStyle6"><text:span text:style-name="T1183">ô</text:span></text:span><text:span text:style-name="CharStyle6"><text:span text:style-name="T1156">sob.</text:span></text:span></text:p>
        <text:p text:style-name="P89"><text:span text:style-name="CharStyle6"><text:span text:style-name="T1156"/></text:span></text:p>
        <text:p text:style-name="P91"><text:span text:style-name="CharStyle6"><text:span text:style-name="T1156">Dľa predošlého predpisu prichystať žemle, každú omočiť do mlieka aby sa ovlažily, do roztrepaných vajec namáčať, žemľovými omrvinkami posypať, na stranu odložiť, pred na­stolovaním v horúcom masle na žlto vysmažiť, z masti nechať odtiecť, z každej prostriedok vyňať, s rago naplniť, po vrchu s glásom poliať a dať na st</text:span></text:span><text:span text:style-name="CharStyle6"><text:span text:style-name="T1183">ôl.</text:span></text:span></text:p>
        <text:p text:style-name="P4"><text:span text:style-name="CharStyle11"><text:span text:style-name="T1156"/></text:span></text:p>
        <text:p text:style-name="P42"><text:span text:style-name="CharStyle6"><text:span text:style-name="T1156">201. Sarde</text:span></text:span><text:span text:style-name="CharStyle6"><text:span text:style-name="T1183">l</text:span></text:span><text:span text:style-name="CharStyle6"><text:span text:style-name="T1156">ové paštečky.</text:span></text:span></text:p>
        <text:p text:style-name="P89"><text:span text:style-name="CharStyle6"><text:span text:style-name="T1156"/></text:span></text:p>
        <text:p text:style-name="P91"><text:span text:style-name="CharStyle6"><text:span text:style-name="T1156">Koľko je sardiel potrebné vo vode vymyť, šupy očistiť, každú na dvoje rozlúštiť, osti z n</text:span></text:span><text:span text:style-name="CharStyle6"><text:span text:style-name="T1184">í</text:span></text:span><text:span text:style-name="CharStyle6"><text:span text:style-name="T1156">ch povyberať a každú po­lovicu do oberanca skrútiť; z prichystaného pod č. 131 kratiu fášu pár ližíc vziať, so ž</text:span></text:span><text:span text:style-name="CharStyle6"><text:span text:style-name="T1184">l</text:span></text:span><text:span text:style-name="CharStyle6"><text:span text:style-name="T1156">tkom rozmiešať, maselné cesto na zhrúbä nožového chrbta rozvalkať, okrúhle platničky povypichovať, tieto na plech rozložiť, vajcom pomastiť, na pro­striedok dať kúsok z prichystaného fášu, na to skrútenú sardelu, na túto zas trochu fášu, tej istej velikosti platničku na to a tak sa so všetkým tak pokračuje, vrch menším vypichovadlom pritisnúť, vajcom pomastiť, v peci upiecť a horúce dať na stôl. V taký čas sa majú dať piecť, aby hneď z pece mohly prísť na stôl.</text:span></text:span></text:p>
        <text:p text:style-name="P42"><text:span text:style-name="CharStyle6"><text:span text:style-name="T1156"/></text:span></text:p>
        <text:p text:style-name="P43"><text:span text:style-name="CharStyle6"><text:span text:style-name="T1156">202. Žemľové paštečky z prepelíc.</text:span></text:span></text:p>
        <text:p text:style-name="P89"><text:span text:style-name="CharStyle6"><text:span text:style-name="T1156"/></text:span></text:p>
        <text:p text:style-name="P91"><text:span text:style-name="CharStyle6"><text:span text:style-name="T1156">Koľko je potrebné toľko sa má prepelíc očistiť, vypit­vať, čisto vymyť, prská z nich vyrezať, slaninkou vyšpikovať, dľa predpisu žíj urobiť a v ňom nechať na žltobrunátno upariť; prská vybrať do nádoby, nane zo žíjového saftu naliať a za­kryté na teplom mieste nechať stáť. Kde sa prepelice varily, všetko vybrať do mažiara a potlc</text:span></text:span><text:span text:style-name="CharStyle6"><text:span text:style-name="T1184">ť</text:span></text:span><text:span text:style-name="CharStyle6"><text:span text:style-name="T1156">, potlčené k tomu, pridať žajdlík červeného vína a trochu polievky, v tom zakryté nechať variť; prez sito pretrieť, dať do čistej nádoby, dľa potreby posoliť a zakryté dať do horúcej vody. Paštečky dľa predpisu týmto sa plnia, prská na dvoje rozkrojiť, na vrch klásť a na mysu ukladať. K tomu saftu, kde boly prská, pridá sa kúsok glásu, to smiešať, po vrchu poliať a </text:span></text:span><text:soft-page-break/><text:span text:style-name="CharStyle6"><text:span text:style-name="T1156">horúce dať na stôl. Na ten istý spôsob robia sa i krumplové a r</text:span></text:span><text:span text:style-name="CharStyle6"><text:span text:style-name="T1184">e</text:span></text:span><text:span text:style-name="CharStyle6"><text:span text:style-name="T1156">isové paštečky.</text:span></text:span></text:p>
        <text:p text:style-name="P155"><text:span text:style-name="CharStyle6"><text:span text:style-name="T1156"/></text:span></text:p>
        <text:p text:style-name="P156"><text:span text:style-name="CharStyle6"><text:span text:style-name="T1156">203. Krumplové paštečky z pekasinov.</text:span></text:span></text:p>
        <text:p text:style-name="P89"><text:span text:style-name="CharStyle6"><text:span text:style-name="T1156"/></text:span></text:p>
        <text:p text:style-name="P91"><text:span text:style-name="CharStyle6"><text:span text:style-name="T1156">Drobné šnefíky sa očistia, črevka z n</text:span></text:span><text:span text:style-name="CharStyle6"><text:span text:style-name="T1184">í</text:span></text:span><text:span text:style-name="CharStyle6"><text:span text:style-name="T1156">ch vybrať a aj s pečenkou dať na čistú tablu, žalúdok rozrezať, piesok z neho vyhodiť, umyť a dať ku črevkám. K tomu sa dá kus</text:span></text:span><text:span text:style-name="CharStyle11"><text:span text:style-name="T1156"> </text:span></text:span><text:span text:style-name="CharStyle6"><text:span text:style-name="T1156">slaninky, cibuľu a zelený petržlen spolu na drobno posekať, posoliť a dať do malej nádoby. Potom sa urobí žíj, šnefíky v ňom na brunátno upariť a von z neho vybrať; prská vy­krojiť a dať do nádoby i s hlávkami, nane trochu saftu a na teplom stáť nechať, kosti dať do mažiara a na drobno potlcť, žemľu v masti na žlto vysmažiť, k tomu dať tlčené, pridať žajdlík červeného vína a trochu polievky, to zakryté nechať variť, prez sito pretrieť, dať do nádoby, posoliť a na teplom mieste nechať stáť. Žemľa sa na tenké listy pokrája, ohrúhle kúsky z nej vypichovať a na žlto užiariť; posekané črevká osobit</text:span></text:span><text:span text:style-name="CharStyle6"><text:span text:style-name="T1184">e</text:span></text:span><text:span text:style-name="CharStyle6"><text:span text:style-name="T1156"> upražiť, do nich trochu omrviniek, pridať zo žíja pár ližičiek brunátného saftu, natierať na žemle a na teplo od­ložiť, každú prichystanú vysmaženú paštečku naplniť, prská na dvoje rozkrojiť a nane klásť, do okrúhla na mysu paštečky poukladať, vôkol prichystanú žemľu, na žemľu šnefíkové hlávky, po vrchu glásom poliať a horúce na stôl dať.</text:span></text:span></text:p>
        <text:p text:style-name="P42"><text:span text:style-name="CharStyle6"><text:span text:style-name="T1156"/></text:span></text:p>
        <text:p text:style-name="P43"><text:span text:style-name="CharStyle6"><text:span text:style-name="T1156">204. Hubkové paštečky s rago.</text:span></text:span></text:p>
        <text:p text:style-name="P89"><text:span text:style-name="CharStyle6"><text:span text:style-name="T1156"/></text:span></text:p>
        <text:p text:style-name="P91"><text:span text:style-name="CharStyle6"><text:span text:style-name="T1156">Do hlbokej mysy vezne sa žajdlík múky, do nej dať štyry žltky a tlčeného muškatového orechu, posoliť, pridať za ližičku oleja a s mliekom rozrobiť, aby cesto ani husté ani riedke nebolo. U plechárov sú k dostaniu k tomu furmy, ktoré sú na drôte pribité; takúto formičku dať do horúceho masla aby sa v ňom rozpálila, horúcu omočiť do ceste až do vrchu a dať do masla; ke</text:span></text:span><text:span text:style-name="CharStyle6"><text:span text:style-name="T1184">ď</text:span></text:span><text:span text:style-name="CharStyle6"><text:span text:style-name="T1156"> je na na žlto vysmažená, von ziať, dať do masla, akby z vňútra dosť žltá nebola; z masti odcediť a klásť na papier. Takto sa pokračuje, koľko bude potrebné, každá z n</text:span></text:span><text:span text:style-name="CharStyle6"><text:span text:style-name="T1184">í</text:span></text:span><text:span text:style-name="CharStyle6"><text:span text:style-name="T1156">ch sa naplní s rago pod č. 122 pri­chystaným a horúce dajú sa na stôl.</text:span></text:span></text:p>
        <text:p text:style-name="P157"><text:span text:style-name="CharStyle6"><text:span text:style-name="T1156"/></text:span></text:p>
        <text:p text:style-name="P158"><text:soft-page-break/><text:span text:style-name="CharStyle6"><text:span text:style-name="T1156">205. K</text:span></text:span><text:span text:style-name="CharStyle6"><text:span text:style-name="T1184">l</text:span></text:span><text:span text:style-name="CharStyle6"><text:span text:style-name="T1156">básy v maselnom ceste pečené.</text:span></text:span></text:p>
        <text:p text:style-name="P89"><text:span text:style-name="CharStyle6"><text:span text:style-name="T1156"/></text:span></text:p>
        <text:p text:style-name="P91"><text:span text:style-name="CharStyle6"><text:span text:style-name="T1184">Č</text:span></text:span><text:span text:style-name="CharStyle6"><text:span text:style-name="T1156">erstvé klbásy v poly sa na obe strany odpečú na slabom ohni a na to sa dá pozor, aby sa nerozpukaly; z masti vybrať a na chladné miesto odložiť. Maselné cesto sa roz­vaľká na zhrúbä nožového chrbta, ostrožkou sa porežú dlhé</text:span></text:span><text:span text:style-name="CharStyle11"><text:span text:style-name="T1156"> </text:span></text:span><text:span text:style-name="CharStyle6"><text:span text:style-name="T1156">a na dva prsty široké kúsky, z prichystaných klbás po­krájajú sa na štyry prsty dlhé kúsky, od jedného konca okrúcajú sa do cesta; aby r</text:span></text:span><text:span text:style-name="CharStyle6"><text:span text:style-name="T1184">á</text:span></text:span><text:span text:style-name="CharStyle6"><text:span text:style-name="T1156">fiky robilo musí jedno na druhé prísť až do druhého konca, na koncoch s cestom pozatláčať aby saft nevytiekol, na plech rozkladať v diaľke dvoch prstov jedno od druhého, každú vajcom pomastiť, v peci poriadne upiecť a horúce hneď z pece dať na stôl.</text:span></text:span></text:p>
        <text:p text:style-name="P42"><text:span text:style-name="CharStyle6"><text:span text:style-name="T1156"/></text:span></text:p>
        <text:p text:style-name="P43"><text:span text:style-name="CharStyle6"><text:span text:style-name="T1156">206. Rizolky z maselného cesta vysmážané (Marbeteig.)</text:span></text:span></text:p>
        <text:p text:style-name="P89"><text:span text:style-name="CharStyle6"><text:span text:style-name="T1156"/></text:span></text:p>
        <text:p text:style-name="P91"><text:span text:style-name="CharStyle6"><text:span text:style-name="T1156">Pod č. 192 prichystané cesto rozvalká sa zhrúbä nožo­vého chrbta, na polovici cesta pobádať opakom vypichovadla, do stredku klásť pod </text:span></text:span><text:span text:style-name="CharStyle6"><text:span text:style-name="T1184">č</text:span></text:span><text:span text:style-name="CharStyle6"><text:span text:style-name="T1156">. 195 prichystané hašé, vôkol vajcom pomastiť, polovicu prázdneho cesta naň položiť, každú vôkol rukou popritláčať, zubkovitým vypichovadlom vyrezávať, na sito rozkladať, plátnom zakryť a na studené miesto odložiť. Štvrť hodinou pred nastolovan</text:span></text:span><text:span text:style-name="CharStyle6"><text:span text:style-name="T1184">í</text:span></text:span><text:span text:style-name="CharStyle6"><text:span text:style-name="T1156">m v masle na žlto vysmažiť, z masti odcediť a na papier klásť, každú do rakovej masti omáčaným krídelkom pomastiť, na servýt na myse položený poukladať a dať na stôl. Ponajprv pri vysmažení treba po­zorovať, aby maslo nebolo priveľmi rozpálené, lebo sa rizolky potom z vrchu spália, v prostriedku ale ostanú surové; ani nesmie byť pristudené, poneváč vtedy naberú do seba masti a stratia s chuťou i podobu. Po druhé: keď sa cesto, alebo čokoľvek sa smaží, z masti vyberie, musí sa masť nechať rozpáliť, iná</text:span></text:span><text:span text:style-name="CharStyle6"><text:span text:style-name="T1184">č</text:span></text:span><text:span text:style-name="CharStyle6"><text:span text:style-name="T1156">ej bude sa masť peniť a potom sa nemôže po­riadne smažiť. Preto k nadobudnutiu zkúšenosti musí sa najprv len s jedným kúskom probovať.</text:span></text:span></text:p>
        <text:p text:style-name="P42"><text:span text:style-name="CharStyle6"><text:span text:style-name="T1156"/></text:span></text:p>
        <text:p text:style-name="P43"><text:span text:style-name="CharStyle6"><text:span text:style-name="T1156">207. Mäsové rizolky.</text:span></text:span></text:p>
        <text:p text:style-name="P89"><text:span text:style-name="CharStyle6"><text:span text:style-name="T1156"/></text:span></text:p>
        <text:p text:style-name="P91"><text:soft-page-break/><text:span text:style-name="CharStyle6"><text:span text:style-name="T1156">Mäso z pozostalej pečenky od kosti sa dolu zreže a krivým nožom na drobno pokrája: do nádoby dať kus čerstvého masla, do neho pár ližíc múky a nechať v </text:span></text:span><text:span text:style-name="CharStyle6"><text:span text:style-name="T1184">ň</text:span></text:span><text:span text:style-name="CharStyle6"><text:span text:style-name="T1156">o</text:span></text:span><text:span text:style-name="CharStyle6"><text:span text:style-name="T1184">m</text:span></text:span><text:span text:style-name="CharStyle6"><text:span text:style-name="T1156"> ožiariť, dobrou polievkou zaliať, krájané mäso doň a nechať spolu povariť, k tomu drobno krájaných citronových k</text:span></text:span><text:span text:style-name="CharStyle6"><text:span text:style-name="T1184">ô</text:span></text:span><text:span text:style-name="CharStyle6"><text:span text:style-name="T1156">rok;</text:span></text:span><text:span text:style-name="CharStyle11"><text:span text:style-name="T1156"> </text:span></text:span><text:span text:style-name="CharStyle6"><text:span text:style-name="T1156">ke</text:span></text:span><text:span text:style-name="CharStyle6"><text:span text:style-name="T1184">ď</text:span></text:span><text:span text:style-name="CharStyle6"><text:span text:style-name="T1156"> sa vytiahlo, to so štyrma žltky zaleg</text:span></text:span><text:span text:style-name="CharStyle6"><text:span text:style-name="T1185">í</text:span></text:span><text:span text:style-name="CharStyle6"><text:span text:style-name="T1156">rovať, dasku vodou povlaži</text:span></text:span><text:span text:style-name="CharStyle6"><text:span text:style-name="T1185">ť</text:span></text:span><text:span text:style-name="CharStyle6"><text:span text:style-name="T1156">, na túže na prst zhrúbä a na dlaň šíre krájaninu rozotrieť, na studené miesto odložiť, z neho na pol druha prsta štangle pokrájať, od spodku nožom odobrať aby celé ostaly, do roztrepaného vajca omáčať, žemľovými mrvinami obsypať a na sito porozkladať. Pred nastoľovaním sa v masle na žlto vysmažia, z masti dobre odcediť, na mysu do vysok</text:span></text:span><text:span text:style-name="CharStyle6"><text:span text:style-name="T1185">a</text:span></text:span><text:span text:style-name="CharStyle6"><text:span text:style-name="T1156"> poukladať, s rozpusteným glásom poliať a horúce dať na stôl. K tomu sa pridá na štôre pokrájan</text:span></text:span><text:span text:style-name="CharStyle6"><text:span text:style-name="T1185">ý</text:span></text:span><text:span text:style-name="CharStyle6"><text:span text:style-name="T1156"> citron, všetko s ním sa na ten istý spôsob robí a pokrája sa na miesto štangie</text:span></text:span><text:span text:style-name="CharStyle6"><text:span text:style-name="T1185">l</text:span></text:span><text:span text:style-name="CharStyle6"><text:span text:style-name="T1156"> na okrúhlo sa vypichuje a pokračuje sa jako s predošlým.</text:span></text:span></text:p>
        <text:p text:style-name="P80"><text:span text:style-name="CharStyle6"><text:span text:style-name="T1156"/></text:span></text:p>
        <text:p text:style-name="P81"><text:span text:style-name="CharStyle6"><text:span text:style-name="T1156">208. Rizolky v oblátkach smažené.</text:span></text:span></text:p>
        <text:p text:style-name="P89"><text:span text:style-name="CharStyle6"><text:span text:style-name="T1156"/></text:span></text:p>
        <text:p text:style-name="P91"><text:span text:style-name="CharStyle6"><text:span text:style-name="T1156">Oblátky sa na dvoje rozrežú, každý kúsok do vody za­moriť a rozložiť na tablu, dľa predpisu hašé srobiť a letné na oblátky natierať, spolu skrútiť, konce pozatláčať, povalka</text:span></text:span><text:span text:style-name="CharStyle6"><text:span text:style-name="T1185">ť</text:span></text:span><text:span text:style-name="CharStyle6"><text:span text:style-name="T1156"> aby rovné vyzera</text:span></text:span><text:span text:style-name="CharStyle6"><text:span text:style-name="T1185">ly</text:span></text:span><text:span text:style-name="CharStyle6"><text:span text:style-name="T1156">, do roztrepaného vajca namáčať, žemľovými mrvinami obsypať, na sito porozkladať, pred na­stolovaním v masle vysmažiť, poklásť na mysu, glásom po­liať a tak zaniesť na stôl.</text:span></text:span></text:p>
        <text:p text:style-name="P3"><text:span text:style-name="CharStyle6"><text:span text:style-name="T1156"/></text:span></text:p>
        <text:p text:style-name="P7"><text:span text:style-name="CharStyle6"><text:span text:style-name="T1156">2</text:span></text:span><text:span text:style-name="CharStyle6"><text:span text:style-name="T1185">09</text:span></text:span><text:span text:style-name="CharStyle6"><text:span text:style-name="T1156">. </text:span></text:span><text:span text:style-name="CharStyle6"><text:span text:style-name="T1185">P</text:span></text:span><text:span text:style-name="CharStyle6"><text:span text:style-name="T1156">ôstne rizoIky.</text:span></text:span></text:p>
        <text:p text:style-name="P89"><text:span text:style-name="CharStyle6"><text:span text:style-name="T1156"/></text:span></text:p>
        <text:p text:style-name="P91"><text:span text:style-name="CharStyle6"><text:span text:style-name="T1156">Z pozostalých rýb mäso od ostí sa očistí a pokrája sa na drobno; do kastrola dať kus masla, doň drobno krájaný petržel, za ližicu múky rozriediť so smotankou, drobno krá­jané citronové kôrky pridať, to posoliť a spolu sv</text:span></text:span><text:span text:style-name="CharStyle6"><text:span text:style-name="T1185">a</text:span></text:span><text:span text:style-name="CharStyle6"><text:span text:style-name="T1156">riť, pokrájanú rybu do toho s pár ž</text:span></text:span><text:span text:style-name="CharStyle6"><text:span text:style-name="T1185">l</text:span></text:span><text:span text:style-name="CharStyle6"><text:span text:style-name="T1156">tkami zalegirovať, týmto pri­chystané oblátky natierať, poskrúcať, kraje pozatláčať, do vajca omáčať, žemľovými mrvinami posypať, v masle vysma­žiť, na mysu poukladať a k tomu rozkrájaný citron pridať; na stôl musia prísť horúce.</text:span></text:span></text:p>
        <text:p text:style-name="P80"><text:soft-page-break/><text:span text:style-name="CharStyle6"><text:span text:style-name="T1156"/></text:span></text:p>
        <text:p text:style-name="P81"><text:span text:style-name="CharStyle6"><text:span text:style-name="T1156">210. Rizolky z palacinôk.</text:span></text:span></text:p>
        <text:p text:style-name="P89"><text:span text:style-name="CharStyle6"><text:span text:style-name="T1156"/></text:span></text:p>
        <text:p text:style-name="P91"><text:span text:style-name="CharStyle6"><text:span text:style-name="T1185">D</text:span></text:span><text:span text:style-name="CharStyle6"><text:span text:style-name="T1156">o nádoby sa zabijú štyry celé vajcia a dajú sa dve ližice múk</text:span></text:span><text:span text:style-name="CharStyle6"><text:span text:style-name="T1185">y</text:span></text:span><text:span text:style-name="CharStyle6"><text:span text:style-name="T1156">, to posoliť, dobre spolu rozrobiť a mliekom</text:span></text:span><text:span text:style-name="CharStyle11"><text:span text:style-name="T1156"> </text:span></text:span><text:span text:style-name="CharStyle6"><text:span text:style-name="T1156">rozpustiť aby cesto tekúce bolo, palacinkovú panvu kúskom masla na ohni rozpáliť, naňu z cesta naliať a krútiť aby sa cesto po nej rozišlo, na bielo odpiecť, odpečené na tablu roz­kladať, kraje na štyry uhly poodrezúvať aby malý rovnakú podobu, prichystaným mäsitým alebo pôstným hašé natierať, poskrúcať, konce pozapchaváť, do vajca omáčať, žemľovými omrvinkami obsypať, na žlto vysmažiť a dať na stôl.</text:span></text:span></text:p>
        <text:p text:style-name="P44"><text:span text:style-name="CharStyle6"><text:span text:style-name="T1156"/></text:span></text:p>
        <text:p text:style-name="P45"><text:span text:style-name="CharStyle6"><text:span text:style-name="T1156">211. Rizolky na russký spôsob.</text:span></text:span></text:p>
        <text:p text:style-name="P89"><text:span text:style-name="CharStyle6"><text:span text:style-name="T1156"/></text:span></text:p>
        <text:p text:style-name="P91"><text:span text:style-name="CharStyle6"><text:span text:style-name="T1156">Zo suda vezne sa kapusta, dobre sa vo vode vymyje a medzi rukami vytisne. Do nádoby sa dá kus masla, v ňom drobno krája</text:span></text:span><text:span text:style-name="CharStyle6"><text:span text:style-name="T1185">nú</text:span></text:span><text:span text:style-name="CharStyle6"><text:span text:style-name="T1156"> cibuľu na žlto upražiť, pridať nie veľmi drobno pokrájanú kapustu, priliať za pohár bieleho vína, za­kryť a nechať spolu pariť s kusom sviňského mäsa, k tomu pridať na koniec noža tlčeného korenia a tak nechať kým neostane žltá. Do toho prinde medzi prsty múky a pár ližíc smotanky, to nechať vyvariť a odložiť na chladné miesto. Z upečenej jarabice mäso sa pozrezúva, prská na tenké kúsky pokrájať a dať do nádoby, na to sa dá do žíja saft a kúsok glásu, to spolu sv</text:span></text:span><text:span text:style-name="CharStyle6"><text:span text:style-name="T1185">a</text:span></text:span><text:span text:style-name="CharStyle6"><text:span text:style-name="T1156">riť a na stranu odložiť. Do mäsa sa dá funt dobrej múky; do hrnčoka dať žajdlík mlieka, štyry žltky, pol ližice tlčeného cukru, na nôž korenia a dva lôty kvasníc, to posoliť, spolu rozhabarovaf a precediť do prichystanej múky, varechou cesto roztrepať, pri č</text:span></text:span><text:span text:style-name="CharStyle6"><text:span text:style-name="T1185">c</text:span></text:span><text:span text:style-name="CharStyle6"><text:span text:style-name="T1156">m sa musí pozorovať, aby cesto ani tuhé ani slabé nebolo, preto jestli by bolo priveľa mlieka, netreba to naraz do múky vliať; jestliby málo bolo, rozpustí sa viac mliekom; ke</text:span></text:span><text:span text:style-name="CharStyle6"><text:span text:style-name="T1185">ď</text:span></text:span><text:span text:style-name="CharStyle6"><text:span text:style-name="T1156"> je cesto dobre rozrobené, šesť lôtov čerstvého masla rozpustiť, doň vliať, spolu dobre rozrobiť a zakryté nechať stáť aby trochu nakyslo. Potom sa v</text:span></text:span><text:span text:style-name="CharStyle6"><text:span text:style-name="T1185">y</text:span></text:span><text:span text:style-name="CharStyle6"><text:span text:style-name="T1156">bere na tablu, nie veľmi na tenko rozvalkať, polovicu cesta dosť veľkým okrúhlym vypichovadlom pobádať, do prostriedku dať prichystanú kapustu, na to krájanej jarabice, </text:span></text:span><text:soft-page-break/><text:span text:style-name="CharStyle6"><text:span text:style-name="T1156">kapustu na to, vôkol vajcom po­mastiť, z druhého cesta vypichovať platne a na to klásť, rukou do okola popritískať, vypichovadlom vyrezať, na dasku servýt rozstrieť, múkou posypať a na to tak </text:span></text:span><text:span text:style-name="CharStyle6"><text:span text:style-name="T1185">ď</text:span></text:span><text:span text:style-name="CharStyle6"><text:span text:style-name="T1156">aleko jedon od</text:span></text:span><text:span text:style-name="CharStyle11"><text:span text:style-name="T1156"> </text:span></text:span><text:span text:style-name="CharStyle6"><text:span text:style-name="T1156">druhého klásť aby sa neslepily, zakryť a nechať trochu kysnúť; maslo na ohni rozpáliť, rizolky v ňom na žlto vy­smažiť, z masti na papier vyberať, na mysu servýt složiť, naň poukladať a horúce dať na stôl.</text:span></text:span></text:p>
        <text:p text:style-name="P44"><text:span text:style-name="CharStyle6"><text:span text:style-name="T1156"/></text:span></text:p>
        <text:p text:style-name="P45"><text:span text:style-name="CharStyle6"><text:span text:style-name="T1156">212. Pôstne rizolky s kapustou.</text:span></text:span></text:p>
        <text:p text:style-name="P89"><text:span text:style-name="CharStyle6"><text:span text:style-name="T1156"/></text:span></text:p>
        <text:p text:style-name="P91"><text:span text:style-name="CharStyle6"><text:span text:style-name="T1156">Z pozostalej štuky vezne sa mäso a to sa pokrája na kocky; do nádoby dať kus čerstvého masla, v ňom krájan</text:span></text:span><text:span text:style-name="CharStyle6"><text:span text:style-name="T1185">u</text:span></text:span><text:span text:style-name="CharStyle6"><text:span text:style-name="T1156"> cibuľu s petržlenom užiariť, pridať za hrsť žemľových mrvín, smotankou zaliať, posoliť, zalegirovať s pár žltky a citronovou šťavou, do toho prichystanú rybu zľahka zamiešať a odložiť na chladné miesto. Potom sa prichystá kapusta, cesto dľa zvýš opísaného spôsobu urobiť, na cesto klásť kapustu, do prostriedku dať prichystanú š</text:span></text:span><text:span text:style-name="CharStyle6"><text:span text:style-name="T1185">t</text:span></text:span><text:span text:style-name="CharStyle6"><text:span text:style-name="T1156">uku a dľa predpisu ďalej pokračovať.</text:span></text:span></text:p>
        <text:p text:style-name="P44"><text:span text:style-name="CharStyle6"><text:span text:style-name="T1156"/></text:span></text:p>
        <text:p text:style-name="P45"><text:span text:style-name="CharStyle6"><text:span text:style-name="T1156">213. Pôstne rizolky v maselnom ceste pečené.</text:span></text:span></text:p>
        <text:p text:style-name="P89"><text:span text:style-name="CharStyle6"><text:span text:style-name="T1156"/></text:span></text:p>
        <text:p text:style-name="P91"><text:span text:style-name="CharStyle6"><text:span text:style-name="T1156">Z očistenej štuky mäso obrezať, od osti očistiť, posekať a dať do mažiara; do nádoby dať kus čerstvého masla, doň dať v mlieku namočenú a neskôr vytisnutú žemľu, pár vajec a muškatového orechu, to spolu smiešať kým od dna neodstáva, da</text:span></text:span><text:span text:style-name="CharStyle6"><text:span text:style-name="T1185">ť</text:span></text:span><text:span text:style-name="CharStyle6"><text:span text:style-name="T1156"> k rybe a spolu potlcť, posoliť, pár žltkov k tomu pridať, pretrieť prez sito, rozdeliť na rovné kúsky a z neho šúlať kúsky na spôsob klbások. Ďalej sa rozpust</text:span></text:span><text:span text:style-name="CharStyle6"><text:span text:style-name="T1185">í</text:span></text:span><text:span text:style-name="CharStyle6"><text:span text:style-name="T1156"> kus čerstvého masla a zleje sa na čistú tepšu, na tom krájaný zelený petržel s citronovými kôrkami spolu roztrieť, naň urobené viršličky klásť, na voľnom ohni na bielo odpiecť a z masti na papier vyberať. Maselné cesto rozvaľká sa zhrúbä nožového chrbta, z neho sa režú ráfy na pol druha prsta šíre, dĺžka býva dľa potreby, viršličky do toho zakrúcať, konce pozapchávať, na plech porozkladať, vajcom pomastiť, v peci upiecť a poriadne na myse poukladané nasto</text:span></text:span><text:span text:style-name="CharStyle6"><text:span text:style-name="T1185">l</text:span></text:span><text:span text:style-name="CharStyle6"><text:span text:style-name="T1156">ovať.</text:span></text:span></text:p>
        <text:p text:style-name="P159"><text:soft-page-break/><text:span text:style-name="CharStyle6"><text:span text:style-name="T1156"/></text:span></text:p>
        <text:p text:style-name="P160"><text:span text:style-name="CharStyle6"><text:span text:style-name="T1156">214. Kroketky s parmazanským sýrom.</text:span></text:span></text:p>
        <text:p text:style-name="P89"><text:span text:style-name="CharStyle6"><text:span text:style-name="T1156"/></text:span></text:p>
        <text:p text:style-name="P91"><text:span text:style-name="CharStyle6"><text:span text:style-name="T1156">Krumpiel koľko bude potrebné, v pare uvariť a horúce prez sito pretrieť, dať do mysy, do n</text:span></text:span><text:span text:style-name="CharStyle6"><text:span text:style-name="T1185">í</text:span></text:span><text:span text:style-name="CharStyle6"><text:span text:style-name="T1156">ch rozpusteného masla, posoliť a štyry žltky spolu rozmiešať. Potom sa hojne dodá rajbaného syru, to dať na tablu, rukami na dlhé rozšúlať, z neho rovnaké kúsky porezať, nožom potlapkať a do okrúhla okrúžliť. Ďalej sa rozpust</text:span></text:span><text:span text:style-name="CharStyle6"><text:span text:style-name="T1185">í</text:span></text:span><text:span text:style-name="CharStyle6"><text:span text:style-name="T1156"> čerstvé maslo a čisté sa zleje do tepše, do nej porezané kúsky jedon vedľa druhého ukladať a odložiť na stranu. Pred nastolovaním na žlto odpiecť, obrátiť na druhú stranu aby i táto odpe</text:span></text:span><text:span text:style-name="CharStyle6"><text:span text:style-name="T1185">č</text:span></text:span><text:span text:style-name="CharStyle6"><text:span text:style-name="T1156">ená bola, každý kúsok poliať s dobrou smotankou, posypať syrom, dať do horúcej rúry aby žltú barvu dostal, poriadne na mysu po­klásť a horúce na stôl doniesť.</text:span></text:span></text:p>
        <text:p text:style-name="P44"><text:span text:style-name="CharStyle6"><text:span text:style-name="T1156"/></text:span></text:p>
        <text:p text:style-name="P45"><text:span text:style-name="CharStyle6"><text:span text:style-name="T1156">215. Múčna kaša s parmazanským sýrom.</text:span></text:span></text:p>
        <text:p text:style-name="P89"><text:span text:style-name="CharStyle6"><text:span text:style-name="T1156"/></text:span></text:p>
        <text:p text:style-name="P91"><text:span text:style-name="CharStyle6"><text:span text:style-name="T1156">Do nádoby dať pár ližíc bielej múky a za kávovú ližičku cukru, to posoliť, chladným mliekom rozrobiť aby hrčky neboly, kúsok masla a pár žltkov ustavične miešať kým z toho hustá kaša nebude, vziať z ohňa, doň porajbaný parmazanský sýr jako i na drobné kocky pokrájaný švajcarský sýr a to pridať k predošlému; potom sa dá na koniec noža bieleho korenia a štyry žltky jedon po druhom, zo šiestych bielkov sbije sa tuhý sňa</text:span></text:span><text:span text:style-name="CharStyle6"><text:span text:style-name="T1185">h</text:span></text:span><text:span text:style-name="CharStyle6"><text:span text:style-name="T1156"> a ľahko sa do predošlého zamieša. Z papieru sa prichystajú a na plech poklad</text:span></text:span><text:span text:style-name="CharStyle6"><text:span text:style-name="T1185">ú</text:span></text:span><text:span text:style-name="CharStyle6"><text:span text:style-name="T1156"> štyryuhlaté kapsle, tieto rozrobenou massou naplniť, vrch každej posypať rajbaným sýrom, dať do hurúcej peci aby peknú žltú barvu dostaly, čo sa pred nastolovaním na chytro robiť musí, aby hneď z pece horúce prišly na stôl.</text:span></text:span></text:p>
        <text:p text:style-name="P44"><text:span text:style-name="CharStyle6"><text:span text:style-name="T1156"/></text:span></text:p>
        <text:p text:style-name="P45"><text:span text:style-name="CharStyle6"><text:span text:style-name="T1156">216. Paštečky so špikom plnené.</text:span></text:span></text:p>
        <text:p text:style-name="P89"><text:span text:style-name="CharStyle6"><text:span text:style-name="T1156"/></text:span></text:p>
        <text:p text:style-name="P91"><text:span text:style-name="CharStyle6"><text:span text:style-name="T1156">Pol funta hovädzieho špiku z kostí očistiť, v slanej vode obariť, odcediť a nechať vystydnuť. Pod č. 192 vypísané cesto trochu slabšie urobiť, vandličky vymastiť, žemľovými mrvinkami vysypať, do n</text:span></text:span><text:span text:style-name="CharStyle6"><text:span text:style-name="T1185">í</text:span></text:span><text:span text:style-name="CharStyle6"><text:span text:style-name="T1156">ch dať čiastku z cesta, na to </text:span></text:span><text:soft-page-break/><text:span text:style-name="CharStyle6"><text:span text:style-name="T1156">prichystaný špik, na špik zas cesta, nechať na teplom mieste stáť aby vykysly, pred nastolovaním v peci na žlto vypiecť, z vandličiek von povytriasať a na mysu poklásť.</text:span></text:span></text:p>
        <text:p text:style-name="P4"><text:span text:style-name="CharStyle11"><text:span text:style-name="T1156"/></text:span></text:p>
        <text:p text:style-name="P44"><text:span text:style-name="CharStyle6"><text:span text:style-name="T1156">217. Maselné cesto s parmazanským sýrom plnené.</text:span></text:span></text:p>
        <text:p text:style-name="P89"><text:span text:style-name="CharStyle6"><text:span text:style-name="T1156"/></text:span></text:p>
        <text:p text:style-name="P91"><text:span text:style-name="CharStyle6"><text:span text:style-name="T1156">Dľa udaného predpisu v menšej miere urobiť múčnu kašu; zo štyroch bielkov sňah sbiť a ľahko do nej zamiešať, spolu smiešať na drobné kocky pokrájaný parmazán a toľko švajcarského syru. Maselné cesto zhruba nožového chrbta rozva</text:span></text:span><text:span text:style-name="CharStyle6"><text:span text:style-name="T1185">l</text:span></text:span><text:span text:style-name="CharStyle6"><text:span text:style-name="T1156">kať, z neho na dlaň široké uhlaté kúsky porezať, do prostriedku prichystanú kašu, každý uhol vajcom pomastiť, rožky spolu složiť, na plech poklásť, vajcom pomastiť, v peci pekne upiecť aby žltú barvu mal</text:span></text:span><text:span text:style-name="CharStyle6"><text:span text:style-name="T1185">y</text:span></text:span><text:span text:style-name="CharStyle6"><text:span text:style-name="T1156"> a horúce zaniesť na stôl.</text:span></text:span></text:p>
        <text:p text:style-name="P44"><text:span text:style-name="CharStyle6"><text:span text:style-name="T1156"/></text:span></text:p>
        <text:p text:style-name="P45"><text:span text:style-name="CharStyle6"><text:span text:style-name="T1156">218. Rižkaša na taljanský spôsob.</text:span></text:span></text:p>
        <text:p text:style-name="P89"><text:span text:style-name="CharStyle6"><text:span text:style-name="T1156"/></text:span></text:p>
        <text:p text:style-name="P91"><text:span text:style-name="CharStyle6"><text:span text:style-name="T1156">Dľa potreby zavarí sa rižkaša do vrelej vody, nechá sa variť aby sa popukala, vyliať na sito a studenou vodou pre­myť. Šesť kusov čerstvých sardiel vo vode vymyť, očistiť, od kôstočky oddeliť, osti povyberať a posekať. Do nádoby dať kus čerstvého masla, do neho drobno krájaný petržel a sardely spolu užiariť, do toho reis, trochu polievky, to po­soliť, nechať spolu upariť avšak nie na mäkko, hodne parmazanského sýru narajbať, pred nastolovaním s reisom smiešať, furmu vymastiť, to dať do nej, potlačiť ližícou, vyvrátiť na mysu, po vrchu syrom posypať a horúcou lopatkou pripiecť.</text:span></text:span></text:p>
        <text:p text:style-name="P44"><text:span text:style-name="CharStyle6"><text:span text:style-name="T1156"/></text:span></text:p>
        <text:p text:style-name="P45"><text:span text:style-name="CharStyle6"><text:span text:style-name="T1156">219. Plnené šampiony.</text:span></text:span></text:p>
        <text:p text:style-name="P3"><text:span text:style-name="CharStyle6"><text:span text:style-name="T1156"/></text:span></text:p>
        <text:p text:style-name="P7"><text:span text:style-name="CharStyle6"><text:span text:style-name="T1156">Šampiony na plnenie nemajú byť otvorené ale tuhé; tieto dobre vymyť, korene povykrajovať, z vrchu do okrúhla nožom obieliť, z vnútra prosriedok dlábatkom pozorne vybrať a okrúžlené klásť do rozpusteného s citronovou šťavou smiešaného masla. Zo šampi</text:span></text:span><text:span text:style-name="CharStyle6"><text:span text:style-name="T1185">o</text:span></text:span><text:span text:style-name="CharStyle6"><text:span text:style-name="T1156">nov vybraté pokrája sa so šarlotami a zeleným </text:span></text:span><text:soft-page-break/><text:span text:style-name="CharStyle6"><text:span text:style-name="T1156">petržlenom; do nádoby sa dá kus čerstvého masla, krájané nechá sa v ňom zakryté upariť, do toho za ližicu múky, polievkou zaliať, nechať povariť a pretrieť prez sito, z pozostalej pečenky kúsky z kostí obrezať, krivým nožom na drobno pokrájať, s pretretým spolu smiešať, posoliť, k tomu da</text:span></text:span><text:span text:style-name="CharStyle6"><text:span text:style-name="T1185">ť</text:span></text:span><text:span text:style-name="CharStyle6"><text:span text:style-name="T1156"> muškatového orechu, málo korenia a pár ž</text:span></text:span><text:span text:style-name="CharStyle6"><text:span text:style-name="T1185">l</text:span></text:span><text:span text:style-name="CharStyle6"><text:span text:style-name="T1156">tkov, s týmto sa plnia prichy</text:span></text:span><text:span text:style-name="CharStyle6"><text:span text:style-name="T1185">st</text:span></text:span><text:span text:style-name="CharStyle6"><text:span text:style-name="T1156">a</text:span></text:span><text:span text:style-name="CharStyle6"><text:span text:style-name="T1185">né šampion</text:span></text:span><text:span text:style-name="CharStyle6"><text:span text:style-name="T1156">y, z plnenia poostalé roztrie sa na mysu, naň sa šampiony poriadne po­klad</text:span></text:span><text:span text:style-name="CharStyle6"><text:span text:style-name="T1185">ú</text:span></text:span><text:span text:style-name="CharStyle6"><text:span text:style-name="T1156"> a po vrchu žemľovými omrvinkami posypú; žemľa roz­krája sa na tenké listy, z n</text:span></text:span><text:span text:style-name="CharStyle6"><text:span text:style-name="T1185">í</text:span></text:span><text:span text:style-name="CharStyle6"><text:span text:style-name="T1156">ch tr</text:span></text:span><text:span text:style-name="CharStyle6"><text:span text:style-name="T1185">iu</text:span></text:span><text:span text:style-name="CharStyle6"><text:span text:style-name="T1156">hlaté kúsky sa vyrežú a do okola obložia, maslom p</text:span></text:span><text:span text:style-name="CharStyle6"><text:span text:style-name="T1185">o</text:span></text:span><text:span text:style-name="CharStyle6"><text:span text:style-name="T1156"> vrchu pomastiť, na plech dať soli, na to mysu položiť, v rúre na žlto odpiecť, po vrchu glásom poliať a tak dať na stôl.</text:span></text:span></text:p>
        <text:p text:style-name="P44"><text:span text:style-name="CharStyle6"><text:span text:style-name="T1156"/></text:span></text:p>
        <text:p text:style-name="P45"><text:span text:style-name="CharStyle6"><text:span text:style-name="T1156">220. Plnené vajcia so sardelmi.</text:span></text:span></text:p>
        <text:p text:style-name="P89"><text:span text:style-name="CharStyle6"><text:span text:style-name="T1156"/></text:span></text:p>
        <text:p text:style-name="P91"><text:span text:style-name="CharStyle6"><text:span text:style-name="T1156">K tomuto jedlu vezne sa dvarazí toľko vajec, než koľko je osôb, vajcia na tvrdo uvariť, očistiť, každé po zdlžky roz­krojiť, ž</text:span></text:span><text:span text:style-name="CharStyle6"><text:span text:style-name="T1185">l</text:span></text:span><text:span text:style-name="CharStyle6"><text:span text:style-name="T1156">tok z neho vybrať a prez sito pretrieť. Zo žemle vr</text:span></text:span><text:span text:style-name="CharStyle6"><text:span text:style-name="T1185">ch</text:span></text:span><text:span text:style-name="CharStyle6"><text:span text:style-name="T1156"> obrajbať, do mlieka namočiť, vytlačiť a na drobno posekať; desať kúskov sardiel vo vode vymyť, šupu z n</text:span></text:span><text:span text:style-name="CharStyle6"><text:span text:style-name="T1185">í</text:span></text:span><text:span text:style-name="CharStyle6"><text:span text:style-name="T1156">ch zobrať, každú na dvoje rozlúštiť, osti povyberať, skrútiť do obaranca a odpadnuté kúsky posekať; posekané sardely dajú sa do masla v nádobe rozpusteného, k tomu žemľu a prichystané žltky spolu smiešať a posoliť, pridať na nôž tlčeného korenia a pár surových žltkov, každú polovicu vajca miesto vybratého ž</text:span></text:span><text:span text:style-name="CharStyle6"><text:span text:style-name="T1185">l</text:span></text:span><text:span text:style-name="CharStyle6"><text:span text:style-name="T1156">tku tým naplniť, do poostalej massy dať smotanky a to spolu rozmiešať, z toho na spodok mysy roztrieť, na to vajcia poriadne ukladať, ostatné sa dá na vrch aby vajcia celkom zakryté boly, nožom uhladiť, pri­chystané sardely po </text:span></text:span><text:span text:style-name="CharStyle6"><text:span text:style-name="T1186">v</text:span></text:span><text:span text:style-name="CharStyle6"><text:span text:style-name="T1156">rchu poklásť, omrvinkami posypať, maslom pomastiť, mysu čisto poutierať, vôkol vykrájanou žemľou obložiť (krodon), na plech dať soli, na to mysu a v rúre nechať povoľne na žlto upiecť. (Sol sa preto dáva na plech, poneváč na nej skôr vydrží mysa, keď sa v nej dačo pečie, nežli na popole.)</text:span></text:span></text:p>
        <text:p text:style-name="P44"><text:span text:style-name="CharStyle6"><text:span text:style-name="T1156"/></text:span></text:p>
        <text:p text:style-name="P45"><text:span text:style-name="CharStyle6"><text:span text:style-name="T1156">221. Ikry prichystať z viziny, štyr</text:span></text:span><text:span text:style-name="CharStyle6"><text:span text:style-name="T1186">l</text:span></text:span><text:span text:style-name="CharStyle6"><text:span text:style-name="T1156">a a št</text:span></text:span><text:span text:style-name="CharStyle6"><text:span text:style-name="T1292">ö</text:span></text:span><text:span text:style-name="CharStyle6"><text:span text:style-name="T1156">ra.</text:span></text:span></text:p>
        <text:p text:style-name="P89"><text:span text:style-name="CharStyle6"><text:span text:style-name="T1156"/></text:span></text:p>
        <text:p text:style-name="P91"><text:soft-page-break/><text:span text:style-name="CharStyle6"><text:span text:style-name="T1156">Poznamen</text:span></text:span><text:span text:style-name="CharStyle6"><text:span text:style-name="T1186">é</text:span></text:span><text:span text:style-name="CharStyle6"><text:span text:style-name="T1156"> ryby, ktoré sa vo všetkých </text:span></text:span><text:span text:style-name="CharStyle6"><text:span text:style-name="T1186">e</text:span></text:span><text:span text:style-name="CharStyle6"><text:span text:style-name="T1156">uropejských morách nachádzajú, keď idú na tr</text:span></text:span><text:span text:style-name="CharStyle6"><text:span text:style-name="T1186">l</text:span></text:span><text:span text:style-name="CharStyle6"><text:span text:style-name="T1156">o, hľadajú menšie vody jako Volgu, Dunaj, Elbu atď. tu sa v množstve chytajú a do</text:span></text:span><text:span text:style-name="CharStyle11"><text:span text:style-name="T1156"> </text:span></text:span><text:span text:style-name="CharStyle6"><text:span text:style-name="T1156">ďalekých miest rozposielajú, pri čom najlepšie ikry pod menom russký kaviar sú veľmi chýrne. Ony sa v súd­koch zapravené rozposielajú: z viziny kaviar je najlepší, zo štyr</text:span></text:span><text:span text:style-name="CharStyle6"><text:span text:style-name="T1186">l</text:span></text:span><text:span text:style-name="CharStyle6"><text:span text:style-name="T1156">a je lepš</text:span></text:span><text:span text:style-name="CharStyle6"><text:span text:style-name="T1186">í</text:span></text:span><text:span text:style-name="CharStyle6"><text:span text:style-name="T1156"> nežli zo </text:span></text:span><text:span text:style-name="CharStyle6"><text:span text:style-name="T1186">š</text:span></text:span><text:span text:style-name="CharStyle6"><text:span text:style-name="T1156">t</text:span></text:span><text:span text:style-name="CharStyle6"><text:span text:style-name="T1292">ö</text:span></text:span><text:span text:style-name="CharStyle6"><text:span text:style-name="T1186">ra</text:span></text:span><text:span text:style-name="CharStyle6"><text:span text:style-name="T1156">, lebo má drobn</text:span></text:span><text:span text:style-name="CharStyle6"><text:span text:style-name="T1186">é</text:span></text:span><text:span text:style-name="CharStyle6"><text:span text:style-name="T1156"> čierne ikry. Dľa potreby vezne sa teda z kaviaru, olejom sa poleje a spolu rozmieša, k tomu drobno krájanej cibule a na stranu odložiť, </text:span></text:span><text:span text:style-name="CharStyle6"><text:span text:style-name="T1186">1/4</text:span></text:span><text:span text:style-name="CharStyle6"><text:span text:style-name="T1156"> čerstvého masla na penu rozmiešať, doň šesť žltkov jedon po druhom, </text:span></text:span><text:span text:style-name="CharStyle6"><text:span text:style-name="T1186">1/4</text:span></text:span><text:span text:style-name="CharStyle6"><text:span text:style-name="T1156"> dobrej múky a dľa potreby dobrej kyslej smotanky, to posoliť, muškatového orechu spolu rozmiešať, z bielkov tuhý sňali sbiť a z </text:span></text:span><text:span text:style-name="CharStyle6"><text:span text:style-name="T1186">ľ</text:span></text:span><text:span text:style-name="CharStyle6"><text:span text:style-name="T1156">ahka doň za­miešať. Na palacinkov</text:span></text:span><text:span text:style-name="CharStyle6"><text:span text:style-name="T1186">e</text:span></text:span><text:span text:style-name="CharStyle6"><text:span text:style-name="T1156">j panve rozpáliť masla, naňu dať pri­chystaného cesta, do okrúhla roztrieť, z oboch strán na žlto odpiecť a tak i s ostatním pokračovať. Toto sa má na chy­trom ohni piecť, aby horúce na stôl prišly, čo sa s kavi</text:span></text:span><text:span text:style-name="CharStyle6"><text:span text:style-name="T1186">a</text:span></text:span><text:span text:style-name="CharStyle6"><text:span text:style-name="T1156">rom serv</text:span></text:span><text:span text:style-name="CharStyle6"><text:span text:style-name="T1186">i</text:span></text:span><text:span text:style-name="CharStyle6"><text:span text:style-name="T1156">ruje.</text:span></text:span></text:p>
        <text:p text:style-name="P44"><text:span text:style-name="CharStyle6"><text:span text:style-name="T1156"/></text:span></text:p>
        <text:p text:style-name="P45"><text:span text:style-name="CharStyle6"><text:span text:style-name="T1156">222. Marinova</text:span></text:span><text:span text:style-name="CharStyle6"><text:span text:style-name="T1186">n</text:span></text:span><text:span text:style-name="CharStyle6"><text:span text:style-name="T1156">á ryba (Thunfisch.)</text:span></text:span></text:p>
        <text:p text:style-name="P89"><text:span text:style-name="CharStyle6"><text:span text:style-name="T1156"/></text:span></text:p>
        <text:p text:style-name="P91"><text:span text:style-name="CharStyle6"><text:span text:style-name="T1156">Z tejto ryby, ktorá sa v mori nachádza a k nám pri­pravená sa donáša, vezne sa dľa potrebnej miery, z nej sa na prst hrubé kúsky krájajú a dajú sa na hlbokú mysu. Do šálky sa dajú dva surové žltky, tieto na ľade miešať, doň pod ustavičným miešaním po ližici oleja dľa potreby dávať aby shustlo, posoliť, pridať málo korenia a citronový saft a pred nastolovaním to na rybu vyliať.</text:span></text:span></text:p>
        <text:p text:style-name="P44"><text:span text:style-name="CharStyle6"><text:span text:style-name="T1156"/></text:span></text:p>
        <text:p text:style-name="P45"><text:span text:style-name="CharStyle6"><text:span text:style-name="T1156">223. V oleji prichystané sardiny.</text:span></text:span></text:p>
        <text:p text:style-name="P89"><text:span text:style-name="CharStyle6"><text:span text:style-name="T1156"/></text:span></text:p>
        <text:p text:style-name="P91"><text:span text:style-name="CharStyle6"><text:span text:style-name="T1156">Tieto rybky posielajú sa v plechových pikslách zapra­vené; pri otváraní musí sa pozor dávať a s</text:span></text:span><text:span text:style-name="CharStyle6"><text:span text:style-name="T1186">i</text:span></text:span><text:span text:style-name="CharStyle6"><text:span text:style-name="T1156">ce od jedného uhla mocným nožom dieru urobiť, vôkol plechu vyrezať, vy­vrátiť a rybky, koľko je potrebné, vyberať a ukladať na mysu do vysok</text:span></text:span><text:span text:style-name="CharStyle6"><text:span text:style-name="T1186">a</text:span></text:span><text:span text:style-name="CharStyle6"><text:span text:style-name="T1156">, s tým olejom poliať, žemle na štyryuhlaté listy rozkrájať, každý lístok čerstvým maslom natrieť a osobitne na tanier k r</text:span></text:span><text:span text:style-name="CharStyle6"><text:span text:style-name="T1186">y</text:span></text:span><text:span text:style-name="CharStyle6"><text:span text:style-name="T1156">bkám serv</text:span></text:span><text:span text:style-name="CharStyle6"><text:span text:style-name="T1186">i</text:span></text:span><text:span text:style-name="CharStyle6"><text:span text:style-name="T1156">rovať.</text:span></text:span></text:p>
        <text:p text:style-name="P4"><text:span text:style-name="CharStyle11"><text:span text:style-name="T1156"/></text:span></text:p>
        <text:p text:style-name="P44"><text:soft-page-break/><text:span text:style-name="CharStyle6"><text:span text:style-name="T1156">224. Morského raka pric</text:span></text:span><text:span text:style-name="CharStyle6"><text:span text:style-name="T1186">h</text:span></text:span><text:span text:style-name="CharStyle6"><text:span text:style-name="T1156">ystať.</text:span></text:span></text:p>
        <text:p text:style-name="P89"><text:span text:style-name="CharStyle6"><text:span text:style-name="T1156"/></text:span></text:p>
        <text:p text:style-name="P91"><text:span text:style-name="CharStyle6"><text:span text:style-name="T1156">Kde morských rakov chytajú, tam ich obyčajne v slanej vode uvaria a zapravia do plechových piksiel. Ke</text:span></text:span><text:span text:style-name="CharStyle6"><text:span text:style-name="T1186">ď</text:span></text:span><text:span text:style-name="CharStyle6"><text:span text:style-name="T1156"> sa ale živé predávajú, mäso z nôh sa povybere, škrupina z chvosta sa oddelí, mäso von vziať a na kúsky pokrájať. Zelený petržlen s pár šalotami vo vode obariť a drobno pokrájať; štyry vajcia na tvrdo uvariť, žltky prez sito pretrieť, kúsky z rakov, ktoré poodpadaly, na drobno pokrájať, všetko spolu dať do nádoby, do toho pár ližíc saftu, za ližicu cukru, pár ližíc oleja, soliť a bieleho korenia, to spolu smiešať, na chladné miesto odložiť a konečne dať na stôl.</text:span></text:span></text:p>
        <text:p text:style-name="P44"><text:span text:style-name="CharStyle6"><text:span text:style-name="T1156"/></text:span></text:p>
        <text:p text:style-name="P45"><text:span text:style-name="CharStyle6"><text:span text:style-name="T1156">225. Chlieb so sardelovým maslom na štrasburgský spôsob.</text:span></text:span></text:p>
        <text:p text:style-name="P89"><text:span text:style-name="CharStyle6"><text:span text:style-name="T1156"/></text:span></text:p>
        <text:p text:style-name="P91"><text:span text:style-name="CharStyle6"><text:span text:style-name="T1156">Štyry žemle obrajbať, do okrúhla nožom obrezať, kúsky zhrúbä nožového chrbta z n</text:span></text:span><text:span text:style-name="CharStyle6"><text:span text:style-name="T1186">í</text:span></text:span><text:span text:style-name="CharStyle6"><text:span text:style-name="T1156">ch pokrájať a na žlto užiariť; desať kúskov čerstvých sardiel vo vode vymyť, šupiny z n</text:span></text:span><text:span text:style-name="CharStyle6"><text:span text:style-name="T1186">í</text:span></text:span><text:span text:style-name="CharStyle6"><text:span text:style-name="T1156">ch zoškrabať, nožom poklopať, oba boky od kôstky odlúštiť a osti povyberať. V šírosti žemle pokrájať a každý kúsok na dvoje rozrezať, poklásť do šálky, nane naliať pár ližíc oleja (k tomu je dobrý olej zo sardín), z citrona šťavu vytisnuť a zakryté na chladno odložiť; obrezky z n</text:span></text:span><text:span text:style-name="CharStyle6"><text:span text:style-name="T1186">í</text:span></text:span><text:span text:style-name="CharStyle6"><text:span text:style-name="T1156">ch potlcť v mažiari s kusom čerstvého masla a pretrieť prez sito; štyry vajcia na tvrdo uvariť a prez sito pretrieť, obariť zelený petržlen, tarkan a pár šalot, to posekať a pretrieť prez sito, všetko dať do nádoby a s olejom za pár ližíc rozmiešať, aby to dobre husté bolo. Prichystané žemle natierajú sa sardelovým maslom, každý kúsok omoč</text:span></text:span><text:span text:style-name="CharStyle6"><text:span text:style-name="T1186">í</text:span></text:span><text:span text:style-name="CharStyle6"><text:span text:style-name="T1156"> sa do omáčky, naň poriadne klásť sardely a tak na stôl. Na ten istý spôsob prichystá sa i haring.</text:span></text:span></text:p>
        <text:p text:style-name="P44"><text:span text:style-name="CharStyle6"><text:span text:style-name="T1156"/></text:span></text:p>
        <text:p text:style-name="P45"><text:span text:style-name="CharStyle6"><text:span text:style-name="T1156">226. Sardelové maslo s chlebom na iný spôsob.</text:span></text:span></text:p>
        <text:p text:style-name="P89"><text:span text:style-name="CharStyle6"><text:span text:style-name="T1156"/></text:span></text:p>
        <text:p text:style-name="P91"><text:span text:style-name="CharStyle6"><text:span text:style-name="T1156">Žemle pokrájať na štyryuhlaté kúsky, so všetkým tak pokračovať ako je zvýš vypísané. Keď sú maslom natreté a</text:span></text:span><text:span text:style-name="CharStyle11"><text:span text:style-name="T1156"> </text:span></text:span><text:span text:style-name="CharStyle6"><text:span text:style-name="T1156">v omáčke poomáča</text:span></text:span><text:span text:style-name="CharStyle6"><text:span text:style-name="T1186">n</text:span></text:span><text:span text:style-name="CharStyle6"><text:span text:style-name="T1156">é, pokrájajú sa sardely na tenké dlhé kúsky a tak sa kladú na žemle aby tvorily mrežky, do </text:span></text:span><text:soft-page-break/><text:span text:style-name="CharStyle6"><text:span text:style-name="T1156">kto­rých sa dajú pretreté žltky z vajca.</text:span></text:span></text:p>
        <text:p text:style-name="P161"><text:span text:style-name="CharStyle6"><text:span text:style-name="T1156"/></text:span></text:p>
        <text:p text:style-name="P162"><text:span text:style-name="CharStyle6"><text:span text:style-name="T1156">227. Chlieb s maslom zo </text:span></text:span><text:span text:style-name="CharStyle6"><text:span text:style-name="T1186">šn</text:span></text:span><text:span text:style-name="CharStyle6"><text:span text:style-name="T1156">e</text:span></text:span><text:span text:style-name="CharStyle6"><text:span text:style-name="T1186">f</text:span></text:span><text:span text:style-name="CharStyle6"><text:span text:style-name="T1156">ového filé.</text:span></text:span></text:p>
        <text:p text:style-name="P89"><text:span text:style-name="CharStyle6"><text:span text:style-name="T1156"/></text:span></text:p>
        <text:p text:style-name="P91"><text:span text:style-name="CharStyle6"><text:span text:style-name="T1156">Z pozostalého </text:span></text:span><text:span text:style-name="CharStyle6"><text:span text:style-name="T1186">š</text:span></text:span><text:span text:style-name="CharStyle6"><text:span text:style-name="T1156">nefu pokrája sa mäso na pekné kúsky a poklopá sa nožom aby boly pekné tilé. Kosti dať do mažiara, s kus maslom potlcť, prez sito pretrieť, týmto prichystané žemle natierať, na toto mäso klásť, na mysu dať složený servýt a žemľu s maslom poriadne naň poklásť.</text:span></text:span></text:p>
        <text:p text:style-name="P44"><text:span text:style-name="CharStyle6"><text:span text:style-name="T1156"/></text:span></text:p>
        <text:p text:style-name="P45"><text:span text:style-name="CharStyle6"><text:span text:style-name="T1156">228. Chlieb s maslom a s pečeným teľacím mäsom.</text:span></text:span></text:p>
        <text:p text:style-name="P89"><text:span text:style-name="CharStyle6"><text:span text:style-name="T1156"/></text:span></text:p>
        <text:p text:style-name="P91"><text:span text:style-name="CharStyle6"><text:span text:style-name="T1156">Pri týchto prípravách môže sa chlieb vždy na inšiu po­dobu krájať a podľa toho i mäso na drobné kúsky a zakryté odložiť na stranu. Kus čerstvého masla rozmiešať s horčicou, natierať na chlieb, naň prichystané tak klásť aby s chlebom v jednej veľkosti bolo, po vrchu ešte maslom pretrieť a na servýt poukladať.</text:span></text:span></text:p>
        <text:p text:style-name="P44"><text:span text:style-name="CharStyle6"><text:span text:style-name="T1156"/></text:span></text:p>
        <text:p text:style-name="P45"><text:span text:style-name="CharStyle6"><text:span text:style-name="T1156">229. Chlieb s maslom a šovdrou.</text:span></text:span></text:p>
        <text:p text:style-name="P89"><text:span text:style-name="CharStyle6"><text:span text:style-name="T1156"/></text:span></text:p>
        <text:p text:style-name="P91"><text:span text:style-name="CharStyle6"><text:span text:style-name="T1186">Š</text:span></text:span><text:span text:style-name="CharStyle6"><text:span text:style-name="T1156">ovdry na tenké kúsky nakrájať a vedľa toho i chlieb aby jedna veľkosť bola, naň </text:span></text:span><text:span text:style-name="CharStyle6"><text:span text:style-name="T1186">c</text:span></text:span><text:span text:style-name="CharStyle6"><text:span text:style-name="T1156">erstvého masla natrieť, na to šovdru tak klásť, aby videť sa mohla i slaninka i mäso a prez prostriedok nožom z pretretého vajca rá</text:span></text:span><text:span text:style-name="CharStyle6"><text:span text:style-name="T1186">f</text:span></text:span><text:span text:style-name="CharStyle6"><text:span text:style-name="T1156">ik urobiť. Na ten istý spôsob sa to robí z peklovaného jazyka; maslo sa môže na penu rozmiešať a takýmto chlieb natierať.</text:span></text:span></text:p>
        <text:p text:style-name="P44"><text:span text:style-name="CharStyle6"><text:span text:style-name="T1156"/></text:span></text:p>
        <text:p text:style-name="P45"><text:span text:style-name="CharStyle6"><text:span text:style-name="T1156">230. Husacia čierna pečenka v peci pečená na anglický spôsob.</text:span></text:span></text:p>
        <text:p text:style-name="P89"><text:span text:style-name="CharStyle6"><text:span text:style-name="T1156"/></text:span></text:p>
        <text:p text:style-name="P91"><text:span text:style-name="CharStyle6"><text:span text:style-name="T1156">Veľkú husaciu pečenku umyť, žlč z nej vyrezať, pečenku hrebičkami a cimetom vyšpikovať a posoliť; do plytkej ná­doby dať kus čerstvého masla, nakrájať cibule, túto jako i</text:span></text:span><text:span text:style-name="CharStyle11"><text:span text:style-name="T1156"> </text:span></text:span><text:span text:style-name="CharStyle6"><text:span text:style-name="T1156">drobné rezanky z mrkvy, petržlenu a korienkov dať na maslo, pridať pokrájané čierne korenie, pečenku na to dať a zakryť. Hodinou pred nastolovaním dá sa do pece, tri žltky s pol žajdl</text:span></text:span><text:span text:style-name="CharStyle6"><text:span text:style-name="T1186">í</text:span></text:span><text:span text:style-name="CharStyle6"><text:span text:style-name="T1156">kom kyslej </text:span></text:span><text:soft-page-break/><text:span text:style-name="CharStyle6"><text:span text:style-name="T1156">smotanky roztrepať, z pol citrona šťavu vytlačiť a týmto pečenku po vrchu polievať aby žltú barvu dostala. Keď je už čas na stôl dať, v celosti pečenku na mysu položiť a na kúsky rozkrájať; do smotanky, ktorou sa pečenka polievala, pridá sa ešte pár ližíc, pár žltkov a citronová šťava, to sa na ohni ustavične mieša pokým neshustne, saft z popod pečenky do toho vliať, týmto pečenku poliať a dať na stôl. Toto jako i na</text:span></text:span><text:span text:style-name="CharStyle6"><text:span text:style-name="T1186">sle</text:span></text:span><text:span text:style-name="CharStyle6"><text:span text:style-name="T1156">dovné j</text:span></text:span><text:span text:style-name="CharStyle6"><text:span text:style-name="T1186">e</text:span></text:span><text:span text:style-name="CharStyle6"><text:span text:style-name="T1156">dlá dávajú sa jako druhá asietla na stôl.</text:span></text:span></text:p>
        <text:p text:style-name="P44"><text:span text:style-name="CharStyle6"><text:span text:style-name="T1156"/></text:span></text:p>
        <text:p text:style-name="P45"><text:span text:style-name="CharStyle6"><text:span text:style-name="T1156">231. Filé z husacej pečenky.</text:span></text:span></text:p>
        <text:p text:style-name="P89"><text:span text:style-name="CharStyle6"><text:span text:style-name="T1156"/></text:span></text:p>
        <text:p text:style-name="P91"><text:span text:style-name="CharStyle6"><text:span text:style-name="T1156">Pečenku na dlhé kúsky pokrájať, rozklásť na tablu, po­soliť, každý kúsok s miešaným korením posypať, obrezky s cibuľou a zeleným petržlenom spolu na drobno pokrájať, do tepše dať kus čerstvého masla, s krájaním po dne rozotrieť, pečenku naň poklásť okorenenou stranou a odložiť na chladné miesto. Pred nastolovaním na obe strany odpiec</text:span></text:span><text:span text:style-name="CharStyle6"><text:span text:style-name="T1186">ť</text:span></text:span><text:span text:style-name="CharStyle6"><text:span text:style-name="T1156">, aby v safte ostalo musí sa pár ližíc smotanky dať na to a to s citronovou šťavou sv</text:span></text:span><text:span text:style-name="CharStyle6"><text:span text:style-name="T1186">a</text:span></text:span><text:span text:style-name="CharStyle6"><text:span text:style-name="T1156">riť, na mysu pečenku poklásť a tým saftom poliať.</text:span></text:span></text:p>
        <text:p text:style-name="P163"><text:span text:style-name="CharStyle6"><text:span text:style-name="T1156"/></text:span></text:p>
        <text:p text:style-name="P164"><text:span text:style-name="CharStyle6"><text:span text:style-name="T1156">232. Husacia pečenka v krump</text:span></text:span><text:span text:style-name="CharStyle6"><text:span text:style-name="T1186">l</text:span></text:span><text:span text:style-name="CharStyle6"><text:span text:style-name="T1156">ovo</text:span></text:span><text:span text:style-name="CharStyle6"><text:span text:style-name="T1186">m</text:span></text:span><text:span text:style-name="CharStyle6"><text:span text:style-name="T1156"> <text:s/>ráfe.</text:span></text:span></text:p>
        <text:p text:style-name="P89"><text:span text:style-name="CharStyle6"><text:span text:style-name="T1156"/></text:span></text:p>
        <text:p text:style-name="P91"><text:span text:style-name="CharStyle6"><text:span text:style-name="T1156">Uvarené krumple na tenké križalky pokrájať jako i cibuľu so zeleným petržlenom na drobno, do nádoby dať kus masla a krájané v ňom nechať upražiť, do toho krumple, po­soliť a na žlto upražiť a k saftu sa pridá ešte pár ližíc smotanky. Z krumpiel sa urobí na myse okrúhly ráf, pečenka dľa zvýš udaného predpisu sa pokladie poriadne do pro­striedku a saftom sa obleje.</text:span></text:span></text:p>
        <text:p text:style-name="P165"><text:span text:style-name="CharStyle6"><text:span text:style-name="T1156"/></text:span></text:p>
        <text:p text:style-name="P166"><text:span text:style-name="CharStyle6"><text:span text:style-name="T1156">233. Husacia pečenka v rižkašovom ráfe.</text:span></text:span></text:p>
        <text:p text:style-name="P89"><text:span text:style-name="CharStyle6"><text:span text:style-name="T1156"/></text:span></text:p>
        <text:p text:style-name="P91"><text:span text:style-name="CharStyle6"><text:span text:style-name="T1156">Husaciu p</text:span></text:span><text:span text:style-name="CharStyle6"><text:span text:style-name="T1187">e</text:span></text:span><text:span text:style-name="CharStyle6"><text:span text:style-name="T1156">čenku vyšpikovať škoricou a hrebíčkami to zasoliť; do nádoby sa dá kus čerstvého masla, cibuľu na listy pokrájať, aj zelené veci na rezanky, to dať na maslo a na tomto nechať p</text:span></text:span><text:span text:style-name="CharStyle6"><text:span text:style-name="T1187">e</text:span></text:span><text:span text:style-name="CharStyle6"><text:span text:style-name="T1156">čenku povoľne pražiť. Keď je od spodku </text:span></text:span><text:soft-page-break/><text:span text:style-name="CharStyle6"><text:span text:style-name="T1156">žlté, prevráti sa pozorne aby i druhý bok bol žltý, potom sa vezne pečenka do druhej nádoby. Tam kde sa pražila, podleje sa polievkou, týmto saftom sa pečenka poleje a nechá sa zakrytá na teplom mieste stáť. </text:span></text:span><text:span text:style-name="CharStyle6"><text:span text:style-name="T1187">¼ </text:span></text:span><text:span text:style-name="CharStyle6"><text:span text:style-name="T1156">r</text:span></text:span><text:span text:style-name="CharStyle6"><text:span text:style-name="T1187">í</text:span></text:span><text:span text:style-name="CharStyle6"><text:span text:style-name="T1156">žkaše obvariť vo v</text:span></text:span><text:span text:style-name="CharStyle6"><text:span text:style-name="T1187">o</text:span></text:span><text:span text:style-name="CharStyle6"><text:span text:style-name="T1156">de, vyliať na sito a studenou vodou premyť, dať do tej nádoby kde sa pečenka pražila, posoliť, polievkou podliať, nechať zvariť aby reis aj mäkký aj sypký ostal, z r</text:span></text:span><text:span text:style-name="CharStyle6"><text:span text:style-name="T1187">í</text:span></text:span><text:span text:style-name="CharStyle6"><text:span text:style-name="T1156">žkaše na triuhlatú mysu urobiť ráf, v polievke uvarená mrkva do okrúhla sa obkrája, z nej sa zrob</text:span></text:span><text:span text:style-name="CharStyle6"><text:span text:style-name="T1187">í</text:span></text:span><text:span text:style-name="CharStyle6"><text:span text:style-name="T1156"> na r</text:span></text:span><text:span text:style-name="CharStyle6"><text:span text:style-name="T1187">í</text:span></text:span><text:span text:style-name="CharStyle6"><text:span text:style-name="T1156">žkašu veniec, prichystanú pečenku na kúsky pokrájať, do pro­striedku ráf</text:span></text:span><text:span text:style-name="CharStyle6"><text:span text:style-name="T1187">u</text:span></text:span><text:span text:style-name="CharStyle6"><text:span text:style-name="T1156"> položiť a poliať saftom, ku ktorému najprv kúsok glásu sa pridá.</text:span></text:span></text:p>
        <text:p text:style-name="P91"><text:span text:style-name="CharStyle6"><text:span text:style-name="T1156"/></text:span></text:p>
        <text:p text:style-name="P109"><text:span text:style-name="CharStyle6"><text:span text:style-name="T1156">234. R</text:span></text:span><text:span text:style-name="CharStyle6"><text:span text:style-name="T1187">í</text:span></text:span><text:span text:style-name="CharStyle6"><text:span text:style-name="T1156">žkaša s peklovaným jazykom.</text:span></text:span></text:p>
        <text:p text:style-name="P89"><text:span text:style-name="CharStyle6"><text:span text:style-name="T1187"/></text:span></text:p>
        <text:p text:style-name="P91"><text:span text:style-name="CharStyle6"><text:span text:style-name="T1187">½ </text:span></text:span><text:span text:style-name="CharStyle6"><text:span text:style-name="T1156">r</text:span></text:span><text:span text:style-name="CharStyle6"><text:span text:style-name="T1187">í</text:span></text:span><text:span text:style-name="CharStyle6"><text:span text:style-name="T1156">žkaše vo vode obariť, vyliať na sito a premyť studenou vodou; do nádoby dať kus masla, do neho reis, po­soliť, podliať polievkou a nechať užiariť aby aj celý aj dosť mäkký bol. </text:span></text:span><text:span text:style-name="CharStyle6"><text:span text:style-name="T1187">1/4</text:span></text:span><text:span text:style-name="CharStyle6"><text:span text:style-name="T1156"> parmazanského sýru orajbať a pred nastolovaním s r</text:span></text:span><text:span text:style-name="CharStyle6"><text:span text:style-name="T1187">í</text:span></text:span><text:span text:style-name="CharStyle6"><text:span text:style-name="T1156">žkašou smiešať, do vymasteného ráfu dať, ližicou potlačiť a vyvrátiť na mysu. Uvarený jazyk na tenko pokrájať a s glásom poliať.</text:span></text:span></text:p>
        <text:p text:style-name="P167"><text:span text:style-name="CharStyle6"><text:span text:style-name="T1156"/></text:span></text:p>
        <text:p text:style-name="P168"><text:span text:style-name="CharStyle6"><text:span text:style-name="T1156">235. R</text:span></text:span><text:span text:style-name="CharStyle6"><text:span text:style-name="T1187">í</text:span></text:span><text:span text:style-name="CharStyle6"><text:span text:style-name="T1156">žkaša so šovdrovým krájaním (Hašé.)</text:span></text:span></text:p>
        <text:p text:style-name="P89"><text:span text:style-name="CharStyle6"><text:span text:style-name="T1156"/></text:span></text:p>
        <text:p text:style-name="P91"><text:span text:style-name="CharStyle6"><text:span text:style-name="T1156">S r</text:span></text:span><text:span text:style-name="CharStyle6"><text:span text:style-name="T1187">í</text:span></text:span><text:span text:style-name="CharStyle6"><text:span text:style-name="T1156">žkašou sa zachádza dľa udaného už predpisu; do nádoby sa dá kus masla, doň reis, to posoliť, nechať na žlto upariť, podli</text:span></text:span><text:span text:style-name="CharStyle6"><text:span text:style-name="T1187">e</text:span></text:span><text:span text:style-name="CharStyle6"><text:span text:style-name="T1156">vať polievkou aby r</text:span></text:span><text:span text:style-name="CharStyle6"><text:span text:style-name="T1187">í</text:span></text:span><text:span text:style-name="CharStyle6"><text:span text:style-name="T1156">žkaša aj mäkká aj celá ostala, šovdru aj so slaninkou krivým nožom na drobno po­krájať; te</text:span></text:span><text:span text:style-name="CharStyle6"><text:span text:style-name="T1187">l</text:span></text:span><text:span text:style-name="CharStyle6"><text:span text:style-name="T1156">acie nôžky na mäkko uvariť, každú polovicu na dvoje rozkrojiť, od paprčka kôstku </text:span></text:span><text:span text:style-name="CharStyle21"><text:span text:style-name="T1187">z</text:span></text:span><text:span text:style-name="CharStyle6"><text:span text:style-name="T1156">vliecť, zasoliť, poklásť</text:span></text:span><text:span text:style-name="CharStyle11"><text:span text:style-name="T1156"> </text:span></text:span><text:span text:style-name="CharStyle6"><text:span text:style-name="T1156">na plátno a z vody vytlačiť, do múky poobálať, do roz</text:span></text:span><text:span text:style-name="CharStyle6"><text:span text:style-name="T1187">t</text:span></text:span><text:span text:style-name="CharStyle6"><text:span text:style-name="T1156">repaného vajca omáčať, žemľovými mrvinami obsypať a v masti na žlto vysmažiť. Do prichystanej r</text:span></text:span><text:span text:style-name="CharStyle6"><text:span text:style-name="T1187">í</text:span></text:span><text:span text:style-name="CharStyle6"><text:span text:style-name="T1156">žkaše krájanú šovdru spolu rozmiešať, dať do vymasteného ráfu, vyvrátiť na mysu, smažené nôžky naň poklásť, glásom poliať a na stôl.</text:span></text:span></text:p>
        <text:p text:style-name="P82"><text:span text:style-name="CharStyle6"><text:span text:style-name="T1156"/></text:span></text:p>
        <text:p text:style-name="P83"><text:span text:style-name="CharStyle6"><text:span text:style-name="T1156">23</text:span></text:span><text:span text:style-name="CharStyle6"><text:span text:style-name="T1187">6</text:span></text:span><text:span text:style-name="CharStyle6"><text:span text:style-name="T1156">. </text:span></text:span><text:span text:style-name="CharStyle6"><text:span text:style-name="T1187">Rí</text:span></text:span><text:span text:style-name="CharStyle6"><text:span text:style-name="T1156">žkaša s mäsovým krájaním plnená.</text:span></text:span></text:p>
        <text:p text:style-name="P89"><text:soft-page-break/><text:span text:style-name="CharStyle6"><text:span text:style-name="T1156"/></text:span></text:p>
        <text:p text:style-name="P91"><text:span text:style-name="CharStyle6"><text:span text:style-name="T1156">S r</text:span></text:span><text:span text:style-name="CharStyle6"><text:span text:style-name="T1187">í</text:span></text:span><text:span text:style-name="CharStyle6"><text:span text:style-name="T1156">žkašou sa i tu tým istým spôsobom zachádza, pri parení musí byť mäkšia nežli obyčajne, aby sa spolu držala. Z pozostalej pečenky mäso obrezať a na drobno pokrájať. Do nádoby dať kus masla, v ňom nechať upražiť krájanú cibuľu s petržlenom a s hubkami, pridať za ližicu múky a zaliať polievkou, dľa potreby posoliť, dodať na nôž korenia a v tom pokrájané mäso spolu nechať povariť, s pár ž</text:span></text:span><text:span text:style-name="CharStyle6"><text:span text:style-name="T1187">l</text:span></text:span><text:span text:style-name="CharStyle6"><text:span text:style-name="T1156">tkami zalegirovať a odložiť. Do reisu potlčený muškatový orech vmiešať, to dať na tablu, nožom roztrieť na hladko na pol prsta zhrúbä, vypichovadlom si poznačiť koľké majú byť, do pro­striedku dať prichystané hašé, vajcom zľahka pomastiť, druhé kúsky vypichovať a na natreté klásť, popritískať, celkom vypichovať, do vajca omáčať, žemľovými omrvinkami po­sypať, na žlto vypražiť, na mysu poriadne poklásť a glásom poliať.</text:span></text:span></text:p>
        <text:p text:style-name="P82"><text:span text:style-name="CharStyle6"><text:span text:style-name="T1156"/></text:span></text:p>
        <text:p text:style-name="P83"><text:span text:style-name="CharStyle6"><text:span text:style-name="T1156">237. Z r</text:span></text:span><text:span text:style-name="CharStyle6"><text:span text:style-name="T1187">í</text:span></text:span><text:span text:style-name="CharStyle6"><text:span text:style-name="T1156">žkaše vysmažené viršle.</text:span></text:span></text:p>
        <text:p text:style-name="P89"><text:span text:style-name="CharStyle6"><text:span text:style-name="T1156"/></text:span></text:p>
        <text:p text:style-name="P91"><text:span text:style-name="CharStyle6"><text:span text:style-name="T1156">R</text:span></text:span><text:span text:style-name="CharStyle6"><text:span text:style-name="T1187">í</text:span></text:span><text:span text:style-name="CharStyle6"><text:span text:style-name="T1156">žkašu a hašé dľa známeho spôsobu prichystať, do hotového reisu vajce zabiť a spolu rozmiešať, z toho brať na tablu, nožom na pol prsta zhrúbä a na štyry prsty zdlže roz­trieť, na to natrieť z prichystaného hašé, nožom spolu skrútiť, tablu drobnými omrvinkami posypať, ďalej zľahka rukou pošúla</text:span></text:span><text:span text:style-name="CharStyle6"><text:span text:style-name="T1187">ť</text:span></text:span><text:span text:style-name="CharStyle6"><text:span text:style-name="T1156"> a so všetkými tak pokračovať, vystydnuté omáčať do vajca, žemľovými omrvinkami posypať a v masle vysmažiť, na mysu poriadne poukladať a na vrch dať bilky vysmaže­ného petržlenu.</text:span></text:span></text:p>
        <text:p text:style-name="P4"><text:span text:style-name="CharStyle11"><text:span text:style-name="T1156"/></text:span></text:p>
        <text:p text:style-name="P110"><text:span text:style-name="CharStyle6"><text:span text:style-name="T1156">238. Z r</text:span></text:span><text:span text:style-name="CharStyle6"><text:span text:style-name="T1187">í</text:span></text:span><text:span text:style-name="CharStyle6"><text:span text:style-name="T1156">žkaše vysmažené hrušky.</text:span></text:span></text:p>
        <text:p text:style-name="P89"><text:span text:style-name="CharStyle6"><text:span text:style-name="T1156"/></text:span></text:p>
        <text:p text:style-name="P91"><text:span text:style-name="CharStyle6"><text:span text:style-name="T1156">Reis a hašé na ten istý spôsob prichystať: do ľavej ruky vziať rižkaše, urovnať na spôsob cisárskej hrušky, cez pro­striedok jamku vytlačiť a do nej dať kus z prichystaného hašé, spolu srovnať, na vrch vypchať hrebíček, do druhého konca zo zajaca rebierko, nožom obkrúžli</text:span></text:span><text:span text:style-name="CharStyle6"><text:span text:style-name="T1187">ť</text:span></text:span><text:span text:style-name="CharStyle6"><text:span text:style-name="T1156">, so všetkými tak pokračovať, vystydnuté do vajca omáčať, žemľovými mrvinkami obsypať, na </text:span></text:span><text:soft-page-break/><text:span text:style-name="CharStyle6"><text:span text:style-name="T1156">žlto vysmažiť, na mysu pekne poukladať a po vrchu glasom poliať.</text:span></text:span></text:p>
        <text:p text:style-name="P32"><text:span text:style-name="CharStyle6"><text:span text:style-name="T1156"/></text:span></text:p>
        <text:p text:style-name="P33"><text:span text:style-name="CharStyle6"><text:span text:style-name="T1156">239. Smažené telacie modzgy.</text:span></text:span></text:p>
        <text:p text:style-name="P89"><text:span text:style-name="CharStyle6"><text:span text:style-name="T1156"/></text:span></text:p>
        <text:p text:style-name="P91"><text:span text:style-name="CharStyle6"><text:span text:style-name="T1156">Z dvoch te</text:span></text:span><text:span text:style-name="CharStyle6"><text:span text:style-name="T1187">l</text:span></text:span><text:span text:style-name="CharStyle6"><text:span text:style-name="T1156">acích hláv vziať modzgy, v studenej vode z krvy dobre vymyť, z nich blanku zobrať, položiť na plátno, vodu z nich zľahka vytlačiť, pokrájať na rovnaké kúsky, po­rozkladať, posoliť, každý kúsok v múke poobálať, do roztrepaného vajca namáčať, žemľovými omrvinkami obsypať a na žlto vysmažiť. Modzgy sa môžu vo vode obariť a tak sa s nimi zachádza jako so surovými.</text:span></text:span></text:p>
        <text:p text:style-name="P32"><text:span text:style-name="CharStyle6"><text:span text:style-name="T1156"/></text:span></text:p>
        <text:p text:style-name="P33"><text:span text:style-name="CharStyle6"><text:span text:style-name="T1156">240. Modzgy na iný spôsob.</text:span></text:span></text:p>
        <text:p text:style-name="P89"><text:span text:style-name="CharStyle6"><text:span text:style-name="T1156"/></text:span></text:p>
        <text:p text:style-name="P91"><text:span text:style-name="CharStyle6"><text:span text:style-name="T1156">Z vymytých modzgov podlhovaté kúsky porezať, poroz­kladať na tablu, posoliť, s </text:span></text:span><text:span text:style-name="CharStyle6"><text:span text:style-name="T1187">po</text:span></text:span><text:span text:style-name="CharStyle6"><text:span text:style-name="T1156">tlčeným miešaným korením trochu posypať, cibule a zeleného petržlenu na drobno po­krájať, kus masla do tepše, krájané do neho, spolu na dno rozotrieť, na to modzgy s okorenenou stranou klásť a na obe strany odpiecť.</text:span></text:span></text:p>
        <text:p text:style-name="P32"><text:span text:style-name="CharStyle6"><text:span text:style-name="T1156"/></text:span></text:p>
        <text:p text:style-name="P33"><text:span text:style-name="CharStyle6"><text:span text:style-name="T1156">241. Pofezn</text:span></text:span><text:span text:style-name="CharStyle6"><text:span text:style-name="T1187">e</text:span></text:span><text:span text:style-name="CharStyle6"><text:span text:style-name="T1156"> z modzgov smažené.</text:span></text:span></text:p>
        <text:p text:style-name="P89"><text:span text:style-name="CharStyle6"><text:span text:style-name="T1156"/></text:span></text:p>
        <text:p text:style-name="P91"><text:span text:style-name="CharStyle6"><text:span text:style-name="T1156">Žemle na pol prsta zhrúbä a na tri prsty zdlže roz­krájať, na rovnaké kúsky prichystať, omočiť do mlieka a po­rozkladať na tablu. Do nádoby sa dá kus masla, v ňom drobno krájanú cibuľu upražiť, vymyté modzgy posoliť, pri­dať tlčené korenie a to spolu upražiť. Potom vziať z ohňa,</text:span></text:span><text:span text:style-name="CharStyle11"><text:span text:style-name="T1156"> </text:span></text:span><text:span text:style-name="CharStyle6"><text:span text:style-name="T1156">s pár žltky zalegirovať, toto natierať na prichystanú žemľu a druhou zakryť, pritisnúť, z bokov nožom porovnať, do roz­trepaného vajca omáčať, žemľovými omrvinkami posypať, </text:span></text:span><text:span text:style-name="CharStyle6"><text:span text:style-name="T1187">na</text:span></text:span><text:span text:style-name="CharStyle6"><text:span text:style-name="T1156"> žlto vysmažiť, na mysu poklásť a glásom poliať.</text:span></text:span></text:p>
        <text:p text:style-name="P35"><text:span text:style-name="CharStyle6"><text:span text:style-name="T1156"/></text:span></text:p>
        <text:p text:style-name="P36"><text:span text:style-name="CharStyle6"><text:span text:style-name="T1156">242. Rezankové paštečky.</text:span></text:span></text:p>
        <text:p text:style-name="P89"><text:span text:style-name="CharStyle6"><text:span text:style-name="T1156"/></text:span></text:p>
        <text:p text:style-name="P91"><text:span text:style-name="CharStyle6"><text:span text:style-name="T1156">Z dvoch vaje</text:span></text:span><text:span text:style-name="CharStyle6"><text:span text:style-name="T1187">c</text:span></text:span><text:span text:style-name="CharStyle6"><text:span text:style-name="T1156"> urobiť cesto, na tenko rozvalkať a z neho rezanky pokrájať; tri </text:span></text:span><text:soft-page-break/><text:span text:style-name="CharStyle6"><text:span text:style-name="T1156">žajdlíky mlieka na ohni sv</text:span></text:span><text:span text:style-name="CharStyle6"><text:span text:style-name="T1187">a</text:span></text:span><text:span text:style-name="CharStyle6"><text:span text:style-name="T1156">riť aby sa na husto vyvarily, vziať z ohňa, posoliť, s nimi kúsok čer­stvého masla a pár žltkov rozmiešať, dať na čistý plech, na dva prsty zhruba rozotrieť, dať vystydn</text:span></text:span><text:span text:style-name="CharStyle6"><text:span text:style-name="T1187">u</text:span></text:span><text:span text:style-name="CharStyle6"><text:span text:style-name="T1156">ť, sredným vypichovadlom povykrajovať, menším do prostriedku na pol prsta od dna zakrojiť, omáčať do vajca, žemľovými mrvinami ob­sypať, na žlto vysmažiť, nakrojený prostriedok von vybrať, každú s rago naplniť, na vrch pod č. 239 udané modzgy dať a glásom na myse poliať.</text:span></text:span></text:p>
        <text:h text:style-name="P310" text:outline-level="1"><text:span text:style-name="CharStyle4"><text:span text:style-name="T1156"/></text:span></text:h>
        <text:h text:style-name="P309" text:outline-level="1"><text:span text:style-name="CharStyle4"><text:span text:style-name="T1156"/></text:span></text:h>
        <text:h text:style-name="P309" text:outline-level="1"><text:bookmark-start text:name="bookmark14"/><text:span text:style-name="CharStyle4"><text:span text:style-name="T1156">IV. Oddelenie.</text:span></text:span><text:bookmark-end text:name="bookmark14"/></text:h>
        <text:h text:style-name="P315" text:outline-level="2"><text:span text:style-name="CharStyle14"><text:span text:style-name="T1156"/></text:span></text:h>
        <text:h text:style-name="P316" text:outline-level="2"><text:bookmark-start text:name="bookmark16"/><text:span text:style-name="CharStyle14"><text:span text:style-name="T1156">O rozličnom domácom mäse.</text:span></text:span><text:bookmark-end text:name="bookmark16"/></text:h>
        <text:p text:style-name="P3"><text:span text:style-name="CharStyle12"><text:span text:style-name="T1156"/></text:span></text:p>
        <text:p text:style-name="P7"><text:span text:style-name="CharStyle12"><text:span text:style-name="T1156">A) Čiastka.</text:span></text:span></text:p>
        <text:p text:style-name="P3"><text:span text:style-name="CharStyle15"><text:span text:style-name="T1156"/></text:span></text:p>
        <text:p text:style-name="P7"><text:span text:style-name="CharStyle15"><text:span text:style-name="T1156">Hovädzie mäso.</text:span></text:span></text:p>
        <text:p text:style-name="P46"><text:span text:style-name="CharStyle6"><text:span text:style-name="T1156"/></text:span></text:p>
        <text:p text:style-name="P47"><text:span text:style-name="CharStyle6"><text:span text:style-name="T1156">243. Moderná parená hovädzina.</text:span></text:span></text:p>
        <text:p text:style-name="P89"><text:span text:style-name="CharStyle6"><text:span text:style-name="T1156"/></text:span></text:p>
        <text:p text:style-name="P91"><text:span text:style-name="CharStyle6"><text:span text:style-name="T1156">Pre 12 osôb vezne sa 6 hovädzieho mäsa zo stehna, umyť a poklopať válkom aby svoju podobu malo; zo slaniny a surovej šovdry nakrájať na prst hrubé kúsky, posoliť, pod č. 112 udaným korením posypať, v ňom poobracať, do vrchu mäsa nožom dieru urobiť a popod nôž raz kúsok slaniny raz zase </text:span></text:span><text:span text:style-name="CharStyle6"><text:span text:style-name="T1187">š</text:span></text:span><text:span text:style-name="CharStyle6"><text:span text:style-name="T1156">ovdry na podlhovato cez celý kus mäsa strčiť a mo­túzom pookrúcať. Do podl</text:span></text:span><text:span text:style-name="CharStyle6"><text:span text:style-name="T1187">h</text:span></text:span><text:span text:style-name="CharStyle6"><text:span text:style-name="T1156">ovatého kastrola dať na lístky</text:span></text:span><text:span text:style-name="CharStyle11"><text:span text:style-name="T1156"> </text:span></text:span><text:span text:style-name="CharStyle6"><text:span text:style-name="T1156">pokrájanej slaniny, na to cibule, mrkvy, petržlenu, zeler, kaleráb a celého korenia, mäso posoliť a dať doň, pridať žajdlík červeného v</text:span></text:span><text:span text:style-name="CharStyle6"><text:span text:style-name="T1187">í</text:span></text:span><text:span text:style-name="CharStyle6"><text:span text:style-name="T1156">na a zakryté nechať n</text:span></text:span><text:span text:style-name="CharStyle6"><text:span text:style-name="T1187">a</text:span></text:span><text:span text:style-name="CharStyle6"><text:span text:style-name="T1156"> br</text:span></text:span><text:span text:style-name="CharStyle6"><text:span text:style-name="T1187">u</text:span></text:span><text:span text:style-name="CharStyle6"><text:span text:style-name="T1156">nátno pariť pokým nebude mäkké. Potom vziať von, do toho kastrola dve ližice múky vmiešať, polievkou a vínom doliať, tak tiež pár ližíc octu, citronové kôrky, voňavej kapusty a jedon bobkový list, mäso dať zpátky doň a povoľne nechať variť. Surové zemiaky nožom obkrúžliť aby rovnakú veľkosť mal</text:span></text:span><text:span text:style-name="CharStyle6"><text:span text:style-name="T1187">y</text:span></text:span><text:span text:style-name="CharStyle6"><text:span text:style-name="T1156">, dať do nádoby, porozkladať po dne </text:span></text:span><text:soft-page-break/><text:span text:style-name="CharStyle6"><text:span text:style-name="T1156">a posoliť; z masti, kde sa mäso varí, zobrať na zemiaky, dobre zakryté nechať variť tak, aby celé ostalo aj aby dosť mäkké boly; pred nastolo­vaním vziať hovädzinu na tablu, motúz dolu zobrať, mäso na kúsky pokrájať a na dlhú mysu poklásť, krump</text:span></text:span><text:span text:style-name="CharStyle6"><text:span text:style-name="T1187">l</text:span></text:span><text:span text:style-name="CharStyle6"><text:span text:style-name="T1156">ami obložiť, omáčkou trochu obliať, ostatniu do šálky precediť a tak na stôl.</text:span></text:span></text:p>
        <text:p text:style-name="P32"><text:span text:style-name="CharStyle6"><text:span text:style-name="T1156"/></text:span></text:p>
        <text:p text:style-name="P33"><text:span text:style-name="CharStyle6"><text:span text:style-name="T1156">244. Parený rostbradl.</text:span></text:span></text:p>
        <text:p text:style-name="P89"><text:span text:style-name="CharStyle6"><text:span text:style-name="T1156"/></text:span></text:p>
        <text:p text:style-name="P91"><text:span text:style-name="CharStyle6"><text:span text:style-name="T1156">Z rebier mäso v jednom kuse asi šesť funtov vziať, od kostí v celosti odobrať, na jednom konci rebro nechať, mäso ťažkým nožom poklopať, slaninou a šovdrou vyšpikovať jako zvýš stojí, na dlho skrútiť, motúzom na husto sviazať, dľa predošlého predpisu do kastrola prichystať a nechať upariť. Očistenú mrkvu na dva prsty zdlže rozkrájať, zubkovým nožom po vrchu žliebky povyrez</text:span></text:span><text:span text:style-name="CharStyle6"><text:span text:style-name="T1187">ú</text:span></text:span><text:span text:style-name="CharStyle6"><text:span text:style-name="T1156">vať a v polievke v poly uvariť; do nádoby dať kus masla, to s cukrom na žlto upáliť, do neho zele</text:span></text:span><text:span text:style-name="CharStyle6"><text:span text:style-name="T1187">n</text:span></text:span><text:span text:style-name="CharStyle6"><text:span text:style-name="T1156">ý petržel, na to mrkvu podliať, posoliť a nechať upariť. Surových zemiakov očistiť, žlebkovým nožom okrúžliť a dľa predošlého predpisu urobiť; mäso vziať na tablu, motúz dolu sobrať, pokrájané na kúsky položiť na dlhú mysu, kosť pri mäse nechať od jedného konca mysy, z jednej strany dať mrkvu, z druhej zemiaky vôkol mäsa, trochu omáčkou poliať a ostatniu osobit</text:span></text:span><text:span text:style-name="CharStyle6"><text:span text:style-name="T1187">e</text:span></text:span><text:span text:style-name="CharStyle6"><text:span text:style-name="T1156"> dať v šálke na stôl.</text:span></text:span></text:p>
        <text:p text:style-name="P35"><text:span text:style-name="CharStyle6"><text:span text:style-name="T1156"/></text:span></text:p>
        <text:p text:style-name="P36"><text:span text:style-name="CharStyle6"><text:span text:style-name="T1156">245. Krížové parené mäso.</text:span></text:span></text:p>
        <text:p text:style-name="P89"><text:span text:style-name="CharStyle6"><text:span text:style-name="T1156"/></text:span></text:p>
        <text:p text:style-name="P91"><text:span text:style-name="CharStyle6"><text:span text:style-name="T1156">Krížové mäso v jednom kuse vziať, od kostí oddeliť a poklopať, slaninu a šovdru na dlho pokrájať, posoliť a korením posypať, do mäsa popchať, spolu skrútiť, motúzom okrútiť a do pripraveného dať pariť. Potom vziať 4 veľké biele cibule, z týchto dlábatkom prostriedok vybrať a vo vrelej vode obariť; tak tiež čist</text:span></text:span><text:span text:style-name="CharStyle6"><text:span text:style-name="T1187">e</text:span></text:span><text:span text:style-name="CharStyle6"><text:span text:style-name="T1156"> umytého kelu štyry hlávky v slanej vode obariť, oboje odcediť a dať do studenej vody, kel medzi rukami vytlačiť, listy porozberať, pod č. 131 prichystaným fášom každý list natrieť a spolu poskladať, cibuľu tiež naplniť, oboje nechať v žíji upariť, mäso vziať na tablu a na dlhé kúsky pokrájané </text:span></text:span><text:soft-page-break/><text:span text:style-name="CharStyle6"><text:span text:style-name="T1156">položiť na dlhú mysu; každú cibuľu na poly rozkrojiť a dať na jednu stranu okolo mäsa a na druhú stranu kél; mäso omáčkou poliať a ostatniu v šálke pridať na stôl.</text:span></text:span></text:p>
        <text:p text:style-name="P46"><text:span text:style-name="CharStyle6"><text:span text:style-name="T1156"/></text:span></text:p>
        <text:p text:style-name="P47"><text:span text:style-name="CharStyle6"><text:span text:style-name="T1156">246. Rostbrad</text:span></text:span><text:span text:style-name="CharStyle6"><text:span text:style-name="T1187">l</text:span></text:span><text:span text:style-name="CharStyle6"><text:span text:style-name="T1156"> s cibuľou na francúzsky spôsob.</text:span></text:span></text:p>
        <text:p text:style-name="P89"><text:span text:style-name="CharStyle6"><text:span text:style-name="T1156"/></text:span></text:p>
        <text:p text:style-name="P91"><text:span text:style-name="CharStyle6"><text:span text:style-name="T1156">Dobre obležaného mäsa, ktoré nesmie pochádzať zo starého hoväda, kus i s rebrami vyťať, mäso čisto od kosti oddeliť, na prst zhrúbä kusy pokrájať, nožom zľahka poklopať a dať do nádoby, posoliť a bielym korením posypať. Na listy pokrájanú cibuľu, zelený petržel, na rezánky po­krájanú mrkvu, bobkový list, pokrájanú šťavu a pár ližíc oleja zakryté nechať stáť za hodinu, tri listy pokrájanej bielej cibule dať do mysy a zasoliť, múkou trochu posypať, v oleji na žltobrunátno vysmažiť a na papier vybrať; do ná­doby za pár ližíc dobrého octu, za ližicu cukru, kúsok glásu a pod </text:span></text:span><text:span text:style-name="CharStyle6"><text:span text:style-name="T1187">č</text:span></text:span><text:span text:style-name="CharStyle6"><text:span text:style-name="T1156">. 92 prichystanej omáčky, v tomto nechať cibuľu variť, marinovaný rostbrádl očistiť, nechať na tepši na chytro odpiecť, aby ostal dobre saftovitý, dať na mysu a cibuľovou omáčkou poliať.</text:span></text:span></text:p>
        <text:p text:style-name="P46"><text:span text:style-name="CharStyle6"><text:span text:style-name="T1156"/></text:span></text:p>
        <text:p text:style-name="P47"><text:span text:style-name="CharStyle6"><text:span text:style-name="T1156">247. Hovädzie na ta</text:span></text:span><text:span text:style-name="CharStyle6"><text:span text:style-name="T1187">l</text:span></text:span><text:span text:style-name="CharStyle6"><text:span text:style-name="T1156">janský spôsob pečené prsá.</text:span></text:span></text:p>
        <text:p text:style-name="P89"><text:span text:style-name="CharStyle6"><text:span text:style-name="T1156"/></text:span></text:p>
        <text:p text:style-name="P91"><text:span text:style-name="CharStyle6"><text:span text:style-name="T1156">Koľko je potrebné vymyť vo vode, dobre poklopať, v po­lievke na mäkko uvariť, potom von vziať, rebierka povy­berať, celé dať do žíja aby žltú barvu dostalo, pár šampi</text:span></text:span><text:span text:style-name="CharStyle6"><text:span text:style-name="T1187">o</text:span></text:span><text:span text:style-name="CharStyle6"><text:span text:style-name="T1156">nov so šalotami na drobno pokrájať, do nádoby dať kus masla, do neho zelený petržlen, k tomu krájané a to na žlto</text:span></text:span><text:span text:style-name="CharStyle11"><text:span text:style-name="T1156"> </text:span></text:span><text:span text:style-name="CharStyle6"><text:span text:style-name="T1156">upražiť; pár ližíc omáčky doň, posoliť a pridať citronovú šťavu, spolu povariť, prská dať na tablu, od bokov obrezať, na kúsky pokrájať, v celosti na plech položiť, po vrchu posoliť, prichystané šampiony po ňom roztrieť, parmazanským s</text:span></text:span><text:span text:style-name="CharStyle6"><text:span text:style-name="T1187">ý</text:span></text:span><text:span text:style-name="CharStyle6"><text:span text:style-name="T1156">rom posypať, poliať rakovou massou, v peci na žlto od­piecť, na dlhú mysu v celosti zošuch</text:span></text:span><text:span text:style-name="CharStyle6"><text:span text:style-name="T1187">nú</text:span></text:span><text:span text:style-name="CharStyle6"><text:span text:style-name="T1156">ť, glásom poliať, vôkol vvsmažený zelený petržel a k tomu dať kyslé uhorky.</text:span></text:span></text:p>
        <text:p text:style-name="P32"><text:span text:style-name="CharStyle6"><text:span text:style-name="T1156"/></text:span></text:p>
        <text:p text:style-name="P33"><text:soft-page-break/><text:span text:style-name="CharStyle6"><text:span text:style-name="T1156">248. Pacovan</text:span></text:span><text:span text:style-name="CharStyle6"><text:span text:style-name="T1187">á</text:span></text:span><text:span text:style-name="CharStyle6"><text:span text:style-name="T1156"> hovädzina.</text:span></text:span></text:p>
        <text:p text:style-name="P89"><text:span text:style-name="CharStyle6"><text:span text:style-name="T1156"/></text:span></text:p>
        <text:p text:style-name="P91"><text:span text:style-name="CharStyle6"><text:span text:style-name="T1156">Zo stehna vyrezať bielu pečenku asi na </text:span></text:span><text:span text:style-name="CharStyle6"><text:span text:style-name="T1187">6</text:span></text:span><text:span text:style-name="CharStyle6"><text:span text:style-name="T1156"> a poklopať; slaninu na kúsky v hrúbosti prsta nakrájať, korením posypať a do mäsa popchať, dľa spôsobu pod č. 243 udaného dať do hrnčenej nádoby, nakrájať cibule na listy, nasledujúce zeliny jako mrkvu, paštrnák, petržel, pori, bobkový list, korenie, tarkan a bilky kuchyňskej kapusty dať na mäso, žajdlík octu s polovicou vody sv</text:span></text:span><text:span text:style-name="CharStyle6"><text:span text:style-name="T1187">a</text:span></text:span><text:span text:style-name="CharStyle6"><text:span text:style-name="T1156">riť a na to vyliať, zakryté na chladné miesto odložiť, pár dní nechať stáť a často obracať. Pod č. 133 udaný žíj urobiť, mäso zo svojej predošlej nádoby vy­ňaté a motúzom obkrútené dať doň, týmže saftom podlievať a brunátno upariť. Keď je už dosť mäkké, vezne sa von, do žíja dať pár ližíc múky a to zaliať polievkou a žajdlíkom červeného vína, k tomu pridať zelené veci, v ktorých sa naj­prv mäso pajcovalo. Od jedného boku nechať variť, penu z vrchu zberať, ostatné cez plátno do čistej nádoby precediť, mäso zase dnu a po vôli variť nechať, pridať kus cukru a citronové kôrky, toto spolu nechať variť. Dľa č. 243 surových krumpiel očistiť, mäso z nádoby von vziať a na kúsky po­krájané do okrúhla na mysu poklásť, krumple do prostriedku, to omáčkou poliať a ostat</text:span></text:span><text:span text:style-name="CharStyle6"><text:span text:style-name="T1187">niu</text:span></text:span><text:span text:style-name="CharStyle6"><text:span text:style-name="T1156"> dať v šálke osobit</text:span></text:span><text:span text:style-name="CharStyle6"><text:span text:style-name="T1187">e</text:span></text:span><text:span text:style-name="CharStyle6"><text:span text:style-name="T1156"> na stôl.</text:span></text:span></text:p>
        <text:p text:style-name="P32"><text:span text:style-name="CharStyle6"><text:span text:style-name="T1156"/></text:span></text:p>
        <text:p text:style-name="P33"><text:span text:style-name="CharStyle6"><text:span text:style-name="T1156">249. B</text:span></text:span><text:span text:style-name="CharStyle6"><text:span text:style-name="T1293">ü</text:span></text:span><text:span text:style-name="CharStyle6"><text:span text:style-name="T1156">ftek zo sviečkovej pečenky.</text:span></text:span></text:p>
        <text:p text:style-name="P89"><text:span text:style-name="CharStyle6"><text:span text:style-name="T1156"/></text:span></text:p>
        <text:p text:style-name="P91"><text:span text:style-name="CharStyle6"><text:span text:style-name="T1156">Z dobre obležanej sviečkovej pečenky kožku z vrchu zrezať, na prst hrubé kúsky pokrájať; pridať na listy po­krájanej cibule a bilku petrželu, to olejom poliať a zakryté nechať stáť. Pred nasto</text:span></text:span><text:span text:style-name="CharStyle6"><text:span text:style-name="T1188">l</text:span></text:span><text:span text:style-name="CharStyle6"><text:span text:style-name="T1156">ovaním mäso von vziať, očistené poklásť na rošt a na rozžiarenom uhl</text:span></text:span><text:span text:style-name="CharStyle6"><text:span text:style-name="T1188">í</text:span></text:span><text:span text:style-name="CharStyle6"><text:span text:style-name="T1156"> upiecť aby dobre v </text:span></text:span><text:span text:style-name="CharStyle6"><text:span text:style-name="T1188">s</text:span></text:span><text:span text:style-name="CharStyle6"><text:span text:style-name="T1156">a</text:span></text:span><text:span text:style-name="CharStyle6"><text:span text:style-name="T1188">f</text:span></text:span><text:span text:style-name="CharStyle6"><text:span text:style-name="T1156">te bolo, poklásť na mysu, na každý kus sa dá pod č. 108 uda­ného sardelového masla, vôkol </text:span></text:span><text:span text:style-name="CharStyle6"><text:span text:style-name="T1188">u</text:span></text:span><text:span text:style-name="CharStyle6"><text:span text:style-name="T1156">žiarené krumple a nožom nastrúhaný chren, glásom poliať a dať na stôl.</text:span></text:span></text:p>
        <text:p text:style-name="P35"><text:span text:style-name="CharStyle6"><text:span text:style-name="T1156"/></text:span></text:p>
        <text:p text:style-name="P36"><text:span text:style-name="CharStyle6"><text:span text:style-name="T1156">250. B</text:span></text:span><text:span text:style-name="CharStyle6"><text:span text:style-name="T1293">ü</text:span></text:span><text:span text:style-name="CharStyle6"><text:span text:style-name="T1156">ftek a la Bonaparte.</text:span></text:span></text:p>
        <text:p text:style-name="P89"><text:span text:style-name="CharStyle6"><text:span text:style-name="T1156"/></text:span></text:p>
        <text:p text:style-name="P91"><text:span text:style-name="CharStyle6"><text:span text:style-name="T1156">Obležanú sviečkovú pečenku zo žíl obrezať, na tenké listy pokrájať, </text:span></text:span><text:soft-page-break/><text:span text:style-name="CharStyle6"><text:span text:style-name="T1156">pokl</text:span></text:span><text:span text:style-name="CharStyle6"><text:span text:style-name="T1188">o</text:span></text:span><text:span text:style-name="CharStyle6"><text:span text:style-name="T1156">pať, soliť a miešaným korením posypať, zo surovej šovdry kožu zrezať, pekný kus i s masťou vy­krojiť a na tenké listy pokrájať. Očistené surové krumple na listy prstu z</text:span></text:span><text:span text:style-name="CharStyle6"><text:span text:style-name="T1188">h</text:span></text:span><text:span text:style-name="CharStyle6"><text:span text:style-name="T1156">rúbä pokrájať, sardely očistiť a osti z n</text:span></text:span><text:span text:style-name="CharStyle6"><text:span text:style-name="T1188">í</text:span></text:span><text:span text:style-name="CharStyle6"><text:span text:style-name="T1156">ch vybrať. Spodok okrúhlej furmy vyložiť šovdrou, naňu klásť listy zo sviečkovej pečenky, na to sardely, celé kaprly a a vrstvu krumpiel; zase šovdru, pečenkové listy, sardely at</text:span></text:span><text:span text:style-name="CharStyle6"><text:span text:style-name="T1188">ď</text:span></text:span><text:span text:style-name="CharStyle6"><text:span text:style-name="T1156">. kým sa furma doplní. Na to sa naleje dobrej kyslej smotanky, pevne zakryté postaví sa na sporisko, na vrch sa dá uhlie aby sa i od spodku i od vrchu jednako pieklo, pred nastolo­vaním na mysu vyvrátiť a glásom poliať.</text:span></text:span></text:p>
        <text:p text:style-name="P32"><text:span text:style-name="CharStyle6"><text:span text:style-name="T1156"/></text:span></text:p>
        <text:p text:style-name="P34"><text:span text:style-name="CharStyle6"><text:span text:style-name="T1156">251. B</text:span></text:span><text:span text:style-name="CharStyle6"><text:span text:style-name="T1293">ü</text:span></text:span><text:span text:style-name="CharStyle6"><text:span text:style-name="T1156">ftek s krump</text:span></text:span><text:span text:style-name="CharStyle6"><text:span text:style-name="T1188">l</text:span></text:span><text:span text:style-name="CharStyle6"><text:span text:style-name="T1156">ovým bieré.</text:span></text:span></text:p>
        <text:p text:style-name="P89"><text:span text:style-name="CharStyle6"><text:span text:style-name="T1156"/></text:span></text:p>
        <text:p text:style-name="P91"><text:span text:style-name="CharStyle6"><text:span text:style-name="T1156">Sviečkov</text:span></text:span><text:span text:style-name="CharStyle6"><text:span text:style-name="T1188">ú</text:span></text:span><text:span text:style-name="CharStyle6"><text:span text:style-name="T1156"> pečenku prichystať jako zvýš stojí, surové obielené krumple v slanej vode obieliť, horúce prez sito pre­trieť a dať do nádoby, tieto v kuse čerstvého masla a mlieka na ohni ustavične miešať, pridať tlčený muškatový orech a posoliť. Ke</text:span></text:span><text:span text:style-name="CharStyle6"><text:span text:style-name="T1188">ď</text:span></text:span><text:span text:style-name="CharStyle6"><text:span text:style-name="T1156"> je dosť kusté, pekne sa usporiada na mysu, odpečenú pečenku naň poklásť a glásom poliať. Oboje prí­pravy musia sa pred nastolovaním v chytrosti urobiť, osobitne sa dá k tomu sardelové maslo a chren.</text:span></text:span></text:p>
        <text:p text:style-name="P35"><text:span text:style-name="CharStyle6"><text:span text:style-name="T1156"/></text:span></text:p>
        <text:p text:style-name="P37"><text:span text:style-name="CharStyle6"><text:span text:style-name="T1156">252. B</text:span></text:span><text:span text:style-name="CharStyle6"><text:span text:style-name="T1293">ü</text:span></text:span><text:span text:style-name="CharStyle6"><text:span text:style-name="T1156">ftek na iný spôsob.</text:span></text:span></text:p>
        <text:p text:style-name="P89"><text:span text:style-name="CharStyle6"><text:span text:style-name="T1156"/></text:span></text:p>
        <text:p text:style-name="P91"><text:span text:style-name="CharStyle6"><text:span text:style-name="T1156">Sviečkovú pečenku na kúsky pokrájať, poklopať, okrúžliť, posoliť a korením posypať; rozpustiť kus čerstvého masla, do tohoto každý kúsok omáčať, rozkladať na tepšu a</text:span></text:span><text:span text:style-name="CharStyle11"><text:span text:style-name="T1156"> </text:span></text:span><text:span text:style-name="CharStyle6"><text:span text:style-name="T1156">na chladné odložiť. Pred nastolovaním dľa predošlého spô­sobu na chytrom ohni odpiecť, poklásť na prichystané bieré na mysu a glásom poliať.</text:span></text:span></text:p>
        <text:p text:style-name="P32"><text:span text:style-name="CharStyle6"><text:span text:style-name="T1156"/></text:span></text:p>
        <text:p text:style-name="P33"><text:span text:style-name="CharStyle6"><text:span text:style-name="T1156">253. Pečená sviečková pečenka.</text:span></text:span></text:p>
        <text:p text:style-name="P89"><text:span text:style-name="CharStyle6"><text:span text:style-name="T1156"/></text:span></text:p>
        <text:p text:style-name="P91"><text:span text:style-name="CharStyle6"><text:span text:style-name="T1156">Z pečenky kožku zrezať aby mäso hladké bolo, na podlhovaté kúsky slaninky nakrájať a ňou mäso v šiestych radoch vyšpikovať, posoliť a dať na </text:span></text:span><text:soft-page-break/><text:span text:style-name="CharStyle6"><text:span text:style-name="T1156">pekáč. Na rez</text:span></text:span><text:span text:style-name="CharStyle6"><text:span text:style-name="T1189">a</text:span></text:span><text:span text:style-name="CharStyle6"><text:span text:style-name="T1156">nky na­krájať mrkvy, petrželu a cibule, pridať za ližicu masti, pod­liať polievkou a mäso v tomto papierom zakryté nechať piecť a často polievať, aby z oboch strán žltú barvu dostalo; pri dopekaní pridať pár ližíc tarkanového octu, kyslej smotanky a pár ližíc omáčky, aby pečenka v safte bola; potom ju na kúsky pokrájať, dať na dlhú mysu, vôkol krumple a saftom poliať.</text:span></text:span></text:p>
        <text:p text:style-name="P32"><text:span text:style-name="CharStyle6"><text:span text:style-name="T1156"/></text:span></text:p>
        <text:p text:style-name="P33"><text:span text:style-name="CharStyle6"><text:span text:style-name="T1156">254. Sviečková pečenka s plneným kélom.</text:span></text:span></text:p>
        <text:p text:style-name="P89"><text:span text:style-name="CharStyle6"><text:span text:style-name="T1156"/></text:span></text:p>
        <text:p text:style-name="P91"><text:span text:style-name="CharStyle6"><text:span text:style-name="T1156">Pečenku dľa predošlého predpisu urobiť; šesť hlávok umytého kélu obariť, vybrať do studenej vody, medzi rukami vodu vytlačiť, listy až do srdca porozberať, obrezky z pečenky so slaninou posekať, pridať rozmočenú žemľu a spolu potlcť v mažiari. Na masle sa upraží zelený petržel s cibuľou, do toho sa dá potlčené mäso, pridá sa pár ližíc omáčky a tri žltky, posoliť, s čiernym korením rozmiešať a každý lístok s tým natrieť, znovu na celé hlávky poskladať, do hodne veľkej nádoby pokladie sa po celom dne na listy pokrájaná slanina, naňu sa pokladie naplnený kél, to majoranovými plevami posypať, posoliť a okoreniť, zakryté nechať na žlto pariť, na všetky strany obracať a polievkou podlieva</text:span></text:span><text:span text:style-name="CharStyle6"><text:span text:style-name="T1189">ť</text:span></text:span><text:span text:style-name="CharStyle6"><text:span text:style-name="T1156">. Pred nastolovaním každú hlávku po d</text:span></text:span><text:span text:style-name="CharStyle6"><text:span text:style-name="T1189">l</text:span></text:span><text:span text:style-name="CharStyle6"><text:span text:style-name="T1156">žky na polovice rozkrojiť, okrúhlo na mysu ukladať, prichystanú na kúsky pokrájanú pečenku do venca naň klásť a saftom poliať.</text:span></text:span></text:p>
        <text:p text:style-name="P32"><text:span text:style-name="CharStyle6"><text:span text:style-name="T1156"/></text:span></text:p>
        <text:p text:style-name="P33"><text:span text:style-name="CharStyle6"><text:span text:style-name="T1156">255. Sviečková pečenka s kelovým rolatom.</text:span></text:span></text:p>
        <text:p text:style-name="P89"><text:span text:style-name="CharStyle6"><text:span text:style-name="T1156"/></text:span></text:p>
        <text:p text:style-name="P91"><text:span text:style-name="CharStyle6"><text:span text:style-name="T1156">Pár hlávok kelu obariť, vodu z neho vytlačiť, plátno na tablu prestrieť, hrubé z listov odrezať a listy na plátno tak klásť, aby ich boky jedon na druhom ležaly, v šírosti a dlžosti majú obsahovať pol druhej piade; na tieto listy plátno prestrieť a rukou potlapkať, aby vlhkosť z n</text:span></text:span><text:span text:style-name="CharStyle6"><text:span text:style-name="T1189">í</text:span></text:span><text:span text:style-name="CharStyle6"><text:span text:style-name="T1156">ch vyšla; za­streté plátno preč vziať a zvýš prichystaný fáš na listy na­tierať, tieto pozorne skrútiť, položiť na masný papier a mo­túzom obkrútiť, toto v žíji upariť, prichystanú na kúsky po­krájanú pečenku na dlhú mysu položiť a túto sa</text:span></text:span><text:span text:style-name="CharStyle6"><text:span text:style-name="T1189">f</text:span></text:span><text:span text:style-name="CharStyle6"><text:span text:style-name="T1156">tom poliať.</text:span></text:span></text:p>
        <text:p text:style-name="P35"><text:soft-page-break/><text:span text:style-name="CharStyle6"><text:span text:style-name="T1156"/></text:span></text:p>
        <text:p text:style-name="P36"><text:span text:style-name="CharStyle6"><text:span text:style-name="T1156">256. Fašírovaná sviečková pečenka.</text:span></text:span></text:p>
        <text:p text:style-name="P89"><text:span text:style-name="CharStyle6"><text:span text:style-name="T1156"/></text:span></text:p>
        <text:p text:style-name="P91"><text:span text:style-name="CharStyle6"><text:span text:style-name="T1156">Prichystanú pečenku nie celkom prez poly na dlžosť rozrezať, nožom rozkl</text:span></text:span><text:span text:style-name="CharStyle6"><text:span text:style-name="T1189">o</text:span></text:span><text:span text:style-name="CharStyle6"><text:span text:style-name="T1156">pať, obrezky zo žíl obkrájať, k tomu zo stehna </text:span></text:span><text:span text:style-name="CharStyle6"><text:span text:style-name="T1189">½ </text:span></text:span><text:span text:style-name="CharStyle6"><text:span text:style-name="T1156">telacieho a práve toľko svi</text:span></text:span><text:span text:style-name="CharStyle6"><text:span text:style-name="T1189">ň</text:span></text:span><text:span text:style-name="CharStyle6"><text:span text:style-name="T1156">ského mäsa, to spolu posekať a dať do mažiara. Do nádoby dať kus masla, pokrájať cibuľu, petržel a pár šampiony do</text:span></text:span><text:span text:style-name="CharStyle6"><text:span text:style-name="T1189">ň</text:span></text:span><text:span text:style-name="CharStyle6"><text:span text:style-name="T1156">, k tomu rozmo­čenú žemľu, to s pár vajci rozmiešať a s mäsom spolu potlcť, s pár žltky rozmiešať, posoliť, pridať miešaného korenia, to po celej prichystanej pečenke roztrieť, po nej na dlhé kúsky pokrájanú slaninu a surovú šovdru porozkladať, spolu skrútiť, dať na masný papier, motúzom obkrútiť a v žíji upariť. Pár bielych očistených a pokrájaných cibúľ vo vode obariť, prez sito do nádoby pretrieť, k tomu pár ližíc brunátnej omáčky a kus g</text:span></text:span><text:span text:style-name="CharStyle6"><text:span text:style-name="T1189">l</text:span></text:span><text:span text:style-name="CharStyle6"><text:span text:style-name="T1156">ásu; to spolu sv</text:span></text:span><text:span text:style-name="CharStyle6"><text:span text:style-name="T1189">a</text:span></text:span><text:span text:style-name="CharStyle6"><text:span text:style-name="T1156">riť, aby dobre husté bolo; prichystanú pečenku na kúsky pokrájať, na dlhú mysu položiť, k tomu na boky cibuľu a to saftom poliať.</text:span></text:span></text:p>
        <text:p text:style-name="P32"><text:span text:style-name="CharStyle6"><text:span text:style-name="T1156"/></text:span></text:p>
        <text:p text:style-name="P33"><text:span text:style-name="CharStyle6"><text:span text:style-name="T1156">257. Ma</text:span></text:span><text:span text:style-name="CharStyle6"><text:span text:style-name="T1189">ď</text:span></text:span><text:span text:style-name="CharStyle6"><text:span text:style-name="T1156">arský guľáš.</text:span></text:span></text:p>
        <text:p text:style-name="P89"><text:span text:style-name="CharStyle6"><text:span text:style-name="T1156"/></text:span></text:p>
        <text:p text:style-name="P91"><text:span text:style-name="CharStyle6"><text:span text:style-name="T1156">K tomuto sa berie nežilovaté mäso a síce zo sviečkovej pečenky, rostbratlu, slziny, vemäna a zo srdca, pokrájať na kúsky a posoliť; na kocky pokrájanej slaniny dať do ná­doby, predošlé dá sa do rozpustenej slaniny, k tomu sa pri­dá pol ližice rasce a papriky, celé na žlto upražiť, studenou vodou zaliať a dľa potreby nechať variť. </text:span></text:span><text:span text:style-name="CharStyle6"><text:span text:style-name="T1189">Ď</text:span></text:span><text:span text:style-name="CharStyle6"><text:span text:style-name="T1156">alej sa pridá očistených surových kr</text:span></text:span><text:span text:style-name="CharStyle6"><text:span text:style-name="T1189">um</text:span></text:span><text:span text:style-name="CharStyle6"><text:span text:style-name="T1156">piel; ke</text:span></text:span><text:span text:style-name="CharStyle6"><text:span text:style-name="T1189">ď</text:span></text:span><text:span text:style-name="CharStyle6"><text:span text:style-name="T1156"> sa dovárajú, pokrájať na okrúhle listy dve cibule, tieto po vrchu posypať tak aby</text:span></text:span><text:span text:style-name="CharStyle11"><text:span text:style-name="T1156"> </text:span></text:span><text:span text:style-name="CharStyle6"><text:span text:style-name="T1156">v safte boly, pár razí spolu sv</text:span></text:span><text:span text:style-name="CharStyle6"><text:span text:style-name="T1189">a</text:span></text:span><text:span text:style-name="CharStyle6"><text:span text:style-name="T1156">riť, pri čom cibuľa chrum­kavou m</text:span></text:span><text:span text:style-name="CharStyle6"><text:span text:style-name="T1189">u</text:span></text:span><text:span text:style-name="CharStyle6"><text:span text:style-name="T1156">sí ostať, a tak na stôl.</text:span></text:span></text:p>
        <text:p text:style-name="P106"><text:span text:style-name="CharStyle6"><text:span text:style-name="T1156"/></text:span></text:p>
        <text:p text:style-name="P107"><text:span text:style-name="CharStyle6"><text:span text:style-name="T1156">258. Maďarský guľáš v reisovom ráfe.</text:span></text:span></text:p>
        <text:p text:style-name="P89"><text:span text:style-name="CharStyle6"><text:span text:style-name="T1156"/></text:span></text:p>
        <text:p text:style-name="P91"><text:span text:style-name="CharStyle6"><text:span text:style-name="T1156">Mäso zo sviečkovej pečenky alebo rostbratlu dľa po­trebnej miery na drobné kocky nakrájať, do nádoby sa dá na kocky pokrájaná slanina, pridá sa na listy </text:span></text:span><text:soft-page-break/><text:span text:style-name="CharStyle6"><text:span text:style-name="T1156">rozkrájaná cibuľa, túto nechať nie celkom na žlto upražiť, do tohoto mäso dať, posoliť, zaliať studenou vodou a nie veľmi na mäkko uvariť, aby nemalo moc saftu. R</text:span></text:span><text:span text:style-name="CharStyle6"><text:span text:style-name="T1190">í</text:span></text:span><text:span text:style-name="CharStyle6"><text:span text:style-name="T1156">žkaše </text:span></text:span><text:span text:style-name="CharStyle6"><text:span text:style-name="T1190">1/2</text:span></text:span><text:span text:style-name="CharStyle6"><text:span text:style-name="T1156"> vo vode sa obarí, odcediť prez sito a studenou vodou premyť; do nádoby dať kus masla, do neho r</text:span></text:span><text:span text:style-name="CharStyle6"><text:span text:style-name="T1190">í</text:span></text:span><text:span text:style-name="CharStyle6"><text:span text:style-name="T1156">žkašu, túto posoliť, pri­dať cibuľu hreb</text:span></text:span><text:span text:style-name="CharStyle6"><text:span text:style-name="T1190">í</text:span></text:span><text:span text:style-name="CharStyle6"><text:span text:style-name="T1156">čkami špikovanú do prostriedku, polievkou podliať a nechať tak žiariť, aby aj celá aj mäkká bola; z nej ráf urobiť na okrúhlu mysu, v polievke uvarenú, okružlenú a na listy pokrájanú mrkvu na vrch ráfu vôkol poukladať, do prostriedku prichystaný guľáš a tak dať na stôl.</text:span></text:span></text:p>
        <text:p text:style-name="P3"><text:span text:style-name="CharStyle6"><text:span text:style-name="T1156"/></text:span></text:p>
        <text:p text:style-name="P7"><text:span text:style-name="CharStyle6"><text:span text:style-name="T1156">25</text:span></text:span><text:span text:style-name="CharStyle6"><text:span text:style-name="T1190">9</text:span></text:span><text:span text:style-name="CharStyle6"><text:span text:style-name="T1156">. Pospolitý guľáš s krumpľami.</text:span></text:span></text:p>
        <text:p text:style-name="P89"><text:span text:style-name="CharStyle6"><text:span text:style-name="T1156"/></text:span></text:p>
        <text:p text:style-name="P91"><text:span text:style-name="CharStyle6"><text:span text:style-name="T1156">Na jednu osobu bore sa pol funta mäsa, koľko teda osôb toľko pol funtov alebo polov</text:span></text:span><text:span text:style-name="CharStyle6"><text:span text:style-name="T1190">i</text:span></text:span><text:span text:style-name="CharStyle6"><text:span text:style-name="T1156">c toľko funtov, to pokrájať na kúsky a posoliť. Do nádoby dať kus masti, mäso nechá sa v nej zakryté pariť, aby žltú barvu dostalo; pridať v hodnej miere na listy pokrájanej cibule, rasce a papriky, to spolu poobracať, zaliať vodou a nechať variť. Konečne sa dajú doň očistené a pokrájané surové krumple, spolu sa na mäkko uvaria a tak sa dá jedlo na stôl.</text:span></text:span></text:p>
        <text:p text:style-name="P39"><text:span text:style-name="CharStyle6"><text:span text:style-name="T1156"/></text:span></text:p>
        <text:p text:style-name="P40"><text:span text:style-name="CharStyle6"><text:span text:style-name="T1156">260. Pospolitý guľáš s haluškami.</text:span></text:span></text:p>
        <text:p text:style-name="P89"><text:span text:style-name="CharStyle6"><text:span text:style-name="T1156"/></text:span></text:p>
        <text:p text:style-name="P91"><text:span text:style-name="CharStyle6"><text:span text:style-name="T1156">Baranie alebo hovädzie mäso dľa predošlého predpisu prichystať; do mysy vziať dľa potrebnej miery múky, túto trochu žemľovými omrvinkami smiešať, pridať vajce a to po­soliť, ostatnie vodou doliať a z toho urobiť dobre tuhé cesto. Keď sa pred nastolovaním mäso dobre varí, do tej istej nádoby, v ktorej dosť hodne musí by</text:span></text:span><text:span text:style-name="CharStyle6"><text:span text:style-name="T1190">ť</text:span></text:span><text:span text:style-name="CharStyle6"><text:span text:style-name="T1156"> saftovitej polievky, za­várajú sa z prichystaného cesta halušky a po týchto odvarení dá sa jedlo na stôl.</text:span></text:span></text:p>
        <text:p text:style-name="P39"><text:span text:style-name="CharStyle6"><text:span text:style-name="T1156"/></text:span></text:p>
        <text:p text:style-name="P40"><text:span text:style-name="CharStyle6"><text:span text:style-name="T1156">261. Guľáš so sedliackymi plnkami.</text:span></text:span></text:p>
        <text:p text:style-name="P89"><text:span text:style-name="CharStyle6"><text:span text:style-name="T1156"/></text:span></text:p>
        <text:p text:style-name="P91"><text:span text:style-name="CharStyle6"><text:span text:style-name="T1156">I pri tomto prichystá sa mäso na predošlý spôsob; dve žemle na kocky pokrájať, kus slaniny alebo inej masti da</text:span></text:span><text:span text:style-name="CharStyle6"><text:span text:style-name="T1190">ť</text:span></text:span><text:span text:style-name="CharStyle6"><text:span text:style-name="T1156"> na tepšu a v tomto žemľu na žlto </text:span></text:span><text:soft-page-break/><text:span text:style-name="CharStyle6"><text:span text:style-name="T1156">upražiť: do mysy vziať múky, vajce do nej zabiť, posoliť, ostatnie vodou dolievať, z toho urobiť nie veľmi tuhé cesto a prichystanú žemľu s tým rozmiešať. Mäso má sa s dosť veľkou mierou polievky dobre variť, z prichystaného cesta robia sa plnky jako päsť veľké, do mäsovej nádoby zavárať a nechať dobre vyvariť. Pri tejto práce sa čisto umyté ruky ovlažia vodou a tak sa plnky z cesta na okrúhlo šúlajú.</text:span></text:span></text:p>
        <text:p text:style-name="P39"><text:span text:style-name="CharStyle6"><text:span text:style-name="T1156"/></text:span></text:p>
        <text:p text:style-name="P41"><text:span text:style-name="CharStyle6"><text:span text:style-name="T1156">262. Na chytro pečený rostbratl </text:span></text:span><text:span text:style-name="CharStyle6"><text:span text:style-name="T1294">à</text:span></text:span><text:span text:style-name="CharStyle6"><text:span text:style-name="T1156"> la min</text:span></text:span><text:span text:style-name="CharStyle6"><text:span text:style-name="T1190">u</text:span></text:span><text:span text:style-name="CharStyle6"><text:span text:style-name="T1156">t.</text:span></text:span></text:p>
        <text:p text:style-name="P89"><text:span text:style-name="CharStyle6"><text:span text:style-name="T1156"/></text:span></text:p>
        <text:p text:style-name="P91"><text:span text:style-name="CharStyle6"><text:span text:style-name="T1156">Z obležaného mäsa veznú sa šnicle, z kostí sa očistia, nožom sa ľahko poklopú, žltky ponasekávať a celé zasoliť. Na palacinkovú panvicu dať kus masla, na ňom prichystaný šnicel nad ohňom držať, z jednej strany na chytrom ohni na žlto odpiecť, za ktorý čas má sa po vrchu na listy pokrájanou cibuľou posypať, a po odpečení jednej strany prevráti sa druhá cibuľou posypaná stra</text:span></text:span><text:span text:style-name="CharStyle6"><text:span text:style-name="T1190">n</text:span></text:span><text:span text:style-name="CharStyle6"><text:span text:style-name="T1156">a; ke</text:span></text:span><text:span text:style-name="CharStyle6"><text:span text:style-name="T1190">ď</text:span></text:span><text:span text:style-name="CharStyle6"><text:span text:style-name="T1156"> cibuľa začne dobre žlknuť, podleje sa trochu polievky a tak sa dá na mysu. Kto ľúbi cesnak, môže ho dať na miesto cibule.</text:span></text:span></text:p>
        <text:p text:style-name="P39"><text:span text:style-name="CharStyle6"><text:span text:style-name="T1156"/></text:span></text:p>
        <text:p text:style-name="P40"><text:span text:style-name="CharStyle6"><text:span text:style-name="T1156">263. Parený rostbratl so sardelmi.</text:span></text:span></text:p>
        <text:p text:style-name="P89"><text:span text:style-name="CharStyle6"><text:span text:style-name="T1156"/></text:span></text:p>
        <text:p text:style-name="P91"><text:span text:style-name="CharStyle6"><text:span text:style-name="T1156">Dľa potrebnej miery vezmi sa šnicle, očistia sa od drobných kostí, rebierka pri n</text:span></text:span><text:span text:style-name="CharStyle6"><text:span text:style-name="T1190">í</text:span></text:span><text:span text:style-name="CharStyle6"><text:span text:style-name="T1156">ch sa nechajú, poklopa</text:span></text:span><text:span text:style-name="CharStyle6"><text:span text:style-name="T1190">ť</text:span></text:span><text:span text:style-name="CharStyle6"><text:span text:style-name="T1156"> no­žom a posoliť; do nádoby dať kus masla, na to šnicle, pridať na listy pokrájanú cibuľu a to zakryté nechať pariť. Ke</text:span></text:span><text:span text:style-name="CharStyle6"><text:span text:style-name="T1190">ď</text:span></text:span><text:span text:style-name="CharStyle6"><text:span text:style-name="T1156"> od spodku začne žlknuť, má sa prevracať, dľa potreby podlievať a na to pozorovať aby to ani veľmi mäkké ani tvrdé</text:span></text:span><text:span text:style-name="CharStyle11"><text:span text:style-name="T1156"> </text:span></text:span><text:span text:style-name="CharStyle6"><text:span text:style-name="T1156">nebolo, ku koncu pridať pár ližíc smotanky a celé nechať trochu spolu pariť. Zo šúp a osti očistené sardely sa po­sekajú, na mysu sa dá na kúsky pokrájaný rostbratl, do saftu po vyňatom rostbrátle poostalého dať posekané sar­dely, tieto v safte sv</text:span></text:span><text:span text:style-name="CharStyle6"><text:span text:style-name="T1190">a</text:span></text:span><text:span text:style-name="CharStyle6"><text:span text:style-name="T1156">riť a týmto mäsové kúsky po vrchu poliať.</text:span></text:span></text:p>
        <text:p text:style-name="P169"><text:span text:style-name="CharStyle6"><text:span text:style-name="T1156"/></text:span></text:p>
        <text:p text:style-name="P170"><text:span text:style-name="CharStyle6"><text:span text:style-name="T1156">264. Rostbratl s krumplami </text:span></text:span><text:span text:style-name="CharStyle12"><text:span text:style-name="T1294">à</text:span></text:span><text:span text:style-name="CharStyle6"><text:span text:style-name="T1156"> la Révay.</text:span></text:span></text:p>
        <text:p text:style-name="P89"><text:span text:style-name="CharStyle6"><text:span text:style-name="T1156"/></text:span></text:p>
        <text:p text:style-name="P91"><text:soft-page-break/><text:span text:style-name="CharStyle6"><text:span text:style-name="T1156">Z rostbrátlu šnicle prichystajú a uparia sa dľa predo­šlého predpisu; uvarené očistené krumple na križalky po­krájať a posoliť: do nádoby dať kus masti, v tejto drobno krájanú cibuľu na žlto upražiť, pridať krumple a z rostbratlovej masti, celé na žlto upražiť, z nich dať na mysu, nane rozkrájaný rostbratl a zas krumple, toto poriadne do vysok</text:span></text:span><text:span text:style-name="CharStyle6"><text:span text:style-name="T1190">a</text:span></text:span><text:span text:style-name="CharStyle6"><text:span text:style-name="T1156"> ukladať, saftom poliať a horúce na stôl zaniesť.</text:span></text:span></text:p>
        <text:p text:style-name="P39"><text:span text:style-name="CharStyle6"><text:span text:style-name="T1156"/></text:span></text:p>
        <text:p text:style-name="P40"><text:span text:style-name="CharStyle6"><text:span text:style-name="T1156">265. E</text:span></text:span><text:span text:style-name="CharStyle6"><text:span text:style-name="T1190">s</text:span></text:span><text:span text:style-name="CharStyle6"><text:span text:style-name="T1156">zterházy rostbratl s cibuľovým bieré.</text:span></text:span></text:p>
        <text:p text:style-name="P89"><text:span text:style-name="CharStyle6"><text:span text:style-name="T1156"/></text:span></text:p>
        <text:p text:style-name="P91"><text:span text:style-name="CharStyle6"><text:span text:style-name="T1156">Dľa potrebnej miery vziať šnicle, tieto od kostí očistiť, na štyrouhlasto rozk</text:span></text:span><text:span text:style-name="CharStyle6"><text:span text:style-name="T1191">l</text:span></text:span><text:span text:style-name="CharStyle6"><text:span text:style-name="T1156">opať a posoliť</text:span></text:span><text:span text:style-name="CharStyle6"><text:span text:style-name="T1295">;</text:span></text:span><text:span text:style-name="CharStyle6"><text:span text:style-name="T1156"> potom vziať kus slaniny, túto na listy pokrájať, k tomu kus surovej saftovitej šovdry, cibuľu a zelený petržel na drobno posekať, na každý z pri­chystaných šniclov rozotrieť, skrútiť a motúzom uviazať. Do nádoby nakrájať slaniny na listy, po dne rozložiť, na to cibule, mrkvy, na rezánky pokrájaného petržlenu a celého korenia do toho rostbrátl jedon vedľa druhého poklásť, za­kryté nechať povoľne pariť a podlievať, aby žltú barvu dostal, tak tiež aby ani celkom mäkký ani tvrdý neostal Dľa č. 256 urobí sa cibuľové bieré, pripravené dá sa na okrúhlu mysu, každý kúsok rostbrátlu prez poly rozkrojiť a hore koncom naň klásť; z toho, kde sa paril, masť dolu zliať, k tomu pridať pár ližíc polievky, spolu sv</text:span></text:span><text:span text:style-name="CharStyle6"><text:span text:style-name="T1191">a</text:span></text:span><text:span text:style-name="CharStyle6"><text:span text:style-name="T1156">riť, dodať ešte za ližicu omáčky a toto prez sito na poukladaný rostbrátl vyliať.</text:span></text:span></text:p>
        <text:p text:style-name="P4"><text:span text:style-name="CharStyle11"><text:span text:style-name="T1156"/></text:span></text:p>
        <text:p text:style-name="P39"><text:span text:style-name="CharStyle6"><text:span text:style-name="T1156">266. Eszterházy rostbrá</text:span></text:span><text:span text:style-name="CharStyle6"><text:span text:style-name="T1191">tl</text:span></text:span><text:span text:style-name="CharStyle6"><text:span text:style-name="T1156"> s krump</text:span></text:span><text:span text:style-name="CharStyle6"><text:span text:style-name="T1191">l</text:span></text:span><text:span text:style-name="CharStyle6"><text:span text:style-name="T1156">ovým bieré.</text:span></text:span></text:p>
        <text:p text:style-name="P89"><text:span text:style-name="CharStyle6"><text:span text:style-name="T1156"/></text:span></text:p>
        <text:p text:style-name="P91"><text:span text:style-name="CharStyle6"><text:span text:style-name="T1156">Rostbrátl celkom dľa predošlého spôsobu prichystať; očistené surové krumple uvariť v slanej vode so zeleným petržlenom, horúce prez sito pretrieť a dať do nádoby, s vriacim mliekom rozpustiť, spolu na ohni miešať, do toho pár ližíc masti zpod rostbrátlu a pridať tlčený muškatový orech; ke</text:span></text:span><text:span text:style-name="CharStyle6"><text:span text:style-name="T1191">ď</text:span></text:span><text:span text:style-name="CharStyle6"><text:span text:style-name="T1156"> je dobre husté, dať na okrúhlu mysu, vôkol nožom uhladiť, naň klásť prichystaný rostbrátl, saftom po­liať a vôkol obložiť vysmaženou a na tri uhly krájanou žemľou. Na ten istý spôsob pripraví sa aj sviečková pečenka.</text:span></text:span></text:p>
        <text:p text:style-name="P39"><text:soft-page-break/><text:span text:style-name="CharStyle6"><text:span text:style-name="T1156"/></text:span></text:p>
        <text:p text:style-name="P40"><text:span text:style-name="CharStyle6"><text:span text:style-name="T1156">267. Čerstvý hovädzí jazyk.</text:span></text:span></text:p>
        <text:p text:style-name="P89"><text:span text:style-name="CharStyle6"><text:span text:style-name="T1156"/></text:span></text:p>
        <text:p text:style-name="P91"><text:span text:style-name="CharStyle6"><text:span text:style-name="T1156">Jazyk dobre vo vode umyť, v polievke na mäkko uvariť, potom kožu z neho zlúpať, obrezať, prez poly nožom na dvoje rozrezať, na koncoch sa má spolu držať, posoliť, cel­kom pomastiť rozpusteným maslom, žemľovými mrvinami obsypať a položiť na rošt. Varené krumple okrúžliť, do ná­doby dať čerstvého masla a krájaný petržel, doň prichystané krumple a to spolu upražiť, pridať pár ližíc smotanky, posoliť a na horúcom mieste nechať stáť. Pred nastolovaním pri­chystaný jazyk z oboch strán na žlto odpiecť, na kúsky po­krájať a v celosti složený na mysu položiť; po ňom citronovú šťavu vytisnuť, do prostriedku zemiaky a jazyk saftom ob­liať. Jazyk sa môže na okrúhle kúsky krájať, zaparnirovať, odpiecť a k rozličným prípravám na garnírovanie upotrebiť.</text:span></text:span></text:p>
        <text:p text:style-name="P171"><text:span text:style-name="CharStyle6"><text:span text:style-name="T1156"/></text:span></text:p>
        <text:p text:style-name="P172"><text:span text:style-name="CharStyle6"><text:span text:style-name="T1156">268. Hovädzí lizák s poľskou omáčkou.</text:span></text:span></text:p>
        <text:p text:style-name="P89"><text:span text:style-name="CharStyle6"><text:span text:style-name="T1191"/></text:span></text:p>
        <text:p text:style-name="P91"><text:span text:style-name="CharStyle6"><text:span text:style-name="T1156">Na mäkko uvarený lizák olúpať; do nádoby dať kus masla, v ňom za ližicu tlčeného cukru na žltobrunátno upáliť, na l</text:span></text:span><text:span text:style-name="CharStyle6"><text:span text:style-name="T1191">í</text:span></text:span><text:span text:style-name="CharStyle6"><text:span text:style-name="T1156">sty pokrájanú cibuľu na žlto upražiť, do toho dve ližice múky, polievkou zaliať, pridať pohár vínového octu, pár hrebíčkov a žajdl</text:span></text:span><text:span text:style-name="CharStyle6"><text:span text:style-name="T1191">i</text:span></text:span><text:span text:style-name="CharStyle6"><text:span text:style-name="T1156">k vina, to spolu od jedného boku nechať variť, penu z vrchu sberať, prez plátno do nádoby precediť a lizák doň. Za hrsť mandiel očistiť, na dlhé kúsky prekrojiť, čiernych a bielych hrozienkov vo vode dobre vymy</text:span></text:span><text:span text:style-name="CharStyle6"><text:span text:style-name="T1191">ť</text:span></text:span><text:span text:style-name="CharStyle6"><text:span text:style-name="T1156">, plátnom medzi rukami poutierať, stepky poodtrhovať, to všetko dať do omáčky, pridať cukru a lizákom nechať pomály variť. Konečne lizák na okrúhle kúsky pokrájať, okolo na mysu poklásť a omáčkou poliať. Omáčka musí byť aj dobre kyslá aj sladká.</text:span></text:span></text:p>
        <text:p text:style-name="P39"><text:span text:style-name="CharStyle6"><text:span text:style-name="T1156"/></text:span></text:p>
        <text:p text:style-name="P40"><text:span text:style-name="CharStyle6"><text:span text:style-name="T1156">269. Peklovaný hovädzí jazyk.</text:span></text:span></text:p>
        <text:p text:style-name="P89"><text:span text:style-name="CharStyle6"><text:span text:style-name="T1156"/></text:span></text:p>
        <text:p text:style-name="P91"><text:span text:style-name="CharStyle6"><text:span text:style-name="T1156">Vo vätších domoch sa nie jedon ale viac jazykov naraz zapekluje, ktoré sa môžu lebo na chladno lebo na teplo upotrebovať; k tomu slúžia malé súdky s </text:span></text:span><text:soft-page-break/><text:span text:style-name="CharStyle6"><text:span text:style-name="T1156">dienkom na vrchu k zakrývaniu. Jazyky dobre vo vode vyumývať, nečistotu zoškrabať a vodu vytlačiť; každý z týchto jazykov narajbe sa trochu potlčenou sanitrou, potlčeným koliandrom a borovkami s cesnakom; do prichystaného súdka na spodok dá sa soli, na to sa jazyky ukladajú, pridá sa na rezánky nakrá­janej mrkvy a petrželu, bobkového listu, voňavej kapusty, citronové kôrky, celé korenie a kus ďumbieru, na to sa dá dienko, pritisne sa skalou a odloží sa na studené miesto; každý deň sa majú tak obracať, aby spodnie na vrch, vrchnie na spodok prišly. O päť dní môžu sa už potrebovať; pri po­stavení netreba takýto jazyk umývať, po uvarení na mäkko o</text:span></text:span><text:span text:style-name="CharStyle6"><text:span text:style-name="T1191">b</text:span></text:span><text:span text:style-name="CharStyle6"><text:span text:style-name="T1156">lúpiť kožu, zakrútiť do čistého plátna a dľa potreby z neho krájať. Baranie a sviňské jazyky môžu sa spolu peklova</text:span></text:span><text:span text:style-name="CharStyle6"><text:span text:style-name="T1191">ť</text:span></text:span><text:span text:style-name="CharStyle6"><text:span text:style-name="T1156">.</text:span></text:span></text:p>
        <text:p text:style-name="P39"><text:span text:style-name="CharStyle6"><text:span text:style-name="T1156"/></text:span></text:p>
        <text:p text:style-name="P40"><text:span text:style-name="CharStyle6"><text:span text:style-name="T1156">270. Hovädzí ocas.</text:span></text:span></text:p>
        <text:p text:style-name="P89"><text:span text:style-name="CharStyle6"><text:span text:style-name="T1156"/></text:span></text:p>
        <text:p text:style-name="P91"><text:span text:style-name="CharStyle6"><text:span text:style-name="T1156">Dobre, tučný hovädzí ocas umyť, kade sú chrustadlá porozt</text:span></text:span><text:span text:style-name="CharStyle6"><text:span text:style-name="T1191">í</text:span></text:span><text:span text:style-name="CharStyle6"><text:span text:style-name="T1156">nať, hrubé kusy ešte raz cez prostriedok preťať; do nádoby dať na listy pokrájanej slaniny, </text:span></text:span><text:span text:style-name="CharStyle6"><text:span text:style-name="T1191">ď</text:span></text:span><text:span text:style-name="CharStyle6"><text:span text:style-name="T1156">alej na rezanky pokrájať cibuľu, mrkvu a petržlen, to pridať i s čiernym korením a bobkovým listom, ocas dať doň, polievkou podliať, na mäkko nechať upariť a po uparení von do druhej nádoby vybrať</text:span></text:span><text:span text:style-name="CharStyle6"><text:span text:style-name="T1295">;</text:span></text:span><text:span text:style-name="CharStyle6"><text:span text:style-name="T1156"> do toho, kde sa paril, dať pár ližíc múky, rozmiešať a polievkou zaliať i žajdlikom vina, to nechať dobre vyvariť, masť aj šamutinu dolu zberať, pár ližíc tarkanového octu naň precediť, spolu nechať variť, dať k tomu citronové kôrky a citronovú šťavu, dľa potreby posoliť, na mysu poriadne poukladať a omáčku cez sito naň pretrieť.</text:span></text:span></text:p>
        <text:p text:style-name="P39"><text:span text:style-name="CharStyle6"><text:span text:style-name="T1156"/></text:span></text:p>
        <text:p text:style-name="P40"><text:span text:style-name="CharStyle6"><text:span text:style-name="T1156">271. Hovädzí ocas vo volováné.</text:span></text:span></text:p>
        <text:p text:style-name="P89"><text:span text:style-name="CharStyle6"><text:span text:style-name="T1156"/></text:span></text:p>
        <text:p text:style-name="P91"><text:span text:style-name="CharStyle6"><text:span text:style-name="T1156">Dľa opísaného už spôsobu ocas prichystať; pod č. 191 udané cesto na pol druha prsta zhr</text:span></text:span><text:span text:style-name="CharStyle6"><text:span text:style-name="T1191">ú</text:span></text:span><text:span text:style-name="CharStyle6"><text:span text:style-name="T1156">b</text:span></text:span><text:span text:style-name="CharStyle6"><text:span text:style-name="T1191">ä</text:span></text:span><text:span text:style-name="CharStyle6"><text:span text:style-name="T1156"> </text:span></text:span><text:span text:style-name="CharStyle6"><text:span text:style-name="T1191">r</text:span></text:span><text:span text:style-name="CharStyle6"><text:span text:style-name="T1156">ozvalkať, naň položiť tanier, nožom do okrúhla vyrezať a položiť na plech. Ďalej naň položiť menší tanier alebo dienko, aby mal ráf na pol druha prsta v okrúhlosti, nožom nadrezať nie až do spodku, vrch vajcom pomastiť, poostalé cesto na tenšie vyva</text:span></text:span><text:span text:style-name="CharStyle6"><text:span text:style-name="T1191">l</text:span></text:span><text:span text:style-name="CharStyle6"><text:span text:style-name="T1156">kať, z neho okrúhle listy vypichovať, </text:span></text:span><text:soft-page-break/><text:span text:style-name="CharStyle6"><text:span text:style-name="T1156">na ráf jedon vedľa druhého klásť, vajcom pomastiť a v dobre horúcej peci vypiecť, k čomu takmer hodinu potrebuje. Upečené položiť na mysu, vyrezaný prostriedok von vybrať, do neho ukladať prichy­staný ocas, poliať omáčkou, odobratý vypečený vrch naň položiť a ostatniu omáčku dať do šálky.</text:span></text:span></text:p>
        <text:p text:style-name="P39"><text:span text:style-name="CharStyle6"><text:span text:style-name="T1156"/></text:span></text:p>
        <text:p text:style-name="P40"><text:span text:style-name="CharStyle6"><text:span text:style-name="T1156">272. Glasirovaný hovädzí ocas.</text:span></text:span></text:p>
        <text:p text:style-name="P89"><text:span text:style-name="CharStyle6"><text:span text:style-name="T1156"/></text:span></text:p>
        <text:p text:style-name="P91"><text:span text:style-name="CharStyle6"><text:span text:style-name="T1156">Na predošlý spôsob ocas prichystať, vybrať na tepšu, jedno vedľa druhého klásť a poliať poden zo saftu, v ktorom sa ocas paril. Každý kúsok sa pomocou krídelka prichy­staným glasom pomastí, dá sa do neveľmi horúcej pece, kde peknú žltú barvu dostane. Pod č. 256 prichystané bieré dá sa na mysu, ocas sa naň poriadne pokladie a saftom po­leje. Takto prichystaný ocas môže sa dať na krumplové, šošovičné alebo hrachové bieré.</text:span></text:span></text:p>
        <text:p text:style-name="P39"><text:span text:style-name="CharStyle6"><text:span text:style-name="T1156"/></text:span></text:p>
        <text:p text:style-name="P40"><text:span text:style-name="CharStyle6"><text:span text:style-name="T1156">273. Sviečková pečenka s taljanským makar</text:span></text:span><text:span text:style-name="CharStyle6"><text:span text:style-name="T1191">o</text:span></text:span><text:span text:style-name="CharStyle6"><text:span text:style-name="T1156">ny.</text:span></text:span></text:p>
        <text:p text:style-name="P89"><text:span text:style-name="CharStyle6"><text:span text:style-name="T1156"/></text:span></text:p>
        <text:p text:style-name="P91"><text:span text:style-name="CharStyle6"><text:span text:style-name="T1156">Medzi tunajšími a taljanskými makar</text:span></text:span><text:span text:style-name="CharStyle6"><text:span text:style-name="T1191">o</text:span></text:span><text:span text:style-name="CharStyle6"><text:span text:style-name="T1156">ny je veľký roz­diel, lebo tieto sú z reisovej múky; týchto pol funta polámať na rovnaké kúsky, zavariť do vrelej vody, pozor dať aby</text:span></text:span><text:span text:style-name="CharStyle11"><text:span text:style-name="T1156"> </text:span></text:span><text:span text:style-name="CharStyle6"><text:span text:style-name="T1156">neboly ani veľmi mäkké ani tvrdé; ocediť studenou vodou, premyť a nechať odtiecť. V nádobe sa upraží na žlto čerstvé maslo, doň makar</text:span></text:span><text:span text:style-name="CharStyle6"><text:span text:style-name="T1191">o</text:span></text:span><text:span text:style-name="CharStyle6"><text:span text:style-name="T1156">ny, to posoliť a pridať pár ližíc smotanky. Parmazanského s</text:span></text:span><text:span text:style-name="CharStyle6"><text:span text:style-name="T1191">ý</text:span></text:span><text:span text:style-name="CharStyle6"><text:span text:style-name="T1156">ru narajbať, spolu pomiešať a dať na mysu, pod č. 253 udaná sviečková pečenka sa pokrája a okolo na mysu obloží, túto saftom poliať, makar</text:span></text:span><text:span text:style-name="CharStyle6"><text:span text:style-name="T1191">o</text:span></text:span><text:span text:style-name="CharStyle6"><text:span text:style-name="T1156">ny po vrchu posypať a maslom poliať. Sviečková pečenka dá sa ku všelijakým prípravám upotrebiť, preto je potrebné, aby i s rostbratlom v dome prichystaná bola.</text:span></text:span></text:p>
        <text:p text:style-name="P39"><text:span text:style-name="CharStyle6"><text:span text:style-name="T1156"/></text:span></text:p>
        <text:p text:style-name="P40"><text:span text:style-name="CharStyle6"><text:span text:style-name="T1156">274. Hovädzia škraňa so sviečkovou pečenkou.</text:span></text:span></text:p>
        <text:p text:style-name="P89"><text:span text:style-name="CharStyle6"><text:span text:style-name="T1156"/></text:span></text:p>
        <text:p text:style-name="P91"><text:span text:style-name="CharStyle6"><text:span text:style-name="T1156">Škraňu očistiť, na mäkko uvariť, po uchladnut</text:span></text:span><text:span text:style-name="CharStyle6"><text:span text:style-name="T1191">í</text:span></text:span><text:span text:style-name="CharStyle6"><text:span text:style-name="T1156"> na tenké listy, rezánky alebo na kocky krájať, dať do nádoby, pridať dľa potreby omáčky a drobno krájané citronové kôrky, to posoliť a zakryté spolu nechať variť. Pred nastolovaním </text:span></text:span><text:soft-page-break/><text:span text:style-name="CharStyle6"><text:span text:style-name="T1156">zalegirovať s pár ž</text:span></text:span><text:span text:style-name="CharStyle6"><text:span text:style-name="T1191">l</text:span></text:span><text:span text:style-name="CharStyle6"><text:span text:style-name="T1156">tkami a k tomu citronovú šťavu pridať. Pečenku na kúsky pokrájať, do okrúhla poklásť, prichystanú škraňu do prostriedku dať a saftom poliať.</text:span></text:span></text:p>
        <text:p text:style-name="P207"><text:span text:style-name="CharStyle6"><text:span text:style-name="T1156"/></text:span></text:p>
        <text:p text:style-name="P208"><text:span text:style-name="CharStyle6"><text:span text:style-name="T1156">275.Hovädzia škraňa s pešamelom na taI</text:span></text:span><text:span text:style-name="CharStyle6"><text:span text:style-name="T1191">j</text:span></text:span><text:span text:style-name="CharStyle6"><text:span text:style-name="T1156">anský spôsob.</text:span></text:span></text:p>
        <text:p text:style-name="P89"><text:span text:style-name="CharStyle6"><text:span text:style-name="T1156"/></text:span></text:p>
        <text:p text:style-name="P91"><text:span text:style-name="CharStyle6"><text:span text:style-name="T1156">Na rezánky pokrájanú škraňu dať do nádoby, dľa po­treby pridať omáčky, to povoľne nechať variť, posoliť, zalegirovať s pár ž</text:span></text:span><text:span text:style-name="CharStyle6"><text:span text:style-name="T1192">l</text:span></text:span><text:span text:style-name="CharStyle6"><text:span text:style-name="T1156">tkami a v pare zakryt</text:span></text:span><text:span text:style-name="CharStyle6"><text:span text:style-name="T1192">é</text:span></text:span><text:span text:style-name="CharStyle6"><text:span text:style-name="T1156"> nechať stáť. Do ná­doby sa dá kus čerstvého masla, v ňom za ližicu múky s mliekom rozpustiť tak, aby nebolo ani husté ani riedke; doň 4 žltky, posoliť, ustavične miešať, z bielkov tuhý sňah urobiť a doň zamiešať, k tomu istú mieru parmazanského rajbaného sýru, prichystanú škraňu na mysu dať, s pešamelom celkom obvin</text:span></text:span><text:span text:style-name="CharStyle6"><text:span text:style-name="T1192">u</text:span></text:span><text:span text:style-name="CharStyle6"><text:span text:style-name="T1156">ť do vysok</text:span></text:span><text:span text:style-name="CharStyle6"><text:span text:style-name="T1192">a</text:span></text:span><text:span text:style-name="CharStyle6"><text:span text:style-name="T1156">, nožom uhladiť, po vrchu rajbaným syrom posypať; vôkol vysmaženú žemľu a dať do pece, aby žltú barvu dostalo. To sa má pred samým na­stolovaním robiť.</text:span></text:span></text:p>
        <text:p text:style-name="P4"><text:span text:style-name="CharStyle11"><text:span text:style-name="T1156"/></text:span></text:p>
        <text:p text:style-name="P48"><text:span text:style-name="CharStyle6"><text:span text:style-name="T1156">276. Marinova</text:span></text:span><text:span text:style-name="CharStyle6"><text:span text:style-name="T1192">n</text:span></text:span><text:span text:style-name="CharStyle6"><text:span text:style-name="T1156">á hovädzia škraňa.</text:span></text:span></text:p>
        <text:p text:style-name="P89"><text:span text:style-name="CharStyle6"><text:span text:style-name="T1156"/></text:span></text:p>
        <text:p text:style-name="P91"><text:span text:style-name="CharStyle6"><text:span text:style-name="T1156">Dobre na mäkko uvarenú škraňu pokrájať na tenké štyrouhlaté kúsky, dať do mysy, k tomu na listy pokrájanej cibule a miešaného korenia, to posoliť, pridať celé kaprly, pár ližíc oleja a tarkanového octu a na chladnom zakryté nechať stáť. Zo suda vziať na mysu kyslej kapusty, k nej pár na tvrdo uvarených vajec rozkrájať a spolu dať na stôl.</text:span></text:span></text:p>
        <text:p text:style-name="P48"><text:span text:style-name="CharStyle6"><text:span text:style-name="T1156"/></text:span></text:p>
        <text:p text:style-name="P49"><text:span text:style-name="CharStyle6"><text:span text:style-name="T1156">277. Kravské vemäno so smotankou.</text:span></text:span></text:p>
        <text:p text:style-name="P89"><text:span text:style-name="CharStyle6"><text:span text:style-name="T1156"/></text:span></text:p>
        <text:p text:style-name="P91"><text:span text:style-name="CharStyle6"><text:span text:style-name="T1156">Z mladej kravy vemäno, ktoré je veľmi dobré, na mäkko uvariť, na prst hrubé kúsky pokrájať, posoliť, v rozpustenom masle poobálať, žemľovými omrvinkami po­sypať, dať na rošt a na uhlí z oboch strán na žlto odpiecť. Do nádoby dať kus masla, v ňom za ližicu žemľových omrvín na žlto upražiť, smotankou zaliať a posoliť, pridať citronovú šťavu, spolu sv</text:span></text:span><text:span text:style-name="CharStyle6"><text:span text:style-name="T1193">a</text:span></text:span><text:span text:style-name="CharStyle6"><text:span text:style-name="T1156">riť, vyliať na mysu </text:span></text:span><text:soft-page-break/><text:span text:style-name="CharStyle6"><text:span text:style-name="T1156">a odpečené vemäno naň poklásť. Na tento spôsob prichystané vemäno môže sa na kapustu, mrkvu alebo kaleráb jako asietla upotrebiť.</text:span></text:span></text:p>
        <text:p text:style-name="P48"><text:span text:style-name="CharStyle6"><text:span text:style-name="T1156"/></text:span></text:p>
        <text:p text:style-name="P49"><text:span text:style-name="CharStyle6"><text:span text:style-name="T1156">278. Faširova</text:span></text:span><text:span text:style-name="CharStyle6"><text:span text:style-name="T1193">n</text:span></text:span><text:span text:style-name="CharStyle6"><text:span text:style-name="T1156">é kravské vemäno.</text:span></text:span></text:p>
        <text:p text:style-name="P89"><text:span text:style-name="CharStyle6"><text:span text:style-name="T1156"/></text:span></text:p>
        <text:p text:style-name="P91"><text:span text:style-name="CharStyle6"><text:span text:style-name="T1156">Prichystané vemäno porovnať a na tri čiastky rozkrojiť; pod č. 131 prichystaný fáš na vemäno roztrieť, patriaci kus naň položiť, fáš do rovn</text:span></text:span><text:span text:style-name="CharStyle6"><text:span text:style-name="T1193">a</text:span></text:span><text:span text:style-name="CharStyle6"><text:span text:style-name="T1156"> spolu složiť, do pomasteného pa­pieru zakrútiť, motúzom sviazať a v žíji upariť. Týmto sa môže hovädzina garnirovať.</text:span></text:span></text:p>
        <text:p text:style-name="P3"><text:span text:style-name="CharStyle6"><text:span text:style-name="T1156"/></text:span></text:p>
        <text:p text:style-name="P7"><text:span text:style-name="CharStyle6"><text:span text:style-name="T1156">27</text:span></text:span><text:span text:style-name="CharStyle6"><text:span text:style-name="T1193">9</text:span></text:span><text:span text:style-name="CharStyle6"><text:span text:style-name="T1156">. Faširova</text:span></text:span><text:span text:style-name="CharStyle6"><text:span text:style-name="T1193">n</text:span></text:span><text:span text:style-name="CharStyle6"><text:span text:style-name="T1156">é vemäno s rago.</text:span></text:span></text:p>
        <text:p text:style-name="P89"><text:span text:style-name="CharStyle6"><text:span text:style-name="T1156"/></text:span></text:p>
        <text:p text:style-name="P91"><text:span text:style-name="CharStyle6"><text:span text:style-name="T1156">Z každého druhu zelených vecí na kocky pokrájať, do nádoby dať kus čerstvého masla a drobno krájaný petržel, do toho pokrájané zelené veci, podliať a na mäkko upariť. K tomu sa pridá za hrsť obarenej r</text:span></text:span><text:span text:style-name="CharStyle6"><text:span text:style-name="T1193">í</text:span></text:span><text:span text:style-name="CharStyle6"><text:span text:style-name="T1156">žka</text:span></text:span><text:span text:style-name="CharStyle6"><text:span text:style-name="T1193">še</text:span></text:span><text:span text:style-name="CharStyle6"><text:span text:style-name="T1156"> a na kocky krá­jané obrezky z vemäna; pred nastolovaním vemäno dľa predošlého predpisu na kúsky pokrájať, na mysu do venca poklás</text:span></text:span><text:span text:style-name="CharStyle6"><text:span text:style-name="T1193">ť</text:span></text:span><text:span text:style-name="CharStyle6"><text:span text:style-name="T1156">, rago s pár žltky zalegirovať, dať do prostriedku a glásom poliať.</text:span></text:span></text:p>
        <text:p text:style-name="P50"><text:span text:style-name="CharStyle6"><text:span text:style-name="T1156"/></text:span></text:p>
        <text:p text:style-name="P51"><text:span text:style-name="CharStyle6"><text:span text:style-name="T1156">280. Filé z vemäna so zeleným krájaním.</text:span></text:span></text:p>
        <text:p text:style-name="P89"><text:span text:style-name="CharStyle6"><text:span text:style-name="T1156"/></text:span></text:p>
        <text:p text:style-name="P91"><text:span text:style-name="CharStyle6"><text:span text:style-name="T1156">Uvarené vemäno na filé rozkrájať, posoliť a miešaným korením posypať, šampiony alebo iné voňavé huby so zele­ným petržlenom, citronovými kôrkami a c</text:span></text:span><text:span text:style-name="CharStyle6"><text:span text:style-name="T1194">í</text:span></text:span><text:span text:style-name="CharStyle6"><text:span text:style-name="T1156">buľou na drobno pokrájať, toto v nádobe na čerstvom masle rozotrieť, po ňom rozklásť filé, pred nastoľovaním odpiecť, doň pár ližíc smotanky a to v brunátnom safte spolu variť, na mysu do venca poklásť, zvýš menované rago do prostriedku a to saftom poliať.</text:span></text:span></text:p>
        <text:p text:style-name="P173"><text:span text:style-name="CharStyle6"><text:span text:style-name="T1156"/></text:span></text:p>
        <text:p text:style-name="P174"><text:span text:style-name="CharStyle6"><text:span text:style-name="T1156">281. Filé z vemäna s teľacími karbanádly.</text:span></text:span></text:p>
        <text:p text:style-name="P89"><text:span text:style-name="CharStyle6"><text:span text:style-name="T1156"/></text:span></text:p>
        <text:p text:style-name="P91"><text:span text:style-name="CharStyle6"><text:span text:style-name="T1156">Telacie karbanádle z vemäna na známy spôsob pri­chystať, karbanádle do venca na mysu poklásť, pomedzi zvýš prichystané vemä, do prostriedku rago </text:span></text:span><text:soft-page-break/><text:span text:style-name="CharStyle6"><text:span text:style-name="T1156">a to saftom poliať.</text:span></text:span></text:p>
        <text:p text:style-name="P50"><text:span text:style-name="CharStyle6"><text:span text:style-name="T1156"/></text:span></text:p>
        <text:p text:style-name="P51"><text:span text:style-name="CharStyle6"><text:span text:style-name="T1156">282. Viedeňský rostbrátl za min</text:span></text:span><text:span text:style-name="CharStyle6"><text:span text:style-name="T1194">u</text:span></text:span><text:span text:style-name="CharStyle6"><text:span text:style-name="T1156">tu smažený.</text:span></text:span></text:p>
        <text:p text:style-name="P89"><text:span text:style-name="CharStyle6"><text:span text:style-name="T1156"/></text:span></text:p>
        <text:p text:style-name="P91"><text:span text:style-name="CharStyle6"><text:span text:style-name="T1156">Od pár dní obležaný rostbrátl na listy (šnicle) posekať, kosti do čist</text:span></text:span><text:span text:style-name="CharStyle6"><text:span text:style-name="T1194">a</text:span></text:span><text:span text:style-name="CharStyle6"><text:span text:style-name="T1156"> vyrezať, rebierko pri mäse nechať, nie veľmi na tenko rozkl</text:span></text:span><text:span text:style-name="CharStyle6"><text:span text:style-name="T1194">o</text:span></text:span><text:span text:style-name="CharStyle6"><text:span text:style-name="T1156">pať, posoliť, do m</text:span></text:span><text:span text:style-name="CharStyle6"><text:span text:style-name="T1194">ú</text:span></text:span><text:span text:style-name="CharStyle6"><text:span text:style-name="T1156">ky poobálať, do roztrepaného vajca omáča</text:span></text:span><text:span text:style-name="CharStyle6"><text:span text:style-name="T1194">ť</text:span></text:span><text:span text:style-name="CharStyle6"><text:span text:style-name="T1156">, žemľovými mrvinkami obsypať, za ten čas masť nad ohňom rozpáliť, mäso z oboch strán na žlto vysmažiť, dať na mysu a k tomu šalát alebo uhorky.</text:span></text:span></text:p>
        <text:p text:style-name="P5"><text:span text:style-name="CharStyle25"><text:span text:style-name="T1194"/></text:span></text:p>
        <text:p text:style-name="P9"><text:span text:style-name="CharStyle25"><text:span text:style-name="T1194">B</text:span></text:span><text:span text:style-name="CharStyle25"><text:span text:style-name="T1156">) </text:span></text:span><text:span text:style-name="CharStyle25"><text:span text:style-name="T1194">Čiastka</text:span></text:span></text:p>
        <text:p text:style-name="P9"><text:span text:style-name="CharStyle25"><text:span text:style-name="T1194"/></text:span></text:p>
        <text:p text:style-name="P5"><text:span text:style-name="CharStyle26"><text:span text:style-name="T1194">T</text:span></text:span><text:span text:style-name="CharStyle26"><text:span text:style-name="T1156">elacie mä</text:span></text:span><text:span text:style-name="CharStyle26"><text:span text:style-name="T1194">s</text:span></text:span><text:span text:style-name="CharStyle26"><text:span text:style-name="T1156">o.</text:span></text:span></text:p>
        <text:p text:style-name="P175"><text:span text:style-name="CharStyle6"><text:span text:style-name="T1156"/></text:span></text:p>
        <text:p text:style-name="P176"><text:span text:style-name="CharStyle6"><text:span text:style-name="T1156">283. Telacia hlávka, s frikasé omáčkou.</text:span></text:span></text:p>
        <text:p text:style-name="P89"><text:span text:style-name="CharStyle6"><text:span text:style-name="T1156"/></text:span></text:p>
        <text:p text:style-name="P91"><text:span text:style-name="CharStyle6"><text:span text:style-name="T1156">Te</text:span></text:span><text:span text:style-name="CharStyle6"><text:span text:style-name="T1194">l</text:span></text:span><text:span text:style-name="CharStyle6"><text:span text:style-name="T1156">acina je pri varení veliká pomoc v dome; ona sa potrebuje od hlavy až k nohe a možno všelijaké jedlá z nej</text:span></text:span><text:span text:style-name="CharStyle24"><text:span text:style-name="T1156"> </text:span></text:span><text:span text:style-name="CharStyle6"><text:span text:style-name="T1156">chystať, okrem toho je pre chorého z nej najľahšie mäso. Aby sa dlhšie držať mohla a následkom povetria neočervenela, má sa len toľko mäsa z kože vyňať, koľko je potrebné, a na chladnom mieste držať. Z očistenej hlávky uši sa pri kosti odrežú, nečistota z vňútra sa vyškrabe, spodnú škraňu rozrezať a od vrchnej oddeliť, jazyk vyrezať, všetko čisto vymyť, dať do hodne priestrannej nádoby, doliať vodou, pridať zelených vecí, posoliť, nechať na mäkko uvariť, von vziať a nechať odtiecť. Z vrchu mäso odobrať; tam kde sú modzgy nožom poklopať, že sa rozpadne na tri šálky, do okrúhla poodt</text:span></text:span><text:span text:style-name="CharStyle6"><text:span text:style-name="T1194">í</text:span></text:span><text:span text:style-name="CharStyle6"><text:span text:style-name="T1156">nať, do každej dať z modzgov, jazyk olúpať a na kúsky pokrájať, ostatnie mäso od kostí poodberať a na mysu poklásť, modzgami naplnené tri šálky na vrch poklásť, v hlávke nachádzajúce sa str</text:span></text:span><text:span text:style-name="CharStyle6"><text:span text:style-name="T1194">u</text:span></text:span><text:span text:style-name="CharStyle6"><text:span text:style-name="T1156">hadlo von vziať, studenou vodou opláknuť, z oboch strán obrezať, z neho krájať kúsky v podobe krížikov a do modzgov hore koncom popchať. Do nádoby dať kus masla, doň dve ližice múky, to rozriediť po­lievkou, do toho pár </text:span></text:span><text:soft-page-break/><text:span text:style-name="CharStyle6"><text:span text:style-name="T1156">ližíc tarkanového octu. Do nádoby sa dá pár žltkov, smotanky a citronová šťava, to sa rozmieša, pod ustavičným miešaním vleje sa do omáčky a celé precedí sa prez sito na prichystanú hlávku. Konečne sa celé posype na kocky pokrájanou a v masle vysmaženou žemľou.</text:span></text:span></text:p>
        <text:p text:style-name="P50"><text:span text:style-name="CharStyle6"><text:span text:style-name="T1156"/></text:span></text:p>
        <text:p text:style-name="P51"><text:span text:style-name="CharStyle6"><text:span text:style-name="T1156">284. Telacia hlávka s brunátnou omáčkou.</text:span></text:span></text:p>
        <text:p text:style-name="P89"><text:span text:style-name="CharStyle6"><text:span text:style-name="T1156"/></text:span></text:p>
        <text:p text:style-name="P91"><text:span text:style-name="CharStyle6"><text:span text:style-name="T1156">Hlávku čisto zo srsti očistiť, uši obrezať, kožu od kosti oddeliť a spodniu škraňu oddeliť; črep, v ktorom sú mozgy, tak roz</text:span></text:span><text:span text:style-name="CharStyle6"><text:span text:style-name="T1194">ť</text:span></text:span><text:span text:style-name="CharStyle6"><text:span text:style-name="T1156">ať aby celé boly, v studenej vode vymiť, blanku z n</text:span></text:span><text:span text:style-name="CharStyle6"><text:span text:style-name="T1194">í</text:span></text:span><text:span text:style-name="CharStyle6"><text:span text:style-name="T1156">ch sobrať, na kúsky pokrájať, zasoliť, mäso z hlávky od kostí obrezať, čisto umyť, da</text:span></text:span><text:span text:style-name="CharStyle6"><text:span text:style-name="T1194">ť</text:span></text:span><text:span text:style-name="CharStyle6"><text:span text:style-name="T1156"> do nádoby, naliať žajdlík octu, posoliť, ostatnie doplniť vodou a </text:span></text:span><text:span text:style-name="CharStyle6"><text:span text:style-name="T1194">n</text:span></text:span><text:span text:style-name="CharStyle6"><text:span text:style-name="T1156">echať variť. K tomu sa pri­dajú očistené zelené veci, kuchyňsk</text:span></text:span><text:span text:style-name="CharStyle6"><text:span text:style-name="T1194">e</text:span></text:span><text:span text:style-name="CharStyle6"><text:span text:style-name="T1156">j kapusty a bobkový list; pod č. 91. udaná omáčka rozpustí sa s tou polievku v ktorej sa hlávka varí, táto sa nechá od jedného boku variť, nečisto­ta z vrchu sa zberá, pridajú sa citronové kôrky a tarkano­vého octu, modzgy do múky poobálať, do vajca omáčať, že</text:span></text:span><text:span text:style-name="CharStyle6"><text:span text:style-name="T1194">m</text:span></text:span><text:span text:style-name="CharStyle6"><text:span text:style-name="T1156">ľovými omrvinkami posypať, na žlto vysmažiť, hlávku vo</text:span></text:span><text:span text:style-name="CharStyle6"><text:span text:style-name="T1194">n</text:span></text:span><text:span text:style-name="CharStyle6"><text:span text:style-name="T1156"> vybrať a nechať odtiecť, pokrájať na kúsky, s omáčkou spolu nechať variť, poriadne na mysu poukladať, naň omáčku prez sito precediť a vysmažené modzgy na vrch poklásť.</text:span></text:span></text:p>
        <text:p text:style-name="P50"><text:span text:style-name="CharStyle6"><text:span text:style-name="T1156"/></text:span></text:p>
        <text:p text:style-name="P51"><text:span text:style-name="CharStyle6"><text:span text:style-name="T1156">285. Telacie modzgy s frikasé.</text:span></text:span></text:p>
        <text:p text:style-name="P89"><text:span text:style-name="CharStyle6"><text:span text:style-name="T1156"/></text:span></text:p>
        <text:p text:style-name="P91"><text:span text:style-name="CharStyle6"><text:span text:style-name="T1156">Potrebnú mieru telacích modzgov umyť, blanku z nich zobrať a dať do nádoby, pridať na listy pokrájanej cibule, citronové kôrky, bobkový list, bilku kuchy</text:span></text:span><text:span text:style-name="CharStyle6"><text:span text:style-name="T1195">ň</text:span></text:span><text:span text:style-name="CharStyle6"><text:span text:style-name="T1156">skej kapusty, mrkvy a petrželu, posoliť, naliať vínového octu a zakryté ne­chať stáť; potom doliať vodou a povoľne nechať variť. Do nádoby sa dá kus masla, v ňom múku rozpustiť s polievkou, kde sa modzgy varily; nechať variť, modzgy von vziať a na s</text:span></text:span><text:span text:style-name="CharStyle6"><text:span text:style-name="T1195">y</text:span></text:span><text:span text:style-name="CharStyle6"><text:span text:style-name="T1156">to položiť aby odtiekly, poklásť na mysu, pár žltkov so smotankou roztrepať, citronovú šťavu vytisnuť, tým omáčku zalegirovať a prez sitko na modzgy precediť, po vrchu sa dá na kocky krájaná a na žlto upražená žemľa.</text:span></text:span></text:p>
        <text:p text:style-name="P50"><text:soft-page-break/><text:span text:style-name="CharStyle6"><text:span text:style-name="T1156"/></text:span></text:p>
        <text:p text:style-name="P51"><text:span text:style-name="CharStyle6"><text:span text:style-name="T1156">286. Telacie modzgy s v</text:span></text:span><text:span text:style-name="CharStyle6"><text:span text:style-name="T1195">i</text:span></text:span><text:span text:style-name="CharStyle6"><text:span text:style-name="T1156">novým cestom sma­žené.</text:span></text:span></text:p>
        <text:p text:style-name="P89"><text:span text:style-name="CharStyle6"><text:span text:style-name="T1156"/></text:span></text:p>
        <text:p text:style-name="P91"><text:span text:style-name="CharStyle6"><text:span text:style-name="T1156">Z dvoch hláv modzgy v celosti von vziať, vo vode vy­myť, blanku z n</text:span></text:span><text:span text:style-name="CharStyle6"><text:span text:style-name="T1195">í</text:span></text:span><text:span text:style-name="CharStyle6"><text:span text:style-name="T1156">ch zobrať, dať do nádoby a posoliť, pridať na listy krájanej cibule, celé korenie, citronovú šťavu a kôrky, to zakryté nechať stáť, dľa potreby vodou doplniť, na ohni povoľne nechať variť, k vystydnutiu na stranu odložiť a vy­brať na sito, aby odtiekly. Potom sa pokrájajú na rovnaké kúsky, do nádoby sa dá pár ližíc múky a za ližicu oleja, to posoliť, pridať na nôž tlčeného korenia a to vínom rozpustiť; z toho zrobiť cesto na spôsob palacinôk, aby ani husté ani riedké nebolo; z dvoch bielkov tuhý sňa</text:span></text:span><text:span text:style-name="CharStyle6"><text:span text:style-name="T1195">h</text:span></text:span><text:span text:style-name="CharStyle6"><text:span text:style-name="T1156"> sbiť a z ľahka do predošlého zamieša</text:span></text:span><text:span text:style-name="CharStyle6"><text:span text:style-name="T1195">ť</text:span></text:span><text:span text:style-name="CharStyle6"><text:span text:style-name="T1156">; maslo na ohni rozpáliť, prichystané modzgy do cesta namáčať, v masti na žlto vyprážať, nechať odtiecť a na papier rozkladať, na mysu servýt složiť, naň po­klásť a na vrch dať bilky smaženého petrželu.</text:span></text:span></text:p>
        <text:p text:style-name="P4"><text:span text:style-name="CharStyle24"><text:span text:style-name="T1156"/></text:span></text:p>
        <text:p text:style-name="P50"><text:span text:style-name="CharStyle6"><text:span text:style-name="T1156">287. Štvrcovaný kato z modzgov.</text:span></text:span></text:p>
        <text:p text:style-name="P89"><text:span text:style-name="CharStyle6"><text:span text:style-name="T1156"/></text:span></text:p>
        <text:p text:style-name="P91"><text:span text:style-name="CharStyle6"><text:span text:style-name="T1156">Z dvoch hlávok telacie modzgy dľa predošlého spôsobu prichystať; cibuľu, šampiony a zelený petržel na drobno po­krájať, s maslom na ohni upražiť, doň v mlieku rozmočenú žemľu, pár ližíc bielej omáčky a muškatový orech; to poso­liť, z prichystaných modzgov rovnaké kúsky vykrajovať, obrezky z nich s krájaninou spolu smiešať, prez sito pretrieť a dať zpátky do nádoby, doň 6 žltkov jedon po druhom vmiešať, z bielkov sňah urobiť a z ľahka do predošlého za­miešať, okrúhlu formu vymastiť, podľa f</text:span></text:span><text:span text:style-name="CharStyle6"><text:span text:style-name="T1195">u</text:span></text:span><text:span text:style-name="CharStyle6"><text:span text:style-name="T1156">rmového dna vyre­zať papier, pomastiť a dať na spodok, z prichystaného dať na prst zvýše na celé dno, na to kúsky modzgov, zas massu a tak pokračovať, až sa furma doplní až na dva prsty od vrchu, čo ostane prázne. To sa dá dľa predpisu do pary, vyvráti sa na mysu, papier sa zobere a pod č. 96 udanou omáčkou po vrchu poliať.</text:span></text:span></text:p>
        <text:p text:style-name="P50"><text:span text:style-name="CharStyle6"><text:span text:style-name="T1156"/></text:span></text:p>
        <text:p text:style-name="P51"><text:span text:style-name="CharStyle6"><text:span text:style-name="T1156">288. Šalát s telacími modzgami.</text:span></text:span></text:p>
        <text:p text:style-name="P89"><text:span text:style-name="CharStyle6"><text:span text:style-name="T1156"/></text:span></text:p>
        <text:p text:style-name="P91"><text:soft-page-break/><text:span text:style-name="CharStyle6"><text:span text:style-name="T1156">Očistené a obarené telacie modzgy vybrať na sito, po­krájať na kúsky, dať do nádoby, posoliť, korením posypať, olejom poliať, pridať pár ližíc tarkanového octu a citronovej šťavy, a to zakryté nechať stáť. Pár čisto umytých šalátových hlávok na tenké rezanky pokrájať, posoliť a olejom i octom poliať, pár vajec na tvrdo uvariť, olivy od kôsky obrezať; sar­dely očistiť a do obaranca poskrúcať. Na spodok mysy dať na rezánky pokrájaný šalát, na to vôkol modzgy, medzi ne srdcia zo šalátu, potom olivy so sardelmi; potom každé vajce na štvoro rozkrojiť, okolo šalátu hore koncom klásť, olej s octom spolu smiešať a po vrchu poliať.</text:span></text:span></text:p>
        <text:p text:style-name="P102"><text:span text:style-name="CharStyle6"><text:span text:style-name="T1156"/></text:span></text:p>
        <text:p text:style-name="P103"><text:span text:style-name="CharStyle6"><text:span text:style-name="T1156">289. Telacie prsa s brunátnou omáčkou.</text:span></text:span></text:p>
        <text:p text:style-name="P89"><text:span text:style-name="CharStyle6"><text:span text:style-name="T1156"/></text:span></text:p>
        <text:p text:style-name="P91"><text:span text:style-name="CharStyle6"><text:span text:style-name="T1156">Telacie prsa s rebierkami pri chrustadle ponarezova</text:span></text:span><text:span text:style-name="CharStyle6"><text:span text:style-name="T1195">ť,</text:span></text:span><text:span text:style-name="CharStyle6"><text:span text:style-name="T1156"> rukou podvrátiť, rebrá povyberať, v čistej vode umyť, dať do nádoby a chladnej vody nane naliať, na ohni obariť a</text:span></text:span><text:span text:style-name="CharStyle24"><text:span text:style-name="T1156"> </text:span></text:span><text:span text:style-name="CharStyle6"><text:span text:style-name="T1156">zase dať do studenej vody. Slaninu na rezanky pokrájať, prská slaninou poriadne vyšpikovať, dať do žíja, na mäkko upariť, potom dať do druhej nádoby, podliať tým saftom kde sa prv parily a odložiť na teplé miesto. Do žíja dať pár ližíc múky a polievkou doliať, pridať citronové kôrky, od jedného boku nechať variť, nečistotu z vrchu zberať, posoliť, prez plátno precediť do čistej nádoby, doň vytlačiť citronovú šťavu a to na teplom nechať stáť; prská na kúsky pokrájať, na mysu do venca poukladať tak, aby špikované von vy­zeralo, a omáčkou obliať.</text:span></text:span></text:p>
        <text:p text:style-name="P89"><text:span text:style-name="CharStyle6"><text:span text:style-name="T1156"/></text:span></text:p>
        <text:p text:style-name="P91"><text:span text:style-name="CharStyle6"><text:span text:style-name="T1156">290. Telacie prsá s modzgovým kato.</text:span></text:span></text:p>
        <text:p text:style-name="P89"><text:span text:style-name="CharStyle6"><text:span text:style-name="T1156"/></text:span></text:p>
        <text:p text:style-name="P91"><text:span text:style-name="CharStyle6"><text:span text:style-name="T1156">Telacie prsa dľa predošlého predpisu prichystať; modzgy z krvy dobre vymyť, do nádoby dať kus masla a drobno krájanej cibule, pridať modzgy, posoliť a okoreniť. V mlieku namáčanú žemľu a pár ližíc bielej omáčky na ohni upražiť, prez sito pretrieť a dať do nádoby, doň štyry žltky jedon po druhom, z bielkov tuhý sňa</text:span></text:span><text:span text:style-name="CharStyle6"><text:span text:style-name="T1195">h</text:span></text:span><text:span text:style-name="CharStyle6"><text:span text:style-name="T1156"> sbiť a z ľahka doň zamiešať, dať do vymastenej okrúhlej hladkej furmy a upariť; pred nastolovaním na mysu vyvrátiť, prichystané prská </text:span></text:span><text:soft-page-break/><text:span text:style-name="CharStyle6"><text:span text:style-name="T1156">z pošika krájať a poriadne do venca ukladať, konečne omáčkou poliať.</text:span></text:span></text:p>
        <text:p text:style-name="P44"><text:span text:style-name="CharStyle6"><text:span text:style-name="T1156"/></text:span></text:p>
        <text:p text:style-name="P45"><text:span text:style-name="CharStyle6"><text:span text:style-name="T1156">291. G</text:span></text:span><text:span text:style-name="CharStyle6"><text:span text:style-name="T1195">l</text:span></text:span><text:span text:style-name="CharStyle6"><text:span text:style-name="T1156">asirova</text:span></text:span><text:span text:style-name="CharStyle6"><text:span text:style-name="T1195">n</text:span></text:span><text:span text:style-name="CharStyle6"><text:span text:style-name="T1156">é telacie prsa s rago.</text:span></text:span></text:p>
        <text:p text:style-name="P89"><text:span text:style-name="CharStyle6"><text:span text:style-name="T1156"/></text:span></text:p>
        <text:p text:style-name="P91"><text:span text:style-name="CharStyle6"><text:span text:style-name="T1156">Očistenú špárgu prelomiť, konce od hlávky dať na stranu, na kocky pokrájať a v slanej vode obariť, aby aj celá aj mäkká bola. Dvacať rakov v slanej vode uvariť a mäso z n</text:span></text:span><text:span text:style-name="CharStyle6"><text:span text:style-name="T1195">í</text:span></text:span><text:span text:style-name="CharStyle6"><text:span text:style-name="T1156">ch povyberať; do nádoby dať kus čerstvého masla; v ňom za hrsť žemľových omrvinôk na žlto upražiť, dľa potreby polievkou zaliať, do toho dať špárgu s rakmi, po­soliť a pridať rakovej masti, spolu sv</text:span></text:span><text:span text:style-name="CharStyle6"><text:span text:style-name="T1195">a</text:span></text:span><text:span text:style-name="CharStyle6"><text:span text:style-name="T1156">riť a na teplom mieste nechať stáť. Dľa predošlého spôsobu prsk</text:span></text:span><text:span text:style-name="CharStyle6"><text:span text:style-name="T1195">a</text:span></text:span><text:span text:style-name="CharStyle6"><text:span text:style-name="T1156"> pekne vyšpiko­vať a upariť; keď sú dosť mäkké, z nešpikovaného kus po dĺžky odrezať, na drobné kocky pokrájať a dať k šparge; prská z pošika tak krájať, aby celé ostaly, dať na tepšu a glásom pomastiť; da</text:span></text:span><text:span text:style-name="CharStyle6"><text:span text:style-name="T1195">ť </text:span></text:span><text:span text:style-name="CharStyle6"><text:span text:style-name="T1156">potom do teplej pece, musia sa častejšie</text:span></text:span><text:span text:style-name="CharStyle24"><text:span text:style-name="T1156"> </text:span></text:span><text:span text:style-name="CharStyle18"><text:span text:style-name="T1156">glásom pomastiť, aby sa liskly; rago s pár žltky zalegirovať a dať na mysu, naň v celosti prsk</text:span></text:span><text:span text:style-name="CharStyle18"><text:span text:style-name="T1195">a</text:span></text:span><text:span text:style-name="CharStyle18"><text:span text:style-name="T1156"> položiť a saftom poliať.</text:span></text:span></text:p>
        <text:p text:style-name="P44"><text:span text:style-name="CharStyle18"><text:span text:style-name="T1156"/></text:span></text:p>
        <text:p text:style-name="P45"><text:span text:style-name="CharStyle18"><text:span text:style-name="T1156">292. Telacie prsa s bielou omáčkou.</text:span></text:span></text:p>
        <text:p text:style-name="P89"><text:span text:style-name="CharStyle18"><text:span text:style-name="T1156"/></text:span></text:p>
        <text:p text:style-name="P91"><text:span text:style-name="CharStyle18"><text:span text:style-name="T1156">Stáva sa, že v mnohých domoch pre vlastnú potrebu tela zarežú: poneváč sa ono na raz stroviť nemôže, neza­škodí malé poučenie o udržaní telacieho alebo aj iného mäsa. Ke</text:span></text:span><text:span text:style-name="CharStyle18"><text:span text:style-name="T1196">ď</text:span></text:span><text:span text:style-name="CharStyle18"><text:span text:style-name="T1156"> telacina oslzá, vylúpä sa z kože, čistou handrou poutierať, dať do nádoby, naň sladkého mlieka naliať a zakryté na chladnom mieste nechať stáť. Takto sa každodenne po­kračuje; ke</text:span></text:span><text:span text:style-name="CharStyle18"><text:span text:style-name="T1196">ď</text:span></text:span><text:span text:style-name="CharStyle18"><text:span text:style-name="T1156">by páchnuť počalo, dobre vo vode povymýva</text:span></text:span><text:span text:style-name="CharStyle18"><text:span text:style-name="T1196">ť</text:span></text:span><text:span text:style-name="CharStyle18"><text:span text:style-name="T1156">, dať do nádoby, studenej vody naň naliať, dať na oheň a po dobrom rozhriatí zleje sa voda a naleje sa studenej; tak sa viacraz</text:span></text:span><text:span text:style-name="CharStyle18"><text:span text:style-name="T1196">í</text:span></text:span><text:span text:style-name="CharStyle18"><text:span text:style-name="T1156"> pokračuje nie len s telacinou ale i inším mäsom, jestliby počalo páchnuť. K jedlu sa majú z telacích pŕs rebrá povyberať, do studenej vody postaviť a nechať uvariť. Do nádoby dať kus čerstvého masla, do neho dľa potreby múky, polievkou zaliať a rozmiešať, aby hrčky neboly; pri­dať citronové kôrky, posoliť, s prskami nechať povoľne variť, prská z pošika na kúsky pokrájať, na mysu ukladať, do omáčky citronovú šťavu vytlačiť a prez sitko precediť. Omáčka sa </text:span></text:span><text:soft-page-break/><text:span text:style-name="CharStyle18"><text:span text:style-name="T1156">môže so žitkami legirova</text:span></text:span><text:span text:style-name="CharStyle18"><text:span text:style-name="T1196">ť</text:span></text:span><text:span text:style-name="CharStyle18"><text:span text:style-name="T1156">.</text:span></text:span></text:p>
        <text:p text:style-name="P44"><text:span text:style-name="CharStyle18"><text:span text:style-name="T1156"/></text:span></text:p>
        <text:p text:style-name="P45"><text:span text:style-name="CharStyle18"><text:span text:style-name="T1156">293. Telacie prsa s karfiolom.</text:span></text:span></text:p>
        <text:p text:style-name="P89"><text:span text:style-name="CharStyle18"><text:span text:style-name="T1156"/></text:span></text:p>
        <text:p text:style-name="P91"><text:span text:style-name="CharStyle18"><text:span text:style-name="T1156">Karfiolovú ružu v celosti olúpať; jestli sa aj na kúsky roztrhať musí, pri príprave má sa do vedn</text:span></text:span><text:span text:style-name="CharStyle18"><text:span text:style-name="T1196">a</text:span></text:span><text:span text:style-name="CharStyle18"><text:span text:style-name="T1156"> pokladať jakoby celá bola; postaviť do vody, posoliť, nechať na mäkko uvariť, avšak nie rozvariť; do nádoby dať kus čerstvého masla, v ňom múku polievkou zaliať a rozmiešať, do toho prská a citronové kôrky, posoliť, prská z pošiku pokrájať, na mysu do venca klásť, do prostriedku karfiol, pár žltkov so smotankou a citronovým saftom rozmiešať, omáčku s týmto za­legirovať, na predošlé cez sitko precediť a saftom zo žíja obliať.</text:span></text:span></text:p>
        <text:p text:style-name="P4"><text:span text:style-name="CharStyle24"><text:span text:style-name="T1156"/></text:span></text:p>
        <text:p text:style-name="P44"><text:span text:style-name="CharStyle18"><text:span text:style-name="T1156">294. Plnené telacie prsá.</text:span></text:span></text:p>
        <text:p text:style-name="P89"><text:span text:style-name="CharStyle18"><text:span text:style-name="T1156"/></text:span></text:p>
        <text:p text:style-name="P91"><text:span text:style-name="CharStyle18"><text:span text:style-name="T1156">Telacie prsá čisto vo vode umyť, popod kožku nožom od rebra pozorne odobrať, aby sa neurobila diera; vo vode rozmočenú žemľu medzi rukami vytlačiť a posekať; do ná­doby dať kus masla, v ňom krájaný petržel a pažítku trochu upražiť, k tomu žemľu a dve celé vajcia, dobre pomiešať, po­soliť a okoreniť, týmto prská naplniť, nitkou sošiť, posolené dať na pekáč, naň dať masť a vložiť do rúry. V rúre sa musí často polievať, na žlto upiecť, na kúsky pokrájať, na dlhú misu poriadne poklásť a saftom poliať.</text:span></text:span></text:p>
        <text:p text:style-name="P44"><text:span text:style-name="CharStyle18"><text:span text:style-name="T1156"/></text:span></text:p>
        <text:p text:style-name="P45"><text:span text:style-name="CharStyle18"><text:span text:style-name="T1156">295. Telacie prsa pre z</text:span></text:span><text:span text:style-name="CharStyle18"><text:span text:style-name="T1196">a</text:span></text:span><text:span text:style-name="CharStyle18"><text:span text:style-name="T1156">hradníkov.</text:span></text:span></text:p>
        <text:p text:style-name="P89"><text:span text:style-name="CharStyle18"><text:span text:style-name="T1156"/></text:span></text:p>
        <text:p text:style-name="P91"><text:span text:style-name="CharStyle18"><text:span text:style-name="T1156">Mladé mrkvy jednej velikosti očistiť, bielej repy na okrúhlo vypichovať, bielu mesačnú reťkov očistiť a každé osobit</text:span></text:span><text:span text:style-name="CharStyle18"><text:span text:style-name="T1196">e</text:span></text:span><text:span text:style-name="CharStyle18"><text:span text:style-name="T1156"> v slanej vode obariť; do nádoby dať kúsok masla a za ližicu cukru, to na br</text:span></text:span><text:span text:style-name="CharStyle18"><text:span text:style-name="T1196">u</text:span></text:span><text:span text:style-name="CharStyle18"><text:span text:style-name="T1156">nátno upáliť, doň dať re</text:span></text:span><text:span text:style-name="CharStyle18"><text:span text:style-name="T1196">ť</text:span></text:span><text:span text:style-name="CharStyle18"><text:span text:style-name="T1156">kev, za pár ližíc polievky, za ližičku omáčky a to nechať variť. Do inej nádoby sa dá kus masla, doň príde zelený petržel, na to mrkva, za ližicu omáčky a kúsok cukru; repa sa tiež tak pripraví. Špargy na kocky pokrájať a obariť v slanej vode, očistený karfiol uvariť v slanej vode, pod č. 289 prichystané prsk</text:span></text:span><text:span text:style-name="CharStyle18"><text:span text:style-name="T1196">a</text:span></text:span><text:span text:style-name="CharStyle18"><text:span text:style-name="T1156"> z pošika na </text:span></text:span><text:soft-page-break/><text:span text:style-name="CharStyle18"><text:span text:style-name="T1156">tenké kúsky pokrájať, pomedzi každý na misu mrkvu do okrúhla klásť, aby patrné bolo; okolo toho z karfiolu veniec urobiť, do prosriedku špárgu, žemľové omrviny v čerstvom masle na žlto upražiť, t</text:span></text:span><text:span text:style-name="CharStyle18"><text:span text:style-name="T1196">y</text:span></text:span><text:span text:style-name="CharStyle18"><text:span text:style-name="T1156">mito karfiol a špárgu po vrchu posypať a prsk</text:span></text:span><text:span text:style-name="CharStyle18"><text:span text:style-name="T1196">a</text:span></text:span><text:span text:style-name="CharStyle18"><text:span text:style-name="T1156"> s brunátnou omá­čkou poliať.</text:span></text:span></text:p>
        <text:p text:style-name="P44"><text:span text:style-name="CharStyle18"><text:span text:style-name="T1156"/></text:span></text:p>
        <text:p text:style-name="P45"><text:span text:style-name="CharStyle18"><text:span text:style-name="T1156">296. Telacie prsa s pešamelom.</text:span></text:span></text:p>
        <text:p text:style-name="P89"><text:span text:style-name="CharStyle18"><text:span text:style-name="T1156"/></text:span></text:p>
        <text:p text:style-name="P91"><text:span text:style-name="CharStyle18"><text:span text:style-name="T1156">Do nádoby dať kus čerstvého masla, doň za ližicu múky a doliať polievkou, aby nebolo husté ani riedke, pridať tri žltky, z dvoch bielkov sňah urobiť a z ľahka spolu smi</text:span></text:span><text:span text:style-name="CharStyle18"><text:span text:style-name="T1196">e</text:span></text:span><text:span text:style-name="CharStyle18"><text:span text:style-name="T1156">šať, pod č. 291 prichystané prsk</text:span></text:span><text:span text:style-name="CharStyle18"><text:span text:style-name="T1196">a</text:span></text:span><text:span text:style-name="CharStyle18"><text:span text:style-name="T1156"> v celosti pokrájať a na taký plech dať, aby sa mohly po uvarení v celosti na misu sošmiknu</text:span></text:span><text:span text:style-name="CharStyle18"><text:span text:style-name="T1196">ť</text:span></text:span><text:span text:style-name="CharStyle18"><text:span text:style-name="T1156">; s pe</text:span></text:span><text:span text:style-name="CharStyle18"><text:span text:style-name="T1196">š</text:span></text:span><text:span text:style-name="CharStyle18"><text:span text:style-name="T1156">a</text:span></text:span><text:span text:style-name="CharStyle18"><text:span text:style-name="T1196">m</text:span></text:span><text:span text:style-name="CharStyle18"><text:span text:style-name="T1156">elom celkom obtiahnuť, parmazánu na kocky nakrájať, tým po vrchu posypať a dať do pece, aby dostaly žltú barvu, na misu sošmiknuť a glásom polia</text:span></text:span><text:span text:style-name="CharStyle18"><text:span text:style-name="T1196">ť</text:span></text:span><text:span text:style-name="CharStyle18"><text:span text:style-name="T1156">.</text:span></text:span></text:p>
        <text:p text:style-name="P84"><text:span text:style-name="CharStyle18"><text:span text:style-name="T1156"/></text:span></text:p>
        <text:p text:style-name="P85"><text:span text:style-name="CharStyle18"><text:span text:style-name="T1156">297. Telacie na rošti pečené kar</text:span></text:span><text:span text:style-name="CharStyle18"><text:span text:style-name="T1196">b</text:span></text:span><text:span text:style-name="CharStyle18"><text:span text:style-name="T1156">anádle in natura.</text:span></text:span></text:p>
        <text:p text:style-name="P89"><text:span text:style-name="CharStyle18"><text:span text:style-name="T1156"/></text:span></text:p>
        <text:p text:style-name="P91"><text:span text:style-name="CharStyle18"><text:span text:style-name="T1156">K tomuto sa veznú od prs odťaté karbanádle s rebier­kami, mäso z chrbtovej kosti oddeliť, žilovaté mäso z rebierkov nožovým chrbtom poklopať, každé rebierko s mäsom odrezať, z rebierkov sa konce tak poodt</text:span></text:span><text:span text:style-name="CharStyle18"><text:span text:style-name="T1196">í</text:span></text:span><text:span text:style-name="CharStyle18"><text:span text:style-name="T1156">najú, aby mal</text:span></text:span><text:span text:style-name="CharStyle18"><text:span text:style-name="T1196">y</text:span></text:span><text:span text:style-name="CharStyle18"><text:span text:style-name="T1156"> jed</text:span></text:span><text:span text:style-name="CharStyle18"><text:span text:style-name="T1196">n</text:span></text:span><text:span text:style-name="CharStyle18"><text:span text:style-name="T1156">akú formu. K odsekávaniu rebier slúži ťažký nôž, ktorým sa na rebro jedným razom silne uderí; dľa f</text:span></text:span><text:span text:style-name="CharStyle18"><text:span text:style-name="T1196">u</text:span></text:span><text:span text:style-name="CharStyle18"><text:span text:style-name="T1156">rmy má byť odrezaný koniec vôkol okrúhly. Potom tieže na obe strany posoliť, do masti omáčať, žemľovými mrvinami posypať, na rošt pokl</text:span></text:span><text:span text:style-name="CharStyle18"><text:span text:style-name="T1196">a</text:span></text:span><text:span text:style-name="CharStyle18"><text:span text:style-name="T1156">sť, z oboch strán na chytrom ohni odpiecť, do venca na misu poukladať tak, aby rebierka hore stály, a glásom poliať.</text:span></text:span></text:p>
        <text:p text:style-name="P84"><text:span text:style-name="CharStyle18"><text:span text:style-name="T1156"/></text:span></text:p>
        <text:p text:style-name="P85"><text:span text:style-name="CharStyle18"><text:span text:style-name="T1156">298. Telacie karbanádle na iný spôsob.</text:span></text:span></text:p>
        <text:p text:style-name="P89"><text:span text:style-name="CharStyle18"><text:span text:style-name="T1156"/></text:span></text:p>
        <text:p text:style-name="P91"><text:span text:style-name="CharStyle18"><text:span text:style-name="T1156">Karbanádle urobiť d</text:span></text:span><text:span text:style-name="CharStyle18"><text:span text:style-name="T1196">ľ</text:span></text:span><text:span text:style-name="CharStyle18"><text:span text:style-name="T1156">a predošlého spôsobu; vajce na tanieri roztrepať, do neho omáčať, žemľovými mrvinami po­sypať, poklásť do masla na tepšu, z oboch strán na žlto odpiecť a na misu do venca poklásť, do toho, kde sa piekly, pridať pár ližíc smotanky, citronový a žíjový saft, to spolu sv</text:span></text:span><text:span text:style-name="CharStyle18"><text:span text:style-name="T1196">a</text:span></text:span><text:span text:style-name="CharStyle18"><text:span text:style-name="T1156">riť a do </text:span></text:span><text:soft-page-break/><text:span text:style-name="CharStyle18"><text:span text:style-name="T1156">prostriedku vyliať. Na ten istý spôsob sa chy­stajú i nasledujúce jedlá:</text:span></text:span></text:p>
        <text:p text:style-name="P84"><text:span text:style-name="CharStyle18"><text:span text:style-name="T1156"/></text:span></text:p>
        <text:p text:style-name="P85"><text:span text:style-name="CharStyle18"><text:span text:style-name="T1156">299. Telacie karbanádle na tenže spôsob s mrkvou a kalerábom.</text:span></text:span></text:p>
        <text:p text:style-name="P3"><text:span text:style-name="CharStyle18"><text:span text:style-name="T1156"/></text:span></text:p>
        <text:p text:style-name="P7"><text:span text:style-name="CharStyle18"><text:span text:style-name="T1156">300. Telacie karbanádle s rago a so smaže­nými modzgami.</text:span></text:span></text:p>
        <text:p text:style-name="P84"><text:span text:style-name="CharStyle18"><text:span text:style-name="T1156"/></text:span></text:p>
        <text:p text:style-name="P86"><text:span text:style-name="CharStyle18"><text:span text:style-name="T1196">3</text:span></text:span><text:span text:style-name="CharStyle18"><text:span text:style-name="T1156">01. Telacie karbanádle s krumplovým </text:span></text:span><text:span text:style-name="CharStyle18"><text:span text:style-name="T1196">b</text:span></text:span><text:span text:style-name="CharStyle18"><text:span text:style-name="T1156">ieré.</text:span></text:span></text:p>
        <text:p text:style-name="P86"><text:span text:style-name="CharStyle18"><text:span text:style-name="T1196"/></text:span></text:p>
        <text:p text:style-name="P86"><text:span text:style-name="CharStyle18"><text:span text:style-name="T1196">3</text:span></text:span><text:span text:style-name="CharStyle18"><text:span text:style-name="T1156">02. Telacie karbanádle so špargovým rago, rakmi a karfiolom.</text:span></text:span></text:p>
        <text:p text:style-name="P4"><text:span text:style-name="CharStyle24"><text:span text:style-name="T1156"/></text:span></text:p>
        <text:p text:style-name="P52"><text:span text:style-name="CharStyle18"><text:span text:style-name="T1156">303. Te</text:span></text:span><text:span text:style-name="CharStyle6"><text:span text:style-name="T1156">lacie kotletky špikované s </text:span></text:span><text:span text:style-name="CharStyle18"><text:span text:style-name="T1156">jelenými </text:span></text:span><text:span text:style-name="CharStyle6"><text:span text:style-name="T1156">hubami.</text:span></text:span></text:p>
        <text:p text:style-name="P89"><text:span text:style-name="CharStyle6"><text:span text:style-name="T1156"/></text:span></text:p>
        <text:p text:style-name="P91"><text:span text:style-name="CharStyle6"><text:span text:style-name="T1156">Potrebnú mieru te</text:span></text:span><text:span text:style-name="CharStyle6"><text:span text:style-name="T1197">l</text:span></text:span><text:span text:style-name="CharStyle6"><text:span text:style-name="T1156">aciny vziať, mäso </text:span></text:span><text:span text:style-name="CharStyle6"><text:span text:style-name="T1197">č</text:span></text:span><text:span text:style-name="CharStyle6"><text:span text:style-name="T1156">isto od ž</text:span></text:span><text:span text:style-name="CharStyle6"><text:span text:style-name="T1197">í</text:span></text:span><text:span text:style-name="CharStyle6"><text:span text:style-name="T1156">l obrezať, na drobno posekať, toto s rozmočenou žemľou a kusom masla v mažiari potlcť, dať na tablu a podeliť na rovnaké kúsky, z toho robiť okrúhle alebo podlhovaté kotletky</text:span></text:span><text:span text:style-name="CharStyle18"><text:span text:style-name="T1156">, </text:span></text:span><text:span text:style-name="CharStyle6"><text:span text:style-name="T1156">každé rebierko do mäsa zapraviť dľa predošlého spôsobu a posoliť. Jelenné huby na rovnaké rez</text:span></text:span><text:span text:style-name="CharStyle6"><text:span text:style-name="T1197">a</text:span></text:span><text:span text:style-name="CharStyle6"><text:span text:style-name="T1156">nky pokrájať, do kotle­tiek vôkol popchať, na tepšu do masla poklásť a na chladné miesto odložiť. Obrezky, pokrájaný zelený petržel a cibuľu v masle upražiť, pridať huby, drobn</text:span></text:span><text:span text:style-name="CharStyle6"><text:span text:style-name="T1197">e</text:span></text:span><text:span text:style-name="CharStyle6"><text:span text:style-name="T1156"> krájané mäso a trochu omáčky, to nechať spolu upražiť, rozmiešať a zalegirovať s pár žltky a citronovou šťavou, zakryté do pary odložiť, kotletky na chytro odpiecť, na misu do okrúhla poklásť, prichystané do prostriedku a glásom poliať.</text:span></text:span></text:p>
        <text:p text:style-name="P52"><text:span text:style-name="CharStyle6"><text:span text:style-name="T1156"/></text:span></text:p>
        <text:p text:style-name="P53"><text:span text:style-name="CharStyle6"><text:span text:style-name="T1156">304. Kotletky s peklovaným jazykom.</text:span></text:span></text:p>
        <text:p text:style-name="P89"><text:span text:style-name="CharStyle6"><text:span text:style-name="T1156"/></text:span></text:p>
        <text:p text:style-name="P91"><text:span text:style-name="CharStyle6"><text:span text:style-name="T1156">Kotletky na ten istý spôsob prichystať; s pozostalého jazyka rez</text:span></text:span><text:span text:style-name="CharStyle6"><text:span text:style-name="T1197">a</text:span></text:span><text:span text:style-name="CharStyle6"><text:span text:style-name="T1156">nky nakrájať, do kotletiek vôkol popchať, vajcom pomastiť, žemľovými mrvinami posypať, na tepši chytro odpiecť, masť zliať, každú rozpusteným glásom pomastiť a dať do pece, aby sa ligotaly. Potom do okrúhla na mysu poukladať tak, aby rebierka hore koncom trčaly; k tomu, kde sa piekly, pridať pár ližíc brunátnej omáčky a citron</text:span></text:span><text:span text:style-name="CharStyle18"><text:span text:style-name="T1156">ovej šťavy, to spolu sv</text:span></text:span><text:span text:style-name="CharStyle6"><text:span text:style-name="T1197">a</text:span></text:span><text:span text:style-name="CharStyle6"><text:span text:style-name="T1156">riť, do prostriedku vyliať a pomedzi kotletky dať šnicliky peklovaného jazyka.</text:span></text:span></text:p>
        <text:p text:style-name="P52"><text:soft-page-break/><text:span text:style-name="CharStyle6"><text:span text:style-name="T1156"/></text:span></text:p>
        <text:p text:style-name="P53"><text:span text:style-name="CharStyle6"><text:span text:style-name="T1156">305. Kotletky v aspiku sulcované.</text:span></text:span></text:p>
        <text:p text:style-name="P89"><text:span text:style-name="CharStyle6"><text:span text:style-name="T1156">Kotletky dľa č. 303 urobiť, avšak podlhovatej form</text:span></text:span><text:span text:style-name="CharStyle18"><text:span text:style-name="T1156">y; koniec, v ktorom je rebierko zapravené, musí byť užší, posoliť, hubami vyšpikovať, trochu s miešaným korením posypať, na tepši na bielo odpiecť, </text:span></text:span><text:span text:style-name="CharStyle6"><text:span text:style-name="T1156">vybrať na papier a nechať vystydn</text:span></text:span><text:span text:style-name="CharStyle6"><text:span text:style-name="T1197">ú</text:span></text:span><text:span text:style-name="CharStyle6"><text:span text:style-name="T1156">ť. Z peklovaného jazyka pokrájať také kúsky jako kotletky, každý kúsok aspikom pomastiť, kotletku nešpikovanou </text:span></text:span><text:span text:style-name="CharStyle18"><text:span text:style-name="T1156">stranou naň položiť a na studenom mieste nechať stáť. Do čistej priestrannej nádoby, — v ktorej by všetky kotletky na prst jedna od druhej porozostavané miesta mal</text:span></text:span><text:span text:style-name="CharStyle18"><text:span text:style-name="T1197">y</text:span></text:span><text:span text:style-name="CharStyle18"><text:span text:style-name="T1156"> — naliať aspiku na prst zvýše, dať k stuhnutiu na ľad, medzi každú kotletku trochu aspiku doliať, prez poly prekrojený a v aspiku zamočený rakov</text:span></text:span><text:span text:style-name="CharStyle18"><text:span text:style-name="T1197">ý</text:span></text:span><text:span text:style-name="CharStyle18"><text:span text:style-name="T1156"> chvostík na kotletku položiť, nechať stuhnuť: doliať aspikom, aby kotletky zakryté boly, </text:span></text:span><text:span text:style-name="CharStyle18"><text:span text:style-name="T1197">a</text:span></text:span><text:span text:style-name="CharStyle18"><text:span text:style-name="T1156"> nechať dobre stuhnuť. Pred nastolovaním tenký nôž zam</text:span></text:span><text:span text:style-name="CharStyle18"><text:span text:style-name="T1197">o</text:span></text:span><text:span text:style-name="CharStyle18"><text:span text:style-name="T1156">čiť do letnej vody a kotletky pozorne povykrajovať, aby celkom boly v aspiku zakryté; posekané obrezky dať na misu, na to do venca kotletky ukladať. K tejto práci po­trebné je nie len chladné miesto, ale i sbehlé a obratné ruky.</text:span></text:span></text:p>
        <text:p text:style-name="P177"><text:span text:style-name="CharStyle18"><text:span text:style-name="T1156"/></text:span></text:p>
        <text:p text:style-name="P178"><text:span text:style-name="CharStyle18"><text:span text:style-name="T1156">306.<text:tab/>Telacie karbanádle a la Metternich.</text:span></text:span></text:p>
        <text:p text:style-name="P89"><text:span text:style-name="CharStyle18"><text:span text:style-name="T1156"/></text:span></text:p>
        <text:p text:style-name="P91"><text:span text:style-name="CharStyle18"><text:span text:style-name="T1156">Z ladveničkovej pečenky vziať karbanádle, žilovaté z rebierkov poklopať, mäso od chrbtovej kosti oddeliť a kosť vytiať, ab</text:span></text:span><text:span text:style-name="CharStyle18"><text:span text:style-name="T1197">y </text:span></text:span><text:span text:style-name="CharStyle18"><text:span text:style-name="T1156">bolo čisté mäso; každý kúsok osobe s rebierkom odrezať, nožom rozklopať, posoliť a miešaným korením po</text:span></text:span><text:span text:style-name="CharStyle18"><text:span text:style-name="T1197">s</text:span></text:span><text:span text:style-name="CharStyle18"><text:span text:style-name="T1156">ýp</text:span></text:span><text:span text:style-name="CharStyle18"><text:span text:style-name="T1197">a</text:span></text:span><text:span text:style-name="CharStyle18"><text:span text:style-name="T1156">ť. Pár očistených šampi</text:span></text:span><text:span text:style-name="CharStyle18"><text:span text:style-name="T1197">o</text:span></text:span><text:span text:style-name="CharStyle18"><text:span text:style-name="T1156">nov, za hrsť šalôt a zelený p</text:span></text:span><text:span text:style-name="CharStyle18"><text:span text:style-name="T1197">e</text:span></text:span><text:span text:style-name="CharStyle18"><text:span text:style-name="T1156">tržel spolu na drobno pokrájať, s čerstvým maslom po t</text:span></text:span><text:span text:style-name="CharStyle18"><text:span text:style-name="T1197">e</text:span></text:span><text:span text:style-name="CharStyle18"><text:span text:style-name="T1156">pši rozotrieť, v ňom karbanádle odpiecť a na tablu vybrať. D</text:span></text:span><text:span text:style-name="CharStyle18"><text:span text:style-name="T1197">o</text:span></text:span><text:span text:style-name="CharStyle18"><text:span text:style-name="T1156"> toho, kde sa piekly, pridá sa za ližicu múky, zaleje sa polievkou a nechá sa nie na veľmi riedke variť; to s pár žltky </text:span></text:span><text:span text:style-name="CharStyle18"><text:span text:style-name="T1197">za</text:span></text:span><text:span text:style-name="CharStyle18"><text:span text:style-name="T1156">legirovať a nechať vystydnúť. Toto sa z oboch strán na karbanádle natiera, žemľovými mrvinami posypať, do zliateho čistého masla na tepšu jedno ve</text:span></text:span><text:span text:style-name="CharStyle18"><text:span text:style-name="T1197">ďl</text:span></text:span><text:span text:style-name="CharStyle18"><text:span text:style-name="T1156">a druhého ukladať, po vrchu rakovou masťou poliať, v rúre nechať trochu pripiecť, do okrúhla na misu poklásť a saftom poliať.</text:span></text:span></text:p>
        <text:p text:style-name="P209"><text:span text:style-name="CharStyle18"><text:span text:style-name="T1156"/></text:span></text:p>
        <text:p text:style-name="P210"><text:soft-page-break/><text:span text:style-name="CharStyle18"><text:span text:style-name="T1156">307. Smažené v r</text:span></text:span><text:span text:style-name="CharStyle18"><text:span text:style-name="T1197">í</text:span></text:span><text:span text:style-name="CharStyle18"><text:span text:style-name="T1156">žkaši o</text:span></text:span><text:span text:style-name="CharStyle18"><text:span text:style-name="T1197">b</text:span></text:span><text:span text:style-name="CharStyle18"><text:span text:style-name="T1156">tiahnuté karbanádle s parmazanským sýrom.</text:span></text:span></text:p>
        <text:p text:style-name="P89"><text:span text:style-name="CharStyle18"><text:span text:style-name="T1156"/></text:span></text:p>
        <text:p text:style-name="P91"><text:span text:style-name="CharStyle18"><text:span text:style-name="T1156">Telacie karbanádle na ten istý spôsob prichystať, od­piecť a nechať vystydnúť; r</text:span></text:span><text:span text:style-name="CharStyle18"><text:span text:style-name="T1197">í</text:span></text:span><text:span text:style-name="CharStyle18"><text:span text:style-name="T1156">žkaše vo vode obariť, vyliať na sito, studenou vodou premyť a dať zpátky do nádoby. Kus čerstvého masla, muškatový orech a kus šovdry posoliť, polievkou doliať, zakryté nechať pariť a šovdru potom von vziať. Rižkašu s pár žltky a rajbaným parmazanským s</text:span></text:span><text:span text:style-name="CharStyle18"><text:span text:style-name="T1197">ý</text:span></text:span><text:span text:style-name="CharStyle18"><text:span text:style-name="T1156">rom rozmiešať, týmto prichystané karbanádle celkom obtiahnu</text:span></text:span><text:span text:style-name="CharStyle18"><text:span text:style-name="T1197">ť</text:span></text:span><text:span text:style-name="CharStyle18"><text:span text:style-name="T1156"> tak, aby rebierka von trčaly; nechať trochu vystydnuť, po stuhnutí omáčať do roztrepaného vajca, žemľovými omrvin­kami posypať, pre</text:span></text:span><text:span text:style-name="CharStyle18"><text:span text:style-name="T1197">d</text:span></text:span><text:span text:style-name="CharStyle18"><text:span text:style-name="T1156"> nasto</text:span></text:span><text:span text:style-name="CharStyle18"><text:span text:style-name="T1197">l</text:span></text:span><text:span text:style-name="CharStyle18"><text:span text:style-name="T1156">ovaním na žlto vysmažiť a na misu do venca tak poukladať, aby boly rebierkami hore koncom.</text:span></text:span></text:p>
        <text:p text:style-name="P179"><text:span text:style-name="CharStyle18"><text:span text:style-name="T1156"/></text:span></text:p>
        <text:p text:style-name="P180"><text:span text:style-name="CharStyle18"><text:span text:style-name="T1156">308. Telacie karbanádle a la Marscha</text:span></text:span><text:span text:style-name="CharStyle18"><text:span text:style-name="T1197">ll</text:span></text:span><text:span text:style-name="CharStyle18"><text:span text:style-name="T1156">.</text:span></text:span></text:p>
        <text:p text:style-name="P89"><text:span text:style-name="CharStyle18"><text:span text:style-name="T1156"/></text:span></text:p>
        <text:p text:style-name="P91"><text:span text:style-name="CharStyle18"><text:span text:style-name="T1156">Karbanádle jako prv prichystať, posoliť, do nádoby zliať čistého masla, do neho pár žltkov spolu roztrepa</text:span></text:span><text:span text:style-name="CharStyle18"><text:span text:style-name="T1197">ť</text:span></text:span><text:span text:style-name="CharStyle18"><text:span text:style-name="T1156">, do toho karbanádle omáčať, žemľovými omrvinami posypať, na čisto zliaté maslo do tepše poklásť a na žlto odpiecť. Z od­padnutých kosti urobiť žíj, na žltobrunátno nechať upariť, do neho za ližicu múky, to s pomerančovými kôrky spolu nechať vyvariť, prez plátno precediť do nádoby, pridať na oranži obrajbaného cukru jako i oranžovú šťavu, karbanádle do venca poklásť a prichystanú omáčku do prostriedku.</text:span></text:span></text:p>
        <text:p text:style-name="P52"><text:span text:style-name="CharStyle18"><text:span text:style-name="T1156"/></text:span></text:p>
        <text:p text:style-name="P53"><text:span text:style-name="CharStyle18"><text:span text:style-name="T1156">309. Parené telacie karbanádle.</text:span></text:span></text:p>
        <text:p text:style-name="P89"><text:span text:style-name="CharStyle18"><text:span text:style-name="T1156"/></text:span></text:p>
        <text:p text:style-name="P91"><text:span text:style-name="CharStyle18"><text:span text:style-name="T1156">Karbanádle s rebierkami na ten istý spôsob prichystať; do priestrannej nádoby porozkladať na listy pokrájanej slaniny, pridať na listy pokrájanej cibule, mrkvy a petržlenu; tak tiež bobkový list a celé korenie, po tomto karbanádle rozložiť a s odpadnutými kosťami spolu nechať pariť. Ke</text:span></text:span><text:span text:style-name="CharStyle18"><text:span text:style-name="T1197">ď</text:span></text:span><text:span text:style-name="CharStyle18"><text:span text:style-name="T1156"> karbanádle žltú barvu dostaly, vyberú sa do nádoby, pridá sa saft</text:span></text:span><text:span text:style-name="CharStyle18"><text:span text:style-name="T1197">u</text:span></text:span><text:span text:style-name="CharStyle18"><text:span text:style-name="T1156"> a zakryté sa odloží na teplé miesto. Ostatnie nechá sa ešte pariť na brunátno, pridá sa za ližicu múky, zaleje sa polievkou, od jedného bok</text:span></text:span><text:span text:style-name="CharStyle18"><text:span text:style-name="T1197">u</text:span></text:span><text:span text:style-name="CharStyle18"><text:span text:style-name="T1156"> sa vyvarí, nečistota sa </text:span></text:span><text:soft-page-break/><text:span text:style-name="CharStyle18"><text:span text:style-name="T1156">dolu zberá, precediť prez plátno, pridať citronovú šťavu, karba­nádle na misu poklásť a tou omáčkou poliať.</text:span></text:span></text:p>
        <text:p text:style-name="P52"><text:span text:style-name="CharStyle18"><text:span text:style-name="T1156"/></text:span></text:p>
        <text:p text:style-name="P53"><text:span text:style-name="CharStyle18"><text:span text:style-name="T1156">310. Sekané telacie šnic</text:span></text:span><text:span text:style-name="CharStyle18"><text:span text:style-name="T1197">l</text:span></text:span><text:span text:style-name="CharStyle18"><text:span text:style-name="T1156">e.</text:span></text:span></text:p>
        <text:p text:style-name="P89"><text:span text:style-name="CharStyle18"><text:span text:style-name="T1156"/></text:span></text:p>
        <text:p text:style-name="P91"><text:span text:style-name="CharStyle18"><text:span text:style-name="T1156">Mäso z lopatky obrezať, na drobno posekať, pridať roz­močenú žemľu a v mažiari s kusom čerstvého masla potl</text:span></text:span><text:span text:style-name="CharStyle18"><text:span text:style-name="T1197">c</text:span></text:span><text:span text:style-name="CharStyle18"><text:span text:style-name="T1156">ť;</text:span></text:span><text:span text:style-name="CharStyle24"><text:span text:style-name="T1156"> </text:span></text:span><text:span text:style-name="CharStyle6"><text:span text:style-name="T1156">potom vybrať na tablu, rozdeliť na rovné čiastky, robiť štyrouhlaté šnicle, posoliť, do vajca omáčať, žemľovými omrvin­kami posypať, nožom na rovnú formu porovnať, po masle do nádoby porozkladať, z oboch strán na žlto odpiecť, na misu poklásť a saftom poliať.</text:span></text:span></text:p>
        <text:p text:style-name="P52"><text:span text:style-name="CharStyle6"><text:span text:style-name="T1156"/></text:span></text:p>
        <text:p text:style-name="P53"><text:span text:style-name="CharStyle6"><text:span text:style-name="T1156">311. Šnicle na rošti pečené.</text:span></text:span></text:p>
        <text:p text:style-name="P89"><text:span text:style-name="CharStyle6"><text:span text:style-name="T1197"/></text:span></text:p>
        <text:p text:style-name="P91"><text:span text:style-name="CharStyle6"><text:span text:style-name="T1156">Te</text:span></text:span><text:span text:style-name="CharStyle6"><text:span text:style-name="T1197">l</text:span></text:span><text:span text:style-name="CharStyle6"><text:span text:style-name="T1156">acinu dľa predošlého spôsobu posekať, urobiť štyruhlaté šnicle jakejkoľvek velikosti jestli sa vätši</text:span></text:span><text:span text:style-name="CharStyle6"><text:span text:style-name="T1197">e</text:span></text:span><text:span text:style-name="CharStyle6"><text:span text:style-name="T1156"> urobia, musia sa rozkrojiť — posoliť, s rozpusteným maslom po­mastiť, žemľovými omrvinkami posypať, na rošt poklásť a z oboch strán na žlto nechať odpiecť, na misu poklásť, saftom poliať a pridať rozkrájaný citron. Na ten istý spôsob pri­chystané šnicle na mrkvu, kaleráb a krumplové bieré môžu </text:span></text:span><text:span text:style-name="CharStyle18"><text:span text:style-name="T1156">sa upotrebiť.</text:span></text:span></text:p>
        <text:p text:style-name="P52"><text:span text:style-name="CharStyle6"><text:span text:style-name="T1156"/></text:span></text:p>
        <text:p text:style-name="P53"><text:span text:style-name="CharStyle6"><text:span text:style-name="T1156">312. Telacie šnicle in natura.</text:span></text:span></text:p>
        <text:p text:style-name="P89"><text:span text:style-name="CharStyle6"><text:span text:style-name="T1156"/></text:span></text:p>
        <text:p text:style-name="P91"><text:span text:style-name="CharStyle6"><text:span text:style-name="T1156">Zo stehna hrudku vyrezať, na kúsky rozkrájať, nožom rozklopať a posoliť; do rozpusteného masla dať pár žltkov, mäso do tohoto omáčať, žemľovými mrvinami obsypať, poroz­kladať na maslo do tepše, z oboch strán na žlto odpiecť, na kúsky pokrájať a poriadne na mysu poukladať. K tomu, v čom sa piekly, pridať pár ližíc smotanky, kus glásu a citronovú šťavu, to spolu sv</text:span></text:span><text:span text:style-name="CharStyle6"><text:span text:style-name="T1197">a</text:span></text:span><text:span text:style-name="CharStyle6"><text:span text:style-name="T1156">riť, do prostriedku vyliať a pridať rozkrájaný citron.</text:span></text:span></text:p>
        <text:p text:style-name="P52"><text:span text:style-name="CharStyle6"><text:span text:style-name="T1156"/></text:span></text:p>
        <text:p text:style-name="P53"><text:span text:style-name="CharStyle6"><text:span text:style-name="T1156">313. Krčmárske telacie šnicle.</text:span></text:span></text:p>
        <text:p text:style-name="P89"><text:span text:style-name="CharStyle6"><text:span text:style-name="T1156"/></text:span></text:p>
        <text:p text:style-name="P91"><text:span text:style-name="CharStyle6"><text:span text:style-name="T1156">Mäso zo stehna vyrezať, na kúsky rozkrájať, rozklopať, posoliť, do </text:span></text:span><text:soft-page-break/><text:span text:style-name="CharStyle6"><text:span text:style-name="T1156">roztrepaných vajec omáčať a žemľovými mrvinami obsypať; na palacinkovú panvu dať kus masti, na ohni rozpáli</text:span></text:span><text:span text:style-name="CharStyle18"><text:span text:style-name="T1197">ť</text:span></text:span><text:span text:style-name="CharStyle18"><text:span text:style-name="T1156">, </text:span></text:span><text:span text:style-name="CharStyle6"><text:span text:style-name="T1156">v tom šnicle pri chytrom ohni z oboch strán na žlto odpiecť, z masti odcediť i dať na misu a pridať pokrájaný citron. Dľa obyčaju chystajú v hostincoch pre osobu jedon šnicel a dá sa v celosti na tanier.</text:span></text:span></text:p>
        <text:p text:style-name="P4"><text:span text:style-name="CharStyle24"><text:span text:style-name="T1156"/></text:span></text:p>
        <text:p text:style-name="P52"><text:span text:style-name="CharStyle6"><text:span text:style-name="T1156">314. Špikovaná telacia hrudka.</text:span></text:span></text:p>
        <text:p text:style-name="P89"><text:span text:style-name="CharStyle6"><text:span text:style-name="T1156"/></text:span></text:p>
        <text:p text:style-name="P198"><text:span text:style-name="CharStyle6"><text:span text:style-name="T1156">Stehnová hrudka dá sa poznať, lebo je ona sama pre seba oddelená; túto v celosti vyrezať, blanku dolu zobrať, zo slaninky rovnaké rezanky nakrájať a celú hrudku nimi do radov husto vyšpikovať. Do nádoby na spodok dá sa slaniny a na túto na rezanky pokrájaná cibuľa, mrkva, petržlen, paštrnák a zeler; do tohoto sa dá hrudka, celé posoliť, okoreniť, podliať a nechať na žlto upariť; ke</text:span></text:span><text:span text:style-name="CharStyle6"><text:span text:style-name="T1198">ď</text:span></text:span><text:span text:style-name="CharStyle6"><text:span text:style-name="T1156"> je mäkké, dať na ma</text:span></text:span><text:span text:style-name="CharStyle6"><text:span text:style-name="T1198">lý</text:span></text:span><text:span text:style-name="CharStyle6"><text:span text:style-name="T1156"> plavo</text:span></text:span><text:span text:style-name="CharStyle6"><text:span text:style-name="T1198">n</text:span></text:span><text:span text:style-name="CharStyle6"><text:span text:style-name="T1156">, glásom pomastiť, dať do letnej pece, prichystaný zelený hrach na misu, na kúsky pokrá­janú hrudku naň položiť a saftom poliať.</text:span></text:span></text:p>
        <text:p text:style-name="P52"><text:span text:style-name="CharStyle6"><text:span text:style-name="T1156"/></text:span></text:p>
        <text:p text:style-name="P53"><text:span text:style-name="CharStyle6"><text:span text:style-name="T1156">315. Telacia hrudka s rago a rakmi.</text:span></text:span></text:p>
        <text:p text:style-name="P89"><text:span text:style-name="CharStyle6"><text:span text:style-name="T1156"/></text:span></text:p>
        <text:p text:style-name="P91"><text:span text:style-name="CharStyle6"><text:span text:style-name="T1156">Hrudku na ten istý spôsob prichystať: očistenú špárgu na kocky pokrájať, v slanej vode obariť, kus telaciny upariť, na kocky pokrájať, dať do nádoby a pridať pár ližic omáčky; do prichystanej špárgy pár liž</text:span></text:span><text:span text:style-name="CharStyle6"><text:span text:style-name="T1198">í</text:span></text:span><text:span text:style-name="CharStyle6"><text:span text:style-name="T1156">c rakovej masti, posoliť, z ľahka smiešať a na teplé miesto odložiť. Dvacať rakov v slanej vode uvariť, šupy z chvost</text:span></text:span><text:span text:style-name="CharStyle6"><text:span text:style-name="T1198">i</text:span></text:span><text:span text:style-name="CharStyle6"><text:span text:style-name="T1156">kov oddeliť, čiernu žilku z pro­striedku von vziať, prez poly prekrojiť, dať s rakovou masťou do nádoby a na teplom nechať stáť. Za hrsť kaše na mäkko uvariť tak, aby celá ostala; túto dať k rago, prichystané rago na misu, do okrúhla uhladiť, hrudku na kúsky pokrájať, v celosti na predošlé položiť, raky do okola hore koncom postavať a saftom poliať. Na ten istý spôsob pr</text:span></text:span><text:span text:style-name="CharStyle6"><text:span text:style-name="T1198">i</text:span></text:span><text:span text:style-name="CharStyle6"><text:span text:style-name="T1156">prav</text:span></text:span><text:span text:style-name="CharStyle6"><text:span text:style-name="T1198">i</text:span></text:span><text:span text:style-name="CharStyle6"><text:span text:style-name="T1156">a sa i nasledovné jedlá:</text:span></text:span></text:p>
        <text:p text:style-name="P52"><text:span text:style-name="CharStyle6"><text:span text:style-name="T1156"/></text:span></text:p>
        <text:p text:style-name="P53"><text:span text:style-name="CharStyle6"><text:span text:style-name="T1156">316. Telacia hrudka s rago v r</text:span></text:span><text:span text:style-name="CharStyle6"><text:span text:style-name="T1198">íž</text:span></text:span><text:span text:style-name="CharStyle6"><text:span text:style-name="T1156">ika</text:span></text:span><text:span text:style-name="CharStyle6"><text:span text:style-name="T1198">š</text:span></text:span><text:span text:style-name="CharStyle6"><text:span text:style-name="T1156">ovom ráfe.</text:span></text:span></text:p>
        <text:p text:style-name="P52"><text:soft-page-break/><text:span text:style-name="CharStyle6"><text:span text:style-name="T1156"/></text:span></text:p>
        <text:p text:style-name="P53"><text:span text:style-name="CharStyle6"><text:span text:style-name="T1156">317. Telacia hrudka s krumplovým bieré.</text:span></text:span></text:p>
        <text:p text:style-name="P52"><text:span text:style-name="CharStyle6"><text:span text:style-name="T1156"/></text:span></text:p>
        <text:p text:style-name="P53"><text:span text:style-name="CharStyle6"><text:span text:style-name="T1156">318. Telacia hrudka so </text:span></text:span><text:span text:style-name="CharStyle6"><text:span text:style-name="T1198">šť</text:span></text:span><text:span text:style-name="CharStyle6"><text:span text:style-name="T1156">avovým bieré.</text:span></text:span></text:p>
        <text:p text:style-name="P89"><text:span text:style-name="CharStyle6"><text:span text:style-name="T1156"/></text:span></text:p>
        <text:p text:style-name="P91"><text:span text:style-name="CharStyle6"><text:span text:style-name="T1156">Hodne šťavy sa očist</text:span></text:span><text:span text:style-name="CharStyle6"><text:span text:style-name="T1198">í</text:span></text:span><text:span text:style-name="CharStyle6"><text:span text:style-name="T1156"> a pokrája: v masle sa užiari, pridá sa múky, zaliať polievkou, posoliť, pridať smotanky a nechať povariť. Potom sa pretrie cez sito a nechá sa zvariť</text:span></text:span><text:span text:style-name="CharStyle24"><text:span text:style-name="T1156"> </text:span></text:span><text:span text:style-name="CharStyle18"><text:span text:style-name="T1156">v čistej nádobe, s pár ž</text:span></text:span><text:span text:style-name="CharStyle18"><text:span text:style-name="T1198">l</text:span></text:span><text:span text:style-name="CharStyle18"><text:span text:style-name="T1156">tkami zalegirovať, dať na misu, prichystanú pokrájanú hrudku naň položiť a saftom poliať. Tak s</text:span></text:span><text:span text:style-name="CharStyle18"><text:span text:style-name="T1198">a</text:span></text:span><text:span text:style-name="CharStyle18"><text:span text:style-name="T1156"> pripraví aj nasledovné jedlo:</text:span></text:span></text:p>
        <text:p text:style-name="P111"><text:span text:style-name="CharStyle18"><text:span text:style-name="T1156"/></text:span></text:p>
        <text:p text:style-name="P112"><text:span text:style-name="CharStyle18"><text:span text:style-name="T1156">319. Telacia hrudka so salmi zo zajaca.</text:span></text:span></text:p>
        <text:p text:style-name="P52"><text:span text:style-name="CharStyle18"><text:span text:style-name="T1156"/></text:span></text:p>
        <text:p text:style-name="P53"><text:span text:style-name="CharStyle18"><text:span text:style-name="T1156">320. Platlíky z telacej hrudky (Prakfleisch.)</text:span></text:span></text:p>
        <text:p text:style-name="P89"><text:span text:style-name="CharStyle18"><text:span text:style-name="T1156"/></text:span></text:p>
        <text:p text:style-name="P91"><text:span text:style-name="CharStyle18"><text:span text:style-name="T1156">Z hrudky narezať šnicle na prst zhrúbä a prst zdlže, tieto na kocky pokrájať, tablu vodou ovlažiť, na ňu dať kúsok, nožom raz uderiť, že ostane z neho tenký lístok. Každý taký kúsok hne</text:span></text:span><text:span text:style-name="CharStyle18"><text:span text:style-name="T1198">ď</text:span></text:span><text:span text:style-name="CharStyle18"><text:span text:style-name="T1156"> do rozpusteného čerstvého masla omočiť, jedon vedľa druhého rozkladať a odložiť. Do nádoby dať kúsok čerstvého masla, doň múky, zaliať polievkou, pridať citronové kôrky, trochu posoliť, a citronov</text:span></text:span><text:span text:style-name="CharStyle18"><text:span text:style-name="T1198">u</text:span></text:span><text:span text:style-name="CharStyle18"><text:span text:style-name="T1156"> šťavu doň vytisnuť. Pred nastolovaním mäso na chytrý oheň položiť, v prichystanom safte obrátiť, pri čom má ostať biele; z masti odcediť a dať na misu, omáčku ž</text:span></text:span><text:span text:style-name="CharStyle18"><text:span text:style-name="T1198">l</text:span></text:span><text:span text:style-name="CharStyle18"><text:span text:style-name="T1156">tkom zaleg</text:span></text:span><text:span text:style-name="CharStyle18"><text:span text:style-name="T1198">ir</text:span></text:span><text:span text:style-name="CharStyle18"><text:span text:style-name="T1156">ovať, a na pre­došlé prez sito precediť. Toto jedlo sa dobre vhodí pre nemocného.</text:span></text:span></text:p>
        <text:p text:style-name="P181"><text:span text:style-name="CharStyle18"><text:span text:style-name="T1156"/></text:span></text:p>
        <text:p text:style-name="P182"><text:span text:style-name="CharStyle18"><text:span text:style-name="T1156">321. Telacia pečená ladveničková pečenka.</text:span></text:span></text:p>
        <text:p text:style-name="P89"><text:span text:style-name="CharStyle18"><text:span text:style-name="T1156"/></text:span></text:p>
        <text:p text:style-name="P91"><text:span text:style-name="CharStyle18"><text:span text:style-name="T1156">Z ladveničkovej pečenky od chrbta kosti vyťať, aby sa mohla poriadne rozrezať (potrančírovat), čisto umytú zasoliť a na pekáči v rúre na žlto odpiecť; často polievať, po odpečen</text:span></text:span><text:span text:style-name="CharStyle18"><text:span text:style-name="T1198">i</text:span></text:span><text:span text:style-name="CharStyle18"><text:span text:style-name="T1156"> ladveničku vyrezať a na drobné kúsky posekanú dať do nádoby, k tomu zabiť pár vajec a nad ohňom miešať, kým neshustne; pridať tlčeného korenia, na listy pokrájanú žemľu na žlto užiariť, na ňu </text:span></text:span><text:soft-page-break/><text:span text:style-name="CharStyle18"><text:span text:style-name="T1156">ladveničku poklásť, pečenku rozrezať, poriadne na misu poklásť jakoby celá bola, vôkol žemľu a to saftom poliať.</text:span></text:span></text:p>
        <text:p text:style-name="P181"><text:span text:style-name="CharStyle18"><text:span text:style-name="T1156"/></text:span></text:p>
        <text:p text:style-name="P182"><text:span text:style-name="CharStyle18"><text:span text:style-name="T1156">322. Ladveničková pečenka </text:span></text:span><text:span text:style-name="CharStyle18"><text:span text:style-name="T1198">n</text:span></text:span><text:span text:style-name="CharStyle18"><text:span text:style-name="T1156">a iný spôsob.</text:span></text:span></text:p>
        <text:p text:style-name="P89"><text:span text:style-name="CharStyle18"><text:span text:style-name="T1156"/></text:span></text:p>
        <text:p text:style-name="P91"><text:span text:style-name="CharStyle18"><text:span text:style-name="T1156">Všetky kosti od mäsa oddeliť, toto vo vode vymyť, na štyruhlasto usporiadať, posoliť, na d</text:span></text:span><text:span text:style-name="CharStyle18"><text:span text:style-name="T1198">l</text:span></text:span><text:span text:style-name="CharStyle18"><text:span text:style-name="T1156">žky spolu skrútiť, husto</text:span></text:span><text:span text:style-name="CharStyle24"><text:span text:style-name="T1156"> </text:span></text:span><text:span text:style-name="CharStyle18"><text:span text:style-name="T1156">motúzom poskrúcať, dať v pekáči do rúry, často polievať a nechať na žlto upiecť. Potom motúz z nej zobrať, celé na kúsky pokrájať, poriadne na dlhú misu poukladať a saftom poliať.</text:span></text:span></text:p>
        <text:p text:style-name="P183"><text:span text:style-name="CharStyle18"><text:span text:style-name="T1156"/></text:span></text:p>
        <text:p text:style-name="P184"><text:span text:style-name="CharStyle18"><text:span text:style-name="T1156">323. Plnená ladveničková pečenka.</text:span></text:span></text:p>
        <text:p text:style-name="P89"><text:span text:style-name="CharStyle18"><text:span text:style-name="T1156"/></text:span></text:p>
        <text:p text:style-name="P91"><text:span text:style-name="CharStyle18"><text:span text:style-name="T1156">Pečenku od kostí očistiť a vymyť, nožom od rebierka celkom popod kožu podobrať, aby sa neurobila ani z vrchu ani od spodku dierka; dve žemle do vody namočiť, vodu z n</text:span></text:span><text:span text:style-name="CharStyle18"><text:span text:style-name="T1198">í</text:span></text:span><text:span text:style-name="CharStyle18"><text:span text:style-name="T1156">ch vytlačiť a na drobno posekať; d</text:span></text:span><text:span text:style-name="CharStyle18"><text:span text:style-name="T1198">o</text:span></text:span><text:span text:style-name="CharStyle18"><text:span text:style-name="T1156"> nádoby dať kus masla, v ňom drobno krájanú cibuľu, petržlen a paž</text:span></text:span><text:span text:style-name="CharStyle18"><text:span text:style-name="T1198">i</text:span></text:span><text:span text:style-name="CharStyle18"><text:span text:style-name="T1156">tku upražiť, k tomu žemľu, posoliť, pridať muškatový orech a a tlčené korenie, štyrma vajci rormiešať, týmto pečenku na­plniť, po celej roztlačiť, niťou sošiť, zasoliť, v pekáči do rúry dať a často polievať, aby i peknú žltú barvu dostala, aj aby sa dosť vypiekla. Vypečená rozkrojí sa dľa šírky prez poly, z nej poriadne kúsky krájať, na dlhú mysu ukladať a saftom poliať.</text:span></text:span></text:p>
        <text:p text:style-name="P52"><text:span text:style-name="CharStyle18"><text:span text:style-name="T1198"/></text:span></text:p>
        <text:p text:style-name="P53"><text:span text:style-name="CharStyle18"><text:span text:style-name="T1156">324. Špikova</text:span></text:span><text:span text:style-name="CharStyle18"><text:span text:style-name="T1198">n</text:span></text:span><text:span text:style-name="CharStyle18"><text:span text:style-name="T1156">é telacie stehno.</text:span></text:span></text:p>
        <text:p text:style-name="P89"><text:span text:style-name="CharStyle18"><text:span text:style-name="T1156"/></text:span></text:p>
        <text:p text:style-name="P91"><text:span text:style-name="CharStyle18"><text:span text:style-name="T1156">Dobre obležané telacie stehno umyť, z vrchu kožku zrezať, obariť a dať do studenej vody; slaniny na rezánky pokrájať, t</text:span></text:span><text:span text:style-name="CharStyle18"><text:span text:style-name="T1198">y</text:span></text:span><text:span text:style-name="CharStyle18"><text:span text:style-name="T1156">mito stehno vyšpikovať, zasoliť a povoľne nechať v pekáči piecť, aby peknú žltú barvu dostalo. (Pri pečenkách treba poznamenať, že ony nesmú byť prepečené; hlavnia vec pri pečenkách je, aby bola na peknú barvu dostatočne vypečená a saftovitá.) Upečené stehno cez špikovanú stranu prez poly rozrezať, pokrájať od spodku na tenké </text:span></text:span><text:soft-page-break/><text:span text:style-name="CharStyle18"><text:span text:style-name="T1156">kúsky a na misu klásť jakoby celé bolo, špikované tiež na tenké kúsky krájať a poriadne poklásť, saftom poliať a kosť na koniec misy položiť na znak, že je to stehno.</text:span></text:span></text:p>
        <text:p text:style-name="P52"><text:span text:style-name="CharStyle18"><text:span text:style-name="T1156"/></text:span></text:p>
        <text:p text:style-name="P53"><text:span text:style-name="CharStyle18"><text:span text:style-name="T1156">325. Telacie stehno na iný spôsob.</text:span></text:span></text:p>
        <text:p text:style-name="P89"><text:span text:style-name="CharStyle18"><text:span text:style-name="T1156"/></text:span></text:p>
        <text:p text:style-name="P91"><text:span text:style-name="CharStyle18"><text:span text:style-name="T1156">Prichystané telacie stehno vyšpikovať a dať do hrnčenej nádoby, k tomu dať na listy pokrájanú cibuľu, mrkvu, petržel,</text:span></text:span><text:span text:style-name="CharStyle24"><text:span text:style-name="T1156"> </text:span></text:span><text:span text:style-name="CharStyle6"><text:span text:style-name="T1156">paštrnák, bobkový list, celé korenie, citronovú šťavu a žajdl</text:span></text:span><text:span text:style-name="CharStyle6"><text:span text:style-name="T1198">í</text:span></text:span><text:span text:style-name="CharStyle6"><text:span text:style-name="T1156">k v</text:span></text:span><text:span text:style-name="CharStyle6"><text:span text:style-name="T1198">í</text:span></text:span><text:span text:style-name="CharStyle6"><text:span text:style-name="T1156">na, toto zakryté cez noc nechať stáť, zasoliť a v pekáči nechať upiecť; tým saftom polievať, kým žltú barvu nedo­stane; pokrájať na tenké kúsky, ukladať na dlhú misu a k tomu i zo saftu dať; pár ližic omáčky na chytrom ohni sváriť a na pečenku prez sitko precediť.</text:span></text:span></text:p>
        <text:p text:style-name="P3"><text:span text:style-name="CharStyle6"><text:span text:style-name="T1156"/></text:span></text:p>
        <text:p text:style-name="P7"><text:span text:style-name="CharStyle6"><text:span text:style-name="T1156">32</text:span></text:span><text:span text:style-name="CharStyle6"><text:span text:style-name="T1198">6</text:span></text:span><text:span text:style-name="CharStyle6"><text:span text:style-name="T1156">. Telacie kruška.</text:span></text:span></text:p>
        <text:p text:style-name="P89"><text:span text:style-name="CharStyle6"><text:span text:style-name="T1156"/></text:span></text:p>
        <text:p text:style-name="P91"><text:span text:style-name="CharStyle6"><text:span text:style-name="T1156">Telacie kruška nožom rozpárať, z paprčka koniec od­rezať, od jednoho konca párať, kým vynde až na druhý koniec kruškov. Tieto vo viac vodách poumývať, v nádobe nechať dobre uvariť, vybrať do studenej vody a na drobné kúsky pokrájať. Do nádoby dať kus masla, v ňom pokrá­janú cibuľu so zeleným petržlenom a pár šampi</text:span></text:span><text:span text:style-name="CharStyle6"><text:span text:style-name="T1199">o</text:span></text:span><text:span text:style-name="CharStyle6"><text:span text:style-name="T1156">nmi upražiť, dnu dať posolené kruška, pridať muškatový orech, trochu korenia a tak nechať pražiť. Potom pridať za ližicu múky, podliať polievkou, citronovú šťavu doň vytisnuť, s pár žit­kami zalegirovať, dať na misu a okolo celého vysmaženú žemľu. Žalúdok z nich dobre umyť, z vody vytlačiť, dnu dať za hrsť soli, za</text:span></text:span><text:span text:style-name="CharStyle6"><text:span text:style-name="T1199">š</text:span></text:span><text:span text:style-name="CharStyle6"><text:span text:style-name="T1156">pajdlovať, pri špajdli motúzom tuho sviazať; zavesiť na miesto, kde sa nesosmradi, po vrchu posoliť a nechať uschn</text:span></text:span><text:span text:style-name="CharStyle6"><text:span text:style-name="T1199">u</text:span></text:span><text:span text:style-name="CharStyle6"><text:span text:style-name="T1156">ť. V čas potreby kúsok z neho odrezať, na­močiť vodou za pár ližíc, ovčím alebo kravským teplým vydojeným mliekom naplniť, vodu zliať, spolu smiešať a nechať stáť až sa zaklagá, potom vyliať na čisté plátno, do nádoby vytisnuť, na ohni sv</text:span></text:span><text:span text:style-name="CharStyle6"><text:span text:style-name="T1199">a</text:span></text:span><text:span text:style-name="CharStyle6"><text:span text:style-name="T1156">riť a na prsa chorému každé ráno, dať piť, čo už nejednému spomohlo.</text:span></text:span></text:p>
        <text:p text:style-name="P52"><text:span text:style-name="CharStyle6"><text:span text:style-name="T1156"/></text:span></text:p>
        <text:p text:style-name="P53"><text:soft-page-break/><text:span text:style-name="CharStyle6"><text:span text:style-name="T1156">327. Parená telacia čierna pečenka.</text:span></text:span></text:p>
        <text:p text:style-name="P89"><text:span text:style-name="CharStyle6"><text:span text:style-name="T1156"/></text:span></text:p>
        <text:p text:style-name="P91"><text:span text:style-name="CharStyle6"><text:span text:style-name="T1156">Čerstvú teľaciu čiernu pečenku posoliť a v miešanom korení poobálať: slaninu a surovú šovdru na podlhovaté h</text:span></text:span><text:span text:style-name="CharStyle6"><text:span text:style-name="T1199">rubšie</text:span></text:span><text:span text:style-name="CharStyle6"><text:span text:style-name="T1156"> kúsky pokrájať, týmto pečenku poprevliekať, do ná­doby dať na listy pokrájanú slaninu, pridať pokrájanej cibule, mrkv</text:span></text:span><text:span text:style-name="CharStyle6"><text:span text:style-name="T1199">y,</text:span></text:span><text:span text:style-name="CharStyle6"><text:span text:style-name="T1156"> petržlenu a celé korenie; na to pečenku, celé posoliť, vínom podliať a nechať pariť, kým zeleniny nedostanú</text:span></text:span><text:span text:style-name="CharStyle24"><text:span text:style-name="T1156"> </text:span></text:span><text:span text:style-name="CharStyle6"><text:span text:style-name="T1156">žltú barvu. Potom pečenku von vziať, do tejže nádoby dať za ližicu múky, doliať polievkou a vínom, nechať dobre vyvariť, citronovú </text:span></text:span><text:span text:style-name="CharStyle6"><text:span text:style-name="T1199">š</text:span></text:span><text:span text:style-name="CharStyle6"><text:span text:style-name="T1156">ťavu do toho vytisnuť, pečenku na tenké šnicle pokrájať, v celosti na misu položiť a na to omáčku prez sitko precediť.</text:span></text:span></text:p>
        <text:p text:style-name="P185"><text:span text:style-name="CharStyle6"><text:span text:style-name="T1156"/></text:span></text:p>
        <text:p text:style-name="P186"><text:span text:style-name="CharStyle6"><text:span text:style-name="T1156">328. Smažená telacia čierna pečenka.</text:span></text:span></text:p>
        <text:p text:style-name="P89"><text:span text:style-name="CharStyle6"><text:span text:style-name="T1156"/></text:span></text:p>
        <text:p text:style-name="P91"><text:span text:style-name="CharStyle6"><text:span text:style-name="T1156">Z pečenky pokrájať kúsky na pol prsta zhrúbä, na okrúhlo vydlabať, zasoliť, vybrať na plátno, rosol z nej vy­tlačiť, do.roztrepaného vajca omáčať, žemľovými s múkou po­miešanými mrvinami obsypať, v horúcom masle na žlto vy­smažiť, na misu do okrúhla poklásť a do prostriedku špinôt, mrkvu, kaleráb at</text:span></text:span><text:span text:style-name="CharStyle6"><text:span text:style-name="T1199">ď</text:span></text:span><text:span text:style-name="CharStyle6"><text:span text:style-name="T1156">.</text:span></text:span></text:p>
        <text:p text:style-name="P52"><text:span text:style-name="CharStyle6"><text:span text:style-name="T1156"/></text:span></text:p>
        <text:p text:style-name="P53"><text:span text:style-name="CharStyle6"><text:span text:style-name="T1156">329. Filé s telacími </text:span></text:span><text:span text:style-name="CharStyle6"><text:span text:style-name="T1199">k</text:span></text:span><text:span text:style-name="CharStyle6"><text:span text:style-name="T1156">ruškami.</text:span></text:span></text:p>
        <text:p text:style-name="P89"><text:span text:style-name="CharStyle6"><text:span text:style-name="T1156"/></text:span></text:p>
        <text:p text:style-name="P91"><text:span text:style-name="CharStyle6"><text:span text:style-name="T1156">Na tenké podlhovaté kúsky pokrájanú pečenku rozklásť, po vrchu posoliť a miešaným korením potrúsiť; cibuľu, zelený petržel, šalotky, citronové kôrky a šampi</text:span></text:span><text:span text:style-name="CharStyle6"><text:span text:style-name="T1199">o</text:span></text:span><text:span text:style-name="CharStyle6"><text:span text:style-name="T1156">n na drobno pokrájať, toto na tepšu po čerstvom masle roztrieť, na toto pečenku okorenenou stranou poklásť a piecť, kým pokrájané zelené veci nedostanú žltú barvu. Potom poklásť pečenku do okrúhla na misu, k ostatnému dá sa za pár ližíc smotanky a citronová šťava, to spolu sv</text:span></text:span><text:span text:style-name="CharStyle6"><text:span text:style-name="T1199">a</text:span></text:span><text:span text:style-name="CharStyle6"><text:span text:style-name="T1156">riť, prichystané </text:span></text:span><text:span text:style-name="CharStyle6"><text:span text:style-name="T1199">k</text:span></text:span><text:span text:style-name="CharStyle6"><text:span text:style-name="T1156">ruška s nekoľkými celými vajci rozmiešať, to dať do prostriedku a pečenku saftom poliať.</text:span></text:span></text:p>
        <text:p text:style-name="P52"><text:span text:style-name="CharStyle6"><text:span text:style-name="T1156"/></text:span></text:p>
        <text:p text:style-name="P53"><text:span text:style-name="CharStyle6"><text:span text:style-name="T1156">330. Na chytro srobená čierna pečenka.</text:span></text:span></text:p>
        <text:p text:style-name="P89"><text:soft-page-break/><text:span text:style-name="CharStyle6"><text:span text:style-name="T1156"/></text:span></text:p>
        <text:p text:style-name="P91"><text:span text:style-name="CharStyle6"><text:span text:style-name="T1156">Z pečenky kúsky pokrájať na pol prsta zhrúbä, posoliť a korením posypať; slaninu na kocky pokrájať a dať do ná­doby na oheň, v nej cibuľu na žlto upražiť a pečenku na toľko poobra</text:span></text:span><text:span text:style-name="CharStyle6"><text:span text:style-name="T1199">c</text:span></text:span><text:span text:style-name="CharStyle6"><text:span text:style-name="T1156">ať, aby krv z nej vyšla; pridať za ližicu smotanky a citronovej šťavy, ešte raz nechať zvariť a dať na misu.</text:span></text:span></text:p>
        <text:p text:style-name="P4"><text:span text:style-name="CharStyle24"><text:span text:style-name="T1156"/></text:span></text:p>
        <text:p text:style-name="P113"><text:span text:style-name="CharStyle18"><text:span text:style-name="T1156">331. Pečenka v r</text:span></text:span><text:span text:style-name="CharStyle18"><text:span text:style-name="T1199">í</text:span></text:span><text:span text:style-name="CharStyle18"><text:span text:style-name="T1156">žkašovom ráfe</text:span></text:span></text:p>
        <text:p text:style-name="P89"><text:span text:style-name="CharStyle27"><text:span text:style-name="T1199">½ </text:span></text:span><text:span text:style-name="CharStyle18"><text:span text:style-name="T1156">r</text:span></text:span><text:span text:style-name="CharStyle18"><text:span text:style-name="T1199">í</text:span></text:span><text:span text:style-name="CharStyle18"><text:span text:style-name="T1156">žkaše vo vode obariť, aby sa popukala; odcediť, vodou premyť, kus slaniny posekať a so zeleným petržlenom a cibuľou dať do nádoby, nechať trochu užiariť, dnu dať reis, posoliť a nechať tak upariť, aby ostal sypký. Z reisu urobiť na misu ráf čili kruh, prichystanú pečenku do prostriedku a tak dať na stôl.</text:span></text:span></text:p>
        <text:p text:style-name="P52"><text:span text:style-name="CharStyle18"><text:span text:style-name="T1156"/></text:span></text:p>
        <text:p text:style-name="P53"><text:span text:style-name="CharStyle18"><text:span text:style-name="T1156">332. Pečená telacia čierna pečenka.</text:span></text:span></text:p>
        <text:p text:style-name="P89"><text:span text:style-name="CharStyle18"><text:span text:style-name="T1156"/></text:span></text:p>
        <text:p text:style-name="P91"><text:span text:style-name="CharStyle18"><text:span text:style-name="T1156">Zo slaniny a surovej šovdry nakrájať hrubšie kúsky, posoliť, miešaným korením posypať a týmto pečenku vyšpikovať. Do nádoby dať na listy pokrájanej slaniny, cibule, mrkvy, celé korenie a pečenku, to posoliť, nechať v rúre upiecť a častejšie polievať, aby pečenka žltú barvu dostala. Ku koncu dá sa dnu smotanky, pečenka na kúsky pokrájaná pokladie sa na misu, do saftu sa vytisne citronová šťava, to sa sv</text:span></text:span><text:span text:style-name="CharStyle18"><text:span text:style-name="T1199">a</text:span></text:span><text:span text:style-name="CharStyle18"><text:span text:style-name="T1156">r</text:span></text:span><text:span text:style-name="CharStyle18"><text:span text:style-name="T1199">í</text:span></text:span><text:span text:style-name="CharStyle18"><text:span text:style-name="T1156"> a na pečenku sa precedí. K pečenkám preto má sa upotrebiť čerstvé mäso, poneváč z prestatého rozsype sa pečenka; to isté platí nie len o týchto, ale i o iných peče</text:span></text:span><text:span text:style-name="CharStyle18"><text:span text:style-name="T1199">n</text:span></text:span><text:span text:style-name="CharStyle18"><text:span text:style-name="T1156">kách, ktoré nie sú posiaľ ešte vypísané.</text:span></text:span></text:p>
        <text:p text:style-name="P52"><text:span text:style-name="CharStyle18"><text:span text:style-name="T1199"/></text:span></text:p>
        <text:p text:style-name="P53"><text:span text:style-name="CharStyle18"><text:span text:style-name="T1156">333. Kuchon z telacej pečenky.</text:span></text:span></text:p>
        <text:p text:style-name="P89"><text:span text:style-name="CharStyle18"><text:span text:style-name="T1156"/></text:span></text:p>
        <text:p text:style-name="P91"><text:span text:style-name="CharStyle18"><text:span text:style-name="T1156">Z telacej pečenky blanu zobrať, pečenku na kúsky po­krájať, k tomuto pridať pol funta hovädzieho špiku alebo masť z obličiek, obariť, so žemľou v mlieku rozmočenou všetko spolu na drobno pokrájať, v mažiari potlcť a prez sito pretrieť. Šaloti očistiť, zelený petržel a šampiony drobno pokrájať, toto v masle </text:span></text:span><text:soft-page-break/><text:span text:style-name="CharStyle18"><text:span text:style-name="T1156">upražiť, doň pečenku, tak tiež majoranové plevy, miešané korenie a muškatový orech, to posoliť, so štyrma vajci spolu smiešať, zo sviňského sadla sieťku rozostrieť do tepše, posypať žemľovými mrvinkami, predošlé po tomto celom rozotrieť, kraje zo sieťky naň, po vrchu mrvinami posypať, v peci upiecť, na kúsky pokr</text:span></text:span><text:span text:style-name="CharStyle18"><text:span text:style-name="T1199">a</text:span></text:span><text:span text:style-name="CharStyle18"><text:span text:style-name="T1156">jať, na misu poklásť a glásom poliať.</text:span></text:span></text:p>
        <text:p text:style-name="P4"><text:span text:style-name="CharStyle24"><text:span text:style-name="T1156"/></text:span></text:p>
        <text:p text:style-name="P111"><text:span text:style-name="CharStyle18"><text:span text:style-name="T1156">334. Na kyslo s</text:span></text:span><text:span text:style-name="CharStyle18"><text:span text:style-name="T1199">r</text:span></text:span><text:span text:style-name="CharStyle18"><text:span text:style-name="T1156">obené telacie pľúcka.</text:span></text:span></text:p>
        <text:p text:style-name="P89"><text:span text:style-name="CharStyle18"><text:span text:style-name="T1156"/></text:span></text:p>
        <text:p text:style-name="P91"><text:span text:style-name="CharStyle18"><text:span text:style-name="T1156">Pľúca z krvy vymyť; v polievke na mäkko uvariť, von vzaté nechať vystydnuť a na tenké rezanky pokrájať. Do nádoby dať masla, v ňom drobno krájanú cibuľu so zeleným petržlenom upražiť, pridať pľúca, posoliť a zakryté nechať pariť. Spolu povariť v polievke drobno krájané citronové kôrky, majorán, tlčené korenie a za ližicu múky, pridať dľa potreby trochu octu a citronovej šťavy, posoliť a dať na mysu.</text:span></text:span></text:p>
        <text:p text:style-name="P52"><text:span text:style-name="CharStyle18"><text:span text:style-name="T1156"/></text:span></text:p>
        <text:p text:style-name="P53"><text:span text:style-name="CharStyle18"><text:span text:style-name="T1156">335. Drobné krájanie z pľúc (hašé.)</text:span></text:span></text:p>
        <text:p text:style-name="P89"><text:span text:style-name="CharStyle18"><text:span text:style-name="T1156"/></text:span></text:p>
        <text:p text:style-name="P91"><text:span text:style-name="CharStyle18"><text:span text:style-name="T1156">Na mäkko uvarené pľúca krivým nožom na drobno po­krájať, v masle drobno pokrájanú cibuľu so zeleným petržle­nom a šampi</text:span></text:span><text:span text:style-name="CharStyle18"><text:span text:style-name="T1199">o</text:span></text:span><text:span text:style-name="CharStyle18"><text:span text:style-name="T1156">nmi upražiť, pridať pľúca, tak tiež citronové kôrky, tlčené korenie, muškatový kvet a za ližicu múky, za­liať polievkou, spolu povariť a s citronovým saftom a pár ž</text:span></text:span><text:span text:style-name="CharStyle18"><text:span text:style-name="T1199">l</text:span></text:span><text:span text:style-name="CharStyle18"><text:span text:style-name="T1156">tkami zalegirované dať na mysu. V dolkovej furme maslo rozpáliť, do každej jamky zabiť vajce, aby celé so ž</text:span></text:span><text:span text:style-name="CharStyle18"><text:span text:style-name="T1199">l</text:span></text:span><text:span text:style-name="CharStyle18"><text:span text:style-name="T1156">tkom ostalo; to posoliť a ke</text:span></text:span><text:span text:style-name="CharStyle18"><text:span text:style-name="T1199">ď</text:span></text:span><text:span text:style-name="CharStyle18"><text:span text:style-name="T1156"> je bielok dobre stiahnutý, pri čom ž</text:span></text:span><text:span text:style-name="CharStyle18"><text:span text:style-name="T1199">l</text:span></text:span><text:span text:style-name="CharStyle18"><text:span text:style-name="T1156">tok i mäkký m</text:span></text:span><text:span text:style-name="CharStyle18"><text:span text:style-name="T1199">o</text:span></text:span><text:span text:style-name="CharStyle18"><text:span text:style-name="T1156">že byť, okolo pľúcov poklásť a glásom poliať.</text:span></text:span></text:p>
        <text:p text:style-name="P3"><text:span text:style-name="CharStyle12"><text:span text:style-name="T1156"/></text:span></text:p>
        <text:p text:style-name="P7"><text:span text:style-name="CharStyle12"><text:span text:style-name="T1156">C) Čiastka.</text:span></text:span></text:p>
        <text:p text:style-name="P3"><text:span text:style-name="CharStyle15"><text:span text:style-name="T1156"/></text:span></text:p>
        <text:p text:style-name="P7"><text:span text:style-name="CharStyle15"><text:span text:style-name="T1156">Bara</text:span></text:span><text:span text:style-name="CharStyle15"><text:span text:style-name="T1199">nni</text:span></text:span><text:span text:style-name="CharStyle15"><text:span text:style-name="T1156">e mäso.</text:span></text:span></text:p>
        <text:p text:style-name="P52"><text:span text:style-name="CharStyle18"><text:span text:style-name="T1156"/></text:span></text:p>
        <text:p text:style-name="P53"><text:span text:style-name="CharStyle18"><text:span text:style-name="T1156">336. Parená baranina.</text:span></text:span></text:p>
        <text:p text:style-name="P89"><text:span text:style-name="CharStyle18"><text:span text:style-name="T1156"/></text:span></text:p>
        <text:p text:style-name="P91"><text:span text:style-name="CharStyle18"><text:span text:style-name="T1156">Jestli dakde niet hovädziny, zastupuje jej miesto bara­nina, z ktorej sa dajú </text:span></text:span><text:soft-page-break/><text:span text:style-name="CharStyle18"><text:span text:style-name="T1156">všelijaké chutné jedlá k prívarkom urobiť. Pri stehne z chrbta vyťať kus mäsa, rebrá povyberať, nepotrebné kosti od mäsa oddeliť, slabinu skrútiť a prišpajdlovať; na listy pokrájanej slaniny dať do priestrannej ná­doby, pridať na rezanky pokrájanej cibule, mrkvy, petrželu, a paštrnáku jako i celé korenie a bobkový list, to posoliť, podliať a spolu na mäkko uvariť, aby dostalo žltú</text:span></text:span><text:span text:style-name="CharStyle18"><text:span text:style-name="T1199"> </text:span></text:span><text:span text:style-name="CharStyle18"><text:span text:style-name="T1156">barvu.</text:span></text:span><text:span text:style-name="CharStyle24"><text:span text:style-name="T1156"> </text:span></text:span><text:span text:style-name="CharStyle6"><text:span text:style-name="T1156">Očistených surových krumpiel pokrájať na podlhovato, k mäsu poklásť, po vrchu posoliť a nechať na mäkko upariť; pokrájané mäso na misu poklásť, okolo neho krumple, zby­točnú masť dolu sobrať, nekoľko ližíc z odvarenej omáčky polievkou rozpustiť, spolu sv</text:span></text:span><text:span text:style-name="CharStyle6"><text:span text:style-name="T1199">a</text:span></text:span><text:span text:style-name="CharStyle6"><text:span text:style-name="T1156">riť a precediť na mäso. Na tenže spôsob sa robia i nasledovné jedlá:</text:span></text:span></text:p>
        <text:p text:style-name="P211"><text:span text:style-name="CharStyle6"><text:span text:style-name="T1156"/></text:span></text:p>
        <text:p text:style-name="P212"><text:span text:style-name="CharStyle6"><text:span text:style-name="T1156">337. Parená baranina na tenže spôsob s plne­ným kélom.</text:span></text:span></text:p>
        <text:p text:style-name="P52"><text:span text:style-name="CharStyle6"><text:span text:style-name="T1156"/></text:span></text:p>
        <text:p text:style-name="P53"><text:span text:style-name="CharStyle6"><text:span text:style-name="T1156">338. Parená baranina s parenou kapustou</text:span></text:span></text:p>
        <text:p text:style-name="P52"><text:span text:style-name="CharStyle6"><text:span text:style-name="T1156"/></text:span></text:p>
        <text:p text:style-name="P53"><text:span text:style-name="CharStyle6"><text:span text:style-name="T1156">339. Parená baranina s kyslou repou.</text:span></text:span></text:p>
        <text:p text:style-name="P52"><text:span text:style-name="CharStyle6"><text:span text:style-name="T1156"/></text:span></text:p>
        <text:p text:style-name="P53"><text:span text:style-name="CharStyle6"><text:span text:style-name="T1156">340. Parená baranina s tekvicou.</text:span></text:span></text:p>
        <text:p text:style-name="P114"><text:span text:style-name="CharStyle6"><text:span text:style-name="T1156"/></text:span></text:p>
        <text:p text:style-name="P115"><text:span text:style-name="CharStyle6"><text:span text:style-name="T1156">341. Parená baranina so zelenou fazulou.</text:span></text:span></text:p>
        <text:p text:style-name="P52"><text:span text:style-name="CharStyle6"><text:span text:style-name="T1156"/></text:span></text:p>
        <text:p text:style-name="P53"><text:span text:style-name="CharStyle6"><text:span text:style-name="T1156">342. Barannie karbanádle.</text:span></text:span></text:p>
        <text:p text:style-name="P89"><text:span text:style-name="CharStyle6"><text:span text:style-name="T1156"/></text:span></text:p>
        <text:p text:style-name="P91"><text:span text:style-name="CharStyle6"><text:span text:style-name="T1156">Karbanádle z obležaného barana i s rebierkami vytia</text:span></text:span><text:span text:style-name="CharStyle6"><text:span text:style-name="T1199">ť</text:span></text:span><text:span text:style-name="CharStyle6"><text:span text:style-name="T1156">, od kost</text:span></text:span><text:span text:style-name="CharStyle6"><text:span text:style-name="T1199">í</text:span></text:span><text:span text:style-name="CharStyle6"><text:span text:style-name="T1156"> oddeliť a rebierka z mäsa očistiť, aby rovnaké boly. Potom mäso ponasekovať, posoliť, vajce s vodou roztrepať, doň omáčať, žemľovými mrvinami posypať, do tepše na maslo porozkladať a z oboch strán na žlto odpiecť.</text:span></text:span></text:p>
        <text:p text:style-name="P6"><text:span text:style-name="CharStyle30"><text:span text:style-name="T1156"/></text:span></text:p>
        <text:p text:style-name="P114"><text:span text:style-name="CharStyle6"><text:span text:style-name="T1156">343. Barannie karbanádle na iný spôsob.</text:span></text:span></text:p>
        <text:p text:style-name="P89"><text:span text:style-name="CharStyle6"><text:span text:style-name="T1156"/></text:span></text:p>
        <text:p text:style-name="P91"><text:span text:style-name="CharStyle6"><text:span text:style-name="T1156">Karbanádle dľa predošlého spôsobu prichystať, posoliť a tlčeným cukrom posypať; na listy pokrájanú slaninu v ná­dobe po celom dne rozložiť, pridať na </text:span></text:span><text:soft-page-break/><text:span text:style-name="CharStyle6"><text:span text:style-name="T1156">rez</text:span></text:span><text:span text:style-name="CharStyle6"><text:span text:style-name="T1199">a</text:span></text:span><text:span text:style-name="CharStyle6"><text:span text:style-name="T1156">nky pokrájanej cibule, mrkvy a petrželu, na to porozkladať karbanadle, podliať a nechať upariť. Povyberané nechať vystydnuť, do roztrepaného vajca omáčať, žemľovými omrvinami posypať, na rošt poklásť a na žlto odpiecť. K tomu, v čom sa parily, pridať pár ližíc múky a citronové kôrky, zaliať polievkou a pohárom vína, nechať dobre vyvariť, do nádoby precediť, doň citronovú šťavu vytisnuť, karbanádle na misu do venca poukladať tak, aby rebierka hore stály, a omáčkou poliať.</text:span></text:span></text:p>
        <text:p text:style-name="P91"><text:span text:style-name="CharStyle24"><text:span text:style-name="T1156"/></text:span></text:p>
        <text:p text:style-name="P52"><text:span text:style-name="CharStyle6"><text:span text:style-name="T1156">344. Barannie prsk</text:span></text:span><text:span text:style-name="CharStyle6"><text:span text:style-name="T1199">a</text:span></text:span><text:span text:style-name="CharStyle6"><text:span text:style-name="T1156"> s reisom.</text:span></text:span></text:p>
        <text:p text:style-name="P89"><text:span text:style-name="CharStyle6"><text:span text:style-name="T1156"/></text:span></text:p>
        <text:p text:style-name="P91"><text:span text:style-name="CharStyle6"><text:span text:style-name="T1156">Umyté ba</text:span></text:span><text:span text:style-name="CharStyle6"><text:span text:style-name="T1200">rann</text:span></text:span><text:span text:style-name="CharStyle6"><text:span text:style-name="T1156">ie prsk</text:span></text:span><text:span text:style-name="CharStyle6"><text:span text:style-name="T1200">a</text:span></text:span><text:span text:style-name="CharStyle6"><text:span text:style-name="T1156"> dať do nádoby a so zelenými vecmi nechať spolu variť; pol funta reisu vo vode obariť, vyliať na sito a studenou vodou premyť; do nádoby dať kus masla, v ňom upražiť cibuľu so zeleným petržlenom pokrá­janú, do toho dať r</text:span></text:span><text:span text:style-name="CharStyle6"><text:span text:style-name="T1200">í</text:span></text:span><text:span text:style-name="CharStyle6"><text:span text:style-name="T1156">žkašu, posoliť, pridať v poly uvarené p</text:span></text:span><text:span text:style-name="CharStyle18"><text:span text:style-name="T1200">ŕ</text:span></text:span><text:span text:style-name="CharStyle18"><text:span text:style-name="T1156">sk</text:span></text:span><text:span text:style-name="CharStyle18"><text:span text:style-name="T1200">a</text:span></text:span><text:span text:style-name="CharStyle18"><text:span text:style-name="T1156"> a celú s pár hreb</text:span></text:span><text:span text:style-name="CharStyle6"><text:span text:style-name="T1156">íčkami špikovanú cibuľu, poliať polievkou a povoľne nechať dobre na husto upariť. Potom p</text:span></text:span><text:span text:style-name="CharStyle6"><text:span text:style-name="T1200">ŕ</text:span></text:span><text:span text:style-name="CharStyle6"><text:span text:style-name="T1156">sk</text:span></text:span><text:span text:style-name="CharStyle6"><text:span text:style-name="T1200">a</text:span></text:span><text:span text:style-name="CharStyle6"><text:span text:style-name="T1156"> von vziať, z kosti oddeliť, z pošika na kúsky pokrá­jať a posoliť, do masla omáčať, žemľovými mrvinami posypať a na rošti na žlto odpiecť. R</text:span></text:span><text:span text:style-name="CharStyle6"><text:span text:style-name="T1200">í</text:span></text:span><text:span text:style-name="CharStyle6"><text:span text:style-name="T1156">žkašu varechou potlačiť do okrúhleho ráfu, ktorý má v prostriedku dieru; túto vyvrátiť na misu, p</text:span></text:span><text:span text:style-name="CharStyle6"><text:span text:style-name="T1200">ŕ</text:span></text:span><text:span text:style-name="CharStyle6"><text:span text:style-name="T1156">sk</text:span></text:span><text:span text:style-name="CharStyle6"><text:span text:style-name="T1200">a</text:span></text:span><text:span text:style-name="CharStyle6"><text:span text:style-name="T1156"> na vrch do okrúhla poklásť a glásom poliať.</text:span></text:span></text:p>
        <text:p text:style-name="P52"><text:span text:style-name="CharStyle6"><text:span text:style-name="T1156"/></text:span></text:p>
        <text:p text:style-name="P53"><text:span text:style-name="CharStyle6"><text:span text:style-name="T1156">345. Baranina so žltou ka</text:span></text:span><text:span text:style-name="CharStyle6"><text:span text:style-name="T1200">š</text:span></text:span><text:span text:style-name="CharStyle6"><text:span text:style-name="T1156">ou.</text:span></text:span></text:p>
        <text:p text:style-name="P89"><text:span text:style-name="CharStyle6"><text:span text:style-name="T1156"/></text:span></text:p>
        <text:p text:style-name="P91"><text:span text:style-name="CharStyle6"><text:span text:style-name="T1156">Umytú baraninu s očistenými zelenými vecmi v nádobe nechať uvariť; žltú čili pšennú kašu očistiť a vo viac vodách vymyť, do vrelej vody postaviť a nechať variť, až sa popuká; potom ju odcediť a premiť studenou vodou. Do nádoby dať kus masla, v ňom pokrájanú cibuľu so zeleným petržlenom upražiť, do toho dať žltú kašu a zaliať polievkou, pridať na kúsky pokrájané mäso a trochu celého korenia, posoliť a nechať spolu pomály variť. Pred nastolovaním mäso von vy­brať, kašu dať na misu, na ňu mäso poklásť a žíjovým saftom poliať.</text:span></text:span></text:p>
        <text:p text:style-name="P52"><text:span text:style-name="CharStyle6"><text:span text:style-name="T1156"/></text:span></text:p>
        <text:p text:style-name="P53"><text:soft-page-break/><text:span text:style-name="CharStyle6"><text:span text:style-name="T1156">346. Barannie roletky s uhorkovým rago.</text:span></text:span></text:p>
        <text:p text:style-name="P89"><text:span text:style-name="CharStyle6"><text:span text:style-name="T1156"/></text:span></text:p>
        <text:p text:style-name="P91"><text:span text:style-name="CharStyle6"><text:span text:style-name="T1156">Mäso z lopatky poobkrájať a zo ž</text:span></text:span><text:span text:style-name="CharStyle6"><text:span text:style-name="T1200">í</text:span></text:span><text:span text:style-name="CharStyle6"><text:span text:style-name="T1156">l obrezať, k tomu kus slaniny na drobno posekať, pridať rozmočenú žemľu a celé v mažiari pot</text:span></text:span><text:span text:style-name="CharStyle6"><text:span text:style-name="T1200">l</text:span></text:span><text:span text:style-name="CharStyle6"><text:span text:style-name="T1156">cť; z tohoto robiť podlhovaté na prst hrubé a z oboch strán končité roletky rovnakej veľkosti, posoliť, po vrchu tlčeným korením trochu posypať, do múky poobálať, v masti na žlto chytro odpiecť a masť odtiecť nechať. Pár ližíc brunátnej omáčky s citronovou šťavou spolu sv</text:span></text:span><text:span text:style-name="CharStyle6"><text:span text:style-name="T1200">a</text:span></text:span><text:span text:style-name="CharStyle6"><text:span text:style-name="T1156">riť a na</text:span></text:span><text:span text:style-name="CharStyle24"><text:span text:style-name="T1156"> </text:span></text:span><text:span text:style-name="CharStyle18"><text:span text:style-name="T1156">teplo odložiť; obielené na rezanky pokrájané kyslé uhorky dať do nádoby, uvariť s brunátnou omáčkou a pridať za ližicu octu, jestli neni dosť kyslé. Roletky na misu do venca po­ukladať, prichystaný rago do prostriedku a to saftom poliať.</text:span></text:span></text:p>
        <text:p text:style-name="P87"><text:span text:style-name="CharStyle18"><text:span text:style-name="T1156"/></text:span></text:p>
        <text:p text:style-name="P88"><text:span text:style-name="CharStyle18"><text:span text:style-name="T1156">347. </text:span></text:span><text:span text:style-name="CharStyle18"><text:span text:style-name="T1200">Š</text:span></text:span><text:span text:style-name="CharStyle18"><text:span text:style-name="T1156">pikované barannie kotletky s bieré.</text:span></text:span></text:p>
        <text:p text:style-name="P89"><text:span text:style-name="CharStyle18"><text:span text:style-name="T1156"/></text:span></text:p>
        <text:p text:style-name="P91"><text:span text:style-name="CharStyle18"><text:span text:style-name="T1156">Mäso sa prichystá dľa predošlého predpisu, z tej massy robia sa okrúhlé alebo podlhovaté kotletky, zo slaniny a z peklovaného jazyka nakrájajú sa srednie rezanky a týmto sa kotletky pekne vyšpikujú, posolia, korením posypú, v m</text:span></text:span><text:span text:style-name="CharStyle18"><text:span text:style-name="T1200">ú</text:span></text:span><text:span text:style-name="CharStyle18"><text:span text:style-name="T1156">ke poobálajú, do masla na tepšu porozkladajú a z oboch strán odpečú. Potom maslo dole vziať, pečenka má špikovanou stranou hore byť, podliať brunátnou omáčkou, každý kúsok po vrchu glásom potrieť a dať do letnej rúry. Z pe­klovaného jazyka drobno pokrájaný koniec dať do ná­doby, pridať pár ližíc bielej omáčky a to spolu na husto sv</text:span></text:span><text:span text:style-name="CharStyle18"><text:span text:style-name="T1200">a</text:span></text:span><text:span text:style-name="CharStyle18"><text:span text:style-name="T1156">riť. Kotletky poukladajú sa do venca na plytkú misu, pripra­vený koniec jazyka čili bieré dá sa do prostriedku a celé sa saftom poleje. Na tenže spôsob sa robia i nasledovné jedlá:</text:span></text:span></text:p>
        <text:p text:style-name="P87"><text:span text:style-name="CharStyle18"><text:span text:style-name="T1156"/></text:span></text:p>
        <text:p text:style-name="P88"><text:span text:style-name="CharStyle18"><text:span text:style-name="T1156">348. Barannie kotletky na tenže spôsob so šťavovým bieré.</text:span></text:span></text:p>
        <text:p text:style-name="P87"><text:span text:style-name="CharStyle18"><text:span text:style-name="T1156"/></text:span></text:p>
        <text:p text:style-name="P88"><text:span text:style-name="CharStyle18"><text:span text:style-name="T1156">249. Barannie kotletky s paradajkovou omáčkou.</text:span></text:span></text:p>
        <text:p text:style-name="P87"><text:span text:style-name="CharStyle18"><text:span text:style-name="T1156"/></text:span></text:p>
        <text:p text:style-name="P88"><text:span text:style-name="CharStyle18"><text:span text:style-name="T1156">350. Barannie kotletky so špi</text:span></text:span><text:span text:style-name="CharStyle18"><text:span text:style-name="T1200">n</text:span></text:span><text:span text:style-name="CharStyle18"><text:span text:style-name="T1156">otom.</text:span></text:span></text:p>
        <text:p text:style-name="P87"><text:span text:style-name="CharStyle18"><text:span text:style-name="T1156"/></text:span></text:p>
        <text:p text:style-name="P88"><text:soft-page-break/><text:span text:style-name="CharStyle18"><text:span text:style-name="T1156">351. Parené barannie stehno.</text:span></text:span></text:p>
        <text:p text:style-name="P89"><text:span text:style-name="CharStyle18"><text:span text:style-name="T1156"/></text:span></text:p>
        <text:p text:style-name="P91"><text:span text:style-name="CharStyle18"><text:span text:style-name="T1156">Obležané barannie stehno čisto umyť, prez poly rozrezať a kosť z neho celkom von vziať; zo slaniny a šovdry na­krájať kúsky na prst zhrúbä aj zdlže, posoliť, tlčeným ko­rením posypať, po mäse dľa d</text:span></text:span><text:span text:style-name="CharStyle18"><text:span text:style-name="T1200">l</text:span></text:span><text:span text:style-name="CharStyle18"><text:span text:style-name="T1156">žky z vňútra porozkladať a tak usporiadať, aby mäso predošlú formu malo; motúzom po­skrúcať a dať do nádoby, do ktorej sa musí dať najprv po­krájaná slanina jako i na rezanky pokrájaná cibuľa, mrkva</text:span></text:span><text:span text:style-name="CharStyle24"><text:span text:style-name="T1156"> </text:span></text:span><text:span text:style-name="CharStyle18"><text:span text:style-name="T1156">a petržlen; ďalej sa pridá celé korenie, bobkový list, pár strukov cesnaku a zo stehna i šovdry povyberané kosti, to posoliť, podliať a nechať na žltobrunátno upariť. Potom masť z tade zliať, pridať pár ližíc brunátnej omáčky a octu, a to nechať spolu povoľne variť. Surové očistené krumple dať do nádoby, posoliť a doliať na ne zo zliatej masti, zakryť a to nechať spolu povoľne upariť. Konečne stehno na pekné kúsky pokrájané na dlhú misu poukladať, krumple vôkol neho, kosť dať na koniec misy a na to saft cez s</text:span></text:span><text:span text:style-name="CharStyle18"><text:span text:style-name="T1200">í</text:span></text:span><text:span text:style-name="CharStyle18"><text:span text:style-name="T1156">tko precediť.</text:span></text:span></text:p>
        <text:p text:style-name="P35"><text:span text:style-name="CharStyle18"><text:span text:style-name="T1156"/></text:span></text:p>
        <text:p text:style-name="P36"><text:span text:style-name="CharStyle18"><text:span text:style-name="T1156">352. Parené barannie stehno na iný spôsob.</text:span></text:span></text:p>
        <text:p text:style-name="P89"><text:span text:style-name="CharStyle18"><text:span text:style-name="T1156"/></text:span></text:p>
        <text:p text:style-name="P91"><text:span text:style-name="CharStyle18"><text:span text:style-name="T1156">Barannie stehno od kostí oddeliť, ťažkým nožom dobre rozklopať a rozložiť; šesť kusov sardiel vo vode vymyť, šupy dolu zobrať, rozlúštiť, z ostí očistiť a do mäsa popchať, po­medzi dávať kúsky cesnaku, šamp</text:span></text:span><text:span text:style-name="CharStyle18"><text:span text:style-name="T1200">io</text:span></text:span><text:span text:style-name="CharStyle18"><text:span text:style-name="T1156">nov a šalotok, posoliť, korením posypať, spolu složiť, motúzom okrútiť a dať do hrnčenej nádoby; na to sa dá na rezanky pokrájaná cibuľa, petržlen, mrkva, citronové kôrky, bobkový list, celé korenie, pár ližíc oleja a tarkanového octu, zakryté nechá sa za 24 hodín stáť, potom von vziať, posoliť, dať do pekáča, pridať masti, papierom zakryté nechať povoľne piecť a saftom po­lievať, pri čom aj žltú barvu dostať aj dosť mäkké byť musí. Po upečení vezne sa von, z neho sa pokrájaj</text:span></text:span><text:span text:style-name="CharStyle18"><text:span text:style-name="T1200">ú</text:span></text:span><text:span text:style-name="CharStyle18"><text:span text:style-name="T1156"> pekné kúsky a tak sa ukladajú, jako čoby mäso celé bolo. Za ten čas dá sa pekáč na chytrý oheň, s mäsom uvarené prídavky sa dajú doň, pridať pár ližíc smotanky, to spolu sv</text:span></text:span><text:span text:style-name="CharStyle18"><text:span text:style-name="T1200">a</text:span></text:span><text:span text:style-name="CharStyle18"><text:span text:style-name="T1156">riť, prez sitko na pečenku precediť a kosť dodať na znak, že je to stehno.</text:span></text:span></text:p>
        <text:p text:style-name="P46"><text:soft-page-break/><text:span text:style-name="CharStyle18"><text:span text:style-name="T1156"/></text:span></text:p>
        <text:p text:style-name="P47"><text:span text:style-name="CharStyle18"><text:span text:style-name="T1156">353. Sfalšované barannie mäso.</text:span></text:span></text:p>
        <text:p text:style-name="P3"><text:span text:style-name="CharStyle18"><text:span text:style-name="T1156"/></text:span></text:p>
        <text:p text:style-name="P7"><text:span text:style-name="CharStyle18"><text:span text:style-name="T1156">Z dobre obležaného mäsitého stehna všetkú blanu zre­zať, ťažkým nožom poklopať, slaninu poriadne vyšpikovať a dať do hrnčenej nádoby; k tomu pridať na listy pokrá­janú cibuľu, pori, mrkvu, petržlen, šaloty, celé korenie, vo­ňavú kapustu a citronové kôrky, žajdlík octu s polovicou toľko vody spolu na ohni nechať povariť, posoliť, horúce vylia</text:span></text:span><text:span text:style-name="CharStyle18"><text:span text:style-name="T1200">ť</text:span></text:span><text:span text:style-name="CharStyle18"><text:span text:style-name="T1156"> na prichystané stehno, zakryté odložiť na studené miesto, za pár dni zakryté nechať stáť a každý deň poobracať. Pri upotrebení sa posolí, nechať v pekáči odpiecť, často polievať tým saftom, v ktorom sa marinovalo, aby dostalo peknú žltobrunátnu barvu; pridať pár ližíc smotanky, pred nastolo­vaním vyšpikované odrezať a krájať na tenké kúsky, ktoré sa na vrch poklásť majú; aj zo spodnej čiastky kúsky po­krájať a na dlhú mysu ukladať tak, aby bolo špikovanými kúskami celkom zakryté. K tomu, kde sa stehno pieklo, pridať pár ližíc brunátnej omáčky, spolu sv</text:span></text:span><text:span text:style-name="CharStyle18"><text:span text:style-name="T1200">a</text:span></text:span><text:span text:style-name="CharStyle18"><text:span text:style-name="T1156">riť a prez sitko na stehno vyliať; osobit</text:span></text:span><text:span text:style-name="CharStyle18"><text:span text:style-name="T1200">e</text:span></text:span><text:span text:style-name="CharStyle18"><text:span text:style-name="T1156"> do nádoby dať kus čerstvého masla, doň citronovú šťavu vytisnuť, spolu na ohni sv</text:span></text:span><text:span text:style-name="CharStyle18"><text:span text:style-name="T1200">a</text:span></text:span><text:span text:style-name="CharStyle18"><text:span text:style-name="T1156">riť a osobitne dať do šálky. Toto jedlo dá sa miesto srňacieho stehna upotrebiť.</text:span></text:span></text:p>
        <text:p text:style-name="P187"><text:span text:style-name="CharStyle18"><text:span text:style-name="T1156"/></text:span></text:p>
        <text:p text:style-name="P188"><text:span text:style-name="CharStyle18"><text:span text:style-name="T1156">354. Parené pospolité barannie stehno.</text:span></text:span></text:p>
        <text:p text:style-name="P89"><text:span text:style-name="CharStyle18"><text:span text:style-name="T1156"/></text:span></text:p>
        <text:p text:style-name="P91"><text:span text:style-name="CharStyle18"><text:span text:style-name="T1156">Umyté barannie stehno nožom poklopať, z oboch strán vyšpikovať, porajbať solou s tlčeným korením smiešanou, slaniny nakrájať do nádoby, pridať cibule, mrkvy, petrželu a pori, stehno dať dnu, podliať a zakryté nechať na mäkko upariť. Potom pokrájať na kúsky a poklásť na misu; jestli primoc je masti, z tejto treba odliať, k ostatniemu dať pár ližíc polievky, spolu sv</text:span></text:span><text:span text:style-name="CharStyle18"><text:span text:style-name="T1200">a</text:span></text:span><text:span text:style-name="CharStyle18"><text:span text:style-name="T1156">riť a celé vyliať na mäso.</text:span></text:span></text:p>
        <text:p text:style-name="P46"><text:span text:style-name="CharStyle18"><text:span text:style-name="T1156"/></text:span></text:p>
        <text:p text:style-name="P47"><text:span text:style-name="CharStyle18"><text:span text:style-name="T1156">355. Barannie stehno na anglický spôsob.</text:span></text:span></text:p>
        <text:p text:style-name="P89"><text:span text:style-name="CharStyle18"><text:span text:style-name="T1156"/></text:span></text:p>
        <text:p text:style-name="P91"><text:span text:style-name="CharStyle18"><text:span text:style-name="T1156">Obležané barannie stehno umyť, do studenej vody po­staviť, na chytrom </text:span></text:span><text:soft-page-break/><text:span text:style-name="CharStyle18"><text:span text:style-name="T1156">ohni nechať zvariť a penu dolu zberať; k tomuto pridať nekoľko okružlených kusov bielej repy, ka­lerábu, šaloty a mrkvy v jednej velikosti, posoliť a zakryté nechať variť; nekoľko očistených ružičiek tiež dať do ná­doby, posoliť, k tomu dať kus čerstvého masla, doliať vodou a na mäkko nechať uvariť tak, aby celé ostalo; nekoľko očistených surových krumpiel prichystať, dať do nádoby, posoliť, pridať kus masla i vodu, a to v pare na mäkko uvariť. Pred nastolovaní</text:span></text:span><text:span text:style-name="CharStyle18"><text:span text:style-name="T1200">m</text:span></text:span><text:span text:style-name="CharStyle18"><text:span text:style-name="T1156"> stehno na kúsky pokrájať a na okrúhlu</text:span></text:span><text:span text:style-name="CharStyle24"><text:span text:style-name="T1156"> </text:span></text:span><text:span text:style-name="CharStyle18"><text:span text:style-name="T1156">misu poklásť, spomenuté prídavky jedon pri druhom vôkol poklásť a poliať tým saftom, v ktorom sa stehno varilo. Konečne čerstvé maslo s citronovou šťavou na ohni roz­pustiť a pridať k jedlu v osobitnej šálke.</text:span></text:span></text:p>
        <text:p text:style-name="P189"><text:span text:style-name="CharStyle18"><text:span text:style-name="T1156"/></text:span></text:p>
        <text:p text:style-name="P190"><text:span text:style-name="CharStyle18"><text:span text:style-name="T1156">356. Hašé so sádzanými vajcami.</text:span></text:span></text:p>
        <text:p text:style-name="P89"><text:span text:style-name="CharStyle18"><text:span text:style-name="T1156"/></text:span></text:p>
        <text:p text:style-name="P91"><text:span text:style-name="CharStyle18"><text:span text:style-name="T1156">Z pozostalého stehna mäso na drobno pokrájať a dať do nádoby; pár šampi</text:span></text:span><text:span text:style-name="CharStyle18"><text:span text:style-name="T1200">o</text:span></text:span><text:span text:style-name="CharStyle18"><text:span text:style-name="T1156">nov s cibuľou a zeleným petržlenom na drobno pokrájať a na masti upražiť, pridať za ližicu múky, zaliať polievkou, pridať pokrájané mäso, posoliť, dať do toho trochu tlčeného korenia, pokrájané citronové kôrky so šťavou a to spolu nechať na husté sv</text:span></text:span><text:span text:style-name="CharStyle18"><text:span text:style-name="T1200">a</text:span></text:span><text:span text:style-name="CharStyle18"><text:span text:style-name="T1156">riť. Potom dať na okrúhlu misu, celé do vysok</text:span></text:span><text:span text:style-name="CharStyle18"><text:span text:style-name="T1200">a</text:span></text:span><text:span text:style-name="CharStyle18"><text:span text:style-name="T1156"> uhladiť, pozostalé hašé okolo toho až ku ráfu misy na tenko roztrieť, čerstvé vajcia jedno vedľa druhého zabiť a vôkol poklásť, po vrchu posoliť a ko­rením posypať. Na plech dať popola, misu naň do rúry, žltky i po stiahnutí sa bielkov majú mäkké ostať, hašé saftom poliať a jedlo dať na stô</text:span></text:span><text:span text:style-name="CharStyle18"><text:span text:style-name="T1200">l.</text:span></text:span></text:p>
        <text:p text:style-name="P191"><text:span text:style-name="CharStyle18"><text:span text:style-name="T1156"/></text:span></text:p>
        <text:p text:style-name="P192"><text:span text:style-name="CharStyle18"><text:span text:style-name="T1156">357. Barannie stehno na chladno </text:span></text:span><text:span text:style-name="CharStyle18"><text:span text:style-name="T1200">(e</text:span></text:span><text:span text:style-name="CharStyle18"><text:span text:style-name="T1156">pigram.)</text:span></text:span></text:p>
        <text:p text:style-name="P89"><text:span text:style-name="CharStyle18"><text:span text:style-name="T1156"/></text:span></text:p>
        <text:p text:style-name="P91"><text:span text:style-name="CharStyle18"><text:span text:style-name="T1156">Pod č. 353 prichystané barannie stehno nechať odpiecť, po vystydnutí pokrájať na kúsky na dva prsty zhrúbä aj šíre, pokrájať na tenké listy, dať na štyrouhlatú misu a pekne do vysok</text:span></text:span><text:span text:style-name="CharStyle18"><text:span text:style-name="T1200">a</text:span></text:span><text:span text:style-name="CharStyle18"><text:span text:style-name="T1156"> poklásť; štyry vajcia na tvrdo uvariť, olúpať, žltky prez sito pretrieť, bielky na drobno posekať, uvarenej chudej šovdry na drobno pokrájať, kapr</text:span></text:span><text:span text:style-name="CharStyle18"><text:span text:style-name="T1200">l</text:span></text:span><text:span text:style-name="CharStyle18"><text:span text:style-name="T1156">e tiež posekať, pokrájaného a na mise poukladaného mäsa jednu stranu od spodku až do vrchu ž</text:span></text:span><text:span text:style-name="CharStyle18"><text:span text:style-name="T1200">l</text:span></text:span><text:span text:style-name="CharStyle18"><text:span text:style-name="T1156">tkom zakryť, druhú </text:span></text:span><text:soft-page-break/><text:span text:style-name="CharStyle18"><text:span text:style-name="T1156">šovdrou, tretiu bielkami a štvrtú kaprlami, všetky strany poriadne na hladko porovnať, okolo toho posekaného aspiku, na vrch položiť kôpku na drobno pokrájanej paž</text:span></text:span><text:span text:style-name="CharStyle18"><text:span text:style-name="T1200">i</text:span></text:span><text:span text:style-name="CharStyle18"><text:span text:style-name="T1156">tky a k tomu osobit</text:span></text:span><text:span text:style-name="CharStyle18"><text:span text:style-name="T1200">e</text:span></text:span><text:span text:style-name="CharStyle18"><text:span text:style-name="T1156"> dať olej a ocot.</text:span></text:span></text:p>
        <text:p text:style-name="P4"><text:span text:style-name="CharStyle24"><text:span text:style-name="T1156"/></text:span></text:p>
        <text:p text:style-name="P32"><text:span text:style-name="CharStyle18"><text:span text:style-name="T1156">358. Obličky za minútu urobiť.</text:span></text:span></text:p>
        <text:p text:style-name="P89"><text:span text:style-name="CharStyle18"><text:span text:style-name="T1156"/></text:span></text:p>
        <text:p text:style-name="P91"><text:span text:style-name="CharStyle18"><text:span text:style-name="T1156">Obličky po zdlžky prez poly prekrojiť, blanku dolu stiahnuť, pokrájať veľmi tenké listy, kus slaniny na kocky pokrájať, v nádobe rozpustiť a v nej cibuľu na žlto upražiť; doň obličky a posoliť, pridať rascu, na chytrom ohni nekoľkorazí celé obrátiť a dať na misu. Obličky preto sa musejú chytro pripraviť, aby boly i mäkké i saftovité: čím sa dlhšie pečú, tým viac zosušia a sú tvrdšie.</text:span></text:span></text:p>
        <text:p text:style-name="P193"><text:span text:style-name="CharStyle18"><text:span text:style-name="T1156"/></text:span></text:p>
        <text:p text:style-name="P194"><text:span text:style-name="CharStyle18"><text:span text:style-name="T1156">359. Barannie šnicle na chytro pečené.</text:span></text:span></text:p>
        <text:p text:style-name="P89"><text:span text:style-name="CharStyle18"><text:span text:style-name="T1156"/></text:span></text:p>
        <text:p text:style-name="P91"><text:span text:style-name="CharStyle18"><text:span text:style-name="T1156">Z hrudky potrebnú mieru šniclov narezať, rozklopať a posoliť; na tepšu dať kus masti, v nej šnicle odpiecť, po odpečení jednej strany po celom šnicli posekaného cesnaku nasypať, prevrátiť a odpiecť. Konečne dať na misu, zliaté maslo s málo polievkou podliať, zvariť a na šnicle naliať.</text:span></text:span></text:p>
        <text:p text:style-name="P32"><text:span text:style-name="CharStyle18"><text:span text:style-name="T1156"/></text:span></text:p>
        <text:p text:style-name="P33"><text:span text:style-name="CharStyle18"><text:span text:style-name="T1156">360. Barannie smažené vajcia.</text:span></text:span></text:p>
        <text:p text:style-name="P89"><text:span text:style-name="CharStyle18"><text:span text:style-name="T1156"/></text:span></text:p>
        <text:p text:style-name="P91"><text:span text:style-name="CharStyle18"><text:span text:style-name="T1156">Z baran</text:span></text:span><text:span text:style-name="CharStyle18"><text:span text:style-name="T1200">ní</text:span></text:span><text:span text:style-name="CharStyle18"><text:span text:style-name="T1156">ch vajec kožu prez poly narezať, vajce vy­tlačiť, pokrájať na okrúhle alebo podlhovaté kúsky, zasoliť, do horúcej vody zavariť a nechať v nej vystydnuť; potom vybrať na čisté plátno, vodu z n</text:span></text:span><text:span text:style-name="CharStyle18"><text:span text:style-name="T1200">í</text:span></text:span><text:span text:style-name="CharStyle18"><text:span text:style-name="T1156">ch vytlačiť, do múky poobálať, do vajca omáčať, žemľovými mrvinami posypať, na žlto vysmažiť a na prichystaný kaleráb alebo na inú zeleninu položiť.</text:span></text:span></text:p>
        <text:p text:style-name="P3"><text:span text:style-name="CharStyle12"><text:span text:style-name="T1156"/></text:span></text:p>
        <text:p text:style-name="P7"><text:span text:style-name="CharStyle12"><text:span text:style-name="T1156">D) Čiastka.</text:span></text:span></text:p>
        <text:p text:style-name="P3"><text:span text:style-name="CharStyle18"><text:span text:style-name="T1156"/></text:span></text:p>
        <text:p text:style-name="P7"><text:span text:style-name="CharStyle18"><text:span text:style-name="T1156">Barančina.</text:span></text:span></text:p>
        <text:p text:style-name="P46"><text:span text:style-name="CharStyle18"><text:span text:style-name="T1156"/></text:span></text:p>
        <text:p text:style-name="P47"><text:span text:style-name="CharStyle18"><text:span text:style-name="T1156">361. Zaprávaná barančia hlávka.</text:span></text:span></text:p>
        <text:p text:style-name="P89"><text:soft-page-break/><text:span text:style-name="CharStyle18"><text:span text:style-name="T1156"/></text:span></text:p>
        <text:p text:style-name="P91"><text:span text:style-name="CharStyle18"><text:span text:style-name="T1156">Mladá barančina užíva sa od decembra až do apr</text:span></text:span><text:span text:style-name="CharStyle18"><text:span text:style-name="T1200">i</text:span></text:span><text:span text:style-name="CharStyle18"><text:span text:style-name="T1156">la a vtedy je najlepšia, ke</text:span></text:span><text:span text:style-name="CharStyle18"><text:span text:style-name="T1200">ď</text:span></text:span><text:span text:style-name="CharStyle18"><text:span text:style-name="T1156"> barančatá od matky mlieko ešte požívajú. Angličania, aby mohli za dlhší čas barančinu je­dávať, privikajú odlúčené od matky barance k žemle do</text:span></text:span><text:span text:style-name="CharStyle24"><text:span text:style-name="T1156"> </text:span></text:span><text:span text:style-name="CharStyle18"><text:span text:style-name="T1156">mlieka zamočene</text:span></text:span><text:span text:style-name="CharStyle18"><text:span text:style-name="T1200">j</text:span></text:span><text:span text:style-name="CharStyle18"><text:span text:style-name="T1156">, a tým </text:span></text:span><text:span text:style-name="CharStyle18"><text:span text:style-name="T1200">í</text:span></text:span><text:span text:style-name="CharStyle18"><text:span text:style-name="T1156">ch k</text:span></text:span><text:span text:style-name="CharStyle18"><text:span text:style-name="T1200">r</text:span></text:span><text:span text:style-name="CharStyle18"><text:span text:style-name="T1156">mia. K pripraveniu jedla má sa hlava aj s kožkou odrezať, pozorne opáliť, nožom zo­škrabať, čisto umyť, kosti povyberať, jazyk vyrezať, z vlasov očistiť, s nôžkami to isté urobiť, hlávku motúzom sviazať, dať do nádoby, posoliť, na to polievku naliať a nechať pozorne variť, aby sa nerozvarilo. Nekoľko očistených šampi</text:span></text:span><text:span text:style-name="CharStyle18"><text:span text:style-name="T1200">o</text:span></text:span><text:span text:style-name="CharStyle18"><text:span text:style-name="T1156">nov na kocky pokrájať a s pokrájanou cibuľou a zeleným petr­žlenom v masle upražiť. K tomu sa pridajú obarené na rezanky pokrájané pľúca, pár ližíc bielej omáčky a citronová šťava, to posoliť, s pár žltky zalegirovať a zakryté v pare nechať stáť. Konečne sa hlávka aj s nôžkami na misu pokladie, rago do prostriedku, hlávku s legirovanou bielou omáčkou poliať a po vrchu na kocky pokrájanou vypraženou žemľou posypať.</text:span></text:span></text:p>
        <text:p text:style-name="P195"><text:span text:style-name="CharStyle18"><text:span text:style-name="T1156"/></text:span></text:p>
        <text:p text:style-name="P196"><text:span text:style-name="CharStyle18"><text:span text:style-name="T1156">362. Na rošti pečené barančie hlávky.</text:span></text:span></text:p>
        <text:p text:style-name="P89"><text:span text:style-name="CharStyle18"><text:span text:style-name="T1156"/></text:span></text:p>
        <text:p text:style-name="P91"><text:span text:style-name="CharStyle18"><text:span text:style-name="T1156">Očistené hlávky prez poly pretiať, jazyk zpomedzi zúb­kov von vytiahnuť, očistiť a umyť hlávku, spolu složiť, mo­túzom sviazať, v polievke na mäkko uvariť, von vzaté roz­dvojiť, kosti pozorne povyberať, k udržaniu modzgov v celosti položí sa na ne zo žemle vykrojený lístok, celé posoliť, celkom pomastiť, žemľovými omrvinami posypať, na rošt po­klásť, z oboch strán na žlto odpiecť, na misu poklásť a pri­dať priprave</text:span></text:span><text:span text:style-name="CharStyle18"><text:span text:style-name="T1201">nú</text:span></text:span><text:span text:style-name="CharStyle18"><text:span text:style-name="T1156"> strapačku s kaštanami.</text:span></text:span></text:p>
        <text:p text:style-name="P35"><text:span text:style-name="CharStyle18"><text:span text:style-name="T1156"/></text:span></text:p>
        <text:p text:style-name="P36"><text:span text:style-name="CharStyle18"><text:span text:style-name="T1156">363. Smažené barančie chvost</text:span></text:span><text:span text:style-name="CharStyle18"><text:span text:style-name="T1201">i</text:span></text:span><text:span text:style-name="CharStyle18"><text:span text:style-name="T1156">ky.</text:span></text:span></text:p>
        <text:p text:style-name="P89"><text:span text:style-name="CharStyle18"><text:span text:style-name="T1156"/></text:span></text:p>
        <text:p text:style-name="P91"><text:span text:style-name="CharStyle18"><text:span text:style-name="T1156">Dľa obyčaju sa obrezujú chvost</text:span></text:span><text:span text:style-name="CharStyle18"><text:span text:style-name="T1201">i</text:span></text:span><text:span text:style-name="CharStyle18"><text:span text:style-name="T1156">ky tým mladým barančatám, z ktorých majú byť dojné ovce; tieto chvost</text:span></text:span><text:span text:style-name="CharStyle18"><text:span text:style-name="T1201">i</text:span></text:span><text:span text:style-name="CharStyle18"><text:span text:style-name="T1156">ky ne­musia sa odhodiť, poneváč sa dajú k jedlu upotrebiť. Naj­prv sa poopalujú, nožom zoškrabú a dajú sa do letnej vody; jestliby sa nedaly dobre očistiť, majú sa v horúcej vode poobracať jako kurence, nechať dobre vymyť, </text:span></text:span><text:span text:style-name="CharStyle18"><text:span text:style-name="T1201">v</text:span></text:span><text:span text:style-name="CharStyle18"><text:span text:style-name="T1156">on vybrať, za­soliť a nechať stáť. Potom dať na </text:span></text:span><text:soft-page-break/><text:span text:style-name="CharStyle18"><text:span text:style-name="T1156">čisté plátno, rosol vytlačiť, v múke poobálať, do vajca omáčať, žemľovými mrvinami obsypať, na žlto vysmažiť, z masti nechať odtiecť, na misu po­klásť a na vrch dať vysmažené bilky petržlenu.</text:span></text:span></text:p>
        <text:p text:style-name="P46"><text:span text:style-name="CharStyle18"><text:span text:style-name="T1156"/></text:span></text:p>
        <text:p text:style-name="P47"><text:span text:style-name="CharStyle18"><text:span text:style-name="T1156">364. Plnená bar</text:span></text:span><text:span text:style-name="CharStyle18"><text:span text:style-name="T1201">a</text:span></text:span><text:span text:style-name="CharStyle18"><text:span text:style-name="T1156">nčia prednia štvrť.</text:span></text:span></text:p>
        <text:p text:style-name="P89"><text:span text:style-name="CharStyle18"><text:span text:style-name="T1156"/></text:span></text:p>
        <text:p text:style-name="P91"><text:span text:style-name="CharStyle18"><text:span text:style-name="T1156">Predniu štvrť umyť a nožom od rebierka pozorne po­dobrať, aby sa neurobila diera. Žemľu do vody namočiť, polov</text:span></text:span><text:span text:style-name="CharStyle18"><text:span text:style-name="T1201">i</text:span></text:span><text:span text:style-name="CharStyle18"><text:span text:style-name="T1156">c čiernej pečenky na drobno posekať, pľúcka na mäkko uvarené tiež posekať, v masle upražiť na drobno po­krájanú cibuľu so zeleným petržlenom, k tomu smiešať po­sekanú žemľu, posoliť a pridať tlčeného korenia, muškatový orech, pečenku, pľúcka a pár vajec. Po dobrom rozmiešaní naplní sa tým prichystaná štvrť, túže nitkou sošiť, posoliť, nechať v masti na žlto upiecť, pri čom na to sa má pozor dať, aby sa neprepieklo. Pečenku na kúsky pokrájanú dať na misu, do pekáča sa dá polievky, nechá sa saft sv</text:span></text:span><text:span text:style-name="CharStyle18"><text:span text:style-name="T1201">a</text:span></text:span><text:span text:style-name="CharStyle18"><text:span text:style-name="T1156">riť a tým sa poleje pečenka. Ke</text:span></text:span><text:span text:style-name="CharStyle18"><text:span text:style-name="T1201">ď</text:span></text:span><text:span text:style-name="CharStyle18"><text:span text:style-name="T1156"> po pečenke ostane veľa masti, tá sa má vždy zliať, a len do poostalej masti dá sa polievky, čo spolu sv</text:span></text:span><text:span text:style-name="CharStyle18"><text:span text:style-name="T1201">a</text:span></text:span><text:span text:style-name="CharStyle18"><text:span text:style-name="T1156">rené dodá ním obliatej pečenke príjemnú chuť.</text:span></text:span></text:p>
        <text:p text:style-name="P35"><text:span text:style-name="CharStyle18"><text:span text:style-name="T1156"/></text:span></text:p>
        <text:p text:style-name="P36"><text:span text:style-name="CharStyle18"><text:span text:style-name="T1156">365. Smažená bar</text:span></text:span><text:span text:style-name="CharStyle18"><text:span text:style-name="T1201">a</text:span></text:span><text:span text:style-name="CharStyle18"><text:span text:style-name="T1156">nčia štvrť.</text:span></text:span></text:p>
        <text:p text:style-name="P89"><text:span text:style-name="CharStyle18"><text:span text:style-name="T1156"/></text:span></text:p>
        <text:p text:style-name="P91"><text:span text:style-name="CharStyle18"><text:span text:style-name="T1156">Z obležanej štvrti rebierka vybrať, umytú dať, do ná­doby, naňu naliať studenej vody, v šírosti prez poly pretiať a z nej rovnaké kúsky krájať na dva prsty šíre a zdlže, pri čom sa nepotrebné kosti od chrbta odrežú. Pečenku potom posoliť, nechať za čas stáť, vybrať na čisté plátno, rosol vy­tlačiť, v múke poobálať, do vajca omáčať, žemľovými mrvi­nami obsypať, na žlto vysmažiť, z masti na papier vybrať a na misu do vysok</text:span></text:span><text:span text:style-name="CharStyle18"><text:span text:style-name="T1201">a</text:span></text:span><text:span text:style-name="CharStyle18"><text:span text:style-name="T1156"> poklásť. Na tenže spôsob sa urobí:</text:span></text:span></text:p>
        <text:p text:style-name="P46"><text:span text:style-name="CharStyle18"><text:span text:style-name="T1156"/></text:span></text:p>
        <text:p text:style-name="P47"><text:span text:style-name="CharStyle18"><text:span text:style-name="T1156">366. S mrkvou pripravená smažená barančina.</text:span></text:span></text:p>
        <text:p text:style-name="P35"><text:span text:style-name="CharStyle18"><text:span text:style-name="T1156"/></text:span></text:p>
        <text:p text:style-name="P36"><text:span text:style-name="CharStyle18"><text:span text:style-name="T1156">367. Smažená barančina so špinotom.</text:span></text:span></text:p>
        <text:p text:style-name="P46"><text:soft-page-break/><text:span text:style-name="CharStyle18"><text:span text:style-name="T1156"/></text:span></text:p>
        <text:p text:style-name="P47"><text:span text:style-name="CharStyle18"><text:span text:style-name="T1156">368. Smažená barančina so </text:span></text:span><text:span text:style-name="CharStyle18"><text:span text:style-name="T1202">š</text:span></text:span><text:span text:style-name="CharStyle18"><text:span text:style-name="T1156">kvareninou.</text:span></text:span></text:p>
        <text:p text:style-name="P89"><text:span text:style-name="CharStyle18"><text:span text:style-name="T1156"/></text:span></text:p>
        <text:p text:style-name="P91"><text:span text:style-name="CharStyle18"><text:span text:style-name="T1156">Smaženú barančinu dľa predošlého spôsobu prichystať; do nádoby zabiť desať vajec, do toho kus čerstvého masla,</text:span></text:span><text:span text:style-name="CharStyle24"><text:span text:style-name="T1156"> </text:span></text:span><text:span text:style-name="CharStyle18"><text:span text:style-name="T1156">posoliť, od spodku ustavične miešať a pri hustnutí dať na misu, okolo nej vysmaženú barančinu a po vrchu tlčeným korením posypať. Na tenže spôsob môže sa urobiť zo špargy rago i s rakami.</text:span></text:span></text:p>
        <text:p text:style-name="P214"><text:span text:style-name="CharStyle18"><text:span text:style-name="T1156"/></text:span></text:p>
        <text:p text:style-name="P213"><text:span text:style-name="CharStyle18"><text:span text:style-name="T1156">369. Zaprávaná barančina so slaninou.</text:span></text:span></text:p>
        <text:p text:style-name="P89"><text:span text:style-name="CharStyle18"><text:span text:style-name="T1156"/></text:span></text:p>
        <text:p text:style-name="P215"><text:span text:style-name="CharStyle18"><text:span text:style-name="T1156">Predniu štvrť umyť, na štvoro roztiať, dať do nádoby a naliať naňu vody; k tomu pridať kus slaniny, posolené a za­kryté nechať variť; ke</text:span></text:span><text:span text:style-name="CharStyle18"><text:span text:style-name="T1202">ď</text:span></text:span><text:span text:style-name="CharStyle18"><text:span text:style-name="T1156"> je v poly uvarené, slaninu von vziať a pokrájať, k tomu dať do nádoby drobno pokrájanej cibule a zeleného petržlenu, rozmiešať s múkou za ližicu a doň precediť polievku, v ktorej sa barančina varila. Barančinu na kúsky posekať, v omáčke nechať spolu variť, žemľu vo vode rozmočiť, vodu z nej vytlačiť a posekanú dať do predošlého; pár na tvrdo uvarených a ošistených vajec posekať; spolu sv</text:span></text:span><text:span text:style-name="CharStyle18"><text:span text:style-name="T1202">a</text:span></text:span><text:span text:style-name="CharStyle18"><text:span text:style-name="T1156">riť, pridať tlčeného korenia a muškatového kvetu, mäso poriadne na misu poklásť, omáčkou poliať a na vrch dať saft zo žíja.</text:span></text:span></text:p>
        <text:p text:style-name="P39"><text:span text:style-name="CharStyle18"><text:span text:style-name="T1156"/></text:span></text:p>
        <text:p text:style-name="P40"><text:span text:style-name="CharStyle18"><text:span text:style-name="T1156">370. Barančina s paradajkovou omáčkou.</text:span></text:span></text:p>
        <text:p text:style-name="P89"><text:span text:style-name="CharStyle18"><text:span text:style-name="T1156"/></text:span></text:p>
        <text:p text:style-name="P91"><text:span text:style-name="CharStyle18"><text:span text:style-name="T1156">Prsk</text:span></text:span><text:span text:style-name="CharStyle18"><text:span text:style-name="T1202">a</text:span></text:span><text:span text:style-name="CharStyle18"><text:span text:style-name="T1156"> a lopatky od kostí oddeliť, čisto umyť, dať do nádoby, na to studenej vody naliať, nechať sv</text:span></text:span><text:span text:style-name="CharStyle18"><text:span text:style-name="T1202">a</text:span></text:span><text:span text:style-name="CharStyle18"><text:span text:style-name="T1156">riť, vybrať do studenej vody, slaninou poriadne vyšpikovať, dať do žíja, v ňom na žlto nechať upariť, von vziať, poklásť na tepšu, glásom po vrchu ponati</text:span></text:span><text:span text:style-name="CharStyle18"><text:span text:style-name="T1202">e</text:span></text:span><text:span text:style-name="CharStyle18"><text:span text:style-name="T1156">rať a dať do rúry, aby ligotavú barvu dostalo. Pod č. 114 predp</text:span></text:span><text:span text:style-name="CharStyle18"><text:span text:style-name="T1202">i</text:span></text:span><text:span text:style-name="CharStyle18"><text:span text:style-name="T1156">sanú paradajkov</text:span></text:span><text:span text:style-name="CharStyle18"><text:span text:style-name="T1202">u</text:span></text:span><text:span text:style-name="CharStyle18"><text:span text:style-name="T1156"> omáčku urobiť a dať na misu, prichystanú a na kúsky pokrájanú barančinu na omáčku klásť, rozkrájané prská v celosti složené položiť na vrch a celé žijovým saftom poliať. Na tenže spôsob sa prichystajú i nasledovné jedlá:</text:span></text:span></text:p>
        <text:p text:style-name="P218"><text:span text:style-name="CharStyle18"><text:span text:style-name="T1156"/></text:span></text:p>
        <text:p text:style-name="P217"><text:soft-page-break/><text:span text:style-name="CharStyle18"><text:span text:style-name="T1156">371. Barančina so šťavovou so žitkami zalegirova</text:span></text:span><text:span text:style-name="CharStyle18"><text:span text:style-name="T1202">n</text:span></text:span><text:span text:style-name="CharStyle18"><text:span text:style-name="T1156">ou omáčkou na tenže spôsob.</text:span></text:span></text:p>
        <text:p text:style-name="P35"><text:span text:style-name="CharStyle18"><text:span text:style-name="T1156"/></text:span></text:p>
        <text:p text:style-name="P36"><text:span text:style-name="CharStyle18"><text:span text:style-name="T1156">372. Barančina s krumplovým bieré.</text:span></text:span></text:p>
        <text:p text:style-name="P4"><text:span text:style-name="CharStyle24"><text:span text:style-name="T1156"/></text:span></text:p>
        <text:p text:style-name="P35"><text:span text:style-name="CharStyle18"><text:span text:style-name="T1156">373. Barančina so špargovým rago a s karfiolom.</text:span></text:span></text:p>
        <text:p text:style-name="P89"><text:span text:style-name="CharStyle18"><text:span text:style-name="T1156"/></text:span></text:p>
        <text:p text:style-name="P91"><text:span text:style-name="CharStyle18"><text:span text:style-name="T1156">So špargou, ktorá je k rago určená, má sa dľa viacraz</text:span></text:span><text:span text:style-name="CharStyle18"><text:span text:style-name="T1202">i</text:span></text:span><text:span text:style-name="CharStyle18"><text:span text:style-name="T1156"> spomenutého spôsobu zachádzať, na kocky pokrájať a v slanej vode obariť; srdce z barančata na rezanky pokrájať; do masla dať drobno krájaný petržel a za ližicu múky, do neho špargu so srdcom, posoliť a spolu nechať povariť, pri čom šparga celá musí ostať; toto s pár žltky zalegirovať a v pare zakryté nechať stáť. Očistený karfiol v slanej vode uvariť, do masla dať múky a zaliať tou vodou, v ktorej sa karfiol varil. Rago sa dá do venca na okrúhlu misu, na to poklásť prichystanú na kúsky pokrájanú barančinu, do pro­striedku uložiť karfiol v podobe ruže, to poliať omáčkou, ba­rančinu ale žíjovým saftom.</text:span></text:span></text:p>
        <text:p text:style-name="P32"><text:span text:style-name="CharStyle18"><text:span text:style-name="T1156"/></text:span></text:p>
        <text:p text:style-name="P33"><text:span text:style-name="CharStyle18"><text:span text:style-name="T1156">374. Barančina s rakmi.</text:span></text:span></text:p>
        <text:p text:style-name="P89"><text:span text:style-name="CharStyle18"><text:span text:style-name="T1156"/></text:span></text:p>
        <text:p text:style-name="P91"><text:span text:style-name="CharStyle18"><text:span text:style-name="T1156">Dvacať veľkých rakov umyť, dať do vrelej vody a po­soliť, nane dať zeleného petržlenu a spolu nechať sv</text:span></text:span><text:span text:style-name="CharStyle18"><text:span text:style-name="T1202">a</text:span></text:span><text:span text:style-name="CharStyle18"><text:span text:style-name="T1156">riť, vo vode nechať vystydnuť, chvost</text:span></text:span><text:span text:style-name="CharStyle18"><text:span text:style-name="T1202">i</text:span></text:span><text:span text:style-name="CharStyle18"><text:span text:style-name="T1156">ky zo škrupín očistiť, čiernu žilku z n</text:span></text:span><text:span text:style-name="CharStyle18"><text:span text:style-name="T1202">í</text:span></text:span><text:span text:style-name="CharStyle18"><text:span text:style-name="T1156">ch vyňať; z nôh škrupinu oslobodiť a mäso v nej nechať, drobné nôžky obrezať, hlavu von vykrojiť, poroz­kladať do tepše, v rakovej masti upražiť a na teplom nechať stáť. Do masla sa dá za ližicu múky; to zaliať polievkou a dobre rozmiešať, aby hrčky neboly; posolené nechať uvariť, pridať muškatový kvet, raky jedon vedľa druhého nohami na pred na misu klásť, prichystanú na kúsky pokrájanú ba­rančinu do vysok</text:span></text:span><text:span text:style-name="CharStyle18"><text:span text:style-name="T1202">a</text:span></text:span><text:span text:style-name="CharStyle18"><text:span text:style-name="T1156"> ukladať, do omáčky dať rakovej masti a to na ohni miešať, aby mala peknú barvu; k tomu dva žltky zalegirovať, na predošlé cez sitko precediť a po vrchu žijovým saftom poliať.</text:span></text:span></text:p>
        <text:p text:style-name="P32"><text:span text:style-name="CharStyle18"><text:span text:style-name="T1156"/></text:span></text:p>
        <text:p text:style-name="P33"><text:soft-page-break/><text:span text:style-name="CharStyle18"><text:span text:style-name="T1156">375. Barančie karbanádle.</text:span></text:span></text:p>
        <text:p text:style-name="P89"><text:span text:style-name="CharStyle18"><text:span text:style-name="T1156"/></text:span></text:p>
        <text:p text:style-name="P91"><text:span text:style-name="CharStyle18"><text:span text:style-name="T1156">Z oboch strán predních štvrtí karbanádle vytiať, mäso z rebierkov nožovým chrbtom dolu zklopať, žilovaté i</text:span></text:span><text:span text:style-name="CharStyle24"><text:span text:style-name="T1156"> </text:span></text:span><text:span text:style-name="CharStyle18"><text:span text:style-name="T1156">s kosťou vyrezať, kôstky na rovnakú d</text:span></text:span><text:span text:style-name="CharStyle18"><text:span text:style-name="T1202">l</text:span></text:span><text:span text:style-name="CharStyle18"><text:span text:style-name="T1156">žku porovnať a po­soliť; dva žltky s rozpusteným maslom roztrepať, do toho každý kúsok omáčať, žemľovými mrvinami obsypať, na tepšu do masla poukladať, z oboch strán na žlto odpiecť a na misu hore koncom rebierkami do venca poukladať. Do toho, kde sa karbanádle piekly, pridať pár ližíc smotanky, toľkože žíjového saftu a citronovej šťavy, to na chytrom ohni miešať a po zvarení do prostriedku vliať. Takto sa chystajú i nasle­dovné jedlá:</text:span></text:span></text:p>
        <text:p text:style-name="P46"><text:span text:style-name="CharStyle18"><text:span text:style-name="T1156"/></text:span></text:p>
        <text:p text:style-name="P47"><text:span text:style-name="CharStyle18"><text:span text:style-name="T1156">376. Barančie karbanádle so zeleným hrachom.</text:span></text:span></text:p>
        <text:p text:style-name="P47"><text:span text:style-name="CharStyle18"><text:span text:style-name="T1156"/></text:span></text:p>
        <text:p text:style-name="P35"><text:span text:style-name="CharStyle18"><text:span text:style-name="T1156">377. Barančie karbanádle s riedkou škvareninou a s rakmi.</text:span></text:span></text:p>
        <text:p text:style-name="P46"><text:span text:style-name="CharStyle18"><text:span text:style-name="T1156">378. Barančie karbanádle s m</text:span></text:span><text:span text:style-name="CharStyle18"><text:span text:style-name="T1202">a</text:span></text:span><text:span text:style-name="CharStyle18"><text:span text:style-name="T1156">jovými hubkami.</text:span></text:span></text:p>
        <text:p text:style-name="P35"><text:span text:style-name="CharStyle18"><text:span text:style-name="T1156"/></text:span></text:p>
        <text:p text:style-name="P36"><text:span text:style-name="CharStyle18"><text:span text:style-name="T1156">379. S luteránskou škvareninou špikovaná barančia štvrť.</text:span></text:span></text:p>
        <text:p text:style-name="P89"><text:span text:style-name="CharStyle18"><text:span text:style-name="T1156"/></text:span></text:p>
        <text:p text:style-name="P91"><text:span text:style-name="CharStyle18"><text:span text:style-name="T1156">Obležanú zadniu štvrť umyť, dať do studenej vody, v nej uvariť, do studenej vody odložiť a nechať v nej vystydnuť. Slaninu na rez</text:span></text:span><text:span text:style-name="CharStyle18"><text:span text:style-name="T1202">a</text:span></text:span><text:span text:style-name="CharStyle18"><text:span text:style-name="T1156">nky pokrájať, t</text:span></text:span><text:span text:style-name="CharStyle18"><text:span text:style-name="T1202">y</text:span></text:span><text:span text:style-name="CharStyle18"><text:span text:style-name="T1156">mito barančinu vyšpikovať, posoliť a na žlto v masti upiecť. Pol funta čerstvých klbás upiecť a na malé kúsky pokrájať, tak tiež z uvareného peklovaného jazyka rez</text:span></text:span><text:span text:style-name="CharStyle18"><text:span text:style-name="T1202">a</text:span></text:span><text:span text:style-name="CharStyle18"><text:span text:style-name="T1156">nky nakrájať; toľkože šovdry, s</text:span></text:span><text:span text:style-name="CharStyle18"><text:span text:style-name="T1202">a</text:span></text:span><text:span text:style-name="CharStyle18"><text:span text:style-name="T1156">lami a slaniny na drobné kocky pokrájať, v nádobe na žlto upražiť a do toho dať pokrájané prídavky; desať celých vajec zabiť, posoliť, pridať tlčeného korenia a od spodku na ohni miešať, aby škvarenina saftovitá bola. Upečenú štvrť na kúsky pokrájať, na dlhú misu v celosti poriadne poukladať, škvareninu ližicou vôkol na hromádky klásť, saftom poliať, škvareninu krájanou paž</text:span></text:span><text:span text:style-name="CharStyle18"><text:span text:style-name="T1202">i</text:span></text:span><text:span text:style-name="CharStyle18"><text:span text:style-name="T1156">tkou posypať a horúce jedlo dať na stôl. Dľa tohoto predpisu sa robí i nasledovné jedlo:</text:span></text:span></text:p>
        <text:p text:style-name="P32"><text:span text:style-name="CharStyle18"><text:span text:style-name="T1156"/></text:span></text:p>
        <text:p text:style-name="P33"><text:span text:style-name="CharStyle18"><text:span text:style-name="T1156">380. Barančia štvrť na pečenku.</text:span></text:span></text:p>
        <text:p text:style-name="P4"><text:soft-page-break/><text:span text:style-name="CharStyle24"><text:span text:style-name="T1156"/></text:span></text:p>
        <text:p text:style-name="P3"><text:span text:style-name="CharStyle12"><text:span text:style-name="T1156">E) Čiastka.</text:span></text:span></text:p>
        <text:p text:style-name="P3"><text:span text:style-name="CharStyle15"><text:span text:style-name="T1156"/></text:span></text:p>
        <text:p text:style-name="P7"><text:span text:style-name="CharStyle15"><text:span text:style-name="T1156">Sviňské mäso.</text:span></text:span></text:p>
        <text:p text:style-name="P35"><text:span text:style-name="CharStyle18"><text:span text:style-name="T1156"/></text:span></text:p>
        <text:p text:style-name="P38"><text:span text:style-name="CharStyle18"><text:span text:style-name="T1156">381. Faširovaná sviňská hlava.</text:span></text:span></text:p>
        <text:p text:style-name="P89"><text:span text:style-name="CharStyle18"><text:span text:style-name="T1156"/></text:span></text:p>
        <text:p text:style-name="P91"><text:span text:style-name="CharStyle18"><text:span text:style-name="T1156">O sviňskom čili bravčovom mäse neni potrebné mnoho písať, poneváč je ono všade známe a aj ten najpospolitejší ľud zná s ním zachádzať. K pripraveniu prítomného jedla má sa hlava pri samých lopatkách rovno odrezať, zo srsti očistiť, opáliť, z ušú všetku nečistotu povyškrabovať, čisto umyť a prez poly až na kožu rozťať, aby od vrchu celá ostala. Kosti z hlavy povyberať, bez toho žeby sa na kožke diera urobila; mäso z kostí a z lopatiek povyrezovať, všetko dať do hrnčenej nádoby, pridať pol funta soli a dve holby vody, sv</text:span></text:span><text:span text:style-name="CharStyle18"><text:span text:style-name="T1202">a</text:span></text:span><text:span text:style-name="CharStyle18"><text:span text:style-name="T1156">riť a vyliať na hlavu. K tomu sa pridá celé korenie, borovičky, pár hrebíčkov, bobkový list, citronové kôrky, na listy pokrájanej cibule, str</text:span></text:span><text:span text:style-name="CharStyle18"><text:span text:style-name="T1202">u</text:span></text:span><text:span text:style-name="CharStyle18"><text:span text:style-name="T1156">čky cesnaku, voňavej kapusty a trochu tlčenej sanitry; to sa nechá za pár dní na chladnom mieste zakryté stáť, každý deň obracať, hlavu z marinádu von vziať, zo všetkého očistiť, z nej podlhovaté kúsky krájať, pridať funt telacieho mäsa a pol funta údenej slaniny, spolu posekať, v mažiari potlc</text:span></text:span><text:span text:style-name="CharStyle18"><text:span text:style-name="T1202">ť</text:span></text:span><text:span text:style-name="CharStyle18"><text:span text:style-name="T1156">, do toho dať miešaného ko­renia, hlavu rozprestrieť, s fášom natrieť, miešaným korením posypané krájané mäso a slaninu, jako i peklovaný jazyk a jelenie huby po celom porozkladať, na to zas fášu a tak po­kračovať, kým sa doplní. Potom sa hlava spolu složí a tak sa usporiada, jakoby celá bola; mocnou niťou sošiť, do či­stého plátna zakrútiť, motúzom pevne pozakrúcať a dať do priestrannej nádoby. Za päť hodín nechá sa vo vode po­voľne variť, k nej dať z nej vybraté jako i hovädzie a telacie kosti, pridať zo všetkých zelených veci, korenia, bobkového listu a pár holieb červeného v</text:span></text:span><text:span text:style-name="CharStyle18"><text:span text:style-name="T1202">í</text:span></text:span><text:span text:style-name="CharStyle18"><text:span text:style-name="T1156">na. Pri zkúšaní, či je hlava už dosť mäkká, bodne sa do nej špikadlom; jest</text:span></text:span><text:span text:style-name="CharStyle18"><text:span text:style-name="T1202">l</text:span></text:span><text:span text:style-name="CharStyle18"><text:span text:style-name="T1156">i ono ľahko preide cez hlavu, je už dosť vyvarená, odložiť na studené miesto a nechať vystydnuť. Potom sa vezne von, plátno z nej sa soberie, pri hrdle na prst zdlže narezať, na misu servýt </text:span></text:span><text:soft-page-break/><text:span text:style-name="CharStyle18"><text:span text:style-name="T1156">složiť, naň hlavu položiť, na potrebný počeť kusov</text:span></text:span><text:span text:style-name="CharStyle24"><text:span text:style-name="T1156"> </text:span></text:span><text:span text:style-name="CharStyle18"><text:span text:style-name="T1156">rozkrájať, pridať posekaného aspiku alebo aj chladnú ole­jovú omáčku a držať na chladnom mieste. Polievka, v ktorej sa hlava varila, dá sa dobre upotrebiť s pridaním pod č. 134. udaného mäsového aspiku. Zvlášte sa upotrebuje pri plesoch a iných zábavách. Ohľadom hlavy je potrebné ešte povedať, že zuby z vrchnej škrane pripravia sa k hlave, táto sa glásom celkom pomastí a dá sa do letnej pece; ona musí vyzerať, jakoby bola zaúdená.</text:span></text:span></text:p>
        <text:p text:style-name="P44"><text:span text:style-name="CharStyle18"><text:span text:style-name="T1156"/></text:span></text:p>
        <text:p text:style-name="P45"><text:span text:style-name="CharStyle18"><text:span text:style-name="T1156">382. Šovdry zapacovať.</text:span></text:span></text:p>
        <text:p text:style-name="P89"><text:span text:style-name="CharStyle18"><text:span text:style-name="T1156"/></text:span></text:p>
        <text:p text:style-name="P91"><text:span text:style-name="CharStyle18"><text:span text:style-name="T1156">Dobrota šovdry závisí od toho, jako sa sviňa krmí a koľkoročná je; najchutnejšie mäso je vtedy, ke</text:span></text:span><text:span text:style-name="CharStyle18"><text:span text:style-name="T1202">ď</text:span></text:span><text:span text:style-name="CharStyle18"><text:span text:style-name="T1156"> sa sviňa jačmeňom krmí, tak tiež ke</text:span></text:span><text:span text:style-name="CharStyle18"><text:span text:style-name="T1202">ď</text:span></text:span><text:span text:style-name="CharStyle18"><text:span text:style-name="T1156"> sa ročiak zakole. Šovdru i so slaninou vyrezať, na jednu šovdru má sa brať tri lôty sanitry a tým sa teplá šovdra nadrie. Koliander a borovky majú sa tak potlcť, aby popukané ostaly, pridať cesnaku, so solou všetko spolu smiešať, týmto šovdru na­trieť a ukladať do drevenej nádoby; z mladého brava môže sa pridať do nádoby chudá slaninka (Kaiserfteisch) z podbrušia a iné mäso, čo sa zakryté nechá na chladnom mieste stáť. Do hrnca sa dá baziliky, temian, bobkový list, šalvija, borovky, celé korenie, </text:span></text:span><text:span text:style-name="CharStyle18"><text:span text:style-name="T1202">ď</text:span></text:span><text:span text:style-name="CharStyle18"><text:span text:style-name="T1156">umbier, pár hrebíčkov a citronové kôrky, na to sa naleje pár holbí dobrého vína a nechá sa za pár dní zakryté stáť. Potom sa prez sitko na mäso precedí, na zeliny doleje sa vody, dobre sa vytlačí a dá sa zpátky, každý deň sa má obracať a vždy musí byť zakryté, aby nevypáchlo. Podbrušná slaninka a iné drobné mäso dosť sa obleží za 14 dní a môže sa do komína vyvesiť, kdežto šovdra za šesť týdňov má sa pacovať. Jestliby za ten čas nemal</text:span></text:span><text:span text:style-name="CharStyle18"><text:span text:style-name="T1202">y</text:span></text:span><text:span text:style-name="CharStyle18"><text:span text:style-name="T1156"> šovdry dosť rosola, má sa voda so solou sv</text:span></text:span><text:span text:style-name="CharStyle18"><text:span text:style-name="T1202">a</text:span></text:span><text:span text:style-name="CharStyle18"><text:span text:style-name="T1156">riť a ochladnuté nane vyliať; k údeniu musí sa vybrať také miesto, aby prechád­zalo povetrie, ináčej by sa podusily. V čas údenia neni po­trebné veľký dým robiť, bo to odoberie mäsu chuť a razí ono dýmom, následkom čoho ostane horké. Ke</text:span></text:span><text:span text:style-name="CharStyle18"><text:span text:style-name="T1202">ď</text:span></text:span><text:span text:style-name="CharStyle18"><text:span text:style-name="T1156"> sa šovdry z komínu soberú, smieša sa ocot s dobrým vínom, týmito sa natierajú a nechajú sa na úvetrí uschnuť.</text:span></text:span></text:p>
        <text:p text:style-name="P4"><text:span text:style-name="CharStyle24"><text:span text:style-name="T1156"/></text:span></text:p>
        <text:p text:style-name="P44"><text:soft-page-break/><text:span text:style-name="CharStyle18"><text:span text:style-name="T1156">383. Šovdry na iný spôsob zasoliť.</text:span></text:span></text:p>
        <text:p text:style-name="P89"><text:span text:style-name="CharStyle18"><text:span text:style-name="T1156"/></text:span></text:p>
        <text:p text:style-name="P91"><text:span text:style-name="CharStyle18"><text:span text:style-name="T1156">Stáva sa v mnohých domoch, že naraz sa zakole viac kusov sv</text:span></text:span><text:span text:style-name="CharStyle18"><text:span text:style-name="T1202">í</text:span></text:span><text:span text:style-name="CharStyle18"><text:span text:style-name="T1156">ň, pri čom tým vätšia pozornosť je potrebná, poneváč sa ľahko slanina, mäso, šovdry a iné sdusiť môže, keď sa jedno na druhé ho</text:span></text:span><text:span text:style-name="CharStyle18"><text:span text:style-name="T1202">ď</text:span></text:span><text:span text:style-name="CharStyle18"><text:span text:style-name="T1156">ajako pohádže. Kusy zo svine majú sa natrieť s potlčenou sanit</text:span></text:span><text:span text:style-name="CharStyle18"><text:span text:style-name="T1202">r</text:span></text:span><text:span text:style-name="CharStyle18"><text:span text:style-name="T1156">ou jako i so solou, do ktorej sú vmiešané borevky, koliander a cesnak: na spodok nádoby dať sol, na to šovdry a tak sa so všetkým pokračuje; k tomu sa môžu i biele pečenky pridať. Po nekoľko hodinovom státí môžu sa pre lepšiu istotu von povyberať, či sa nesparia; vrchnie na spodok poklásť a v prvý deň viac razí </text:span></text:span><text:span text:style-name="CharStyle18"><text:span text:style-name="T1202">í</text:span></text:span><text:span text:style-name="CharStyle18"><text:span text:style-name="T1156">ch ob­liať, kým nevystydly. K tomuto sú dobré zvárky, by sa mohol rosol zpustiť a od vrchu polievať; jestli ale niet zvárky, musia sa každý deň prekladať a o nekoľko dní musí sa do nádoby sol pridať; čím je viac kusov šovdry, tým viac treba z potrebných vecí dodať. Ke</text:span></text:span><text:span text:style-name="CharStyle18"><text:span text:style-name="T1202">ď</text:span></text:span><text:span text:style-name="CharStyle18"><text:span text:style-name="T1156"> sa šovdry pripravujú, má sa nane naliať vody, sv</text:span></text:span><text:span text:style-name="CharStyle18"><text:span text:style-name="T1202">a</text:span></text:span><text:span text:style-name="CharStyle18"><text:span text:style-name="T1156">riť, pridať krájanú cibuľu, bob­kov</text:span></text:span><text:span text:style-name="CharStyle18"><text:span text:style-name="T1202">ý</text:span></text:span><text:span text:style-name="CharStyle18"><text:span text:style-name="T1156"> list, celé korenie a kuchynskej kapusty, to zakryté nechať vystydn</text:span></text:span><text:span text:style-name="CharStyle18"><text:span text:style-name="T1202">u</text:span></text:span><text:span text:style-name="CharStyle18"><text:span text:style-name="T1156">ť, smiešať spolu s rosolom, na šovdru vy­liať a v určitý čas do komína vyvesiť k vyúdeniu. Menšie kusy mäsa a slanina za osem dní sa dosť obležia.</text:span></text:span></text:p>
        <text:p text:style-name="P44"><text:span text:style-name="CharStyle18"><text:span text:style-name="T1156"/></text:span></text:p>
        <text:p text:style-name="P45"><text:span text:style-name="CharStyle18"><text:span text:style-name="T1156">384. Sviňskú masť vypražiť.</text:span></text:span></text:p>
        <text:p text:style-name="P89"><text:span text:style-name="CharStyle18"><text:span text:style-name="T1156"/></text:span></text:p>
        <text:p text:style-name="P91"><text:span text:style-name="CharStyle18"><text:span text:style-name="T1156">Po odobratí slaniny od mäsa majú sa pôlty pekne po­rovnať, aby žiadne šuplaty netr</text:span></text:span><text:span text:style-name="CharStyle18"><text:span text:style-name="T1202">č</text:span></text:span><text:span text:style-name="CharStyle18"><text:span text:style-name="T1156">aly; pri slanine nepotrebnú masť, by slanina hladká ostala, zrezať; tak tiež obrezať všetkú masť z mäsa, ktoré má prísť do soli, všetkú masť na kocky pokrájať, dať do kotla a hneď od začiatku má sa od spodku miešať, aby neprihorela. Do masti sa dá hrsť soli a praží sa tak dlho, kým škvarky neostanú žlté; kotol sa na stranu odloží, masť sa cez sito do prichystanej nádoby zcedí a škvarky sa varechou vytlačia, aby neostalo v n</text:span></text:span><text:span text:style-name="CharStyle18"><text:span text:style-name="T1202">í</text:span></text:span><text:span text:style-name="CharStyle18"><text:span text:style-name="T1156">ch mnoho masti. Kto týmto spôsobom pri vyprážaní masti zachádzať bude, nestratí masť nikdy svoju príjemnú chuť; najlepšie nádoby na masť sú plechové.</text:span></text:span></text:p>
        <text:p text:style-name="P4"><text:span text:style-name="CharStyle24"><text:span text:style-name="T1156"/></text:span></text:p>
        <text:p text:style-name="P116"><text:span text:style-name="CharStyle18"><text:span text:style-name="T1156">385. </text:span></text:span><text:span text:style-name="CharStyle18"><text:span text:style-name="T1203">F</text:span></text:span><text:span text:style-name="CharStyle18"><text:span text:style-name="T1156">riškú šovdru prichystať.</text:span></text:span></text:p>
        <text:p text:style-name="P89"><text:soft-page-break/><text:span text:style-name="CharStyle18"><text:span text:style-name="T1156"/></text:span></text:p>
        <text:p text:style-name="P91"><text:span text:style-name="CharStyle18"><text:span text:style-name="T1156">Z prostred šovdry celú kosť pozorne vyrezať a spolu složiť, aby mala svoju predošlú formu; motúzom okrútiť a dať do nádoby, polov</text:span></text:span><text:span text:style-name="CharStyle18"><text:span text:style-name="T1203">i</text:span></text:span><text:span text:style-name="CharStyle18"><text:span text:style-name="T1156">c sladkého mlieka a toľkože vody na ňu vyliať, prez noc nechať stáť, potom von vziať a dať do takého kastrola, ku ktorému sa nachádza dobrý vrchnák. K tomu sa pridá kus hovädzieho a toľkože telacieho mäsa, </text:span></text:span><text:span text:style-name="CharStyle18"><text:span text:style-name="T1203">z</text:span></text:span><text:span text:style-name="CharStyle18"><text:span text:style-name="T1156">eler, p</text:span></text:span><text:span text:style-name="CharStyle18"><text:span text:style-name="T1203">e</text:span></text:span><text:span text:style-name="CharStyle18"><text:span text:style-name="T1156">tržel, mrkva, hlávka cibule, cesnak, šaloty, celé korenie, bobkový list, dobrého červeného vína a bielej omáčky, to posoliť a pokrievkou prikryť; z múky sa urobí cesto a týmto sa pokrievka vôkol oblepí, aby nevyšlo žiadno povetrie, to dať na frišký oheň sv</text:span></text:span><text:span text:style-name="CharStyle18"><text:span text:style-name="T1203">a</text:span></text:span><text:span text:style-name="CharStyle18"><text:span text:style-name="T1156">riť, potom dať s kastrolom do neveľmi horúcej pece, v nej nechať za päť hodín pariť, čo sa vedľa šovdry riadi, či je veľká alebo menšia. Potom sa má pozorne von vziať, motúz dolu sobrať, vrch slaniny z nej zrezať, na kúsky pokrájať, masť z polievky dolu sobrať, to všetko cez sitko pretrieť, na ohni sv</text:span></text:span><text:span text:style-name="CharStyle18"><text:span text:style-name="T1203">a</text:span></text:span><text:span text:style-name="CharStyle18"><text:span text:style-name="T1156">riť a osobitne dať v šálke na stôl.</text:span></text:span></text:p>
        <text:p text:style-name="P44"><text:span text:style-name="CharStyle18"><text:span text:style-name="T1156"/></text:span></text:p>
        <text:p text:style-name="P45"><text:span text:style-name="CharStyle18"><text:span text:style-name="T1156">386. Šovdru na ten istý spôsob prichystať.</text:span></text:span></text:p>
        <text:p text:style-name="P89"><text:span text:style-name="CharStyle18"><text:span text:style-name="T1156"/></text:span></text:p>
        <text:p text:style-name="P91"><text:span text:style-name="CharStyle18"><text:span text:style-name="T1156">Ke</text:span></text:span><text:span text:style-name="CharStyle18"><text:span text:style-name="T1203">ď</text:span></text:span><text:span text:style-name="CharStyle18"><text:span text:style-name="T1156"> je šovdra dľa predošlého spôsobu prichystaná, pridajú sa k nej všetky prídavky, výjmúc omáčku; trochu dobrého octu priliať a dľa potreby ostatnie vodou doliať; z tej polievky, kde sa šovdra varila, masť dolu zobrať, pod č. 134 mäsový aspik prichystať, šovdru nechať vystydnuť, na kúsky pokrájať a aspikom obložiť.</text:span></text:span></text:p>
        <text:p text:style-name="P44"><text:span text:style-name="CharStyle18"><text:span text:style-name="T1156"/></text:span></text:p>
        <text:p text:style-name="P45"><text:span text:style-name="CharStyle18"><text:span text:style-name="T1156">387. Biela sviňská pečenka.</text:span></text:span></text:p>
        <text:p text:style-name="P89"><text:span text:style-name="CharStyle18"><text:span text:style-name="T1156"/></text:span></text:p>
        <text:p text:style-name="P91"><text:span text:style-name="CharStyle18"><text:span text:style-name="T1156">Str</text:span></text:span><text:span text:style-name="CharStyle18"><text:span text:style-name="T1203">u</text:span></text:span><text:span text:style-name="CharStyle18"><text:span text:style-name="T1156">čky z cesnaku prichystané popod nôž do mäsa bielej pečenky popchať, zasoliť, dať do pekáča, nechať po­voľne piecť a často polievať, aby žltú barvu dostala. Upe­čenú už pečenku na kúsky pokrájať a na misu poklásť, zbytočnú masť zobrať, pečenku saftom poliať a dať na stôl.</text:span></text:span></text:p>
        <text:p text:style-name="P4"><text:span text:style-name="CharStyle24"><text:span text:style-name="T1156"/></text:span></text:p>
        <text:p text:style-name="P44"><text:span text:style-name="CharStyle18"><text:span text:style-name="T1156">388. Parená biela sviňská pečenka.</text:span></text:span></text:p>
        <text:p text:style-name="P89"><text:soft-page-break/><text:span text:style-name="CharStyle18"><text:span text:style-name="T1156"/></text:span></text:p>
        <text:p text:style-name="P91"><text:span text:style-name="CharStyle18"><text:span text:style-name="T1156">Dľa predošlého predpisu pečenku cesnakom vyšpiko­vať, posoliť, do nádoby pokrájanej slaniny porozkladať, na to dať nakrájanej cibule, mrkvy, petržlenu a celého korenia, potom pridať pečenku, poliať, nechať na žlto upariť a často octom podlievať. Ke</text:span></text:span><text:span text:style-name="CharStyle18"><text:span text:style-name="T1203">ď</text:span></text:span><text:span text:style-name="CharStyle18"><text:span text:style-name="T1156"> je dosť mäkká, zleje sa masť dolu, pečenka sa m</text:span></text:span><text:span text:style-name="CharStyle18"><text:span text:style-name="T1203">ú</text:span></text:span><text:span text:style-name="CharStyle18"><text:span text:style-name="T1156">kou posype, pridá sa žajdlík červeného vína a dľa potreby polievky, čo sa spolu povarí. Pečenka po­krája sa na kúsky, položí sa na dlhú misu, vôkol nej rozložia sa v pare prichystané krumple a na celé precedí sa omáčka.</text:span></text:span></text:p>
        <text:p text:style-name="P44"><text:span text:style-name="CharStyle18"><text:span text:style-name="T1156"/></text:span></text:p>
        <text:p text:style-name="P45"><text:span text:style-name="CharStyle18"><text:span text:style-name="T1156">389. Šnicle z bielej pečenky.</text:span></text:span></text:p>
        <text:p text:style-name="P89"><text:span text:style-name="CharStyle18"><text:span text:style-name="T1156"/></text:span></text:p>
        <text:p text:style-name="P91"><text:span text:style-name="CharStyle18"><text:span text:style-name="T1156">Z bielej pečenky nakrájajú sa šnicle na prst zhrúbä, tieto nožom rozkl</text:span></text:span><text:span text:style-name="CharStyle18"><text:span text:style-name="T1203">o</text:span></text:span><text:span text:style-name="CharStyle18"><text:span text:style-name="T1156">pať, posoliť, do žemľových mrv</text:span></text:span><text:span text:style-name="CharStyle18"><text:span text:style-name="T1203">í</text:span></text:span><text:span text:style-name="CharStyle18"><text:span text:style-name="T1156">n poobálať, na masť do tepše </text:span></text:span><text:span text:style-name="CharStyle18"><text:span text:style-name="T1203">í</text:span></text:span><text:span text:style-name="CharStyle18"><text:span text:style-name="T1156">ch porozkladať a z oboch strán na žlto odpiecť. Tieto sa obyčajne pokladú na pripravený kaleráb alebo mrkvu, a sice na vrch.</text:span></text:span></text:p>
        <text:p text:style-name="P44"><text:span text:style-name="CharStyle18"><text:span text:style-name="T1156"/></text:span></text:p>
        <text:p text:style-name="P45"><text:span text:style-name="CharStyle18"><text:span text:style-name="T1156">390. Sviečková sviňská pečenka.</text:span></text:span></text:p>
        <text:p text:style-name="P89"><text:span text:style-name="CharStyle18"><text:span text:style-name="T1156"/></text:span></text:p>
        <text:p text:style-name="P91"><text:span text:style-name="CharStyle18"><text:span text:style-name="T1156">Poneváč sviňská sviečková pečenka je malá, musí sa ich vziať viac; blanku z nich zrezať, pečenku na rovnaké kúsky pokrájať a nožom rozklopať. V tej istej veľkosti na­krája sa slanina na listy, podobne i žemle; potom sa urobí z dreva ražník, naň sa sopchne najprv žemľa, potom slanina, konečne pečenka a tým sa pokračuje čím všetko stačí; pár z</text:span></text:span><text:span text:style-name="CharStyle18"><text:span text:style-name="T1203">rn</text:span></text:span><text:span text:style-name="CharStyle18"><text:span text:style-name="T1156">kov borievok veľmi na drobno pokrájať, so solou a pot</text:span></text:span><text:span text:style-name="CharStyle18"><text:span text:style-name="T1203">l</text:span></text:span><text:span text:style-name="CharStyle18"><text:span text:style-name="T1156">čeným korením smiešať, týmto na rožni sopchnutú pečenku posypať, dať do pekáča a pridať masti, v rúre na žlto odpiecť, dať na dlhú misu a saftom poliať.</text:span></text:span></text:p>
        <text:p text:style-name="P44"><text:span text:style-name="CharStyle18"><text:span text:style-name="T1156"/></text:span></text:p>
        <text:p text:style-name="P45"><text:span text:style-name="CharStyle18"><text:span text:style-name="T1156">391. Karbanádle z mladého prvčata.</text:span></text:span></text:p>
        <text:p text:style-name="P89"><text:span text:style-name="CharStyle18"><text:span text:style-name="T1156"/></text:span></text:p>
        <text:p text:style-name="P91"><text:span text:style-name="CharStyle18"><text:span text:style-name="T1156">Karbanádle s rebierkami vytiať, na kúsky rozsekať a nožom rozklopať; slaninu tiež posekať, posoliť, kúsky</text:span></text:span><text:span text:style-name="CharStyle24"><text:span text:style-name="T1156"> </text:span></text:span><text:span text:style-name="CharStyle18"><text:span text:style-name="T1156">omáčať do roztrepaného vajca, žemľovými </text:span></text:span><text:soft-page-break/><text:span text:style-name="CharStyle18"><text:span text:style-name="T1156">omrvinami po­sypať, do masti na tepšu porozkladať, z oboch strán na žlto odpiecť, na misu poukladať a saftom poliať.</text:span></text:span></text:p>
        <text:p text:style-name="P44"><text:span text:style-name="CharStyle18"><text:span text:style-name="T1156"/></text:span></text:p>
        <text:p text:style-name="P45"><text:span text:style-name="CharStyle18"><text:span text:style-name="T1156">392. Pečenka z prvčata.</text:span></text:span></text:p>
        <text:p text:style-name="P89"><text:span text:style-name="CharStyle18"><text:span text:style-name="T1156"/></text:span></text:p>
        <text:p text:style-name="P91"><text:span text:style-name="CharStyle18"><text:span text:style-name="T1156">Dľa potrebnej miery vezne sa mäso z chrbáta prvčata, toto dobre umyť, kosti od chrbta obťať, ponasekávať, slaninku od vrchu nožom ponarezávať, posoliť, dať na masť do pekáča, v rúre na žlto odpiecť a často slaninkou na dno pekáča obrátiť, aby kožka nevycivela; potom pokrájať, poriadne po­klásť na misu a saftom poliať. Pri pečení treba pozna­menať, že sa mäso nemá v samej masti pražiť, lež má sa po­lievkou podliať, aby bol pod ním žltý saft.</text:span></text:span></text:p>
        <text:p text:style-name="P44"><text:span text:style-name="CharStyle18"><text:span text:style-name="T1156"/></text:span></text:p>
        <text:p text:style-name="P45"><text:span text:style-name="CharStyle18"><text:span text:style-name="T1156">393. Parené sviňské stehno.</text:span></text:span></text:p>
        <text:p text:style-name="P89"><text:span text:style-name="CharStyle18"><text:span text:style-name="T1156"/></text:span></text:p>
        <text:p text:style-name="P91"><text:span text:style-name="CharStyle18"><text:span text:style-name="T1156">Umyté stehno cesnakom vyšpikovať, tlčené korenie so solou smiešať a týmto mäso natrieť, dať do nádoby pokrá­janej slaniny, k tomu pridať cibule, mrkvy petržlen a celého korenia, do toho stehno, na to naliať žajdlík octu a zakryté nechať na žlto pariť. Po upečení von vziať, masť dolu zcediť, trochu múkou posypať, dľa potreby polievkou doliať, pridať trochu octu a v tom nechať stehno povariť. Potom sa očistia surové krumple, dať ich do nádoby, posoliť, z odliatej masti nane dať a zakryté nechať na mäkko upariť; stehno na kúsky pokrájať, na misu poklásť, krumple dať vôkol a omáčku prez sito na mäso precediť.</text:span></text:span></text:p>
        <text:p text:style-name="P44"><text:span text:style-name="CharStyle18"><text:span text:style-name="T1156"/></text:span></text:p>
        <text:p text:style-name="P45"><text:span text:style-name="CharStyle18"><text:span text:style-name="T1156">394. Pečené prasiatko.</text:span></text:span></text:p>
        <text:p text:style-name="P89"><text:span text:style-name="CharStyle18"><text:span text:style-name="T1156"/></text:span></text:p>
        <text:p text:style-name="P91"><text:span text:style-name="CharStyle18"><text:span text:style-name="T1156">Pri čistení prasiatka je hlavnia vec, aby sa vo vode nesparilo; vo viacej vodách sa čistiť nesmie, voda prsty op</text:span></text:span><text:span text:style-name="CharStyle18"><text:span text:style-name="T1203">a</text:span></text:span><text:span text:style-name="CharStyle18"><text:span text:style-name="T1156">l</text:span></text:span><text:span text:style-name="CharStyle18"><text:span text:style-name="T1203">u</text:span></text:span><text:span text:style-name="CharStyle18"><text:span text:style-name="T1156">júca je dobrá na očistenie, prasa sa najprv v popole poobála, vo vode varechou obracať a pri púšťaní srsti vyňať na tablu, rukou srsť od hlavy zošmiknuť, dať zpátky do vody a v nej obracať, aby sa odparilo; celkom zo srsti očistiť, z ušú</text:span></text:span><text:span text:style-name="CharStyle24"><text:span text:style-name="T1156"> </text:span></text:span><text:span text:style-name="CharStyle18"><text:span text:style-name="T1156">nečistotu povyškrabovať, vypitvať, </text:span></text:span><text:soft-page-break/><text:span text:style-name="CharStyle18"><text:span text:style-name="T1156">zpod chvost</text:span></text:span><text:span text:style-name="CharStyle18"><text:span text:style-name="T1203">i</text:span></text:span><text:span text:style-name="CharStyle18"><text:span text:style-name="T1156">ka črevo vytisnuť a von vyrezať, čisto vo vode umyť, nechať odtiecť, zadnie nôžky medzi paprčky narezať, sohnu</text:span></text:span><text:span text:style-name="CharStyle18"><text:span text:style-name="T1203">ť</text:span></text:span><text:span text:style-name="CharStyle18"><text:span text:style-name="T1156"> a špajdlom podlžky a pri hrdle prepchať, prednie nôžky naň položiť a tak celé usporiadať, jako čoby na brušku ležalo. Z v</text:span></text:span><text:span text:style-name="CharStyle18"><text:span text:style-name="T1203">ň</text:span></text:span><text:span text:style-name="CharStyle18"><text:span text:style-name="T1156">útra sa dobre posolí, do pysku tiež soli dať, po vrchu solou natrieť a v soli nechať stať, položiť na plech a má sa na to pozorovať, aby v pr</text:span></text:span><text:span text:style-name="CharStyle18"><text:span text:style-name="T1203">i</text:span></text:span><text:span text:style-name="CharStyle18"><text:span text:style-name="T1156">hodný čas sa pieklo, poneváč po odpečení nesmie dlho stáť. Prasiatko potrebuje k pečeniu malú hodinku; ke</text:span></text:span><text:span text:style-name="CharStyle18"><text:span text:style-name="T1203">ď</text:span></text:span><text:span text:style-name="CharStyle18"><text:span text:style-name="T1156"> koža na ňom dobre uschne, pomastí sa celé čerstvým maslom, na žlto sa upečie a pri pečení sa s plechom obráti tak, aby prednia čiaska prišla na zad a zadnia napred, poneváč pri dvierkách rúry neni tak veľká horúčosť jako v pozadí. Ke</text:span></text:span><text:span text:style-name="CharStyle18"><text:span text:style-name="T1203">ď</text:span></text:span><text:span text:style-name="CharStyle18"><text:span text:style-name="T1156"> má peknú žltobrunátnu barvu, vezne sa von; po vrchu studenou vodou poliať, hlavu odrezať, ostatnie cez chrbát rozkrojiť a pozorne na kúsky pokrájať, aby sa kožka nepo­lámala; kúsky poriadne na misu poklásť a hlavu prez poly rozkrojiť.</text:span></text:span></text:p>
        <text:p text:style-name="P44"><text:span text:style-name="CharStyle18"><text:span text:style-name="T1156"/></text:span></text:p>
        <text:p text:style-name="P45"><text:span text:style-name="CharStyle18"><text:span text:style-name="T1156">395. S makar</text:span></text:span><text:span text:style-name="CharStyle18"><text:span text:style-name="T1203">o</text:span></text:span><text:span text:style-name="CharStyle18"><text:span text:style-name="T1156">ny plnené prasa.</text:span></text:span></text:p>
        <text:p text:style-name="P89"><text:span text:style-name="CharStyle18"><text:span text:style-name="T1156"/></text:span></text:p>
        <text:p text:style-name="P91"><text:span text:style-name="CharStyle18"><text:span text:style-name="T1156">Očistené prasa má sa zašpajdlovať, z vňútra posoliť, funt talianskych makar</text:span></text:span><text:span text:style-name="CharStyle18"><text:span text:style-name="T1203">o</text:span></text:span><text:span text:style-name="CharStyle18"><text:span text:style-name="T1156">nov na kúsky polámať, vo vrelej vode na mäkko uvariť, odcediť a studenou vodou premyť. Tieto makar</text:span></text:span><text:span text:style-name="CharStyle18"><text:span text:style-name="T1203">o</text:span></text:span><text:span text:style-name="CharStyle18"><text:span text:style-name="T1156">ny upražia sa v čerstvom masle, tieže posoliť a smiešať s 12 lôtami narajbaného parmazanského sýru a dobrou smotankou za pár ližíc, týmto prichystané prasa na­plniť, niťou sošiť, po vrchu posoliť, dať do rúry, na žlto upiecť, najprv čerstvým maslom pomastiť a pozor dať, aby dosť vy­pečené bolo. Potom von vziať, studenou vodou poliať, hlavu odrezať, pečenku prez chrbát rozkrojiť, makar</text:span></text:span><text:span text:style-name="CharStyle18"><text:span text:style-name="T1203">o</text:span></text:span><text:span text:style-name="CharStyle18"><text:span text:style-name="T1156">ny na misu dať a na zdlže usporiadať, prasa na kúsky pokrájať, na ma­kar</text:span></text:span><text:span text:style-name="CharStyle18"><text:span text:style-name="T1203">o</text:span></text:span><text:span text:style-name="CharStyle18"><text:span text:style-name="T1156">ny od bokov klásť, hlavu na poly rozkrojiť a na koniec misy položiť.</text:span></text:span></text:p>
        <text:p text:style-name="P4"><text:span text:style-name="CharStyle31"><text:span text:style-name="T1156"/></text:span></text:p>
        <text:p text:style-name="P44"><text:span text:style-name="CharStyle18"><text:span text:style-name="T1156">396. S reisom plnené prasa.</text:span></text:span></text:p>
        <text:p text:style-name="P89"><text:span text:style-name="CharStyle18"><text:span text:style-name="T1156"/></text:span></text:p>
        <text:p text:style-name="P91"><text:span text:style-name="CharStyle18"><text:span text:style-name="T1156">Z očisteného prasaťa kožu stiahnuť, pri kožke môže mäso ostať, kožka sa nesmie prerezať a tak sa má sťahovať, aby nôžky pri shybadloch ostaly pri </text:span></text:span><text:soft-page-break/><text:span text:style-name="CharStyle18"><text:span text:style-name="T1156">kožke, druhé kosti až po hlávku musia sa von vziať, hlava ostane celkom pri koži, a na kosťach pozostalé mäso sa obkrája. Do masla sa dá pokrájaná cibuľa, mäso a pľúcka upariť, toto na drobno po­krájať, tak tiež čiernu pečenku posekať; funt reisu vo vode obariť, odcediť, premyť studenou vodou, dať do masti a po­soliť, polievkou zaliať, do očistenej cibule pár hrebíčkov strčiť a dať do reisu, to zakryté nechať na mäkko odpariť, pri čom reis musí ostať sypký. Potom cibuľu von vziať, po­krájané mäso s pečenkou spolu smiešať, dať k tomu pár žltkov, muškatový kvet aj orech, týmto prasa naplniť, sošiť a na celok usporiadané dať na plech, posoliť a v rúre upiecť, aby peknú barvu malo; vodou poliať, pokrájať na kúsky a na dlhú misu poukladať.</text:span></text:span></text:p>
        <text:p text:style-name="P44"><text:span text:style-name="CharStyle18"><text:span text:style-name="T1156"/></text:span></text:p>
        <text:p text:style-name="P45"><text:span text:style-name="CharStyle18"><text:span text:style-name="T1156">397. Prasiatko na poľský spôsob.</text:span></text:span></text:p>
        <text:p text:style-name="P89"><text:span text:style-name="CharStyle18"><text:span text:style-name="T1156"/></text:span></text:p>
        <text:p text:style-name="P91"><text:span text:style-name="CharStyle18"><text:span text:style-name="T1156">Prasiatko dľa predošlého spôsobu prichystať; pár hlá­vok kapusty na tenké rezance pokrájať a zasoliť; na veľké listy pokrájanú slaninu dať do nádoby, v nej tiež tak po­krájanú cibuľu na žltobrunátno upražiť, kapustu z rosola dobre medzi rukami vytisnuť a pridať k slanine, podliať octom, k tomu kus mladej pôrčoviny, nechať na chytro upariť a po obdržaní žltobrunátnej barvy trochu múky, pár ližíc smotanky a bieleho vína na husto vyvariť a nechať trochu vystydnuť. Z kusa uvarenej štuky osti povyberať, mäso z nej na hodné kúsky pokrájať a pridať k predošlému, do kapusty pár žltkov zamiešať, jako i za hrsť žemľových omrvín a tlčené korenie, prichystané prasa rozložiť, po celom kapusty roztrieť, po tom dať na dlho pokrájanej uvarenej šovdry, k tomu dať z mäsa v kapuste upareného, zas ka­pusty a tak pokračovať, kým sa celé nedoplní. Potom sa prasa jakoby celé spolu složí, niťou sa sošije, posoliť, dať</text:span></text:span><text:span text:style-name="CharStyle24"><text:span text:style-name="T1156"> </text:span></text:span><text:span text:style-name="CharStyle18"><text:span text:style-name="T1156">na plech a v rúre poriadne upiecť, aby pekn</text:span></text:span><text:span text:style-name="CharStyle18"><text:span text:style-name="T1204">ú</text:span></text:span><text:span text:style-name="CharStyle18"><text:span text:style-name="T1156"> barvu malo; upečené pokrájať a na misu poklásť.</text:span></text:span></text:p>
        <text:p text:style-name="P91"><text:span text:style-name="CharStyle18"><text:span text:style-name="T1156"/></text:span></text:p>
        <text:p text:style-name="P44"><text:span text:style-name="CharStyle18"><text:span text:style-name="T1156">398. Faširova</text:span></text:span><text:span text:style-name="CharStyle18"><text:span text:style-name="T1204">n</text:span></text:span><text:span text:style-name="CharStyle18"><text:span text:style-name="T1156">é prasiatko.</text:span></text:span></text:p>
        <text:p text:style-name="P89"><text:span text:style-name="CharStyle18"><text:span text:style-name="T1156"/></text:span></text:p>
        <text:p text:style-name="P91"><text:span text:style-name="CharStyle18"><text:span text:style-name="T1156">Prasiatko sa tak ztiahne, aby sa kožka neprerezala; d</text:span></text:span><text:span text:style-name="CharStyle18"><text:span text:style-name="T1204">ľ</text:span></text:span><text:span text:style-name="CharStyle18"><text:span text:style-name="T1156">a predošlého </text:span></text:span><text:soft-page-break/><text:span text:style-name="CharStyle18"><text:span text:style-name="T1156">predpisu všetke štyry nôžky pri shybadlách od­rezať, tak tiež hlávku, mäso z kostí obrezať, k tomu pridať dva funty hrudky z telacie</text:span></text:span><text:span text:style-name="CharStyle18"><text:span text:style-name="T1204">h</text:span></text:span><text:span text:style-name="CharStyle18"><text:span text:style-name="T1156">o stehna, to i s hovädzím špi­kom na drobno posekať, s namočenou v mlieku žemľou v mažiari potlcť, pečenku čiernu prez sito pretrieť, všetko spolu dať do nádoby, pridať pár žltkov, miešaného korenia, majoránu a to posoliť. Prasa sa rozloží a fášom natrie, kus šovdry, jako i obarenej slaniny na kúsky pokrájať; šampiony, pistacne a na tvrdo uvarených vajec každé na štvoro roz­krojiť, z každého po fáši zdlže rozkladať, zase na to fášu a tak pokračovať, kým sa prasa nenaplní, potom ho treba spolu složiť, mocnou niťou sošiť a porovnať, aby jako celé vyzeralo; na plátno ho položiť, doň pozorne skrútiť, motú­zom obvinúť; dať do priestrannej nádoby, z neho vyňaté jako i hovädzie a telacie kosti posekať a pridať, naň naliať holbu vína a žajdlík dobrého octu, ostatnie vodou, až kým nebude zakryté, doliať; tak tiež pridať zo zelených vecí, kuchyňskej kapusty, bobkový list, citronové kôrky a celé korenie, po­voľne nechať za pár hodín variť, na stranu odložiť a až do druhého dňa nechať stáť; potom von vziať, plátno zosňať, z neho pekné kúsky krájať a na misu ukladať, aspikom vôkol obložiť a k tomu dať hlávku; z polievky sa masť zo­berie a pokračuje sa jako stojí pod č. 134.</text:span></text:span></text:p>
        <text:p text:style-name="P44"><text:span text:style-name="CharStyle18"><text:span text:style-name="T1156"/></text:span></text:p>
        <text:p text:style-name="P45"><text:span text:style-name="CharStyle18"><text:span text:style-name="T1156">399. Galant</text:span></text:span><text:span text:style-name="CharStyle18"><text:span text:style-name="T1204">í</text:span></text:span><text:span text:style-name="CharStyle18"><text:span text:style-name="T1156">n z prasaťa.</text:span></text:span></text:p>
        <text:p text:style-name="P89"><text:span text:style-name="CharStyle18"><text:span text:style-name="T1156"/></text:span></text:p>
        <text:p text:style-name="P216"><text:span text:style-name="CharStyle18"><text:span text:style-name="T1156">Pri pripravovaní tohoto jedla ztiahne sa kožka z celého prasaťa, fáš sa urobí dľa predošlého predpisu, marinovaná husacia pečenka pretrie sa prez sito a pridá sa k fášu, kožku na šatu rozložiť, na štyry uhly usporiadať, fášom na­trieť a na to dať na dlho pokrájanej šovdry, šampiony,</text:span></text:span><text:span text:style-name="CharStyle24"><text:span text:style-name="T1156"> </text:span></text:span><text:span text:style-name="CharStyle18"><text:span text:style-name="T1156">pistacne, obarenej slaniny a na tvrdo uvarených vajec, zas fášu po celom rovnako rozotrieť, spolu skrútiť, do čistého plátna zavinúť, od jednoho konca motúzom tuho uviazať, husto ním pokrúcať a na druhom konci sviazať, dať do ná­doby, k tomu pridať kosti, očistených zelených vecí, bob­kový list a celé korenie, doliať polievkou, posoliť a nechať variť; v tejže polievke nechať vystydnuť, von vziať, položiť naň dasku a na to sa dá dačo ťažkéko, aby sa roztlapkalo. Z neho plátno zobrať, dľa </text:span></text:span><text:soft-page-break/><text:span text:style-name="CharStyle18"><text:span text:style-name="T1156">potreby kúsky krájať, vôkol aspikom okrášliť a ostatné v plátne zavinuté na chladnom mieste držať.</text:span></text:span></text:p>
        <text:p text:style-name="P44"><text:span text:style-name="CharStyle18"><text:span text:style-name="T1156"/></text:span></text:p>
        <text:p text:style-name="P45"><text:span text:style-name="CharStyle18"><text:span text:style-name="T1156">400. Krvavé jadernice.</text:span></text:span></text:p>
        <text:p text:style-name="P89"><text:span text:style-name="CharStyle18"><text:span text:style-name="T1156"/></text:span></text:p>
        <text:p text:style-name="P91"><text:span text:style-name="CharStyle18"><text:span text:style-name="T1156">K jaderniciam sa povykrajuje podbrušie, okružlie, hlava, pľúca a iné odpadlé kúsky sviňského mäsa, všetko spolu prinde do kotla a nechá sa variť; pri rozoberaní čriev má sa pozorne zachádzať, aby nečistota z vonku neprišla na ne; dobre opláknuť a zkúšať, či nepáchnu. Črevá sa porozrezajú na d</text:span></text:span><text:span text:style-name="CharStyle18"><text:span text:style-name="T1205">l</text:span></text:span><text:span text:style-name="CharStyle18"><text:span text:style-name="T1156">žku obyčajných jaderníc, koniec zašpajdlovať, uvarené mäso na kocky pokrájať, tak tiež nekoľké žemle; to obarkami ovlažiť, obarené okružlie s hodnou mierou cibule na drobno posekať, dať do nádoby a upražiť, kým cibuľa dobre nevonia. Potom sa potlčie čierne a bob­kové korenie s muškatovým orechom, majoranových pliev cez sito sa preseje, to dať i s krájaním do nádoby, k tomuto krvy prez sito precediť, posoliť, pridať z každého korenia jako i užiarenú cibuľu, týmto črevá nie veľmi tuho naplniť, nechať v obarkoch variť a pozor dať, aby sa nepopukaly. Na zkúšku jedna sa von vezne a do nej sa špajdlom pichne; jestli nevynde krv von, vtedy sa môžu do studenej vody povyberať, z tejto na dasku povystiera</text:span></text:span><text:span text:style-name="CharStyle18"><text:span text:style-name="T1205">ť</text:span></text:span><text:span text:style-name="CharStyle18"><text:span text:style-name="T1156"> a na chladné miesto k potrebe odložiť.</text:span></text:span></text:p>
        <text:p text:style-name="P44"><text:span text:style-name="CharStyle18"><text:span text:style-name="T1156"/></text:span></text:p>
        <text:p text:style-name="P45"><text:span text:style-name="CharStyle18"><text:span text:style-name="T1156">401. Májovky.</text:span></text:span></text:p>
        <text:p text:style-name="P89"><text:span text:style-name="CharStyle18"><text:span text:style-name="T1156"/></text:span></text:p>
        <text:p text:style-name="P1160"><text:span text:style-name="CharStyle18"><text:span text:style-name="T1156">Surová sviňská čierna pečenka poseká sa drobno a dá sa do nádoby; k tomu sa pridá kus na kocky pokrájaného </text:span></text:span><text:span text:style-name="CharStyle9"><text:span text:style-name="T1156">podbrušia a tiež tak pokrájanej obarkami ovlaženej žemle, to posoliť, pridať upraženej cibule, tlčené korenie a majoran, dľa potreby obarkami doliať, rozmiešať, k tomu trochu krvy precediť, týmto prichystané slabé črevá plniť, v kotle obariť, do studenej vody vybrať a v ostatnom dľa predošlého pred­pisu pokračovať.</text:span></text:span></text:p>
        <text:p text:style-name="P342"><text:span text:style-name="CharStyle9"><text:span text:style-name="T1156"/></text:span></text:p>
        <text:p text:style-name="P343"><text:span text:style-name="CharStyle9"><text:span text:style-name="T1156">402. S pohančenou kašou plnené jadernice.</text:span></text:span></text:p>
        <text:p text:style-name="P1161"><text:span text:style-name="CharStyle9"><text:span text:style-name="T1156"/></text:span></text:p>
        <text:p text:style-name="P1160"><text:soft-page-break/><text:span text:style-name="CharStyle9"><text:span text:style-name="T1156">Potrebná miera čisto obratej pohan</text:span></text:span><text:span text:style-name="CharStyle9"><text:span text:style-name="T1206">č</text:span></text:span><text:span text:style-name="CharStyle9"><text:span text:style-name="T1156">enej kaše dá sa do hrnca, na ňu precediť toľko obaru, aby dobre hustá bola a pri tom i celá ostala; pár razí smiešať, zakrytú na teplom mieste nechať stáť, z vrchu dolu sobrať, do nádoby sa vezne z nej potrebná miera, obarené mäso posekať, kus podbrušia na kocky nakrájať, to i s cibuľou a korením k predošlému pridať, posoliť, obarom rozriediť, týmto prichystané črevá plniť a v ostatnom dľa predošlého spôsobu pokračovať.</text:span></text:span></text:p>
        <text:p text:style-name="P344"><text:span text:style-name="CharStyle9"><text:span text:style-name="T1156"/></text:span></text:p>
        <text:p text:style-name="P345"><text:span text:style-name="CharStyle9"><text:span text:style-name="T1156">403. S reisom plnené jadernice.</text:span></text:span></text:p>
        <text:p text:style-name="P1161"><text:span text:style-name="CharStyle9"><text:span text:style-name="T1156"/></text:span></text:p>
        <text:p text:style-name="P1160"><text:span text:style-name="CharStyle9"><text:span text:style-name="T1156">Dľa potrebného pomeru vezne sa reis, obarí sa vo vode, vyliať ho na sito, premyť studenou vodou a dať do nádoby, posoliť, potreb</text:span></text:span><text:span text:style-name="CharStyle9"><text:span text:style-name="T1206">nú</text:span></text:span><text:span text:style-name="CharStyle9"><text:span text:style-name="T1156"> mieru obaru naň precediť a zakryté nechať pariť, aby sa dobre popukal a sypký ostal. S ostatnou prí­pravou sa pokračuje jako zvýš stojí.</text:span></text:span></text:p>
        <text:p text:style-name="P413"><text:span text:style-name="CharStyle9"><text:span text:style-name="T1156"/></text:span></text:p>
        <text:p text:style-name="P414"><text:span text:style-name="CharStyle9"><text:span text:style-name="T1156">404. So žltou (pšennou) kašou p</text:span></text:span><text:span text:style-name="CharStyle9"><text:span text:style-name="T1206">l</text:span></text:span><text:span text:style-name="CharStyle9"><text:span text:style-name="T1156">nené jadernice.</text:span></text:span></text:p>
        <text:p text:style-name="P1161"><text:span text:style-name="CharStyle9"><text:span text:style-name="T1156"/></text:span></text:p>
        <text:p text:style-name="P1160"><text:span text:style-name="CharStyle9"><text:span text:style-name="T1156">Žltá kaša sa čisto obere, vo vode vyumýva, vrelou vodou obariť, na sito vyliať, studenou vodou premyť, obaru </text:span></text:span><text:span text:style-name="CharStyle9"><text:span text:style-name="T1206">n</text:span></text:span><text:span text:style-name="CharStyle9"><text:span text:style-name="T1156">a ňu precediť a posoliť. Potom sa nechá na ohni sv</text:span></text:span><text:span text:style-name="CharStyle9"><text:span text:style-name="T1206">a</text:span></text:span><text:span text:style-name="CharStyle9"><text:span text:style-name="T1156">riť, po odvarení zakryté nechať stáť na teplom mieste, aby sa i po­pukala i aby sypká ostala. Z nej sa vezne do nádoby, k tomu dať sekaného mäsa a na kocky pokrájaného pod­brušia, upraženej cibule, korenia a majorán, toto s obarom rozpustiť, týmto črevá plniť, v kotle obariť a v ostatňom jako stojí zachádzať.</text:span></text:span></text:p>
        <text:p text:style-name="P222"><text:span text:style-name="CharStyle7"><text:span text:style-name="T1156"/></text:span></text:p>
        <text:p text:style-name="P344"><text:span text:style-name="CharStyle9"><text:span text:style-name="T1156">405. Sviňský sýr urobiť.</text:span></text:span></text:p>
        <text:p text:style-name="P1161"><text:span text:style-name="CharStyle9"><text:span text:style-name="T1156"/></text:span></text:p>
        <text:p text:style-name="P1160"><text:span text:style-name="CharStyle9"><text:span text:style-name="T1156">Z uvarenej sviňskej hlavy, z ušú a z podbrušia rezanky nakrájať, z toho dať hodnú mieru do nádoby, pridať z pozo­stalého sekaného mäsa, upraženej cibule, korenia a majo­ránu, posoliť, na to krvy precediť, spolu smiešať, týmto sviňský žalúdok naplniť, koniec pozorne zašpajdlovať, v kotli nechať za dve </text:span></text:span><text:soft-page-break/><text:span text:style-name="CharStyle9"><text:span text:style-name="T1156">hodiny povoľne variť, čo sa zvätša dľa veľ­kosti riadi, lebo nesmie sa ani prevariť ani krvavý v pro­striedku ostať. Po odvarení von vziať, položiť medzi dve dasky, na vrchniu dá sa dačo ťažkého k utlapkaniu, po odstydnutí krájajú sa z neho tenké listy a pripravuje sa s octom, olejom a cibuľou.</text:span></text:span></text:p>
        <text:p text:style-name="P344"><text:span text:style-name="CharStyle9"><text:span text:style-name="T1156"/></text:span></text:p>
        <text:p text:style-name="P345"><text:span text:style-name="CharStyle9"><text:span text:style-name="T1156">406. Klbásy s citronom prichystať.</text:span></text:span></text:p>
        <text:p text:style-name="P1161"><text:span text:style-name="CharStyle9"><text:span text:style-name="T1156"/></text:span></text:p>
        <text:p text:style-name="P1160"><text:span text:style-name="CharStyle9"><text:span text:style-name="T1156">Mäso ku klbásam sa reže z rozpoltovanej už svine, preto sa nemôže udať alebo predpísať čiastka, z kade sa má alebo musí odrezať; na tomto mäse nesmie mnoho masti ostať, poseká sa podľa ľúbosti, — nektorí majú radi menšie, iní zas vätšie krájance — a dať do nádoby. Z kusu sadla sa blana dolu ztiahne, to na drobné kocky pokrájať a pridať k mäsu, posoliť, naliať naň vriaceho obaru a rukou alebo varechou do okola miešať, aby sa penilo a aj pekné biele ostalo. K tomu sa dá tlčené korenie, majorán, citronové na drobno pokrájané kôrky a obaru, to celé dobre rozmiešať a tymže prichystané črevá nie veľmi tuho plniť; klbásy sa krá­jajú dľa ľúbosti a odložia sa na chladné miesto. Obar sa preto dáva k mäsu, aby klbásy tak chytro neočervenely.</text:span></text:span></text:p>
        <text:p text:style-name="P344"><text:span text:style-name="CharStyle9"><text:span text:style-name="T1156"/></text:span></text:p>
        <text:p text:style-name="P345"><text:span text:style-name="CharStyle9"><text:span text:style-name="T1156">407. Klbásy s cesnakom.</text:span></text:span></text:p>
        <text:p text:style-name="P1161"><text:span text:style-name="CharStyle9"><text:span text:style-name="T1156"/></text:span></text:p>
        <text:p text:style-name="P1160"><text:span text:style-name="CharStyle9"><text:span text:style-name="T1156">Na predošlý spôsob sa má mäso prichystať, posekať, s obarom rozrobiť a okoreniť, majoránu pridať, posoliť, k tomu zo sadla kus na kocky pokrájať, potrebnú mieru cesnaku očistiť, na drobno posekať, s mäsom smiešať a týmto črevá plniť. Keď sú črevá ku klbásam rozobraté, majú sa</text:span></text:span><text:span text:style-name="CharStyle7"><text:span text:style-name="T1156"> </text:span></text:span><text:span text:style-name="CharStyle9"><text:span text:style-name="T1156">na zdlž složiť, na spodku nožom rozrezať, od vrchu letnú vodu nane liať, nečistotu z nich rukou vytlačiť, nožovým chrbtom od konca šlamovať, ošlamovaný kus do Ťavej ruky chytiť, po celom čreve zpátky šlamovať a žilku od šlamovaného čreva zvliekať. Takýmto zachádzaním všetka ne­čistota druhým koncom von vynde a črevo jako papier očistené dá sa do letnej vody, kým sa nepotrebuje.</text:span></text:span></text:p>
        <text:p text:style-name="P344"><text:span text:style-name="CharStyle9"><text:span text:style-name="T1156"/></text:span></text:p>
        <text:p text:style-name="P345"><text:span text:style-name="CharStyle9"><text:span text:style-name="T1156">408. Žobrácka kaša.</text:span></text:span></text:p>
        <text:p text:style-name="P1161"><text:soft-page-break/><text:span text:style-name="CharStyle9"><text:span text:style-name="T1156"/></text:span></text:p>
        <text:p text:style-name="P1160"><text:span text:style-name="CharStyle9"><text:span text:style-name="T1156">Všetke pozostatky z mäsa a jaderníc s kašou dajú sa do nádoby, do toho sa krv precedí, na to potrebnú mieru obarku precediť, zakryté dať na oheň, často od spodku miešať a nechať upariť.</text:span></text:span></text:p>
        <text:p text:style-name="P344"><text:span text:style-name="CharStyle9"><text:span text:style-name="T1156"/></text:span></text:p>
        <text:p text:style-name="P345"><text:span text:style-name="CharStyle9"><text:span text:style-name="T1156">409. Údená debrecinská klbása.</text:span></text:span></text:p>
        <text:p text:style-name="P1161"><text:span text:style-name="CharStyle9"><text:span text:style-name="T1156"/></text:span></text:p>
        <text:p text:style-name="P1160"><text:span text:style-name="CharStyle9"><text:span text:style-name="T1156">K tomuto jedlu vezne sa polovica sviňského a polovica hovädzieho mäsa, toto i s kúskom sviečkovej pečenky nie veľmi na drobno posekať, pár strukov cesnaku so solou roz­trieť, opaprikovať, dľa potreby posoliť, vodou spolu pomiešať a tým črevo naplniť; oba konce spolu skrútiť, dať do nádoby, posoliť, za nekoľko dní na chladnom mieste nechať stáť, každý deň obracať a v komíne nechať vyúdiť. Pri upotrebení narajbe sa k ním chrenu.</text:span></text:span></text:p>
        <text:p text:style-name="P413"><text:span text:style-name="CharStyle9"><text:span text:style-name="T1156"/></text:span></text:p>
        <text:p text:style-name="P414"><text:span text:style-name="CharStyle9"><text:span text:style-name="T1156">410. Sviňské karbanádle za minútu smažené.</text:span></text:span></text:p>
        <text:p text:style-name="P1161"><text:span text:style-name="CharStyle9"><text:span text:style-name="T1156"/></text:span></text:p>
        <text:p text:style-name="P1160"><text:span text:style-name="CharStyle9"><text:span text:style-name="T1156">Z prvčata karbanádle posekať, z kosti očistiť, rebierka pri mäse nechať, nie veľmi na tento rozklopať, posoliť, do múky poobálať, do vajca omáčať. žemľovými mrvinami obsy­pať, v masti povoľne z oboch strán na žlto vysmažiť, dať na misu a pridať uhorky. Na tento spôsob robia sa aj sviňské šnicle.</text:span></text:span></text:p>
        <text:p text:style-name="P222"><text:span text:style-name="CharStyle7"><text:span text:style-name="T1156"/></text:span></text:p>
        <text:p text:style-name="P224"><text:span text:style-name="CharStyle7"><text:span text:style-name="T1156"/></text:span></text:p>
        <text:h text:style-name="P319" text:outline-level="3"><text:bookmark-start text:name="bookmark01"/><text:span text:style-name="CharStyle13"><text:span text:style-name="T1156">V. Oddelenie.</text:span></text:span><text:bookmark-end text:name="bookmark01"/></text:h>
        <text:h text:style-name="P330" text:outline-level="4"><text:span text:style-name="CharStyle15"><text:span text:style-name="T1156"/></text:span></text:h>
        <text:h text:style-name="P331" text:outline-level="4"><text:bookmark-start text:name="bookmark21"/><text:span text:style-name="CharStyle15"><text:span text:style-name="T1156">O mäse z lesných čili divých zverov.</text:span></text:span><text:bookmark-end text:name="bookmark21"/></text:h>
        <text:p text:style-name="P1774"><text:span text:style-name="CharStyle16"><text:span text:style-name="T1156"/></text:span></text:p>
        <text:p text:style-name="P1775"><text:span text:style-name="CharStyle16"><text:span text:style-name="T1156">C) Čiastka.</text:span></text:span></text:p>
        <text:p text:style-name="P1839"><text:span text:style-name="CharStyle18"><text:span text:style-name="T1156"/></text:span></text:p>
        <text:p text:style-name="P1840"><text:span text:style-name="CharStyle18"><text:span text:style-name="T1207">O</text:span></text:span><text:span text:style-name="CharStyle18"><text:span text:style-name="T1156"> mäse z divej svine, jeleňa a dámky.</text:span></text:span></text:p>
        <text:p text:style-name="P344"><text:span text:style-name="CharStyle9"><text:span text:style-name="T1156"/></text:span></text:p>
        <text:p text:style-name="P345"><text:span text:style-name="CharStyle9"><text:span text:style-name="T1156">411. Stehno z divej svine.</text:span></text:span></text:p>
        <text:p text:style-name="P1161"><text:span text:style-name="CharStyle9"><text:span text:style-name="T1156"/></text:span></text:p>
        <text:p text:style-name="P1160"><text:soft-page-break/><text:span text:style-name="CharStyle9"><text:span text:style-name="T1156">Medzi domácou a divou sviňou je veľký rozdiel ohľa­dom i vonkajšej podoby, i prípravy, i chuti. Pre domácu potrebu neni ona tak užitočná a len v nektorých krajoch je ona známou. Ona má dlhšiu hlavu nežli domáca, uši jej hore stoja a sú kratšie, pysk a kosti sú o mnoho mocnejšie, srs</text:span></text:span><text:span text:style-name="CharStyle9"><text:span text:style-name="T1207">ť</text:span></text:span><text:span text:style-name="CharStyle9"><text:span text:style-name="T1156"> jej je čierna a nemôže sa tak očistiť jako pri domácej, preto sa táže musí u kováčov žeravým železom opa</text:span></text:span><text:span text:style-name="CharStyle9"><text:span text:style-name="T1207">l</text:span></text:span><text:span text:style-name="CharStyle9"><text:span text:style-name="T1156">ovať; príprava k jedlu stoj</text:span></text:span><text:span text:style-name="CharStyle9"><text:span text:style-name="T1207">í</text:span></text:span><text:span text:style-name="CharStyle9"><text:span text:style-name="T1156"> mnoho a faš</text:span></text:span><text:span text:style-name="CharStyle9"><text:span text:style-name="T1207">í</text:span></text:span><text:span text:style-name="CharStyle9"><text:span text:style-name="T1156">rovaná hlava je zvlášte obľúbená pri veľkých stoloch. K pripraveniu pr</text:span></text:span><text:span text:style-name="CharStyle9"><text:span text:style-name="T1207">i</text:span></text:span><text:span text:style-name="CharStyle9"><text:span text:style-name="T1156">tomného jedla má sa stehno umyť, kožku dobre oškrabať, posoliť a dať tak do nádoby, aby v nej po d</text:span></text:span><text:span text:style-name="CharStyle9"><text:span text:style-name="T1207">l</text:span></text:span><text:span text:style-name="CharStyle9"><text:span text:style-name="T1156">žky ležala; k tomu pridať hod</text:span></text:span><text:span text:style-name="CharStyle9"><text:span text:style-name="T1207">nú</text:span></text:span><text:span text:style-name="CharStyle9"><text:span text:style-name="T1156"> mieru pokrájanej cibule, mrkvy, petržlenu, zeleru, bob­kového listu, kuchyňskej kapusty, celého korenia a pár hrebičkov, to doliať dobrým červeným vínom a čiastkou octu, ostatnie polievkou doplniť, aby bolo celkom zakryté; nechať povoľne variť, pred nastolovaním von vziať a na pekné kúsky pokrájať, kožka musí pri mäse ostať, na misu ukladať, prí­davky von vybrať a prez sito pretreté dať do nádoby, z po­lievky naň precediť, na chytrom ohni sv</text:span></text:span><text:span text:style-name="CharStyle9"><text:span text:style-name="T1207">a</text:span></text:span><text:span text:style-name="CharStyle9"><text:span text:style-name="T1156">riť a dať osobitne v šálke na stôl.</text:span></text:span></text:p>
        <text:p text:style-name="P344"><text:span text:style-name="CharStyle9"><text:span text:style-name="T1156"/></text:span></text:p>
        <text:p text:style-name="P345"><text:span text:style-name="CharStyle9"><text:span text:style-name="T1156">412. Stehno z divej svine na iný spôsob.</text:span></text:span></text:p>
        <text:p text:style-name="P1161"><text:span text:style-name="CharStyle9"><text:span text:style-name="T1156"/></text:span></text:p>
        <text:p text:style-name="P1160"><text:span text:style-name="CharStyle9"><text:span text:style-name="T1156">Stehno sa má dľa predošlého spôsobu pripraviť, po uva­rení von vziať a nechať vystydnúť; čerstvého masla 12 lôtov na penu rozmiešať, do toho päť celých vajec jedno po druhom zabiť, pridať za kávovú ližicu škorice, za hrsť cukru a porajbaného chleba, aby vyzeralo jako cesto na hádzané halušky; zo stehna kožku zrezať, mäso na kúsky pokrájať a pou­kladať, jakoby celé bolo; k tomu sa pridá kosť na koniec misy, celé sa obtiahne pripravenou massou a po vrchu sa okrášli, cukrom dobre posypať, na plechu dať do neveľmi ho­rúcej pece a na žltobrunátno upiecť. Do nádoby sa dá šíp­kového lekváru, vínom ho rozpustiť, na ohni sv</text:span></text:span><text:span text:style-name="CharStyle9"><text:span text:style-name="T1207">a</text:span></text:span><text:span text:style-name="CharStyle9"><text:span text:style-name="T1156">riť, k tomu cukru pridať a osobitne v šálke dať na stôl.</text:span></text:span></text:p>
        <text:p text:style-name="P344"><text:span text:style-name="CharStyle9"><text:span text:style-name="T1156"/></text:span></text:p>
        <text:p text:style-name="P345"><text:span text:style-name="CharStyle9"><text:span text:style-name="T1156">413. Zaprávané z divej svine.</text:span></text:span></text:p>
        <text:p text:style-name="P1161"><text:span text:style-name="CharStyle9"><text:span text:style-name="T1156"/></text:span></text:p>
        <text:p text:style-name="P1160"><text:span text:style-name="CharStyle9"><text:span text:style-name="T1156">Pozostalé kúsky zo stehna poklásť do nádoby a pridať pár ližic z tej </text:span></text:span><text:soft-page-break/><text:span text:style-name="CharStyle9"><text:span text:style-name="T1156">polievky, v ktorej sa bolo uvarilo, a položiť do pary. Do nádoby sa vezne brunátna omáčka, tá istá po­lievka a žajdlík červeného vína; toto od jedného boku nechať variť, nečištotu z vrchu zberať a keď je na čisto a husto uva­rené, precedí sa cez plátno do nádoby, pridá sa pár liž</text:span></text:span><text:span text:style-name="CharStyle9"><text:span text:style-name="T1208">í</text:span></text:span><text:span text:style-name="CharStyle9"><text:span text:style-name="T1156">c hor­čice a nechá sa v pare stáť. Dobre očistená cibuľa v horú­com masle vysmaží sa na brunátno, dá sa do nádoby, pridá sa pár liž</text:span></text:span><text:span text:style-name="CharStyle9"><text:span text:style-name="T1208">í</text:span></text:span><text:span text:style-name="CharStyle9"><text:span text:style-name="T1156">c brunátnej omáčky a kus cukru, to spolu sv</text:span></text:span><text:span text:style-name="CharStyle9"><text:span text:style-name="T1208">a</text:span></text:span><text:span text:style-name="CharStyle9"><text:span text:style-name="T1156">riť a do pary odložiť, z čierneho chleba srdcia povyrezať, v masle na žlto upražiť, prichystané mäso na misu do venca poklásť, cibuľu do prostriedku, vôkol srdcia, mäso saftom poliať a pri­chystanú omáčku osobit</text:span></text:span><text:span text:style-name="CharStyle9"><text:span text:style-name="T1208">e</text:span></text:span><text:span text:style-name="CharStyle9"><text:span text:style-name="T1156"> dať v šálke.</text:span></text:span></text:p>
        <text:p text:style-name="P344"><text:span text:style-name="CharStyle9"><text:span text:style-name="T1156"/></text:span></text:p>
        <text:p text:style-name="P345"><text:span text:style-name="CharStyle9"><text:span text:style-name="T1156">414. Z divej svine mäso udržať.</text:span></text:span></text:p>
        <text:p text:style-name="P1161"><text:span text:style-name="CharStyle9"><text:span text:style-name="T1156"/></text:span></text:p>
        <text:p text:style-name="P1160"><text:span text:style-name="CharStyle9"><text:span text:style-name="T1156">Poľovačka na divé svine začína sa v mesiaci novembri a vtedy sa i mäso dá najlepšie držať, poneváč nastávajú chladné dni. Pri zachovaní mäsa nesmie sa ono zasoliť, lež uvarené udrží sa za pár mesiacov na chladnom mieste. Ostatnie mäso môže sa na kusy posekať, dľa predpisu uvariť a v hrnčenej alebo drevenej nádobe na úvetrí držať na chlad­nom mieste. Dľa potreby sa z neho bere, s predpísanou prípravou sa na stôl dá a pri rozrezaní ponechá sa pri mäse i koža na znak, že je to mäso z divej svine.</text:span></text:span></text:p>
        <text:p text:style-name="P222"><text:span text:style-name="CharStyle7"><text:span text:style-name="T1156"/></text:span></text:p>
        <text:p text:style-name="P344"><text:span text:style-name="CharStyle9"><text:span text:style-name="T1156">415. Šial z jelenového stehna.</text:span></text:span></text:p>
        <text:p text:style-name="P1161"><text:span text:style-name="CharStyle9"><text:span text:style-name="T1156"/></text:span></text:p>
        <text:p text:style-name="P1160"><text:span text:style-name="CharStyle9"><text:span text:style-name="T1156">Poneváč jeleň viac centov váži, nemôže sa na raz celé stehno upotrebiť, lež musí sa rozsekať na kusy jako z vola. Dľa potreby vezne sa kus z vrchnieho šálu, poklopať, umyť a dať do nádoby, pridať nakrájanej cibule, mrkvy, petrželu, zeleru, bobkového listu a celého korenia, posoliť, doliať ví­nom za ho</text:span></text:span><text:span text:style-name="CharStyle9"><text:span text:style-name="T1208">ľ</text:span></text:span><text:span text:style-name="CharStyle9"><text:span text:style-name="T1156">bu a ostatnie vodou, nechať povoľne variť; potom von vziať, pokrájať na kúsky a na dlhú misu poklásť, saftom obliať a osobitne do šálky dať pod č. 413 pripravenú omáčku.</text:span></text:span></text:p>
        <text:p text:style-name="P344"><text:span text:style-name="CharStyle9"><text:span text:style-name="T1156"/></text:span></text:p>
        <text:p text:style-name="P345"><text:span text:style-name="CharStyle9"><text:span text:style-name="T1156">416. Parené jele</text:span></text:span><text:span text:style-name="CharStyle9"><text:span text:style-name="T1209">n</text:span></text:span><text:span text:style-name="CharStyle9"><text:span text:style-name="T1156">ové stehno.</text:span></text:span></text:p>
        <text:p text:style-name="P1161"><text:soft-page-break/><text:span text:style-name="CharStyle9"><text:span text:style-name="T1156"/></text:span></text:p>
        <text:p text:style-name="P1160"><text:span text:style-name="CharStyle9"><text:span text:style-name="T1156">Dľa potreby kus zo stehna poklopať, zo slaniny nakrá­jať kusy na prst zdlže, posoliť, korením posypať, na pozd</text:span></text:span><text:span text:style-name="CharStyle9"><text:span text:style-name="T1209">l</text:span></text:span><text:span text:style-name="CharStyle9"><text:span text:style-name="T1156">ž nožom do mäsa zapichn</text:span></text:span><text:span text:style-name="CharStyle9"><text:span text:style-name="T1209">u</text:span></text:span><text:span text:style-name="CharStyle9"><text:span text:style-name="T1156">ť a slaninu doň strčiť, zasoliť, na­krájanej slaniny po dne rozložiť, na to dá sa mäso, pridať cibule, mrkvy a petrželu, doliať žajdel červeného vína, celé na mäkko upariť a potom von vziať. Po vyňatí mäsa dá sa do tej istej nádoby za ližicu múky, doleje sa polievkou, pridať octu, na chytrom ohni uvariť, stehno na kúsky pokrájať, na dlhú misu ukladať, do omáčky dať pár ližíc smot</text:span></text:span><text:span text:style-name="CharStyle9"><text:span text:style-name="T1209">a</text:span></text:span><text:span text:style-name="CharStyle9"><text:span text:style-name="T1156">nky a to na mäso precediť a vôkol celé krumplami obložiť.</text:span></text:span></text:p>
        <text:p text:style-name="P344"><text:span text:style-name="CharStyle9"><text:span text:style-name="T1156"/></text:span></text:p>
        <text:p text:style-name="P345"><text:span text:style-name="CharStyle9"><text:span text:style-name="T1156">417. Marinovaný chrbát z jele</text:span></text:span><text:span text:style-name="CharStyle9"><text:span text:style-name="T1209">n</text:span></text:span><text:span text:style-name="CharStyle9"><text:span text:style-name="T1156">a.</text:span></text:span></text:p>
        <text:p text:style-name="P1161"><text:span text:style-name="CharStyle9"><text:span text:style-name="T1156"/></text:span></text:p>
        <text:p text:style-name="P1160"><text:span text:style-name="CharStyle9"><text:span text:style-name="T1156">Ani pri tomto sa nemôže celý chrbát upotrebiť jako zo srny; z chrbta sa majú oba boky vyrezať, blanu dolu zrezať, slaninou celkom vyšpikovať, do nádoby položiť, pridať dve na listy pokrájané španijelské cibule, mrkvu, petržel, zeler, pori, paštrnák, celé korenie, bobkový list, citronové kôrky, voňavá kapusta, s pár citronov šťavu a hodnú mieru oleja; to zakryté na chladno odložiť, za pár dní nechať stáť, každý deň obracať, potom von vziať, posoliť, dať do pekáča, masti naň, dať do rúry a papierom zakryť; polievkou a octom po­lievať, na žltobrunátno odpiecť, pokrájať na filé a na dlhú</text:span></text:span><text:span text:style-name="CharStyle7"><text:span text:style-name="T1156"> </text:span></text:span><text:span text:style-name="CharStyle9"><text:span text:style-name="T1156">misu poklásť. Do nádoby, kde sa vyňaté mäso pieklo, pridá sa pár liž</text:span></text:span><text:span text:style-name="CharStyle9"><text:span text:style-name="T1209">í</text:span></text:span><text:span text:style-name="CharStyle9"><text:span text:style-name="T1156">c smot</text:span></text:span><text:span text:style-name="CharStyle9"><text:span text:style-name="T1209">a</text:span></text:span><text:span text:style-name="CharStyle9"><text:span text:style-name="T1156">nky, toľko omáčky a citronová šťava, na chytro spolu sv</text:span></text:span><text:span text:style-name="CharStyle9"><text:span text:style-name="T1209">a</text:span></text:span><text:span text:style-name="CharStyle9"><text:span text:style-name="T1156">riť, na mäso prez sitko precediť a vôkol dať prichystané krumple.</text:span></text:span></text:p>
        <text:p text:style-name="P344"><text:span text:style-name="CharStyle9"><text:span text:style-name="T1156"/></text:span></text:p>
        <text:p text:style-name="P345"><text:span text:style-name="CharStyle9"><text:span text:style-name="T1156">418. Zaprávané prsa z jele</text:span></text:span><text:span text:style-name="CharStyle9"><text:span text:style-name="T1209">n</text:span></text:span><text:span text:style-name="CharStyle9"><text:span text:style-name="T1156">a.</text:span></text:span></text:p>
        <text:p text:style-name="P1161"><text:span text:style-name="CharStyle9"><text:span text:style-name="T1156"/></text:span></text:p>
        <text:p text:style-name="P1160"><text:span text:style-name="CharStyle9"><text:span text:style-name="T1156">Rebrá od prs sa vyberú a prsa sa umyjú; na listy po­krájanej slaniny do nádoby rozklásť, tak tiež pokrájať a pridať cibuľu, mrkvu, petržel, paštrnák a zeler, k tomu ko­renie a bobkov</text:span></text:span><text:span text:style-name="CharStyle9"><text:span text:style-name="T1209">ý</text:span></text:span><text:span text:style-name="CharStyle9"><text:span text:style-name="T1156"> list, do tohoto dať prsa, podliať a na mäkko nechať upariť. Po odvarení von vziať a na kúsky pokrájať; do nádoby, v ktorej sa prsa varily, dať pár liž</text:span></text:span><text:span text:style-name="CharStyle9"><text:span text:style-name="T1209">í</text:span></text:span><text:span text:style-name="CharStyle9"><text:span text:style-name="T1156">c múky, za­liať polievkou, pridať vína a octu, na </text:span></text:span><text:soft-page-break/><text:span text:style-name="CharStyle9"><text:span text:style-name="T1156">chytrom ohni nechať variť, nečistotu z vrchu zberať, omáčku žltobrunátnu na prse precediť, nechať spolu pomály variť, posoliť a na kyslé urobiť. Dľa č. 261. urobiť plnky, mäso poriadne na misu poklásť, vôkol plnky; kaprlami posypať a na to omáčku precediť.</text:span></text:span></text:p>
        <text:p text:style-name="P344"><text:span text:style-name="CharStyle9"><text:span text:style-name="T1156"/></text:span></text:p>
        <text:p text:style-name="P345"><text:span text:style-name="CharStyle9"><text:span text:style-name="T1156">419. Z pozostalej jelenovej pečenky hašé s buširovanými vajci.</text:span></text:span></text:p>
        <text:p text:style-name="P1161"><text:span text:style-name="CharStyle9"><text:span text:style-name="T1156"/></text:span></text:p>
        <text:p text:style-name="P1160"><text:span text:style-name="CharStyle9"><text:span text:style-name="T1156">Z pečenky poostalé kúsky krivým nožom na drobno po­krájať a dať do nádoby, do toho dať brunátnej omáčky, tak tiež masť z polievky cez s</text:span></text:span><text:span text:style-name="CharStyle9"><text:span text:style-name="T1209">í</text:span></text:span><text:span text:style-name="CharStyle9"><text:span text:style-name="T1156">tko naň precediť, dodať drobno krájaných citronových kôrok a miešaného korenia, posoliť a na ohni sv</text:span></text:span><text:span text:style-name="CharStyle9"><text:span text:style-name="T1209">a</text:span></text:span><text:span text:style-name="CharStyle9"><text:span text:style-name="T1156">riť, aby dobre husté bolo; potom dať do pary, aby horúce ostalo. Koľko je osôb, toľko čerstvých vajec sa postaví do vrelej vody; po uvarení, pri čom v prostriedku mäkké byť musia, nožom škrupinu odtlcť, sobrať a dať do letnej vody, aby ostaly teplé. Prichystané hašé dá sa na misu a uhladí sa do vysok</text:span></text:span><text:span text:style-name="CharStyle9"><text:span text:style-name="T1209">a</text:span></text:span><text:span text:style-name="CharStyle9"><text:span text:style-name="T1156">, vôkol vajcia poklásť, každé glásom pomastiť, aj hašé ním poliať a celé horúce dať na stôl.</text:span></text:span></text:p>
        <text:p text:style-name="P344"><text:span text:style-name="CharStyle9"><text:span text:style-name="T1156"/></text:span></text:p>
        <text:p text:style-name="P345"><text:span text:style-name="CharStyle9"><text:span text:style-name="T1156">420. Vysmažené rizolky.</text:span></text:span></text:p>
        <text:p text:style-name="P1161"><text:span text:style-name="CharStyle9"><text:span text:style-name="T1156"/></text:span></text:p>
        <text:p text:style-name="P1160"><text:span text:style-name="CharStyle9"><text:span text:style-name="T1156">Dľa predošlého spôsobu urobí sa hašé, po odvarení tohože dajú sa doň štyry ž</text:span></text:span><text:span text:style-name="CharStyle9"><text:span text:style-name="T1209">l</text:span></text:span><text:span text:style-name="CharStyle9"><text:span text:style-name="T1156">tky, to spolu pomiešať, plech</text:span></text:span><text:span text:style-name="CharStyle7"><text:span text:style-name="T1156"> </text:span></text:span><text:span text:style-name="CharStyle9"><text:span text:style-name="T1156">vodou ovlažiť, hašé po d</text:span></text:span><text:span text:style-name="CharStyle9"><text:span text:style-name="T1210">l</text:span></text:span><text:span text:style-name="CharStyle9"><text:span text:style-name="T1156">žky na prst zhrúbä a na štyry </text:span></text:span><text:span text:style-name="CharStyle9"><text:span text:style-name="T1210">š</text:span></text:span><text:span text:style-name="CharStyle9"><text:span text:style-name="T1156">íre po ňom roztrieť, nechať vystydnuť, z neho pokrájať kúsky na prst šíre, každý do roztrepaného vajca omáčať, žem</text:span></text:span><text:span text:style-name="CharStyle9"><text:span text:style-name="T1210">ľ</text:span></text:span><text:span text:style-name="CharStyle9"><text:span text:style-name="T1156">ovými mrvinami obsypať, v masti vysmažiť, do vysok</text:span></text:span><text:span text:style-name="CharStyle9"><text:span text:style-name="T1210">a</text:span></text:span><text:span text:style-name="CharStyle9"><text:span text:style-name="T1156"> na misu poklásť, glás s polievkou na ohni rozpustiť, doň citronovú šťavu vytlačiť a po vrchu poliať.</text:span></text:span></text:p>
        <text:p text:style-name="P344"><text:span text:style-name="CharStyle9"><text:span text:style-name="T1156"/></text:span></text:p>
        <text:p text:style-name="P345"><text:span text:style-name="CharStyle9"><text:span text:style-name="T1156">421. Pečený chrbát z dámky.</text:span></text:span></text:p>
        <text:p text:style-name="P1161"><text:span text:style-name="CharStyle9"><text:span text:style-name="T1156"/></text:span></text:p>
        <text:p text:style-name="P1160"><text:span text:style-name="CharStyle9"><text:span text:style-name="T1156">Dámka je menšia nežli jele</text:span></text:span><text:span text:style-name="CharStyle9"><text:span text:style-name="T1210">n</text:span></text:span><text:span text:style-name="CharStyle9"><text:span text:style-name="T1156">, podobá sa srne, nôžky má širšie nežli srniak a príprava je tá istá. Z oboch bokov chrbáta blanku zrezať, poriadne vyšpikovať, zasoliť a dať do pekáča; v masle sa upraží na listy pokrájaná c</text:span></text:span><text:span text:style-name="CharStyle9"><text:span text:style-name="T1210">l</text:span></text:span><text:span text:style-name="CharStyle9"><text:span text:style-name="T1156">buľa, mrkva, </text:span></text:span><text:soft-page-break/><text:span text:style-name="CharStyle9"><text:span text:style-name="T1156">zeler a petržlen, pridá sa za ližicu múky, to zaliať polievkou a octom, bobkový list a voňavú kapustu pridať a spolu sv</text:span></text:span><text:span text:style-name="CharStyle9"><text:span text:style-name="T1210">a</text:span></text:span><text:span text:style-name="CharStyle9"><text:span text:style-name="T1156">riť, vyliať na prichystaný chrbát, d</text:span></text:span><text:span text:style-name="CharStyle9"><text:span text:style-name="T1210">á</text:span></text:span><text:span text:style-name="CharStyle9"><text:span text:style-name="T1156">ť do rúry, často polievať a na žlto odpiecť. Pred nastolovaním vezne sa von, mäso z oboch bokov zrezať, z pošika pokrájať a v celosti na chrbát po­ložiť. K tomu, kde sa chrbát piekol, pridať pár ližíc smo­t</text:span></text:span><text:span text:style-name="CharStyle9"><text:span text:style-name="T1210">a</text:span></text:span><text:span text:style-name="CharStyle9"><text:span text:style-name="T1156">nky, citronovej šťavy, pár ližíc brunátnej omáčky a to sa prez s</text:span></text:span><text:span text:style-name="CharStyle9"><text:span text:style-name="T1210">í</text:span></text:span><text:span text:style-name="CharStyle9"><text:span text:style-name="T1156">tko na chrbát precedí.</text:span></text:span></text:p>
        <text:p text:style-name="P344"><text:span text:style-name="CharStyle9"><text:span text:style-name="T1156"/></text:span></text:p>
        <text:p text:style-name="P345"><text:span text:style-name="CharStyle9"><text:span text:style-name="T1156">422. Stehno z dámky pripraviť.</text:span></text:span></text:p>
        <text:p text:style-name="P1161"><text:span text:style-name="CharStyle9"><text:span text:style-name="T1156"/></text:span></text:p>
        <text:p text:style-name="P1160"><text:span text:style-name="CharStyle9"><text:span text:style-name="T1156">Z umytého stehna blanka sa zreže, dať do nádoby a po­soliť; k tomu pridať nakrájanej cibule, mrkvy, petrželu, zeler, pori, paštrnák, celé korenie, bobkový list, citronové kôrky a červeného vína, ostatnie polievkou doliať a zakryté nediať na mäkko uvariť. Po uvarení vezne sa von, mäso po­zorne tak rozkrájať a spolu poklásť na dlhú misu, aby jako celé vyzeralo. Rozpustené maslo roztrepe sa s pár ž</text:span></text:span><text:span text:style-name="CharStyle9"><text:span text:style-name="T1210">l</text:span></text:span><text:span text:style-name="CharStyle9"><text:span text:style-name="T1156">tkami, týmto mäso celkom pomastiť; omrvinky čierneho chleba v masle na žlto upražiť a nimi mäso celkom obtiahnuť asi na nožového chrbta zhrúbä; takéto mäso dať do letnej rúry. Po pečenke poostalé na chytrom ohni sa odvarí a prez sito pretrie, masť z neho zobrať, ostatnie v nádobe na teplo položiť; šesť na tvrdo uvarených ž</text:span></text:span><text:span text:style-name="CharStyle9"><text:span text:style-name="T1210">l</text:span></text:span><text:span text:style-name="CharStyle9"><text:span text:style-name="T1156">tkov a žajdlík jafúr (čučorietok)</text:span></text:span><text:span text:style-name="CharStyle7"><text:span text:style-name="T1156"> </text:span></text:span><text:span text:style-name="CharStyle9"><text:span text:style-name="T1156">prez sito pretrieť a s týmto smiešat za šesť liž</text:span></text:span><text:span text:style-name="CharStyle9"><text:span text:style-name="T1210">í</text:span></text:span><text:span text:style-name="CharStyle9"><text:span text:style-name="T1156">c francúzskej horčice, pár liž</text:span></text:span><text:span text:style-name="CharStyle9"><text:span text:style-name="T1210">í</text:span></text:span><text:span text:style-name="CharStyle9"><text:span text:style-name="T1156">c z pretretého saftu, na pomeranči oddretého cukru a pomerančový saft. To ešte raz prez sito pretrieť, po­soliť a do šálky dať; pred nastolovaním obleje sa stehno pretretým poostalým saftom a obloží sa vysmaženou žemľou.</text:span></text:span></text:p>
        <text:p text:style-name="P344"><text:span text:style-name="CharStyle9"><text:span text:style-name="T1156"/></text:span></text:p>
        <text:p text:style-name="P345"><text:span text:style-name="CharStyle9"><text:span text:style-name="T1156">423. Chrbát z dámky na iný spôsob.</text:span></text:span></text:p>
        <text:p text:style-name="P1161"><text:span text:style-name="CharStyle9"><text:span text:style-name="T1156"/></text:span></text:p>
        <text:p text:style-name="P1160"><text:span text:style-name="CharStyle9"><text:span text:style-name="T1156">Z chrbáta sa zoberie blanka, mäso z oboch strán od kosti v celosti zrezať, jednu stranu v šiestych radoch slaninou vyšpikovať, druhú stranu na dlhé kúsky pokrájanou a mie­šaným korením posypanou šovdrou na zdlž do mäsa. To sa dá do nádoby, posoliť, pridať nakrájanej cibule, zelený petržel a olej, v </text:span></text:span><text:soft-page-break/><text:span text:style-name="CharStyle9"><text:span text:style-name="T1156">tom nechať mäso za pár hodín marinovať, so všetkým dať do pekáča na žltobrunátno odpiecť, z pošika pokrájať a dať na dlhú misu. Do pekáča sa pridá pár liž</text:span></text:span><text:span text:style-name="CharStyle9"><text:span text:style-name="T1210">í</text:span></text:span><text:span text:style-name="CharStyle9"><text:span text:style-name="T1156">c smotanky, brunátnej omáčky a citronovej šťavy, to na chytrom ohni svariť a na mäso prez s</text:span></text:span><text:span text:style-name="CharStyle9"><text:span text:style-name="T1210">í</text:span></text:span><text:span text:style-name="CharStyle9"><text:span text:style-name="T1156">tko precediť.</text:span></text:span></text:p>
        <text:p text:style-name="P1774"><text:span text:style-name="CharStyle16"><text:span text:style-name="T1156"/></text:span></text:p>
        <text:p text:style-name="P1775"><text:span text:style-name="CharStyle16"><text:span text:style-name="T1156">B) Čiastka.</text:span></text:span></text:p>
        <text:p text:style-name="P1839"><text:span text:style-name="CharStyle18"><text:span text:style-name="T1156"/></text:span></text:p>
        <text:p text:style-name="P1840"><text:span text:style-name="CharStyle18"><text:span text:style-name="T1156">O mäse zo srny, z divej kozy a zo zajaca.</text:span></text:span></text:p>
        <text:p text:style-name="P344"><text:span text:style-name="CharStyle9"><text:span text:style-name="T1156"/></text:span></text:p>
        <text:p text:style-name="P345"><text:span text:style-name="CharStyle9"><text:span text:style-name="T1156">424. Pečený sr</text:span></text:span><text:span text:style-name="CharStyle9"><text:span text:style-name="T1210">n</text:span></text:span><text:span text:style-name="CharStyle9"><text:span text:style-name="T1156">ací chrbát.</text:span></text:span></text:p>
        <text:p text:style-name="P1161"><text:span text:style-name="CharStyle9"><text:span text:style-name="T1156"/></text:span></text:p>
        <text:p text:style-name="P1160"><text:span text:style-name="CharStyle9"><text:span text:style-name="T1156">Z obležaného sr</text:span></text:span><text:span text:style-name="CharStyle9"><text:span text:style-name="T1210">n</text:span></text:span><text:span text:style-name="CharStyle9"><text:span text:style-name="T1156">acieho chrbáta sa blana zreže a z oboch bokov mäso sa vyšpikuje na rezánky pokrájanou slaninou v </text:span></text:span><text:span text:style-name="CharStyle9"><text:span text:style-name="T1210">š</text:span></text:span><text:span text:style-name="CharStyle9"><text:span text:style-name="T1156">iestych radoch, zasoliť a dať do pekáča, na masti v rúre na žlto nechať odpiecť, podliať pár razí octom, pri dopekaní polievať kyslou smotankou a brunátnou omáčkou; pred nastolovaním mäso von vziať a z oboch strán z chrbtovej kosti zrezať, kosť položiť na dlhú misu, mäso z po­šika krájáť, v celosti na chrbát položiť a naň saft precediť.</text:span></text:span></text:p>
        <text:p text:style-name="P344"><text:span text:style-name="CharStyle9"><text:span text:style-name="T1156"/></text:span></text:p>
        <text:p text:style-name="P345"><text:span text:style-name="CharStyle9"><text:span text:style-name="T1156">425. Pečené sr</text:span></text:span><text:span text:style-name="CharStyle9"><text:span text:style-name="T1210">n</text:span></text:span><text:span text:style-name="CharStyle9"><text:span text:style-name="T1156">acie stehno.</text:span></text:span></text:p>
        <text:p text:style-name="P1161"><text:span text:style-name="CharStyle9"><text:span text:style-name="T1156"/></text:span></text:p>
        <text:p text:style-name="P1160"><text:span text:style-name="CharStyle9"><text:span text:style-name="T1156">Z obležaného stehna blanu zrezať, poriadne vyšpikovať, posoliť a dať do pekáča, v rúre na žlto odpiecť, po odpečen</text:span></text:span><text:span text:style-name="CharStyle9"><text:span text:style-name="T1210">í</text:span></text:span><text:span text:style-name="CharStyle7"><text:span text:style-name="T1210"> </text:span></text:span><text:span text:style-name="CharStyle9"><text:span text:style-name="T1156">na žltobrunátno dať do nádoby, obliať saftom, pridať brunátnej omáčky, octu, smotanky, bobkový list, citronové kôrky a voňavej kapusty, v tomto nechať mäso povo</text:span></text:span><text:span text:style-name="CharStyle9"><text:span text:style-name="T1210">ľ</text:span></text:span><text:span text:style-name="CharStyle9"><text:span text:style-name="T1156">ne pariť; pred nastolovaním špikovanú čiastku odrezať, nešpikovanú na pekné kúsky krájať a na dlhú misu tak klásť, aby malo po­dobu stehna. Špikovanú čiastku na tenké šnicle krájať, na vrch položiť, kosť pridať na koniec misy a naň saft precediť; celkom čerstvé maslo rozpustí sa s citronovou šťavou a oso­bitne sa v šálke dá ku pečenke.</text:span></text:span></text:p>
        <text:p text:style-name="P344"><text:span text:style-name="CharStyle9"><text:span text:style-name="T1156"/></text:span></text:p>
        <text:p text:style-name="P345"><text:span text:style-name="CharStyle9"><text:span text:style-name="T1156">426. Pacované sr</text:span></text:span><text:span text:style-name="CharStyle9"><text:span text:style-name="T1210">n</text:span></text:span><text:span text:style-name="CharStyle9"><text:span text:style-name="T1156">acie stehno.</text:span></text:span></text:p>
        <text:p text:style-name="P1161"><text:soft-page-break/><text:span text:style-name="CharStyle9"><text:span text:style-name="T1156"/></text:span></text:p>
        <text:p text:style-name="P1160"><text:span text:style-name="CharStyle9"><text:span text:style-name="T1156">Z umytého sr</text:span></text:span><text:span text:style-name="CharStyle9"><text:span text:style-name="T1210">n</text:span></text:span><text:span text:style-name="CharStyle9"><text:span text:style-name="T1156">acieho stehna blanu zrezať, slaninou vyšpikova</text:span></text:span><text:span text:style-name="CharStyle9"><text:span text:style-name="T1210">ť</text:span></text:span><text:span text:style-name="CharStyle9"><text:span text:style-name="T1156">, dať do hrnčenej nádoby, pridať cibuľu, mrkvu, petržel, zeler, paštrnák, bobkový list, citronové kôrky, celé korenie a voňavej kapusty, čo všetko na rezánky pokrájané byť musí. Do tejže nádoby sa dá žajdlík dobrého octu a toľko vody, zakryté nechá sa zvariť a po vystydnutí vyleje sa na stehno, toto sa nechá za pár dní na chladnom mieste stáť, potom dať i s masťou do pekáča, v rúre na žltobrunátno odpiecť, pri pečení tým saftom podlievať a pridať pár liž</text:span></text:span><text:span text:style-name="CharStyle9"><text:span text:style-name="T1211">í</text:span></text:span><text:span text:style-name="CharStyle9"><text:span text:style-name="T1156">c brunátnej omáčky a smotanky, to nechať povoľne pariť a pri nastolovaní zachádzať dľa predošlého predpisu.</text:span></text:span></text:p>
        <text:p text:style-name="P344"><text:span text:style-name="CharStyle9"><text:span text:style-name="T1156"/></text:span></text:p>
        <text:p text:style-name="P345"><text:span text:style-name="CharStyle9"><text:span text:style-name="T1156">427. Sr</text:span></text:span><text:span text:style-name="CharStyle9"><text:span text:style-name="T1211">n</text:span></text:span><text:span text:style-name="CharStyle9"><text:span text:style-name="T1156">acia lopatka v koži.</text:span></text:span></text:p>
        <text:p text:style-name="P1161"><text:span text:style-name="CharStyle9"><text:span text:style-name="T1156"/></text:span></text:p>
        <text:p text:style-name="P1160"><text:span text:style-name="CharStyle9"><text:span text:style-name="T1156">Z umytých lopatôk blanu zrezať, kostí povyrezávať, dať do nádoby s pridaním cibule, mrkvy, petrželu, zeleru a paštrnáku, to všetko na rezanky pokrájať a tak poukladať, aby jako lopatka vyzeralo. Dá sa ono na takú nádobu, aby sa z nej mohlo v celosti na misu schrániť, hodnú mieru čierneho chleba namrviť, v masle na žlto upražiť, pridať k nemu za hrsť tlčeného cukru a za ližicu tlčenej škorice, to spolu smiešať, červeným vínom zaliať a na ohni miešať, aby sa neurobilo na kašu. Týmto lopatku celkom obtiahnuť, po vrchu cukrom obsypať, v rúre na žlto nechať pripiecť a pozo</text:span></text:span><text:span text:style-name="CharStyle9"><text:span text:style-name="T1211">rn</text:span></text:span><text:span text:style-name="CharStyle9"><text:span text:style-name="T1156">e na dlh</text:span></text:span><text:span text:style-name="CharStyle9"><text:span text:style-name="T1211">ú</text:span></text:span><text:span text:style-name="CharStyle9"><text:span text:style-name="T1156"> misu schrániť, aby v celosti ostalo; osobitne do šálky dá sa šípkový s vínom rozpustený lekvár.</text:span></text:span></text:p>
        <text:p text:style-name="P344"><text:span text:style-name="CharStyle9"><text:span text:style-name="T1156"/></text:span></text:p>
        <text:p text:style-name="P345"><text:span text:style-name="CharStyle9"><text:span text:style-name="T1156">428. Faširovaná sr</text:span></text:span><text:span text:style-name="CharStyle9"><text:span text:style-name="T1211">n</text:span></text:span><text:span text:style-name="CharStyle9"><text:span text:style-name="T1156">acia lopatka.</text:span></text:span></text:p>
        <text:p text:style-name="P1161"><text:span text:style-name="CharStyle9"><text:span text:style-name="T1156"/></text:span></text:p>
        <text:p text:style-name="P1160"><text:span text:style-name="CharStyle9"><text:span text:style-name="T1156">Zo srňacej lopatky mäso obrezať, zo žíl povyrez</text:span></text:span><text:span text:style-name="CharStyle9"><text:span text:style-name="T1212">ú</text:span></text:span><text:span text:style-name="CharStyle9"><text:span text:style-name="T1156">vať, i so slaninkou na drobno posekať, namočenú vo vode žemľu medzi rukami z vody vytlačiť a posekanú dať i s ostatním do mažiara, pridať kus čerstvého masla a trochu miešaného korenia, posoliť a spolu potlcť. Potlčené vybrať na tablu, usporiadať na spôsob lopatky, na listy nakrájanej slaniny na dno pekáča rozložiť, doň </text:span></text:span><text:soft-page-break/><text:span text:style-name="CharStyle9"><text:span text:style-name="T1156">lopatku, na krátke a hrubé rezanky pokrájanej slaniny do mäsa popchať, na to kus masti a v rúre na žlto upiecť. Po upečení na kúsky pokrájať, na dlhú misu položiť, do pekáča dať pár liž</text:span></text:span><text:span text:style-name="CharStyle9"><text:span text:style-name="T1212">í</text:span></text:span><text:span text:style-name="CharStyle9"><text:span text:style-name="T1156">c omáčky, smotanky a citronový saft, to na chytrom ohni svariť a týmto po vrchu faširované poliať.</text:span></text:span></text:p>
        <text:p text:style-name="P344"><text:span text:style-name="CharStyle9"><text:span text:style-name="T1156"/></text:span></text:p>
        <text:p text:style-name="P345"><text:span text:style-name="CharStyle9"><text:span text:style-name="T1156">429. Kotletky zo sr</text:span></text:span><text:span text:style-name="CharStyle9"><text:span text:style-name="T1212">n</text:span></text:span><text:span text:style-name="CharStyle9"><text:span text:style-name="T1156">acej lopatky.</text:span></text:span></text:p>
        <text:p text:style-name="P1161"><text:span text:style-name="CharStyle9"><text:span text:style-name="T1156"/></text:span></text:p>
        <text:p text:style-name="P1160"><text:span text:style-name="CharStyle9"><text:span text:style-name="T1156">Z lopatky mäso obrezať a zo žíl očistiť, so slaninou a hovädzím špikom posekať, to s namočenou žemľou v mažiari spolu potlcť, z toho urobiť rovnaké okrúhle kotletky, poso­liť a miešaným horením po vrchu posypať, kus cibule, zelený petržel, citronové kôrky a obrezky zo šampi</text:span></text:span><text:span text:style-name="CharStyle9"><text:span text:style-name="T1212">o</text:span></text:span><text:span text:style-name="CharStyle9"><text:span text:style-name="T1156">nov spolu na drobno pokrájať, toto s maslom po dne roztrieť, kotletky na to poklásť a odložiť na stranu. Do nádoby sa dá nakrájanej slaniny, pridá sa na rezánky pokrájaná cibuľa, mrkva, petr­žel a paštrnák, tak tiež celé korenie, pár zrnkov borievok, kosti, žily a iné z lopatky poostalé obrezky, toto nechať na mäkko upariť, by dostalo brunátnu barvu; potom na drobno potlcť, do poostalej v nádobe masti nakrájať chleba na listy, tento na žlto upražiť, tlčené pridať zpátky do nádoby, doliať polievkou a červeným vínom, nechať spolu dobre rozvariť, prez sito pretrieť, nechať v čistej nádobe zvariť a odložiť do pary. Prichystané kotletky odpiecť, na okrúhlu misu do venca a salmi do prostriedku poklásť; masť, v ktorej sa piekly, dolu zliať, pridať za ližicu brunátnej omáčky, pár liž</text:span></text:span><text:span text:style-name="CharStyle9"><text:span text:style-name="T1212">í</text:span></text:span><text:span text:style-name="CharStyle9"><text:span text:style-name="T1156">c polievky, citronovú šťavu a kúsok glásu, to spolu svariť a týmto kotletky poliať. Dľa udaných predpisov sa robia i na­sledovné jedla:</text:span></text:span></text:p>
        <text:p text:style-name="P344"><text:span text:style-name="CharStyle9"><text:span text:style-name="T1156"/></text:span></text:p>
        <text:p text:style-name="P345"><text:span text:style-name="CharStyle9"><text:span text:style-name="T1156">430. Epigram zo sr</text:span></text:span><text:span text:style-name="CharStyle9"><text:span text:style-name="T1212">n</text:span></text:span><text:span text:style-name="CharStyle9"><text:span text:style-name="T1156">acieho stehna.</text:span></text:span></text:p>
        <text:p text:style-name="P344"><text:span text:style-name="CharStyle9"><text:span text:style-name="T1156"/></text:span></text:p>
        <text:p text:style-name="P345"><text:span text:style-name="CharStyle9"><text:span text:style-name="T1156">431. Epigram z divej svine.</text:span></text:span></text:p>
        <text:p text:style-name="P344"><text:span text:style-name="CharStyle9"><text:span text:style-name="T1156">432. Epigram z jelenového stehna, z dámky at</text:span></text:span><text:span text:style-name="CharStyle9"><text:span text:style-name="T1212">ď</text:span></text:span><text:span text:style-name="CharStyle9"><text:span text:style-name="T1156">.</text:span></text:span></text:p>
        <text:p text:style-name="P344"><text:span text:style-name="CharStyle9"><text:span text:style-name="T1156"/></text:span></text:p>
        <text:p text:style-name="P345"><text:span text:style-name="CharStyle9"><text:span text:style-name="T1156">433. Listy zo sr</text:span></text:span><text:span text:style-name="CharStyle9"><text:span text:style-name="T1212">n</text:span></text:span><text:span text:style-name="CharStyle9"><text:span text:style-name="T1156">acieho chrbta (Eskalop.)</text:span></text:span></text:p>
        <text:p text:style-name="P1161"><text:span text:style-name="CharStyle9"><text:span text:style-name="T1156"/></text:span></text:p>
        <text:p text:style-name="P1160"><text:soft-page-break/><text:span text:style-name="CharStyle9"><text:span text:style-name="T1156">Chrbát z mladej srny umyť, z oboch bokov mäso zrezať, blanku z neho zobrať, priekom krájať na okrúhle kúsky na pol prsta zhrúbä, nožom na listy rozklopať, posoliť, mieša­ným korením posypať, každý kúsok do čerstvého rozpuste­ného masla namočiť, na tepšu rozkladať a odložiť. Do ná­doby sa založí žíj jako na salmy, kosti posekané dajú sa tiež doň, toto na brunátno upariť, zamiešať za ližicu múky, do­liať polievkou a žajdlíkom červeného vína, spolu dobre vy­variť, prez čisté plátno precediť do nádoby, pridať citronovú šťavu a dať do pary. Pol funta obaren</text:span></text:span><text:span text:style-name="CharStyle9"><text:span text:style-name="T1213">e</text:span></text:span><text:span text:style-name="CharStyle9"><text:span text:style-name="T1156">ho reisu premyje sa studenou vodou a dá sa do nádoby, posoliť, pridať hrebičkami vyšpikovanú cibuľu, kus čerstvého masla a dľa potreby polievky, to na mäkko upariť, formu s ráfom (ktorá má v prostriedku dierku) vymastiť, do nej r</text:span></text:span><text:span text:style-name="CharStyle9"><text:span text:style-name="T1213">á</text:span></text:span><text:span text:style-name="CharStyle9"><text:span text:style-name="T1156">žkašu varechou utla­čiť, na okrúhlu misu vyvrátiť, prichystané mäso na veľmi chy­trom ohni odpiecť, z neho masť dolu zliať, prichystanej omáčky naň naliať, spolu svariť, do ráfu poklásť a omáčkou poliať.</text:span></text:span></text:p>
        <text:p text:style-name="P417"><text:span text:style-name="CharStyle9"><text:span text:style-name="T1156"/></text:span></text:p>
        <text:p text:style-name="P418"><text:span text:style-name="CharStyle9"><text:span text:style-name="T1156">434. Eskalop zo sr</text:span></text:span><text:span text:style-name="CharStyle9"><text:span text:style-name="T1213">n</text:span></text:span><text:span text:style-name="CharStyle9"><text:span text:style-name="T1156">acieho chrbta v chlebo­vom krustáte.</text:span></text:span></text:p>
        <text:p text:style-name="P1161"><text:span text:style-name="CharStyle9"><text:span text:style-name="T1156"/></text:span></text:p>
        <text:p text:style-name="P1160"><text:span text:style-name="CharStyle9"><text:span text:style-name="T1156">Z okrúhleho pecňa chleba kôrku z vrchu zrezať tak, aby vyzeral na spôsob f</text:span></text:span><text:span text:style-name="CharStyle9"><text:span text:style-name="T1213">u</text:span></text:span><text:span text:style-name="CharStyle9"><text:span text:style-name="T1156">rmy; do okola nožom žliebky po­vyrezávať a prostriedok nie celkom do spodku narezať a síce</text:span></text:span><text:span text:style-name="CharStyle7"><text:span text:style-name="T1156"> </text:span></text:span><text:span text:style-name="CharStyle9"><text:span text:style-name="T1156">tak, aby kraje na prst hrubé ostaly. Toto v masle na žlto vysmažiť alebo celý rozpusteným čerstým maslom pomastiť a tak v rúre odpiecť, prostriedok z neho vybrať, dľa predpisu prichystaný eskalop doň poklásť a omáčkou poliať.</text:span></text:span></text:p>
        <text:p text:style-name="P344"><text:span text:style-name="CharStyle9"><text:span text:style-name="T1156"/></text:span></text:p>
        <text:p text:style-name="P345"><text:span text:style-name="CharStyle9"><text:span text:style-name="T1156">435. Eskalop v rezánkovom kru</text:span></text:span><text:span text:style-name="CharStyle9"><text:span text:style-name="T1213">s</text:span></text:span><text:span text:style-name="CharStyle9"><text:span text:style-name="T1156">táte.</text:span></text:span></text:p>
        <text:p text:style-name="P1161"><text:span text:style-name="CharStyle9"><text:span text:style-name="T1156"/></text:span></text:p>
        <text:p text:style-name="P1160"><text:span text:style-name="CharStyle9"><text:span text:style-name="T1156">Z dvoch vajec urobiť cesto, na tenko vyva</text:span></text:span><text:span text:style-name="CharStyle9"><text:span text:style-name="T1214">l</text:span></text:span><text:span text:style-name="CharStyle9"><text:span text:style-name="T1156">kať, z neho pokrájať tenké rezanky, do vrelej vody zavariť, vyliať na sito, studenou vodou premyť, dobre z nej ocediť, poklásť na žltoužiarené maslo do nádoby, posoliť a rozmiešať. Ráfová (dierkovatá) furma sa vymastí a žemľovými omrvinkami obsype: do nej rezanky vtlačiť, v rúre na žlto vypiecť, na okrúhlu misu vyvrátiť, prichystaný </text:span></text:span><text:soft-page-break/><text:span text:style-name="CharStyle9"><text:span text:style-name="T1156">eskalop do prostriedku poklásť a omáčkou poliať.</text:span></text:span></text:p>
        <text:p text:style-name="P419"><text:span text:style-name="CharStyle9"><text:span text:style-name="T1156"/></text:span></text:p>
        <text:p text:style-name="P420"><text:span text:style-name="CharStyle9"><text:span text:style-name="T1156">436. Eskalop so šampi</text:span></text:span><text:span text:style-name="CharStyle9"><text:span text:style-name="T1214">o</text:span></text:span><text:span text:style-name="CharStyle9"><text:span text:style-name="T1156">novým rago.</text:span></text:span></text:p>
        <text:p text:style-name="P1161"><text:span text:style-name="CharStyle9"><text:span text:style-name="T1156"/></text:span></text:p>
        <text:p text:style-name="P1160"><text:span text:style-name="CharStyle9"><text:span text:style-name="T1156">Šampiony čisto umyť, obieliť, z v</text:span></text:span><text:span text:style-name="CharStyle9"><text:span text:style-name="T1214">ň</text:span></text:span><text:span text:style-name="CharStyle9"><text:span text:style-name="T1156">útra prostriedok vy­brať, kusy z pozostalej pečenky jako i cibuľu a zelený petržel pokrájať, pokrájané v masle upražiť, pridať trochu múky, zaliať polievkou, mäso doň dať, posoliť a s pár ž</text:span></text:span><text:span text:style-name="CharStyle9"><text:span text:style-name="T1214">l</text:span></text:span><text:span text:style-name="CharStyle9"><text:span text:style-name="T1156">tky rozmie­šať, týmto šampiony naplniť, na maslo do nádoby poklásť a upariť. Prichystaný eskalop pokladie sa do venca na misu, šampiony do prostriedku a to omáčkou poliať.</text:span></text:span></text:p>
        <text:p text:style-name="P344"><text:span text:style-name="CharStyle9"><text:span text:style-name="T1156"/></text:span></text:p>
        <text:p text:style-name="P345"><text:span text:style-name="CharStyle9"><text:span text:style-name="T1156">437. Zaprávaná sr</text:span></text:span><text:span text:style-name="CharStyle9"><text:span text:style-name="T1214">n</text:span></text:span><text:span text:style-name="CharStyle9"><text:span text:style-name="T1156">acia lopatka.</text:span></text:span></text:p>
        <text:p text:style-name="P1161"><text:span text:style-name="CharStyle9"><text:span text:style-name="T1156"/></text:span></text:p>
        <text:p text:style-name="P1160"><text:span text:style-name="CharStyle9"><text:span text:style-name="T1156">Z umytej sr</text:span></text:span><text:span text:style-name="CharStyle9"><text:span text:style-name="T1214">n</text:span></text:span><text:span text:style-name="CharStyle9"><text:span text:style-name="T1156">acej lopatky blanu z vrchu zrezať, kosti z nej vybrať a mäso na široko usporiadať; cibuľa, zelený petržel, pár šalotov, citronové kôrky a obrezky zo šampi</text:span></text:span><text:span text:style-name="CharStyle9"><text:span text:style-name="T1214">o</text:span></text:span><text:span text:style-name="CharStyle9"><text:span text:style-name="T1156">nov spolu na drobno pokrájať a po mäse rozotrieť; slaninu a práve toľko šovdry nakrájať na prst zhrúbä, miešaným korením posypať a po ňom porozkladať, to spolu skrútiť, motúzom sviazať, dať do žija a na brunátno upariť. Po uparení motúz dolu zobrať, k poostalému v žíji zamiešať múky, polievkou a octom zaliať, nechať povariť, prez čisté plátno do nádoby</text:span></text:span><text:span text:style-name="CharStyle7"><text:span text:style-name="T1156"> </text:span></text:span><text:span text:style-name="CharStyle9"><text:span text:style-name="T1156">precediť, pridať pár ližíc smotanky a kaprlov, lopatku dať do toho, spolu povoľne nechať variť, pred nastolovaním pokrá­jať na pekné kúsky, na misu poklasť a omáčkou poliať.</text:span></text:span></text:p>
        <text:p text:style-name="P344"><text:span text:style-name="CharStyle9"><text:span text:style-name="T1156"/></text:span></text:p>
        <text:p text:style-name="P345"><text:span text:style-name="CharStyle9"><text:span text:style-name="T1156">438. Pečený chrbát z divej kozy.</text:span></text:span></text:p>
        <text:p text:style-name="P1161"><text:span text:style-name="CharStyle9"><text:span text:style-name="T1156"/></text:span></text:p>
        <text:p text:style-name="P1160"><text:span text:style-name="CharStyle9"><text:span text:style-name="T1156">V našom okolí nie sú známe divé kozy, avšak príhodou sa stáva, že sa kde tu i k nám dostanú, zvlášte kde sú veľké skaliny. Poneváč sa divá koza zvätša po veľkých skalinách pásava a po nich obratne si poskakuje, je lovenie divej kozy veľmi nebezpečné, kdežto v Tyrolsku sú veľmi chýreční horári ohľadom lovenia divej kozy. Mäso divej kozy neni pre svoju dobrotu, lež pre svoju </text:span></text:span><text:soft-page-break/><text:span text:style-name="CharStyle9"><text:span text:style-name="T1156">zriedkavosť chýrne. K prí­prave tohoto jedla sa blana z chrbátu zreže a na predošlý spôsob sa vyšpikuje, odpečie a pripraví jako z obyčajnej srny pod č. 433.</text:span></text:span></text:p>
        <text:p text:style-name="P422"><text:span text:style-name="CharStyle9"><text:span text:style-name="T1156"/></text:span></text:p>
        <text:p text:style-name="P423"><text:span text:style-name="CharStyle9"><text:span text:style-name="T1156">439. Mäso z divej kozy na tyrolský spôsob.</text:span></text:span></text:p>
        <text:p text:style-name="P1161"><text:span text:style-name="CharStyle9"><text:span text:style-name="T1156"/></text:span></text:p>
        <text:p text:style-name="P1160"><text:span text:style-name="CharStyle9"><text:span text:style-name="T1156">Jako každý kraj tak aj Tyrolsko má svoje obyčaje a dľa týchto sa riadia mravy, odev a tak i jedlá, ku ktorým i toto pre svoj zvláštny spôsob pomenované jedlo patrí. Koža z kozy sa naraz stiahne, mäso na kusy podeliť, čisto umyté poukladať do nádoby a zasoliť; pár cibúľ, petrželu a paštrnák pokrájať, toto s bobkovým listom, korením, borievkami, citronovými kôrkami a pár holbami octu svariť, horúce na mäso vyliať, zakryté odložiť na chladné miesto a za šesť dní ne­chať stáť. Zo stehna sa blana dolu vezne, stehno slaninou vyšpikovať, dať do pekáča na masť, v rúre nechať piecť a červeným vínom podlievať. Keď sa dopeká, dá sa naň smotanky a pridajú sa kôrky z čierneho chleba, víno priliať, často ho polievať, po upečení pokrájať na kúsky a na dlhú misu ukladať, k saftu pridať pár ližíc brunátnej omáčky, to chytro spolu svariť a prez sitko na pečenku precediť.</text:span></text:span></text:p>
        <text:p text:style-name="P222"><text:span text:style-name="CharStyle7"><text:span text:style-name="T1156"/></text:span></text:p>
        <text:p text:style-name="P344"><text:span text:style-name="CharStyle9"><text:span text:style-name="T1156">440. Z odpadlých kusov mäsa omáčku k pečenke prichystať.</text:span></text:span></text:p>
        <text:p text:style-name="P1161"><text:span text:style-name="CharStyle9"><text:span text:style-name="T1156"/></text:span></text:p>
        <text:p text:style-name="P1160"><text:span text:style-name="CharStyle9"><text:span text:style-name="T1156">Do nádoby sa urobí žíj, odpadlé kusy mäsa a kosti dajú sa doň, nechajú sa na brunátno upariť, pridať pár liž</text:span></text:span><text:span text:style-name="CharStyle9"><text:span text:style-name="T1214">í</text:span></text:span><text:span text:style-name="CharStyle9"><text:span text:style-name="T1156">c múky, zaliať polievkou a nechať variť. Pod tým časom očistiť šaloty, mrkvu, zeler, paštrnák a pori, to na tenké kúsky pokrájať a dať do tejže nádoby i s pomerančovými a citrono­vými kôrkami, celým korením a nekoľkými hrebíčkami, pri­dať za holbu červeného vína a zakryté nechať na mäkko po­voľne uvariť, dodať žajdlík kyslej smotanky, smiešať s brunátnou omáčkou a ustavične od spodku miešať. Po shustnutí prez plátno sa precedí do čistej nádoby, posoliť, pridať kúsok cukru, z pomeranča šťavu vytlačiť a dať do pary. Pri­chystané upečené stehno na kúsky pokrájať, na dlhú misu poriadne poklásť a poliať saftom, v ktorom sa bolo </text:span></text:span><text:soft-page-break/><text:span text:style-name="CharStyle9"><text:span text:style-name="T1156">pieklo. Omáčka sa pridá osobitne v šálke. K omáčkam, ktoré sa dávajú ku pečenkám zo zveriny, pridá sa vždy z glásu. Dľa tohoto spôsobu sa môže i nasledovná príprava schystať:</text:span></text:span></text:p>
        <text:p text:style-name="P344"><text:span text:style-name="CharStyle9"><text:span text:style-name="T1156"/></text:span></text:p>
        <text:p text:style-name="P345"><text:span text:style-name="CharStyle9"><text:span text:style-name="T1156">441.</text:span></text:span><text:span text:style-name="CharStyle9"><text:span text:style-name="T1214"> </text:span></text:span><text:span text:style-name="CharStyle9"><text:span text:style-name="T1156">Omáčku prichystať na tenže spôsob z je</text:span></text:span><text:span text:style-name="CharStyle9"><text:span text:style-name="T1214">l</text:span></text:span><text:span text:style-name="CharStyle9"><text:span text:style-name="T1156">enového mäsa.</text:span></text:span></text:p>
        <text:p text:style-name="P344"><text:span text:style-name="CharStyle9"><text:span text:style-name="T1156"/></text:span></text:p>
        <text:p text:style-name="P345"><text:span text:style-name="CharStyle9"><text:span text:style-name="T1156">442. Mladý zajac na anglický spôsob.</text:span></text:span></text:p>
        <text:p text:style-name="P1161"><text:span text:style-name="CharStyle9"><text:span text:style-name="T1156"/></text:span></text:p>
        <text:p text:style-name="P1160"><text:span text:style-name="CharStyle9"><text:span text:style-name="T1156">Dobrota zajačieho mäsa od toho závisí, z kade pochádza zajac, lebo k pr. v Grécku, kde po vrchoch vzácne rastliny rastú, je pre zajaca veľmi dobrá paša, nasledovne i mäso dostane vzácnejšiu chuť. Pri chystaní tohoto jedla má sa zo zajaca kožka ztiahnuť, hlavu nie odrezať, črevá poriadne vybrať, krv, pečenku a pľúcka z neho opatriť, celého vymyť, handrou z vnútra utrieť, pľúcka a pečenku posekať i so žemľou v mlieku rozmočenou, do nádoby dať kus masla, v ňom cibuľu s petržlenom na drobno pokrájanú upražiť, žemľu a pár vajec pridať a na ohni tak dlho miešať, pokým od dna neodstáva; to posoliť, pridať miešaného korenia a na rezánky pokrájané šampio</text:span></text:span><text:span text:style-name="CharStyle9"><text:span text:style-name="T1214">n</text:span></text:span><text:span text:style-name="CharStyle9"><text:span text:style-name="T1156">y, na tvrdo uvarené vajcia pokrájať a všetko spolu</text:span></text:span><text:span text:style-name="CharStyle7"><text:span text:style-name="T1156"> </text:span></text:span><text:span text:style-name="CharStyle9"><text:span text:style-name="T1156">smiešať. K tomu sa pridajú posekané pľúcka a precedená krv, týmto sa naplní prichystaný vyšpikovaný zajac, cvernou ho sošiť a poriadne složiť, aby na bru</text:span></text:span><text:span text:style-name="CharStyle9"><text:span text:style-name="T1214">chu</text:span></text:span><text:span text:style-name="CharStyle9"><text:span text:style-name="T1156"> ležal a jako celý vy­zeral. Takýto sa posolí, na dno pekáča sa pokladie na listy pokrájaná slaninka a na túto položí sa zajac, pomasteným papierom zakrytý dá sa do rúry poriadne upiecť, po odpeče</text:span></text:span><text:span text:style-name="CharStyle9"><text:span text:style-name="T1214">n</text:span></text:span><text:span text:style-name="CharStyle9"><text:span text:style-name="T1156">í sa na pekné kúsky pokrája, na dlhú misu poukladá a hlava k nemu sa priloží. Do pekáča, kde sa zajac piekol, pridá sa pár ližíc brunátnej omáčky, smotanky a citronovej šťavy, toto spolu svariť a osobit</text:span></text:span><text:span text:style-name="CharStyle9"><text:span text:style-name="T1214">e</text:span></text:span><text:span text:style-name="CharStyle9"><text:span text:style-name="T1156"> v šálke dať na stôl.</text:span></text:span></text:p>
        <text:p text:style-name="P344"><text:span text:style-name="CharStyle9"><text:span text:style-name="T1156"/></text:span></text:p>
        <text:p text:style-name="P345"><text:span text:style-name="CharStyle9"><text:span text:style-name="T1156">443. Pečený zajac na pečenku.</text:span></text:span></text:p>
        <text:p text:style-name="P1161"><text:span text:style-name="CharStyle9"><text:span text:style-name="T1156"/></text:span></text:p>
        <text:p text:style-name="P1160"><text:span text:style-name="CharStyle9"><text:span text:style-name="T1156">Z obležaného zajaca kožu ztiahnuť, črevá vyhodiť, prsa s rebrami až po lopatky vyrezať, blanu bez pošpatenia mäsa zrezať, celkom vyšpikovať, zasoliť, dať na masť do pekáča, na žlto odpiecť, často polievať, pri dopečen</text:span></text:span><text:span text:style-name="CharStyle9"><text:span text:style-name="T1214">í</text:span></text:span><text:span text:style-name="CharStyle9"><text:span text:style-name="T1156"> </text:span></text:span><text:soft-page-break/><text:span text:style-name="CharStyle9"><text:span text:style-name="T1156">octom poliať a ku koncu dať naň smotanky. Pred nastolovaním chrbát od pozadia odtiať, mäso z oboch bokov zrezať, chrbát v celosti na dlhú misu položiť, mäso z pošika krájať, v celosti naň po­ložiť, stehná tiež na kúsky krájať a k chrbtu tak poklásť, aby jako v celosti vyzeral, a medzi tie kúsky chvost</text:span></text:span><text:span text:style-name="CharStyle9"><text:span text:style-name="T1214">i</text:span></text:span><text:span text:style-name="CharStyle9"><text:span text:style-name="T1156">k položiť. K tomu, kde sa zajac piekol, pridať pár ližíc brunátnej omáčky, smotanky a citronovej šťavy, toto prez s</text:span></text:span><text:span text:style-name="CharStyle9"><text:span text:style-name="T1214">í</text:span></text:span><text:span text:style-name="CharStyle9"><text:span text:style-name="T1156">tko na za­jaca precediť a pečenku dať na stôl.</text:span></text:span></text:p>
        <text:p text:style-name="P1160"><text:span text:style-name="CharStyle9"><text:span text:style-name="T1156"/></text:span></text:p>
        <text:p text:style-name="P344"><text:span text:style-name="CharStyle9"><text:span text:style-name="T1156">444. Marinova</text:span></text:span><text:span text:style-name="CharStyle9"><text:span text:style-name="T1214">n</text:span></text:span><text:span text:style-name="CharStyle9"><text:span text:style-name="T1156">ý zajac na pečenku.</text:span></text:span></text:p>
        <text:p text:style-name="P1161"><text:span text:style-name="CharStyle9"><text:span text:style-name="T1156"/></text:span></text:p>
        <text:p text:style-name="P1160"><text:span text:style-name="CharStyle9"><text:span text:style-name="T1156">Zajac sa prichystá dľa predošlého spôsobu; potom sa vyšpikuje, zasolí a dá do pekáča; na zajaca sa dá na listy pokrájanej cibule, zeleného petržlenu, mrkvy, petržlenový koreň, citronová šťava a hodne oleja, to sa nechá zakryté za pár hodín stáť, dať do rúry na žlto upiecť, pri dopekaní pri­dať pár ližíc brunátnej omáčky, smotanky a tarkanového octu, týmto často polievať a pred nastolovaním dľa predošlého predpisu ho usporiadať.</text:span></text:span></text:p>
        <text:p text:style-name="P222"><text:span text:style-name="CharStyle7"><text:span text:style-name="T1156"/></text:span></text:p>
        <text:p text:style-name="P344"><text:span text:style-name="CharStyle9"><text:span text:style-name="T1156">445. Zajac na horársky spôsob.</text:span></text:span></text:p>
        <text:p text:style-name="P1161"><text:span text:style-name="CharStyle9"><text:span text:style-name="T1156"/></text:span></text:p>
        <text:p text:style-name="P1160"><text:span text:style-name="CharStyle9"><text:span text:style-name="T1156">Zo zajaca kožku ztiahnuť, mäso vymyť, z vody vytlačiť, posekať na kúsky, posoliť, kus slaniny na veľké škvarky po­krájať a dať do nádoby i s nekoľkými na listy pokrájanými cibuľami, tieto na žlto upražiť, pridať miešaného korenia, bobkový list a za ližicu múky, to spolu smiešať, pridať ešte holbu červeného vína a trochu octu, to spolu svariť, zajačinu na misu pokl</text:span></text:span><text:span text:style-name="CharStyle9"><text:span text:style-name="T1215">a</text:span></text:span><text:span text:style-name="CharStyle9"><text:span text:style-name="T1156">sť a saftom poliať.</text:span></text:span></text:p>
        <text:p text:style-name="P344"><text:span text:style-name="CharStyle9"><text:span text:style-name="T1156"/></text:span></text:p>
        <text:p text:style-name="P345"><text:span text:style-name="CharStyle9"><text:span text:style-name="T1156">446. Zajac zaprávaný s čiernou omáčkou.</text:span></text:span></text:p>
        <text:p text:style-name="P1161"><text:span text:style-name="CharStyle9"><text:span text:style-name="T1156"/></text:span></text:p>
        <text:p text:style-name="P1160"><text:span text:style-name="CharStyle9"><text:span text:style-name="T1156">Prichystanú umytú zajačinu z vody vytlačiť, na kúsky posekať, zasoliť, do nádoby nakrájať slaniny, cibule, mrkvy, petrže</text:span></text:span><text:span text:style-name="CharStyle9"><text:span text:style-name="T1215">lu</text:span></text:span><text:span text:style-name="CharStyle9"><text:span text:style-name="T1156">, bobkový list a korenia, v tom nechať zajačinu na žlto upariť, po odparení vyliať naň holbu červeného vína a povoľne nechať zakryté variť. Do nádoby na oheň dá sa kus masti, v tejto </text:span></text:span><text:soft-page-break/><text:span text:style-name="CharStyle9"><text:span text:style-name="T1156">cukor na žltobrunátno upáliť, v ňom krájanú cibuľu upražiť, pár liž</text:span></text:span><text:span text:style-name="CharStyle9"><text:span text:style-name="T1215">í</text:span></text:span><text:span text:style-name="CharStyle9"><text:span text:style-name="T1156">c múky s polievkou rozpustiť, to na zajačinu vyliať a nechať spolu variť. Zajačia alebo, ke</text:span></text:span><text:span text:style-name="CharStyle9"><text:span text:style-name="T1215">ď</text:span></text:span><text:span text:style-name="CharStyle9"><text:span text:style-name="T1156"> táto niet, kuracia krv smieša sa v nádobe s trochu octom, ináčej by sa krv sadla; zajačinu vybrať a poriadne poklásť; do omáčky, ktorá musí byť dobre kyslá, slaná a nie veľmi hustá, zamieša sa pod ustavičným miešaním prichystaná krv, a to sa prez s</text:span></text:span><text:span text:style-name="CharStyle9"><text:span text:style-name="T1215">í</text:span></text:span><text:span text:style-name="CharStyle9"><text:span text:style-name="T1156">tko na zajačinu precedí.</text:span></text:span></text:p>
        <text:p text:style-name="P344"><text:span text:style-name="CharStyle9"><text:span text:style-name="T1156"/></text:span></text:p>
        <text:p text:style-name="P345"><text:span text:style-name="CharStyle9"><text:span text:style-name="T1156">447. </text:span></text:span><text:span text:style-name="CharStyle9"><text:span text:style-name="T1215">E</text:span></text:span><text:span text:style-name="CharStyle9"><text:span text:style-name="T1156">skalop zo zajaca.</text:span></text:span></text:p>
        <text:p text:style-name="P1161"><text:span text:style-name="CharStyle9"><text:span text:style-name="T1156"/></text:span></text:p>
        <text:p text:style-name="P1160"><text:span text:style-name="CharStyle9"><text:span text:style-name="T1156">Z prichystaného zajačieho chrbta sa mäso z oboch bo­kov zreže, blanu z neho zrezať, z mäsa do okrúhla kúsky pokrájať, nožom rozklopať, posoliť, miešaným korením po­sypať, každý kúsok do čerstvého rozpusteného masla omočiť, klásť na tepšu a odložiť. Stehná sa vyšpikujú, do založeného žíja dajú sa posekané kosti a stehno; potom sa zo žíja von vezne, miesto vybratého stehna dá sa do žíja za ližicu múky, to polievkou zaliať, pridať červeného vína, po odvarení prez čisté plátno do nádoby precediť, doň vytlačiť citronovú šťavu,</text:span></text:span><text:span text:style-name="CharStyle7"><text:span text:style-name="T1156"> </text:span></text:span><text:span text:style-name="CharStyle9"><text:span text:style-name="T1156">na teplo odloži</text:span></text:span><text:span text:style-name="CharStyle9"><text:span text:style-name="T1215">ť</text:span></text:span><text:span text:style-name="CharStyle9"><text:span text:style-name="T1156"> a so zajačou krvou a octom rozmiešať. Pred nastolovaním sa odložený eskalop čili pokrájané a dosia</text:span></text:span><text:span text:style-name="CharStyle9"><text:span text:style-name="T1215">ľ</text:span></text:span><text:span text:style-name="CharStyle9"><text:span text:style-name="T1156"> odložené kúsky zajačiny na chytrom ohni odpečú, masť sa z nich dolu zleje, stehno na kúsky pokrájať a na misu do okrúhla klásť, na to eskalop do vysok</text:span></text:span><text:span text:style-name="CharStyle9"><text:span text:style-name="T1215">a</text:span></text:span><text:span text:style-name="CharStyle9"><text:span text:style-name="T1156"> poklásť a omáčku na to precediť.</text:span></text:span></text:p>
        <text:p text:style-name="P424"><text:span text:style-name="CharStyle9"><text:span text:style-name="T1156"/></text:span></text:p>
        <text:p text:style-name="P425"><text:span text:style-name="CharStyle9"><text:span text:style-name="T1156">448. Salmi zo zajaca so špikovaným filé.</text:span></text:span></text:p>
        <text:p text:style-name="P1161"><text:span text:style-name="CharStyle9"><text:span text:style-name="T1156"/></text:span></text:p>
        <text:p text:style-name="P1160"><text:span text:style-name="CharStyle9"><text:span text:style-name="T1156">Z prichystaného zajačieho chrbta mäso z oboch bokov zrezať, blanu zobrať, z pošika na kúsky krájať, nožom nie ve</text:span></text:span><text:span text:style-name="CharStyle9"><text:span text:style-name="T1216">ľ</text:span></text:span><text:span text:style-name="CharStyle9"><text:span text:style-name="T1156">mi na tenko rozklopať, každý kúsok slaninou vyšpikovať, posoliť, s miešaným korením posypať, do rozpuste­ného masla omáčať, na tepšu poklásť a odložiť. Do založe­ného žíja dajú sa kosti a iné na drobno posekané odpadlé kúsky mäsa, tak tiež celé korenie, bobkový list a borievky, to upariť, kým mäkké a brunátne neostalo; potom vybrať do mažiara a potlcť. K tomu, kde sa kúsky mäsa parily, na­krájať na listy čierneho chleba, tieto upražiť, potlčené pridať, tak tiež žajdel červeného v</text:span></text:span><text:span text:style-name="CharStyle9"><text:span text:style-name="T1216">í</text:span></text:span><text:span text:style-name="CharStyle9"><text:span text:style-name="T1156">na, ostatnie </text:span></text:span><text:soft-page-break/><text:span text:style-name="CharStyle9"><text:span text:style-name="T1156">polievkou doliať, za­kryté nechať variť, od spodku často miešať, posoliť, prez sito do čistej nádoby pretrieť, zvariť a zakryté na teplom mieste nechať stáť. Filé sa z oboch strán na chytrom ohni odpečú, masť zcediť, špikované glásom pomastiť a dať do letnej pece, salmi na misu dať a filé poriadne na vrch poklásť. K tomu, kde sa piekly, pridá sa glásu a trochu brunátnej omáčky, doň citronovú šťavu vytlačiť, svariť, dľa po­treby týmto predošlé po vrchu poliať a vysmaženú žemľu vôkol poklásť.</text:span></text:span></text:p>
        <text:p text:style-name="P344"><text:span text:style-name="CharStyle9"><text:span text:style-name="T1156"/></text:span></text:p>
        <text:p text:style-name="P345"><text:span text:style-name="CharStyle9"><text:span text:style-name="T1156">449. </text:span></text:span><text:span text:style-name="CharStyle9"><text:span text:style-name="T1216">Š</text:span></text:span><text:span text:style-name="CharStyle9"><text:span text:style-name="T1156">tyrcované salmi zo zajaca.</text:span></text:span></text:p>
        <text:p text:style-name="P1161"><text:span text:style-name="CharStyle9"><text:span text:style-name="T1156"/></text:span></text:p>
        <text:p text:style-name="P1160"><text:span text:style-name="CharStyle9"><text:span text:style-name="T1156">Salmi sa urobí dľa predošlého spôsobu; k</text:span></text:span><text:span text:style-name="CharStyle9"><text:span text:style-name="T1217">eď</text:span></text:span><text:span text:style-name="CharStyle9"><text:span text:style-name="T1156"> sú prez sito pretreté, dajú sa do nádoby, posoliť, do n</text:span></text:span><text:span text:style-name="CharStyle9"><text:span text:style-name="T1217">í</text:span></text:span><text:span text:style-name="CharStyle9"><text:span text:style-name="T1156">ch päť ž</text:span></text:span><text:span text:style-name="CharStyle9"><text:span text:style-name="T1217">l</text:span></text:span><text:span text:style-name="CharStyle9"><text:span text:style-name="T1156">tkov jedon po druhom rozmiešať, okrúhlu hladkú furmu vymastiť, papier vo veľkosti dna vyrezať a pomastiť, na to do furmy dajú sa salmi; na oheň postaviť žajdl</text:span></text:span><text:span text:style-name="CharStyle9"><text:span text:style-name="T1217">i</text:span></text:span><text:span text:style-name="CharStyle9"><text:span text:style-name="T1156">k vody, furmu do nej</text:span></text:span><text:span text:style-name="CharStyle7"><text:span text:style-name="T1156"> </text:span></text:span><text:span text:style-name="CharStyle9"><text:span text:style-name="T1156">položiť a nie celkom zakryť, aby sa to pomaly varilo; na po­krievku dá sa uhlia a celé nechá sa za hodinu v pare variť. Pred nastolovaním sa filé dľa predošlého predpisu na chytrom ohni odpečú, masť dolu zliať, na ne brunátnej omáčky naliať, citronovú šťavu vytisnuť, spolu svariť, salmi na okrúhlu misu vyvrátiť, papier dolu sobrať, filé na misu na vrch poukladať a dľa potreby omáčkou viac lebo menej poliať.</text:span></text:span></text:p>
        <text:p text:style-name="P426"><text:span text:style-name="CharStyle9"><text:span text:style-name="T1156"/></text:span></text:p>
        <text:p text:style-name="P427"><text:span text:style-name="CharStyle9"><text:span text:style-name="T1156">450. So salmi plnené krumplové paštetky.</text:span></text:span></text:p>
        <text:p text:style-name="P1161"><text:span text:style-name="CharStyle9"><text:span text:style-name="T1156"/></text:span></text:p>
        <text:p text:style-name="P1160"><text:span text:style-name="CharStyle9"><text:span text:style-name="T1156">Z pozostalého salmi dať do nádoby, do toho pár ližic brunátnej omáčky na ohni rozmiešať, na teplé miesto odložiť, dľa č. 203 paštečky urobiť, so salmi naplniť, na vrch dať pri­chystaný zajačí eskalop pod č. 447., to glásom poliať a ho­rúce dať na stôl.</text:span></text:span></text:p>
        <text:p text:style-name="P344"><text:span text:style-name="CharStyle9"><text:span text:style-name="T1156"/></text:span></text:p>
        <text:p text:style-name="P345"><text:span text:style-name="CharStyle9"><text:span text:style-name="T1156">451. Filé so zajačími kotletkami.</text:span></text:span></text:p>
        <text:p text:style-name="P1161"><text:span text:style-name="CharStyle9"><text:span text:style-name="T1156"/></text:span></text:p>
        <text:p text:style-name="P1160"><text:span text:style-name="CharStyle9"><text:span text:style-name="T1156">Prichystaného zajaca čisto umyť, z oboch bokov chrbta mäso zrezať, blanu </text:span></text:span><text:soft-page-break/><text:span text:style-name="CharStyle9"><text:span text:style-name="T1156">sobrať, z pošika na podlhovaté kúsky krájať, nožom pokl</text:span></text:span><text:span text:style-name="CharStyle9"><text:span text:style-name="T1217">o</text:span></text:span><text:span text:style-name="CharStyle9"><text:span text:style-name="T1156">pať, rebierka očistiť a rovno poodsekúvať, každé do mäsa zapraviť, posoliť, miešaným korením posypať, do masla omáčať, na tepšu poklásť a odložiť. Zo stehna mäso obrezať, od žíl oddeliť, s kusom slaniny posekať, to i s omočenou žemľou a kusom čerstvého masla v mažiari po­tlcť a z toho urobiť okrúhle kotletky. Slaninu a peklovaný jazyk na krátke hrubé rezanky nakrájať, týmto kotletky po vrchu vyšpikovať, posoliť a miešaným korením posypať. Cibuľa, zelený petržel, citronové kôrky a nekoľko šampi</text:span></text:span><text:span text:style-name="CharStyle9"><text:span text:style-name="T1217">o</text:span></text:span><text:span text:style-name="CharStyle9"><text:span text:style-name="T1156">nov pokrája sa na drobno; polovica z tohoto rozotrie sa s ma­slom na tepšu, kotletky špikovanou stranou na to klásť a odložiť, na to dať druhú polovicu krájaného a všetky kotletky tým po vrchu posypať. Potom sa založí žíj, v ňom obsažené nechá sa na brunátno upariť, doň dať za ližicu múky, zaliať polievkou, priliať červeného vina a to spolu vyvariť, prez plátno do čistej nádoby precediť, od jedného boku nechať variť a z vrchu nečistotu zberať, aby to čisto brunátno</text:span></text:span><text:span text:style-name="CharStyle7"><text:span text:style-name="T1156"> </text:span></text:span><text:span text:style-name="CharStyle9"><text:span text:style-name="T1156">bolo. Prichystané kotletky a filé o</text:span></text:span><text:span text:style-name="CharStyle9"><text:span text:style-name="T1217">d</text:span></text:span><text:span text:style-name="CharStyle9"><text:span text:style-name="T1156">pečú sa na chytrom ohni, mas</text:span></text:span><text:span text:style-name="CharStyle9"><text:span text:style-name="T1217">ť</text:span></text:span><text:span text:style-name="CharStyle9"><text:span text:style-name="T1156"> dolu zcediť, na oboje dať pár ližíc omáčky, spolu svariť, do venca na misu ukladať a síce raz filé raz zase kotletku, aby bol poriadny pomer. Omáčku s citronovou šťavou spolu smieša</text:span></text:span><text:span text:style-name="CharStyle9"><text:span text:style-name="T1217">ť</text:span></text:span><text:span text:style-name="CharStyle9"><text:span text:style-name="T1156">, chytro svariť a týmto na misu poukladané jedlo po vrchu poliať.</text:span></text:span></text:p>
        <text:p text:style-name="P344"><text:span text:style-name="CharStyle9"><text:span text:style-name="T1156"/></text:span></text:p>
        <text:p text:style-name="P345"><text:span text:style-name="CharStyle9"><text:span text:style-name="T1156">452. Smažený domáci zajac.</text:span></text:span></text:p>
        <text:p text:style-name="P1161"><text:span text:style-name="CharStyle9"><text:span text:style-name="T1156"/></text:span></text:p>
        <text:p text:style-name="P1160"><text:span text:style-name="CharStyle9"><text:span text:style-name="T1156">Domáce zajace majú biele, sladkavé mäso a môže sa ono pripraviť jako mäso z polnieho zajaca. K pripraveniu tohoto jedla poseká sa mäso z pripraveného zajaca na kúsky a dá sa do nádoby, naň vody naliať, na ohni svariť, vybrať do studenej vody, nechať odtiecť, zasoliť, na plátno vybrať, z rosolu vytlačiť, v múke poobálať, do roztrepaného vajca omáčať, žemľovými mrvinami posypať, na žlto vysmažiť, na misu poklásť a vysmažený zelený petržel dať na vrch.</text:span></text:span></text:p>
        <text:p text:style-name="P344"><text:span text:style-name="CharStyle9"><text:span text:style-name="T1156"/></text:span></text:p>
        <text:p text:style-name="P345"><text:span text:style-name="CharStyle9"><text:span text:style-name="T1156">453. Zaprávaný domáci zajac.</text:span></text:span></text:p>
        <text:p text:style-name="P1161"><text:span text:style-name="CharStyle9"><text:span text:style-name="T1156"/></text:span></text:p>
        <text:p text:style-name="P1160"><text:soft-page-break/><text:span text:style-name="CharStyle9"><text:span text:style-name="T1156">Prichystaného zajaca obariť, dať do studenej vody, na kúsky posekať, posoliť, dať na maslo do nádoby, pridať neko</text:span></text:span><text:span text:style-name="CharStyle9"><text:span text:style-name="T1218">ľ</text:span></text:span><text:span text:style-name="CharStyle9"><text:span text:style-name="T1156">kými hrebíčkami vyšpikovanú cibuľu a sviazaného zele­ného petrželu, to nechať spolu svariť a ke</text:span></text:span><text:span text:style-name="CharStyle9"><text:span text:style-name="T1218">ď</text:span></text:span><text:span text:style-name="CharStyle9"><text:span text:style-name="T1156"> je dosť mäkký, v</text:span></text:span><text:span text:style-name="CharStyle9"><text:span text:style-name="T1218">y</text:span></text:span><text:span text:style-name="CharStyle9"><text:span text:style-name="T1156">bere sa do druhej nádoby. Do prvej nádoby, kde sa zajac paril, dať za ližicu múky, zaliať polievkou, pridať citronové kôrky a octu, to nechať svariť, na zajaca precediť, nechať spolu variť a pred nastolovaním zajačinu na misu poklásť. Do omáčky sa dá pár ližíc smotanky a citronová šťava, to s nekoľkymi žitkami zalegirovať a prez sitko na zajaca precediť.</text:span></text:span></text:p>
        <text:p text:style-name="P222"><text:span text:style-name="CharStyle7"><text:span text:style-name="T1156"/></text:span></text:p>
        <text:h text:style-name="P319" text:outline-level="3"><text:bookmark-start text:name="bookmark41"/><text:span text:style-name="CharStyle13"><text:span text:style-name="T1156">VI. Oddelenie.</text:span></text:span><text:bookmark-end text:name="bookmark41"/></text:h>
        <text:h text:style-name="P330" text:outline-level="4"><text:span text:style-name="CharStyle15"><text:span text:style-name="T1156"/></text:span></text:h>
        <text:h text:style-name="P331" text:outline-level="4"><text:bookmark-start text:name="bookmark61"/><text:span text:style-name="CharStyle15"><text:span text:style-name="T1156">O mäse z domáceho hydu.</text:span></text:span><text:bookmark-end text:name="bookmark61"/></text:h>
        <text:p text:style-name="P1774"><text:span text:style-name="CharStyle16"><text:span text:style-name="T1156"/></text:span></text:p>
        <text:p text:style-name="P1775"><text:span text:style-name="CharStyle16"><text:span text:style-name="T1156">A) </text:span></text:span><text:span text:style-name="CharStyle16"><text:span text:style-name="T1218">Č</text:span></text:span><text:span text:style-name="CharStyle16"><text:span text:style-name="T1156">iastka.</text:span></text:span></text:p>
        <text:p text:style-name="P1839"><text:span text:style-name="CharStyle18"><text:span text:style-name="T1156"/></text:span></text:p>
        <text:list xml:id="list1968479154" text:style-name="L1">
          <text:list-header>
            <text:p text:style-name="P1834"><text:span text:style-name="CharStyle18"><text:span text:style-name="T1156">O mäse z morky, kapúna a kohúta.</text:span></text:span></text:p>
          </text:list-header>
        </text:list>
        <text:p text:style-name="P344"><text:span text:style-name="CharStyle9"><text:span text:style-name="T1156"/></text:span></text:p>
        <text:p text:style-name="P345"><text:span text:style-name="CharStyle9"><text:span text:style-name="T1156">454. Pečená morka na pečeňku.</text:span></text:span></text:p>
        <text:p text:style-name="P1161"><text:span text:style-name="CharStyle9"><text:span text:style-name="T1156"/></text:span></text:p>
        <text:p text:style-name="P1160"><text:span text:style-name="CharStyle9"><text:span text:style-name="T1156">Zabitá morka má sa hneď za tepla ušklbať, vlásky opáliť, hrvol vyhodiť, črevá z nej vytiahnuť, žalúdok a pečenka až do ďalšej potreby môže v nej ostať a taká nechá sa za pár dní na chladnom úvetrí viseť, peneváč len z obležanej je dobrá pečenka. Takáto obležaná pečenka sa vymyje, zatresiruje alebo zašpajdluje, slaninou vyšpikovať, naplniť majoranovými plevami, posoliť, dať do pekáča, v rúre na žlto upiecť, po upečení oboje stehná odrezať a pri shybadle roz­rezať; až sú tieto veľké, na dvoje aj troje rozkrojiť, mäso z prs v celosti zrezať, chrbát na kúsky rozsekať, pokrájané kúsky na misu klásť, prsa z pošika na tenké kúsky pokrájať a na vrch tak uložiť, aby jako celé vyzeraly, a saftom poliať.</text:span></text:span></text:p>
        <text:p text:style-name="P344"><text:span text:style-name="CharStyle9"><text:span text:style-name="T1156"/></text:span></text:p>
        <text:p text:style-name="P345"><text:span text:style-name="CharStyle9"><text:span text:style-name="T1156">455. Plnený moriak s hrozienkami.</text:span></text:span></text:p>
        <text:p text:style-name="P1161"><text:soft-page-break/><text:span text:style-name="CharStyle9"><text:span text:style-name="T1156"/></text:span></text:p>
        <text:p text:style-name="P1160"><text:span text:style-name="CharStyle9"><text:span text:style-name="T1156">Z pár žemlí kôrku obrajbať, do mlieka namočiť a medzi rukami vytisnuť. V nádobe kus čerstvého masla na penu rozmiešať, do neho dať celé vajce a štyry ž</text:span></text:span><text:span text:style-name="CharStyle9"><text:span text:style-name="T1219">l</text:span></text:span><text:span text:style-name="CharStyle9"><text:span text:style-name="T1156">tky jako i po­sekanú žemľu, očistené a umyté veľké i malé hrozienka dať na plátno, vodu z n</text:span></text:span><text:span text:style-name="CharStyle9"><text:span text:style-name="T1219">í</text:span></text:span><text:span text:style-name="CharStyle9"><text:span text:style-name="T1156">ch vytlačiť, mandle obariť, z kožky očistiť, na rezanky pokrájať a to dať k predošlému, posoliť, spolu rozmiešať, z moriaka hrvol týmto naplniť, niťou sošiť, zatresirovať, prsa slaninou vyšpikovať, posoliť, dať do pekáča, na žlto upiecť, pri rozkrajovan</text:span></text:span><text:span text:style-name="CharStyle9"><text:span text:style-name="T1219">í</text:span></text:span><text:span text:style-name="CharStyle9"><text:span text:style-name="T1156"> pečenky plnenku v celosti vyrezať, kusy poriadne na misu poklásť,</text:span></text:span><text:span text:style-name="CharStyle7"><text:span text:style-name="T1156"> </text:span></text:span><text:span text:style-name="CharStyle9"><text:span text:style-name="T1156">plnenku na kúsky pokrájať, k prsom na koniec položiť a celé saftom poliať</text:span></text:span></text:p>
        <text:p text:style-name="P419"><text:span text:style-name="CharStyle9"><text:span text:style-name="T1156"/></text:span></text:p>
        <text:p text:style-name="P420"><text:span text:style-name="CharStyle9"><text:span text:style-name="T1156">456. Parený moriak s rago G</text:span></text:span><text:span text:style-name="CharStyle9"><text:span text:style-name="T1219">o</text:span></text:span><text:span text:style-name="CharStyle9"><text:span text:style-name="T1156">dard.</text:span></text:span></text:p>
        <text:p text:style-name="P1161"><text:span text:style-name="CharStyle9"><text:span text:style-name="T1156"/></text:span></text:p>
        <text:p text:style-name="P1160"><text:span text:style-name="CharStyle9"><text:span text:style-name="T1156">Pod č. 122 a nasledujúcimi udané prídavky, ktoré sú k tomuto rago potrebné, sú: šampiony, hovädzia škraňa, ko­hútový hrebeň, telacie brizle a jelenné huby; tieto každé oso­bit</text:span></text:span><text:span text:style-name="CharStyle9"><text:span text:style-name="T1219">e</text:span></text:span><text:span text:style-name="CharStyle9"><text:span text:style-name="T1156"> prichystané dajú sa do pary, po vrchu glásom poliať a nechať stáť; toto má jedným výrazom název: rago Godard. Prichystaného moriaka zatresírovať, slaninou vyšpi­kovať, zasoliť, dať do pekáča a v rúre na žlto odpiecť; takto treba mladého moriaka pripraviť. Jestli je moriak starý, musí sa v žíji na žlto upar</text:span></text:span><text:span text:style-name="CharStyle9"><text:span text:style-name="T1219">í</text:span></text:span><text:span text:style-name="CharStyle9"><text:span text:style-name="T1156">ť, potom von vziať do nádoby, na teplé miesto odložiť, masť zo žíja zliať, zpátky dobrého vína naliať, pridať pod č. 91 udanú brunátnu omáčku, od jedného boku nechať variť, nečistotu z vrchu zberať, nesmie byť ani riedke ani husté lež sredné, takéto cez plátno do nádoby pre­cediť, z citrona š</text:span></text:span><text:span text:style-name="CharStyle9"><text:span text:style-name="T1219">t</text:span></text:span><text:span text:style-name="CharStyle9"><text:span text:style-name="T1156">avu doň vytisnuť a na teplé miesto odložiť. Moriaka na kúsky pokrájať a na misu tak klásť, aby zvýš udaný rago mal miesta; prsia do venca na vysoko klásť a do hromady dať. Jestliby rago pri riedky bol, má sa so ž</text:span></text:span><text:span text:style-name="CharStyle9"><text:span text:style-name="T1219">l</text:span></text:span><text:span text:style-name="CharStyle9"><text:span text:style-name="T1156">t­kom zalegirovať, dľa potreby všetko po vrchu poliať omáčkou, ostatniu osobit</text:span></text:span><text:span text:style-name="CharStyle9"><text:span text:style-name="T1219">e</text:span></text:span><text:span text:style-name="CharStyle9"><text:span text:style-name="T1156"> v šálke dať na stôl.</text:span></text:span></text:p>
        <text:p text:style-name="P344"><text:span text:style-name="CharStyle9"><text:span text:style-name="T1156"/></text:span></text:p>
        <text:p text:style-name="P345"><text:span text:style-name="CharStyle9"><text:span text:style-name="T1156">457. Gralantín z moriaka.</text:span></text:span></text:p>
        <text:p text:style-name="P1161"><text:span text:style-name="CharStyle9"><text:span text:style-name="T1156"/></text:span></text:p>
        <text:p text:style-name="P1160"><text:soft-page-break/><text:span text:style-name="CharStyle9"><text:span text:style-name="T1156">Čisto ošklbaného a opáleného moriaka handrou poutie­rať, krídla a nohy až po shybadlá odtiať, celého prez chrbát rozrezať, kožku pozorne zvliecť, na prsiach musí kožka pri mäse ostať, mäso zo stehien obrezať a črevá von vziať. Ďalej sa veznú dva funty te</text:span></text:span><text:span text:style-name="CharStyle9"><text:span text:style-name="T1219">l</text:span></text:span><text:span text:style-name="CharStyle9"><text:span text:style-name="T1156">aciny zo stehna, práve toľko z prvčata a pol funta údenej slaniny, (všetko sa dľa toho riadi, jak veľ­ký je moriak;) všetko spolu posekať, v mažiari potlcť, po­soliť a s miešaným korením pomiešať. Kožka z moriaka sa rozostrie, mäso z prs ostrým nožom na platne pokrájať, to po kožke rozkladať a po celom s fášom natrieť. Surovej šovdry, uvareného peklovaného jazyka a obarenej čerstvej slaniny na prst zdlže na kúsky pokrájať a mieša­ným korením posypať. Nakrájajú sa ďalej jelenné huby a šampiony na kúsky, očistiť pistácňov </text:span></text:span><text:span text:style-name="CharStyle9"><text:span text:style-name="T1219">(</text:span></text:span><text:span text:style-name="CharStyle9"><text:span text:style-name="T1156">pistácne sú zelené mandle, musia sa vo vrelej vode obariť a kožka z nich zvliecť;) podlhovato po fáši rozklásť, na to zas fášu po celom rozotrieť a tak usporiadať, aby všade jednaké bolo; to pozorne spolu skrútiť, obvinúť do čistého plátna, oba konce motúzom sviazať a celé na husto obkrútiť, aby sa pri varení nerozišlo; pre lepšiu istotu môže sa okrem toho, že je už skrútené, i sošiť a dať do nádoby, do ktorej sa pri­dajú i z moriaka vyňaté kosti, nečo na drobno posekaného hovädzieho a telacieho mäsa, d</text:span></text:span><text:span text:style-name="CharStyle9"><text:span text:style-name="T1219">ľ</text:span></text:span><text:span text:style-name="CharStyle9"><text:span text:style-name="T1156">a potreby posoliť, pridať bie­leho vína, ostatnie zbytočnou polievkou doliať tak, aby celé zakryté bolo; povoľne nechať variť, (keď je starý moriak, potrebuje tri hodiny;) pridať očistených zelených vecí, celé korenie a hubové odpadky, penu z vrchu zberať, nechať za­kryté, odložiť na chladné miesto, do druhého dňa stáť nechať a masť z vrchu sobrať. Potom galantín von vziať, dať medzi dve dasky a na vrch dačo ťažkého položiť, aby sa galantín stlapkal; keď je dosť utlačený, odkrúti sa, dá sa do čistého plátna, v tom sa drží na chladnom mieste, dľa potreby sa z neho krája a aspikom sa okrášli. Polievka, v ktorom sa ga­lantín varil, upotrebí sa, jako je to už častejšie spomenuté, k mäsovému sulcu alebo k omáčkam.</text:span></text:span></text:p>
        <text:p text:style-name="P344"><text:span text:style-name="CharStyle9"><text:span text:style-name="T1156"/></text:span></text:p>
        <text:p text:style-name="P345"><text:span text:style-name="CharStyle9"><text:span text:style-name="T1156">458. Mladý moriak s jelennými hubami plnený.</text:span></text:span></text:p>
        <text:p text:style-name="P1161"><text:span text:style-name="CharStyle9"><text:span text:style-name="T1156"/></text:span></text:p>
        <text:p text:style-name="P1160"><text:span text:style-name="CharStyle9"><text:span text:style-name="T1156">Umyté a očistené jelené huby dať do vrelej posolnej vody, zakryté nechať v </text:span></text:span><text:soft-page-break/><text:span text:style-name="CharStyle9"><text:span text:style-name="T1156">nej vystydnúť a pokrájať na tenké listy; v nádobe maslo nechať na žlto upražiť, doň dať po­krájané huby a pokrájanej paž</text:span></text:span><text:span text:style-name="CharStyle9"><text:span text:style-name="T1219">i</text:span></text:span><text:span text:style-name="CharStyle9"><text:span text:style-name="T1156">tky, to posoliť, pridať tlče­ného korenia, pár ližíc smotanky a zakryté odložiť. Prichy­staného moriaka handrou z vňútra čisto vyutierať, zatresirovať, prsk</text:span></text:span><text:span text:style-name="CharStyle9"><text:span text:style-name="T1219">a</text:span></text:span><text:span text:style-name="CharStyle9"><text:span text:style-name="T1156"> slaninou vyšpikovať, prichystané huby dať doň, sošiť, posoliť, dať do pekáča, papierom zakryť a v rúre na žlto upiecť. Po odpečení prsa v celosti z oboch strán vyrezať a masť z pekáča zobrať, aby žltý saft ostal; huby z moriaka v</text:span></text:span><text:span text:style-name="CharStyle7"><text:span text:style-name="T1156"> </text:span></text:span><text:span text:style-name="CharStyle9"><text:span text:style-name="T1156">safte poobracať, chrbát na kúsky posekať, na dlhú misu z oboch bokov klásť, do prostriedku dať huby, tieto na tenké kúsky pokrájanými prsami celkom zakryť, celé saftom po­liať a po polievke jako asietlu dať na stôl.</text:span></text:span></text:p>
        <text:p text:style-name="P429"><text:span text:style-name="CharStyle9"><text:span text:style-name="T1156"/></text:span></text:p>
        <text:p text:style-name="P430"><text:span text:style-name="CharStyle9"><text:span text:style-name="T1156">459. Na stude</text:span></text:span><text:span text:style-name="CharStyle9"><text:span text:style-name="T1219">n</text:span></text:span><text:span text:style-name="CharStyle9"><text:span text:style-name="T1156">o pečené mladé morky.</text:span></text:span></text:p>
        <text:p text:style-name="P1161"><text:span text:style-name="CharStyle9"><text:span text:style-name="T1156"/></text:span></text:p>
        <text:p text:style-name="P1160"><text:span text:style-name="CharStyle9"><text:span text:style-name="T1156">Dobre vyk</text:span></text:span><text:span text:style-name="CharStyle9"><text:span text:style-name="T1219">r</text:span></text:span><text:span text:style-name="CharStyle9"><text:span text:style-name="T1156">mené mladé morky očistiť, prichystať, zatres</text:span></text:span><text:span text:style-name="CharStyle9"><text:span text:style-name="T1219">í</text:span></text:span><text:span text:style-name="CharStyle9"><text:span text:style-name="T1156">rovať, slaninkou vyšpikovať, zasoliť, do n</text:span></text:span><text:span text:style-name="CharStyle9"><text:span text:style-name="T1219">í</text:span></text:span><text:span text:style-name="CharStyle9"><text:span text:style-name="T1156">ch dať majo­rán, položiť na pekáč a v rúre nechať v safte na žlto upiecť. Po upečení nechať vystydnuť, pokrájané kúsky poriadne na misu poklásť, prsk</text:span></text:span><text:span text:style-name="CharStyle9"><text:span text:style-name="T1219">a</text:span></text:span><text:span text:style-name="CharStyle9"><text:span text:style-name="T1156"> na vrch rozložiť, vôkol na tri uhly vykrájaným aspikom ovlažiť a k večeri na chladno dať.</text:span></text:span></text:p>
        <text:p text:style-name="P344"><text:span text:style-name="CharStyle9"><text:span text:style-name="T1156"/></text:span></text:p>
        <text:p text:style-name="P345"><text:span text:style-name="CharStyle9"><text:span text:style-name="T1156">460.</text:span></text:span><text:span text:style-name="CharStyle9"><text:span text:style-name="T1219"> </text:span></text:span><text:span text:style-name="CharStyle9"><text:span text:style-name="T1156">Droby z morky s reisom.</text:span></text:span></text:p>
        <text:p text:style-name="P1161"><text:span text:style-name="CharStyle9"><text:span text:style-name="T1156"/></text:span></text:p>
        <text:p text:style-name="P1160"><text:span text:style-name="CharStyle9"><text:span text:style-name="T1156">Krídla, žalúdok a pečenku na mäkko uvariť, pol funta reisu obariť, na site vodou premyť, do nádoby na oheň dať kus masla, v ňom drobno krájanú cibuľu s petržlenom upražiť, pridať reis, posoliť a zaliať polievkou, v ktorej sa drobky varily. To sa na mäkko uparí, z kr</text:span></text:span><text:span text:style-name="CharStyle9"><text:span text:style-name="T1219">i</text:span></text:span><text:span text:style-name="CharStyle9"><text:span text:style-name="T1156">diel obrezané mäso, žalú­dok a pečenku na rezanky pokrájať, s reisom smiešať, dať do vymastenej furmy, ližicou zatlačiť, na misu vyvrátiť, vôkol smažené modzgy obložiť a celé saftom obliať.</text:span></text:span></text:p>
        <text:p text:style-name="P344"><text:span text:style-name="CharStyle9"><text:span text:style-name="T1156"/></text:span></text:p>
        <text:p text:style-name="P345"><text:span text:style-name="CharStyle9"><text:span text:style-name="T1156">461. Zaprávané z moriaka s majoránovou omáčkou.</text:span></text:span></text:p>
        <text:p text:style-name="P1161"><text:span text:style-name="CharStyle9"><text:span text:style-name="T1156"/></text:span></text:p>
        <text:p text:style-name="P1160"><text:soft-page-break/><text:span text:style-name="CharStyle9"><text:span text:style-name="T1156">Pozostatky z pečenky na drobné kúsky posekať, do ná­doby dať kus čerstvého masla, v ňom žemľové omrviny na žlto upražiť, polievkou zaliať, pridať pár ližíc smotanky, octu a majoranové plevy, to posoliť a nechať zvariť. Ke</text:span></text:span><text:span text:style-name="CharStyle9"><text:span text:style-name="T1219">ď</text:span></text:span><text:span text:style-name="CharStyle9"><text:span text:style-name="T1156"> je omáčka celkom prichystaná, nechá sa v nej pečenka svariť a v pare stáť, kým bude potrebné jedlo na misu poklásť.</text:span></text:span></text:p>
        <text:p text:style-name="P413"><text:span text:style-name="CharStyle9"><text:span text:style-name="T1156"/></text:span></text:p>
        <text:p text:style-name="P414"><text:span text:style-name="CharStyle9"><text:span text:style-name="T1156">462. Kapún na pečenku.</text:span></text:span></text:p>
        <text:p text:style-name="P1161"><text:span text:style-name="CharStyle9"><text:span text:style-name="T1156"/></text:span></text:p>
        <text:p text:style-name="P1160"><text:span text:style-name="CharStyle9"><text:span text:style-name="T1156">Dobre vyk</text:span></text:span><text:span text:style-name="CharStyle9"><text:span text:style-name="T1219">r</text:span></text:span><text:span text:style-name="CharStyle9"><text:span text:style-name="T1156">mený kapún je toľko hoden, koľko dobrý fazán, preto sa on môže pripraviť a aj sa pripravuje k tým najskvelejším obedom jako vzácna pečenka. Mäso má biele a saftovité, chuť znamenitú, a z tohoto ochľadu má sa v hospodárstve radšej viac kapúnov vychovať, nežli mladé kurence, poneváč za jedného kapúna dostane sa viac, nežli za tri páry kureniec, na ktorých je viacej kostí jako mäsa. Následkom toho podávam tu poučenie ku kapúneniu a k vychovaniu ka­púnov. Keď je kohútik dobre odrastený, ošklbú sa mu piera pod bruchom, pri čom sa hore bruchom obráti a dakto ho drží, aby sa nehádzal. Ostrým nožíkom sa kožka rozreže, na črevá veľmi pozor dať, vedľa čriev na chrbáte prstom va­jíčko hľadať, von ho vziať, rozrezanú kožku pozorne sošiť, masťou potrieť, popolom posypať, zo spodku a vrchu hrebeňa tiež odrezať, pomastiť a popolom posypať; hlavnia vec je pri tom, aby sa celé vajíčka von vzaly, a keby sa pri prvom raze snáď pre neobratnosť a nezkúsenosť kohútikovi dačo stalo, môže sa k pečenke upotrebiť. Krma pre kapúnov robí sa z čiernej múky, z ktorej sa urobí nie veľmi tuhé cesto, z tohoto sa šúlajú zhrúbä a zdlže malého pol prsta hláče, tieto nechať usušiť, pred k</text:span></text:span><text:span text:style-name="CharStyle9"><text:span text:style-name="T1219">r</text:span></text:span><text:span text:style-name="CharStyle9"><text:span text:style-name="T1156">mením do kyslého mlieka omočiť a pozorne do hrtana vopchať, z počiatku asi päť lebo šesť hláčov. Po­tom do pysku malý lievek strčiť, pár ližičiek mlieka doň vliať a dať do kurienca, aby po slobode nechodil. K</text:span></text:span><text:span text:style-name="CharStyle9"><text:span text:style-name="T1219">r</text:span></text:span><text:span text:style-name="CharStyle9"><text:span text:style-name="T1156">miť sa má v isté hodiny ráno a večer, do kurienca dá sa mu, jaknáhle sa začne k</text:span></text:span><text:span text:style-name="CharStyle9"><text:span text:style-name="T1219">r</text:span></text:span><text:span text:style-name="CharStyle9"><text:span text:style-name="T1156">miť, trochu mlieka, k</text:span></text:span><text:span text:style-name="CharStyle9"><text:span text:style-name="T1219">r</text:span></text:span><text:span text:style-name="CharStyle9"><text:span text:style-name="T1156">menie má trvať za štyry týdne, čo sa samo sebou ukáže, či je kapún už dosť vyk</text:span></text:span><text:span text:style-name="CharStyle9"><text:span text:style-name="T1219">r</text:span></text:span><text:span text:style-name="CharStyle9"><text:span text:style-name="T1156">mený alebo nie. K príprave prítomného jedla má sa kapún zatresírovať, posoliť, do slaniny zakrútiť, v rúre na žlto odpiecť, rozrezať, kúsky na dlhú misu poklásť, na vrch </text:span></text:span><text:soft-page-break/><text:span text:style-name="CharStyle9"><text:span text:style-name="T1156">prská položiť a celé saftom poliať.</text:span></text:span></text:p>
        <text:p text:style-name="P426"><text:span text:style-name="CharStyle9"><text:span text:style-name="T1156"/></text:span></text:p>
        <text:p text:style-name="P427"><text:span text:style-name="CharStyle9"><text:span text:style-name="T1156">463. Kapún s reisom na talja</text:span></text:span><text:span text:style-name="CharStyle9"><text:span text:style-name="T1219">n</text:span></text:span><text:span text:style-name="CharStyle9"><text:span text:style-name="T1156">ský spôsob.</text:span></text:span></text:p>
        <text:p text:style-name="P1161"><text:span text:style-name="CharStyle9"><text:span text:style-name="T1156"/></text:span></text:p>
        <text:p text:style-name="P1160"><text:span text:style-name="CharStyle9"><text:span text:style-name="T1156">Očisteného kapúna zatresírovať a slaninou vyšpikovať; do nádoby dať kus čerstvého masla, doň cibule, mrkvy a petrželu nakrájať, pridať k tomu celé korenie a kapúna na žlto nechať v safte upariť; pol f</text:span></text:span><text:span text:style-name="CharStyle9"><text:span text:style-name="T1219">u</text:span></text:span><text:span text:style-name="CharStyle9"><text:span text:style-name="T1156">nta reisu obariť, vyliať na sito, premyť studenou vodou, dať do nádoby, posoliť, pridať kus</text:span></text:span><text:span text:style-name="CharStyle7"><text:span text:style-name="T1156"> </text:span></text:span><text:span text:style-name="CharStyle7"><text:span text:style-name="T1219">č</text:span></text:span><text:span text:style-name="CharStyle9"><text:span text:style-name="T1156">erstvého masla a hrebíčkami vyšpikovanú cibuľu, polievku doliať a na sypké upariť, aby reis mäkký ostal. Pred nastolovan</text:span></text:span><text:span text:style-name="CharStyle9"><text:span text:style-name="T1219">í</text:span></text:span><text:span text:style-name="CharStyle9"><text:span text:style-name="T1156">m kapúna na menšie kúsky pokrájať, okrúhlu furmu vymastiť, prsk</text:span></text:span><text:span text:style-name="CharStyle9"><text:span text:style-name="T1219">a</text:span></text:span><text:span text:style-name="CharStyle9"><text:span text:style-name="T1156"> do venca na dno poukladať, porajbaného parmazanského syru do prichystaného reisu zamiešať, z neho dať na prsk</text:span></text:span><text:span text:style-name="CharStyle9"><text:span text:style-name="T1219">a</text:span></text:span><text:span text:style-name="CharStyle9"><text:span text:style-name="T1156">, varechou potlačiť, na to kapúna, zas reisu, a tak pokračovať, kým sa nedoplní furma. Obsah z furmy vy­vrátiť na misu, to saftom poliať a po polievke dať jako asietlu.</text:span></text:span></text:p>
        <text:p text:style-name="P344"><text:span text:style-name="CharStyle9"><text:span text:style-name="T1156"/></text:span></text:p>
        <text:p text:style-name="P345"><text:span text:style-name="CharStyle9"><text:span text:style-name="T1156">464. Kapún s rezankami na asietlu.</text:span></text:span></text:p>
        <text:p text:style-name="P1161"><text:span text:style-name="CharStyle9"><text:span text:style-name="T1156"/></text:span></text:p>
        <text:p text:style-name="P1160"><text:span text:style-name="CharStyle9"><text:span text:style-name="T1156">Kapúna na ten istý spôsob prichystať, z troch celých vajec cesto srobiť, nie veľmi na tenko vyvalkať, z neho po­krájať rezanky na štyry prsty zdlže, pred nastolovaním za­variť do vrelej vody, na sito odcediť, studenou vodou trochu premyť a dať zpátky da predošlej nádoby. Na žlto rozpu­stené maslo s pár ližicami smotanky osoliť a na horúcom mieste rozmiešať, prichystaného kapúna rozre</text:span></text:span><text:span text:style-name="CharStyle9"><text:span text:style-name="T1219">z</text:span></text:span><text:span text:style-name="CharStyle9"><text:span text:style-name="T1156">ať na kúsky, z rezánkov dá sa na spodok misy, na ne kúsky z kapúna, zas rezánkov, na vrch prsa z kapúna, to rezankami prikryť a saftom poliať, v ktorom sa kupún paril; celé žemľovými omrvinkami posypať a po vrchu horúcim maslom pomastiť. </text:span></text:span><text:span text:style-name="CharStyle9"><text:span text:style-name="T1219">Ď</text:span></text:span><text:span text:style-name="CharStyle9"><text:span text:style-name="T1156">ľa predošlých predpisov pripravia sa i nasledovné jedlá:</text:span></text:span></text:p>
        <text:p text:style-name="P344"><text:span text:style-name="CharStyle9"><text:span text:style-name="T1156"/></text:span></text:p>
        <text:p text:style-name="P345"><text:span text:style-name="CharStyle9"><text:span text:style-name="T1156">465. Kapún s parenou kapustou pod č. 539.</text:span></text:span></text:p>
        <text:p text:style-name="P431"><text:span text:style-name="CharStyle9"><text:span text:style-name="T1156"/></text:span></text:p>
        <text:p text:style-name="P432"><text:soft-page-break/><text:span text:style-name="CharStyle9"><text:span text:style-name="T1156">466. Kapún na chladnú pečenku pod č. 540.</text:span></text:span></text:p>
        <text:p text:style-name="P344"><text:span text:style-name="CharStyle9"><text:span text:style-name="T1156"/></text:span></text:p>
        <text:p text:style-name="P345"><text:span text:style-name="CharStyle9"><text:span text:style-name="T1156">467. Štyrcovaný kapún v aspiku pod č. 541.</text:span></text:span></text:p>
        <text:p text:style-name="P344"><text:span text:style-name="CharStyle9"><text:span text:style-name="T1156"/></text:span></text:p>
        <text:p text:style-name="P345"><text:span text:style-name="CharStyle9"><text:span text:style-name="T1156">468. Kapún s pomarančovou omáčkou pod č. 542.</text:span></text:span></text:p>
        <text:p text:style-name="P344"><text:span text:style-name="CharStyle9"><text:span text:style-name="T1156"/></text:span></text:p>
        <text:p text:style-name="P345"><text:span text:style-name="CharStyle9"><text:span text:style-name="T1156">469. Galantín z kapúna pod č. 457.</text:span></text:span></text:p>
        <text:p text:style-name="P344"><text:span text:style-name="CharStyle9"><text:span text:style-name="T1156"/></text:span></text:p>
        <text:p text:style-name="P345"><text:span text:style-name="CharStyle9"><text:span text:style-name="T1156">470. Jesennie kurence (pollard).</text:span></text:span></text:p>
        <text:p text:style-name="P1774"><text:span text:style-name="CharStyle9"><text:span text:style-name="T1156"/></text:span></text:p>
        <text:p text:style-name="P1775"><text:span text:style-name="CharStyle9"><text:span text:style-name="T1156">Príprava jesenních kureniec je tá istá čo pri kapúnovi; v jeseni sú dobré i odrastené kurence jako i kohútky na kapúnenie. Najlepší pokrm je pre ne na veľmi drobnú múku zomletý jačmeň čili tak rečená tlč, z tejto sa urobí po každý raz cesto, to sa rozmrví na mrvence, tým sa ráno a pod ve­čer k</text:span></text:span><text:span text:style-name="CharStyle9"><text:span text:style-name="T1219">r</text:span></text:span><text:span text:style-name="CharStyle9"><text:span text:style-name="T1156">mia, do kurienca dá sa </text:span></text:span><text:span text:style-name="CharStyle9"><text:span text:style-name="T1219">í</text:span></text:span><text:span text:style-name="CharStyle9"><text:span text:style-name="T1156">m na pitie kyslé mlieko a po dvojtýdňovom odkrmen</text:span></text:span><text:span text:style-name="CharStyle9"><text:span text:style-name="T1219">í</text:span></text:span><text:span text:style-name="CharStyle9"><text:span text:style-name="T1156"> môžu sa jako kapún pripraviť.</text:span></text:span></text:p>
        <text:p text:style-name="P344"><text:span text:style-name="CharStyle9"><text:span text:style-name="T1156"/></text:span></text:p>
        <text:p text:style-name="P345"><text:span text:style-name="CharStyle9"><text:span text:style-name="T1156">471. Zaprávaný parený kohút.</text:span></text:span></text:p>
        <text:p text:style-name="P1161"><text:span text:style-name="CharStyle9"><text:span text:style-name="T1156"/></text:span></text:p>
        <text:p text:style-name="P1160"><text:span text:style-name="CharStyle9"><text:span text:style-name="T1156">Z kohúta je len vtedy dobrá pečenka, ke</text:span></text:span><text:span text:style-name="CharStyle9"><text:span text:style-name="T1219">ď</text:span></text:span><text:span text:style-name="CharStyle9"><text:span text:style-name="T1156"> ešte neni starý; on sa musí za sucha očistiť a za nekoľko dní na chlad­nom nechať stáť. Prichystaný sa zatresiruje, nechá sa v žiji na brunátno upariť a ke</text:span></text:span><text:span text:style-name="CharStyle9"><text:span text:style-name="T1219">ď</text:span></text:span><text:span text:style-name="CharStyle9"><text:span text:style-name="T1156"> je mäkký, vezne sa von. Do žija sa zamieša pár ližíc múky, túto zaliať polievkou, pridať vínového octu a citronových kôrok, nechať od jedného boku variť, nečistotu z vrchu zberať, celé prez plátno do čistej ná­doby precediť, v tomto kohúta povoľne nechať variť a potom von vziať. Pred nastolovaním rozkrájať kohúta, poriadne na misu pokl</text:span></text:span><text:span text:style-name="CharStyle9"><text:span text:style-name="T1219">a</text:span></text:span><text:span text:style-name="CharStyle9"><text:span text:style-name="T1156">sť a omáčku dosť kysl</text:span></text:span><text:span text:style-name="CharStyle9"><text:span text:style-name="T1219">e </text:span></text:span><text:span text:style-name="CharStyle9"><text:span text:style-name="T1156">a slan</text:span></text:span><text:span text:style-name="CharStyle9"><text:span text:style-name="T1219">e</text:span></text:span><text:span text:style-name="CharStyle9"><text:span text:style-name="T1156"> pripravenú prez s</text:span></text:span><text:span text:style-name="CharStyle9"><text:span text:style-name="T1219">í</text:span></text:span><text:span text:style-name="CharStyle9"><text:span text:style-name="T1156">tko naň precediť. V ktorom dome sa mnoho varí, tam musí vždy byť pohotov</text:span></text:span><text:span text:style-name="CharStyle9"><text:span text:style-name="T1219">e</text:span></text:span><text:span text:style-name="CharStyle9"><text:span text:style-name="T1156"> omáčka; po odparení alebo upečení hoďajakej pečenky masť sa dolu zleje, ostatnie zaliať polievkou, k tomu pridať z prichystaných omáčiek a to sa dá upotrebiť k poliatiu hoďajakej pečenky; tak sa i pridávajú jelenné huby, víno, bordo, </text:span></text:span><text:soft-page-break/><text:span text:style-name="CharStyle9"><text:span text:style-name="T1156">madeira at</text:span></text:span><text:span text:style-name="CharStyle9"><text:span text:style-name="T1219">ď</text:span></text:span><text:span text:style-name="CharStyle9"><text:span text:style-name="T1156">., čim saft k oblievaniu pečenky tým lepšiu chuť dostane.</text:span></text:span></text:p>
        <text:p text:style-name="P344"><text:span text:style-name="CharStyle9"><text:span text:style-name="T1156"/></text:span></text:p>
        <text:p text:style-name="P345"><text:span text:style-name="CharStyle9"><text:span text:style-name="T1156">472. Kohút na polievku s haluškami.</text:span></text:span></text:p>
        <text:p text:style-name="P1161"><text:span text:style-name="CharStyle9"><text:span text:style-name="T1156"/></text:span></text:p>
        <text:p text:style-name="P1160"><text:span text:style-name="CharStyle9"><text:span text:style-name="T1156">Do nádoby sa dá kus čerstvého masla, do toho na rezanky nakrájať v jednej miere mrkvy, petrželu, zeleru a pa­štrnáku, pridať na kusy posekaného kohúta, posoliť a zakryté nechať nie veľmi na žlto upariť. To sa potom posype múkou a zaleje polievkou; bilky zeleného petržlenu vo vrelej vode obariť, posekať a dať k predošlému, dľa č. 22. urobiť ha­lušky , tieto do polievky zavariť, so všetkým dať na misu, pridať mušk</text:span></text:span><text:span text:style-name="CharStyle9"><text:span text:style-name="T1219">a</text:span></text:span><text:span text:style-name="CharStyle9"><text:span text:style-name="T1156">tového kvetu a tak nastolovať.</text:span></text:span></text:p>
        <text:p text:style-name="P222"><text:span text:style-name="CharStyle7"><text:span text:style-name="T1156"/></text:span></text:p>
        <text:p text:style-name="P344"><text:span text:style-name="CharStyle9"><text:span text:style-name="T1156">473. Kohút s paprikovou omáčkou.</text:span></text:span></text:p>
        <text:p text:style-name="P1161"><text:span text:style-name="CharStyle9"><text:span text:style-name="T1156"/></text:span></text:p>
        <text:p text:style-name="P1160"><text:span text:style-name="CharStyle9"><text:span text:style-name="T1156">Očisteného kohúta na kúsky posekať a posoliť; do ná­doby dať kus masla, doň na drobno nakrájať hodne cibule a ke</text:span></text:span><text:span text:style-name="CharStyle9"><text:span text:style-name="T1219">ď</text:span></text:span><text:span text:style-name="CharStyle9"><text:span text:style-name="T1156"> táto začne dobre voňať, dá sa doň kohút a nechá sa na mäkko upariť. Potom sa pridá za hrsť žemľových omrvín, dľa potreby malá miera papriky, zaliať smotankou a nechať povoľne variť. K tomuto jedlu sa urobia halušky nasle­dovne: do nádoby dať žajdlík múky a toľkože žemľových omrvín, pridať dve vajcia a ostatnie vodou doplniť, tuhé cesto urobiť, posoliť, varechou rozrobiť, do vrelej vody ližicou podlhovaté halušky zavariť, po odvarení na sito vyliať, premyť studenou vodou, dať ku kohútovi, spolu s omáčkou svariť, na misu poklásť a omáčkou poliať.</text:span></text:span></text:p>
        <text:p text:style-name="P1774"><text:span text:style-name="CharStyle16"><text:span text:style-name="T1156"/></text:span></text:p>
        <text:p text:style-name="P1775"><text:span text:style-name="CharStyle16"><text:span text:style-name="T1156">B) Čiastka.</text:span></text:span></text:p>
        <text:p text:style-name="P1839"><text:span text:style-name="CharStyle18"><text:span text:style-name="T1156"/></text:span></text:p>
        <text:p text:style-name="P1840"><text:span text:style-name="CharStyle18"><text:span text:style-name="T1156">O mladých kuriatkach.</text:span></text:span></text:p>
        <text:p text:style-name="P344"><text:span text:style-name="CharStyle9"><text:span text:style-name="T1156"/></text:span></text:p>
        <text:p text:style-name="P345"><text:span text:style-name="CharStyle9"><text:span text:style-name="T1156">474. Mladé kurence na peče</text:span></text:span><text:span text:style-name="CharStyle9"><text:span text:style-name="T1219">n</text:span></text:span><text:span text:style-name="CharStyle9"><text:span text:style-name="T1156">ku.</text:span></text:span></text:p>
        <text:p text:style-name="P1161"><text:span text:style-name="CharStyle9"><text:span text:style-name="T1156"/></text:span></text:p>
        <text:p text:style-name="P1160"><text:span text:style-name="CharStyle9"><text:span text:style-name="T1156">Pri obáraní kureniec je potrebné pozorovať, aby sa nečistily v horúcej vode, lebo sa potom kožka na n</text:span></text:span><text:span text:style-name="CharStyle9"><text:span text:style-name="T1219">í</text:span></text:span><text:span text:style-name="CharStyle9"><text:span text:style-name="T1156">ch roztrhá a potom sa nemôžu na plnenie upotrebiť. Preto má byť voda len trochu horúca, a lepšie je, keď sa najprv hlava kuraťa </text:span></text:span><text:soft-page-break/><text:span text:style-name="CharStyle9"><text:span text:style-name="T1156">vopchá do vody; jestli koža zlezne, pridá sa studenej vody, a takou sa obarí kura. Po očistení vypitvať, zatresirovať, posoliť, dať do pekáča a v masti na žlto odpiecť; pred nastolovaním masťou poliať, žemľovými mrvinami posypať, na žlto pripriecť, dľa veľkosti na viac lebo menej kusov rozdeliť, na misu poklásť a saftom poliať.</text:span></text:span></text:p>
        <text:p text:style-name="P344"><text:span text:style-name="CharStyle9"><text:span text:style-name="T1156"/></text:span></text:p>
        <text:p text:style-name="P345"><text:span text:style-name="CharStyle9"><text:span text:style-name="T1156">475. Špikova</text:span></text:span><text:span text:style-name="CharStyle9"><text:span text:style-name="T1219">n</text:span></text:span><text:span text:style-name="CharStyle9"><text:span text:style-name="T1156">é mladé kurence na peče</text:span></text:span><text:span text:style-name="CharStyle9"><text:span text:style-name="T1219">n</text:span></text:span><text:span text:style-name="CharStyle9"><text:span text:style-name="T1156">ku.</text:span></text:span></text:p>
        <text:p text:style-name="P1161"><text:span text:style-name="CharStyle9"><text:span text:style-name="T1156"/></text:span></text:p>
        <text:p text:style-name="P1160"><text:span text:style-name="CharStyle9"><text:span text:style-name="T1156">Prichystané vätšie kurence zatres</text:span></text:span><text:span text:style-name="CharStyle9"><text:span text:style-name="T1219">í</text:span></text:span><text:span text:style-name="CharStyle9"><text:span text:style-name="T1156">rovať, slaninkou vyšpikovať, posoliť, dať do pekáča, na ne dať masti, v rúre na žlto odpiecť a často polievať, aby v safte ostaly a nevysušily.</text:span></text:span><text:span text:style-name="CharStyle7"><text:span text:style-name="T1156"> </text:span></text:span><text:span text:style-name="CharStyle9"><text:span text:style-name="T1156">Pred nastolovaním na štvrtky pokrájať, stehienka a chrbát dať na spodok, vyšpikované prsk</text:span></text:span><text:span text:style-name="CharStyle9"><text:span text:style-name="T1219">a</text:span></text:span><text:span text:style-name="CharStyle9"><text:span text:style-name="T1156"> na vrch a celé saftom poliať.</text:span></text:span></text:p>
        <text:p text:style-name="P344"><text:span text:style-name="CharStyle9"><text:span text:style-name="T1156"/></text:span></text:p>
        <text:p text:style-name="P345"><text:span text:style-name="CharStyle9"><text:span text:style-name="T1156">476. Plnené mladé kurence.</text:span></text:span></text:p>
        <text:p text:style-name="P1161"><text:span text:style-name="CharStyle9"><text:span text:style-name="T1156"/></text:span></text:p>
        <text:p text:style-name="P1160"><text:span text:style-name="CharStyle9"><text:span text:style-name="T1156">K plneniu môžu sa upotrebiť i menšie kurence a pri očistení musí sa na to pozorovať, aby sa nezaparily a pri pitvaní nerozrezaly veľké diery; keď sú ešte teplé, podobere sa na hrdle, kade sa hrvo</text:span></text:span><text:span text:style-name="CharStyle9"><text:span text:style-name="T1219">l</text:span></text:span><text:span text:style-name="CharStyle9"><text:span text:style-name="T1156"> vybral, prostredným prstom po kúsku mäsa, to isté sa urobí i pri stehienkach, avšak kožka sa nesmie roztrhn</text:span></text:span><text:span text:style-name="CharStyle9"><text:span text:style-name="T1219">u</text:span></text:span><text:span text:style-name="CharStyle9"><text:span text:style-name="T1156">ť, potom sa zakryjú. Do vody omoče</text:span></text:span><text:span text:style-name="CharStyle9"><text:span text:style-name="T1219">nú</text:span></text:span><text:span text:style-name="CharStyle9"><text:span text:style-name="T1156"> žemľu vytlačiť a posekať, do nádoby dať kus masla, v ňom užiariť pokrájaný zelený petržel, pridať posekanú žemľu, drobno krájanej paž</text:span></text:span><text:span text:style-name="CharStyle9"><text:span text:style-name="T1219">i</text:span></text:span><text:span text:style-name="CharStyle9"><text:span text:style-name="T1156">tky a pár vajec, to rozmiešať, posoliť, dodať mušk</text:span></text:span><text:span text:style-name="CharStyle9"><text:span text:style-name="T1219">a</text:span></text:span><text:span text:style-name="CharStyle9"><text:span text:style-name="T1156">tového orechu, týmto kurence naplniť, niťou sošiť, nôžky pozakladať, posoliť, dať do pekáča, v rúre na žlto upiecť a často polievať. Kurence maj</text:span></text:span><text:span text:style-name="CharStyle9"><text:span text:style-name="T1219">ú</text:span></text:span><text:span text:style-name="CharStyle9"><text:span text:style-name="T1156"> sa v taký čas dať piecť, aby po upečení za tepla prišly na stôl.</text:span></text:span></text:p>
        <text:p text:style-name="P433"><text:span text:style-name="CharStyle9"><text:span text:style-name="T1156"/></text:span></text:p>
        <text:p text:style-name="P434"><text:span text:style-name="CharStyle9"><text:span text:style-name="T1156">477. Plnené kurence s ho</text:span></text:span><text:span text:style-name="CharStyle9"><text:span text:style-name="T1219">ll</text:span></text:span><text:span text:style-name="CharStyle9"><text:span text:style-name="T1156">andskou omáčkou a s krump</text:span></text:span><text:span text:style-name="CharStyle9"><text:span text:style-name="T1219">l</text:span></text:span><text:span text:style-name="CharStyle9"><text:span text:style-name="T1156">ami.</text:span></text:span></text:p>
        <text:p text:style-name="P1161"><text:span text:style-name="CharStyle9"><text:span text:style-name="T1156"/></text:span></text:p>
        <text:p text:style-name="P1160"><text:span text:style-name="CharStyle9"><text:span text:style-name="T1156">S kurenci sa zachádza dľa predošlého predpisu; uvarené krumple nožom obkrúžliť na zdlž pol malého prsta, dať do nádoby s kusom frišného masla, posoliť a na teplom mieste nechať stáť; hodnú mieru pokrájaného zeleného </text:span></text:span><text:soft-page-break/><text:span text:style-name="CharStyle9"><text:span text:style-name="T1156">petržlenu nechať upražiť v masle, pred nastolovaním kurence na štvrte pokrájať, na misu do vysok</text:span></text:span><text:span text:style-name="CharStyle9"><text:span text:style-name="T1219">a</text:span></text:span><text:span text:style-name="CharStyle9"><text:span text:style-name="T1156"> poklásť a krumple dať vôkol. Do masla dať pár liž</text:span></text:span><text:span text:style-name="CharStyle9"><text:span text:style-name="T1219">í</text:span></text:span><text:span text:style-name="CharStyle9"><text:span text:style-name="T1156">c smotanky a citronovú šťavu, to na chytrom ohni pod ustavičným miešaním nechať zvariť, po­soliť, týmto kurence a krumple poliať a dať na asietlu.</text:span></text:span></text:p>
        <text:p text:style-name="P344"><text:span text:style-name="CharStyle9"><text:span text:style-name="T1156"/></text:span></text:p>
        <text:p text:style-name="P345"><text:span text:style-name="CharStyle9"><text:span text:style-name="T1156">478. Smažené kurence na pečenku.</text:span></text:span></text:p>
        <text:p text:style-name="P1161"><text:span text:style-name="CharStyle9"><text:span text:style-name="T1156"/></text:span></text:p>
        <text:p text:style-name="P1160"><text:span text:style-name="CharStyle9"><text:span text:style-name="T1156">Potrebnú mieru kureniec očistiť, na kúsky pokrájať, za­soliť, nechať stáť, vybrať na čisté plátno, rosol z n</text:span></text:span><text:span text:style-name="CharStyle9"><text:span text:style-name="T1219">í</text:span></text:span><text:span text:style-name="CharStyle9"><text:span text:style-name="T1156">ch vytlačiť, v múke poobálať, vajce roztrepať s málo vodou, doň omáča</text:span></text:span><text:span text:style-name="CharStyle9"><text:span text:style-name="T1219">ť</text:span></text:span><text:span text:style-name="CharStyle9"><text:span text:style-name="T1156">, žem</text:span></text:span><text:span text:style-name="CharStyle9"><text:span text:style-name="T1219">ľ</text:span></text:span><text:span text:style-name="CharStyle9"><text:span text:style-name="T1156">ovými omrvinami obsypať, pred nastolovaním v horúcom masle na žlto vypražiť, z masti nechať od</text:span></text:span><text:span text:style-name="CharStyle9"><text:span text:style-name="T1219">c</text:span></text:span><text:span text:style-name="CharStyle9"><text:span text:style-name="T1156">ediť a na papier vyberať. Tu je potrebné poznamenať, že koľkorazí sa kurence z masti vyberú, toľkoraz</text:span></text:span><text:span text:style-name="CharStyle9"><text:span text:style-name="T1219">í</text:span></text:span><text:span text:style-name="CharStyle9"><text:span text:style-name="T1156"> sa má masť rozpáliť, pri čom však masť nesmie shoreť; lebo ke</text:span></text:span><text:span text:style-name="CharStyle9"><text:span text:style-name="T1219">ď</text:span></text:span><text:span text:style-name="CharStyle9"><text:span text:style-name="T1156"> sa dajú kurence do chladnej masti, bude sa táto len peniť, a kurence sa nedajú pekne smažiť. Bilky zeleného petržlenu hodia sa do masti, z nej ich odcediť, kurence na dlhú misu poukladať a petržel dať na vrch.</text:span></text:span></text:p>
        <text:p text:style-name="P344"><text:span text:style-name="CharStyle9"><text:span text:style-name="T1156"/></text:span></text:p>
        <text:p text:style-name="P345"><text:span text:style-name="CharStyle9"><text:span text:style-name="T1156">479. Smažené kurence s luteránskou škvareninou.</text:span></text:span></text:p>
        <text:p text:style-name="P1161"><text:span text:style-name="CharStyle9"><text:span text:style-name="T1156"/></text:span></text:p>
        <text:p text:style-name="P1160"><text:span text:style-name="CharStyle9"><text:span text:style-name="T1156">Očistených kureniec nôžky pozakladať, oblanžirova</text:span></text:span><text:span text:style-name="CharStyle9"><text:span text:style-name="T1219">ť</text:span></text:span><text:span text:style-name="CharStyle9"><text:span text:style-name="T1156">, dať do studenej vody, na štvrťky pokrájať, zasoliť, dať na čisté plátno, rosol vytlačiť, do múky poobálať, do vajca omáčať, žem</text:span></text:span><text:span text:style-name="CharStyle9"><text:span text:style-name="T1219">ľ</text:span></text:span><text:span text:style-name="CharStyle9"><text:span text:style-name="T1156">ovými mrvinami obsypať, pred nastolovan</text:span></text:span><text:span text:style-name="CharStyle9"><text:span text:style-name="T1219">í</text:span></text:span><text:span text:style-name="CharStyle9"><text:span text:style-name="T1156">m v masle na žlto vysmažiť, všetko ku spomenutej škvarenine prislú­chajúce dľa č. 379 pripraviť, od spodku na ohni miešať, aby škvarenina tuhá neostala, kurence na okruhlú misu do venca poklásť, škvareninu do prostriedku a jedlo dať na stôl na asietlu.</text:span></text:span></text:p>
        <text:p text:style-name="P344"><text:span text:style-name="CharStyle9"><text:span text:style-name="T1156"/></text:span></text:p>
        <text:p text:style-name="P345"><text:span text:style-name="CharStyle9"><text:span text:style-name="T1156">480. Smažené frikasir</text:span></text:span><text:span text:style-name="CharStyle9"><text:span text:style-name="T1219">o</text:span></text:span><text:span text:style-name="CharStyle9"><text:span text:style-name="T1156">va</text:span></text:span><text:span text:style-name="CharStyle9"><text:span text:style-name="T1219">n</text:span></text:span><text:span text:style-name="CharStyle9"><text:span text:style-name="T1156">é kurence.</text:span></text:span></text:p>
        <text:p text:style-name="P1161"><text:span text:style-name="CharStyle9"><text:span text:style-name="T1156"/></text:span></text:p>
        <text:p text:style-name="P1160"><text:span text:style-name="CharStyle9"><text:span text:style-name="T1156">Kurence dľa predošlého predpisu prichystať, na štvrťky pokrájať a dať do nádoby; na ohni kus čerstvého masla roz­pustiť, doň dať za ližicu múky, zaliať </text:span></text:span><text:soft-page-break/><text:span text:style-name="CharStyle9"><text:span text:style-name="T1156">polievkou, pridať aspiku a za ližicu tarkanového octu, dľa potreby posoliť, nechať variť, na kurence precediť, zakryť a nechať spolu na toľko povariť, aby celé kúsky ostaly a aby neboly pri kosti krvavé. Každý kúsok vidličkou von vziať, od omáčky od­cediť a rozkladať na tepšu, aby vystydly; štyry ž</text:span></text:span><text:span text:style-name="CharStyle9"><text:span text:style-name="T1219">l</text:span></text:span><text:span text:style-name="CharStyle9"><text:span text:style-name="T1156">tky s citronovou šťavou rozmiešať, týmto omáčku zalegirovať a prez sitko do nádoby precediť, malú mieru čerstvého tarkanu do omáčky zamiešať, celé na chladnom miešať a ke</text:span></text:span><text:span text:style-name="CharStyle9"><text:span text:style-name="T1219">ď</text:span></text:span><text:span text:style-name="CharStyle9"><text:span text:style-name="T1156"> začne</text:span></text:span><text:span text:style-name="CharStyle7"><text:span text:style-name="T1156"> </text:span></text:span><text:span text:style-name="CharStyle9"><text:span text:style-name="T1156">hustnúť, sopchnú sa kurence na vidličku, do omáčky celkom omáčať, na žemľovými mrvinami posypaný plech klásť, ne­chať dobre stuhnúť, po stuhnutí do roztrepaného vajca omá­čať, žemľovými mrvinami obsypať a v masti vysmažiť na žlto. Upečené pokladú sa na misu, smažený petržel prinde na vrch a jedlo dá sa po polievke na asietlu.</text:span></text:span></text:p>
        <text:p text:style-name="P344"><text:span text:style-name="CharStyle9"><text:span text:style-name="T1156"/></text:span></text:p>
        <text:p text:style-name="P345"><text:span text:style-name="CharStyle9"><text:span text:style-name="T1156">481. Mladé kurence s rosolom.</text:span></text:span></text:p>
        <text:p text:style-name="P1161"><text:span text:style-name="CharStyle9"><text:span text:style-name="T1156"/></text:span></text:p>
        <text:p text:style-name="P1160"><text:span text:style-name="CharStyle9"><text:span text:style-name="T1156">Očistené kurence sa zatresirujú a dajú sa do nádoby; mrkva, petržel, zeler, paštrnák a pol hlávky kélu na tenké rezanky pokrájať, to dať na kurence, posoliť, pridať pár zrn­ko v čierneho korenia, žajdlik vína, trochu octu a dľa potrebnej miery polievky, to nechať spolu na mäkko uvariť, pred nastolovaním kurence pokrájať, na misu klásť, zeleným vôkol obložiť, trochu saftom poliať, kurence žemľovými omr­vinkami posypať a hor</text:span></text:span><text:span text:style-name="CharStyle9"><text:span text:style-name="T1219">u</text:span></text:span><text:span text:style-name="CharStyle9"><text:span text:style-name="T1156">cim maslom po vrchu obliať.</text:span></text:span></text:p>
        <text:p text:style-name="P344"><text:span text:style-name="CharStyle9"><text:span text:style-name="T1156"/></text:span></text:p>
        <text:p text:style-name="P345"><text:span text:style-name="CharStyle9"><text:span text:style-name="T1156">482. Mladé kurence s rezankami.</text:span></text:span></text:p>
        <text:p text:style-name="P1161"><text:span text:style-name="CharStyle9"><text:span text:style-name="T1156"/></text:span></text:p>
        <text:p text:style-name="P1160"><text:span text:style-name="CharStyle9"><text:span text:style-name="T1156">Očistené kurence zatresirova</text:span></text:span><text:span text:style-name="CharStyle9"><text:span text:style-name="T1219">ť</text:span></text:span><text:span text:style-name="CharStyle9"><text:span text:style-name="T1156">, do nádoby dať kus čer­stvého masla, cibule, mrkvy, petrželu a zeleru na rezanky pokrájať, pridať i s celým korením a kurencami do nádoby, to posoliť, zakryť a na žlto upariť. Z troch vajec sa zamiesi cesto, to nie veľmi na tenko vyva</text:span></text:span><text:span text:style-name="CharStyle9"><text:span text:style-name="T1219">l</text:span></text:span><text:span text:style-name="CharStyle9"><text:span text:style-name="T1156">kať, z neho pokrájať okrúhle rezanky na štyry prsty zdlž, pred nastolovaním za­variť do vrelej vody, na sito vyliať, trochu premyť studenou vodou a dať zpátky do nádoby. Žlto </text:span></text:span><text:span text:style-name="CharStyle9"><text:span text:style-name="T1219">u</text:span></text:span><text:span text:style-name="CharStyle9"><text:span text:style-name="T1156">žiarené maslo so smotankou za pár ližíc na ohni spolu smiešať, posoliť, kurence na štvr</text:span></text:span><text:span text:style-name="CharStyle9"><text:span text:style-name="T1219">ť</text:span></text:span><text:span text:style-name="CharStyle9"><text:span text:style-name="T1156">ky podeliť, horúce na okrúhlu misu poklásť a poliať saftom, v ktorom sa boly </text:span></text:span><text:soft-page-break/><text:span text:style-name="CharStyle9"><text:span text:style-name="T1156">parily; na pečenkové kúsky dajú sa prichystané rezanky, tieto žemľovými omrvinkami po­sypať, na žlto vypraženým maslom poliať, hlávky na vrch a celé jedlo dať po polievke na asietlu.</text:span></text:span></text:p>
        <text:p text:style-name="P222"><text:span text:style-name="CharStyle7"><text:span text:style-name="T1156"/></text:span></text:p>
        <text:p text:style-name="P344"><text:span text:style-name="CharStyle9"><text:span text:style-name="T1156">483. Mladé kurence s reisom.</text:span></text:span></text:p>
        <text:p text:style-name="P1161"><text:span text:style-name="CharStyle9"><text:span text:style-name="T1156"/></text:span></text:p>
        <text:p text:style-name="P1160"><text:span text:style-name="CharStyle9"><text:span text:style-name="T1156">Kurence sa prichystajú na predošlý spôsob; pol funta reisu tak obvariť, aby sa popukal, vyliať ho na sito, premyť studenou vodou, dať do nádoby, posoliť, pridať kus čerstvého masla a cibuľu s pár hrebíčkami špikovanú, to zaliať poliev­kou, na sypko upariť a pridať saftu, v ktorom sa kurence boly parily. Pred nastolovaním vymastiť okrúhlu furmu, papier vyrezať a pomastený dať na dno, okrúžlenej na kolečká po­krájanej mrkvy poklásť na papier do venca, na to rižkašu varechou potlačiť, na kusy podelené kurence na predošlé klásť, zas dať reisu a tak pokračovať, kým sa nedoplní furma. To všetko sa má v chytrosti stať, aby horúce ostalo, na okrúhlu misu vyvrátiť a saftom poliať.</text:span></text:span></text:p>
        <text:p text:style-name="P435"><text:span text:style-name="CharStyle9"><text:span text:style-name="T1156"/></text:span></text:p>
        <text:p text:style-name="P436"><text:span text:style-name="CharStyle9"><text:span text:style-name="T1156">484. Kurence s reisom na taljanský spôsob.</text:span></text:span></text:p>
        <text:p text:style-name="P1161"><text:span text:style-name="CharStyle9"><text:span text:style-name="T1156"/></text:span></text:p>
        <text:p text:style-name="P1160"><text:span text:style-name="CharStyle9"><text:span text:style-name="T1156">Pol funta rižkaše pri obarení nechať dobre popukať; ocediť a studenou vodou premyť; nekoľko sardiel vymyť, očistiť, osti z n</text:span></text:span><text:span text:style-name="CharStyle9"><text:span text:style-name="T1220">í</text:span></text:span><text:span text:style-name="CharStyle9"><text:span text:style-name="T1156">ch vybrať, cibule, zeleného petrželu a údenej slaniny nakrájať, všetko spolu na drobno posekať, dať i s rižkašou do nádoby ku upraženiu, posoliť, trochu polievkou podliať a na chytrom ohni užiariť, aby sypká i celá bola. Pred nastolovaním zamiešať do nej narajbaného parmazanského syru, do vymastenej f</text:span></text:span><text:span text:style-name="CharStyle9"><text:span text:style-name="T1220">u</text:span></text:span><text:span text:style-name="CharStyle9"><text:span text:style-name="T1156">rmy dať reisu na pol druha prsta, utlačiť, prichystané a pokrájané kurence poriadne na reis poukladať, furmu reisom doplniť a na okrúhlu misu vyvrátiť.</text:span></text:span></text:p>
        <text:p text:style-name="P437"><text:span text:style-name="CharStyle9"><text:span text:style-name="T1156"/></text:span></text:p>
        <text:p text:style-name="P438"><text:span text:style-name="CharStyle9"><text:span text:style-name="T1156">485. Kurence s paradajkovou omáčkou.</text:span></text:span></text:p>
        <text:p text:style-name="P1161"><text:span text:style-name="CharStyle9"><text:span text:style-name="T1156"/></text:span></text:p>
        <text:p text:style-name="P1160"><text:span text:style-name="CharStyle9"><text:span text:style-name="T1156">Kurence najlepšie sa vtedy srobia, jestli sa chystajú dľa predpisu; k tomuto jedlu je potrebná pod č. 114 udaná paradajková omáčka; túto vyliať na misu, </text:span></text:span><text:soft-page-break/><text:span text:style-name="CharStyle9"><text:span text:style-name="T1156">na to prichystané a pokrájané kurence do vysok</text:span></text:span><text:span text:style-name="CharStyle9"><text:span text:style-name="T1220">a</text:span></text:span><text:span text:style-name="CharStyle9"><text:span text:style-name="T1156"> poklásť a poliať tým saftom, v ktorom sa parily.</text:span></text:span></text:p>
        <text:p text:style-name="P222"><text:span text:style-name="CharStyle7"><text:span text:style-name="T1156"/></text:span></text:p>
        <text:p text:style-name="P439"><text:span text:style-name="CharStyle9"><text:span text:style-name="T1156">486. Kurence so šťavovým bieré.</text:span></text:span></text:p>
        <text:p text:style-name="P1161"><text:span text:style-name="CharStyle9"><text:span text:style-name="T1156"/></text:span></text:p>
        <text:p text:style-name="P1160"><text:span text:style-name="CharStyle9"><text:span text:style-name="T1156">Dľa č. 117 prichystá sa š</text:span></text:span><text:span text:style-name="CharStyle9"><text:span text:style-name="T1220">ť</text:span></text:span><text:span text:style-name="CharStyle9"><text:span text:style-name="T1156">avová omáčka, pred nastolovaním štyry ž</text:span></text:span><text:span text:style-name="CharStyle9"><text:span text:style-name="T1220">l</text:span></text:span><text:span text:style-name="CharStyle9"><text:span text:style-name="T1156">tky so šťavou z pol citrona rozmiešať, týmto omáčku zalegirovať, vyliať na misu, pokrájané kurence na ňu poklásť a saftom poliať.</text:span></text:span></text:p>
        <text:p text:style-name="P439"><text:span text:style-name="CharStyle9"><text:span text:style-name="T1156"/></text:span></text:p>
        <text:p text:style-name="P441"><text:span text:style-name="CharStyle9"><text:span text:style-name="T1156">487. Kurence s pomarančovou omáčkou.</text:span></text:span></text:p>
        <text:p text:style-name="P1161"><text:span text:style-name="CharStyle9"><text:span text:style-name="T1156"/></text:span></text:p>
        <text:p text:style-name="P1160"><text:span text:style-name="CharStyle9"><text:span text:style-name="T1156">Do nádoby, v ktorej sa kurence parily, pridať múky, zaliať polievkou i vínom, nechať variť a </text:span></text:span><text:span text:style-name="CharStyle9"><text:span text:style-name="T1220">ď</text:span></text:span><text:span text:style-name="CharStyle9"><text:span text:style-name="T1156">alej pokračovať dľa č. 468.</text:span></text:span></text:p>
        <text:p text:style-name="P439"><text:span text:style-name="CharStyle9"><text:span text:style-name="T1156"/></text:span></text:p>
        <text:p text:style-name="P441"><text:span text:style-name="CharStyle9"><text:span text:style-name="T1156">488. Mladé kurence s citronovou bielou omáčkou.</text:span></text:span></text:p>
        <text:p text:style-name="P1161"><text:span text:style-name="CharStyle9"><text:span text:style-name="T1156"/></text:span></text:p>
        <text:p text:style-name="P1160"><text:span text:style-name="CharStyle9"><text:span text:style-name="T1156">Mladé kurence, bez toho žeby sa zaparily, očistiť; nôžky pozakladať, obariť a dať do studenej vody. Do masla sa za­mieša za ližicu bielej múky, to zaliať bielou polievkou, pri­dať citronové kôrky, posoliť a nechať variť. Na štvr</text:span></text:span><text:span text:style-name="CharStyle9"><text:span text:style-name="T1220">ť</text:span></text:span><text:span text:style-name="CharStyle9"><text:span text:style-name="T1156">ky pokrájané kurence dať do nádoby, na ne omáčku precediť, po­voľne nechať variť, citronovou šťavou okysliť a dať na stôl. Toto jedlo upotrebúva sa často pri nemocných, pri čom je potrebné poznamenať, že sa omáčka môže i so ž</text:span></text:span><text:span text:style-name="CharStyle9"><text:span text:style-name="T1220">l</text:span></text:span><text:span text:style-name="CharStyle9"><text:span text:style-name="T1156">tkom zalegírovať a dľa ľúbosti chorého môže byť lebo sladká alebo kyslá omáčka, jestli lekár zrovn</text:span></text:span><text:span text:style-name="CharStyle9"><text:span text:style-name="T1220">a</text:span></text:span><text:span text:style-name="CharStyle9"><text:span text:style-name="T1156"> nemá dačo naproti tomu.</text:span></text:span></text:p>
        <text:p text:style-name="P439"><text:span text:style-name="CharStyle9"><text:span text:style-name="T1156"/></text:span></text:p>
        <text:p text:style-name="P441"><text:span text:style-name="CharStyle9"><text:span text:style-name="T1156">489. Mladé kurence so zeleným hrachom.</text:span></text:span></text:p>
        <text:p text:style-name="P1161"><text:span text:style-name="CharStyle9"><text:span text:style-name="T1156"/></text:span></text:p>
        <text:p text:style-name="P1160"><text:span text:style-name="CharStyle9"><text:span text:style-name="T1156">Mladý zelený hrach umyť, dať do vrelej vody, posoliť a nechať variť; ke</text:span></text:span><text:span text:style-name="CharStyle9"><text:span text:style-name="T1220">ď</text:span></text:span><text:span text:style-name="CharStyle9"><text:span text:style-name="T1156"> je už dosť mäkký, vyliať ho na sito a pre­myť studenou vodou; do nádoby sa dá kus čerstvého masla, doň za ližicu múky a pokrájaný zelený petržel; to zaliať dľa potrebnej miery polievkou, pridať hrach, nechať svariť, od­ložiť na teplé miesto do pary, pred nastolovaním kurence dľa č. 482 prichystané rozkrájať, </text:span></text:span><text:soft-page-break/><text:span text:style-name="CharStyle9"><text:span text:style-name="T1156">na misu do venca poklásť, do hrachu zamiešať istú mieru tlčeného cukru, to dať do prostriedku a kurence saftom poliať. Toto jedlo sa </text:span></text:span><text:span text:style-name="CharStyle9"><text:span text:style-name="T1220">u</text:span></text:span><text:span text:style-name="CharStyle9"><text:span text:style-name="T1156">potrebuje i pri nemocných.</text:span></text:span></text:p>
        <text:p text:style-name="P1160"><text:span text:style-name="CharStyle9"><text:span text:style-name="T1156"/></text:span></text:p>
        <text:p text:style-name="P517"><text:span text:style-name="CharStyle9"><text:span text:style-name="T1156">490. Kurence s rakmi a špárgovým rago.</text:span></text:span></text:p>
        <text:p text:style-name="P1161"><text:span text:style-name="CharStyle9"><text:span text:style-name="T1156"/></text:span></text:p>
        <text:p text:style-name="P1160"><text:span text:style-name="CharStyle9"><text:span text:style-name="T1156">Kurence prichystať dľa predošlého predpisu, na štvr</text:span></text:span><text:span text:style-name="CharStyle9"><text:span text:style-name="T1220">ť</text:span></text:span><text:span text:style-name="CharStyle9"><text:span text:style-name="T1156">ky pokrájať, na okrúhlu misu poklásť, dľa č. 190 prichystaný rago dať do prostriedku, poliať saftom a dať na asietlu.</text:span></text:span></text:p>
        <text:p text:style-name="P520"><text:span text:style-name="CharStyle9"><text:span text:style-name="T1156"/></text:span></text:p>
        <text:p text:style-name="P521"><text:span text:style-name="CharStyle9"><text:span text:style-name="T1156">491. Mladé kurence s paprikovou omáčkou.</text:span></text:span></text:p>
        <text:p text:style-name="P1161"><text:span text:style-name="CharStyle9"><text:span text:style-name="T1156"/></text:span></text:p>
        <text:p text:style-name="P1160"><text:span text:style-name="CharStyle9"><text:span text:style-name="T1156">Očistené kurence na štvr</text:span></text:span><text:span text:style-name="CharStyle9"><text:span text:style-name="T1220">ť</text:span></text:span><text:span text:style-name="CharStyle9"><text:span text:style-name="T1156">ky pokrájať, zasoliť, dať do nádoby, pridať na drobno pokrájané dve cibule, potrebnú mieru papriky a holbu dobrej smotanky, zakryté nechať po­voľne variť, po odvarení poklásť na misu a saftom poliať.</text:span></text:span></text:p>
        <text:p text:style-name="P439"><text:span text:style-name="CharStyle9"><text:span text:style-name="T1156"/></text:span></text:p>
        <text:p text:style-name="P441"><text:span text:style-name="CharStyle9"><text:span text:style-name="T1156">492. Kurence s paprikovou omáčkou na iný spôsob.</text:span></text:span></text:p>
        <text:p text:style-name="P1161"><text:span text:style-name="CharStyle9"><text:span text:style-name="T1156"/></text:span></text:p>
        <text:p text:style-name="P1160"><text:span text:style-name="CharStyle9"><text:span text:style-name="T1156">Kurence sa prichystajú dľa predošlého spôsobu; v masle sa nie veľmi na žlto upraží drobno krájaná cibuľa, do toho sa dajú kurence a ke</text:span></text:span><text:span text:style-name="CharStyle9"><text:span text:style-name="T1220">ď</text:span></text:span><text:span text:style-name="CharStyle9"><text:span text:style-name="T1156"> začínajú trochu žlknuť, pridá sa pa­priky, žemľových omrvín, žajdlík smotanky a trochu po­lievky, to spolu nechať variť, dľa č. 22 halušky urobiť, ližicou na podlhovato do vody zavárať, kurence na misu poklásť, na ne halušky a to omáčkou poliať.</text:span></text:span></text:p>
        <text:p text:style-name="P517"><text:span text:style-name="CharStyle9"><text:span text:style-name="T1156"/></text:span></text:p>
        <text:p text:style-name="P519"><text:span text:style-name="CharStyle9"><text:span text:style-name="T1156">493. Mladé kurence s robertskou omáčkou.</text:span></text:span></text:p>
        <text:p text:style-name="P1161"><text:span text:style-name="CharStyle9"><text:span text:style-name="T1156"/></text:span></text:p>
        <text:p text:style-name="P1160"><text:span text:style-name="CharStyle9"><text:span text:style-name="T1156">Očistené kurence zatrezirovať, slaninou vyšpikovať, v žíji na žlto nechať upariť, dľa č. 96 omáčku prichystať a dať na misu, kurence na štvrtky pokrájať a po vrchu glásom poliať.</text:span></text:span></text:p>
        <text:p text:style-name="P439"><text:span text:style-name="CharStyle9"><text:span text:style-name="T1156"/></text:span></text:p>
        <text:p text:style-name="P441"><text:span text:style-name="CharStyle9"><text:span text:style-name="T1156">494. Filé z mladých kureniec so šampionami.</text:span></text:span></text:p>
        <text:p text:style-name="P1161"><text:span text:style-name="CharStyle9"><text:span text:style-name="T1156"/></text:span></text:p>
        <text:p text:style-name="P1160"><text:soft-page-break/><text:span text:style-name="CharStyle9"><text:span text:style-name="T1156">Z prs očistených a dobre v mäse vykŕmených kureniec kožku zvliecť, mäso od kosti vyrezať, rozdvojené na prskách</text:span></text:span><text:span text:style-name="CharStyle7"><text:span text:style-name="T1156"> </text:span></text:span><text:span text:style-name="CharStyle9"><text:span text:style-name="T1156">mäso jedno od druhého oddeliť, pri čom vr</text:span></text:span><text:span text:style-name="CharStyle9"><text:span text:style-name="T1220">c</text:span></text:span><text:span text:style-name="CharStyle9"><text:span text:style-name="T1156">hnie ostane pri krídelku. Oboje čiastky nožom rozklopať a posoliť, zo šam­piónov nakrájať štyryuhlaté a nie veľmi tenké kúsky, do p</text:span></text:span><text:span text:style-name="CharStyle9"><text:span text:style-name="T1220">r</text:span></text:span><text:span text:style-name="CharStyle9"><text:span text:style-name="T1156">s nožom zarezať, do zárezu dať šampiony a tak i s inými k jedlu určenými kurenci pokračovať. Každý kúsok kuraťa do rozpusteného masla omočiť, na tepšu rozklásť, papierom zakryť a na chladno odložiť; pozostalé šampiony dať do nádoby, k ním citronovú šťavu vytisnuť, na ohni svariť a od­ložiť. Odpadky zo šampi</text:span></text:span><text:span text:style-name="CharStyle9"><text:span text:style-name="T1220">o</text:span></text:span><text:span text:style-name="CharStyle9"><text:span text:style-name="T1156">nov so zeleným petržlenom po­krájať, v masle upražiť, pridať kurence a to upariť; kurací žalúdok a pečenku na rezanky pokrájať a pridať ku šampi</text:span></text:span><text:span text:style-name="CharStyle9"><text:span text:style-name="T1220">o</text:span></text:span><text:span text:style-name="CharStyle9"><text:span text:style-name="T1156">nom. Ke</text:span></text:span><text:span text:style-name="CharStyle9"><text:span text:style-name="T1220">ď</text:span></text:span><text:span text:style-name="CharStyle9"><text:span text:style-name="T1156"> sú kurence dosť mäkké, masť z nich zcediť, na ne naliať dľa potreby bielej omáčky, pred nastolovaním filé na chytrom ohni odpiecť na bielo, masť z n</text:span></text:span><text:span text:style-name="CharStyle9"><text:span text:style-name="T1220">í</text:span></text:span><text:span text:style-name="CharStyle9"><text:span text:style-name="T1156">ch zcediť, na ne dať pár ližíc omáčky a citronovej šťavy, raz spolu svariť, pri­chystané stehienka s pár ž</text:span></text:span><text:span text:style-name="CharStyle9"><text:span text:style-name="T1220">l</text:span></text:span><text:span text:style-name="CharStyle9"><text:span text:style-name="T1156">tky zalegirovať a na misu po­klásť, na to dať filé, do prichystaných šampi</text:span></text:span><text:span text:style-name="CharStyle9"><text:span text:style-name="T1220">o</text:span></text:span><text:span text:style-name="CharStyle9"><text:span text:style-name="T1156">nov dať za ližicu z legirova</text:span></text:span><text:span text:style-name="CharStyle9"><text:span text:style-name="T1220">n</text:span></text:span><text:span text:style-name="CharStyle9"><text:span text:style-name="T1156">ej omáčky, to dať do prostriedku na filé a celé glásom obliať.</text:span></text:span></text:p>
        <text:p text:style-name="P439"><text:span text:style-name="CharStyle9"><text:span text:style-name="T1156"/></text:span></text:p>
        <text:p text:style-name="P441"><text:span text:style-name="CharStyle9"><text:span text:style-name="T1156">495. Špikované filé z kureniec s jelennými hubami.</text:span></text:span></text:p>
        <text:p text:style-name="P1161"><text:span text:style-name="CharStyle9"><text:span text:style-name="T1156"/></text:span></text:p>
        <text:p text:style-name="P1160"><text:span text:style-name="CharStyle9"><text:span text:style-name="T1156">Z kureniec prsk</text:span></text:span><text:span text:style-name="CharStyle9"><text:span text:style-name="T1220">a</text:span></text:span><text:span text:style-name="CharStyle9"><text:span text:style-name="T1156"> v celosti vyrezať, zo stehienka kožu zvliecť, od shybadla kosť von vziať, oboje slaninou vyšpi­kovať, čerstvým maslom tepšu vymastiť, kúsky z kureniec po nej porozkladať, posoliť, papierom zakryť a na chladné odložiť. Pol hodinou pred nastolovaním v rúre nechať od­piecť, pri žlknutí masť dolu diať, pod ne dať trochu saftu, každý kúsok rozpusteným glásom pomastiť, nechať v letnej rúre a ešte nekoľko razí glásom natrieť, aby sa pekne ligotaly. Kosti z kureniec v žíji upariť, masť dole zliať, pohár dobrého vína naliať, k tomu pridať brunátnej omáčky, dobre spolu vyvariť, nečistotu z vrchu zberať, prez plátno precediť, dľa potreby okysliť a soliť, filé na misu poriadne poukladať, pod č. 126 prichystané jelenné huby dať do prostriedku a omáčkou poliať.</text:span></text:span></text:p>
        <text:p text:style-name="P222"><text:span text:style-name="CharStyle7"><text:span text:style-name="T1156"/></text:span></text:p>
        <text:p text:style-name="P522"><text:span text:style-name="CharStyle9"><text:span text:style-name="T1156">496. Jes</text:span></text:span><text:span text:style-name="CharStyle9"><text:span text:style-name="T1220">e</text:span></text:span><text:span text:style-name="CharStyle9"><text:span text:style-name="T1156">ňnie kurence na chladno.</text:span></text:span></text:p>
        <text:p text:style-name="P1161"><text:soft-page-break/><text:span text:style-name="CharStyle9"><text:span text:style-name="T1156"/></text:span></text:p>
        <text:p text:style-name="P1160"><text:span text:style-name="CharStyle9"><text:span text:style-name="T1156">Dobrota kuracích pečeniek záleží najviac v tom, jako sa kurence k</text:span></text:span><text:span text:style-name="CharStyle9"><text:span text:style-name="T1220">r</text:span></text:span><text:span text:style-name="CharStyle9"><text:span text:style-name="T1156">mia: preto jestli sa moja rada už vopred opí­saná pr</text:span></text:span><text:span text:style-name="CharStyle9"><text:span text:style-name="T1220">í</text:span></text:span><text:span text:style-name="CharStyle9"><text:span text:style-name="T1156">jme, </text:span></text:span><text:span text:style-name="CharStyle9"><text:span text:style-name="T1220">b</text:span></text:span><text:span text:style-name="CharStyle9"><text:span text:style-name="T1156">udú vždy na pohotov</text:span></text:span><text:span text:style-name="CharStyle9"><text:span text:style-name="T1220">e</text:span></text:span><text:span text:style-name="CharStyle9"><text:span text:style-name="T1156"> kurence na dobrú pečenku. Predovším má sa kura na sucho ošklbať, črevká z neho vytiahnuť a kura na chladnom nechať stáť. Pri upotrebení vypitvať, prv než do vody sa dá, vezne sa masť z neho von, táto dá sa do pohára, papierom sa zaviaže a pri dome sa upotrebuje jako liek na popukané ruky alebo na rany; k tomu istému slúži i z morky masť. K príprave prí­tomného jedla očistené kurence zalegirovať, vyšpikovať, po­soliť, dať na masť do pekáča a v rúre na žlto upiecť. Potom na chladno odložiť, poriadne rozkrájať, na dlhú misu poklásť a vôkol aspikom obložiť.</text:span></text:span></text:p>
        <text:p text:style-name="P523"><text:span text:style-name="CharStyle9"><text:span text:style-name="T1156"/></text:span></text:p>
        <text:p text:style-name="P524"><text:span text:style-name="CharStyle9"><text:span text:style-name="T1156">497. Kurence s majonesom na chladno.</text:span></text:span></text:p>
        <text:p text:style-name="P1161"><text:span text:style-name="CharStyle9"><text:span text:style-name="T1156"/></text:span></text:p>
        <text:p text:style-name="P1160"><text:span text:style-name="CharStyle9"><text:span text:style-name="T1156">Očistené kurence zatrezírovať a prichystať dľa č. 481., nechať vystydnuť, von vziať, stehienka odrezať, kožku dolu sňať, prsk</text:span></text:span><text:span text:style-name="CharStyle9"><text:span text:style-name="T1220">a</text:span></text:span><text:span text:style-name="CharStyle9"><text:span text:style-name="T1156"> od kostí a mäso od krídiel odrezať, prsk</text:span></text:span><text:span text:style-name="CharStyle9"><text:span text:style-name="T1220">a</text:span></text:span><text:span text:style-name="CharStyle9"><text:span text:style-name="T1156"> na podlhovato rozkrojiť a jedno vedľa druhého do tepše poklásť. Do nádoby dať kus čerstvého masla, doň dať múky a zaliať tou polievkou, v ktorej sa kurence varily; ostatnie doliať aspikom, nechať dobre vyvariť, nečistotu z vrchu zberať, dobre na kyslé posoliť, na kurence precediť a nechať spolu variť. Každý kúsok pozorne sa vyberie a osobit</text:span></text:span><text:span text:style-name="CharStyle9"><text:span text:style-name="T1220">e</text:span></text:span><text:span text:style-name="CharStyle9"><text:span text:style-name="T1156"> položí na plech, to nechať vystydnuť, omáčku ešte raz do nádoby pre­cediť, ustavične na lade miešať a trochu aspiku pridať. Keď sú kurence vystydnuté a omáčka dobre hustnuť začína, sopchne sa každý kúsok na vidličku, omáča sa do omáčky a nechá sa odtiecť. Drobno pokrájanou uvarenou šovdrou sa plech posype, máčané kurence na to poklásť, po vrchu tiež šovdrou posypať a odložiť na chladné miesto, aby dobre stuhlo. Okrúhla misa dá sa na ľad, na misu naliať aspiku až po ráf, nechať stuhnúť, na spodok misy na aspik stehienka klásť a na vrch do vysok</text:span></text:span><text:span text:style-name="CharStyle9"><text:span text:style-name="T1220">a</text:span></text:span><text:span text:style-name="CharStyle9"><text:span text:style-name="T1156"> dať prsk</text:span></text:span><text:span text:style-name="CharStyle9"><text:span text:style-name="T1220">a</text:span></text:span><text:span text:style-name="CharStyle9"><text:span text:style-name="T1156">. Drobno posekaný</text:span></text:span><text:span text:style-name="CharStyle7"><text:span text:style-name="T1156"> </text:span></text:span><text:span text:style-name="CharStyle9"><text:span text:style-name="T1156">aspik pomieša sa s rozpusteným za nekoľko liž</text:span></text:span><text:span text:style-name="CharStyle9"><text:span text:style-name="T1220">í</text:span></text:span><text:span text:style-name="CharStyle9"><text:span text:style-name="T1156">c, aby bol trochu tekúci, toto po vrchu na kurence vyliať tak, aby tieto von vyčnievaly, k stuhnutiu na chladnom mieste nechať </text:span></text:span><text:soft-page-break/><text:span text:style-name="CharStyle9"><text:span text:style-name="T1156">stáť, na tri uhly vykrojený aspik dať vôkol a jedlo zaniesť na stôl.</text:span></text:span></text:p>
        <text:p text:style-name="P439"><text:span text:style-name="CharStyle9"><text:span text:style-name="T1156"/></text:span></text:p>
        <text:p text:style-name="P441"><text:span text:style-name="CharStyle9"><text:span text:style-name="T1156">498. Mladé kurence na iný spôsob.</text:span></text:span></text:p>
        <text:p text:style-name="P1161"><text:span text:style-name="CharStyle9"><text:span text:style-name="T1156"/></text:span></text:p>
        <text:p text:style-name="P1160"><text:span text:style-name="CharStyle9"><text:span text:style-name="T1156">Kurence dľa predošlého spôsobu prichystať, do majonesu omáčať, kapr</text:span></text:span><text:span text:style-name="CharStyle9"><text:span text:style-name="T1220">l</text:span></text:span><text:span text:style-name="CharStyle9"><text:span text:style-name="T1156">e nie veľmi na drobno pokrájať, t</text:span></text:span><text:span text:style-name="CharStyle9"><text:span text:style-name="T1220">y</text:span></text:span><text:span text:style-name="CharStyle9"><text:span text:style-name="T1156">mito miesto šovdry plech posypať, kúsky kureniec jedon vedľa druhého na plech klásť a na chladné miesto odložiť, misu do ľadu zapraviť, aspiku až po ráf naliať a nechať stuhnuť. Keď je oboje stuhnuté, kurence sa poriadne poukladajú na misu; do kotlíka, v ktorom sa sňah sbíjava, dať rozpusteného aspiku, tento drôtovou metličkou na </text:span></text:span><text:span text:style-name="CharStyle9"><text:span text:style-name="T1220">ľ</text:span></text:span><text:span text:style-name="CharStyle9"><text:span text:style-name="T1156">ade šibať tak dlho, kým nebude dosť tuhý a biely; kurence, jako sú na mise po­ukladané, tým aspikom celkom obtiahnuť, nožom do vysok</text:span></text:span><text:span text:style-name="CharStyle9"><text:span text:style-name="T1220">a</text:span></text:span><text:span text:style-name="CharStyle9"><text:span text:style-name="T1156"> uhladiť, nožovým koncom žliebky po ňom porobiť a celými kaprlami na dva prsty jedon od druhého povykladať; vôkol rakami obklásť, škrupinu z rakových chvostíkov zobrať, chvost</text:span></text:span><text:span text:style-name="CharStyle9"><text:span text:style-name="T1220">i</text:span></text:span><text:span text:style-name="CharStyle9"><text:span text:style-name="T1156">ky prez poly rozrezať a s nôžkami pomedzi kapr</text:span></text:span><text:span text:style-name="CharStyle9"><text:span text:style-name="T1220">l</text:span></text:span><text:span text:style-name="CharStyle9"><text:span text:style-name="T1156">e popchať.</text:span></text:span></text:p>
        <text:p text:style-name="P439"><text:span text:style-name="CharStyle9"><text:span text:style-name="T1156"/></text:span></text:p>
        <text:p text:style-name="P441"><text:span text:style-name="CharStyle9"><text:span text:style-name="T1156">499. Štyrcované kurence v aspiku.</text:span></text:span></text:p>
        <text:p text:style-name="P1161"><text:span text:style-name="CharStyle9"><text:span text:style-name="T1156"/></text:span></text:p>
        <text:p text:style-name="P1160"><text:span text:style-name="CharStyle9"><text:span text:style-name="T1156">Čistú furmu do ľadu rovno zapraviť; do nej na pol druha prsta zvýše naliať aspiku a nechať stuhnuť, z rakov očistené chvost</text:span></text:span><text:span text:style-name="CharStyle9"><text:span text:style-name="T1220">i</text:span></text:span><text:span text:style-name="CharStyle9"><text:span text:style-name="T1156">ky hore koncom do venca postavať, aspikom pokvap­kať a nechať stuhnuť, z peklovaného jazyka srdiečka vy­rezať a vedľa rakov klásť; do prostriedku dať hviezdičku, pokvapkať aspikom a nechať stuhnuť. Na to sa kladú pri­chystané kurence pol prsta od boku furmy, poliať aspikom a po stuhnutí toľko aspiku na ne naliať, aby boly celkom za­kryté. Ostatními kurenci sa furma doplní, do kotlíka sa dá rozpusteného aspiku a metličkou sa na lade šibe, kým neni biely a tekúci; to sa vyleje na kurence a nechá sa stuhnúť;</text:span></text:span><text:span text:style-name="CharStyle7"><text:span text:style-name="T1156"> </text:span></text:span><text:span text:style-name="CharStyle9"><text:span text:style-name="T1156">očistených pár hlávok pekného šalátu umyť, z vody nechať odtiecť, uvarené ž</text:span></text:span><text:span text:style-name="CharStyle9"><text:span text:style-name="T1220">l</text:span></text:span><text:span text:style-name="CharStyle9"><text:span text:style-name="T1156">tky prez sito pretrieť, s olejom a octom rozrobiť, pridať pár ližíc horčice, v tomto šalát dobre poobracať, posoliť, pred nastolovaním furmu do letnej vody omočiť, na misu vyvrátiť, šalátom obložiť, z vajec na tvrdo uvarených každé na </text:span></text:span><text:span text:style-name="CharStyle9"><text:span text:style-name="T1220">š</text:span></text:span><text:span text:style-name="CharStyle9"><text:span text:style-name="T1156">tvoro rozkrojiť a vôkol misy poklásť.</text:span></text:span></text:p>
        <text:p text:style-name="P1774"><text:soft-page-break/><text:span text:style-name="CharStyle16"><text:span text:style-name="T1156"/></text:span></text:p>
        <text:p text:style-name="P1775"><text:span text:style-name="CharStyle16"><text:span text:style-name="T1156">C) </text:span></text:span><text:span text:style-name="CharStyle16"><text:span text:style-name="T1220">C</text:span></text:span><text:span text:style-name="CharStyle16"><text:span text:style-name="T1156">iastka.</text:span></text:span></text:p>
        <text:p text:style-name="P1839"><text:span text:style-name="CharStyle18"><text:span text:style-name="T1156"/></text:span></text:p>
        <text:p text:style-name="P1840"><text:span text:style-name="CharStyle18"><text:span text:style-name="T1156">O husoch, kačkách a holuboch.</text:span></text:span></text:p>
        <text:p text:style-name="P439"><text:span text:style-name="CharStyle9"><text:span text:style-name="T1156"/></text:span></text:p>
        <text:p text:style-name="P441"><text:span text:style-name="CharStyle9"><text:span text:style-name="T1156">500. Pečená mladá hus na pečenku.</text:span></text:span></text:p>
        <text:p text:style-name="P1161"><text:span text:style-name="CharStyle9"><text:span text:style-name="T1156"/></text:span></text:p>
        <text:p text:style-name="P1160"><text:span text:style-name="CharStyle9"><text:span text:style-name="T1156">Mladá hus je najlepšia v mesiacoch januári až po máj, inokedy nemá tak platnú cenu. Očistenú hus zatresírovať, z vonku i z v</text:span></text:span><text:span text:style-name="CharStyle9"><text:span text:style-name="T1220">ňu</text:span></text:span><text:span text:style-name="CharStyle9"><text:span text:style-name="T1156">tra posoliť, do nej dať majoránu, dať do pekáča a v masti na žlto upiecť. Pred nastolovaním pokrájať, kúsky na dlh</text:span></text:span><text:span text:style-name="CharStyle9"><text:span text:style-name="T1220">ú</text:span></text:span><text:span text:style-name="CharStyle9"><text:span text:style-name="T1156"> misu klásť, v masti upražené krumple vôkol obložiť a celé saftom poliať.</text:span></text:span></text:p>
        <text:p text:style-name="P439"><text:span text:style-name="CharStyle9"><text:span text:style-name="T1156"/></text:span></text:p>
        <text:p text:style-name="P441"><text:span text:style-name="CharStyle9"><text:span text:style-name="T1156">501. Pečená mladá hus s reisom.</text:span></text:span></text:p>
        <text:p text:style-name="P1161"><text:span text:style-name="CharStyle9"><text:span text:style-name="T1156"/></text:span></text:p>
        <text:p text:style-name="P1160"><text:span text:style-name="CharStyle9"><text:span text:style-name="T1156">Očistenú hus zatresírovať, na žlto v masti upiecť, rižkašu dľa č. 510 k nej prichystať, pred nastolovaním roz­krájať, na misu poklásť, horúcim reisom celkom zakryť, z pod pečenej husy saftom poliať a dať na asietlu.</text:span></text:span></text:p>
        <text:p text:style-name="P439"><text:span text:style-name="CharStyle9"><text:span text:style-name="T1156"/></text:span></text:p>
        <text:p text:style-name="P441"><text:span text:style-name="CharStyle9"><text:span text:style-name="T1156">502. Vyk</text:span></text:span><text:span text:style-name="CharStyle9"><text:span text:style-name="T1220">r</text:span></text:span><text:span text:style-name="CharStyle9"><text:span text:style-name="T1156">mená hus pre domácu potrebu.</text:span></text:span></text:p>
        <text:p text:style-name="P1161"><text:span text:style-name="CharStyle9"><text:span text:style-name="T1156"/></text:span></text:p>
        <text:p text:style-name="P1160"><text:span text:style-name="CharStyle9"><text:span text:style-name="T1156">Dobre vykrme</text:span></text:span><text:span text:style-name="CharStyle9"><text:span text:style-name="T1220">nú</text:span></text:span><text:span text:style-name="CharStyle9"><text:span text:style-name="T1156"> hus zarezať, na sucho očistiť, črevá z nej vytiahnuť a pár dní na chladnom mieste nechať stáť; vlásky opáliť a pozorne ju vypitvať, aby sa čierna pečenka nepotrhala; žlč z nej tiež odobrať a očistenú hus na chladné miesto odložiť. Umytú hus z v</text:span></text:span><text:span text:style-name="CharStyle9"><text:span text:style-name="T1220">ňu</text:span></text:span><text:span text:style-name="CharStyle9"><text:span text:style-name="T1156">tra i z vonku dobre zasoliť a nechať trochu stáť, do nej dať majoránu, dať do pekáča a v rúre nechať na žlto odpiecť. Ke</text:span></text:span><text:span text:style-name="CharStyle9"><text:span text:style-name="T1220">ď</text:span></text:span><text:span text:style-name="CharStyle9"><text:span text:style-name="T1156"> začína hus dobre žlknúť, masť z nej zliať a túže masť na chladné miesto odložiť (táto</text:span></text:span><text:span text:style-name="CharStyle7"><text:span text:style-name="T1156"> </text:span></text:span><text:span text:style-name="CharStyle9"><text:span text:style-name="T1156">masť všetky ostatnie prevýši svojou dobrotou); hus rozkrojiť a na misu poklásť.</text:span></text:span></text:p>
        <text:p text:style-name="P1160"><text:span text:style-name="CharStyle9"><text:span text:style-name="T1156"/></text:span></text:p>
        <text:p text:style-name="P439"><text:span text:style-name="CharStyle9"><text:span text:style-name="T1156">503. Zaúdená k</text:span></text:span><text:span text:style-name="CharStyle9"><text:span text:style-name="T1221">r</text:span></text:span><text:span text:style-name="CharStyle9"><text:span text:style-name="T1156">mená hus.</text:span></text:span></text:p>
        <text:p text:style-name="P1161"><text:span text:style-name="CharStyle9"><text:span text:style-name="T1156"/></text:span></text:p>
        <text:p text:style-name="P1160"><text:soft-page-break/><text:span text:style-name="CharStyle9"><text:span text:style-name="T1156">Obyčajne sa začnú husy v chladných mesiacoch k</text:span></text:span><text:span text:style-name="CharStyle9"><text:span text:style-name="T1221">r</text:span></text:span><text:span text:style-name="CharStyle9"><text:span text:style-name="T1156">miť; ke</text:span></text:span><text:span text:style-name="CharStyle9"><text:span text:style-name="T1221">ď</text:span></text:span><text:span text:style-name="CharStyle9"><text:span text:style-name="T1156"> sa ony vo vätšom počte zarežú, nemôžu sa naraz stroviť, preto na </text:span></text:span><text:span text:style-name="CharStyle9"><text:span text:style-name="T1221">í</text:span></text:span><text:span text:style-name="CharStyle9"><text:span text:style-name="T1156">ch pr</text:span></text:span><text:span text:style-name="CharStyle9"><text:span text:style-name="T1221">í</text:span></text:span><text:span text:style-name="CharStyle9"><text:span text:style-name="T1156">pravu je potrebné pozorovať, aby sa nezkazily. Husy na sucho očistiť a nechať vystydnuť, pri čom sa o veľa viac masti sgazduje; keď sa vlásky opália, kožu prez chrbát roz­rezať, masť od mäsa obtiahnuť, vypitvať, z čriev masť tiež zobrať, pri čom pečenka v celosti ostať musí. Obtia</text:span></text:span><text:span text:style-name="CharStyle9"><text:span text:style-name="T1221">h</text:span></text:span><text:span text:style-name="CharStyle9"><text:span text:style-name="T1156">nutú masť na drobné kocky pokrájať, v nádobe vypražiť a na to po­zorovať, aby škvarky žlté ostal</text:span></text:span><text:span text:style-name="CharStyle9"><text:span text:style-name="T1221">y</text:span></text:span><text:span text:style-name="CharStyle9"><text:span text:style-name="T1156">; potom masť cez sitko do čistej nádoby precediť, škvarky varechou vytlačiť a masť od­ložiť na chladné miesto. Prsa z husy v celosti vytiať, hus v hrnčenej nádobe zasoliť a na chladnom mieste držať, každý deň obracať, rosolom polievať, do komína povešať a na žlto nechať zaúdiť. V Nemecku sú zaúdené husy tak obľúbené, že si ich za lakoty považujú. Takáto zaúdená hus sa na tenké listy pokrája, pridá sa oleja, octu a pokrájanej cibule, to spolu smiešať a nechať v ňom marinovať.</text:span></text:span></text:p>
        <text:p text:style-name="P439"><text:span text:style-name="CharStyle9"><text:span text:style-name="T1156"/></text:span></text:p>
        <text:p text:style-name="P441"><text:span text:style-name="CharStyle9"><text:span text:style-name="T1156">504. Z husy drobky s r</text:span></text:span><text:span text:style-name="CharStyle9"><text:span text:style-name="T1221">í</text:span></text:span><text:span text:style-name="CharStyle9"><text:span text:style-name="T1156">žkašou.</text:span></text:span></text:p>
        <text:p text:style-name="P1161"><text:span text:style-name="CharStyle9"><text:span text:style-name="T1156"/></text:span></text:p>
        <text:p text:style-name="P1160"><text:span text:style-name="CharStyle9"><text:span text:style-name="T1156">Kr</text:span></text:span><text:span text:style-name="CharStyle9"><text:span text:style-name="T1221">i</text:span></text:span><text:span text:style-name="CharStyle9"><text:span text:style-name="T1156">delka, hrtan a žalúdok dať do nádoby, </text:span></text:span><text:span text:style-name="CharStyle9"><text:span text:style-name="T1221">n</text:span></text:span><text:span text:style-name="CharStyle9"><text:span text:style-name="T1156">a to naliať vody a nechať variť; k tomu pridať očistených zelených vecí, r</text:span></text:span><text:span text:style-name="CharStyle9"><text:span text:style-name="T1221">í</text:span></text:span><text:span text:style-name="CharStyle9"><text:span text:style-name="T1156">žkašu obariť a premyť, pokrájanú cibuľu s petržlenom v masti na žlto upražiť, reis pridať, polievkou zaliať, drobky na kúsky posekať, žalúdok na rezanky pokrájať, posoliť, pridať pár zrnkov celého korenia a to nechať spolu variť, pri čom nesmie byť ani riedké ani husté a tak dať na misu.</text:span></text:span></text:p>
        <text:p text:style-name="P525"><text:span text:style-name="CharStyle9"><text:span text:style-name="T1156"/></text:span></text:p>
        <text:p text:style-name="P526"><text:span text:style-name="CharStyle9"><text:span text:style-name="T1156">505. Z husy drobky so žltou kašou.</text:span></text:span></text:p>
        <text:p text:style-name="P1161"><text:span text:style-name="CharStyle9"><text:span text:style-name="T1156"/></text:span></text:p>
        <text:p text:style-name="P1160"><text:span text:style-name="CharStyle9"><text:span text:style-name="T1156">Žltú kašu očistiť a v nekoľkých vodách vymyť, postaviť do vriacej vody, nechať popukať a na sito vyliať, premyť studenou vodou a v ostatnom dľa predošlého predpisu po­kračovať.</text:span></text:span></text:p>
        <text:p text:style-name="P439"><text:span text:style-name="CharStyle9"><text:span text:style-name="T1156"/></text:span></text:p>
        <text:p text:style-name="P441"><text:span text:style-name="CharStyle9"><text:span text:style-name="T1156">506. Čierna pečenka z husy.</text:span></text:span></text:p>
        <text:p text:style-name="P1161"><text:soft-page-break/><text:span text:style-name="CharStyle9"><text:span text:style-name="T1156"/></text:span></text:p>
        <text:p text:style-name="P1160"><text:span text:style-name="CharStyle9"><text:span text:style-name="T1156">Z vyk</text:span></text:span><text:span text:style-name="CharStyle9"><text:span text:style-name="T1221">r</text:span></text:span><text:span text:style-name="CharStyle9"><text:span text:style-name="T1156">menej husy pečenku v celosti vybrať a žlč odo­brať; dá sa pečenka k rozličným prípravám upotrebiť, jako sa už častejšie o pečenkách písalo.</text:span></text:span></text:p>
        <text:p text:style-name="P527"><text:span text:style-name="CharStyle9"><text:span text:style-name="T1156"/></text:span></text:p>
        <text:p text:style-name="P528"><text:span text:style-name="CharStyle9"><text:span text:style-name="T1156">507. Husacia pečenka s jelennými hubami.</text:span></text:span></text:p>
        <text:p text:style-name="P1161"><text:span text:style-name="CharStyle9"><text:span text:style-name="T1156"/></text:span></text:p>
        <text:p text:style-name="P1160"><text:span text:style-name="CharStyle9"><text:span text:style-name="T1156">Jelenné huby na hrubé rezanky pokrájať, t</text:span></text:span><text:span text:style-name="CharStyle9"><text:span text:style-name="T1221">y</text:span></text:span><text:span text:style-name="CharStyle9"><text:span text:style-name="T1156">mito pe­čenku celkom vyšpikovať a zasoliť, na dno nádoby dať na listy pokrájanej slaniny, na to pečenku položiť, doliať pár ližíc dobrého vína, nechať povoľne pariť a na pokrievku dať trochu uhlia, aby pečenka od spodku i od vrchu žlt</text:span></text:span><text:span text:style-name="CharStyle9"><text:span text:style-name="T1221">ú</text:span></text:span><text:span text:style-name="CharStyle9"><text:span text:style-name="T1156"> barvu do­stala. Po upečení masť dolu zliať, pridať pár ližičiek brunátnej omáčky a kúsok glásu, z citronu šťavu vytisnúť a to nechať variť v pare. Očistené jelenné huby pokrájajú sa na križalky a dajú sa s pokrájaným zeleným petržlenom do masla na nádobu, to posoliť, pridať tlčeného korenia a nechať pariť, dodať pár ližíc smotanky a nechať spolu variť. Pri nastolovan</text:span></text:span><text:span text:style-name="CharStyle9"><text:span text:style-name="T1221">í</text:span></text:span><text:span text:style-name="CharStyle9"><text:span text:style-name="T1156"> huby dať na misu, na kúsky pokrájanú pečenku dať na ne tak, aby jako celá vyzerala; saftom poliať a jedlo ho­rúce dať na stôl jako asietlu.</text:span></text:span></text:p>
        <text:p text:style-name="P439"><text:span text:style-name="CharStyle9"><text:span text:style-name="T1156"/></text:span></text:p>
        <text:p text:style-name="P441"><text:span text:style-name="CharStyle9"><text:span text:style-name="T1156">508. Domáca kačka na pečenku.</text:span></text:span></text:p>
        <text:p text:style-name="P1161"><text:span text:style-name="CharStyle9"><text:span text:style-name="T1156"/></text:span></text:p>
        <text:p text:style-name="P1160"><text:span text:style-name="CharStyle9"><text:span text:style-name="T1156">Dobre vyk</text:span></text:span><text:span text:style-name="CharStyle9"><text:span text:style-name="T1221">r</text:span></text:span><text:span text:style-name="CharStyle9"><text:span text:style-name="T1156">mená kačka je na pečenku viac hodná nežli hus; pri k</text:span></text:span><text:span text:style-name="CharStyle9"><text:span text:style-name="T1221">r</text:span></text:span><text:span text:style-name="CharStyle9"><text:span text:style-name="T1156">mení má byť zatvorená a potrava má sa jej dávať v isté hodiny. Zarezaná kačka má sa za tepla ošklbať, čreva z nej vytiahnuť, za pár dní nechať ju na chladnom mieste stáť, zatres</text:span></text:span><text:span text:style-name="CharStyle9"><text:span text:style-name="T1221">í</text:span></text:span><text:span text:style-name="CharStyle9"><text:span text:style-name="T1156">rovat, zasoliť, do nej dať majorán a v rúre na žlto nechať odpiec</text:span></text:span><text:span text:style-name="CharStyle9"><text:span text:style-name="T1221">ť</text:span></text:span><text:span text:style-name="CharStyle9"><text:span text:style-name="T1156">. Masť, ktorá sa z nej zleje, môže sa upo­trebiť ku bárs jakým jedlám. Surových očistených krumpiel v pare na mäkko uvariť a dať do pekáča, v ktorom sa kačka piekla; pred nastolovaním kačku poriadne pokrájať, na dlhú misu poklásť, prsia na pošik pokrájať, na vrch rozložiť, vôkol dať na žlto upražené krumple a celé saftom poliať.</text:span></text:span></text:p>
        <text:p text:style-name="P222"><text:span text:style-name="CharStyle7"><text:span text:style-name="T1156"/></text:span></text:p>
        <text:p text:style-name="P439"><text:span text:style-name="CharStyle9"><text:span text:style-name="T1156">509. Pečená kačka s trhanci.</text:span></text:span></text:p>
        <text:p text:style-name="P1161"><text:soft-page-break/><text:span text:style-name="CharStyle9"><text:span text:style-name="T1156"/></text:span></text:p>
        <text:p text:style-name="P1160"><text:span text:style-name="CharStyle9"><text:span text:style-name="T1156">Z troch vajec cesto zamiesiť, nie veľmi na tenko roz­vaľkať a na trhance potrhať; kačku dľa predošlého spôsobu prichystať, pred nastolovaním trhance do vrelej vody zavariť, odcediť a studenou vodou premyť; v nádobe, v ktorej sa kačka piekla, nechať trochu masti a do tejže dať trhance, dľa potreby posoliť, na horúcom mieste miešať, kačku po­krájať, na dlhú misu pokl</text:span></text:span><text:span text:style-name="CharStyle9"><text:span text:style-name="T1222">a</text:span></text:span><text:span text:style-name="CharStyle9"><text:span text:style-name="T1156">sť, trhancami celkom zakryť, po­rovnať a horúce dať na stôl.</text:span></text:span></text:p>
        <text:p text:style-name="P439"><text:span text:style-name="CharStyle9"><text:span text:style-name="T1156"/></text:span></text:p>
        <text:p text:style-name="P441"><text:span text:style-name="CharStyle9"><text:span text:style-name="T1156">510. Pečená kačka s reisom.</text:span></text:span></text:p>
        <text:p text:style-name="P1161"><text:span text:style-name="CharStyle9"><text:span text:style-name="T1156"/></text:span></text:p>
        <text:p text:style-name="P1160"><text:span text:style-name="CharStyle9"><text:span text:style-name="T1156">Pol funta reisu vo vode obariť, studenou vodou premyť, dať do nádoby, posoliť, polievkou zaliať, pridať pár ližíc masti z pečenky a nechať na sypko upariť. Uvarený žalúdok a pri kačke upečenú pečenku na rezanky pokrájať, dať do r</text:span></text:span><text:span text:style-name="CharStyle9"><text:span text:style-name="T1222">í</text:span></text:span><text:span text:style-name="CharStyle9"><text:span text:style-name="T1156">žkaše, pred nastolovaním kačku pokrájať, na dlhú misu po­klásť, prsk</text:span></text:span><text:span text:style-name="CharStyle9"><text:span text:style-name="T1222">a</text:span></text:span><text:span text:style-name="CharStyle9"><text:span text:style-name="T1156"> po vrchu rozložiť, reisom vôkol obložiť tak, aby polov</text:span></text:span><text:span text:style-name="CharStyle9"><text:span text:style-name="T1222">i</text:span></text:span><text:span text:style-name="CharStyle9"><text:span text:style-name="T1156">c prs vidno bolo, poliať saftom a horúce dať na stôl.</text:span></text:span></text:p>
        <text:p text:style-name="P439"><text:span text:style-name="CharStyle9"><text:span text:style-name="T1156"/></text:span></text:p>
        <text:p text:style-name="P441"><text:span text:style-name="CharStyle9"><text:span text:style-name="T1156">511. Parená kačka s bielou repou.</text:span></text:span></text:p>
        <text:p text:style-name="P1161"><text:span text:style-name="CharStyle9"><text:span text:style-name="T1156"/></text:span></text:p>
        <text:p text:style-name="P1160"><text:span text:style-name="CharStyle9"><text:span text:style-name="T1156">Očistenú kačku prichystať, zatresírovať, v ž</text:span></text:span><text:span text:style-name="CharStyle9"><text:span text:style-name="T1222">í</text:span></text:span><text:span text:style-name="CharStyle9"><text:span text:style-name="T1156">ji na žlto nechať upariť a ke</text:span></text:span><text:span text:style-name="CharStyle9"><text:span text:style-name="T1222">ď</text:span></text:span><text:span text:style-name="CharStyle9"><text:span text:style-name="T1156"> je dosť mäkká, von vziať; dať ju do ná­doby, saftu na ňu naliať a na teplo odložiť. K tomu, kde sa kočka parila, zamieša sa pár ližíc múky, doleje sa polievky a nechá sa variť; bielu okrúhlu repu očistiť, okrúhlym dlábatkom vypichať na spôsob orecha, v slanej vode uvariť, od­cediť, dať do studenej vody, cukor s maslom na žlto upáliť, masť zcediť, repu dať do neho, prichystanú omáčku na to precediť, spolu svariť, posoliť a dať do pary. Pred nastolovaním kočku rozrezať, na misu poklásť, omáčkou poliať a repu pridať.</text:span></text:span></text:p>
        <text:p text:style-name="P222"><text:span text:style-name="CharStyle7"><text:span text:style-name="T1156"/></text:span></text:p>
        <text:p text:style-name="P529"><text:span text:style-name="CharStyle9"><text:span text:style-name="T1156">512. Parená kačka s kaprlovou omáčkou.</text:span></text:span></text:p>
        <text:p text:style-name="P1161"><text:span text:style-name="CharStyle9"><text:span text:style-name="T1156"/></text:span></text:p>
        <text:p text:style-name="P1160"><text:span text:style-name="CharStyle9"><text:span text:style-name="T1156">Očistenú kačku zatresírovať, dať do žíja, nechať na mäkko upariť, po </text:span></text:span><text:soft-page-break/><text:span text:style-name="CharStyle9"><text:span text:style-name="T1156">uparen</text:span></text:span><text:span text:style-name="CharStyle9"><text:span text:style-name="T1223">í</text:span></text:span><text:span text:style-name="CharStyle9"><text:span text:style-name="T1156"> von vziať, dať do nádoby, pridať pár liž</text:span></text:span><text:span text:style-name="CharStyle9"><text:span text:style-name="T1223">í</text:span></text:span><text:span text:style-name="CharStyle9"><text:span text:style-name="T1156">c saftu a zakrytú na teplé miesto odložiť. K tomu, kde sa kačka parila, pridá sa pár liž</text:span></text:span><text:span text:style-name="CharStyle9"><text:span text:style-name="T1223">í</text:span></text:span><text:span text:style-name="CharStyle9"><text:span text:style-name="T1156">c múky, to polievkou zaliať, pridať za pohár dobrého v</text:span></text:span><text:span text:style-name="CharStyle9"><text:span text:style-name="T1223">í</text:span></text:span><text:span text:style-name="CharStyle9"><text:span text:style-name="T1156">na a trochu tarkanového octu, nechať variť, nečistotu zvrchu zberať, po čistom vy­varení omáčky túto prez plátno do čistej nádoby precediť, posoliť, dľa potreby pridať kaprlov, spolu svariť a dať do pary. Pred nastolovan</text:span></text:span><text:span text:style-name="CharStyle9"><text:span text:style-name="T1223">í</text:span></text:span><text:span text:style-name="CharStyle9"><text:span text:style-name="T1156">m kačku na poriadne kúsky pokrájať, na misu poklásť, prsia na vrch, do omáčky citronovú šťavu vytisnuť a týmto pečenku poliať.</text:span></text:span></text:p>
        <text:p text:style-name="P530"><text:span text:style-name="CharStyle9"><text:span text:style-name="T1156"/></text:span></text:p>
        <text:p text:style-name="P531"><text:span text:style-name="CharStyle9"><text:span text:style-name="T1156">513. Parená kačka so sardelovou omáčkou.</text:span></text:span></text:p>
        <text:p text:style-name="P1161"><text:span text:style-name="CharStyle9"><text:span text:style-name="T1156"/></text:span></text:p>
        <text:p text:style-name="P1160"><text:span text:style-name="CharStyle9"><text:span text:style-name="T1156">Kačka sa celkom tak prichystá dľa predošlého pred­pisu; päť kusov sardiel očistiť, s čerstvým maslom v mažiari potlcť a prez sito pretrieť do nádoby. Na toto sa precedí dľa predpísaného pri omáčkach spôsobu sardelová omáčka, pokrájaná kačka pokladie sa na misu a obleje sa omáčkou.</text:span></text:span></text:p>
        <text:p text:style-name="P532"><text:span text:style-name="CharStyle9"><text:span text:style-name="T1156"/></text:span></text:p>
        <text:p text:style-name="P533"><text:span text:style-name="CharStyle9"><text:span text:style-name="T1156">514. Plnené mladé hol</text:span></text:span><text:span text:style-name="CharStyle9"><text:span text:style-name="T1223">u</text:span></text:span><text:span text:style-name="CharStyle9"><text:span text:style-name="T1156">bky na pečenku.</text:span></text:span></text:p>
        <text:p text:style-name="P1161"><text:span text:style-name="CharStyle9"><text:span text:style-name="T1156"/></text:span></text:p>
        <text:p text:style-name="P1160"><text:span text:style-name="CharStyle9"><text:span text:style-name="T1156">Holub je tá najpohodlnejšia pečenka, poneváč pri holube niet žiadneho ustávania. Pri dochovávaní holubov je potrebné, aby sa nik ani vajičiek ani mladých hol</text:span></text:span><text:span text:style-name="CharStyle9"><text:span text:style-name="T1223">u</text:span></text:span><text:span text:style-name="CharStyle9"><text:span text:style-name="T1156">bkov ne­dotýkal, ponevač </text:span></text:span><text:span text:style-name="CharStyle9"><text:span text:style-name="T1223">í</text:span></text:span><text:span text:style-name="CharStyle9"><text:span text:style-name="T1156">ch potom stará zanechá. Pri čistení sa má pozorovať, aby sa nezabarily; prostredním prstom kožku podobrať, aby sa neroztrhala. Dľa č. 476 urobí sa plnenka, touto holuba naplniť, niťou sošiť, posoliť, dať do pekáča na masť, v rúre na žlto odpiecť, pri tom často polievať a na to pozorovať, aby hne</text:span></text:span><text:span text:style-name="CharStyle9"><text:span text:style-name="T1223">ď</text:span></text:span><text:span text:style-name="CharStyle9"><text:span text:style-name="T1156"> po upečení mohol prísť na stôl; roz­krojí sa na štyry štvrtky, na misu poklásť a saftom poliať. Na tenže spôsob sa robí i nasledovné jedlo:</text:span></text:span></text:p>
        <text:p text:style-name="P535"><text:span text:style-name="CharStyle9"><text:span text:style-name="T1156"/></text:span></text:p>
        <text:p text:style-name="P536"><text:span text:style-name="CharStyle9"><text:span text:style-name="T1156">515. Plnené hol</text:span></text:span><text:span text:style-name="CharStyle9"><text:span text:style-name="T1223">u</text:span></text:span><text:span text:style-name="CharStyle9"><text:span text:style-name="T1156">bky s hollandskou omáčkou a krump</text:span></text:span><text:span text:style-name="CharStyle9"><text:span text:style-name="T1223">l</text:span></text:span><text:span text:style-name="CharStyle9"><text:span text:style-name="T1156">ami dľa č. 477.</text:span></text:span></text:p>
        <text:p text:style-name="P222"><text:span text:style-name="CharStyle7"><text:span text:style-name="T1156"/></text:span></text:p>
        <text:p text:style-name="P439"><text:span text:style-name="CharStyle9"><text:span text:style-name="T1156">516.Mladé holuby so zeleným hrachom.</text:span></text:span></text:p>
        <text:p text:style-name="P1161"><text:soft-page-break/><text:span text:style-name="CharStyle9"><text:span text:style-name="T1156"/></text:span></text:p>
        <text:p text:style-name="P1160"><text:span text:style-name="CharStyle9"><text:span text:style-name="T1156">Nôžky očistených holubov sa pozakladajú, holuby za­soliť a v žíji na žlto upariť. Dľa č. 489 prichystať hrach, pred nastolovaním hrach dať na misu, na štyry štvr</text:span></text:span><text:span text:style-name="CharStyle9"><text:span text:style-name="T1223">ť</text:span></text:span><text:span text:style-name="CharStyle9"><text:span text:style-name="T1156">ky po­krájané hol</text:span></text:span><text:span text:style-name="CharStyle9"><text:span text:style-name="T1223">u</text:span></text:span><text:span text:style-name="CharStyle9"><text:span text:style-name="T1156">bky na vrch poklásť, trochu saftom poliať a vôkol na tri uhly pokrájanou vysmaženou žemľou obložiť. Na tenže spôsob sa prichystá i nasledovné jedlo:</text:span></text:span></text:p>
        <text:p text:style-name="P532"><text:span text:style-name="CharStyle9"><text:span text:style-name="T1156"/></text:span></text:p>
        <text:p text:style-name="P533"><text:span text:style-name="CharStyle9"><text:span text:style-name="T1156">517. Mladé hol</text:span></text:span><text:span text:style-name="CharStyle9"><text:span text:style-name="T1223">u</text:span></text:span><text:span text:style-name="CharStyle9"><text:span text:style-name="T1156">bky s parenou mrkvou.</text:span></text:span></text:p>
        <text:p text:style-name="P439"><text:span text:style-name="CharStyle9"><text:span text:style-name="T1156"/></text:span></text:p>
        <text:p text:style-name="P441"><text:span text:style-name="CharStyle9"><text:span text:style-name="T1156">518. Mladé hol</text:span></text:span><text:span text:style-name="CharStyle9"><text:span text:style-name="T1223">u</text:span></text:span><text:span text:style-name="CharStyle9"><text:span text:style-name="T1156">bky s reisom.</text:span></text:span></text:p>
        <text:p text:style-name="P1161"><text:span text:style-name="CharStyle9"><text:span text:style-name="T1156"/></text:span></text:p>
        <text:p text:style-name="P1160"><text:span text:style-name="CharStyle9"><text:span text:style-name="T1156">Očistený kaleráb a mrkvu na kocky pokrájať a v masti s drobno pokrájaným petržlenom nechať pariť, pol funta reisu vo vode obariť a keď je dobre popukaný, vyliať na sito, premyť studenou vodou, dať k predošlému, polievkou do­liať, posoliť, pridať s hrebíčkom špikovanú cibuľu a nechať na mäkko a sypko upariť. K tomu sa pridá na rezanky po­krájaný žalúdok a pečenka z holubov, pred nastolovaním z reisu na spodok misy po celom dne roztrieť, v žíji uparené a na štyry štvr</text:span></text:span><text:span text:style-name="CharStyle9"><text:span text:style-name="T1223">ť</text:span></text:span><text:span text:style-name="CharStyle9"><text:span text:style-name="T1156">ky pokrájané holuby na reis poklásť, tieto r</text:span></text:span><text:span text:style-name="CharStyle9"><text:span text:style-name="T1223">í</text:span></text:span><text:span text:style-name="CharStyle9"><text:span text:style-name="T1156">žkašou celkom zakryť a horúce dať na stôl.</text:span></text:span></text:p>
        <text:p text:style-name="P439"><text:span text:style-name="CharStyle9"><text:span text:style-name="T1156"/></text:span></text:p>
        <text:p text:style-name="P441"><text:span text:style-name="CharStyle9"><text:span text:style-name="T1156">519. Hol</text:span></text:span><text:span text:style-name="CharStyle9"><text:span text:style-name="T1223">u</text:span></text:span><text:span text:style-name="CharStyle9"><text:span text:style-name="T1156">bky na chytro prichystať.</text:span></text:span></text:p>
        <text:p text:style-name="P1161"><text:span text:style-name="CharStyle9"><text:span text:style-name="T1156"/></text:span></text:p>
        <text:p text:style-name="P1160"><text:span text:style-name="CharStyle9"><text:span text:style-name="T1156">Očistené holuby na </text:span></text:span><text:span text:style-name="CharStyle9"><text:span text:style-name="T1223">š</text:span></text:span><text:span text:style-name="CharStyle9"><text:span text:style-name="T1156">tvoro rozrezať a posoliť; na kocky pokrájanej slaniny dať do nádoby, pridať krájanej cibule, túto na žlto nechať upražiť, do toho položiť holuby, nekoľkokrát spolu poobracať, pridať pár ližíc žemľových omrvín, polievkou zaliať, dodať smotanky, spolu nechať svariť a tak dať na misu.</text:span></text:span></text:p>
        <text:p text:style-name="P439"><text:span text:style-name="CharStyle9"><text:span text:style-name="T1156"/></text:span></text:p>
        <text:p text:style-name="P441"><text:span text:style-name="CharStyle9"><text:span text:style-name="T1156">520. Mladé hol</text:span></text:span><text:span text:style-name="CharStyle9"><text:span text:style-name="T1223">u</text:span></text:span><text:span text:style-name="CharStyle9"><text:span text:style-name="T1156">bky s robe</text:span></text:span><text:span text:style-name="CharStyle9"><text:span text:style-name="T1223">rt</text:span></text:span><text:span text:style-name="CharStyle9"><text:span text:style-name="T1156">sko</text:span></text:span><text:span text:style-name="CharStyle9"><text:span text:style-name="T1223">u</text:span></text:span><text:span text:style-name="CharStyle9"><text:span text:style-name="T1156"> omáčkou.</text:span></text:span></text:p>
        <text:p text:style-name="P1161"><text:span text:style-name="CharStyle9"><text:span text:style-name="T1156"/></text:span></text:p>
        <text:p text:style-name="P1160"><text:span text:style-name="CharStyle9"><text:span text:style-name="T1156">Nôžky očistených holubov pozakladať a v žíji na žlto nechať upariť; omáčka sa prichystá dľa č. 96. Pred nastolovaním holuba na štvrťky pokrájať, poriadne </text:span></text:span><text:soft-page-break/><text:span text:style-name="CharStyle9"><text:span text:style-name="T1156">na misu poklásť, omáčkou poliať a dať na stôl. Z holubov nedajú sa tak jedlá v rozličnom spôsobe pripraviť jako k pr. z kureniec; staré holuby nie sú veľa hodné a upotreb</text:span></text:span><text:span text:style-name="CharStyle9"><text:span text:style-name="T1223">uj</text:span></text:span><text:span text:style-name="CharStyle9"><text:span text:style-name="T1156">ú sa do prípravy glásu alebo sulcu a na zaprávané.</text:span></text:span></text:p>
        <text:h text:style-name="P319" text:outline-level="3"><text:span text:style-name="CharStyle13"><text:span text:style-name="T1156"/></text:span></text:h>
        <text:h text:style-name="P322" text:outline-level="3"><text:span text:style-name="CharStyle13"><text:span text:style-name="T1156"/></text:span></text:h>
        <text:h text:style-name="P322" text:outline-level="3"><text:bookmark-start text:name="bookmark81"/><text:span text:style-name="CharStyle13"><text:span text:style-name="T1156">VII. Oddelenie.</text:span></text:span><text:bookmark-end text:name="bookmark81"/></text:h>
        <text:h text:style-name="P339" text:outline-level="4"><text:span text:style-name="CharStyle15"><text:span text:style-name="T1156"/></text:span></text:h>
        <text:h text:style-name="P340" text:outline-level="4"><text:bookmark-start text:name="bookmark101"/><text:span text:style-name="CharStyle15"><text:span text:style-name="T1156">O mäse z divých čili polný</text:span></text:span><text:span text:style-name="CharStyle15"><text:span text:style-name="T1223">c</text:span></text:span><text:span text:style-name="CharStyle15"><text:span text:style-name="T1156">h vtákov.</text:span></text:span><text:bookmark-end text:name="bookmark101"/></text:h>
        <text:p text:style-name="P1774"><text:span text:style-name="CharStyle16"><text:span text:style-name="T1156"/></text:span></text:p>
        <text:p text:style-name="P1775"><text:span text:style-name="CharStyle16"><text:span text:style-name="T1156">A) Čiastka.</text:span></text:span></text:p>
        <text:p text:style-name="P1839"><text:span text:style-name="CharStyle18"><text:span text:style-name="T1156"/></text:span></text:p>
        <text:p text:style-name="P1840"><text:span text:style-name="CharStyle18"><text:span text:style-name="T1156">O tetrove, tetrovci, horných jariabkach, sňahovej sliepke, fazánoch, polnej jarabici a h</text:span></text:span><text:span text:style-name="CharStyle18"><text:span text:style-name="T1223">o</text:span></text:span><text:span text:style-name="CharStyle18"><text:span text:style-name="T1156">rnom šnepfe.</text:span></text:span></text:p>
        <text:p text:style-name="P439"><text:span text:style-name="CharStyle9"><text:span text:style-name="T1156"/></text:span></text:p>
        <text:p text:style-name="P441"><text:span text:style-name="CharStyle9"><text:span text:style-name="T1156">521. Marinovaný tetrov (hlucháň.)</text:span></text:span></text:p>
        <text:p text:style-name="P1161"><text:span text:style-name="CharStyle9"><text:span text:style-name="T1156"/></text:span></text:p>
        <text:p text:style-name="P1160"><text:span text:style-name="CharStyle9"><text:span text:style-name="T1156">Tetrov je veľký a veľmi vzácny vták; za stara neni dobrý na pečenku, poneváč má tvrdé mäso a jedlovinou páchne, ktorou sa cez zimu chová. Tetrova čisto ošklbať, krídla po shybadlá odrezať, hlavu neošklbanú zaopatriť, na plameni opáliť, vypitvať a vymyť, čistou handrou poutierať, dať do hr</text:span></text:span><text:span text:style-name="CharStyle9"><text:span text:style-name="T1223">n</text:span></text:span><text:span text:style-name="CharStyle9"><text:span text:style-name="T1156">čenej nádoby, pridať holbu vína, žajdlík vínového octu a niečo vody; pokrájať hlávku cibule, mrkvy, petrželu, zeleru, pori, celé korenie, bobkový list, voňavú kapustu, tarkan a baziliku, to spolu nechať variť, na tetrova vyliať, zakryté na chladné miesto odložiť, za 6—8 dní v ňom nechať stáť, každý deň obracať, potom von vziať, zatrezírovať, prsa a stehná husto slaninou našpikovať, posoliť, dať do pekáča na masť a v rúre za pár hodín piecť. Tým saftom, v ktorom sa tetrov marinoval, často ho v rúre podlievať, aby vždy ostal v safte; pred nastolovaním nohy so stehnami odrezať, mäso z prs od kostí odrezať, stehná na menšie kúsky popretínať, ukladať na misu, porovnať, prsa z pošika na tenké šnicle krá­jať a v celost</text:span></text:span><text:span text:style-name="CharStyle9"><text:span text:style-name="T1223">i</text:span></text:span><text:span text:style-name="CharStyle9"><text:span text:style-name="T1156"> na vrch z obydvoch bokov na predošlé položiť, k pozostalému saftu po odpečenej pečenke pridať pár liž</text:span></text:span><text:span text:style-name="CharStyle9"><text:span text:style-name="T1223">í</text:span></text:span><text:span text:style-name="CharStyle9"><text:span text:style-name="T1156">c brunátnej </text:span></text:span><text:soft-page-break/><text:span text:style-name="CharStyle9"><text:span text:style-name="T1156">omáčky, smotanky a citronovú šťavu, to na chytrom ohni vyvariť, prez sitko na pečenku precediť a hlavu pridať na koniec misy na znak, aby sa vedelo, jaká je zverina.</text:span></text:span></text:p>
        <text:p text:style-name="P439"><text:span text:style-name="CharStyle9"><text:span text:style-name="T1156"/></text:span></text:p>
        <text:p text:style-name="P441"><text:span text:style-name="CharStyle9"><text:span text:style-name="T1156">522. Sulcovaný tetrov.</text:span></text:span></text:p>
        <text:p text:style-name="P1161"><text:span text:style-name="CharStyle9"><text:span text:style-name="T1156"/></text:span></text:p>
        <text:p text:style-name="P1160"><text:span text:style-name="CharStyle9"><text:span text:style-name="T1156">Tetrova dľa predošlého predpisu prichystať, v marináde za určený čas nechať stáť, von vziať do nádoby, pridať k nemu rozsekaných pár telacích nôh, hovädzieho mäsa, telacích kostí a holbu bieleho vína, ostatnie polievkou doliať, povoľne nechať na mäkko uvariť, odložiť, nechať v ňom vy­stydnuť, na druhý deň von vziať, na poriadne kúsky pokrájať, do porcellánovej misy poklásť, z polievky zobratú masť roz­pustiť, prez sito precediť, šesť bielkov drôtovou metličkou roztrepať, spolu smiešať, na ohni svariť a pokračovať dľa č. 134, čistý sulc na tetrova vyliať, na chladnom mieste držať a k potrebe z neho brať.</text:span></text:span></text:p>
        <text:p text:style-name="P439"><text:span text:style-name="CharStyle9"><text:span text:style-name="T1156"/></text:span></text:p>
        <text:p text:style-name="P441"><text:span text:style-name="CharStyle9"><text:span text:style-name="T1156">523. Faširovaný tetrov.</text:span></text:span></text:p>
        <text:p text:style-name="P1161"><text:span text:style-name="CharStyle9"><text:span text:style-name="T1156"/></text:span></text:p>
        <text:p text:style-name="P1160"><text:span text:style-name="CharStyle9"><text:span text:style-name="T1156">Celkom očisteného tetrova prez chrbát prerezať a po­zorne od kostí odobrať, aby sa kožka neprerezala; mäso na prsoch musí pri kožke ostať, zakrútiť do plátna a odložiť. Mäso zo stehien od žíl obrezať, k tomu pridať dva funty prv</text:span></text:span><text:span text:style-name="CharStyle9"><text:span text:style-name="T1223">č</text:span></text:span><text:span text:style-name="CharStyle9"><text:span text:style-name="T1156">ového a toľkože telacieho mäsa, funt slaniny, to spolu po­sekať a v mažiari potlcť; očistené šaloty, pokrájaný zelený petržel, šampiony a obrezky z jeleníc v masle upražiť, s potlčeným mäsom spolu smiešať, posoliť a pridať miešaného ko­renia, na hrubé rezanky nakrájať šovdry, peklovaného jazyka a slaniny, toto k predošlému pridať a tým tetrova naplniť, mocnou niťou sošiť, na prse tetrova položiť na listy pokrá­janej slaniny, po vrchu posoliť, zakrútiť do čistého plátna, motúzom okrútiť, dať do nádoby, pridať z neho kosti jako i z telaciny a posekaného hovädzieho mäsa, to pripraviť dľa predošlého spôsobu; na mäkko uvariť, odložiť na studené</text:span></text:span><text:span text:style-name="CharStyle7"><text:span text:style-name="T1156"> </text:span></text:span><text:span text:style-name="CharStyle9"><text:span text:style-name="T1156">miesto, na druhý deň von vziať, plátno zobrať, so slaninou a polievkou pokračovať dľa predošlého spôsobu, tetrova </text:span></text:span><text:soft-page-break/><text:span text:style-name="CharStyle9"><text:span text:style-name="T1156">dať do hrnčenej nádoby, naň vyliať čistý mäsový sulc, na chla­dnom mieste držať, dľa potreby z neho tenké kúsky krájať a aspikom okrášliť.</text:span></text:span></text:p>
        <text:p text:style-name="P439"><text:span text:style-name="CharStyle9"><text:span text:style-name="T1156"/></text:span></text:p>
        <text:p text:style-name="P441"><text:span text:style-name="CharStyle9"><text:span text:style-name="T1156">524. Galantín z tetrova.</text:span></text:span></text:p>
        <text:p text:style-name="P1161"><text:span text:style-name="CharStyle9"><text:span text:style-name="T1156"/></text:span></text:p>
        <text:p text:style-name="P1160"><text:span text:style-name="CharStyle9"><text:span text:style-name="T1156">Jako je vypísané pri faširovanom tetrove, na tenže spô­sob sa pokračuje s fášom; obtiahnutého tetrova rozložiť na tablu; hrubšie mäso z prs zrezať a po koži rozložiť, na to po celom fášu natrieť, na dlho krájanú šovdru a obarenú čerstvú slaninu s miešaným korením posypať a po zdlž na fáš klásť, pomedzi dať na hrubé rezanky pokrájané šampiony, jelenice a očistené pistacne, na to dať fášu, celé spolu skrútiť a dať do čistého plátna, motúzom husto skrútiť, a dať do nádoby s prípravou dľa predošlého predpisu, za tri hodiny povoľne nechať variť, odložiť, na druhý deň von vziať, zo sulcu očistiť, na to položiť čistú dasku a na vrch niečo ťažkého, aby sa stlapkalo. S polievkou sa pokračuje dľa predošlého spôsobu, galantín sa dá do nádoby, saft naň sa vyleje, na chladnom mieste sa drží a dľa petreby z neho krájať.</text:span></text:span></text:p>
        <text:p text:style-name="P439"><text:span text:style-name="CharStyle9"><text:span text:style-name="T1156"/></text:span></text:p>
        <text:p text:style-name="P441"><text:span text:style-name="CharStyle9"><text:span text:style-name="T1156">525. Mladé tetrovy na peče</text:span></text:span><text:span text:style-name="CharStyle9"><text:span text:style-name="T1224">n</text:span></text:span><text:span text:style-name="CharStyle9"><text:span text:style-name="T1156">ku.</text:span></text:span></text:p>
        <text:p text:style-name="P1161"><text:span text:style-name="CharStyle9"><text:span text:style-name="T1156"/></text:span></text:p>
        <text:p text:style-name="P1160"><text:span text:style-name="CharStyle9"><text:span text:style-name="T1156">Pečenka z odrastených v jeseni mladých tetrovov je znamenitá; tetrovy očistiť, vyšpikovať alebo do slaniny na listy pokrájanej celkom zakrútiť, motúzom obvi</text:span></text:span><text:span text:style-name="CharStyle9"><text:span text:style-name="T1224">nú</text:span></text:span><text:span text:style-name="CharStyle9"><text:span text:style-name="T1156">ť, v safte upiecť, poriadne pokrájať, prsa na pošik rozkrájať a na vrch položiť, saftom poliať a hlávky na koniec misy k prsom položiť.</text:span></text:span></text:p>
        <text:p text:style-name="P439"><text:span text:style-name="CharStyle9"><text:span text:style-name="T1156"/></text:span></text:p>
        <text:p text:style-name="P441"><text:span text:style-name="CharStyle9"><text:span text:style-name="T1156">526. Marinovaný tetrovec.</text:span></text:span></text:p>
        <text:p text:style-name="P1161"><text:span text:style-name="CharStyle9"><text:span text:style-name="T1156"/></text:span></text:p>
        <text:p text:style-name="P1160"><text:span text:style-name="CharStyle9"><text:span text:style-name="T1156">Tetrovec je menší druh tetrova, nad očama má červenú bodku, má po sebe viac bielych pier nežli tetrov, na chvoste má perá skrútené jako kohút, mäso je saftovitejšie a sdržuje</text:span></text:span><text:span text:style-name="CharStyle7"><text:span text:style-name="T1156"> </text:span></text:span><text:span text:style-name="CharStyle9"><text:span text:style-name="T1156">sa v brezových horách, zvlášte v liptovských okolo Vásca. Keď človek ho chce dostať, musí si tam, kam ho sohnal, búdu urobiť a v nej prenocovať alebo pred svitom do nej prísť, by ho zastreliť mohol. </text:span></text:span><text:soft-page-break/><text:span text:style-name="CharStyle9"><text:span text:style-name="T1156">Príprava je ta istá, čo pri hlucháňovi; na tenže spôsob sa pripravia i nasledovné jedlá:</text:span></text:span></text:p>
        <text:p text:style-name="P439"><text:span text:style-name="CharStyle9"><text:span text:style-name="T1156"/></text:span></text:p>
        <text:p text:style-name="P441"><text:span text:style-name="CharStyle9"><text:span text:style-name="T1156">527. Sulcovaný tetrovec.</text:span></text:span></text:p>
        <text:p text:style-name="P439"><text:span text:style-name="CharStyle9"><text:span text:style-name="T1156"/></text:span></text:p>
        <text:p text:style-name="P441"><text:span text:style-name="CharStyle9"><text:span text:style-name="T1156">528. Faširovaný tetrovec.</text:span></text:span></text:p>
        <text:p text:style-name="P439"><text:span text:style-name="CharStyle9"><text:span text:style-name="T1156"/></text:span></text:p>
        <text:p text:style-name="P441"><text:span text:style-name="CharStyle9"><text:span text:style-name="T1156">529. Galantín z tetrov</text:span></text:span><text:span text:style-name="CharStyle9"><text:span text:style-name="T1224">c</text:span></text:span><text:span text:style-name="CharStyle9"><text:span text:style-name="T1156">a.</text:span></text:span></text:p>
        <text:p text:style-name="P439"><text:span text:style-name="CharStyle9"><text:span text:style-name="T1156"/></text:span></text:p>
        <text:p text:style-name="P441"><text:span text:style-name="CharStyle9"><text:span text:style-name="T1156">530. Jariabky na pečenku.</text:span></text:span></text:p>
        <text:p text:style-name="P1161"><text:span text:style-name="CharStyle9"><text:span text:style-name="T1156"/></text:span></text:p>
        <text:p text:style-name="P1160"><text:span text:style-name="CharStyle9"><text:span text:style-name="T1156">Tento horný vták nie len pre svoju krásu, ale aj pre dobré mäso prevyšuje mnohých vtákov; prsa z neho sú biele a i chorému k odporúčaniu. Ony sa sdržiavajú v lieštinách a keď nenaidú v zime svoju potravu, živia sa z lieskových pukov; </text:span></text:span><text:span text:style-name="CharStyle9"><text:span text:style-name="T1225">í</text:span></text:span><text:span text:style-name="CharStyle9"><text:span text:style-name="T1156">ch spev pri vábení je veľmi ľúbezný. Z oškl­baných jariabok vlásky opáliť, zatrezírovať, prsa aj stehná slaninkou vyšpikovať, dať na pekáč do masti, papierom pri­kryť, často polievať a v safte na žlto upiecť. Upečené sa roz­režú, prská od kostí v celosti zrezať, z pošika pekné filé krájať a na vrch položiť, saftom poliať, hlávku aj s perím k prskám položiť a v cukru zavárané celé r</text:span></text:span><text:span text:style-name="CharStyle9"><text:span text:style-name="T1225">i</text:span></text:span><text:span text:style-name="CharStyle9"><text:span text:style-name="T1156">bezle osobit</text:span></text:span><text:span text:style-name="CharStyle9"><text:span text:style-name="T1225">e</text:span></text:span><text:span text:style-name="CharStyle9"><text:span text:style-name="T1156"> do šálky k ním pridať. Dajú sa upotrebiť do chladných paštetok a k rozličným prípravám.</text:span></text:span></text:p>
        <text:p text:style-name="P439"><text:span text:style-name="CharStyle9"><text:span text:style-name="T1156"/></text:span></text:p>
        <text:p text:style-name="P441"><text:span text:style-name="CharStyle9"><text:span text:style-name="T1156">531. Sňahová sliepka na pečenku.</text:span></text:span></text:p>
        <text:p text:style-name="P1161"><text:span text:style-name="CharStyle9"><text:span text:style-name="T1156"/></text:span></text:p>
        <text:p text:style-name="P1160"><text:span text:style-name="CharStyle9"><text:span text:style-name="T1156">Tento vták je u nás celkom neznámy; on sa sdržuje pri vysokých skalnatých vrchoch a preto má název sňahová sliepka, poneváč vysoké vrchy jako jej bydlisko sú najviac sňahom pokryté a aj peria má viac bieleho než čierneho; na spodku sú jej peria vlasom podobné. Ona je najviac k dosta</text:span></text:span><text:span text:style-name="CharStyle9"><text:span text:style-name="T1225">n</text:span></text:span><text:span text:style-name="CharStyle9"><text:span text:style-name="T1156">iu v Tyrolsku a Štýrsku, má mäso veľmi chutné, avšak saft z kostí je horkastý; pripráva sa celkom tak jako jariabka.</text:span></text:span></text:p>
        <text:p text:style-name="P222"><text:span text:style-name="CharStyle7"><text:span text:style-name="T1156"/></text:span></text:p>
        <text:p text:style-name="P439"><text:span text:style-name="CharStyle9"><text:span text:style-name="T1156">532. Fazán na pečenku pečený.</text:span></text:span></text:p>
        <text:p text:style-name="P1161"><text:soft-page-break/><text:span text:style-name="CharStyle9"><text:span text:style-name="T1156"/></text:span></text:p>
        <text:p text:style-name="P1160"><text:span text:style-name="CharStyle9"><text:span text:style-name="T1156">Fazány pochádzajú z Asije, z kadial </text:span></text:span><text:span text:style-name="CharStyle9"><text:span text:style-name="T1225">í</text:span></text:span><text:span text:style-name="CharStyle9"><text:span text:style-name="T1156">ch Arnoti so sebou doniesli na ostrov Phasis, odkiaľ i svoje meno dostaly a po celej Evrope sa rozmnožily, áno pri dobrej opatere môžu sa ešte lepšie rozmnožiť, jako k. p. kochinchinské sliepky. Jestli sa fazán na slobodnom chytí, vtedy je divý, ináčej i pod sliepkou sa vyliahnu fazánove vajcia a z týchto pochád­zajú domáce, ktoré sú človekovi aj útulnejšie nežli divé. Mäso z fazána je už podľa chýru znamenité a pre chorého zvláštne zdravé. Pri šklbání musí sa pozor dať, aby sa sadlo nevytrhalo, ošklbané vlásky sa opália, fazána vypitvať, umyť, slaninou vyšpikovať alebo celkom do slaniny zakrútiť, po­soliť, dať do pekáča, v rúre na žlto v safte odpiecť, po upe­čení rozkrájať, prsa z pošika pokrájať, na vrch položiť, saftom poliať a neošklbanú hlavu k prsom na koniec misy položiť.</text:span></text:span></text:p>
        <text:p text:style-name="P537"><text:span text:style-name="CharStyle9"><text:span text:style-name="T1156"/></text:span></text:p>
        <text:p text:style-name="P538"><text:span text:style-name="CharStyle9"><text:span text:style-name="T1156">533. Plnený fazán s jelennými hubami.</text:span></text:span></text:p>
        <text:p text:style-name="P1161"><text:span text:style-name="CharStyle9"><text:span text:style-name="T1156"/></text:span></text:p>
        <text:p text:style-name="P1160"><text:span text:style-name="CharStyle9"><text:span text:style-name="T1156">Fazána ošklbať, opáliť, vymyť, nechať z vody odtiecť a handrou poutierať; očistené a na hrubé rezanky pokrájané jelenné huby v masle opariť, masť dolu zcediť, na ne naliať brunátnej omáčky, spolu svariť, masť z vrchu sobrať, z citrona šťavu vytisnuť, do pary odložiť a pridať obrezky z jelenných húb a šampiony. Šaloty a zelený petržel na drobno pokrá­jať, na masle upražiť, doliať pohár dobrého v</text:span></text:span><text:span text:style-name="CharStyle9"><text:span text:style-name="T1225">í</text:span></text:span><text:span text:style-name="CharStyle9"><text:span text:style-name="T1156">na, pridať pár ližíc omáčky, spolu nechať na husto vyvariť, posoliť, mieša­ného korenia pridať, s nekoľkými ž</text:span></text:span><text:span text:style-name="CharStyle9"><text:span text:style-name="T1225">l</text:span></text:span><text:span text:style-name="CharStyle9"><text:span text:style-name="T1156">tkami zalegírovať, nechať vystydnuť, týmto prichystaného fazána naplniť, niťou sošiť, do slaniny okrútiť, motúzom obvinúť, posoliť, v rúre na žlto upiecť, pred nastolovaním poriadne rozkrájať, plnenku z neho medzi prsa usporiadať, saftom poliať a prichystanú omáčku osobitne v šálke dať na stôl.</text:span></text:span></text:p>
        <text:p text:style-name="P439"><text:span text:style-name="CharStyle9"><text:span text:style-name="T1156"/></text:span></text:p>
        <text:p text:style-name="P441"><text:span text:style-name="CharStyle9"><text:span text:style-name="T1156">534. Filé z fazána s hašé.</text:span></text:span></text:p>
        <text:p text:style-name="P1161"><text:span text:style-name="CharStyle9"><text:span text:style-name="T1156"/></text:span></text:p>
        <text:p text:style-name="P1160"><text:span text:style-name="CharStyle9"><text:span text:style-name="T1156">Z fazanových prs kožku zobrať, prsa poriadne od kost</text:span></text:span><text:span text:style-name="CharStyle9"><text:span text:style-name="T1225">í</text:span></text:span><text:span text:style-name="CharStyle9"><text:span text:style-name="T1156"> vyrezať, na podlhovaté kúsky pokrájať, nožom rozklopať a posoliť; jelenné huby na drobno </text:span></text:span><text:soft-page-break/><text:span text:style-name="CharStyle9"><text:span text:style-name="T1156">pokrájať, filé do roztrepaného s maslom vajca omáčať, pokrájanými hubami obsypať, na vymastenú tepšu kl</text:span></text:span><text:span text:style-name="CharStyle9"><text:span text:style-name="T1225">a</text:span></text:span><text:span text:style-name="CharStyle9"><text:span text:style-name="T1156">sť, mastným papierom zakryť a ne</text:span></text:span><text:span text:style-name="CharStyle9"><text:span text:style-name="T1225">c</text:span></text:span><text:span text:style-name="CharStyle9"><text:span text:style-name="T1156">hať stáť. V ž</text:span></text:span><text:span text:style-name="CharStyle9"><text:span text:style-name="T1225">í</text:span></text:span><text:span text:style-name="CharStyle9"><text:span text:style-name="T1156">ji sa stehná a kosti z fazána na brunátno uparia, potom von vziať, mäso z kostí obrezať a krivým nožom pokrájať; do nádoby, v ktorej sa mäso parilo, pridať pár liž</text:span></text:span><text:span text:style-name="CharStyle9"><text:span text:style-name="T1225">í</text:span></text:span><text:span text:style-name="CharStyle9"><text:span text:style-name="T1156">c múky, to zaliať polievkou a vínom za pohár, kosti potlcť a zpátky dať do omáčky, spolu vyvariť, prez plátno do nádoby precediť, od jedného boku nechať variť, nečistotu z vrchu zberať, z toho pár liž</text:span></text:span><text:span text:style-name="CharStyle9"><text:span text:style-name="T1225">í</text:span></text:span><text:span text:style-name="CharStyle9"><text:span text:style-name="T1156">c dať do krájaného mäsa a omáčku na teplo odložiť. Pred nastolovaním prichystané filé na chytrom ohni odpiecť, masť dolu zcediť, z prichystanej omáčky na ne naliať, pár ra</text:span></text:span><text:span text:style-name="CharStyle9"><text:span text:style-name="T1225">zí</text:span></text:span><text:span text:style-name="CharStyle9"><text:span text:style-name="T1156"> svariť, hašé na okrúhlu misu do vysok</text:span></text:span><text:span text:style-name="CharStyle9"><text:span text:style-name="T1225">a</text:span></text:span><text:span text:style-name="CharStyle9"><text:span text:style-name="T1156"> usporiadať, na to poklásť filé, celé saftom poliať a omáčku dať osobit</text:span></text:span><text:span text:style-name="CharStyle9"><text:span text:style-name="T1225">e</text:span></text:span><text:span text:style-name="CharStyle9"><text:span text:style-name="T1156"> v šálke.</text:span></text:span></text:p>
        <text:p text:style-name="P439"><text:span text:style-name="CharStyle9"><text:span text:style-name="T1156"/></text:span></text:p>
        <text:p text:style-name="P441"><text:span text:style-name="CharStyle9"><text:span text:style-name="T1156">535. Salmi z fazána.</text:span></text:span></text:p>
        <text:p text:style-name="P1161"><text:span text:style-name="CharStyle9"><text:span text:style-name="T1156"/></text:span></text:p>
        <text:p text:style-name="P1160"><text:span text:style-name="CharStyle9"><text:span text:style-name="T1156">Očisteného fazána slaninou vyšpikovať, v žíji na mäkko a brunátno upariť a potom von vziať; mäso z prs v celosti z oboch bokov zrezať jako i z nôh až po shybadlá, to dať do nádoby, naň dať saftu a na teplo odložiť. Kosti a iné uparené veci z nádoby von vziať a v mažiari na drobno potlcť, dať do masti, na listy nakrájaný chlieb na žlto upražiť, do toho dať potlčené veci, zaliať polievkou a červeným vínom, nechať spolu rozvariť, prez sito do nádoby pretrieť a nechať variť, kým neshustne jako kaša. Toto dať na okrúhlu misu, na tenké kúsky pokrájané prsia po vrchu poklásť a vôkol dať vysmaženú žemľu; do saftu, v ktorom boly prská, pri­dať za ližicu brunátnej omáčky, kúsok glásu a citronovej šťavy, to na chytrom ohni svariť a týmto predošlé dľa po­treby poliať.</text:span></text:span></text:p>
        <text:p text:style-name="P540"><text:span text:style-name="CharStyle9"><text:span text:style-name="T1156"/></text:span></text:p>
        <text:p text:style-name="P541"><text:span text:style-name="CharStyle9"><text:span text:style-name="T1156">536. Salmi z fazána s jelennými hubami.</text:span></text:span></text:p>
        <text:p text:style-name="P1161"><text:span text:style-name="CharStyle9"><text:span text:style-name="T1156"/></text:span></text:p>
        <text:p text:style-name="P1160"><text:span text:style-name="CharStyle9"><text:span text:style-name="T1156">Fazán sa prichystá dľa predošlého spôsobu; po uparení prsia z neho zobrať, na podlhovaté kúsky nie veľmi na tenko</text:span></text:span><text:span text:style-name="CharStyle7"><text:span text:style-name="T1156"> </text:span></text:span><text:span text:style-name="CharStyle9"><text:span text:style-name="T1156">pokrájať, očistené jelenné huby s vínom a glásom upariť, nechať vystydnuť, na štyrouhlaté kúsky pokrájať, do prichy­staných prs nožom priekom zarezať, do zárezu prichystané </text:span></text:span><text:soft-page-break/><text:span text:style-name="CharStyle9"><text:span text:style-name="T1156">huby v štyry rady popchať a dať na tepšu. Do saftu, kde sa jelenné huby parily, pridať pár liž</text:span></text:span><text:span text:style-name="CharStyle9"><text:span text:style-name="T1225">í</text:span></text:span><text:span text:style-name="CharStyle9"><text:span text:style-name="T1156">c brunátnej omáčky a citronovej šťavy, to na filé vyliať a zakryté na teplom nechať stáť. Salmi dať na misu, na to pekne poklásť filé, poostalé huby do omáčky na rezanky pokrájať, doň citronovú šťavu vytlačiť, týmto predošlé po vrchu poliať a vôkol dať vysma­ženú žemľu.</text:span></text:span></text:p>
        <text:p text:style-name="P439"><text:span text:style-name="CharStyle9"><text:span text:style-name="T1156"/></text:span></text:p>
        <text:p text:style-name="P441"><text:span text:style-name="CharStyle9"><text:span text:style-name="T1156">537. Salmi z fazána s rižkašovými paštečky.</text:span></text:span></text:p>
        <text:p text:style-name="P1161"><text:span text:style-name="CharStyle9"><text:span text:style-name="T1156"/></text:span></text:p>
        <text:p text:style-name="P1160"><text:span text:style-name="CharStyle9"><text:span text:style-name="T1156">Pozostalé salmi s brunátnou omáčkou rozmiešať, svariť, na teplo odložiť, dľa č. 197 paštečky prichystať, vysmažiť, so salmi naplniť, fazánové filé na vrch poklásť, glásom po­liať a horúce dať na stôl. Na tenže spôsob sa pripraví i na­sledovné jedlo:</text:span></text:span></text:p>
        <text:p text:style-name="P439"><text:span text:style-name="CharStyle9"><text:span text:style-name="T1156"/></text:span></text:p>
        <text:p text:style-name="P441"><text:span text:style-name="CharStyle9"><text:span text:style-name="T1156">538. Žemľové paštečky (č. 199.) s fazánovým salmi plnené.</text:span></text:span></text:p>
        <text:p text:style-name="P542"><text:span text:style-name="CharStyle9"><text:span text:style-name="T1156"/></text:span></text:p>
        <text:p text:style-name="P543"><text:span text:style-name="CharStyle9"><text:span text:style-name="T1156">539. Fazán s parenou kapustou.</text:span></text:span></text:p>
        <text:p text:style-name="P1161"><text:span text:style-name="CharStyle9"><text:span text:style-name="T1156"/></text:span></text:p>
        <text:p text:style-name="P1160"><text:span text:style-name="CharStyle9"><text:span text:style-name="T1156">Prichystaného fazána zašpajdlovať, slaninou vyšpikovať, posoliť a v rúre z poly odpiecť; slaniny na veľké škvarky pokrájať do nádoby, v tejto pokrájanú cibuľu na žltobrunátno upražiť, múkou posypať a smotankou rozpustiť, do toho dať fazá</text:span></text:span><text:span text:style-name="CharStyle9"><text:span text:style-name="T1225">n</text:span></text:span><text:span text:style-name="CharStyle9"><text:span text:style-name="T1156">a, posoliť, povoľne nechať spolu variť, pred nastolo­vaním fazána rozkrojiť, na misu dať kapustu a po vrchu ka­pusty poriadne fazána poklásť.</text:span></text:span></text:p>
        <text:p text:style-name="P542"><text:span text:style-name="CharStyle9"><text:span text:style-name="T1156"/></text:span></text:p>
        <text:p text:style-name="P543"><text:span text:style-name="CharStyle9"><text:span text:style-name="T1156">540. Fazá</text:span></text:span><text:span text:style-name="CharStyle9"><text:span text:style-name="T1225">n</text:span></text:span><text:span text:style-name="CharStyle9"><text:span text:style-name="T1156"> na ch</text:span></text:span><text:span text:style-name="CharStyle9"><text:span text:style-name="T1225">l</text:span></text:span><text:span text:style-name="CharStyle9"><text:span text:style-name="T1156">adnú pečenku.</text:span></text:span></text:p>
        <text:p text:style-name="P1161"><text:span text:style-name="CharStyle9"><text:span text:style-name="T1156"/></text:span></text:p>
        <text:p text:style-name="P1160"><text:span text:style-name="CharStyle9"><text:span text:style-name="T1156">Očistených fazánov zašpajdlovať, slaninou vyšpikovať, dať do pekáča, pomasteným papierom zakryť, v rúre na žlto upiecť, nechať vystydnuť, poriadne pokrájať, stehná a chrbát</text:span></text:span><text:span text:style-name="CharStyle7"><text:span text:style-name="T1156"> </text:span></text:span><text:span text:style-name="CharStyle9"><text:span text:style-name="T1156">na spodok misy ukladať, na pošik krájané prsá po vrchu roz­ložiť, hlavu dať k prsom, mäsového sulcu na tri uhly nakrá­jať, odpadnuté kúsky na drobno posekať, okolo fazána ob­ložiť a k večeri na chladno dať.</text:span></text:span></text:p>
        <text:p text:style-name="P439"><text:soft-page-break/><text:span text:style-name="CharStyle9"><text:span text:style-name="T1156"/></text:span></text:p>
        <text:p text:style-name="P441"><text:span text:style-name="CharStyle9"><text:span text:style-name="T1156">541. </text:span></text:span><text:span text:style-name="CharStyle9"><text:span text:style-name="T1225">Š</text:span></text:span><text:span text:style-name="CharStyle9"><text:span text:style-name="T1156">tyrcovaný fazán v aspiku.</text:span></text:span></text:p>
        <text:p text:style-name="P1161"><text:span text:style-name="CharStyle9"><text:span text:style-name="T1156"/></text:span></text:p>
        <text:p text:style-name="P1160"><text:span text:style-name="CharStyle9"><text:span text:style-name="T1156">Fazán sa prichystá dľa predošlého spôsobu, kožku z prs zobrať a tieto na pekné kúsky pokrájať, čistú furmu do ľadu zapraviť, do nej naliať aspiku na pol druha prsta zvýše a nechať stuhnúť. Uvarenej šovdry na listy nakrájať, na okrúhlo vydlabať, týmto na pol prsta od bokov f</text:span></text:span><text:span text:style-name="CharStyle9"><text:span text:style-name="T1225">u</text:span></text:span><text:span text:style-name="CharStyle9"><text:span text:style-name="T1156">rmy vôkol veniec urobiť, aspikom pokvapkať a nechať stuhnúť; do prostriedku sa pokladú biele kúsky z f</text:span></text:span><text:span text:style-name="CharStyle9"><text:span text:style-name="T1225">a</text:span></text:span><text:span text:style-name="CharStyle9"><text:span text:style-name="T1156">zanových prs, to aspikom trochu poliať, nechať stuhnúť a po stuhnutí f</text:span></text:span><text:span text:style-name="CharStyle9"><text:span text:style-name="T1225">u</text:span></text:span><text:span text:style-name="CharStyle9"><text:span text:style-name="T1156">rmu doplniť. Pred nastolovaním furmu omočiť do letnej vody, na misu vyvrátiť a s vykrájaným aspikom do okola obložiť.</text:span></text:span></text:p>
        <text:p text:style-name="P439"><text:span text:style-name="CharStyle9"><text:span text:style-name="T1156"/></text:span></text:p>
        <text:p text:style-name="P441"><text:span text:style-name="CharStyle9"><text:span text:style-name="T1156">542. Fazán s pomarančovou omáčkou za­pravený.</text:span></text:span></text:p>
        <text:p text:style-name="P1161"><text:span text:style-name="CharStyle9"><text:span text:style-name="T1156"/></text:span></text:p>
        <text:p text:style-name="P1160"><text:span text:style-name="CharStyle9"><text:span text:style-name="T1156">Očisteného fazána zatresírovať a slaninou vyšpikovať; do nádoby nakrájať na listy slaniny, na to dať na rezanky pokrájanej cibule, mrkvy, petrželu a paštrnáku, pridať celé korenie a hrebíčky, do tohoto dať fazána, podliať vínom a na žltobrunátno upariť. Po uparení vezne sa fazán von a dá sa do inej nádoby, naň sa naleje pár ližíc saftu a odloží sa na teplo. Do žíja dať pár ližíc múky, rozmiešať, zaliať po­lievkou a vínom za pohár, s kôrkami z pomaranča obkrájanými nechať variť, prez čisté plátno do nádoby precediť, od jedného boku nechať variť a nečistotu z vrchu zberať, aby omáčka bola čisto žltobrunátna. Do tejto dá sa fazán a nechá sa spolu svariť, na pomeranči obrajbaný kus cukru dá sa do omáčky jako i pomerančová šťava, pred nastolovaním fazána pokrájať, poriadne na misu poklásť, prsk</text:span></text:span><text:span text:style-name="CharStyle9"><text:span text:style-name="T1225">a</text:span></text:span><text:span text:style-name="CharStyle9"><text:span text:style-name="T1156"> dať na vrch, do omáčky z pol citrona šťavu vytlačiť, trochu posoliť a kyslasto-sladkú omáčku prez s</text:span></text:span><text:span text:style-name="CharStyle9"><text:span text:style-name="T1225">í</text:span></text:span><text:span text:style-name="CharStyle9"><text:span text:style-name="T1156">tko na pečenku precediť. Pri zaprávaní je najlepší ten spôsob, že sa pečenka najprv uparí, a pokrájaná dá sa do omáčky.</text:span></text:span></text:p>
        <text:p text:style-name="P439"><text:span text:style-name="CharStyle9"><text:span text:style-name="T1156"/></text:span></text:p>
        <text:p text:style-name="P441"><text:span text:style-name="CharStyle9"><text:span text:style-name="T1156">543. Jarabi</text:span></text:span><text:span text:style-name="CharStyle9"><text:span text:style-name="T1225">c</text:span></text:span><text:span text:style-name="CharStyle9"><text:span text:style-name="T1156">e na pečeňku pečené.</text:span></text:span></text:p>
        <text:p text:style-name="P1161"><text:span text:style-name="CharStyle9"><text:span text:style-name="T1156"/></text:span></text:p>
        <text:p text:style-name="P1160"><text:soft-page-break/><text:span text:style-name="CharStyle9"><text:span text:style-name="T1156">Polnia jarabi</text:span></text:span><text:span text:style-name="CharStyle9"><text:span text:style-name="T1225">c</text:span></text:span><text:span text:style-name="CharStyle9"><text:span text:style-name="T1156">a je známa v každom okolí a mohla by sa lepšie súžitkova</text:span></text:span><text:span text:style-name="CharStyle9"><text:span text:style-name="T1226">ť</text:span></text:span><text:span text:style-name="CharStyle9"><text:span text:style-name="T1156">, keby sa veľmi nelovilo za ňou. Ona sa dá aj udomácniť, poneváč jarabičie vajcia vyliahnu sa i pod sliepkou a mladiatka tak chodia za sliepkou jako kurence. K príprave tohoto jedla je potrebné jarabi</text:span></text:span><text:span text:style-name="CharStyle9"><text:span text:style-name="T1226">c</text:span></text:span><text:span text:style-name="CharStyle9"><text:span text:style-name="T1156">e ošklbať, vlásky z n</text:span></text:span><text:span text:style-name="CharStyle9"><text:span text:style-name="T1226">í</text:span></text:span><text:span text:style-name="CharStyle9"><text:span text:style-name="T1156">ch opáliť, vypitvať, vymyť, zašpajdlovať, slaninou vyšpikovať, posoliť, dať na masť do pekáča, papierom zakryť, v rúre nechať upiecť a pri tom často oblievať, aby saftovité boly. Pred nastovaním stehná odrezať, prsa z oboch strán od kosti v celosti odrezať, nôžky a chrbát na dlhú misu po­klásť, prsk</text:span></text:span><text:span text:style-name="CharStyle9"><text:span text:style-name="T1226">a</text:span></text:span><text:span text:style-name="CharStyle9"><text:span text:style-name="T1156"> z pošika na kúsky pokrájať a po vrchu rozložiť. Do saftu, v ktorom sa jarabice piekly, pridať pár liž</text:span></text:span><text:span text:style-name="CharStyle9"><text:span text:style-name="T1226">í</text:span></text:span><text:span text:style-name="CharStyle9"><text:span text:style-name="T1156">c smotanky a trochu brunátnej omáčky, to na chytrom ohni spolu svariť a prez sitko na pečenku precediť.</text:span></text:span></text:p>
        <text:p text:style-name="P439"><text:span text:style-name="CharStyle9"><text:span text:style-name="T1156"/></text:span></text:p>
        <text:p text:style-name="P441"><text:span text:style-name="CharStyle9"><text:span text:style-name="T1156">544. Filé z mladých jarab</text:span></text:span><text:span text:style-name="CharStyle9"><text:span text:style-name="T1226">íc</text:span></text:span><text:span text:style-name="CharStyle9"><text:span text:style-name="T1156">.</text:span></text:span></text:p>
        <text:p text:style-name="P1161"><text:span text:style-name="CharStyle9"><text:span text:style-name="T1156"/></text:span></text:p>
        <text:p text:style-name="P1160"><text:span text:style-name="CharStyle9"><text:span text:style-name="T1156">Z očistených jarab</text:span></text:span><text:span text:style-name="CharStyle9"><text:span text:style-name="T1226">íc</text:span></text:span><text:span text:style-name="CharStyle9"><text:span text:style-name="T1156"> kožku zvliecť, prsk</text:span></text:span><text:span text:style-name="CharStyle9"><text:span text:style-name="T1226">a</text:span></text:span><text:span text:style-name="CharStyle9"><text:span text:style-name="T1156"> z oboch bo­kov od kosti vyrezať, vrchniu čiastku prs pri krídelku nožom rozklopať a spodniu čiastku v celosti nechať, zo stehien od shýbadla kosť vybrať, to nožom rozklopať, celé posoliť, s miešaným korením posypať, do čerstvého rozpusteného masla omáčať, na tepšu klásť a papierom zakryť. Do nádoby sa založí žij, poodpadané kosti sa pridajú a to sa nechá na žltobrunátno upariť, do toho pridať za ližicu múky a za pohár vína, ostatnie polievkou doliať, nechať dobre vyvariť, prez plátno do nádoby precediť, od jedného boku nechať variť, nečistotu z vrchu zberať a tak hľadeť, aby omáčka ani riedka ani hustá nebola. Do omáčky sa vytlačí citronová šťava, omáčku do pary odložiť, prichystané filé na chytrom ohni odpiecť, masť dolu zcediť, na ne dať pár liž</text:span></text:span><text:span text:style-name="CharStyle9"><text:span text:style-name="T1226">í</text:span></text:span><text:span text:style-name="CharStyle9"><text:span text:style-name="T1156">c omáčky, spolu nechať svariť, na misu poriadne poukladať a omáčkou poliať.</text:span></text:span></text:p>
        <text:p text:style-name="P222"><text:span text:style-name="CharStyle21"><text:span text:style-name="T1156"/></text:span></text:p>
        <text:p text:style-name="P439"><text:span text:style-name="CharStyle9"><text:span text:style-name="T1156">545. Filé z mladých jarab</text:span></text:span><text:span text:style-name="CharStyle9"><text:span text:style-name="T1226">íc</text:span></text:span><text:span text:style-name="CharStyle9"><text:span text:style-name="T1156"> so šampi</text:span></text:span><text:span text:style-name="CharStyle9"><text:span text:style-name="T1226">o</text:span></text:span><text:span text:style-name="CharStyle9"><text:span text:style-name="T1156">nmi.</text:span></text:span></text:p>
        <text:p text:style-name="P1161"><text:span text:style-name="CharStyle9"><text:span text:style-name="T1156"/></text:span></text:p>
        <text:p text:style-name="P1160"><text:span text:style-name="CharStyle9"><text:span text:style-name="T1156">Všetko sa pripraví dľa predošlého spôsobu; ke</text:span></text:span><text:span text:style-name="CharStyle9"><text:span text:style-name="T1226">ď</text:span></text:span><text:span text:style-name="CharStyle9"><text:span text:style-name="T1156"> sú filé na mise pokladené, dajú sa na vrch pod č. 122 prichystané šampiony a to sa omáčkou obleje.</text:span></text:span></text:p>
        <text:p text:style-name="P439"><text:soft-page-break/><text:span text:style-name="CharStyle9"><text:span text:style-name="T1156"/></text:span></text:p>
        <text:p text:style-name="P441"><text:span text:style-name="CharStyle9"><text:span text:style-name="T1156">546. Filé z mladých jarab</text:span></text:span><text:span text:style-name="CharStyle9"><text:span text:style-name="T1226">íc</text:span></text:span><text:span text:style-name="CharStyle9"><text:span text:style-name="T1156"> s jelennými hu­bami a s rago.</text:span></text:span></text:p>
        <text:p text:style-name="P1161"><text:span text:style-name="CharStyle9"><text:span text:style-name="T1156"/></text:span></text:p>
        <text:p text:style-name="P1160"><text:span text:style-name="CharStyle9"><text:span text:style-name="T1156">I toto jedlo sa prichystá dľa predošlého spôsobu; filé poklad</text:span></text:span><text:span text:style-name="CharStyle9"><text:span text:style-name="T1226">ú</text:span></text:span><text:span text:style-name="CharStyle9"><text:span text:style-name="T1156"> sa na misu, pod č. 126 prichystané jelenné huby s rago dajú sa do postriedku a to sa poleje omáčkou. Dľa tohože spôsobu sa prichystajú i nasledovné jedlá:</text:span></text:span></text:p>
        <text:p text:style-name="P439"><text:span text:style-name="CharStyle9"><text:span text:style-name="T1156"/></text:span></text:p>
        <text:p text:style-name="P441"><text:span text:style-name="CharStyle9"><text:span text:style-name="T1156">547. Salmi z jarabíc. (Dľa č. 535.)</text:span></text:span></text:p>
        <text:p text:style-name="P545"><text:span text:style-name="CharStyle9"><text:span text:style-name="T1156"/></text:span></text:p>
        <text:p text:style-name="P546"><text:span text:style-name="CharStyle9"><text:span text:style-name="T1156">548. Rižkašové paštečky plnené so salmi z ja­rab</text:span></text:span><text:span text:style-name="CharStyle9"><text:span text:style-name="T1226">íc</text:span></text:span><text:span text:style-name="CharStyle9"><text:span text:style-name="T1156">. (Dľa č. 197.)</text:span></text:span></text:p>
        <text:p text:style-name="P439"><text:span text:style-name="CharStyle9"><text:span text:style-name="T1156"/></text:span></text:p>
        <text:p text:style-name="P441"><text:span text:style-name="CharStyle9"><text:span text:style-name="T1156">549. Parená kapusta s jarabiciami. (Dľa č. 539.)</text:span></text:span></text:p>
        <text:p text:style-name="P439"><text:span text:style-name="CharStyle9"><text:span text:style-name="T1156"/></text:span></text:p>
        <text:p text:style-name="P441"><text:span text:style-name="CharStyle9"><text:span text:style-name="T1156">550. Jarabice na chladnú pečenku. (Dľa č. 540.)</text:span></text:span></text:p>
        <text:p text:style-name="P439"><text:span text:style-name="CharStyle9"><text:span text:style-name="T1156"/></text:span></text:p>
        <text:p text:style-name="P441"><text:span text:style-name="CharStyle9"><text:span text:style-name="T1156">551. Štyrcované jarabice v aspiku. (D</text:span></text:span><text:span text:style-name="CharStyle9"><text:span text:style-name="T1226">ľ</text:span></text:span><text:span text:style-name="CharStyle9"><text:span text:style-name="T1156">a č. 541.)</text:span></text:span></text:p>
        <text:p text:style-name="P439"><text:span text:style-name="CharStyle9"><text:span text:style-name="T1156"/></text:span></text:p>
        <text:p text:style-name="P441"><text:span text:style-name="CharStyle9"><text:span text:style-name="T1156">552. Jarabice s pareným kélom.</text:span></text:span></text:p>
        <text:p text:style-name="P1161"><text:span text:style-name="CharStyle9"><text:span text:style-name="T1156"/></text:span></text:p>
        <text:p text:style-name="P1160"><text:span text:style-name="CharStyle9"><text:span text:style-name="T1156">Očistené jarabice slaninou vyšpikovať alebo celkom do slaniny okrúti</text:span></text:span><text:span text:style-name="CharStyle9"><text:span text:style-name="T1226">ť</text:span></text:span><text:span text:style-name="CharStyle9"><text:span text:style-name="T1156"> a v poly odpiec</text:span></text:span><text:span text:style-name="CharStyle9"><text:span text:style-name="T1226">ť</text:span></text:span><text:span text:style-name="CharStyle9"><text:span text:style-name="T1156">; potrebný počet kelových hlávok očistiť, vymyť, vo vode obariť, do studenej vody vy­brať a medzi rukami vytlačiť. Na listy pokrájanej slaniny po celom dne rozložiť, na ňu kél poklásť, posoliť, majoránom posypať, na žlto upariť, po uparení hlávky na križalky po­krájať a zpátky dať do nádoby, na to dať odpečené jarabice a na ne križalky kélu. Do inej nádoby dá sa kus masla, v ňom žemľové omrviny na žlto upražiť, polievkou zaliať, ne­chať svariť, posoliť, pridať celé korenie, to vyliať na kél a povoľne nechať variť. Pred nastolovaním poriadne sa ukladie</text:span></text:span><text:span text:style-name="CharStyle7"><text:span text:style-name="T1156"> </text:span></text:span><text:span text:style-name="CharStyle9"><text:span text:style-name="T1156">kél na misu, pokrájané jarabice prindú na vrch a polejú sa tým saftom, v ktorom sa boly piekly.</text:span></text:span></text:p>
        <text:p text:style-name="P439"><text:span text:style-name="CharStyle9"><text:span text:style-name="T1156"/></text:span></text:p>
        <text:p text:style-name="P441"><text:span text:style-name="CharStyle9"><text:span text:style-name="T1156">553. Pečený horní šnepf.</text:span></text:span></text:p>
        <text:p text:style-name="P1161"><text:span text:style-name="CharStyle9"><text:span text:style-name="T1156"/></text:span></text:p>
        <text:p text:style-name="P1160"><text:soft-page-break/><text:span text:style-name="CharStyle9"><text:span text:style-name="T1156">Horní šnepf prislúcha k tým vtákom, ktoré v jaseni odoberajú sa do teplejších krajov; ony sú síce v jeseni lep­šie nežli z jar</text:span></text:span><text:span text:style-name="CharStyle9"><text:span text:style-name="T1226">y</text:span></text:span><text:span text:style-name="CharStyle9"><text:span text:style-name="T1156">, ale na jar sú pre svoju zriedkavosť vzác­nejšie. Z ošklbaného šnepfa vlásky opáliť, črevk</text:span></text:span><text:span text:style-name="CharStyle9"><text:span text:style-name="T1226">a</text:span></text:span><text:span text:style-name="CharStyle9"><text:span text:style-name="T1156"> von vy­brať, žalúdok rozrezať a očistený dať ku črevám. Kus sla­niny, cibule a zeleného petržlenu na drobno posekať, posoliť a upražiť, pridať trochu červeného vína a so ž</text:span></text:span><text:span text:style-name="CharStyle9"><text:span text:style-name="T1226">l</text:span></text:span><text:span text:style-name="CharStyle9"><text:span text:style-name="T1156">tkom roz­miešať. Na listy pokrájanú žemľu na okrúhlo vydlabať, v masle na žlto vypražiť a spolu na teplo odložiť. Zo šnepfa nôžky pod prsia vtlačiť, pysk prez stehná prepchať, vyšpi­kovať alebo celkom do slaniny okrútiť, posoliť, dať do pekáča na masť a v rúre na žlto odpiecť. Potom sa hlava odreže, tak tiež stehná a z obydvoch bokov mäso z prs, kúsky poklásť na misu, prsk</text:span></text:span><text:span text:style-name="CharStyle9"><text:span text:style-name="T1226">a</text:span></text:span><text:span text:style-name="CharStyle9"><text:span text:style-name="T1156"> z pošika krájať a položiť na vrch, hlavu s pyskom dať k prsom na koniec misy, prichystané črevká na žemľu usporiadať, vôkol misy poklásť a celé saftom poliať.</text:span></text:span></text:p>
        <text:p text:style-name="P439"><text:span text:style-name="CharStyle9"><text:span text:style-name="T1156"/></text:span></text:p>
        <text:p text:style-name="P441"><text:span text:style-name="CharStyle9"><text:span text:style-name="T1156">554. SaImi z hornieho šnepfa.</text:span></text:span></text:p>
        <text:p text:style-name="P1161"><text:span text:style-name="CharStyle9"><text:span text:style-name="T1156"/></text:span></text:p>
        <text:p text:style-name="P1160"><text:span text:style-name="CharStyle9"><text:span text:style-name="T1156">Z očisteného šnepfa črevká vybrať, na drobno posekať so slaninou, šalotami a zeleným petržlenom, posoliť, v ná­dobe upražiť, červeným vínom podliať, svariť, so ž</text:span></text:span><text:span text:style-name="CharStyle9"><text:span text:style-name="T1226">l</text:span></text:span><text:span text:style-name="CharStyle9"><text:span text:style-name="T1156">tkom zalegírovať a na teplo odložiť. Vyšpikovaného šnepfa s telacím mäsom v žíji na žltob</text:span></text:span><text:span text:style-name="CharStyle9"><text:span text:style-name="T1226">run</text:span></text:span><text:span text:style-name="CharStyle9"><text:span text:style-name="T1156">átno upariť, po upar</text:span></text:span><text:span text:style-name="CharStyle9"><text:span text:style-name="T1226">e</text:span></text:span><text:span text:style-name="CharStyle9"><text:span text:style-name="T1156">ní šnepfa von vziať, prsk</text:span></text:span><text:span text:style-name="CharStyle9"><text:span text:style-name="T1226">a</text:span></text:span><text:span text:style-name="CharStyle9"><text:span text:style-name="T1156"> a stehná dolu zrezať a dať do nádoby, pri­dať pár ližíc saftu, trochu brunátnej omáčky a z divočiny prichystaného glásu, to dať do pary, kde sa šnepf paril, po uparení vyňať i s kosťami do mažiara, všetko spolu na dro­b</text:span></text:span><text:span text:style-name="CharStyle9"><text:span text:style-name="T1226">no</text:span></text:span><text:span text:style-name="CharStyle9"><text:span text:style-name="T1156"> potlcť, chleba v masti na žlto upražiť a do tohoto dať potlčené, polievkou a červeným vínom zaliať, nechať dobre rozvariť, do nádoby prez sito pretrieť a na teplo odložiť. Pol f</text:span></text:span><text:span text:style-name="CharStyle9"><text:span text:style-name="T1226">u</text:span></text:span><text:span text:style-name="CharStyle9"><text:span text:style-name="T1156">nta reisu vo vode obariť, premyť, dať do nádoby, posoliť,</text:span></text:span><text:span text:style-name="CharStyle7"><text:span text:style-name="T1156"> </text:span></text:span><text:span text:style-name="CharStyle9"><text:span text:style-name="T1156">pridať kus čerstvého masla a hrebíčkami špikovanú cibuľu, podliať polievky, </text:span></text:span><text:span text:style-name="CharStyle9"><text:span text:style-name="T1226">n</text:span></text:span><text:span text:style-name="CharStyle9"><text:span text:style-name="T1156">a sypko upariť, pred nastolovaním r</text:span></text:span><text:span text:style-name="CharStyle9"><text:span text:style-name="T1226">í</text:span></text:span><text:span text:style-name="CharStyle9"><text:span text:style-name="T1156">žkašu do vymasteného ráfu dať, varechou zatlačiť, na misu vyvrátiť, do prostriedku dať salmi, na to na kúsky pokrájané prsk</text:span></text:span><text:span text:style-name="CharStyle9"><text:span text:style-name="T1226">a</text:span></text:span><text:span text:style-name="CharStyle9"><text:span text:style-name="T1156">, na r</text:span></text:span><text:span text:style-name="CharStyle9"><text:span text:style-name="T1226">i</text:span></text:span><text:span text:style-name="CharStyle9"><text:span text:style-name="T1156">žkašu sa dajú na upraženej žemli prichystané črevká, to saftom poliať, hlavu na štvoro rozkrojiť a na vrch položiť.</text:span></text:span></text:p>
        <text:p text:style-name="P439"><text:soft-page-break/><text:span text:style-name="CharStyle9"><text:span text:style-name="T1156"/></text:span></text:p>
        <text:p text:style-name="P441"><text:span text:style-name="CharStyle9"><text:span text:style-name="T1156">555. Hornie šnepfy plnené s </text:span></text:span><text:span text:style-name="CharStyle9"><text:span text:style-name="T1226">jel</text:span></text:span><text:span text:style-name="CharStyle9"><text:span text:style-name="T1156">ennými hubami.</text:span></text:span></text:p>
        <text:p text:style-name="P1161"><text:span text:style-name="CharStyle9"><text:span text:style-name="T1156"/></text:span></text:p>
        <text:p text:style-name="P1160"><text:span text:style-name="CharStyle9"><text:span text:style-name="T1156">Očistené jelenné huby okrúžliť, v masti upariť, masť dolu zcediť, pridať pár ližíc brunátnej omáčky, z divočiny prichy­staného glásu a citronovej šťavy, to spolu svariť a odložiť do pary. Zo šnepfov črevká vybrať, k ním nakrájať slaniny, očistené šaloty, zelený petržel a odpadky z húb, to spolu na drobno posekať, dať do nádoby, pridať miešané korenie, po­soliť a užiariť, s pár ž</text:span></text:span><text:span text:style-name="CharStyle9"><text:span text:style-name="T1226">l</text:span></text:span><text:span text:style-name="CharStyle9"><text:span text:style-name="T1156">tkami zalegírovať, týmto šnepfy na­plniť, niťou sošiť, do slaniny okrútiť, pysk prez stehná pre­pchať, posoliť, dať do pekáča, papierom zakryť, v rúre na žlto upiecť, pred nastolovaním poriadne pokrájať, na dlhú misu poklásť, prichystané huby dať na vrch, to saftom poliať a na koniec misy dať hlavu.</text:span></text:span></text:p>
        <text:p text:style-name="P1774"><text:span text:style-name="CharStyle16"><text:span text:style-name="T1156"/></text:span></text:p>
        <text:p text:style-name="P1775"><text:span text:style-name="CharStyle16"><text:span text:style-name="T1156">B) Čiastka.</text:span></text:span></text:p>
        <text:p text:style-name="P1839"><text:span text:style-name="CharStyle18"><text:span text:style-name="T1156"/></text:span></text:p>
        <text:p text:style-name="P1840"><text:span text:style-name="CharStyle18"><text:span text:style-name="T1156">O gojzeru, čvikotách, prepelkách, divých kačiciach, divých husoch a tuzoku.</text:span></text:span></text:p>
        <text:p text:style-name="P439"><text:span text:style-name="CharStyle9"><text:span text:style-name="T1156"/></text:span></text:p>
        <text:p text:style-name="P441"><text:span text:style-name="CharStyle9"><text:span text:style-name="T1156">556.</text:span></text:span><text:span text:style-name="CharStyle9"><text:span text:style-name="T1226"> </text:span></text:span><text:span text:style-name="CharStyle9"><text:span text:style-name="T1156">Gojzeršnepf na pečenku.</text:span></text:span></text:p>
        <text:p text:style-name="P1161"><text:span text:style-name="CharStyle9"><text:span text:style-name="T1156"/></text:span></text:p>
        <text:p text:style-name="P1160"><text:span text:style-name="CharStyle9"><text:span text:style-name="T1156">Tieto šnepfy sú o mnoho vätšie nežli hornie, mäso z n</text:span></text:span><text:span text:style-name="CharStyle9"><text:span text:style-name="T1226">í</text:span></text:span><text:span text:style-name="CharStyle9"><text:span text:style-name="T1156">ch je tvrdšie, zdržujú sa po veľkých pustatinách okolo mo­čiarov a na lúkach, v jeseni sa po krdlach spolu nachádzajú a pre svoju obozretnosť sú veľmi ťažko k dolapeniu. Z ošklbaného gojzera vlásky opáliť, z neho črevká vybrať, so sla­ninkou, cibuľou a zeleným petržlenom posekať, jako hornieho šnepfa prichystať, vyšpikovať, pysky prez stehná prepchať, dať do pekáča, posoliť a v rúre upiecť. Ažby mäso z neho</text:span></text:span><text:span text:style-name="CharStyle7"><text:span text:style-name="T1156"> </text:span></text:span><text:span text:style-name="CharStyle9"><text:span text:style-name="T1156">tvrdé bolo, dať </text:span></text:span><text:span text:style-name="CharStyle9"><text:span text:style-name="T1226">d</text:span></text:span><text:span text:style-name="CharStyle9"><text:span text:style-name="T1156">o nádoby, pridať saftu a pár ližic smotanky, v tom zakryté nechať pariť, pokrájať, na dlhú misu poklásť, rozkrájané prsk</text:span></text:span><text:span text:style-name="CharStyle9"><text:span text:style-name="T1226">a</text:span></text:span><text:span text:style-name="CharStyle9"><text:span text:style-name="T1156"> dať na vrch a pridať hlavu, saftom poliať a prichystané črievka na vysmaženú žemľu vôkol poklásť.</text:span></text:span></text:p>
        <text:p text:style-name="P1160"><text:span text:style-name="CharStyle9"><text:span text:style-name="T1156"/></text:span></text:p>
        <text:p text:style-name="P547"><text:span text:style-name="CharStyle9"><text:span text:style-name="T1156">557. Salmi z gojzera v reisovom ráfe.</text:span></text:span></text:p>
        <text:p text:style-name="P1161"><text:soft-page-break/><text:span text:style-name="CharStyle9"><text:span text:style-name="T1156"/></text:span></text:p>
        <text:p text:style-name="P1160"><text:span text:style-name="CharStyle9"><text:span text:style-name="T1156">Vo všetkom sa pokračuje dľa č. 554, prichystanú rižkašu dať na štyryuhlatú misu, z nej ráf urobiť, do prostriedku dať salmi, prsk</text:span></text:span><text:span text:style-name="CharStyle9"><text:span text:style-name="T1226">a</text:span></text:span><text:span text:style-name="CharStyle9"><text:span text:style-name="T1156"> na tenké filé pokrájať a po vrchu poklásť, hlavu na </text:span></text:span><text:span text:style-name="CharStyle9"><text:span text:style-name="T1226">š</text:span></text:span><text:span text:style-name="CharStyle9"><text:span text:style-name="T1156">tvoro rozkrojiť a tak položiť, aby pysk do kaž­dého uhlu prišiel, užiarené črevká dať na žemľu, týmto vô­kol obložiť rižkašu a saftom poliať.</text:span></text:span></text:p>
        <text:p text:style-name="P439"><text:span text:style-name="CharStyle9"><text:span text:style-name="T1156"/></text:span></text:p>
        <text:p text:style-name="P441"><text:span text:style-name="CharStyle9"><text:span text:style-name="T1156">558. Čvikoty na pečenku.</text:span></text:span></text:p>
        <text:p text:style-name="P1161"><text:span text:style-name="CharStyle9"><text:span text:style-name="T1156"/></text:span></text:p>
        <text:p text:style-name="P1160"><text:span text:style-name="CharStyle9"><text:span text:style-name="T1156">Čvikoty, prskoty, drozdy a kochláče živia sa z borie­vok; medzi prskotou a čvikotou je ten rozdiel, že je prskota trochu vätšia; čvikota má celkom biele perie na bruchu a má čierne nohy, kdežto prskota je jarabá a má žlté nohy, lepšie mäso je ovšem z čvikoty. Istý počeť čvikôt ošklbať, kožu z hlavy zlúpiť, oči vylúpať, vlásky opáliť, celú umyť a nôžky prez hlavu prepchať. Žemle a slanina pokrájajú sa na listy rovnakej veľkosti, na drevený špajdlík zapchnúť žemľu, po­tom slaninu, za tým č</text:span></text:span><text:span text:style-name="CharStyle9"><text:span text:style-name="T1226">v</text:span></text:span><text:span text:style-name="CharStyle9"><text:span text:style-name="T1156">ikotu, zase slaninu a žemľu, týmto spôsobom tak dlho pokračovať, dokiaľ stačí; celé posoliť, dať na masť do pekáča a na žlto odpiecť pred nastolovaním ma­sťou poliať, žemľovými mrvinami posypať, nechať pripiecť, obsach z ražnika na dlhú misu zošuchnúť a celé saftom poliať.</text:span></text:span></text:p>
        <text:p text:style-name="P439"><text:span text:style-name="CharStyle9"><text:span text:style-name="T1156"/></text:span></text:p>
        <text:p text:style-name="P441"><text:span text:style-name="CharStyle9"><text:span text:style-name="T1156">559. Plnené čvikoty na pečenku.</text:span></text:span></text:p>
        <text:p text:style-name="P1161"><text:span text:style-name="CharStyle9"><text:span text:style-name="T1156"/></text:span></text:p>
        <text:p text:style-name="P1160"><text:span text:style-name="CharStyle9"><text:span text:style-name="T1156">Z čisto umytých čvikot črevká vybrať a žalúdok od­ložiť; slaninu, cibuľu a zelený petržel spolu s črevkami po­sekať, posoliť, na ohni upražiť, pridať žemľových mrvín, za ližicu brunátnej omáčky a trochu polievky, to svariť, s pár</text:span></text:span><text:span text:style-name="CharStyle7"><text:span text:style-name="T1156"> </text:span></text:span><text:span text:style-name="CharStyle9"><text:span text:style-name="T1156">ž</text:span></text:span><text:span text:style-name="CharStyle9"><text:span text:style-name="T1227">l</text:span></text:span><text:span text:style-name="CharStyle9"><text:span text:style-name="T1156">tkami zalegirovať, nechať vystydnuť, týmto </text:span></text:span><text:span text:style-name="CharStyle9"><text:span text:style-name="T1227">č</text:span></text:span><text:span text:style-name="CharStyle9"><text:span text:style-name="T1156">vikoty naplniť, niťou sošiť, zo žemľou i slaninou na ražník sopchnúť, posoliť a v rúre upiecť. Pred nastolovaním pomastiť, ž</text:span></text:span><text:span text:style-name="CharStyle9"><text:span text:style-name="T1227">e</text:span></text:span><text:span text:style-name="CharStyle9"><text:span text:style-name="T1156">mľovými mrvinami posypať, dať na dlhú misu a saftom poliať.</text:span></text:span></text:p>
        <text:p text:style-name="P439"><text:span text:style-name="CharStyle9"><text:span text:style-name="T1156"/></text:span></text:p>
        <text:p text:style-name="P441"><text:span text:style-name="CharStyle9"><text:span text:style-name="T1156">560. </text:span></text:span><text:span text:style-name="CharStyle9"><text:span text:style-name="T1227">Č</text:span></text:span><text:span text:style-name="CharStyle9"><text:span text:style-name="T1156">vikoty na iný spôsob pečené.</text:span></text:span></text:p>
        <text:p text:style-name="P1161"><text:soft-page-break/><text:span text:style-name="CharStyle9"><text:span text:style-name="T1156"/></text:span></text:p>
        <text:p text:style-name="P1160"><text:span text:style-name="CharStyle9"><text:span text:style-name="T1156">Z umytých čvikot črevká povyberať na tablu, k ním po­sekať slaniny, cibule a zeleného petržlenu, to dať do nádoby, posoliť, na ohni upražiť, k tomu dať žemľových mrvín, to po­lievkou rozpustiť pridať z divočiny glásu a na teplo odložiť. Nôžky pri shybadle sa sohnú a na kríž prez oči sopchnú. Slanina sa na také listy pokrája, aby siahala cez celé prská až ku stehienkam; na ražeň sa sopchne táto slanina, potom sa dá žemľa, na to prinde čvikota; to posoliť, dať do pekáča a na žlto odpiecť. Pred nastolovaním sa pomastia, žemľovými mrvinami posypú a dajú sa zpátky do rúry, aby sa pripiekly, konečne daj</text:span></text:span><text:span text:style-name="CharStyle9"><text:span text:style-name="T1227">ú</text:span></text:span><text:span text:style-name="CharStyle9"><text:span text:style-name="T1156"> sa na misu. So žemľou prichystané listy na chytrom masle na žlto upražiť, na žemľu prichystané črievka poklásť a vôkol obložiť, v tej masti poobracať okružlené krumple a pridať k jedlu.</text:span></text:span></text:p>
        <text:p text:style-name="P439"><text:span text:style-name="CharStyle9"><text:span text:style-name="T1156"/></text:span></text:p>
        <text:p text:style-name="P441"><text:span text:style-name="CharStyle9"><text:span text:style-name="T1156">561. Kotletky z čvikot.</text:span></text:span></text:p>
        <text:p text:style-name="P1161"><text:span text:style-name="CharStyle9"><text:span text:style-name="T1156"/></text:span></text:p>
        <text:p text:style-name="P1160"><text:span text:style-name="CharStyle9"><text:span text:style-name="T1156">Z čvikot črevá vybrať a prichystať dľa predošlého predpisu; stehienka a prská z oboch strán vyrezať, kosť pri prsiach na rovno usporiadať, vrchniu čiastku mäsa nožom rozklopať a spodniu k stehienku pridať, k</text:span></text:span><text:span text:style-name="CharStyle9"><text:span text:style-name="T1227">o</text:span></text:span><text:span text:style-name="CharStyle9"><text:span text:style-name="T1156">stku zo stehienka od shybadla von vziať a s tým kúskom spolu spojiť, nôžku k mäsu skrútiť, oboje posoliť a trochu tlčeným korením posypať. Nekoľko ž</text:span></text:span><text:span text:style-name="CharStyle9"><text:span text:style-name="T1227">l</text:span></text:span><text:span text:style-name="CharStyle9"><text:span text:style-name="T1156">tkov sa roztrepe s rozpusteným čerstvým maslom, do toho sa pripravené čvikoty omáčajú, žemľovými mrvinami obsypú a ukladajú sa do rozpusteného masla na tepšu; hlávky sa tiež tak prichystajú. To všetko sa za pár minút na obe strany odpečie a ukladie sa na misu. Najprv sa dá kotletka z krídelka, k tomu na žemli prichystané črevká, zase kotletka zo stehienka, potom žemľa a tak sa pokračuje,</text:span></text:span><text:span text:style-name="CharStyle21"><text:span text:style-name="T1156"> </text:span></text:span><text:span text:style-name="CharStyle9"><text:span text:style-name="T1156">kým všetko sta</text:span></text:span><text:span text:style-name="CharStyle9"><text:span text:style-name="T1227">č</text:span></text:span><text:span text:style-name="CharStyle9"><text:span text:style-name="T1156">í; prichystané hlávky daj</text:span></text:span><text:span text:style-name="CharStyle9"><text:span text:style-name="T1227">ú</text:span></text:span><text:span text:style-name="CharStyle9"><text:span text:style-name="T1156"> sa vôkol, tieto rozpusteným glásom poliať a jedlo dať horúce na stôl. Po­dobne sa pripravia i nasledovné jedlá:</text:span></text:span></text:p>
        <text:p text:style-name="P548"><text:span text:style-name="CharStyle9"><text:span text:style-name="T1156"/></text:span></text:p>
        <text:p text:style-name="P549"><text:span text:style-name="CharStyle9"><text:span text:style-name="T1156">562. Kotletky na iný spôsob s rago (č. 122.)</text:span></text:span></text:p>
        <text:p text:style-name="P439"><text:span text:style-name="CharStyle9"><text:span text:style-name="T1156"/></text:span></text:p>
        <text:p text:style-name="P441"><text:soft-page-break/><text:span text:style-name="CharStyle9"><text:span text:style-name="T1156">563. Z čvikôt kotletky s rago z jelenných húb (</text:span></text:span><text:span text:style-name="CharStyle9"><text:span text:style-name="T1227">č</text:span></text:span><text:span text:style-name="CharStyle9"><text:span text:style-name="T1156">. 126.)</text:span></text:span></text:p>
        <text:p text:style-name="P439"><text:span text:style-name="CharStyle9"><text:span text:style-name="T1156"/></text:span></text:p>
        <text:p text:style-name="P441"><text:span text:style-name="CharStyle9"><text:span text:style-name="T1156">564. Salmi z čvikôt v krumplovom ráfe.</text:span></text:span></text:p>
        <text:p text:style-name="P1161"><text:span text:style-name="CharStyle9"><text:span text:style-name="T1156"/></text:span></text:p>
        <text:p text:style-name="P1160"><text:span text:style-name="CharStyle9"><text:span text:style-name="T1156">Ku salmi sú zvláštne dobré kochláče alebo drozdy; tieto očistené dať do ž</text:span></text:span><text:span text:style-name="CharStyle9"><text:span text:style-name="T1227">í</text:span></text:span><text:span text:style-name="CharStyle9"><text:span text:style-name="T1156">ja, pridať k ním pozostalej pečenky a nechať na brunátno upariť. Po uparení vtáčky von vybrať, prsk</text:span></text:span><text:span text:style-name="CharStyle9"><text:span text:style-name="T1227">a</text:span></text:span><text:span text:style-name="CharStyle9"><text:span text:style-name="T1156"> von vykrájať a dať do nádoby, pridať pár ližíc z brunátneho saftu a kus glásu z divočiny, to zakryté odložiť, ostatnie ale v mažiari na drobno potlcť, dať do masti i s upra­ženým chlebom, polievkou a </text:span></text:span><text:span text:style-name="CharStyle9"><text:span text:style-name="T1227">č</text:span></text:span><text:span text:style-name="CharStyle9"><text:span text:style-name="T1156">erveným vínom zaliať, nechať spolu dobre vyvariť, prez sito do nádoby pretrieť, posoliť a na horúce miesto odložiť. Očistené krumple pokrájajú sa na križalky, v masle sa usmaží na drobno pokrájaná cibuľa, k tomu pridať krumple, posoliť a pridať pár ližíc smotanky, z týchto urobiť ráf na okrúhlu misu, salmi sa dajú do pro­striedku, prská na vrch a to saftom poliať.</text:span></text:span></text:p>
        <text:p text:style-name="P439"><text:span text:style-name="CharStyle9"><text:span text:style-name="T1156"/></text:span></text:p>
        <text:p text:style-name="P441"><text:span text:style-name="CharStyle9"><text:span text:style-name="T1156">565. Štyrcované salmi z čvikôť.</text:span></text:span></text:p>
        <text:p text:style-name="P1161"><text:span text:style-name="CharStyle9"><text:span text:style-name="T1156"/></text:span></text:p>
        <text:p text:style-name="P1160"><text:span text:style-name="CharStyle9"><text:span text:style-name="T1156">Z očistených čvikôt prsa povykrajovať, kožku dolu zvliecť a slaninou vyšpikovať. Do nádoby sa založí žíj, do toho dať kosti a na kúsky posekaný zajačí predok, to nechať na brunátno upariť, po uparení vybrať prsk</text:span></text:span><text:span text:style-name="CharStyle9"><text:span text:style-name="T1227">a</text:span></text:span><text:span text:style-name="CharStyle9"><text:span text:style-name="T1156"> do nádoby, na ne dať brunátnej omáčky a z divočiny glásu, to dľa potreby posoliť, zakryté nechať povoľne variť a na teplé miesto od­ložiť. Kosti sa v mažiari na drobno potlčú, chlieb sa v masti upraží, k tomuto sa pridá potlčené, to polievkou a červeným vínom zaliať, spolu dobre nechať rozvariť, prez sito pretrieť do nádoby, posoliť, doň šesť ž</text:span></text:span><text:span text:style-name="CharStyle9"><text:span text:style-name="T1227">l</text:span></text:span><text:span text:style-name="CharStyle9"><text:span text:style-name="T1156">tkov jedon po druhom zamiešať, okrúhly ráf vymastiť, vyrezaný a pomastený papier dať na dno, salmi dať do neho a položiť do pary, pri čom sa ne­zakryje celkom pokrievkou; na pokrievku dá sa ohňa a nechá sa pomály za hodinu variť. Pred nastolovaním vy­vráti sa furma na okrúhlu misu, papier sa dolu vezne, prská sa na vrch pokladú a omáčkou polejú, na listy pokrájaná žemľa sa okrúžli, po nej sa urobia žliebky, v masle sa na žlto upraží a popchá sa vôkol do salmi.</text:span></text:span></text:p>
        <text:p text:style-name="P439"><text:soft-page-break/><text:span text:style-name="CharStyle9"><text:span text:style-name="T1156"/></text:span></text:p>
        <text:p text:style-name="P441"><text:span text:style-name="CharStyle9"><text:span text:style-name="T1156">566. Krumplové so salmi plnené paštečky.</text:span></text:span></text:p>
        <text:p text:style-name="P1161"><text:span text:style-name="CharStyle9"><text:span text:style-name="T1156"/></text:span></text:p>
        <text:p text:style-name="P1160"><text:span text:style-name="CharStyle9"><text:span text:style-name="T1156">Pozostalé salmi s omáčkou rozpustiť, svariť a dať na teplo; z čvikôt prsia slaninkou vyšpikovať, posoliť a v sla­nine upariť. Po uparení vyberú sa do inej nádoby, pridať pár ližíc brunátnej omáčky a kus glásu, to spolu svariť a na teplo odložiť. Dľa č. 198 urobiť krumplové paštečky, predo­šlým </text:span></text:span><text:span text:style-name="CharStyle9"><text:span text:style-name="T1227">í</text:span></text:span><text:span text:style-name="CharStyle9"><text:span text:style-name="T1156">ch naplniť, prská na vrch poklásť a omáčkou poliať.</text:span></text:span></text:p>
        <text:p text:style-name="P439"><text:span text:style-name="CharStyle9"><text:span text:style-name="T1156"/></text:span></text:p>
        <text:p text:style-name="P441"><text:span text:style-name="CharStyle9"><text:span text:style-name="T1156">567. Na chladno prichystané čvikoty.</text:span></text:span></text:p>
        <text:p text:style-name="P1161"><text:span text:style-name="CharStyle9"><text:span text:style-name="T1156"/></text:span></text:p>
        <text:p text:style-name="P1160"><text:span text:style-name="CharStyle9"><text:span text:style-name="T1156">Potrebný po</text:span></text:span><text:span text:style-name="CharStyle9"><text:span text:style-name="T1227">č</text:span></text:span><text:span text:style-name="CharStyle9"><text:span text:style-name="T1156">eť čvikôt sa očistí, tieto celé v ňom na žlto upariť, po uparení von vziať, prská v celosti povyrezá­vať, odrezať hlávky a nôžky pri shybadlách, na chladno od­ložiť, kosti v mažiari potlcť, chlieb v masti na žlto vypražiť, tlčené k tomuto pridať, polievkou a červeným vínom zaliať a nechať variť na husté, prez sito do nádoby pretrieť, mä­sovým sulcom rozpustiť, posoliť, pridať trochu miešaného ko­renia a na chladnom miešať, aby stuhlo. Týmto prsk</text:span></text:span><text:span text:style-name="CharStyle9"><text:span text:style-name="T1228">a</text:span></text:span><text:span text:style-name="CharStyle9"><text:span text:style-name="T1156"> na­plniť, nožom uhladiť a na chladnom mieste nechať stáť. Do nádoby dá sa kus čerstvého masla a za ližicu múky, to za­liať aspikom a nechať svariť, do nádoby dať trochu octu; doň dať kuraciu krv a to spolu smiešať, pod ustavičným miešaním do omáčky zlievať, potom prez sitko do čistej nádoby pre­cediť a na chladnom miešať, kým nezačne hustnuť. Do to­hoto prichystané prská omáčať, na plech klásť a na studené miesto odložiť; hlávky tiež omočiť, nôžky prez oči na kríž prepchať a na stranu odložiť. Do širokej nádoby naleje sa</text:span></text:span><text:span text:style-name="CharStyle7"><text:span text:style-name="T1156"> </text:span></text:span><text:span text:style-name="CharStyle9"><text:span text:style-name="T1156">aspiku na prst zvýše a nechá sa dobre stuhn</text:span></text:span><text:span text:style-name="CharStyle9"><text:span text:style-name="T1228">úť</text:span></text:span><text:span text:style-name="CharStyle9"><text:span text:style-name="T1156">; po ňom prská porozkladať, aby mal</text:span></text:span><text:span text:style-name="CharStyle9"><text:span text:style-name="T1228">y</text:span></text:span><text:span text:style-name="CharStyle9"><text:span text:style-name="T1156"> dosť miesta. Každý kúsok s aspikom vykrojiť a ke</text:span></text:span><text:span text:style-name="CharStyle9"><text:span text:style-name="T1228">ď</text:span></text:span><text:span text:style-name="CharStyle9"><text:span text:style-name="T1156"> sú už porozkladané kúsky, každý aspikom popodlievať, aby sa spolu držalo, a to nechať stuhnúť. Pred nastolovaním tenký nôž omočiť do letnej vody a koncom ležiace prská vyrezať, pri čom sa ruka nesmie triasť. Jesliby to od ruky neišlo, tej istej veľkosti vypichovadlo do letnej vody omočiť, n</text:span></text:span><text:span text:style-name="CharStyle9"><text:span text:style-name="T1228">í</text:span></text:span><text:span text:style-name="CharStyle9"><text:span text:style-name="T1156">m vyrezať prská a na okrúhlu misu klásť; prichystané hlávky k prsom popchať, aspiku na tri uhly vy­rezať a vôkol obložiť. </text:span></text:span><text:soft-page-break/><text:span text:style-name="CharStyle9"><text:span text:style-name="T1156">Toto jedlo dáva sa na obed po po­lievke na asietlu, alebo na večeru.</text:span></text:span></text:p>
        <text:p text:style-name="P439"><text:span text:style-name="CharStyle9"><text:span text:style-name="T1156"/></text:span></text:p>
        <text:p text:style-name="P441"><text:span text:style-name="CharStyle9"><text:span text:style-name="T1156">568. Š</text:span></text:span><text:span text:style-name="CharStyle9"><text:span text:style-name="T1228">t</text:span></text:span><text:span text:style-name="CharStyle9"><text:span text:style-name="T1156">yrcovan</text:span></text:span><text:span text:style-name="CharStyle9"><text:span text:style-name="T1228">é</text:span></text:span><text:span text:style-name="CharStyle9"><text:span text:style-name="T1156"> čvikoty v aspiku.</text:span></text:span></text:p>
        <text:p text:style-name="P1161"><text:span text:style-name="CharStyle9"><text:span text:style-name="T1156"/></text:span></text:p>
        <text:p text:style-name="P1160"><text:span text:style-name="CharStyle9"><text:span text:style-name="T1156">Do čistej furmy naliať na pol druha prsta zvýše aspiku, zapraviť do ľadu a nechať stuhnúť; zo šovdry nakrájať tenké kúsky a na pol prsta od bokov furmy do venca poklásť; z upečenej jarabice prská vyrezať, na kúsky pokrájať a ved</text:span></text:span><text:span text:style-name="CharStyle9"><text:span text:style-name="T1228">ľ</text:span></text:span><text:span text:style-name="CharStyle9"><text:span text:style-name="T1156">a šovdry vôkol poklásť; prichystané prsk</text:span></text:span><text:span text:style-name="CharStyle9"><text:span text:style-name="T1228">a</text:span></text:span><text:span text:style-name="CharStyle9"><text:span text:style-name="T1156"> z čvikot sa pri­pravia dľa zvýš menovaného spôsobu. Do prostriedku do furmy naleje sa trochu aspiku, nechá sa stuhnúť a zase sa naleje, aby celkom zakryté bolo; to nechať stuhnúť, doplniť prskami až do vrchu a ostatnie aspikom doliať, nechať stuh­núť, pred nastolovan</text:span></text:span><text:span text:style-name="CharStyle9"><text:span text:style-name="T1228">í</text:span></text:span><text:span text:style-name="CharStyle9"><text:span text:style-name="T1156">m furmu do letnej vody omočiť, na misu vyvrátiť a vôkol aspikom obložiť.</text:span></text:span></text:p>
        <text:p text:style-name="P439"><text:span text:style-name="CharStyle9"><text:span text:style-name="T1156"/></text:span></text:p>
        <text:p text:style-name="P441"><text:span text:style-name="CharStyle9"><text:span text:style-name="T1156">569. Prepelky na peče</text:span></text:span><text:span text:style-name="CharStyle9"><text:span text:style-name="T1228">n</text:span></text:span><text:span text:style-name="CharStyle9"><text:span text:style-name="T1156">ku.</text:span></text:span></text:p>
        <text:p text:style-name="P1161"><text:span text:style-name="CharStyle9"><text:span text:style-name="T1156"/></text:span></text:p>
        <text:p text:style-name="P1160"><text:span text:style-name="CharStyle9"><text:span text:style-name="T1156">Potrebný počet prepelíc ošklbať, vlásky opáliť, vypit­vať, vymyť, z vody vytlačiť a posoliť. Slaniny sa nakrája na tak dlhé a široké listy, že sa môže doň prepelka zakrútiť; za­krútenú niťou uviazať, na drevený ražník sopchnúť, dať do pe­káča a v rúre upiecť. Pred nastolovan</text:span></text:span><text:span text:style-name="CharStyle9"><text:span text:style-name="T1228">í</text:span></text:span><text:span text:style-name="CharStyle9"><text:span text:style-name="T1156">m niť dolu sobrať, pečenku na misu poklásť a saftom poliať.</text:span></text:span></text:p>
        <text:p text:style-name="P222"><text:span text:style-name="CharStyle7"><text:span text:style-name="T1156"/></text:span></text:p>
        <text:p text:style-name="P439"><text:span text:style-name="CharStyle9"><text:span text:style-name="T1156">570. Prepelky s polentou na taljanský spôsob.</text:span></text:span></text:p>
        <text:p text:style-name="P1161"><text:span text:style-name="CharStyle9"><text:span text:style-name="T1156"/></text:span></text:p>
        <text:p text:style-name="P1160"><text:span text:style-name="CharStyle9"><text:span text:style-name="T1156">Prepelky sa prichystajú a upečú dľa predošlého spô­sobu; do nádoby ocediť bielej polievky asi na tri žajdlíky, pridať </text:span></text:span><text:span text:style-name="CharStyle9"><text:span text:style-name="T1228">1/4</text:span></text:span><text:span text:style-name="CharStyle9"><text:span text:style-name="T1156"> funta čerstvého masla, to posoliť a doň zavariť pod ustavičným miešaním pol funta polenty (polenta je zomletá kukurica jako drobný gr</text:span></text:span><text:span text:style-name="CharStyle9"><text:span text:style-name="T1228">í</text:span></text:span><text:span text:style-name="CharStyle9"><text:span text:style-name="T1156">s a z Italije sa dováža;) to zakryté nechať na malom ohni pariť a často miešať. Pred nastolo­vaním zamieša sa do polenty </text:span></text:span><text:span text:style-name="CharStyle9"><text:span text:style-name="T1228">1/4</text:span></text:span><text:span text:style-name="CharStyle9"><text:span text:style-name="T1156"> funta rozmrveného parmazanského syru, to dať na misu, urobiť z neho ráf, prepelky prindú do prostriedku a polejú sa saftom.</text:span></text:span></text:p>
        <text:p text:style-name="P439"><text:soft-page-break/><text:span text:style-name="CharStyle9"><text:span text:style-name="T1156"/></text:span></text:p>
        <text:p text:style-name="P441"><text:span text:style-name="CharStyle9"><text:span text:style-name="T1156">571. Prepelky na jágerský spôsob.</text:span></text:span></text:p>
        <text:p text:style-name="P1161"><text:span text:style-name="CharStyle9"><text:span text:style-name="T1156"/></text:span></text:p>
        <text:p text:style-name="P1160"><text:span text:style-name="CharStyle9"><text:span text:style-name="T1156">Celkom prichystané prepelky posoliť, na drobno po­krájané šalotky, zelený petržel a šampiony v masle upražiť, masť z n</text:span></text:span><text:span text:style-name="CharStyle9"><text:span text:style-name="T1228">í</text:span></text:span><text:span text:style-name="CharStyle9"><text:span text:style-name="T1156">ch z cediť, na to dať brunátnej omáčky a za pohár červeného vína, nechať spolu povoľne variť, prepelky na misu poklásť a omáčku na ne precediť.</text:span></text:span></text:p>
        <text:p text:style-name="P439"><text:span text:style-name="CharStyle9"><text:span text:style-name="T1156"/></text:span></text:p>
        <text:p text:style-name="P441"><text:span text:style-name="CharStyle9"><text:span text:style-name="T1156">572. Prepelky s reisom parené.</text:span></text:span></text:p>
        <text:p text:style-name="P1161"><text:span text:style-name="CharStyle9"><text:span text:style-name="T1156"/></text:span></text:p>
        <text:p text:style-name="P1160"><text:span text:style-name="CharStyle9"><text:span text:style-name="T1156">Prichystané prepelky pošpajdlovať a zasoliť; do nádoby nakrájať slaniny na listy, tieto po dne rozložiť, tak tiež do tejže nádoby na rezanky pokrájať cibule, mrkvy, petrželu a paštrnáku, pridať zrnká celého korenia, na to prepelky poklásť a na žlto upariť. Vo vode sa obarí pol funta reisu, vy­liať na sito, premyť studenou vodou, mäkké prepelky vybrať do nádoby, naliať na ne saftu a zakryté odložiť na teplo. Do toho, kde sa prepelky parily, dať reisu, posoliť, polievkou doliať, nechať na sypko a mäkko upariť, prská a stehienka z prepelôk vyrezať, prsk</text:span></text:span><text:span text:style-name="CharStyle9"><text:span text:style-name="T1228">a</text:span></text:span><text:span text:style-name="CharStyle9"><text:span text:style-name="T1156"> na dvoje rozkrojiť a klásť na dno vymastenej furmy, na to dať r</text:span></text:span><text:span text:style-name="CharStyle9"><text:span text:style-name="T1228">í</text:span></text:span><text:span text:style-name="CharStyle9"><text:span text:style-name="T1156">žkaše a zas prepelíc, takto po­kračovať kým sa furma doplní, dať do pary, hlávky z n</text:span></text:span><text:span text:style-name="CharStyle9"><text:span text:style-name="T1228">í</text:span></text:span><text:span text:style-name="CharStyle9"><text:span text:style-name="T1156">ch v masle poobálať, žemľovými mrvinami obsypať a v rúre na žlto odpiecť. Pred nastolovaním vyvráti sa z furmy na okrúhlu misu, rozpusteným glásom po vrchu poliať a hlávky dať vôkol.</text:span></text:span></text:p>
        <text:p text:style-name="P222"><text:span text:style-name="CharStyle7"><text:span text:style-name="T1156"/></text:span></text:p>
        <text:p text:style-name="P537"><text:span text:style-name="CharStyle9"><text:span text:style-name="T1156">573. Prepelky so žltou kašou parené.</text:span></text:span></text:p>
        <text:p text:style-name="P1161"><text:span text:style-name="CharStyle9"><text:span text:style-name="T1156"/></text:span></text:p>
        <text:p text:style-name="P1160"><text:span text:style-name="CharStyle9"><text:span text:style-name="T1156">Prepelky sa na ten istý spôsob prichystajú a uparia. Žltá kaša sa očistí, vo viac vodách vymyje, potom obariť, vyliať na sito, premyť studenou vodou, prepelky vybrať do nádoby, obliať saftom, zakryté na teplo odložiť, do toho dať žltú kašu, polievkou podliať, posoliť, nechať na sypko upariť, do furmy usporiadať a so všetkým pokračovať dľa predošlého predpisu.</text:span></text:span></text:p>
        <text:p text:style-name="P439"><text:span text:style-name="CharStyle9"><text:span text:style-name="T1156"/></text:span></text:p>
        <text:p text:style-name="P441"><text:soft-page-break/><text:span text:style-name="CharStyle9"><text:span text:style-name="T1156">574. Prepelky s krumplovým bieré.</text:span></text:span></text:p>
        <text:p text:style-name="P1161"><text:span text:style-name="CharStyle9"><text:span text:style-name="T1156"/></text:span></text:p>
        <text:p text:style-name="P1160"><text:span text:style-name="CharStyle9"><text:span text:style-name="T1156">Prepelky na predošlý spôsob prichystať; prská slaninou vyšpikovať, na žlto upariť, v safte na teple nechať stáť, su­rové krumple v slanej vode uvariť, horúce prez sito pretrieť do nádoby, pridať kus čerstvého masla a tlčený mušk</text:span></text:span><text:span text:style-name="CharStyle9"><text:span text:style-name="T1228">a</text:span></text:span><text:span text:style-name="CharStyle9"><text:span text:style-name="T1156">tový orech, to s mliekom rozpustiť a na ohni miešať, aby dobre husté bolo. To sa dá na okrúhlu misu, na dvoje rozkrojené prepelky na vrch poklásť, saftom poliať a vôkol dať vysma­ženú žemľu.</text:span></text:span></text:p>
        <text:p text:style-name="P439"><text:span text:style-name="CharStyle9"><text:span text:style-name="T1156"/></text:span></text:p>
        <text:p text:style-name="P441"><text:span text:style-name="CharStyle9"><text:span text:style-name="T1156">575. Prepelky s miešanými zelenými vecmi pripravené.</text:span></text:span></text:p>
        <text:p text:style-name="P1161"><text:span text:style-name="CharStyle9"><text:span text:style-name="T1156"/></text:span></text:p>
        <text:p text:style-name="P1160"><text:span text:style-name="CharStyle9"><text:span text:style-name="T1156">K pripraveniu tohoto jedla musia sa zelené veci pri­chystať, mrkvu na tenké rezanky pokrájať, do nádoby dať kus masla, v ňom petržel a mrkvu na mäkko upariť, pridať trochu múky, posoliť, polievkou podliať, cukru pridať a ne­chať pomály variť. Kaleráb okrúhlym želiezkom vydlabať, v slanej vode uvariť, odcediť a dať do nádoby, pridať pár ližíc omáčky, posoliť, dodať cukru a nechať variť. Zelenú fazuľu na dlho a tenko krájať, v slanej vode povariť, odcediť, premyť, dať do nádoby, doliať trochu bielej omáčky, posoliť, pridať cukru a nechať variť. Pár kelových hlávok v slanej vode obvariť, dať do studenej vody, vytlačiť a v žíji upariť. Pred nastolovaním prichystané zelené veci dajú sa na misu na štyry čiastky a síce každé osobit</text:span></text:span><text:span text:style-name="CharStyle9"><text:span text:style-name="T1228">e</text:span></text:span><text:span text:style-name="CharStyle9"><text:span text:style-name="T1156">; najprv mrkva, pri</text:span></text:span><text:span text:style-name="CharStyle7"><text:span text:style-name="T1156"> </text:span></text:span><text:span text:style-name="CharStyle9"><text:span text:style-name="T1156">nej kaleráb, ďalej zelená fazuľa a potom kél, čo všetko ne­smie byť riedke. Prichystané prepelky rozkroja sa prez poly, pokladá sa na vrch tak, aby okolo krajov patrné boly zelené veci, vôkol sa dá vysmažená žemľa a celé sa saftom poleje. Na tenže spôsob sa urobí:</text:span></text:span></text:p>
        <text:p text:style-name="P439"><text:span text:style-name="CharStyle9"><text:span text:style-name="T1156"/></text:span></text:p>
        <text:p text:style-name="P441"><text:span text:style-name="CharStyle9"><text:span text:style-name="T1156">576. Salmi z prepelky v krumplovom ráfe (č. 564.)</text:span></text:span></text:p>
        <text:p text:style-name="P439"><text:span text:style-name="CharStyle9"><text:span text:style-name="T1156"/></text:span></text:p>
        <text:p text:style-name="P441"><text:span text:style-name="CharStyle9"><text:span text:style-name="T1156">577. Prepelky plnené s fášom z jelenných húb.</text:span></text:span></text:p>
        <text:p text:style-name="P1161"><text:span text:style-name="CharStyle9"><text:span text:style-name="T1156"/></text:span></text:p>
        <text:p text:style-name="P1160"><text:span text:style-name="CharStyle9"><text:span text:style-name="T1156">Očistené prepelky vypitvať, vymyť, z vody vytlačiť, pod č. 129 predpísaný </text:span></text:span><text:soft-page-break/><text:span text:style-name="CharStyle9"><text:span text:style-name="T1156">fáš prichystať, každú ním naplniť, niťou sošiť, potrezírovať, posoliť, dať na masť do pekáča, pa­pierom zakryť a na žlto upiecť tak, aby v safte ostaly. Žemle na listy pokrájať, z týchto vykrajovať kúsky vo veľkosti pre­pelice a tieže vypražiť. Pred nastolovaním prepelky na žemle klásť, všetko na misu poklásť a saftom poliať.</text:span></text:span></text:p>
        <text:p text:style-name="P439"><text:span text:style-name="CharStyle9"><text:span text:style-name="T1156"/></text:span></text:p>
        <text:p text:style-name="P441"><text:span text:style-name="CharStyle9"><text:span text:style-name="T1156">578. Divá kačica na pečenku.</text:span></text:span></text:p>
        <text:p text:style-name="P1161"><text:span text:style-name="CharStyle9"><text:span text:style-name="T1156"/></text:span></text:p>
        <text:p text:style-name="P1160"><text:span text:style-name="CharStyle9"><text:span text:style-name="T1156">Mnohé druhy nachádzajú sa z divých kačíc, jedny sú veľké, iné menšie, majú rozličné perie, pôstne divé kačice majú čierne nohy. Kačicu ošklbať, vlásky opáliť, vypitvať, zatrezírova</text:span></text:span><text:span text:style-name="CharStyle9"><text:span text:style-name="T1228">ť</text:span></text:span><text:span text:style-name="CharStyle9"><text:span text:style-name="T1156">, slaninou vyšpikovať, zasoliť, do marinádu pod č. 110 prichystaného kačku zakrútiť, v rúre nechať na žlto upiecť, octom podliať, pred nastolovaním kačku z papiera vykrútiť, marinád dať do saftu, pridať pár ližic brunátnej omáčky, to spolu svariť, kačku pokrájať, na dlhú misu po­klásť, prsk</text:span></text:span><text:span text:style-name="CharStyle9"><text:span text:style-name="T1228">a</text:span></text:span><text:span text:style-name="CharStyle9"><text:span text:style-name="T1156"> z pošika krájať, na vrch poklásť a prez sitko na jedlo precediť.</text:span></text:span></text:p>
        <text:p text:style-name="P439"><text:span text:style-name="CharStyle9"><text:span text:style-name="T1156"/></text:span></text:p>
        <text:p text:style-name="P441"><text:span text:style-name="CharStyle9"><text:span text:style-name="T1156">579. Divá kačka so sardelovou omáčkou na zaprávané.</text:span></text:span></text:p>
        <text:p text:style-name="P1161"><text:span text:style-name="CharStyle9"><text:span text:style-name="T1156"/></text:span></text:p>
        <text:p text:style-name="P1160"><text:span text:style-name="CharStyle9"><text:span text:style-name="T1156">Očistenú kačku zatrezírovať, vyšpikovať, v žíji na bru­nátno upariť, po uparení kačku von vziať, dať do nádoby,</text:span></text:span><text:span text:style-name="CharStyle7"><text:span text:style-name="T1156"> </text:span></text:span><text:span text:style-name="CharStyle9"><text:span text:style-name="T1156">pridať saftu a </text:span></text:span><text:span text:style-name="CharStyle9"><text:span text:style-name="T1228">n</text:span></text:span><text:span text:style-name="CharStyle9"><text:span text:style-name="T1156">a teplo odložiť. K tomu, kde sa kačka parila, pridať múky, polievkou zaliať a nechať variť. Pár kúskov </text:span></text:span><text:span text:style-name="CharStyle9"><text:span text:style-name="T1228">s</text:span></text:span><text:span text:style-name="CharStyle9"><text:span text:style-name="T1156">ardiel umyť, posekať, dať do omáčky, kačku pokrájať, na misu poklásť a omáčku na to prez sitko precediť.</text:span></text:span></text:p>
        <text:p text:style-name="P439"><text:span text:style-name="CharStyle9"><text:span text:style-name="T1156"/></text:span></text:p>
        <text:p text:style-name="P441"><text:span text:style-name="CharStyle9"><text:span text:style-name="T1156">580. P</text:span></text:span><text:span text:style-name="CharStyle9"><text:span text:style-name="T1228">ô</text:span></text:span><text:span text:style-name="CharStyle9"><text:span text:style-name="T1156">st</text:span></text:span><text:span text:style-name="CharStyle9"><text:span text:style-name="T1228">n</text:span></text:span><text:span text:style-name="CharStyle9"><text:span text:style-name="T1156">a kačka so sardelovou omáčkou na zaprávané.</text:span></text:span></text:p>
        <text:p text:style-name="P1161"><text:span text:style-name="CharStyle9"><text:span text:style-name="T1156"/></text:span></text:p>
        <text:p text:style-name="P1160"><text:span text:style-name="CharStyle9"><text:span text:style-name="T1156">Očistenú a umytú kačku zatrez</text:span></text:span><text:span text:style-name="CharStyle9"><text:span text:style-name="T1228">í</text:span></text:span><text:span text:style-name="CharStyle9"><text:span text:style-name="T1156">rovať, do nádoby dať kus masla, na rezánky pokrájať cibuľu, mrkvu, paštrnák a zeler, dať do masla, </text:span></text:span><text:span text:style-name="CharStyle9"><text:span text:style-name="T1228">p</text:span></text:span><text:span text:style-name="CharStyle9"><text:span text:style-name="T1156">ridať pár zrnkov korenia, posoliť, do toho dať kačku a to na brunátno upariť. Po uparení kačku von vziať a dať do nádoby, pridať saftu a na teplom nechať stáť; k tomu, kde sa kačka parila, dať par ližíc múky, zaliať vodou, nechať variť, očistené sardely </text:span></text:span><text:soft-page-break/><text:span text:style-name="CharStyle9"><text:span text:style-name="T1156">posekať a dať do omáčky, kačku roz­krájať, na misu poklásť a na ňu omáčku prez s</text:span></text:span><text:span text:style-name="CharStyle9"><text:span text:style-name="T1228">í</text:span></text:span><text:span text:style-name="CharStyle9"><text:span text:style-name="T1156">tko precediť.</text:span></text:span></text:p>
        <text:p text:style-name="P439"><text:span text:style-name="CharStyle9"><text:span text:style-name="T1156"/></text:span></text:p>
        <text:p text:style-name="P441"><text:span text:style-name="CharStyle9"><text:span text:style-name="T1156">581. Pôstna kačka s kaprlovou omáčkou.</text:span></text:span></text:p>
        <text:p text:style-name="P1161"><text:span text:style-name="CharStyle9"><text:span text:style-name="T1156"/></text:span></text:p>
        <text:p text:style-name="P1160"><text:span text:style-name="CharStyle9"><text:span text:style-name="T1156">Kačku upariť dľa predošlého spôsobu; po uparení von vziať do nádoby, na ňu dať saftu a na teplo odložiť; k tomu, kde sa parila, dať pár ližíc múky, zaliať vodou, pohárom čer­veného vína a octom, to nechať variť, nečistotu z vrchu zbe­rať, do nádoby dať dve ližice posekaných kaprlov, na ne omáčku prez s</text:span></text:span><text:span text:style-name="CharStyle9"><text:span text:style-name="T1228">í</text:span></text:span><text:span text:style-name="CharStyle9"><text:span text:style-name="T1156">tko precediť, posoliť, nechať svariť, pokrájanú kačku dať na misu a omáčkou poliať.</text:span></text:span></text:p>
        <text:p text:style-name="P1160"><text:span text:style-name="CharStyle9"><text:span text:style-name="T1156"/></text:span></text:p>
        <text:p text:style-name="P439"><text:span text:style-name="CharStyle24"><text:span text:style-name="T1156">582. Pôstna kačka na pečenku.</text:span></text:span></text:p>
        <text:p text:style-name="P1161"><text:span text:style-name="CharStyle9"><text:span text:style-name="T1156"/></text:span></text:p>
        <text:p text:style-name="P1160"><text:span text:style-name="CharStyle9"><text:span text:style-name="T1156">Očistenú pečenku zatresírovať, posoliť, dať na masť do pekáča, pridať na rezanky pokrájanej cibule, mrkvy, petrželu a kalerábu, nechať v rúre na ž</text:span></text:span><text:span text:style-name="CharStyle9"><text:span text:style-name="T1228">l</text:span></text:span><text:span text:style-name="CharStyle9"><text:span text:style-name="T1156">to odpiecť, často podlievať, pri dopekaní pridať pár ližíc octu a smotanky, pred nastolo­vaním pokrájať kačku, na dlhú misu poklásť a prez sitko saft na ňu precediť.</text:span></text:span></text:p>
        <text:p text:style-name="P222"><text:span text:style-name="CharStyle7"><text:span text:style-name="T1156"/></text:span></text:p>
        <text:p text:style-name="P550"><text:span text:style-name="CharStyle9"><text:span text:style-name="T1156">583. Salmi z pôstnych kačíc.</text:span></text:span></text:p>
        <text:p text:style-name="P1161"><text:span text:style-name="CharStyle9"><text:span text:style-name="T1156"/></text:span></text:p>
        <text:p text:style-name="P1160"><text:span text:style-name="CharStyle9"><text:span text:style-name="T1156">Očistené kačky zatresírovať, do nádoby da</text:span></text:span><text:span text:style-name="CharStyle9"><text:span text:style-name="T1229">ť</text:span></text:span><text:span text:style-name="CharStyle9"><text:span text:style-name="T1156"> masla a na rezanky pokrájanej cibule, petrželu, mrkvy, paštrnáku a zeleru, do toho kačku i celé korenie, to podliať a nechať na brunátno upariť. Po uparení kačku von vziať, stehná a prsk</text:span></text:span><text:span text:style-name="CharStyle9"><text:span text:style-name="T1229">a</text:span></text:span><text:span text:style-name="CharStyle9"><text:span text:style-name="T1156"> z nej odrezať a dať do nádoby, naliať na to pár ližíc saftu a na teplom nechať stáť. Ostatnie, čo sa parilo, vybrať i s kosťami do mažiara a to spolu potlcť; na listy pokrájaný chlieb v masti na žlto upražiť, tlčené k tomu pridať, zaliať a pridať červeného vína, nechať spolu dobre rozvariť, prez sitko pretrieť a dať do čistej nádoby, posoliť a nechať svariť. Pred nastolovaním dať na misu, prská poriadne na vrch po­klásť, vôkol dať vysmaženú žemľu, do saftu </text:span></text:span><text:soft-page-break/><text:span text:style-name="CharStyle9"><text:span text:style-name="T1156">vytisnuť citronovú šťavu, týmto pečenku po vrchu poliať a jedlo horúce dať na stôl.</text:span></text:span></text:p>
        <text:p text:style-name="P550"><text:span text:style-name="CharStyle9"><text:span text:style-name="T1156"/></text:span></text:p>
        <text:p text:style-name="P552"><text:span text:style-name="CharStyle9"><text:span text:style-name="T1156">584. Pôstne salmi z vodných sliepok (Rohrhuhn.)</text:span></text:span></text:p>
        <text:p text:style-name="P1161"><text:span text:style-name="CharStyle9"><text:span text:style-name="T1156"/></text:span></text:p>
        <text:p text:style-name="P1160"><text:span text:style-name="CharStyle9"><text:span text:style-name="T1156">K tomuto jedlu vezne sa potrebný počeť vodných sliepok, kožu z n</text:span></text:span><text:span text:style-name="CharStyle9"><text:span text:style-name="T1229">í</text:span></text:span><text:span text:style-name="CharStyle9"><text:span text:style-name="T1156">ch zvliecť, vypitvať, vymyť, založiť žíj dľa predo­šlého spôsobu a vo všetkom tak pokračovať jako pri kačke.</text:span></text:span></text:p>
        <text:p text:style-name="P550"><text:span text:style-name="CharStyle9"><text:span text:style-name="T1156"/></text:span></text:p>
        <text:p text:style-name="P552"><text:span text:style-name="CharStyle9"><text:span text:style-name="T1156">585. Krumplové paštečky s pôstnymi salmi plnené.</text:span></text:span></text:p>
        <text:p text:style-name="P1161"><text:span text:style-name="CharStyle9"><text:span text:style-name="T1156"/></text:span></text:p>
        <text:p text:style-name="P1160"><text:span text:style-name="CharStyle9"><text:span text:style-name="T1156">Krumplové paštečky sa urobia dľa č. 198; salmi sa prichystá dľa zvýš udaného spôsobu, t</text:span></text:span><text:span text:style-name="CharStyle9"><text:span text:style-name="T1229">y</text:span></text:span><text:span text:style-name="CharStyle9"><text:span text:style-name="T1156">mto sa naplnia prsk</text:span></text:span><text:span text:style-name="CharStyle9"><text:span text:style-name="T1229">a</text:span></text:span><text:span text:style-name="CharStyle9"><text:span text:style-name="T1156">, na vrch sa pokladú na misu, polejú sa sajtom a dajú sa ho­rúce na stôl. Na tenže spôsob sa urobia:</text:span></text:span></text:p>
        <text:p text:style-name="P550"><text:span text:style-name="CharStyle9"><text:span text:style-name="T1156"/></text:span></text:p>
        <text:p text:style-name="P552"><text:span text:style-name="CharStyle9"><text:span text:style-name="T1156">586. Žemľové paštečky s pôstnym salmi plnené (č. 199.)</text:span></text:span></text:p>
        <text:p text:style-name="P550"><text:span text:style-name="CharStyle9"><text:span text:style-name="T1156"/></text:span></text:p>
        <text:p text:style-name="P552"><text:span text:style-name="CharStyle9"><text:span text:style-name="T1156">587. Salmi z divých kačíc.</text:span></text:span></text:p>
        <text:p text:style-name="P1161"><text:span text:style-name="CharStyle9"><text:span text:style-name="T1156"/></text:span></text:p>
        <text:p text:style-name="P1160"><text:span text:style-name="CharStyle9"><text:span text:style-name="T1156">Kačku slaninou vyšpikovať, po uparení stehná a prsk</text:span></text:span><text:span text:style-name="CharStyle9"><text:span text:style-name="T1229">a</text:span></text:span><text:span text:style-name="CharStyle9"><text:span text:style-name="T1156"> z nej zrezať a dať do nádoby, pridať pár ližíc brunátnej o</text:span></text:span><text:span text:style-name="CharStyle9"><text:span text:style-name="T1229">m</text:span></text:span><text:span text:style-name="CharStyle9"><text:span text:style-name="T1156">á</text:span></text:span><text:span text:style-name="CharStyle9"><text:span text:style-name="T1229">č</text:span></text:span><text:span text:style-name="CharStyle9"><text:span text:style-name="T1156">ky a kus glásu, to na teplo odložiť a v ostat</text:span></text:span><text:span text:style-name="CharStyle9"><text:span text:style-name="T1229">ň</text:span></text:span><text:span text:style-name="CharStyle9"><text:span text:style-name="T1156">om tak po­kračovať jako pri pôstnej príprave kačíc, potom dať na misu, prská na vrch poklásť, celé vysmaženou žemľou obložiť a saftom poliať.</text:span></text:span></text:p>
        <text:p text:style-name="P550"><text:span text:style-name="CharStyle9"><text:span text:style-name="T1156"/></text:span></text:p>
        <text:p text:style-name="P552"><text:span text:style-name="CharStyle9"><text:span text:style-name="T1156">588. Divá hus na pečenku.</text:span></text:span></text:p>
        <text:p text:style-name="P1161"><text:span text:style-name="CharStyle9"><text:span text:style-name="T1156"/></text:span></text:p>
        <text:p text:style-name="P1160"><text:span text:style-name="CharStyle9"><text:span text:style-name="T1156">Divá hus neni pre svoju dobrotu, ale pre svoju zried­kavosť chýrna. Mladú divú hus očistiť, zatrez</text:span></text:span><text:span text:style-name="CharStyle9"><text:span text:style-name="T1229">í</text:span></text:span><text:span text:style-name="CharStyle9"><text:span text:style-name="T1156">rovať, vrelou vodou obariť, dať do studenej vody, Slaninou vyšpikovať a posoliť. Z marinádu pod č. 110 prichystaného dať na mastný papier, do tohoto hus okrútiť, motúzom obvinúť a v rúre na žlto upiecť. Pred nastolovan</text:span></text:span><text:span text:style-name="CharStyle9"><text:span text:style-name="T1229">í</text:span></text:span><text:span text:style-name="CharStyle9"><text:span text:style-name="T1156">m hus z papieru vykrútiť, po­krájať a na misu poklásť. K tomu, v </text:span></text:span><text:span text:style-name="CharStyle9"><text:span text:style-name="T1229">č</text:span></text:span><text:span text:style-name="CharStyle9"><text:span text:style-name="T1156">om sa hus piekla, pridať marinád a to zvariť, zase pridať smotanky, </text:span></text:span><text:soft-page-break/><text:span text:style-name="CharStyle9"><text:span text:style-name="T1156">brunátnej omáčky a octu, to nechať svariť a pre</text:span></text:span><text:span text:style-name="CharStyle9"><text:span text:style-name="T1229">s</text:span></text:span><text:span text:style-name="CharStyle9"><text:span text:style-name="T1156"> s</text:span></text:span><text:span text:style-name="CharStyle9"><text:span text:style-name="T1229">í</text:span></text:span><text:span text:style-name="CharStyle9"><text:span text:style-name="T1156">tko na pečenku precediť.</text:span></text:span></text:p>
        <text:p text:style-name="P550"><text:span text:style-name="CharStyle9"><text:span text:style-name="T1156"/></text:span></text:p>
        <text:p text:style-name="P552"><text:span text:style-name="CharStyle9"><text:span text:style-name="T1156">589. Pacovaná divá hus na pečenku.</text:span></text:span></text:p>
        <text:p text:style-name="P1161"><text:span text:style-name="CharStyle9"><text:span text:style-name="T1156"/></text:span></text:p>
        <text:p text:style-name="P1160"><text:span text:style-name="CharStyle9"><text:span text:style-name="T1156">Divú hus očistiť, opáliť, umyť, zatres</text:span></text:span><text:span text:style-name="CharStyle9"><text:span text:style-name="T1229">í</text:span></text:span><text:span text:style-name="CharStyle9"><text:span text:style-name="T1156">rovať, obariť vria­cou vodou a naliať na ňu chladnej vody. Dľa č. 426 urobiť kvasec (pajc), hus handrou poutierať a dať prsami na dno do nádoby, chladný pajc na ňu vyliať, zakrytú na chladné miesto odložiť a za nekoľko dní nechať stáť. Potom sa hus vyšpikuje a v rúre na žlto upečie, pri čom sa polieva tým saftom, v ktorom sa bola pacovala. K tomu sa pridá brunátnej omáčky a smotanky, aby v safte ostala; pred nastolovaním hus pokrájať a na d</text:span></text:span><text:span text:style-name="CharStyle9"><text:span text:style-name="T1229">lhú</text:span></text:span><text:span text:style-name="CharStyle9"><text:span text:style-name="T1156"> misu poklásť, prsa z pošika na podlhovato rozkrájať, na vrch rozložiť a na to prez s</text:span></text:span><text:span text:style-name="CharStyle9"><text:span text:style-name="T1229">í</text:span></text:span><text:span text:style-name="CharStyle9"><text:span text:style-name="T1156">tko saft precediť.</text:span></text:span></text:p>
        <text:p text:style-name="P550"><text:span text:style-name="CharStyle9"><text:span text:style-name="T1156"/></text:span></text:p>
        <text:p text:style-name="P552"><text:span text:style-name="CharStyle9"><text:span text:style-name="T1156">590. Salmi z divej husy.</text:span></text:span></text:p>
        <text:p text:style-name="P1161"><text:span text:style-name="CharStyle9"><text:span text:style-name="T1156"/></text:span></text:p>
        <text:p text:style-name="P1160"><text:span text:style-name="CharStyle9"><text:span text:style-name="T1156">Z prichystanej husy stehná a prsa vyrezať, kožu zlúpa</text:span></text:span><text:span text:style-name="CharStyle9"><text:span text:style-name="T1229">ť</text:span></text:span><text:span text:style-name="CharStyle9"><text:span text:style-name="T1156">, oboje vyšpikovať, dať do ž</text:span></text:span><text:span text:style-name="CharStyle9"><text:span text:style-name="T1229">í</text:span></text:span><text:span text:style-name="CharStyle9"><text:span text:style-name="T1156">ja i s posekanými kosťami a nechať na mäkko i brunátno upariť. Po uparen</text:span></text:span><text:span text:style-name="CharStyle9"><text:span text:style-name="T1229">í</text:span></text:span><text:span text:style-name="CharStyle9"><text:span text:style-name="T1156"> stehná a</text:span></text:span><text:span text:style-name="CharStyle7"><text:span text:style-name="T1156"> </text:span></text:span><text:span text:style-name="CharStyle9"><text:span text:style-name="T1156">prsá dať do nádoby, pridať bru</text:span></text:span><text:span text:style-name="CharStyle9"><text:span text:style-name="T1230">n</text:span></text:span><text:span text:style-name="CharStyle9"><text:span text:style-name="T1156">átnej omáčky, červeného vína a citronovej šťavy, zakryté nechať povoľne variť, dať k tomu kus glásu, kosti v mažiari potlčené dať zpátky do nádoby, zaliať polievkou a červeným vínom, nechať variť, prez s</text:span></text:span><text:span text:style-name="CharStyle9"><text:span text:style-name="T1230">í</text:span></text:span><text:span text:style-name="CharStyle9"><text:span text:style-name="T1156">tko do čistej nádoby pretrieť, posoliť a zase nechať variť tak, aby ani husté ani riedke nebolo. To da</text:span></text:span><text:span text:style-name="CharStyle9"><text:span text:style-name="T1230">ť</text:span></text:span><text:span text:style-name="CharStyle9"><text:span text:style-name="T1156"> na misu, na filé pokrájané prská na vrch poklásť, vôkol dať smaženú žemľu a všetko saftom poliať.</text:span></text:span></text:p>
        <text:p text:style-name="P550"><text:span text:style-name="CharStyle9"><text:span text:style-name="T1156"/></text:span></text:p>
        <text:p text:style-name="P552"><text:span text:style-name="CharStyle9"><text:span text:style-name="T1156">591. Pečený mladý tuzok na pečenku.</text:span></text:span></text:p>
        <text:p text:style-name="P1161"><text:span text:style-name="CharStyle9"><text:span text:style-name="T1156"/></text:span></text:p>
        <text:p text:style-name="P1160"><text:span text:style-name="CharStyle9"><text:span text:style-name="T1156">Tuzok je najvätší vták, ktorý sa v poli okolo zbožia srdžiava; on dá na seba veľký pozor, tak že jáger musí vše­lijaké fígle upotrebiť, aby ho mohol dostať, aj to ho len v po­vetrí zastreliť môže, ponevá</text:span></text:span><text:span text:style-name="CharStyle9"><text:span text:style-name="T1230">č</text:span></text:span><text:span text:style-name="CharStyle9"><text:span text:style-name="T1156"> sa tuzok najviac sdržuje na pustatinách, kde sú veľké roviny, tak že už od </text:span></text:span><text:span text:style-name="CharStyle9"><text:span text:style-name="T1230">ď</text:span></text:span><text:span text:style-name="CharStyle9"><text:span text:style-name="T1156">aleka člo­veka sbadá. Tuzok sa neplodí tak veľmi jako hus alebo ka­čica, najviac sa vyliahnu dve mladiatka, za </text:span></text:span><text:soft-page-break/><text:span text:style-name="CharStyle9"><text:span text:style-name="T1156">to ale sa veľmi vedia vyk</text:span></text:span><text:span text:style-name="CharStyle9"><text:span text:style-name="T1230">r</text:span></text:span><text:span text:style-name="CharStyle9"><text:span text:style-name="T1156">miť, tak že vážia 30—40 funtov. Po žatve idú v krdloch a na takých miestach sosadnú, kde </text:span></text:span><text:span text:style-name="CharStyle9"><text:span text:style-name="T1230">í</text:span></text:span><text:span text:style-name="CharStyle9"><text:span text:style-name="T1156">ch nik neplaší. Mladý tuzok sa očist</text:span></text:span><text:span text:style-name="CharStyle9"><text:span text:style-name="T1230">í</text:span></text:span><text:span text:style-name="CharStyle9"><text:span text:style-name="T1156">, zatresíruje, vyšpikuje a zasolí, v rúre na žlto upiecť, rozsekať, na dlhú misu poklásť a saftom poliať.</text:span></text:span></text:p>
        <text:p text:style-name="P550"><text:span text:style-name="CharStyle9"><text:span text:style-name="T1156"/></text:span></text:p>
        <text:p text:style-name="P552"><text:span text:style-name="CharStyle9"><text:span text:style-name="T1156">592. Marinovaný tuzok na pečenku.</text:span></text:span></text:p>
        <text:p text:style-name="P1161"><text:span text:style-name="CharStyle9"><text:span text:style-name="T1156"/></text:span></text:p>
        <text:p text:style-name="P1160"><text:span text:style-name="CharStyle9"><text:span text:style-name="T1156">Jako je tetrov najvätším vtákom v horách, tak j</text:span></text:span><text:span text:style-name="CharStyle9"><text:span text:style-name="T1230">e</text:span></text:span><text:span text:style-name="CharStyle9"><text:span text:style-name="T1156"> tuzok najvätším v poliach a na rovinách a obydvoch príprava je tá istá. Marinád sa urobí dľa č. 521. a dľa toho predpisu sa i </text:span></text:span><text:span text:style-name="CharStyle9"><text:span text:style-name="T1230">ď</text:span></text:span><text:span text:style-name="CharStyle9"><text:span text:style-name="T1156">alej pokračuje. Na podobný spôsob sa prichystajú </text:span></text:span><text:span text:style-name="CharStyle9"><text:span text:style-name="T1230">i</text:span></text:span><text:span text:style-name="CharStyle9"><text:span text:style-name="T1156"> nasledovné jedlá.</text:span></text:span></text:p>
        <text:p text:style-name="P550"><text:span text:style-name="CharStyle9"><text:span text:style-name="T1156"/></text:span></text:p>
        <text:p text:style-name="P552"><text:span text:style-name="CharStyle9"><text:span text:style-name="T1156">593. Su</text:span></text:span><text:span text:style-name="CharStyle9"><text:span text:style-name="T1230">l</text:span></text:span><text:span text:style-name="CharStyle9"><text:span text:style-name="T1156">covaný tuzok (č. 522.)</text:span></text:span></text:p>
        <text:p text:style-name="P550"><text:span text:style-name="CharStyle9"><text:span text:style-name="T1156">594. </text:span></text:span><text:span text:style-name="CharStyle9"><text:span text:style-name="T1230">F</text:span></text:span><text:span text:style-name="CharStyle9"><text:span text:style-name="T1156">a</text:span></text:span><text:span text:style-name="CharStyle9"><text:span text:style-name="T1230">ši</text:span></text:span><text:span text:style-name="CharStyle9"><text:span text:style-name="T1156">rovaný tuzok (</text:span></text:span><text:span text:style-name="CharStyle9"><text:span text:style-name="T1230">č</text:span></text:span><text:span text:style-name="CharStyle9"><text:span text:style-name="T1156">. 523.)</text:span></text:span></text:p>
        <text:p text:style-name="P550"><text:span text:style-name="CharStyle9"><text:span text:style-name="T1156">595. Galant</text:span></text:span><text:span text:style-name="CharStyle9"><text:span text:style-name="T1230">í</text:span></text:span><text:span text:style-name="CharStyle9"><text:span text:style-name="T1156">n z tuzoka (</text:span></text:span><text:span text:style-name="CharStyle9"><text:span text:style-name="T1230">č</text:span></text:span><text:span text:style-name="CharStyle9"><text:span text:style-name="T1156">. 524.)</text:span></text:span></text:p>
        <text:p text:style-name="P222"><text:span text:style-name="CharStyle23"><text:span text:style-name="T1156"/></text:span></text:p>
        <text:p text:style-name="P224"><text:span text:style-name="CharStyle23"><text:span text:style-name="T1156"/></text:span></text:p>
        <text:h text:style-name="P319" text:outline-level="3"><text:bookmark-start text:name="bookmark121"/><text:span text:style-name="CharStyle13"><text:span text:style-name="T1156">VIII. Oddelenie.</text:span></text:span><text:bookmark-end text:name="bookmark121"/></text:h>
        <text:h text:style-name="P322" text:outline-level="3"><text:span text:style-name="CharStyle13"><text:span text:style-name="T1156"/></text:span></text:h>
        <text:h text:style-name="P330" text:outline-level="4"><text:bookmark-start text:name="bookmark141"/><text:span text:style-name="CharStyle15"><text:span text:style-name="T1156">O prívarkoch (Zuspeisen) a kutlách.</text:span></text:span><text:bookmark-end text:name="bookmark141"/></text:h>
        <text:p text:style-name="P1774"><text:span text:style-name="CharStyle9"><text:span text:style-name="T1230"/></text:span></text:p>
        <text:p text:style-name="P1775"><text:span text:style-name="CharStyle9"><text:span text:style-name="T1230">A</text:span></text:span><text:span text:style-name="CharStyle9"><text:span text:style-name="T1156">) Čiastka</text:span></text:span><text:span text:style-name="CharStyle16"><text:span text:style-name="T1156">.</text:span></text:span></text:p>
        <text:p text:style-name="P1839"><text:span text:style-name="CharStyle18"><text:span text:style-name="T1156"/></text:span></text:p>
        <text:p text:style-name="P1840"><text:span text:style-name="CharStyle18"><text:span text:style-name="T1230">O</text:span></text:span><text:span text:style-name="CharStyle18"><text:span text:style-name="T1156"> prípravách kapusty, k</text:span></text:span><text:span text:style-name="CharStyle18"><text:span text:style-name="T1230">é</text:span></text:span><text:span text:style-name="CharStyle18"><text:span text:style-name="T1156">lu, strapačky, karfiolu, kalerábu, špinotu a šalátu.</text:span></text:span></text:p>
        <text:p text:style-name="P550"><text:span text:style-name="CharStyle9"><text:span text:style-name="T1156"/></text:span></text:p>
        <text:p text:style-name="P552"><text:span text:style-name="CharStyle9"><text:span text:style-name="T1156">596. Kapustu do suda zapraviť.</text:span></text:span></text:p>
        <text:p text:style-name="P1161"><text:span text:style-name="CharStyle9"><text:span text:style-name="T1156"/></text:span></text:p>
        <text:p text:style-name="P1160"><text:span text:style-name="CharStyle9"><text:span text:style-name="T1156">Ohľadom prívarkov panuje všelijaká obyčaj pri varení. Vo vätšich domoch varieva sa podľa francúzskych pred­pisov, pri čom sa zelené veci zvätša upotrebujú na garnírovanie mäsa, zvlášte hovädziny. V mešťanských domoch alebo aj v nektorých panských podržala sa stará obyčaj, že sa totiž zelené veci upotrebujú zvätša ku prívarkom, p</text:span></text:span><text:span text:style-name="CharStyle9"><text:span text:style-name="T1230">on</text:span></text:span><text:span text:style-name="CharStyle9"><text:span text:style-name="T1156">eváč cieľ jedenia je, aby sa človek nasítil, </text:span></text:span><text:soft-page-break/><text:span text:style-name="CharStyle9"><text:span text:style-name="T1156">preto i táto kniha nedonáša jedine tie najdrahšie jedlá, ale zvätša i každodenné, poneváč pri kuchárstve má sa i sporiť, nie ale všetky peniaze jedine na jedenie vynaložiť. Prítomný nápis neznamená síce jedlo, ale je základom všetkých jedál, ktoré sa robia zo za­pravenej kapusty, je teda ešte dôležitejšie nežli jedlo, lebo jestli je kapusta zle do suda zapravená, nemôže sa k ničomu upotrebiť, oprotivne dobrá kyslá kapusta je dobrou vecou pre hospodára, preto k pripraveniu dobrých kapustných je­dál nech slúži toto poučenie. </text:span></text:span><text:span text:style-name="CharStyle9"><text:span text:style-name="T1304">—</text:span></text:span><text:span text:style-name="CharStyle9"><text:span text:style-name="T1156"> Ke</text:span></text:span><text:span text:style-name="CharStyle9"><text:span text:style-name="T1230">ď</text:span></text:span><text:span text:style-name="CharStyle9"><text:span text:style-name="T1156"> je v jeseni kapusta vy­rúbaná, má sa nechať za osem dní na suchom mieste, aby mala úvetria; jestliby bola trpela od dáž</text:span></text:span><text:span text:style-name="CharStyle9"><text:span text:style-name="T1231">ď</text:span></text:span><text:span text:style-name="CharStyle9"><text:span text:style-name="T1156">ového počasia, má sa nechať dlhšie stáť na suchom, aby vlhkosť z nej vyšla a aby trochu zvädla. Potom sa očistí, hlavy nechajú sa celé, hluby sa nožovým ko</text:span></text:span><text:span text:style-name="CharStyle9"><text:span text:style-name="T1231">n</text:span></text:span><text:span text:style-name="CharStyle9"><text:span text:style-name="T1156">com viacraz</text:span></text:span><text:span text:style-name="CharStyle9"><text:span text:style-name="T1231">í</text:span></text:span><text:span text:style-name="CharStyle9"><text:span text:style-name="T1156"> na kríž poprerezujú a kapusta sa ostrými kapustnými nožami poreže tak, aby tenké a dlhé rezance z nej dolu padaly. Sud musí byť čistý a su­chý, aby niekde netiekol, ináčej by to bola veľká chyba; po­loží sa na rovné miesto, do neho sa dá na dno hodná miera celého i čierneho i bieleho korenia, pár kúskov ďumbieru, chrenu, za hrsť rasce a rozkrájané dule alebo jablká; na to sa dajú vo tri rady kapustné listy a dve hrsti soli. Uložená na to kapusta tlačí sa čisto umytými nohami do okola, zvlášte ale musí byť pri utorách dobre potlačená. Keď je dobre stlačená, posolí sa a rascou sa pofrká, pridá sa pár kúskov chrenu a križalky z dul</text:span></text:span><text:span text:style-name="CharStyle9"><text:span text:style-name="T1232">í</text:span></text:span><text:span text:style-name="CharStyle9"><text:span text:style-name="T1156">, na to sa dá kapusta a dobre sa po­tlačí. Takto sa tlačí kapusta tak dlho, kým sa celý sud ne­naplní, pri čom sa pilný pozor dať musí, aby voda zpod nôh na vrch neprišla; preto sa aj sol nedáva pod nohy, inačej by kapusta chytro pustila rosol, a potom by ani nebola dobre utlačená, aj by veľmi následkom rosolu zaľahla. Keď je sud celkom plný, dobre sa po vrchu posolí, na vrch zase sa po­klad</text:span></text:span><text:span text:style-name="CharStyle9"><text:span text:style-name="T1232">ú</text:span></text:span><text:span text:style-name="CharStyle9"><text:span text:style-name="T1156"> listy vo tri rady, na to prinde korenie a všetke iné pr</text:span></text:span><text:span text:style-name="CharStyle9"><text:span text:style-name="T1232">i</text:span></text:span><text:span text:style-name="CharStyle9"><text:span text:style-name="T1156">davky, ktoré sa daly na dno suda. Potom sa sud zaprasuje alebo, kde niet prasu, tam sa pokladú na vrch dasky a na tieto sa položia kamene tým spôsobom, aby i v prostried­ku i na bokoch rovnaká ťarcha bola. Takto zapravená ka­pusta nechá sa kysn</text:span></text:span><text:span text:style-name="CharStyle9"><text:span text:style-name="T1232">u</text:span></text:span><text:span text:style-name="CharStyle9"><text:span text:style-name="T1156">ť a keď začína na vrchu plesnieť — kým totiž nevykysne — zoberie sa všetko z nej, na kapustu sa prestrie čistá handra, ktorá ju celkom zakryje, na to sa položia čisto umyté dasky a na tieto prindú </text:span></text:span><text:soft-page-break/><text:span text:style-name="CharStyle9"><text:span text:style-name="T1156">zase predošlé kamene. Keď kapusta vykysne, začne sa z nej berávať na varenie, pri čom sa listy zoberú, kapusta sa handrou zakryje a na dasky priložia sa kamene. Pri kapuste musí sa na to pozorovať, aby bola často zmývaná, zo suda musí sa pleseň vôkol utierať; keď sa polievka z nej tratí, a keď sa často vy­varí, nechá sa obar vystydnúť a vyleje sa na kapustu, aby vyše dosák vždy na prst polievky bolo. Jestli sa kapusta dľa tohoto predpisu pripraví, potrvá ona až do tých čias, kým sa celá neminie; len pre neopaternosť sa ona zkažiť môže.</text:span></text:span></text:p>
        <text:p text:style-name="P550"><text:span text:style-name="CharStyle9"><text:span text:style-name="T1156"/></text:span></text:p>
        <text:p text:style-name="P552"><text:span text:style-name="CharStyle9"><text:span text:style-name="T1156">597. Kvasená kapusta z hlávok.</text:span></text:span></text:p>
        <text:p text:style-name="P1161"><text:span text:style-name="CharStyle9"><text:span text:style-name="T1156"/></text:span></text:p>
        <text:p text:style-name="P1160"><text:span text:style-name="CharStyle9"><text:span text:style-name="T1156">Istý poče</text:span></text:span><text:span text:style-name="CharStyle9"><text:span text:style-name="T1232">ť</text:span></text:span><text:span text:style-name="CharStyle9"><text:span text:style-name="T1156"> hlávok nožom pokrájať, dať do nádoby, po­soliť, zvarenú vodu na kapustu vyliať, nechať vystydn</text:span></text:span><text:span text:style-name="CharStyle9"><text:span text:style-name="T1232">u</text:span></text:span><text:span text:style-name="CharStyle9"><text:span text:style-name="T1156">ť, vodu z nej zcediť, v letnej vode nácesto rozrobiť, dľa potreby</text:span></text:span><text:span text:style-name="CharStyle7"><text:span text:style-name="T1156"> </text:span></text:span><text:span text:style-name="CharStyle9"><text:span text:style-name="T1156">posoliť a precediť na kapustu tak, aby táto v polievke celkom zakrytá bola; na vrch dať kúsok chleba, to odložiť na teplé miesto a zakryté nechať kysnúť až do druhého dňa. Potom sa vyberie do druhej nádoby, do prostriedku sa dá kus sviňského mäsa, na to sa polievka zcedí a nechá sa variť. Kus posekanej slaniny s cibuľou dá sa do nádoby, pridá sa pár liž</text:span></text:span><text:span text:style-name="CharStyle9"><text:span text:style-name="T1232">í</text:span></text:span><text:span text:style-name="CharStyle9"><text:span text:style-name="T1156">c múky, to spolu smiešať a ke</text:span></text:span><text:span text:style-name="CharStyle9"><text:span text:style-name="T1232">ď</text:span></text:span><text:span text:style-name="CharStyle9"><text:span text:style-name="T1156"> cibuľa dobre vonia, zaleje sa ňou kapusta, dobre sa rozmieša, pridá sa krájaného kôpru a smotanky a nechá sa povoľne variť. Pred nastolovaním dá sa kapusta na misu, na vrch prinde pokrájané mäso a celé sa poleje žíjovým saftom.</text:span></text:span></text:p>
        <text:p text:style-name="P550"><text:span text:style-name="CharStyle9"><text:span text:style-name="T1156"/></text:span></text:p>
        <text:p text:style-name="P552"><text:span text:style-name="CharStyle9"><text:span text:style-name="T1156">598. Parená kvasená kapusta.</text:span></text:span></text:p>
        <text:p text:style-name="P1161"><text:span text:style-name="CharStyle9"><text:span text:style-name="T1156"/></text:span></text:p>
        <text:p text:style-name="P1160"><text:span text:style-name="CharStyle9"><text:span text:style-name="T1156">Na vätšie kocky nakrájanej slaniny dá sa do nádoby, v nej sa na listy pokrájaná cibuľa na brunátno upraží, zakvasenú kapustu z polievky odcediť a dať do tejže nádoby, s týmto kus sviňského mäsa nechať na žlto upariť, múkou posypať, rozmiešať a zaliať tou polievkou, v ktorej sa ka­pusta bola kvasila. K tomu sa pridá drobno krájaný kôpor a smotanka, nechá sa povoľne variť, pred nastolovaním dá sa na misu, na vrch mäso poklásť, a celé žíjovým saftom </text:span></text:span><text:soft-page-break/><text:span text:style-name="CharStyle9"><text:span text:style-name="T1156">poliať.</text:span></text:span></text:p>
        <text:p text:style-name="P550"><text:span text:style-name="CharStyle9"><text:span text:style-name="T1156"/></text:span></text:p>
        <text:p text:style-name="P552"><text:span text:style-name="CharStyle9"><text:span text:style-name="T1156">599. S jab</text:span></text:span><text:span text:style-name="CharStyle9"><text:span text:style-name="T1232">l</text:span></text:span><text:span text:style-name="CharStyle9"><text:span text:style-name="T1156">čkami varená kapusta.</text:span></text:span></text:p>
        <text:p text:style-name="P1161"><text:span text:style-name="CharStyle9"><text:span text:style-name="T1156"/></text:span></text:p>
        <text:p text:style-name="P1160"><text:span text:style-name="CharStyle9"><text:span text:style-name="T1156">Hlávky kapusty pokrájajú sa na tenké rezanky, tieto v nádobe zasoliť, vrelou vodou obariť a nechať v nej stáť; kyslé jab</text:span></text:span><text:span text:style-name="CharStyle9"><text:span text:style-name="T1232">l</text:span></text:span><text:span text:style-name="CharStyle9"><text:span text:style-name="T1156">čka na križalky pokrájať, vo vode nechať uvariť, vodu z kapusty zcediť, do kapusty dať sviňského alebo barannieho mäsa, na to z jab</text:span></text:span><text:span text:style-name="CharStyle9"><text:span text:style-name="T1232">l</text:span></text:span><text:span text:style-name="CharStyle9"><text:span text:style-name="T1156">k vodu precediť a nechať variť. Na drobno posekanej slaniny s cibuľou dať do nádoby, do nej dať potrebnú mieru múky a miešať, kým nezačne cibuľa voňať. Túto potom poliať polievkou z kapusty, pridať bie­leho vína, smotanky a pokrájaného kôpru, posoliť, nechať po­voľne variť, pred nastolovaním dať na misu, mäso na vrch pokrájať a celé žíjovým saftom poliať.</text:span></text:span></text:p>
        <text:p text:style-name="P222"><text:span text:style-name="CharStyle23"><text:span text:style-name="T1156"/></text:span></text:p>
        <text:p text:style-name="P550"><text:span text:style-name="CharStyle9"><text:span text:style-name="T1156">600. Parená fr</text:span></text:span><text:span text:style-name="CharStyle9"><text:span text:style-name="T1232">i</text:span></text:span><text:span text:style-name="CharStyle9"><text:span text:style-name="T1156">šká kapusta.</text:span></text:span></text:p>
        <text:p text:style-name="P1161"><text:span text:style-name="CharStyle9"><text:span text:style-name="T1156"/></text:span></text:p>
        <text:p text:style-name="P1160"><text:span text:style-name="CharStyle9"><text:span text:style-name="T1156">Potrebný počet kapustných hlávok na tenké rezanky nakrájať a zasoliť</text:span></text:span><text:span text:style-name="CharStyle9"><text:span text:style-name="T1296">;</text:span></text:span><text:span text:style-name="CharStyle9"><text:span text:style-name="T1156"> na listy pokrájaná cibuľa upraží sa v hu­sacej masti, kapustu medzi rukami z rosolu vytlačiť a dať k cibuli, to podliať polovic octom a polov</text:span></text:span><text:span text:style-name="CharStyle9"><text:span text:style-name="T1232">i</text:span></text:span><text:span text:style-name="CharStyle9"><text:span text:style-name="T1156">c vínom, v nej nechať kus prvčového mäsa upariť, po odparení mäso vybrať, ostatnie múkou posypať, rozpustiť potrebnou mierou vína a polievky, pridať smotanky a kôpru, nechať spolu variť a dľa potreby ešte trochu octu doliať.</text:span></text:span></text:p>
        <text:p text:style-name="P550"><text:span text:style-name="CharStyle9"><text:span text:style-name="T1232"/></text:span></text:p>
        <text:p text:style-name="P552"><text:span text:style-name="CharStyle9"><text:span text:style-name="T1156">601. Parená kapusta so že</text:span></text:span><text:span text:style-name="CharStyle9"><text:span text:style-name="T1232">mľovým</text:span></text:span><text:span text:style-name="CharStyle9"><text:span text:style-name="T1156"> pudingom.</text:span></text:span></text:p>
        <text:p text:style-name="P1161"><text:span text:style-name="CharStyle9"><text:span text:style-name="T1156"/></text:span></text:p>
        <text:p text:style-name="P1160"><text:span text:style-name="CharStyle9"><text:span text:style-name="T1156">Nekoľko žemlí na kockv pokrájať a mliekom ovlažiť; kus čerstvého masla rozmieša sa na penu, do neho dať tri celé vajcia, to posoliť, so žemľou rozmiešať, servýt čerstvým maslom pomastiť, naň dať žemľu, to spolu do gule urobiť, motúzom sviazať, dať do vrelej vody a nechať za hodinu variť. Pred nastolovaním prichystanú kapustu dať na misu, puding zo servýta vykrútiť a položiť na vrch, pekné kúsky uvarenej šovdry narezať a složiť do zarezaného </text:span></text:span><text:soft-page-break/><text:span text:style-name="CharStyle9"><text:span text:style-name="T1156">pudingu, týmto ka­pustu obložiť a saftom poliať.</text:span></text:span></text:p>
        <text:p text:style-name="P550"><text:span text:style-name="CharStyle9"><text:span text:style-name="T1156"/></text:span></text:p>
        <text:p text:style-name="P552"><text:span text:style-name="CharStyle9"><text:span text:style-name="T1156">602. Parená kapusta so žemľovými plnkami.</text:span></text:span></text:p>
        <text:p text:style-name="P1161"><text:span text:style-name="CharStyle9"><text:span text:style-name="T1156"/></text:span></text:p>
        <text:p text:style-name="P1160"><text:span text:style-name="CharStyle9"><text:span text:style-name="T1156">Na kocky pokrájané žemle v nádobe mliekom ovlažiť; slaniny na drobné kocky pokrájať, na žlto upražiť, dať ku žemli, to spolu smiešať a posoliť, do toho zamiešať tri celé vajcia jedno za druhým, to do hromady sbiť, urobiť plnky jednej veľkosti a zavariť do vrelej vody. Potom sa dá dľa predpisu prichystaná kapusta na misu. plnky sa vôkol ob­ložia, na vrch sa dá mäso, plnky posypať žemľovými mrvinami a celé žíjovým saftom poliať.</text:span></text:span></text:p>
        <text:p text:style-name="P550"><text:span text:style-name="CharStyle9"><text:span text:style-name="T1156"/></text:span></text:p>
        <text:p text:style-name="P552"><text:span text:style-name="CharStyle9"><text:span text:style-name="T1156">603. Parená kapusta zo suda.</text:span></text:span></text:p>
        <text:p text:style-name="P1161"><text:span text:style-name="CharStyle9"><text:span text:style-name="T1156"/></text:span></text:p>
        <text:p text:style-name="P1160"><text:span text:style-name="CharStyle9"><text:span text:style-name="T1156">Z dosť vykys</text:span></text:span><text:span text:style-name="CharStyle9"><text:span text:style-name="T1232">n</text:span></text:span><text:span text:style-name="CharStyle9"><text:span text:style-name="T1156">utej kapusty vezne sa potrebná miera; na listy pokrájaná cibuľa na brunátno sa upraží v husacej</text:span></text:span><text:span text:style-name="CharStyle7"><text:span text:style-name="T1156"> </text:span></text:span><text:span text:style-name="CharStyle9"><text:span text:style-name="T1156">mast</text:span></text:span><text:span text:style-name="CharStyle9"><text:span text:style-name="T1232">i</text:span></text:span><text:span text:style-name="CharStyle9"><text:span text:style-name="T1156">, do toho sa dá kapusta, kus chudej slaniny a prvčového mäsa, to podlia</text:span></text:span><text:span text:style-name="CharStyle9"><text:span text:style-name="T1233">ť</text:span></text:span><text:span text:style-name="CharStyle9"><text:span text:style-name="T1156"> a na žltobrunátno nechať upariť. Po uparení mäso vybrať, ostatnie múkou posypať, zaliať polievkou, pri­dať smotanky a kôpru, posoliť, mäso dať zpátky a nechať povoľne variť. Pred nastolovan</text:span></text:span><text:span text:style-name="CharStyle9"><text:span text:style-name="T1233">í</text:span></text:span><text:span text:style-name="CharStyle9"><text:span text:style-name="T1156">m kapustu dať na misu, mäso so slaninou na kúsky pokrájať a miešano na vrch poklásť, konečne ž</text:span></text:span><text:span text:style-name="CharStyle9"><text:span text:style-name="T1233">í</text:span></text:span><text:span text:style-name="CharStyle9"><text:span text:style-name="T1156">jovým saftom poliať. K tomuto sa môže pridať fazán alebo jarabice.</text:span></text:span></text:p>
        <text:p text:style-name="P550"><text:span text:style-name="CharStyle9"><text:span text:style-name="T1156"/></text:span></text:p>
        <text:p text:style-name="P552"><text:span text:style-name="CharStyle9"><text:span text:style-name="T1156">604. Parená štyrcovaná kapusta.</text:span></text:span></text:p>
        <text:p text:style-name="P1161"><text:span text:style-name="CharStyle9"><text:span text:style-name="T1156"/></text:span></text:p>
        <text:p text:style-name="P1160"><text:span text:style-name="CharStyle9"><text:span text:style-name="T1156">Kapusta sa uparí dľa predošlého spôsobu; ke</text:span></text:span><text:span text:style-name="CharStyle9"><text:span text:style-name="T1233">ď</text:span></text:span><text:span text:style-name="CharStyle9"><text:span text:style-name="T1156"> je dosť mäkká, mäso z nej vybrať, ostatnie posypať múkou, zaliať smotankou s pridaním kôpru, to nechať dobre na husté vy­variť a na stranu k vystydnutiu odložiť. Potom sa dá do nej za hrsť žemľových omrvín a zamiešajú sa štyry ž</text:span></text:span><text:span text:style-name="CharStyle9"><text:span text:style-name="T1233">l</text:span></text:span><text:span text:style-name="CharStyle9"><text:span text:style-name="T1156">tky jedon po druhom; čerstvé klbásy odpečú sa na žlto a pokrájajú sa na rovnaké kúsky. Do vymastenej okr</text:span></text:span><text:span text:style-name="CharStyle9"><text:span text:style-name="T1233">u</text:span></text:span><text:span text:style-name="CharStyle9"><text:span text:style-name="T1156">hlej furmy vyreže sa na dno papier, na to sa dá kapusty tak, aby klbásy celkom zakryté boly, na to zas kúsky mäsa a celá f</text:span></text:span><text:span text:style-name="CharStyle9"><text:span text:style-name="T1233">u</text:span></text:span><text:span text:style-name="CharStyle9"><text:span text:style-name="T1156">rma sa doplní kapustou. </text:span></text:span><text:soft-page-break/><text:span text:style-name="CharStyle9"><text:span text:style-name="T1156">Potom dať farmu do pary, neni potrebné ju celkom zakryť, za hodinu nechať povoľne pariť, pred nastolovan</text:span></text:span><text:span text:style-name="CharStyle9"><text:span text:style-name="T1233">í</text:span></text:span><text:span text:style-name="CharStyle9"><text:span text:style-name="T1156">m von vziať, na misu vyvrátiť, papier sobrať a kapustu saftom poliať.</text:span></text:span></text:p>
        <text:p text:style-name="P550"><text:span text:style-name="CharStyle9"><text:span text:style-name="T1156"/></text:span></text:p>
        <text:p text:style-name="P552"><text:span text:style-name="CharStyle9"><text:span text:style-name="T1156">605. Plnená kapusta</text:span></text:span></text:p>
        <text:p text:style-name="P1161"><text:span text:style-name="CharStyle9"><text:span text:style-name="T1156"/></text:span></text:p>
        <text:p text:style-name="P1160"><text:span text:style-name="CharStyle9"><text:span text:style-name="T1156">Do suda medzi kapustu dávajú sa celé hlávky, ktoré nemajú byť ani veľké ani veľmi tuhé. Z takejto hlávky listy rozobrať, z každého listu prostriedok hluba vykrojiť a na stranu odložiť. Potom sa vezne pol funta sviňského mäsa a toľkože sviečkovej pečenky, toto i kus slaniny na drobno posekať, pár hrstí r</text:span></text:span><text:span text:style-name="CharStyle9"><text:span text:style-name="T1233">í</text:span></text:span><text:span text:style-name="CharStyle9"><text:span text:style-name="T1156">žkaše odcediť, premyť, dať k mäsu, spolu smi</text:span></text:span><text:span text:style-name="CharStyle9"><text:span text:style-name="T1233">e</text:span></text:span><text:span text:style-name="CharStyle9"><text:span text:style-name="T1156">šať, posoliť, pridať čierneho korenia a mušk</text:span></text:span><text:span text:style-name="CharStyle9"><text:span text:style-name="T1233">a</text:span></text:span><text:span text:style-name="CharStyle9"><text:span text:style-name="T1156">tového orechu, tým kapustné listy naplniť, poskrúcať a konce pozakladať, aby pl</text:span></text:span><text:span text:style-name="CharStyle9"><text:span text:style-name="T1233">n</text:span></text:span><text:span text:style-name="CharStyle9"><text:span text:style-name="T1156">enka von nevyšla. Do nádoby sa dá kapusty na dva prsty zvýše, na to sa pokladú plnené listy, zas sa</text:span></text:span><text:span text:style-name="CharStyle7"><text:span text:style-name="T1156"> </text:span></text:span><text:span text:style-name="CharStyle9"><text:span text:style-name="T1156">dá kapusty, na to plnené listy, celé sa zakryje kapustou a na vrch sa dajú obrezky z mäsa. Do holby smotanky vezne sa za dve ližice múky, to spolu smieša</text:span></text:span><text:span text:style-name="CharStyle9"><text:span text:style-name="T1233">ť</text:span></text:span><text:span text:style-name="CharStyle9"><text:span text:style-name="T1156">, na kapustu vyliať, pridať bilky šafranu, dľa potreby posoliť, nechať povoľne variť, pred nastolovaním dá sa kapusta s plnenými listami na vrch, vôkol dať pečené hlávky a celé saftom poliať.</text:span></text:span></text:p>
        <text:p text:style-name="P550"><text:span text:style-name="CharStyle9"><text:span text:style-name="T1156"/></text:span></text:p>
        <text:p text:style-name="P552"><text:span text:style-name="CharStyle9"><text:span text:style-name="T1156">606. Plnená kapusta na iný spôsob.</text:span></text:span></text:p>
        <text:p text:style-name="P1161"><text:span text:style-name="CharStyle9"><text:span text:style-name="T1156"/></text:span></text:p>
        <text:p text:style-name="P1160"><text:span text:style-name="CharStyle9"><text:span text:style-name="T1156">Na listy pokrájaná cibuľa na žlto sa upraží v husacej masti, pridá sa kapusta a nechá sa s prvčovým mäsom spolu pariť. Kapustné listy sa prichystajú dľa predošlého spô­sobu; ke</text:span></text:span><text:span text:style-name="CharStyle9"><text:span text:style-name="T1233">ď</text:span></text:span><text:span text:style-name="CharStyle9"><text:span text:style-name="T1156"> je rižkaša prichystaná, dá sa do nádoby husacej masti, v nej sa drobno krájaná cibuľa s petržlenom upraží, pridá sa reis a posekané mäso, to posoliť, dodať korenia, spolu rozmiešať, z neho dávať na listy, tieto skrútiť a konce pozakladať. Do nádoby so širokým dnom nakrája sa na listy slaniny, na to sa pokladú plnené kapustné listy a nechajú sa pariť. Ke</text:span></text:span><text:span text:style-name="CharStyle9"><text:span text:style-name="T1233">ď</text:span></text:span><text:span text:style-name="CharStyle9"><text:span text:style-name="T1156"> je oboje v poly uparené, vezne sa z kapusty toľko von, aby len na prst zvýše ostalo, a po nej sa pokladú plnené listy. S múkou rozmiešanú smotanku po </text:span></text:span><text:soft-page-break/><text:span text:style-name="CharStyle9"><text:span text:style-name="T1156">kapuste po­liať a dľa predošlého predpisu pokračovať, kým sa nedoplní. To za zakryje, nechá sa povoľne variť, pred nastolovaním dá sa kapusta na misu, plnené listy dajú sa vôkol, na vrch prinde prichystané mäso a celé sa poleje žíjovým saftom.</text:span></text:span></text:p>
        <text:p text:style-name="P550"><text:span text:style-name="CharStyle9"><text:span text:style-name="T1156"/></text:span></text:p>
        <text:p text:style-name="P552"><text:span text:style-name="CharStyle9"><text:span text:style-name="T1156">607. Červenú kapustu prichystať.</text:span></text:span></text:p>
        <text:p text:style-name="P1161"><text:span text:style-name="CharStyle9"><text:span text:style-name="T1156"/></text:span></text:p>
        <text:p text:style-name="P1160"><text:span text:style-name="CharStyle9"><text:span text:style-name="T1156">Hlávku červenej kapusty pokrájať na tenké rezanky a zasoliť; na kocky nakrájanú slaninu nechať na žlto upražiť, kapustu medzi rukami smiesiť, rosol z nej vytlačiť a dať do slaniny, na to naliať octu a pár ližíc polievky, zakryť a pár razí poobracať, aby ostala pekne červená a chrumkavá. Keď je hovädzina na mise prichystaná, obloží sa kapustou a celé sa poleje žíjovým saftom.</text:span></text:span></text:p>
        <text:p text:style-name="P222"><text:span text:style-name="CharStyle7"><text:span text:style-name="T1156"/></text:span></text:p>
        <text:p text:style-name="P1835"><text:span text:style-name="CharStyle18"><text:span text:style-name="T1156">608. Červená kapusta ku pečenke.</text:span></text:span></text:p>
        <text:p text:style-name="P1161"><text:span text:style-name="CharStyle9"><text:span text:style-name="T1156"/></text:span></text:p>
        <text:p text:style-name="P1160"><text:span text:style-name="CharStyle9"><text:span text:style-name="T1156">Kapusta </text:span></text:span><text:span text:style-name="CharStyle9"><text:span text:style-name="T1233">tá</text:span></text:span><text:span text:style-name="CharStyle9"><text:span text:style-name="T1156">to sa na predošlý spôsob prichystá a jestli dakto nemá rád chrumkavú, môže sa ona celkom na mäkko upariť. Takáto </text:span></text:span><text:span text:style-name="CharStyle9"><text:span text:style-name="T1233">k</text:span></text:span><text:span text:style-name="CharStyle9"><text:span text:style-name="T1156">apusta môže sa dať k ho</text:span></text:span><text:span text:style-name="CharStyle9"><text:span text:style-name="T1233">ď</text:span></text:span><text:span text:style-name="CharStyle9"><text:span text:style-name="T1156">ajakej pečenke.</text:span></text:span></text:p>
        <text:p text:style-name="P550"><text:span text:style-name="CharStyle9"><text:span text:style-name="T1156"/></text:span></text:p>
        <text:p text:style-name="P552"><text:span text:style-name="CharStyle9"><text:span text:style-name="T1156">609. Pripravenie kélu.</text:span></text:span></text:p>
        <text:p text:style-name="P1161"><text:span text:style-name="CharStyle9"><text:span text:style-name="T1156"/></text:span></text:p>
        <text:p text:style-name="P1160"><text:span text:style-name="CharStyle9"><text:span text:style-name="T1156">Mnohé druhy kélu sa nachádzajú a veľmi sa podobajú kapuste; kél má veľmi tuhú v</text:span></text:span><text:span text:style-name="CharStyle9"><text:span text:style-name="T1233">o</text:span></text:span><text:span text:style-name="CharStyle9"><text:span text:style-name="T1156">ňu a neni pre každého súci, tým menej pre nemocného. Potrebný poče</text:span></text:span><text:span text:style-name="CharStyle9"><text:span text:style-name="T1233">ť</text:span></text:span><text:span text:style-name="CharStyle9"><text:span text:style-name="T1156"> kelových hlá­vok dobre umyť, celé hlávky do vrelej vody postaviť, nechať v poly uvariť, odcediť, dať do studenej vody, vodu z n</text:span></text:span><text:span text:style-name="CharStyle9"><text:span text:style-name="T1233">í</text:span></text:span><text:span text:style-name="CharStyle9"><text:span text:style-name="T1156">ch vy­tlačiť, hlávky na križalky poprekrajovať, z hlubov konce od­rezať a ukladať do nádoby. Do nádoby sa dá kus masti alebo na kocky pokrájanej slaniny, do nej sa dá pár liž</text:span></text:span><text:span text:style-name="CharStyle9"><text:span text:style-name="T1233">í</text:span></text:span><text:span text:style-name="CharStyle9"><text:span text:style-name="T1156">c múky a urobí sa žltá zápražka. Do tejto sa dá drobno pokrájaná cibuľa so zeleným petržlenom a zaleje sa polievkou, v ktorej sa mäso varilo. Celé sa posolí, str</text:span></text:span><text:span text:style-name="CharStyle9"><text:span text:style-name="T1233">u</text:span></text:span><text:span text:style-name="CharStyle9"><text:span text:style-name="T1156">čok očisteného cesnaku so solou sa rozotrie a dá sa do kélu, k tomu sa pridajú majoranové plevy a zrnká čierneho korenia, na to sa precedí </text:span></text:span><text:soft-page-break/><text:span text:style-name="CharStyle9"><text:span text:style-name="T1156">omáčka, to sa zakryté nechá povoľne variť, pred nastolova­ním sa ližicou poriadne pokladie na misu, mäso sa dá na vrch a celé sa poleje saftom.</text:span></text:span></text:p>
        <text:p text:style-name="P550"><text:span text:style-name="CharStyle9"><text:span text:style-name="T1156"/></text:span></text:p>
        <text:p text:style-name="P552"><text:span text:style-name="CharStyle9"><text:span text:style-name="T1156">610. Parený kél.</text:span></text:span></text:p>
        <text:p text:style-name="P1161"><text:span text:style-name="CharStyle9"><text:span text:style-name="T1156"/></text:span></text:p>
        <text:p text:style-name="P1160"><text:span text:style-name="CharStyle9"><text:span text:style-name="T1156">Potrebný počet kelových hlávok čisto umyť a medzi li­stami poprerezúvať, aby neostaly v ňom h</text:span></text:span><text:span text:style-name="CharStyle9"><text:span text:style-name="T1233">u</text:span></text:span><text:span text:style-name="CharStyle9"><text:span text:style-name="T1156">senice; potom ho obariť, do studenej vody dať a z nej vytlačiť. Do priestrannej nádoby rozloží sa na listy pokrájaná slanina, na túto kél po­klásť, posoliť, pridať majoránové plevy a tlčené korenie, za­kryté nechať pariť, pri žlknutí podliať trochu polievky a poobracať, aby kél všade bol rovnako žltý. Do nádoby sa dá za dve ližice husacej masti, v nej žemľové omrviny na žlto upražiť, polievkou zaliať, pridať majoranových pliev, mušk</text:span></text:span><text:span text:style-name="CharStyle9"><text:span text:style-name="T1233">a</text:span></text:span><text:span text:style-name="CharStyle9"><text:span text:style-name="T1156">tového orechu a kúsok cesnaku, to so solou rozotrieť, nechať</text:span></text:span><text:span text:style-name="CharStyle7"><text:span text:style-name="T1156"> </text:span></text:span><text:span text:style-name="CharStyle9"><text:span text:style-name="T1156">spolu variť, pred nastolovan</text:span></text:span><text:span text:style-name="CharStyle9"><text:span text:style-name="T1233">í</text:span></text:span><text:span text:style-name="CharStyle9"><text:span text:style-name="T1156">m hlávky na križalky rozkrájať, poriadne na misu poklásť, dľa potreby na vrch dať prichy­stané mäso a celé saftom poliať.</text:span></text:span></text:p>
        <text:p text:style-name="P550"><text:span text:style-name="CharStyle9"><text:span text:style-name="T1156"/></text:span></text:p>
        <text:p text:style-name="P552"><text:span text:style-name="CharStyle9"><text:span text:style-name="T1156">611. </text:span></text:span><text:span text:style-name="CharStyle9"><text:span text:style-name="T1233">Š</text:span></text:span><text:span text:style-name="CharStyle9"><text:span text:style-name="T1156">tyrcovaný ké</text:span></text:span><text:span text:style-name="CharStyle9"><text:span text:style-name="T1233">l</text:span></text:span><text:span text:style-name="CharStyle9"><text:span text:style-name="T1156"> s hašé.</text:span></text:span></text:p>
        <text:p text:style-name="P1161"><text:span text:style-name="CharStyle9"><text:span text:style-name="T1156"/></text:span></text:p>
        <text:p text:style-name="P1160"><text:span text:style-name="CharStyle9"><text:span text:style-name="T1156">Z pozostalej telacej pečenky mäso obrezať a na drobno pokrájať; do nádoby dať kus masla, v ňom na drobno po­krájanú cibuľu, zelený petržel a obrezky zo šampi</text:span></text:span><text:span text:style-name="CharStyle9"><text:span text:style-name="T1233">o</text:span></text:span><text:span text:style-name="CharStyle9"><text:span text:style-name="T1156">nov upra­žiť, pridať za ližicu múky, polievkou zaliať, posekané mäso doň dať, posoliť, nechať svariť a pridať tlčeného korenia s majoranovými plevami. Po vystydnutí doň zamiešať štyry ž</text:span></text:span><text:span text:style-name="CharStyle9"><text:span text:style-name="T1233">l</text:span></text:span><text:span text:style-name="CharStyle9"><text:span text:style-name="T1156">tky jedon po druhom, okrúhlu furmu vymastiť, na dno dať papier dľa predošlého predpisu, prichystaný kél na križalky pokrájať a ukladať do furmy, po celom sa roztrie hašé, na to k</text:span></text:span><text:span text:style-name="CharStyle9"><text:span text:style-name="T1233">é</text:span></text:span><text:span text:style-name="CharStyle9"><text:span text:style-name="T1156">lu, zase hašé a tak sa pokračuje, kým sa nedoplní furma. To sa dá do pary, nechá sa za hodinu povoľne variť, pred nastolovanim von vziať, vyvrátiť na misu, papier dolu sobrať, vôkol dať pečené klbásy a celé saftom poliať.</text:span></text:span></text:p>
        <text:p text:style-name="P550"><text:span text:style-name="CharStyle9"><text:span text:style-name="T1156"/></text:span></text:p>
        <text:p text:style-name="P552"><text:span text:style-name="CharStyle9"><text:span text:style-name="T1156">612. Štyrcovaný kél s reisom.</text:span></text:span></text:p>
        <text:p text:style-name="P1161"><text:span text:style-name="CharStyle9"><text:span text:style-name="T1156"/></text:span></text:p>
        <text:p text:style-name="P1160"><text:soft-page-break/><text:span text:style-name="CharStyle9"><text:span text:style-name="T1156">Pol funta reisu vo vode obariť, premyť, dať do nádoby, posoliť, doň dať hrebičkami vyšpikovanú cibuľu, pridať po­trebnú mieru husacej masti, doliať polievkou a nechať na mäkké upariť. Po vystydnutí dá sa doň pár ž</text:span></text:span><text:span text:style-name="CharStyle9"><text:span text:style-name="T1233">l</text:span></text:span><text:span text:style-name="CharStyle9"><text:span text:style-name="T1156">tkov, potom sa vymastí okrúhla furma, na spodok dá sa papier, boky furmy obložia sa rižkašou a spodok ostane prázdny. Na križalky pokrájaný prichystaný kél ukladá sa do furmy, v pare nechá sa to zakryté variť a omáčka sa prichystá dľa predošlého predpisu. Pred nastolovan</text:span></text:span><text:span text:style-name="CharStyle9"><text:span text:style-name="T1233">í</text:span></text:span><text:span text:style-name="CharStyle9"><text:span text:style-name="T1156">m furmu von vziať, na misu vy­vrátiť, vôkol mäsom obložiť, po vrchu ž</text:span></text:span><text:span text:style-name="CharStyle9"><text:span text:style-name="T1233">í</text:span></text:span><text:span text:style-name="CharStyle9"><text:span text:style-name="T1156">jovým saftom poliať a prichystaná omáčka dá sa osobité do š</text:span></text:span><text:span text:style-name="CharStyle9"><text:span text:style-name="T1233">a</text:span></text:span><text:span text:style-name="CharStyle9"><text:span text:style-name="T1156">lky.</text:span></text:span></text:p>
        <text:p text:style-name="P550"><text:span text:style-name="CharStyle9"><text:span text:style-name="T1156"/></text:span></text:p>
        <text:p text:style-name="P552"><text:span text:style-name="CharStyle9"><text:span text:style-name="T1156">613. Štyrcovaný kél s jarabiciami.</text:span></text:span></text:p>
        <text:p text:style-name="P1161"><text:span text:style-name="CharStyle9"><text:span text:style-name="T1156"/></text:span></text:p>
        <text:p text:style-name="P1160"><text:span text:style-name="CharStyle9"><text:span text:style-name="T1156">Kél sa </text:span></text:span><text:span text:style-name="CharStyle9"><text:span text:style-name="T1233">u</text:span></text:span><text:span text:style-name="CharStyle9"><text:span text:style-name="T1156">parí dľa predošlého spôsobu, furma sa re</text:span></text:span><text:span text:style-name="CharStyle9"><text:span text:style-name="T1233">í</text:span></text:span><text:span text:style-name="CharStyle9"><text:span text:style-name="T1156">som obloží (vyf</text:span></text:span><text:span text:style-name="CharStyle9"><text:span text:style-name="T1233">u</text:span></text:span><text:span text:style-name="CharStyle9"><text:span text:style-name="T1156">truje), upečené vyšpikovan</text:span></text:span><text:span text:style-name="CharStyle9"><text:span text:style-name="T1233">é</text:span></text:span><text:span text:style-name="CharStyle9"><text:span text:style-name="T1156"> jarabi</text:span></text:span><text:span text:style-name="CharStyle9"><text:span text:style-name="T1233">c</text:span></text:span><text:span text:style-name="CharStyle9"><text:span text:style-name="T1156">e pokrájajú sa na kúsky, prsk</text:span></text:span><text:span text:style-name="CharStyle9"><text:span text:style-name="T1233">a</text:span></text:span><text:span text:style-name="CharStyle9"><text:span text:style-name="T1156"> poklad</text:span></text:span><text:span text:style-name="CharStyle9"><text:span text:style-name="T1233">ú</text:span></text:span><text:span text:style-name="CharStyle9"><text:span text:style-name="T1156"> sa na dno furmy, na to na križalky pokrájaný kél, zas jarab</text:span></text:span><text:span text:style-name="CharStyle9"><text:span text:style-name="T1233">ic</text:span></text:span><text:span text:style-name="CharStyle9"><text:span text:style-name="T1156">e a tak sa pokračuje až do pln</text:span></text:span><text:span text:style-name="CharStyle9"><text:span text:style-name="T1233">a</text:span></text:span><text:span text:style-name="CharStyle9"><text:span text:style-name="T1156">. To sa dá do pary a nechá sa povoľne variť; do saftu, v ktorom sa jarabice piekly, dá sa pár liž</text:span></text:span><text:span text:style-name="CharStyle9"><text:span text:style-name="T1233">í</text:span></text:span><text:span text:style-name="CharStyle9"><text:span text:style-name="T1156">c brunátnej omáčky a kus glásu, to sa nechá spolu svariť, pred nastolovaním vy­vráti sa furma na misu a celé sa poleje po vrchu a vôkol pri­chystaným saftom.</text:span></text:span></text:p>
        <text:p text:style-name="P550"><text:span text:style-name="CharStyle9"><text:span text:style-name="T1156"/></text:span></text:p>
        <text:p text:style-name="P552"><text:span text:style-name="CharStyle9"><text:span text:style-name="T1156">614. Strapačka s kaštanmi v pôste.</text:span></text:span></text:p>
        <text:p text:style-name="P1161"><text:span text:style-name="CharStyle9"><text:span text:style-name="T1156"/></text:span></text:p>
        <text:p text:style-name="P1160"><text:span text:style-name="CharStyle9"><text:span text:style-name="T1156">Strapačka je istý druh k</text:span></text:span><text:span text:style-name="CharStyle9"><text:span text:style-name="T1233">é</text:span></text:span><text:span text:style-name="CharStyle9"><text:span text:style-name="T1156">lu, preto sa ináčej i svetlým kélom menuje; v lete ona neni chýrna, lež po častejšom odmrznutí, pri čom horkosť stratí, má o mnoho lepšiu chuť. Listy strapačky ošmikať, vymyť, medzi rukami vytisnuť a nie veľmi na drobno posekať. Do masla na žlto rozpusteného dá sa kél, tento sa posolí a nechá, sa v safte upariť. Potom sa dajú doň očistené pečené kaštany, pridá sa medzi prsty múky, to podliať, dobre ocukriť, spolu svariť, dať na misu, cukrom posypať a vôkol dať smaženú žemľu.</text:span></text:span></text:p>
        <text:p text:style-name="P550"><text:span text:style-name="CharStyle9"><text:span text:style-name="T1156"/></text:span></text:p>
        <text:p text:style-name="P552"><text:span text:style-name="CharStyle9"><text:span text:style-name="T1156">615. Strapačka s kaštanmi na iný spôsob.</text:span></text:span></text:p>
        <text:p text:style-name="P1161"><text:soft-page-break/><text:span text:style-name="CharStyle9"><text:span text:style-name="T1156"/></text:span></text:p>
        <text:p text:style-name="P1160"><text:span text:style-name="CharStyle9"><text:span text:style-name="T1156">Strapačku na mäkko uvariť a na drobno pokrájanú cez sito pretrieť. Do čerstvého masla dá sa pár liž</text:span></text:span><text:span text:style-name="CharStyle9"><text:span text:style-name="T1233">í</text:span></text:span><text:span text:style-name="CharStyle9"><text:span text:style-name="T1156">c múky a tlčeného cukru, to polievkou zaliať a rozmiešať, aby hrčky neboly. Do tohoto dať strapačku, posoliť, nechať pomály variť a často od spodku zamiešať. Do nádoby sa dá pár liž</text:span></text:span><text:span text:style-name="CharStyle9"><text:span text:style-name="T1233">í</text:span></text:span><text:span text:style-name="CharStyle9"><text:span text:style-name="T1156">c tlčeného cukru, ten sa nechá na brunátno upáliť, s tým rozmiešať za pol ližice múky, zaliať studenou vodou, nechať svariť, pridať očistené kaštany i cukru, a nechať povoľne variť. Pred nastolovaním strapačku dať na misu a nožom po vrchu uhladiť, na to kaštany poklásť, po vrchu ožiareným cukrom poliať a vôkol dať smaženú žemľu. Toto jedlo sa dáva v pôstne dni za šk</text:span></text:span><text:span text:style-name="CharStyle9"><text:span text:style-name="T1233">v</text:span></text:span><text:span text:style-name="CharStyle9"><text:span text:style-name="T1156">areninou.</text:span></text:span></text:p>
        <text:p text:style-name="P222"><text:span text:style-name="CharStyle7"><text:span text:style-name="T1156"/></text:span></text:p>
        <text:p text:style-name="P550"><text:span text:style-name="CharStyle9"><text:span text:style-name="T1156">616. Pôstna kapusta s ikrami.</text:span></text:span></text:p>
        <text:p text:style-name="P1161"><text:span text:style-name="CharStyle9"><text:span text:style-name="T1156"/></text:span></text:p>
        <text:p text:style-name="P1160"><text:span text:style-name="CharStyle9"><text:span text:style-name="T1156">Na listy pokrájanú cibuľu v masti na žlto upražiť, do toho dať kapustu, podliať a nechať pariť, pridať za ližicu múky, rozmiešať, vodou rozpustiť, ostatnie smotankou doliať, pridať drobno krájaného kôpru a posoliť. Ikry z kapra obariť v slanej vode, von vybrať, nechať s kapustou povoľne variť, pred nastolovaním ikry von vziať, kapustu dať na misu a rozkrájané ikry dajú sa na vrch.</text:span></text:span></text:p>
        <text:p text:style-name="P550"><text:span text:style-name="CharStyle9"><text:span text:style-name="T1156"/></text:span></text:p>
        <text:p text:style-name="P552"><text:span text:style-name="CharStyle9"><text:span text:style-name="T1156">617. Pôstna kapusta s plnkami.</text:span></text:span></text:p>
        <text:p text:style-name="P1161"><text:span text:style-name="CharStyle9"><text:span text:style-name="T1156"/></text:span></text:p>
        <text:p text:style-name="P1160"><text:span text:style-name="CharStyle9"><text:span text:style-name="T1156">Žemle pokrájaj</text:span></text:span><text:span text:style-name="CharStyle9"><text:span text:style-name="T1234">ú</text:span></text:span><text:span text:style-name="CharStyle9"><text:span text:style-name="T1156"> sa na drobné kocky a ovlažia sa mlie­kom; kus čerstvého masla rozmieša sa v nádobe na penu, doň dať celé vajce a dva ž</text:span></text:span><text:span text:style-name="CharStyle9"><text:span text:style-name="T1234">l</text:span></text:span><text:span text:style-name="CharStyle9"><text:span text:style-name="T1156">tky jedon po druhom, zo štuky na kocky nakrájané mäso so žemľou dať do masla, pridať múky, posoliť, smiešať, z toho robiť plnky jednej veľkosti a do vrelej vody zavariť. Dľa známeho predpisu prichystaná kapusta dá sa na misu, plnky dajú sa vôkol a polejú sa žemľovými v masle na žlto vypraženými mrvinami.</text:span></text:span></text:p>
        <text:p text:style-name="P550"><text:span text:style-name="CharStyle9"><text:span text:style-name="T1156"/></text:span></text:p>
        <text:p text:style-name="P552"><text:span text:style-name="CharStyle9"><text:span text:style-name="T1156">618. Parená pôstna kapusta s vysmaženou rybou.</text:span></text:span></text:p>
        <text:p text:style-name="P1161"><text:span text:style-name="CharStyle9"><text:span text:style-name="T1156"/></text:span></text:p>
        <text:p text:style-name="P1160"><text:soft-page-break/><text:span text:style-name="CharStyle9"><text:span text:style-name="T1156">Parená pôstna kapusta je o mnoho lepšia, nežli jedno­ducho varená; lež poneváč kapusta zvätša od mäsa dostáva dobrú chuť, v pôstny deň ale každé obyčajné mäso vystane: urobí sa k nej dľa č. 165 vysmažená štuka a pokladie sa na vrch.</text:span></text:span></text:p>
        <text:p text:style-name="P602"><text:span text:style-name="CharStyle9"><text:span text:style-name="T1156"/></text:span></text:p>
        <text:p text:style-name="P603"><text:span text:style-name="CharStyle9"><text:span text:style-name="T1156">619. Kelové šprosle s bielou omáčkou.</text:span></text:span></text:p>
        <text:p text:style-name="P1161"><text:span text:style-name="CharStyle9"><text:span text:style-name="T1156"/></text:span></text:p>
        <text:p text:style-name="P1160"><text:span text:style-name="CharStyle9"><text:span text:style-name="T1156">Tento druh kélu má vysoké korene, po ktorých hne</text:span></text:span><text:span text:style-name="CharStyle9"><text:span text:style-name="T1234">ď</text:span></text:span><text:span text:style-name="CharStyle9"><text:span text:style-name="T1156"> z jar</text:span></text:span><text:span text:style-name="CharStyle9"><text:span text:style-name="T1234">y</text:span></text:span><text:span text:style-name="CharStyle9"><text:span text:style-name="T1156"> alebo aj v jeseni zatvorené puky rastú na spôsob lieskového orechu, čo z</text:span></text:span><text:span text:style-name="CharStyle9"><text:span text:style-name="T1234">a</text:span></text:span><text:span text:style-name="CharStyle9"><text:span text:style-name="T1156">hradníci cez celú zimu opatriť vedia a pekné peniaze si tým nadobudnú. Nepotrebné lístky sa obrežú, ostatnie vymyť, zavariť do vrelej slanej vody a nechať zatoľko variť, aby to i celé a dosť mäkké ostalo; po</text:span></text:span><text:span text:style-name="CharStyle9"><text:span text:style-name="T1234">ť</text:span></text:span><text:span text:style-name="CharStyle9"><text:span text:style-name="T1156">om odcediť a dať do studenej vody. Do čerstvého masla dá sa múky a zeleného petrželu, to polievkou zaliať, nechať svariť a na teplo odložiť; pred nastolovaním šprosle dať na misu a vôkol smaženú rybu. Týmto sa môže i hovädzie mäso garnirovať.</text:span></text:span></text:p>
        <text:p text:style-name="P604"><text:span text:style-name="CharStyle9"><text:span text:style-name="T1156"/></text:span></text:p>
        <text:p text:style-name="P605"><text:span text:style-name="CharStyle9"><text:span text:style-name="T1156">620. Karfiol s maseInou omáčkou v pôste.</text:span></text:span></text:p>
        <text:p text:style-name="P1161"><text:span text:style-name="CharStyle9"><text:span text:style-name="T1156"/></text:span></text:p>
        <text:p text:style-name="P1160"><text:span text:style-name="CharStyle9"><text:span text:style-name="T1156">Karfiol je zelina kélu podobná a ten rozdiel je medzi nimi, že karfiol tvorí ružu do vysok</text:span></text:span><text:span text:style-name="CharStyle9"><text:span text:style-name="T1234">a</text:span></text:span><text:span text:style-name="CharStyle9"><text:span text:style-name="T1156"> i široká; je to zelina veľmi vzácna a užitočná pre svoju krásu a dobrotu, jedlá sa ňou dajú pekne okrášliť a i pre nemocného poskytuje ľahké jedlo; karfiol nie len že v </text:span></text:span><text:span text:style-name="CharStyle9"><text:span text:style-name="T1234">I</text:span></text:span><text:span text:style-name="CharStyle9"><text:span text:style-name="T1156">taliji a Grécku krásne kvitne, ale i naš</text:span></text:span><text:span text:style-name="CharStyle9"><text:span text:style-name="T1234">í</text:span></text:span><text:span text:style-name="CharStyle9"><text:span text:style-name="T1156"> z</text:span></text:span><text:span text:style-name="CharStyle9"><text:span text:style-name="T1234">a</text:span></text:span><text:span text:style-name="CharStyle9"><text:span text:style-name="T1156">hradníci ho zdarn</text:span></text:span><text:span text:style-name="CharStyle9"><text:span text:style-name="T1234">e</text:span></text:span><text:span text:style-name="CharStyle9"><text:span text:style-name="T1156"> vedia dochovať. Z potrebného počtu ruží kožku tak slúpať, aby ruža v celosti ostala; vymytú dať do nádoby, posoliť a vody na ňu vyliať, aby bola zakrytá. K tomu sa pridá kúsok čerstvého masla a zakryté nechá sa povoľne variť, aby karfiol i mäkký bol i aby sa neprevaril. Do masla dá sa za ližicu bielej múky a to sa spolu rozrobí. Pred nastolovaním pozorne sa ruže na tablu alebo sito vy­berú, aby z vody odtiekly, a tak sa kladú na misu, aby vyzeraly jako ruža. Do masla pridá sa z tej vody, kde sa kar­fiol varil, to sa nechá na friškom ohni na husté svariť a tým sa celé jedlo poleje.</text:span></text:span></text:p>
        <text:p text:style-name="P606"><text:span text:style-name="CharStyle9"><text:span text:style-name="T1156"/></text:span></text:p>
        <text:p text:style-name="P607"><text:soft-page-break/><text:span text:style-name="CharStyle9"><text:span text:style-name="T1156">621. Karfiol s parmazanským syrom.</text:span></text:span></text:p>
        <text:p text:style-name="P1161"><text:span text:style-name="CharStyle9"><text:span text:style-name="T1156"/></text:span></text:p>
        <text:p text:style-name="P1160"><text:span text:style-name="CharStyle9"><text:span text:style-name="T1156">Karfiol sa prichystá dľa predošlého predpisu; pred nastolovaním sa von vyberie a pokladie sa na misu, do čerstvého na žlto rozpusteného masla dá sa pár ližíc smotanky, týmto sa karfiol poleje, rozmrveným parmazanským syrom posype, ešte raz poleje, zase posype a s misou sa dá do rúry, aby žltú barvu dostal. Pred nastolovaním sa ešte syrom posype, pomastí, železná lopatka sa rozpáli a drží sa nad misou, aby sa vrch dobre rozpenil.</text:span></text:span></text:p>
        <text:p text:style-name="P222"><text:span text:style-name="CharStyle7"><text:span text:style-name="T1156"/></text:span></text:p>
        <text:p text:style-name="P606"><text:span text:style-name="CharStyle9"><text:span text:style-name="T1156">622. Karfiol so žemľovými mrvinami.</text:span></text:span></text:p>
        <text:p text:style-name="P1161"><text:span text:style-name="CharStyle9"><text:span text:style-name="T1156"/></text:span></text:p>
        <text:p text:style-name="P1160"><text:span text:style-name="CharStyle9"><text:span text:style-name="T1156">Ku všetkým karfiolovým prípravám upotrebúva sa jedon spôsob; pred upotrebením nemusí sa z vody vyberať, lež nechá sa na teplom mieste stáť. Pred nastolovaním nechá sa z vody odtiecť, pokladie sa na misu, omáčkou trochu po­liať, po vrchu žemľovými mrvinami posypať a horúcim maslom poliať.</text:span></text:span></text:p>
        <text:p text:style-name="P550"><text:span text:style-name="CharStyle9"><text:span text:style-name="T1156"/></text:span></text:p>
        <text:p text:style-name="P552"><text:span text:style-name="CharStyle9"><text:span text:style-name="T1156">623. Karfiol s rakmi.</text:span></text:span></text:p>
        <text:p text:style-name="P1161"><text:span text:style-name="CharStyle9"><text:span text:style-name="T1156"/></text:span></text:p>
        <text:p text:style-name="P1160"><text:span text:style-name="CharStyle9"><text:span text:style-name="T1156">Veľké raky uvaria sa so zeleným petržlenom v slanej vode, z chvost</text:span></text:span><text:span text:style-name="CharStyle9"><text:span text:style-name="T1235">i</text:span></text:span><text:span text:style-name="CharStyle9"><text:span text:style-name="T1156">kov sa škrupina očistí, to prez poly rozrezať, dať do nádoby s pridaním rakovej masti a odložiť na teplo. Karfiol sa uvarí, biela omáčka sa prichystá dľa predošlého spôsobu, pred nastolovaním karfiol na misu poklásť, raky vôkol hore koncom postaviť, do prichystanej omáčky dá sa pár ližíc rakovej masti a z nôh povyberané mäso, to sa na ohni mieša, až kým neožlkne, a týmto celé jedlo poliať.</text:span></text:span></text:p>
        <text:p text:style-name="P609"><text:span text:style-name="CharStyle9"><text:span text:style-name="T1156"/></text:span></text:p>
        <text:p text:style-name="P610"><text:span text:style-name="CharStyle9"><text:span text:style-name="T1156">624. Karfiol s kurencami pre nemocného.</text:span></text:span></text:p>
        <text:p text:style-name="P1161"><text:span text:style-name="CharStyle9"><text:span text:style-name="T1156">Do nádoby sa dá kúsok čerstvého masla a za ližičku múky, to bielou polievkou zaliať, rozmiešať a pridať vody z karfiolu. Pokrájané kuriatko nechá sa v omáčke uvariť, potom sa v</text:span></text:span><text:span text:style-name="CharStyle9"><text:span text:style-name="T1235">y</text:span></text:span><text:span text:style-name="CharStyle9"><text:span text:style-name="T1156">bere kura na tanier a k tomu sa pridá prichystaný karfiol. Toto jedlo dáva sa zvätša nemocnému, dľa potreby v</text:span></text:span><text:span text:style-name="CharStyle9"><text:span text:style-name="T1235">y</text:span></text:span><text:span text:style-name="CharStyle9"><text:span text:style-name="T1156">tisne </text:span></text:span><text:soft-page-break/><text:span text:style-name="CharStyle9"><text:span text:style-name="T1156">sa do toho citronová šťava, zalegiruje sa ž</text:span></text:span><text:span text:style-name="CharStyle9"><text:span text:style-name="T1235">l</text:span></text:span><text:span text:style-name="CharStyle9"><text:span text:style-name="T1156">tkom a precedí sa na ostatnie jedlo. Na tenže spôsob pri­chystá sa i </text:span></text:span><text:span text:style-name="CharStyle9"><text:span text:style-name="T1235">t</text:span></text:span><text:span text:style-name="CharStyle9"><text:span text:style-name="T1156">elacina pre nemocných.</text:span></text:span></text:p>
        <text:p text:style-name="P550"><text:span text:style-name="CharStyle9"><text:span text:style-name="T1156"/></text:span></text:p>
        <text:p text:style-name="P552"><text:span text:style-name="CharStyle9"><text:span text:style-name="T1156">625. Miešaná asie</text:span></text:span><text:span text:style-name="CharStyle9"><text:span text:style-name="T1235">t</text:span></text:span><text:span text:style-name="CharStyle9"><text:span text:style-name="T1156">la s karfiolom.</text:span></text:span></text:p>
        <text:p text:style-name="P1161"><text:span text:style-name="CharStyle9"><text:span text:style-name="T1156"/></text:span></text:p>
        <text:p text:style-name="P1160"><text:span text:style-name="CharStyle9"><text:span text:style-name="T1156">Telacie karbanádle sa urobia dľa č. 297, filé z husacej pečenky dľa č. 190, všetko dľa predpisu. Pred nastolovaním karbanádle na okrúhlu misu do venca rebierkami hore kon­com poklásť, do prostriedku prinde rago, vedľa karbanádlu filé, ostatnie sa s rago tak doplní, aby i karbanádle i pečenku</text:span></text:span><text:span text:style-name="CharStyle7"><text:span text:style-name="T1156"> </text:span></text:span><text:span text:style-name="CharStyle9"><text:span text:style-name="T1156">vidno bolo. Na vrch sa dá karfiolova ruža a okolo karbanadlu očistené, prez poly prekrojené raky chvostikami hore koncom postavať. Do toho, kde sa filé piekly, dať za ližicu smotanky, kúsok glásu a citronovej šťavy, to na chytrom ohni zvariť, týmto jedlo po vrchu poliať a dať na stôl.</text:span></text:span></text:p>
        <text:p text:style-name="P550"><text:span text:style-name="CharStyle9"><text:span text:style-name="T1156"/></text:span></text:p>
        <text:p text:style-name="P552"><text:span text:style-name="CharStyle9"><text:span text:style-name="T1156">626. Parený kaleráb.</text:span></text:span></text:p>
        <text:p text:style-name="P1161"><text:span text:style-name="CharStyle9"><text:span text:style-name="T1156"/></text:span></text:p>
        <text:p text:style-name="P1160"><text:span text:style-name="CharStyle9"><text:span text:style-name="T1156">Z jara je kaleráb najlepší, neskoršie býva zrebnatý a síce pri koreni začína zrebnatieť. Kaleráb je nie len pre zdra­vých, lež i pre nemocných, zvlášte homeopatické liečenie uží­vajúc</text:span></text:span><text:span text:style-name="CharStyle9"><text:span text:style-name="T1236">í</text:span></text:span><text:span text:style-name="CharStyle9"><text:span text:style-name="T1156">ch veľmi zdravým pokrmom, tak tiež mrkva a krumplové bieré, vylúčením cibule a zeleného petrželu. Potrebný počeť kalerábu očistiť a na rezanky alebo kocky pokrájať, do masla sa dá pokrájaný zelený petržel a kaleráb, podliať, na mäkko upariť, s múkou za ližicu rozmiešať, potrebnou mierou polievky zaliať, posoliť, dať cukru a nechať povoľne variť. Pred nastolovan</text:span></text:span><text:span text:style-name="CharStyle9"><text:span text:style-name="T1236">í</text:span></text:span><text:span text:style-name="CharStyle9"><text:span text:style-name="T1156">m dá sa kaleráb na misu a na vrch sa pokladú telacie karbanádle alebo iné mäso.</text:span></text:span></text:p>
        <text:p text:style-name="P550"><text:span text:style-name="CharStyle9"><text:span text:style-name="T1156"/></text:span></text:p>
        <text:p text:style-name="P552"><text:span text:style-name="CharStyle9"><text:span text:style-name="T1156">627. Plnený brunátny kaleráb.</text:span></text:span></text:p>
        <text:p text:style-name="P1161"><text:span text:style-name="CharStyle9"><text:span text:style-name="T1156"/></text:span></text:p>
        <text:p text:style-name="P1160"><text:span text:style-name="CharStyle9"><text:span text:style-name="T1156">Potrebný počeť rovnakých kalerábov okrúžliť okrúhlym dlábatkom; od spodku, kde začína zrebnatieť, von vybrať a na to pozorovať, aby sa neurobila diera; potom sa obvarí v slanej vode, v</text:span></text:span><text:span text:style-name="CharStyle9"><text:span text:style-name="T1236">y</text:span></text:span><text:span text:style-name="CharStyle9"><text:span text:style-name="T1156">bere sa do studenej vody, odced</text:span></text:span><text:span text:style-name="CharStyle9"><text:span text:style-name="T1236">í</text:span></text:span><text:span text:style-name="CharStyle9"><text:span text:style-name="T1156"> a </text:span></text:span><text:soft-page-break/><text:span text:style-name="CharStyle9"><text:span text:style-name="T1156">poroz­kladá sa, aby voda ztiekla. Dľa č. 131 prichystaným kratinfášom kaleráb naplniť, v masti cukor na žltobrunátno upáliť, do toho kaleráb poklásť, trochu podliať a nechať pariť. Po odparení masť dolu zliať, miesto toho bielej omáčky naliať, dľa potreby posoliť, pridať cukru a vo vrelej polievke omočené a posekané bilky zeleného petržlenu, a to nechať po­voľne variť. Pred nastolovan</text:span></text:span><text:span text:style-name="CharStyle9"><text:span text:style-name="T1236">í</text:span></text:span><text:span text:style-name="CharStyle9"><text:span text:style-name="T1156">m kaleráb na misu do venca poklásť a dľa potreby poliať omáčkou, ktorá nesmie byť ani veľmi hustá ani riedka; osobitne na tanier dajú sa vysmažené telacie modzgy alebo inšie mäso. Takto prichystané jedlo dáva sa homeopatovi.</text:span></text:span></text:p>
        <text:p text:style-name="P222"><text:span text:style-name="CharStyle7"><text:span text:style-name="T1156"/></text:span></text:p>
        <text:p text:style-name="P550"><text:span text:style-name="CharStyle9"><text:span text:style-name="T1156">628. Zelený pôstny špinot.</text:span></text:span></text:p>
        <text:p text:style-name="P1161"><text:span text:style-name="CharStyle9"><text:span text:style-name="T1156"/></text:span></text:p>
        <text:p text:style-name="P1160"><text:span text:style-name="CharStyle9"><text:span text:style-name="T1156">Kto je milovník špinotu, môže ho mať cez celý rok, poneváč okrem opravdivého z</text:span></text:span><text:span text:style-name="CharStyle9"><text:span text:style-name="T1236">a</text:span></text:span><text:span text:style-name="CharStyle9"><text:span text:style-name="T1156">hradníckeho špinotu upotrebujú sa ešte i iné zeliny jako: žíhlava, loboda a cviklové listy, čo je pre žalúdok veľmi zdravé a tieto zeliny trvajú až do jaseni. Zelený špinot očistiť, vo viac vodách vymyť, do vrelej vody postaviť a posoliť; po uvarení odcediť, premyť studenou vodou a pokrájaný cez sito pretrieť. V masle nechá sa múka trochu upražiť, pridá sa drobno krájanej paž</text:span></text:span><text:span text:style-name="CharStyle9"><text:span text:style-name="T1236">i</text:span></text:span><text:span text:style-name="CharStyle9"><text:span text:style-name="T1156">tky, to rozpustiť mliekom a miešať, aby neboly žiadne hrčky; toto so špinotom spolu svariť, dľa potreby posoliť, do pary odložiť a na vrch dať rozpusteného masla, aby sa nechytila koža. Pred nastolovaním rozmiešať, dať na misu, nožom pohladiť a vôkol dať vysmaženú žemľu. Kto ľúbi sladký špinot, môže ho cukrom osladiť; k špinotu sa pridávaj</text:span></text:span><text:span text:style-name="CharStyle9"><text:span text:style-name="T1236">ú</text:span></text:span><text:span text:style-name="CharStyle9"><text:span text:style-name="T1156"> vysmažené žaby alebo ryby.</text:span></text:span></text:p>
        <text:p text:style-name="P550"><text:span text:style-name="CharStyle9"><text:span text:style-name="T1156"/></text:span></text:p>
        <text:p text:style-name="P552"><text:span text:style-name="CharStyle9"><text:span text:style-name="T1156">629. Špinot zo žíhlavy.</text:span></text:span></text:p>
        <text:p text:style-name="P1161"><text:span text:style-name="CharStyle9"><text:span text:style-name="T1156"/></text:span></text:p>
        <text:p text:style-name="P1160"><text:span text:style-name="CharStyle9"><text:span text:style-name="T1156">Pooberanú mladú žíhlavu v nekoľkých vodách vymyť, do vrelej slanej vody postaviť, na mäkko uvariť, odcediť, studenou vodou premyť a na drobno pokrájať. V masle sa múka na žltkasto upraží, pridá sa paž</text:span></text:span><text:span text:style-name="CharStyle9"><text:span text:style-name="T1236">i</text:span></text:span><text:span text:style-name="CharStyle9"><text:span text:style-name="T1156">tky, zaleje sa mliekom, dobre sa rozmieša a nechá sa povoľne spolu variť. Po uva­rení dá sa na misu a na vrch prinde prichystané mäso.</text:span></text:span></text:p>
        <text:p text:style-name="P550"><text:soft-page-break/><text:span text:style-name="CharStyle9"><text:span text:style-name="T1156"/></text:span></text:p>
        <text:p text:style-name="P552"><text:span text:style-name="CharStyle9"><text:span text:style-name="T1156">630. Domáci </text:span></text:span><text:span text:style-name="CharStyle9"><text:span text:style-name="T1236">č</text:span></text:span><text:span text:style-name="CharStyle9"><text:span text:style-name="T1156">ela</text:span></text:span><text:span text:style-name="CharStyle9"><text:span text:style-name="T1236">ď</text:span></text:span><text:span text:style-name="CharStyle9"><text:span text:style-name="T1156">ní špinot.</text:span></text:span></text:p>
        <text:p text:style-name="P1161"><text:span text:style-name="CharStyle9"><text:span text:style-name="T1156"/></text:span></text:p>
        <text:p text:style-name="P1160"><text:span text:style-name="CharStyle9"><text:span text:style-name="T1156">Potrebnú mieru špinotu očistiť, vymyť, do vrelej vody postaviť, nechať na mäkko uvariť, odcediť, studenou vodou premyť a krivým nôžom pokrájať. V masti sa múka na žlto upraží, k tomu pridať drobno krájanej cibule a so soľou rozotretý str</text:span></text:span><text:span text:style-name="CharStyle9"><text:span text:style-name="T1237">u</text:span></text:span><text:span text:style-name="CharStyle9"><text:span text:style-name="T1156">čok cesnaku, to polievkou zaliať, rozmiešať, po­soliť, pridať trochu tlčeného korenia, do toho dať špinot a po­voľne nechať variť. Konečne sa dá špinot na misu a na vrch prinde prichystané mäso.</text:span></text:span></text:p>
        <text:p text:style-name="P222"><text:span text:style-name="CharStyle7"><text:span text:style-name="T1156"/></text:span></text:p>
        <text:p text:style-name="P1774"><text:span text:style-name="CharStyle9"><text:span text:style-name="T1237">6</text:span></text:span><text:span text:style-name="CharStyle9"><text:span text:style-name="T1156">31. Zelený štyrcovaný špinot.</text:span></text:span></text:p>
        <text:p text:style-name="P1161"><text:span text:style-name="CharStyle9"><text:span text:style-name="T1156"/></text:span></text:p>
        <text:p text:style-name="P1160"><text:span text:style-name="CharStyle9"><text:span text:style-name="T1156">Očistený a umytý špinot zavariť do vrelej vody, posoliť a nechať natoľko variť, by ostal i mäkký i zelený; po od­varení odcediť, studenou vodou premyť, medzi rukami vytisnuť a bez pokrájania prez sito pretrieť. V masle nechá sa za ližicu múky upražiť, to zaliať polievkou a rozmiešať, aby žiadne hrčky neboly; do toho dať špinot, posoliť, pridať tlčený mušk</text:span></text:span><text:span text:style-name="CharStyle9"><text:span text:style-name="T1237">a</text:span></text:span><text:span text:style-name="CharStyle9"><text:span text:style-name="T1156">tový orech a so soľou roztretý str</text:span></text:span><text:span text:style-name="CharStyle9"><text:span text:style-name="T1237">u</text:span></text:span><text:span text:style-name="CharStyle9"><text:span text:style-name="T1156">čok cesnaku, to spolu rozmiešať, zvariť, nechať vystydnuť a pridať šesť ž</text:span></text:span><text:span text:style-name="CharStyle9"><text:span text:style-name="T1237">l</text:span></text:span><text:span text:style-name="CharStyle9"><text:span text:style-name="T1156">tkov jedon po druhom. Na dno vymastenej furmy dá sa vy­strihnutý papier, na to sa vôkol postavia rovnakej d</text:span></text:span><text:span text:style-name="CharStyle9"><text:span text:style-name="T1237">l</text:span></text:span><text:span text:style-name="CharStyle9"><text:span text:style-name="T1156">žky po­krájané klbásy, do furmy vložiť špinot, dať do pary a nechať za hodinu povoľne variť. Pred nastolovaním von vziať a vy­vrátiť na misu, papier dolu sňať, glásom po vrchu poliať a vôkol obložiť vysmaženú žemľu.</text:span></text:span></text:p>
        <text:p text:style-name="P611"><text:span text:style-name="CharStyle9"><text:span text:style-name="T1156"/></text:span></text:p>
        <text:p text:style-name="P612"><text:span text:style-name="CharStyle9"><text:span text:style-name="T1156">632. Plnený šalát.</text:span></text:span></text:p>
        <text:p text:style-name="P1161"><text:span text:style-name="CharStyle9"><text:span text:style-name="T1156"/></text:span></text:p>
        <text:p text:style-name="P1160"><text:span text:style-name="CharStyle9"><text:span text:style-name="T1156">Potrebný poče</text:span></text:span><text:span text:style-name="CharStyle9"><text:span text:style-name="T1237">ť</text:span></text:span><text:span text:style-name="CharStyle9"><text:span text:style-name="T1156"> pekných šalátových hlávok čisto umyť, v nádobe vrelou vodou obariť, v nej nechať vystydnuť, vodu z neho vytlačiť a listy tak porozostierať, aby hlávky v ce­losti ostaly. Z pozostalej pečenky mäso obrezať, krivým no­žom na drobno pokrájať, drobn</text:span></text:span><text:span text:style-name="CharStyle9"><text:span text:style-name="T1237">e</text:span></text:span><text:span text:style-name="CharStyle9"><text:span text:style-name="T1156"> pokrájanú cibuľu, zelený petržlen a šampionové obrezky v masti upražiť, pridať za ližicu múky, polievkou zaliať, do </text:span></text:span><text:soft-page-break/><text:span text:style-name="CharStyle9"><text:span text:style-name="T1156">toho dať krájané mäso a tlčené korenie, posoliť, spolu svariť, nechať vystydnuť a pár ž</text:span></text:span><text:span text:style-name="CharStyle9"><text:span text:style-name="T1237">l</text:span></text:span><text:span text:style-name="CharStyle9"><text:span text:style-name="T1156">tkov zamiešať. Z tohoto sa na každý lístok šalátu natrie a listy sa spolu složia, aby hlávky zas boly celé. Na dno nádoby rozloží sa na listy pokrájaná slanina, na to šalát po­ukladať, posoliť a na žlto upariť. V masle sa na žlto upraží za ližicu múky, do toho dať drobno krájanú paž</text:span></text:span><text:span text:style-name="CharStyle9"><text:span text:style-name="T1237">i</text:span></text:span><text:span text:style-name="CharStyle9"><text:span text:style-name="T1156">tku, smotankou zaliať, octom okysliť, dľa potreby posoliť, pridať pol str</text:span></text:span><text:span text:style-name="CharStyle9"><text:span text:style-name="T1237">u</text:span></text:span><text:span text:style-name="CharStyle9"><text:span text:style-name="T1156">čka so soľou rozotretého cesnaku, to spolu svariť, zo ša­látu masť zcediť, na to omáčku vyliať a raz spolu svariť. Pred nastolovaním šalát na štyry čiastky pokrájaný na misu poklásť, omáčkou poliať a vôkol barannými karbanádly obložiť.</text:span></text:span></text:p>
        <text:p text:style-name="P222"><text:span text:style-name="CharStyle23"><text:span text:style-name="T1156"/></text:span></text:p>
        <text:p text:style-name="P611"><text:span text:style-name="CharStyle9"><text:span text:style-name="T1156">633. Plnený šalát na iný spôsob.</text:span></text:span></text:p>
        <text:p text:style-name="P1161"><text:span text:style-name="CharStyle9"><text:span text:style-name="T1156"/></text:span></text:p>
        <text:p text:style-name="P1160"><text:span text:style-name="CharStyle9"><text:span text:style-name="T1156">Očistený a umytý šalát vo vrelej vode obariť a zakrytý nechať vystydnuť</text:span></text:span><text:span text:style-name="CharStyle9"><text:span text:style-name="T1297">;</text:span></text:span><text:span text:style-name="CharStyle9"><text:span text:style-name="T1156"> z masti a múky urobí sa žltá zápražka, k tejto pridať a upražiť pokrájanú cibuľu, zelený petržel a ces­nak, to polievkou zaliať, okysliť, posoliť, nechať svariť, šalát z vody vytlačiť, poprekrajovať, dať do omáčky a so smotan­kou spolu svariť, na teplom nechať stáť, na misu dať a na vrch poklásť prichystané mäso.</text:span></text:span></text:p>
        <text:p text:style-name="P1774"><text:span text:style-name="CharStyle16"><text:span text:style-name="T1156"/></text:span></text:p>
        <text:p text:style-name="P1775"><text:span text:style-name="CharStyle16"><text:span text:style-name="T1156"/></text:span></text:p>
        <text:p text:style-name="P1775"><text:span text:style-name="CharStyle16"><text:span text:style-name="T1156">B</text:span></text:span><text:span text:style-name="CharStyle16"><text:span text:style-name="T1238">)</text:span></text:span><text:span text:style-name="CharStyle25"><text:span text:style-name="T1156"> Čiastka.</text:span></text:span></text:p>
        <text:p text:style-name="P1839"><text:span text:style-name="CharStyle18"><text:span text:style-name="T1156"/></text:span></text:p>
        <text:p text:style-name="P1840"><text:span text:style-name="CharStyle18"><text:span text:style-name="T1156">O mrkve, bielej repe, kvake, tnrčanskej repke, tekvici, zelenej fazuli, špárge a zelenom hrachu.</text:span></text:span></text:p>
        <text:p text:style-name="P611"><text:span text:style-name="CharStyle9"><text:span text:style-name="T1156"/></text:span></text:p>
        <text:p text:style-name="P612"><text:span text:style-name="CharStyle9"><text:span text:style-name="T1156">634. Parená mrkva.</text:span></text:span></text:p>
        <text:p text:style-name="P1161"><text:span text:style-name="CharStyle9"><text:span text:style-name="T1156"/></text:span></text:p>
        <text:p text:style-name="P1160"><text:span text:style-name="CharStyle9"><text:span text:style-name="T1156">Mrkva je veľmi potrebná a užitočná rastlina v dome, ona sa najdlhšie drží a je pre nemocných, zvlášte pre homeopatov veľmi dobrou potravou. Potrebnú mieru mrkvy oškra­bať, umyť a na tenké rezanky pokrájať. Do nádoby sa dá kus masla, doň sa dá drobno krájaný zelený petržel a pokrájaná mrkva, to podliať, nechať upariť, posypať múkou, rozmiešať, polievkou zaliať, posoliť, </text:span></text:span><text:soft-page-break/><text:span text:style-name="CharStyle9"><text:span text:style-name="T1156">pocukrovať a povoľne nechať variť. Uvarenú mrkvu dať na misu a te</text:span></text:span><text:span text:style-name="CharStyle9"><text:span text:style-name="T1238">l</text:span></text:span><text:span text:style-name="CharStyle9"><text:span text:style-name="T1156">acími karbanádly obložiť.</text:span></text:span></text:p>
        <text:p text:style-name="P611"><text:span text:style-name="CharStyle9"><text:span text:style-name="T1156"/></text:span></text:p>
        <text:p text:style-name="P612"><text:span text:style-name="CharStyle9"><text:span text:style-name="T1156">635. Brunátne parená mrkva.</text:span></text:span></text:p>
        <text:p text:style-name="P1161"><text:span text:style-name="CharStyle9"><text:span text:style-name="T1156"/></text:span></text:p>
        <text:p text:style-name="P1160"><text:span text:style-name="CharStyle9"><text:span text:style-name="T1156">V masle sa cukor na žltobrunátno upáli, pridá sa dro­b</text:span></text:span><text:span text:style-name="CharStyle9"><text:span text:style-name="T1238">n</text:span></text:span><text:span text:style-name="CharStyle9"><text:span text:style-name="T1156">o krájaný petržel a pokrájaná mrkva, to podliať a nechať upariť. Keď je dosť mäkká, posype sa múkou, zaleje sa po­lievkou, posolí a pocukruje sa, nechá sa povoľne variť a dá sa na misu.</text:span></text:span></text:p>
        <text:p text:style-name="P656"><text:span text:style-name="CharStyle9"><text:span text:style-name="T1156"/></text:span></text:p>
        <text:p text:style-name="P657"><text:span text:style-name="CharStyle9"><text:span text:style-name="T1156">636. Štyrcovaná mrkva s reisom.</text:span></text:span></text:p>
        <text:p text:style-name="P1161"><text:span text:style-name="CharStyle9"><text:span text:style-name="T1156"/></text:span></text:p>
        <text:p text:style-name="P1160"><text:span text:style-name="CharStyle9"><text:span text:style-name="T1156">Pol funta reisu vo vode obariť, popukaný odcedi</text:span></text:span><text:span text:style-name="CharStyle9"><text:span text:style-name="T1238">ť</text:span></text:span><text:span text:style-name="CharStyle9"><text:span text:style-name="T1156"> na sito, studenou vodou premyť, dať do nádoby, pridať kus čers</text:span></text:span><text:span text:style-name="CharStyle9"><text:span text:style-name="T1238">t</text:span></text:span><text:span text:style-name="CharStyle9"><text:span text:style-name="T1156">vého masla, posoliť, polievkou doliať a nechať na mäkko uvariť. Mrkva sa pripraví dľa predošlého predpisu; keď je mrkva dosť mäkká, má sa múkou posypať, posoliť a ocukrovať, polievkou za pár ližičiek zaliať, pri čom nesmie po­lievka mrkvu zakryť, a dobre na husto vyvariť, aby mrkva v safte ostala. Keď je oboje urobené, vyloží sa celá vymastená forma reisom, do furmy dá sa mrkva, vrch sa reisom zakryje a pozorne sa vyvráti na misu, aby sa obsah furmy nerozpadol; na tanieri roztrepať vajce, reis krídelkom po­mastiť, žemlovými mrvinami posypať a v rúre na žlto odpiecť; dľa č. 314. prichystať te</text:span></text:span><text:span text:style-name="CharStyle9"><text:span text:style-name="T1238">l</text:span></text:span><text:span text:style-name="CharStyle9"><text:span text:style-name="T1156">aciu hrudku, pred nastolovaním na pekné kúsky pokrájať, okolo misy poklásť a saftom poliať.</text:span></text:span></text:p>
        <text:p text:style-name="P682"><text:span text:style-name="CharStyle9"><text:span text:style-name="T1156"/></text:span></text:p>
        <text:p text:style-name="P683"><text:span text:style-name="CharStyle9"><text:span text:style-name="T1156">637. Mrkva s vylúpaným zeleným hrachom.</text:span></text:span></text:p>
        <text:p text:style-name="P1161"><text:span text:style-name="CharStyle9"><text:span text:style-name="T1156"/></text:span></text:p>
        <text:p text:style-name="P1160"><text:span text:style-name="CharStyle9"><text:span text:style-name="T1156">Hrubú mrkvu oškrabať, umyť a veľkým okrúhlym dlábatkom vykrajovať kúsky vo veľkosti lieskového orecha, dať do vrelej vody, posoliť a na mäkko uvariť. Tú istú mieru zeleného hrachu vylúpať, v slanej vode uvariť, každé osobitne odcediť, dať do studenej vody, do dvoch nádob dať masla, do každej dať krájaného petrželu a potom mrkvu a hrach, tro­chu nechať pariť, múkou </text:span></text:span><text:soft-page-break/><text:span text:style-name="CharStyle9"><text:span text:style-name="T1156">posypať, polievkou rozpustiť, trochu osoliť, ocukriť, nechať svariť a do pary odložiť. Pred nastolovaním urobiť z mrkvy ráf, do prostriedku dať zelený hrach a vôkol vysmaženými modzgami obložiť.</text:span></text:span></text:p>
        <text:p text:style-name="P656"><text:span text:style-name="CharStyle9"><text:span text:style-name="T1156"/></text:span></text:p>
        <text:p text:style-name="P657"><text:span text:style-name="CharStyle9"><text:span text:style-name="T1156">638. Mrkva s kalerábom miešaná.</text:span></text:span></text:p>
        <text:p text:style-name="P1161"><text:span text:style-name="CharStyle9"><text:span text:style-name="T1156"/></text:span></text:p>
        <text:p text:style-name="P1160"><text:span text:style-name="CharStyle9"><text:span text:style-name="T1156">Oboje očistené okrúhlym dlábatkom povykrajovať, každé osobit</text:span></text:span><text:span text:style-name="CharStyle9"><text:span text:style-name="T1238">e</text:span></text:span><text:span text:style-name="CharStyle9"><text:span text:style-name="T1156"> v slanej vode na mäkko uvariť, odcediť, dať do stu­denej vody, oboje prichystať dľa predošlého spôsobu a ne­chať povoľne variť. Pred nastolovaním dať na polovicu misy kaleráb, na druhú polovicu mrkvu a vôkol obložiť prichy­staným mäsom. Táto príprava slúži i ku garnirovaniu ho­vädzieho mäsa.</text:span></text:span></text:p>
        <text:p text:style-name="P222"><text:span text:style-name="CharStyle7"><text:span text:style-name="T1156"/></text:span></text:p>
        <text:p text:style-name="P611"><text:span text:style-name="CharStyle9"><text:span text:style-name="T1156">639. Miešanie zo zelených vecí.</text:span></text:span></text:p>
        <text:p text:style-name="P1161"><text:span text:style-name="CharStyle9"><text:span text:style-name="T1156"/></text:span></text:p>
        <text:p text:style-name="P1160"><text:span text:style-name="CharStyle9"><text:span text:style-name="T1156">Štyrcovaný špinot dľa č. 631, plnený kaleráb dľa č. 627 a mrkvu dľa č. 637 prichystať; pred nastolovan</text:span></text:span><text:span text:style-name="CharStyle9"><text:span text:style-name="T1238">í</text:span></text:span><text:span text:style-name="CharStyle9"><text:span text:style-name="T1156">m sa dá špinot do takej furmy, ktorá má v prostriedku dieru, vy­vrátiť na okrúhlu misu, vôkol dať plnený kaleráb, do prostriedku mrkvu, na mrkvu poklásť vysmažené modzgy a to saftom z popod kalerábu poliať.</text:span></text:span></text:p>
        <text:p text:style-name="P611"><text:span text:style-name="CharStyle9"><text:span text:style-name="T1156"/></text:span></text:p>
        <text:p text:style-name="P612"><text:span text:style-name="CharStyle9"><text:span text:style-name="T1156">640. Parená biela repa.</text:span></text:span></text:p>
        <text:p text:style-name="P1161"><text:span text:style-name="CharStyle9"><text:span text:style-name="T1156"/></text:span></text:p>
        <text:p text:style-name="P1160"><text:span text:style-name="CharStyle9"><text:span text:style-name="T1156">Z repy sa nachádzajú všelijaké druhy, k vareniu upotrebúva sa okrúhla a podlhovatá biela repa, ktorá v dobrej zeme a kraji veľmi veľká narastie a do sudov sa zapráva jako kapusta; je ona zdravým a ľahkým jedlom i pre chorého. Obielená repa pokrája sa na rezanky; v masti upáli sa cukor na žlto, do tohoto dať repu a ju podliať, nechať na mäkko upariť, po uparení múkou posypať, polievkou zaliať, posoliť, ocukriť, nechať povoľne variť, dať na misu a na vrch prichystané mäso poklásť.</text:span></text:span></text:p>
        <text:p text:style-name="P611"><text:span text:style-name="CharStyle9"><text:span text:style-name="T1156"/></text:span></text:p>
        <text:p text:style-name="P612"><text:span text:style-name="CharStyle9"><text:span text:style-name="T1156">641. Na kyslo urobená repa.</text:span></text:span></text:p>
        <text:p text:style-name="P1161"><text:soft-page-break/><text:span text:style-name="CharStyle9"><text:span text:style-name="T1156"/></text:span></text:p>
        <text:p text:style-name="P1160"><text:span text:style-name="CharStyle9"><text:span text:style-name="T1156">Prichystanú repu na tenké listy rozkrájať, tieto na dlhé rezanky, v nádobe ju zaliať polov</text:span></text:span><text:span text:style-name="CharStyle9"><text:span text:style-name="T1238">i</text:span></text:span><text:span text:style-name="CharStyle9"><text:span text:style-name="T1156">c vodou a polov</text:span></text:span><text:span text:style-name="CharStyle9"><text:span text:style-name="T1238">i</text:span></text:span><text:span text:style-name="CharStyle9"><text:span text:style-name="T1156">c octom, do nej dať mäso, posoliť a nechať uvariť. Do horúcej husacej masti dá sa za dve ližice múky a drobno krájanej cibule, to spolu užiariť, zaliať polievkou z repy, pridať bieleho vína, rozmiešať, pridaním smotanky nechať povoľne variť, potom dať na misu, mäso na vrch poklásť a žijovým saftom poliať.</text:span></text:span></text:p>
        <text:p text:style-name="P684"><text:span text:style-name="CharStyle9"><text:span text:style-name="T1156"/></text:span></text:p>
        <text:p text:style-name="P685"><text:span text:style-name="CharStyle9"><text:span text:style-name="T1156">642. Do suda zapraviť repu na zimu.</text:span></text:span></text:p>
        <text:p text:style-name="P1161"><text:span text:style-name="CharStyle9"><text:span text:style-name="T1156"/></text:span></text:p>
        <text:p text:style-name="P1160"><text:span text:style-name="CharStyle9"><text:span text:style-name="T1156">Vätší druh repy olúpať, umyť, z vody nechať odtiecť a na predelených tekvičných nožoch podrobiť. Čisto umytý suchý súdok na rovné miesto postaviť, na dno múkou posy­pať, posoliť, na piaď zvýše dať do súdka repy, na rovno usporiadať a čistou kyjanicou vôkol pozorne ubíjať, aby repa aj dosť ubitá bola, ani aby sa nerozsekala. Potom zase posoliť, nie veľmi múkou posypať, na to sa dá repy a tak sa pokra­čuje, kým sa súdok nedoplní; na vrchu poliať, múkou posy­pať, čistou handrou zakryť, na dno dať kamene a nechať kys­núť; keď začína plesnieť, musí sa sud očistiť a zmyť.</text:span></text:span></text:p>
        <text:p text:style-name="P611"><text:span text:style-name="CharStyle9"><text:span text:style-name="T1156"/></text:span></text:p>
        <text:p text:style-name="P612"><text:span text:style-name="CharStyle9"><text:span text:style-name="T1156">643. Varená kyslá repa.</text:span></text:span></text:p>
        <text:p text:style-name="P1161"><text:span text:style-name="CharStyle9"><text:span text:style-name="T1156"/></text:span></text:p>
        <text:p text:style-name="P1160"><text:span text:style-name="CharStyle9"><text:span text:style-name="T1156">Keď je repa už dosť kyslá, dá sa do nej barannieho alebo sviňského mäsa, vodou doliať a nechať variť. Údenú slaninu s cibuľou na drobno posekať, pridať k nej za ližicu múky, spolu upražiť, zaliať polievkou z repy, do toho smotanky zamiešať, nechať variť, dať na misu, mäso na vrch po­krájať a žíjovým saftom poliať.</text:span></text:span></text:p>
        <text:p text:style-name="P611"><text:span text:style-name="CharStyle9"><text:span text:style-name="T1156"/></text:span></text:p>
        <text:p text:style-name="P612"><text:span text:style-name="CharStyle9"><text:span text:style-name="T1156">644. Parená kvaka.</text:span></text:span></text:p>
        <text:p text:style-name="P1161"><text:span text:style-name="CharStyle9"><text:span text:style-name="T1156"/></text:span></text:p>
        <text:p text:style-name="P1160"><text:span text:style-name="CharStyle9"><text:span text:style-name="T1156">Kvaka má svoj koreň v zemi, narastie až na pár funtov a je nektorá biela, iný druh zase žltý; v jaseni je horkastá a tvrdá, keď ju mráz trochu poštípe, je o</text:span></text:span><text:span text:style-name="CharStyle9"><text:span text:style-name="T1238">n</text:span></text:span><text:span text:style-name="CharStyle9"><text:span text:style-name="T1156">a </text:span></text:span><text:soft-page-break/><text:span text:style-name="CharStyle9"><text:span text:style-name="T1156">sladšia. Ostrúhanú a umytú kvaku na rezanky pokrájať, dať do masla, podliať a nechať na mäkko upariť, k čomu dlhší čas sa potrebuje, pri čom sa dá pozor, aby neprihorela. Pri pa­rení často sa podlieva, po odmäknutí múkou posypať, po­lievkou zaliať, posoliť, nechať variť, po uvarení dať na misu, prichystané pokrájané mäso dať na vrch a saftom poliať.</text:span></text:span></text:p>
        <text:p text:style-name="P686"><text:span text:style-name="CharStyle9"><text:span text:style-name="T1156"/></text:span></text:p>
        <text:p text:style-name="P687"><text:span text:style-name="CharStyle9"><text:span text:style-name="T1156">645. Parená frišká turčianska repa.</text:span></text:span></text:p>
        <text:p text:style-name="P1161"><text:span text:style-name="CharStyle9"><text:span text:style-name="T1156"/></text:span></text:p>
        <text:p text:style-name="P1160"><text:span text:style-name="CharStyle9"><text:span text:style-name="T1156">Poneváč túto repu obyčajne na deň Kiliana zasievajú, môže sa z nej len v jeseni variť; ačkolvek sa táto repa i v inších stoliciach rodí, preca je ona za turčiansku vychýrená a neni všade jednaká; za takouto friškou turčianskou repou veľmi pachtia nemeckí kuchári, poneváč ona polievke veľmi dobrú chuť dodáva. Oškrabanú a umytú repu na rezanky po­krájať, do nádoby dať kus masla, v ňom tlčený cukor na žlto</text:span></text:span><text:span text:style-name="CharStyle7"><text:span text:style-name="T1156"> </text:span></text:span><text:span text:style-name="CharStyle9"><text:span text:style-name="T1156">upariť, pridať repu, podliať, na mäkko upariť, múkou posypať, polievkou zaliať, posoliť, pridať cukru, ne</text:span></text:span><text:span text:style-name="CharStyle9"><text:span text:style-name="T1238">ch</text:span></text:span><text:span text:style-name="CharStyle9"><text:span text:style-name="T1156">ať povoľne variť a potom dať na misu; pod č. 391 prichystané karbanádle dajú sa okolo jedla.</text:span></text:span></text:p>
        <text:p text:style-name="P656"><text:span text:style-name="CharStyle9"><text:span text:style-name="T1156"/></text:span></text:p>
        <text:p text:style-name="P657"><text:span text:style-name="CharStyle9"><text:span text:style-name="T1156">646. Suchá turčianska repa.</text:span></text:span></text:p>
        <text:p text:style-name="P1161"><text:span text:style-name="CharStyle9"><text:span text:style-name="T1156"/></text:span></text:p>
        <text:p text:style-name="P1160"><text:span text:style-name="CharStyle9"><text:span text:style-name="T1156">Z každej suchej repy vrch obkrojiť, repu namočiť do let­nej vody a keď sa zem z nej odmočila, medzi rukami drieť a vo viac vodách poumývať, kým neostane po nej čistá voda. Potom sa dá repa do nádoby, k nej pridať údeného mäsa, zaliať vrelou vodou a nechať na mäkko uvariť. Do masti sa dá múky, z toho sa urobí dobre žltá zápražka, to zaliať po­lievkou z repy a rozmiešať, aby neboly hrčky. Repa môže sa na tenké alebo na hrubé rezanky pokrájať, čo od každého chuti závisí, uvarená dá sa do omáčky, dľa potreby sa osol</text:span></text:span><text:span text:style-name="CharStyle9"><text:span text:style-name="T1238">í</text:span></text:span><text:span text:style-name="CharStyle9"><text:span text:style-name="T1156"> alebo aj osladí, nechá sa variť, po uvarení dať na misu a po­krájané mäso pokladá sa na vrch.</text:span></text:span></text:p>
        <text:p text:style-name="P611"><text:span text:style-name="CharStyle9"><text:span text:style-name="T1156"/></text:span></text:p>
        <text:p text:style-name="P612"><text:span text:style-name="CharStyle9"><text:span text:style-name="T1156">647. Kvasenú tekvicu prichystať.</text:span></text:span></text:p>
        <text:p text:style-name="P1161"><text:span text:style-name="CharStyle9"><text:span text:style-name="T1156"/></text:span></text:p>
        <text:p text:style-name="P1160"><text:soft-page-break/><text:span text:style-name="CharStyle9"><text:span text:style-name="T1156">Tekvicu na štvr</text:span></text:span><text:span text:style-name="CharStyle9"><text:span text:style-name="T1238">ť</text:span></text:span><text:span text:style-name="CharStyle9"><text:span text:style-name="T1156">ky rozkrojiť, z vnútra ližicou až k mäsu vybrať, kožku z vrchu obieliť, tekvicu na rezanky podrobiť, dať do nádoby, zasoliť a nechať stáť. Potom tekvicu vrelou vodou obariť, nechať v nej vystydnuť, v letnej vode nácesto rozrobiť a doň dať tekvicu, ktorá musí byť celkom vodou za­krytá; odloží sa na teplé miesto, na vrch sa dajú kúsky chleba a zakrytá nechá sa až do druhého dňa stáť, aby ukysla. Chlieb sa soberie, tekvica sa vyberie do inej ná­doby, na ňu sa zcedí polievka, pridá sa kus slaniny a nechá sa variť. Do rozpustenej husacej masti dá sa pár ližic múky a drobno pokrájanej cibule, to spolu upariť, zaliať polievkou z tekvice, rozmiešať, pridať smotanky a kôpru, nechať pár razí variť, prichystanú parenú baraninu na kúsky pokrájať, na vrch poklásť a saftom poliať.</text:span></text:span></text:p>
        <text:p text:style-name="P222"><text:span text:style-name="CharStyle7"><text:span text:style-name="T1156"/></text:span></text:p>
        <text:p text:style-name="P694"><text:span text:style-name="CharStyle9"><text:span text:style-name="T1156">648. Tekvicu na iný spôsob prichystať.</text:span></text:span></text:p>
        <text:p text:style-name="P1161"><text:span text:style-name="CharStyle9"><text:span text:style-name="T1156"/></text:span></text:p>
        <text:p text:style-name="P1160"><text:span text:style-name="CharStyle9"><text:span text:style-name="T1156">Tekvica sa zo všetkých zelených veci najchytrejšie pripraví; pokrájanú tekvicu zasoliť, vrelou vodou obariť, v masti múku s dobre pokrájanou cibuľou upražiť, zaliať po­lievkou z kvasených uhorôk a to rozmiešať, aby neboly hrčky. Von vybratú tekvicu medzi rukami vytlačiť, dať do omáčky s pridaním smotanky a drobno krájaného kôpru, s tým pár razí svariť, dať na misu, vôkol mäsom obložiť a zaliať žíjovým alebo iným saftom, v ktorom sa mäso parilo. Tekvicu neni potrebné dlho nechať variť, poneváč ona má byť pod zubami chrumkavá.</text:span></text:span></text:p>
        <text:p text:style-name="P611"><text:span text:style-name="CharStyle9"><text:span text:style-name="T1156"/></text:span></text:p>
        <text:p text:style-name="P612"><text:span text:style-name="CharStyle9"><text:span text:style-name="T1156">649. Tekvica s octom pripravená.</text:span></text:span></text:p>
        <text:p text:style-name="P1161"><text:span text:style-name="CharStyle9"><text:span text:style-name="T1156"/></text:span></text:p>
        <text:p text:style-name="P1160"><text:span text:style-name="CharStyle9"><text:span text:style-name="T1156">Pokrájanú tekvicu zasoliť, vrelou vodou obariť a po­kračovať s </text:span></text:span><text:span text:style-name="CharStyle9"><text:span text:style-name="T1238">ň</text:span></text:span><text:span text:style-name="CharStyle9"><text:span text:style-name="T1156">o</text:span></text:span><text:span text:style-name="CharStyle9"><text:span text:style-name="T1238">u</text:span></text:span><text:span text:style-name="CharStyle9"><text:span text:style-name="T1156"> dľa predošlého predpisu; jestli neni tak uro­bená a </text:span></text:span><text:span text:style-name="CharStyle9"><text:span text:style-name="T1238">h</text:span></text:span><text:span text:style-name="CharStyle9"><text:span text:style-name="T1156">ne</text:span></text:span><text:span text:style-name="CharStyle9"><text:span text:style-name="T1238">ď</text:span></text:span><text:span text:style-name="CharStyle9"><text:span text:style-name="T1156"> po pokrájaní prinde do omáčky: rozvarí sa na kašu. Do nádoby dá sa masti, v nej sa urobí žltá zápražka, do nej dať drobno krájanú cibuľu, zaliať hovädzou polievkou, pridať trochu octu a dobre rozmiešať, aby neboly hrčky; pridať k tomu drobno krájaného kôpru, tekvicu z vody vy­tlačiť a dať ju do omáčky, pridať smotanky, </text:span></text:span><text:soft-page-break/><text:span text:style-name="CharStyle9"><text:span text:style-name="T1156">dľa potreby po­soliť, pár razí nechať zvariť a dať na misu.</text:span></text:span></text:p>
        <text:p text:style-name="P611"><text:span text:style-name="CharStyle9"><text:span text:style-name="T1156"/></text:span></text:p>
        <text:p text:style-name="P612"><text:span text:style-name="CharStyle9"><text:span text:style-name="T1156">650. Tekvica s paradajkami.</text:span></text:span></text:p>
        <text:p text:style-name="P1161"><text:span text:style-name="CharStyle9"><text:span text:style-name="T1156"/></text:span></text:p>
        <text:p text:style-name="P1160"><text:span text:style-name="CharStyle9"><text:span text:style-name="T1156">Paradajky sa uvaria a prez sito pretrú; do masla sa dá pár liž</text:span></text:span><text:span text:style-name="CharStyle9"><text:span text:style-name="T1238">í</text:span></text:span><text:span text:style-name="CharStyle9"><text:span text:style-name="T1156">c múky a drobno pokrájanej cibule, to nechať upražiť, paradajkami zaliať a dobre rozmiešať, aby neboly hrčky. Tekvicu medzi rukami z vody vytlačiť a dať do predošlého, nechať povariť, dať na misu a na vrch mäso poklásť.</text:span></text:span></text:p>
        <text:p text:style-name="P611"><text:span text:style-name="CharStyle9"><text:span text:style-name="T1156"/></text:span></text:p>
        <text:p text:style-name="P612"><text:span text:style-name="CharStyle9"><text:span text:style-name="T1156">651. Na zimu zachovaná tekvica.</text:span></text:span></text:p>
        <text:p text:style-name="P1161"><text:span text:style-name="CharStyle9"><text:span text:style-name="T1156"/></text:span></text:p>
        <text:p text:style-name="P1160"><text:span text:style-name="CharStyle9"><text:span text:style-name="T1156">Tekvice trvajú až do jaseni a sú vždy k potrebovaniu súce; tekvice prez poly prekrojiť, prostriedky ližicou vylúpať, kôrku obieliť, mäso na rezanky podrobiť, v nádobe posoliť, v soli poobracať, nechať za čas stáť, vrelou vodou obariť a zakrytú nechať v tejže vode stáť, kým nevystydne. Na zapravenie vez</text:span></text:span><text:span text:style-name="CharStyle9"><text:span text:style-name="T1238">nú</text:span></text:span><text:span text:style-name="CharStyle9"><text:span text:style-name="T1156"> sa také poháre, z ktorých každý jedon obsahuje mieru na jedno zavarenie; čisté a suché poháre naplnia sa tekvicou, táto sa rukou dobre potlačí, vodu z nej netreba vytískať, poneváč musí mať svoj saft pri sebe, a z vrchu na pol druha prsta nechá sa pohár prázdny. Naplnený po­hár zakryje sa najprv handričkou, potom mechúrom a to sa dobre zaviaže motúzom. Do kotlíka, ktorý má široké dno, nakladie sa na pol druha prsta zvýše slamy, do toho sa dajú poháre a naleje sa toľko studenej vody, aby poháre vyše poly vo vode boly. Kotlík sa zakryje handrou a dá sa na oheň tak, aby všade rovnaká horúčosť bola; to sa povoľne nechá zohrievať a podkladá sa vždy tuhší oheň, kým sa voda nezačne variť; keď sa za pár minút varila, odloží sa kotlík na stranu, vrch kotlíka dobre sa zakryje a v tej pare nechá sa to </text:span></text:span><text:span text:style-name="CharStyle9"><text:span text:style-name="T1238">a</text:span></text:span><text:span text:style-name="CharStyle9"><text:span text:style-name="T1156">ž do druhého dňa vystydnúť. Po vystydnutí vybraté poháre sa očistia, odložia sa na suché a chladné miesto, a dľa potreby sa z n</text:span></text:span><text:span text:style-name="CharStyle9"><text:span text:style-name="T1238">í</text:span></text:span><text:span text:style-name="CharStyle9"><text:span text:style-name="T1156">ch bere v zime tekvica.</text:span></text:span></text:p>
        <text:p text:style-name="P611"><text:span text:style-name="CharStyle9"><text:span text:style-name="T1156"/></text:span></text:p>
        <text:p text:style-name="P612"><text:span text:style-name="CharStyle9"><text:span text:style-name="T1156">652. Tekvica s octom pripravená na iný spôsob.</text:span></text:span></text:p>
        <text:p text:style-name="P1161"><text:span text:style-name="CharStyle9"><text:span text:style-name="T1156"/></text:span></text:p>
        <text:p text:style-name="P1160"><text:soft-page-break/><text:span text:style-name="CharStyle9"><text:span text:style-name="T1156">Jestliby pri upotrebení pod predošlým číslom zaváranej tekvice táto slaná bola, premyje sa studenou vodou; urobená zápražka zaleje sa polievkou, toto rozmiešať a nechať zvariť, z vody vytlačenú tekvicu dať do omáčky, pridať smotanky, kôpru a octu, nechať svariť, dať na misu, prichystaným mä­som obložiť a žíjovým saftom poliať. Na tenže spôsob sa urobí tekvica s paradajkami.</text:span></text:span></text:p>
        <text:p text:style-name="P1160"><text:span text:style-name="CharStyle9"><text:span text:style-name="T1156"/></text:span></text:p>
        <text:p text:style-name="P611"><text:span text:style-name="CharStyle9"><text:span text:style-name="T1156">653. Parená zelená fazuľa.</text:span></text:span></text:p>
        <text:p text:style-name="P1161"><text:span text:style-name="CharStyle9"><text:span text:style-name="T1156"/></text:span></text:p>
        <text:p text:style-name="P1160"><text:span text:style-name="CharStyle9"><text:span text:style-name="T1156">Viac druhov zelenej fazule sa nachádza a síce cukrová, ktorá nemá z v</text:span></text:span><text:span text:style-name="CharStyle9"><text:span text:style-name="T1238">ň</text:span></text:span><text:span text:style-name="CharStyle9"><text:span text:style-name="T1156">útra žiadne šupy, môže sa za dlhý čas po­trebovať, kdežto druhý druh fazule len tak dlho sa dá po­trebovať, kým nestvrdne. Fazuľa sa na konci nožom zareže,</text:span></text:span><text:span text:style-name="CharStyle7"><text:span text:style-name="T1156"> </text:span></text:span><text:span text:style-name="CharStyle9"><text:span text:style-name="T1156">z oboch strán vlákno sa dolu zvlečie, fazuľu umyť a pozdĺž na tenko krájať. V masti sa drobno krájaná cibuľa i s petr­žlenom užiari, pridať k tomu fazuľu, podliať, do nej dať kus mäsitej slaniny (Kaiserfleisch) a nechať na mäkko upariť. Mäkká fazuľa posype sa múkou, zaliať ju polievkou, okysliť a osoliť, pridať pár ližíc smotanky, nechať povoľne variť, dať na misu a na vrch poklásť na kúsky pokrájanú slaninu.</text:span></text:span></text:p>
        <text:p text:style-name="P611"><text:span text:style-name="CharStyle9"><text:span text:style-name="T1156"/></text:span></text:p>
        <text:p text:style-name="P612"><text:span text:style-name="CharStyle9"><text:span text:style-name="T1156">654. Zelená fazuľa na iný spôsob.</text:span></text:span></text:p>
        <text:p text:style-name="P1161"><text:span text:style-name="CharStyle9"><text:span text:style-name="T1156"/></text:span></text:p>
        <text:p text:style-name="P1160"><text:span text:style-name="CharStyle9"><text:span text:style-name="T1156">Očistenú a umytú fazuľu pokrájať, pokrájanú cibuľu so zeleným petržlenom v masti upražiť, pridať fazuľu, podliať, nechať na mäkko pariť, múkou posypať a zaliať polievkou z toho mäsa, jaké sa na tento prívarok varí; to rozmiešať, posoliť, so soľou roztretý str</text:span></text:span><text:span text:style-name="CharStyle9"><text:span text:style-name="T1238">u</text:span></text:span><text:span text:style-name="CharStyle9"><text:span text:style-name="T1156">čok cesnaku pridať, tak tiež mäso, to podľa ľúbosti okysliť alebo sladké nechať, povoľne nechať variť a dať na misu.</text:span></text:span></text:p>
        <text:p text:style-name="P611"><text:span text:style-name="CharStyle9"><text:span text:style-name="T1156"/></text:span></text:p>
        <text:p text:style-name="P612"><text:span text:style-name="CharStyle9"><text:span text:style-name="T1156">655. Sladká zelená fazuľa.</text:span></text:span></text:p>
        <text:p text:style-name="P1161"><text:span text:style-name="CharStyle9"><text:span text:style-name="T1156"/></text:span></text:p>
        <text:p text:style-name="P1160"><text:span text:style-name="CharStyle9"><text:span text:style-name="T1156">Potrebnú mieru mladej zelenej fazule čisto umyť, očistiť, z pošika pozd</text:span></text:span><text:span text:style-name="CharStyle9"><text:span text:style-name="T1238">l</text:span></text:span><text:span text:style-name="CharStyle9"><text:span text:style-name="T1156">ž na rezanky pokrájať a zavariť do slanej vrelej vody. Po odvarení odcediť a dať do </text:span></text:span><text:soft-page-break/><text:span text:style-name="CharStyle9"><text:span text:style-name="T1156">studenej vody; do nádoby dá sa kus čerstvého masla, múky a krájaný petržel, to zaliať polievkou, svariť, odcedenú fazuľu pridať, posoliť, ocukriť, spolu svariť a do pary odložiť. Pred nastolovan</text:span></text:span><text:span text:style-name="CharStyle9"><text:span text:style-name="T1238">í</text:span></text:span><text:span text:style-name="CharStyle9"><text:span text:style-name="T1156">m dať fazuľu na misu a vôkol sa dajú telacie kotletky. Takto prichystanou fazuľou môže sa i hovädzina garnirovať.</text:span></text:span></text:p>
        <text:p text:style-name="P611"><text:span text:style-name="CharStyle9"><text:span text:style-name="T1156"/></text:span></text:p>
        <text:p text:style-name="P612"><text:span text:style-name="CharStyle9"><text:span text:style-name="T1156">656. Zelená fazuľa s mrkvou.</text:span></text:span></text:p>
        <text:p text:style-name="P1161"><text:span text:style-name="CharStyle9"><text:span text:style-name="T1156"/></text:span></text:p>
        <text:p text:style-name="P1160"><text:span text:style-name="CharStyle9"><text:span text:style-name="T1156">Fazuľa sa prichystá na predošlý spôsob, mrkva dľa č. 637; pred nastolovan</text:span></text:span><text:span text:style-name="CharStyle9"><text:span text:style-name="T1238">í</text:span></text:span><text:span text:style-name="CharStyle9"><text:span text:style-name="T1156">m urobí sa z fazule ráf, vôkol sa poklad</text:span></text:span><text:span text:style-name="CharStyle9"><text:span text:style-name="T1238">ú</text:span></text:span><text:span text:style-name="CharStyle9"><text:span text:style-name="T1156"> kotletky, do prostriedku mrkva, na vrch vysmažené modzgy a celé ž</text:span></text:span><text:span text:style-name="CharStyle9"><text:span text:style-name="T1238">í</text:span></text:span><text:span text:style-name="CharStyle9"><text:span text:style-name="T1156">jovým saftom poliať.</text:span></text:span></text:p>
        <text:p text:style-name="P222"><text:span text:style-name="CharStyle7"><text:span text:style-name="T1156"/></text:span></text:p>
        <text:p text:style-name="P611"><text:span text:style-name="CharStyle9"><text:span text:style-name="T1156">657. Zelená fazuľa na šalá</text:span></text:span><text:span text:style-name="CharStyle9"><text:span text:style-name="T1238">ť</text:span></text:span><text:span text:style-name="CharStyle9"><text:span text:style-name="T1156">.</text:span></text:span></text:p>
        <text:p text:style-name="P1161"><text:span text:style-name="CharStyle9"><text:span text:style-name="T1156"/></text:span></text:p>
        <text:p text:style-name="P1160"><text:span text:style-name="CharStyle9"><text:span text:style-name="T1156">Zelenú fazuľu na dlhé tenké rezanky pokrájať, do vrelej slanej vody zavariť, nechať trochu povariť, odcediť, dať do studenej vody, von vybrať, nechať odtiecť a dať na misu. Fazuľu s tarka</text:span></text:span><text:span text:style-name="CharStyle9"><text:span text:style-name="T1238">n</text:span></text:span><text:span text:style-name="CharStyle9"><text:span text:style-name="T1156">ovým octom, olejom a tlčeným korením spolu smiešať, misu obložiť na tvrdo uvarenými pokrájanými vajci a dať ku pečenke jako šalát. Táto príprava dáva sa i k ho­vädzine.</text:span></text:span></text:p>
        <text:p text:style-name="P611"><text:span text:style-name="CharStyle9"><text:span text:style-name="T1156"/></text:span></text:p>
        <text:p text:style-name="P612"><text:span text:style-name="CharStyle9"><text:span text:style-name="T1156">658. Zelenú fazuľu na zimu zavariť.</text:span></text:span></text:p>
        <text:p text:style-name="P1161"><text:span text:style-name="CharStyle9"><text:span text:style-name="T1156"/></text:span></text:p>
        <text:p text:style-name="P1160"><text:span text:style-name="CharStyle9"><text:span text:style-name="T1156">Poneváč mnohí radi by zachovať zelené veci i na zimu, avšak to lebo sa nepodarí, alebo sa celkom do toho nerozu­mejú, podávam i pri tejto príprave spôsob, jakým sa môže zelená fazuľa zachovať. Mladej zelenej fazule naoberať, konce obrezať a celú umyť; jest</text:span></text:span><text:span text:style-name="CharStyle9"><text:span text:style-name="T1238">l</text:span></text:span><text:span text:style-name="CharStyle9"><text:span text:style-name="T1156">i je fazuľa veľmi drobná, môže aj celá ostať, ináčej ju na rezanky pokrájať, do vrelej slanej vody zavariť a nechať ju na ohni, kým nevyhodila ko</text:span></text:span><text:span text:style-name="CharStyle9"><text:span text:style-name="T1238">c</text:span></text:span><text:span text:style-name="CharStyle9"><text:span text:style-name="T1156">hlík. Potom preč vziať z ohňa, zakrytú dať na studené miesto a vodu z nej zcediť, aby sa nepomútila. Fazuľa sa dá do pohárov, pri čom sa poháre potriasajú, aby sa hodne fa­zule smestilo. Poháre sa plnia tak, že až na pol druha prsta od vrchu ostane prázdne, to sa doplní odcedeno</text:span></text:span><text:span text:style-name="CharStyle9"><text:span text:style-name="T1238">u</text:span></text:span><text:span text:style-name="CharStyle9"><text:span text:style-name="T1156"> fazuľovou vodou, pri čom fazuľa vodou zakrytá byť musí. Na každý </text:span></text:span><text:soft-page-break/><text:span text:style-name="CharStyle9"><text:span text:style-name="T1156">pohár založí sa handrička s rozmočeným mechúrom, to mo­túzom okrútiť a poháre klásť do kotla, na ktorého dne musí byť drobná slama. Do kotla dá sa toľko vody, aby poháre vyše polovice v nej stály, to povoľne nechať svariť, po od­varení i s kotlom odložiť na studené miesto a celkom zakryté nechať až do druhého dňa v rúre stáť. Konečne sa poháre von vyberú a očistené odložia sa na suché miesto.</text:span></text:span></text:p>
        <text:p text:style-name="P697"><text:span text:style-name="CharStyle9"><text:span text:style-name="T1156"/></text:span></text:p>
        <text:p text:style-name="P698"><text:span text:style-name="CharStyle9"><text:span text:style-name="T1156">659. Zelenú fazuľu do súdka zasoliť.</text:span></text:span></text:p>
        <text:p text:style-name="P1161"><text:span text:style-name="CharStyle9"><text:span text:style-name="T1156"/></text:span></text:p>
        <text:p text:style-name="P1160"><text:span text:style-name="CharStyle9"><text:span text:style-name="T1156">Konce mladej zelenej fazule obrezať, dno súdka alebo pareničky posoliť a na to ukladať fazuľu na dva prsty zvýše,</text:span></text:span><text:span text:style-name="CharStyle23"><text:span text:style-name="T1156"> </text:span></text:span><text:span text:style-name="CharStyle9"><text:span text:style-name="T1156">to posoliť, zase fazuľu ukladať a tak pokračovať, kým sa ná­doba nedoplní. Na to sa dá čistá handra, prikryje sa súdkovým dnom a na vrch sa dajú skaly. Keď začína plesnieť, čisto sa zmyje a drží sa na chladnom mieste. Keď sa takáto fazuľa potrebuje, má sa vo vode zo soli zmyť.</text:span></text:span></text:p>
        <text:p text:style-name="P656"><text:span text:style-name="CharStyle9"><text:span text:style-name="T1156"/></text:span></text:p>
        <text:p text:style-name="P657"><text:span text:style-name="CharStyle9"><text:span text:style-name="T1156">660. Šparga s maselnou omáčkou.</text:span></text:span></text:p>
        <text:p text:style-name="P1161"><text:span text:style-name="CharStyle9"><text:span text:style-name="T1156"/></text:span></text:p>
        <text:p text:style-name="P1160"><text:span text:style-name="CharStyle9"><text:span text:style-name="T1156">Špárga neni pre robotného človeka k na</text:span></text:span><text:span text:style-name="CharStyle9"><text:span text:style-name="T1238">sí</text:span></text:span><text:span text:style-name="CharStyle9"><text:span text:style-name="T1156">teniu, lež je len lakôtkou, má v sebe sladkú chuť a je veľmi vzácna. Od hlávok puky sobrať, od spodku nožom soškrabať, v chladnej vode vymyť, složiť, motúzom prez poly sviazať a dať do hrnca tak, aby hlávky hore stály; hlávky majú prísť preto na vrch, lebo musejú celé ostať, avšak pre svojú citli­vosť by sa ináčej skazily, kdežto ostatnia čiastka špargy je tvrdšia a potrebuje vätšiu horúčosť. Šparg</text:span></text:span><text:span text:style-name="CharStyle9"><text:span text:style-name="T1238">u</text:span></text:span><text:span text:style-name="CharStyle9"><text:span text:style-name="T1156"> zaliať vrelou vodou a zakrytú nechať najviac za pol hodiny povoľne variť. Kus čerstvého masla rozmieša sa s bielou múkou na zápražku; pred nastolovaním vodu pozorne zo špargy nechať odtiecť a dať na dlhú misu, zápražku vodou rozpustiť, na čerstvom ohni svariť a týmto šparg</text:span></text:span><text:span text:style-name="CharStyle9"><text:span text:style-name="T1238">u</text:span></text:span><text:span text:style-name="CharStyle9"><text:span text:style-name="T1156"> poliať.</text:span></text:span></text:p>
        <text:p text:style-name="P611"><text:span text:style-name="CharStyle9"><text:span text:style-name="T1156"/></text:span></text:p>
        <text:p text:style-name="P612"><text:span text:style-name="CharStyle9"><text:span text:style-name="T1156">661. Šparga s rakmi.</text:span></text:span></text:p>
        <text:p text:style-name="P1161"><text:span text:style-name="CharStyle9"><text:span text:style-name="T1156"/></text:span></text:p>
        <text:p text:style-name="P1160"><text:soft-page-break/><text:span text:style-name="CharStyle9"><text:span text:style-name="T1156">Šparga a omáčka prichystá sa dľa predošlého spôsobu; z uvarených rakov vybraté mäso pokrája sa na kúsky, pred nastolovaním dá sa šparga na misu, do omáčky sa dá pár ližíc rakovej masti, to ustavične na ohni miešať, po sv</text:span></text:span><text:span text:style-name="CharStyle9"><text:span text:style-name="T1238">a</text:span></text:span><text:span text:style-name="CharStyle9"><text:span text:style-name="T1156">rení doň dať rakové chvost</text:span></text:span><text:span text:style-name="CharStyle9"><text:span text:style-name="T1238">i</text:span></text:span><text:span text:style-name="CharStyle9"><text:span text:style-name="T1156">ky a týmto šparg</text:span></text:span><text:span text:style-name="CharStyle9"><text:span text:style-name="T1238">u</text:span></text:span><text:span text:style-name="CharStyle9"><text:span text:style-name="T1156"> poliať.</text:span></text:span></text:p>
        <text:p text:style-name="P611"><text:span text:style-name="CharStyle9"><text:span text:style-name="T1156"/></text:span></text:p>
        <text:p text:style-name="P612"><text:span text:style-name="CharStyle9"><text:span text:style-name="T1156">662. Šparga so žemľovými mrvinami.</text:span></text:span></text:p>
        <text:p text:style-name="P1161"><text:span text:style-name="CharStyle9"><text:span text:style-name="T1156"/></text:span></text:p>
        <text:p text:style-name="P1160"><text:span text:style-name="CharStyle9"><text:span text:style-name="T1156">Pred nastolovaním dá sa hotová šparga na misu, kus čerstvého masla na ohni na žlto vypražiť, špargu mrvinami maslového rožka posypať a horúcim maslom poliať, aby sa na špárge penilo.</text:span></text:span></text:p>
        <text:p text:style-name="P222"><text:span text:style-name="CharStyle7"><text:span text:style-name="T1156"/></text:span></text:p>
        <text:p text:style-name="P611"><text:span text:style-name="CharStyle9"><text:span text:style-name="T1156">663. Šparga s parmazanským syrom.</text:span></text:span></text:p>
        <text:p text:style-name="P1161"><text:span text:style-name="CharStyle9"><text:span text:style-name="T1156"/></text:span></text:p>
        <text:p text:style-name="P1160"><text:span text:style-name="CharStyle9"><text:span text:style-name="T1156">Na tenže spôsob prichystaná šparga dá sa na misu, po­sype sa rozmrveným čerstvým syrom, hodne horúcim maslom poliať, ešte raz syrom posypať a nad tým rozpálen</text:span></text:span><text:span text:style-name="CharStyle9"><text:span text:style-name="T1238">ú</text:span></text:span><text:span text:style-name="CharStyle9"><text:span text:style-name="T1156"> lopatku držať, pokým nezačne žlknúť.</text:span></text:span></text:p>
        <text:p text:style-name="P611"><text:span text:style-name="CharStyle9"><text:span text:style-name="T1156"/></text:span></text:p>
        <text:p text:style-name="P612"><text:span text:style-name="CharStyle9"><text:span text:style-name="T1156">664. Frišký zelený hrach pripraviť.</text:span></text:span></text:p>
        <text:p text:style-name="P1161"><text:span text:style-name="CharStyle9"><text:span text:style-name="T1156"/></text:span></text:p>
        <text:p text:style-name="P1160"><text:span text:style-name="CharStyle9"><text:span text:style-name="T1156">Mladý zelený </text:span></text:span><text:span text:style-name="CharStyle9"><text:span text:style-name="T1238">h</text:span></text:span><text:span text:style-name="CharStyle9"><text:span text:style-name="T1156">rach vylúpať, očistiť, vymyť a do vrelej slanej vody zavariť; (veľmi denglavý hrach nemusí sa dlho variť, aby sa nerozvaril.) Uvarený hrach odcediť a dať do studenej vody, do masla dať za ližicu múky a drobno krá­janý petržel, zaliať polievkou a rozmiešať, aby neboly hrčky. Do toho odcediť hrach, spolu svariť a do pary odložiť. Pred nastolovaním dať do hrachu tlčený cukor, potom ho dať na misu a vôkol poklásť telacie karbanádle alebo smažené kurence.</text:span></text:span></text:p>
        <text:p text:style-name="P1160"><text:span text:style-name="CharStyle9"><text:span text:style-name="T1156"/></text:span></text:p>
        <text:p text:style-name="P611"><text:span text:style-name="CharStyle9"><text:span text:style-name="T1156">665. Parený frišký hrach.</text:span></text:span></text:p>
        <text:p text:style-name="P1161"><text:span text:style-name="CharStyle9"><text:span text:style-name="T1156"/></text:span></text:p>
        <text:p text:style-name="P1160"><text:span text:style-name="CharStyle9"><text:span text:style-name="T1156">Vylúpaný očistený hrach vymyť, do masla dať drobno krájaný petržel s prichystaným hrachom a nechať na mäkko upariť, aby neshorel; potom posypať múkou, posoliť, polievkou zaliať a nechať povoľne variť. Pred </text:span></text:span><text:soft-page-break/><text:span text:style-name="CharStyle9"><text:span text:style-name="T1156">nastolovaním cukrom osladiť, dať na misu a na vrch poklásť prichystané mäso.</text:span></text:span></text:p>
        <text:p text:style-name="P656"><text:span text:style-name="CharStyle9"><text:span text:style-name="T1156"/></text:span></text:p>
        <text:p text:style-name="P657"><text:span text:style-name="CharStyle9"><text:span text:style-name="T1156">666. Bieré zo zeleného hrachu.</text:span></text:span></text:p>
        <text:p text:style-name="P1161"><text:span text:style-name="CharStyle9"><text:span text:style-name="T1156"/></text:span></text:p>
        <text:p text:style-name="P1160"><text:span text:style-name="CharStyle9"><text:span text:style-name="T1156">Bujnejší hrach má aj tvrdšiu šupu a prichystá sa dľa predošlého spôsobu; pretrieť ho prez sito, dať do nádoby, osladiť, svariť, dať na misu, nožom uhladiť, vôkol dať vysma­ženú žemľu a osobit</text:span></text:span><text:span text:style-name="CharStyle9"><text:span text:style-name="T1238">e</text:span></text:span><text:span text:style-name="CharStyle9"><text:span text:style-name="T1156"> na tanier vysmažené kurence.</text:span></text:span></text:p>
        <text:p text:style-name="P611"><text:span text:style-name="CharStyle9"><text:span text:style-name="T1156"/></text:span></text:p>
        <text:p text:style-name="P612"><text:span text:style-name="CharStyle9"><text:span text:style-name="T1156">667. Miešané štyrcované bieré.</text:span></text:span></text:p>
        <text:p text:style-name="P1161"><text:span text:style-name="CharStyle9"><text:span text:style-name="T1156"/></text:span></text:p>
        <text:p text:style-name="P1160"><text:span text:style-name="CharStyle9"><text:span text:style-name="T1156">Nekoľko mladých kalerábov ostrúhať, okrúhlym dlátkom vykrájať, v slanej vode uvariť, odcediť a dať do studenej</text:span></text:span><text:span text:style-name="CharStyle7"><text:span text:style-name="T1156"> </text:span></text:span><text:span text:style-name="CharStyle9"><text:span text:style-name="T1156">vody. Do rozpusteného masla dať pokrájaný petržel a odcedený kaleráb, to poobracať a nechať vystydn</text:span></text:span><text:span text:style-name="CharStyle9"><text:span text:style-name="T1238">ú</text:span></text:span><text:span text:style-name="CharStyle9"><text:span text:style-name="T1156">ť. Do pri­chystaného bieré zamieša sa šesť ž</text:span></text:span><text:span text:style-name="CharStyle9"><text:span text:style-name="T1238">l</text:span></text:span><text:span text:style-name="CharStyle9"><text:span text:style-name="T1156">tkov, furma s dierou v prostriedku sa vymastí, do nej na dno poriadne sa pokladie kaleráb, na to prinde bieré, dať do pary a nechať za ho­dinu variť. Potom sa prichystá dľa č. 634 parená mrkva a dľa č. 620 karfiol; pred nastolovaním furmu vyvrátiť na misu, mrkvu dať do prostriedku, karfiol okolo bieré, to po­sypať mrvinami, horúcim maslom pomastiť a na mrkvu dať vysmažené modzgy.</text:span></text:span></text:p>
        <text:p text:style-name="P1774"><text:span text:style-name="CharStyle16"><text:span text:style-name="T1156"/></text:span></text:p>
        <text:p text:style-name="P1775"><text:span text:style-name="CharStyle16"><text:span text:style-name="T1156">C) Čiastka.</text:span></text:span></text:p>
        <text:p text:style-name="P1839"><text:span text:style-name="CharStyle18"><text:span text:style-name="T1156"/></text:span></text:p>
        <text:p text:style-name="P1840"><text:span text:style-name="CharStyle18"><text:span text:style-name="T1156">O krumplách a kutloch.</text:span></text:span></text:p>
        <text:p text:style-name="P611"><text:span text:style-name="CharStyle9"><text:span text:style-name="T1156"/></text:span></text:p>
        <text:p text:style-name="P612"><text:span text:style-name="CharStyle9"><text:span text:style-name="T1156">668.</text:span></text:span><text:span text:style-name="CharStyle9"><text:span text:style-name="T1238"> </text:span></text:span><text:span text:style-name="CharStyle9"><text:span text:style-name="T1156">Krumple na anglický spôsob.</text:span></text:span></text:p>
        <text:p text:style-name="P1161"><text:span text:style-name="CharStyle9"><text:span text:style-name="T1156"/></text:span></text:p>
        <text:p text:style-name="P1160"><text:span text:style-name="CharStyle9"><text:span text:style-name="T1156">Zbožie a krumple sú veci, ktoré sa každý deň v tom najbohatšom i najchudobnejšom dome potrebujú, zvlášte u nás na Slovensku, kde sa hovorieva, že ke</text:span></text:span><text:span text:style-name="CharStyle9"><text:span text:style-name="T1238">ď</text:span></text:span><text:span text:style-name="CharStyle9"><text:span text:style-name="T1156"> je komora krumplami zadebnovaná, že je psota </text:span></text:span><text:span text:style-name="CharStyle9"><text:span text:style-name="T1238">ď</text:span></text:span><text:span text:style-name="CharStyle9"><text:span text:style-name="T1156">aleko od domu. A to je aj pravda, lebo v jakej miere sa v Dol</text:span></text:span><text:span text:style-name="CharStyle9"><text:span text:style-name="T1238">ň</text:span></text:span><text:span text:style-name="CharStyle9"><text:span text:style-name="T1156">ozemsk</text:span></text:span><text:span text:style-name="CharStyle9"><text:span text:style-name="T1238">u</text:span></text:span><text:span text:style-name="CharStyle9"><text:span text:style-name="T1156"> urodí zbožia, v toľkej miere sa zasadí na Slovensku krumpiel, a nik sa nehnevá, ke</text:span></text:span><text:span text:style-name="CharStyle9"><text:span text:style-name="T1238">ď</text:span></text:span><text:span text:style-name="CharStyle9"><text:span text:style-name="T1156"> </text:span></text:span><text:span text:style-name="CharStyle9"><text:span text:style-name="T1238">í</text:span></text:span><text:span text:style-name="CharStyle9"><text:span text:style-name="T1156">ch je mnoho, ve</text:span></text:span><text:span text:style-name="CharStyle9"><text:span text:style-name="T1238">ď</text:span></text:span><text:span text:style-name="CharStyle9"><text:span text:style-name="T1156"> je zima dosť dlhá. Krumple pochádzajú z Ameriky a doniesly sa v </text:span></text:span><text:soft-page-break/><text:span text:style-name="CharStyle9"><text:span text:style-name="T1156">16-tom století do Anglicka, zkade sa, jako sa to s dobrou vecou stáva, za krátky čas po celej Evrope rozšírily. — K pripraveniu tohoto jedla sa surové obielené krumple v nádobe posolia, na ne naliať trochu vody a zakryté dať na oheň, aby sa uparily. Po uparení von vybrať, dať na misu a na žlto upra­ženým horúcim maslom poliať.</text:span></text:span></text:p>
        <text:p text:style-name="P686"><text:span text:style-name="CharStyle9"><text:span text:style-name="T1156"/></text:span></text:p>
        <text:p text:style-name="P687"><text:span text:style-name="CharStyle9"><text:span text:style-name="T1156">669. Krumple na anglický spôsob štyrcované.</text:span></text:span></text:p>
        <text:p text:style-name="P1161"><text:span text:style-name="CharStyle9"><text:span text:style-name="T1156"/></text:span></text:p>
        <text:p text:style-name="P1160"><text:span text:style-name="CharStyle9"><text:span text:style-name="T1156">Obielené surové krumple dať do nádoby, na ne naliať dobrej hovädzej polievky, posoliť, pridať tlčeného korenia a upariť. Na mäkko uparené krumple varechou na kašu roz­miešať, okrúhlu furmu na hrubo maslom vymastiť a žemľovými mrvinami posypať, do nej dať krumpiel, mrvinami po­sypať, maslom pomastiť a tak pokračovať, kým sa nedoplní furma; potom v rúre na žlto upiecť a na misu vyvrátiť.</text:span></text:span></text:p>
        <text:p text:style-name="P611"><text:span text:style-name="CharStyle9"><text:span text:style-name="T1156"/></text:span></text:p>
        <text:p text:style-name="P612"><text:span text:style-name="CharStyle9"><text:span text:style-name="T1156">670. Krumplové bieré a la Jakson.</text:span></text:span></text:p>
        <text:p text:style-name="P1161"><text:span text:style-name="CharStyle9"><text:span text:style-name="T1156"/></text:span></text:p>
        <text:p text:style-name="P1160"><text:span text:style-name="CharStyle9"><text:span text:style-name="T1156">Toto jedlo, jako i mnohé iné, dostalo název od milovníka tohože jedla; i menovanému prišla chuť, krumple v horúcom popole upiecť, po upečení očistiť, prez sito protrieť, s čerstvým maslom rozrobiť a dobrou polievkou rozpustiť, posoliť, oko­reniť a na horúcom mieste miešať, aby dobre husté boly. Nekoľko sardiel očistiť, osti zo šupy povyberať, na rezanky pokrájať, krumple na misu dať, vrch sardelami posypať a celé </text:span></text:span><text:span text:style-name="CharStyle9"><text:span text:style-name="T1238">h</text:span></text:span><text:span text:style-name="CharStyle9"><text:span text:style-name="T1156">orúcim maslom poliať.</text:span></text:span></text:p>
        <text:p text:style-name="P611"><text:span text:style-name="CharStyle9"><text:span text:style-name="T1156"/></text:span></text:p>
        <text:p text:style-name="P612"><text:span text:style-name="CharStyle9"><text:span text:style-name="T1156">671. Krumple a la Berchtgaden.</text:span></text:span></text:p>
        <text:p text:style-name="P1161"><text:span text:style-name="CharStyle9"><text:span text:style-name="T1156"/></text:span></text:p>
        <text:p text:style-name="P1160"><text:span text:style-name="CharStyle9"><text:span text:style-name="T1156">Dlhé surové krumple na pozdĺž pokrájať, dať do ná­doby, sladkou smotankou zaliať, posoliť a nechať povoľne variť, aby boly i dosť mäkké, i aby sa nerozpadly. Do ná­doby dať kus čerstvého masla, v ňom jednu pokrájanú cibuľu a dve ližice múky upražiť, do toho zliať smotanku z krum­piel, dľa potreby môže sa i viac smotanky pridať a na ohni pod ustavičným miešaním </text:span></text:span><text:soft-page-break/><text:span text:style-name="CharStyle9"><text:span text:style-name="T1156">nechať spolu variť. Toto prez sito pretrieť, dať na krumple, v nádobe potriasť, nechať svariť a krumple vybrať na misu, pri čom celé križalky ostať musia; konečne saftom poliať a čerstvým maslom po vrchu pomastiť.</text:span></text:span></text:p>
        <text:p text:style-name="P611"><text:span text:style-name="CharStyle9"><text:span text:style-name="T1156"/></text:span></text:p>
        <text:p text:style-name="P612"><text:span text:style-name="CharStyle9"><text:span text:style-name="T1156">672. Krumplové plnky.</text:span></text:span></text:p>
        <text:p text:style-name="P1161"><text:span text:style-name="CharStyle9"><text:span text:style-name="T1156"/></text:span></text:p>
        <text:p text:style-name="P1160"><text:span text:style-name="CharStyle9"><text:span text:style-name="T1156">Krumple v popole upiecť, horúce očistiť, prez sito do nádoby pretrieť, pridať kus čerstvého masla a mušk</text:span></text:span><text:span text:style-name="CharStyle9"><text:span text:style-name="T1238">a</text:span></text:span><text:span text:style-name="CharStyle9"><text:span text:style-name="T1156">tového kvetu, posoliť, so štyrma vajci rozmiešať, dve na drobné kocky pokrájané žemle v masle na žlto upražiť a pridať k predošlému, z toho urobiť okrúhle plnky, do vrelej slanej vody zavariť, vybrať na misu a v čerstvom masle</text:span></text:span><text:span text:style-name="CharStyle7"><text:span text:style-name="T1156"> </text:span></text:span><text:span text:style-name="CharStyle9"><text:span text:style-name="T1156">upraženými mrvinami po vrchu poliať. Jestli sa menšie plnky pošúlajú a do polievky zavaria, povstanú:</text:span></text:span></text:p>
        <text:p text:style-name="P611"><text:span text:style-name="CharStyle9"><text:span text:style-name="T1156"/></text:span></text:p>
        <text:p text:style-name="P612"><text:span text:style-name="CharStyle9"><text:span text:style-name="T1156">673. Tieže plnky na iný spôsob.</text:span></text:span></text:p>
        <text:p text:style-name="P656"><text:span text:style-name="CharStyle9"><text:span text:style-name="T1156"/></text:span></text:p>
        <text:p text:style-name="P657"><text:span text:style-name="CharStyle9"><text:span text:style-name="T1156">674. Krumplové plnky s lekvárom.</text:span></text:span></text:p>
        <text:p text:style-name="P1161"><text:span text:style-name="CharStyle9"><text:span text:style-name="T1156"/></text:span></text:p>
        <text:p text:style-name="P1160"><text:span text:style-name="CharStyle9"><text:span text:style-name="T1156">Ke</text:span></text:span><text:span text:style-name="CharStyle9"><text:span text:style-name="T1238">ď</text:span></text:span><text:span text:style-name="CharStyle9"><text:span text:style-name="T1156"> je pl</text:span></text:span><text:span text:style-name="CharStyle9"><text:span text:style-name="T1238">n</text:span></text:span><text:span text:style-name="CharStyle9"><text:span text:style-name="T1156">ková massa hotová, urobia sa plnky na ten spôsob, že sa do prostriedku urobí diera, do nej sa dá kus lekváru, to sa massou pritlačí, do okrúhla sošúla, v slanej vode vyvarí a po vrchu upraženými mrvinami posype.</text:span></text:span></text:p>
        <text:p text:style-name="P1160"><text:span text:style-name="CharStyle9"><text:span text:style-name="T1156"/></text:span></text:p>
        <text:p text:style-name="P656"><text:span text:style-name="CharStyle9"><text:span text:style-name="T1156">675. Krumplové šúlance.</text:span></text:span></text:p>
        <text:p text:style-name="P1161"><text:span text:style-name="CharStyle9"><text:span text:style-name="T1156"/></text:span></text:p>
        <text:p text:style-name="P1160"><text:span text:style-name="CharStyle9"><text:span text:style-name="T1156">Potrebnú mieru krumpiel uvariť, olúpať, horúce válkom rozmiešať, práve toľko múky k ním pridať, posoliť, do toho pár ž</text:span></text:span><text:span text:style-name="CharStyle9"><text:span text:style-name="T1238">l</text:span></text:span><text:span text:style-name="CharStyle9"><text:span text:style-name="T1156">tkov vmiesiť, z toho zhrúbä malého prsta šúlance robiť a na sito rozložiť. Do nádoby dať kus čerstvého masla, v ňom hodnú mieru žemľových omrvín na žlto upražiť, šúlance do vrelej vody zavariť, odcediť, studenou vodou premyť, do upražených mrvín poobálať a dľa chuti môžu sa i pocukrovať.</text:span></text:span></text:p>
        <text:p text:style-name="P656"><text:span text:style-name="CharStyle9"><text:span text:style-name="T1156"/></text:span></text:p>
        <text:p text:style-name="P657"><text:span text:style-name="CharStyle9"><text:span text:style-name="T1156">676. Krumplový šmorn s grísom.</text:span></text:span></text:p>
        <text:p text:style-name="P1161"><text:span text:style-name="CharStyle9"><text:span text:style-name="T1156"/></text:span></text:p>
        <text:p text:style-name="P1160"><text:soft-page-break/><text:span text:style-name="CharStyle9"><text:span text:style-name="T1156">Surové krumple obieliť, v pare na mäkko uvariť, odce­diť, dať na tablu a grísom posypať, pri čom sa na to pozor dá, aby nebolo ani priveľa ani primálo grísu. Tieto krumple sa horúce válkom na cesto rozmiesia, kúsky z neho sa trhajú a dávajú sa do rozpáleného masla, v ňom sa nechajú povoľne pražiť, pri tom </text:span></text:span><text:span text:style-name="CharStyle9"><text:span text:style-name="T1238">í</text:span></text:span><text:span text:style-name="CharStyle9"><text:span text:style-name="T1156">ch lopatkovou vidličkou na drobné kúsky po­sekať a obracať, aby neprihorely.</text:span></text:span></text:p>
        <text:p text:style-name="P611"><text:span text:style-name="CharStyle9"><text:span text:style-name="T1156"/></text:span></text:p>
        <text:p text:style-name="P612"><text:span text:style-name="CharStyle9"><text:span text:style-name="T1156">677. Smažené krumple.</text:span></text:span></text:p>
        <text:p text:style-name="P1161"><text:span text:style-name="CharStyle9"><text:span text:style-name="T1156"/></text:span></text:p>
        <text:p text:style-name="P1160"><text:span text:style-name="CharStyle9"><text:span text:style-name="T1156">Surové krumple okružliť, na tenké križalky pokrájať, zasoliť a nechať stáť; potom </text:span></text:span><text:span text:style-name="CharStyle9"><text:span text:style-name="T1238">í</text:span></text:span><text:span text:style-name="CharStyle9"><text:span text:style-name="T1156">ch vybrať na </text:span></text:span><text:span text:style-name="CharStyle9"><text:span text:style-name="T1238">č</text:span></text:span><text:span text:style-name="CharStyle9"><text:span text:style-name="T1156">isté plátno, rosol z nich vytlačiť, v múke poobálať a v masle vysmažiť. V roz­pustenom masle pokrájanú cibuľu so zeleným petržlenom upražiť, so smotankou spolu svariť a týmto krumple poliať. Toto sa upotrebí ku garnírovaniu b</text:span></text:span><text:span text:style-name="CharStyle9"><text:span text:style-name="T1298">ü</text:span></text:span><text:span text:style-name="CharStyle9"><text:span text:style-name="T1156">fteku.</text:span></text:span></text:p>
        <text:p text:style-name="P222"><text:span text:style-name="CharStyle7"><text:span text:style-name="T1156"/></text:span></text:p>
        <text:p text:style-name="P699"><text:span text:style-name="CharStyle9"><text:span text:style-name="T1156">678. Príprava suchej fazule.</text:span></text:span></text:p>
        <text:p text:style-name="P1161"><text:span text:style-name="CharStyle9"><text:span text:style-name="T1156"/></text:span></text:p>
        <text:p text:style-name="P1160"><text:span text:style-name="CharStyle9"><text:span text:style-name="T1156">Suchú fazuľu do tekúcej vody pripraviť a nechať na mäkko uvariť; do nádoby dať masti, pár ližíc múky a drobno krájanej cibule, z toho urobiť žltú zápražku, fazuľou zaliať, posoliť a nechať povoľne variť. Do narajbaného chrenu dá sa pár ližíc vrelej polievky a trochu octu, to rozmiešať, fa­zuľu dať na misu, pokrájané prichystané mäso sa dá na vrch, to saftom poliať a pridať chren. Mnohých fazuľa sdúva, čo však prestane, jestli sa ona s takto pripraveným chrenom smieša, okrem toho môže sa i cez sito pretrieť. Fazuľovým bieré garniruje sa hovädzina.</text:span></text:span></text:p>
        <text:p text:style-name="P699"><text:span text:style-name="CharStyle9"><text:span text:style-name="T1156"/></text:span></text:p>
        <text:p text:style-name="P701"><text:span text:style-name="CharStyle9"><text:span text:style-name="T1156">679. Suchý hrach.</text:span></text:span></text:p>
        <text:p text:style-name="P1161"><text:span text:style-name="CharStyle9"><text:span text:style-name="T1156"/></text:span></text:p>
        <text:p text:style-name="P1160"><text:span text:style-name="CharStyle9"><text:span text:style-name="T1156">Hrach do tekúcej vody postaviť a na mäkko uvariť; — ho</text:span></text:span><text:span text:style-name="CharStyle9"><text:span text:style-name="T1239">ď</text:span></text:span><text:span text:style-name="CharStyle9"><text:span text:style-name="T1156">ajaká strova nemá sa v mnohej miere vody vari</text:span></text:span><text:span text:style-name="CharStyle9"><text:span text:style-name="T1239">ť</text:span></text:span><text:span text:style-name="CharStyle9"><text:span text:style-name="T1156">, lež len toľko sa má na ňu vody naliať, aby zakrytá bola —; pri do­varení sa doleje vody a na vrch vyšlé šupy sa soberú; </text:span></text:span><text:soft-page-break/><text:span text:style-name="CharStyle9"><text:span text:style-name="T1156">po­tom posoliť a zakrytý na teplom nechať stáť. Žemľové omrviny vo friškom masle na žlto upražiť, na dlhé škvarky pokrá</text:span></text:span><text:span text:style-name="CharStyle9"><text:span text:style-name="T1239">janú</text:span></text:span><text:span text:style-name="CharStyle9"><text:span text:style-name="T1156"> slaninu na žlto upražiť a von vybrať, cibuľu na listy pokrájať a tiež upražiť. Pred nastolovan</text:span></text:span><text:span text:style-name="CharStyle9"><text:span text:style-name="T1239">í</text:span></text:span><text:span text:style-name="CharStyle9"><text:span text:style-name="T1156">m odcedený hrach dať na misu, na vrch dať slaninu s cibuľou, celé mrvinami po­liať a na vrch dať prichystané mäso. Jestli z takéhoto hra­chu na druhý deň dačo ostane, tým sa hovädzina garniruje.</text:span></text:span></text:p>
        <text:p text:style-name="P767"><text:span text:style-name="CharStyle9"><text:span text:style-name="T1156"/></text:span></text:p>
        <text:p text:style-name="P768"><text:span text:style-name="CharStyle9"><text:span text:style-name="T1156">680. Hovädzie ku</text:span></text:span><text:span text:style-name="CharStyle9"><text:span text:style-name="T1239">tl</text:span></text:span><text:span text:style-name="CharStyle9"><text:span text:style-name="T1156">e (držky) prichystať.</text:span></text:span></text:p>
        <text:p text:style-name="P1161"><text:span text:style-name="CharStyle9"><text:span text:style-name="T1156"/></text:span></text:p>
        <text:p text:style-name="P1160"><text:span text:style-name="CharStyle9"><text:span text:style-name="T1156">Čisto umyté hovädzie kutle obvariť, nechať vystydnúť, na tenké rezanky do nádoby pokrájať, vodou zaliať a so sla­ninou nechať na mäkko uvariť. Potom slaninu von vziať, pokrájanú cibuľu s petržlenom dať do nádoby, s múkou za ližicu rozmiešať, polievkou rozpustiť a pridať ku kutlám, tieto posoliť, vo vode namočenú žemľu vytisnuť, na drobno pose­kať a ku kutlám pridať, nekoľko razí nechať svariť, dať na misu a saftom poliať.</text:span></text:span></text:p>
        <text:p text:style-name="P222"><text:span text:style-name="CharStyle7"><text:span text:style-name="T1156"/></text:span></text:p>
        <text:p text:style-name="P699"><text:span text:style-name="CharStyle9"><text:span text:style-name="T1156">681. Hovädzie kutle s grísom.</text:span></text:span></text:p>
        <text:p text:style-name="P1161"><text:span text:style-name="CharStyle9"><text:span text:style-name="T1156"/></text:span></text:p>
        <text:p text:style-name="P1160"><text:span text:style-name="CharStyle9"><text:span text:style-name="T1156">Kutle sa prichystajú dľa predošlého spôsobu; pár hrst</text:span></text:span><text:span text:style-name="CharStyle9"><text:span text:style-name="T1239">í</text:span></text:span><text:span text:style-name="CharStyle9"><text:span text:style-name="T1156"> grisu sa nechá povariť, nekoľko na tvrdo uvarených vajec nožom posekať a pred nastolovaním ku kutlám primiešať.</text:span></text:span></text:p>
        <text:p text:style-name="P699"><text:span text:style-name="CharStyle9"><text:span text:style-name="T1156"/></text:span></text:p>
        <text:p text:style-name="P701"><text:span text:style-name="CharStyle9"><text:span text:style-name="T1156">682. Hovädzie kutle vo volováne.</text:span></text:span></text:p>
        <text:p text:style-name="P1161"><text:span text:style-name="CharStyle9"><text:span text:style-name="T1156"/></text:span></text:p>
        <text:p text:style-name="P1160"><text:span text:style-name="CharStyle9"><text:span text:style-name="T1156">Dľa č. 191 urobiť maselné cesto, toto na pol druha prsta zhrúbä vyvaľkať, naň tanier položiť, vôkol obrezať a dať na plech; potom sa položí menší tanier na tože cesto, aby ráf cesta bol vôkol na dobré dva prsty široký; vedľa tohoto menšieho taniera sa cesto do okrúhla reže nie celkom do spodku, lež na pol prsta zhlbä, tanier odložiť, cesto po vrchu vajcom pomastiť a dať do dobre horúcej pece piecť, aby sa cesto do vysok</text:span></text:span><text:span text:style-name="CharStyle9"><text:span text:style-name="T1239">a</text:span></text:span><text:span text:style-name="CharStyle9"><text:span text:style-name="T1156"> zdvihlo. Po vypečení položí sa na misu, vyrezaný prostriedok nie celkom do spodku sa von vezne, prázdne </text:span></text:span><text:soft-page-break/><text:span text:style-name="CharStyle9"><text:span text:style-name="T1156">miesto naplní sa prichystanými kutlami a poleje sa ž</text:span></text:span><text:span text:style-name="CharStyle9"><text:span text:style-name="T1239">í</text:span></text:span><text:span text:style-name="CharStyle9"><text:span text:style-name="T1156">jovým saftom, sosňatý vrch cesta na kúsky pokrájať a na kutle položiť.</text:span></text:span></text:p>
        <text:p text:style-name="P699"><text:span text:style-name="CharStyle9"><text:span text:style-name="T1156"/></text:span></text:p>
        <text:p text:style-name="P701"><text:span text:style-name="CharStyle9"><text:span text:style-name="T1156">683. Hovädzie kutle v rezankovom krustáte.</text:span></text:span></text:p>
        <text:p text:style-name="P1161"><text:span text:style-name="CharStyle9"><text:span text:style-name="T1156"/></text:span></text:p>
        <text:p text:style-name="P1160"><text:span text:style-name="CharStyle9"><text:span text:style-name="T1156">Z troch vajec urobené cesto na tenko vyvalkať, z neho rezanky pokrájať, vo vode vyvariť, odcediť cez sito, studenou vodou premyť, nechať odtiecť, vmiešať </text:span></text:span><text:span text:style-name="CharStyle9"><text:span text:style-name="T1239">í</text:span></text:span><text:span text:style-name="CharStyle9"><text:span text:style-name="T1156">ch do žlto vypraženého masla a posoliť. Takéto rezance dajú sa do vymaste­nej a žem</text:span></text:span><text:span text:style-name="CharStyle9"><text:span text:style-name="T1239">ľ</text:span></text:span><text:span text:style-name="CharStyle9"><text:span text:style-name="T1156">ovými mrvinami posypanej okrúhlej furmy, v rúre nechať na žlto upiecť a tak na misu vyvrátiť, aby aj na mise bolo tak vrchom postavené, jako bolo vo furme, nie ale na opak. Na prst od kraja sa to vypečené nie celkom až do spodku vyreže a von v</text:span></text:span><text:span text:style-name="CharStyle9"><text:span text:style-name="T1239">y</text:span></text:span><text:span text:style-name="CharStyle9"><text:span text:style-name="T1156">bere, prázdne miesto sa zaplní s prichystanými kutlami a to sa saftom poleje.</text:span></text:span></text:p>
        <text:p text:style-name="P699"><text:span text:style-name="CharStyle9"><text:span text:style-name="T1156"/></text:span></text:p>
        <text:p text:style-name="P701"><text:span text:style-name="CharStyle9"><text:span text:style-name="T1156">684. </text:span></text:span><text:span text:style-name="CharStyle9"><text:span text:style-name="T1239">K</text:span></text:span><text:span text:style-name="CharStyle9"><text:span text:style-name="T1156">roketky z kutiel smažené.</text:span></text:span></text:p>
        <text:p text:style-name="P1161"><text:span text:style-name="CharStyle9"><text:span text:style-name="T1156"/></text:span></text:p>
        <text:p text:style-name="P1160"><text:span text:style-name="CharStyle9"><text:span text:style-name="T1156">Kutle sa prichystajú dľa č. 680, miesto polievky vezne sa na rozpustenie mäsový sulc pod č. 134; to nechať spolu</text:span></text:span><text:span text:style-name="CharStyle7"><text:span text:style-name="T1156"> </text:span></text:span><text:span text:style-name="CharStyle9"><text:span text:style-name="T1156">svariť, z pár ž</text:span></text:span><text:span text:style-name="CharStyle9"><text:span text:style-name="T1239">l</text:span></text:span><text:span text:style-name="CharStyle9"><text:span text:style-name="T1156">tkov a citronového saftu urobiť lezon, týmto kutle zaleg</text:span></text:span><text:span text:style-name="CharStyle9"><text:span text:style-name="T1239">í</text:span></text:span><text:span text:style-name="CharStyle9"><text:span text:style-name="T1156">rovať, po vodou ovlaženom plechu na prst zhrúbä roztrieť a dať na chladné miesto. Po vystydnutí vykrojiť okrúhle kúsky alebo na podlhovato pokrájať, nožom z plechu odobrať, do vajca omáčať, žemľovými mrvinami posypať, v masle na žlto vysmažiť, do vysok</text:span></text:span><text:span text:style-name="CharStyle9"><text:span text:style-name="T1239">a</text:span></text:span><text:span text:style-name="CharStyle9"><text:span text:style-name="T1156"> na misu poklásť a glásom poliať.</text:span></text:span></text:p>
        <text:h text:style-name="P319" text:outline-level="3"><text:span text:style-name="CharStyle13"><text:span text:style-name="T1156"/></text:span></text:h>
        <text:h text:style-name="P322" text:outline-level="3"><text:bookmark-start text:name="bookmark161"/><text:span text:style-name="CharStyle13"><text:span text:style-name="T1156">IX. Oddelenie.</text:span></text:span><text:bookmark-end text:name="bookmark161"/></text:h>
        <text:h text:style-name="P330" text:outline-level="4"><text:span text:style-name="CharStyle15"><text:span text:style-name="T1156"/></text:span></text:h>
        <text:h text:style-name="P331" text:outline-level="4"><text:bookmark-start text:name="bookmark18"/><text:span text:style-name="CharStyle15"><text:span text:style-name="T1156">O paštétach a </text:span></text:span><text:span text:style-name="CharStyle15"><text:span text:style-name="T1239">š</text:span></text:span><text:span text:style-name="CharStyle15"><text:span text:style-name="T1156">kvar</text:span></text:span><text:span text:style-name="CharStyle15"><text:span text:style-name="T1239">e</text:span></text:span><text:span text:style-name="CharStyle15"><text:span text:style-name="T1156">ninách</text:span></text:span><text:bookmark-end text:name="bookmark18"/><text:span text:style-name="CharStyle15"><text:span text:style-name="T1156">.</text:span></text:span></text:h>
        <text:p text:style-name="P1774"><text:span text:style-name="CharStyle16"><text:span text:style-name="T1156"/></text:span></text:p>
        <text:p text:style-name="P1775"><text:span text:style-name="CharStyle16"><text:span text:style-name="T1156">A) Čiastka.</text:span></text:span></text:p>
        <text:p text:style-name="P1839"><text:span text:style-name="CharStyle18"><text:span text:style-name="T1156"/></text:span></text:p>
        <text:p text:style-name="P1840"><text:span text:style-name="CharStyle18"><text:span text:style-name="T1156">Teplé paštetky.</text:span></text:span></text:p>
        <text:p text:style-name="P699"><text:span text:style-name="CharStyle9"><text:span text:style-name="T1156"/></text:span></text:p>
        <text:p text:style-name="P701"><text:soft-page-break/><text:span text:style-name="CharStyle9"><text:span text:style-name="T1156">685. Maselná pašt</text:span></text:span><text:span text:style-name="CharStyle9"><text:span text:style-name="T1239">e</text:span></text:span><text:span text:style-name="CharStyle9"><text:span text:style-name="T1156">ta z jarab</text:span></text:span><text:span text:style-name="CharStyle9"><text:span text:style-name="T1239">íc</text:span></text:span><text:span text:style-name="CharStyle9"><text:span text:style-name="T1156">.</text:span></text:span></text:p>
        <text:p text:style-name="P1161"><text:span text:style-name="CharStyle9"><text:span text:style-name="T1156"/></text:span></text:p>
        <text:p text:style-name="P1160"><text:span text:style-name="CharStyle9"><text:span text:style-name="T1156">K pripraveniu veľkej pašt</text:span></text:span><text:span text:style-name="CharStyle9"><text:span text:style-name="T1239">e</text:span></text:span><text:span text:style-name="CharStyle9"><text:span text:style-name="T1156">ty sa cesto nasledovne robí. Z dvoch funtov múky, jedného funta čerstvého masla, dvoch celých vajec a štyroch ž</text:span></text:span><text:span text:style-name="CharStyle9"><text:span text:style-name="T1240">l</text:span></text:span><text:span text:style-name="CharStyle9"><text:span text:style-name="T1156">tkov urobí sa cesto a síce: múka sa dá na tablu, do jamky v múke urobenej na kúsky sa potrhá maslo, k tomu sa pridajú vajcia so ž</text:span></text:span><text:span text:style-name="CharStyle9"><text:span text:style-name="T1240">l</text:span></text:span><text:span text:style-name="CharStyle9"><text:span text:style-name="T1156">tkami a voda; cesto má byť radšej tuhšie nežli slabé a má sa chytro robiť, aby sa maslo pod rukou netopilo; rozmiesené cesto dá sa do hro­mady, zakrúti sa do čistého plátna a odloží sa na stranu. Ke</text:span></text:span><text:span text:style-name="CharStyle9"><text:span text:style-name="T1240">ď</text:span></text:span><text:span text:style-name="CharStyle9"><text:span text:style-name="T1156"> sa menšia pašt</text:span></text:span><text:span text:style-name="CharStyle9"><text:span text:style-name="T1240">e</text:span></text:span><text:span text:style-name="CharStyle9"><text:span text:style-name="T1156">ta robí, má sa zo všetkého v menšej miere podľa pomeru čili proporcije brať, teda k. pr. funt múky, pol funta masla, jedno vajce a štyry ž</text:span></text:span><text:span text:style-name="CharStyle9"><text:span text:style-name="T1240">l</text:span></text:span><text:span text:style-name="CharStyle9"><text:span text:style-name="T1156">tky, alebo na viac pašt</text:span></text:span><text:span text:style-name="CharStyle9"><text:span text:style-name="T1240">e</text:span></text:span><text:span text:style-name="CharStyle9"><text:span text:style-name="T1156">t štyry funty múky, dva funty masla, štyry celé vajcia a osem ž</text:span></text:span><text:span text:style-name="CharStyle9"><text:span text:style-name="T1240">l</text:span></text:span><text:span text:style-name="CharStyle9"><text:span text:style-name="T1156">tkov at</text:span></text:span><text:span text:style-name="CharStyle9"><text:span text:style-name="T1240">ď</text:span></text:span><text:span text:style-name="CharStyle9"><text:span text:style-name="T1156">. čomu sa každý zo zkúsenosti a častejšieho va­renia naučí. Zo štýr očistených jarab</text:span></text:span><text:span text:style-name="CharStyle9"><text:span text:style-name="T1240">íc</text:span></text:span><text:span text:style-name="CharStyle9"><text:span text:style-name="T1156"> prsk</text:span></text:span><text:span text:style-name="CharStyle9"><text:span text:style-name="T1240">a</text:span></text:span><text:span text:style-name="CharStyle9"><text:span text:style-name="T1156"> vyrezať, dať do nádoby, miešaným korením posypať, posoliť, pridať na listy krájanú cibuľu so zeleným petržlenom a citronovou šťa­vou, a to zakryté nechať stáť. Kosti z jarab</text:span></text:span><text:span text:style-name="CharStyle9"><text:span text:style-name="T1240">íc</text:span></text:span><text:span text:style-name="CharStyle9"><text:span text:style-name="T1156"> a zajačie alebo sr</text:span></text:span><text:span text:style-name="CharStyle9"><text:span text:style-name="T1240">n</text:span></text:span><text:span text:style-name="CharStyle9"><text:span text:style-name="T1156">acie mäso nechá sa v ž</text:span></text:span><text:span text:style-name="CharStyle9"><text:span text:style-name="T1240">í</text:span></text:span><text:span text:style-name="CharStyle9"><text:span text:style-name="T1156">ji na mäkko a brunátno</text:span></text:span><text:span text:style-name="CharStyle7"><text:span text:style-name="T1156"> </text:span></text:span><text:span text:style-name="CharStyle9"><text:span text:style-name="T1156">upariť, potom von vybrať, mäso obrezať, krivým nožom na drobno pokrájať a dať do nádoby, kosti v mažiari na dro­bno potlcť a dať do nádoby, kde sa parily; k tomu pridať na žlto vysmaženú žemľu, polievkou a dobrým vínom za pohár zaliať, nechať povariť, prez sito pretrieť a s pokrájaným mä­som smiešať. Očistené jelenné huby dať do nádoby, pridať pár ližíc dobrého vína, na ohni svariť a odložiť; očistené šampiony dať do nádoby, pridať kúsok čerstvého masla a citronovej šťavy, to svariť a odložiť; obrezky z obojích húb, jako i šaloty, kus cibule a zelený petržel spolu na drobno pokrá­jať, v čerstvom masle upražiť, vínom zaliať, zakryté nechať povariť a odložiť. Na malý prst zhrúbä vyvalkaným cestom sa maslom vymastená furma celkom vyf</text:span></text:span><text:span text:style-name="CharStyle9"><text:span text:style-name="T1240">u</text:span></text:span><text:span text:style-name="CharStyle9"><text:span text:style-name="T1156">truje, z krájaného mäsa sa po celom dne rozotrie na pol druha prsta zvýše, z marinádu vybraté prská jarab</text:span></text:span><text:span text:style-name="CharStyle9"><text:span text:style-name="T1240">íc</text:span></text:span><text:span text:style-name="CharStyle9"><text:span text:style-name="T1156"> na tenké kúsky pokrájať a na roztretý fáš do furmy rozložiť, na to sa dajú prichystané jelenné huby a na križalky pokrájané šampiony, zase nasle­duje fáš, huby at</text:span></text:span><text:span text:style-name="CharStyle9"><text:span text:style-name="T1240">ď</text:span></text:span><text:span text:style-name="CharStyle9"><text:span text:style-name="T1156">, kým sa furma nedoplní na dva prsty od vrchu. Po tomto sa razloží na listy pokrájaná slanina, cesto vo furme natrie sa vajcom a na celé sa </text:span></text:span><text:soft-page-break/><text:span text:style-name="CharStyle9"><text:span text:style-name="T1156">položí vyrezané cestové dienko, na prostriedku sa vyreže na ňom dierka vo ve</text:span></text:span><text:span text:style-name="CharStyle9"><text:span text:style-name="T1240">ľ</text:span></text:span><text:span text:style-name="CharStyle9"><text:span text:style-name="T1156">kosti jedného strieborného zlatníka a to sa pomastí vajcom. Z tenšieho cesta sa vyrežú mesiačky a listy, tieto sa po vr­chu rozložia v peknom poriadku a pomastia sa vajcom. Z cesta sa vyreže podlhovatý kus a skrúti sa do prostriedku na naplnenej furme tak, aby jako komín vyrezalo. To sa nechá v rúre na žlto za dve hodiny piecť, po upečení sa ko­mín odobere, ostatnie sa vyvráti na misu a zase sa obráti tak, aby vrch na spodok a spodok na vrch prišiel. Cestové dienko sa sobere, slanina z vrchu a s vínom prichystané hubové obrezky sa von vez</text:span></text:span><text:span text:style-name="CharStyle9"><text:span text:style-name="T1240">nú</text:span></text:span><text:span text:style-name="CharStyle9"><text:span text:style-name="T1156">, k tomuto sa pridá kus glásu, to sa nechá na ohni svariť, vyleje sa na vrch pečiva a na servyte sa položí s misou na stôl. — Furmy k týmto pr</text:span></text:span><text:span text:style-name="CharStyle9"><text:span text:style-name="T1240">i</text:span></text:span><text:span text:style-name="CharStyle9"><text:span text:style-name="T1156">pravám sú medené a z vnútra dobre ocinované: dno nemaj</text:span></text:span><text:span text:style-name="CharStyle9"><text:span text:style-name="T1240">u</text:span></text:span><text:span text:style-name="CharStyle9"><text:span text:style-name="T1156">, poneváč sa dno pri pašt</text:span></text:span><text:span text:style-name="CharStyle9"><text:span text:style-name="T1240">e</text:span></text:span><text:span text:style-name="CharStyle9"><text:span text:style-name="T1156">tach z cesta robí, upečená pašt</text:span></text:span><text:span text:style-name="CharStyle9"><text:span text:style-name="T1240">e</text:span></text:span><text:span text:style-name="CharStyle9"><text:span text:style-name="T1156">ta položí sa s furmou na misu, drôty sa vytiahnu, ráf sa dolu vez</text:span></text:span><text:span text:style-name="CharStyle9"><text:span text:style-name="T1240">n</text:span></text:span><text:span text:style-name="CharStyle9"><text:span text:style-name="T1156">e a pa­št</text:span></text:span><text:span text:style-name="CharStyle9"><text:span text:style-name="T1240">e</text:span></text:span><text:span text:style-name="CharStyle9"><text:span text:style-name="T1156">ta pekne na mise stojí.</text:span></text:span></text:p>
        <text:p text:style-name="P222"><text:span text:style-name="CharStyle7"><text:span text:style-name="T1156"/></text:span></text:p>
        <text:p text:style-name="P699"><text:span text:style-name="CharStyle9"><text:span text:style-name="T1156">686. Šnepfová pašt</text:span></text:span><text:span text:style-name="CharStyle9"><text:span text:style-name="T1240">e</text:span></text:span><text:span text:style-name="CharStyle9"><text:span text:style-name="T1156">ta.</text:span></text:span></text:p>
        <text:p text:style-name="P1161"><text:span text:style-name="CharStyle9"><text:span text:style-name="T1156"/></text:span></text:p>
        <text:p text:style-name="P1160"><text:span text:style-name="CharStyle9"><text:span text:style-name="T1156">Zo štýroch šnepfov črevká vybrať, so slaninou, zele­ným petržlenom a cibuľou na drobno posekať, v nádobe po­soliť, trochu upražiť a na stranu odložiť. Prsk</text:span></text:span><text:span text:style-name="CharStyle9"><text:span text:style-name="T1240">a</text:span></text:span><text:span text:style-name="CharStyle9"><text:span text:style-name="T1156"> od kostí vy­rezať, v nádobe posoliť, pridať na listy pokrájanej cibule, ze­lený petržel, citronovú šťavu, miešané korenie a za pár ližíc oleja, to zakryť a nechať stáť. Zo stehien mäso obrezať, pri­dať funt sr</text:span></text:span><text:span text:style-name="CharStyle9"><text:span text:style-name="T1240">n</text:span></text:span><text:span text:style-name="CharStyle9"><text:span text:style-name="T1156">acieho stehna a údenej slaniny, to drobno pose­kať a v mažiari potlcť; obrezky z jeleníc a šampi</text:span></text:span><text:span text:style-name="CharStyle9"><text:span text:style-name="T1240">o</text:span></text:span><text:span text:style-name="CharStyle9"><text:span text:style-name="T1156">nov s ci­buľou a zeleným petržlenom pokrájať, v masle na ohni pri­dať pár vajec, dať k mäsu a po dobrom roztlčení prez sito do nádoby pretrieť, posoliť, k tomuto dať jelenice a šampiony, to vo víne zvariť a na stranu odložiť. Kosti zo šnepfov v ž</text:span></text:span><text:span text:style-name="CharStyle9"><text:span text:style-name="T1240">í</text:span></text:span><text:span text:style-name="CharStyle9"><text:span text:style-name="T1156">ji na brunátno upariť, pridať za ližicu múky, zaliať polievkou a vínom, a nechať variť. Cestom na malý prst zhrúbä rozva</text:span></text:span><text:span text:style-name="CharStyle9"><text:span text:style-name="T1240">l</text:span></text:span><text:span text:style-name="CharStyle9"><text:span text:style-name="T1156">kaným vyf</text:span></text:span><text:span text:style-name="CharStyle9"><text:span text:style-name="T1240">u</text:span></text:span><text:span text:style-name="CharStyle9"><text:span text:style-name="T1156">truje sa vymastená furma, z cesta vyrezané dno k forme pripraviť, na spodok sa roztrie fáš na pol druha prsta zhrúbä, očistené a na široko rozklepané prsk</text:span></text:span><text:span text:style-name="CharStyle9"><text:span text:style-name="T1240">a</text:span></text:span><text:span text:style-name="CharStyle9"><text:span text:style-name="T1156"> natrú sa upraženými črevkami, každý natretý kúsok prs sa spolu skrúti, na troje rozkrojí a na faš pokladie; pomedzi tieto kú­sky dajú sa </text:span></text:span><text:soft-page-break/><text:span text:style-name="CharStyle9"><text:span text:style-name="T1156">jelenice a šampiony, na to sa dá zase fáš, potom prsk</text:span></text:span><text:span text:style-name="CharStyle9"><text:span text:style-name="T1240">a</text:span></text:span><text:span text:style-name="CharStyle9"><text:span text:style-name="T1156"> so šampi</text:span></text:span><text:span text:style-name="CharStyle9"><text:span text:style-name="T1240">o</text:span></text:span><text:span text:style-name="CharStyle9"><text:span text:style-name="T1156">nmi a tak sa doplní furma až na pol druha prsta od vrchu. Toto sa zakryje na listy pokrájanou sla­ninou, z cesta vyrezané dienko pripraví sa na vrch, to vajcom pomastiť, do prostriedku z cesta spomenutý pri predošlej pa</text:span></text:span><text:span text:style-name="CharStyle9"><text:span text:style-name="T1240">š</text:span></text:span><text:span text:style-name="CharStyle9"><text:span text:style-name="T1156">tetne komín urobiť, v rúre za dve hodiny nechať piecť, po upečení dienko vyrezať a slaninu z vrchu sobrať. Do vína, v ktorom sa jelenice pari</text:span></text:span><text:span text:style-name="CharStyle9"><text:span text:style-name="T1240">l</text:span></text:span><text:span text:style-name="CharStyle9"><text:span text:style-name="T1156">y, precedí sa z omáčky a to sa na pašt</text:span></text:span><text:span text:style-name="CharStyle9"><text:span text:style-name="T1240">e</text:span></text:span><text:span text:style-name="CharStyle9"><text:span text:style-name="T1156">tu vyleje, dienko prinde na vrch a na miesto komína šnepfové hlávky popchať na znak, že je to šnepfová pašt</text:span></text:span><text:span text:style-name="CharStyle9"><text:span text:style-name="T1240">e</text:span></text:span><text:span text:style-name="CharStyle9"><text:span text:style-name="T1156">ta.</text:span></text:span></text:p>
        <text:p text:style-name="P699"><text:span text:style-name="CharStyle9"><text:span text:style-name="T1156"/></text:span></text:p>
        <text:p text:style-name="P701"><text:span text:style-name="CharStyle9"><text:span text:style-name="T1156">687. Pašt</text:span></text:span><text:span text:style-name="CharStyle9"><text:span text:style-name="T1240">e</text:span></text:span><text:span text:style-name="CharStyle9"><text:span text:style-name="T1156">ta z čvikôt.</text:span></text:span></text:p>
        <text:p text:style-name="P1161"><text:span text:style-name="CharStyle9"><text:span text:style-name="T1156"/></text:span></text:p>
        <text:p text:style-name="P1160"><text:span text:style-name="CharStyle9"><text:span text:style-name="T1156">Ošklbané čvikoty opáliť a umyť; z n</text:span></text:span><text:span text:style-name="CharStyle9"><text:span text:style-name="T1240">í</text:span></text:span><text:span text:style-name="CharStyle9"><text:span text:style-name="T1156">ch vybraté črevká s cibuľou a zeleným petržlenom posekať, pridať slaniny, po­soliť, na ohni upražiť a odložiť. Celkom vyrezané prsk</text:span></text:span><text:span text:style-name="CharStyle9"><text:span text:style-name="T1240">a</text:span></text:span><text:span text:style-name="CharStyle9"><text:span text:style-name="T1156"> dať</text:span></text:span><text:span text:style-name="CharStyle7"><text:span text:style-name="T1156"> </text:span></text:span><text:span text:style-name="CharStyle9"><text:span text:style-name="T1156">do marinádu, fáš urobiť dľa predošlého spôsobu, pár liž</text:span></text:span><text:span text:style-name="CharStyle9"><text:span text:style-name="T1240">í</text:span></text:span><text:span text:style-name="CharStyle9"><text:span text:style-name="T1156">c z neho dať k upraženým črevkám, to rozmiešať a týmto prská naplniť. Do cestom vyfutrovanej furmy dá sa fáš, na to prská, a dľa predošlého spôsobu sa tak dlho pokračuje, kým neni furma plná; aj celé čvikoty môžu sa fá</text:span></text:span><text:span text:style-name="CharStyle9"><text:span text:style-name="T1240">š</text:span></text:span><text:span text:style-name="CharStyle9"><text:span text:style-name="T1156">om naplniť. Na tenže spôsob sa pripraví i nasledovné jedlo:</text:span></text:span></text:p>
        <text:p text:style-name="P699"><text:span text:style-name="CharStyle9"><text:span text:style-name="T1156"/></text:span></text:p>
        <text:p text:style-name="P701"><text:span text:style-name="CharStyle9"><text:span text:style-name="T1156">688. Pašt</text:span></text:span><text:span text:style-name="CharStyle9"><text:span text:style-name="T1240">e</text:span></text:span><text:span text:style-name="CharStyle9"><text:span text:style-name="T1156">ta z drobných šnepfíkov.</text:span></text:span></text:p>
        <text:p text:style-name="P699"><text:span text:style-name="CharStyle9"><text:span text:style-name="T1156"/></text:span></text:p>
        <text:p text:style-name="P701"><text:span text:style-name="CharStyle9"><text:span text:style-name="T1156">689. Pašt</text:span></text:span><text:span text:style-name="CharStyle9"><text:span text:style-name="T1240">e</text:span></text:span><text:span text:style-name="CharStyle9"><text:span text:style-name="T1156">ta z prepelíc.</text:span></text:span></text:p>
        <text:p text:style-name="P1161"><text:span text:style-name="CharStyle9"><text:span text:style-name="T1156"/></text:span></text:p>
        <text:p text:style-name="P1160"><text:span text:style-name="CharStyle9"><text:span text:style-name="T1156">I toto jedlo sa urobí dľa predošlého spôsobu, len že sa musí i zo šnepfikov i z prepelíc viac vziať, poneváč sú menšie nežli predošlé, pridať k ním dľa možnosti jelenné huby so šampi</text:span></text:span><text:span text:style-name="CharStyle9"><text:span text:style-name="T1240">o</text:span></text:span><text:span text:style-name="CharStyle9"><text:span text:style-name="T1156">nmi a v ostatnom pokračovať dľa predošlého pred­pisu. Tak sa pripravia i nasledovné jedlá:</text:span></text:span></text:p>
        <text:p text:style-name="P699"><text:span text:style-name="CharStyle9"><text:span text:style-name="T1156"/></text:span></text:p>
        <text:p text:style-name="P701"><text:span text:style-name="CharStyle9"><text:span text:style-name="T1156">690. Pašt</text:span></text:span><text:span text:style-name="CharStyle9"><text:span text:style-name="T1240">e</text:span></text:span><text:span text:style-name="CharStyle9"><text:span text:style-name="T1156">ta z fazánov.</text:span></text:span></text:p>
        <text:p text:style-name="P699"><text:span text:style-name="CharStyle9"><text:span text:style-name="T1156"/></text:span></text:p>
        <text:p text:style-name="P701"><text:span text:style-name="CharStyle9"><text:span text:style-name="T1156">691. Pašt</text:span></text:span><text:span text:style-name="CharStyle9"><text:span text:style-name="T1240">e</text:span></text:span><text:span text:style-name="CharStyle9"><text:span text:style-name="T1156">ta z divých kačíc.</text:span></text:span></text:p>
        <text:p text:style-name="P699"><text:soft-page-break/><text:span text:style-name="CharStyle9"><text:span text:style-name="T1156"/></text:span></text:p>
        <text:p text:style-name="P701"><text:span text:style-name="CharStyle9"><text:span text:style-name="T1156">692. Pašt</text:span></text:span><text:span text:style-name="CharStyle9"><text:span text:style-name="T1240">e</text:span></text:span><text:span text:style-name="CharStyle9"><text:span text:style-name="T1156">ta z kapúna.</text:span></text:span></text:p>
        <text:p text:style-name="P1161"><text:span text:style-name="CharStyle9"><text:span text:style-name="T1156"/></text:span></text:p>
        <text:p text:style-name="P1160"><text:span text:style-name="CharStyle9"><text:span text:style-name="T1156">Prez chrbát dobre vykŕmeného a obležan</text:span></text:span><text:span text:style-name="CharStyle9"><text:span text:style-name="T1240">e</text:span></text:span><text:span text:style-name="CharStyle9"><text:span text:style-name="T1156">ho kapúna kožku rozrezať, dolu stiahnuť a prsa od kostí pozorne odo­brať, aby sa neprerezala kožka; kožku na čisté plátno rozostrie</text:span></text:span><text:span text:style-name="CharStyle9"><text:span text:style-name="T1240">ť</text:span></text:span><text:span text:style-name="CharStyle9"><text:span text:style-name="T1156">, z prs srezané mäso po kožke porozkladať, mieša­ným korením posypať a posoliť. Zo stehien mäso obrezať, k tomu pridať teľacieho stehna a hovädzieho špiku, to drobno posekať a v mažiari potlc</text:span></text:span><text:span text:style-name="CharStyle9"><text:span text:style-name="T1240">ť</text:span></text:span><text:span text:style-name="CharStyle9"><text:span text:style-name="T1156">. Obrezky z húb, cibuľu a zelený petrž</text:span></text:span><text:span text:style-name="CharStyle9"><text:span text:style-name="T1240">e</text:span></text:span><text:span text:style-name="CharStyle9"><text:span text:style-name="T1156">l na drobno pokrájať a na ohni upražiť, pridať v mlieku rozmočenú žemľu, s nekoľkými vajci na ohni smiešať a i s mäsom dobre potlcť, prez sito do nádoby pretrieť, posoliť pridať miešaného korenia a na rezanky pokrájaného peklovaného jazyka. Z tohoto pár liž</text:span></text:span><text:span text:style-name="CharStyle9"><text:span text:style-name="T1240">í</text:span></text:span><text:span text:style-name="CharStyle9"><text:span text:style-name="T1156">c po celom kapúne rozo­trieť a skrútiť. Do cestom vyfutrovanej furmy dá sa na spodok fášu, z kapúna na prst zhrúbä pokrájané kúsky na fáš klásť, na to prindú na rezanky pokrájané huby, zase fáš</text:span></text:span><text:span text:style-name="CharStyle7"><text:span text:style-name="T1156"> </text:span></text:span><text:span text:style-name="CharStyle9"><text:span text:style-name="T1156">a tak sa pokračuje, kým s</text:span></text:span><text:span text:style-name="CharStyle9"><text:span text:style-name="T1240">a</text:span></text:span><text:span text:style-name="CharStyle9"><text:span text:style-name="T1156"> furma doplní. Na vrch sa dá slaniny, to sa priloží z cesta vyrezaným dienkom a nechá sa dľa predošlého spôsobu v rúre upiecť. Posekané kosti v žíji na brunátno upariť, z toho urobiť tuhú omáčku, pred nastolovaním dať do pašt</text:span></text:span><text:span text:style-name="CharStyle9"><text:span text:style-name="T1240">e</text:span></text:span><text:span text:style-name="CharStyle9"><text:span text:style-name="T1156">ty a v ostatnom sa pokračuje jako zvýš stojí. Dľa tohože predpisu sa urobí i nasledovné jedlo:</text:span></text:span></text:p>
        <text:p text:style-name="P699"><text:span text:style-name="CharStyle9"><text:span text:style-name="T1156"/></text:span></text:p>
        <text:p text:style-name="P701"><text:span text:style-name="CharStyle9"><text:span text:style-name="T1156">693. Pašteta z mladej morky.</text:span></text:span></text:p>
        <text:p text:style-name="P699"><text:span text:style-name="CharStyle9"><text:span text:style-name="T1156"/></text:span></text:p>
        <text:p text:style-name="P701"><text:span text:style-name="CharStyle9"><text:span text:style-name="T1156">694. Pašt</text:span></text:span><text:span text:style-name="CharStyle9"><text:span text:style-name="T1240">e</text:span></text:span><text:span text:style-name="CharStyle9"><text:span text:style-name="T1156">ta zo zajaca.</text:span></text:span></text:p>
        <text:p text:style-name="P1161"><text:span text:style-name="CharStyle9"><text:span text:style-name="T1156"/></text:span></text:p>
        <text:p text:style-name="P1160"><text:span text:style-name="CharStyle9"><text:span text:style-name="T1156">Z prichystaného mladého zajaca blanu dolu zrezať, filé z oboch strán od kostí oddeliť, do nádoby na kúsky pokrájať, posoliť a miešaným korením posypať. Zo stehna mäso ob­rezať, k tomuto pridať pol funta telacieho mäsa a slaniny, to drobno posekať, v mažiari potlcť, pridať užiarenú žemľu a pár vajec, to prez sito do nádoby pretrieť, posoliť a s tlčeným korením pomiešať. Cestom vyfutrovanú farmu dľa predo­šlého spôsobu naplniť a v rúre upiecť; posekané kosti v žíji na brunátno upariť, pridať múky, zaliať polievkou a dobrým vínom za </text:span></text:span><text:soft-page-break/><text:span text:style-name="CharStyle9"><text:span text:style-name="T1156">pohár, to vyvariť, prez sito pretrieť a dať z neho do pašt</text:span></text:span><text:span text:style-name="CharStyle9"><text:span text:style-name="T1240">e</text:span></text:span><text:span text:style-name="CharStyle9"><text:span text:style-name="T1156">ty. Na tenže spôsob sa urobí i nasledovné jedlo:</text:span></text:span></text:p>
        <text:p text:style-name="P699"><text:span text:style-name="CharStyle9"><text:span text:style-name="T1156"/></text:span></text:p>
        <text:p text:style-name="P701"><text:span text:style-name="CharStyle9"><text:span text:style-name="T1156">695. Pašt</text:span></text:span><text:span text:style-name="CharStyle9"><text:span text:style-name="T1240">e</text:span></text:span><text:span text:style-name="CharStyle9"><text:span text:style-name="T1156">ta zo sr</text:span></text:span><text:span text:style-name="CharStyle9"><text:span text:style-name="T1240">n</text:span></text:span><text:span text:style-name="CharStyle9"><text:span text:style-name="T1156">acieho chrbáta.</text:span></text:span></text:p>
        <text:p text:style-name="P699"><text:span text:style-name="CharStyle9"><text:span text:style-name="T1156"/></text:span></text:p>
        <text:p text:style-name="P701"><text:span text:style-name="CharStyle9"><text:span text:style-name="T1156">696. Pôstna pašt</text:span></text:span><text:span text:style-name="CharStyle9"><text:span text:style-name="T1240">e</text:span></text:span><text:span text:style-name="CharStyle9"><text:span text:style-name="T1156">ta z hlavátky.</text:span></text:span></text:p>
        <text:p text:style-name="P1161"><text:span text:style-name="CharStyle9"><text:span text:style-name="T1156"/></text:span></text:p>
        <text:p text:style-name="P1160"><text:span text:style-name="CharStyle9"><text:span text:style-name="T1156">Pár funtov hlavátky na rovnaké kúsky pokrájať, po­soliť a miešaným korením posypať; hubové obrezky, šalotky, zelený petržel a citronové kôrky na drobno pokrájať, s čer­stvým maslom po tepši rozmiešať, pridať filé z hlavátky, z ľahka odpiecť a odložiť. Odpadlé kúsky z ryby na drobno posekať, v mažiari potlcť, v mlieku rozmočenú žemľu a po­krájané veci v masle upražiť, pridať pár vajec a to spolu v mažiari potlcť, prez sito do nádoby pretrieť a to smiešať so sardelovým maslom, rakovými chvostikami a mušk</text:span></text:span><text:span text:style-name="CharStyle9"><text:span text:style-name="T1240">a</text:span></text:span><text:span text:style-name="CharStyle9"><text:span text:style-name="T1156">tovým orechom. Na spodok cestom vyfutrovanej furmy dá sa fášu,</text:span></text:span><text:span text:style-name="CharStyle7"><text:span text:style-name="T1156"> </text:span></text:span><text:span text:style-name="CharStyle9"><text:span text:style-name="T1156">na to filé z ryby, zas fášu at</text:span></text:span><text:span text:style-name="CharStyle9"><text:span text:style-name="T1240">ď</text:span></text:span><text:span text:style-name="CharStyle9"><text:span text:style-name="T1156">., na vrch sa dá cestové dienko, nechá sa v peci upiecť a vo všetkom sa pokračuje dľa pre­došlého predpisu. Šampionové obrezky s cibuľou a zeleným petržlenom pokrájať a v masle upražiť, pridať k tomu na re­zanky pokrájané šampiony a na kocky pokrájanú rybu, to nechať spolu pariť, posoliť, spolu nechať povariť i rakové chvost</text:span></text:span><text:span text:style-name="CharStyle9"><text:span text:style-name="T1240">i</text:span></text:span><text:span text:style-name="CharStyle9"><text:span text:style-name="T1156">ky, mušk</text:span></text:span><text:span text:style-name="CharStyle9"><text:span text:style-name="T1240">a</text:span></text:span><text:span text:style-name="CharStyle9"><text:span text:style-name="T1156">tového kvetu a pár ližíc smotanky, pridať rakovej masti, s nekoľkými ž</text:span></text:span><text:span text:style-name="CharStyle9"><text:span text:style-name="T1240">l</text:span></text:span><text:span text:style-name="CharStyle9"><text:span text:style-name="T1156">tkami zalegírovať a tento rago pred nastolovaním miesto vyrezaného dienka do pašt</text:span></text:span><text:span text:style-name="CharStyle9"><text:span text:style-name="T1240">e</text:span></text:span><text:span text:style-name="CharStyle9"><text:span text:style-name="T1156">ty dať.</text:span></text:span></text:p>
        <text:p text:style-name="P1774"><text:span text:style-name="CharStyle16"><text:span text:style-name="T1156"/></text:span></text:p>
        <text:p text:style-name="P1775"><text:span text:style-name="CharStyle16"><text:span text:style-name="T1156">B) Čiastka.</text:span></text:span></text:p>
        <text:p text:style-name="P1839"><text:span text:style-name="CharStyle18"><text:span text:style-name="T1156"/></text:span></text:p>
        <text:p text:style-name="P1840"><text:span text:style-name="CharStyle18"><text:span text:style-name="T1156">Chladné paštetky.</text:span></text:span></text:p>
        <text:p text:style-name="P699"><text:span text:style-name="CharStyle9"><text:span text:style-name="T1156"/></text:span></text:p>
        <text:p text:style-name="P701"><text:span text:style-name="CharStyle9"><text:span text:style-name="T1156">697. Pašt</text:span></text:span><text:span text:style-name="CharStyle9"><text:span text:style-name="T1240">e</text:span></text:span><text:span text:style-name="CharStyle9"><text:span text:style-name="T1156">ta z husacích pečienok.</text:span></text:span></text:p>
        <text:p text:style-name="P1161"><text:span text:style-name="CharStyle9"><text:span text:style-name="T1156"/></text:span></text:p>
        <text:p text:style-name="P1160"><text:span text:style-name="CharStyle9"><text:span text:style-name="T1156">Dľa tohoto spôsobu urobené pašt</text:span></text:span><text:span text:style-name="CharStyle9"><text:span text:style-name="T1240">e</text:span></text:span><text:span text:style-name="CharStyle9"><text:span text:style-name="T1156">ty pochádzajú zo Štrassburgu a sú pre svoju vzácnosť veľmi chýrečné; áno mnohí sa posiaľ nazdávajú, že len </text:span></text:span><text:soft-page-break/><text:span text:style-name="CharStyle9"><text:span text:style-name="T1156">štrassburgské pašt</text:span></text:span><text:span text:style-name="CharStyle9"><text:span text:style-name="T1240">e</text:span></text:span><text:span text:style-name="CharStyle9"><text:span text:style-name="T1156">ty sú dobré, kdežto sbehlí kuchári a kuchárky už dávno všade tie isté pašt</text:span></text:span><text:span text:style-name="CharStyle9"><text:span text:style-name="T1240">e</text:span></text:span><text:span text:style-name="CharStyle9"><text:span text:style-name="T1156">ty pripraviť vedia, k čomu doista veľká obratnosť sa požaduje. K príprave týchto pašt</text:span></text:span><text:span text:style-name="CharStyle9"><text:span text:style-name="T1240">e</text:span></text:span><text:span text:style-name="CharStyle9"><text:span text:style-name="T1156">t veznú sa dva funty múky, táto sa s pol funtom masla rozmieša, do prostriedku sa urobí jamka, do nej sa zabije celé vajce, ostatnie sa doleje vodou, z toho sa urobí tuhé cesto, zakrúti sa do čistého plátna a od­loží sa na studené miesto. Z troch pekných husacích pečeniek žlč vyrezať, pečenky na poly rozkrojiť, dať do nádoby, miešaným korením posypať, pridať na listy pokrájanej cibule, bi</text:span></text:span><text:span text:style-name="CharStyle9"><text:span text:style-name="T1240">l</text:span></text:span><text:span text:style-name="CharStyle9"><text:span text:style-name="T1156">ky zeleného petržlenu a rozmrveného bobkového listu, to zakryť a nechať stáť. Z prvčata vyťať karbanádle a síce </text:span></text:span><text:span text:style-name="CharStyle9"><text:span text:style-name="T1240">3/4</text:span></text:span><text:span text:style-name="CharStyle9"><text:span text:style-name="T1156"> čistého mäsa, toto jako i 12 lôtov údenej slaniny oso­bit</text:span></text:span><text:span text:style-name="CharStyle9"><text:span text:style-name="T1240">e</text:span></text:span><text:span text:style-name="CharStyle9"><text:span text:style-name="T1156"> na drobno posekať a dať do mažiara. Funt jeleníc očistiť, polovicu z n</text:span></text:span><text:span text:style-name="CharStyle9"><text:span text:style-name="T1240">í</text:span></text:span><text:span text:style-name="CharStyle9"><text:span text:style-name="T1156">ch na hrubé rezanky pokrájať a v nádobe od­ložiť, druhú polovicu s vínom svariť a na stranu odložiť. Ne­koľko očistených šampi</text:span></text:span><text:span text:style-name="CharStyle9"><text:span text:style-name="T1240">o</text:span></text:span><text:span text:style-name="CharStyle9"><text:span text:style-name="T1156">nov, obrezky z jeleníc, zelený petržel, za hrsť šalotok a kus obvarenej slaniny posekať,</text:span></text:span><text:span text:style-name="CharStyle7"><text:span text:style-name="T1156"> </text:span></text:span><text:span text:style-name="CharStyle9"><text:span text:style-name="T1156">spolu na ohni upražiť, v mažiari s mäsom na drobno potlcť a prez sito do čistej nádoby pretrieť. Z marinádu vyňaté očistené pečenky na filé rozkrájať a každý kúsok jelenicami vyšpikovať; obrezky z pečenôk s cibuľou a petržlenom trochu upariť a prez sito do fášu pretrieť; kúsok drobno po­krájanej uvarenej šovdry dať do nádoby, smiešať s vínom za dve ližice, pridať k fášu, dľa potreby posoliť, pridať miešaného korenia a to spolu smiešať. Potom sa vezne k vypl­neniu taká furma, do ktorej sa všetke prípravy spracú; údenej slaniny na tenké listy nakrájať, farmu celkom vy­f</text:span></text:span><text:span text:style-name="CharStyle9"><text:span text:style-name="T1241">u</text:span></text:span><text:span text:style-name="CharStyle9"><text:span text:style-name="T1156">trovať, na spodok po celom dne dať fášu, naň klásť filé, potom na kúsky pokrájané jelenice, na to fáš, zase filé at</text:span></text:span><text:span text:style-name="CharStyle9"><text:span text:style-name="T1241">ď</text:span></text:span><text:span text:style-name="CharStyle9"><text:span text:style-name="T1156">. a tak sa pokračuje, kým sa furma doplní; toto sa slaninkou celkom zakryje a dá sa i s f</text:span></text:span><text:span text:style-name="CharStyle9"><text:span text:style-name="T1241">u</text:span></text:span><text:span text:style-name="CharStyle9"><text:span text:style-name="T1156">rmou do ľadu. Cesto sa vyvalká do okrúhla zhrúbä malého prsta, to sa položí na plech, papier sa vyreže vo veľkosti vrchnej čiastky furmy a dľa tejto veľkosti sa i cesto vyreže. Na toto sa pozorne vyvráti obsah z furmy, ktorá sa najprv do letnej vody omočiť musí; druhé cesto sa tak rozva</text:span></text:span><text:span text:style-name="CharStyle9"><text:span text:style-name="T1241">l</text:span></text:span><text:span text:style-name="CharStyle9"><text:span text:style-name="T1156">ká, aby sa pašt</text:span></text:span><text:span text:style-name="CharStyle9"><text:span text:style-name="T1241">e</text:span></text:span><text:span text:style-name="CharStyle9"><text:span text:style-name="T1156">ta obvin</text:span></text:span><text:span text:style-name="CharStyle9"><text:span text:style-name="T1241">u</text:span></text:span><text:span text:style-name="CharStyle9"><text:span text:style-name="T1156">ť mohla, konce toho cesta sa vajcom pomastia a spolu spoja, i na vrch dienko sa tak vyreže, aby k paštete dobre stálo, vajcom sa pomastí a spolu spojí. Potom sa celá pašt</text:span></text:span><text:span text:style-name="CharStyle9"><text:span text:style-name="T1241">e</text:span></text:span><text:span text:style-name="CharStyle9"><text:span text:style-name="T1156">ta zubkadlom čili cvikerom celá povytláča, celá vajcom </text:span></text:span><text:soft-page-break/><text:span text:style-name="CharStyle9"><text:span text:style-name="T1156">omastená dá sa do pece, nechá sa trochu obschnúť, celá sa papierom vo tri vrstvy obvinie a motúzom okrúti, v prostriedku sa vyreže diera vo veľkosti zlatníka, z cesta sa urobí na ňu komín a nechá sa za pol tretej hodiny povoľne piecť na takom plechu, z ktorého sa môže masť zpátky do pašt</text:span></text:span><text:span text:style-name="CharStyle9"><text:span text:style-name="T1241">e</text:span></text:span><text:span text:style-name="CharStyle9"><text:span text:style-name="T1156">ty vyliať. Pri dopekaní prileje sa dobrej tokajčiny, bordo alebo rumu, po vy­ňatí z pece na chladno odložiť, papier dolu vziať a paštétu nechať za osem dní stáť. Pred nastolovaním sa vrch dienka vôkol obreže, slanina dolu sobere a na to miesto sa do po­sekaného glásu, ktorý sa i osobitne na tanier dať môže. Ku teplým paštetám urobené cesto môže sa i k príprave chladných pašt</text:span></text:span><text:span text:style-name="CharStyle9"><text:span text:style-name="T1241">e</text:span></text:span><text:span text:style-name="CharStyle9"><text:span text:style-name="T1156">t upotrebiť.</text:span></text:span></text:p>
        <text:p text:style-name="P222"><text:span text:style-name="CharStyle7"><text:span text:style-name="T1156"/></text:span></text:p>
        <text:p text:style-name="P769"><text:span text:style-name="CharStyle9"><text:span text:style-name="T1156">698. Pašt</text:span></text:span><text:span text:style-name="CharStyle9"><text:span text:style-name="T1241">e</text:span></text:span><text:span text:style-name="CharStyle9"><text:span text:style-name="T1156">ta z jarab</text:span></text:span><text:span text:style-name="CharStyle9"><text:span text:style-name="T1241">íc</text:span></text:span><text:span text:style-name="CharStyle9"><text:span text:style-name="T1156">.</text:span></text:span></text:p>
        <text:p text:style-name="P1161"><text:span text:style-name="CharStyle9"><text:span text:style-name="T1156"/></text:span></text:p>
        <text:p text:style-name="P1160"><text:span text:style-name="CharStyle9"><text:span text:style-name="T1156">Zo šiestych očistených jarab</text:span></text:span><text:span text:style-name="CharStyle9"><text:span text:style-name="T1242">íc</text:span></text:span><text:span text:style-name="CharStyle9"><text:span text:style-name="T1156"> prsk</text:span></text:span><text:span text:style-name="CharStyle9"><text:span text:style-name="T1242">á</text:span></text:span><text:span text:style-name="CharStyle9"><text:span text:style-name="T1156"> vyrezať a kožku stiahnuť, slaniny a surovej šovdry na rezanky pokrájať, po­soliť, miešaným korením posypať, týmto prsk</text:span></text:span><text:span text:style-name="CharStyle9"><text:span text:style-name="T1242">a</text:span></text:span><text:span text:style-name="CharStyle9"><text:span text:style-name="T1156"> vyšpikovať, v ž</text:span></text:span><text:span text:style-name="CharStyle9"><text:span text:style-name="T1242">í</text:span></text:span><text:span text:style-name="CharStyle9"><text:span text:style-name="T1156">ji v poly upariť, do nádoby vybrať a zakryté na stranu odložiť. Zo štyroch jarab</text:span></text:span><text:span text:style-name="CharStyle9"><text:span text:style-name="T1242">íc</text:span></text:span><text:span text:style-name="CharStyle9"><text:span text:style-name="T1156"> mäso obrezať, pridať mäso zo zajaca alebo srny a údenej slaniny, to spolu na drobno po­sekať a dať do mažiara. Nekoľko očistených šalotok alebo cibuľu, zelený petržel, šampiony a obrezky z jeleníc na drobno pokrájať, v masle upražiť, posoliť, pridať miešaného korenia a pár liž</text:span></text:span><text:span text:style-name="CharStyle9"><text:span text:style-name="T1242">í</text:span></text:span><text:span text:style-name="CharStyle9"><text:span text:style-name="T1156">c brunátnej omáčky, to svariť, v mažiari s mäsom potlcť a prez sitko do čistej nádoby pretrieť; na re­zanky pokrájané jelenice a na kocky pokrájaný uvarený peklovaný jazyk spolu s fášom smiešať, posoliť, pridať mieša­ného korenia a zakryté nechať stáť. Furmu alebo ráf maslom vymastiť, cestom vyf</text:span></text:span><text:span text:style-name="CharStyle9"><text:span text:style-name="T1242">u</text:span></text:span><text:span text:style-name="CharStyle9"><text:span text:style-name="T1156">trovať, dľa predošlého spôsobu dno spolu spojiť, celú furmu na listy pokrájanou slaninou vyložiť, na spodok dať fášu, potom na filé pokrájané prsa poklásť, pomedzi dať jelenice, zase fášu a tak pokračovať, kým sa doplní furma; vrch sa pokryje na listy pokrájanou slaninou, na to sa dá cestové dienko, pomastí sa vajcom, vrch sa okrášli tenším cestom, na prostriedku sa vyreže okrúhla diera, z cesta sa urobí na pašt</text:span></text:span><text:span text:style-name="CharStyle9"><text:span text:style-name="T1242">e</text:span></text:span><text:span text:style-name="CharStyle9"><text:span text:style-name="T1156">tu komín a nechá sa v peci za pol tretej hodiny povoľne piecť. Posekané kosti z jarab</text:span></text:span><text:span text:style-name="CharStyle9"><text:span text:style-name="T1242">íc</text:span></text:span><text:span text:style-name="CharStyle9"><text:span text:style-name="T1156"> dajú sa do saftu, v ktorom sa prsk</text:span></text:span><text:span text:style-name="CharStyle9"><text:span text:style-name="T1242">a</text:span></text:span><text:span text:style-name="CharStyle9"><text:span text:style-name="T1156"> parily, to nechať pariť, po­lievkou zaliať, tento tuhý saft do </text:span></text:span><text:soft-page-break/><text:span text:style-name="CharStyle9"><text:span text:style-name="T1156">čistej nádoby zcediť, k nemu pridať za pohár dobrého v</text:span></text:span><text:span text:style-name="CharStyle9"><text:span text:style-name="T1242">í</text:span></text:span><text:span text:style-name="CharStyle9"><text:span text:style-name="T1156">na a zakryté nechať variť. Upe­čenú pašt</text:span></text:span><text:span text:style-name="CharStyle9"><text:span text:style-name="T1242">e</text:span></text:span><text:span text:style-name="CharStyle9"><text:span text:style-name="T1156">tu von vziať, prichystaný saft komínom dolu vyliať, dieru zakryť, pašt</text:span></text:span><text:span text:style-name="CharStyle9"><text:span text:style-name="T1242">e</text:span></text:span><text:span text:style-name="CharStyle9"><text:span text:style-name="T1156">tu odložiť na chladné miesto, drôty z ráfu vytiahnuť a pašt</text:span></text:span><text:span text:style-name="CharStyle9"><text:span text:style-name="T1242">e</text:span></text:span><text:span text:style-name="CharStyle9"><text:span text:style-name="T1156">tu na mise na chladnom mieste nechať stáť. Chladná pašt</text:span></text:span><text:span text:style-name="CharStyle9"><text:span text:style-name="T1242">e</text:span></text:span><text:span text:style-name="CharStyle9"><text:span text:style-name="T1156">ta neni dobrá za frišna, lež čím neskôr sa upo­trebí, tým je lepšia; pri nastolovaní sa dá aspik lebo do nej, alebo k nej. Na kosti z jarab</text:span></text:span><text:span text:style-name="CharStyle9"><text:span text:style-name="T1242">íc</text:span></text:span><text:span text:style-name="CharStyle9"><text:span text:style-name="T1156"> dá sa pár liž</text:span></text:span><text:span text:style-name="CharStyle9"><text:span text:style-name="T1242">í</text:span></text:span><text:span text:style-name="CharStyle9"><text:span text:style-name="T1156">c múky, to roz­miešať, zaliať polievkou, nechať dobre vyvariť, do čistej ná­doby precediť a k ho</text:span></text:span><text:span text:style-name="CharStyle9"><text:span text:style-name="T1242">ď</text:span></text:span><text:span text:style-name="CharStyle9"><text:span text:style-name="T1156">ačomu jako omáčku upotrebiť.</text:span></text:span></text:p>
        <text:p text:style-name="P222"><text:span text:style-name="CharStyle7"><text:span text:style-name="T1156"/></text:span></text:p>
        <text:p text:style-name="P699"><text:span text:style-name="CharStyle9"><text:span text:style-name="T1156">699. Pašt</text:span></text:span><text:span text:style-name="CharStyle9"><text:span text:style-name="T1243">e</text:span></text:span><text:span text:style-name="CharStyle9"><text:span text:style-name="T1156">ta zo šnepfov.</text:span></text:span></text:p>
        <text:p text:style-name="P1161"><text:span text:style-name="CharStyle9"><text:span text:style-name="T1156"/></text:span></text:p>
        <text:p text:style-name="P1160"><text:span text:style-name="CharStyle9"><text:span text:style-name="T1156">Kde sa mnoho šnepfov nachádza, môže sa z n</text:span></text:span><text:span text:style-name="CharStyle9"><text:span text:style-name="T1244">í</text:span></text:span><text:span text:style-name="CharStyle9"><text:span text:style-name="T1156">ch zna­menitá pašt</text:span></text:span><text:span text:style-name="CharStyle9"><text:span text:style-name="T1244">e</text:span></text:span><text:span text:style-name="CharStyle9"><text:span text:style-name="T1156">ta pripraviť. S prska</text:span></text:span><text:span text:style-name="CharStyle9"><text:span text:style-name="T1244">mi</text:span></text:span><text:span text:style-name="CharStyle9"><text:span text:style-name="T1156"> sa zachádza jako pri jarabici, aj fáš sa urobí tak s tým jediným rozdielom, že sa črevká posekajú a k ním sa pridá slanina, cibuľa a zelený petržel, čo sa spolu upraží. Do cestom vyfutrovanej a sla­ninou vyloženej furmy roztrie sa fáš po celom dne na pol druha prsta zhrúbä, na to sa dajú pokrájané prsk</text:span></text:span><text:span text:style-name="CharStyle9"><text:span text:style-name="T1244">a</text:span></text:span><text:span text:style-name="CharStyle9"><text:span text:style-name="T1156">, pomedzi prindú jelenice, toto upraženými črevkami posypať a v ostat­nom dľa známeho spôsobu pokračovať. Jestliby vrch cesta začal veľmi brunátnieť, dá sa na vrch vo dvoje složený po­mastený papier. Odrezaná hlava šnepfa i s hrdlom a perím sa má zachovať, aby sa to nesosmradilo. Ke</text:span></text:span><text:span text:style-name="CharStyle9"><text:span text:style-name="T1244">ď</text:span></text:span><text:span text:style-name="CharStyle9"><text:span text:style-name="T1156"> sa pašt</text:span></text:span><text:span text:style-name="CharStyle9"><text:span text:style-name="T1244">e</text:span></text:span><text:span text:style-name="CharStyle9"><text:span text:style-name="T1156">ta na stôl dá, musí byť vrchnák v celosti vyrezaný, aby sa ním mohla pašt</text:span></text:span><text:span text:style-name="CharStyle9"><text:span text:style-name="T1244">e</text:span></text:span><text:span text:style-name="CharStyle9"><text:span text:style-name="T1156">ta zapchať, šnepfová hlava sa strčí do komína, čo je znakom, že je pašt</text:span></text:span><text:span text:style-name="CharStyle9"><text:span text:style-name="T1244">e</text:span></text:span><text:span text:style-name="CharStyle9"><text:span text:style-name="T1156">ta z divočiny pripravená.</text:span></text:span></text:p>
        <text:p text:style-name="P699"><text:span text:style-name="CharStyle9"><text:span text:style-name="T1156"/></text:span></text:p>
        <text:p text:style-name="P701"><text:span text:style-name="CharStyle9"><text:span text:style-name="T1156">700. Pašt</text:span></text:span><text:span text:style-name="CharStyle9"><text:span text:style-name="T1244">e</text:span></text:span><text:span text:style-name="CharStyle9"><text:span text:style-name="T1156">ta z čvíkot s jeleniciami.</text:span></text:span></text:p>
        <text:p text:style-name="P1161"><text:span text:style-name="CharStyle9"><text:span text:style-name="T1156"/></text:span></text:p>
        <text:p text:style-name="P1160"><text:span text:style-name="CharStyle9"><text:span text:style-name="T1156">K jednej takejto paštete je potrebné dvacať čvíkot. Z očistených čvíkot prsk</text:span></text:span><text:span text:style-name="CharStyle9"><text:span text:style-name="T1244">a</text:span></text:span><text:span text:style-name="CharStyle9"><text:span text:style-name="T1156"> vyrezať, dať do nádoby, zasoliť a miešaným korením posypať. Vybraté črevká so slaninou, cibuľou a zeleným petržlenom posekať, upražiť, posoliť a na stranu odložiť. Kus obarenej slaniny nechať vystydnuť a na tenké listy pokrájať. Prsia črevkam</text:span></text:span><text:span text:style-name="CharStyle9"><text:span text:style-name="T1244">í</text:span></text:span><text:span text:style-name="CharStyle9"><text:span text:style-name="T1156"> naplniť, do slaniny za­krútiť a nechať stáť: fáš sa urobí </text:span></text:span><text:soft-page-break/><text:span text:style-name="CharStyle9"><text:span text:style-name="T1156">jako zvýš stojí, v ostatnom pokračuje sa dľa predošlého spôsobu. Kde niet húb, majú sa ku pašt</text:span></text:span><text:span text:style-name="CharStyle9"><text:span text:style-name="T1244">e</text:span></text:span><text:span text:style-name="CharStyle9"><text:span text:style-name="T1156">tam šampiony alebo iné spomenuté prídavky upo­trebiť. Dľa tohože spôsobu sa pripravia i nasledovné jedlá:</text:span></text:span></text:p>
        <text:p text:style-name="P778"><text:span text:style-name="CharStyle9"><text:span text:style-name="T1156"/></text:span></text:p>
        <text:p text:style-name="P779"><text:span text:style-name="CharStyle9"><text:span text:style-name="T1156">701. Pašt</text:span></text:span><text:span text:style-name="CharStyle9"><text:span text:style-name="T1244">e</text:span></text:span><text:span text:style-name="CharStyle9"><text:span text:style-name="T1156">ta z pekasinov a s jeleniciami.</text:span></text:span></text:p>
        <text:p text:style-name="P780"><text:span text:style-name="CharStyle9"><text:span text:style-name="T1156"/></text:span></text:p>
        <text:p text:style-name="P781"><text:span text:style-name="CharStyle9"><text:span text:style-name="T1156">702. Pašt</text:span></text:span><text:span text:style-name="CharStyle9"><text:span text:style-name="T1244">e</text:span></text:span><text:span text:style-name="CharStyle9"><text:span text:style-name="T1156">ta z jara</text:span></text:span><text:span text:style-name="CharStyle9"><text:span text:style-name="T1244">b</text:span></text:span><text:span text:style-name="CharStyle9"><text:span text:style-name="T1156">ôk a s jeleniciami.</text:span></text:span></text:p>
        <text:p text:style-name="P780"><text:span text:style-name="CharStyle9"><text:span text:style-name="T1156"/></text:span></text:p>
        <text:p text:style-name="P781"><text:span text:style-name="CharStyle9"><text:span text:style-name="T1156">703. Pašt</text:span></text:span><text:span text:style-name="CharStyle9"><text:span text:style-name="T1244">e</text:span></text:span><text:span text:style-name="CharStyle9"><text:span text:style-name="T1156">ta z fazána a s jeleniciami.</text:span></text:span></text:p>
        <text:p text:style-name="P1161"><text:span text:style-name="CharStyle9"><text:span text:style-name="T1156"/></text:span></text:p>
        <text:p text:style-name="P1160"><text:span text:style-name="CharStyle9"><text:span text:style-name="T1156">Z troch očistených fazánov prsia vyrezať, slaniny a surovej šovdry nakrajať, miešaným korením posypať, posoli</text:span></text:span><text:span text:style-name="CharStyle9"><text:span text:style-name="T1244">ť</text:span></text:span><text:span text:style-name="CharStyle9"><text:span text:style-name="T1156">, týmto prsia vyšpikovať, v žíji v poly upariť, vybrať do ná­doby a na chladno odložiť. Zo stehna mäso srezať, pridať prvčového chrbta, to so slaninou na drobno posekať a v ma­žiari potlcť; obrezky z jeleníc a šampi</text:span></text:span><text:span text:style-name="CharStyle9"><text:span text:style-name="T1244">o</text:span></text:span><text:span text:style-name="CharStyle9"><text:span text:style-name="T1156">nov, šalotky a zelený petržel na drobno pokrájať, na čerstvom masle upražiť, pri­dať pár liž</text:span></text:span><text:span text:style-name="CharStyle9"><text:span text:style-name="T1244">í</text:span></text:span><text:span text:style-name="CharStyle9"><text:span text:style-name="T1156">c bielej omáčky, so štyrmi ž</text:span></text:span><text:span text:style-name="CharStyle9"><text:span text:style-name="T1244">l</text:span></text:span><text:span text:style-name="CharStyle9"><text:span text:style-name="T1156">tky zalegírovať, s mäsom ešte potlcť, pridať miešaného korenia, posoliť, prez s</text:span></text:span><text:span text:style-name="CharStyle9"><text:span text:style-name="T1244">í</text:span></text:span><text:span text:style-name="CharStyle9"><text:span text:style-name="T1156">to do nádoby pretrieť a dobre rozmiešať. Konečne sa furma cestom vyfiltruje a v ostatnom sa pokračuje dľa známeho spôsobu. Posekané kosti v žíji na brunátno upariť, polievkou zaliať, dobre vyvariť, do čistej nádoby zcediť, s dobrým ví­nom smiešať, na pol žajdlíka vyvariť, do upečenej pašt</text:span></text:span><text:span text:style-name="CharStyle9"><text:span text:style-name="T1244">e</text:span></text:span><text:span text:style-name="CharStyle9"><text:span text:style-name="T1156">ty komínom vliať, dieru zapchať a na chladno odložiť.</text:span></text:span></text:p>
        <text:p text:style-name="P699"><text:span text:style-name="CharStyle9"><text:span text:style-name="T1156"/></text:span></text:p>
        <text:p text:style-name="P701"><text:span text:style-name="CharStyle9"><text:span text:style-name="T1156">704. Pôstna biskupská pašt</text:span></text:span><text:span text:style-name="CharStyle9"><text:span text:style-name="T1244">e</text:span></text:span><text:span text:style-name="CharStyle9"><text:span text:style-name="T1156">ta.</text:span></text:span></text:p>
        <text:p text:style-name="P1161"><text:span text:style-name="CharStyle9"><text:span text:style-name="T1156"/></text:span></text:p>
        <text:p text:style-name="P1160"><text:span text:style-name="CharStyle9"><text:span text:style-name="T1156">Z peknej hlavátky kožu zvliecť, na rovnaké kúsky pokrá­jať, osti čisto vybrať, posoliť, miešaným korením posypať, na drobno pokrájať obrezky z jeleníc a šampi</text:span></text:span><text:span text:style-name="CharStyle9"><text:span text:style-name="T1244">o</text:span></text:span><text:span text:style-name="CharStyle9"><text:span text:style-name="T1156">nov jako i ša­lotky, zelený petržel a citronové kôrky, to s čerstvým maslom po tepši roztrieť, do toho rybu poklásť, z ľahka na obe strany upiecť, papierom zakryť a na stranu odložiť. Od osti obrezané mäso zo šťuky a obrezky z hlavátky na drobno posekať a dať do mažiara; z drobn</text:span></text:span><text:span text:style-name="CharStyle9"><text:span text:style-name="T1244">o</text:span></text:span><text:span text:style-name="CharStyle9"><text:span text:style-name="T1156"> pokrájaných </text:span></text:span><text:soft-page-break/><text:span text:style-name="CharStyle9"><text:span text:style-name="T1156">vecí dať do masla a v ňom upražiť, pridať v mlieku rozmočenú žemľu, na ohni miešať, k tomuto dať miešaného korenia a štyry celé vajcia, to na kašu rozmiešať a dať k rybe, pridať hodne sardelové</text:span></text:span><text:span text:style-name="CharStyle9"><text:span text:style-name="T1244">h</text:span></text:span><text:span text:style-name="CharStyle9"><text:span text:style-name="T1156">o masla a rakovej masti, to všetko spolu potlcť, prez sito do nádoby pretrieť a rozmiešať. Maslom vymastenú furmu cestom vyf</text:span></text:span><text:span text:style-name="CharStyle9"><text:span text:style-name="T1245">u</text:span></text:span><text:span text:style-name="CharStyle9"><text:span text:style-name="T1156">trovať, na spodok dať fášu, na to filé, po­medzi prindú jelenice, zase fášu, a tak sa pokračuje, kým sa nedoplní furma; v ostatnom sa pokračuje dľa predošlých predpisov. Do masla sa dá na listy pokrájanej cibule a na rezanky pokrájaného kalerábu, mrkvy, petrželu, zeleru a paštrnáku, k tomu celé korenie a rybacie kosti, toto na bru­nátno upariť, dobrým vínom zaliať, nechať variť, do nádoby precediť a po upečení pašt</text:span></text:span><text:span text:style-name="CharStyle9"><text:span text:style-name="T1245">e</text:span></text:span><text:span text:style-name="CharStyle9"><text:span text:style-name="T1156">ty do tejto cez komín vyliať, zapchať a odložiť na chladné miesto. Pri nastolovaní dá sa lebo osobit</text:span></text:span><text:span text:style-name="CharStyle9"><text:span text:style-name="T1245">e</text:span></text:span><text:span text:style-name="CharStyle9"><text:span text:style-name="T1156"> na tanier alebo do pašt</text:span></text:span><text:span text:style-name="CharStyle9"><text:span text:style-name="T1245">e</text:span></text:span><text:span text:style-name="CharStyle9"><text:span text:style-name="T1156">ty pod č. 143. prichystaný posekaný aspik.</text:span></text:span></text:p>
        <text:p text:style-name="P1160"><text:span text:style-name="CharStyle9"><text:span text:style-name="T1156"/></text:span></text:p>
        <text:p text:style-name="P699"><text:span text:style-name="CharStyle9"><text:span text:style-name="T1156">705. Pašt</text:span></text:span><text:span text:style-name="CharStyle9"><text:span text:style-name="T1245">e</text:span></text:span><text:span text:style-name="CharStyle9"><text:span text:style-name="T1156">ta v k</text:span></text:span><text:span text:style-name="CharStyle9"><text:span text:style-name="T1245">a</text:span></text:span><text:span text:style-name="CharStyle9"><text:span text:style-name="T1156">stroli.</text:span></text:span></text:p>
        <text:p text:style-name="P1161"><text:span text:style-name="CharStyle9"><text:span text:style-name="T1156"/></text:span></text:p>
        <text:p text:style-name="P1160"><text:span text:style-name="CharStyle9"><text:span text:style-name="T1156">Príprava tejto pašt</text:span></text:span><text:span text:style-name="CharStyle9"><text:span text:style-name="T1246">e</text:span></text:span><text:span text:style-name="CharStyle9"><text:span text:style-name="T1156">ty je práve pre tých súca, ktorí ešte žiadne horespomenuté pašt</text:span></text:span><text:span text:style-name="CharStyle9"><text:span text:style-name="T1246">e</text:span></text:span><text:span text:style-name="CharStyle9"><text:span text:style-name="T1156">ty nerobili. Pod č. 697. pri­chystané cesto vyvalkať na prst zhrúbä, vymastiť okrúhlu farmu, z prichystaného cesta vyreže sa tak široká a dlhá platňa, aby sa celá furma z vňútra vyf</text:span></text:span><text:span text:style-name="CharStyle9"><text:span text:style-name="T1246">u</text:span></text:span><text:span text:style-name="CharStyle9"><text:span text:style-name="T1156">trovať mohla; kde sa spája, tam sa má vajcom pomastiť, na dno do okrúhla vyre­zať a spolu spojiť, hrachom alebo fazuľou naplniť, v rúre na žlto upiecť, hrach von vybrať, cesto pozorne vyvrátiť a odlo­žiť. Z pozostalého cesta urobí sa vrchnák, tento okrášliť z cesta vyrezanými mesiačikmi a lístokami, to na žlto odpiecť a odložiť. Deň predtým do marinádu vložené husacie pečenky von vziať, na filé prokrájať a miešaným korením posypať; obrezky z pečenôk i s tým, v čom sa marinovaly, na ohni upražiť, prez sito pretrieť a odložiť. V nedostatku húb pokrá­jajú sa šampiony alebo tančeky so zeleným petržlenom a ci­buľou, to na tepšu s maslom roztrieť, na tom filé odpiecť a odložiť. Mäso z telacieho stehna v žíji upariť, nadrobno pokrá­jať a dať k pretretej pečenke, vyšpikované jariabky v žíji upariť, filé z n</text:span></text:span><text:span text:style-name="CharStyle9"><text:span text:style-name="T1246">í</text:span></text:span><text:span text:style-name="CharStyle9"><text:span text:style-name="T1156">ch vyrezať a odložiť; kosti z n</text:span></text:span><text:span text:style-name="CharStyle9"><text:span text:style-name="T1246">í</text:span></text:span><text:span text:style-name="CharStyle9"><text:span text:style-name="T1156">ch a ostatnie, v čom sa pari</text:span></text:span><text:span text:style-name="CharStyle9"><text:span text:style-name="T1246">l</text:span></text:span><text:span text:style-name="CharStyle9"><text:span text:style-name="T1156">y, v mažiari potlcť, dať </text:span></text:span><text:soft-page-break/><text:span text:style-name="CharStyle9"><text:span text:style-name="T1156">zpátky do nádoby, nechať variť, prez sitko pretrieť do pretretej pečenky, to rozmiešať, glás pridať a posoliť. Prichystané cesto položiť na plech, na spodok sa dá z prichystaného fášu, na to prindú s pečenkou pomiešané filé z jarab</text:span></text:span><text:span text:style-name="CharStyle9"><text:span text:style-name="T1246">íc</text:span></text:span><text:span text:style-name="CharStyle9"><text:span text:style-name="T1156">, a tak sa pokračuje, kým sa furma doplní. Pašt</text:span></text:span><text:span text:style-name="CharStyle9"><text:span text:style-name="T1246">e</text:span></text:span><text:span text:style-name="CharStyle9"><text:span text:style-name="T1156">tu papierom obvin</text:span></text:span><text:span text:style-name="CharStyle9"><text:span text:style-name="T1246">u</text:span></text:span><text:span text:style-name="CharStyle9"><text:span text:style-name="T1156">ť, motúzom okrútiť, do nej za pohár tokajčiny alebo rumu vyliať a dať do pece, aby sa to zamargarirovalo. O malú hodinu vezne sa pašt</text:span></text:span><text:span text:style-name="CharStyle9"><text:span text:style-name="T1246">e</text:span></text:span><text:span text:style-name="CharStyle9"><text:span text:style-name="T1156">ta von, nechá sa za pár dní stáť a dá sa s aspikom na stôl.</text:span></text:span></text:p>
        <text:p text:style-name="P222"><text:span text:style-name="CharStyle7"><text:span text:style-name="T1156"/></text:span></text:p>
        <text:p text:style-name="P1774"><text:span text:style-name="CharStyle16"><text:span text:style-name="T1156">C) Čiastka.</text:span></text:span></text:p>
        <text:p text:style-name="P1839"><text:span text:style-name="CharStyle18"><text:span text:style-name="T1156"/></text:span></text:p>
        <text:p text:style-name="P1840"><text:span text:style-name="CharStyle18"><text:span text:style-name="T1156">O škvarenine.</text:span></text:span></text:p>
        <text:p text:style-name="P699"><text:span text:style-name="CharStyle9"><text:span text:style-name="T1156"/></text:span></text:p>
        <text:p text:style-name="P701"><text:span text:style-name="CharStyle9"><text:span text:style-name="T1156">706. Plnené vajcia so sardelmi.</text:span></text:span></text:p>
        <text:p text:style-name="P1161"><text:span text:style-name="CharStyle9"><text:span text:style-name="T1156"/></text:span></text:p>
        <text:p text:style-name="P1160"><text:span text:style-name="CharStyle9"><text:span text:style-name="T1156">Potrebný počet vajec na tvrdo uvariť — na jednu osobu berú sa dve vajcia — obieliť, každé na zdlž prez poly pre­krojiť, ž</text:span></text:span><text:span text:style-name="CharStyle9"><text:span text:style-name="T1246">l</text:span></text:span><text:span text:style-name="CharStyle9"><text:span text:style-name="T1156">tky vybrať a prez sitko pretrieť, obrajbané žemle do mlieka namočiť a medzi rukami vytisnuť, posekať, v nádobe rozmiešať, žemľu i so ž</text:span></text:span><text:span text:style-name="CharStyle9"><text:span text:style-name="T1246">l</text:span></text:span><text:span text:style-name="CharStyle9"><text:span text:style-name="T1156">tkami do masla dať, posoliť, pridať mušk</text:span></text:span><text:span text:style-name="CharStyle9"><text:span text:style-name="T1246">a</text:span></text:span><text:span text:style-name="CharStyle9"><text:span text:style-name="T1156">tový orech a pár ž</text:span></text:span><text:span text:style-name="CharStyle9"><text:span text:style-name="T1246">l</text:span></text:span><text:span text:style-name="CharStyle9"><text:span text:style-name="T1156">tkov, to spolu smiešať, týmto každú polovicu bielku naplniť, z plnenky po celom dne pomastenej misy roztrieť, na to klásť plnené bielky, do poostalej plnenky dať ešte pár liž</text:span></text:span><text:span text:style-name="CharStyle9"><text:span text:style-name="T1246">í</text:span></text:span><text:span text:style-name="CharStyle9"><text:span text:style-name="T1156">c smotanky, to rozmiešať, dať na pokladené vajcia a to nožom uhladiť. Desať kúskov sardiel očistiť, každú na dvoje rozlúštiť, osti vybrať, do obaranca skrútiť a na vrch poklásť, žemľovými mrvinami posypať, na to dať kúsky čerstvého masla, vôkol na tri uhly krájanou žemľou obložiť, na plech dať popola a na tomto nechať celé v mise na žlto upiecť.</text:span></text:span></text:p>
        <text:p text:style-name="P1160"><text:span text:style-name="CharStyle9"><text:span text:style-name="T1156"/></text:span></text:p>
        <text:p text:style-name="P699"><text:span text:style-name="CharStyle9"><text:span text:style-name="T1156">707. Plnené vajcia s haringom.</text:span></text:span></text:p>
        <text:p text:style-name="P1161"><text:span text:style-name="CharStyle9"><text:span text:style-name="T1156"/></text:span></text:p>
        <text:p text:style-name="P1160"><text:span text:style-name="CharStyle9"><text:span text:style-name="T1156">S vajcami sa na ten istý spôsob zachádza. Haringa vo vode vymočiť, vymyť, očistiť, mäso od kostí odobrať, do oba­ranca skrútiť, na tenké kúsky pokrájať, </text:span></text:span><text:soft-page-break/><text:span text:style-name="CharStyle9"><text:span text:style-name="T1156">na vrch poklásť a v rúre upiecť.</text:span></text:span></text:p>
        <text:p text:style-name="P699"><text:span text:style-name="CharStyle9"><text:span text:style-name="T1156"/></text:span></text:p>
        <text:p text:style-name="P701"><text:span text:style-name="CharStyle9"><text:span text:style-name="T1156">708. Štyrcované vajcia s krump</text:span></text:span><text:span text:style-name="CharStyle9"><text:span text:style-name="T1246">l</text:span></text:span><text:span text:style-name="CharStyle9"><text:span text:style-name="T1156">ami.</text:span></text:span></text:p>
        <text:p text:style-name="P1161"><text:span text:style-name="CharStyle9"><text:span text:style-name="T1156"/></text:span></text:p>
        <text:p text:style-name="P1160"><text:span text:style-name="CharStyle9"><text:span text:style-name="T1156">Uvarené očistené krumple okružliť, na okrúhle listy pokrájať, okrúhlu furmu vymastiť, na dno papier vyrezať, pomastiť a celú furmu krumpľami vyf</text:span></text:span><text:span text:style-name="CharStyle9"><text:span text:style-name="T1246">u</text:span></text:span><text:span text:style-name="CharStyle9"><text:span text:style-name="T1156">trovať. Drobno pokrá­janú cibuľu v masle na žlto upražiť, do toho dať drobn</text:span></text:span><text:span text:style-name="CharStyle9"><text:span text:style-name="T1246">e</text:span></text:span><text:span text:style-name="CharStyle9"><text:span text:style-name="T1156"> krájané krumple a to posoliť. Na tvrdo uvarené vajcia oči­stiť, štyry ž</text:span></text:span><text:span text:style-name="CharStyle9"><text:span text:style-name="T1246">l</text:span></text:span><text:span text:style-name="CharStyle9"><text:span text:style-name="T1156">tky prez sito do nádoby pretrieť, ostatnie vajcia na križalky pokrájať, s krumplami smiešať a dať do furmy. K pretretým v nádobe ž</text:span></text:span><text:span text:style-name="CharStyle9"><text:span text:style-name="T1246">l</text:span></text:span><text:span text:style-name="CharStyle9"><text:span text:style-name="T1156">tkom primiešať štyry surové, pridať smotanky a mušk</text:span></text:span><text:span text:style-name="CharStyle9"><text:span text:style-name="T1246">a</text:span></text:span><text:span text:style-name="CharStyle9"><text:span text:style-name="T1156">tového orechu, to posoliť, na krumple do furmy vyliať a v pare nechať za hodinu variť. Štyry uvarené ž</text:span></text:span><text:span text:style-name="CharStyle9"><text:span text:style-name="T1246">l</text:span></text:span><text:span text:style-name="CharStyle9"><text:span text:style-name="T1156">tky prez sito pretrieť, pridať sardelové maslo a nekoľko ližíc smotanky, to pod ustavičným miešaním na ohni zvariť, krumple na misu vyvrátiť, papier dolu vziať a krumple pri­chystaným saftom poliať.</text:span></text:span></text:p>
        <text:p text:style-name="P783"><text:span text:style-name="CharStyle9"><text:span text:style-name="T1156"/></text:span></text:p>
        <text:p text:style-name="P784"><text:span text:style-name="CharStyle9"><text:span text:style-name="T1156">709. Smažené vajcia s krumplovým bieré.</text:span></text:span></text:p>
        <text:p text:style-name="P1161"><text:span text:style-name="CharStyle9"><text:span text:style-name="T1156"/></text:span></text:p>
        <text:p text:style-name="P1160"><text:span text:style-name="CharStyle9"><text:span text:style-name="T1156">Dolkovú furmu dať na oheň a do každej jamky dá sa kúsok masla; ke</text:span></text:span><text:span text:style-name="CharStyle9"><text:span text:style-name="T1246">ď</text:span></text:span><text:span text:style-name="CharStyle9"><text:span text:style-name="T1156"> je maslo v jamkách rozpálené, do každej sa zabije vajce a to posoliť. Keď sa začne sťahovať, pri čom ž</text:span></text:span><text:span text:style-name="CharStyle9"><text:span text:style-name="T1246">l</text:span></text:span><text:span text:style-name="CharStyle9"><text:span text:style-name="T1156">tok mäkký ostať musí, dá sa bieré na misu, celé vajcia vyberú sa z furmy a poklad</text:span></text:span><text:span text:style-name="CharStyle9"><text:span text:style-name="T1246">ú</text:span></text:span><text:span text:style-name="CharStyle9"><text:span text:style-name="T1156"> sa na bieré. Na tenže spôsob môžu sa urobiť vajcia i so </text:span></text:span><text:span text:style-name="CharStyle9"><text:span text:style-name="T1246">šť</text:span></text:span><text:span text:style-name="CharStyle9"><text:span text:style-name="T1156">avovým bieré, pri čom sa šťava s pár ž</text:span></text:span><text:span text:style-name="CharStyle9"><text:span text:style-name="T1246">l</text:span></text:span><text:span text:style-name="CharStyle9"><text:span text:style-name="T1156">tky zalegíruje.</text:span></text:span></text:p>
        <text:p text:style-name="P699"><text:span text:style-name="CharStyle9"><text:span text:style-name="T1156"/></text:span></text:p>
        <text:p text:style-name="P701"><text:span text:style-name="CharStyle9"><text:span text:style-name="T1156">710. Riedka škvarenina.</text:span></text:span></text:p>
        <text:p text:style-name="P1161"><text:span text:style-name="CharStyle9"><text:span text:style-name="T1156"/></text:span></text:p>
        <text:p text:style-name="P1160"><text:span text:style-name="CharStyle9"><text:span text:style-name="T1156">Potrebný počeť vajec do nádoby zabiť, pridať pár ližíc sladkej smotanky, bieleho tlčeného korenia a mušk</text:span></text:span><text:span text:style-name="CharStyle9"><text:span text:style-name="T1246">a</text:span></text:span><text:span text:style-name="CharStyle9"><text:span text:style-name="T1156">tového orechu, to posoliť, spolu dobre rozhabarovať a dať do takého vajdlinku, na ktorom sa môže jedlo na stôl dať; k tomu z cel­kom frišného masla kúsky potrhať a od spodku miešať, aby ne­bolo ani husté ani riedke. Toto jedlo má sa na chytro a pred samým jedením robiť, </text:span></text:span><text:soft-page-break/><text:span text:style-name="CharStyle9"><text:span text:style-name="T1156">aby za horúca prišlo na sťôl.</text:span></text:span></text:p>
        <text:p text:style-name="P699"><text:span text:style-name="CharStyle9"><text:span text:style-name="T1156"/></text:span></text:p>
        <text:p text:style-name="P701"><text:span text:style-name="CharStyle9"><text:span text:style-name="T1156">711. Riedka </text:span></text:span><text:span text:style-name="CharStyle9"><text:span text:style-name="T1246">š</text:span></text:span><text:span text:style-name="CharStyle9"><text:span text:style-name="T1156">kvarenina s rybou.</text:span></text:span></text:p>
        <text:p text:style-name="P1161"><text:span text:style-name="CharStyle9"><text:span text:style-name="T1156"/></text:span></text:p>
        <text:p text:style-name="P1160"><text:span text:style-name="CharStyle9"><text:span text:style-name="T1156">Drobno krájaná cibuľa v masle sa na žlto upraží a do nej sa dajú kúsky z pozostalých varených, pečených alebo smažených rýb, pridať vajcia, to rozhabarovať a v ostatnom dľa predošlého predpisu pokračovať.</text:span></text:span></text:p>
        <text:p text:style-name="P222"><text:span text:style-name="CharStyle7"><text:span text:style-name="T1156"/></text:span></text:p>
        <text:p text:style-name="P699"><text:span text:style-name="CharStyle9"><text:span text:style-name="T1156">712. Riedka škvarenina so špargou.</text:span></text:span></text:p>
        <text:p text:style-name="P1161"><text:span text:style-name="CharStyle9"><text:span text:style-name="T1156"/></text:span></text:p>
        <text:p text:style-name="P1160"><text:span text:style-name="CharStyle9"><text:span text:style-name="T1156">Očistenú špargu na kocky pokrájať, na drobno pokrá­janý zelený petržel so špargou do masla dať, posoliť a ne­chať tak pariť, aby špárga i mäkká bola, i aby hlávky celé ostaly. K tomu pridať z drobnejš</text:span></text:span><text:span text:style-name="CharStyle9"><text:span text:style-name="T1247">i</text:span></text:span><text:span text:style-name="CharStyle9"><text:span text:style-name="T1156">ch rakov mäso a rakovej masti, pred nastolovaním do toho dať rozmiešané vajcia, to z ľahka smiešať a dať i s nádobou na stôl.</text:span></text:span></text:p>
        <text:p text:style-name="P699"><text:span text:style-name="CharStyle9"><text:span text:style-name="T1156"/></text:span></text:p>
        <text:p text:style-name="P701"><text:span text:style-name="CharStyle9"><text:span text:style-name="T1156">713. Riedka škvarenina s tančekami.</text:span></text:span></text:p>
        <text:p text:style-name="P1161"><text:span text:style-name="CharStyle9"><text:span text:style-name="T1156"/></text:span></text:p>
        <text:p text:style-name="P1160"><text:span text:style-name="CharStyle9"><text:span text:style-name="T1156">Ho</text:span></text:span><text:span text:style-name="CharStyle9"><text:span text:style-name="T1247">ď</text:span></text:span><text:span text:style-name="CharStyle9"><text:span text:style-name="T1156">ajaké dobre známe hubky očistiť, s drobno krájaným petržlenom v masle upražiť, posoliť a pridať tlčeného korenia i s prichystanými vajciami.</text:span></text:span></text:p>
        <text:p text:style-name="P699"><text:span text:style-name="CharStyle9"><text:span text:style-name="T1156"/></text:span></text:p>
        <text:p text:style-name="P701"><text:span text:style-name="CharStyle9"><text:span text:style-name="T1156">714. Vajcové palacinky s hubami.</text:span></text:span></text:p>
        <text:p text:style-name="P1161"><text:span text:style-name="CharStyle9"><text:span text:style-name="T1156"/></text:span></text:p>
        <text:p text:style-name="P1160"><text:span text:style-name="CharStyle9"><text:span text:style-name="T1156">Vajcia dľa predošlého spôsobu rozhabarovať, do dobre rozpáleného masla vliať a nechať povoľne od spodku piecť, kým sú na vrchu stiahnuté jako riedka škvarenina. Pri­chystané hubky po vypečenej palacinke roztrieť, spolu skrú­tiť, dať na dlhú misu a na kúsky pokrájať. Na tenže spôsob sa robia tieto polacinky i so špargou.</text:span></text:span></text:p>
        <text:p text:style-name="P699"><text:span text:style-name="CharStyle9"><text:span text:style-name="T1156"/></text:span></text:p>
        <text:p text:style-name="P701"><text:span text:style-name="CharStyle9"><text:span text:style-name="T1156">715. Kuchon z vajec.</text:span></text:span></text:p>
        <text:p text:style-name="P1161"><text:span text:style-name="CharStyle9"><text:span text:style-name="T1156"/></text:span></text:p>
        <text:p text:style-name="P1160"><text:span text:style-name="CharStyle9"><text:span text:style-name="T1156">Maslo nechá sa v takej nádobe rozpáliť, s ktorou môže jedlo prinsť na stôl; </text:span></text:span><text:soft-page-break/><text:span text:style-name="CharStyle9"><text:span text:style-name="T1156">rátajúc na osobu dve vajcia rozbije sa </text:span></text:span><text:span text:style-name="CharStyle9"><text:span text:style-name="T1247">í</text:span></text:span><text:span text:style-name="CharStyle9"><text:span text:style-name="T1156">ch potrebný počeť, pridať pár ližíc sladkej smotanky, poso­liť, pridať tlčeného korenia, to dobre spolu rozhabarovať, do horúceho masla vyliať a v rúre upiecť. Toto sa má v taký čas robiť, aby jedlo vtedy prišlo na stôl, ke</text:span></text:span><text:span text:style-name="CharStyle9"><text:span text:style-name="T1247">ď</text:span></text:span><text:span text:style-name="CharStyle9"><text:span text:style-name="T1156"> pri pečení hore vybehne.</text:span></text:span></text:p>
        <text:p text:style-name="P222"><text:span text:style-name="CharStyle7"><text:span text:style-name="T1156"/></text:span></text:p>
        <text:p text:style-name="P699"><text:span text:style-name="CharStyle9"><text:span text:style-name="T1156">716. Hádzané vajcia.</text:span></text:span></text:p>
        <text:p text:style-name="P1161"><text:span text:style-name="CharStyle9"><text:span text:style-name="T1156"/></text:span></text:p>
        <text:p text:style-name="P1160"><text:span text:style-name="CharStyle9"><text:span text:style-name="T1156">Na listy pokrájanú žemľu na žlto upražiť, misu </text:span></text:span><text:span text:style-name="CharStyle9"><text:span text:style-name="T1247">č</text:span></text:span><text:span text:style-name="CharStyle9"><text:span text:style-name="T1156">erstvým maslom vymastiť, po celom dne smotankou poliať, na to žemľu porozkladať a čerstvé vajcia pomedzi púšťať tak, aby sa ž</text:span></text:span><text:span text:style-name="CharStyle9"><text:span text:style-name="T1247">l</text:span></text:span><text:span text:style-name="CharStyle9"><text:span text:style-name="T1156">tky nerozišly; posoliť a smotankou poliať. Očistené sardely </text:span></text:span><text:span text:style-name="CharStyle9"><text:span text:style-name="T1247">n</text:span></text:span><text:span text:style-name="CharStyle9"><text:span text:style-name="T1156">a dvoje rozlúštiť, osti vybrať, sardely na predošlú prí­pravu poklásť a to v peci slabo nechať upiecť.</text:span></text:span></text:p>
        <text:p text:style-name="P699"><text:span text:style-name="CharStyle9"><text:span text:style-name="T1156"/></text:span></text:p>
        <text:p text:style-name="P701"><text:span text:style-name="CharStyle9"><text:span text:style-name="T1156">717. Vajcia v šálkach so sardelovým maslom.</text:span></text:span></text:p>
        <text:p text:style-name="P1161"><text:span text:style-name="CharStyle9"><text:span text:style-name="T1156"/></text:span></text:p>
        <text:p text:style-name="P1160"><text:span text:style-name="CharStyle9"><text:span text:style-name="T1156">Pod č. 108. udaným sardelovým maslom kávové šálky vymastiť, do každej zabiť čerstvé vajce a pridať ešte jedon ž</text:span></text:span><text:span text:style-name="CharStyle9"><text:span text:style-name="T1247">l</text:span></text:span><text:span text:style-name="CharStyle9"><text:span text:style-name="T1156">tok, posoliť, tlčeným bielym korením posypať, zakryté dať do pary a na to pozorovať, aby ž</text:span></text:span><text:span text:style-name="CharStyle9"><text:span text:style-name="T1247">l</text:span></text:span><text:span text:style-name="CharStyle9"><text:span text:style-name="T1156">tky tvrdé neostaly. Na misu servýt položiť a utreté šálky naň pokl</text:span></text:span><text:span text:style-name="CharStyle9"><text:span text:style-name="T1247">a</text:span></text:span><text:span text:style-name="CharStyle9"><text:span text:style-name="T1156">sť.</text:span></text:span></text:p>
        <text:p text:style-name="P699"><text:span text:style-name="CharStyle9"><text:span text:style-name="T1156"/></text:span></text:p>
        <text:p text:style-name="P701"><text:span text:style-name="CharStyle9"><text:span text:style-name="T1156">718. Vajcia na mäkko varené.</text:span></text:span></text:p>
        <text:p text:style-name="P701"><text:span text:style-name="CharStyle9"><text:span text:style-name="T1156"/></text:span></text:p>
        <text:p text:style-name="P1161"><text:span text:style-name="CharStyle9"><text:span text:style-name="T1156">Celkom fríšké vajcia vo vode umyť, soľou nadrieť a dať do studenej vody, aby škrupina čistá bola. Tri minut</text:span></text:span><text:span text:style-name="CharStyle9"><text:span text:style-name="T1247">y</text:span></text:span><text:span text:style-name="CharStyle9"><text:span text:style-name="T1156"> pred nastolovaním dať do vrelej vody a po krátkom uvarení za­kryté nechať stáť, na složený na mise servýt poklásť a zakryté dať na stôl. K tomu sa dá osobit</text:span></text:span><text:span text:style-name="CharStyle9"><text:span text:style-name="T1247">e</text:span></text:span><text:span text:style-name="CharStyle9"><text:span text:style-name="T1156"> na tanieri na žlto ožiarená žemľa.</text:span></text:span></text:p>
        <text:p text:style-name="P699"><text:span text:style-name="CharStyle9"><text:span text:style-name="T1156"/></text:span></text:p>
        <text:p text:style-name="P701"><text:span text:style-name="CharStyle9"><text:span text:style-name="T1156">719. Smažené vajcia.</text:span></text:span></text:p>
        <text:p text:style-name="P1161"><text:span text:style-name="CharStyle9"><text:span text:style-name="T1156"/></text:span></text:p>
        <text:p text:style-name="P1160"><text:span text:style-name="CharStyle9"><text:span text:style-name="T1156">V šufáne (plechová varecha) maslo na ohni rozpáliť, do druhého šufána zabiť čerstvé vajce, toto posoliť, múkou tro­chu posypať a na prvý šufán do horúceho masla tak sošu</text:span></text:span><text:span text:style-name="CharStyle9"><text:span text:style-name="T1247">c</text:span></text:span><text:span text:style-name="CharStyle9"><text:span text:style-name="T1156">hnúť, aby ž</text:span></text:span><text:span text:style-name="CharStyle9"><text:span text:style-name="T1247">l</text:span></text:span><text:span text:style-name="CharStyle9"><text:span text:style-name="T1156">tok i celý i mäkký ostal. Potom sa </text:span></text:span><text:soft-page-break/><text:span text:style-name="CharStyle9"><text:span text:style-name="T1156">vcelosti vo</text:span></text:span><text:span text:style-name="CharStyle9"><text:span text:style-name="T1247">n</text:span></text:span><text:span text:style-name="CharStyle9"><text:span text:style-name="T1156"> vezne a dá sa miesto mäsa na prichystaný špinot, mrkvu alebo iný prívarok.</text:span></text:span></text:p>
        <text:p text:style-name="P222"><text:span text:style-name="CharStyle7"><text:span text:style-name="T1156"/></text:span></text:p>
        <text:p text:style-name="P224"><text:span text:style-name="CharStyle7"><text:span text:style-name="T1156"/></text:span></text:p>
        <text:h text:style-name="P319" text:outline-level="3"><text:bookmark-start text:name="bookmark20"/><text:span text:style-name="CharStyle13"><text:span text:style-name="T1156">X. Oddelenie.</text:span></text:span><text:bookmark-end text:name="bookmark20"/></text:h>
        <text:h text:style-name="P339" text:outline-level="4"><text:span text:style-name="CharStyle15"><text:span text:style-name="T1156"/></text:span></text:h>
        <text:h text:style-name="P340" text:outline-level="4"><text:bookmark-start text:name="bookmark22"/><text:span text:style-name="CharStyle15"><text:span text:style-name="T1156">O múčnych jedlách (Mehl</text:span></text:span><text:span text:style-name="CharStyle15"><text:span text:style-name="T1247">s</text:span></text:span><text:span text:style-name="CharStyle15"><text:span text:style-name="T1156">peisen).</text:span></text:span><text:bookmark-end text:name="bookmark22"/></text:h>
        <text:p text:style-name="P1774"><text:span text:style-name="CharStyle16"><text:span text:style-name="T1156"/></text:span></text:p>
        <text:p text:style-name="P1775"><text:span text:style-name="CharStyle16"><text:span text:style-name="T1156">A) Čiastka.</text:span></text:span></text:p>
        <text:p text:style-name="P1839"><text:span text:style-name="CharStyle18"><text:span text:style-name="T1247"/></text:span></text:p>
        <text:p text:style-name="P1840"><text:span text:style-name="CharStyle18"><text:span text:style-name="T1247">O</text:span></text:span><text:span text:style-name="CharStyle18"><text:span text:style-name="T1156"> výbehoch, fámoch a amaletoch.</text:span></text:span></text:p>
        <text:p text:style-name="P699"><text:span text:style-name="CharStyle9"><text:span text:style-name="T1156"/></text:span></text:p>
        <text:p text:style-name="P701"><text:span text:style-name="CharStyle9"><text:span text:style-name="T1156">720. Výbeh (Auf</text:span></text:span><text:span text:style-name="CharStyle9"><text:span text:style-name="T1247">l</text:span></text:span><text:span text:style-name="CharStyle9"><text:span text:style-name="T1156">auf) z reisovej múky.</text:span></text:span></text:p>
        <text:p text:style-name="P1161"><text:span text:style-name="CharStyle9"><text:span text:style-name="T1156"/></text:span></text:p>
        <text:p text:style-name="P1160"><text:span text:style-name="CharStyle9"><text:span text:style-name="T1156">Prítomné múčne jedlá sú fajné a mnoho pozornosti sa pri n</text:span></text:span><text:span text:style-name="CharStyle9"><text:span text:style-name="T1247">í</text:span></text:span><text:span text:style-name="CharStyle9"><text:span text:style-name="T1156">ch požaduje. Ponajpre musí byť k pečeniu čas ulahodený, aby totiž jedlo hne</text:span></text:span><text:span text:style-name="CharStyle9"><text:span text:style-name="T1247">ď</text:span></text:span><text:span text:style-name="CharStyle9"><text:span text:style-name="T1156"> po upečení na stôl prísť mohlo. Po druhé: musia byť čerstvé vajcia, aby z n</text:span></text:span><text:span text:style-name="CharStyle9"><text:span text:style-name="T1247">í</text:span></text:span><text:span text:style-name="CharStyle9"><text:span text:style-name="T1156">ch sbitý sňah, ktorý musí byť tuhý, sa nes</text:span></text:span><text:span text:style-name="CharStyle9"><text:span text:style-name="T1247">r</text:span></text:span><text:span text:style-name="CharStyle9"><text:span text:style-name="T1156">a</text:span></text:span><text:span text:style-name="CharStyle9"><text:span text:style-name="T1247">z</text:span></text:span><text:span text:style-name="CharStyle9"><text:span text:style-name="T1156">il. Po tretie: misa na pečenie má by</text:span></text:span><text:span text:style-name="CharStyle9"><text:span text:style-name="T1247">ť</text:span></text:span><text:span text:style-name="CharStyle9"><text:span text:style-name="T1156"> lebo z dobrého porcelánu, alebo ráfy majú byť z c</text:span></text:span><text:span text:style-name="CharStyle9"><text:span text:style-name="T1247">i</text:span></text:span><text:span text:style-name="CharStyle9"><text:span text:style-name="T1156">no­vaného plechu a v tom sa jedlo pečie. Konečne po štvrté: pec, v ktorej sa tieto jedlá piecť budú, nemá byť veľmi ho­rúca, ani sa nemá hne</text:span></text:span><text:span text:style-name="CharStyle9"><text:span text:style-name="T1247">ď</text:span></text:span><text:span text:style-name="CharStyle9"><text:span text:style-name="T1156"> po vložení jedla do pece zaprieť. K pripraveniu tohoto jedla vezne sa verdúnok reisu, tento očistiť, v servyte medzi rukami vyutierať, v mažiari potlc</text:span></text:span><text:span text:style-name="CharStyle9"><text:span text:style-name="T1247">ť</text:span></text:span><text:span text:style-name="CharStyle9"><text:span text:style-name="T1156">, prez s</text:span></text:span><text:span text:style-name="CharStyle9"><text:span text:style-name="T1247">í</text:span></text:span><text:span text:style-name="CharStyle9"><text:span text:style-name="T1156">tko preosiať, do holby dobrého uvareného mlieka pod ustavičným miešaním zavariť, na husté rozmiešať a odložiť. Do reisu dať kus čerstvého masla, na koniec noža soli a verdunok na citrone obrajbaného potlčeného cukru; na to osem ž</text:span></text:span><text:span text:style-name="CharStyle9"><text:span text:style-name="T1247">l</text:span></text:span><text:span text:style-name="CharStyle9"><text:span text:style-name="T1156">tkov jedon po druhom dať a ustavične miešať. Pri rozbíjaní vajec na to sa dá pozor, aby zo ž</text:span></text:span><text:span text:style-name="CharStyle9"><text:span text:style-name="T1247">l</text:span></text:span><text:span text:style-name="CharStyle9"><text:span text:style-name="T1156">tku nič neprišlo do bielkov, z ktorých sa tuhý sňah sbije a tak dlho sa šibe, kým neni dobre tuhý. Pod ustavičným šibaním dá sa do neho za pol hrsti tlčeného cukru, potom sa dá po kuse s reisu do neho a zľahka sa opakom varechy do vysok</text:span></text:span><text:span text:style-name="CharStyle9"><text:span text:style-name="T1247">a</text:span></text:span><text:span text:style-name="CharStyle9"><text:span text:style-name="T1156"> zamieša. Konečne sa dá do vymastenej misy, nožom sa uhladí a vedľa </text:span></text:span><text:soft-page-break/><text:span text:style-name="CharStyle9"><text:span text:style-name="T1156">známeho predpisu sa pokračuje, aby žltú barvu dostal. Na misu sa servýt složí, jedlo sa dá na ňu a po vrchu sa môžu kôpky ribezlového lekváru poklásť. Na tenže spôsob sa pripraví i nasledovné jedlo:</text:span></text:span></text:p>
        <text:p text:style-name="P699"><text:span text:style-name="CharStyle9"><text:span text:style-name="T1156"/></text:span></text:p>
        <text:p text:style-name="P701"><text:span text:style-name="CharStyle9"><text:span text:style-name="T1156">721. Výbeh z grísu.</text:span></text:span></text:p>
        <text:p text:style-name="P222"><text:span text:style-name="CharStyle7"><text:span text:style-name="T1156"/></text:span></text:p>
        <text:p text:style-name="P699"><text:span text:style-name="CharStyle9"><text:span text:style-name="T1156">722. Výbeh s vanilijou.</text:span></text:span></text:p>
        <text:p text:style-name="P1161"><text:span text:style-name="CharStyle9"><text:span text:style-name="T1156"/></text:span></text:p>
        <text:p text:style-name="P1160"><text:span text:style-name="CharStyle9"><text:span text:style-name="T1156">V masle za pár ližíc múky upražiť a toľko mliekom za­liať, aby sa mohlo dobre rozmiešať a aby neboly žiadne hrčky. Pri hustnutí zase mliekom rozpustiť a miešať, aby nebolo ani veľmi tuhé ani riedke. Do toho s cukrom potlčenej a prez s</text:span></text:span><text:span text:style-name="CharStyle9"><text:span text:style-name="T1248">í</text:span></text:span><text:span text:style-name="CharStyle9"><text:span text:style-name="T1156">tko preosiatej vanilije dať, pridať šesť alebo osem ž</text:span></text:span><text:span text:style-name="CharStyle9"><text:span text:style-name="T1248">l</text:span></text:span><text:span text:style-name="CharStyle9"><text:span text:style-name="T1156">tkov, do tuhého z bielkov sbitého s</text:span></text:span><text:span text:style-name="CharStyle9"><text:span text:style-name="T1248">ň</text:span></text:span><text:span text:style-name="CharStyle9"><text:span text:style-name="T1156">ahu zľahka za­miešať a vo vymastenej mise upiecť.</text:span></text:span></text:p>
        <text:p text:style-name="P699"><text:span text:style-name="CharStyle9"><text:span text:style-name="T1156"/></text:span></text:p>
        <text:p text:style-name="P701"><text:span text:style-name="CharStyle9"><text:span text:style-name="T1156">723. Výbeh s mand</text:span></text:span><text:span text:style-name="CharStyle9"><text:span text:style-name="T1248">l</text:span></text:span><text:span text:style-name="CharStyle9"><text:span text:style-name="T1156">ami.</text:span></text:span></text:p>
        <text:p text:style-name="P1161"><text:span text:style-name="CharStyle9"><text:span text:style-name="T1156"/></text:span></text:p>
        <text:p text:style-name="P1160"><text:span text:style-name="CharStyle9"><text:span text:style-name="T1156">Verdunok mandiel v plátne medzi rukami vytlačiť, v mažiari potlcť a prez sito pretrieť. Dľa predošlého predpisu urobiť múčnu kašu (pešamel), do toho dať mandle, tlčeného cukru a osem ž</text:span></text:span><text:span text:style-name="CharStyle9"><text:span text:style-name="T1248">l</text:span></text:span><text:span text:style-name="CharStyle9"><text:span text:style-name="T1156">tkov, z bielkov tuhý sňa</text:span></text:span><text:span text:style-name="CharStyle9"><text:span text:style-name="T1248">h</text:span></text:span><text:span text:style-name="CharStyle9"><text:span text:style-name="T1156"> sbiť a dľa známeho spôsobu pokračovať.</text:span></text:span></text:p>
        <text:p text:style-name="P699"><text:span text:style-name="CharStyle9"><text:span text:style-name="T1156"/></text:span></text:p>
        <text:p text:style-name="P701"><text:span text:style-name="CharStyle9"><text:span text:style-name="T1156">724. Výbeh z lieskových orechov.</text:span></text:span></text:p>
        <text:p text:style-name="P1161"><text:span text:style-name="CharStyle9"><text:span text:style-name="T1156"/></text:span></text:p>
        <text:p text:style-name="P1160"><text:span text:style-name="CharStyle9"><text:span text:style-name="T1156">Lieskovce medzi rukami vydrieť, v mažiari dobre po­tlcť, prez sito pretrieť a s ostatním pokračovať dľa predo­šlého predpisu.</text:span></text:span></text:p>
        <text:p text:style-name="P699"><text:span text:style-name="CharStyle9"><text:span text:style-name="T1156"/></text:span></text:p>
        <text:p text:style-name="P701"><text:span text:style-name="CharStyle9"><text:span text:style-name="T1156">725. Výbeh z mandiel na iný spôsob.</text:span></text:span></text:p>
        <text:p text:style-name="P1161"><text:span text:style-name="CharStyle9"><text:span text:style-name="T1156"/></text:span></text:p>
        <text:p text:style-name="P1160"><text:span text:style-name="CharStyle9"><text:span text:style-name="T1156">Dvanásť lôtov mandiel obariť, kožku z nich zvliecť, v mažiari potlcť, do n</text:span></text:span><text:span text:style-name="CharStyle9"><text:span text:style-name="T1248">í</text:span></text:span><text:span text:style-name="CharStyle9"><text:span text:style-name="T1156">ch dať za ližičku mlieka a to dobro roztrieť, aby bolo jako maslo. V nádobe svariť holbu sladkej smotanky, s touto mandle rozmiešať, zakryté nechať stáť, cez čisté plátno precediť, dobre vyprešovať, múčnou kašou roz­púšťať a dľa </text:span></text:span><text:soft-page-break/><text:span text:style-name="CharStyle9"><text:span text:style-name="T1156">známeho predpisu </text:span></text:span><text:span text:style-name="CharStyle9"><text:span text:style-name="T1248">ď</text:span></text:span><text:span text:style-name="CharStyle9"><text:span text:style-name="T1156">alej pokračovať.</text:span></text:span></text:p>
        <text:p text:style-name="P699"><text:span text:style-name="CharStyle9"><text:span text:style-name="T1156"/></text:span></text:p>
        <text:p text:style-name="P701"><text:span text:style-name="CharStyle9"><text:span text:style-name="T1156">726. Výbeh z kávy.</text:span></text:span></text:p>
        <text:p text:style-name="P1161"><text:span text:style-name="CharStyle9"><text:span text:style-name="T1156"/></text:span></text:p>
        <text:p text:style-name="P1160"><text:span text:style-name="CharStyle9"><text:span text:style-name="T1156">Holba smotanky dá sa do takej nádoby, ktorá sa dá dobre zakryť, aby para z nej nevyšla. Verdunok kávy na</text:span></text:span><text:span text:style-name="CharStyle7"><text:span text:style-name="T1156"> </text:span></text:span><text:span text:style-name="CharStyle9"><text:span text:style-name="T1156">žltobrunátno upáliť, smotanku z ohňa odložiť, do nej dať kávu, chytro zakryť, aby para nevyšla von, a nechať tak stáť. Reisovú múku s kávovým mliekom rozmiešať a pod ustavičným miešaním na kašu uvariť. To dať do vajdlinka (hlboká gliede</text:span></text:span><text:span text:style-name="CharStyle9"><text:span text:style-name="T1248">n</text:span></text:span><text:span text:style-name="CharStyle9"><text:span text:style-name="T1156">á misa) pridať kus čerstvého masla a cukru, to s ôsmymi ž</text:span></text:span><text:span text:style-name="CharStyle9"><text:span text:style-name="T1248">l</text:span></text:span><text:span text:style-name="CharStyle9"><text:span text:style-name="T1156">tkami rozmiešať, z ľa</text:span></text:span><text:span text:style-name="CharStyle9"><text:span text:style-name="T1248">h</text:span></text:span><text:span text:style-name="CharStyle9"><text:span text:style-name="T1156">ka do sbitého s</text:span></text:span><text:span text:style-name="CharStyle9"><text:span text:style-name="T1248">ň</text:span></text:span><text:span text:style-name="CharStyle9"><text:span text:style-name="T1156">ahu vmiešať a nechať vo vymastenej mise upiecť.</text:span></text:span></text:p>
        <text:p text:style-name="P699"><text:span text:style-name="CharStyle9"><text:span text:style-name="T1156"/></text:span></text:p>
        <text:p text:style-name="P701"><text:span text:style-name="CharStyle9"><text:span text:style-name="T1156">727. Výbeh s čokoládou.</text:span></text:span></text:p>
        <text:p text:style-name="P1161"><text:span text:style-name="CharStyle9"><text:span text:style-name="T1156"/></text:span></text:p>
        <text:p text:style-name="P1160"><text:span text:style-name="CharStyle9"><text:span text:style-name="T1156">Verdúnok čokolády posekať a kúsok vanilije na kúsky pokrájať, toto s holbou mlieka pod ustavičným miešaním nechať rozvariť a precediť, potrebnú mieru reisovej múky s čokoládovým mliekom rozmiešať a na kašu uvariť, do toho dať kus čerstvého masla, tlčeného cukru a šesť ž</text:span></text:span><text:span text:style-name="CharStyle9"><text:span text:style-name="T1248">l</text:span></text:span><text:span text:style-name="CharStyle9"><text:span text:style-name="T1156">tkov — ž</text:span></text:span><text:span text:style-name="CharStyle9"><text:span text:style-name="T1248">l</text:span></text:span><text:span text:style-name="CharStyle9"><text:span text:style-name="T1156">tky môžu sa aj do horúceho davať — to do sbitého s</text:span></text:span><text:span text:style-name="CharStyle9"><text:span text:style-name="T1248">ň</text:span></text:span><text:span text:style-name="CharStyle9"><text:span text:style-name="T1156">ahu z </text:span></text:span><text:span text:style-name="CharStyle9"><text:span text:style-name="T1248">ľ</text:span></text:span><text:span text:style-name="CharStyle9"><text:span text:style-name="T1156">a</text:span></text:span><text:span text:style-name="CharStyle9"><text:span text:style-name="T1248">h</text:span></text:span><text:span text:style-name="CharStyle9"><text:span text:style-name="T1156">ka zamiešať a na vymastenej mise v peci upiecť.</text:span></text:span></text:p>
        <text:p text:style-name="P699"><text:span text:style-name="CharStyle9"><text:span text:style-name="T1156"/></text:span></text:p>
        <text:p text:style-name="P701"><text:span text:style-name="CharStyle9"><text:span text:style-name="T1156">728. Výbeh s citronátom.</text:span></text:span></text:p>
        <text:p text:style-name="P1161"><text:span text:style-name="CharStyle9"><text:span text:style-name="T1156"/></text:span></text:p>
        <text:p text:style-name="P1160"><text:span text:style-name="CharStyle9"><text:span text:style-name="T1156">Maselné rožky obrajbať, na tenké listy do nádoby po­krájať, na ne naliať žajdlík sladkej smotanky, zakryté na slabý oheň k rozvareniu položiť, na kašu rozmiešať, pridať čerstvého masla, na pomeranči obrajbaného tlčeného cukru, osem ž</text:span></text:span><text:span text:style-name="CharStyle9"><text:span text:style-name="T1248">l</text:span></text:span><text:span text:style-name="CharStyle9"><text:span text:style-name="T1156">tkov a kus na drobno pokrájaného citronátu. To spolu rozrobiť (obtrajbovať), do tuhého s</text:span></text:span><text:span text:style-name="CharStyle9"><text:span text:style-name="T1248">ň</text:span></text:span><text:span text:style-name="CharStyle9"><text:span text:style-name="T1156">ahu z </text:span></text:span><text:span text:style-name="CharStyle9"><text:span text:style-name="T1248">ľ</text:span></text:span><text:span text:style-name="CharStyle9"><text:span text:style-name="T1156">a</text:span></text:span><text:span text:style-name="CharStyle9"><text:span text:style-name="T1248">h</text:span></text:span><text:span text:style-name="CharStyle9"><text:span text:style-name="T1156">ka za­miešať a dľa známeho spôsobu pokračovať. Miesto pešamelu môže sa taká massa z koláča alebo žemlí urobiť a i miesto rožkov upotrebiť.</text:span></text:span></text:p>
        <text:p text:style-name="P699"><text:span text:style-name="CharStyle9"><text:span text:style-name="T1156"/></text:span></text:p>
        <text:p text:style-name="P701"><text:soft-page-break/><text:span text:style-name="CharStyle9"><text:span text:style-name="T1156">729. Marhulový fám.</text:span></text:span></text:p>
        <text:p text:style-name="P1161"><text:span text:style-name="CharStyle9"><text:span text:style-name="T1156"/></text:span></text:p>
        <text:p text:style-name="P1160"><text:span text:style-name="CharStyle9"><text:span text:style-name="T1156">Medzi výbehom a fámom je ten jediný rozdiel, že sa pri fáme nepotrebuje múka, mlieko a ž</text:span></text:span><text:span text:style-name="CharStyle9"><text:span text:style-name="T1248">l</text:span></text:span><text:span text:style-name="CharStyle9"><text:span text:style-name="T1156">tky, ale hlavnia vec je tu: dobre tuhý sňa</text:span></text:span><text:span text:style-name="CharStyle9"><text:span text:style-name="T1248">h</text:span></text:span><text:span text:style-name="CharStyle9"><text:span text:style-name="T1156">. I tieto jedlá majú sa piecť a nastolova</text:span></text:span><text:span text:style-name="CharStyle9"><text:span text:style-name="T1248">ť v</text:span></text:span><text:span text:style-name="CharStyle9"><text:span text:style-name="T1156"> je­dnej mise alebo ráfe a hneď po odpečení na stôl zaniesť. Tieto jedlá sú dobré i pre nemocného. Z dobre zrelých marhúl</text:span></text:span></text:p>
        <text:p text:style-name="P222"><text:span text:style-name="CharStyle9"><text:span text:style-name="T1156">kôstky povyberať, marhule s kusom cukru dobre na husto rozvariť, prez sito do vajdlinka pretrieť, pridať tlčeného cukru a na penu rozmiešať. J</text:span></text:span><text:span text:style-name="CharStyle9"><text:span text:style-name="T1248">e</text:span></text:span><text:span text:style-name="CharStyle9"><text:span text:style-name="T1156">sliž</text:span></text:span><text:span text:style-name="CharStyle9"><text:span text:style-name="T1248">e</text:span></text:span><text:span text:style-name="CharStyle9"><text:span text:style-name="T1156">by to veľmi tuhé bolo, môže sa pridať ž</text:span></text:span><text:span text:style-name="CharStyle9"><text:span text:style-name="T1248">l</text:span></text:span><text:span text:style-name="CharStyle9"><text:span text:style-name="T1156">tok z vajca, z desiatych bielkov tuhý sňah urobiť, doň pod ustavičným šibaním dať tlčeného cukru, na chladnom mieste alebo na ľade ho držať, z </text:span></text:span><text:span text:style-name="CharStyle9"><text:span text:style-name="T1248">ľ</text:span></text:span><text:span text:style-name="CharStyle9"><text:span text:style-name="T1156">a</text:span></text:span><text:span text:style-name="CharStyle9"><text:span text:style-name="T1248">h</text:span></text:span><text:span text:style-name="CharStyle9"><text:span text:style-name="T1156">ka po kuse snahu do marhúl vmiešať, opakom varechou do vysok</text:span></text:span><text:span text:style-name="CharStyle9"><text:span text:style-name="T1248">a</text:span></text:span><text:span text:style-name="CharStyle9"><text:span text:style-name="T1156"> obra­cať a ostatní sňa</text:span></text:span><text:span text:style-name="CharStyle9"><text:span text:style-name="T1248">h</text:span></text:span><text:span text:style-name="CharStyle9"><text:span text:style-name="T1156"> môže sa celý zľahka zamiešať. Túto massu dať do vymastenej misy, nožom na okrúhlo uhladiť, misu po­utierať a v neveľmi horúcej rúre povoľne nechať na žlto upiecť. Do pece má sa dať tr</text:span></text:span><text:span text:style-name="CharStyle9"><text:span text:style-name="T1248">im</text:span></text:span><text:span text:style-name="CharStyle9"><text:span text:style-name="T1156">i štvrťami hodiny pred nastolovaním.</text:span></text:span></text:p>
        <text:p text:style-name="P699"><text:span text:style-name="CharStyle9"><text:span text:style-name="T1156"/></text:span></text:p>
        <text:p text:style-name="P701"><text:span text:style-name="CharStyle9"><text:span text:style-name="T1156">730. Breskyňový fám.</text:span></text:span></text:p>
        <text:p text:style-name="P1161"><text:span text:style-name="CharStyle9"><text:span text:style-name="T1156"/></text:span></text:p>
        <text:p text:style-name="P1160"><text:span text:style-name="CharStyle9"><text:span text:style-name="T1156">Tricať kusov dobre zrelých breskýň olúpať, prekrojiť, kôstky z n</text:span></text:span><text:span text:style-name="CharStyle9"><text:span text:style-name="T1249">í</text:span></text:span><text:span text:style-name="CharStyle9"><text:span text:style-name="T1156">ch vybrať, s kusom cukru na husto vyvariť, pri dováraní z dvoch bielkov slabý sňa</text:span></text:span><text:span text:style-name="CharStyle9"><text:span text:style-name="T1249">h</text:span></text:span><text:span text:style-name="CharStyle9"><text:span text:style-name="T1156"> roztrepať a do odlože­ných na stranu breskýň zamiešať, prez sito do vajdlinka pre­trieť, pridať tlčeného cukru, celé na penu rozmiešať a pridať pár kvapôk alkermesu alebo kočonelu, aby massa peknú barvu dostala. Do toho sa z </text:span></text:span><text:span text:style-name="CharStyle9"><text:span text:style-name="T1249">ľ</text:span></text:span><text:span text:style-name="CharStyle9"><text:span text:style-name="T1156">ahka zamieša z bielkov sbitý tuhý sňah a v ostatnom sa pokračuje dľa známeho predpisu.</text:span></text:span></text:p>
        <text:p text:style-name="P699"><text:span text:style-name="CharStyle9"><text:span text:style-name="T1156"/></text:span></text:p>
        <text:p text:style-name="P701"><text:span text:style-name="CharStyle9"><text:span text:style-name="T1156">731. Fám z mašanských jab</text:span></text:span><text:span text:style-name="CharStyle9"><text:span text:style-name="T1249">l</text:span></text:span><text:span text:style-name="CharStyle9"><text:span text:style-name="T1156">k.</text:span></text:span></text:p>
        <text:p text:style-name="P1161"><text:span text:style-name="CharStyle9"><text:span text:style-name="T1156"/></text:span></text:p>
        <text:p text:style-name="P1160"><text:span text:style-name="CharStyle9"><text:span text:style-name="T1156">Olúpané mašanké jablká dať do nádoby, na ne vytlačiť citronovú šťavu, pridať citronové kôrky s bielym vínom za pohár a to na hustú kašu nechať rozvariť. Potom od ohňa odložiť a do n</text:span></text:span><text:span text:style-name="CharStyle9"><text:span text:style-name="T1249">í</text:span></text:span><text:span text:style-name="CharStyle9"><text:span text:style-name="T1156">ch zamiešať z dvoch bielkov sbitý slabý </text:span></text:span><text:soft-page-break/><text:span text:style-name="CharStyle9"><text:span text:style-name="T1156">sňah, celé prez sito do vajdlinka pretrieť, pridať tlčeného cukru a celé na penu rozmiešať. Z desiatych bielkov tuhý sňah s</text:span></text:span><text:span text:style-name="CharStyle9"><text:span text:style-name="T1249">b</text:span></text:span><text:span text:style-name="CharStyle9"><text:span text:style-name="T1156">iť a dľa známeho predpisu ďalej pokračovať. Na tenže spôsob sa urobia:</text:span></text:span></text:p>
        <text:p text:style-name="P699"><text:span text:style-name="CharStyle9"><text:span text:style-name="T1156"/></text:span></text:p>
        <text:p text:style-name="P701"><text:span text:style-name="CharStyle9"><text:span text:style-name="T1156">732. Fám z friškých jahôd a malín.</text:span></text:span></text:p>
        <text:p text:style-name="P699"><text:span text:style-name="CharStyle9"><text:span text:style-name="T1156"/></text:span></text:p>
        <text:p text:style-name="P701"><text:span text:style-name="CharStyle9"><text:span text:style-name="T1156">733. Výbeh so smaženým cukrovým hrachom.</text:span></text:span></text:p>
        <text:p text:style-name="P222"><text:span text:style-name="CharStyle23"><text:span text:style-name="T1156"/></text:span></text:p>
        <text:p text:style-name="P786"><text:span text:style-name="CharStyle9"><text:span text:style-name="T1156">734. Vybehnuté amalety s vanilijou.</text:span></text:span></text:p>
        <text:p text:style-name="P1161"><text:span text:style-name="CharStyle9"><text:span text:style-name="T1156"/></text:span></text:p>
        <text:p text:style-name="P1160"><text:span text:style-name="CharStyle9"><text:span text:style-name="T1156">Dvanásť lôtov cukru s vanilijou potlcť, prez sito do vajdlinka pretrieť, do toho osem ž</text:span></text:span><text:span text:style-name="CharStyle9"><text:span text:style-name="T1249">l</text:span></text:span><text:span text:style-name="CharStyle9"><text:span text:style-name="T1156">tkov jedon po druhom na penu rozmiešať, do toho z bielkov tuho sbitý sňa</text:span></text:span><text:span text:style-name="CharStyle9"><text:span text:style-name="T1249">h</text:span></text:span><text:span text:style-name="CharStyle9"><text:span text:style-name="T1156"> z </text:span></text:span><text:span text:style-name="CharStyle9"><text:span text:style-name="T1249">ľ</text:span></text:span><text:span text:style-name="CharStyle9"><text:span text:style-name="T1156">a</text:span></text:span><text:span text:style-name="CharStyle9"><text:span text:style-name="T1249">h</text:span></text:span><text:span text:style-name="CharStyle9"><text:span text:style-name="T1156">ka zamiešať, pridať 6 lôtov piškótových mrvín a to spolu smiešať. Na palacinkovej panvici maslo rozpáliť, čiastku cesta do nej na okrúhlo rozotrieť a potriasať, aby žltú barvu dostalo; potom obrátiť, za pár minút nechať piecť, na misu sošuchnú</text:span></text:span><text:span text:style-name="CharStyle9"><text:span text:style-name="T1249">ť</text:span></text:span><text:span text:style-name="CharStyle9"><text:span text:style-name="T1156">, cukrom posypať a s misou na teplom nechať stáť. Takto sa pokračuje s pečením, kým cesto stačí, potom dať s misou do neveľmi horúcej pece a povoľne nechať piecť, aby sa amalety hore sdvi</text:span></text:span><text:span text:style-name="CharStyle9"><text:span text:style-name="T1249">h</text:span></text:span><text:span text:style-name="CharStyle9"><text:span text:style-name="T1156">ly. Pred nastolovaním po vrchu cukrom posypať a horúcou lopatkou pripiecť, aby dostaly žltú barvu (glasúru).</text:span></text:span></text:p>
        <text:p text:style-name="P786"><text:span text:style-name="CharStyle9"><text:span text:style-name="T1156"/></text:span></text:p>
        <text:p text:style-name="P788"><text:span text:style-name="CharStyle9"><text:span text:style-name="T1156">735. Vybehnuté amalety </text:span></text:span><text:span text:style-name="CharStyle9"><text:span text:style-name="T1249">s</text:span></text:span><text:span text:style-name="CharStyle9"><text:span text:style-name="T1156"> čokoládou.</text:span></text:span></text:p>
        <text:p text:style-name="P1161"><text:span text:style-name="CharStyle9"><text:span text:style-name="T1156"/></text:span></text:p>
        <text:p text:style-name="P1160"><text:span text:style-name="CharStyle9"><text:span text:style-name="T1156">Cesto dľa predošlého spôsobu urobiť, upečené amalety na misu klásť a čokoládovými mrvinami posypať. Poneváč sa na panvici amalety v prostriedku nedopečú, preto sa dajú v mise do pece, kde sa za pol hodiny hore sdvihnú.</text:span></text:span></text:p>
        <text:p text:style-name="P699"><text:span text:style-name="CharStyle9"><text:span text:style-name="T1156"/></text:span></text:p>
        <text:p text:style-name="P701"><text:span text:style-name="CharStyle9"><text:span text:style-name="T1156">736. Vybehnuté amalety s maraskinovým likérom.</text:span></text:span></text:p>
        <text:p text:style-name="P1161"><text:span text:style-name="CharStyle9"><text:span text:style-name="T1156"/></text:span></text:p>
        <text:p text:style-name="P1160"><text:span text:style-name="CharStyle9"><text:span text:style-name="T1156">Z toho istého cesta pečú sa tenšie amalety, každá sa poleje po vrchu likérom, posype sa cukrom a nechajú sa po­voľne v peci upiecť.</text:span></text:span></text:p>
        <text:p text:style-name="P699"><text:span text:style-name="CharStyle9"><text:span text:style-name="T1156"/></text:span></text:p>
        <text:p text:style-name="P701"><text:soft-page-break/><text:span text:style-name="CharStyle9"><text:span text:style-name="T1156">737. Vybehnuté amalety s malinovým lekvárom.</text:span></text:span></text:p>
        <text:p text:style-name="P1161"><text:span text:style-name="CharStyle9"><text:span text:style-name="T1156"/></text:span></text:p>
        <text:p text:style-name="P1160"><text:span text:style-name="CharStyle9"><text:span text:style-name="T1156">Na tenže spôsob pripravené amalety sa malinovým lek­várom natrú, pred nastolovaním cukrom posypať a od vrchu rozpálenou lopatkou pripiecť.</text:span></text:span></text:p>
        <text:p text:style-name="P222"><text:span text:style-name="CharStyle7"><text:span text:style-name="T1156"/></text:span></text:p>
        <text:p text:style-name="P1774"><text:span text:style-name="CharStyle16"><text:span text:style-name="T1156">B) Čiastka.</text:span></text:span></text:p>
        <text:p text:style-name="P1774"><text:span text:style-name="CharStyle9"><text:span text:style-name="T1156"/></text:span></text:p>
        <text:p text:style-name="P1775"><text:span text:style-name="CharStyle9"><text:span text:style-name="T1156">Príprava cesta k vysmážaniu a v ceste vysmažené krémy.</text:span></text:span></text:p>
        <text:p text:style-name="P699"><text:span text:style-name="CharStyle9"><text:span text:style-name="T1156"/></text:span></text:p>
        <text:p text:style-name="P701"><text:span text:style-name="CharStyle9"><text:span text:style-name="T1156">738. Príprava cesta k vysmážaniu.</text:span></text:span></text:p>
        <text:p text:style-name="P1161"><text:span text:style-name="CharStyle9"><text:span text:style-name="T1156"/></text:span></text:p>
        <text:p text:style-name="P1160"><text:span text:style-name="CharStyle9"><text:span text:style-name="T1156">Verdunok bielej múky s bielym vínom vo vajdlinku roz­miešať, pridať pár ližíc olivového alebo stolového oleja, trochu posoliť, pridať tlčeného cukru a to dobre spolu pomiešať, aby nebolo ani husté ani riedke. Do toho zo štýr bielkov tuho sbitý sňah zamiešať a to k smaženiu upotrebiť. Cesto toto sa má práve vtedy na chytro urobiť, ke</text:span></text:span><text:span text:style-name="CharStyle9"><text:span text:style-name="T1249">ď</text:span></text:span><text:span text:style-name="CharStyle9"><text:span text:style-name="T1156"> sa má vyprážať, aby nestálo dlho.</text:span></text:span></text:p>
        <text:p text:style-name="P699"><text:span text:style-name="CharStyle9"><text:span text:style-name="T1156"/></text:span></text:p>
        <text:p text:style-name="P701"><text:span text:style-name="CharStyle9"><text:span text:style-name="T1156">739. Príprava drož</text:span></text:span><text:span text:style-name="CharStyle9"><text:span text:style-name="T1249">ď</text:span></text:span><text:span text:style-name="CharStyle9"><text:span text:style-name="T1156">ového cesta k vysmážaniu.</text:span></text:span></text:p>
        <text:p text:style-name="P1161"><text:span text:style-name="CharStyle9"><text:span text:style-name="T1156"/></text:span></text:p>
        <text:p text:style-name="P1160"><text:span text:style-name="CharStyle9"><text:span text:style-name="T1156">Do vajdlinka dať verdunok múky, tri ž</text:span></text:span><text:span text:style-name="CharStyle9"><text:span text:style-name="T1249">l</text:span></text:span><text:span text:style-name="CharStyle9"><text:span text:style-name="T1156">tky, za ližicu tlčeného cukru a za ližicu droždí, to posoliť, pridať pár ližíc rozpusteného masla a celé s letným mliekom na cesto roz­robiť, ktoré nesmie byť ani veľmi husté ani riedke. Cesto na teplé miesto položiť a nechať kysnúť.</text:span></text:span></text:p>
        <text:p text:style-name="P699"><text:span text:style-name="CharStyle9"><text:span text:style-name="T1156"/></text:span></text:p>
        <text:p text:style-name="P701"><text:span text:style-name="CharStyle9"><text:span text:style-name="T1156">740. Smažené marhule vo vínovom ceste.</text:span></text:span></text:p>
        <text:p text:style-name="P1161"><text:span text:style-name="CharStyle9"><text:span text:style-name="T1156"/></text:span></text:p>
        <text:p text:style-name="P1160"><text:span text:style-name="CharStyle9"><text:span text:style-name="T1156">Tuhé a veľké marhule prez poly rozrezať, kôstky von vziať a olúpať, na misu rozkladať, tlčeným cukrom posypať a za hodinu nechať stáť. Pred nastolovan</text:span></text:span><text:span text:style-name="CharStyle9"><text:span text:style-name="T1249">í</text:span></text:span><text:span text:style-name="CharStyle9"><text:span text:style-name="T1156">m marhulu na vydličku sopchnuť, do zvýš prichystaného cesta celkom omočiť, v masle na žlto vysmažiť, z masti odcediť a na papier klásť, cukrom posypať, servýt na misu složiť a na to marhule klásť.</text:span></text:span></text:p>
        <text:p text:style-name="P783"><text:span text:style-name="CharStyle9"><text:span text:style-name="T1156"/></text:span></text:p>
        <text:p text:style-name="P784"><text:soft-page-break/><text:span text:style-name="CharStyle9"><text:span text:style-name="T1156">741.</text:span></text:span><text:span text:style-name="CharStyle9"><text:span text:style-name="T1249"> </text:span></text:span><text:span text:style-name="CharStyle9"><text:span text:style-name="T1156">Smažené breskyne vo vínovom ceste.</text:span></text:span></text:p>
        <text:p text:style-name="P1161"><text:span text:style-name="CharStyle9"><text:span text:style-name="T1156"/></text:span></text:p>
        <text:p text:style-name="P1160"><text:span text:style-name="CharStyle9"><text:span text:style-name="T1156">K tomuto jedlu sa berú také breskyne, ktorých kôstky dajú sa von vybrať. Rozkrojené a olúpané v cukre nechať stáť a pred nastolovan</text:span></text:span><text:span text:style-name="CharStyle9"><text:span text:style-name="T1249">í</text:span></text:span><text:span text:style-name="CharStyle9"><text:span text:style-name="T1156">m vysmažiť na predošlý spôsob.</text:span></text:span></text:p>
        <text:p text:style-name="P222"><text:span text:style-name="CharStyle23"><text:span text:style-name="T1156"/></text:span></text:p>
        <text:p text:style-name="P789"><text:span text:style-name="CharStyle9"><text:span text:style-name="T1156">742. Smažené slivky vo vínovom ceste.</text:span></text:span></text:p>
        <text:p text:style-name="P1161"><text:span text:style-name="CharStyle9"><text:span text:style-name="T1156"/></text:span></text:p>
        <text:p text:style-name="P1160"><text:span text:style-name="CharStyle9"><text:span text:style-name="T1156">Zralé </text:span></text:span><text:span text:style-name="CharStyle9"><text:span text:style-name="T1249">i </text:span></text:span><text:span text:style-name="CharStyle9"><text:span text:style-name="T1156">so stepkami obraté slivky olúpať a z n</text:span></text:span><text:span text:style-name="CharStyle9"><text:span text:style-name="T1249">í</text:span></text:span><text:span text:style-name="CharStyle9"><text:span text:style-name="T1156">ch kôstky tak vytlačiť, aby slivky celé ostaly. Tieto cukrom posypať a nechať za chví</text:span></text:span><text:span text:style-name="CharStyle9"><text:span text:style-name="T1249">l</text:span></text:span><text:span text:style-name="CharStyle9"><text:span text:style-name="T1156">u stá</text:span></text:span><text:span text:style-name="CharStyle9"><text:span text:style-name="T1249">t</text:span></text:span><text:span text:style-name="CharStyle9"><text:span text:style-name="T1156">; pred nastolovaním za stepku chytiť, do cesta omočiť a v masle vysmažiť.</text:span></text:span></text:p>
        <text:p text:style-name="P789"><text:span text:style-name="CharStyle9"><text:span text:style-name="T1156"/></text:span></text:p>
        <text:p text:style-name="P791"><text:span text:style-name="CharStyle9"><text:span text:style-name="T1156">743. Smažené jablká vo vínovom ceste.</text:span></text:span></text:p>
        <text:p text:style-name="P1161"><text:span text:style-name="CharStyle9"><text:span text:style-name="T1156"/></text:span></text:p>
        <text:p text:style-name="P1160"><text:span text:style-name="CharStyle9"><text:span text:style-name="T1156">Neveľmi tvrdé jablká obieliť, na pol prsta zhrúbä po­krájať, okrúhlym dlábatkom i prostriedok vyrezať, na misu poklásť, rumom alebo likérom poliať, cukrom posypať a ne­chať stáť; pred nastolovaním do cesta omáčať, v masle na žlto upražiť a cukrom posypať.</text:span></text:span></text:p>
        <text:p text:style-name="P699"><text:span text:style-name="CharStyle9"><text:span text:style-name="T1156"/></text:span></text:p>
        <text:p text:style-name="P701"><text:span text:style-name="CharStyle9"><text:span text:style-name="T1156">744. Smažené jablká s lekvárom.</text:span></text:span></text:p>
        <text:p text:style-name="P1161"><text:span text:style-name="CharStyle9"><text:span text:style-name="T1156"/></text:span></text:p>
        <text:p text:style-name="P1160"><text:span text:style-name="CharStyle9"><text:span text:style-name="T1156">Každé jablko vo troje na okrúhlo rozkrojiť a každý kúsok dlábatkom tak povykrajovať, aby kožka preč odpadla; i prostriedok sa menším dlábatkom vykrojí. V nádobe sa rozmieša bielok, múka a cukor s vínom, do tejto </text:span></text:span><text:span text:style-name="CharStyle9"><text:span text:style-name="T1250">t</text:span></text:span><text:span text:style-name="CharStyle9"><text:span text:style-name="T1156">ekutiny jab</text:span></text:span><text:span text:style-name="CharStyle9"><text:span text:style-name="T1250">l</text:span></text:span><text:span text:style-name="CharStyle9"><text:span text:style-name="T1156">čka poobálať, žemľovými mrvinami posypať, pred nastolovaním v horúcom masle upražiť, prostriedok lekvárom plniť, na misu klásť, škoricovým cukrom posypať a horúce dať na stôl.</text:span></text:span></text:p>
        <text:p text:style-name="P1161"><text:span text:style-name="CharStyle9"><text:span text:style-name="T1156"/></text:span></text:p>
        <text:p text:style-name="P1160"><text:span text:style-name="CharStyle9"><text:span text:style-name="T1156">745. Smažené jahody vo vínovom ceste.</text:span></text:span></text:p>
        <text:p text:style-name="P1161"><text:span text:style-name="CharStyle9"><text:span text:style-name="T1156"/></text:span></text:p>
        <text:p text:style-name="P1160"><text:span text:style-name="CharStyle9"><text:span text:style-name="T1156">Celé jahody do nádoby navyberať, tlčeným cukrom po­sypať a nechať stáť; oblátky nakrájať na štyrouhlaté kusy, tieto do mlieka omočiť a porozkladať, na </text:span></text:span><text:soft-page-break/><text:span text:style-name="CharStyle9"><text:span text:style-name="T1156">ne jahody na kôpky klásť, podlhovato zakrútiť a konce spolu spojiť. Pred nasto­lovaním zakrútené jahody do vínového cesta omáčať, v masle na žlto upražiť a cukrom posypať. Na tenže spôsob sa urobia:</text:span></text:span></text:p>
        <text:p text:style-name="P792"><text:span text:style-name="CharStyle9"><text:span text:style-name="T1156"/></text:span></text:p>
        <text:p text:style-name="P793"><text:span text:style-name="CharStyle9"><text:span text:style-name="T1156">746. Smažené maliny vo vínovom ceste.</text:span></text:span></text:p>
        <text:p text:style-name="P222"><text:span text:style-name="CharStyle7"><text:span text:style-name="T1156"/></text:span></text:p>
        <text:p text:style-name="P794"><text:span text:style-name="CharStyle9"><text:span text:style-name="T1156">747. Smažené čerešne vo vínovom ceste.</text:span></text:span></text:p>
        <text:p text:style-name="P1161"><text:span text:style-name="CharStyle9"><text:span text:style-name="T1156"/></text:span></text:p>
        <text:p text:style-name="P1160"><text:span text:style-name="CharStyle9"><text:span text:style-name="T1156">Kôstky z čerešieň povytískať, v nádobe cukrom posypať, na oblátky d</text:span></text:span><text:span text:style-name="CharStyle9"><text:span text:style-name="T1250">ľ</text:span></text:span><text:span text:style-name="CharStyle9"><text:span text:style-name="T1156">a predošlého spôsobu klásť, spolu skrútiť, do cesta omáčať a v masle na žlto vypražiť.</text:span></text:span></text:p>
        <text:p text:style-name="P794"><text:span text:style-name="CharStyle9"><text:span text:style-name="T1156"/></text:span></text:p>
        <text:p text:style-name="P796"><text:span text:style-name="CharStyle9"><text:span text:style-name="T1156">748. Smažený vanilijový krém.</text:span></text:span></text:p>
        <text:p text:style-name="P1161"><text:span text:style-name="CharStyle9"><text:span text:style-name="T1156"/></text:span></text:p>
        <text:p text:style-name="P1160"><text:span text:style-name="CharStyle9"><text:span text:style-name="T1156">Za ližicu bielej múky rozmiešať so sladkou smotankou, pridať na drobno pokrájanú vaniliju s cukrom, to pod usta­vičným miešaním na ohni svariť a zakryté nechať vystydnú</text:span></text:span><text:span text:style-name="CharStyle9"><text:span text:style-name="T1250">ť.</text:span></text:span><text:span text:style-name="CharStyle9"><text:span text:style-name="T1156"> Do kotlíka, v ktorom sa sňah sbíjava, dať dve vajcia, šesť ž</text:span></text:span><text:span text:style-name="CharStyle9"><text:span text:style-name="T1250">l</text:span></text:span><text:span text:style-name="CharStyle9"><text:span text:style-name="T1156">tkov, toto drôtami roztrepať, doň pod ustavičným miešaním prevarené mlieko vliať a prez sito do nádoby precediť. Plytké vandličky čistým maslom vymastiť, predošlou massou naplniť a dať do tak veľkej vodou naplnenej nádoby, aby sa všetky vandličky do nej smestily a v poly vo vode stály. Na pokryté vandličky dá sa uhlie, massa vo vandli</text:span></text:span><text:span text:style-name="CharStyle9"><text:span text:style-name="T1250">č</text:span></text:span><text:span text:style-name="CharStyle9"><text:span text:style-name="T1156">koch nechá sa povoľne variť, po stuhnutí massy vandličky von vziať, na čistý plech vyvrátiť a nechať vystydnuť. Pred nastolovaním omáča sa každá massa do drož</text:span></text:span><text:span text:style-name="CharStyle9"><text:span text:style-name="T1250">ď</text:span></text:span><text:span text:style-name="CharStyle9"><text:span text:style-name="T1156">ového pod č. 739. udaného cesta, potom sa v masle na žlto upraží, cukrom posype a horúcou lopatkou glasíruje. Massa môže sa miesto do cesta i do roztrepaných vajec omáčať, žemľovými mrvinami posypať a tak vysmažiť.</text:span></text:span></text:p>
        <text:p text:style-name="P794"><text:span text:style-name="CharStyle9"><text:span text:style-name="T1156"/></text:span></text:p>
        <text:p text:style-name="P796"><text:span text:style-name="CharStyle9"><text:span text:style-name="T1156">749. Smažený pomarančový krém.</text:span></text:span></text:p>
        <text:p text:style-name="P1161"><text:span text:style-name="CharStyle9"><text:span text:style-name="T1156"/></text:span></text:p>
        <text:p text:style-name="P1160"><text:span text:style-name="CharStyle9"><text:span text:style-name="T1156">Za dve ližiče múky rozmieša sa so sladkou smotankou, aby neboly žiadne </text:span></text:span><text:soft-page-break/><text:span text:style-name="CharStyle9"><text:span text:style-name="T1156">hrčky; k tomu pridať šesť ž</text:span></text:span><text:span text:style-name="CharStyle9"><text:span text:style-name="T1250">l</text:span></text:span><text:span text:style-name="CharStyle9"><text:span text:style-name="T1156">tkov a na cukre o</text:span></text:span><text:span text:style-name="CharStyle9"><text:span text:style-name="T1250">b</text:span></text:span><text:span text:style-name="CharStyle9"><text:span text:style-name="T1156">rajbaného oranža, to pod ustavičným miešaním na ohni nechať svariť na riedku kašu, od ohňa odložiť a tak dlho miešať, kým nevystydlo. Z cesta pod. č. 734. udaného tenké palacinky napiecť, jednu stranu bielu nechať, touto na vrch obrátiť a prichystaným krémom každú natrieť, rozkrájať na štyry prsty zdlže, spolu skrútiť a na stranu odložiť. Pred na­stolovaním pokrájané kúsky do cesta pod č. 738. udaného omáčať a v masle na žlto upražiť.</text:span></text:span></text:p>
        <text:p text:style-name="P222"><text:span text:style-name="CharStyle7"><text:span text:style-name="T1156"/></text:span></text:p>
        <text:p text:style-name="P794"><text:span text:style-name="CharStyle9"><text:span text:style-name="T1156">750. Smažený čokoládový krém.</text:span></text:span></text:p>
        <text:p text:style-name="P1161"><text:span text:style-name="CharStyle9"><text:span text:style-name="T1156"/></text:span></text:p>
        <text:p text:style-name="P1160"><text:span text:style-name="CharStyle9"><text:span text:style-name="T1156">Verdunok čokolády s holbou smotanky a kúskom po­krájanej vanilije na ohni pod ustavičným miešaním zvariť a nechať vystydnuť. Dve ližice múky, celé vajce, päť ž</text:span></text:span><text:span text:style-name="CharStyle9"><text:span text:style-name="T1250">l</text:span></text:span><text:span text:style-name="CharStyle9"><text:span text:style-name="T1156">tkov a tlčeného cukru rozmiešať, s čokoládovým mliekom prez sitko precediť, spolu nechať rozpustiť, pod ustavičným miešaním na ohni zvariť, od ohňa odložiť a tak dlho miešať, kým nevystydne; v ostatnom sa pokračuje dľa známeho spôsobu. Pri pripravení jedla má sa všetko v tej miere brať, jaký počet osôb pri stole sa nachádza; jestli sa i viac lebo menej z jed­nej veci k jedlu berie, preto neni ešte jedlo pokazené, len nech sa všetko dľa predpisu robí.</text:span></text:span></text:p>
        <text:p text:style-name="P794"><text:span text:style-name="CharStyle9"><text:span text:style-name="T1156"/></text:span></text:p>
        <text:p text:style-name="P796"><text:span text:style-name="CharStyle9"><text:span text:style-name="T1156">751. Smažený mand</text:span></text:span><text:span text:style-name="CharStyle9"><text:span text:style-name="T1250">l</text:span></text:span><text:span text:style-name="CharStyle9"><text:span text:style-name="T1156">ový krém.</text:span></text:span></text:p>
        <text:p text:style-name="P1161"><text:span text:style-name="CharStyle9"><text:span text:style-name="T1156"/></text:span></text:p>
        <text:p text:style-name="P1160"><text:span text:style-name="CharStyle9"><text:span text:style-name="T1156">Verdunok mandiel v servýte medzi rukami vymadliť, v mažiari na drobno potlcť a prez sito pretrieť. </text:span></text:span><text:span text:style-name="CharStyle9"><text:span text:style-name="T1250">Š</text:span></text:span><text:span text:style-name="CharStyle9"><text:span text:style-name="T1156">tyry ližice múky, 6 ž</text:span></text:span><text:span text:style-name="CharStyle9"><text:span text:style-name="T1250">l</text:span></text:span><text:span text:style-name="CharStyle9"><text:span text:style-name="T1156">tkov, na citrone obrajbaného cukru a mandle v nádobe so sladkou smotankou rozmiešať tak, aby neboly hrčky; to pod ustavičným miešaním na ohni na dobre hustú kašu svariť, na maslom pomastený plech na prst zhrúbä ro­zotrieť a ne</text:span></text:span><text:span text:style-name="CharStyle9"><text:span text:style-name="T1250">h</text:span></text:span><text:span text:style-name="CharStyle9"><text:span text:style-name="T1156">ať vystydn</text:span></text:span><text:span text:style-name="CharStyle9"><text:span text:style-name="T1250">ú</text:span></text:span><text:span text:style-name="CharStyle9"><text:span text:style-name="T1156">ť, okrúhlym dlábatkom vykrajovať alebo nožom podlhovaté štangle krájať, a v masti vysmažiť. Na tenže spôsob sa urobí:</text:span></text:span></text:p>
        <text:p text:style-name="P794"><text:span text:style-name="CharStyle9"><text:span text:style-name="T1156"/></text:span></text:p>
        <text:p text:style-name="P796"><text:span text:style-name="CharStyle9"><text:span text:style-name="T1156">752. Smažený krém z lieskových orechov.</text:span></text:span></text:p>
        <text:p text:style-name="P1774"><text:soft-page-break/><text:span text:style-name="CharStyle16"><text:span text:style-name="T1156"/></text:span></text:p>
        <text:p text:style-name="P1775"><text:span text:style-name="CharStyle16"><text:span text:style-name="T1156">C) Čiastka.</text:span></text:span></text:p>
        <text:p text:style-name="P1839"><text:span text:style-name="CharStyle18"><text:span text:style-name="T1156"/></text:span></text:p>
        <text:p text:style-name="P1840"><text:span text:style-name="CharStyle18"><text:span text:style-name="T1156">O dro</text:span></text:span><text:span text:style-name="CharStyle18"><text:span text:style-name="T1250">žď</text:span></text:span><text:span text:style-name="CharStyle18"><text:span text:style-name="T1156">ovom a varenom ceste.</text:span></text:span></text:p>
        <text:p text:style-name="P794"><text:span text:style-name="CharStyle9"><text:span text:style-name="T1156"/></text:span></text:p>
        <text:p text:style-name="P796"><text:span text:style-name="CharStyle9"><text:span text:style-name="T1156">753. Smažené pampušky (šišky).</text:span></text:span></text:p>
        <text:p text:style-name="P1161"><text:span text:style-name="CharStyle9"><text:span text:style-name="T1156"/></text:span></text:p>
        <text:p text:style-name="P1160"><text:span text:style-name="CharStyle9"><text:span text:style-name="T1156">Ku pampúškom j</text:span></text:span><text:span text:style-name="CharStyle9"><text:span text:style-name="T1250">e</text:span></text:span><text:span text:style-name="CharStyle9"><text:span text:style-name="T1156"> potrebná dobre vyschnutá fajná múka; jedon funt tejto múky vo vajdlinku na teplo odložiť a do prostriedku jamku urobiť. Žajdlík sladkej smotanky</text:span></text:span><text:span text:style-name="CharStyle7"><text:span text:style-name="T1156"> </text:span></text:span><text:span text:style-name="CharStyle9"><text:span text:style-name="T1156">v hrnčoku nechať slet</text:span></text:span><text:span text:style-name="CharStyle9"><text:span text:style-name="T1250">ni</text:span></text:span><text:span text:style-name="CharStyle9"><text:span text:style-name="T1156">e</text:span></text:span><text:span text:style-name="CharStyle9"><text:span text:style-name="T1250">ť</text:span></text:span><text:span text:style-name="CharStyle9"><text:span text:style-name="T1156">, do nej dať osem ž</text:span></text:span><text:span text:style-name="CharStyle9"><text:span text:style-name="T1250">l</text:span></text:span><text:span text:style-name="CharStyle9"><text:span text:style-name="T1156">tkov, za dve ližice dobrých kvasníc, toľko tlčeného cukru a potrebnú mieru soli, to rozhabarovať, prez s</text:span></text:span><text:span text:style-name="CharStyle9"><text:span text:style-name="T1250">í</text:span></text:span><text:span text:style-name="CharStyle9"><text:span text:style-name="T1156">tko do múky precediť, varechou smiešať a do hora vybíjať, aby cesto nebolo ani veľmi tuhé ani slabé. Keď cesto od varechy odstáva, pridá sa za štyry ližice rozpusteného letného masla a cesto sa tak dlho od jed­ného boku misy na druhý do hora vybíja, kým cesto neza­žije maslo. Potom cesto po vrchu múkou posypať, teplou </text:span></text:span><text:span text:style-name="CharStyle9"><text:span text:style-name="T1250">š</text:span></text:span><text:span text:style-name="CharStyle9"><text:span text:style-name="T1156">atou zakryť a na teplo odložiť, aby kyslo. Keď je ono v poly vykysnuté, dá sa v celom kuse na pomúčenú tablu, vrch cesta múkou posypať, dlaňou na pol malého prsta z ľahka roztlapkať a pozor dať, aby sa cesto od spodku na tablu neprileplo. Polovica cesta poznačí sa okrúhlym dlábatkom, do prostriedku sa dá kúsok š</text:span></text:span><text:span text:style-name="CharStyle9"><text:span text:style-name="T1250">i</text:span></text:span><text:span text:style-name="CharStyle9"><text:span text:style-name="T1156">pkového alebo marhulového lek­váru, to sa dlábatkom vyreže a prikryje sa práve tak veľkým vydlabaným prázdnym cestom, toto okolo krajov prstami potlačiť, menším dlábatkom vykrojiť, na plech servyt rozostrieť, pomúčiť a pampušky naň klásť na pol druha prsta jedon o</text:span></text:span><text:span text:style-name="CharStyle9"><text:span text:style-name="T1250">d</text:span></text:span><text:span text:style-name="CharStyle9"><text:span text:style-name="T1156"> druhého; toto druhým servytom zakryť a na teple nechať stáť, aby kyslo. V ranici so širokým dnom nechá sa pol druha funta sviňskej masti nie veľmi na horúco rozpáliť, pri dávaní pampúškov do masti sa týchže prostriedok trochu prstom potlačí a ranica sa zakryje; po upečení jedného boku pampúšky obrátiť, — pri čom sa nemusia zakryť, — z masti nechať odtiecť, na papier vyberať a cukrom posypať, servyt na misu složiť, naň pampušky do vysok</text:span></text:span><text:span text:style-name="CharStyle9"><text:span text:style-name="T1250">a</text:span></text:span><text:span text:style-name="CharStyle9"><text:span text:style-name="T1156"> klásť a horúce dať na stôl. Koľkorazí sa pampušky z masti vyberú, má sa masť vždy nechať rozpáliť, aby nasledujúce </text:span></text:span><text:soft-page-break/><text:span text:style-name="CharStyle9"><text:span text:style-name="T1156">pampušky neprišly do chladnej masti, ináčej sa masť len pení a pampušky sa zle vypečú, ktoré dobre vypečené majú mať v prostriedku biely ráfik.</text:span></text:span></text:p>
        <text:p text:style-name="P794"><text:span text:style-name="CharStyle9"><text:span text:style-name="T1156"/></text:span></text:p>
        <text:p text:style-name="P796"><text:span text:style-name="CharStyle9"><text:span text:style-name="T1156">754. Pampušky na iný spôsob.</text:span></text:span></text:p>
        <text:p text:style-name="P1161"><text:span text:style-name="CharStyle9"><text:span text:style-name="T1156"/></text:span></text:p>
        <text:p text:style-name="P1160"><text:span text:style-name="CharStyle9"><text:span text:style-name="T1156">Štvrť funta (verd</text:span></text:span><text:span text:style-name="CharStyle9"><text:span text:style-name="T1250">u</text:span></text:span><text:span text:style-name="CharStyle9"><text:span text:style-name="T1156">nok) čerstvého masla vo vandlinku na penu rozmiešať, do neho osem ž</text:span></text:span><text:span text:style-name="CharStyle9"><text:span text:style-name="T1250">l</text:span></text:span><text:span text:style-name="CharStyle9"><text:span text:style-name="T1156">tkov jedon po druhom za­miešať, pridať za ližicu tlčen</text:span></text:span><text:span text:style-name="CharStyle9"><text:span text:style-name="T1250">e</text:span></text:span><text:span text:style-name="CharStyle9"><text:span text:style-name="T1156">ho cukru, posoliť, dve ližice</text:span></text:span><text:span text:style-name="CharStyle7"><text:span text:style-name="T1156"> </text:span></text:span><text:span text:style-name="CharStyle9"><text:span text:style-name="T1156">kvasníc so žajdlíkom letnej sladkej smotanky rozmiešala k predošlému dať, toto s f</text:span></text:span><text:span text:style-name="CharStyle9"><text:span text:style-name="T1250">u</text:span></text:span><text:span text:style-name="CharStyle9"><text:span text:style-name="T1156">nt</text:span></text:span><text:span text:style-name="CharStyle9"><text:span text:style-name="T1250">o</text:span></text:span><text:span text:style-name="CharStyle9"><text:span text:style-name="T1156">m fajnej prez sito preosiatej zo­hriatej múky na chytro smiešať a cesto po kúsku od boku misy varečkou rozrábať, kým od varechy neodstáva. Potom sa dá cesto do hromady, vrch posypať múkou, servytom zakryť a nechať kysnúť. Dobre vyzdvihnuté cesto dať na po­múčenú tablu, dlaňou roztlapkať a vo všetkom pokračovať dľa predošlého spôsobu. Kto chce viac pampuškov prichy­stať, vezne dvojnásobnú alebo trojnásobnú mieru zo všetkého.</text:span></text:span></text:p>
        <text:p text:style-name="P1160"><text:span text:style-name="CharStyle9"><text:span text:style-name="T1156"/></text:span></text:p>
        <text:p text:style-name="P1774"><text:span text:style-name="CharStyle9"><text:span text:style-name="T1156">755. Dukátové ha</text:span></text:span><text:span text:style-name="CharStyle9"><text:span text:style-name="T1250">l</text:span></text:span><text:span text:style-name="CharStyle9"><text:span text:style-name="T1156">ušky.</text:span></text:span></text:p>
        <text:p text:style-name="P1161"><text:span text:style-name="CharStyle9"><text:span text:style-name="T1156"/></text:span></text:p>
        <text:p text:style-name="P1160"><text:span text:style-name="CharStyle9"><text:span text:style-name="T1156">Drož</text:span></text:span><text:span text:style-name="CharStyle9"><text:span text:style-name="T1250">ď</text:span></text:span><text:span text:style-name="CharStyle9"><text:span text:style-name="T1156">ové cesto sa urobí dľa známeho spôsobu, vykysnuté dať na tablu, dla</text:span></text:span><text:span text:style-name="CharStyle9"><text:span text:style-name="T1251">ň</text:span></text:span><text:span text:style-name="CharStyle9"><text:span text:style-name="T1156">ou na tenko roztlapkať, polovicu cesta dlábatkom vo veľkosti dvaciatnika vykrojiť a do prosriedku kúsok lekváru klásť, z druhej polovice cesta tiež kúsky vykrajovať a na lekvárom obložené platničky klásť, prstom vôkol popritláčať a menším dlábatkom na rovno vy­krajovať. Na plech sa rozo</text:span></text:span><text:span text:style-name="CharStyle9"><text:span text:style-name="T1251">str</text:span></text:span><text:span text:style-name="CharStyle9"><text:span text:style-name="T1156">e servýt, tento múkou posypať, okrúkle halušky naň klásť, zakryté nediať vykysnuť a v masle na ž</text:span></text:span><text:span text:style-name="CharStyle9"><text:span text:style-name="T1252">l</text:span></text:span><text:span text:style-name="CharStyle9"><text:span text:style-name="T1156">to upražiť, pri čom sa panva potriasa. Čím sú halušky menšie, tým sú chutnejšie a vyzerajú jako orechy. Po upečení nechať z masti odtiecť, na servýt do vysoká po­klásť, vani</text:span></text:span><text:span text:style-name="CharStyle9"><text:span text:style-name="T1252">l</text:span></text:span><text:span text:style-name="CharStyle9"><text:span text:style-name="T1156">ijovým cukrom posypať a osobit</text:span></text:span><text:span text:style-name="CharStyle9"><text:span text:style-name="T1252">e</text:span></text:span><text:span text:style-name="CharStyle9"><text:span text:style-name="T1156"> v šálke dať mliekový krém. — Nech sa nik nezastaví, že toto jedlo má meno halušky, lebo všetk</text:span></text:span><text:span text:style-name="CharStyle9"><text:span text:style-name="T1252">e</text:span></text:span><text:span text:style-name="CharStyle9"><text:span text:style-name="T1156"> halušky nevyzerajú tak jako naše slovenské, ale sa chystajú vo všelijakej podobe, čím je jedlo oveľa chutnejšie, ke</text:span></text:span><text:span text:style-name="CharStyle9"><text:span text:style-name="T1252">ď</text:span></text:span><text:span text:style-name="CharStyle9"><text:span text:style-name="T1156"> nemá vždy jednakú podobu.</text:span></text:span></text:p>
        <text:p text:style-name="P819"><text:soft-page-break/><text:span text:style-name="CharStyle9"><text:span text:style-name="T1156"/></text:span></text:p>
        <text:p text:style-name="P820"><text:span text:style-name="CharStyle9"><text:span text:style-name="T1156">756. Mliekový kr</text:span></text:span><text:span text:style-name="CharStyle9"><text:span text:style-name="T1252">e</text:span></text:span><text:span text:style-name="CharStyle9"><text:span text:style-name="T1156">m k duk</text:span></text:span><text:span text:style-name="CharStyle9"><text:span text:style-name="T1252">a</text:span></text:span><text:span text:style-name="CharStyle9"><text:span text:style-name="T1156">tovým haluškám.</text:span></text:span></text:p>
        <text:p text:style-name="P1161"><text:span text:style-name="CharStyle9"><text:span text:style-name="T1156"/></text:span></text:p>
        <text:p text:style-name="P1160"><text:span text:style-name="CharStyle9"><text:span text:style-name="T1156">Do nádoby dať kus čerstvého masla, v ňom za ližicu múky a tlčeného cukru trochu upražiť, mliekom rozpustiť a miešať, aby neboly žiadne hrčky</text:span></text:span><text:span text:style-name="CharStyle9"><text:span text:style-name="T1299">;</text:span></text:span><text:span text:style-name="CharStyle9"><text:span text:style-name="T1156"> zvarené má to vyzerať jako riedka omáčka, to do pary odložiť, do hrnčoka dať štyry ž</text:span></text:span><text:span text:style-name="CharStyle9"><text:span text:style-name="T1252">l</text:span></text:span><text:span text:style-name="CharStyle9"><text:span text:style-name="T1156">tky, tlčeného cukru a vanilij</text:span></text:span><text:span text:style-name="CharStyle9"><text:span text:style-name="T1252">e</text:span></text:span><text:span text:style-name="CharStyle9"><text:span text:style-name="T1156">, to na penu rozmiešať, pred nastolovaním prichystané mlieko pod ustavičným ha</text:span></text:span><text:span text:style-name="CharStyle9"><text:span text:style-name="T1252">b</text:span></text:span><text:span text:style-name="CharStyle9"><text:span text:style-name="T1156">arovaním do toho vliať na teple držať a k haluškám do šálky dať.</text:span></text:span></text:p>
        <text:p text:style-name="P819"><text:span text:style-name="CharStyle9"><text:span text:style-name="T1156"/></text:span></text:p>
        <text:p text:style-name="P820"><text:span text:style-name="CharStyle9"><text:span text:style-name="T1156">757. Čokoládový krém k duk</text:span></text:span><text:span text:style-name="CharStyle9"><text:span text:style-name="T1252">a</text:span></text:span><text:span text:style-name="CharStyle9"><text:span text:style-name="T1156">tovým halu</text:span></text:span><text:span text:style-name="CharStyle9"><text:span text:style-name="T1252">š</text:span></text:span><text:span text:style-name="CharStyle9"><text:span text:style-name="T1156">kám.</text:span></text:span></text:p>
        <text:p text:style-name="P830"><text:span text:style-name="CharStyle9"><text:span text:style-name="T1156"/></text:span></text:p>
        <text:p text:style-name="P831"><text:span text:style-name="CharStyle9"><text:span text:style-name="T1156">Do nádob</text:span></text:span><text:span text:style-name="CharStyle9"><text:span text:style-name="T1252">y</text:span></text:span><text:span text:style-name="CharStyle9"><text:span text:style-name="T1156"> dať kus čerstvého masla, v ňom za ližicu múky a na kúsky pokrájanú čokoládu spolu smiešať a nechať rozpustiť, mliekom zalievať a miešať, aby nebolo ani husté, ani riedke, ani hrčkovaté. Toto ocukriť, dať do pary a pri nastolovaní osobitne dať v šálke.</text:span></text:span></text:p>
        <text:p text:style-name="P819"><text:span text:style-name="CharStyle9"><text:span text:style-name="T1156"/></text:span></text:p>
        <text:p text:style-name="P820"><text:span text:style-name="CharStyle9"><text:span text:style-name="T1156">758. Vo furme pečené dukátové halušky.</text:span></text:span></text:p>
        <text:p text:style-name="P1161"><text:span text:style-name="CharStyle9"><text:span text:style-name="T1156"/></text:span></text:p>
        <text:p text:style-name="P1160"><text:span text:style-name="CharStyle9"><text:span text:style-name="T1156">Drož</text:span></text:span><text:span text:style-name="CharStyle9"><text:span text:style-name="T1252">ď</text:span></text:span><text:span text:style-name="CharStyle9"><text:span text:style-name="T1156">ové cesto urobiť d</text:span></text:span><text:span text:style-name="CharStyle9"><text:span text:style-name="T1252">ľ</text:span></text:span><text:span text:style-name="CharStyle9"><text:span text:style-name="T1156">a predošlého spôsobu; ukysnuté dať na tablu, dlaňou roztlapkať, polovíc cesta dlábatkom poznačiť, kúsok lekváru naň dať a menším dlábatkom vy­krojiť. Vykrojené halušky pokladú sa na dno hore koncom do maslom vymastenej furmy, tieto rozpusteným maslom po­f</text:span></text:span><text:span text:style-name="CharStyle9"><text:span text:style-name="T1252">r</text:span></text:span><text:span text:style-name="CharStyle9"><text:span text:style-name="T1156">kať, očistené a na rezanky pokrájané mandle s miešanými hrozienkami a cukrom smiešať, týmito poukladané halušky posypať, zase dať druhú vrstvu hulušiek do furmy, zase tým istým posypať a tak pokračovať, kým sa furma na tri prsty od vrchu nedoplní. Toto i s furmou na teplom nechať kysnúť, v rúre ne</text:span></text:span><text:span text:style-name="CharStyle9"><text:span text:style-name="T1252">ch</text:span></text:span><text:span text:style-name="CharStyle9"><text:span text:style-name="T1156">ať vyše hodiny povoľne upiecť, na misu vyvrátiť a cukrom posypať.</text:span></text:span></text:p>
        <text:p text:style-name="P819"><text:span text:style-name="CharStyle9"><text:span text:style-name="T1156"/></text:span></text:p>
        <text:p text:style-name="P820"><text:span text:style-name="CharStyle9"><text:span text:style-name="T1156">759. Tyrolský okružník (štr</text:span></text:span><text:span text:style-name="CharStyle9"><text:span text:style-name="T1252">u</text:span></text:span><text:span text:style-name="CharStyle9"><text:span text:style-name="T1156">dla) s mandlami.</text:span></text:span></text:p>
        <text:p text:style-name="P1161"><text:span text:style-name="CharStyle9"><text:span text:style-name="T1156"/></text:span></text:p>
        <text:p text:style-name="P1160"><text:span text:style-name="CharStyle9"><text:span text:style-name="T1156">Dvanásť lôtov očistených mandiel v mažiari dobre potlcť. </text:span></text:span><text:span text:style-name="CharStyle9"><text:span text:style-name="T1252">1/4</text:span></text:span><text:span text:style-name="CharStyle9"><text:span text:style-name="T1156"> na citrone </text:span></text:span><text:soft-page-break/><text:span text:style-name="CharStyle9"><text:span text:style-name="T1156">obrajbaného a potlčeného cukru, jedno celé vajce a päť ž</text:span></text:span><text:span text:style-name="CharStyle9"><text:span text:style-name="T1252">l</text:span></text:span><text:span text:style-name="CharStyle9"><text:span text:style-name="T1156">tkov na penu smiešať, kus citronátu na rezanky pokrájať, ve</text:span></text:span><text:span text:style-name="CharStyle9"><text:span text:style-name="T1252">ľ</text:span></text:span><text:span text:style-name="CharStyle9"><text:span text:style-name="T1156">ké hrozienka očistiť a to všetko dať do predo­šlého, tak tiež z bielkov na tuho sbitý sňa</text:span></text:span><text:span text:style-name="CharStyle9"><text:span text:style-name="T1252">h</text:span></text:span><text:span text:style-name="CharStyle9"><text:span text:style-name="T1156"> do toho zamiešať. Dľa predošlého spôsobu prichystané drož</text:span></text:span><text:span text:style-name="CharStyle9"><text:span text:style-name="T1252">ď</text:span></text:span><text:span text:style-name="CharStyle9"><text:span text:style-name="T1156">ové cesto na podlhovato roztlapkať, predošlú massu po celom ceste roztrieť, spolu skrútiť, dať na pomastený plech a na teplom nechať kysnúť. Potom vajcom po vrchu natrieť, v peci na žlto nechať upiecť, na kúsky pokrájať, na misu servýt složiť, na to kúsky klásť a cukrom posypať.</text:span></text:span></text:p>
        <text:p text:style-name="P656"><text:span text:style-name="CharStyle9"><text:span text:style-name="T1156"/></text:span></text:p>
        <text:p text:style-name="P657"><text:span text:style-name="CharStyle9"><text:span text:style-name="T1156">760.</text:span></text:span><text:span text:style-name="CharStyle9"><text:span text:style-name="T1252"> </text:span></text:span><text:span text:style-name="CharStyle9"><text:span text:style-name="T1156">Makový okružník.</text:span></text:span></text:p>
        <text:p text:style-name="P1161"><text:span text:style-name="CharStyle9"><text:span text:style-name="T1156"/></text:span></text:p>
        <text:p text:style-name="P1160"><text:span text:style-name="CharStyle9"><text:span text:style-name="T1156">Holbu maku dobre potlcť, na 12 lôtov cukru alebo aj mädu dať pol žajdlíka vody, to nechať povoľne na tichom variť a mliekom rozpúšťať, aby bolo jako hustá kaša. Do toho pridať očistené veľké hrozienka, kus na rezanky pokrájaného citronátu, citronové kôrky a kus masla, to dobre smiešať a nechať vystydnúť. Zvýš prichystané cesto dlaňou roztlapkať, predošlú makovú massu po ňom rozotrieť, spolu skrútiť, na plechu nechať vykysnúť, vajcom natrieť a v rúre nechať upiecť.</text:span></text:span></text:p>
        <text:p text:style-name="P819"><text:span text:style-name="CharStyle9"><text:span text:style-name="T1156"/></text:span></text:p>
        <text:p text:style-name="P820"><text:span text:style-name="CharStyle9"><text:span text:style-name="T1156">761. Okružn</text:span></text:span><text:span text:style-name="CharStyle9"><text:span text:style-name="T1253">í</text:span></text:span><text:span text:style-name="CharStyle9"><text:span text:style-name="T1156">k z maselného cesta s mand</text:span></text:span><text:span text:style-name="CharStyle9"><text:span text:style-name="T1253">l</text:span></text:span><text:span text:style-name="CharStyle9"><text:span text:style-name="T1156">ami.</text:span></text:span></text:p>
        <text:p text:style-name="P1161"><text:span text:style-name="CharStyle9"><text:span text:style-name="T1156"/></text:span></text:p>
        <text:p text:style-name="P1160"><text:span text:style-name="CharStyle9"><text:span text:style-name="T1156">Dľa č. 191 maselné cesto urobiť, na podlhovato vyva</text:span></text:span><text:span text:style-name="CharStyle9"><text:span text:style-name="T1253">l</text:span></text:span><text:span text:style-name="CharStyle9"><text:span text:style-name="T1156">kať, predošlú plnenku po celom rozotrieť, skrútiť, po vrchu vajcom natrieť, dľa predpisu v horúcej peci upiecť, na kúsky pokrájať a cukrom posypať.</text:span></text:span></text:p>
        <text:p text:style-name="P819"><text:span text:style-name="CharStyle9"><text:span text:style-name="T1156"/></text:span></text:p>
        <text:p text:style-name="P820"><text:span text:style-name="CharStyle9"><text:span text:style-name="T1156">762. Makový okružn</text:span></text:span><text:span text:style-name="CharStyle9"><text:span text:style-name="T1253">í</text:span></text:span><text:span text:style-name="CharStyle9"><text:span text:style-name="T1156">k z maselného cesta.</text:span></text:span></text:p>
        <text:p text:style-name="P1161"><text:span text:style-name="CharStyle9"><text:span text:style-name="T1156"/></text:span></text:p>
        <text:p text:style-name="P1160"><text:span text:style-name="CharStyle9"><text:span text:style-name="T1156">Maselné cesto na podlhovato rozva</text:span></text:span><text:span text:style-name="CharStyle9"><text:span text:style-name="T1253">l</text:span></text:span><text:span text:style-name="CharStyle9"><text:span text:style-name="T1156">kať, prichystaný mak, v ktorom nemusí byť maslo, naň rozotrieť a v peci upiecť.</text:span></text:span></text:p>
        <text:p text:style-name="P819"><text:span text:style-name="CharStyle9"><text:span text:style-name="T1156"/></text:span></text:p>
        <text:p text:style-name="P820"><text:span text:style-name="CharStyle9"><text:span text:style-name="T1156">763. Parené halušky.</text:span></text:span></text:p>
        <text:p text:style-name="P1161"><text:soft-page-break/><text:span text:style-name="CharStyle9"><text:span text:style-name="T1156"/></text:span></text:p>
        <text:p text:style-name="P1160"><text:span text:style-name="CharStyle9"><text:span text:style-name="T1156">Dľa č. 753 urobiť nečo tuhšie drož</text:span></text:span><text:span text:style-name="CharStyle9"><text:span text:style-name="T1253">ď</text:span></text:span><text:span text:style-name="CharStyle9"><text:span text:style-name="T1156">ové cesto, nechať v poly ukysnuť, na múčnej table dlaňou na palec zhrúbä roz­tlapkať, dlábatkom kúsky pokrájať, servýt na plech rozostrieť a na to klásť halušky. Tieto nechať nabehnúť, do pomastenej ranice so širokým dnom jednu vedľa druhej klásť, po vrchu na tenko maslom pomastiť a dať do pece. Ke</text:span></text:span><text:span text:style-name="CharStyle9"><text:span text:style-name="T1253">ď</text:span></text:span><text:span text:style-name="CharStyle9"><text:span text:style-name="T1156"> začínajú od spodku žlknuť, naleje sa na ne toľko zvarenej sladkej smotanky, aby v poly v mlieku boly, a dať do rúry, aby sa od</text:span></text:span><text:span text:style-name="CharStyle7"><text:span text:style-name="T1156"> </text:span></text:span><text:span text:style-name="CharStyle9"><text:span text:style-name="T1156">spodku varily, od vrchu ale piekly. Keď má vrch žltú barvu, maj</text:span></text:span><text:span text:style-name="CharStyle9"><text:span text:style-name="T1253">ú</text:span></text:span><text:span text:style-name="CharStyle9"><text:span text:style-name="T1156"> sa na misu do vysok</text:span></text:span><text:span text:style-name="CharStyle9"><text:span text:style-name="T1253">a</text:span></text:span><text:span text:style-name="CharStyle9"><text:span text:style-name="T1156"> poklásť a cukrom posypať. Oso­bitne do šálky dá sa zvarená sladká smotanka, ktorá sa môže s pár ž</text:span></text:span><text:span text:style-name="CharStyle9"><text:span text:style-name="T1253">l</text:span></text:span><text:span text:style-name="CharStyle9"><text:span text:style-name="T1156">tkami zalegírovať a s tlčeným cukrom i vanilijou smiešať. Aj tak sa môže urobiť, že sa smotanka s ma­slom sv</text:span></text:span><text:span text:style-name="CharStyle9"><text:span text:style-name="T1253">a</text:span></text:span><text:span text:style-name="CharStyle9"><text:span text:style-name="T1156">r</text:span></text:span><text:span text:style-name="CharStyle9"><text:span text:style-name="T1253">í</text:span></text:span><text:span text:style-name="CharStyle9"><text:span text:style-name="T1156">, halušky dajú sa do nej a jedlo sa od spodku var</text:span></text:span><text:span text:style-name="CharStyle9"><text:span text:style-name="T1253">í</text:span></text:span><text:span text:style-name="CharStyle9"><text:span text:style-name="T1156"> a od vrchu pečie.</text:span></text:span></text:p>
        <text:p text:style-name="P1160"><text:span text:style-name="CharStyle9"><text:span text:style-name="T1156"/></text:span></text:p>
        <text:p text:style-name="P819"><text:span text:style-name="CharStyle9"><text:span text:style-name="T1156">764. Rožky z vareného cesta (Brandteig.)</text:span></text:span></text:p>
        <text:p text:style-name="P1161"><text:span text:style-name="CharStyle9"><text:span text:style-name="T1156"/></text:span></text:p>
        <text:p text:style-name="P1160"><text:span text:style-name="CharStyle9"><text:span text:style-name="T1156">V nádobe dať žajdlík vina na oheň, po uvarení pridať kus masla vo veľkosti jednoho vajca, po zvarení pod usta­vičným miešaním bielej múky do toho zavárať, aby bolo dobre tuhé cesto; toto na ohni miešať, kým od dna a va­rechy neodstáva. Takto prichystané cesto dať na tablu, po­soliť, nechať vystydnuť, doň celé vajce zabiť a čistou rukou vôkol miesiť, pridať šesť ž</text:span></text:span><text:span text:style-name="CharStyle9"><text:span text:style-name="T1254">l</text:span></text:span><text:span text:style-name="CharStyle9"><text:span text:style-name="T1156">tkov jedon po druhom a dobre roz­robiť; jestliby cesto ešte tuhé bolo, pridá sa pár ž</text:span></text:span><text:span text:style-name="CharStyle9"><text:span text:style-name="T1254">l</text:span></text:span><text:span text:style-name="CharStyle9"><text:span text:style-name="T1156">tkov, cesto sa do hromady sbije, na dlho sa rozšúla a z neho sa krájajú rovnaké kúsky. Každý kúsok sa rozšúla a síce u koncov na tenšie, to sohnúť na rožky, klásť na prst jedon od druhého na pomastený plech, po vrchu roztrepaným vajcom natre</text:span></text:span><text:span text:style-name="CharStyle9"><text:span text:style-name="T1254">ť</text:span></text:span><text:span text:style-name="CharStyle9"><text:span text:style-name="T1156">, očistené na drobno pokrájané mandle s cukrom smiešať a týmto každý rožok po vrchu posypať, v peci na žlto upiecť, z plechu sobrať, každý prez poly podlhovato rozkrojiť, lek­várom natrieť, zas spolu složiť, na misu dať servýt, na tento rožky klásť a cukrom posypať.</text:span></text:span></text:p>
        <text:p text:style-name="P832"><text:span text:style-name="CharStyle9"><text:span text:style-name="T1156"/></text:span></text:p>
        <text:p text:style-name="P833"><text:span text:style-name="CharStyle9"><text:span text:style-name="T1156">765. Smažené striekané pampušky (šprickrapfne) z vareného cesta.</text:span></text:span></text:p>
        <text:p text:style-name="P1161"><text:soft-page-break/><text:span text:style-name="CharStyle9"><text:span text:style-name="T1156"/></text:span></text:p>
        <text:p text:style-name="P1160"><text:span text:style-name="CharStyle9"><text:span text:style-name="T1156">Cesto sa urobí dľa predošlého spôsobu s tým rozdielom, že sa dá o polovicu menej masla do mlieka, a vôbec nemajú byť veľmi masné cestá, ktoré sa vysmážajú. Keď je cesto s vajci rozrobené, dá sa z neho do strekačky (špri</text:span></text:span><text:span text:style-name="CharStyle9"><text:span text:style-name="T1254">c</text:span></text:span><text:span text:style-name="CharStyle9"><text:span text:style-name="T1156">ne), do ktorej sa miesto rúrky pripraví plechová hviezdička. Zo strekačky vytíska sa cesto na prst dlhé kúsky na panvicu do</text:span></text:span><text:span text:style-name="CharStyle7"><text:span text:style-name="T1156"> </text:span></text:span><text:span text:style-name="CharStyle9"><text:span text:style-name="T1156">rozpáleného masla, potom sa odreže, panva sa otriasa a naj­viac šesť kúskov nechá sa naraz v panve na žlto vysmažiť. Vysmažené pampušky z masti odciedzať a na teplom nechať stáť, do znovu rozpálenej masti zase nových šesť pampuškov vytisnuť a tak pokračovať, kým potrvá cesto. Konečne pam­pušky na misu do vysok</text:span></text:span><text:span text:style-name="CharStyle9"><text:span text:style-name="T1254">a</text:span></text:span><text:span text:style-name="CharStyle9"><text:span text:style-name="T1156"> poklásť a potlčenou škoricou i cukrom po vrchu posypať.</text:span></text:span></text:p>
        <text:p text:style-name="P819"><text:span text:style-name="CharStyle9"><text:span text:style-name="T1156"/></text:span></text:p>
        <text:p text:style-name="P820"><text:span text:style-name="CharStyle9"><text:span text:style-name="T1156">766. Vysmážané gulky z vareného cesta.</text:span></text:span></text:p>
        <text:p text:style-name="P1161"><text:span text:style-name="CharStyle9"><text:span text:style-name="T1156"/></text:span></text:p>
        <text:p text:style-name="P1160"><text:span text:style-name="CharStyle9"><text:span text:style-name="T1156">Dľa predošlého predpisu prichystané cesto na pomúče­nej tabli na prst zhrúbä rozšúlať, malé kúsky z neho krájať na spôsob guliek, na sito odkladať, v horúcom masle po­voľne smažiť nechať a ďalej tak s cestom pokračovať. Z tohoto cesta môžu sa i ližicou halušky robiť a jako dukátové halušky lekvárom plniť, dlábatkom vykrojiť a povoľne nechať smažiť.</text:span></text:span></text:p>
        <text:p text:style-name="P1774"><text:span text:style-name="CharStyle16"><text:span text:style-name="T1156"/></text:span></text:p>
        <text:p text:style-name="P1775"><text:span text:style-name="CharStyle16"><text:span text:style-name="T1156"/></text:span></text:p>
        <text:p text:style-name="P1775"><text:span text:style-name="CharStyle16"><text:span text:style-name="T1156">D) Čiastka.</text:span></text:span></text:p>
        <text:p text:style-name="P1868"><text:span text:style-name="CharStyle18"><text:span text:style-name="T1156"/></text:span></text:p>
        <text:p text:style-name="P1869"><text:span text:style-name="CharStyle18"><text:span text:style-name="T1156">O zvláštnych vysmážaných a Štyrcovaných múčnych jedlách (Puddings.)</text:span></text:span></text:p>
        <text:p text:style-name="P819"><text:span text:style-name="CharStyle9"><text:span text:style-name="T1156"/></text:span></text:p>
        <text:p text:style-name="P820"><text:span text:style-name="CharStyle9"><text:span text:style-name="T1156">767. Vysmážané fánky (Schneeballen.)</text:span></text:span></text:p>
        <text:p text:style-name="P1161"><text:span text:style-name="CharStyle9"><text:span text:style-name="T1156"/></text:span></text:p>
        <text:p text:style-name="P1160"><text:span text:style-name="CharStyle9"><text:span text:style-name="T1156">Pol funta bielej múky dať na tablu, do nej 8 lôtov čer­stvého masla na kúsky potrhať, nožom alebo válkom s múkou rozmeliť, do prostriedku urobiť jamku, do nej dať štyry ž</text:span></text:span><text:span text:style-name="CharStyle9"><text:span text:style-name="T1254">l</text:span></text:span><text:span text:style-name="CharStyle9"><text:span text:style-name="T1156">tky, štyry ližice kyslej smotanky a za ližicu tlčeného cukru, to posoliť, pridať trochu vody, spolu smiesiť a za štvrť hodiny zakryté nechať stáť. Dľa č. 191 vyva</text:span></text:span><text:span text:style-name="CharStyle9"><text:span text:style-name="T1254">l</text:span></text:span><text:span text:style-name="CharStyle9"><text:span text:style-name="T1156">kať, skladať, na treťom raze vyva</text:span></text:span><text:span text:style-name="CharStyle9"><text:span text:style-name="T1254">l</text:span></text:span><text:span text:style-name="CharStyle9"><text:span text:style-name="T1156">kať, z neho štyrouhlaté </text:span></text:span><text:soft-page-break/><text:span text:style-name="CharStyle9"><text:span text:style-name="T1156">kúsky ostrožkou vyrezať, každý kúsok dvaraz</text:span></text:span><text:span text:style-name="CharStyle9"><text:span text:style-name="T1254">í</text:span></text:span><text:span text:style-name="CharStyle9"><text:span text:style-name="T1156"> prez prostriedok narezať a pozorne po­prepletať, aby sa nepotrhalo; na sito odkladať, v horúcej masti pod ustavičným potriasaním na žlto vysmažiť, z masti odcediť a cukrom posypať.</text:span></text:span></text:p>
        <text:p text:style-name="P222"><text:span text:style-name="CharStyle7"><text:span text:style-name="T1156"/></text:span></text:p>
        <text:p text:style-name="P834"><text:span text:style-name="CharStyle9"><text:span text:style-name="T1156">768. Smažené vlčie hrtany.</text:span></text:span></text:p>
        <text:p text:style-name="P1161"><text:span text:style-name="CharStyle9"><text:span text:style-name="T1156"/></text:span></text:p>
        <text:p text:style-name="P1160"><text:span text:style-name="CharStyle9"><text:span text:style-name="T1156">Na tenže spôsob srobené cesto na tenko vyva</text:span></text:span><text:span text:style-name="CharStyle9"><text:span text:style-name="T1254">l</text:span></text:span><text:span text:style-name="CharStyle9"><text:span text:style-name="T1156">kať, ostrožkou na štyry uhly porezať, kraje vajcom pomastiť, na k tomuto cieľu srobenú rúrku cesto okrútiť tak, aby jedno na druhé prišlo a tam sa spojilo, kde je vajcom pomastené. Toto motúzom z ľahka skrútiť, v masle na žlto vysmažiť, okrútený motúz dolu sobrať a s cestom ďalej tak pokračovať. Malinový lekvár s vínom rozpustiť, každý hrtan z vňútra krídelkom natrieť, na misu ukladať a cimetovým cukrom posypať.</text:span></text:span></text:p>
        <text:p text:style-name="P834"><text:span text:style-name="CharStyle9"><text:span text:style-name="T1156"/></text:span></text:p>
        <text:p text:style-name="P836"><text:span text:style-name="CharStyle9"><text:span text:style-name="T1156">769. Smažené cukrové cesto (Zukerstrauben).</text:span></text:span></text:p>
        <text:p text:style-name="P1161"><text:span text:style-name="CharStyle9"><text:span text:style-name="T1156"/></text:span></text:p>
        <text:p text:style-name="P1160"><text:span text:style-name="CharStyle9"><text:span text:style-name="T1156">Do vajdlinka dať pol funta bielej múky, desať bielkov a </text:span></text:span><text:span text:style-name="CharStyle9"><text:span text:style-name="T1254">¼ </text:span></text:span><text:span text:style-name="CharStyle9"><text:span text:style-name="T1156">tlčeného cukru; to posoliť a s dobr</text:span></text:span><text:span text:style-name="CharStyle9"><text:span text:style-name="T1254">y</text:span></text:span><text:span text:style-name="CharStyle9"><text:span text:style-name="T1156">m bielym vínom rozmiešať, aby to tekúce bolo a aby neboly žiadne hrčky. Do lievika s tenkou rúrkou dať cesta a toto do rozpáleného masla tak liať, aby z cesta boly štyrouhlaté mrežkami spolu spojené kúsky. Keď je spodok žltý, má sa prevrátiť, z masti dobre odcediť a horúci klásť na vá</text:span></text:span><text:span text:style-name="CharStyle9"><text:span text:style-name="T1254">l</text:span></text:span><text:span text:style-name="CharStyle9"><text:span text:style-name="T1156">ok, aby sa skr</text:span></text:span><text:span text:style-name="CharStyle9"><text:span text:style-name="T1254">í</text:span></text:span><text:span text:style-name="CharStyle9"><text:span text:style-name="T1156">vil. K to­muto cieľu je dobrý z dreva na dve poly rozpílený válok. So smažením sa ďalej pokračuje, vysmažené kúsky cukrom posypať, na misu servyt položiť a na to kúsky poklásť.</text:span></text:span></text:p>
        <text:p text:style-name="P935"><text:span text:style-name="CharStyle9"><text:span text:style-name="T1156"/></text:span></text:p>
        <text:p text:style-name="P936"><text:span text:style-name="CharStyle9"><text:span text:style-name="T1156">770. Smažené žemle vo vínovom ceste.</text:span></text:span></text:p>
        <text:p text:style-name="P1161"><text:span text:style-name="CharStyle9"><text:span text:style-name="T1156"/></text:span></text:p>
        <text:p text:style-name="P1160"><text:span text:style-name="CharStyle9"><text:span text:style-name="T1156">Potrebný počeť žemlí do okrúhla obkrájať, každú žemľu na pol prsta narezať a na pol prsta celkom odkrojiť, aby mal každý kúsok zárezy; tieto naplniť lekvárom a to spolu spo­jiť. Červené víno zvarí sa s cukrom, škoricou a hrebíčkami, to nechať vystydnuť, do toho žemle omočiť a na plech roz­kladať, </text:span></text:span><text:soft-page-break/><text:span text:style-name="CharStyle9"><text:span text:style-name="T1156">do zvýš opísaného cesta na vidličke sopchnutú žemľu omáčať, v masle na žlto vysmažiť a cukrom posypať.</text:span></text:span></text:p>
        <text:p text:style-name="P222"><text:span text:style-name="CharStyle7"><text:span text:style-name="T1156"/></text:span></text:p>
        <text:p text:style-name="P937"><text:span text:style-name="CharStyle9"><text:span text:style-name="T1156">771. Smažené jablká vo vínovom ceste.</text:span></text:span></text:p>
        <text:p text:style-name="P1161"><text:span text:style-name="CharStyle9"><text:span text:style-name="T1156"/></text:span></text:p>
        <text:p text:style-name="P1160"><text:span text:style-name="CharStyle9"><text:span text:style-name="T1156">Netvrdé jabĺčka obieliť, na malý prst zhrúbä rozkrájať, prostriedok vykrojiť, v nádobe cukrom posypať, rúmom po­f</text:span></text:span><text:span text:style-name="CharStyle9"><text:span text:style-name="T1254">r</text:span></text:span><text:span text:style-name="CharStyle9"><text:span text:style-name="T1156">kať a nechať stáť. Pred nastolovan</text:span></text:span><text:span text:style-name="CharStyle9"><text:span text:style-name="T1254">í</text:span></text:span><text:span text:style-name="CharStyle9"><text:span text:style-name="T1156">m do opísaného vínového cesta omáčať, v masle vypražiť, na prostriedok každého kúsku zaváraných r</text:span></text:span><text:span text:style-name="CharStyle9"><text:span text:style-name="T1254">i</text:span></text:span><text:span text:style-name="CharStyle9"><text:span text:style-name="T1156">bezlí dať, na misu poklásť a cukrom posypať.</text:span></text:span></text:p>
        <text:p text:style-name="P938"><text:span text:style-name="CharStyle9"><text:span text:style-name="T1156"/></text:span></text:p>
        <text:p text:style-name="P939"><text:span text:style-name="CharStyle9"><text:span text:style-name="T1156">772. Suché smažené slivky s čokoládou.</text:span></text:span></text:p>
        <text:p text:style-name="P1161"><text:span text:style-name="CharStyle9"><text:span text:style-name="T1156"/></text:span></text:p>
        <text:p text:style-name="P1160"><text:span text:style-name="CharStyle9"><text:span text:style-name="T1156">Suché slivky vo vode viacrazí vymyť a na mäkko uva­riť, k ním pridať škorice, pár hrebíčkov a citronové kôrky, za hodinu nechať variť, na sito odcediť a kôstky tak z n</text:span></text:span><text:span text:style-name="CharStyle9"><text:span text:style-name="T1254">í</text:span></text:span><text:span text:style-name="CharStyle9"><text:span text:style-name="T1156">ch vybrať, aby slivky v celosti ostaly. Do cesta dľa predošlého predpisu prichystaného omočia sa na vidličku sopchnuté slivky, tieto vysmážať, z masti zcediť a na papier vyberať. Porajbanú čokoládu s tlčeným cukrom smiešať, v tomto slivky poobálať, servýt na misu složiť a na to slivky do vy­sok</text:span></text:span><text:span text:style-name="CharStyle9"><text:span text:style-name="T1254">a</text:span></text:span><text:span text:style-name="CharStyle9"><text:span text:style-name="T1156"> ukladať.</text:span></text:span></text:p>
        <text:p text:style-name="P834"><text:span text:style-name="CharStyle9"><text:span text:style-name="T1156"/></text:span></text:p>
        <text:p text:style-name="P836"><text:span text:style-name="CharStyle9"><text:span text:style-name="T1156">773. Smažené rezanky s kr</text:span></text:span><text:span text:style-name="CharStyle9"><text:span text:style-name="T1254">e</text:span></text:span><text:span text:style-name="CharStyle9"><text:span text:style-name="T1156">mom a čokoládou.</text:span></text:span></text:p>
        <text:p text:style-name="P1161"><text:span text:style-name="CharStyle9"><text:span text:style-name="T1156"/></text:span></text:p>
        <text:p text:style-name="P1160"><text:span text:style-name="CharStyle9"><text:span text:style-name="T1156">Na tablu dať potrebnú mieru múky, do prostriedku uro­biť jamku, do nej dať jedno celé vajce, dva ž</text:span></text:span><text:span text:style-name="CharStyle9"><text:span text:style-name="T1254">l</text:span></text:span><text:span text:style-name="CharStyle9"><text:span text:style-name="T1156">tky, kúsok masla vo veľkosti orecha, za ližicu smotanky a trochu vody; to posoliť, na neveľmi tuhé cesto vymiesiť, na tenko vyva</text:span></text:span><text:span text:style-name="CharStyle9"><text:span text:style-name="T1254">l</text:span></text:span><text:span text:style-name="CharStyle9"><text:span text:style-name="T1156">kať, z toho fajné rezanky pokrájať, v masle na žlto vysmažiť, na sito k odcedeniu vyberať a na teplom nechať stáť. Do nádoby zabiť dve vajcia, štyry ž</text:span></text:span><text:span text:style-name="CharStyle9"><text:span text:style-name="T1254">l</text:span></text:span><text:span text:style-name="CharStyle9"><text:span text:style-name="T1156">tky pridať, na koniec noža múky, s vanilijou tlčeného cukru a žajdlík sladkého mlieka, to ustavične na ohni miešať, kým neshustne; potom od ohňa od­ložiť, porajbať čokoládu a pridať tlčeného cukru, z kr</text:span></text:span><text:span text:style-name="CharStyle9"><text:span text:style-name="T1254">e</text:span></text:span><text:span text:style-name="CharStyle9"><text:span text:style-name="T1156">mu na okrúhlu misu pod rezanky naliať, čokoládou posypať, na to dať smažené rezanky, tieto poliať kr</text:span></text:span><text:span text:style-name="CharStyle9"><text:span text:style-name="T1254">e</text:span></text:span><text:span text:style-name="CharStyle9"><text:span text:style-name="T1156">mom, </text:span></text:span><text:soft-page-break/><text:span text:style-name="CharStyle9"><text:span text:style-name="T1156">čokoládou po­sypať a tak pokračovať ďalej, pri čom sa rezanky do vysok</text:span></text:span><text:span text:style-name="CharStyle9"><text:span text:style-name="T1254">a</text:span></text:span><text:span text:style-name="CharStyle7"><text:span text:style-name="T1254"> </text:span></text:span><text:span text:style-name="CharStyle9"><text:span text:style-name="T1156">kladú. Vrch sa čokoládou posype, rozpálenou lopatkou pripečie a horúce dá sa na stôl.</text:span></text:span></text:p>
        <text:p text:style-name="P834"><text:span text:style-name="CharStyle9"><text:span text:style-name="T1156"/></text:span></text:p>
        <text:p text:style-name="P836"><text:span text:style-name="CharStyle9"><text:span text:style-name="T1156">774. Vani</text:span></text:span><text:span text:style-name="CharStyle9"><text:span text:style-name="T1254">l</text:span></text:span><text:span text:style-name="CharStyle9"><text:span text:style-name="T1156">ový krem (tok, gus).</text:span></text:span></text:p>
        <text:p text:style-name="P1161"><text:span text:style-name="CharStyle9"><text:span text:style-name="T1156"/></text:span></text:p>
        <text:p text:style-name="P1160"><text:span text:style-name="CharStyle9"><text:span text:style-name="T1156">Nasledujúce jedlá menujú sa u angličanov puddings, u francúzov a nemcov sauf</text:span></text:span><text:span text:style-name="CharStyle9"><text:span text:style-name="T1254">l</text:span></text:span><text:span text:style-name="CharStyle9"><text:span text:style-name="T1156">é, kdežto rozdiel neni podstatný, poneváč angličan dá to do servytu a nechá ho vo vode variť, kdežto nemec položí to do furmy. Poneváč teda najviac je­dál cudzý pôvod má a slovenskí kuchári všetko menujú dľa cudzého mena: musí sa aj tu, jako to v predmluve tohoto sväzku stojí, cudzý výraz užívať, aspo</text:span></text:span><text:span text:style-name="CharStyle9"><text:span text:style-name="T1254">n</text:span></text:span><text:span text:style-name="CharStyle9"><text:span text:style-name="T1156"> neni škriepka, jako sa má po slovensky volať a hlavnia vec je, aby sa jedlo dobre dalo spraviť. — K pripraveniu prítomného jedla dá sa do nádoby za ližicu múky a s vanilijou prez sito preosiatého tlčeného cukru, toto so šiestymi ž</text:span></text:span><text:span text:style-name="CharStyle9"><text:span text:style-name="T1254">l</text:span></text:span><text:span text:style-name="CharStyle9"><text:span text:style-name="T1156">tky rozmiešať a sladkou smotankou rozpúšťať na toľko, aby nebolo ani husté ani riedke. Toto pod ustavičným miešaním na ohni zvariť, odlo­žiť a miešať, aby sa nesrazilo; po vystydnutí zakryť a dať do pary.</text:span></text:span></text:p>
        <text:p text:style-name="P834"><text:span text:style-name="CharStyle9"><text:span text:style-name="T1156"/></text:span></text:p>
        <text:p text:style-name="P836"><text:span text:style-name="CharStyle9"><text:span text:style-name="T1156">775. Gus z páleného cukru.</text:span></text:span></text:p>
        <text:p text:style-name="P1161"><text:span text:style-name="CharStyle9"><text:span text:style-name="T1156"/></text:span></text:p>
        <text:p text:style-name="P1160"><text:span text:style-name="CharStyle9"><text:span text:style-name="T1156">Šesť lôtov tlčeného cukru dať do nádoby a na ohni miešať, pokým nebude žltobrunátny; k rozpusteniu pridať pár ližíc studenej vody a prevarenej smotanky. Do nádoby dať za ližicu múky, tlčeného cukru a šesť ž</text:span></text:span><text:span text:style-name="CharStyle9"><text:span text:style-name="T1254">l</text:span></text:span><text:span text:style-name="CharStyle9"><text:span text:style-name="T1156">tkov, to rozmie­šať, s predošlým rozpustiť, pod ustavičným miešaním variť, dľa predošlého predpisu pokračovať a dať do pary, aby k po­trebe hotové bolo.</text:span></text:span></text:p>
        <text:p text:style-name="P834"><text:span text:style-name="CharStyle9"><text:span text:style-name="T1156"/></text:span></text:p>
        <text:p text:style-name="P836"><text:span text:style-name="CharStyle9"><text:span text:style-name="T1156">776. Čokoládový gus.</text:span></text:span></text:p>
        <text:p text:style-name="P1161"><text:span text:style-name="CharStyle9"><text:span text:style-name="T1156"/></text:span></text:p>
        <text:p text:style-name="P1160"><text:span text:style-name="CharStyle9"><text:span text:style-name="T1156">Osem lôtov čokolády s kusom vanilije a žajdlíkom smotanky na ohni svariť, dve ližice rižkašovej múky s mlie­kom rozmiešať, s čokoládovým mliekom rozpúšťať a pod ustavičným miešaním na ohni variť, pokým nebude dľa</text:span></text:span><text:span text:style-name="CharStyle7"><text:span text:style-name="T1156"> </text:span></text:span><text:span text:style-name="CharStyle9"><text:span text:style-name="T1156">zvýš </text:span></text:span><text:soft-page-break/><text:span text:style-name="CharStyle9"><text:span text:style-name="T1156">udaného predpisu husté. Potom prez sito do čistej ná­doby pretrieť, ocukriť, dať do pary a k potrebe odložiť.</text:span></text:span></text:p>
        <text:p text:style-name="P550"><text:span text:style-name="CharStyle9"><text:span text:style-name="T1156"/></text:span></text:p>
        <text:p text:style-name="P552"><text:span text:style-name="CharStyle9"><text:span text:style-name="T1156">777. Kávový gús.</text:span></text:span></text:p>
        <text:p text:style-name="P1161"><text:span text:style-name="CharStyle9"><text:span text:style-name="T1156"/></text:span></text:p>
        <text:p text:style-name="P1160"><text:span text:style-name="CharStyle9"><text:span text:style-name="T1156">Pol funta dobrej kávy na žltobrunátno upáliť, smotanku na ohni svariť a odložiť, do tejto dať kávu, chytro zakryť a nechať vystydnúť. Do nádoby dať za ližicu múky, 12 lôtov tlčeného cukru a osem ž</text:span></text:span><text:span text:style-name="CharStyle9"><text:span text:style-name="T1254">l</text:span></text:span><text:span text:style-name="CharStyle9"><text:span text:style-name="T1156">tkov, to spolu smiešať, s kávovým mliekom rozpúšťať, pod ustavičným miešaním na ohni svariť a dať do pary.</text:span></text:span></text:p>
        <text:p text:style-name="P550"><text:span text:style-name="CharStyle9"><text:span text:style-name="T1156"/></text:span></text:p>
        <text:p text:style-name="P552"><text:span text:style-name="CharStyle9"><text:span text:style-name="T1156">778. Oranžový gus.</text:span></text:span></text:p>
        <text:p text:style-name="P1161"><text:span text:style-name="CharStyle9"><text:span text:style-name="T1156"/></text:span></text:p>
        <text:p text:style-name="P1160"><text:span text:style-name="CharStyle9"><text:span text:style-name="T1156">Kôrku z pomaranča ostrým nožom tak obkrájať, aby nič z bieleho nebolo na nej; potrebnú mieru smotanky s kôr­kami svariť a zakryté nechať stáť. Do nádoby dať za ližicu múky, tlčeného cukru a osem ž</text:span></text:span><text:span text:style-name="CharStyle9"><text:span text:style-name="T1254">l</text:span></text:span><text:span text:style-name="CharStyle9"><text:span text:style-name="T1156">tkov, to spolu smiešať, mlie­kom rozpúšťať a pod ustavičným miešaním na ohni svariť, prez sito pretrieť a dať do pary. Na ten istý spôsob sa urobí gus z citrona.</text:span></text:span></text:p>
        <text:p text:style-name="P550"><text:span text:style-name="CharStyle9"><text:span text:style-name="T1156"/></text:span></text:p>
        <text:p text:style-name="P552"><text:span text:style-name="CharStyle9"><text:span text:style-name="T1156">779. Vínový gus (šato).</text:span></text:span></text:p>
        <text:p text:style-name="P1161"><text:span text:style-name="CharStyle9"><text:span text:style-name="T1156"/></text:span></text:p>
        <text:p text:style-name="P1160"><text:span text:style-name="CharStyle9"><text:span text:style-name="T1156">Do kotlíka, v ktorom sa sňa</text:span></text:span><text:span text:style-name="CharStyle9"><text:span text:style-name="T1254">h</text:span></text:span><text:span text:style-name="CharStyle9"><text:span text:style-name="T1156"> bije, dať desať ž</text:span></text:span><text:span text:style-name="CharStyle9"><text:span text:style-name="T1254">l</text:span></text:span><text:span text:style-name="CharStyle9"><text:span text:style-name="T1156">tkov, na citrone alebo oranžu obrajbaný a potl</text:span></text:span><text:span text:style-name="CharStyle9"><text:span text:style-name="T1254">č</text:span></text:span><text:span text:style-name="CharStyle9"><text:span text:style-name="T1156">ený cukor a žajdlík dobrého vína, alebo polov</text:span></text:span><text:span text:style-name="CharStyle9"><text:span text:style-name="T1254">i</text:span></text:span><text:span text:style-name="CharStyle9"><text:span text:style-name="T1156">c vína a polov</text:span></text:span><text:span text:style-name="CharStyle9"><text:span text:style-name="T1254">i</text:span></text:span><text:span text:style-name="CharStyle9"><text:span text:style-name="T1156">c tokajčíny. Pred nastolovan</text:span></text:span><text:span text:style-name="CharStyle9"><text:span text:style-name="T1254">í</text:span></text:span><text:span text:style-name="CharStyle9"><text:span text:style-name="T1156">m drôtami na tichom ohni ustavične šibať, pokým nezačne hustnúť. Cesto z furmy na misu vyvrátiť, po vrchu teraz pripraveným gusom poliať a jedlo dať na stôl. Šato sa vtedy robiť má, ke</text:span></text:span><text:span text:style-name="CharStyle9"><text:span text:style-name="T1254">ď</text:span></text:span><text:span text:style-name="CharStyle9"><text:span text:style-name="T1156"> je čas k nastolovaniu, poneváč on ne­smie dlho stáť.</text:span></text:span></text:p>
        <text:p text:style-name="P550"><text:span text:style-name="CharStyle9"><text:span text:style-name="T1156"/></text:span></text:p>
        <text:p text:style-name="P552"><text:span text:style-name="CharStyle9"><text:span text:style-name="T1156">780. Lik</text:span></text:span><text:span text:style-name="CharStyle9"><text:span text:style-name="T1254">e</text:span></text:span><text:span text:style-name="CharStyle9"><text:span text:style-name="T1156">rový gus.</text:span></text:span></text:p>
        <text:p text:style-name="P1161"><text:span text:style-name="CharStyle9"><text:span text:style-name="T1156"/></text:span></text:p>
        <text:p text:style-name="P1160"><text:span text:style-name="CharStyle9"><text:span text:style-name="T1156">Do nádoby dať za ližicu múky, tlčeného cukru a osem ž</text:span></text:span><text:span text:style-name="CharStyle9"><text:span text:style-name="T1254">l</text:span></text:span><text:span text:style-name="CharStyle9"><text:span text:style-name="T1156">tkov, to spolu smiešať, smotankou rozpustiť, pod ustavičným</text:span></text:span><text:span text:style-name="CharStyle26"><text:span text:style-name="T1156"> </text:span></text:span><text:span text:style-name="CharStyle9"><text:span text:style-name="T1156">miešaním na ohni svariť a na </text:span></text:span><text:soft-page-break/><text:span text:style-name="CharStyle9"><text:span text:style-name="T1156">stranu odložiť, primiešať za pár liž</text:span></text:span><text:span text:style-name="CharStyle9"><text:span text:style-name="T1254">í</text:span></text:span><text:span text:style-name="CharStyle9"><text:span text:style-name="T1156">c likéru a dať do pary. K tomuto gusu môže sa i rum dať.</text:span></text:span></text:p>
        <text:p text:style-name="P699"><text:span text:style-name="CharStyle9"><text:span text:style-name="T1156"/></text:span></text:p>
        <text:p text:style-name="P701"><text:span text:style-name="CharStyle9"><text:span text:style-name="T1156">781. Gus s rumom na anglický spôsob.</text:span></text:span></text:p>
        <text:p text:style-name="P1161"><text:span text:style-name="CharStyle9"><text:span text:style-name="T1156"/></text:span></text:p>
        <text:p text:style-name="P1160"><text:span text:style-name="CharStyle9"><text:span text:style-name="T1156">V nádobe rozpáliť štyry lôty masla, práve toľko múky v ňom upražiť, bielym vínom rozpúšťať a miešať, aby neboly žiadne hrčky. K tomu pridať žajdl</text:span></text:span><text:span text:style-name="CharStyle9"><text:span text:style-name="T1254">í</text:span></text:span><text:span text:style-name="CharStyle9"><text:span text:style-name="T1156">k rumu a pol funta na citrone obrajbaného cukru, toto pod ustavičným miešaním pár minút nechať variť, ku koncu citronovú šťavu doň vyti­sn</text:span></text:span><text:span text:style-name="CharStyle9"><text:span text:style-name="T1254">u</text:span></text:span><text:span text:style-name="CharStyle9"><text:span text:style-name="T1156">ť, prez sitko pretrieť a dať do pary.</text:span></text:span></text:p>
        <text:p text:style-name="P699"><text:span text:style-name="CharStyle9"><text:span text:style-name="T1156"/></text:span></text:p>
        <text:p text:style-name="P701"><text:span text:style-name="CharStyle9"><text:span text:style-name="T1156">782. Anglický plumppuding.</text:span></text:span></text:p>
        <text:p text:style-name="P1161"><text:span text:style-name="CharStyle9"><text:span text:style-name="T1156"/></text:span></text:p>
        <text:p text:style-name="P1160"><text:span text:style-name="CharStyle9"><text:span text:style-name="T1156">Príprava tohoto národnieho anglického jedla požaduje nasledovné veci: 1 hovädzej ladveničkovej masti, </text:span></text:span><text:span text:style-name="CharStyle9"><text:span text:style-name="T1254">1/2</text:span></text:span><text:span text:style-name="CharStyle9"><text:span text:style-name="T1156"> špiku, 1 veľké a </text:span></text:span><text:span text:style-name="CharStyle9"><text:span text:style-name="T1254">1/2</text:span></text:span><text:span text:style-name="CharStyle9"><text:span text:style-name="T1156"> drobné hrozienka, </text:span></text:span><text:span text:style-name="CharStyle9"><text:span text:style-name="T1254">1/4</text:span></text:span><text:span text:style-name="CharStyle9"><text:span text:style-name="T1156"> citronátu </text:span></text:span><text:span text:style-name="CharStyle9"><text:span text:style-name="T1254">1/2</text:span></text:span><text:span text:style-name="CharStyle9"><text:span text:style-name="T1156"> zavarené oranžové kôrky, osem jab</text:span></text:span><text:span text:style-name="CharStyle9"><text:span text:style-name="T1254">l</text:span></text:span><text:span text:style-name="CharStyle9"><text:span text:style-name="T1156">k, lôt tlčenej ško­rice, </text:span></text:span><text:span text:style-name="CharStyle9"><text:span text:style-name="T1254">1/2</text:span></text:span><text:span text:style-name="CharStyle9"><text:span text:style-name="T1156"> na citrone obrajbaného cukru, 1 žemľových omrvín, 6 lôtov múky, žajdl</text:span></text:span><text:span text:style-name="CharStyle9"><text:span text:style-name="T1254">í</text:span></text:span><text:span text:style-name="CharStyle9"><text:span text:style-name="T1156">k rumu a desať vajec. Ladveničkov</text:span></text:span><text:span text:style-name="CharStyle9"><text:span text:style-name="T1254">ú</text:span></text:span><text:span text:style-name="CharStyle9"><text:span text:style-name="T1156"> masť na drobno pokrájať, so žemľovými mrvinami smiešať a dať do nádoby; hrozienka očistiť, vymyť a v šate vytlačiť: jablká na nezanky a špik na drobno pokrájať, k tomuto všetkému pridať citronát, oranžové kôrky, škoricu, trochu soli, vajcia, rum, múku a tlčený cukor, všetko spolu dobre smiešať a zakryté nechať za hodinu stáť. Rozostretý servýt dobre maslom pomastiť, žemľovými mrvinami posypať, smiešanú massu doň dať, spolu složiť a porovnať, na prst dialky od massy motúzom pevne skrútiť a dať do vodou na­plneného a tak veľkého kotlíka, v ktorom by massa po­hodlne plávať mohla. Massa sa nechá za pol tretej hodiny va­riť a jestliže sa voda vyvarí, doleje sa frišnej vody. Po odva­rení položiť massu na sito, zo servýta vykrútiť na misu, rumovým gusom poliať a ostatní rum dať do šálky.</text:span></text:span></text:p>
        <text:p text:style-name="P222"><text:span text:style-name="CharStyle7"><text:span text:style-name="T1156"/></text:span></text:p>
        <text:p text:style-name="P940"><text:span text:style-name="CharStyle9"><text:span text:style-name="T1156">783. Vínový nákyp (pudding, sauf</text:span></text:span><text:span text:style-name="CharStyle9"><text:span text:style-name="T1254">l</text:span></text:span><text:span text:style-name="CharStyle9"><text:span text:style-name="T1156">é).</text:span></text:span></text:p>
        <text:p text:style-name="P1161"><text:span text:style-name="CharStyle9"><text:span text:style-name="T1156"/></text:span></text:p>
        <text:p text:style-name="P1160"><text:soft-page-break/><text:span text:style-name="CharStyle9"><text:span text:style-name="T1156">Dve žemle na strúhadle porajbať, žemľové omrviny v masle na žlto upražiť, zaliať červeným vínom a zakryté necha</text:span></text:span><text:span text:style-name="CharStyle9"><text:span text:style-name="T1254">ť</text:span></text:span><text:span text:style-name="CharStyle9"><text:span text:style-name="T1156"> na teplom mieste štáť, aby sa rozmočily. K tomu pridať </text:span></text:span><text:span text:style-name="CharStyle9"><text:span text:style-name="T1254">1/4</text:span></text:span><text:span text:style-name="CharStyle9"><text:span text:style-name="T1156"> na citrone obrajbaného potlčeného cukru, trochu ško­rice, jedno celé vajce a sedem na penu rozmiešaných ž</text:span></text:span><text:span text:style-name="CharStyle9"><text:span text:style-name="T1254">l</text:span></text:span><text:span text:style-name="CharStyle9"><text:span text:style-name="T1156">tkov. Pár kúskov obareného špiku na kocky pokrájať, malé i veľké hrozienka očistiť, vymyť a v šate vytlačiť, kus citronatu a práve toľko oranžových kôrok na rezanky pokrájať, pár olú­paných jab</text:span></text:span><text:span text:style-name="CharStyle9"><text:span text:style-name="T1254">l</text:span></text:span><text:span text:style-name="CharStyle9"><text:span text:style-name="T1156">čok na rezanky pokrájať, to všetko spolu smie­šať, rumom pof</text:span></text:span><text:span text:style-name="CharStyle9"><text:span text:style-name="T1254">r</text:span></text:span><text:span text:style-name="CharStyle9"><text:span text:style-name="T1156">kať, pridať za hrsť žemľových omrvín a za­kryté nechať stáť. Z bielkov sbitý tuhý šnah po kuse do massy dávať, z ľahka opakom varečky do vysok</text:span></text:span><text:span text:style-name="CharStyle9"><text:span text:style-name="T1254">a</text:span></text:span><text:span text:style-name="CharStyle9"><text:span text:style-name="T1156"> obracať a posypať s predošlými prídavkami. Do vymastenej furmy na spodok papier vyrezať a pomastiť, vyrobenú massu dať do furmy a nechať za hodinu v pare povoľne variť; furma nesmie byť celkom zakrytá a na pokrievku dá sa uhlie, aby sa massa od vrchu piekla. Pred nastolovaním dá sa viac uhlia na pokrievku, aby massa do vrchu sriastla, potom von vzatú furmu na misu vyvrátiť a rúmovým gusom po vrchu poliať, alebo dať gus osobit</text:span></text:span><text:span text:style-name="CharStyle9"><text:span text:style-name="T1254">e</text:span></text:span><text:span text:style-name="CharStyle9"><text:span text:style-name="T1156"> v šálke k jedlu.</text:span></text:span></text:p>
        <text:p text:style-name="P699"><text:span text:style-name="CharStyle9"><text:span text:style-name="T1156"/></text:span></text:p>
        <text:p text:style-name="P701"><text:span text:style-name="CharStyle9"><text:span text:style-name="T1156">784. M</text:span></text:span><text:span text:style-name="CharStyle9"><text:span text:style-name="T1254">an</text:span></text:span><text:span text:style-name="CharStyle9"><text:span text:style-name="T1156">d</text:span></text:span><text:span text:style-name="CharStyle9"><text:span text:style-name="T1254">l</text:span></text:span><text:span text:style-name="CharStyle9"><text:span text:style-name="T1156">ový nákyp v pare.</text:span></text:span></text:p>
        <text:p text:style-name="P1161"><text:span text:style-name="CharStyle9"><text:span text:style-name="T1156"/></text:span></text:p>
        <text:p text:style-name="P1160"><text:span text:style-name="CharStyle9"><text:span text:style-name="T1156">Pár liž</text:span></text:span><text:span text:style-name="CharStyle9"><text:span text:style-name="T1254">í</text:span></text:span><text:span text:style-name="CharStyle9"><text:span text:style-name="T1156">c múky v masle trochu upražiť a mliekom na­toľko zaliať, aby z toho bola dobrá hustá kaša; to dať do vajdlinka a pridať za hrsť očistených v mažiari na drobno potlčených mandiel, na citrone obrajbaného a potlčeného cukru, jedno celé vajce a päť na penu rozmiešaných ž</text:span></text:span><text:span text:style-name="CharStyle9"><text:span text:style-name="T1254">l</text:span></text:span><text:span text:style-name="CharStyle9"><text:span text:style-name="T1156">tkov. Toto sa z ľahka zamieša do tuhého z bielkov sbitého s</text:span></text:span><text:span text:style-name="CharStyle9"><text:span text:style-name="T1254">ň</text:span></text:span><text:span text:style-name="CharStyle9"><text:span text:style-name="T1156">ahu, do vymastenej furmy vyreže sa na dno papier a do furmy dá sa prichystaná massa, nechá sa nie celkom zakrytá v pare povoľne variť, na vrch sa dá trochu uhlia, pred nastolovaním furmu vyvrátiť na misu a celé cukrom posypať; osobit</text:span></text:span><text:span text:style-name="CharStyle9"><text:span text:style-name="T1254">e</text:span></text:span><text:span text:style-name="CharStyle9"><text:span text:style-name="T1156"> do šálky dá sa vanilový kr</text:span></text:span><text:span text:style-name="CharStyle9"><text:span text:style-name="T1254">e</text:span></text:span><text:span text:style-name="CharStyle9"><text:span text:style-name="T1156">m. Ohľadom týchto jedál je po­trebné poznamenať, po prvé: na dno furmy má sa papier</text:span></text:span><text:span text:style-name="CharStyle7"><text:span text:style-name="T1156"> </text:span></text:span><text:span text:style-name="CharStyle9"><text:span text:style-name="T1156">vyrezať, pomastiť a na to dať massu; po druhé: celkom za­krytá nesmie byť furma, poneváč potom massa z nej von vy­kypí; po tretie: na pokrievku sa preto dáva uhlie, aby sa massa od vrchu trochu piekla a aby aj do vrchu sa </text:span></text:span><text:soft-page-break/><text:span text:style-name="CharStyle9"><text:span text:style-name="T1156">pozdvihla; zvlášt</text:span></text:span><text:span text:style-name="CharStyle9"><text:span text:style-name="T1254">e</text:span></text:span><text:span text:style-name="CharStyle9"><text:span text:style-name="T1156"> pred nastolovaním má sa dať viac uhlia na pokrievku.</text:span></text:span></text:p>
        <text:p text:style-name="P699"><text:span text:style-name="CharStyle9"><text:span text:style-name="T1156"/></text:span></text:p>
        <text:p text:style-name="P701"><text:span text:style-name="CharStyle9"><text:span text:style-name="T1156">785. Pečený mandlový nákyp.</text:span></text:span></text:p>
        <text:p text:style-name="P1161"><text:span text:style-name="CharStyle9"><text:span text:style-name="T1156"/></text:span></text:p>
        <text:p text:style-name="P1160"><text:span text:style-name="CharStyle9"><text:span text:style-name="T1156">Dvanásť lôtov očistených mandiel v mažiari na drobno potlcť, k ním pridať za ližicu mlieka a ešte raz potlcť, aby boly jako maslo rozmiesené. Štvrť f</text:span></text:span><text:span text:style-name="CharStyle9"><text:span text:style-name="T1254">u</text:span></text:span><text:span text:style-name="CharStyle9"><text:span text:style-name="T1156">nta čerstvého masla vo vajdlinku na penu rozmiešať, do tohoto dať mandle, na citrone obrajbaného tlčeného cukru, jedno celé vajce a päť ž</text:span></text:span><text:span text:style-name="CharStyle9"><text:span text:style-name="T1254">l</text:span></text:span><text:span text:style-name="CharStyle9"><text:span text:style-name="T1156">tkov jedon po druhom, toto do snahu z bielkov sbitého z ľahka zamiešať, pridať za hrsť rožkových omrvín, to dať do vy­mastenej a žemľovými mrvinami posypanej furmy a povoľne nechať v rúre za malú hodinu piecť; potom vyvrátiť na misu a cukrom posypať.</text:span></text:span></text:p>
        <text:p text:style-name="P1774"><text:span text:style-name="CharStyle9"><text:span text:style-name="T1156"/></text:span></text:p>
        <text:p text:style-name="P1775"><text:span text:style-name="CharStyle9"><text:span text:style-name="T1156">78</text:span></text:span><text:span text:style-name="CharStyle9"><text:span text:style-name="T1254">6</text:span></text:span><text:span text:style-name="CharStyle9"><text:span text:style-name="T1156">. Nákyp z maselných rožkov.</text:span></text:span></text:p>
        <text:p text:style-name="P1161"><text:span text:style-name="CharStyle9"><text:span text:style-name="T1156"/></text:span></text:p>
        <text:p text:style-name="P1160"><text:span text:style-name="CharStyle9"><text:span text:style-name="T1156">Z kôrky obrajbané rožky na tenké listy do nádoby po­krájať, na ne dať kúsok čerstvého masla a naliať toľko ho­rúcej smotanky, aby ňou rožky zakryté boly; toto zakryté nechať stáť na teplom, aby sa rožky uparily. K rožkom sa pridá za hrsť očistených hrozienok, na rezanky pokrájané očistené mandle, kus citronátu, oranžových kôrok a na citrone obrajbaného cukru, to rozmiešať, pridať celé vajce a päť ž</text:span></text:span><text:span text:style-name="CharStyle9"><text:span text:style-name="T1254">l</text:span></text:span><text:span text:style-name="CharStyle9"><text:span text:style-name="T1156">tkov jedon po druhom, z bielkov sňah sbiť a do tohoto predošlú massu z ľahka zamiešať. To sa dá dľa predpisu vo vymastenej furme do pary, za hodinu nechať variť, pred nastolovaním na misu vyvrátiť, cukrom posypať a pridať kus páleného cukru.</text:span></text:span></text:p>
        <text:p text:style-name="P941"><text:span text:style-name="CharStyle9"><text:span text:style-name="T1156"/></text:span></text:p>
        <text:p text:style-name="P942"><text:span text:style-name="CharStyle9"><text:span text:style-name="T1156">787. Cukrovým ľadom obtiahnutý nákyp.</text:span></text:span></text:p>
        <text:p text:style-name="P1161"><text:span text:style-name="CharStyle9"><text:span text:style-name="T1156"/></text:span></text:p>
        <text:p text:style-name="P1160"><text:span text:style-name="CharStyle9"><text:span text:style-name="T1156">Štvrť funta potlčeného a prez sito preosiatého cukru dať do šálky, pridať bielok a z pol citrona šťavu, toto čistou varechou na penu smiešať a jestliby bolo veľmi husté, pridať jedon bielok. Takto s</text:span></text:span><text:span text:style-name="CharStyle9"><text:span text:style-name="T1254">h</text:span></text:span><text:span text:style-name="CharStyle9"><text:span text:style-name="T1156">otovený nákyp pred samým nastolo­vaním na misu vyvrátiť, vrch malinovým alebo jahodovým lekvárom na </text:span></text:span><text:soft-page-break/><text:span text:style-name="CharStyle9"><text:span text:style-name="T1156">prst zhrúbe natrieť, cukrovým ľadom celkom obtiahnuť, s misou dať do neveľmi horúcej rúry a ke</text:span></text:span><text:span text:style-name="CharStyle9"><text:span text:style-name="T1254">ď</text:span></text:span><text:span text:style-name="CharStyle9"><text:span text:style-name="T1156"> je na vrchu pekná biela kôrka, dá sa na stôl.</text:span></text:span></text:p>
        <text:p text:style-name="P794"><text:span text:style-name="CharStyle9"><text:span text:style-name="T1156"/></text:span></text:p>
        <text:p text:style-name="P796"><text:span text:style-name="CharStyle9"><text:span text:style-name="T1156">788. Čokoládovým ľadom obtiahnutý nákyp.</text:span></text:span></text:p>
        <text:p text:style-name="P1161"><text:span text:style-name="CharStyle9"><text:span text:style-name="T1156"/></text:span></text:p>
        <text:p text:style-name="P1160"><text:span text:style-name="CharStyle9"><text:span text:style-name="T1156">Štvrť funta čokolády porajbať a dať do nádoby, pridať pár ližíc tlčeného cukru a na penu rozmiešaný bielok — citronová šťava neni potrebná — nákyp vyvrátiť na misu, vrch lekvárom natrieť, čokoládovým ľadom celkom obtiahnuť a dať do neveľmi horúcej pece.</text:span></text:span></text:p>
        <text:p text:style-name="P794"><text:span text:style-name="CharStyle9"><text:span text:style-name="T1156"/></text:span></text:p>
        <text:p text:style-name="P796"><text:span text:style-name="CharStyle9"><text:span text:style-name="T1156">789. Karmelový nákyp s gusom.</text:span></text:span></text:p>
        <text:p text:style-name="P1161"><text:span text:style-name="CharStyle9"><text:span text:style-name="T1156"/></text:span></text:p>
        <text:p text:style-name="P1160"><text:span text:style-name="CharStyle9"><text:span text:style-name="T1156">Šesť lôtov tlčeného cukru na žltobrunátno upáliť, pridať pár ližíc vody a po rozpustení cukru doliať žajdlík varenej smotanky. V čerstvom masle pár ližíc múky užiariť a roz­pustiť pripraveným mliekom, to na kašu rozmiešať, na stranu odložiť, pridať tlčeného cukru, celé vajce a päť ž</text:span></text:span><text:span text:style-name="CharStyle9"><text:span text:style-name="T1254">l</text:span></text:span><text:span text:style-name="CharStyle9"><text:span text:style-name="T1156">tkov jedon po druhom; konečne sa to z ľahka smieša s bielkovým sňahom. Do vymastenej a mand</text:span></text:span><text:span text:style-name="CharStyle9"><text:span text:style-name="T1254">l</text:span></text:span><text:span text:style-name="CharStyle9"><text:span text:style-name="T1156">ovými rezankami posypanej furmy dá sa prichystaná massa, nechá sa za hodinu v pare variť, pred nastolovaním na misu vyvrátiť a pod č. 776. udaným kr</text:span></text:span><text:span text:style-name="CharStyle9"><text:span text:style-name="T1254">e</text:span></text:span><text:span text:style-name="CharStyle9"><text:span text:style-name="T1156">mom po vrchu poliať, alebo osobit</text:span></text:span><text:span text:style-name="CharStyle9"><text:span text:style-name="T1254">e</text:span></text:span><text:span text:style-name="CharStyle9"><text:span text:style-name="T1156"> v šálke dať na stôl.</text:span></text:span></text:p>
        <text:p text:style-name="P794"><text:span text:style-name="CharStyle9"><text:span text:style-name="T1156"/></text:span></text:p>
        <text:p text:style-name="P796"><text:span text:style-name="CharStyle9"><text:span text:style-name="T1156">790. Orechový nákyp.</text:span></text:span></text:p>
        <text:p text:style-name="P1161"><text:span text:style-name="CharStyle9"><text:span text:style-name="T1156"/></text:span></text:p>
        <text:p text:style-name="P1160"><text:span text:style-name="CharStyle9"><text:span text:style-name="T1156">Obrajbané maselné rožky na listy pokrájať, na ne naliať horúceho mlieka, aby v mlieku zakryté boly, pridať kus čer­stvého masla a na horúcom mieste nechať stáť. Jadrá z vlaských orechov na fajno potlcť, tieto s preosiatym cukrom a škoricou na rožky preosiať, zamiešať jedno celé vajce a päť ž</text:span></text:span><text:span text:style-name="CharStyle9"><text:span text:style-name="T1254">l</text:span></text:span><text:span text:style-name="CharStyle9"><text:span text:style-name="T1156">tkov jedon po druhom; jestliby massa hustá bola, môže sa o jedon alebo dva ž</text:span></text:span><text:span text:style-name="CharStyle9"><text:span text:style-name="T1254">l</text:span></text:span><text:span text:style-name="CharStyle9"><text:span text:style-name="T1156">tky viac pridať, čo všetko so sbitým s</text:span></text:span><text:span text:style-name="CharStyle9"><text:span text:style-name="T1254">ň</text:span></text:span><text:span text:style-name="CharStyle9"><text:span text:style-name="T1156">a</text:span></text:span><text:span text:style-name="CharStyle9"><text:span text:style-name="T1254">h</text:span></text:span><text:span text:style-name="CharStyle9"><text:span text:style-name="T1156">om sa spolu smieša. Za ten čas urobí sa z jedného vajca</text:span></text:span><text:span text:style-name="CharStyle7"><text:span text:style-name="T1156"> </text:span></text:span><text:span text:style-name="CharStyle9"><text:span text:style-name="T1156">palacinkové cesto, z to</text:span></text:span><text:span text:style-name="CharStyle9"><text:span text:style-name="T1255">h</text:span></text:span><text:span text:style-name="CharStyle9"><text:span text:style-name="T1156">oto pár palacinôk na jednu stranu upiecť, s nedopečenou stranou hneď za horúca spolu skrútiť, nechať </text:span></text:span><text:soft-page-break/><text:span text:style-name="CharStyle9"><text:span text:style-name="T1156">vystydnúť, do n</text:span></text:span><text:span text:style-name="CharStyle9"><text:span text:style-name="T1255">í</text:span></text:span><text:span text:style-name="CharStyle9"><text:span text:style-name="T1156">ch dať prichystanú massu, v pare ne­chať za hodinu variť, dľa znamého spôsobu na misu vyvrátiť a cukrom posypať.</text:span></text:span></text:p>
        <text:p text:style-name="P1890"><text:span text:style-name="CharStyle28"><text:span text:style-name="T1156"/></text:span></text:p>
        <text:p text:style-name="P794"><text:span text:style-name="CharStyle9"><text:span text:style-name="T1156">791. Nákyp z lieskových orechov.</text:span></text:span></text:p>
        <text:p text:style-name="P1161"><text:span text:style-name="CharStyle9"><text:span text:style-name="T1156"/></text:span></text:p>
        <text:p text:style-name="P1160"><text:span text:style-name="CharStyle9"><text:span text:style-name="T1156">Maselné rožky sa prichystajú dľa predošlého spôsobu; z lieskovcov jadrá v handre medzi rukama vymadliť, v ma­žiari potlcť, varechou prez sito pretrieť, dať k rozmočeným rožkom, pridať tlčeného cukru s vaniliou, jedno celé vajce a päť ž</text:span></text:span><text:span text:style-name="CharStyle9"><text:span text:style-name="T1256">l</text:span></text:span><text:span text:style-name="CharStyle9"><text:span text:style-name="T1156">tkov jedon po druhom, to smiešať s bielkovým sňahom, vo vymastenej furme dať do pary a pokračovať dľa predo­šlého predpisu.</text:span></text:span></text:p>
        <text:p text:style-name="P794"><text:span text:style-name="CharStyle9"><text:span text:style-name="T1156"/></text:span></text:p>
        <text:p text:style-name="P796"><text:span text:style-name="CharStyle9"><text:span text:style-name="T1156">792. Rezankový nákyp.</text:span></text:span></text:p>
        <text:p text:style-name="P1161"><text:span text:style-name="CharStyle9"><text:span text:style-name="T1156"/></text:span></text:p>
        <text:p text:style-name="P1160"><text:span text:style-name="CharStyle9"><text:span text:style-name="T1156">Z dvoch vajec umiesené cesto na tenko rozva</text:span></text:span><text:span text:style-name="CharStyle9"><text:span text:style-name="T1256">l</text:span></text:span><text:span text:style-name="CharStyle9"><text:span text:style-name="T1156">kať, na tenké rezanky pokrájať, do vrelého mlieka zavariť, na kašu vyvariť, z ohňa preč vziať, pridať kus čerstvého masla, po­soliť, pridať na citrone obrajbaný a potlčený cukor, jedno celé vajce a päť ž</text:span></text:span><text:span text:style-name="CharStyle9"><text:span text:style-name="T1256">l</text:span></text:span><text:span text:style-name="CharStyle9"><text:span text:style-name="T1156">tkov, z ľahka zamiešať do bielkového sňahu a vo vymastenej furme dať do pary. Práve tak sa urobí:</text:span></text:span></text:p>
        <text:p text:style-name="P794"><text:span text:style-name="CharStyle9"><text:span text:style-name="T1156"/></text:span></text:p>
        <text:p text:style-name="P796"><text:span text:style-name="CharStyle9"><text:span text:style-name="T1156">793. Nákyp z rajbaného cesta.</text:span></text:span></text:p>
        <text:p text:style-name="P794"><text:span text:style-name="CharStyle9"><text:span text:style-name="T1156"/></text:span></text:p>
        <text:p text:style-name="P796"><text:span text:style-name="CharStyle9"><text:span text:style-name="T1156">794. Rižkašový nákyp s citronátom.</text:span></text:span></text:p>
        <text:p text:style-name="P1161"><text:span text:style-name="CharStyle9"><text:span text:style-name="T1156"/></text:span></text:p>
        <text:p text:style-name="P1160"><text:span text:style-name="CharStyle9"><text:span text:style-name="T1156">Štvrť funta reisu vo vode obariť, na sito vyliať, studenou vodou premyť, vo vrelom mlieku na mäkko uvariť, do ohňa odložiť, pridať kus čerstvého masla, trochu soli, na citrone obrajbaného a potlčeného cukru, jedno celé vajce, päť na penu rozmiešaných ž</text:span></text:span><text:span text:style-name="CharStyle9"><text:span text:style-name="T1256">l</text:span></text:span><text:span text:style-name="CharStyle9"><text:span text:style-name="T1156">tkov a kus na drobno pokrájaného citronátu. Toto s bielkovým sňahom z ľahka smiešať, dať do vymastenej furmy, za hodinu v pare nechať variť, na misu vyvrátiť a vínovým </text:span></text:span><text:span text:style-name="CharStyle9"><text:span text:style-name="T1256">š</text:span></text:span><text:span text:style-name="CharStyle9"><text:span text:style-name="T1156">ato poliať. Zvýš vypísané nákypy odporúčajú sa pre tých, ktorí nie sú ešte sbehlí vo varení, po­neváč pri nákypoch neni žiadna taká ťažkosť. Dľa tohoto predpisu sa urobí:</text:span></text:span></text:p>
        <text:p text:style-name="P794"><text:soft-page-break/><text:span text:style-name="CharStyle9"><text:span text:style-name="T1156"/></text:span></text:p>
        <text:p text:style-name="P796"><text:span text:style-name="CharStyle9"><text:span text:style-name="T1156">795. Grísový nákyp.</text:span></text:span></text:p>
        <text:p text:style-name="P1774"><text:span text:style-name="CharStyle16"><text:span text:style-name="T1156"/></text:span></text:p>
        <text:p text:style-name="P1775"><text:span text:style-name="CharStyle16"><text:span text:style-name="T1156">E) Čiastka.</text:span></text:span></text:p>
        <text:p text:style-name="P1839"><text:span text:style-name="CharStyle18"><text:span text:style-name="T1156"/></text:span></text:p>
        <text:p text:style-name="P1840"><text:span text:style-name="CharStyle18"><text:span text:style-name="T1156">O fámoch a okružníkoch (štr</text:span></text:span><text:span text:style-name="CharStyle18"><text:span text:style-name="T1256">u</text:span></text:span><text:span text:style-name="CharStyle18"><text:span text:style-name="T1156">d</text:span></text:span><text:span text:style-name="CharStyle18"><text:span text:style-name="T1256">l</text:span></text:span><text:span text:style-name="CharStyle18"><text:span text:style-name="T1156">ach.)</text:span></text:span></text:p>
        <text:p text:style-name="P794"><text:span text:style-name="CharStyle9"><text:span text:style-name="T1156"/></text:span></text:p>
        <text:p text:style-name="P796"><text:span text:style-name="CharStyle9"><text:span text:style-name="T1156">796. Štyrcovaný fám so smaženými rezanci.</text:span></text:span></text:p>
        <text:p text:style-name="P1161"><text:span text:style-name="CharStyle9"><text:span text:style-name="T1156"/></text:span></text:p>
        <text:p text:style-name="P1160"><text:span text:style-name="CharStyle9"><text:span text:style-name="T1156">Do vajdlinka dať 12 lôtov marhu</text:span></text:span><text:span text:style-name="CharStyle9"><text:span text:style-name="T1256">l</text:span></text:span><text:span text:style-name="CharStyle9"><text:span text:style-name="T1156">ového lekváru, pridať na citrone obrajbaného tlčeného cukru a dva na penu smiešané bielky. Ke</text:span></text:span><text:span text:style-name="CharStyle9"><text:span text:style-name="T1256">ď</text:span></text:span><text:span text:style-name="CharStyle9"><text:span text:style-name="T1156"> toto dobre shustlo, zase sa pridá bielok a ustavične sa na chladnom mieša; jestliby bolo málo fámu, pridá sa viac bielkov. Na tablu dať bielej múky, do nej za­biť vajce, pridať masla vo veľkosti orecha, pol ližičky smotanky a toľkože vody, to spolu smiesiť, na tenko rozvalkať, na fajné rezance pokrájať, v horúcom masle vysmažiť, z masti nechať dobre odtiecť, furmu vymastiť, na pol prsta zvýše dať do nej rezancov, na to fámu, zas rezancov a tak pokra­čovať, kým sa furma nedoplní. Za každým vložením rezance potlčeným cukrom posypať, v pare nechať povoľne variť a pred nastolovaním na misu vyvrátiť.</text:span></text:span></text:p>
        <text:p text:style-name="P794"><text:span text:style-name="CharStyle9"><text:span text:style-name="T1156"/></text:span></text:p>
        <text:p text:style-name="P796"><text:span text:style-name="CharStyle9"><text:span text:style-name="T1156">797. Smažený cukrový hrach s fámom.</text:span></text:span></text:p>
        <text:p text:style-name="P1161"><text:span text:style-name="CharStyle9"><text:span text:style-name="T1156"/></text:span></text:p>
        <text:p text:style-name="P1160"><text:span text:style-name="CharStyle9"><text:span text:style-name="T1156">Dľa č. 729 urobí sa cesto, toto sa naleje do lievika, z tohoto sa na masť do okrúhla po celom dne kvapká, aby sa spolu držalo. Ke</text:span></text:span><text:span text:style-name="CharStyle9"><text:span text:style-name="T1256">ď</text:span></text:span><text:span text:style-name="CharStyle9"><text:span text:style-name="T1156"> je od spodku žlté, prevráti sa a vezne sa von, z masti nechať odcediť, na plech klásť a s vysmážaním </text:span></text:span><text:span text:style-name="CharStyle9"><text:span text:style-name="T1256">ď</text:span></text:span><text:span text:style-name="CharStyle9"><text:span text:style-name="T1156">alej pokračovať. Dľa č. 796 urobiť fám, misu na tenko vy­mastiť, na dno dať na prst zvýše fámu, to do okrúhla roztrieť, vysmažené celé platne naň položiť, na to dať fámu a tak po­kračovať, počím všetko stačí. Kraje platní nemajú byť fá­mom zakryté, na vrchu fám na kôpku nožom uhladiť a</text:span></text:span><text:span text:style-name="CharStyle7"><text:span text:style-name="T1156"> </text:span></text:span><text:span text:style-name="CharStyle9"><text:span text:style-name="T1156">okrášliť, misu na </text:span></text:span><text:span text:style-name="CharStyle9"><text:span text:style-name="T1256">č</text:span></text:span><text:span text:style-name="CharStyle9"><text:span text:style-name="T1156">isto utreť a v neveľmi horúcej rúre nechať za pol hodinu piecť, aby jedlo do vysok</text:span></text:span><text:span text:style-name="CharStyle9"><text:span text:style-name="T1256">a</text:span></text:span><text:span text:style-name="CharStyle9"><text:span text:style-name="T1156"> nabehlo.</text:span></text:span></text:p>
        <text:p text:style-name="P794"><text:soft-page-break/><text:span text:style-name="CharStyle9"><text:span text:style-name="T1156"/></text:span></text:p>
        <text:p text:style-name="P796"><text:span text:style-name="CharStyle9"><text:span text:style-name="T1156">798. Fám s vysmážanou žemľou.</text:span></text:span></text:p>
        <text:p text:style-name="P1161"><text:span text:style-name="CharStyle9"><text:span text:style-name="T1156"/></text:span></text:p>
        <text:p text:style-name="P1160"><text:span text:style-name="CharStyle9"><text:span text:style-name="T1156">Obrajbané žemle do okrúhla obrezať, každú na dvoje rozkrojiť a ponarezávať, aby sa spolu držaly; to v horúcom masle na žlto vysmažiť. Do nádoby dať žajdlík červeného vína, dať na oheň, pridať hrebičky, škoricu, citronové kôrky a cukor, toto uvarené na vysmažené žemle vyliať, zakryté na teplom mieste nechať stáť, víno zliať a svariť, zas dať na žemle, aby sa dobre rozvlažily, to von vziať, medzi zárezy lekvárom natrieť, pod č. 796. fám urobiť, okrúhlu misu na tenko pomastiť, fám po dne rozotrieť, na to žemle klásť, zas dať fámu do vysok</text:span></text:span><text:span text:style-name="CharStyle9"><text:span text:style-name="T1256">a</text:span></text:span><text:span text:style-name="CharStyle9"><text:span text:style-name="T1156"> a tak pokračovať, kým všetko stačí. Fám nožom uhladiť, po vrchu nožovým koncom žliebky urobiť, misu čisto utreť, na plech dať soli alebo popola, aby sa misa nerozpukla, a na tom jedlo upiecť.</text:span></text:span></text:p>
        <text:p text:style-name="P794"><text:span text:style-name="CharStyle9"><text:span text:style-name="T1156"/></text:span></text:p>
        <text:p text:style-name="P796"><text:span text:style-name="CharStyle9"><text:span text:style-name="T1156">799. Rižkašový fám.</text:span></text:span></text:p>
        <text:p text:style-name="P1161"><text:span text:style-name="CharStyle9"><text:span text:style-name="T1156"/></text:span></text:p>
        <text:p text:style-name="P1160"><text:span text:style-name="CharStyle9"><text:span text:style-name="T1156">8 l</text:span></text:span><text:span text:style-name="CharStyle9"><text:span text:style-name="T1256">ô</text:span></text:span><text:span text:style-name="CharStyle9"><text:span text:style-name="T1156">tov rižkaše vo vriacej vode obariť, po vyhodení pár kochlov na sito vyliať a studenou vodou premyť. Kus čer­stvého masla na žlto upražiť, v ňom reis vriacim mliekom podliať, zakryté povoľne nechať pariť, často miešať a mlie­kom podlievať, aby rižkaša i sypká i dosť mäkká ostala; ocukriť, na stranu odložiť, zo zvýš urobeného fámu na misu po dne rozotrieť, na to dať do vysok</text:span></text:span><text:span text:style-name="CharStyle9"><text:span text:style-name="T1256">a</text:span></text:span><text:span text:style-name="CharStyle9"><text:span text:style-name="T1156"> rižkašu, túto fámom celkom obtiahnuť, uhladiť a v ostatnom dľa známeho spôsobu pokračovať.</text:span></text:span></text:p>
        <text:p text:style-name="P943"><text:span text:style-name="CharStyle9"><text:span text:style-name="T1156"/></text:span></text:p>
        <text:p text:style-name="P944"><text:span text:style-name="CharStyle9"><text:span text:style-name="T1156">800. Fám s pišk</text:span></text:span><text:span text:style-name="CharStyle9"><text:span text:style-name="T1256">o</text:span></text:span><text:span text:style-name="CharStyle9"><text:span text:style-name="T1156">tovým rolat</text:span></text:span><text:span text:style-name="CharStyle9"><text:span text:style-name="T1256">o</text:span></text:span><text:span text:style-name="CharStyle9"><text:span text:style-name="T1156">m.</text:span></text:span></text:p>
        <text:p text:style-name="P1161"><text:span text:style-name="CharStyle9"><text:span text:style-name="T1156"/></text:span></text:p>
        <text:p text:style-name="P1160"><text:span text:style-name="CharStyle9"><text:span text:style-name="T1156">Šesť lôtov preosiateho cukru dať do vajdlinka, doň šesť ž</text:span></text:span><text:span text:style-name="CharStyle9"><text:span text:style-name="T1256">l</text:span></text:span><text:span text:style-name="CharStyle9"><text:span text:style-name="T1156">tkov na penu smiešať, z bielkov sbitý tuhý sňa</text:span></text:span><text:span text:style-name="CharStyle9"><text:span text:style-name="T1256">h</text:span></text:span><text:span text:style-name="CharStyle9"><text:span text:style-name="T1156"> po kuse zamiešať a so štyrmi lôtami múky rozmiešať, po tenko po­mastenom plechu rozotrieť, v rúre nechať na žlto upiecť, —</text:span></text:span><text:span text:style-name="CharStyle23"><text:span text:style-name="T1156"> </text:span></text:span><text:span text:style-name="CharStyle9"><text:span text:style-name="T1156">vysušiť sa nesmie — za horúca spolu skrútiť, z neho kúsky na pol prsta krájať, z týchto na spodok vymastenej furmy veniec urobiť, na to dať </text:span></text:span><text:soft-page-break/><text:span text:style-name="CharStyle9"><text:span text:style-name="T1156">fámu, zas rolat, tak pokračovať, kým všetko stačí, konečne dať do pary. Na tenže spôsob sa urobí:</text:span></text:span></text:p>
        <text:p text:style-name="P794"><text:span text:style-name="CharStyle9"><text:span text:style-name="T1156"/></text:span></text:p>
        <text:p text:style-name="P796"><text:span text:style-name="CharStyle9"><text:span text:style-name="T1156">801. Fám z r</text:span></text:span><text:span text:style-name="CharStyle9"><text:span text:style-name="T1256">i</text:span></text:span><text:span text:style-name="CharStyle9"><text:span text:style-name="T1156">bez</text:span></text:span><text:span text:style-name="CharStyle9"><text:span text:style-name="T1256">l</text:span></text:span><text:span text:style-name="CharStyle9"><text:span text:style-name="T1156">ového lekváru.</text:span></text:span></text:p>
        <text:p text:style-name="P794"><text:span text:style-name="CharStyle9"><text:span text:style-name="T1156"/></text:span></text:p>
        <text:p text:style-name="P796"><text:span text:style-name="CharStyle9"><text:span text:style-name="T1156">802. Fám z malinového lekváru.</text:span></text:span></text:p>
        <text:p text:style-name="P1161"><text:span text:style-name="CharStyle9"><text:span text:style-name="T1156"/></text:span></text:p>
        <text:p text:style-name="P1160"><text:span text:style-name="CharStyle9"><text:span text:style-name="T1156">I toto jedlo sa urobí dľa predošlého spôsobu; ke</text:span></text:span><text:span text:style-name="CharStyle9"><text:span text:style-name="T1256">ď</text:span></text:span><text:span text:style-name="CharStyle9"><text:span text:style-name="T1156"> je pišk</text:span></text:span><text:span text:style-name="CharStyle9"><text:span text:style-name="T1256">o</text:span></text:span><text:span text:style-name="CharStyle9"><text:span text:style-name="T1156">tové cesto vypečené, celé sa pofrká dobrým, so škori­cou a hrebíčkami sv</text:span></text:span><text:span text:style-name="CharStyle9"><text:span text:style-name="T1256">a</text:span></text:span><text:span text:style-name="CharStyle9"><text:span text:style-name="T1156">reným vínom, to spolu skrútiť, na prst hrubé kúsky krájať a na dno furmy klásť, na to dať fámu a dľa známeho predpisu pokračovať.</text:span></text:span></text:p>
        <text:p text:style-name="P769"><text:span text:style-name="CharStyle9"><text:span text:style-name="T1156"/></text:span></text:p>
        <text:p text:style-name="P771"><text:span text:style-name="CharStyle9"><text:span text:style-name="T1156">803. Štrudlové cesto urobiť.</text:span></text:span></text:p>
        <text:p text:style-name="P1161"><text:span text:style-name="CharStyle9"><text:span text:style-name="T1156"/></text:span></text:p>
        <text:p text:style-name="P1160"><text:span text:style-name="CharStyle9"><text:span text:style-name="T1156">Funt najfajnejšej múky dať na tablu, do prostriedku urobiť jamku a do nej dať dva bielky, v letnej vode rozpustiť soli a pravou rukou cesto zamiesiť, aby nebolo ani tuhé, ani slabé. Do rozmiešaného cesta dať masla vo veľkosti orecha a rukou rozrobiť, aby sa od table a ruky oddelilo; do hro­mádky ho srobiť, na pomúčený tanier položiť a vrch maslom na tenko pomastiť, aby sa kôrka nechytila, teplou </text:span></text:span><text:span text:style-name="CharStyle9"><text:span text:style-name="T1256">š</text:span></text:span><text:span text:style-name="CharStyle9"><text:span text:style-name="T1156">atou za­kryť a na teplom nechať za štvrť hodinu stáť. Na stôl rozprestretý čistý obrus pomúčiť, na ňom cesto z ľahka válkom na podlhovato rozva</text:span></text:span><text:span text:style-name="CharStyle9"><text:span text:style-name="T1256">l</text:span></text:span><text:span text:style-name="CharStyle9"><text:span text:style-name="T1156">kať, od spodku opakom ruky pozorne čo najtenšie rozťahovať, pri čom sa nesmie potrhať, kraje sa majú obrezať a nechať na málo preschnúť.</text:span></text:span></text:p>
        <text:p text:style-name="P794"><text:span text:style-name="CharStyle9"><text:span text:style-name="T1156"/></text:span></text:p>
        <text:p text:style-name="P796"><text:span text:style-name="CharStyle9"><text:span text:style-name="T1156">804. Smažená štr</text:span></text:span><text:span text:style-name="CharStyle9"><text:span text:style-name="T1256">u</text:span></text:span><text:span text:style-name="CharStyle9"><text:span text:style-name="T1156">dla s van</text:span></text:span><text:span text:style-name="CharStyle9"><text:span text:style-name="T1256">i</text:span></text:span><text:span text:style-name="CharStyle9"><text:span text:style-name="T1156">lovým gusom.</text:span></text:span></text:p>
        <text:p text:style-name="P1161"><text:span text:style-name="CharStyle9"><text:span text:style-name="T1156"/></text:span></text:p>
        <text:p text:style-name="P1160"><text:span text:style-name="CharStyle9"><text:span text:style-name="T1156">Na pr</text:span></text:span><text:span text:style-name="CharStyle9"><text:span text:style-name="T1256">e</text:span></text:span><text:span text:style-name="CharStyle9"><text:span text:style-name="T1156">schnuté vytiahnuté štrudlové cesto položiť tanier, nožom do okrúhla obrezať, na palacinkovej panve za jedaciu ližicu masla rozpáliť, po celej rozotrieť, rovno do nej cesto položiť, vidličkou ponaprávať, obydva boky na žlto vysmažiť, z masti odcediť, misu položiť na teplo, na ňu klásť vypečené</text:span></text:span><text:span text:style-name="CharStyle7"><text:span text:style-name="T1156"> </text:span></text:span><text:span text:style-name="CharStyle9"><text:span text:style-name="T1156">kúsky a </text:span></text:span><text:soft-page-break/><text:span text:style-name="CharStyle9"><text:span text:style-name="T1156">ďalej s vysmážaním pokračovať. Pred nastolovaním na spodok misy rozotrieť trochu z kr</text:span></text:span><text:span text:style-name="CharStyle9"><text:span text:style-name="T1256">e</text:span></text:span><text:span text:style-name="CharStyle9"><text:span text:style-name="T1156">mu pod č. 774. uda­ného, naň dať vysmaženú štrudlu, zas kr</text:span></text:span><text:span text:style-name="CharStyle9"><text:span text:style-name="T1256">e</text:span></text:span><text:span text:style-name="CharStyle9"><text:span text:style-name="T1156">m, na to štrudlu a zas tak pokračovať, kým štrudla trvá. Po vrchu sa posype cukrom a horúca sa dá na stôl.</text:span></text:span></text:p>
        <text:p text:style-name="P794"><text:span text:style-name="CharStyle9"><text:span text:style-name="T1156"/></text:span></text:p>
        <text:p text:style-name="P796"><text:span text:style-name="CharStyle9"><text:span text:style-name="T1156">805. Smažená štrudla s gúsom z lieskových orechov.</text:span></text:span></text:p>
        <text:p text:style-name="P1161"><text:span text:style-name="CharStyle9"><text:span text:style-name="T1156"/></text:span></text:p>
        <text:p text:style-name="P1160"><text:span text:style-name="CharStyle9"><text:span text:style-name="T1156">Kr</text:span></text:span><text:span text:style-name="CharStyle9"><text:span text:style-name="T1256">e</text:span></text:span><text:span text:style-name="CharStyle9"><text:span text:style-name="T1156">m sa urobí dľa predpísaného spôsobu; prez sito pre­treté potlčené lieskové orechy dať do kr</text:span></text:span><text:span text:style-name="CharStyle9"><text:span text:style-name="T1256">e</text:span></text:span><text:span text:style-name="CharStyle9"><text:span text:style-name="T1156">mu, pred nastolo­vaním s plnením pokračovať dľa predošlého spôsobu, každú štvrtú jako i ostatniu vrchniu platničku malinovým lekvárom natrieť a celé cukrom posypať.</text:span></text:span></text:p>
        <text:p text:style-name="P686"><text:span text:style-name="CharStyle9"><text:span text:style-name="T1156"/></text:span></text:p>
        <text:p text:style-name="P687"><text:span text:style-name="CharStyle9"><text:span text:style-name="T1156">806. Smotanková štrudla.</text:span></text:span></text:p>
        <text:p text:style-name="P1161"><text:span text:style-name="CharStyle9"><text:span text:style-name="T1156"/></text:span></text:p>
        <text:p text:style-name="P1160"><text:span text:style-name="CharStyle9"><text:span text:style-name="T1156">Pol funta veľkých hrozienok očistiť, vymyť, v šate utrieť a odložiť. Porajbané mastné rožky v masle nie veľmi na žlto upražiť a odložiť; 12 lôtov cukru na citrone obrajbať a potlcť. Vytiahnuté štrudlové cesto žemľovými mrvinami posypať, celé smotankou poliať, hrozienkami a cukrom posypať, spolu skrútiť na dlho alebo do okrúhla tak, aby jedno na druhom neležalo, dať na vymastený ráfový plech, po vrchu štrudlu maslom pomastiť a povoľne nechať v rúre na žlto upiecť. Keď má polievka na stôl prísť, zvarí sa za žajdlík smotanky, táto sa na štrudlu vyleje a tá sa nechá v rúre, aby dobre napúchla; potom na kúsky pokrájať a cukrom posypať.</text:span></text:span></text:p>
        <text:p text:style-name="P1774"><text:span text:style-name="CharStyle9"><text:span text:style-name="T1156"/></text:span></text:p>
        <text:p text:style-name="P1775"><text:span text:style-name="CharStyle9"><text:span text:style-name="T1156">80</text:span></text:span><text:span text:style-name="CharStyle9"><text:span text:style-name="T1256">7</text:span></text:span><text:span text:style-name="CharStyle9"><text:span text:style-name="T1156">. Jablčková štrudla.</text:span></text:span></text:p>
        <text:p text:style-name="P1161"><text:span text:style-name="CharStyle9"><text:span text:style-name="T1156"/></text:span></text:p>
        <text:p text:style-name="P1160"><text:span text:style-name="CharStyle9"><text:span text:style-name="T1156">Jab</text:span></text:span><text:span text:style-name="CharStyle9"><text:span text:style-name="T1256">l</text:span></text:span><text:span text:style-name="CharStyle9"><text:span text:style-name="T1156">čka vínovej chuti obieliť a na rezanky pokrájať, hrozienka očistiť, 12 lôtov na citrone obrajbaného cukru po­tlcť a žemľové omrviny v masle upražiť. Vytiahnuté štrudlové cesto rozpusteným maslom pof</text:span></text:span><text:span text:style-name="CharStyle9"><text:span text:style-name="T1256">r</text:span></text:span><text:span text:style-name="CharStyle9"><text:span text:style-name="T1156">kať, jab</text:span></text:span><text:span text:style-name="CharStyle9"><text:span text:style-name="T1256">l</text:span></text:span><text:span text:style-name="CharStyle9"><text:span text:style-name="T1156">čkami, hrozienkami, žemľovými mrvinami a cukrom rovnako posypať, spolu</text:span></text:span><text:span text:style-name="CharStyle21"><text:span text:style-name="T1156"> </text:span></text:span><text:span text:style-name="CharStyle9"><text:span text:style-name="T1156">skrútiť, složiť a dať na vymastený plech. Pár ž</text:span></text:span><text:span text:style-name="CharStyle9"><text:span text:style-name="T1256">l</text:span></text:span><text:span text:style-name="CharStyle9"><text:span text:style-name="T1156">tkov roztrepe sa maslom a so </text:span></text:span><text:soft-page-break/><text:span text:style-name="CharStyle9"><text:span text:style-name="T1156">smotankou, týmto sa štrudla pomastí a v rúre upečie.</text:span></text:span></text:p>
        <text:p text:style-name="P945"><text:span text:style-name="CharStyle9"><text:span text:style-name="T1156"/></text:span></text:p>
        <text:p text:style-name="P946"><text:span text:style-name="CharStyle9"><text:span text:style-name="T1156">808. Jab</text:span></text:span><text:span text:style-name="CharStyle9"><text:span text:style-name="T1256">l</text:span></text:span><text:span text:style-name="CharStyle9"><text:span text:style-name="T1156">čková štr</text:span></text:span><text:span text:style-name="CharStyle9"><text:span text:style-name="T1256">u</text:span></text:span><text:span text:style-name="CharStyle9"><text:span text:style-name="T1156">d</text:span></text:span><text:span text:style-name="CharStyle9"><text:span text:style-name="T1256">l</text:span></text:span><text:span text:style-name="CharStyle9"><text:span text:style-name="T1156">a s mandlami.</text:span></text:span></text:p>
        <text:p text:style-name="P1161"><text:span text:style-name="CharStyle9"><text:span text:style-name="T1156"/></text:span></text:p>
        <text:p text:style-name="P1160"><text:span text:style-name="CharStyle9"><text:span text:style-name="T1156">Vo všetkom sa zachádza dľa predošlého spôsobu; ke</text:span></text:span><text:span text:style-name="CharStyle9"><text:span text:style-name="T1256">ď</text:span></text:span><text:span text:style-name="CharStyle9"><text:span text:style-name="T1156"> je štrudla na plechu, roztrepe sa vajce s rozpusteným ma­slom, týmto štrudlu po vrchu pomastiť, na rezanky pokrá­janými mand</text:span></text:span><text:span text:style-name="CharStyle9"><text:span text:style-name="T1256">l</text:span></text:span><text:span text:style-name="CharStyle9"><text:span text:style-name="T1156">ami posypať a v rúre na žlto odpiecť.</text:span></text:span></text:p>
        <text:p text:style-name="P945"><text:span text:style-name="CharStyle9"><text:span text:style-name="T1156"/></text:span></text:p>
        <text:p text:style-name="P946"><text:span text:style-name="CharStyle9"><text:span text:style-name="T1156">809. Jablčková štrudla s orechami.</text:span></text:span></text:p>
        <text:p text:style-name="P1161"><text:span text:style-name="CharStyle9"><text:span text:style-name="T1156"/></text:span></text:p>
        <text:p text:style-name="P1160"><text:span text:style-name="CharStyle9"><text:span text:style-name="T1156">I táto sa zvätša urobí dľa predošlého spôsobu; jadrá z vlaských orechov nie veľmi na tenko krivým nožom po­krájať, s cukrom pomiešať, štrudlu po vrchu pomastiť, ore­chami posypať a žlto upiecť.</text:span></text:span></text:p>
        <text:p text:style-name="P611"><text:span text:style-name="CharStyle9"><text:span text:style-name="T1156"/></text:span></text:p>
        <text:p text:style-name="P612"><text:span text:style-name="CharStyle9"><text:span text:style-name="T1156">810. Rožky z jablčkovej štr</text:span></text:span><text:span text:style-name="CharStyle9"><text:span text:style-name="T1305">u</text:span></text:span><text:span text:style-name="CharStyle9"><text:span text:style-name="T1156">dle.</text:span></text:span></text:p>
        <text:p text:style-name="P1161"><text:span text:style-name="CharStyle9"><text:span text:style-name="T1156"/></text:span></text:p>
        <text:p text:style-name="P1160"><text:span text:style-name="CharStyle9"><text:span text:style-name="T1156">Štrudla sa skrúca na tri prsty zhrúbä, potom sa nožom odreže a </text:span></text:span><text:span text:style-name="CharStyle9"><text:span text:style-name="T1256">ď</text:span></text:span><text:span text:style-name="CharStyle9"><text:span text:style-name="T1156">alej sa v skrúcaní pokračuje. Z takto skrútenej štr</text:span></text:span><text:span text:style-name="CharStyle9"><text:span text:style-name="T1256">u</text:span></text:span><text:span text:style-name="CharStyle9"><text:span text:style-name="T1156">dle krájajú sa kúsky na ma</text:span></text:span><text:span text:style-name="CharStyle9"><text:span text:style-name="T1256">lú</text:span></text:span><text:span text:style-name="CharStyle9"><text:span text:style-name="T1156"> piaď zdlže, tieto na po­mastený plech klásť, sohnúť na spôsob rožku, tak </text:span></text:span><text:span text:style-name="CharStyle9"><text:span text:style-name="T1256">ď</text:span></text:span><text:span text:style-name="CharStyle9"><text:span text:style-name="T1156">alej pokračovať a jedon vedľa druhého klásť. Pár ž</text:span></text:span><text:span text:style-name="CharStyle9"><text:span text:style-name="T1256">l</text:span></text:span><text:span text:style-name="CharStyle9"><text:span text:style-name="T1156">tkov so smotankou a rozpusteným maslom roztrepať, týmto rožky pomastiť, mand</text:span></text:span><text:span text:style-name="CharStyle9"><text:span text:style-name="T1256">l</text:span></text:span><text:span text:style-name="CharStyle9"><text:span text:style-name="T1156">ami alebo orechami posypať a v rúre na žlto upiecť.</text:span></text:span></text:p>
        <text:p text:style-name="P686"><text:span text:style-name="CharStyle9"><text:span text:style-name="T1156"/></text:span></text:p>
        <text:p text:style-name="P687"><text:span text:style-name="CharStyle9"><text:span text:style-name="T1156">811. Lekvárom plnené rožky z drož</text:span></text:span><text:span text:style-name="CharStyle9"><text:span text:style-name="T1256">ď</text:span></text:span><text:span text:style-name="CharStyle9"><text:span text:style-name="T1156">ového cesta.</text:span></text:span></text:p>
        <text:p text:style-name="P1161"><text:span text:style-name="CharStyle9"><text:span text:style-name="T1156"/></text:span></text:p>
        <text:p text:style-name="P1160"><text:span text:style-name="CharStyle9"><text:span text:style-name="T1156">Do nádoby na teplo dať holbu múky, do žajdlíka letnieho mlieka dať 4 ž</text:span></text:span><text:span text:style-name="CharStyle9"><text:span text:style-name="T1256">l</text:span></text:span><text:span text:style-name="CharStyle9"><text:span text:style-name="T1156">tky a 2 lôty s cukrom pomiešaných kvasníc, to trochu posoliť, pridať na koniec noža tlčeného korenia, celé spolu rozhabarovať, prez s</text:span></text:span><text:span text:style-name="CharStyle9"><text:span text:style-name="T1256">í</text:span></text:span><text:span text:style-name="CharStyle9"><text:span text:style-name="T1156">tko do múky precediť, z toho zrobiť nie veľmi tuhé cesto, pridať 4 lôty rozpusteného letnieho masla, to dobre rozrobiť a na teplom zakryté nechať kysnúť. Z poly vykysnuté cesto dať na múčnu tablu, válkom z ľahka na pol malého prsta zhrúbä rozva</text:span></text:span><text:span text:style-name="CharStyle9"><text:span text:style-name="T1256">l</text:span></text:span><text:span text:style-name="CharStyle9"><text:span text:style-name="T1156">kať, na kúsky vo veľkosti dlane rozkrájať, každý lekvárom natrieť, na spôsob rožkov z </text:span></text:span><text:soft-page-break/><text:span text:style-name="CharStyle9"><text:span text:style-name="T1156">ľahka skrúcať, na pomastený plech rozkladať, na teplo odložiť a zakryté nechať kysnúť. Potom roztrepaným vajcom pomastiť, s cukrom smiešanými pokrájanými orechy po vrchu posypať a v rúre na žlto upiecť.</text:span></text:span></text:p>
        <text:p text:style-name="P611"><text:span text:style-name="CharStyle9"><text:span text:style-name="T1156"/></text:span></text:p>
        <text:p text:style-name="P612"><text:span text:style-name="CharStyle9"><text:span text:style-name="T1156">812. Rožky s orechami na iný spôsob.</text:span></text:span></text:p>
        <text:p text:style-name="P1161"><text:span text:style-name="CharStyle9"><text:span text:style-name="T1156"/></text:span></text:p>
        <text:p text:style-name="P1160"><text:span text:style-name="CharStyle9"><text:span text:style-name="T1156">Cesto sa urobí dľa predošlého spôsobu; kus čerstvého masla rozmiešať v nádobe na penu, do toho dať jedno celé vajce a tri ž</text:span></text:span><text:span text:style-name="CharStyle9"><text:span text:style-name="T1256">l</text:span></text:span><text:span text:style-name="CharStyle9"><text:span text:style-name="T1156">tky jedon po druhom, pridať tlčené orechy, tlčeného cukru a malú mieru so škoricou potlčených hreb</text:span></text:span><text:span text:style-name="CharStyle9"><text:span text:style-name="T1256">í</text:span></text:span><text:span text:style-name="CharStyle9"><text:span text:style-name="T1156">čkov, to dobre rozmiešať, po pokrájanom na platne ceste roztierať, spolu skrúcať, na plech rozkladať, nechať kysnúť, vajcom pomastiť, po vrchu orechami posypať a nechať upiecť.</text:span></text:span></text:p>
        <text:p text:style-name="P611"><text:span text:style-name="CharStyle9"><text:span text:style-name="T1156"/></text:span></text:p>
        <text:p text:style-name="P612"><text:span text:style-name="CharStyle9"><text:span text:style-name="T1156">813. Rožky mand</text:span></text:span><text:span text:style-name="CharStyle9"><text:span text:style-name="T1256">l</text:span></text:span><text:span text:style-name="CharStyle9"><text:span text:style-name="T1156">ami plnené.</text:span></text:span></text:p>
        <text:p text:style-name="P1161"><text:span text:style-name="CharStyle9"><text:span text:style-name="T1156"/></text:span></text:p>
        <text:p text:style-name="P1160"><text:span text:style-name="CharStyle9"><text:span text:style-name="T1156">8 lôtov mandiel obariť, očistiť, v mažiari na fajno potlcť a čiastku z n</text:span></text:span><text:span text:style-name="CharStyle9"><text:span text:style-name="T1256">í</text:span></text:span><text:span text:style-name="CharStyle9"><text:span text:style-name="T1156">ch na rezanky pokrájať. Kus masla na penu rozmiešať, do toho dať jedno celé vajce, tri ž</text:span></text:span><text:span text:style-name="CharStyle9"><text:span text:style-name="T1256">l</text:span></text:span><text:span text:style-name="CharStyle9"><text:span text:style-name="T1156">tky, tlčené mandle a na citrone obrajbaný potlčený cukor. Týmto sa, prichystané cesto natiera, ďalej sa pokračuje dľa známeho spôsobu, po vrchu vajcom natrieť, mand</text:span></text:span><text:span text:style-name="CharStyle9"><text:span text:style-name="T1256">l</text:span></text:span><text:span text:style-name="CharStyle9"><text:span text:style-name="T1156">ami posypať a upiecť.</text:span></text:span></text:p>
        <text:p text:style-name="P611"><text:span text:style-name="CharStyle9"><text:span text:style-name="T1156"/></text:span></text:p>
        <text:p text:style-name="P612"><text:span text:style-name="CharStyle9"><text:span text:style-name="T1156">814. Rožky tvarohom plnené.</text:span></text:span></text:p>
        <text:p text:style-name="P1161"><text:span text:style-name="CharStyle9"><text:span text:style-name="T1156"/></text:span></text:p>
        <text:p text:style-name="P1160"><text:span text:style-name="CharStyle9"><text:span text:style-name="T1156">Potrebnú mieru tvarohu cez sito pretrieť; do masla na penu rozmiešaného dať 4 ž</text:span></text:span><text:span text:style-name="CharStyle9"><text:span text:style-name="T1256">l</text:span></text:span><text:span text:style-name="CharStyle9"><text:span text:style-name="T1156">tky, tvaroh, cukor, očistené vy­myté hrozienka a pár liž</text:span></text:span><text:span text:style-name="CharStyle9"><text:span text:style-name="T1256">í</text:span></text:span><text:span text:style-name="CharStyle9"><text:span text:style-name="T1156">c smotanky, to rozmiešať, týmto na prichystané cesto natierať a dľa známeho predpisu pokračo­vať. Pri dopekaní hrubo tlčeným cukrom po vrchu posypať a zpátky dať do pece. Cesto sa urobí s bársjakými kvasn</text:span></text:span><text:span text:style-name="CharStyle9"><text:span text:style-name="T1256">i</text:span></text:span><text:span text:style-name="CharStyle9"><text:span text:style-name="T1156">ciami a do neho sa pridá málo tlčeného korenia, poneváč vätšia miera mnohým škodí.</text:span></text:span></text:p>
        <text:p text:style-name="P611"><text:span text:style-name="CharStyle9"><text:span text:style-name="T1156"/></text:span></text:p>
        <text:p text:style-name="P612"><text:span text:style-name="CharStyle9"><text:span text:style-name="T1156">815. Štrudla s čerstvými slivkami.</text:span></text:span></text:p>
        <text:p text:style-name="P1161"><text:soft-page-break/><text:span text:style-name="CharStyle9"><text:span text:style-name="T1156"/></text:span></text:p>
        <text:p text:style-name="P1160"><text:span text:style-name="CharStyle9"><text:span text:style-name="T1156">Zo z</text:span></text:span><text:span text:style-name="CharStyle9"><text:span text:style-name="T1256">r</text:span></text:span><text:span text:style-name="CharStyle9"><text:span text:style-name="T1156">alých slivák kožu nožom srezať, na poly prekrojiť a kôstku von vybrať; na citrone obrajbaného cukru potlcť a žemľové omrviny v masle na žlto upražiť. Vytiahnuté štrudlové cesto žem</text:span></text:span><text:span text:style-name="CharStyle9"><text:span text:style-name="T1256">ľ</text:span></text:span><text:span text:style-name="CharStyle9"><text:span text:style-name="T1156">ovými mrvinami posypať, po celom slivky poklásť, cukrom posypať, skrútiť, spolu složiť, dať na vymastený plech a v rúre upiecť.</text:span></text:span></text:p>
        <text:p text:style-name="P611"><text:span text:style-name="CharStyle9"><text:span text:style-name="T1156"/></text:span></text:p>
        <text:p text:style-name="P612"><text:span text:style-name="CharStyle9"><text:span text:style-name="T1156">816. Čerešňová štrudla.</text:span></text:span></text:p>
        <text:p text:style-name="P1161"><text:span text:style-name="CharStyle9"><text:span text:style-name="T1156"/></text:span></text:p>
        <text:p text:style-name="P1160"><text:span text:style-name="CharStyle9"><text:span text:style-name="T1156">Čerešne vo vode umyť, nechať odtiecť a kôstky z n</text:span></text:span><text:span text:style-name="CharStyle9"><text:span text:style-name="T1256">í</text:span></text:span><text:span text:style-name="CharStyle9"><text:span text:style-name="T1156">ch povytískať. Vytiahnuté štrudlové cesto rozpusteným maslom pof</text:span></text:span><text:span text:style-name="CharStyle9"><text:span text:style-name="T1256">r</text:span></text:span><text:span text:style-name="CharStyle9"><text:span text:style-name="T1156">kať, celé čerešňami a na citrone obrajbaným potlčeným cukrom posypať, skrútiť, dať na vymastený plech, po vrchu pomastiť a v rúre upiecť. S pridaním viacej cukru na tenže spôsob s</text:span></text:span><text:span text:style-name="CharStyle9"><text:span text:style-name="T1256">á</text:span></text:span><text:span text:style-name="CharStyle9"><text:span text:style-name="T1156"> urobí:</text:span></text:span></text:p>
        <text:p text:style-name="P656"><text:span text:style-name="CharStyle9"><text:span text:style-name="T1156"/></text:span></text:p>
        <text:p text:style-name="P657"><text:span text:style-name="CharStyle9"><text:span text:style-name="T1156">817. Višňová štrudla.</text:span></text:span></text:p>
        <text:p text:style-name="P611"><text:span text:style-name="CharStyle9"><text:span text:style-name="T1156"/></text:span></text:p>
        <text:p text:style-name="P612"><text:span text:style-name="CharStyle9"><text:span text:style-name="T1156">818. Tvarohová štrudla.</text:span></text:span></text:p>
        <text:p text:style-name="P1161"><text:span text:style-name="CharStyle9"><text:span text:style-name="T1156"/></text:span></text:p>
        <text:p text:style-name="P1160"><text:span text:style-name="CharStyle9"><text:span text:style-name="T1156">Štvrť funta čerstvého masla vo vajdlinku na penu roz­miešať, do neho dať jedno celé vajce, päť ž</text:span></text:span><text:span text:style-name="CharStyle9"><text:span text:style-name="T1256">l</text:span></text:span><text:span text:style-name="CharStyle9"><text:span text:style-name="T1156">tkov jedon po druhom, funt pretretého tvarohu, to ocukriť, pridať očistené hrozienka, na rezánky pokrájané mandle a pár ližičiek kyslej smotanky, to sa dobre rozmieša a z ľahka s bielkovým sňa­hom zamieša. Táto massa sa po vytiahnutom štrudlovom ceste nožom rozotrie, cesto sa skrúti, spolu sa složí a dá sa na vymastený plech; konečne maslo s vajcom roztrepať, týmto štrudlu pomastiť a v rúre povoľne nechať upiecť.</text:span></text:span></text:p>
        <text:p text:style-name="P222"><text:span text:style-name="CharStyle23"><text:span text:style-name="T1156"/></text:span></text:p>
        <text:p text:style-name="P948"><text:span text:style-name="CharStyle9"><text:span text:style-name="T1156">819. Tvarohová štrudla na iný spôsob.</text:span></text:span></text:p>
        <text:p text:style-name="P1161"><text:span text:style-name="CharStyle9"><text:span text:style-name="T1156"/></text:span></text:p>
        <text:p text:style-name="P1160"><text:span text:style-name="CharStyle9"><text:span text:style-name="T1156">Do štvrť funta na penu rozmiešaného masla dajú sa dve celé vajcia, štyry ž</text:span></text:span><text:span text:style-name="CharStyle9"><text:span text:style-name="T1256">l</text:span></text:span><text:span text:style-name="CharStyle9"><text:span text:style-name="T1156">tky, dva f</text:span></text:span><text:span text:style-name="CharStyle9"><text:span text:style-name="T1256">u</text:span></text:span><text:span text:style-name="CharStyle9"><text:span text:style-name="T1156">nty na strúhadle porajbaného tvarohu a drobno krájaný kôpor, to posoliť, kyslou smotan­kou rozriediť a spolu smiešať. Túto massu po </text:span></text:span><text:soft-page-break/><text:span text:style-name="CharStyle9"><text:span text:style-name="T1156">vytiahnutom štrudlovom ceste rozotrieť, celé žem</text:span></text:span><text:span text:style-name="CharStyle9"><text:span text:style-name="T1256">ľ</text:span></text:span><text:span text:style-name="CharStyle9"><text:span text:style-name="T1156">ovými mrvinami posy­pať, skrútiť, dať na vymasten</text:span></text:span><text:span text:style-name="CharStyle9"><text:span text:style-name="T1256">y</text:span></text:span><text:span text:style-name="CharStyle9"><text:span text:style-name="T1156"> plech, pomastiť a upiecť.</text:span></text:span></text:p>
        <text:p text:style-name="P656"><text:span text:style-name="CharStyle9"><text:span text:style-name="T1156"/></text:span></text:p>
        <text:p text:style-name="P657"><text:span text:style-name="CharStyle9"><text:span text:style-name="T1156">820. Kapustná štr</text:span></text:span><text:span text:style-name="CharStyle9"><text:span text:style-name="T1256">u</text:span></text:span><text:span text:style-name="CharStyle9"><text:span text:style-name="T1156">d</text:span></text:span><text:span text:style-name="CharStyle9"><text:span text:style-name="T1256">l</text:span></text:span><text:span text:style-name="CharStyle9"><text:span text:style-name="T1156">a.</text:span></text:span></text:p>
        <text:p text:style-name="P1161"><text:span text:style-name="CharStyle9"><text:span text:style-name="T1156"/></text:span></text:p>
        <text:p text:style-name="P1160"><text:span text:style-name="CharStyle9"><text:span text:style-name="T1156">Hlávky očistenej kapusty pokrájať, posoliť a na drobno posekať; dobre pokrájanú cibuľu v masti na žlto upražiť, kapustu medzi rukami dobre vytlačiť, dať do masti, zakryť, často miešať, nechať vystydnuť a pridať tlčeného korenia. Vytiahnuté štrudlové cesto kapustou všade rovnako posypať, skrútiť, dať na vymastený plech, po vrchu pomastiť, povoľne nechať piecť a pri dopekaní smotankou za pár ližíc poliať.</text:span></text:span></text:p>
        <text:p text:style-name="P656"><text:span text:style-name="CharStyle9"><text:span text:style-name="T1156"/></text:span></text:p>
        <text:p text:style-name="P657"><text:span text:style-name="CharStyle9"><text:span text:style-name="T1156">821. Kalerábová štrudla.</text:span></text:span></text:p>
        <text:p text:style-name="P1161"><text:span text:style-name="CharStyle9"><text:span text:style-name="T1156"/></text:span></text:p>
        <text:p text:style-name="P1160"><text:span text:style-name="CharStyle9"><text:span text:style-name="T1156">Mladý kaleráb na drobné kocky pokrájať, v masle drobno krájaný petržel upražiť, pridať kaleráb a podliať, na mäkko upariť a nechať vystydnúť. Tento kaleráb po vy­tiahnutom štrudlovom ceste rozotrieť, tlčeným cukrom dobre posypať, spolu skrútiť, dať na vymastený plech, po vrchu po­mastiť a v rúre upiecť.</text:span></text:span></text:p>
        <text:p text:style-name="P949"><text:span text:style-name="CharStyle9"><text:span text:style-name="T1156"/></text:span></text:p>
        <text:p text:style-name="P950"><text:span text:style-name="CharStyle9"><text:span text:style-name="T1156">822. Obyčajná a sladká krumpľová štrudla.</text:span></text:span></text:p>
        <text:p text:style-name="P1161"><text:span text:style-name="CharStyle9"><text:span text:style-name="T1156"/></text:span></text:p>
        <text:p text:style-name="P1160"><text:span text:style-name="CharStyle9"><text:span text:style-name="T1156">Obyčajná krumpľová štrudla sa nasledovne robí: Uva­rené krumple na rezanky pokrájať, drobno krájanú cibuľu v masti na žlto upražiť, pridať krumple, posoliť a nechať vy­stydnúť. Vytiahnuté štrudlové cesto krump</text:span></text:span><text:span text:style-name="CharStyle9"><text:span text:style-name="T1256">l</text:span></text:span><text:span text:style-name="CharStyle9"><text:span text:style-name="T1156">ami posypať, dobrou smotankou poliať, spolu skrútiť a dať na vymastený plech. Rozpustené maslo s dvoma ž</text:span></text:span><text:span text:style-name="CharStyle9"><text:span text:style-name="T1256">l</text:span></text:span><text:span text:style-name="CharStyle9"><text:span text:style-name="T1156">tky a smotankou za pár ližíc roztrepať, týmto štrudlu po vrchu pomastiť a v rúre povoľne nechať na žlto upiecť. — Príprava sladkej krumplovej štrúdle je nasledovná: Krumple sa pripravia dľa č. 670. Štvrť funta čerstvého masla v nádobe na penu rozmiešať, pri­dať celé vajce, päť ž</text:span></text:span><text:span text:style-name="CharStyle9"><text:span text:style-name="T1256">l</text:span></text:span><text:span text:style-name="CharStyle9"><text:span text:style-name="T1156">tkov jedon po druhom, prichystané krumple, hodne cukru a mušk</text:span></text:span><text:span text:style-name="CharStyle9"><text:span text:style-name="T1256">a</text:span></text:span><text:span text:style-name="CharStyle9"><text:span text:style-name="T1156">tového orechu, </text:span></text:span><text:soft-page-break/><text:span text:style-name="CharStyle9"><text:span text:style-name="T1156">toto s bielko­vým tuhým sňahom zamiešať a s rožkovými mrvinami smie­šať. Túto massu po vytiahnutom štrudlovom ceste rozotrieť; spolu skrútiť, dať do vymastenej tepše, po vrchu roztrepaným maslom a vajcom natrieť a v rúre na žlto nechať upiecť.</text:span></text:span></text:p>
        <text:p text:style-name="P611"><text:span text:style-name="CharStyle9"><text:span text:style-name="T1156"/></text:span></text:p>
        <text:p text:style-name="P612"><text:span text:style-name="CharStyle9"><text:span text:style-name="T1156">823. Raková štrudla.</text:span></text:span></text:p>
        <text:p text:style-name="P1161"><text:span text:style-name="CharStyle9"><text:span text:style-name="T1156"/></text:span></text:p>
        <text:p text:style-name="P1160"><text:span text:style-name="CharStyle9"><text:span text:style-name="T1156">Mnoho drobných rakov čisto umyť, v slanej vode uvariť, z nich vybraté mäso na kúsky pokrájať a odložiť, škrupiny potlcť a masť z nich urobiť dľa č. 19. V masle na žlto upra­žené žemľové omrviny nechať vystydnuť a s rakovými chvostikami smiešať; vo vajdlinku rozmieša sa raková masť na penu, do nej </text:span></text:span><text:span text:style-name="CharStyle9"><text:span text:style-name="T1256">d</text:span></text:span><text:span text:style-name="CharStyle9"><text:span text:style-name="T1156">ať šesť ž</text:span></text:span><text:span text:style-name="CharStyle9"><text:span text:style-name="T1256">l</text:span></text:span><text:span text:style-name="CharStyle9"><text:span text:style-name="T1156">tkov jedon po druhom, vytiahnuté štrudlové cesto rakovým maslom natreť, mrvinami s rakmi pomiešanými a cukrom posypať, spolu skrútiť, dať na vy­mastený plech, po vrchu rakovou masťou pomastiť a dať do rúry. Ke</text:span></text:span><text:span text:style-name="CharStyle9"><text:span text:style-name="T1256">ď</text:span></text:span><text:span text:style-name="CharStyle9"><text:span text:style-name="T1156"> je v poly upečená, vyleje sa na ňu za žajdlík sv</text:span></text:span><text:span text:style-name="CharStyle9"><text:span text:style-name="T1256">a</text:span></text:span><text:span text:style-name="CharStyle9"><text:span text:style-name="T1156">renej smotanky, nechá sa na žlto upiecť a na mise sa po­sype cukrom.</text:span></text:span></text:p>
        <text:p text:style-name="P951"><text:span text:style-name="CharStyle9"><text:span text:style-name="T1156"/></text:span></text:p>
        <text:p text:style-name="P952"><text:span text:style-name="CharStyle9"><text:span text:style-name="T1156">824. Grisová štrudla.</text:span></text:span></text:p>
        <text:p text:style-name="P1161"><text:span text:style-name="CharStyle9"><text:span text:style-name="T1156"/></text:span></text:p>
        <text:p text:style-name="P1160"><text:span text:style-name="CharStyle9"><text:span text:style-name="T1156">Do holby vareného mlieka zavarí sa pod ustavičným miešaním toľko grisu, aby nebola kaša ani riedka, ani hustá. Po odložení z ohňa dať do nej kus čerstvého masla, trochu posoliť, pridať na citrone obrajbaného potlčeného cukru, jedno celé vajce, päť ž</text:span></text:span><text:span text:style-name="CharStyle9"><text:span text:style-name="T1256">l</text:span></text:span><text:span text:style-name="CharStyle9"><text:span text:style-name="T1156">tkov jedon po druhom a kus drobno pokrá­janého citronátu; z bielkov sa sbije tuhý sňa</text:span></text:span><text:span text:style-name="CharStyle9"><text:span text:style-name="T1256">h</text:span></text:span><text:span text:style-name="CharStyle9"><text:span text:style-name="T1156"> a tento sa z ľahka do predošlého zamieša. Touto massou natrie sa vy­tiahnuté štrudlové cesto, toto spolu skrútiť, dať na vymastený plech, po vrchu maslom pomastiť a v rúre na žlto upiecť.</text:span></text:span><text:span text:style-name="CharStyle23"><text:span text:style-name="T1156"> </text:span></text:span><text:span text:style-name="CharStyle9"><text:span text:style-name="T1156">Keď sa miesto grísu rižkaša v mlieku uvarí, urobí sa dľa tohože spôsobu:</text:span></text:span></text:p>
        <text:p text:style-name="P656"><text:span text:style-name="CharStyle9"><text:span text:style-name="T1156"/></text:span></text:p>
        <text:p text:style-name="P657"><text:span text:style-name="CharStyle9"><text:span text:style-name="T1156">825. Rižkašová štr</text:span></text:span><text:span text:style-name="CharStyle9"><text:span text:style-name="T1256">u</text:span></text:span><text:span text:style-name="CharStyle9"><text:span text:style-name="T1156">dla.</text:span></text:span></text:p>
        <text:p text:style-name="P1774"><text:span text:style-name="CharStyle16"><text:span text:style-name="T1156"/></text:span></text:p>
        <text:p text:style-name="P1775"><text:span text:style-name="CharStyle16"><text:span text:style-name="T1156">F) Čiastka.</text:span></text:span></text:p>
        <text:p text:style-name="P1839"><text:soft-page-break/><text:span text:style-name="CharStyle18"><text:span text:style-name="T1156"/></text:span></text:p>
        <text:p text:style-name="P1840"><text:span text:style-name="CharStyle18"><text:span text:style-name="T1156">O palacinkách, dolkách a babách (Kugelhnpf.)</text:span></text:span></text:p>
        <text:p text:style-name="P656"><text:span text:style-name="CharStyle9"><text:span text:style-name="T1156"/></text:span></text:p>
        <text:p text:style-name="P657"><text:span text:style-name="CharStyle9"><text:span text:style-name="T1156">826. Cibuľové palacinky.</text:span></text:span></text:p>
        <text:p text:style-name="P1161"><text:span text:style-name="CharStyle9"><text:span text:style-name="T1156"/></text:span></text:p>
        <text:p text:style-name="P1160"><text:span text:style-name="CharStyle9"><text:span text:style-name="T1156">Dve hodné cibule na fajno pokrájať, v masle na žlto upražiť, od ohňa preč vziať, pridať za šesť liž</text:span></text:span><text:span text:style-name="CharStyle9"><text:span text:style-name="T1257">í</text:span></text:span><text:span text:style-name="CharStyle9"><text:span text:style-name="T1156">c múky, jedno celé vajce a štyry ž</text:span></text:span><text:span text:style-name="CharStyle9"><text:span text:style-name="T1257">l</text:span></text:span><text:span text:style-name="CharStyle9"><text:span text:style-name="T1156">tky, to posoliť mliekom rozpúšťať a tekúce cesto urobiť, aby neboly žiadne hrčky. Na palacinkovej panve rozpáli sa maslo, na to sa naleje z c</text:span></text:span><text:span text:style-name="CharStyle9"><text:span text:style-name="T1257">e</text:span></text:span><text:span text:style-name="CharStyle9"><text:span text:style-name="T1156">sta, toto sa po celej panve rozleje, z oboch strán sa na žlto odpečie, pri pečení sa panva potriasa a každá palacinka ukladá sa jedna na druhú na misu. Jestliby cesto husté bolo, rozriedi sa mliekom; jestli je riedke, pridá sa múky a dobre sa roz­mieša; — palacinky nesmú byť hrubé. — Upečené palacinky poskrúcať, na misu poklásť a na žlto upraženými žemľovými mrvinami po vrchu posypať.</text:span></text:span></text:p>
        <text:p text:style-name="P656"><text:span text:style-name="CharStyle9"><text:span text:style-name="T1156"/></text:span></text:p>
        <text:p text:style-name="P657"><text:span text:style-name="CharStyle9"><text:span text:style-name="T1156">827. Palacinky lekvárom plnené.</text:span></text:span></text:p>
        <text:p text:style-name="P1161"><text:span text:style-name="CharStyle9"><text:span text:style-name="T1156"/></text:span></text:p>
        <text:p text:style-name="P1160"><text:span text:style-name="CharStyle9"><text:span text:style-name="T1156">Do vajdlinka dať holbu múky, pridať jedno vajce a štyry ž</text:span></text:span><text:span text:style-name="CharStyle9"><text:span text:style-name="T1257">l</text:span></text:span><text:span text:style-name="CharStyle9"><text:span text:style-name="T1156">tky, to posoliť, mliekom rozpúšťať a rozmiešať, aby bolo tekúce a aby neboly žiadne hrčky. Z tohoto cesta čo najtenšie palacinky upiecť, každú lekvárom natrieť a do obaranca spolu skrútiť, na pomastenú misu alebo tepšu poukla­dať, s naplnenými palacinkami zakryť a v rúre nechať </text:span></text:span><text:span text:style-name="CharStyle9"><text:span text:style-name="T1257">so</text:span></text:span><text:span text:style-name="CharStyle9"><text:span text:style-name="T1156">hriať. Pred nastolovaním poukladať do vysok</text:span></text:span><text:span text:style-name="CharStyle9"><text:span text:style-name="T1257">a</text:span></text:span><text:span text:style-name="CharStyle9"><text:span text:style-name="T1156"> na misu a tlčeným cukrom posypať.</text:span></text:span></text:p>
        <text:p text:style-name="P686"><text:span text:style-name="CharStyle9"><text:span text:style-name="T1156"/></text:span></text:p>
        <text:p text:style-name="P687"><text:span text:style-name="CharStyle9"><text:span text:style-name="T1156">828. Palacinky tvarohom plnené.</text:span></text:span></text:p>
        <text:p text:style-name="P1161"><text:span text:style-name="CharStyle9"><text:span text:style-name="T1156"/></text:span></text:p>
        <text:p text:style-name="P1160"><text:span text:style-name="CharStyle9"><text:span text:style-name="T1156">Cesto a palacinky sa urobia dľa predošlého spôsobu. Do namrveného tvarohu dať rozpusteného masla a dva</text:span></text:span><text:span text:style-name="CharStyle7"><text:span text:style-name="T1156"> </text:span></text:span><text:span text:style-name="CharStyle9"><text:span text:style-name="T1156">s kyslou smotankou rozmiešané ž</text:span></text:span><text:span text:style-name="CharStyle9"><text:span text:style-name="T1257">l</text:span></text:span><text:span text:style-name="CharStyle9"><text:span text:style-name="T1156">tky, to posoliť, pridať očistené vymyté hrozienka a to osladiť. Touto massou palacinky natierať, skrúcať, na pomastenú tepšu klásť a vrch prázdnymi palacinkami zakryť. </text:span></text:span><text:span text:style-name="CharStyle9"><text:span text:style-name="T1257">S</text:span></text:span><text:span text:style-name="CharStyle9"><text:span text:style-name="T1156">motanku s maslom pomie­šať, týmto palacinky poliať, v </text:span></text:span><text:soft-page-break/><text:span text:style-name="CharStyle9"><text:span text:style-name="T1156">rúre nechať upiecť, klásť na misu a cukrom posypať. Tieto palacinky môžu sa aj bez cukru urobiť a do tvarohu obyčajne sa zamieša kôpor.</text:span></text:span></text:p>
        <text:p text:style-name="P960"><text:span text:style-name="CharStyle9"><text:span text:style-name="T1156"/></text:span></text:p>
        <text:p text:style-name="P961"><text:span text:style-name="CharStyle9"><text:span text:style-name="T1156">829. Palacinky kapustou plnené.</text:span></text:span></text:p>
        <text:p text:style-name="P1161"><text:span text:style-name="CharStyle9"><text:span text:style-name="T1156"/></text:span></text:p>
        <text:p text:style-name="P1160"><text:span text:style-name="CharStyle9"><text:span text:style-name="T1156">Kapusta sa prichystá dľa č. 820., touto odpečené pala­cinky naplniť, spolu skrútiť, klásť na vymastenú tepšu, v rúre sohriať, na misu poklásť, čerstvým maslom pomastiť a horúce dať na stôl.</text:span></text:span></text:p>
        <text:p text:style-name="P951"><text:span text:style-name="CharStyle9"><text:span text:style-name="T1156"/></text:span></text:p>
        <text:p text:style-name="P952"><text:span text:style-name="CharStyle9"><text:span text:style-name="T1156">830. Palacinky orechami plnené.</text:span></text:span></text:p>
        <text:p text:style-name="P1161"><text:span text:style-name="CharStyle9"><text:span text:style-name="T1156"/></text:span></text:p>
        <text:p text:style-name="P1160"><text:span text:style-name="CharStyle9"><text:span text:style-name="T1156">Jadrá z vlaských orechov v mažiari potlcť, v masti za ližicu múky upražiť a mliekom rozpustiť, od ohňa odtiahnuť a pridať potlčené orechy, štyry ž</text:span></text:span><text:span text:style-name="CharStyle9"><text:span text:style-name="T1257">l</text:span></text:span><text:span text:style-name="CharStyle9"><text:span text:style-name="T1156">tky a tlčeného cukru. Týmto palacinky natierať, do obaranca skrúcať, na vyma­stenú tepšu klásť, v rúre z ľahka upiecť nechať, na misu ukla­dať a cukrom posypať.</text:span></text:span></text:p>
        <text:p text:style-name="P962"><text:span text:style-name="CharStyle9"><text:span text:style-name="T1156"/></text:span></text:p>
        <text:p text:style-name="P963"><text:span text:style-name="CharStyle9"><text:span text:style-name="T1156">831. Štyrcova</text:span></text:span><text:span text:style-name="CharStyle9"><text:span text:style-name="T1257">n</text:span></text:span><text:span text:style-name="CharStyle9"><text:span text:style-name="T1156">é palacinky s orechami.</text:span></text:span></text:p>
        <text:p text:style-name="P1161"><text:span text:style-name="CharStyle9"><text:span text:style-name="T1156"/></text:span></text:p>
        <text:p text:style-name="P1160"><text:span text:style-name="CharStyle9"><text:span text:style-name="T1156">Všetko sa robí dľa predošlého spôsobu, k plnenke sa pridá o dva ž</text:span></text:span><text:span text:style-name="CharStyle9"><text:span text:style-name="T1257">l</text:span></text:span><text:span text:style-name="CharStyle9"><text:span text:style-name="T1156">tky viac a to sa smieša s bielkovým sňahom. Vymastená furma celkom sa vyloží nekoľkými na dlho roz­krájanými palacinkami, každú spolu skrútiť, pomedzi pala­cinky môže sa dať plnenka, plnú furmu dať do pary alebo v rúre na žlto upiecť, na misu vyvrátiť a cukrom posypať.</text:span></text:span></text:p>
        <text:p text:style-name="P962"><text:span text:style-name="CharStyle9"><text:span text:style-name="T1156"/></text:span></text:p>
        <text:p text:style-name="P963"><text:span text:style-name="CharStyle9"><text:span text:style-name="T1156">832. Štyrcované palacinky so šovdrou.</text:span></text:span></text:p>
        <text:p text:style-name="P1161"><text:span text:style-name="CharStyle9"><text:span text:style-name="T1156"/></text:span></text:p>
        <text:p text:style-name="P1160"><text:span text:style-name="CharStyle9"><text:span text:style-name="T1156">Nekoľko palacinôk len na jednu stranu upiecť, nedo­pečenou stranou spolu skrútiť, vystydnuté na kolečka pokrájať a nimi dľa č. 790 furmu vyložiť. Ostatnie palacinky na široké rezanky do nádoby pokrájať, pridať k ním na drobno pokrájanej uvarenej šovdry, dobrej kyslej smotanky a na žlto upraženého masla, to posoliť, všetko spolu smiešať, dať do furmy a nechať na žlto upiecť. Pred nastolovaním na misu vyvrátiť a horúce dať na stôl. Na tenže </text:span></text:span><text:soft-page-break/><text:span text:style-name="CharStyle9"><text:span text:style-name="T1156">spôsob môžu sa i s tvarohom palacinky urobiť.</text:span></text:span></text:p>
        <text:p text:style-name="P769"><text:span text:style-name="CharStyle9"><text:span text:style-name="T1156"/></text:span></text:p>
        <text:p text:style-name="P771"><text:span text:style-name="CharStyle9"><text:span text:style-name="T1156">833. </text:span></text:span><text:span text:style-name="CharStyle9"><text:span text:style-name="T1257">Č</text:span></text:span><text:span text:style-name="CharStyle9"><text:span text:style-name="T1156">eské dolky z drož</text:span></text:span><text:span text:style-name="CharStyle9"><text:span text:style-name="T1257">ď</text:span></text:span><text:span text:style-name="CharStyle9"><text:span text:style-name="T1156">ového cesta.</text:span></text:span></text:p>
        <text:p text:style-name="P1161"><text:span text:style-name="CharStyle9"><text:span text:style-name="T1156"/></text:span></text:p>
        <text:p text:style-name="P1160"><text:span text:style-name="CharStyle9"><text:span text:style-name="T1156">Do nádoby na teplo dať holbu múky; dva lôty kvasníc s tlčeným cukrom rozmiešať a dať do holby letnieho mlieka, pridať jedno vajce a tri ž</text:span></text:span><text:span text:style-name="CharStyle9"><text:span text:style-name="T1257">l</text:span></text:span><text:span text:style-name="CharStyle9"><text:span text:style-name="T1156">tky, to trochu posoliť, pridať na nôž tlčeného korenia, spolu rozhabarovať, cez s</text:span></text:span><text:span text:style-name="CharStyle9"><text:span text:style-name="T1257">í</text:span></text:span><text:span text:style-name="CharStyle9"><text:span text:style-name="T1156">tko do múky precediť, z toho ešte raz tak husté cesto jako na palacinky rozrobiť, do letnej vody s nádobou postaviť a zakryté nechať kysnúť. Dolkovú furmu dať na oheň, do každej jamky dať za ližicu masti, do rozpálenej masti dá sa z cesta a na to sa dá zase masti, z oboch strán nechať odpiecť, do nádoby vybe­rať a na teple nechať stáť; tak sa pokračuje, pokým cesto trvá.</text:span></text:span></text:p>
        <text:p text:style-name="P656"><text:span text:style-name="CharStyle9"><text:span text:style-name="T1156"/></text:span></text:p>
        <text:p text:style-name="P657"><text:span text:style-name="CharStyle9"><text:span text:style-name="T1156">834. Česské lekvárom plnené dolky.</text:span></text:span></text:p>
        <text:p text:style-name="P1161"><text:span text:style-name="CharStyle9"><text:span text:style-name="T1156"/></text:span></text:p>
        <text:p text:style-name="P1160"><text:span text:style-name="CharStyle9"><text:span text:style-name="T1156">Upečené dolky natrú sa lekvárom, na to dať druhú dolku a obe spolu složiť, do okrúhla a do vysok</text:span></text:span><text:span text:style-name="CharStyle9"><text:span text:style-name="T1257">a</text:span></text:span><text:span text:style-name="CharStyle9"><text:span text:style-name="T1156"> na misu klásť, maslom pomastiť, cukrom posypať a v rúre nechať dobre sohriať. Pred nastolovaním dolky cukrom dobre po­sypať a rozpálenú lopatku nad nimi držať, kým sa cukor ne­rozpustí.</text:span></text:span></text:p>
        <text:p text:style-name="P656"><text:span text:style-name="CharStyle9"><text:span text:style-name="T1156"/></text:span></text:p>
        <text:p text:style-name="P657"><text:span text:style-name="CharStyle9"><text:span text:style-name="T1156">835. Česské dolky s tvarohom.</text:span></text:span></text:p>
        <text:p text:style-name="P1161"><text:span text:style-name="CharStyle9"><text:span text:style-name="T1156"/></text:span></text:p>
        <text:p text:style-name="P1160"><text:span text:style-name="CharStyle9"><text:span text:style-name="T1156">Na str</text:span></text:span><text:span text:style-name="CharStyle9"><text:span text:style-name="T1257">u</text:span></text:span><text:span text:style-name="CharStyle9"><text:span text:style-name="T1156">hadle rozmrvený tvaroh s očistenými hrozien­kami smiešať, spodok misy na žlto upraženým maslom po­mastiť, smotankou poliať a tvarohom posypať, na to v jedon rad dolky poukladať, zase pomastiť, smotankou poliať, tvarohom posypať a tak ďalej pokračovať. Poukladané dolky s misou v rúre nechať sohriať a cukrom posypať.</text:span></text:span></text:p>
        <text:p text:style-name="P965"><text:span text:style-name="CharStyle9"><text:span text:style-name="T1156"/></text:span></text:p>
        <text:p text:style-name="P966"><text:span text:style-name="CharStyle9"><text:span text:style-name="T1156">836. Česské dolky s parmazanským sýrom.</text:span></text:span></text:p>
        <text:p text:style-name="P1161"><text:span text:style-name="CharStyle9"><text:span text:style-name="T1156"/></text:span></text:p>
        <text:p text:style-name="P1160"><text:span text:style-name="CharStyle9"><text:span text:style-name="T1156">Parmazanského syru na str</text:span></text:span><text:span text:style-name="CharStyle9"><text:span text:style-name="T1257">u</text:span></text:span><text:span text:style-name="CharStyle9"><text:span text:style-name="T1156">hadle rozmrviť, na žlto upraženým maslom misu pomastiť, smotankou poliať, syrom posypať a na to dať dolky; zase </text:span></text:span><text:soft-page-break/><text:span text:style-name="CharStyle9"><text:span text:style-name="T1156">pomastiť uložený rad, smotankou poliať, sýrom posypať, na to do vysok</text:span></text:span><text:span text:style-name="CharStyle9"><text:span text:style-name="T1257">a</text:span></text:span><text:span text:style-name="CharStyle9"><text:span text:style-name="T1156"> druhý rad uklásť a tak pokračovať, kým dolky trvajú. Vrch sa po­mastí, smotankou poleje a syrom posype, to dať s misou na plech do pece a na žlto nechať pripiecť.</text:span></text:span></text:p>
        <text:p text:style-name="P686"><text:span text:style-name="CharStyle9"><text:span text:style-name="T1156"/></text:span></text:p>
        <text:p text:style-name="P687"><text:span text:style-name="CharStyle9"><text:span text:style-name="T1156">837. Česské dolky s orechami.</text:span></text:span></text:p>
        <text:p text:style-name="P1161"><text:span text:style-name="CharStyle9"><text:span text:style-name="T1156"/></text:span></text:p>
        <text:p text:style-name="P1160"><text:span text:style-name="CharStyle9"><text:span text:style-name="T1156">Z vlaských orechov jadrá v mažiari nie veľmi na drobno potlcť a s tlčeným cukrom smiešať. Na žlto upraženým ma­slom misu poliať, orechami posypať a na to do venca v jedon rad dolky poukladať; to pomastiť, orechami posypať a druhý rad poukladať ; takto sa pokračuje, kým dolky trvajú. Tieto s misou na plechu v rúre nechať sohriať, pred nastolovaním cukrom posypať a rozpálenou lopatkou pripiecť.</text:span></text:span></text:p>
        <text:p text:style-name="P769"><text:span text:style-name="CharStyle9"><text:span text:style-name="T1156"/></text:span></text:p>
        <text:p text:style-name="P771"><text:span text:style-name="CharStyle9"><text:span text:style-name="T1156">838. Česské buchty s tvarohom.</text:span></text:span></text:p>
        <text:p text:style-name="P1161"><text:span text:style-name="CharStyle9"><text:span text:style-name="T1156"/></text:span></text:p>
        <text:p text:style-name="P1160"><text:span text:style-name="CharStyle9"><text:span text:style-name="T1156">Cesto sa tak urobí jako na dolky; na palacinkovej panve rozpáliť masla, na to na pol prsta zvýše naliať cesto do okrúhla vo veľkosti malého taniera, pri sťahovaní sa cesta posype sa toto drobno pomrveným tvarohom, trochu soľou a očistenými hrozienkami, to pocukriť a na to celé zas cesto naliať, aby tvaroh bol zakrytý, povoľne nechať z oboch strán na žlto upiecť a tak ďalej pokračovať. Misu pomastiť, tvaroh s hrozienkami smiešať a pocukriť, odpečené buchty na štyry kusy rozkrojiť, spolu složiť a klásť na misu, za každým radom pomastiť a tvarohom posypať. Buchty nechať i s misou v rúre dobre sohriať, pred nastolovaním cukrom posypať a rozpálenou lopatkou pripiecť.</text:span></text:span></text:p>
        <text:p text:style-name="P222"><text:span text:style-name="CharStyle7"><text:span text:style-name="T1156"/></text:span></text:p>
        <text:p text:style-name="P611"><text:span text:style-name="CharStyle9"><text:span text:style-name="T1156">839. </text:span></text:span><text:span text:style-name="CharStyle9"><text:span text:style-name="T1257">Č</text:span></text:span><text:span text:style-name="CharStyle9"><text:span text:style-name="T1156">esské bue</text:span></text:span><text:span text:style-name="CharStyle9"><text:span text:style-name="T1257">ch</text:span></text:span><text:span text:style-name="CharStyle9"><text:span text:style-name="T1156">ty s orechami.</text:span></text:span></text:p>
        <text:p text:style-name="P1161"><text:span text:style-name="CharStyle9"><text:span text:style-name="T1156"/></text:span></text:p>
        <text:p text:style-name="P1160"><text:span text:style-name="CharStyle9"><text:span text:style-name="T1156">Vlaské orechy nie veľmi na drobno potlcť a s cukrom, smiešať, toto dľa predošlého spôsobu miesto tvarohu upo­trebiť a vo všetkom jako zvýš stojí, </text:span></text:span><text:soft-page-break/><text:span text:style-name="CharStyle9"><text:span text:style-name="T1156">pokračovať.</text:span></text:span></text:p>
        <text:p text:style-name="P656"><text:span text:style-name="CharStyle9"><text:span text:style-name="T1156"/></text:span></text:p>
        <text:p text:style-name="P657"><text:span text:style-name="CharStyle9"><text:span text:style-name="T1156">840. Česské buchty na iný spôsob.</text:span></text:span></text:p>
        <text:p text:style-name="P1161"><text:span text:style-name="CharStyle9"><text:span text:style-name="T1156"/></text:span></text:p>
        <text:p text:style-name="P1160"><text:span text:style-name="CharStyle9"><text:span text:style-name="T1156">Do vajdlinka dať holbu múky na teplo, do nej dať štyry lôty rozpáleného masla a to medzi rukami rozmeliť. Dva lôty s cukrom smi</text:span></text:span><text:span text:style-name="CharStyle9"><text:span text:style-name="T1257">e</text:span></text:span><text:span text:style-name="CharStyle9"><text:span text:style-name="T1156">šaných kvasníc dať do žajdlíka teplého mlieka, pridať tri ž</text:span></text:span><text:span text:style-name="CharStyle9"><text:span text:style-name="T1257">l</text:span></text:span><text:span text:style-name="CharStyle9"><text:span text:style-name="T1156">tky, to posoliť, rozhabarovať a do múky precediť, z toho urobiť dobré cesto, šatou zakryté nechať vykysnúť, to na tabli na rovnaké kúsky podeliť, každý dlaňou pot</text:span></text:span><text:span text:style-name="CharStyle9"><text:span text:style-name="T1257">l</text:span></text:span><text:span text:style-name="CharStyle9"><text:span text:style-name="T1156">apkať, naň dať upraženej kapusty a kraje pozakladať, aby nevyšla kapusta, vôkol prstami pozatláčať a porovnať. Na palacinkovú panvu dať trochu masti a buchty z oboch strán na žlto odpiecť. Miesto kapusty môže sa k plneniu i tvaroh upotrebiť.</text:span></text:span></text:p>
        <text:p text:style-name="P951"><text:span text:style-name="CharStyle9"><text:span text:style-name="T1156"/></text:span></text:p>
        <text:p text:style-name="P952"><text:span text:style-name="CharStyle9"><text:span text:style-name="T1156">841. Nemecké buchty.</text:span></text:span></text:p>
        <text:p text:style-name="P1161"><text:span text:style-name="CharStyle9"><text:span text:style-name="T1156"/></text:span></text:p>
        <text:p text:style-name="P1160"><text:span text:style-name="CharStyle9"><text:span text:style-name="T1156">Do vajdlinka sa prichystá pol druha funta múky na teplo. Dva lôty kvasníc s cukrom rozmiešať, toto dať do žajdlíka sohriatej smotanky, pridať k tomu štyry ž</text:span></text:span><text:span text:style-name="CharStyle9"><text:span text:style-name="T1257">l</text:span></text:span><text:span text:style-name="CharStyle9"><text:span text:style-name="T1156">tky a za dve ližice tlčeného cukru, to posoliť, všetko spolu rozhabarovať, prez s</text:span></text:span><text:span text:style-name="CharStyle9"><text:span text:style-name="T1257">í</text:span></text:span><text:span text:style-name="CharStyle9"><text:span text:style-name="T1156">tko do múky precediť a dobre tuhé cesto urobiť. Ke</text:span></text:span><text:span text:style-name="CharStyle9"><text:span text:style-name="T1257">ď</text:span></text:span><text:span text:style-name="CharStyle9"><text:span text:style-name="T1156"> sa od varechy odde</text:span></text:span><text:span text:style-name="CharStyle9"><text:span text:style-name="T1257">l</text:span></text:span><text:span text:style-name="CharStyle9"><text:span text:style-name="T1156">uje, dať ho do hromádky, múkou posypať a šatou zakryté položiť na teplé miesto, aby kyslo. Vykysnuté cesto dať na pomúčenú tablu, dobre ho rozšúlať a krájať z neho kusy jako vajce; do okrúhla srobiť, trochu roztlapkať, na plech rozostrieť pomúčenú šatu a na tom ne­</text:span></text:span><text:span text:style-name="CharStyle9"><text:span text:style-name="T1257">ch</text:span></text:span><text:span text:style-name="CharStyle9"><text:span text:style-name="T1156">ať vykysnúť. V rajnici so širokým dnom svariť holbu smotanky, pridať kus čerstvého masla a cukru, do toho klásť vykysnuté buchty, celkom zakryť pokrievkou a na túto dať uhlia, aby sa buchty od spodku varily a od vrchu žltú barvu dostaly. Po uvarení lopatkovou ližicou von vyberať a na</text:span></text:span><text:span text:style-name="CharStyle7"><text:span text:style-name="T1156"> </text:span></text:span><text:span text:style-name="CharStyle9"><text:span text:style-name="T1156">misu klásť, cukrom posypať a osobitne v šálke dať k ním prevarenú smotanku.</text:span></text:span></text:p>
        <text:p text:style-name="P967"><text:span text:style-name="CharStyle9"><text:span text:style-name="T1156"/></text:span></text:p>
        <text:p text:style-name="P968"><text:span text:style-name="CharStyle9"><text:span text:style-name="T1156">842. Tvarohové flaky z drož</text:span></text:span><text:span text:style-name="CharStyle9"><text:span text:style-name="T1258">ď</text:span></text:span><text:span text:style-name="CharStyle9"><text:span text:style-name="T1156">ového cesta.</text:span></text:span></text:p>
        <text:p text:style-name="P1161"><text:span text:style-name="CharStyle9"><text:span text:style-name="T1156"/></text:span></text:p>
        <text:p text:style-name="P1160"><text:soft-page-break/><text:span text:style-name="CharStyle9"><text:span text:style-name="T1156">Do nádoby na teplo dá sa za holbu múky. Do žajdlíka letnieho mlieka dá sa pár ž</text:span></text:span><text:span text:style-name="CharStyle9"><text:span text:style-name="T1258">l</text:span></text:span><text:span text:style-name="CharStyle9"><text:span text:style-name="T1156">tkov, dva lôty rozmieša­ných kvasníc a trochu cukru, to posoliť, rozhabarovať, prez s</text:span></text:span><text:span text:style-name="CharStyle9"><text:span text:style-name="T1258">í</text:span></text:span><text:span text:style-name="CharStyle9"><text:span text:style-name="T1156">tko do múky precediť a varechou cesto rozrobiť, aby nebolo ani slabé ani tuhé. Potom pár ližíc letnieho masla s cestom smiešať, zakryté nechať na teplom stáť, po ukysnutí na tabli z ľahka rozva</text:span></text:span><text:span text:style-name="CharStyle9"><text:span text:style-name="T1258">l</text:span></text:span><text:span text:style-name="CharStyle9"><text:span text:style-name="T1156">kať vo veľkosti plechu, tento po­mastiť, cesto naň dať a odložiť na teplo. V nádobe kus čer­stvého masla na penu rozmiešať, pridať dve celé vajcia, 4 ž</text:span></text:span><text:span text:style-name="CharStyle9"><text:span text:style-name="T1258">l</text:span></text:span><text:span text:style-name="CharStyle9"><text:span text:style-name="T1156">tky jedon po druhom a porajbaný tvaroh, to posoliť, pri­miešať pár ližíc smotanky a očistené malé i veľké hrozienka, to dobre spolu smiešať a ku koncu doň zamiešať zo štyroch bielkov sbitý sňa</text:span></text:span><text:span text:style-name="CharStyle9"><text:span text:style-name="T1258">h</text:span></text:span><text:span text:style-name="CharStyle9"><text:span text:style-name="T1156">. Týmto prichystané cesto rovnako na­trieť, kraje pozakladať, vrch roztrepaným vajcom natre</text:span></text:span><text:span text:style-name="CharStyle9"><text:span text:style-name="T1258">ť</text:span></text:span><text:span text:style-name="CharStyle9"><text:span text:style-name="T1156">, celé v peci na žlto vypiecť, na štyrouhlaté kúsky rozkrájať, na misu poklásť a cukrom posypať.</text:span></text:span></text:p>
        <text:p text:style-name="P611"><text:span text:style-name="CharStyle9"><text:span text:style-name="T1156"/></text:span></text:p>
        <text:p text:style-name="P612"><text:span text:style-name="CharStyle9"><text:span text:style-name="T1156">843. Tvarohové flaky s kôprom.</text:span></text:span></text:p>
        <text:p text:style-name="P1161"><text:span text:style-name="CharStyle9"><text:span text:style-name="T1156"/></text:span></text:p>
        <text:p text:style-name="P1160"><text:span text:style-name="CharStyle9"><text:span text:style-name="T1156">Pri tomto sa so všetkým tak zachádza, jako pri predo­šlých </text:span></text:span><text:span text:style-name="CharStyle9"><text:span text:style-name="T1258">f</text:span></text:span><text:span text:style-name="CharStyle9"><text:span text:style-name="T1156">lakoch, len sa dá do tvarohu miesto hrozienkov drobno pokrájaný kôpor.</text:span></text:span></text:p>
        <text:p text:style-name="P951"><text:span text:style-name="CharStyle9"><text:span text:style-name="T1156"/></text:span></text:p>
        <text:p text:style-name="P952"><text:span text:style-name="CharStyle9"><text:span text:style-name="T1156">844. Tvarohové flaky zo sypkého cesta (Marb</text:span></text:span><text:span text:style-name="CharStyle9"><text:span text:style-name="T1258">e</text:span></text:span><text:span text:style-name="CharStyle9"><text:span text:style-name="T1156">teig.)</text:span></text:span></text:p>
        <text:p text:style-name="P1161"><text:span text:style-name="CharStyle9"><text:span text:style-name="T1156"/></text:span></text:p>
        <text:p text:style-name="P1160"><text:span text:style-name="CharStyle9"><text:span text:style-name="T1156">Cesto sa urobí dľa č. 192. Ke</text:span></text:span><text:span text:style-name="CharStyle9"><text:span text:style-name="T1258">ď</text:span></text:span><text:span text:style-name="CharStyle9"><text:span text:style-name="T1156"> je cesto pár razí vyvalkané a složené, dá sa na plech; k porajbanému tvarohu dá sa pár celých vajec, rozpusteného masla a smotanky, to posoliť, spolu rozmiešať, po celom ceste rovnako rozotre</text:span></text:span><text:span text:style-name="CharStyle9"><text:span text:style-name="T1258">ť</text:span></text:span><text:span text:style-name="CharStyle9"><text:span text:style-name="T1156"> a v ostatnom pokračovať dľa predošlého predpisu.</text:span></text:span></text:p>
        <text:p text:style-name="P222"><text:span text:style-name="CharStyle7"><text:span text:style-name="T1156"/></text:span></text:p>
        <text:p text:style-name="P969"><text:span text:style-name="CharStyle9"><text:span text:style-name="T1156">845.<text:tab/>Tvarohové flaky z maseIného c</text:span></text:span><text:span text:style-name="CharStyle9"><text:span text:style-name="T1258">e</text:span></text:span><text:span text:style-name="CharStyle9"><text:span text:style-name="T1156">sta.</text:span></text:span></text:p>
        <text:p text:style-name="P1161"><text:span text:style-name="CharStyle9"><text:span text:style-name="T1156"/></text:span></text:p>
        <text:p text:style-name="P1160"><text:span text:style-name="CharStyle9"><text:span text:style-name="T1156">Keď sa robí dľa č. 191 maselné cesto, nemajú sa k prí­prave tohoto jedla z cesta poostalé obrezky spolu smiešať, lež sobrať, do papiera zakrútiť a na chladné miesto od­ložiť. Cesto sa válkom do hromady sbije a vo veľkosti plechu vyvalká, na plech sa rozloží a prichystaný tvaroh po celom rovnako rozotrie. </text:span></text:span><text:soft-page-break/><text:span text:style-name="CharStyle9"><text:span text:style-name="T1156">Kraje založiť, vajcom pomastiť, cesto nožovým koncom popichať a v peci na žlto nechať upiecť.</text:span></text:span></text:p>
        <text:p text:style-name="P611"><text:span text:style-name="CharStyle9"><text:span text:style-name="T1156"/></text:span></text:p>
        <text:p text:style-name="P612"><text:span text:style-name="CharStyle9"><text:span text:style-name="T1156">846. Tvarohové plnky.</text:span></text:span></text:p>
        <text:p text:style-name="P1161"><text:span text:style-name="CharStyle9"><text:span text:style-name="T1156"/></text:span></text:p>
        <text:p text:style-name="P1160"><text:span text:style-name="CharStyle9"><text:span text:style-name="T1156">Kus čerstvého masla v nádobe na penu rozmiešať, do neho dať jedno celé vajce, štyry ž</text:span></text:span><text:span text:style-name="CharStyle9"><text:span text:style-name="T1259">l</text:span></text:span><text:span text:style-name="CharStyle9"><text:span text:style-name="T1156">tky a porajbaný tvaroh, to posoliť, dobre spolu smiešať, pridať žemľových omrvín, z toho malé plnky robiť a zavariť do vrelej vody. Ažby sa nedržaly plnky spolu, pridá sa k masse múky a omrvín, preto sa má najprv jedna plnka urobiť a táto na zkúšku zavariť, či sa plnka nerozpadne. Pred nastolovan</text:span></text:span><text:span text:style-name="CharStyle9"><text:span text:style-name="T1259">í</text:span></text:span><text:span text:style-name="CharStyle9"><text:span text:style-name="T1156">m vybrať na misu a upraženými v masle žemľovými mrvinami i s maslom po vrchu poliať.</text:span></text:span></text:p>
        <text:p text:style-name="P769"><text:span text:style-name="CharStyle9"><text:span text:style-name="T1156"/></text:span></text:p>
        <text:p text:style-name="P771"><text:span text:style-name="CharStyle9"><text:span text:style-name="T1156">847. Dolky z rajbaného cesta.</text:span></text:span></text:p>
        <text:p text:style-name="P1161"><text:span text:style-name="CharStyle9"><text:span text:style-name="T1156"/></text:span></text:p>
        <text:p text:style-name="P1160"><text:span text:style-name="CharStyle9"><text:span text:style-name="T1156">Z dvoch vajec urobené tuhé cesto na str</text:span></text:span><text:span text:style-name="CharStyle9"><text:span text:style-name="T1259">u</text:span></text:span><text:span text:style-name="CharStyle9"><text:span text:style-name="T1156">hadle porajbať, tri žajdl</text:span></text:span><text:span text:style-name="CharStyle9"><text:span text:style-name="T1259">í</text:span></text:span><text:span text:style-name="CharStyle9"><text:span text:style-name="T1156">ky mlieka v nádobe svariť a cesto doň pod usta­vičným miešaním zavariť. Keď cesto s mliekom shustlo, dá sa preč od ohňa, pridať k nemu kus čerstvého masla a pár ž</text:span></text:span><text:span text:style-name="CharStyle9"><text:span text:style-name="T1259">l</text:span></text:span><text:span text:style-name="CharStyle9"><text:span text:style-name="T1156">tkov, to posoliť, dobre rozmiešať, na pomastený plech na prst zhrúbä rozotrieť a nechať vystydnúť. Potom sa dlá­batkom vyrezujú dolky, nechajú sa v dolkovej farme v masle z oboch strán na žlto upiecť a plnia sa pod č. 123 prichy­staným rago.</text:span></text:span></text:p>
        <text:p text:style-name="P222"><text:span text:style-name="CharStyle7"><text:span text:style-name="T1156"/></text:span></text:p>
        <text:p text:style-name="P970"><text:span text:style-name="CharStyle9"><text:span text:style-name="T1156">848. Do</text:span></text:span><text:span text:style-name="CharStyle9"><text:span text:style-name="T1259">l</text:span></text:span><text:span text:style-name="CharStyle9"><text:span text:style-name="T1156">ky lekvárom plnené.</text:span></text:span></text:p>
        <text:p text:style-name="P1161"><text:span text:style-name="CharStyle9"><text:span text:style-name="T1156"/></text:span></text:p>
        <text:p text:style-name="P1160"><text:span text:style-name="CharStyle9"><text:span text:style-name="T1156">K tomuto jedlu upotrebí sa obyčajná dolková massa, len sa k nej pridá na citrone obrajbaného cukru. Massu na plech rozotrieť, po vykysnutí dolky vydlabať a na žlto piecť, pred nastolovaním každú lekvárom natrieť, na misu do vy­sok</text:span></text:span><text:span text:style-name="CharStyle9"><text:span text:style-name="T1259">a</text:span></text:span><text:span text:style-name="CharStyle9"><text:span text:style-name="T1156"> ukladať, cukrom posypať a horúce zaniesť na stôl.</text:span></text:span></text:p>
        <text:p text:style-name="P656"><text:span text:style-name="CharStyle9"><text:span text:style-name="T1156"/></text:span></text:p>
        <text:p text:style-name="P657"><text:span text:style-name="CharStyle9"><text:span text:style-name="T1156">849. Tyrolské plnky s údlym mäsom.</text:span></text:span></text:p>
        <text:p text:style-name="P1161"><text:soft-page-break/><text:span text:style-name="CharStyle9"><text:span text:style-name="T1156"/></text:span></text:p>
        <text:p text:style-name="P1160"><text:span text:style-name="CharStyle9"><text:span text:style-name="T1156">Z troch žemlí nakrájané kocky v masti na žlto upražiť; do holby múky zabiť jedno vajce, to posoliť, s vodou urobiť srednie cesto, doň dať upražené žemľové kocky a na kocky pokrájaného údleho mäsa, to spolu smiešať, z toho okrúhle plnky robiť a za hodinu nechať variť. Pred nastolovaním vybrať na misu, po vrchu na žlto upraženými žemľovými mr­vinami i s maslom poliať a vôkol obložiť údlym mäsom.</text:span></text:span></text:p>
        <text:p text:style-name="P769"><text:span text:style-name="CharStyle9"><text:span text:style-name="T1156"/></text:span></text:p>
        <text:p text:style-name="P771"><text:span text:style-name="CharStyle9"><text:span text:style-name="T1156">850. Baba (Kugelhupf.)</text:span></text:span></text:p>
        <text:p text:style-name="P1161"><text:span text:style-name="CharStyle9"><text:span text:style-name="T1156"/></text:span></text:p>
        <text:p text:style-name="P1160"><text:span text:style-name="CharStyle9"><text:span text:style-name="T1156">Dvanásť lôtov čerstvého masla vo vajdlinku na penu rozmiešať, pridať k nemu celé vajce a päť ž</text:span></text:span><text:span text:style-name="CharStyle9"><text:span text:style-name="T1259">l</text:span></text:span><text:span text:style-name="CharStyle9"><text:span text:style-name="T1156">tkov jedon po druhom. Dva lôty s cukrom smiešaných kvasníc so sohriatou sladkou smotankou za žajdl</text:span></text:span><text:span text:style-name="CharStyle9"><text:span text:style-name="T1259">í</text:span></text:span><text:span text:style-name="CharStyle9"><text:span text:style-name="T1156">k rozmiešať, posoliť a do masla precediť. Toto s pol funtom sohriatej múky rozrobiť a do hora vybíjať, kým cesto od varechy neodstáva; do vy­mastenej a trochu omúčenej furmy dať cesto, na teplé miesto odložiť, po vykysnutí v rúre na žlto upiecť, na horúcu misu vyvrátiť, cukrom posypať, po vystydnutí na kúsky pokrájať a spolu složiť, aby jako celá vyzerala.</text:span></text:span></text:p>
        <text:p text:style-name="P686"><text:span text:style-name="CharStyle9"><text:span text:style-name="T1156"/></text:span></text:p>
        <text:p text:style-name="P687"><text:span text:style-name="CharStyle9"><text:span text:style-name="T1156">851. Baba lekvárom plnená.</text:span></text:span></text:p>
        <text:p text:style-name="P1161"><text:span text:style-name="CharStyle9"><text:span text:style-name="T1156"/></text:span></text:p>
        <text:p text:style-name="P1160"><text:span text:style-name="CharStyle9"><text:span text:style-name="T1156">Na tenže spôsob urobenú babu do okrúhla na štyry vrstvy prekrojiť, každú vrstvu marhu</text:span></text:span><text:span text:style-name="CharStyle9"><text:span text:style-name="T1259">l</text:span></text:span><text:span text:style-name="CharStyle9"><text:span text:style-name="T1156">ovým lekvárom natrieť</text:span></text:span><text:span text:style-name="CharStyle7"><text:span text:style-name="T1156"> </text:span></text:span><text:span text:style-name="CharStyle9"><text:span text:style-name="T1156">a spolu poskladať, aby vyzerala jako celá. Složenú babu od vrchu prez poly prekrojiť, z nej kúsky krájať, do celka složiť na servýt a cukrom posypať.</text:span></text:span></text:p>
        <text:p text:style-name="P656"><text:span text:style-name="CharStyle9"><text:span text:style-name="T1156"/></text:span></text:p>
        <text:p text:style-name="P657"><text:span text:style-name="CharStyle9"><text:span text:style-name="T1156">852. Baba makom plnená.</text:span></text:span></text:p>
        <text:p text:style-name="P1161"><text:span text:style-name="CharStyle9"><text:span text:style-name="T1156"/></text:span></text:p>
        <text:p text:style-name="P1160"><text:span text:style-name="CharStyle9"><text:span text:style-name="T1259">1/4</text:span></text:span><text:span text:style-name="CharStyle9"><text:span text:style-name="T1156"> cukru nechať variť s vodou za nekoľko ližíc; keď sa tekutina na prsty lepí, zavarí sa do nej žajdlík na fajno potlčeného maku, rozpúšťa sa mliekom a pridajú sa očistené hrozienka s citronovými kôrkami. Keď je to na kašu </text:span></text:span><text:soft-page-break/><text:span text:style-name="CharStyle9"><text:span text:style-name="T1156">uparené, rozkrojí sa baba dľa predošlého spôsobu, týmto roz­robeným makom sa naplní a ďalej sa pokračuje dľa zvýš udaného predpisu.</text:span></text:span></text:p>
        <text:p text:style-name="P1774"><text:span text:style-name="CharStyle16"><text:span text:style-name="T1156"/></text:span></text:p>
        <text:p text:style-name="P1775"><text:span text:style-name="CharStyle16"><text:span text:style-name="T1156"/></text:span></text:p>
        <text:p text:style-name="P1775"><text:span text:style-name="CharStyle16"><text:span text:style-name="T1156">G) Čiastka.</text:span></text:span></text:p>
        <text:p text:style-name="P1839"><text:span text:style-name="CharStyle18"><text:span text:style-name="T1156"/></text:span></text:p>
        <text:p text:style-name="P1840"><text:span text:style-name="CharStyle18"><text:span text:style-name="T1156">O miešaných múčnych jedlách.</text:span></text:span></text:p>
        <text:p text:style-name="P951"><text:span text:style-name="CharStyle9"><text:span text:style-name="T1156"/></text:span></text:p>
        <text:p text:style-name="P952"><text:span text:style-name="CharStyle9"><text:span text:style-name="T1156">853. Náles</text:span></text:span><text:span text:style-name="CharStyle9"><text:span text:style-name="T1260">n</text:span></text:span><text:span text:style-name="CharStyle9"><text:span text:style-name="T1156">íky.</text:span></text:span></text:p>
        <text:p text:style-name="P1161"><text:span text:style-name="CharStyle9"><text:span text:style-name="T1156"/></text:span></text:p>
        <text:p text:style-name="P1160"><text:span text:style-name="CharStyle9"><text:span text:style-name="T1156">Do vajdlinka dať žajdlík múky, do nej dať jedno celé vajce a tri ž</text:span></text:span><text:span text:style-name="CharStyle9"><text:span text:style-name="T1260">l</text:span></text:span><text:span text:style-name="CharStyle9"><text:span text:style-name="T1156">tky, so sladkou smotanku rozpúšťať a srobiť z neho tekúce cesto, aby neboly v ňom hrčky. Potrebné ka­pustné listy musia byť čisté a nesmejú sa vymyť; na tieto sa cesto tenko natrie a vidliciami alebo lopatkou do pece dáva, ktorá má mať čelust</text:span></text:span><text:span text:style-name="CharStyle9"><text:span text:style-name="T1260">e</text:span></text:span><text:span text:style-name="CharStyle9"><text:span text:style-name="T1156"> a tak má byť zakúrená, jako na pe­čenie chleba. Ke</text:span></text:span><text:span text:style-name="CharStyle9"><text:span text:style-name="T1260">d</text:span></text:span><text:span text:style-name="CharStyle9"><text:span text:style-name="T1156"> je cesto na žlto vypečené, vezne sa z pece von, od listov sa sbere a kladie sa do misy na teplom mieste položenej. Každý takto upečený nálesník dá sa na misu, všetky sa polejú na žlto upraženým maslom a horúce </text:span></text:span><text:span text:style-name="CharStyle9"><text:span text:style-name="T1260">s</text:span></text:span><text:span text:style-name="CharStyle9"><text:span text:style-name="T1156">a dajú na stôl, aby pri dlhom státí neutra</text:span></text:span><text:span text:style-name="CharStyle9"><text:span text:style-name="T1260">t</text:span></text:span><text:span text:style-name="CharStyle9"><text:span text:style-name="T1156">i</text:span></text:span><text:span text:style-name="CharStyle9"><text:span text:style-name="T1260">l</text:span></text:span><text:span text:style-name="CharStyle9"><text:span text:style-name="T1156">y kapustnú chuť.</text:span></text:span></text:p>
        <text:p text:style-name="P971"><text:span text:style-name="CharStyle9"><text:span text:style-name="T1156"/></text:span></text:p>
        <text:p text:style-name="P972"><text:span text:style-name="CharStyle9"><text:span text:style-name="T1156">854. Rezanky so žemľovými mrvinami.</text:span></text:span></text:p>
        <text:p text:style-name="P1161"><text:span text:style-name="CharStyle9"><text:span text:style-name="T1156"/></text:span></text:p>
        <text:p text:style-name="P1160"><text:span text:style-name="CharStyle9"><text:span text:style-name="T1156">Z troch vajec cesto zamiesiť, nie veľmi na tenko roz­va</text:span></text:span><text:span text:style-name="CharStyle9"><text:span text:style-name="T1260">l</text:span></text:span><text:span text:style-name="CharStyle9"><text:span text:style-name="T1156">kať, na štyry prsty zdlže rezanky nakrájať, pred nastolovaním do vrelej vody zavariť, na riečicu odcediť, trochu studenou vodou premyť, dať do nádoby, do ktorej sa dá pár ližíc dobrej smotanky a na žlto rozpusteného masla, s týmto rezanky na ohni trochu pomiešať, posoliť, dať z n</text:span></text:span><text:span text:style-name="CharStyle9"><text:span text:style-name="T1260">í</text:span></text:span><text:span text:style-name="CharStyle9"><text:span text:style-name="T1156">ch na misu a mrvinami posypať, zase rezanky a tak </text:span></text:span><text:span text:style-name="CharStyle9"><text:span text:style-name="T1260">ď</text:span></text:span><text:span text:style-name="CharStyle9"><text:span text:style-name="T1156">alej pokračovať; konečne dobre horúcim na žlto upraženým maslom poliať a dať na stôl. Ohľadom zavárania cesta je potrebné poznamenať, že voda má sa ponajprv dobr</text:span></text:span><text:span text:style-name="CharStyle9"><text:span text:style-name="T1260">e</text:span></text:span><text:span text:style-name="CharStyle9"><text:span text:style-name="T1156"> variť a do takej sa má cesto zavariť, aby nebolo dlho vo vode; po druhé: v hrnci má vždy byť toľko vody, </text:span></text:span><text:soft-page-break/><text:span text:style-name="CharStyle9"><text:span text:style-name="T1156">aby v nej cesto plávalo.</text:span></text:span></text:p>
        <text:p text:style-name="P769"><text:span text:style-name="CharStyle9"><text:span text:style-name="T1156"/></text:span></text:p>
        <text:p text:style-name="P771"><text:span text:style-name="CharStyle9"><text:span text:style-name="T1156">855. Rezanky s vlaskými orechami.</text:span></text:span></text:p>
        <text:p text:style-name="P1161"><text:span text:style-name="CharStyle9"><text:span text:style-name="T1156"/></text:span></text:p>
        <text:p text:style-name="P1160"><text:span text:style-name="CharStyle9"><text:span text:style-name="T1156">Jadrá z orechov v mažiari nie veľmi na drobno potlcť a s cukrom smiešať, rezance urobiť dľa predošlého spôsobu, rezancovú misu orechami posypať, na to dať rezance, zase orechy a tak </text:span></text:span><text:span text:style-name="CharStyle9"><text:span text:style-name="T1260">ď</text:span></text:span><text:span text:style-name="CharStyle9"><text:span text:style-name="T1156">alej pokračovať. Vrch celkom orechami posypať, horúcim maslom poliať a rozpálenou lopatkou pripiecť.</text:span></text:span></text:p>
        <text:p text:style-name="P951"><text:span text:style-name="CharStyle9"><text:span text:style-name="T1156"/></text:span></text:p>
        <text:p text:style-name="P952"><text:span text:style-name="CharStyle9"><text:span text:style-name="T1156">856. Rezanky s grísom.</text:span></text:span></text:p>
        <text:p text:style-name="P1161"><text:span text:style-name="CharStyle9"><text:span text:style-name="T1156"/></text:span></text:p>
        <text:p text:style-name="P1160"><text:span text:style-name="CharStyle9"><text:span text:style-name="T1156">Do masla nad ohňom dá sa pol žajdlíka grísu, nechá sa na žlto upražiť, pridať drobno pokrájanej cibule a zase ne­chať pražiť, polievkou zaliať, posoliť, nechať na husto variť, dľa predošlého spôsobu prichystané rezance s grísom spolu smiešať a dať na misu.</text:span></text:span></text:p>
        <text:p text:style-name="P951"><text:span text:style-name="CharStyle9"><text:span text:style-name="T1156"/></text:span></text:p>
        <text:p text:style-name="P952"><text:span text:style-name="CharStyle9"><text:span text:style-name="T1156">857. Fliačky s tvarohom.</text:span></text:span></text:p>
        <text:p text:style-name="P1161"><text:span text:style-name="CharStyle9"><text:span text:style-name="T1156"/></text:span></text:p>
        <text:p text:style-name="P1160"><text:span text:style-name="CharStyle9"><text:span text:style-name="T1156">Z troch vajec urobené cesto na tenko vyva</text:span></text:span><text:span text:style-name="CharStyle9"><text:span text:style-name="T1260">l</text:span></text:span><text:span text:style-name="CharStyle9"><text:span text:style-name="T1156">kať, pokrá­jané z neho fliačky do vrelej vody zavariť, odcediť, studenou vodou premyť, dať do nádoby, so smotankou za pár ližíc smiešať, na kocky pokrájanú slaninu na žlto vypražiť a flia­čky vypraženou masťou poliať, na horúcom miest</text:span></text:span><text:span text:style-name="CharStyle9"><text:span text:style-name="T1260">e</text:span></text:span><text:span text:style-name="CharStyle9"><text:span text:style-name="T1156"> miešať, pomrveným tvarohom celé i vrch posypať a slaninou poliať.</text:span></text:span></text:p>
        <text:p text:style-name="P222"><text:span text:style-name="CharStyle23"><text:span text:style-name="T1156"/></text:span></text:p>
        <text:p text:style-name="P656"><text:span text:style-name="CharStyle9"><text:span text:style-name="T1156">858. Štyrcované fliačky s tvarohom.</text:span></text:span></text:p>
        <text:p text:style-name="P1161"><text:span text:style-name="CharStyle9"><text:span text:style-name="T1156"/></text:span></text:p>
        <text:p text:style-name="P1160"><text:span text:style-name="CharStyle9"><text:span text:style-name="T1156">Z tenko vyvalkaného cesta vykrojí sa ostrožkou na tri prsty šíre i zdlže dľa veľkosti furmy toľko </text:span></text:span><text:span text:style-name="CharStyle9"><text:span text:style-name="T1261">f</text:span></text:span><text:span text:style-name="CharStyle9"><text:span text:style-name="T1156">lakov, aby sa ni­mi furma vyf</text:span></text:span><text:span text:style-name="CharStyle9"><text:span text:style-name="T1261">u</text:span></text:span><text:span text:style-name="CharStyle9"><text:span text:style-name="T1156">trovať mohla. Z ostatnieho cesta drobnejšie fliačky nakrájať, veľké flaky do vrelej vody zavariť, do studenej vody vybrať, na čistú tablu povystierať a vymastenú i mrvinami obsypanú furmu flakami tak vyf</text:span></text:span><text:span text:style-name="CharStyle9"><text:span text:style-name="T1261">u</text:span></text:span><text:span text:style-name="CharStyle9"><text:span text:style-name="T1156">trovať, aby konce z furmy von trčaly. Potom menšie fliačky vyvariť, odcediť, studenou vodou premyť a dať do nádoby, na </text:span></text:span><text:soft-page-break/><text:span text:style-name="CharStyle9"><text:span text:style-name="T1156">žlto vypražené maslo pomiešať s porajbaným tvarohom, smotankou a štyrmi ž</text:span></text:span><text:span text:style-name="CharStyle9"><text:span text:style-name="T1261">l</text:span></text:span><text:span text:style-name="CharStyle9"><text:span text:style-name="T1156">tkami, to posoliť, i s fliačkami spolu smiešať a dať do furmy, von vyčnievajúcimi z furmi flakami zakryť, v rúre na žlto nechať upiecť a pred nastolovaním na misu vyvrátiť.</text:span></text:span></text:p>
        <text:p text:style-name="P951"><text:span text:style-name="CharStyle9"><text:span text:style-name="T1156"/></text:span></text:p>
        <text:p text:style-name="P952"><text:span text:style-name="CharStyle9"><text:span text:style-name="T1156">859. Štyrcované fliačky so šovdrou.</text:span></text:span></text:p>
        <text:p text:style-name="P1161"><text:span text:style-name="CharStyle9"><text:span text:style-name="T1156"/></text:span></text:p>
        <text:p text:style-name="P1160"><text:span text:style-name="CharStyle9"><text:span text:style-name="T1156">S cestom sa zachádza dľa predošlého spôsobu. Uvarenú šovdru krivým nožom na drobno pokrájať, toto s maslom na žlto upraženým a smotankou pomiešať, posoliť, s týmto vy­varené fliačky smiešať, dať do vyfutrovanej furmy a v rúre na žlto nechať </text:span></text:span><text:span text:style-name="CharStyle9"><text:span text:style-name="T1261">u</text:span></text:span><text:span text:style-name="CharStyle9"><text:span text:style-name="T1156">pieť.</text:span></text:span></text:p>
        <text:p text:style-name="P656"><text:span text:style-name="CharStyle9"><text:span text:style-name="T1156"/></text:span></text:p>
        <text:p text:style-name="P657"><text:span text:style-name="CharStyle9"><text:span text:style-name="T1156">860. Parené rezanky v mlieku.</text:span></text:span></text:p>
        <text:p text:style-name="P1161"><text:span text:style-name="CharStyle9"><text:span text:style-name="T1156"/></text:span></text:p>
        <text:p text:style-name="P1160"><text:span text:style-name="CharStyle9"><text:span text:style-name="T1156">Z dvoch vajec a trochu vody zamiesené cesto nie veľmi na tenko vyva</text:span></text:span><text:span text:style-name="CharStyle9"><text:span text:style-name="T1261">l</text:span></text:span><text:span text:style-name="CharStyle9"><text:span text:style-name="T1156">kať, z neho na tri prsty zdlže rezanky na­krájať, v troch žajdlíkoch uvareného mlieka na husto vy­variť a od ohňa preč vziať. Potom dve celé vajcia zabiť, trochu posoliť, s rezankami spolu smiešať, kus masla na tepši nechať rozpáliť, do toho dať rezance, nechať od spodku na žlto pripiecť, pripečené rezanky lopatkovou vidličkou na vrch obrátiť a tak pokračovať, kým sa nebudú rozsypávať, pri tom ale v safte ostať majú. Pred nastolovaním dať vr­stvu na misu, posypať na citrone obrajbaným potlčeným cu­krom a tak i s ostatními urobiť.</text:span></text:span></text:p>
        <text:p text:style-name="P222"><text:span text:style-name="CharStyle7"><text:span text:style-name="T1156"/></text:span></text:p>
        <text:p text:style-name="P973"><text:span text:style-name="CharStyle9"><text:span text:style-name="T1156">861. Parené rezanky s orechami.</text:span></text:span></text:p>
        <text:p text:style-name="P1161"><text:span text:style-name="CharStyle9"><text:span text:style-name="T1156"/></text:span></text:p>
        <text:p text:style-name="P1160"><text:span text:style-name="CharStyle9"><text:span text:style-name="T1156">Jadrá z vlaských orechov v mažiari nie veľmi na drobno potlcť, tak tiež potlcť a preosiať kus cukru s vanilijou a to s ore</text:span></text:span><text:span text:style-name="CharStyle9"><text:span text:style-name="T1261">ch</text:span></text:span><text:span text:style-name="CharStyle9"><text:span text:style-name="T1156">ami smiešať. Dľa zvýš udaného predpisu parené re­zance orechami posypať, na to dať novú vrstvu rezancov, zase orechami posypať a tak </text:span></text:span><text:span text:style-name="CharStyle9"><text:span text:style-name="T1261">ď</text:span></text:span><text:span text:style-name="CharStyle9"><text:span text:style-name="T1156">alej pokračovať. Po vrchu celé orechami posypať, na žlto vypraženým maslom poliať a rozpálenou lopatkou </text:span></text:span><text:soft-page-break/><text:span text:style-name="CharStyle9"><text:span text:style-name="T1156">pripiecť.</text:span></text:span></text:p>
        <text:p text:style-name="P656"><text:span text:style-name="CharStyle9"><text:span text:style-name="T1156"/></text:span></text:p>
        <text:p text:style-name="P657"><text:span text:style-name="CharStyle9"><text:span text:style-name="T1156">862. Štyrcované rezanky s orechami.</text:span></text:span></text:p>
        <text:p text:style-name="P1161"><text:span text:style-name="CharStyle9"><text:span text:style-name="T1156"/></text:span></text:p>
        <text:p text:style-name="P1160"><text:span text:style-name="CharStyle9"><text:span text:style-name="T1156">Všetko sa urobí dľa predošlého spôsobu; vymastenú furmu orechami posypať, uparené rezance s orechami smiešať a dať do furmy, varechou potlačiť, na misu vyvrátiť, cukrom posypať a rozpálenou lopatkou pripiecť.</text:span></text:span></text:p>
        <text:p text:style-name="P656"><text:span text:style-name="CharStyle9"><text:span text:style-name="T1156"/></text:span></text:p>
        <text:p text:style-name="P657"><text:span text:style-name="CharStyle9"><text:span text:style-name="T1156">863. Žgance so slaninou.</text:span></text:span></text:p>
        <text:p text:style-name="P1161"><text:span text:style-name="CharStyle9"><text:span text:style-name="T1156"/></text:span></text:p>
        <text:p text:style-name="P1160"><text:span text:style-name="CharStyle9"><text:span text:style-name="T1156">Žltú kašu (pšeno) očistiť, viacrazí vo vode vymyť, za­liať vrelou vodou a nechať variť, aby sa popukala; potom posoliť, pod ustavičným miešaním na ohni černejšej múky pridávať a zakryté nechať asi za </text:span></text:span><text:span text:style-name="CharStyle9"><text:span text:style-name="T1261">1/4</text:span></text:span><text:span text:style-name="CharStyle9"><text:span text:style-name="T1156"> hodinu na horúcom mieste stáť. Z tohoto nožom na varechu brať a kúsky po plechu porozkladať. Na kocky pokrájanú slaninu na žlto upražiť, masť vo vätšej nádobe dať na oheň, v tom nechať žgance dobre sohriať, pred nastolovan</text:span></text:span><text:span text:style-name="CharStyle9"><text:span text:style-name="T1261">í</text:span></text:span><text:span text:style-name="CharStyle9"><text:span text:style-name="T1156">m dať na misu a po vrchu slaninou poliať. Žgance sa môžu i tvarohom alebo brindzou posypať.</text:span></text:span></text:p>
        <text:p text:style-name="P656"><text:span text:style-name="CharStyle9"><text:span text:style-name="T1156"/></text:span></text:p>
        <text:p text:style-name="P657"><text:span text:style-name="CharStyle9"><text:span text:style-name="T1156">864. Žgance z pohančenej kaše.</text:span></text:span></text:p>
        <text:p text:style-name="P1161"><text:span text:style-name="CharStyle9"><text:span text:style-name="T1156"/></text:span></text:p>
        <text:p text:style-name="P1160"><text:span text:style-name="CharStyle9"><text:span text:style-name="T1156">Očistenú pohančenú kašu do vrelej vody zavariť, nechať popukať a v ostat</text:span></text:span><text:span text:style-name="CharStyle9"><text:span text:style-name="T1261">ň</text:span></text:span><text:span text:style-name="CharStyle9"><text:span text:style-name="T1156">om tak zachádzať jako zvýš stojí. Pri nastolovaní sypkou brindzou posypať a dobre horúce dať na stôl.</text:span></text:span></text:p>
        <text:p text:style-name="P974"><text:span text:style-name="CharStyle9"><text:span text:style-name="T1307"/></text:span></text:p>
        <text:p text:style-name="P975"><text:span text:style-name="CharStyle9"><text:span text:style-name="T1156">865. Múčny šterc.</text:span></text:span></text:p>
        <text:p text:style-name="P1161"><text:span text:style-name="CharStyle9"><text:span text:style-name="T1156"/></text:span></text:p>
        <text:p text:style-name="P1160"><text:span text:style-name="CharStyle9"><text:span text:style-name="T1156">V nádobe so širokým dnom sa rožová múka ustavične od spodku mieša, kým neostane žltá. Do takejto potrebnú mieru vrelej vody naliať, chytro rozmiešať, pridať vrelú masť, spolu na ohni miešať a sypké dať na misu.</text:span></text:span></text:p>
        <text:p text:style-name="P974"><text:span text:style-name="CharStyle9"><text:span text:style-name="T1156"/></text:span></text:p>
        <text:p text:style-name="P975"><text:span text:style-name="CharStyle9"><text:span text:style-name="T1156">866. Varený múčny šterc.</text:span></text:span></text:p>
        <text:p text:style-name="P1161"><text:span text:style-name="CharStyle9"><text:span text:style-name="T1156"/></text:span></text:p>
        <text:p text:style-name="P1160"><text:soft-page-break/><text:span text:style-name="CharStyle9"><text:span text:style-name="T1156">Ke</text:span></text:span><text:span text:style-name="CharStyle9"><text:span text:style-name="T1261">ď</text:span></text:span><text:span text:style-name="CharStyle9"><text:span text:style-name="T1156"> voda v hrnci kochluje, vsype sa naraz do nej po­trebná miera múky a nechá sa za štvrť hodinu variť, kým sa nesrobí múka na guču. Potom sa guča varechou von vezne a dá sa do horúcej masti, dľa potreby môže sa ešte vody pridať a miešať, aby sypké bolo.</text:span></text:span></text:p>
        <text:p text:style-name="P974"><text:span text:style-name="CharStyle9"><text:span text:style-name="T1156"/></text:span></text:p>
        <text:p text:style-name="P975"><text:span text:style-name="CharStyle9"><text:span text:style-name="T1156">867. Rezan</text:span></text:span><text:span text:style-name="CharStyle9"><text:span text:style-name="T1261">c</text:span></text:span><text:span text:style-name="CharStyle9"><text:span text:style-name="T1156">ový fancl s orechami.</text:span></text:span></text:p>
        <text:p text:style-name="P1161"><text:span text:style-name="CharStyle9"><text:span text:style-name="T1156"/></text:span></text:p>
        <text:p text:style-name="P1160"><text:span text:style-name="CharStyle9"><text:span text:style-name="T1156">Z troch vajec zamiesené cesto na tenko rozva</text:span></text:span><text:span text:style-name="CharStyle9"><text:span text:style-name="T1261">l</text:span></text:span><text:span text:style-name="CharStyle9"><text:span text:style-name="T1156">kať, z neho na štyry prsty zdlže tenké rezanky pokrájať, do vrelej vody zavariť, na site odcediť, studenou vodou premyť a ne­chať odtiecť. Potom dať do nádoby, pomiešať s upraženým maslom a posoliť. Za ten čas sa v troch vandlíkoch rozpáli masť, do každého sa dajú rezance na pol druha prsta zvýše, z oboch bokov sa nechajú na žlto i chrumkavo odpiecť a tak sa pokračuje, kým rezance stačia. Potlčené orechy s cukrom smiešať, týmto misu posypať, na to platlík a rezance klásť, zase posypať at</text:span></text:span><text:span text:style-name="CharStyle9"><text:span text:style-name="T1261">ď</text:span></text:span><text:span text:style-name="CharStyle9"><text:span text:style-name="T1156">.; vrch sa cukrom posype a rozpálenou lopatkou pripečie.</text:span></text:span></text:p>
        <text:p text:style-name="P974"><text:span text:style-name="CharStyle9"><text:span text:style-name="T1156"/></text:span></text:p>
        <text:p text:style-name="P975"><text:span text:style-name="CharStyle9"><text:span text:style-name="T1156">868. Rezankový fancl s tvarohom.</text:span></text:span></text:p>
        <text:p text:style-name="P1161"><text:span text:style-name="CharStyle9"><text:span text:style-name="T1156"/></text:span></text:p>
        <text:p text:style-name="P1160"><text:span text:style-name="CharStyle9"><text:span text:style-name="T1156">So všetkým sa zachádza dľa predošlého spôsobu; roz­mrvený tvaroh s očistenými hrozienkami spolu smiešať a osladiť, týmto spodok misy posypať a na žlto upraženým maslom poliať, po tomto kyslej smotanky naliať, na to rozkrájaný platlík dať a dalej pokračovať jako zvýš stoji. Ko­nečne sa dá do rúry, aby prišlo horúce na stôl.</text:span></text:span></text:p>
        <text:p text:style-name="P222"><text:span text:style-name="CharStyle7"><text:span text:style-name="T1156"/></text:span></text:p>
        <text:p text:style-name="P550"><text:span text:style-name="CharStyle9"><text:span text:style-name="T1156">869. Rezankový fancl s lekvárom.</text:span></text:span></text:p>
        <text:p text:style-name="P1161"><text:span text:style-name="CharStyle9"><text:span text:style-name="T1156"/></text:span></text:p>
        <text:p text:style-name="P1160"><text:span text:style-name="CharStyle9"><text:span text:style-name="T1156">Ke</text:span></text:span><text:span text:style-name="CharStyle9"><text:span text:style-name="T1261">ď</text:span></text:span><text:span text:style-name="CharStyle9"><text:span text:style-name="T1156"> je fancl upečený, natrie sa každý platník lekvárom, to na kúsky pokrájať, spolu složiť, jedon na druhý na misu poklásť jako čoby celý bol, konečne cukrom posypať.</text:span></text:span></text:p>
        <text:p text:style-name="P550"><text:span text:style-name="CharStyle9"><text:span text:style-name="T1156"/></text:span></text:p>
        <text:p text:style-name="P552"><text:span text:style-name="CharStyle9"><text:span text:style-name="T1156">870. Štyrcovaný rezankový fancl s orec</text:span></text:span><text:span text:style-name="CharStyle9"><text:span text:style-name="T1261">h</text:span></text:span><text:span text:style-name="CharStyle9"><text:span text:style-name="T1156">ami.</text:span></text:span></text:p>
        <text:p text:style-name="P1161"><text:soft-page-break/><text:span text:style-name="CharStyle9"><text:span text:style-name="T1156"/></text:span></text:p>
        <text:p text:style-name="P1160"><text:span text:style-name="CharStyle9"><text:span text:style-name="T1156">Vyvarené rezance z vody nechať odtiecť, v nádobe s vypraženým maslom smiešať, orec</text:span></text:span><text:span text:style-name="CharStyle9"><text:span text:style-name="T1261">h</text:span></text:span><text:span text:style-name="CharStyle9"><text:span text:style-name="T1156">ami a cukrom posypať, trochu posoliť, dať do pomastenej a žemľovými mrvinami ob­sypanej furmy, v rúre nechať na žlto upiecť, pred nastolovaním na misu vyvrátiť a cukrom posypať.</text:span></text:span></text:p>
        <text:p text:style-name="P550"><text:span text:style-name="CharStyle9"><text:span text:style-name="T1156"/></text:span></text:p>
        <text:p text:style-name="P552"><text:span text:style-name="CharStyle9"><text:span text:style-name="T1156">871. Grísový šmorn.</text:span></text:span></text:p>
        <text:p text:style-name="P1161"><text:span text:style-name="CharStyle9"><text:span text:style-name="T1156"/></text:span></text:p>
        <text:p text:style-name="P1160"><text:span text:style-name="CharStyle9"><text:span text:style-name="T1156">Tri vajcia roztrepať vo vajdlinku s holbou mlieka, do toho žajdlík grísu rozmiešať, posoliť, za dobrú štvrť hodinu nechať stáť a často pomiešať. V nádobe so širokým dnom rozpáliť kus masla, do tohoto predošlú massu vyliať, zakryté nechať od spodku pripiecť, lopatkovou vidličkou obrátiť a tak pokračovať, kým sa nerozsype, pri čom v safte ostať musí. Konečne dať na misu a cukrom posypať.</text:span></text:span></text:p>
        <text:p text:style-name="P550"><text:span text:style-name="CharStyle9"><text:span text:style-name="T1156"/></text:span></text:p>
        <text:p text:style-name="P552"><text:span text:style-name="CharStyle9"><text:span text:style-name="T1156">872. Múčny šmorn.</text:span></text:span></text:p>
        <text:p text:style-name="P1161"><text:span text:style-name="CharStyle9"><text:span text:style-name="T1156"/></text:span></text:p>
        <text:p text:style-name="P1160"><text:span text:style-name="CharStyle9"><text:span text:style-name="T1156">Do vajdlinka dať funt múky, do nej zabiť celé štyry vajcia, to mliekom rozpustiť, posoliť a rozmiešať, aby neboly hrčky, lež tekúce a hustejšie jako palacinkové cesto. Toto do rozpáleného masla vyliať, od spodku nechať na žlto pripiecť, vidličkou obrátiť a na drobné kúsky posekať, dať na misu a cukrom posypať.</text:span></text:span></text:p>
        <text:p text:style-name="P550"><text:span text:style-name="CharStyle9"><text:span text:style-name="T1156"/></text:span></text:p>
        <text:p text:style-name="P552"><text:span text:style-name="CharStyle9"><text:span text:style-name="T1156">873. Žemľový smorn.</text:span></text:span></text:p>
        <text:p text:style-name="P1774"><text:span text:style-name="CharStyle9"><text:span text:style-name="T1156"/></text:span></text:p>
        <text:p text:style-name="P1775"><text:span text:style-name="CharStyle9"><text:span text:style-name="T1156">Na str</text:span></text:span><text:span text:style-name="CharStyle9"><text:span text:style-name="T1261">u</text:span></text:span><text:span text:style-name="CharStyle9"><text:span text:style-name="T1156">hadle o</text:span></text:span><text:span text:style-name="CharStyle9"><text:span text:style-name="T1261">b</text:span></text:span><text:span text:style-name="CharStyle9"><text:span text:style-name="T1156">rajbane štyry žemle na kocky pokrájať a vo vajdlinku mliekom ovlažiť. Šesť vajec so žajdlíkom mlieka rozhabarovať, na žemle vyliať a spolu poobracať. Takto pripravené žemle dať do rozpáleného masla, od spodku nechať pripiecť a vidličkou posekať. K tomuto sa pridajú očistené hrozienka a pár liž</text:span></text:span><text:span text:style-name="CharStyle9"><text:span text:style-name="T1262">í</text:span></text:span><text:span text:style-name="CharStyle9"><text:span text:style-name="T1156">c mlieka, aby hrozienka napuchly. To dať na misu a cukrom posypať. Na tenže spôsob urobí sa šmorn z mastných rožkov, ktoré sa nemusia </text:span></text:span><text:soft-page-break/><text:span text:style-name="CharStyle9"><text:span text:style-name="T1156">obrajbať.</text:span></text:span></text:p>
        <text:p text:style-name="P834"><text:span text:style-name="CharStyle9"><text:span text:style-name="T1156"/></text:span></text:p>
        <text:p text:style-name="P836"><text:span text:style-name="CharStyle9"><text:span text:style-name="T1156">874. Gr</text:span></text:span><text:span text:style-name="CharStyle9"><text:span text:style-name="T1262">í</text:span></text:span><text:span text:style-name="CharStyle9"><text:span text:style-name="T1156">sové plnky.</text:span></text:span></text:p>
        <text:p text:style-name="P1161"><text:span text:style-name="CharStyle9"><text:span text:style-name="T1156"/></text:span></text:p>
        <text:p text:style-name="P1160"><text:span text:style-name="CharStyle9"><text:span text:style-name="T1156">Štvrť funta čerstvého masla v nádobe na penu rozmiešať, k tomu dve celé vajcia a tri ž</text:span></text:span><text:span text:style-name="CharStyle9"><text:span text:style-name="T1263">l</text:span></text:span><text:span text:style-name="CharStyle9"><text:span text:style-name="T1156">tky jedon po druhom zamiešať, posoliť a na ostatok pridať žajdl</text:span></text:span><text:span text:style-name="CharStyle9"><text:span text:style-name="T1263">í</text:span></text:span><text:span text:style-name="CharStyle9"><text:span text:style-name="T1156">k grísu, to do hromady srobiť a nechať trochu stáť, aby stuhlo. Z tohoto urobiť plnky vo veľkosti vajca, zavariť do vrelej vody, nechať asi pol ho­diny variť, po odvarení pol žajdlíka studenej vody na ne na­liať, odložiť na horúce miesto a zakryté nechať stáť. Pred nastolovaním vybrať na misu, žemľové omrviny v čerstvom masle na žlto upražiť a i s maslom na plnky vyliať.</text:span></text:span></text:p>
        <text:p text:style-name="P834"><text:span text:style-name="CharStyle9"><text:span text:style-name="T1156"/></text:span></text:p>
        <text:p text:style-name="P836"><text:span text:style-name="CharStyle9"><text:span text:style-name="T1156">875. Grisové plnky na iný spôsob.</text:span></text:span></text:p>
        <text:p text:style-name="P1161"><text:span text:style-name="CharStyle9"><text:span text:style-name="T1156"/></text:span></text:p>
        <text:p text:style-name="P1160"><text:span text:style-name="CharStyle9"><text:span text:style-name="T1156">Do vajdlinka dať dve celé vajcia a dva ž</text:span></text:span><text:span text:style-name="CharStyle9"><text:span text:style-name="T1263">l</text:span></text:span><text:span text:style-name="CharStyle9"><text:span text:style-name="T1156">tky, to s pol žajdlíkom vody roztrepať a posoliť, doň žajdl</text:span></text:span><text:span text:style-name="CharStyle9"><text:span text:style-name="T1263">í</text:span></text:span><text:span text:style-name="CharStyle9"><text:span text:style-name="T1156">k grísu za­miešať, jestliby husté bolo, môže sa vodou rozpustiť. Toto sa často mieša, kým grís nenapuchne, z neho urobené plnky do vrelej vody zavariť, posoliť a pokračovať jako zvýš stojí. Plnky konečne na misu vybrať a na žlto upraženým maslom pomastiť.</text:span></text:span></text:p>
        <text:p text:style-name="P979"><text:span text:style-name="CharStyle9"><text:span text:style-name="T1156"/></text:span></text:p>
        <text:p text:style-name="P980"><text:span text:style-name="CharStyle9"><text:span text:style-name="T1156">876. V mlieku uvarené gr</text:span></text:span><text:span text:style-name="CharStyle9"><text:span text:style-name="T1263">í</text:span></text:span><text:span text:style-name="CharStyle9"><text:span text:style-name="T1156">sové halušky.</text:span></text:span></text:p>
        <text:p text:style-name="P1161"><text:span text:style-name="CharStyle9"><text:span text:style-name="T1156"/></text:span></text:p>
        <text:p text:style-name="P1160"><text:span text:style-name="CharStyle9"><text:span text:style-name="T1156">Tri žajdlíky mlieka v nádobe uvariť, z grísového dľa zvýš udaného predpisu srobeného cesta ližicou podlhovaté halušky do mlieka zavárať, zakryté nechať povoľne variť a dľa potreby mlieka priliať, aby halušky v safte boly. Pred</text:span></text:span><text:span text:style-name="CharStyle23"><text:span text:style-name="T1156"> </text:span></text:span><text:span text:style-name="CharStyle9"><text:span text:style-name="T1156">nastolovaním halušky na misu vybrať, mlieko z n</text:span></text:span><text:span text:style-name="CharStyle9"><text:span text:style-name="T1263">í</text:span></text:span><text:span text:style-name="CharStyle9"><text:span text:style-name="T1156">ch s pár ž</text:span></text:span><text:span text:style-name="CharStyle9"><text:span text:style-name="T1263">l</text:span></text:span><text:span text:style-name="CharStyle9"><text:span text:style-name="T1156">tky zalegírovať, na ne vyliať a tlčeným cukrom posypať.</text:span></text:span></text:p>
        <text:p text:style-name="P834"><text:span text:style-name="CharStyle9"><text:span text:style-name="T1156"/></text:span></text:p>
        <text:p text:style-name="P836"><text:span text:style-name="CharStyle9"><text:span text:style-name="T1156">877. Grísová kaša.</text:span></text:span></text:p>
        <text:p text:style-name="P1161"><text:span text:style-name="CharStyle9"><text:span text:style-name="T1156"/></text:span></text:p>
        <text:p text:style-name="P1160"><text:span text:style-name="CharStyle9"><text:span text:style-name="T1156">Do vrelého mlieka zavarí sa gris pod ustavičným mie­šaním. Keď je kaša dosť hustá, zamieša sa do nej kus čer­stvého masla a na citrone obrajbaného </text:span></text:span><text:soft-page-break/><text:span text:style-name="CharStyle9"><text:span text:style-name="T1156">cukru, to posoliť, dať na misu, nožom uhladiť, cukrom posypať a rozpálenou lopatkou na žlto pripiecť.</text:span></text:span></text:p>
        <text:p text:style-name="P981"><text:span text:style-name="CharStyle9"><text:span text:style-name="T1156"/></text:span></text:p>
        <text:p text:style-name="P982"><text:span text:style-name="CharStyle9"><text:span text:style-name="T1156">878. V mlieku varená pohančená kaša.</text:span></text:span></text:p>
        <text:p text:style-name="P1161"><text:span text:style-name="CharStyle9"><text:span text:style-name="T1156"/></text:span></text:p>
        <text:p text:style-name="P1160"><text:span text:style-name="CharStyle9"><text:span text:style-name="T1156">Dve holby mlieka v nádobe svariť, doň očistenú kašu zavariť, povoľne nechať na mäkko a husto uvariť, trochu po­soliť, pred nastolovaním do nej dať kus čerstvého masla a tlčeného cukru, to spolu smiešať, dať na misu, cukrom po­sypať a rozpálenou lopatkou od vrchu na žlto pripiecť.</text:span></text:span></text:p>
        <text:p text:style-name="P834"><text:span text:style-name="CharStyle9"><text:span text:style-name="T1156"/></text:span></text:p>
        <text:p text:style-name="P836"><text:span text:style-name="CharStyle9"><text:span text:style-name="T1156">879. Parená pohančená kaša.</text:span></text:span></text:p>
        <text:p text:style-name="P1161"><text:span text:style-name="CharStyle9"><text:span text:style-name="T1156"/></text:span></text:p>
        <text:p text:style-name="P1160"><text:span text:style-name="CharStyle9"><text:span text:style-name="T1156">Pohančená kaša môže sa považovať za slovenský reis a je nie len zdravým, ale i nemocným ľudom veľmi potravným jedlom. Očistené pohančené kr</text:span></text:span><text:span text:style-name="CharStyle9"><text:span text:style-name="T1263">u</text:span></text:span><text:span text:style-name="CharStyle9"><text:span text:style-name="T1156">py do vody zavariť, posoliť a varechou pomiešať; keď </text:span></text:span><text:span text:style-name="CharStyle9"><text:span text:style-name="T1263">l</text:span></text:span><text:span text:style-name="CharStyle9"><text:span text:style-name="T1156">ižica v nej na prostriedku stojí, vtedy je dosť hustá. Takúto pri voľnom ohni nechať variť, často miešať a zakrytú nechať za hodinu na teplom mieste pariť. Potom ju vybrať na misu, nechať vystydnúť a posekať, s upraženým maslom na sypko rozmiešať a k nej osobit</text:span></text:span><text:span text:style-name="CharStyle9"><text:span text:style-name="T1263">e</text:span></text:span><text:span text:style-name="CharStyle9"><text:span text:style-name="T1156"> dať kyslú smotanku.</text:span></text:span></text:p>
        <text:p text:style-name="P834"><text:span text:style-name="CharStyle9"><text:span text:style-name="T1156"/></text:span></text:p>
        <text:p text:style-name="P836"><text:span text:style-name="CharStyle9"><text:span text:style-name="T1156">880. Pohančené plnky so slaninou.</text:span></text:span></text:p>
        <text:p text:style-name="P1161"><text:span text:style-name="CharStyle9"><text:span text:style-name="T1156"/></text:span></text:p>
        <text:p text:style-name="P1160"><text:span text:style-name="CharStyle9"><text:span text:style-name="T1156">Pohančené kr</text:span></text:span><text:span text:style-name="CharStyle9"><text:span text:style-name="T1263">u</text:span></text:span><text:span text:style-name="CharStyle9"><text:span text:style-name="T1156">py prichystať dľa predošlého spôsobu; na drobné kocky pokrájanú a na žlto upraženú slaninu do hlbokej misy vyliať, po vystydnutí s celým vajcom a pár ž</text:span></text:span><text:span text:style-name="CharStyle9"><text:span text:style-name="T1263">l</text:span></text:span><text:span text:style-name="CharStyle9"><text:span text:style-name="T1156">t­kami pomiešať, pridať pohanku a až by sa spolu nedržalo,</text:span></text:span><text:span text:style-name="CharStyle23"><text:span text:style-name="T1156"> </text:span></text:span><text:span text:style-name="CharStyle9"><text:span text:style-name="T1156">pridať vajce. Z toho urobiť okruhlé plnky, tieto do vrelej </text:span></text:span><text:span text:style-name="CharStyle9"><text:span text:style-name="T1263">v</text:span></text:span><text:span text:style-name="CharStyle9"><text:span text:style-name="T1156">ody zavariť, pred nastolovaním na misu vybrať, žemľové mrviny na žlto v masle upražiť a týmto plnky po vrchu poliať.</text:span></text:span></text:p>
        <text:p text:style-name="P834"><text:span text:style-name="CharStyle9"><text:span text:style-name="T1156"/></text:span></text:p>
        <text:p text:style-name="P836"><text:span text:style-name="CharStyle9"><text:span text:style-name="T1156">881. Štyrcovaná pohančená kaša.</text:span></text:span></text:p>
        <text:p text:style-name="P1161"><text:span text:style-name="CharStyle9"><text:span text:style-name="T1156"/></text:span></text:p>
        <text:p text:style-name="P1160"><text:span text:style-name="CharStyle9"><text:span text:style-name="T1156">Do vrelého mlieka čisté kr</text:span></text:span><text:span text:style-name="CharStyle9"><text:span text:style-name="T1263">u</text:span></text:span><text:span text:style-name="CharStyle9"><text:span text:style-name="T1156">py zavariť, nechať nasypko upariť, von vybrať a </text:span></text:span><text:soft-page-break/><text:span text:style-name="CharStyle9"><text:span text:style-name="T1156">nechať vystydn</text:span></text:span><text:span text:style-name="CharStyle9"><text:span text:style-name="T1263">ú</text:span></text:span><text:span text:style-name="CharStyle9"><text:span text:style-name="T1156">ť. Očistený petržlenový koreň na strúhadle orajbať a v masle upražiť, s prichystanou pohančenou kašou spolu smiešať, trochu posoliť a s pár ž</text:span></text:span><text:span text:style-name="CharStyle9"><text:span text:style-name="T1263">l</text:span></text:span><text:span text:style-name="CharStyle9"><text:span text:style-name="T1156">t­kami rozmiešať. Vymastenú a mrvinami posypanú okrúhlu furmu na tenké listy nakrájanou údenou slaninou vyložiť, do nej pohanku varechou potlačiť, v rúre upiecť, pred nasto­lovaním na misu vyvrátiť a osobit</text:span></text:span><text:span text:style-name="CharStyle9"><text:span text:style-name="T1263">e</text:span></text:span><text:span text:style-name="CharStyle9"><text:span text:style-name="T1156"> dať prevarenú smotanku k jedlu.</text:span></text:span></text:p>
        <text:p text:style-name="P834"><text:span text:style-name="CharStyle9"><text:span text:style-name="T1156"/></text:span></text:p>
        <text:p text:style-name="P836"><text:span text:style-name="CharStyle9"><text:span text:style-name="T1156">882. Výbeh z pohančenej kaše.</text:span></text:span></text:p>
        <text:p text:style-name="P1161"><text:span text:style-name="CharStyle9"><text:span text:style-name="T1156"/></text:span></text:p>
        <text:p text:style-name="P1160"><text:span text:style-name="CharStyle9"><text:span text:style-name="T1156">Očistenú pohančenú kašu vo vrelom mlieku na mäkko uvariť, vziať od ohňa, pridať kus čerstvého masla, trochu po­soliť, pridať na citrone obrajbaného potlčeného cukru, 6 ž</text:span></text:span><text:span text:style-name="CharStyle9"><text:span text:style-name="T1263">l</text:span></text:span><text:span text:style-name="CharStyle9"><text:span text:style-name="T1156">t­kov jedon po druhom zamiešať, tak tiež zľahka sbitý sňah, dať do vymastenej misy a v peci upiecť.</text:span></text:span></text:p>
        <text:p text:style-name="P834"><text:span text:style-name="CharStyle9"><text:span text:style-name="T1156"/></text:span></text:p>
        <text:p text:style-name="P836"><text:span text:style-name="CharStyle9"><text:span text:style-name="T1156">883. V mlieku varená rižkaša.</text:span></text:span></text:p>
        <text:p text:style-name="P1161"><text:span text:style-name="CharStyle9"><text:span text:style-name="T1156"/></text:span></text:p>
        <text:p text:style-name="P1160"><text:span text:style-name="CharStyle9"><text:span text:style-name="T1263">1</text:span></text:span><text:span text:style-name="CharStyle9"><text:span text:style-name="T1156">/2 rižkaše vo vode obariť, odcediť a studenou vodou premyť, dať do žajdlíka vrelého mlieka, trochu posoliť a nechať variť, aby bola i celá i dosť mäkká. Pred nastolovaním do nej dať kus čerstvého masla a ocukriť, dať na misu, cukor so škori­cou potlč</text:span></text:span><text:span text:style-name="CharStyle9"><text:span text:style-name="T1263">e</text:span></text:span><text:span text:style-name="CharStyle9"><text:span text:style-name="T1156">ný a preosiaty na ňu vysypať, a vrch rozpálenou lopatkou pripiecť.</text:span></text:span></text:p>
        <text:p text:style-name="P983"><text:span text:style-name="CharStyle9"><text:span text:style-name="T1156"/></text:span></text:p>
        <text:p text:style-name="P984"><text:span text:style-name="CharStyle9"><text:span text:style-name="T1156">884. V mlieku varená rižkaša s čokoládou.</text:span></text:span></text:p>
        <text:p text:style-name="P1161"><text:span text:style-name="CharStyle9"><text:span text:style-name="T1156"/></text:span></text:p>
        <text:p text:style-name="P1160"><text:span text:style-name="CharStyle9"><text:span text:style-name="T1156">Dľa predošlého spôsobu uvarenú rižkašu dať na misu, porajbanú čokoládu s tlčeným cukrom smiešať, týmto kašu</text:span></text:span><text:span text:style-name="CharStyle23"><text:span text:style-name="T1156"> </text:span></text:span><text:span text:style-name="CharStyle9"><text:span text:style-name="T1156">po </text:span></text:span><text:span text:style-name="CharStyle9"><text:span text:style-name="T1263">v</text:span></text:span><text:span text:style-name="CharStyle9"><text:span text:style-name="T1156">rchu hrubo posypať a párrazí rozpálenou lopatkou pripiec</text:span></text:span><text:span text:style-name="CharStyle9"><text:span text:style-name="T1263">ť</text:span></text:span><text:span text:style-name="CharStyle9"><text:span text:style-name="T1156">.</text:span></text:span></text:p>
        <text:p text:style-name="P986"><text:span text:style-name="CharStyle9"><text:span text:style-name="T1156"/></text:span></text:p>
        <text:p text:style-name="P987"><text:span text:style-name="CharStyle9"><text:span text:style-name="T1156">885. Rižkašové listy (platne) s čokoládou.</text:span></text:span></text:p>
        <text:p text:style-name="P1161"><text:span text:style-name="CharStyle9"><text:span text:style-name="T1156"/></text:span></text:p>
        <text:p text:style-name="P1160"><text:span text:style-name="CharStyle9"><text:span text:style-name="T1156">Rižkašu dľa predošlého spôsobu v mlieku uvariť, od ohňa vziať, ocukriť, s pár ž</text:span></text:span><text:span text:style-name="CharStyle9"><text:span text:style-name="T1263">l</text:span></text:span><text:span text:style-name="CharStyle9"><text:span text:style-name="T1156">tkami rozmiešať, rižkašu v troch kôpkach na pomastenom plechu do </text:span></text:span><text:soft-page-break/><text:span text:style-name="CharStyle9"><text:span text:style-name="T1156">okrúhla nožom uhladiť, </text:span></text:span><text:span text:style-name="CharStyle9"><text:span text:style-name="T1263">1/4</text:span></text:span><text:span text:style-name="CharStyle9"><text:span text:style-name="T1156"> porajbanej čokolády s bielkom na tekutinu rozmiešať a na roztreté rižkašové listy natrieť, neliať v neveľmi horúcej peci upiecť a pozorne na misu poklásť.</text:span></text:span></text:p>
        <text:p text:style-name="P834"><text:span text:style-name="CharStyle9"><text:span text:style-name="T1156"/></text:span></text:p>
        <text:p text:style-name="P836"><text:span text:style-name="CharStyle9"><text:span text:style-name="T1156">886. Reisový meridon s rakmi.</text:span></text:span></text:p>
        <text:p text:style-name="P1161"><text:span text:style-name="CharStyle9"><text:span text:style-name="T1156"/></text:span></text:p>
        <text:p text:style-name="P1160"><text:span text:style-name="CharStyle9"><text:span text:style-name="T1156">Funt rižkaše v mlieku na sypko uvariť; v slanej vode dvacať rakov uvariť, chvost</text:span></text:span><text:span text:style-name="CharStyle9"><text:span text:style-name="T1263">i</text:span></text:span><text:span text:style-name="CharStyle9"><text:span text:style-name="T1156">ky v celosti vybrať, čo vätšie nôžky ponakrájať, zo škrupín peknú žltú rakovú masť urobiť a z nej dať do rižkaše, pridať tlčeného cukru a mušk</text:span></text:span><text:span text:style-name="CharStyle9"><text:span text:style-name="T1263">a</text:span></text:span><text:span text:style-name="CharStyle9"><text:span text:style-name="T1156">tového kvetu, trochu posoliť a spolu rozmiešať. Furmu rakovou ma­sťou vymastiť, chvost</text:span></text:span><text:span text:style-name="CharStyle9"><text:span text:style-name="T1263">i</text:span></text:span><text:span text:style-name="CharStyle9"><text:span text:style-name="T1156">ky do venca poklásť a pridať rižkašu, furmu s rižkašou dať do pary, pred nastolovaním na misu vyvrátiť a v rakovej masti sohriaté nôžky do okola prez prosriedok popchať.</text:span></text:span></text:p>
        <text:p text:style-name="P834"><text:span text:style-name="CharStyle9"><text:span text:style-name="T1156"/></text:span></text:p>
        <text:p text:style-name="P836"><text:span text:style-name="CharStyle9"><text:span text:style-name="T1156">887. Cibuľové pirohy.</text:span></text:span></text:p>
        <text:p text:style-name="P1161"><text:span text:style-name="CharStyle9"><text:span text:style-name="T1156"/></text:span></text:p>
        <text:p text:style-name="P1160"><text:span text:style-name="CharStyle9"><text:span text:style-name="T1156">Tri veľké na tenko pokrájané cibule v masle na žlto upražiť a nechať vystydnú</text:span></text:span><text:span text:style-name="CharStyle9"><text:span text:style-name="T1263">ť.</text:span></text:span><text:span text:style-name="CharStyle9"><text:span text:style-name="T1156"> Dľa č. 803. urobené cesto vytiah­nuť, po celom upraženú cibuľu roztrieť, v hr</text:span></text:span><text:span text:style-name="CharStyle9"><text:span text:style-name="T1263">ú</text:span></text:span><text:span text:style-name="CharStyle9"><text:span text:style-name="T1156">bost</text:span></text:span><text:span text:style-name="CharStyle9"><text:span text:style-name="T1263">i</text:span></text:span><text:span text:style-name="CharStyle9"><text:span text:style-name="T1156"> jadernice skrúcať a ostatnie odrezať, zase skrúcať, pokým cesto stačí. Na štyry prsty zdlže varechou zatlačiť a odrezať, na sito roz­kladať, každý kúsok z oboch koncov do vajca omočiť, v múke poobálať a osobitne položiť, aby sa jedon na druhý neprilepil. Tieto kúsky do vrelej vody zavariť, na site z vody nechať od­tiecť, uklásť z ní</text:span></text:span><text:span text:style-name="CharStyle9"><text:span text:style-name="T1263">c</text:span></text:span><text:span text:style-name="CharStyle9"><text:span text:style-name="T1156">h na misu jednu vrstvu, to poliať s maslom upraženými mrvinami a horúce dať na stôl.</text:span></text:span></text:p>
        <text:p text:style-name="P222"><text:span text:style-name="CharStyle23"><text:span text:style-name="T1156"/></text:span></text:p>
        <text:p text:style-name="P834"><text:span text:style-name="CharStyle9"><text:span text:style-name="T1156">888. Grísové pirohy.</text:span></text:span></text:p>
        <text:p text:style-name="P1161"><text:span text:style-name="CharStyle9"><text:span text:style-name="T1156"/></text:span></text:p>
        <text:p text:style-name="P1160"><text:span text:style-name="CharStyle9"><text:span text:style-name="T1263">Ž</text:span></text:span><text:span text:style-name="CharStyle9"><text:span text:style-name="T1156">ajdl</text:span></text:span><text:span text:style-name="CharStyle9"><text:span text:style-name="T1263">í</text:span></text:span><text:span text:style-name="CharStyle9"><text:span text:style-name="T1156">k grísu v masti na žlto upražiť, doň dať drobno pokrájanej cibule a spolu nechať upražiť, vodou zaliať, poso­liť a zakryté nechať, aby grís napuchol a sypký ostal. Túto massu po vytiahnutom štrudlovom ceste rozotrieť, skrútiť a po­kračovať jako zvýš stoji. Kúsky do vajca omáčať, v múke poobálať, do vody </text:span></text:span><text:soft-page-break/><text:span text:style-name="CharStyle9"><text:span text:style-name="T1156">zavariť, na sito vyberať, na misu klásť a maslom pomastiť.</text:span></text:span></text:p>
        <text:p text:style-name="P834"><text:span text:style-name="CharStyle9"><text:span text:style-name="T1156"/></text:span></text:p>
        <text:p text:style-name="P836"><text:span text:style-name="CharStyle9"><text:span text:style-name="T1156">889. Pľúckové pirohy.</text:span></text:span></text:p>
        <text:p text:style-name="P1161"><text:span text:style-name="CharStyle9"><text:span text:style-name="T1156"/></text:span></text:p>
        <text:p text:style-name="P1160"><text:span text:style-name="CharStyle9"><text:span text:style-name="T1156">Telacie pľúcka na mäkko uvariť a krivým nožom na drobno pokrájať. Drobno krájanú cibuľu s petržlenom v masle upražiť, pridať pľúcka a posoliť, dodať tlčeného korenia a za hrsť žemľových omrvín, to nechať upražiť, polievkou podliať, nechať zvariť a od ohňa preč vziať, zamiešať dva ž</text:span></text:span><text:span text:style-name="CharStyle9"><text:span text:style-name="T1263">l</text:span></text:span><text:span text:style-name="CharStyle9"><text:span text:style-name="T1156">tky a ne­chať vystydnúť. Túto massu po vytiahnutom štrudlovom ceste roztrieť a v ostatnom pokračovať jako zvýš stojí.</text:span></text:span></text:p>
        <text:p text:style-name="P834"><text:span text:style-name="CharStyle9"><text:span text:style-name="T1156"/></text:span></text:p>
        <text:p text:style-name="P836"><text:span text:style-name="CharStyle9"><text:span text:style-name="T1156">890. Mas</text:span></text:span><text:span text:style-name="CharStyle9"><text:span text:style-name="T1263">el</text:span></text:span><text:span text:style-name="CharStyle9"><text:span text:style-name="T1156">né ľadom g</text:span></text:span><text:span text:style-name="CharStyle9"><text:span text:style-name="T1263">l</text:span></text:span><text:span text:style-name="CharStyle9"><text:span text:style-name="T1156">asirované štangle.</text:span></text:span></text:p>
        <text:p text:style-name="P1161"><text:span text:style-name="CharStyle9"><text:span text:style-name="T1156"/></text:span></text:p>
        <text:p text:style-name="P1160"><text:span text:style-name="CharStyle9"><text:span text:style-name="T1263">1/4</text:span></text:span><text:span text:style-name="CharStyle9"><text:span text:style-name="T1156"> potlčeného a preosiatého cukru pomiešať s dvoma bielkama a šťavou z pol citrona a to varečkou na penu roz­miešať. Dľa č. 191. urobené maselné cesto na tenko vyva</text:span></text:span><text:span text:style-name="CharStyle9"><text:span text:style-name="T1263">l</text:span></text:span><text:span text:style-name="CharStyle9"><text:span text:style-name="T1156">kať, dať v celosti na plech, po celom nožom na rovno rozotrieť, koniec noža v ohni rozpáliť a ním cesto na štangle porezať a síce na dva prsty šíre a na dlaň zdlže. Tieto dať do neveľmi horúcej pece, jestliby začal vrch priveľmi žlknuť, dá sa naň papier, spodok štangle natrie sa lekvárom a tak </text:span></text:span><text:span text:style-name="CharStyle9"><text:span text:style-name="T1263">s</text:span></text:span><text:span text:style-name="CharStyle9"><text:span text:style-name="T1156">a složia dve a dve, na misu dať s</text:span></text:span><text:span text:style-name="CharStyle9"><text:span text:style-name="T1263">e</text:span></text:span><text:span text:style-name="CharStyle9"><text:span text:style-name="T1156">rvýt a naň štangle do vysok</text:span></text:span><text:span text:style-name="CharStyle9"><text:span text:style-name="T1263">a</text:span></text:span><text:span text:style-name="CharStyle9"><text:span text:style-name="T1156"> klásť.</text:span></text:span></text:p>
        <text:p text:style-name="P834"><text:span text:style-name="CharStyle9"><text:span text:style-name="T1156"/></text:span></text:p>
        <text:p text:style-name="P836"><text:span text:style-name="CharStyle9"><text:span text:style-name="T1156">891. Maselné štangle s mand</text:span></text:span><text:span text:style-name="CharStyle9"><text:span text:style-name="T1263">l</text:span></text:span><text:span text:style-name="CharStyle9"><text:span text:style-name="T1156">ami.</text:span></text:span></text:p>
        <text:p text:style-name="P1161"><text:span text:style-name="CharStyle9"><text:span text:style-name="T1156"/></text:span></text:p>
        <text:p text:style-name="P1160"><text:span text:style-name="CharStyle9"><text:span text:style-name="T1156">Očistené mandle krivým nožom pokrájať a s tlčeným cukrom smiešať. Maselné cesto trochu hrubšie než predtým</text:span></text:span><text:span text:style-name="CharStyle7"><text:span text:style-name="T1156"> </text:span></text:span><text:span text:style-name="CharStyle9"><text:span text:style-name="T1156">vyva</text:span></text:span><text:span text:style-name="CharStyle9"><text:span text:style-name="T1263">l</text:span></text:span><text:span text:style-name="CharStyle9"><text:span text:style-name="T1156">kať, dať na plech, nožom </text:span></text:span><text:span text:style-name="CharStyle9"><text:span text:style-name="T1263">š</text:span></text:span><text:span text:style-name="CharStyle9"><text:span text:style-name="T1156">tangle pokrájať, vajcom na­trieť, mand</text:span></text:span><text:span text:style-name="CharStyle9"><text:span text:style-name="T1263">l</text:span></text:span><text:span text:style-name="CharStyle9"><text:span text:style-name="T1156">ami posypať, v peci na žlto upiecť, spodok lek­várom natrieť a po dve spolu složiť.</text:span></text:span></text:p>
        <text:p text:style-name="P988"><text:span text:style-name="CharStyle9"><text:span text:style-name="T1156"/></text:span></text:p>
        <text:p text:style-name="P989"><text:span text:style-name="CharStyle9"><text:span text:style-name="T1156">892. Z mase</text:span></text:span><text:span text:style-name="CharStyle9"><text:span text:style-name="T1263">l</text:span></text:span><text:span text:style-name="CharStyle9"><text:span text:style-name="T1156">ného cesta platne so slivkami.</text:span></text:span></text:p>
        <text:p text:style-name="P1161"><text:span text:style-name="CharStyle9"><text:span text:style-name="T1156"/></text:span></text:p>
        <text:p text:style-name="P1160"><text:span text:style-name="CharStyle9"><text:span text:style-name="T1156">Zo zralých bystrických slivôk kožku obrezať, každú na poly rozkrojiť a kôstku von vybrať. Na rozvaľkané maselné cesto položiť tanier, dľa toho platňu </text:span></text:span><text:soft-page-break/><text:span text:style-name="CharStyle9"><text:span text:style-name="T1156">vyrezať a dať na plech, kraje vajcom pomastiť a do okola nožom zarezať, aby boly končité. Na platňu klásť slivky, tieto tlčeným cukrom posypať, celé v peci nechať upiecť a na také kúsky pokrájať, aby sa mohly jako v celosti na misu poklásť.</text:span></text:span></text:p>
        <text:p text:style-name="P1160"><text:span text:style-name="CharStyle9"><text:span text:style-name="T1156"/></text:span></text:p>
        <text:p text:style-name="P990"><text:span text:style-name="CharStyle9"><text:span text:style-name="T1156">893. V maselnom ceste pečené jablká (Aepfel im Schlafrock.)</text:span></text:span></text:p>
        <text:p text:style-name="P1161"><text:span text:style-name="CharStyle9"><text:span text:style-name="T1156"/></text:span></text:p>
        <text:p text:style-name="P1160"><text:span text:style-name="CharStyle9"><text:span text:style-name="T1156">Prostriedok rovnako veľkých mašanských jab</text:span></text:span><text:span text:style-name="CharStyle9"><text:span text:style-name="T1263">l</text:span></text:span><text:span text:style-name="CharStyle9"><text:span text:style-name="T1156">k dlábat­kom sa von vyberie; z rozva</text:span></text:span><text:span text:style-name="CharStyle9"><text:span text:style-name="T1263">l</text:span></text:span><text:span text:style-name="CharStyle9"><text:span text:style-name="T1156">kaného maselného cesta pokrá­jajú sa štyrouhlaté kúsky takej velikosti, aby sa do každého jab</text:span></text:span><text:span text:style-name="CharStyle9"><text:span text:style-name="T1263">l</text:span></text:span><text:span text:style-name="CharStyle9"><text:span text:style-name="T1156">čko celkom zavinúť mohlo; konce vajcom pomastiť, jabl­ko na prostriedok položiť, cukrom posypať, cestom celkom zavinúť, vajcom pomastiť a na plechu v peci na žlto nechať upiecť. Pri dopekaní posypú sa zavinuté jablká cukrom, aby sa tento na nich rozpustil.</text:span></text:span></text:p>
        <text:p text:style-name="P834"><text:span text:style-name="CharStyle9"><text:span text:style-name="T1156"/></text:span></text:p>
        <text:p text:style-name="P836"><text:span text:style-name="CharStyle9"><text:span text:style-name="T1156">894. Glasirované štangle z maselného cesta.</text:span></text:span></text:p>
        <text:p text:style-name="P1161"><text:span text:style-name="CharStyle9"><text:span text:style-name="T1156"/></text:span></text:p>
        <text:p text:style-name="P1160"><text:span text:style-name="CharStyle9"><text:span text:style-name="T1156">Pri treťom valkaní nechať maselné cesto na pol druha prsta zhrúbä a na dlaň šíre; z tohoto cesta na prst hrubé kúsky rozpáleným nožom rezať, rozrezanou stranou na plech rozkladať na štyry prsty jedon od druhého, — toto cesto ne­bude riasť, ale sa po plechu rozsype — dať do peci, pri pe­čení dobre tlčeným cukrom posypať a dať zpátky do pece, aby sa cukor na žlto rozpustil. Spodok sa natrie lekvárom a tak sa dve a dve spoja a na misu do vysok</text:span></text:span><text:span text:style-name="CharStyle9"><text:span text:style-name="T1263">a</text:span></text:span><text:span text:style-name="CharStyle9"><text:span text:style-name="T1156"> pokladú.</text:span></text:span></text:p>
        <text:p text:style-name="P1160"><text:span text:style-name="CharStyle23"><text:span text:style-name="T1156"/></text:span></text:p>
        <text:p text:style-name="P834"><text:span text:style-name="CharStyle9"><text:span text:style-name="T1156">895. Okuliarové paštečky z maselného cesta.</text:span></text:span></text:p>
        <text:p text:style-name="P1161"><text:span text:style-name="CharStyle9"><text:span text:style-name="T1156"/></text:span></text:p>
        <text:p text:style-name="P1160"><text:span text:style-name="CharStyle9"><text:span text:style-name="T1156">Maselné cesto na pol prsta zhrúbä vyvalkať, potrebný počet vätš</text:span></text:span><text:span text:style-name="CharStyle9"><text:span text:style-name="T1264">í</text:span></text:span><text:span text:style-name="CharStyle9"><text:span text:style-name="T1156">ch i menších kúskov okrúhlym dlábatkom vy­krojiť, vätšie kúsky na plech poklásť a vajcom natrieť, z men­ších kúskov prostriedok vyrezať, na predošlý vätší kúsok po­ložiť a tiež vajcom natrieť, ešte s menšími kúskami to isté urobiť a v peci upiecť. Každý takýto složený kúsok naplní sa pod. č. 776. udaným </text:span></text:span><text:soft-page-break/><text:span text:style-name="CharStyle9"><text:span text:style-name="T1156">čokoládovým gúsom, na misu dať servýt a naň poklásť upečené kúsky. Kúsky môžu sa i hašé naplniť.</text:span></text:span></text:p>
        <text:p text:style-name="P834"><text:span text:style-name="CharStyle9"><text:span text:style-name="T1156"/></text:span></text:p>
        <text:p text:style-name="P836"><text:span text:style-name="CharStyle9"><text:span text:style-name="T1156">896. Slimákové paštečky z maselného cesta.</text:span></text:span></text:p>
        <text:p text:style-name="P1161"><text:span text:style-name="CharStyle9"><text:span text:style-name="T1156"/></text:span></text:p>
        <text:p text:style-name="P1160"><text:span text:style-name="CharStyle9"><text:span text:style-name="T1156">Maselné cesto na tenko vyvalkať, z neho po d</text:span></text:span><text:span text:style-name="CharStyle9"><text:span text:style-name="T1264">l</text:span></text:span><text:span text:style-name="CharStyle9"><text:span text:style-name="T1156">žke na­rezať kúsky na prst šíre, každý do obaranca skrútiť, na plech poklásť a v peci na žlto upiecť. Do toho sa dá hašé, rago, alebo salmi.</text:span></text:span></text:p>
        <text:p text:style-name="P834"><text:span text:style-name="CharStyle9"><text:span text:style-name="T1156"/></text:span></text:p>
        <text:p text:style-name="P836"><text:span text:style-name="CharStyle9"><text:span text:style-name="T1156">897. Opekance s makom.</text:span></text:span></text:p>
        <text:p text:style-name="P1161"><text:span text:style-name="CharStyle9"><text:span text:style-name="T1156"/></text:span></text:p>
        <text:p text:style-name="P1160"><text:span text:style-name="CharStyle9"><text:span text:style-name="T1156">Ke</text:span></text:span><text:span text:style-name="CharStyle9"><text:span text:style-name="T1264">ď</text:span></text:span><text:span text:style-name="CharStyle9"><text:span text:style-name="T1156"> nie všade, aspo</text:span></text:span><text:span text:style-name="CharStyle9"><text:span text:style-name="T1264">n</text:span></text:span><text:span text:style-name="CharStyle9"><text:span text:style-name="T1156"> na Slovensku panuje tá obyčaj, že sa v isté sviatky aj isté jedlá varia, také jedlo sú i na svätvečer čili vianoce a v ostatní deň v roku opekance s ma­kom. Do nádoby sa dá za holbu múky na teplo, do žajdlíka letnieho mlieka rozpustia sa dva ž</text:span></text:span><text:span text:style-name="CharStyle9"><text:span text:style-name="T1264">l</text:span></text:span><text:span text:style-name="CharStyle9"><text:span text:style-name="T1156">tky a 2 lôty kvasníc, to posoliť, pridať na koniec noža potlčeného korenia, to spolu smiešať, prez sitko do múky precediť a varechou ani veľmi tuhé ani slabé cesto rozrobiť, ku ostatku pridať rozpusteného masla, s tým dobre rozrobiť a zakryté na teplom nechať stáť. V poly vykysnuté dá sa na múčnu tablu, rozvalká sa na pol malého prsta zhrúbä, malým dlábatkom vykrojené kúsky na mastný plech rozkladať a ešte nechať kysn</text:span></text:span><text:span text:style-name="CharStyle9"><text:span text:style-name="T1264">u</text:span></text:span><text:span text:style-name="CharStyle9"><text:span text:style-name="T1156">ť. Lež môžu sa ope­kance i z okrúhlo rozšúlaného cesta robiť a v peci upiecť. Pri potrebovaní dať </text:span></text:span><text:span text:style-name="CharStyle9"><text:span text:style-name="T1264">í</text:span></text:span><text:span text:style-name="CharStyle9"><text:span text:style-name="T1156">ch do vrelej vody, zakryť a často miešať, aby sa rovnako rozmočily a neboly ani veľmi mäkké ani tvrdé. Odcedené opekance dajú sa do hlbokej misy, na ne</text:span></text:span><text:span text:style-name="CharStyle7"><text:span text:style-name="T1156"> </text:span></text:span><text:span text:style-name="CharStyle9"><text:span text:style-name="T1156">sa naleje na žlto upražené maslo a nasype sa dobre potlčený mak, potom uvariť mäd s trochu vodou, penu z neho sobrať, čistý na opekance vyliať a so všetkým dobre spolu smiešať. Miesto mädu môže sa vziať i cukor.</text:span></text:span></text:p>
        <text:h text:style-name="P319" text:outline-level="3"><text:span text:style-name="CharStyle13"><text:span text:style-name="T1156"/></text:span></text:h>
        <text:h text:style-name="P322" text:outline-level="3"><text:span text:style-name="CharStyle13"><text:span text:style-name="T1156"/></text:span></text:h>
        <text:h text:style-name="P322" text:outline-level="3"><text:bookmark-start text:name="bookmark24"/><text:span text:style-name="CharStyle13"><text:span text:style-name="T1156">XI. Oddelenie.</text:span></text:span><text:bookmark-end text:name="bookmark24"/></text:h>
        <text:h text:style-name="P330" text:outline-level="4"><text:span text:style-name="CharStyle15"><text:span text:style-name="T1156"/></text:span></text:h>
        <text:h text:style-name="P331" text:outline-level="4"><text:bookmark-start text:name="bookmark26"/><text:soft-page-break/><text:span text:style-name="CharStyle15"><text:span text:style-name="T1156">O šalátových, mliečnych a ovocných prípravách.</text:span></text:span><text:bookmark-end text:name="bookmark26"/></text:h>
        <text:p text:style-name="P1774"><text:span text:style-name="CharStyle16"><text:span text:style-name="T1156"/></text:span></text:p>
        <text:p text:style-name="P1775"><text:span text:style-name="CharStyle16"><text:span text:style-name="T1156">A) Čiastka.</text:span></text:span></text:p>
        <text:p text:style-name="P1839"><text:span text:style-name="CharStyle18"><text:span text:style-name="T1156"/></text:span></text:p>
        <text:p text:style-name="P1840"><text:span text:style-name="CharStyle18"><text:span text:style-name="T1156">O šalátových prípravách.</text:span></text:span></text:p>
        <text:p text:style-name="P834"><text:span text:style-name="CharStyle9"><text:span text:style-name="T1156"/></text:span></text:p>
        <text:p text:style-name="P836"><text:span text:style-name="CharStyle9"><text:span text:style-name="T1156">898. Kelový šalát.</text:span></text:span></text:p>
        <text:p text:style-name="P1161"><text:span text:style-name="CharStyle9"><text:span text:style-name="T1156"/></text:span></text:p>
        <text:p text:style-name="P1160"><text:span text:style-name="CharStyle9"><text:span text:style-name="T1156">Každý druh zelených vecí môže sa upotrebiť na šalát, ktorý vo všelijakej podobe sa dá pripraviť. Sú šaláty su­rové i varené, iné sú teplé a chladné, nektoré sú miešané, druhé štyrcované, iné len z jednej zeliny, teda jednoduché. Zelené listy z kelových hlávok očistiť, vymyť a v slanej vode i s maslom na mäkko uvariť, na mise nechať odtiecť a vy­stydnuť, na štvr</text:span></text:span><text:span text:style-name="CharStyle9"><text:span text:style-name="T1264">ť</text:span></text:span><text:span text:style-name="CharStyle9"><text:span text:style-name="T1156">ky rozkrájať, hluby vykrojiť a štvr</text:span></text:span><text:span text:style-name="CharStyle9"><text:span text:style-name="T1264">ť</text:span></text:span><text:span text:style-name="CharStyle9"><text:span text:style-name="T1156">ky na misu ukladať. Z vajec na tvrdo uvarených ž</text:span></text:span><text:span text:style-name="CharStyle9"><text:span text:style-name="T1264">l</text:span></text:span><text:span text:style-name="CharStyle9"><text:span text:style-name="T1156">tky prez sito pretreť do nádoby a s brabantským olejom rozmiešať, bilky zeleného petrželu, tarkanu a pinprnelu vo vrelej vode obvariť, odcediť, studenou vodou premyť, posekať a prez sitko k ž</text:span></text:span><text:span text:style-name="CharStyle9"><text:span text:style-name="T1264">l</text:span></text:span><text:span text:style-name="CharStyle9"><text:span text:style-name="T1156">tkom pretrieť, pridať tlčeného korenia, to s dobrým ví­novým octom rozmiešať, posoliť, nim kél poliať a dať k pe­čenke jako šalát.</text:span></text:span></text:p>
        <text:p text:style-name="P834"><text:span text:style-name="CharStyle9"><text:span text:style-name="T1156"/></text:span></text:p>
        <text:p text:style-name="P836"><text:span text:style-name="CharStyle9"><text:span text:style-name="T1156">899. Karfiolový šalát.</text:span></text:span></text:p>
        <text:p text:style-name="P1161"><text:span text:style-name="CharStyle9"><text:span text:style-name="T1156"/></text:span></text:p>
        <text:p text:style-name="P1160"><text:span text:style-name="CharStyle9"><text:span text:style-name="T1156">Zelené karfiolové ruže oblúpať, vymyť a v slanej vode s čerstým maslom natoľko uvariť, aby jednu ružu tvorilo.</text:span></text:span><text:span text:style-name="CharStyle7"><text:span text:style-name="T1156"> </text:span></text:span><text:span text:style-name="CharStyle9"><text:span text:style-name="T1156">Omáčka sa urobí dľa predošlého spôsobu a ňou poliaty karfiolový šalát dá sa k pečenke.</text:span></text:span></text:p>
        <text:p text:style-name="P834"><text:span text:style-name="CharStyle9"><text:span text:style-name="T1156"/></text:span></text:p>
        <text:p text:style-name="P836"><text:span text:style-name="CharStyle9"><text:span text:style-name="T1156">900. Špárgový šalát s karfiolom.</text:span></text:span></text:p>
        <text:p text:style-name="P1161"><text:span text:style-name="CharStyle9"><text:span text:style-name="T1156"/></text:span></text:p>
        <text:p text:style-name="P1160"><text:span text:style-name="CharStyle9"><text:span text:style-name="T1156">Na šalát sa môže upotrebiť zelená a tenká špárga, ktorá sa očistí, umyje, na kúsky vo veľkosti lieskovca pokrája, hlavy sa nechajú celé — a v slanej vode na mäkko uvarí. Po odvarení na sito odcediť, studenou vodou premyť, nechať odtiecť, do vysok</text:span></text:span><text:span text:style-name="CharStyle9"><text:span text:style-name="T1264">a</text:span></text:span><text:span text:style-name="CharStyle9"><text:span text:style-name="T1156"> dať na misu, vôkol obložiť dľa predošlého predpisu </text:span></text:span><text:soft-page-break/><text:span text:style-name="CharStyle9"><text:span text:style-name="T1156">uvareným karfiolom a vôkol poliať tou istou omáčkou.</text:span></text:span></text:p>
        <text:p text:style-name="P834"><text:span text:style-name="CharStyle9"><text:span text:style-name="T1156"/></text:span></text:p>
        <text:p text:style-name="P836"><text:span text:style-name="CharStyle9"><text:span text:style-name="T1156">901. Uhorkový šalát.</text:span></text:span></text:p>
        <text:p text:style-name="P1161"><text:span text:style-name="CharStyle9"><text:span text:style-name="T1156"/></text:span></text:p>
        <text:p text:style-name="P1160"><text:span text:style-name="CharStyle9"><text:span text:style-name="T1156">Pri chystaní uhorkového šalátu nazdávajú sa mnohí, že obielené a pokrájané uhorky majú aspoň za hodinu zasolené stáť, čo je veľká chyba. Keď uhorky v slanej vode stoja, stvrdnú ony jako kremeň a to žalúdok nepretroví, preto ne­dostávajú nemocní uhorky, poneváč sú pre žalúdok ťažké. Pred nastolovaním obielené a pokrájané uhorky v nádobe s olejom a s octom smiešať, posoliť, tlčeným korením po­sypať a dať na stôl.</text:span></text:span></text:p>
        <text:p text:style-name="P834"><text:span text:style-name="CharStyle9"><text:span text:style-name="T1156"/></text:span></text:p>
        <text:p text:style-name="P836"><text:span text:style-name="CharStyle9"><text:span text:style-name="T1156">902. Uhorkový šalát so smotankou.</text:span></text:span></text:p>
        <text:p text:style-name="P1161"><text:span text:style-name="CharStyle9"><text:span text:style-name="T1156"/></text:span></text:p>
        <text:p text:style-name="P1160"><text:span text:style-name="CharStyle9"><text:span text:style-name="T1156">Obielené a na tenko pokrájané uhorky dať do nádoby, pridať pár ližíc dobrého octu, kyslej smotanky a drobno pokrájanej pažítky, to posoliť, spolu smiešať a po vrchu tlče­ným korením alebo paprikou posypať.</text:span></text:span></text:p>
        <text:p text:style-name="P1890"><text:span text:style-name="CharStyle28"><text:span text:style-name="T1156"/></text:span></text:p>
        <text:p text:style-name="P834"><text:span text:style-name="CharStyle9"><text:span text:style-name="T1156">903. Krump</text:span></text:span><text:span text:style-name="CharStyle9"><text:span text:style-name="T1264">l</text:span></text:span><text:span text:style-name="CharStyle9"><text:span text:style-name="T1156">ový šalát.</text:span></text:span></text:p>
        <text:p text:style-name="P1161"><text:span text:style-name="CharStyle9"><text:span text:style-name="T1156"/></text:span></text:p>
        <text:p text:style-name="P1160"><text:span text:style-name="CharStyle9"><text:span text:style-name="T1156">Obkružlené uvarené krumple na tenko pokrájať, na misu do vysok</text:span></text:span><text:span text:style-name="CharStyle9"><text:span text:style-name="T1264">a</text:span></text:span><text:span text:style-name="CharStyle9"><text:span text:style-name="T1156"> poukladať, vôkol drobno pokrájanou cibuľou obložiť, dva prez sito pretreté ž</text:span></text:span><text:span text:style-name="CharStyle9"><text:span text:style-name="T1264">l</text:span></text:span><text:span text:style-name="CharStyle9"><text:span text:style-name="T1156">tky s olejom a octom smie­šať, posoliť, okoreniť a týmto krumple poliať.</text:span></text:span></text:p>
        <text:p text:style-name="P222"><text:span text:style-name="CharStyle7"><text:span text:style-name="T1156"/></text:span></text:p>
        <text:p text:style-name="P991"><text:span text:style-name="CharStyle9"><text:span text:style-name="T1156">904. Drobný zelený šalát s krumplam</text:span></text:span><text:span text:style-name="CharStyle9"><text:span text:style-name="T1264">i</text:span></text:span><text:span text:style-name="CharStyle9"><text:span text:style-name="T1156">.</text:span></text:span></text:p>
        <text:p text:style-name="P1161"><text:span text:style-name="CharStyle9"><text:span text:style-name="T1156"/></text:span></text:p>
        <text:p text:style-name="P1160"><text:span text:style-name="CharStyle9"><text:span text:style-name="T1156">Obkrúžlené a na tenko pokrájané krumple na misu do okrúhla poukladať, žeruchu alebo iný drobný šalát očistiť, vymyť a nechať odtiecť, dať do prostriedku, ž</text:span></text:span><text:span text:style-name="CharStyle9"><text:span text:style-name="T1264">l</text:span></text:span><text:span text:style-name="CharStyle9"><text:span text:style-name="T1156">tky s olejom rozmiešať a pokračovať jako zvýš stoji.</text:span></text:span></text:p>
        <text:p text:style-name="P834"><text:span text:style-name="CharStyle9"><text:span text:style-name="T1156"/></text:span></text:p>
        <text:p text:style-name="P836"><text:span text:style-name="CharStyle9"><text:span text:style-name="T1156">905. Hlávkový šalát.</text:span></text:span></text:p>
        <text:p text:style-name="P1161"><text:span text:style-name="CharStyle9"><text:span text:style-name="T1156"/></text:span></text:p>
        <text:p text:style-name="P1160"><text:span text:style-name="CharStyle9"><text:span text:style-name="T1156">Zelené listy hlávkového šalátu očistiť a poriadne vy­myť, nechať odtiecť, </text:span></text:span><text:soft-page-break/><text:span text:style-name="CharStyle9"><text:span text:style-name="T1156">každú hlávku na štvoro rozkrojiť a na misu do vysok</text:span></text:span><text:span text:style-name="CharStyle9"><text:span text:style-name="T1264">a</text:span></text:span><text:span text:style-name="CharStyle9"><text:span text:style-name="T1156"> poukladať. Ž</text:span></text:span><text:span text:style-name="CharStyle9"><text:span text:style-name="T1264">l</text:span></text:span><text:span text:style-name="CharStyle9"><text:span text:style-name="T1156">tky s olejom rozmiešať a ostatnie sa urobí jako zvýš stojí.</text:span></text:span></text:p>
        <text:p text:style-name="P992"><text:span text:style-name="CharStyle9"><text:span text:style-name="T1156"/></text:span></text:p>
        <text:p text:style-name="P993"><text:span text:style-name="CharStyle9"><text:span text:style-name="T1156">906. Obarený hlávkový šalát so slaninou.</text:span></text:span></text:p>
        <text:p text:style-name="P1161"><text:span text:style-name="CharStyle9"><text:span text:style-name="T1156"/></text:span></text:p>
        <text:p text:style-name="P1160"><text:span text:style-name="CharStyle9"><text:span text:style-name="T1156">Prichystaný šalát na misu poklásť, na kocky pokrájanú a na žlto upraženú slaninu octom zaliať, posoliť, nechať svariť, týmto šalát poliať, zakrytý na teple nechať stáť, ocot z neho do nádoby zcediť, v nej zvariť a zas ním poliať, dľa potreby i </text:span></text:span><text:span text:style-name="CharStyle9"><text:span text:style-name="T1264">ď</text:span></text:span><text:span text:style-name="CharStyle9"><text:span text:style-name="T1156">alej tak pokračovať, šalát však nesmie byť uvarený. Šalát sa obloží na tvrdo uvarenými a na križalky rozkrojenými vajcami</text:span></text:span></text:p>
        <text:p text:style-name="P834"><text:span text:style-name="CharStyle9"><text:span text:style-name="T1264"/></text:span></text:p>
        <text:p text:style-name="P836"><text:span text:style-name="CharStyle9"><text:span text:style-name="T1156">907. Hlávkový šalát so smotankou.</text:span></text:span></text:p>
        <text:p text:style-name="P1161"><text:span text:style-name="CharStyle9"><text:span text:style-name="T1156"/></text:span></text:p>
        <text:p text:style-name="P1160"><text:span text:style-name="CharStyle9"><text:span text:style-name="T1156">Očistený a umytý hlávkový šalát na štvoro rozkrojiť, z vody vytlačiť a na misu do vysok</text:span></text:span><text:span text:style-name="CharStyle9"><text:span text:style-name="T1264">a</text:span></text:span><text:span text:style-name="CharStyle9"><text:span text:style-name="T1156"> poklásť. Kyslú smotanku smiešať s octom za pár liž</text:span></text:span><text:span text:style-name="CharStyle9"><text:span text:style-name="T1264">í</text:span></text:span><text:span text:style-name="CharStyle9"><text:span text:style-name="T1156">c a tlčeným cukrom za ližicu, to trochu posoliť, pridať drobno krájanej paž</text:span></text:span><text:span text:style-name="CharStyle9"><text:span text:style-name="T1264">i</text:span></text:span><text:span text:style-name="CharStyle9"><text:span text:style-name="T1156">tky, týmto šalát poliať a vôkol vajcami obložiť.</text:span></text:span></text:p>
        <text:p text:style-name="P834"><text:span text:style-name="CharStyle9"><text:span text:style-name="T1156"/></text:span></text:p>
        <text:p text:style-name="P836"><text:span text:style-name="CharStyle9"><text:span text:style-name="T1156">908. Miešaný šalát.</text:span></text:span></text:p>
        <text:p text:style-name="P1161"><text:span text:style-name="CharStyle9"><text:span text:style-name="T1156"/></text:span></text:p>
        <text:p text:style-name="P1160"><text:span text:style-name="CharStyle9"><text:span text:style-name="T1156">Ťapky z cukrového hrachu a toľkože zelenej fazule oči­stiť, na podlhovaté rezanky pokrájať, oboje v slanej vode osobit</text:span></text:span><text:span text:style-name="CharStyle9"><text:span text:style-name="T1264">e</text:span></text:span><text:span text:style-name="CharStyle9"><text:span text:style-name="T1156"> obariť, odcediť, studenou vodou premyť a na stranu</text:span></text:span><text:span text:style-name="CharStyle23"><text:span text:style-name="T1156"> </text:span></text:span><text:span text:style-name="CharStyle9"><text:span text:style-name="T1156">odložiť. Uvarené krumple okružliť a na tenko pokrájať; suchú bielu fazuľu na mäkko uvariť a nechať vystydnuť; pár hlávok šalátu očistiť, vymyť a na križalky rozkrájať. Ha­ringa vo vode vymočiť, očistiť, od kostí oddeliť, rozklopať a do obaranca skrútiť; sardely očistiť, rozlúštiť a osti vybrať, konečne na tvrdo vajcia uvariť. Prichystané šalátové prí­davky sa tak na misu usporiadajú, aby každé osobit</text:span></text:span><text:span text:style-name="CharStyle9"><text:span text:style-name="T1264">e</text:span></text:span><text:span text:style-name="CharStyle9"><text:span text:style-name="T1156"> bolo a síce: šalát na prostriedok do vysok</text:span></text:span><text:span text:style-name="CharStyle9"><text:span text:style-name="T1264">a </text:span></text:span><text:span text:style-name="CharStyle9"><text:span text:style-name="T1156">poklásť, na osobitné kôpky dať suchú fazuľu, zelený hrach, krumple, zelenú fazuľu a vôkol všetkého vajcia; na kolečká pokrájaného ha­ringa na šalát poklásť, sardely na fazuľu a krumple, dľa č. 898 urobiť omáčku a týmto celý </text:span></text:span><text:soft-page-break/><text:span text:style-name="CharStyle9"><text:span text:style-name="T1156">šalát poliať.</text:span></text:span></text:p>
        <text:p text:style-name="P834"><text:span text:style-name="CharStyle9"><text:span text:style-name="T1156"/></text:span></text:p>
        <text:p text:style-name="P836"><text:span text:style-name="CharStyle9"><text:span text:style-name="T1156">909. Štyrcovaný šalát z krumpiel.</text:span></text:span></text:p>
        <text:p text:style-name="P1161"><text:span text:style-name="CharStyle9"><text:span text:style-name="T1156"/></text:span></text:p>
        <text:p text:style-name="P1160"><text:span text:style-name="CharStyle9"><text:span text:style-name="T1156">Mnoho krumpiel tým sposobom uvariť, aby boly i celé i dosť mäkké; olúpané nechať vystydnúť, na tenké listy krá­jať, okrúhlym dlábatkom vykrajovať kúsky vo veľkosti krajciara a na tanier odložiť. Toľkože kúskov sa vykrojí i z uvarenej cvikle, ostatnie krumple na hrubé rezance pokrájať a odložiť. Okrúhla furma zapraví sa do ľadu, do nej na pol prsta zvýše naliať čistého aspiku a nechať stuhnúť, na okrúlo vykrojené krumple na špikadlo zapchnúť, do aspiku omočiť a do furmy na okrúhlo priliepať; povyše krumpiel práve tak urobiť s cvik</text:span></text:span><text:span text:style-name="CharStyle9"><text:span text:style-name="T1264">ľ</text:span></text:span><text:span text:style-name="CharStyle9"><text:span text:style-name="T1156">ou a tak pokračovať, kým nebude celá furma vyfutrovaná. Z vajec na tvrdo uvarených bielky na tenké listy pokrájať, z týchto mesiačky vydlabať a na dno furmy do venca klásť, medzi to klásť z peklovaného jazyka vykro­jené uhlaté kúsky, celé aspikom pokvapkať a nechať stuhnúť. Prez sito pretreté ž</text:span></text:span><text:span text:style-name="CharStyle9"><text:span text:style-name="T1264">l</text:span></text:span><text:span text:style-name="CharStyle9"><text:span text:style-name="T1156">tky s olejom rozmiešať, pridať pár ližíc tarkanového octu a aspiku, to na chladnom spolu smiešať, pri stuhnutí s krump</text:span></text:span><text:span text:style-name="CharStyle9"><text:span text:style-name="T1264">l</text:span></text:span><text:span text:style-name="CharStyle9"><text:span text:style-name="T1156">ami pozorne smiešať, pridať za hrsť kaprlov, na rezanky pokrájaných očistených sardiel, peklo­vaného jazyka a haringa, to dať do furmy, aspikom zaliať a nechať stuhnúť. Pred nastolovaním omočiť furmu do letnej vody, na misu vyvrátiť a s pečenkou dať na stôl.</text:span></text:span></text:p>
        <text:p text:style-name="P222"><text:span text:style-name="CharStyle23"><text:span text:style-name="T1156"/></text:span></text:p>
        <text:p text:style-name="P834"><text:span text:style-name="CharStyle9"><text:span text:style-name="T1156">910. Štyrcovaný šalát na z</text:span></text:span><text:span text:style-name="CharStyle9"><text:span text:style-name="T1264">a</text:span></text:span><text:span text:style-name="CharStyle9"><text:span text:style-name="T1156">hradnícky spôsob.</text:span></text:span></text:p>
        <text:p text:style-name="P1161"><text:span text:style-name="CharStyle9"><text:span text:style-name="T1156"/></text:span></text:p>
        <text:p text:style-name="P1160"><text:span text:style-name="CharStyle9"><text:span text:style-name="T1156">Peknú žltú mrkvu a bi</text:span></text:span><text:span text:style-name="CharStyle9"><text:span text:style-name="T1264">el</text:span></text:span><text:span text:style-name="CharStyle9"><text:span text:style-name="T1156">u repu očistiť, na tenké listy pokrájať, oboje osobité vydlabať a v slanej vode obvariť, aby nebola ani mäkká ani tvrdá; odcedené premyť studenou vo­dou a nechať odtiecť. Furmu postaviť do ľadu, do nej naliať aspiku, a ke</text:span></text:span><text:span text:style-name="CharStyle9"><text:span text:style-name="T1264">ď</text:span></text:span><text:span text:style-name="CharStyle9"><text:span text:style-name="T1156"> aspik stuhne, vyf</text:span></text:span><text:span text:style-name="CharStyle9"><text:span text:style-name="T1264">u</text:span></text:span><text:span text:style-name="CharStyle9"><text:span text:style-name="T1156">truje sa týmto jako zvýš stojí. Karfiol v slanej vode obariť, po vystydnutí týmže spodok fur­my vyložiť, aspikom pokvapkať a nechať stuhnúť. Ťapky z cukrového hrachu a toľkože zelenej fazule na rezanky po­krájať, tieto jako i špárgové hlávky osobit</text:span></text:span><text:span text:style-name="CharStyle9"><text:span text:style-name="T1264">e</text:span></text:span><text:span text:style-name="CharStyle9"><text:span text:style-name="T1156"> v slanej vode obariť, odcediť a nechať vystydnúť; uvarenú suchú fazuľu, karfiolové </text:span></text:span><text:soft-page-break/><text:span text:style-name="CharStyle9"><text:span text:style-name="T1156">pozostatky a šesť ž</text:span></text:span><text:span text:style-name="CharStyle9"><text:span text:style-name="T1264">l</text:span></text:span><text:span text:style-name="CharStyle9"><text:span text:style-name="T1156">tkov prez sito pretrieť do ná­doby, to s olejom dobre rozmiešať, pridať tarkanového octu, to posoliť, aspikom rozpúšťať a na ľade ustavične miešať. Ke</text:span></text:span><text:span text:style-name="CharStyle9"><text:span text:style-name="T1264">ď</text:span></text:span><text:span text:style-name="CharStyle9"><text:span text:style-name="T1156"> to začína tuhnúť, prichystané prídavky sa z </text:span></text:span><text:span text:style-name="CharStyle9"><text:span text:style-name="T1264">ľ</text:span></text:span><text:span text:style-name="CharStyle9"><text:span text:style-name="T1156">ahka do tohoto smiešajú a dajú sa do furmy, to aspikom poliať a ne­chať stuhnúť. Pred nastolovaním furmu omočiť do letnej vody a na misu vyvrátiť.</text:span></text:span></text:p>
        <text:p text:style-name="P834"><text:span text:style-name="CharStyle9"><text:span text:style-name="T1156"/></text:span></text:p>
        <text:p text:style-name="P836"><text:span text:style-name="CharStyle9"><text:span text:style-name="T1156">911. Štyrcovaný šalát so suchou bielou fazuľou.</text:span></text:span></text:p>
        <text:p text:style-name="P1161"><text:span text:style-name="CharStyle9"><text:span text:style-name="T1156"/></text:span></text:p>
        <text:p text:style-name="P1160"><text:span text:style-name="CharStyle9"><text:span text:style-name="T1156">Peknú bielu fazuľu na mäkko uvariť, aby bola i celá i dosť mäkká; zakrytú nechať vystydnúť a na sito odcediť, aby odtiekla. Do ľadu sa dá furma, do nej na pol prsta zvýše naliať aspiku a nechať stuhnúť. Celú fazuľu na špikadlo sopchnúť a do rozpusteného aspiku omáčať, týmto furmu po­riadne vyf</text:span></text:span><text:span text:style-name="CharStyle9"><text:span text:style-name="T1264">u</text:span></text:span><text:span text:style-name="CharStyle9"><text:span text:style-name="T1156">trovať, dno furmy haringom a sardelmi vyložiť, aspikom pokvapkať a nechať stuhnúť. Šesť ž</text:span></text:span><text:span text:style-name="CharStyle9"><text:span text:style-name="T1264">l</text:span></text:span><text:span text:style-name="CharStyle9"><text:span text:style-name="T1156">tkov prez sito do nádoby pretrieť, s olejom a tarkanovým octom rozmiešať, pridať aspiku, na ľade miešať a posoliť. Zelený petržel a bilky tarkanu obariť, posekať a dať k predošlému; ke</text:span></text:span><text:span text:style-name="CharStyle9"><text:span text:style-name="T1264">ď</text:span></text:span><text:span text:style-name="CharStyle9"><text:span text:style-name="T1156"> to začína tuhnúť, zamieša sa do toho fazuľa, to sa dá do furmy, zaleje sa aspikom a nechá sa stuhnúť. Pred nastolovaním omočí sa furma do letnej vody a vyvráti sa na misu.</text:span></text:span></text:p>
        <text:p text:style-name="P222"><text:span text:style-name="CharStyle21"><text:span text:style-name="T1156"/></text:span></text:p>
        <text:p text:style-name="P834"><text:span text:style-name="CharStyle9"><text:span text:style-name="T1156">912. Cikori a andivi šalát.</text:span></text:span></text:p>
        <text:p text:style-name="P1161"><text:span text:style-name="CharStyle9"><text:span text:style-name="T1156"/></text:span></text:p>
        <text:p text:style-name="P1160"><text:span text:style-name="CharStyle9"><text:span text:style-name="T1156">Z očistenej a umytej andivije bilky nožom rozkrájať a dať na misu. Okružlené krumple vôkol obložiť, pár uvare­ných ž</text:span></text:span><text:span text:style-name="CharStyle9"><text:span text:style-name="T1264">l</text:span></text:span><text:span text:style-name="CharStyle9"><text:span text:style-name="T1156">tkov prez sito pretrieť, s olejom rozmiešať, octom roz­pustiť a posoliť, očistený str</text:span></text:span><text:span text:style-name="CharStyle9"><text:span text:style-name="T1264">u</text:span></text:span><text:span text:style-name="CharStyle9"><text:span text:style-name="T1156">čok cesnaku so soľou nožom rozotrieť, so ž</text:span></text:span><text:span text:style-name="CharStyle9"><text:span text:style-name="T1264">l</text:span></text:span><text:span text:style-name="CharStyle9"><text:span text:style-name="T1156">tkami smiešať a týmto andiviju poliať.</text:span></text:span></text:p>
        <text:p text:style-name="P834"><text:span text:style-name="CharStyle9"><text:span text:style-name="T1156"/></text:span></text:p>
        <text:p text:style-name="P836"><text:span text:style-name="CharStyle9"><text:span text:style-name="T1156">913. Zelerový šalát.</text:span></text:span></text:p>
        <text:p text:style-name="P1161"><text:span text:style-name="CharStyle9"><text:span text:style-name="T1156"/></text:span></text:p>
        <text:p text:style-name="P1160"><text:span text:style-name="CharStyle9"><text:span text:style-name="T1156">Očistený a umytý zeler do okrúhla obkrúžliť, nožom </text:span></text:span><text:span text:style-name="CharStyle9"><text:span text:style-name="T1264">ž</text:span></text:span><text:span text:style-name="CharStyle9"><text:span text:style-name="T1156">liebky vyrezať, na okrúhle listy pokrájať a vo vrelej vode obariť, pri čom zeler chrumkavý má ostať; potom odcediť, studenou vodou premyť a do venca na misu poklásť. </text:span></text:span><text:soft-page-break/><text:span text:style-name="CharStyle9"><text:span text:style-name="T1156">Konečne ž</text:span></text:span><text:span text:style-name="CharStyle9"><text:span text:style-name="T1264">l</text:span></text:span><text:span text:style-name="CharStyle9"><text:span text:style-name="T1156">tok s olejom rozmiešať, pridať pár liž</text:span></text:span><text:span text:style-name="CharStyle9"><text:span text:style-name="T1264">í</text:span></text:span><text:span text:style-name="CharStyle9"><text:span text:style-name="T1156">c dobrého octu a týmto zeler poliať.</text:span></text:span></text:p>
        <text:p text:style-name="P1160"><text:span text:style-name="CharStyle9"><text:span text:style-name="T1156"/></text:span></text:p>
        <text:p text:style-name="P834"><text:span text:style-name="CharStyle9"><text:span text:style-name="T1156">914. Miešaný zelerový šalát.</text:span></text:span></text:p>
        <text:p text:style-name="P1161"><text:span text:style-name="CharStyle9"><text:span text:style-name="T1156"/></text:span></text:p>
        <text:p text:style-name="P1160"><text:span text:style-name="CharStyle9"><text:span text:style-name="T1156">Zeler prichystať dľa predošlého spôsobu; uvarené krumple obkrúžliť, fazuľu uvariť, očisteného haringa na rov­naké kúsky pokrájať a očistené i rozlúštené sardely do obaranca skrútiť. Zeler na misu do venca poklásť, do pro­striedku dať fazuľu a zas do venca krumple, aby bolo zeler vidno; zas sa dá fazuľa, na vrch andivija, na to sardely, na krumple dať haringa a vôkol dať na tvrdo uvarené roz­krájané vajcia, posekaný aspik nožom na zeler poklásť, omáčku s olejom urobiť a týmto celé poliať.</text:span></text:span></text:p>
        <text:p text:style-name="P834"><text:span text:style-name="CharStyle9"><text:span text:style-name="T1156"/></text:span></text:p>
        <text:p text:style-name="P836"><text:span text:style-name="CharStyle9"><text:span text:style-name="T1156">915. Taljanský šalát.</text:span></text:span></text:p>
        <text:p text:style-name="P1161"><text:span text:style-name="CharStyle9"><text:span text:style-name="T1156"/></text:span></text:p>
        <text:p text:style-name="P1160"><text:span text:style-name="CharStyle9"><text:span text:style-name="T1156">K tomuto šalátu sú potrebné taljanské olivy, ktoré vy­zerajú jako nezralé slivky a v súdkoch sú zapacované. Z týchto kôstky nožom tak obrezať, aby olivy v celosti ostaly; zeler obariť, artičoky očistiť, v čerstvom masle s citronovou šťavou upariť a nechať vystyd</text:span></text:span><text:span text:style-name="CharStyle9"><text:span text:style-name="T1264">nú</text:span></text:span><text:span text:style-name="CharStyle9"><text:span text:style-name="T1156">ť. Očistené sardely na kúsky pokrájať, suchú fazuľu na mäkko uvariť, úhorovú rybu (Aalfisch) na kúsky pokrájať, zeleného šalátu alebo</text:span></text:span><text:span text:style-name="CharStyle7"><text:span text:style-name="T1156"> </text:span></text:span><text:span text:style-name="CharStyle9"><text:span text:style-name="T1156">andivije prichystať, peklovaného jazyka na rezanky po­krájať, pár očistených mliečnych haringov na kúsky po­krájať, mlieko z nich posekať, prez sito pretrieť a s olejom rozmiešať. K tomuto na tvrdo uvarené ž</text:span></text:span><text:span text:style-name="CharStyle9"><text:span text:style-name="T1264">l</text:span></text:span><text:span text:style-name="CharStyle9"><text:span text:style-name="T1156">tky prez sito pre­trieť, pridať tarkanového octu a posoliť, všetke prídavky smiešať, na misu do vysok</text:span></text:span><text:span text:style-name="CharStyle9"><text:span text:style-name="T1264">a</text:span></text:span><text:span text:style-name="CharStyle9"><text:span text:style-name="T1156"> usporiadať a dať k pečenke.</text:span></text:span></text:p>
        <text:p text:style-name="P1774"><text:span text:style-name="CharStyle16"><text:span text:style-name="T1156"/></text:span></text:p>
        <text:p text:style-name="P1775"><text:span text:style-name="CharStyle16"><text:span text:style-name="T1156">B) Čiastka.</text:span></text:span></text:p>
        <text:p text:style-name="P1839"><text:span text:style-name="CharStyle18"><text:span text:style-name="T1156"/></text:span></text:p>
        <text:p text:style-name="P1840"><text:span text:style-name="CharStyle18"><text:span text:style-name="T1156">Mliečne prípravy v šálkach (Konsumé.)</text:span></text:span></text:p>
        <text:p text:style-name="P834"><text:span text:style-name="CharStyle9"><text:span text:style-name="T1156"/></text:span></text:p>
        <text:p text:style-name="P836"><text:span text:style-name="CharStyle9"><text:span text:style-name="T1156">916. Mandlové mlieko v šálkach.</text:span></text:span></text:p>
        <text:p text:style-name="P1161"><text:soft-page-break/><text:span text:style-name="CharStyle9"><text:span text:style-name="T1156"/></text:span></text:p>
        <text:p text:style-name="P1160"><text:span text:style-name="CharStyle9"><text:span text:style-name="T1156">Koľko je osôb, za toľko šálok mlieka má sa odmerať, s mliekom potlčené mandle rozmiešať, pridať kúsok vanilije, to pod ustavičným miešaním na ohni svariť, prez husté sito do čistej nádoby precediť a ocukriť. Koľko je prichystaných šálok, toľko ž</text:span></text:span><text:span text:style-name="CharStyle9"><text:span text:style-name="T1264">l</text:span></text:span><text:span text:style-name="CharStyle9"><text:span text:style-name="T1156">tkov sa rozmieša s mliekom v nádobe, to ešte raz precediť, týmto šálky naplniť, šálky dať do vodou napl­nenej širokej nádoby do pary dať a povoľne nechať variť. Pred nastolovan</text:span></text:span><text:span text:style-name="CharStyle9"><text:span text:style-name="T1264">í</text:span></text:span><text:span text:style-name="CharStyle9"><text:span text:style-name="T1156">m na pokrievku dať trochu uhlia, aby teku­tina od vrchu trochu ožlkla, na misu položiť serv</text:span></text:span><text:span text:style-name="CharStyle9"><text:span text:style-name="T1264">y</text:span></text:span><text:span text:style-name="CharStyle9"><text:span text:style-name="T1156">t, naň klásť poutierané šálky a pridať kávové ližičky.</text:span></text:span></text:p>
        <text:p text:style-name="P834"><text:span text:style-name="CharStyle9"><text:span text:style-name="T1156"/></text:span></text:p>
        <text:p text:style-name="P836"><text:span text:style-name="CharStyle9"><text:span text:style-name="T1156">917. Konsumé s vlaskými orechami.</text:span></text:span></text:p>
        <text:p text:style-name="P1161"><text:span text:style-name="CharStyle9"><text:span text:style-name="T1156"/></text:span></text:p>
        <text:p text:style-name="P1160"><text:span text:style-name="CharStyle9"><text:span text:style-name="T1264">¼ </text:span></text:span><text:span text:style-name="CharStyle9"><text:span text:style-name="T1156">cukru dať do nádoby, naň naliať pár ližíc vody, nechať na ohni variť, pridať orechové jadrá a často na ohni miešať, kým sa cukor nerozpustí. To nechať vystydn</text:span></text:span><text:span text:style-name="CharStyle9"><text:span text:style-name="T1264">u</text:span></text:span><text:span text:style-name="CharStyle9"><text:span text:style-name="T1156">ť, v mažiari na fajno potlcť, s mliekom rozmiešať a pod ustavič­ným miešaním na ohni variť. To prez sito precediť a ďalej pokračovať jako zvýš stojí. Takto sa prichystá i nasledovné:</text:span></text:span></text:p>
        <text:p text:style-name="P834"><text:span text:style-name="CharStyle9"><text:span text:style-name="T1156"/></text:span></text:p>
        <text:p text:style-name="P836"><text:span text:style-name="CharStyle9"><text:span text:style-name="T1156">918. Konsumé s lieskovými orechami.</text:span></text:span></text:p>
        <text:p text:style-name="P834"><text:span text:style-name="CharStyle9"><text:span text:style-name="T1156"/></text:span></text:p>
        <text:p text:style-name="P836"><text:span text:style-name="CharStyle9"><text:span text:style-name="T1156">919. Čokoládové konsumé.</text:span></text:span></text:p>
        <text:p text:style-name="P1774"><text:span text:style-name="CharStyle16"><text:span text:style-name="T1156"/></text:span></text:p>
        <text:p text:style-name="P1775"><text:span text:style-name="CharStyle16"><text:span text:style-name="T1264">1/4</text:span></text:span><text:span text:style-name="CharStyle9"><text:span text:style-name="T1156"> vanilovej čokolády na kúsky pokrájať, s mliekom pod ustavičným miešaním na ohni svariť, od ohňa odložiť a miešať, pokým nevystydne. Toto s potrebným počtom ž</text:span></text:span><text:span text:style-name="CharStyle9"><text:span text:style-name="T1264">l</text:span></text:span><text:span text:style-name="CharStyle9"><text:span text:style-name="T1156">tkov rozhabarovať, ocukriť, prez sitko do </text:span></text:span><text:span text:style-name="CharStyle9"><text:span text:style-name="T1264">č</text:span></text:span><text:span text:style-name="CharStyle9"><text:span text:style-name="T1156">istej nádoby precediť, týmto šálky naplniť a dať do pary. Na tenže spôsob urobí sa s kávou; keď je totiž smotanka prevarená, dá sa do nej čistá káva a to sa ocukrí. Na tenže spôsob sa urobi;</text:span></text:span></text:p>
        <text:p text:style-name="P834"><text:span text:style-name="CharStyle9"><text:span text:style-name="T1156"/></text:span></text:p>
        <text:p text:style-name="P836"><text:span text:style-name="CharStyle9"><text:span text:style-name="T1156">920. Konsumé s vanilovým likérom.</text:span></text:span></text:p>
        <text:p text:style-name="P994"><text:span text:style-name="CharStyle9"><text:span text:style-name="T1156"/></text:span></text:p>
        <text:p text:style-name="P995"><text:span text:style-name="CharStyle9"><text:span text:style-name="T1156">921. Konsumé s maraskinovým likérom.</text:span></text:span></text:p>
        <text:p text:style-name="P1161"><text:soft-page-break/><text:span text:style-name="CharStyle9"><text:span text:style-name="T1156"/></text:span></text:p>
        <text:p text:style-name="P1160"><text:span text:style-name="CharStyle9"><text:span text:style-name="T1156">Potreb</text:span></text:span><text:span text:style-name="CharStyle9"><text:span text:style-name="T1264">nú</text:span></text:span><text:span text:style-name="CharStyle9"><text:span text:style-name="T1156"> mieru sladkej smotanky šálkou odmerať, na ohni zvariť, po vystydnutí so ž</text:span></text:span><text:span text:style-name="CharStyle9"><text:span text:style-name="T1264">l</text:span></text:span><text:span text:style-name="CharStyle9"><text:span text:style-name="T1156">tkami rozhabarovať, pridať likéru a cukru, to precediť, ním šálky naplniť a dať do pary.</text:span></text:span></text:p>
        <text:p text:style-name="P834"><text:span text:style-name="CharStyle9"><text:span text:style-name="T1156"/></text:span></text:p>
        <text:p text:style-name="P836"><text:span text:style-name="CharStyle9"><text:span text:style-name="T1156">922. Punčové konsumé.</text:span></text:span></text:p>
        <text:p text:style-name="P1161"><text:span text:style-name="CharStyle9"><text:span text:style-name="T1156"/></text:span></text:p>
        <text:p text:style-name="P1160"><text:span text:style-name="CharStyle9"><text:span text:style-name="T1156">Do čistej nádoby dá sa za štyry kávové ližičky rusského thee, za dve šálky tekúcej vody nechá sa v nádobe uvariť a vyle­je sa na thee; sladkú smotanku nechať svariť a vystydnúť. Thee zcediť do čistej nádoby, doň dať hodne cukru, rumu, smotanky a ž</text:span></text:span><text:span text:style-name="CharStyle9"><text:span text:style-name="T1264">l</text:span></text:span><text:span text:style-name="CharStyle9"><text:span text:style-name="T1156">tkov, to spolu rozhabarovať, prez sitko precediť, šálky naplniť a dať do pary. Ku konsumé môžu sa dať pišk</text:span></text:span><text:span text:style-name="CharStyle9"><text:span text:style-name="T1264">o</text:span></text:span><text:span text:style-name="CharStyle9"><text:span text:style-name="T1156">ty alebo iné pečivo.</text:span></text:span></text:p>
        <text:p text:style-name="P834"><text:span text:style-name="CharStyle9"><text:span text:style-name="T1156"/></text:span></text:p>
        <text:p text:style-name="P836"><text:span text:style-name="CharStyle9"><text:span text:style-name="T1156">923. Makový nákyp.</text:span></text:span></text:p>
        <text:p text:style-name="P1161"><text:span text:style-name="CharStyle9"><text:span text:style-name="T1156"/></text:span></text:p>
        <text:p text:style-name="P1160"><text:span text:style-name="CharStyle9"><text:span text:style-name="T1156">Na 12 lôtov cukru naliať pár ližíc vody a nechať variť, doň zavariť holbu dobre potlčeného maku, zakryté nechať pariť, mliekom podlievať, pridať očistených hrozienok, drobno krá­jané citronové kôrky, kus čerstvého masla a citronátu, to na hustú kašu nechať upariť a od ohňa vziať, pridať jedno celé vajce a pod ustavičným miešaním šesť ž</text:span></text:span><text:span text:style-name="CharStyle9"><text:span text:style-name="T1264">l</text:span></text:span><text:span text:style-name="CharStyle9"><text:span text:style-name="T1156">tkov jedon po dru­hom, z bielkov sbitý tuhý sňah z ľahka do predošlého za­miešať, dať vo vymastenej furme do pary, pred nastolovaním vyvrátiť na misu a cukrom posypať.</text:span></text:span></text:p>
        <text:p text:style-name="P1774"><text:span text:style-name="CharStyle9"><text:span text:style-name="T1264"/></text:span></text:p>
        <text:p text:style-name="P1775"><text:span text:style-name="CharStyle9"><text:span text:style-name="T1264">C)</text:span></text:span><text:span text:style-name="CharStyle9"><text:span text:style-name="T1156"> Čiastka.</text:span></text:span></text:p>
        <text:p text:style-name="P1839"><text:span text:style-name="CharStyle18"><text:span text:style-name="T1156"/></text:span></text:p>
        <text:p text:style-name="P1840"><text:span text:style-name="CharStyle18"><text:span text:style-name="T1156">O ovocných prípravách.</text:span></text:span></text:p>
        <text:p text:style-name="P834"><text:span text:style-name="CharStyle9"><text:span text:style-name="T1156"/></text:span></text:p>
        <text:p text:style-name="P836"><text:span text:style-name="CharStyle9"><text:span text:style-name="T1156">924. Šarloty z jablk.</text:span></text:span></text:p>
        <text:p text:style-name="P1161"><text:span text:style-name="CharStyle9"><text:span text:style-name="T1156"/></text:span></text:p>
        <text:p text:style-name="P1160"><text:span text:style-name="CharStyle9"><text:span text:style-name="T1156">Potrebný počeť jab</text:span></text:span><text:span text:style-name="CharStyle9"><text:span text:style-name="T1264">l</text:span></text:span><text:span text:style-name="CharStyle9"><text:span text:style-name="T1156">k obieliť a na rezanky pokrájať, hrozienka očistiť, mandle na rezanky pokrájať, na citrone</text:span></text:span><text:span text:style-name="CharStyle7"><text:span text:style-name="T1156"> </text:span></text:span><text:span text:style-name="CharStyle9"><text:span text:style-name="T1156">obrajbaný cukor potlcť a to všetko spolu smiešať. Nekoľko žemlí na tenké listy pokrájať, z týchto na okrúhlo vydlabať, </text:span></text:span><text:soft-page-break/><text:span text:style-name="CharStyle9"><text:span text:style-name="T1156">nim</text:span></text:span><text:span text:style-name="CharStyle9"><text:span text:style-name="T1264">í</text:span></text:span><text:span text:style-name="CharStyle9"><text:span text:style-name="T1156"> vymastenú furmu vyf</text:span></text:span><text:span text:style-name="CharStyle9"><text:span text:style-name="T1264">u</text:span></text:span><text:span text:style-name="CharStyle9"><text:span text:style-name="T1156">trovať a ostatnie žemle v masle na žlto vysmažiť. Smiešané jablká na da prsty zvýše dať do furmy a dobre utlačiť, na to dať kúsky čerstvého masla, vy­smaženú žemľu, zas jablká a tak pokračovať, kým sa furma doplní. Vrch furmy žemľou zakryť, v peci na žlto upiecť, pred nastolovaním na misu vyvrátiť a cukrom posypať.</text:span></text:span></text:p>
        <text:p text:style-name="P834"><text:span text:style-name="CharStyle9"><text:span text:style-name="T1156"/></text:span></text:p>
        <text:p text:style-name="P836"><text:span text:style-name="CharStyle9"><text:span text:style-name="T1156">925. Šarloty z bystrických slivák.</text:span></text:span></text:p>
        <text:p text:style-name="P1161"><text:span text:style-name="CharStyle9"><text:span text:style-name="T1156"/></text:span></text:p>
        <text:p text:style-name="P1160"><text:span text:style-name="CharStyle9"><text:span text:style-name="T1156">Dobre zralé slivky prez poly prekrojiť, kôstku z n</text:span></text:span><text:span text:style-name="CharStyle9"><text:span text:style-name="T1264">í</text:span></text:span><text:span text:style-name="CharStyle9"><text:span text:style-name="T1156">ch vyňať a v ostatnom pokračovať dľa predošlého spôsobu. Slivky neni potrebné tak utláčať jako jablká.</text:span></text:span></text:p>
        <text:p text:style-name="P1160"><text:span text:style-name="CharStyle9"><text:span text:style-name="T1156"/></text:span></text:p>
        <text:p text:style-name="P834"><text:span text:style-name="CharStyle9"><text:span text:style-name="T1156">926. Šarloty z hrušiek.</text:span></text:span></text:p>
        <text:p text:style-name="P1161"><text:span text:style-name="CharStyle9"><text:span text:style-name="T1156"/></text:span></text:p>
        <text:p text:style-name="P1160"><text:span text:style-name="CharStyle9"><text:span text:style-name="T1156">Hrušky obieliť, každú na štvoro prekrojiť a na rezanky pokrájať. Do žlto upraženého masla dať hrušky, tieto ocukriť, zakryté nechať pariť a lopatkovou vidličkou často miešať. V poly uparené hrušky dajú sa do vymastenej a žemľou vyfu­trovanej furmy a </text:span></text:span><text:span text:style-name="CharStyle9"><text:span text:style-name="T1264">ď</text:span></text:span><text:span text:style-name="CharStyle9"><text:span text:style-name="T1156">alej sa pokračuje jako zvýš stojí. Jestli s</text:span></text:span><text:span text:style-name="CharStyle9"><text:span text:style-name="T1264">ú</text:span></text:span><text:span text:style-name="CharStyle11"><text:span text:style-name="T1156"> </text:span></text:span><text:span text:style-name="CharStyle9"><text:span text:style-name="T1156">hrušky z dobrého druhu, neni potrebné </text:span></text:span><text:span text:style-name="CharStyle9"><text:span text:style-name="T1264">í</text:span></text:span><text:span text:style-name="CharStyle9"><text:span text:style-name="T1156">ch pariť nechať.</text:span></text:span></text:p>
        <text:p text:style-name="P834"><text:span text:style-name="CharStyle9"><text:span text:style-name="T1156"/></text:span></text:p>
        <text:p text:style-name="P836"><text:span text:style-name="CharStyle9"><text:span text:style-name="T1156">927. Dulový kechl (Koch.)</text:span></text:span></text:p>
        <text:p text:style-name="P1161"><text:span text:style-name="CharStyle9"><text:span text:style-name="T1156"/></text:span></text:p>
        <text:p text:style-name="P1160"><text:span text:style-name="CharStyle9"><text:span text:style-name="T1156">Štyry dule v hrnčenej nádobe studenou vodou zaliať, v celosti na mäkko uvariť a prez sito pretrieť. </text:span></text:span><text:span text:style-name="CharStyle9"><text:span text:style-name="T1264">1/4</text:span></text:span><text:span text:style-name="CharStyle9"><text:span text:style-name="T1156"> čerstvého </text:span></text:span><text:span text:style-name="CharStyle9"><text:span text:style-name="T1265">mas</text:span></text:span><text:span text:style-name="CharStyle9"><text:span text:style-name="T1156">la vo vajdlinku na penu rozmiešať, pridať jedno celé vajce, šesť ž</text:span></text:span><text:span text:style-name="CharStyle9"><text:span text:style-name="T1265">l</text:span></text:span><text:span text:style-name="CharStyle9"><text:span text:style-name="T1156">tkov jedon po druhom, </text:span></text:span><text:span text:style-name="CharStyle9"><text:span text:style-name="T1265">1/4</text:span></text:span><text:span text:style-name="CharStyle9"><text:span text:style-name="T1156"> na citrone obrajbaného a potlčeného cukru, v mlieku rozmočenú, vytisnutú a drobn</text:span></text:span><text:span text:style-name="CharStyle9"><text:span text:style-name="T1265">e</text:span></text:span><text:span text:style-name="CharStyle9"><text:span text:style-name="T1156"> posekanú žemľu, konečne dule; toto za pol hodiny ustavične spolu miešať, pridať rožkové omrviny a to zamie­šať do tuhého bielkového s</text:span></text:span><text:span text:style-name="CharStyle9"><text:span text:style-name="T1265">ň</text:span></text:span><text:span text:style-name="CharStyle9"><text:span text:style-name="T1156">ahu. Túto massu nechať vo vymastenej furme za hodinu povoľne piecť, na misu vyvrátiť a cukrom posypať.</text:span></text:span></text:p>
        <text:p text:style-name="P222"><text:span text:style-name="CharStyle23"><text:span text:style-name="T1156"/></text:span></text:p>
        <text:p text:style-name="P983"><text:soft-page-break/><text:span text:style-name="CharStyle9"><text:span text:style-name="T1156">928. Príprava pišk</text:span></text:span><text:span text:style-name="CharStyle9"><text:span text:style-name="T1265">o</text:span></text:span><text:span text:style-name="CharStyle9"><text:span text:style-name="T1156">tového cesta ku kochom.</text:span></text:span></text:p>
        <text:p text:style-name="P984"><text:span text:style-name="CharStyle9"><text:span text:style-name="T1156"/></text:span></text:p>
        <text:p text:style-name="P1161"><text:span text:style-name="CharStyle9"><text:span text:style-name="T1156">Zo štyroch bielkov tuhý sňah sbiť, doň dať za hrsť tlče­ného cukru, roztrepané ž</text:span></text:span><text:span text:style-name="CharStyle9"><text:span text:style-name="T1266">l</text:span></text:span><text:span text:style-name="CharStyle9"><text:span text:style-name="T1156">tky a pár liž</text:span></text:span><text:span text:style-name="CharStyle9"><text:span text:style-name="T1266">í</text:span></text:span><text:span text:style-name="CharStyle9"><text:span text:style-name="T1156">c múky. Túto massu po vymastenom plechu rozotrieť, na žlto upiecť a vyrezať z nej tak veľké okruhlé listy (platne), aby sa mohly dať do fur­my, do ktorej prinde koch. Červené víno s hrebíčkami, ško­ricou i cukrom variť a týmto platničky ovlažiť.</text:span></text:span></text:p>
        <text:p text:style-name="P834"><text:span text:style-name="CharStyle9"><text:span text:style-name="T1156"/></text:span></text:p>
        <text:p text:style-name="P836"><text:span text:style-name="CharStyle9"><text:span text:style-name="T1156">929. Čerešňový koch.</text:span></text:span></text:p>
        <text:p text:style-name="P1161"><text:span text:style-name="CharStyle9"><text:span text:style-name="T1156"/></text:span></text:p>
        <text:p text:style-name="P1160"><text:span text:style-name="CharStyle9"><text:span text:style-name="T1266">1/4</text:span></text:span><text:span text:style-name="CharStyle9"><text:span text:style-name="T1156"> čerstvého masla vo vajdlinku na penu rozmiešať, k tomuto pridať práve toľko v mažiari potlčených mandlí, </text:span></text:span><text:span text:style-name="CharStyle9"><text:span text:style-name="T1266">1/4 </text:span></text:span><text:span text:style-name="CharStyle9"><text:span text:style-name="T1156">na citrone obrajbaného a potlčeného cukru, jedno celé vajce a pod ustavičným miešaním šesť ž</text:span></text:span><text:span text:style-name="CharStyle9"><text:span text:style-name="T1266">l</text:span></text:span><text:span text:style-name="CharStyle9"><text:span text:style-name="T1156">tkov jedon po druhom. Z bielkov tuhý sňah sbiť, doň z ľahka zamiešať rožkové omrviny a toto s predošlými dobre smiešať. Vymastenú furmu mrvinami posypať, do nej dať na pol druha prsta z vyrobenej massy, na to zvýš prichystanú pišk</text:span></text:span><text:span text:style-name="CharStyle9"><text:span text:style-name="T1266">o</text:span></text:span><text:span text:style-name="CharStyle9"><text:span text:style-name="T1156">tovú platničku, po celom čerešne poklásť a pocukrovať, — čerešne nemajú sa bokov furmy dotýkať — na to zase z massy, potom platňu, zas čerešne a takto pokračovať, kým sa doplní furma od vrchu na pol druha prsta zvýše. Toto v rúre povoľne nechať na žlto upiecť, na misu vyvrátiť a cukrom posypať.</text:span></text:span></text:p>
        <text:p text:style-name="P834"><text:span text:style-name="CharStyle9"><text:span text:style-name="T1156"/></text:span></text:p>
        <text:p text:style-name="P836"><text:span text:style-name="CharStyle9"><text:span text:style-name="T1156">930. Višňový koch.</text:span></text:span></text:p>
        <text:p text:style-name="P1161"><text:span text:style-name="CharStyle9"><text:span text:style-name="T1156"/></text:span></text:p>
        <text:p text:style-name="P1160"><text:span text:style-name="CharStyle9"><text:span text:style-name="T1156">Kôstky z višieň vytlačiť a na riečicu klásť, aby zo saftu odtiekly. Ostatnie sa robí dľa predošlého spôsobu.</text:span></text:span></text:p>
        <text:p text:style-name="P834"><text:span text:style-name="CharStyle9"><text:span text:style-name="T1156"/></text:span></text:p>
        <text:p text:style-name="P836"><text:span text:style-name="CharStyle9"><text:span text:style-name="T1156">931. Marhu</text:span></text:span><text:span text:style-name="CharStyle9"><text:span text:style-name="T1266">l</text:span></text:span><text:span text:style-name="CharStyle9"><text:span text:style-name="T1156">ový koch.</text:span></text:span></text:p>
        <text:p text:style-name="P1161"><text:span text:style-name="CharStyle9"><text:span text:style-name="T1156"/></text:span></text:p>
        <text:p text:style-name="P1160"><text:span text:style-name="CharStyle9"><text:span text:style-name="T1156">Zralé marhule prez poly prekrojiť, obieliť, na misu roz­kladať, tlčeným cukrom dobre posypať a zakryté nechať stáť. Massa a ostatnia príprava sa robí jako zvýš stojí.</text:span></text:span></text:p>
        <text:p text:style-name="P222"><text:soft-page-break/><text:span text:style-name="CharStyle7"><text:span text:style-name="T1156"/></text:span></text:p>
        <text:p text:style-name="P834"><text:span text:style-name="CharStyle9"><text:span text:style-name="T1156">932. Slivkový koch.</text:span></text:span></text:p>
        <text:p text:style-name="P1161"><text:span text:style-name="CharStyle9"><text:span text:style-name="T1156"/></text:span></text:p>
        <text:p text:style-name="P1160"><text:span text:style-name="CharStyle9"><text:span text:style-name="T1156">Zralé bystrické slivky prez poly prekrojiť, obieliť, kôst­ky vyňať a vo všetkom dľa známeho predpisu pokračovať.</text:span></text:span></text:p>
        <text:p text:style-name="P834"><text:span text:style-name="CharStyle9"><text:span text:style-name="T1156"/></text:span></text:p>
        <text:p text:style-name="P836"><text:span text:style-name="CharStyle9"><text:span text:style-name="T1156">933. Malinový koch.</text:span></text:span></text:p>
        <text:p text:style-name="P1161"><text:span text:style-name="CharStyle9"><text:span text:style-name="T1156"/></text:span></text:p>
        <text:p text:style-name="P1160"><text:span text:style-name="CharStyle9"><text:span text:style-name="T1156">Zralé celé maliny dať do vody, v nej za čas nechať stáť, na site nechať odtiecť a ostatnie, jako zvýš stojí, urobiť.</text:span></text:span></text:p>
        <text:p text:style-name="P834"><text:span text:style-name="CharStyle9"><text:span text:style-name="T1156"/></text:span></text:p>
        <text:p text:style-name="P836"><text:span text:style-name="CharStyle9"><text:span text:style-name="T1156">934. Jahodový koch.</text:span></text:span></text:p>
        <text:p text:style-name="P1161"><text:span text:style-name="CharStyle9"><text:span text:style-name="T1156"/></text:span></text:p>
        <text:p text:style-name="P1160"><text:span text:style-name="CharStyle9"><text:span text:style-name="T1156">Celé jahody cukrom posypať, zakryté nechať až k upo­trebeniu stáť a v ostatnom pokračovať dľa zvýš udaného predpisu.</text:span></text:span></text:p>
        <text:p text:style-name="P834"><text:span text:style-name="CharStyle9"><text:span text:style-name="T1156"/></text:span></text:p>
        <text:p text:style-name="P836"><text:span text:style-name="CharStyle9"><text:span text:style-name="T1156">935. Pišk</text:span></text:span><text:span text:style-name="CharStyle9"><text:span text:style-name="T1266">o</text:span></text:span><text:span text:style-name="CharStyle9"><text:span text:style-name="T1156">tový turb</text:span></text:span><text:span text:style-name="CharStyle9"><text:span text:style-name="T1266">á</text:span></text:span><text:span text:style-name="CharStyle9"><text:span text:style-name="T1156">n so šato.</text:span></text:span></text:p>
        <text:p text:style-name="P1161"><text:span text:style-name="CharStyle9"><text:span text:style-name="T1156"/></text:span></text:p>
        <text:p text:style-name="P1160"><text:span text:style-name="CharStyle9"><text:span text:style-name="T1156">Zo štýr bielkov sbije sa tuhý sňah, doň sa dá pod usta­vičným šibaním šesť lôtov tlčeného cukru, sňah z drôtov odtriasť, primiešať varečkou dva ž</text:span></text:span><text:span text:style-name="CharStyle9"><text:span text:style-name="T1266">l</text:span></text:span><text:span text:style-name="CharStyle9"><text:span text:style-name="T1156">tky i dva lôty múky a túto massu dať do strekáča (špriecňa), ktorá má okrúhlu rúrku. Na vymastený a múkou posypaný plech vytíska sa zo strekáča massa na rovnaké kôpky (puserle) a síce nie veľmi husto je­dno pri druhom, po vrchu cukrom posypať a v neveľmi horú­cej peci na žlto upiecť. Z troch bielkov sbije sa tuhý sňah, doň štyry lôty tlčeného cukru pod ustavičným šibaním zamie­šať, dať do papierovej škarnicle a z toho na okrúhlu misu urobiť veniec. Na veniec kladú sa puserle celkom jedon ve­dľa druhého, na u</text:span></text:span><text:span text:style-name="CharStyle9"><text:span text:style-name="T1266">k</text:span></text:span><text:span text:style-name="CharStyle9"><text:span text:style-name="T1156">ladené puserle zase sa urobí sňahový veniec, na to p</text:span></text:span><text:span text:style-name="CharStyle9"><text:span text:style-name="T1266">userl</text:span></text:span><text:span text:style-name="CharStyle9"><text:span text:style-name="T1156">e, jednotlivé dierky zaplnia sa sňahom a to sa dá do letnej pece sušiť. Dľa č. 779. urobí sa šato a pred nasto­lovaním tým sa naplní urobený turbán.</text:span></text:span></text:p>
        <text:p text:style-name="P834"><text:span text:style-name="CharStyle9"><text:span text:style-name="T1156"/></text:span></text:p>
        <text:p text:style-name="P836"><text:span text:style-name="CharStyle9"><text:span text:style-name="T1156">936. Turbán s hovädzím špikom.</text:span></text:span></text:p>
        <text:p text:style-name="P1161"><text:soft-page-break/><text:span text:style-name="CharStyle9"><text:span text:style-name="T1156"/></text:span></text:p>
        <text:p text:style-name="P1160"><text:span text:style-name="CharStyle9"><text:span text:style-name="T1156">V nádobe nechá sa žajdlík vody variť, do nej sa pod ustavičným miešaním zavarí toľko múky, aby z toho husté cesto bolo; to sa nechá na tabli vystydnúť, potom sa rukami vymiesi, na štyry prsty šíre a na prst zhrúbä sa vyvalká v takej d</text:span></text:span><text:span text:style-name="CharStyle9"><text:span text:style-name="T1266">l</text:span></text:span><text:span text:style-name="CharStyle9"><text:span text:style-name="T1156">žke, jaká misa sa k nemu upotrebí. Misu vajcom natreť, na ňu do okrúhla z cesta ráf urobiť a konce vajcom natreť, aby sa spolu držaly; to dať do letnej pece a nechať sušiť. Pred nastolovan</text:span></text:span><text:span text:style-name="CharStyle9"><text:span text:style-name="T1266">í</text:span></text:span><text:span text:style-name="CharStyle9"><text:span text:style-name="T1156">m dá sa do kusa masla toľko múky, koľko do seba zažije; to mliekom rozpúšťať, aby nebolo ani husté ani riedke; potom od ohňa preč vziať, hneď do horúceho dať pod ustavičným miešaním 6 ž</text:span></text:span><text:span text:style-name="CharStyle9"><text:span text:style-name="T1266">l</text:span></text:span><text:span text:style-name="CharStyle9"><text:span text:style-name="T1156">tkov jedon po druhom a tlčeného cukru, z bielkov tuhý sňa</text:span></text:span><text:span text:style-name="CharStyle9"><text:span text:style-name="T1266">h</text:span></text:span><text:span text:style-name="CharStyle9"><text:span text:style-name="T1156"> sbiť, </text:span></text:span><text:span text:style-name="CharStyle9"><text:span text:style-name="T1267">1/4</text:span></text:span><text:span text:style-name="CharStyle9"><text:span text:style-name="T1156"> vo vode obareného a na kocky pokrájaného špiku z ľahka do sňahu zamiešať, to dať do prichystaného ráfu, v rúre nechať upiecť a hne</text:span></text:span><text:span text:style-name="CharStyle9"><text:span text:style-name="T1267">ď</text:span></text:span><text:span text:style-name="CharStyle9"><text:span text:style-name="T1156"> po upečení dať na stôl.</text:span></text:span></text:p>
        <text:p text:style-name="P834"><text:span text:style-name="CharStyle9"><text:span text:style-name="T1156"/></text:span></text:p>
        <text:p text:style-name="P836"><text:span text:style-name="CharStyle9"><text:span text:style-name="T1156">937. Turbán z čerstvých pomarančových kôrok.</text:span></text:span></text:p>
        <text:p text:style-name="P1161"><text:span text:style-name="CharStyle9"><text:span text:style-name="T1156"/></text:span></text:p>
        <text:p text:style-name="P1160"><text:span text:style-name="CharStyle9"><text:span text:style-name="T1156">Z troch pomarančov kôrku obieliť, biele dolu srezať, vo vode na mäkko uvariť, v mažiari na drobno potlcť, prez sito do vajdlinka pretrieť, pridať </text:span></text:span><text:span text:style-name="CharStyle9"><text:span text:style-name="T1267">1/4</text:span></text:span><text:span text:style-name="CharStyle9"><text:span text:style-name="T1156"> tlčeného cukru a štyry ž</text:span></text:span><text:span text:style-name="CharStyle9"><text:span text:style-name="T1267">l</text:span></text:span><text:span text:style-name="CharStyle9"><text:span text:style-name="T1156">tky jedon po druhom, zo šiestych bielkov urobiť tuhý sňa</text:span></text:span><text:span text:style-name="CharStyle9"><text:span text:style-name="T1267">h</text:span></text:span><text:span text:style-name="CharStyle9"><text:span text:style-name="T1156">, to z ľahka do predošlého zamiešať a dľa predošlého predpisu pokračovať i s ráfom i s pečením.</text:span></text:span></text:p>
        <text:p text:style-name="P834"><text:span text:style-name="CharStyle9"><text:span text:style-name="T1156"/></text:span></text:p>
        <text:p text:style-name="P836"><text:span text:style-name="CharStyle9"><text:span text:style-name="T1156">938. Mešťanský čerešňový kuchon.</text:span></text:span></text:p>
        <text:p text:style-name="P1161"><text:span text:style-name="CharStyle9"><text:span text:style-name="T1156"/></text:span></text:p>
        <text:p text:style-name="P1160"><text:span text:style-name="CharStyle9"><text:span text:style-name="T1156">Štyry lôty čerstvého masla na penu rozmiešať, do toho zamiešať práve toľko očistených a potlčených mandlí a štyry ž</text:span></text:span><text:span text:style-name="CharStyle9"><text:span text:style-name="T1267">l</text:span></text:span><text:span text:style-name="CharStyle9"><text:span text:style-name="T1156">tky jedon po druhom. Dva lôty rozmiešaných kvasníc dať do žajdlíka letnieho mlieka, pridať za ližicu cukru a na nožový ko­niec tlčeného korenia, to posoliť, do predošlého precediť a toľ­ko múky pridať, aby bolo hustejšie cesto, nežli na dolky; to zakryté nechať kysnúť. Kým táto massa kysne, vytlačia sa z čerešieň kôstky a čerešne nechajú sa na riečici odtiecť. Vy­mastenú tepšu alebo pekáč mrvinami posypať, z vykysnutého </text:span></text:span><text:soft-page-break/><text:span text:style-name="CharStyle9"><text:span text:style-name="T1156">cesta vziať kus a celé dno vymastenej nádoby na prst zvýše natreť, nechať trochu kysnúť, na to dať vrstvu čerešieň, tieto na citrone porajbaným tlčeným cukrom posypať, na to dať</text:span></text:span><text:span text:style-name="CharStyle7"><text:span text:style-name="T1156"> </text:span></text:span><text:span text:style-name="CharStyle9"><text:span text:style-name="T1156">cesto, zase čerešne a cukru, celý vrch cestom zakryť, krája­nými mandlamí posypať a ešte trochu nechať kysnúť. Konečne v rúre na žlto odpiecť, na kúsky pokrájať a poriadne na misu poklásť.</text:span></text:span></text:p>
        <text:p text:style-name="P834"><text:span text:style-name="CharStyle9"><text:span text:style-name="T1156"/></text:span></text:p>
        <text:p text:style-name="P836"><text:span text:style-name="CharStyle9"><text:span text:style-name="T1156">939. Višňový kuchon.</text:span></text:span></text:p>
        <text:p text:style-name="P1161"><text:span text:style-name="CharStyle9"><text:span text:style-name="T1156"/></text:span></text:p>
        <text:p text:style-name="P1160"><text:span text:style-name="CharStyle9"><text:span text:style-name="T1156">Z višieň kôstky vybrať a nechať odtiecť, hrebíčky so ško­ricou potlcť a k tomuto hodne cukru prez sito preosiať, vymaste­nú tepšu žem</text:span></text:span><text:span text:style-name="CharStyle9"><text:span text:style-name="T1267">ľ</text:span></text:span><text:span text:style-name="CharStyle9"><text:span text:style-name="T1156">ovými mrvinami posypať, po celom dne rozotrieť d</text:span></text:span><text:span text:style-name="CharStyle9"><text:span text:style-name="T1267">ľ</text:span></text:span><text:span text:style-name="CharStyle9"><text:span text:style-name="T1156">a predošlého predpisu z toho istého cesta a nechať kysnúť, na to dať višne a posypať s miešaným cukrom, pokračovať dľa predošlého spôsobu, na žlto nechať upiecť a dať na stôl. Toto jedlo môže prísť i chladné na stôl.</text:span></text:span></text:p>
        <text:p text:style-name="P996"><text:span text:style-name="CharStyle9"><text:span text:style-name="T1156"/></text:span></text:p>
        <text:p text:style-name="P997"><text:span text:style-name="CharStyle9"><text:span text:style-name="T1156">940. Murinské plnky s čiernym gusom (Teufelmehl</text:span></text:span><text:span text:style-name="CharStyle9"><text:span text:style-name="T1267">s</text:span></text:span><text:span text:style-name="CharStyle9"><text:span text:style-name="T1156">peise.)</text:span></text:span></text:p>
        <text:p text:style-name="P1161"><text:span text:style-name="CharStyle9"><text:span text:style-name="T1156"/></text:span></text:p>
        <text:p text:style-name="P1160"><text:span text:style-name="CharStyle9"><text:span text:style-name="T1156">Dvanásť lôtov rižkaše v mažiari potlcť a prez husté sito preosiať, 12 lôtov mandlí v čistej šate vyšúchať, potlcť a prez sito pretrieť, v nádobe holbu mlieka svariť a pod usta­vičným miešaním doň zavariť rižkašu. Ked toto začne hustnúť, pridať mandle, nechať trochu povariť, pridať s vanilijou potlčeného cukru, to spolu smiešať, dať na tablu a nechať tro­chu vystydnúť. Z tohoto sa ušúlajú plnky vo veľkosti vlaského orecha a pokladú sa na sito. Do nádoby dať kus čerstvého masla, pridať za ližičku múky a na kúsky posekanej čokolá­dy, t</text:span></text:span><text:span text:style-name="CharStyle9"><text:span text:style-name="T1267">o</text:span></text:span><text:span text:style-name="CharStyle9"><text:span text:style-name="T1156"> dobre na ohni smiešať, vodou zaliať a dobre ocukriť. Ke</text:span></text:span><text:span text:style-name="CharStyle9"><text:span text:style-name="T1267">ď</text:span></text:span><text:span text:style-name="CharStyle9"><text:span text:style-name="T1156"> sa to zvarilo, odloží sa od pary, pred nastolovaním vy­smažia sa plnky v rozpálenom masle na brunátno a z masti nechajú sa odcediť. Na misu sa dá servyt, naň sa plnky do vysok</text:span></text:span><text:span text:style-name="CharStyle9"><text:span text:style-name="T1267">a</text:span></text:span><text:span text:style-name="CharStyle9"><text:span text:style-name="T1156"> pokladú a cukrom posypú. Gus sa dá osobitne do šálky.</text:span></text:span></text:p>
        <text:p text:style-name="P834"><text:span text:style-name="CharStyle9"><text:span text:style-name="T1156"/></text:span></text:p>
        <text:p text:style-name="P836"><text:span text:style-name="CharStyle9"><text:span text:style-name="T1156">941. Maselné lekvárom plnené rožky.</text:span></text:span></text:p>
        <text:p text:style-name="P1161"><text:span text:style-name="CharStyle9"><text:span text:style-name="T1156"/></text:span></text:p>
        <text:p text:style-name="P1160"><text:soft-page-break/><text:span text:style-name="CharStyle9"><text:span text:style-name="T1156">Kôrku z rožkov obrajbať, každý prez poly prekrojiť, prostriedok do okrúhla vyrezať, lekvárom naplniť a platničkou zapchať, aby nebol patrný lekvár. Takéto plnené rožky do mlieka zamáčať a na misu rozkladať, aby sa dobre rozvlažily. Tieto rožky omáčajú sa do roztrepaného vajca, žemľovými mrvinami sa posypú, pred nastolovaním sa v masle vy­smažia a cukrom posyp</text:span></text:span><text:span text:style-name="CharStyle9"><text:span text:style-name="T1267">ú</text:span></text:span><text:span text:style-name="CharStyle9"><text:span text:style-name="T1156">, na misu sa složí servyt a na tento sa pokladú rožky.</text:span></text:span></text:p>
        <text:p text:style-name="P834"><text:span text:style-name="CharStyle9"><text:span text:style-name="T1156"/></text:span></text:p>
        <text:p text:style-name="P836"><text:span text:style-name="CharStyle9"><text:span text:style-name="T1156">942. Timbal </text:span></text:span><text:span text:style-name="CharStyle9"><text:span text:style-name="T1300">à</text:span></text:span><text:span text:style-name="CharStyle9"><text:span text:style-name="T1156"> la Bonaparte.</text:span></text:span></text:p>
        <text:p text:style-name="P1161"><text:span text:style-name="CharStyle9"><text:span text:style-name="T1156"/></text:span></text:p>
        <text:p text:style-name="P1160"><text:span text:style-name="CharStyle9"><text:span text:style-name="T1156">Z troch vajec cesto zamiesiť, na tenko vyvalkať a na tenké rezance pokrájať; tri žajdlíky mlieka v nádobe uvariť, doň rezanky zavariť, na husto sv</text:span></text:span><text:span text:style-name="CharStyle9"><text:span text:style-name="T1267">s</text:span></text:span><text:span text:style-name="CharStyle9"><text:span text:style-name="T1156">rené odložiť od ohňa a pridať kus čerstvého masla, 4 lôty tlčených mandlí, 6 lôtov na citrone obrajbaného cukru a štyry celé vajcia, to spolu smiešať, trochu posoliť, na vymastený plech rovnako rozo­trieť a v rúre na žlto upiecť. Z upečenej massy režú sa štyrouhlaté platne, najprv ve</text:span></text:span><text:span text:style-name="CharStyle9"><text:span text:style-name="T1267">ľ</text:span></text:span><text:span text:style-name="CharStyle9"><text:span text:style-name="T1156">ké, potom menšie, konečne naj­menšie, aby pri skladaní tieto platne tvorily piram</text:span></text:span><text:span text:style-name="CharStyle9"><text:span text:style-name="T1267">í</text:span></text:span><text:span text:style-name="CharStyle9"><text:span text:style-name="T1156">du. 12 lô­tov mandlí očistiť, tretiu čiastku t. j. 4 lôty z n</text:span></text:span><text:span text:style-name="CharStyle9"><text:span text:style-name="T1267">í</text:span></text:span><text:span text:style-name="CharStyle9"><text:span text:style-name="T1156">ch na rezanky pokrájať a ostatních 8 lôtov na drobno potlcť. 8 lôtov čer­stvého masla vo vajdlinku na penu rozmiešať, do toho dať 8 lôtov na citrone obrajbaného cukru, drobno krájaný citronát a šesť žĺtkov jedon po druhom, to ustavične miešať a dať do tuhého sňahu, ktorý sa zo štýr bielkov sbije; k tomuto sa zamieša ešte za hrsť žemľových omrvín. Na pomastený plech položí sa veľká platňa a celá sa na tenko maslom natrie; na túto dá sa menšia a natrie sa lekvárom; konečne sa dá naj­menšia na vrch a táto sa natrie teraz opísanou massou. Takto sa pokračuje ďalej, ostatnia platňa sa massou celkom obtiahne a to sa dá do pece na nekoľko minút, aby massa stuhla. Za ten čas ale všetká massa na plech ztečie, preto sa všetko z pece von vezne a platňa sa z novu massou obtiahne, krá­janými mandlami celkom sa posype a nechá sa na žlto upiecť. Pred nastolovaním sa piramidy v celosti pozorne nožom z plechu na misu sošuchnú a ostrým nožom tak pokrájajú, aby podržaly svoju formu.</text:span></text:span></text:p>
        <text:p text:style-name="P222"><text:span text:style-name="CharStyle7"><text:span text:style-name="T1156"/></text:span></text:p>
        <text:p text:style-name="P1774"><text:soft-page-break/><text:span text:style-name="CharStyle16"><text:span text:style-name="T1156">D) Čiastka.</text:span></text:span></text:p>
        <text:p text:style-name="P1839"><text:span text:style-name="CharStyle18"><text:span text:style-name="T1156"/></text:span></text:p>
        <text:p text:style-name="P1840"><text:span text:style-name="CharStyle18"><text:span text:style-name="T1156">O ovocných kompotoch.</text:span></text:span></text:p>
        <text:p text:style-name="P834"><text:span text:style-name="CharStyle9"><text:span text:style-name="T1156"/></text:span></text:p>
        <text:p text:style-name="P836"><text:span text:style-name="CharStyle9"><text:span text:style-name="T1156">943. Jahodový k</text:span></text:span><text:span text:style-name="CharStyle9"><text:span text:style-name="T1267">o</text:span></text:span><text:span text:style-name="CharStyle9"><text:span text:style-name="T1156">mpot.</text:span></text:span></text:p>
        <text:p text:style-name="P1161"><text:span text:style-name="CharStyle9"><text:span text:style-name="T1156"/></text:span></text:p>
        <text:p text:style-name="P1160"><text:span text:style-name="CharStyle9"><text:span text:style-name="T1156">Ovocné prípravy čili kompoty nastolujú sa po pečenkách jako lahôtky, iní </text:span></text:span><text:span text:style-name="CharStyle9"><text:span text:style-name="T1267">í</text:span></text:span><text:span text:style-name="CharStyle9"><text:span text:style-name="T1156">ch zase radi jedia s pečenkou. Ku kompotu sú potrebné celé a zralé jahody, na holbu jahôd dá sa 10 lôtov cukru, na tento sa naleje za pol šálky vody a nechá sa na ohni variť, kým sa na prsty nelipká. To nechať v poly vystydnuť, doň dať jahody, pozorne spolu smiešať a zakryté nechať stáť. Pred nastolovaním jahody vybrať na misu alebo do šálky a saftom </text:span></text:span><text:span text:style-name="CharStyle9"><text:span text:style-name="T1268">í</text:span></text:span><text:span text:style-name="CharStyle9"><text:span text:style-name="T1156">ch poliať.</text:span></text:span></text:p>
        <text:p text:style-name="P834"><text:span text:style-name="CharStyle9"><text:span text:style-name="T1156"/></text:span></text:p>
        <text:p text:style-name="P836"><text:span text:style-name="CharStyle9"><text:span text:style-name="T1156">944. Malinový k</text:span></text:span><text:span text:style-name="CharStyle9"><text:span text:style-name="T1268">o</text:span></text:span><text:span text:style-name="CharStyle9"><text:span text:style-name="T1156">mpot.</text:span></text:span></text:p>
        <text:p text:style-name="P1161"><text:span text:style-name="CharStyle9"><text:span text:style-name="T1156"/></text:span></text:p>
        <text:p text:style-name="P1160"><text:span text:style-name="CharStyle9"><text:span text:style-name="T1156">Dobre zralé a celé maliny navyberať, dať do studenej vody, v nej nechať za čas stáť, vybrať na sito a nechať od­tiecť. Do nádoby dať 12 lôtov cukru a za pol šálky vody, to nechať variť, kým sa na prsty nelepí, pridať maliny, ne­chať spolu variť, vybrať na misu, čistým papierom zakryť, saft na husto vyvariť a týmto maliny poliať.</text:span></text:span></text:p>
        <text:p text:style-name="P834"><text:span text:style-name="CharStyle9"><text:span text:style-name="T1156"/></text:span></text:p>
        <text:p text:style-name="P836"><text:span text:style-name="CharStyle9"><text:span text:style-name="T1156">945. Marhulový kompot.</text:span></text:span></text:p>
        <text:p text:style-name="P1161"><text:span text:style-name="CharStyle9"><text:span text:style-name="T1156"/></text:span></text:p>
        <text:p text:style-name="P1160"><text:span text:style-name="CharStyle9"><text:span text:style-name="T1156">Pekné zralé marhule prez poly rozkrojiť, obieliť, kôstku von vybrať, marhule na tepšu jednu vedľa druhej klásť, tlče­ným cukrom posypať a zakryté dať do horúcej rúry. Ke</text:span></text:span><text:span text:style-name="CharStyle9"><text:span text:style-name="T1268">ď</text:span></text:span><text:span text:style-name="CharStyle9"><text:span text:style-name="T1156"> sú mäkké, — rozvariť sa nesmú— zakryjú sa papierom, nechajú </text:span></text:span><text:span text:style-name="CharStyle9"><text:span text:style-name="T1268">sa</text:span></text:span><text:span text:style-name="CharStyle9"><text:span text:style-name="T1156"> vy</text:span></text:span><text:span text:style-name="CharStyle9"><text:span text:style-name="T1268">st</text:span></text:span><text:span text:style-name="CharStyle9"><text:span text:style-name="T1156">ydnúť, vidličkou na misu sa pokladú a polejú sa na husto vyvareným saftom.</text:span></text:span></text:p>
        <text:p text:style-name="P834"><text:span text:style-name="CharStyle9"><text:span text:style-name="T1156"/></text:span></text:p>
        <text:p text:style-name="P836"><text:span text:style-name="CharStyle9"><text:span text:style-name="T1156">946.</text:span></text:span><text:span text:style-name="CharStyle9"><text:span text:style-name="T1268"> </text:span></text:span><text:span text:style-name="CharStyle9"><text:span text:style-name="T1156">Breskyňový kompot.</text:span></text:span></text:p>
        <text:p text:style-name="P1161"><text:span text:style-name="CharStyle9"><text:span text:style-name="T1156"/></text:span></text:p>
        <text:p text:style-name="P1160"><text:span text:style-name="CharStyle9"><text:span text:style-name="T1156">Zralé, od kôstky oddeliť sa dajúce breskyne prez poly prekrojiť, kôstku von </text:span></text:span><text:soft-page-break/><text:span text:style-name="CharStyle9"><text:span text:style-name="T1156">vziať, obieliť, do studenej vody poklásť, vybrať na tepšu, tlčeným cukrom posypať a zakryté nechať variť. Ke</text:span></text:span><text:span text:style-name="CharStyle9"><text:span text:style-name="T1268">ď</text:span></text:span><text:span text:style-name="CharStyle9"><text:span text:style-name="T1156"> sú dosť mäkké, poklad</text:span></text:span><text:span text:style-name="CharStyle9"><text:span text:style-name="T1268">ú</text:span></text:span><text:span text:style-name="CharStyle9"><text:span text:style-name="T1156"> sa vidličkou do vysok</text:span></text:span><text:span text:style-name="CharStyle9"><text:span text:style-name="T1268">a</text:span></text:span><text:span text:style-name="CharStyle9"><text:span text:style-name="T1156"> na misu, papierom sa zakryjú, nechajú sa vystydnuť a polejú sa vyvareným saftom.</text:span></text:span></text:p>
        <text:p text:style-name="P834"><text:span text:style-name="CharStyle9"><text:span text:style-name="T1156"/></text:span></text:p>
        <text:p text:style-name="P836"><text:span text:style-name="CharStyle9"><text:span text:style-name="T1156">947. Čerešňový k</text:span></text:span><text:span text:style-name="CharStyle9"><text:span text:style-name="T1268">o</text:span></text:span><text:span text:style-name="CharStyle9"><text:span text:style-name="T1156">mpot.</text:span></text:span></text:p>
        <text:p text:style-name="P1161"><text:span text:style-name="CharStyle9"><text:span text:style-name="T1156"/></text:span></text:p>
        <text:p text:style-name="P1160"><text:span text:style-name="CharStyle9"><text:span text:style-name="T1156">Ku kompotom sa berú čierne čerešne, od stepôk sa očistia, vymyjú a dajú sa do nádoby. K nim sa pridajú citronové kôrky, kus škorice, cukru a pár liž</text:span></text:span><text:span text:style-name="CharStyle9"><text:span text:style-name="T1268">í</text:span></text:span><text:span text:style-name="CharStyle9"><text:span text:style-name="T1156">c vody, nechajú sa variť — saftu nesmú mať mnoho — zakryté sa odložia a vystydnuté dajú sa na misu.</text:span></text:span></text:p>
        <text:p text:style-name="P834"><text:span text:style-name="CharStyle9"><text:span text:style-name="T1156"/></text:span></text:p>
        <text:p text:style-name="P836"><text:span text:style-name="CharStyle9"><text:span text:style-name="T1156">948. Čerešňový kompot so smotankou.</text:span></text:span></text:p>
        <text:p text:style-name="P1161"><text:span text:style-name="CharStyle9"><text:span text:style-name="T1156"/></text:span></text:p>
        <text:p text:style-name="P1160"><text:span text:style-name="CharStyle9"><text:span text:style-name="T1156">Zo stepôk očistené a umyté čerešne dajú sa do nádoby, pridá sa pár liž</text:span></text:span><text:span text:style-name="CharStyle9"><text:span text:style-name="T1268">í</text:span></text:span><text:span text:style-name="CharStyle9"><text:span text:style-name="T1156">c smotanky a za ližicu múky, to spolu roz­miešať, pridať škoricu, citronových kôrok a cukru, vodou podliať, zakryté nechať na mäkko uvariť a dať na misu.</text:span></text:span></text:p>
        <text:p text:style-name="P834"><text:span text:style-name="CharStyle9"><text:span text:style-name="T1156"/></text:span></text:p>
        <text:p text:style-name="P836"><text:span text:style-name="CharStyle9"><text:span text:style-name="T1156">949. Višňový kompot.</text:span></text:span></text:p>
        <text:p text:style-name="P1161"><text:span text:style-name="CharStyle9"><text:span text:style-name="T1156"/></text:span></text:p>
        <text:p text:style-name="P1160"><text:span text:style-name="CharStyle9"><text:span text:style-name="T1156">Očistené a umyté višne dať do nádoby, pridať hodne cukru a citronové kôrky, podliať vodou a dobrým vínom za pár liž</text:span></text:span><text:span text:style-name="CharStyle9"><text:span text:style-name="T1268">í</text:span></text:span><text:span text:style-name="CharStyle9"><text:span text:style-name="T1156">c, nechať variť — pri čom celé ostať musia — za­kryté odložiť a dať na misu, na listy pokrájaným pomaran­čom obložiť a saftom poliať.</text:span></text:span></text:p>
        <text:p text:style-name="P834"><text:span text:style-name="CharStyle9"><text:span text:style-name="T1156"/></text:span></text:p>
        <text:p text:style-name="P836"><text:span text:style-name="CharStyle9"><text:span text:style-name="T1156">950. Mirabelle na kompot.</text:span></text:span></text:p>
        <text:p text:style-name="P1161"><text:span text:style-name="CharStyle9"><text:span text:style-name="T1156"/></text:span></text:p>
        <text:p text:style-name="P1160"><text:span text:style-name="CharStyle9"><text:span text:style-name="T1156">Dobre zralé mirabelle so stopkami jednu vedľa druhej na tepšu klásť, tlčeným cukrom posypať, na ne pár ližic vody naliať, v rúre zakryté nechať pomály pariť — musia ostať celé — von vzaté nechať vystydnúť a na misu poriadne poklásť.</text:span></text:span></text:p>
        <text:p text:style-name="P222"><text:span text:style-name="CharStyle7"><text:span text:style-name="T1156"/></text:span></text:p>
        <text:p text:style-name="P998"><text:soft-page-break/><text:span text:style-name="CharStyle9"><text:span text:style-name="T1156">951. Čerstvé slivky na kompot.</text:span></text:span></text:p>
        <text:p text:style-name="P1161"><text:span text:style-name="CharStyle9"><text:span text:style-name="T1156"/></text:span></text:p>
        <text:p text:style-name="P1160"><text:span text:style-name="CharStyle9"><text:span text:style-name="T1156">Ke</text:span></text:span><text:span text:style-name="CharStyle9"><text:span text:style-name="T1268">ď</text:span></text:span><text:span text:style-name="CharStyle9"><text:span text:style-name="T1156"> sú slivky dobre zapálené, dajú sa i so stopkami do vrelej vody, kôstky z nich vylúpať, slivky na tepšu klásť, cukrom posypať, povoľne nechať variť a odložiť, vystydnuté na misu i so stopkami poriadne hore koncom poklásť a husto uvareným saftom poliať.</text:span></text:span></text:p>
        <text:p text:style-name="P834"><text:span text:style-name="CharStyle9"><text:span text:style-name="T1156"/></text:span></text:p>
        <text:p text:style-name="P836"><text:span text:style-name="CharStyle9"><text:span text:style-name="T1156">952. Čerstvé zralé slivky na kompot.</text:span></text:span></text:p>
        <text:p text:style-name="P1161"><text:span text:style-name="CharStyle9"><text:span text:style-name="T1156"/></text:span></text:p>
        <text:p text:style-name="P1160"><text:span text:style-name="CharStyle9"><text:span text:style-name="T1156">Zo zralých slivák kožku nožom obkrájať, dať do stude­nej vody, vybrať a na tepšu hore stepkami jednu vedľa dru­hej klásť, tlčeným cukrom posypať, pár liž</text:span></text:span><text:span text:style-name="CharStyle9"><text:span text:style-name="T1268">í</text:span></text:span><text:span text:style-name="CharStyle9"><text:span text:style-name="T1156">c vody pridať, v rúre povoľne nechať variť, nechať vystydnuť, poriadne na misu poklásť a na husto vyvareným chladným saftom poliať.</text:span></text:span></text:p>
        <text:p text:style-name="P834"><text:span text:style-name="CharStyle9"><text:span text:style-name="T1156"/></text:span></text:p>
        <text:p text:style-name="P836"><text:span text:style-name="CharStyle9"><text:span text:style-name="T1156">953. Jablčkový kompot.</text:span></text:span></text:p>
        <text:p text:style-name="P1161"><text:span text:style-name="CharStyle9"><text:span text:style-name="T1156"/></text:span></text:p>
        <text:p text:style-name="P1160"><text:span text:style-name="CharStyle9"><text:span text:style-name="T1156">Potrebný počeť jab</text:span></text:span><text:span text:style-name="CharStyle9"><text:span text:style-name="T1268">l</text:span></text:span><text:span text:style-name="CharStyle9"><text:span text:style-name="T1156">k na štvoro prekrojiť, z prostriedku na rovno vyrezať, kožku hladko skrojiť, jablká do studenej vody poklásť, vybrať do nádoby, na ne vytlačiť citronovú šťavu a v nej ich poobálať, pridať na citrone obrajbaný cukor, bieleho vína a trochu vody, na mäkko uvariť — avšak križalky musia ostať celé — zakryté odložiť, nechať vystydnúť, na misu do vysok</text:span></text:span><text:span text:style-name="CharStyle9"><text:span text:style-name="T1268">a</text:span></text:span><text:span text:style-name="CharStyle9"><text:span text:style-name="T1156"> poklásť a na husto vyvareným saftom poliať.</text:span></text:span></text:p>
        <text:p text:style-name="P998"><text:span text:style-name="CharStyle9"><text:span text:style-name="T1156"/></text:span></text:p>
        <text:p text:style-name="P1000"><text:span text:style-name="CharStyle9"><text:span text:style-name="T1156">954. Parené jab</text:span></text:span><text:span text:style-name="CharStyle9"><text:span text:style-name="T1268">l</text:span></text:span><text:span text:style-name="CharStyle9"><text:span text:style-name="T1156">čka s hrozienkami.</text:span></text:span></text:p>
        <text:p text:style-name="P1161"><text:span text:style-name="CharStyle9"><text:span text:style-name="T1156"/></text:span></text:p>
        <text:p text:style-name="P1160"><text:span text:style-name="CharStyle9"><text:span text:style-name="T1156">K tomuto vyberú sa jab</text:span></text:span><text:span text:style-name="CharStyle9"><text:span text:style-name="T1268">l</text:span></text:span><text:span text:style-name="CharStyle9"><text:span text:style-name="T1156">čka rovnakej veľkosti, pro­striedok z nich dlábatkom vybrať, do nádoby dať kúsok čer­stvého masla, doň jab</text:span></text:span><text:span text:style-name="CharStyle9"><text:span text:style-name="T1268">l</text:span></text:span><text:span text:style-name="CharStyle9"><text:span text:style-name="T1156">čka jedno vedľa druhého poklásť a za­kryté z oboch strán na žlto nechať upariť. Veľké i malé hrozienka očistiť, vymyť a v šate medzi rukami vytlačiť, tieto jako i cukru dať k jab</text:span></text:span><text:span text:style-name="CharStyle9"><text:span text:style-name="T1268">l</text:span></text:span><text:span text:style-name="CharStyle9"><text:span text:style-name="T1156">čkam, pridať bieleho vína a trochu vody, nechať na mäkko uvariť — pri čom celé ostať musia — na misu poklásť a saftom poliať.</text:span></text:span></text:p>
        <text:p text:style-name="P222"><text:soft-page-break/><text:span text:style-name="CharStyle7"><text:span text:style-name="T1156"/></text:span></text:p>
        <text:p text:style-name="P834"><text:span text:style-name="CharStyle9"><text:span text:style-name="T1156">955. Jablčkový bieré na kompot.</text:span></text:span></text:p>
        <text:p text:style-name="P1161"><text:span text:style-name="CharStyle9"><text:span text:style-name="T1156"/></text:span></text:p>
        <text:p text:style-name="P1160"><text:span text:style-name="CharStyle9"><text:span text:style-name="T1156">Mašanské jablká obieliť, do nádoby na kúsky pokrájať, na ne naliať za pohár v</text:span></text:span><text:span text:style-name="CharStyle9"><text:span text:style-name="T1269">í</text:span></text:span><text:span text:style-name="CharStyle9"><text:span text:style-name="T1156">na, v tom </text:span></text:span><text:span text:style-name="CharStyle9"><text:span text:style-name="T1269">í</text:span></text:span><text:span text:style-name="CharStyle9"><text:span text:style-name="T1156">ch nechať na kašu roz­variť, prez sito do čistej nádoby pretreť, k nim pridať na citrone obrajbaného cukru a očistené hrozienka, v tom nechať na husto variť a nožom na mise uhladiť. Očistené mandle prez poly rozštiepiť a na roztretú jablčkov</text:span></text:span><text:span text:style-name="CharStyle9"><text:span text:style-name="T1269">ú</text:span></text:span><text:span text:style-name="CharStyle9"><text:span text:style-name="T1156"> massu poriadne poklásť, cukrom posypať a rozpálenou lopatkou na žlto pri­piecť. Žemle na tri uhly nakrájať, v masle na žlto vysmažiť a nimi kompot vôkol obložiť.</text:span></text:span></text:p>
        <text:p text:style-name="P834"><text:span text:style-name="CharStyle9"><text:span text:style-name="T1156"/></text:span></text:p>
        <text:p text:style-name="P836"><text:span text:style-name="CharStyle9"><text:span text:style-name="T1156">956. Voňavé hrušky na kompot.</text:span></text:span></text:p>
        <text:p text:style-name="P1161"><text:span text:style-name="CharStyle9"><text:span text:style-name="T1156"/></text:span></text:p>
        <text:p text:style-name="P1160"><text:span text:style-name="CharStyle9"><text:span text:style-name="T1156">Z hrušiek rovnakej veľkosti prostriedok vykrojiť, kožku z n</text:span></text:span><text:span text:style-name="CharStyle9"><text:span text:style-name="T1269">í</text:span></text:span><text:span text:style-name="CharStyle9"><text:span text:style-name="T1156">ch na hladko srezať, stopky zarovnať, do studenej vody klásť, von vybrať do čistej nádoby, v citronovom safte poobálať, na ne poliať polovic vody, pridať na citrone obrajbaný cukor, zakryté nechať na mäkko uvariť a vystydnúť, na misu do venca poklásť a vyvareným saftom poliať.</text:span></text:span></text:p>
        <text:p text:style-name="P834"><text:span text:style-name="CharStyle9"><text:span text:style-name="T1156"/></text:span></text:p>
        <text:p text:style-name="P836"><text:span text:style-name="CharStyle9"><text:span text:style-name="T1156">957. Voňav</text:span></text:span><text:span text:style-name="CharStyle9"><text:span text:style-name="T1269">e</text:span></text:span><text:span text:style-name="CharStyle9"><text:span text:style-name="T1156"> hruštičky na kompot.</text:span></text:span></text:p>
        <text:p text:style-name="P1161"><text:span text:style-name="CharStyle9"><text:span text:style-name="T1156"/></text:span></text:p>
        <text:p text:style-name="P1160"><text:span text:style-name="CharStyle9"><text:span text:style-name="T1156">Tento druh hrušiek je pre mnohé ruky nemilý, avšak kde sa má dobre a chutne variť, tam sa nesmie žiadna práca odkladať. Z hrušiek kožku srezať, stopky zarovnať, do stu­denej vody klásť, von vybrať do nádoby, v citronovej šťave poobálať, pridať na citrone obrajbaný cukor, vína a vody, nechať na mäkko uvariť a v safte vystydnúť, aby ostaly pe­kné biele. Konečne na misu stepkami hore do venca po­klásť a vyvareným saftom poliať.</text:span></text:span></text:p>
        <text:p text:style-name="P1001"><text:span text:style-name="CharStyle9"><text:span text:style-name="T1156"/></text:span></text:p>
        <text:p text:style-name="P1002"><text:span text:style-name="CharStyle9"><text:span text:style-name="T1156">958. Jablčkový bieré s hruškami na kompot.</text:span></text:span></text:p>
        <text:p text:style-name="P1161"><text:span text:style-name="CharStyle9"><text:span text:style-name="T1156"/></text:span></text:p>
        <text:p text:style-name="P1160"><text:span text:style-name="CharStyle9"><text:span text:style-name="T1156">Jablčkové bieré sa urobí dľa č. 955. a hruštičky dľa predošlého spôsobu. Keď je bieré na mise, obloží sa vôkol hruškami a na tieto sa vyleje na husto </text:span></text:span><text:soft-page-break/><text:span text:style-name="CharStyle9"><text:span text:style-name="T1156">vyvarený saft.</text:span></text:span></text:p>
        <text:p text:style-name="P222"><text:span text:style-name="CharStyle7"><text:span text:style-name="T1156"/></text:span></text:p>
        <text:p text:style-name="P834"><text:span text:style-name="CharStyle9"><text:span text:style-name="T1156">959. Parené rompy na kompot.</text:span></text:span></text:p>
        <text:p text:style-name="P1161"><text:span text:style-name="CharStyle9"><text:span text:style-name="T1156"/></text:span></text:p>
        <text:p text:style-name="P1160"><text:span text:style-name="CharStyle9"><text:span text:style-name="T1156">Každú hrušku na štvoro rozkrojiť, prostriedok vyrezať a kožku do </text:span></text:span><text:span text:style-name="CharStyle9"><text:span text:style-name="T1269">h</text:span></text:span><text:span text:style-name="CharStyle9"><text:span text:style-name="T1156">ladka skrojiť. Do nádoby dať kus čerstvého masla, v nom zakryté a ocukrené hrušky nechať pariť a často potriasať, aby i žltú barvu mal</text:span></text:span><text:span text:style-name="CharStyle9"><text:span text:style-name="T1269">y</text:span></text:span><text:span text:style-name="CharStyle9"><text:span text:style-name="T1156"> i dosť mäkké boly; takto pripravené pokladú sa do vysok</text:span></text:span><text:span text:style-name="CharStyle9"><text:span text:style-name="T1269">a</text:span></text:span><text:span text:style-name="CharStyle9"><text:span text:style-name="T1156"> na misu.</text:span></text:span></text:p>
        <text:p text:style-name="P834"><text:span text:style-name="CharStyle9"><text:span text:style-name="T1156"/></text:span></text:p>
        <text:p text:style-name="P836"><text:span text:style-name="CharStyle9"><text:span text:style-name="T1156">960. Kaštanový kompot.</text:span></text:span></text:p>
        <text:p text:style-name="P1161"><text:span text:style-name="CharStyle9"><text:span text:style-name="T1156"/></text:span></text:p>
        <text:p text:style-name="P1160"><text:span text:style-name="CharStyle9"><text:span text:style-name="T1156">Z pekných taljanských kaštanov vrchniu kôrku zrezať, kaštany vo vrelej vode nechať stáť, po jednom vyberať a druhú kožku z n</text:span></text:span><text:span text:style-name="CharStyle9"><text:span text:style-name="T1269">í</text:span></text:span><text:span text:style-name="CharStyle9"><text:span text:style-name="T1156">ch sobrať. Do nádoby dať 12 lôtov cukru a pár ližíc vody, to nechať variť, kým sa na prsty nelepí; do toho dať kúsok vanilije, kaštany jedon vedľa druhého do tepše poukladať, rozpustený na ne cukor vyliať, zakryté ne­chať v neveľmi horúcej rúre pariť, na misu poklásť a cukro­vým saftom poliať.</text:span></text:span></text:p>
        <text:p text:style-name="P834"><text:span text:style-name="CharStyle9"><text:span text:style-name="T1156"/></text:span></text:p>
        <text:p text:style-name="P836"><text:span text:style-name="CharStyle9"><text:span text:style-name="T1156">961. Pomarančový kompot.</text:span></text:span></text:p>
        <text:p text:style-name="P1161"><text:span text:style-name="CharStyle9"><text:span text:style-name="T1156"/></text:span></text:p>
        <text:p text:style-name="P1160"><text:span text:style-name="CharStyle9"><text:span text:style-name="T1156">Oranže prez poly prekrojiť, oranžové polovičky na tenké listy krájať, na misu do vysok</text:span></text:span><text:span text:style-name="CharStyle9"><text:span text:style-name="T1269">a</text:span></text:span><text:span text:style-name="CharStyle9"><text:span text:style-name="T1156"> ukladať a tlčeným cu­krom posypať.</text:span></text:span></text:p>
        <text:p text:style-name="P834"><text:span text:style-name="CharStyle9"><text:span text:style-name="T1156"/></text:span></text:p>
        <text:p text:style-name="P836"><text:span text:style-name="CharStyle9"><text:span text:style-name="T1156">962. Suché slivky s pomarančom na kompot.</text:span></text:span></text:p>
        <text:p text:style-name="P1161"><text:span text:style-name="CharStyle9"><text:span text:style-name="T1156"/></text:span></text:p>
        <text:p text:style-name="P1160"><text:span text:style-name="CharStyle9"><text:span text:style-name="T1156">Viacráz umyté slivky dať do nádoby, na ne naliať vody pridať kus škorice, ocukriť, na mäkko uvariť a nechať vystydnuť. Na listy pokrájaný pomaranč na misu do okrúhla poklásť, do prostriedku dať slivky a celé cukrom posypať. Tak sa urobí i nasledovné:</text:span></text:span></text:p>
        <text:p text:style-name="P1003"><text:span text:style-name="CharStyle9"><text:span text:style-name="T1156"/></text:span></text:p>
        <text:p text:style-name="P1004"><text:span text:style-name="CharStyle9"><text:span text:style-name="T1156">963. Pomaranč s jab</text:span></text:span><text:span text:style-name="CharStyle9"><text:span text:style-name="T1269">l</text:span></text:span><text:span text:style-name="CharStyle9"><text:span text:style-name="T1156">čkami na kompot.</text:span></text:span></text:p>
        <text:p text:style-name="P222"><text:span text:style-name="CharStyle7"><text:span text:style-name="T1156"/></text:span></text:p>
        <text:h text:style-name="P319" text:outline-level="3"><text:bookmark-start text:name="bookmark28"/><text:soft-page-break/><text:span text:style-name="CharStyle13"><text:span text:style-name="T1156">XII. Oddelenie.</text:span></text:span><text:bookmark-end text:name="bookmark28"/></text:h>
        <text:h text:style-name="P330" text:outline-level="4"><text:span text:style-name="CharStyle15"><text:span text:style-name="T1156"/></text:span></text:h>
        <text:h text:style-name="P331" text:outline-level="4"><text:bookmark-start text:name="bookmark30"/><text:span text:style-name="CharStyle15"><text:span text:style-name="T1156">O nápojoch.</text:span></text:span><text:bookmark-end text:name="bookmark30"/></text:h>
        <text:p text:style-name="P1774"><text:span text:style-name="CharStyle16"><text:span text:style-name="T1156"/></text:span></text:p>
        <text:p text:style-name="P1775"><text:span text:style-name="CharStyle16"><text:span text:style-name="T1156">A) čiastka.</text:span></text:span></text:p>
        <text:p text:style-name="P1839"><text:span text:style-name="CharStyle18"><text:span text:style-name="T1156"/></text:span></text:p>
        <text:p text:style-name="P1840"><text:span text:style-name="CharStyle18"><text:span text:style-name="T1156">Teplé nápoje.</text:span></text:span></text:p>
        <text:p text:style-name="P834"><text:span text:style-name="CharStyle9"><text:span text:style-name="T1156"/></text:span></text:p>
        <text:p text:style-name="P836"><text:span text:style-name="CharStyle9"><text:span text:style-name="T1156">964. Teplý punč (čáj.)</text:span></text:span></text:p>
        <text:p text:style-name="P1161"><text:span text:style-name="CharStyle9"><text:span text:style-name="T1156"/></text:span></text:p>
        <text:p text:style-name="P1160"><text:span text:style-name="CharStyle9"><text:span text:style-name="T1156">Z dvoch pomerančov kôrku pozorne obkrájať, aby nič bieleho na nej neostalo, a dať do misy. Na pol funta cukru naliať žajdl</text:span></text:span><text:span text:style-name="CharStyle9"><text:span text:style-name="T1270">í</text:span></text:span><text:span text:style-name="CharStyle9"><text:span text:style-name="T1156">k vody, to na chytrom ohni variť, kým sa na prsty nelepí, potom vyliať do misy na kôrky a zakryť. Do kastr</text:span></text:span><text:span text:style-name="CharStyle9"><text:span text:style-name="T1270">o</text:span></text:span><text:span text:style-name="CharStyle9"><text:span text:style-name="T1156">la dať dva funty cukra, naň naliať dve holby vody, ne­chať variť a nečistotu z vrchu soberať. Do čistej nádoby dajú sa dva lôty rusského thee, naň naliať vrelej tekúcej vody a zakryté nechať stáť. Na ohni do cukrovej vody za­mieša sa šťava zo šiestych citronov, flaša rumu, pomerančové kôrky a ku koncu pripravený thee, do vody zamočený čistý servyt sa vy</text:span></text:span><text:span text:style-name="CharStyle9"><text:span text:style-name="T1270">š</text:span></text:span><text:span text:style-name="CharStyle9"><text:span text:style-name="T1156">míka, cezeň sa tekutina do čistej nádoby pre­cedí a poháre sa naplnia, čo sa užíva pri plesoch a iných zábavách.</text:span></text:span></text:p>
        <text:p text:style-name="P1160"><text:span text:style-name="CharStyle9"><text:span text:style-name="T1156"/></text:span></text:p>
        <text:p text:style-name="P834"><text:span text:style-name="CharStyle9"><text:span text:style-name="T1156">965. Teplý punč s vajcami.</text:span></text:span></text:p>
        <text:p text:style-name="P1161"><text:span text:style-name="CharStyle9"><text:span text:style-name="T1156"/></text:span></text:p>
        <text:p text:style-name="P1160"><text:span text:style-name="CharStyle9"><text:span text:style-name="T1156">Pol funta cukru na pomaranči a dvoch citronoch obrajbať, obrajbanú čiastku soškrabať a ostatní cukor potlcť, prez sito do vajdlinka preosiať, pridať k tomu obrajbaný cukor a so 16 ž</text:span></text:span><text:span text:style-name="CharStyle9"><text:span text:style-name="T1270">l</text:span></text:span><text:span text:style-name="CharStyle9"><text:span text:style-name="T1156">tkami na penu smiešať. Keď dľa predošlého predpisu urobený punč je teplý, vajcová massa pod ustavičným miešaním doň sa vleje a drôtami sa šibe, kým sa dobre spolu smieša, pri čom sa nesmú ž</text:span></text:span><text:span text:style-name="CharStyle9"><text:span text:style-name="T1270">l</text:span></text:span><text:span text:style-name="CharStyle9"><text:span text:style-name="T1156">tky sraziť; konečne sa do po­hárov nalieva.</text:span></text:span></text:p>
        <text:p text:style-name="P834"><text:span text:style-name="CharStyle9"><text:span text:style-name="T1156"/></text:span></text:p>
        <text:p text:style-name="P836"><text:span text:style-name="CharStyle9"><text:span text:style-name="T1156">966. Punč s burgundským vínom.</text:span></text:span></text:p>
        <text:p text:style-name="P1161"><text:span text:style-name="CharStyle9"><text:span text:style-name="T1156"/></text:span></text:p>
        <text:p text:style-name="P1160"><text:soft-page-break/><text:span text:style-name="CharStyle9"><text:span text:style-name="T1156">Z dvoch oranžov obkrojené kôrky dať do šálu, pol funta cukru tak dlho variť, kým sa nelepí, potom na kôrky vyliať</text:span></text:span><text:span text:style-name="CharStyle7"><text:span text:style-name="T1156"> </text:span></text:span><text:span text:style-name="CharStyle11"><text:span text:style-name="T1156">a zakryť. (Cukor na lipkavo uvarený menuje sa sirup.) Pol druha fun</text:span></text:span><text:span text:style-name="CharStyle9"><text:span text:style-name="T1156">ta cukru dať do nádoby, naň naliať holbu vody, nechať variť a nečistotu dolu sberať. Do toho sa vytisne zo šiestych oranžov šťava, doň sa precedí thee, pridajú sa dve flaše burgundského vína a pol flaše araku, to sa všetko spolu smieša, dá sa na oheň a prez servyt precedí sa do šálu.</text:span></text:span></text:p>
        <text:p text:style-name="P834"><text:span text:style-name="CharStyle9"><text:span text:style-name="T1156"/></text:span></text:p>
        <text:p text:style-name="P836"><text:span text:style-name="CharStyle9"><text:span text:style-name="T1156">967. Anglický punč.</text:span></text:span></text:p>
        <text:p text:style-name="P1161"><text:span text:style-name="CharStyle9"><text:span text:style-name="T1156"/></text:span></text:p>
        <text:p text:style-name="P1160"><text:span text:style-name="CharStyle9"><text:span text:style-name="T1156">Zo štýr oranžov a štýr citronov obkrojené kôrky dajú sa do čistej nádoby, dva fanty cukru vyvaria sa v dvoch holbách vody na sirup, k tomu sa pridajú dve flaše vína, jedna flaša araku a z oranžov i citronov šťava, to spolu smiešať, zakryté na horúcom mieste za hodinu nechať stáť a do šálu precediť.</text:span></text:span></text:p>
        <text:p text:style-name="P1005"><text:span text:style-name="CharStyle9"><text:span text:style-name="T1156"/></text:span></text:p>
        <text:p text:style-name="P1006"><text:span text:style-name="CharStyle9"><text:span text:style-name="T1156">968. Punč so šampanským vínom.</text:span></text:span></text:p>
        <text:p text:style-name="P1161"><text:span text:style-name="CharStyle9"><text:span text:style-name="T1156"/></text:span></text:p>
        <text:p text:style-name="P1160"><text:span text:style-name="CharStyle9"><text:span text:style-name="T1156">Pol funta cukru dať do nádoby, naň naliať dve holby vody a vyvariť na sirup; pridať jednu flašu šampanského vína a pol flaše araku, zo šiestych citronov šťavu vytlačiť, spolu na ohni rozmiešať a prez servyt do šálu precediť.</text:span></text:span></text:p>
        <text:p text:style-name="P834"><text:span text:style-name="CharStyle9"><text:span text:style-name="T1156"/></text:span></text:p>
        <text:p text:style-name="P836"><text:span text:style-name="CharStyle9"><text:span text:style-name="T1156">969. Teplé víno.</text:span></text:span></text:p>
        <text:p text:style-name="P1161"><text:span text:style-name="CharStyle9"><text:span text:style-name="T1156"/></text:span></text:p>
        <text:p text:style-name="P1160"><text:span text:style-name="CharStyle9"><text:span text:style-name="T1156">Z citrona a oranža obkrájané kôrky, kus škorice a hrebičky dať do čistej nádoby, pridať funt cukru a dve flaše do­brého vína, zakryté na horúcom mieste za hodinu nechať stáť, do vody servyt zamočiť a cezeň do šálu precediť.</text:span></text:span></text:p>
        <text:p text:style-name="P834"><text:span text:style-name="CharStyle9"><text:span text:style-name="T1156"/></text:span></text:p>
        <text:p text:style-name="P836"><text:span text:style-name="CharStyle9"><text:span text:style-name="T1156">970. Lemonáda.</text:span></text:span></text:p>
        <text:p text:style-name="P1161"><text:span text:style-name="CharStyle9"><text:span text:style-name="T1156"/></text:span></text:p>
        <text:p text:style-name="P1160"><text:span text:style-name="CharStyle9"><text:span text:style-name="T1156">Do holby Čistej horúcej vody z troch citronov šťavu vy­tlačiť, s pol f</text:span></text:span><text:span text:style-name="CharStyle9"><text:span text:style-name="T1271">u</text:span></text:span><text:span text:style-name="CharStyle9"><text:span text:style-name="T1156">nt</text:span></text:span><text:span text:style-name="CharStyle9"><text:span text:style-name="T1271">o</text:span></text:span><text:span text:style-name="CharStyle9"><text:span text:style-name="T1156">m cukru pomiešať a prez servyt do šálu pre­cediť. — Ohľadom ocukrovania niet pri nápojoch ostrého predpisu, poneváč má dakto rád viac lebo menej sladký </text:span></text:span><text:soft-page-break/><text:span text:style-name="CharStyle9"><text:span text:style-name="T1156">na­poj a podľa toho sa má aj cukor do nápoja dávať.</text:span></text:span></text:p>
        <text:p text:style-name="P222"><text:span text:style-name="CharStyle7"><text:span text:style-name="T1156"/></text:span></text:p>
        <text:p text:style-name="P834"><text:span text:style-name="CharStyle9"><text:span text:style-name="T1156">971. Poľské thee.</text:span></text:span></text:p>
        <text:p text:style-name="P1161"><text:span text:style-name="CharStyle9"><text:span text:style-name="T1156"/></text:span></text:p>
        <text:p text:style-name="P1160"><text:span text:style-name="CharStyle9"><text:span text:style-name="T1156">Dve holby piva a holbu bieleho vína da</text:span></text:span><text:span text:style-name="CharStyle9"><text:span text:style-name="T1271">ť</text:span></text:span><text:span text:style-name="CharStyle9"><text:span text:style-name="T1156"> do </text:span></text:span><text:span text:style-name="CharStyle9"><text:span text:style-name="T1271">č</text:span></text:span><text:span text:style-name="CharStyle9"><text:span text:style-name="T1156">istej ná­doby, pridať kus škorice a citronové kôrky, a zakryté ne­chať variť. Pol funta potlčeného cukru preoseje sa do ná­doby, do tohoto sa osem ž</text:span></text:span><text:span text:style-name="CharStyle9"><text:span text:style-name="T1271">l</text:span></text:span><text:span text:style-name="CharStyle9"><text:span text:style-name="T1156">tkov jedon po druhom na penu mieša, k tomu pod ustavičným miešaním dá sa pivo, pol žajdlíka sladkej smotanky a citronová šťava, to spolu na ohni drôtom šibať na penu, dobre horúce od ohňa odložiť, doň dať za pohár maraskinového likéru a miešať, aby trochu vychladlo. Konečne sa prez sito precedí do šálu.</text:span></text:span></text:p>
        <text:p text:style-name="P834"><text:span text:style-name="CharStyle9"><text:span text:style-name="T1156"/></text:span></text:p>
        <text:p text:style-name="P836"><text:span text:style-name="CharStyle9"><text:span text:style-name="T1156">972. Hoplpop</text:span></text:span><text:span text:style-name="CharStyle9"><text:span text:style-name="T1271">l</text:span></text:span><text:span text:style-name="CharStyle9"><text:span text:style-name="T1156">.</text:span></text:span></text:p>
        <text:p text:style-name="P1161"><text:span text:style-name="CharStyle9"><text:span text:style-name="T1156"/></text:span></text:p>
        <text:p text:style-name="P1160"><text:span text:style-name="CharStyle9"><text:span text:style-name="T1156">Dve holby sladkej smotanky s kúskom vanilijou uvariť, pol funta potlčeného a preosiatého cukru dať do vajdlinka, tento so 16 ž</text:span></text:span><text:span text:style-name="CharStyle9"><text:span text:style-name="T1271">l</text:span></text:span><text:span text:style-name="CharStyle9"><text:span text:style-name="T1156">tkami na penu rozmiešať, do tohoto vriacu smotanku pod ustavičným miešaním vliať a na teplom mieste drôtami šibať, aby sa dobre penilo. Toto prez s</text:span></text:span><text:span text:style-name="CharStyle9"><text:span text:style-name="T1271">í</text:span></text:span><text:span text:style-name="CharStyle9"><text:span text:style-name="T1156">tko do či­stej nádoby precediť, šálky naplniť a pri zábave paničkám ser­vírovať. K tomuto sa môže pridať rumu alebo likéru, čo od chuti závisí.</text:span></text:span></text:p>
        <text:p text:style-name="P1774"><text:span text:style-name="CharStyle16"><text:span text:style-name="T1156"/></text:span></text:p>
        <text:p text:style-name="P1775"><text:span text:style-name="CharStyle16"><text:span text:style-name="T1156">B) Čiastka.</text:span></text:span></text:p>
        <text:p text:style-name="P1839"><text:span text:style-name="CharStyle18"><text:span text:style-name="T1156"/></text:span></text:p>
        <text:p text:style-name="P1840"><text:span text:style-name="CharStyle18"><text:span text:style-name="T1156">Chladné nápoje.</text:span></text:span></text:p>
        <text:p text:style-name="P834"><text:span text:style-name="CharStyle9"><text:span text:style-name="T1156"/></text:span></text:p>
        <text:p text:style-name="P836"><text:span text:style-name="CharStyle9"><text:span text:style-name="T1156">973. Cisársky punč.</text:span></text:span></text:p>
        <text:p text:style-name="P1161"><text:span text:style-name="CharStyle9"><text:span text:style-name="T1156"/></text:span></text:p>
        <text:p text:style-name="P1160"><text:span text:style-name="CharStyle9"><text:span text:style-name="T1156">K tomuto punču sú potrebné dobré vína, ktoré u kupcov vo flašách sa predávajú, a síce: dve flaše bordó, za flašu francúzskej šampanije, araku alebo pol flaše rumu, flaša maraskinového likéru a tri funty cukru, na ktorom sa štyry pomeranče a štyry citrony obrajbú, z n</text:span></text:span><text:span text:style-name="CharStyle9"><text:span text:style-name="T1271">í</text:span></text:span><text:span text:style-name="CharStyle9"><text:span text:style-name="T1156">ch jako i z jedného ananasu vytlačí sa </text:span></text:span><text:span text:style-name="CharStyle9"><text:span text:style-name="T1271">š</text:span></text:span><text:span text:style-name="CharStyle9"><text:span text:style-name="T1156">ťava, cukor na kúsky posekať a dať do nádoby, naň naliať holbu vody a </text:span></text:span><text:soft-page-break/><text:span text:style-name="CharStyle9"><text:span text:style-name="T1156">nechať stáť, pokým sa ne­rozpustí, spomenuté prídavky s n</text:span></text:span><text:span text:style-name="CharStyle9"><text:span text:style-name="T1271">í</text:span></text:span><text:span text:style-name="CharStyle9"><text:span text:style-name="T1156">m smiešať, prez serv</text:span></text:span><text:span text:style-name="CharStyle9"><text:span text:style-name="T1271">y</text:span></text:span><text:span text:style-name="CharStyle9"><text:span text:style-name="T1156">t precediť, flaše naplniť, špuntom zapchať a do posekaného ľadu na chladné miesto zapraviť.</text:span></text:span></text:p>
        <text:p text:style-name="P834"><text:span text:style-name="CharStyle9"><text:span text:style-name="T1156"/></text:span></text:p>
        <text:p text:style-name="P836"><text:span text:style-name="CharStyle9"><text:span text:style-name="T1156">974. Chladný punč s vajci.</text:span></text:span></text:p>
        <text:p text:style-name="P1161"><text:span text:style-name="CharStyle9"><text:span text:style-name="T1156"/></text:span></text:p>
        <text:p text:style-name="P1160"><text:span text:style-name="CharStyle9"><text:span text:style-name="T1156">Pol druha funta potlčeného a preosiateho cukru dať do kotlíka, v ktorom sa sňah sbíjava; do neho dať dve celé vaj­cia, </text:span></text:span><text:span text:style-name="CharStyle9"><text:span text:style-name="T1272">š</text:span></text:span><text:span text:style-name="CharStyle9"><text:span text:style-name="T1156">trnásť na penu rozmiešaných ž</text:span></text:span><text:span text:style-name="CharStyle9"><text:span text:style-name="T1272">l</text:span></text:span><text:span text:style-name="CharStyle9"><text:span text:style-name="T1156">tkov, za flašu bordo, pol flaše araku, z dvoch oranžov a dvoch citronov vytlačenú šťavu a žajdlík vody, to všetko s cukrom dobre spolu smie­šať a drôtami na ohni šibať, pokým sa nevidí, že sa už má svariť. Potom od ohňa preč vziať a ustavične šibať, pokým v poly nevystydlo; to prez sito do čistej nádoby precediť a </text:span></text:span><text:span text:style-name="CharStyle9"><text:span text:style-name="T1272">ď</text:span></text:span><text:span text:style-name="CharStyle9"><text:span text:style-name="T1156">alej drôtami šibať, pokým celkom nevystydne. Tento ná­poj dáva sa do pohárov.</text:span></text:span></text:p>
        <text:p text:style-name="P834"><text:span text:style-name="CharStyle9"><text:span text:style-name="T1156"/></text:span></text:p>
        <text:p text:style-name="P836"><text:span text:style-name="CharStyle9"><text:span text:style-name="T1156">975. Kardinálsky punč.</text:span></text:span></text:p>
        <text:p text:style-name="P1161"><text:span text:style-name="CharStyle9"><text:span text:style-name="T1156"/></text:span></text:p>
        <text:p text:style-name="P1160"><text:span text:style-name="CharStyle9"><text:span text:style-name="T1156">Na funt cukru naleje sa za dve flaše rynského vina (Rheinwein) a zakryté nechá sa na ľade stáť. Flašu šampanije do ľadu zapraviť, z dvoch oranžov kôrky obkrájať a dať do čistej nádoby, pol funta cukru so žajdl</text:span></text:span><text:span text:style-name="CharStyle9"><text:span text:style-name="T1272">í</text:span></text:span><text:span text:style-name="CharStyle9"><text:span text:style-name="T1156">kom vody na sirup vyvariť, na kôrky vyliať a zakryté nechať vychladn</text:span></text:span><text:span text:style-name="CharStyle9"><text:span text:style-name="T1272">u</text:span></text:span><text:span text:style-name="CharStyle9"><text:span text:style-name="T1156">ť. Konečne so šampanským vínom smiešáť, prez serv</text:span></text:span><text:span text:style-name="CharStyle9"><text:span text:style-name="T1272">y</text:span></text:span><text:span text:style-name="CharStyle9"><text:span text:style-name="T1156">t pre­cediť a dať do ľadu.</text:span></text:span></text:p>
        <text:p text:style-name="P834"><text:span text:style-name="CharStyle9"><text:span text:style-name="T1156"/></text:span></text:p>
        <text:p text:style-name="P836"><text:span text:style-name="CharStyle9"><text:span text:style-name="T1156">976. Kardinálsky punč s anonasom.</text:span></text:span></text:p>
        <text:p text:style-name="P1161"><text:span text:style-name="CharStyle9"><text:span text:style-name="T1156"/></text:span></text:p>
        <text:p text:style-name="P1160"><text:span text:style-name="CharStyle9"><text:span text:style-name="T1156">Z anonasu sobraté kôrky dať do nádoby a zakryť, z pol funta cukru urobiť sirup, vriaci na kôrky vyliať a zakryté nechať stáť. Na tenké listy pokrájaný ananas na tanier po­klásť, tlčeným cukrom posypať a punč urobiť dľa predošlého spôsobu. Ke</text:span></text:span><text:span text:style-name="CharStyle9"><text:span text:style-name="T1272">ď</text:span></text:span><text:span text:style-name="CharStyle9"><text:span text:style-name="T1156"> bude potrebné, precedí sa sirup do punču, spolu sa pomieša, do pohárov sa naleje a k nemu sa osobit</text:span></text:span><text:span text:style-name="CharStyle9"><text:span text:style-name="T1272">e</text:span></text:span><text:span text:style-name="CharStyle9"><text:span text:style-name="T1156"> pridá prichystaný ananas.</text:span></text:span></text:p>
        <text:p text:style-name="P222"><text:span text:style-name="CharStyle7"><text:span text:style-name="T1156"/></text:span></text:p>
        <text:p text:style-name="P834"><text:soft-page-break/><text:span text:style-name="CharStyle9"><text:span text:style-name="T1156">977. Biely punč.</text:span></text:span></text:p>
        <text:p text:style-name="P1161"><text:span text:style-name="CharStyle9"><text:span text:style-name="T1156"/></text:span></text:p>
        <text:p text:style-name="P1160"><text:span text:style-name="CharStyle9"><text:span text:style-name="T1156">Z dvoch oranžov a dvoch citronov tenko obkrojené kôrky dať do čistej nádoby, na ne naliať funt na sirup vy­vareného cukru a zakryté nechať stáť. Dva lôty thee dať do čistej nádoby, na ne naliať žajdlík vriacej vody a za­kryté nechať. Do sirupu sa dá z citronov i oranžov vytisnutá šťava, precedený thee a potrebná miera rumu — dľa tohoto predpisu má byť všetkého spolu tri žajdlíky, teda pre viac osôb chystá sa všetko vo vätšej miere — pikslu, v kto­rej sa robieva mrazivo (Gefrorenes), zapraviť do zasoleného ľadu, na vrch sa dá papier a zakryje sa vrchnákom, to v ľade krútiť a polo zamrznuté čistou varechou rozmiešať, aby to bolo riedko jako kaša. V kotlíku zo 6 čerstvých bielkov tuhý sňah sbiť, pod ustavičným bitím do neho dať za hrsť tlčeného cukru, takýto sňah do punču z ľahka zamiešať a poháré naplniť.</text:span></text:span></text:p>
        <text:p text:style-name="P834"><text:span text:style-name="CharStyle9"><text:span text:style-name="T1156"/></text:span></text:p>
        <text:p text:style-name="P836"><text:span text:style-name="CharStyle9"><text:span text:style-name="T1156">978. </text:span></text:span><text:span text:style-name="CharStyle9"><text:span text:style-name="T1272">S</text:span></text:span><text:span text:style-name="CharStyle9"><text:span text:style-name="T1156">illebub pri zábavách na pitie.</text:span></text:span></text:p>
        <text:p text:style-name="P1161"><text:span text:style-name="CharStyle9"><text:span text:style-name="T1156"/></text:span></text:p>
        <text:p text:style-name="P1160"><text:span text:style-name="CharStyle9"><text:span text:style-name="T1156">Za dve flaše rynského vína s dvoma holbama sladkej neprevarenej smotanky spolu smiešať, dva citrony na funte cukru obrajbať, tento potlcť, prez sito preosiať, do predoš­lého zamiešať a zakryté nechať na ľade za hodinu stáť. Po­tom sa to vyleje do kotlíka, v ktorom sa sňah robieva, na ľade sa ustavične drôtami šibe a dobre rozpenené dáva sa do pohárov.</text:span></text:span></text:p>
        <text:p text:style-name="P834"><text:span text:style-name="CharStyle9"><text:span text:style-name="T1156"/></text:span></text:p>
        <text:p text:style-name="P836"><text:span text:style-name="CharStyle9"><text:span text:style-name="T1156">979. Lemonáda z oranžov.</text:span></text:span></text:p>
        <text:p text:style-name="P1161"><text:span text:style-name="CharStyle9"><text:span text:style-name="T1156"/></text:span></text:p>
        <text:p text:style-name="P1160"><text:span text:style-name="CharStyle9"><text:span text:style-name="T1156">Dve pomaranče z ľahka na cukre obrajbať, z troch oranžov šťavu do čistej nádoby vytlačiť na ňu naliať dve hol­by studenej vody, s cukrom smiešať, prez servyt precediť a do pohárov nalievať. Na tenže spôsob sa urobí z citronov citronáda.</text:span></text:span></text:p>
        <text:p text:style-name="P222"><text:span text:style-name="CharStyle7"><text:span text:style-name="T1156"/></text:span></text:p>
        <text:p text:style-name="P834"><text:span text:style-name="CharStyle9"><text:span text:style-name="T1156">980. Mandlové mlieko pri zábaváh.</text:span></text:span></text:p>
        <text:p text:style-name="P1161"><text:span text:style-name="CharStyle9"><text:span text:style-name="T1156"/></text:span></text:p>
        <text:p text:style-name="P1160"><text:soft-page-break/><text:span text:style-name="CharStyle9"><text:span text:style-name="T1156">Štvrť funta mandlí obariť, kožku z nich slúpať, v čistej vode vymyť, pridať nekoľko očistených horkých mandlí, to v mažiari na fajno potlcť a pri tlčení pridávať po kvapke vody, aby boly tlčené jako maslo. Z mažiara sa vyberú do čistej nádoby, s troma žajdlíky čistej vody sa rozmiešajú a nechajú sa za hodinu stáť. Serv</text:span></text:span><text:span text:style-name="CharStyle9"><text:span text:style-name="T1273">y</text:span></text:span><text:span text:style-name="CharStyle9"><text:span text:style-name="T1156">t do vody zamočiť, prezeň mandlovú tekutinu do </text:span></text:span><text:span text:style-name="CharStyle9"><text:span text:style-name="T1273">č</text:span></text:span><text:span text:style-name="CharStyle9"><text:span text:style-name="T1156">istej nádoby vytlačiť, serv</text:span></text:span><text:span text:style-name="CharStyle9"><text:span text:style-name="T1273">y</text:span></text:span><text:span text:style-name="CharStyle9"><text:span text:style-name="T1156">t ešte pár razí do vody omočiť a dobre vytlačiť, pridať cukru a miešať, po­kým sa cukor rozpustí. Týmto biele flaše naplniť a do pohárov nalievať. Toto mlieko je dobré proti kašľa a bo­leniu pŕs.</text:span></text:span></text:p>
        <text:p text:style-name="P834"><text:span text:style-name="CharStyle9"><text:span text:style-name="T1156"/></text:span></text:p>
        <text:p text:style-name="P836"><text:span text:style-name="CharStyle9"><text:span text:style-name="T1156">981. Jab</text:span></text:span><text:span text:style-name="CharStyle9"><text:span text:style-name="T1273">l</text:span></text:span><text:span text:style-name="CharStyle9"><text:span text:style-name="T1156">čková voda.</text:span></text:span></text:p>
        <text:p text:style-name="P1161"><text:span text:style-name="CharStyle9"><text:span text:style-name="T1156"/></text:span></text:p>
        <text:p text:style-name="P1160"><text:span text:style-name="CharStyle9"><text:span text:style-name="T1156">Dvacať mašanských jabĺk vo vode umyť, neobielené na tenké listy do čistej nádoby pokrájať, na ne naliať tri holby vody a zakryté nechať za štvrť hodinu variť. Toto prez sito do čistej nádoby precediť, pridať pol funta na citrone o</text:span></text:span><text:span text:style-name="CharStyle9"><text:span text:style-name="T1273">b</text:span></text:span><text:span text:style-name="CharStyle9"><text:span text:style-name="T1156">rajbaného cukru, prez serv</text:span></text:span><text:span text:style-name="CharStyle9"><text:span text:style-name="T1273">y</text:span></text:span><text:span text:style-name="CharStyle9"><text:span text:style-name="T1156">t precediť a do pohárov nalievať. Tento nápoj je dobrý proti kašľu.</text:span></text:span></text:p>
        <text:p text:style-name="P834"><text:span text:style-name="CharStyle9"><text:span text:style-name="T1156"/></text:span></text:p>
        <text:p text:style-name="P836"><text:span text:style-name="CharStyle9"><text:span text:style-name="T1156">982. Jačmenná voda.</text:span></text:span></text:p>
        <text:p text:style-name="P1161"><text:span text:style-name="CharStyle9"><text:span text:style-name="T1156"/></text:span></text:p>
        <text:p text:style-name="P1160"><text:span text:style-name="CharStyle9"><text:span text:style-name="T1156">Do </text:span></text:span><text:span text:style-name="CharStyle9"><text:span text:style-name="T1273">č</text:span></text:span><text:span text:style-name="CharStyle9"><text:span text:style-name="T1156">istého hrnca naliať štyry holby vody, do vrelej za­variť funt jačmeňa, popukaný jačmeň prez sito do čistej ná­doby precediť a nechať usadnuť. Čistá voda na vrchu sleje sa do druhej nádoby, ocukrí sa vedľa ľúbosti, pridať citronovej šťavy a upotrebiť na pitie.</text:span></text:span></text:p>
        <text:p text:style-name="P834"><text:span text:style-name="CharStyle9"><text:span text:style-name="T1156"/></text:span></text:p>
        <text:p text:style-name="P836"><text:span text:style-name="CharStyle9"><text:span text:style-name="T1156">983. O</text:span></text:span><text:span text:style-name="CharStyle9"><text:span text:style-name="T1273">r</text:span></text:span><text:span text:style-name="CharStyle9"><text:span text:style-name="T1156">geade.</text:span></text:span></text:p>
        <text:p text:style-name="P1161"><text:span text:style-name="CharStyle9"><text:span text:style-name="T1156"/></text:span></text:p>
        <text:p text:style-name="P1160"><text:span text:style-name="CharStyle9"><text:span text:style-name="T1156">Jačmeni</text:span></text:span><text:span text:style-name="CharStyle9"><text:span text:style-name="T1273">ú</text:span></text:span><text:span text:style-name="CharStyle9"><text:span text:style-name="T1156"> vodu prichystať dľa predošlého spôsobu, 12 lôtov očistených mandlí v mažiari na fajno potlcť jako ku mandlovému mlieku, s jačmennou vodou rozmiešať, prez serv</text:span></text:span><text:span text:style-name="CharStyle9"><text:span text:style-name="T1273">y</text:span></text:span><text:span text:style-name="CharStyle9"><text:span text:style-name="T1156">t precediť, do vody pár razí omočiť a dobre vytlačiť, dľa po­treby osladiť a dať do čistej flaše.</text:span></text:span></text:p>
        <text:p text:style-name="P699"><text:span text:style-name="CharStyle9"><text:span text:style-name="T1156"/></text:span></text:p>
        <text:p text:style-name="P701"><text:soft-page-break/><text:span text:style-name="CharStyle9"><text:span text:style-name="T1156">984. Chlebová voda.</text:span></text:span></text:p>
        <text:p text:style-name="P1161"><text:span text:style-name="CharStyle9"><text:span text:style-name="T1156"/></text:span></text:p>
        <text:p text:style-name="P1160"><text:span text:style-name="CharStyle9"><text:span text:style-name="T1156">Na tenke listy pokrájaný chlieb na žltobrun</text:span></text:span><text:span text:style-name="CharStyle9"><text:span text:style-name="T1273">a</text:span></text:span><text:span text:style-name="CharStyle9"><text:span text:style-name="T1156">tno ožiariť a dať do čistej nádoby, naň vliať dve holby vriacej vody, za­kryté nechať vystydnúť, prez servyt precediť, vedľa ľúbosti osladiť a takú k pitiu upotrebiť.</text:span></text:span></text:p>
        <text:h text:style-name="P319" text:outline-level="3"><text:span text:style-name="CharStyle13"><text:span text:style-name="T1156"/></text:span></text:h>
        <text:h text:style-name="P322" text:outline-level="3"><text:bookmark-start text:name="bookmark32"/><text:span text:style-name="CharStyle13"><text:span text:style-name="T1156">XIII. Oddelenie.</text:span></text:span><text:bookmark-end text:name="bookmark32"/></text:h>
        <text:h text:style-name="P330" text:outline-level="4"><text:span text:style-name="CharStyle15"><text:span text:style-name="T1156"/></text:span></text:h>
        <text:h text:style-name="P331" text:outline-level="4"><text:bookmark-start text:name="bookmark34"/><text:span text:style-name="CharStyle15"><text:span text:style-name="T1156">O kvasení, zaváraní, o</text:span></text:span><text:span text:style-name="CharStyle15"><text:span text:style-name="T1273">c</text:span></text:span><text:span text:style-name="CharStyle15"><text:span text:style-name="T1156">te a hubách.</text:span></text:span><text:bookmark-end text:name="bookmark34"/></text:h>
        <text:p text:style-name="P1774"><text:span text:style-name="CharStyle16"><text:span text:style-name="T1156"/></text:span></text:p>
        <text:p text:style-name="P1775"><text:span text:style-name="CharStyle16"><text:span text:style-name="T1156">A) Čiastka.</text:span></text:span></text:p>
        <text:p text:style-name="P1839"><text:span text:style-name="CharStyle18"><text:span text:style-name="T1156"/></text:span></text:p>
        <text:p text:style-name="P1840"><text:span text:style-name="CharStyle18"><text:span text:style-name="T1156">O kvasoch a závarkoch.</text:span></text:span></text:p>
        <text:p text:style-name="P699"><text:span text:style-name="CharStyle9"><text:span text:style-name="T1156"/></text:span></text:p>
        <text:p text:style-name="P701"><text:span text:style-name="CharStyle9"><text:span text:style-name="T1156">985. Uhorky s nácestou zakva</text:span></text:span><text:span text:style-name="CharStyle9"><text:span text:style-name="T1273">s</text:span></text:span><text:span text:style-name="CharStyle9"><text:span text:style-name="T1156">iť.</text:span></text:span></text:p>
        <text:p text:style-name="P1161"><text:span text:style-name="CharStyle9"><text:span text:style-name="T1156"/></text:span></text:p>
        <text:p text:style-name="P1160"><text:span text:style-name="CharStyle9"><text:span text:style-name="T1156">Uhorky z oboch koncov obrezať, prez prosriedok no­žom prepichnúť, dať do nádoby, vrelú vodu na ne vyliať a nechať vystydnúť. V letnej vode kus nácesta rozrob</text:span></text:span><text:span text:style-name="CharStyle9"><text:span text:style-name="T1274">í</text:span></text:span><text:span text:style-name="CharStyle9"><text:span text:style-name="T1156">ť, na spodok dať kôpru a višňového listu, do toho dať uhorky, posoliť, na vrch dať kôpru, višňového listu a čierneho chleba, zakryté za pár dní na teplom mieste nechať stáť a po vykysnutí na studenom mieste držať.</text:span></text:span></text:p>
        <text:p text:style-name="P699"><text:span text:style-name="CharStyle9"><text:span text:style-name="T1156"/></text:span></text:p>
        <text:p text:style-name="P701"><text:span text:style-name="CharStyle9"><text:span text:style-name="T1156">986. V octe kvasené uhorky.</text:span></text:span></text:p>
        <text:p text:style-name="P1161"><text:span text:style-name="CharStyle9"><text:span text:style-name="T1156"/></text:span></text:p>
        <text:p text:style-name="P1160"><text:span text:style-name="CharStyle9"><text:span text:style-name="T1156">Uhorky prichystať dľa predošlého spôsobu, obariť a ne­chať vystydnúť. Dobrý vínový ocot, polov</text:span></text:span><text:span text:style-name="CharStyle9"><text:span text:style-name="T1274">I</text:span></text:span><text:span text:style-name="CharStyle9"><text:span text:style-name="T1156">c toľko vody, celé korenie všelijakého druhu a bobkový list spolu variť, pridať voňavé zeliny, do hrnca na spodok dať kôpru a viš­ňový list, do toho dať uhorky, na ne letný ocot vyliať, aby uhorky zakryté boly, na vrch dať kôpru a nechať na teplom m</text:span></text:span><text:span text:style-name="CharStyle9"><text:span text:style-name="T1274">í</text:span></text:span><text:span text:style-name="CharStyle9"><text:span text:style-name="T1156">este alebo slnci za pár dní stáť.</text:span></text:span></text:p>
        <text:p text:style-name="P222"><text:span text:style-name="CharStyle7"><text:span text:style-name="T1156"/></text:span></text:p>
        <text:p text:style-name="P1007"><text:span text:style-name="CharStyle9"><text:span text:style-name="T1156">987. Uhorky do súdkov na zimu zapraviť.</text:span></text:span></text:p>
        <text:p text:style-name="P1161"><text:span text:style-name="CharStyle9"><text:span text:style-name="T1156"/></text:span></text:p>
        <text:p text:style-name="P1160"><text:soft-page-break/><text:span text:style-name="CharStyle9"><text:span text:style-name="T1156">K zapraveniu uhorôk je potrebný toľký počeť, aby sa súdok mohol od razu doplniť. Uhorky majú byť zdravé a strednej veľkosti, dajú sa do koryta, na ne sa naleje sv</text:span></text:span><text:span text:style-name="CharStyle9"><text:span text:style-name="T1274">a</text:span></text:span><text:span text:style-name="CharStyle9"><text:span text:style-name="T1156">rená voda, v nej sa varechou obracajú — toľko vody má byť, aby v nej plávaly — a nechajú sa za hodinu v nej stáť; potom sa voda z n</text:span></text:span><text:span text:style-name="CharStyle9"><text:span text:style-name="T1274">í</text:span></text:span><text:span text:style-name="CharStyle9"><text:span text:style-name="T1156">ch spust</text:span></text:span><text:span text:style-name="CharStyle9"><text:span text:style-name="T1274">í</text:span></text:span><text:span text:style-name="CharStyle9"><text:span text:style-name="T1156">. Súdok má byť čisto vymytý a suchý, prichystať čierneho i bobkového korenia, </text:span></text:span><text:span text:style-name="CharStyle9"><text:span text:style-name="T1274">ď</text:span></text:span><text:span text:style-name="CharStyle9"><text:span text:style-name="T1156">umbieru, bobko­vého listu, kôpru, višňového listu, železnej kapusty (Eisenkraut), materinej dúšky a chrenových koreňov. Na spodok súdka dať zo všetkého korenia, na to kôpru, višňového i vi­ničného listu a pár k</text:span></text:span><text:span text:style-name="CharStyle9"><text:span text:style-name="T1274">u</text:span></text:span><text:span text:style-name="CharStyle9"><text:span text:style-name="T1156">skov chrenu. Uhorky jednu vedľa druhej uložiť v jedon rad, na to list a kôpor, zase uhorky a tak pokračovať kým sa súdok doplní. Na vrch dať kôpru a listov na pol druha prsta zvýše, vôkol chrenu a zo všet­kého korenia, aby bol súdok plný. Do kotlíka dať dobrého vínového octu a polovicu toľko vody, to posoliť, nechať pár kochlov na ohni vyhodiť, vystydnuté naliať do súdka, na vrch dať čistú handričku a súdok zašpuntovať. Uhorky majú sa na úvetrí držať a súdok každý deň pokotúla</text:span></text:span><text:span text:style-name="CharStyle9"><text:span text:style-name="T1274">ť</text:span></text:span><text:span text:style-name="CharStyle9"><text:span text:style-name="T1156">; aspoň za štr­násť dní sa má pozor dať, aby uhorky od vrchu neboly suché, preto sa má prevarený ocot dolievať. Ke</text:span></text:span><text:span text:style-name="CharStyle9"><text:span text:style-name="T1274">ď</text:span></text:span><text:span text:style-name="CharStyle9"><text:span text:style-name="T1156"> začínajú plesnieť, handričku z nich vyplákať a pleseň z vrchu sobrať. Kto má rád uhorky so zelenou paprikou, obarí sa táto vrelou vodou, v nej nechať trochu stáť a potom medzi uhorky z nej dávať. Je tiež jedon druh paradajôk, ktoré vyzerajú dľa veľkosti jako laské orechy; tie sa môžu s paprikou pomedzi uhorky dať. Mnohý chcú uhorkám zelenú barvu tým dodať, že dajú do súdka kúsky medi alebo par krajciarov, čo neni nič inšie, jako nebezpečný jed. Dľa tohoto predpisu môže ma</text:span></text:span><text:span text:style-name="CharStyle9"><text:span text:style-name="T1274">ť</text:span></text:span><text:span text:style-name="CharStyle9"><text:span text:style-name="T1156"> každý bez všetkého pridávania medi tie najkrajšie uhorky.</text:span></text:span></text:p>
        <text:p text:style-name="P694"><text:span text:style-name="CharStyle9"><text:span text:style-name="T1156"/></text:span></text:p>
        <text:p text:style-name="P696"><text:span text:style-name="CharStyle9"><text:span text:style-name="T1156">988. Drobné uhorky do pohárov zapraviť.</text:span></text:span></text:p>
        <text:p text:style-name="P1774"><text:span text:style-name="CharStyle9"><text:span text:style-name="T1156"/></text:span></text:p>
        <text:p text:style-name="P1775"><text:span text:style-name="CharStyle9"><text:span text:style-name="T1156">Drobné uhorky obariť, zvýš spomenuté k uhorkám potrebné prídavky a na dve alebo tri holby veľké poháre širokým hrdlom prichystať. Na dno pohára dať z prichystanýh prídavkov, na to ukladať uhorky, pomedzi klásť pa­priku s paradajkami, všetko tuho naplniť a tak až do vrchu pokračovať. Na vrch dať spomenuté prídavky, pohár na­plniť prevareným octom, dobre vymytým </text:span></text:span><text:soft-page-break/><text:span text:style-name="CharStyle9"><text:span text:style-name="T1156">mechúrom zapchať, motúzom pevne zaviazať a na suché miesto odložiť; po vykysnutí doleje sa prevarený ocot.</text:span></text:span></text:p>
        <text:p text:style-name="P1008"><text:span text:style-name="CharStyle9"><text:span text:style-name="T1156"/></text:span></text:p>
        <text:p text:style-name="P1009"><text:span text:style-name="CharStyle9"><text:span text:style-name="T1156">989. Miešané uhorky do pohárov zapraviť.</text:span></text:span></text:p>
        <text:p text:style-name="P1161"><text:span text:style-name="CharStyle9"><text:span text:style-name="T1156"/></text:span></text:p>
        <text:p text:style-name="P1160"><text:span text:style-name="CharStyle9"><text:span text:style-name="T1156">Po obkrúžlenej žltej mrkve nožom žliebky vyrezať, na koliečka pokrájať a v slanej vode obariť; karfiol na malé ražičky očistiť a obariť; tak tiež dobré zelené paradajky obariť. Do pohára na dno dať zvýš udané uhorkové prí­davky a celé korenie, na to klásť uhorky s paradajkami i paprikou, a to nekoľkými višňovými listami zakryť. Mrkevné koliečka vôkol v poháre postavať, zase vrstvu uho­riek s paprikou a paradajkami uklásť, na to zase listy, vô­kol z karfiolu urobiť ráf, zase uhorky a tak pokračovať až do vrchu. Celé sa prikryje zvýš udanými prídavkami, naplní sa prevareným octom a zaviaže sa mechúrom.</text:span></text:span></text:p>
        <text:p text:style-name="P1010"><text:span text:style-name="CharStyle9"><text:span text:style-name="T1156"/></text:span></text:p>
        <text:p text:style-name="P1011"><text:span text:style-name="CharStyle9"><text:span text:style-name="T1156">990. Uhorky vodové na zimu zapraviť.</text:span></text:span></text:p>
        <text:p text:style-name="P1161"><text:span text:style-name="CharStyle9"><text:span text:style-name="T1156"/></text:span></text:p>
        <text:p text:style-name="P1160"><text:span text:style-name="CharStyle9"><text:span text:style-name="T1156">Na zapravenie berú sa zdravé a nie flakovité uhorky. V kotle sv</text:span></text:span><text:span text:style-name="CharStyle9"><text:span text:style-name="T1274">a</text:span></text:span><text:span text:style-name="CharStyle9"><text:span text:style-name="T1156">rená voda vyleje sa na uhorky, ktoré musia byť celkom ňou zakryté; zelenú papriku a zelené paradajky tiež vo vode obariť, v nej nechať vystydnuť a odtiecť, prichystať višňového listu, kôpru, železnej kapusty, hroznové listy a mladých hroznových konárikov, chrenu, čierneho korenia a ďumbieru; na spodok súdka alebo pohárov dať korenie a spo­menuté zeliny, na to ukladať uhorky, pomedzi dať paradajky a papriku, na to vrstvu týchž</text:span></text:span><text:span text:style-name="CharStyle9"><text:span text:style-name="T1274">e</text:span></text:span><text:span text:style-name="CharStyle9"><text:span text:style-name="T1156"> zelín a zase uhorky, tak pokračovať až do vrchu a celé prikryť spomenutými zelinami, korením a chrenom na pol druha prsta zvýše. Za ten čas v kotle svariť tekúcu vodu so solou má byť dobre slaná a</text:span></text:span><text:span text:style-name="CharStyle23"><text:span text:style-name="T1156"> </text:span></text:span><text:span text:style-name="CharStyle9"><text:span text:style-name="T1156">tuto na uhorky naliať. Jestli sú uhorky v pohároch, tieto sa mechúrom zapchajú, kdežto súdok prikryje sa čistou han­dričkou a dobre sa zašpuntuje. Potom sa nechajú na úvetrí sťáť, po vykysnutí doliať spomenutou vodou a dľa potreby z nich brať. Takéto uhorky držia sa až do jar</text:span></text:span><text:span text:style-name="CharStyle9"><text:span text:style-name="T1274">y</text:span></text:span><text:span text:style-name="CharStyle9"><text:span text:style-name="T1156">.</text:span></text:span></text:p>
        <text:p text:style-name="P769"><text:span text:style-name="CharStyle9"><text:span text:style-name="T1156"/></text:span></text:p>
        <text:p text:style-name="P771"><text:soft-page-break/><text:span text:style-name="CharStyle9"><text:span text:style-name="T1156">991. Čerstvé uhorky s olejom a octom na zimu prichystať.</text:span></text:span></text:p>
        <text:p text:style-name="P1161"><text:span text:style-name="CharStyle9"><text:span text:style-name="T1156"/></text:span></text:p>
        <text:p text:style-name="P1160"><text:span text:style-name="CharStyle9"><text:span text:style-name="T1156">K tejto príprave nemajú byť uhorky ani veľmi mladé, ani z horkého druhu. Také uhorky obieliť, na tenké listy pokrájať, zasoliť a nechať za čas stáť; čistýma rukama vodu z n</text:span></text:span><text:span text:style-name="CharStyle9"><text:span text:style-name="T1275">í</text:span></text:span><text:span text:style-name="CharStyle9"><text:span text:style-name="T1156">ch vytlačiť, dať do čistej nádoby a naliať na ne toľko ví­nového dobrého octu, aby neboly ani málo ani mnoho kyslé. K ním sa zamieša čerstvý brabantský olej a tlčené čierne korenie, naplnia sa do pohárov, mechúrom sa zaviažu a ne­chajú sa na chladnom a suchom mieste stáť.</text:span></text:span></text:p>
        <text:p text:style-name="P1160"><text:span text:style-name="CharStyle9"><text:span text:style-name="T1156"/></text:span></text:p>
        <text:p text:style-name="P699"><text:span text:style-name="CharStyle9"><text:span text:style-name="T1156">992. Zelenú fazuľu do pohárov zapraviť.</text:span></text:span></text:p>
        <text:p text:style-name="P1161"><text:span text:style-name="CharStyle9"><text:span text:style-name="T1156"/></text:span></text:p>
        <text:p text:style-name="P1160"><text:span text:style-name="CharStyle9"><text:span text:style-name="T1156">Fazuľa k zapraveniu má byť mladá; preto ke</text:span></text:span><text:span text:style-name="CharStyle9"><text:span text:style-name="T1275">ď</text:span></text:span><text:span text:style-name="CharStyle9"><text:span text:style-name="T1156"> sa fazuľa, ktorá nemá šupy, začiatkom augusta zasadí, dorastie ona dosť veľká a je k zapraveniu najlepšia. Oba konce fazule obrezať, do kotlíka postaviť vody, túto posoliť, do vriacej dá sa fazuľa, zakrytá odloží sa od ohňa, nechá sa vystydnuť a vyleje sa na sito, aby z vody ztiekla. Potom sa pokladie do čistých pohárov, zaleje sa prevareným octom a poháre sa mechúrom obviažu.</text:span></text:span></text:p>
        <text:p text:style-name="P1012"><text:span text:style-name="CharStyle9"><text:span text:style-name="T1156"/></text:span></text:p>
        <text:p text:style-name="P1013"><text:span text:style-name="CharStyle9"><text:span text:style-name="T1156">993. Miešanú fazuľu do pohárov zapraviť.</text:span></text:span></text:p>
        <text:p text:style-name="P1161"><text:span text:style-name="CharStyle9"><text:span text:style-name="T1156"/></text:span></text:p>
        <text:p text:style-name="P1160"><text:span text:style-name="CharStyle9"><text:span text:style-name="T1156">Všetko sa tak prichystá jako pri zapravení miešaných uhorôk, raz sa dá vrstva fazule, potom kolečká mrkvy, na to uhorky s karfiolom a tak pokračovať dľa spomenutého spô­sobu. S melirovaním čili ukladaním má sa tak zachádzať, aby všelijaké vrstvy zelín cez sklo v poriadku vyzeraly; po­háre prevareným octom naplniť a mechúrom zapchať. K prevareniu octu možno dľa ľúbosti i korenia pridať a spolu svariť. Miešané závarky sú preto dobré, poneváč často niet toľko pohárov, aby sa mohlo všetko osobit</text:span></text:span><text:span text:style-name="CharStyle9"><text:span text:style-name="T1276">e</text:span></text:span><text:span text:style-name="CharStyle9"><text:span text:style-name="T1156"> zakvasiť, pri mie­šanom závarku ale je každá zelina pri ruke.</text:span></text:span></text:p>
        <text:p text:style-name="P699"><text:span text:style-name="CharStyle9"><text:span text:style-name="T1156"/></text:span></text:p>
        <text:p text:style-name="P701"><text:span text:style-name="CharStyle9"><text:span text:style-name="T1156">994. Karfiol do pohárov zapraviť.</text:span></text:span></text:p>
        <text:p text:style-name="P1161"><text:soft-page-break/><text:span text:style-name="CharStyle9"><text:span text:style-name="T1156"/></text:span></text:p>
        <text:p text:style-name="P1160"><text:span text:style-name="CharStyle9"><text:span text:style-name="T1156">Nasledovné priprávy dajú sa do pohárov, môžu sa dať do pary, nechajú sa raz svariť, odložia sa k vystydnutiu, vy­berú sa von a odložia sa na suché miesto. — Karfiolové ru­žičky môžu byť aj menšie, zelené z nich sa očistí, karfiol sa dá do zvarenej slanej vody, nechá sa za pár minúť variť a zakrytý vystydn</text:span></text:span><text:span text:style-name="CharStyle9"><text:span text:style-name="T1276">u</text:span></text:span><text:span text:style-name="CharStyle9"><text:span text:style-name="T1156">ť. Potom sa z vody vyberie na čistú šatú, poriadne sa do pohárov kladie, s korením sv</text:span></text:span><text:span text:style-name="CharStyle9"><text:span text:style-name="T1276">a</text:span></text:span><text:span text:style-name="CharStyle9"><text:span text:style-name="T1156">rený a vystydnutý okot naleje sa naň, pohár sa mechúrom zaviaže a na suché miesto odloží.</text:span></text:span></text:p>
        <text:p text:style-name="P699"><text:span text:style-name="CharStyle9"><text:span text:style-name="T1156"/></text:span></text:p>
        <text:p text:style-name="P701"><text:span text:style-name="CharStyle9"><text:span text:style-name="T1156">995. Šampiony do pohárov zapraviť.</text:span></text:span></text:p>
        <text:p text:style-name="P1161"><text:span text:style-name="CharStyle9"><text:span text:style-name="T1156"/></text:span></text:p>
        <text:p text:style-name="P1160"><text:span text:style-name="CharStyle9"><text:span text:style-name="T1156">Šampiony do pohárov majú byť zatvorené a dobre tvrdé; korenky obrezať, šampiony vymyť, na šatu poklásť, z vody vytlačiť, vrch šampi</text:span></text:span><text:span text:style-name="CharStyle9"><text:span text:style-name="T1276">o</text:span></text:span><text:span text:style-name="CharStyle9"><text:span text:style-name="T1156">nov drobnou solou obrajbať a citronovou šťavou ovlažiť. Do nádoby dať octu a citronovej šťavy, to posoliť, nechať svariť, pridať šampiony, tieto po jednorazovom sv</text:span></text:span><text:span text:style-name="CharStyle9"><text:span text:style-name="T1276">a</text:span></text:span><text:span text:style-name="CharStyle9"><text:span text:style-name="T1156">rení od ohňa preč dať, papierom zakryť, nechať vystydn</text:span></text:span><text:span text:style-name="CharStyle9"><text:span text:style-name="T1276">u</text:span></text:span><text:span text:style-name="CharStyle9"><text:span text:style-name="T1156">ť, vybrať na čistú šatu, do pohárov poriadne poukladať, prez šatu precediť ocot, v ktorom sa šampiony obáraly, k tomu priliať čerstvého octu a trochu vody, pridať miešaného celého korenia, to na ohni svariť, chladné na šampiony naliať a me­chúrom poháre zaviazať.</text:span></text:span></text:p>
        <text:p text:style-name="P1014"><text:span text:style-name="CharStyle9"><text:span text:style-name="T1156"/></text:span></text:p>
        <text:p text:style-name="P1015"><text:span text:style-name="CharStyle9"><text:span text:style-name="T1156">996. Mladú kukuricu do pohárov zapraviť.</text:span></text:span></text:p>
        <text:p text:style-name="P1161"><text:span text:style-name="CharStyle9"><text:span text:style-name="T1156"/></text:span></text:p>
        <text:p text:style-name="P1160"><text:span text:style-name="CharStyle9"><text:span text:style-name="T1156">Ke</text:span></text:span><text:span text:style-name="CharStyle9"><text:span text:style-name="T1276">ď</text:span></text:span><text:span text:style-name="CharStyle9"><text:span text:style-name="T1156"> je kukurica ešte v mlieku, zavarí sa očistená do sv</text:span></text:span><text:span text:style-name="CharStyle9"><text:span text:style-name="T1276">a</text:span></text:span><text:span text:style-name="CharStyle9"><text:span text:style-name="T1156">renej slanej vody; pri vyhodení pár kochlov vezne sa od ohňa preč, papierom sa zakryje, nechá sa vystydnúť a na site odtiecť. Potom sa poriadne do pohárov pokladie, ocot s</text:span></text:span><text:span text:style-name="CharStyle7"><text:span text:style-name="T1156"> </text:span></text:span><text:span text:style-name="CharStyle9"><text:span text:style-name="T1156">miešaným korením sa svarý, chladným naplnia sa poháre a mechúrom sa zaviažu.</text:span></text:span></text:p>
        <text:p text:style-name="P1016"><text:span text:style-name="CharStyle9"><text:span text:style-name="T1156"/></text:span></text:p>
        <text:p text:style-name="P1017"><text:span text:style-name="CharStyle9"><text:span text:style-name="T1156">997. Drobnú cibuľu do pohárov zapraviť.</text:span></text:span></text:p>
        <text:p text:style-name="P1161"><text:span text:style-name="CharStyle9"><text:span text:style-name="T1156"/></text:span></text:p>
        <text:p text:style-name="P1160"><text:soft-page-break/><text:span text:style-name="CharStyle9"><text:span text:style-name="T1156">Do pohárov sa bere biela cibuľa vo veľkosti lieskových orechov, túto očistiť, posoliť, na ňu polov</text:span></text:span><text:span text:style-name="CharStyle9"><text:span text:style-name="T1276">i</text:span></text:span><text:span text:style-name="CharStyle9"><text:span text:style-name="T1156">c octu a polov</text:span></text:span><text:span text:style-name="CharStyle9"><text:span text:style-name="T1276">i</text:span></text:span><text:span text:style-name="CharStyle9"><text:span text:style-name="T1156">c vody naliať, na ohni svariť a zakrytú na chladno odložiť. Po vystydnutí na sito vybrať, do bielych pohárov poklásť, biely ocot s miešaným korením svariť, vystydnutým poháre na­plniť, mechúrom zaviazať, na suché miesto odložiť a k ho­vädzine alebo pečenkám upotrebiť.</text:span></text:span></text:p>
        <text:p text:style-name="P1018"><text:span text:style-name="CharStyle9"><text:span text:style-name="T1156"/></text:span></text:p>
        <text:p text:style-name="P1019"><text:span text:style-name="CharStyle9"><text:span text:style-name="T1156">998. Miešané zelené veci do pohárov zapraviť na anglický spôsob.</text:span></text:span></text:p>
        <text:p text:style-name="P1161"><text:span text:style-name="CharStyle9"><text:span text:style-name="T1156"/></text:span></text:p>
        <text:p text:style-name="P1160"><text:span text:style-name="CharStyle9"><text:span text:style-name="T1156">Táto miešanina záleží z nasledujúcich zelených vec</text:span></text:span><text:span text:style-name="CharStyle9"><text:span text:style-name="T1276">í</text:span></text:span><text:span text:style-name="CharStyle9"><text:span text:style-name="T1156">: mladá </text:span></text:span><text:span text:style-name="CharStyle9"><text:span text:style-name="T1276">ť</text:span></text:span><text:span text:style-name="CharStyle9"><text:span text:style-name="T1156">urecká paprika, drobná zelená fazuľa, drobné uhorky, drobná cibuľa, mesačná mrkva, kar</text:span></text:span><text:span text:style-name="CharStyle9"><text:span text:style-name="T1276">f</text:span></text:span><text:span text:style-name="CharStyle9"><text:span text:style-name="T1156">iolové ružičky, šaloty, mladá kukurica, šparga, artičoky, rokamble a šampiony. Všetk</text:span></text:span><text:span text:style-name="CharStyle9"><text:span text:style-name="T1276">e</text:span></text:span><text:span text:style-name="CharStyle9"><text:span text:style-name="T1156"> tieto veci očistiť, každú osobit</text:span></text:span><text:span text:style-name="CharStyle9"><text:span text:style-name="T1276">e</text:span></text:span><text:span text:style-name="CharStyle9"><text:span text:style-name="T1156"> v slanej s octom smiešanej vode obariť, osobitne oc</text:span></text:span><text:span text:style-name="CharStyle9"><text:span text:style-name="T1276">e</text:span></text:span><text:span text:style-name="CharStyle9"><text:span text:style-name="T1156">diť, osobitne do hromádky poklásť a miešano do pohárov tak klásť, aby aj na oko cez sklo poriadne vyzeralo. Tarkanového octu s miešaným ko­rením svariť, vystydnutým poháre naplniť, mechúrom zavia­zať a na chladné i suché miesto odložiť. Tato príprava doposiela sa za drahý peniaz do iných krajov z Anglicka, preto sa tento spôsob anglickým aj menuje; poneváč ale usilovná gazdinka všetky tieto zeliny doma si môže dochovať, môže si túto prípravu i sama po anglicky shotoviť dľa prítomného predpisu na ľahký a lacný spôsob.</text:span></text:span></text:p>
        <text:p text:style-name="P699"><text:span text:style-name="CharStyle9"><text:span text:style-name="T1156"/></text:span></text:p>
        <text:p text:style-name="P701"><text:span text:style-name="CharStyle9"><text:span text:style-name="T1156">999. Paradajky do pohárov zavariť.</text:span></text:span></text:p>
        <text:p text:style-name="P1161"><text:span text:style-name="CharStyle9"><text:span text:style-name="T1156"/></text:span></text:p>
        <text:p text:style-name="P1160"><text:span text:style-name="CharStyle9"><text:span text:style-name="T1156">Najlepšie, ke</text:span></text:span><text:span text:style-name="CharStyle9"><text:span text:style-name="T1276">ď</text:span></text:span><text:span text:style-name="CharStyle9"><text:span text:style-name="T1156"> sa od razu toľko paradajek zavarí, že potrvajú až do budúcich čerstvých. Zo zralých paradajek</text:span></text:span><text:span text:style-name="CharStyle23"><text:span text:style-name="T1156"> </text:span></text:span><text:span text:style-name="CharStyle9"><text:span text:style-name="T1156">zelené povyrezávať, paradajky rozkrájať, dať do čistej ná­doby na oheň a od spodku miešať, aby neprihorely. Keď začínajú hustnúť, pretrú sa cez sito a vystydnuté dávajú sa do suchých fliaš alebo pohárov, ktoré od vrchu na tri prsty majú ostať nedoplnené. Na hrdlo pohára dať čistú handričku, na to vymytý mechúr a to motúzom tuho zaviazať, aby pri varení para mechúr von nevytisla. Na dno nádoby dá sa slamy, do tejto sa poháre jedon ved</text:span></text:span><text:span text:style-name="CharStyle9"><text:span text:style-name="T1276">ľ</text:span></text:span><text:span text:style-name="CharStyle9"><text:span text:style-name="T1156">a druhého pokladú a do nádoby naleje sa </text:span></text:span><text:soft-page-break/><text:span text:style-name="CharStyle9"><text:span text:style-name="T1156">toľko vody, aby v nej poháre vyše poly stály. Nádobu vo dvoje složenou šatou zakryť a nechať po­voľne zohrievať, kým sa nezačnú variť, pri čom sa na to pozoruje, aby bola všade rovnaká horúčosť. Po nekoľko mi­n</text:span></text:span><text:span text:style-name="CharStyle9"><text:span text:style-name="T1276">u</text:span></text:span><text:span text:style-name="CharStyle9"><text:span text:style-name="T1156">tovom varení od ohňa odložiť na stranu, nechať vystydn</text:span></text:span><text:span text:style-name="CharStyle9"><text:span text:style-name="T1276">u</text:span></text:span><text:span text:style-name="CharStyle9"><text:span text:style-name="T1156">ť, pevne zakry</text:span></text:span><text:span text:style-name="CharStyle9"><text:span text:style-name="T1276">ť,</text:span></text:span><text:span text:style-name="CharStyle9"><text:span text:style-name="T1156"> čisto poutierať a odložiť na suché miesto.</text:span></text:span></text:p>
        <text:p text:style-name="P1020"><text:span text:style-name="CharStyle9"><text:span text:style-name="T1156"/></text:span></text:p>
        <text:p text:style-name="P1021"><text:span text:style-name="CharStyle9"><text:span text:style-name="T1156">1000. Paradajky na iný spôsob zavariť.</text:span></text:span></text:p>
        <text:p text:style-name="P1161"><text:span text:style-name="CharStyle9"><text:span text:style-name="T1156"/></text:span></text:p>
        <text:p text:style-name="P1160"><text:span text:style-name="CharStyle9"><text:span text:style-name="T1156">Čisto poutierané paradajky na štvr</text:span></text:span><text:span text:style-name="CharStyle9"><text:span text:style-name="T1276">ť</text:span></text:span><text:span text:style-name="CharStyle9"><text:span text:style-name="T1156">ky rozkrájať, do pohárov so širším hrdlom klásť a potriasať, aby boly pevne ukladené. Na vrch dať čistú handričku a mechúr, to mo­túzom zaviazať a s varením v pare pokračovať dľa predo­šlého spôsobu nechať dlhšie variť. Najlepšie je brať také flaše alebo poháre, aby sa na raz na omáčku spotrebovať mohly.</text:span></text:span></text:p>
        <text:p text:style-name="P1023"><text:span text:style-name="CharStyle9"><text:span text:style-name="T1156"/></text:span></text:p>
        <text:p text:style-name="P1024"><text:span text:style-name="CharStyle9"><text:span text:style-name="T1156">1001. R</text:span></text:span><text:span text:style-name="CharStyle9"><text:span text:style-name="T1276">i</text:span></text:span><text:span text:style-name="CharStyle9"><text:span text:style-name="T1156">bezle na zimu zavariť.</text:span></text:span></text:p>
        <text:p text:style-name="P1161"><text:span text:style-name="CharStyle9"><text:span text:style-name="T1156"/></text:span></text:p>
        <text:p text:style-name="P1160"><text:span text:style-name="CharStyle9"><text:span text:style-name="T1156">Zralé r</text:span></text:span><text:span text:style-name="CharStyle9"><text:span text:style-name="T1276">i</text:span></text:span><text:span text:style-name="CharStyle9"><text:span text:style-name="T1156">bezle od stopôk očistiť, do čistých suchých po­hárov naplniť a potriasť, aby husto spolu boly. Na vrch dať handričku a mechúr, to pevne motúzom sviazať a so va­rením zachádzať jako pri paradajkách. Na r</text:span></text:span><text:span text:style-name="CharStyle9"><text:span text:style-name="T1276">i</text:span></text:span><text:span text:style-name="CharStyle9"><text:span text:style-name="T1156">bezle v pohároch môže sa i sirupu naliať.</text:span></text:span></text:p>
        <text:p text:style-name="P1020"><text:span text:style-name="CharStyle9"><text:span text:style-name="T1156"/></text:span></text:p>
        <text:p text:style-name="P1021"><text:span text:style-name="CharStyle9"><text:span text:style-name="T1156">1002.<text:tab/>Šťavu (šošku) do pohárov zavariť.</text:span></text:span></text:p>
        <text:p text:style-name="P1161"><text:span text:style-name="CharStyle9"><text:span text:style-name="T1156"/></text:span></text:p>
        <text:p text:style-name="P1160"><text:span text:style-name="CharStyle9"><text:span text:style-name="T1156">Šťavu čisto obrať, vymyť, z vody nechať odtiecť a kri­vým nožom pokrájať. Podľa toho, koľko je šťavy, nechá sa</text:span></text:span><text:span text:style-name="CharStyle23"><text:span text:style-name="T1156"> </text:span></text:span><text:span text:style-name="CharStyle9"><text:span text:style-name="T1156">maslo v nádobe vypražiť, penu z ne</text:span></text:span><text:span text:style-name="CharStyle9"><text:span text:style-name="T1276">h</text:span></text:span><text:span text:style-name="CharStyle9"><text:span text:style-name="T1156">o sberať a vo vypraženom masle šťavu nechať na polo smažiť. Potom sa šťava k vystydnutiu na stranu odloží a do menších pohárov naplní, poháre zapchať handričkou a mechúrom, motúzom pevne za­viazať a s varením dľa predošlého spôsobu zachádzať.</text:span></text:span></text:p>
        <text:p text:style-name="P1035"><text:span text:style-name="CharStyle9"><text:span text:style-name="T1156"/></text:span></text:p>
        <text:p text:style-name="P1036"><text:span text:style-name="CharStyle9"><text:span text:style-name="T1156">1003. Domáci senft urobiť.</text:span></text:span></text:p>
        <text:p text:style-name="P1161"><text:soft-page-break/><text:span text:style-name="CharStyle9"><text:span text:style-name="T1156"/></text:span></text:p>
        <text:p text:style-name="P1160"><text:span text:style-name="CharStyle9"><text:span text:style-name="T1156">Senftové semäno môže sa aj u nás dochovať a je dvo­jaké: brunátno a bieložltkasté; ono môže sa na jar v z</text:span></text:span><text:span text:style-name="CharStyle9"><text:span text:style-name="T1277">a</text:span></text:span><text:span text:style-name="CharStyle9"><text:span text:style-name="T1156">hradách alebo v poli zasiať. Z obojeho druhu vziať 4 loty alebo podľa potreby aj viac, to v mažiari potlcť a prez husté sito preosiať, aby bolo jako múka fajné. Dve cibule hrebíčkami a dve hlávky cesnaku škoricou vyšpikovať, to i s nekoľkými kúskami bobkového listu dať do nádoby, na to naliať holbu tarkanového octu a dobré zakryté nechať za štvrť hodiny variť. Senftov</text:span></text:span><text:span text:style-name="CharStyle9"><text:span text:style-name="T1277">ú</text:span></text:span><text:span text:style-name="CharStyle9"><text:span text:style-name="T1156"> múku dať do čistého vajdlinka, na ňu vriacu tekutinu prez s</text:span></text:span><text:span text:style-name="CharStyle9"><text:span text:style-name="T1277">í</text:span></text:span><text:span text:style-name="CharStyle9"><text:span text:style-name="T1156">tko precediť a tak dlho miešať čistou varechou, kým dobre shustne; hrčky nesmú byť žiadne. K tomu sa pridá 12 lotov tlčeného cukru a drobno tlčené biele i čierne korenie; ažby veľm</text:span></text:span><text:span text:style-name="CharStyle9"><text:span text:style-name="T1277">í</text:span></text:span><text:span text:style-name="CharStyle9"><text:span text:style-name="T1156"> husté bolo, rozriedi sa tokajským vínom alebo octom, a dá sa do takých poh</text:span></text:span><text:span text:style-name="CharStyle9"><text:span text:style-name="T1277">a</text:span></text:span><text:span text:style-name="CharStyle9"><text:span text:style-name="T1156">rov, ktoré majú vlastný špunt. Poháre mechúrom zaviazať a na stranu odložiť. Čím dlhšie to v pohároch stoj</text:span></text:span><text:span text:style-name="CharStyle9"><text:span text:style-name="T1277">í</text:span></text:span><text:span text:style-name="CharStyle9"><text:span text:style-name="T1156">, tým je lepšie; ono môže i roky trvať. Kto je zašlamovaný, ten nech užíva z neho za kávovú ližičku na lačný žalúdok alebo pred spánkom.</text:span></text:span></text:p>
        <text:p text:style-name="P1023"><text:span text:style-name="CharStyle9"><text:span text:style-name="T1156"/></text:span></text:p>
        <text:p text:style-name="P1024"><text:span text:style-name="CharStyle9"><text:span text:style-name="T1156">1004. Cibuľu so senftom prichystať.</text:span></text:span></text:p>
        <text:p text:style-name="P1161"><text:span text:style-name="CharStyle9"><text:span text:style-name="T1156"/></text:span></text:p>
        <text:p text:style-name="P1160"><text:span text:style-name="CharStyle9"><text:span text:style-name="T1156">Bielu španielsku cibuľu zo šupy očistiť a na okrúhlo na pol malého prsta rozkrájať, aby sa spolu držala, potom po­soliť. Na dno pohára dá sa bieleho i čierneho korenia, pár hrebíčkov a škorice, na to celého spolusmiešaného senftu, vrstvu cibule, zase senftu a tak pokračovať až do vrchu po­hára. Na to naliať octu, dvojnásobným papierom zaviazať, pár tydňov nechať stáť a k mäsu upotrebiť.</text:span></text:span></text:p>
        <text:p text:style-name="P222"><text:span text:style-name="CharStyle23"><text:span text:style-name="T1156"/></text:span></text:p>
        <text:p text:style-name="P224"><text:span text:style-name="CharStyle23"><text:span text:style-name="T1156"/></text:span></text:p>
        <text:p text:style-name="P1774"><text:span text:style-name="CharStyle16"><text:span text:style-name="T1156">B) Čiastka.</text:span></text:span></text:p>
        <text:p text:style-name="P1839"><text:span text:style-name="CharStyle18"><text:span text:style-name="T1156"/></text:span></text:p>
        <text:p text:style-name="P1840"><text:span text:style-name="CharStyle18"><text:span text:style-name="T1156">O octe a hubách.</text:span></text:span></text:p>
        <text:p text:style-name="P1043"><text:span text:style-name="CharStyle9"><text:span text:style-name="T1156"/></text:span></text:p>
        <text:p text:style-name="P1044"><text:span text:style-name="CharStyle9"><text:span text:style-name="T1156">1005. Voňavý ocot prichystať.</text:span></text:span></text:p>
        <text:p text:style-name="P1161"><text:soft-page-break/><text:span text:style-name="CharStyle9"><text:span text:style-name="T1156"/></text:span></text:p>
        <text:p text:style-name="P1160"><text:span text:style-name="CharStyle9"><text:span text:style-name="T1156">Dobrý vínový ocot môže sa len z dobrého vína pripra­viť a čistý môse sa dať do jedál i pre nemocných. K tomuto octu potrebné zeliny sú nasledovné: 12 lotov tarkanu, 6 lotov voňavej kapusty (Kerbelkraut), 6 lotov oranžového kvetu (dostane sa v lekárni čili apatéke), 6 lotov španielskej ka­pusty (Spanisches Kuttelkraut), 8 lotov baziliky, 6 lotov suturaju (táto zelina má ľúbe</text:span></text:span><text:span text:style-name="CharStyle9"><text:span text:style-name="T1278">ž</text:span></text:span><text:span text:style-name="CharStyle9"><text:span text:style-name="T1156">nú chuť a je z</text:span></text:span><text:span text:style-name="CharStyle9"><text:span text:style-name="T1278">a</text:span></text:span><text:span text:style-name="CharStyle9"><text:span text:style-name="T1156">hradníkom známa), 4 loty rokambolu (samorastlý okrúhly cesnak), 6 lotov pinpernelu, 6 lotov tarkanových koreňov, </text:span></text:span><text:span text:style-name="CharStyle9"><text:span text:style-name="T1278">1/2</text:span></text:span><text:span text:style-name="CharStyle9"><text:span text:style-name="T1156"> lota bobkového listu, španielskú s hrebičkami vyšpikovanú bielu cibuľu, lôt šalvije a dva loty celého do handričky zaviazaného korenia; to všetko dá sa do veľkej octovej flaše. Zeliny musia byť suché, lež nie na sln</text:span></text:span><text:span text:style-name="CharStyle9"><text:span text:style-name="T1278">c</text:span></text:span><text:span text:style-name="CharStyle9"><text:span text:style-name="T1156">i vysušené, ale v tôni na úvetrí. Na zeliny sa naleje 12 holbí v</text:span></text:span><text:span text:style-name="CharStyle9"><text:span text:style-name="T1278">i</text:span></text:span><text:span text:style-name="CharStyle9"><text:span text:style-name="T1156">nového octu, od vrchu nechá sa flaša na dlaň prázdna, potom sa tuho zaviaže, nechá sa 30 dní na sln</text:span></text:span><text:span text:style-name="CharStyle9"><text:span text:style-name="T1278">c</text:span></text:span><text:span text:style-name="CharStyle9"><text:span text:style-name="T1156">i stáť a každý deň sa pokrúti, aby sa všetko dobre spolu smiešalo. Po triciatych dňoch dobre sa potlče za tri loty soli a 2 loty kremor tartari, to sa dá do octu a tento sa nechá ešte za 12 dní na sln</text:span></text:span><text:span text:style-name="CharStyle9"><text:span text:style-name="T1278">c</text:span></text:span><text:span text:style-name="CharStyle9"><text:span text:style-name="T1156">i stáť. Ke</text:span></text:span><text:span text:style-name="CharStyle9"><text:span text:style-name="T1278">ď </text:span></text:span><text:span text:style-name="CharStyle9"><text:span text:style-name="T1156">je ocot očistený, zleje sa do fliaš, tieto špuntom zapchať a voskom zapečatiť. Na zeleniny dá sa zas octu alebo dobrého vína a pokračuje sa dľa známeho spôsobu. Potrebné zeliny sú v sklepoch k dostaniu.</text:span></text:span></text:p>
        <text:p text:style-name="P1043"><text:span text:style-name="CharStyle9"><text:span text:style-name="T1156"/></text:span></text:p>
        <text:p text:style-name="P1044"><text:span text:style-name="CharStyle9"><text:span text:style-name="T1156">1006. Malinový ocot.</text:span></text:span></text:p>
        <text:p text:style-name="P1161"><text:span text:style-name="CharStyle9"><text:span text:style-name="T1156"/></text:span></text:p>
        <text:p text:style-name="P1160"><text:span text:style-name="CharStyle9"><text:span text:style-name="T1156">Polov</text:span></text:span><text:span text:style-name="CharStyle9"><text:span text:style-name="T1278">i</text:span></text:span><text:span text:style-name="CharStyle9"><text:span text:style-name="T1156">c flaše dobre zralými malinami naplniť, na ne octu alebo dobrého vína naliať, zapchať, na sln</text:span></text:span><text:span text:style-name="CharStyle9"><text:span text:style-name="T1278">c</text:span></text:span><text:span text:style-name="CharStyle9"><text:span text:style-name="T1156">i nechať stáť a každý deň pokývať, kým dobre neukysnú. Potom sa do čistých fliaš zleje, zapchané flaše zapečatiť, na povstalé ma­liny ešte raz octu alebo vína naliať a ocot z n</text:span></text:span><text:span text:style-name="CharStyle9"><text:span text:style-name="T1278">í</text:span></text:span><text:span text:style-name="CharStyle9"><text:span text:style-name="T1156">ch urobiť.</text:span></text:span></text:p>
        <text:p text:style-name="P222"><text:span text:style-name="CharStyle7"><text:span text:style-name="T1156"/></text:span></text:p>
        <text:p text:style-name="P1043"><text:span text:style-name="CharStyle9"><text:span text:style-name="T1156">1007. Višňový ocot s ribezlami.</text:span></text:span></text:p>
        <text:p text:style-name="P1161"><text:span text:style-name="CharStyle9"><text:span text:style-name="T1156"/></text:span></text:p>
        <text:p text:style-name="P1160"><text:span text:style-name="CharStyle9"><text:span text:style-name="T1156">Višne zo stopôk očistiť, jednu čiastku ribeziel so stop­kami nechať a oboje dať spolu do flaše, pridať do handričky zaviazané hrebičky so škoricou, naplniť octom alebo vínom, na slnci nechať stáť a každý deň potriasať.</text:span></text:span></text:p>
        <text:p text:style-name="P1023"><text:soft-page-break/><text:span text:style-name="CharStyle9"><text:span text:style-name="T1156"/></text:span></text:p>
        <text:p text:style-name="P1024"><text:span text:style-name="CharStyle9"><text:span text:style-name="T1156">1008. Ovocný ocot</text:span></text:span></text:p>
        <text:p text:style-name="P1161"><text:span text:style-name="CharStyle9"><text:span text:style-name="T1156"/></text:span></text:p>
        <text:p text:style-name="P1160"><text:span text:style-name="CharStyle9"><text:span text:style-name="T1156">Stromy ovocné veľký </text:span></text:span><text:span text:style-name="CharStyle9"><text:span text:style-name="T1278">u</text:span></text:span><text:span text:style-name="CharStyle9"><text:span text:style-name="T1156">žitok donášajú človekovi, poneváč svojím ovocím mnohé prípravy k jedlám dajú sa pri­chystať. Ovocie môže sa jako čerstvé siesť, môže sa usušiť, z neho sa môže lekvár robiť, alebo konečne môže slúžiť k príprave octu. Z tohoto ohľadu zasluhuje strom potrebnú opateru, jestli jeho majiteľ chce z neho osoh brať, ktorý sa sto ráz vyplatí za vynaloženú prácu. Ponajprv musí sa strom čo najviac zachrániť pred mravci, ktoré do rozpukanej kôry vajcia nakladú, následkom toho povstanú červíci a vovrtajú sa do stromu, č</text:span></text:span><text:span text:style-name="CharStyle9"><text:span text:style-name="T1278">í</text:span></text:span><text:span text:style-name="CharStyle9"><text:span text:style-name="T1156">m strom svoju vlhkosť a týmto i svoj život pomály tratí. Preto sa má na jaseň alebo na jar stará kôrka z ovocných stromov soškrabať; kde sú od červíkov pôsobné diery, tie sa z hniloby očistia a zaplnia sa massou, ktorá sa smieša a rozrobí z hliny, vápna a popolu. Týmto sa diery zaplnia a oškrabaný strom celý zamaže, okrem toho sa suché a zbytočné konáre odpília a odp</text:span></text:span><text:span text:style-name="CharStyle9"><text:span text:style-name="T1278">i</text:span></text:span><text:span text:style-name="CharStyle9"><text:span text:style-name="T1156">lený koniec na strome touže massou natrie. Jestli sa s ovocnými stromami, ktoré majú byť štepené alebo očkované (okul</text:span></text:span><text:span text:style-name="CharStyle9"><text:span text:style-name="T1278">í</text:span></text:span><text:span text:style-name="CharStyle9"><text:span text:style-name="T1156">rované), týmto spôsobom zachádza, udržia sa ony za dlhý čas a donášajú hojné a chutné ovocie. — Kým neni ovocie ešte zralé, padá zo stromov lebo následkom skrpatelosti, alebo následkom vetru. Takéto z ho</text:span></text:span><text:span text:style-name="CharStyle9"><text:span text:style-name="T1278">ď</text:span></text:span><text:span text:style-name="CharStyle9"><text:span text:style-name="T1156">ajakého stromu odpadnuté ovocie há­dže sa do súdka, dobre prehnité sa vyprešuje, do flaši na­plní a na teplom mieste drží, pokým sa očistí a dobre pre­žerie. Tento ocot je preto lepší nežli obyčajný poneváč neškodí zdraviu, kdežto ke</text:span></text:span><text:span text:style-name="CharStyle9"><text:span text:style-name="T1278">ď</text:span></text:span><text:span text:style-name="CharStyle9"><text:span text:style-name="T1156"> terajší umelecky robený ocot za pár týdňov v flašách stoji: stratí chuť a korenie sa sosmradí.</text:span></text:span></text:p>
        <text:p text:style-name="P222"><text:span text:style-name="CharStyle7"><text:span text:style-name="T1156"/></text:span></text:p>
        <text:p text:style-name="P1043"><text:span text:style-name="CharStyle9"><text:span text:style-name="T1156">1009. Jablčkové víno.</text:span></text:span></text:p>
        <text:p text:style-name="P1161"><text:span text:style-name="CharStyle9"><text:span text:style-name="T1156"/></text:span></text:p>
        <text:p text:style-name="P1160"><text:span text:style-name="CharStyle9"><text:span text:style-name="T1156">Následkom hojného ovocia veľmi sa zapodievajú s ním v Horňorakússku; zdravé jablká totižto potlčú v sudoch dre­venými t</text:span></text:span><text:span text:style-name="CharStyle9"><text:span text:style-name="T1278">l</text:span></text:span><text:span text:style-name="CharStyle9"><text:span text:style-name="T1156">kmi, nechajú to za nekoľko dní stáť a potom </text:span></text:span><text:span text:style-name="CharStyle9"><text:span text:style-name="T1278">í</text:span></text:span><text:span text:style-name="CharStyle9"><text:span text:style-name="T1156">ch tak vytláčajú jako u nás hrozno, vytlačený saft plnia do súdkov a nechajú ho v pivnici stať. Takéto víno má hod</text:span></text:span><text:span text:style-name="CharStyle9"><text:span text:style-name="T1278">nú</text:span></text:span><text:span text:style-name="CharStyle9"><text:span text:style-name="T1156"> vládu, poneváč je </text:span></text:span><text:soft-page-break/><text:span text:style-name="CharStyle9"><text:span text:style-name="T1156">silnejšie nežli hroznové, pri tom je i na pitie dobré a zdravé: k tomu sa môžu i hrušky pridať. Kto ho nechce jako víno upotrebiť, môže ho jako ocot upotrebiť.</text:span></text:span></text:p>
        <text:p text:style-name="P1048"><text:span text:style-name="CharStyle9"><text:span text:style-name="T1156"/></text:span></text:p>
        <text:p text:style-name="P1049"><text:span text:style-name="CharStyle9"><text:span text:style-name="T1156">1010. Tarkanový ocot na zimu.</text:span></text:span></text:p>
        <text:p text:style-name="P1161"><text:span text:style-name="CharStyle9"><text:span text:style-name="T1156"/></text:span></text:p>
        <text:p text:style-name="P1160"><text:span text:style-name="CharStyle9"><text:span text:style-name="T1156">Ke</text:span></text:span><text:span text:style-name="CharStyle9"><text:span text:style-name="T1278">ď</text:span></text:span><text:span text:style-name="CharStyle9"><text:span text:style-name="T1156"> je tarkan natoľko vyrastený, sreže sa z neho dľa potreby do jednej alebo viac fliaš a dá sa k preschnutiu do tône na úvetrie. Z tarkanu dá sa do polovice flaše, ostatnie sa vínom doplní až na dlaň od vrchu, f</text:span></text:span><text:span text:style-name="CharStyle9"><text:span text:style-name="T1278">l</text:span></text:span><text:span text:style-name="CharStyle9"><text:span text:style-name="T1156">aša zaviaže sa pa­pierom, nechá sa na slnci za tricať alebo aj za viac dní a často sa pokýva. Kde niet vínového octu, môže sa naliať dobré víno, k čomu sa pridá za ližicu soli a celé čierne ko­renie. Ke</text:span></text:span><text:span text:style-name="CharStyle9"><text:span text:style-name="T1278">ď</text:span></text:span><text:span text:style-name="CharStyle9"><text:span text:style-name="T1156"> je ocot dosť kyslý, vleje sa do holbových fliaš a na to sa naleje ešte vína alebo octu.</text:span></text:span></text:p>
        <text:p text:style-name="P1051"><text:span text:style-name="CharStyle9"><text:span text:style-name="T1156"/></text:span></text:p>
        <text:p text:style-name="P1052"><text:span text:style-name="CharStyle9"><text:span text:style-name="T1156">1011. Čerstvé plnené smrčky.</text:span></text:span></text:p>
        <text:p text:style-name="P1161"><text:span text:style-name="CharStyle9"><text:span text:style-name="T1156"/></text:span></text:p>
        <text:p text:style-name="P1160"><text:span text:style-name="CharStyle9"><text:span text:style-name="T1156">Huby (hríby) sú veľmi osožné pre domác</text:span></text:span><text:span text:style-name="CharStyle9"><text:span text:style-name="T1278">nu</text:span></text:span><text:span text:style-name="CharStyle9"><text:span text:style-name="T1156"> potrebu, avšak pri n</text:span></text:span><text:span text:style-name="CharStyle9"><text:span text:style-name="T1278">í</text:span></text:span><text:span text:style-name="CharStyle9"><text:span text:style-name="T1156">ch je veľká obozretnosť potrebná, aby sa pre neznámosť hríbov neupotrebily jedovaté huby. Ony sa dajú v letný i zimný čas upotrebiť k asietlam, rago a iným príprapravám. — Smrčky sú z jara prvé hríby, tieto očistené a umyté z vody nechať odtiecť a každý kus pod č. 131 uda­ným fášom alebo žemľovou plnenkou naplniť. Do masla sa dá drobno krájaného petrželu, na dno sa pokladú plnenkou na spodok huby, zakryté sa nechajú pariť, žíjovým saftom sa podlejú a sl</text:span></text:span><text:span text:style-name="CharStyle9"><text:span text:style-name="T1278">u</text:span></text:span><text:span text:style-name="CharStyle9"><text:span text:style-name="T1156">žia k okrášleniu (garnírovaniu) hovädziny alebo asietlí. Na pôstne dni môžu sa huby rybacím fášom natrieť.</text:span></text:span></text:p>
        <text:p text:style-name="P222"><text:span text:style-name="CharStyle7"><text:span text:style-name="T1156"/></text:span></text:p>
        <text:p text:style-name="P1057"><text:span text:style-name="CharStyle9"><text:span text:style-name="T1156">1012. Smrčky na zimu zachovať.</text:span></text:span></text:p>
        <text:p text:style-name="P1161"><text:span text:style-name="CharStyle9"><text:span text:style-name="T1156"/></text:span></text:p>
        <text:p text:style-name="P1160"><text:span text:style-name="CharStyle9"><text:span text:style-name="T1156">Nalepená zem z korienkov sa očistí, korienky sa ihlou na niť soberú a povešajú sa na príhodné miesto, aby čím skôr uschly, ináč</text:span></text:span><text:span text:style-name="CharStyle9"><text:span text:style-name="T1278">e</text:span></text:span><text:span text:style-name="CharStyle9"><text:span text:style-name="T1156">j by sa sčervively. Ke</text:span></text:span><text:span text:style-name="CharStyle9"><text:span text:style-name="T1278">ď</text:span></text:span><text:span text:style-name="CharStyle9"><text:span text:style-name="T1156"> sú dosť suché, odložia sa v škatule na suché miesto a pri potrebovaní roz­močia sa v letnej vode. S plnením sa zachádza dľa pre­došlého spôsobu.</text:span></text:span></text:p>
        <text:p text:style-name="P1058"><text:soft-page-break/><text:span text:style-name="CharStyle9"><text:span text:style-name="T1156"/></text:span></text:p>
        <text:p text:style-name="P1059"><text:span text:style-name="CharStyle9"><text:span text:style-name="T1156">1013. Tančeky na zimu zachovať.</text:span></text:span></text:p>
        <text:p text:style-name="P1161"><text:span text:style-name="CharStyle9"><text:span text:style-name="T1156"/></text:span></text:p>
        <text:p text:style-name="P1160"><text:span text:style-name="CharStyle9"><text:span text:style-name="T1156">Zdravé tančeky zo zeme očistiť, na niť navliecť a na prí­hodné miesto zavesiť, aby čím skôr uschly. Pri upotrebení do letnej vody zamočiť, v masle drobno krájanú cibuľu s pe­tržlenom upražiť, na to dať tančeky, polievkou podliať a ne­chať. K tomuto pridať uvarené a na rezanky pokrájané drobky z morky alebo husy, to posoliť, dľa č. 300 telacie karbanádle srobiť, toto oboje na misu do venca poklásť, s pár ž</text:span></text:span><text:span text:style-name="CharStyle9"><text:span text:style-name="T1278">l</text:span></text:span><text:span text:style-name="CharStyle9"><text:span text:style-name="T1156">tkami zalegírované huby dať do prostriedku, celé saf­tom poliať a jako asietlu dať na stôl.</text:span></text:span></text:p>
        <text:p text:style-name="P1023"><text:span text:style-name="CharStyle9"><text:span text:style-name="T1156"/></text:span></text:p>
        <text:p text:style-name="P1024"><text:span text:style-name="CharStyle9"><text:span text:style-name="T1156">1014. Hríby so smotankou.</text:span></text:span></text:p>
        <text:p text:style-name="P1161"><text:span text:style-name="CharStyle9"><text:span text:style-name="T1156"/></text:span></text:p>
        <text:p text:style-name="P1160"><text:span text:style-name="CharStyle9"><text:span text:style-name="T1156">Očistené a vymyté hríby na čistú šatu vybrať, z vody vytlačiť, posoliť a za čas nechať stáť. Potom z rosola vytla­čiť, v múke tento poobálať, z oboch strán na rošti odpiecť, v masle drobno krájanú cibuľu s petržlenom upražiť, pridať hrí­by a zakrité nechať pariť. Konečne dať na ne smotanky, celé nechať spolu svariť a ku garnírovaniu hovädziny upotrebiť.</text:span></text:span></text:p>
        <text:p text:style-name="P1023"><text:span text:style-name="CharStyle9"><text:span text:style-name="T1156"/></text:span></text:p>
        <text:p text:style-name="P1024"><text:span text:style-name="CharStyle9"><text:span text:style-name="T1156">1015. Hlivy prichystať.</text:span></text:span></text:p>
        <text:p text:style-name="P1161"><text:span text:style-name="CharStyle9"><text:span text:style-name="T1156"/></text:span></text:p>
        <text:p text:style-name="P1160"><text:span text:style-name="CharStyle9"><text:span text:style-name="T1156">Očistené hlivy, ktoré obyčajne na starých stromoch ra­stú, so zeleným petržlenom spolu posekať, posoliť, rodu z nich vytlačiť, na gule porobiť, dať na chladné miesto a k zapraženým polievkam upotrebiť.</text:span></text:span></text:p>
        <text:p text:style-name="P222"><text:span text:style-name="CharStyle7"><text:span text:style-name="T1156"/></text:span></text:p>
        <text:p text:style-name="P1023"><text:span text:style-name="CharStyle9"><text:span text:style-name="T1156">1016. Pesterce.</text:span></text:span></text:p>
        <text:p text:style-name="P1161"><text:span text:style-name="CharStyle9"><text:span text:style-name="T1156"/></text:span></text:p>
        <text:p text:style-name="P1160"><text:span text:style-name="CharStyle9"><text:span text:style-name="T1156">Pesterce rastú obyčajne na dreve a upotrebujú sa jako mladé do poliev</text:span></text:span><text:span text:style-name="CharStyle9"><text:span text:style-name="T1278">ô</text:span></text:span><text:span text:style-name="CharStyle9"><text:span text:style-name="T1156">k. Z vrchu šupu očistiť, tenšiu čiastku na rezanky pokrájať, v masle drobno krájanú cibuľu s petržle­nom upražiť, pridať huby a nechať pariť, k tomu dať za ližicu múky, vodou zaliať, posoliť a do tohoto cesto na polievku za­variť.</text:span></text:span></text:p>
        <text:p text:style-name="P1035"><text:span text:style-name="CharStyle9"><text:span text:style-name="T1156"/></text:span></text:p>
        <text:p text:style-name="P1036"><text:soft-page-break/><text:span text:style-name="CharStyle9"><text:span text:style-name="T1156">1017. Čierne jelenné huby prichystať.</text:span></text:span></text:p>
        <text:p text:style-name="P1161"><text:span text:style-name="CharStyle9"><text:span text:style-name="T1156"/></text:span></text:p>
        <text:p text:style-name="P1160"><text:span text:style-name="CharStyle9"><text:span text:style-name="T1156">Čierne jelenice bývajú veľmi blanaté a neradia sa všade, okrem toho mnohé pohynú, poneváč zpod zeme na vrch nevyndú, preto je i ťažko </text:span></text:span><text:span text:style-name="CharStyle9"><text:span text:style-name="T1278">í</text:span></text:span><text:span text:style-name="CharStyle9"><text:span text:style-name="T1156">ch naisť. Ku h</text:span></text:span><text:span text:style-name="CharStyle9"><text:span text:style-name="T1278">l</text:span></text:span><text:span text:style-name="CharStyle9"><text:span text:style-name="T1156">adaniu týchto húb sú nektorí privycvičení a následkom tuhej vône týchto húb tam hrabú, kde ich zavoňajú. Jelenice sú po vrchu čierne a rapavé, lež sú najlepšie medzi všetk</text:span></text:span><text:span text:style-name="CharStyle9"><text:span text:style-name="T1278">y</text:span></text:span><text:span text:style-name="CharStyle9"><text:span text:style-name="T1156">mi hubami. Jelenice sa ostrou kefou z blata vo vode vymyjú, nechajú sa odtiecť a v šate sa vytlačia. Pomerne k počtu jelen</text:span></text:span><text:span text:style-name="CharStyle9"><text:span text:style-name="T1278">íc</text:span></text:span><text:span text:style-name="CharStyle9"><text:span text:style-name="T1156"> dá sa do nádoby dobrého červeného vina, pridá sa celé korenie a nechá sa svariť. Do vriaceho vína dajú sa jelenice, po vyhodení pár kochlov od ohňa sa odložia, na vrch sa dá papier s pokriev­kou, odložia na chladné miesto a nechajú sa až do druhého dňa stáť. Potom sa vybraté huby do pohárov ukladú, poháre sa naplnia tymže sv</text:span></text:span><text:span text:style-name="CharStyle9"><text:span text:style-name="T1278">a</text:span></text:span><text:span text:style-name="CharStyle9"><text:span text:style-name="T1156">reným vínom, na vrch sa dá čistá hanprička s rozmočeným mechúrom, to motúzom zaviazať a v pare nechať dľa č. 999 variť i s nimi tak ďalej zachádzať.</text:span></text:span></text:p>
        <text:p text:style-name="P1063"><text:span text:style-name="CharStyle9"><text:span text:style-name="T1156"/></text:span></text:p>
        <text:p text:style-name="P1064"><text:span text:style-name="CharStyle9"><text:span text:style-name="T1156">1018. Biele jelenice zavariť.</text:span></text:span></text:p>
        <text:p text:style-name="P1161"><text:span text:style-name="CharStyle9"><text:span text:style-name="T1156"/></text:span></text:p>
        <text:p text:style-name="P1160"><text:span text:style-name="CharStyle9"><text:span text:style-name="T1156">Tento druh jeleníc neni tak stály jako čierne, pri n</text:span></text:span><text:span text:style-name="CharStyle9"><text:span text:style-name="T1278">í</text:span></text:span><text:span text:style-name="CharStyle9"><text:span text:style-name="T1156">ch sa však na to musí pozorovať, aby neboly červivé, lež t</text:span></text:span><text:span text:style-name="CharStyle9"><text:span text:style-name="T1278">ú</text:span></text:span><text:span text:style-name="CharStyle9"><text:span text:style-name="T1156">hé a celé. Dobré biele víno s čiernym korením svariť, doň dať očistené jelenice, jedon kochlík nechať vyhodiť, od ohňa od­ložiť, vrch papierom i s pokrievkou zakryť na chladné miesto odložiť a až do druhého dňa nechať stáť. Vybraté jelenice do pohárov klášť a naplniť vínom, v ktorom sa varily, aby boly</text:span></text:span><text:span text:style-name="CharStyle7"><text:span text:style-name="T1156"> </text:span></text:span><text:span text:style-name="CharStyle9"><text:span text:style-name="T1156">celkom zakryté. Na vr</text:span></text:span><text:span text:style-name="CharStyle9"><text:span text:style-name="T1278">ch</text:span></text:span><text:span text:style-name="CharStyle9"><text:span text:style-name="T1156"> </text:span></text:span><text:span text:style-name="CharStyle9"><text:span text:style-name="T1278">č</text:span></text:span><text:span text:style-name="CharStyle9"><text:span text:style-name="T1156">istú handričku s mechúrom okr</text:span></text:span><text:span text:style-name="CharStyle9"><text:span text:style-name="T1278">ú</text:span></text:span><text:span text:style-name="CharStyle9"><text:span text:style-name="T1156">tiť, motúzom pevne zaviazať a dať do pary dľa predo­šlého spôsobu.</text:span></text:span></text:p>
        <text:p text:style-name="P1160"><text:span text:style-name="CharStyle9"><text:span text:style-name="T1156"/></text:span></text:p>
        <text:p text:style-name="P1023"><text:span text:style-name="CharStyle9"><text:span text:style-name="T1156">1019. Suché jelenice zachovať.</text:span></text:span></text:p>
        <text:p text:style-name="P1161"><text:span text:style-name="CharStyle9"><text:span text:style-name="T1156"/></text:span></text:p>
        <text:p text:style-name="P1160"><text:span text:style-name="CharStyle9"><text:span text:style-name="T1156">K sušeniu určené jelenice čisto obieliť, na tenké lístoky pokrájať, na sito aleho ho</text:span></text:span><text:span text:style-name="CharStyle9"><text:span text:style-name="T1278">ď</text:span></text:span><text:span text:style-name="CharStyle9"><text:span text:style-name="T1156">ajakú dasku rozklásť a na príhod­nom mieste nechať usušiť; usušené </text:span></text:span><text:soft-page-break/><text:span text:style-name="CharStyle9"><text:span text:style-name="T1156">jelenice do pláteného vrecka dať a na suchom mieste nechať viseť. Pri upotrebení nechajú sa trochu v letnej vode močiť, potom sa na rezanky pokrájajú, v masle sa žemľové omrviny na žlto úpražia, k tomu sa dajú huby, podlej</text:span></text:span><text:span text:style-name="CharStyle9"><text:span text:style-name="T1278">ú</text:span></text:span><text:span text:style-name="CharStyle9"><text:span text:style-name="T1156"> sa polievkou za pár ližíc a kyslou smotankou, pridá sa tlčený mušk</text:span></text:span><text:span text:style-name="CharStyle9"><text:span text:style-name="T1278">a</text:span></text:span><text:span text:style-name="CharStyle9"><text:span text:style-name="T1156">tový kvet, to trochu posoliť, z citrona šťavu vytisnuť a zakryté nechať povoľne pariť. K tomu sa pridajú uvarené a na kocky pokrájané drobky z morky, tieto jako i filé z husacej pečenky alebo telacie karbanádle pokladú sa na misu do venca, huby prindú do prostriedku a polejú sa glásom.</text:span></text:span></text:p>
        <text:p text:style-name="P1023"><text:span text:style-name="CharStyle9"><text:span text:style-name="T1156"/></text:span></text:p>
        <text:p text:style-name="P1024"><text:span text:style-name="CharStyle9"><text:span text:style-name="T1156">1020. Rídziky na zimu zapraviť.</text:span></text:span></text:p>
        <text:p text:style-name="P1161"><text:span text:style-name="CharStyle9"><text:span text:style-name="T1156"/></text:span></text:p>
        <text:p text:style-name="P1160"><text:span text:style-name="CharStyle9"><text:span text:style-name="T1156">Rídziky, ktoré medzi borievkami rastú, sú najpríhodnejšie do súdkov. Z drobných, čerstvých a očistených rídzikov korienky obrezať, spodok súdka alebo pareničky soľou a rascou posypať, na to ukladať rídzky na jednu vrstvu, túto zase soľou a rascou posypať, na to dať rídziky a tak pokra­čovať až k doplneniu súdka. Na vrch sa dá čisté dienko, na to sa položí kameň a súdok nechá sa na chladnom mieste stáť. Poneváč rídziky sa uľahnú, mu</text:span></text:span><text:span text:style-name="CharStyle9"><text:span text:style-name="T1278">s</text:span></text:span><text:span text:style-name="CharStyle9"><text:span text:style-name="T1156">ejú sa viac razí dokladať dľa predošlého spôsobu, kým sa nedoplní súdok. Keď zač</text:span></text:span><text:span text:style-name="CharStyle9"><text:span text:style-name="T1278">i</text:span></text:span><text:span text:style-name="CharStyle9"><text:span text:style-name="T1156">najú plesnieť, má sa handrička vyplákať a nádoba z plesne očistiť. Pri upotrebení vymočia sa v studenej vode, viacraz sa umy­jú a dajú sa do šálky, na ne sa naleje octu s olejom, pridá sa drobno pokrájanej cibule a dá sa na chladnú omáčku k ho­vädzine.</text:span></text:span></text:p>
        <text:p text:style-name="P222"><text:span text:style-name="CharStyle23"><text:span text:style-name="T1156"/></text:span></text:p>
        <text:h text:style-name="P319" text:outline-level="3"><text:bookmark-start text:name="bookmark36"/><text:span text:style-name="CharStyle13"><text:span text:style-name="T1156">XIV. Oddelenie.</text:span></text:span><text:bookmark-end text:name="bookmark36"/></text:h>
        <text:h text:style-name="P330" text:outline-level="4"><text:bookmark-start text:name="bookmark38"/><text:span text:style-name="CharStyle15"><text:span text:style-name="T1156">O lekvári, suchej ovocine a pečení chleba.</text:span></text:span><text:bookmark-end text:name="bookmark38"/></text:h>
        <text:p text:style-name="P1058"><text:span text:style-name="CharStyle9"><text:span text:style-name="T1156"/></text:span></text:p>
        <text:p text:style-name="P1059"><text:span text:style-name="CharStyle9"><text:span text:style-name="T1156">1021. Slivkový lekvár.</text:span></text:span></text:p>
        <text:p text:style-name="P1161"><text:span text:style-name="CharStyle9"><text:span text:style-name="T1156"/></text:span></text:p>
        <text:p text:style-name="P1160"><text:span text:style-name="CharStyle9"><text:span text:style-name="T1156">V prvom sväzku tejto knihy udáva sa v krátkosti, jaký prospech a </text:span></text:span><text:span text:style-name="CharStyle9"><text:span text:style-name="T1278">u</text:span></text:span><text:span text:style-name="CharStyle9"><text:span text:style-name="T1156">žitok donáša ovocie pri gazdovstve. V druhom sväzku knihy presvedčí sa každý lepšie o rozmanitos</text:span></text:span><text:span text:style-name="CharStyle9"><text:span text:style-name="T1278">ť</text:span></text:span><text:span text:style-name="CharStyle9"><text:span text:style-name="T1156">i pri zaváraní rozličného ovocia a z tejto príčiny bolo by </text:span></text:span><text:soft-page-break/><text:span text:style-name="CharStyle9"><text:span text:style-name="T1156">žiaducno, aby učitelia po všetkých stran</text:span></text:span><text:span text:style-name="CharStyle9"><text:span text:style-name="T1278">a</text:span></text:span><text:span text:style-name="CharStyle9"><text:span text:style-name="T1156">ch zaoberali sa s ovocinár­stvom a aj svoj</text:span></text:span><text:span text:style-name="CharStyle9"><text:span text:style-name="T1278">í</text:span></text:span><text:span text:style-name="CharStyle9"><text:span text:style-name="T1156">ch žiakov v slobodnom čase poučili o šte­pení a očkovaní (okul</text:span></text:span><text:span text:style-name="CharStyle9"><text:span text:style-name="T1278">í</text:span></text:span><text:span text:style-name="CharStyle9"><text:span text:style-name="T1156">rovaní) ovocných stromov. Takéto za­chádzanie prekazilo by chlapcom cestu do cudzých zahrád, do ktorých ich pekn</text:span></text:span><text:span text:style-name="CharStyle9"><text:span text:style-name="T1278">é</text:span></text:span><text:span text:style-name="CharStyle9"><text:span text:style-name="T1156"> ovocie vábi, kdežto keby mali pri dome svoje ovocné stromy, vtedy by nik za cudzým nepoze­ral, poneváč by mal každý doma svoje ovocie po vynalože­nej práci. Keď sú v jeseni bystrické slivky zrelé, je najpríhodnejšie vo vinohradoch alebo v z</text:span></text:span><text:span text:style-name="CharStyle9"><text:span text:style-name="T1278">a</text:span></text:span><text:span text:style-name="CharStyle9"><text:span text:style-name="T1156">hradách lekvár variť. K tomuto cieľu prichystá sa taký kot</text:span></text:span><text:span text:style-name="CharStyle9"><text:span text:style-name="T1278">ô</text:span></text:span><text:span text:style-name="CharStyle9"><text:span text:style-name="T1156">l, aby sa pri miešaní okolo neho mohlo chodiť; od počiatku nedá sa doň naraz mnoho z kôstok vylúštených slivák, ktoré sa drevenou lopadkou ustavične miešajú; ke</text:span></text:span><text:span text:style-name="CharStyle9"><text:span text:style-name="T1278">ď</text:span></text:span><text:span text:style-name="CharStyle9"><text:span text:style-name="T1156"> sa prvé slivky dobre povarily, dokladá sa z n</text:span></text:span><text:span text:style-name="CharStyle9"><text:span text:style-name="T1278">í</text:span></text:span><text:span text:style-name="CharStyle9"><text:span text:style-name="T1156">ch dľa potreby a po celom dne kotla sa ustavične mieša, aby od spodku neprihorely. Poneváč každý gazda vie, že sa každý rok neurodí slivák, uvarí si pri hoj­nej oberačke z razu viac lekváru, ktorý mu za roky potrvá a takýto lekvár musí byť dobre na husto uvarený. Ku koncu pri dováraní s</text:span></text:span><text:span text:style-name="CharStyle9"><text:span text:style-name="T1278">í</text:span></text:span><text:span text:style-name="CharStyle9"><text:span text:style-name="T1156">lne sa pozoruje na to, aby na dne neprihorel preto má byť pod kotlom voľný oheň, aby z lekváru vlhká para vyšla. Keď sa dáva do nových hrncov, musia sa tieto vriacou vodou vypariť, nechajú sa vysušiť, z vňútra sa čistým maslom vymastia a horúcim lekvárom celkom do vrchu na­plnia. Takto sa nechajú za pár dní stáť, vrch sa papierom zaviaže a lekvár sa odloží na suché miesto. Keď je lekvár dľa toho predpisu urobený, potrvá on na suchom 10 do 20</text:span></text:span><text:span text:style-name="CharStyle7"><text:span text:style-name="T1156"> </text:span></text:span><text:span text:style-name="CharStyle9"><text:span text:style-name="T1156">rokov; pri upotrebení pokrája sa na kúsky a rozvarí sa s vodou.</text:span></text:span></text:p>
        <text:p text:style-name="P1035"><text:span text:style-name="CharStyle9"><text:span text:style-name="T1156"/></text:span></text:p>
        <text:p text:style-name="P1036"><text:span text:style-name="CharStyle9"><text:span text:style-name="T1156">1022. Slivkový lekvár na iný spôsob.</text:span></text:span></text:p>
        <text:p text:style-name="P1161"><text:span text:style-name="CharStyle9"><text:span text:style-name="T1156"/></text:span></text:p>
        <text:p text:style-name="P1160"><text:span text:style-name="CharStyle9"><text:span text:style-name="T1156">Sú roky, v ktorých sa ovocie neurodí, preto dobrý ho­spodár a obozretná gazdinka na to pozorujú, aby im na jaseň neostala komora celkom prázdna, lež hneď z počiatku si za­opatria potrebné veci k vareniu na dlhší čas. Z tejto prí­činy má sa lekvár i na budúce roky zaopatriť, poneváč v čas núdzi i lekvár sa potrebuje ku všelijakým tortám a pečivám. Dobre zrelé slivky obieliť, z kústok očistiť a dať do čistej nádoby, podliať vodou, na ohni pod ustavičným miešaním nechať rozvariť a prez sito pretrieť. Na funt lekvárovej massy bere </text:span></text:span><text:soft-page-break/><text:span text:style-name="CharStyle9"><text:span text:style-name="T1156">sa 12 lôtov na hrubo potlčeného cukru, ten sa vmieša s lekvárom, celé sa dá spiatky do nádoby a pod ustavičným miešaním sa d</text:span></text:span><text:span text:style-name="CharStyle9"><text:span text:style-name="T1278">ď</text:span></text:span><text:span text:style-name="CharStyle9"><text:span text:style-name="T1156">lej varí. Aby sa vedelo, kedy je dosť uva­rený, dá sa z neho za ližičku na tanier; jestli sa sulcuje a neni vodovity, odloží sa na stranu. Pomerne k lekváru potlčú sa hrebičky so škoricou, to sa preoseje, pridajú sa dro­bno krájané citronové kôrky a lekvár nechá sa trochu vystydnúť. Čisté suché poháre naplnia sa lekvárom, nechajú sa za pár dni stáť, potom sa zaviažu, dvojnásobným papierom a odložia sa na suché miesto. Nádoby sa z tej príčiny neplnia chladným lekvárom, poneváč na vrchu ostávajú dierky, v kto­rých sa chytro pleseň chytí, kdežto z horúceho lekváru urobí sa na vrchu kôrka, tak že pleseň </text:span></text:span><text:span text:style-name="CharStyle9"><text:span text:style-name="T1278">n</text:span></text:span><text:span text:style-name="CharStyle9"><text:span text:style-name="T1156">e</text:span></text:span><text:span text:style-name="CharStyle9"><text:span text:style-name="T1278">m</text:span></text:span><text:span text:style-name="CharStyle9"><text:span text:style-name="T1156">á tak chytrého prístupu.</text:span></text:span></text:p>
        <text:p text:style-name="P1035"><text:span text:style-name="CharStyle9"><text:span text:style-name="T1156"/></text:span></text:p>
        <text:p text:style-name="P1036"><text:span text:style-name="CharStyle9"><text:span text:style-name="T1156">1023. Hroznový lekvár.</text:span></text:span></text:p>
        <text:p text:style-name="P1161"><text:span text:style-name="CharStyle9"><text:span text:style-name="T1156"/></text:span></text:p>
        <text:p text:style-name="P1160"><text:span text:style-name="CharStyle9"><text:span text:style-name="T1156">Z každého zrnka dozretého čierneho hrozna vytlačí sa prstami do nádoby mäso i s jadierkami, pri čom sa kožka zo zrnka dáva do </text:span></text:span><text:span text:style-name="CharStyle9"><text:span text:style-name="T1278">č</text:span></text:span><text:span text:style-name="CharStyle9"><text:span text:style-name="T1156">istej nádoby, vytlačený saft ale nechá sa osobit</text:span></text:span><text:span text:style-name="CharStyle9"><text:span text:style-name="T1278">e</text:span></text:span><text:span text:style-name="CharStyle9"><text:span text:style-name="T1156"> v nádobe dobre povariť, pretrie sa prez sito, dá sa zpátky do nádoby, pomieša sa s ko</text:span></text:span><text:span text:style-name="CharStyle9"><text:span text:style-name="T1278">š</text:span></text:span><text:span text:style-name="CharStyle9"><text:span text:style-name="T1156">tičkami a nechá sa pod ustavičným miešaním variť. Keď začína lekvár hustnúť, ne­chá sa pod ním menší oheň, aby sa vysušil, ináčej by sa</text:span></text:span><text:span text:style-name="CharStyle23"><text:span text:style-name="T1156"> </text:span></text:span><text:span text:style-name="CharStyle9"><text:span text:style-name="T1156">spálil. Potom sa nechá z neho za ližičku vystydnuť a jestli sa kôrka chytá a je bliskavý, odloží sa na stranu a dá sa do sklenných alebo hrnčených nádob.</text:span></text:span></text:p>
        <text:p text:style-name="P1051"><text:span text:style-name="CharStyle9"><text:span text:style-name="T1156"/></text:span></text:p>
        <text:p text:style-name="P1052"><text:span text:style-name="CharStyle9"><text:span text:style-name="T1156">1024. Hroznový lekvár na iný spôsob.</text:span></text:span></text:p>
        <text:p text:style-name="P1161"><text:span text:style-name="CharStyle9"><text:span text:style-name="T1156"/></text:span></text:p>
        <text:p text:style-name="P1160"><text:span text:style-name="CharStyle9"><text:span text:style-name="T1156">K tomuto lekváru môže by</text:span></text:span><text:span text:style-name="CharStyle9"><text:span text:style-name="T1278">ť</text:span></text:span><text:span text:style-name="CharStyle9"><text:span text:style-name="T1156"> čierné hrozno s bielym po­miešané, zo stopôk sa očistí, da sa do kotl</text:span></text:span><text:span text:style-name="CharStyle9"><text:span text:style-name="T1278">i</text:span></text:span><text:span text:style-name="CharStyle9"><text:span text:style-name="T1156">ka a nechá sa pod ustavičným miešaním variť, kým sa dobre nerozvarí, čo dosť dlhý čas potrebuje prez sito pretrieť, dať spádky do kotla, nechať variť. Ke</text:span></text:span><text:span text:style-name="CharStyle9"><text:span text:style-name="T1278">ď</text:span></text:span><text:span text:style-name="CharStyle9"><text:span text:style-name="T1156"> začne brunatnu barvu dostávať, ne­chá sa najtichšom ohni variť a jestli sa sulcuje, nechá sa vystydnúť a dá sa do pohárov alebo hrnčených nádob.</text:span></text:span></text:p>
        <text:p text:style-name="P1063"><text:span text:style-name="CharStyle9"><text:span text:style-name="T1156"/></text:span></text:p>
        <text:p text:style-name="P1064"><text:soft-page-break/><text:span text:style-name="CharStyle9"><text:span text:style-name="T1156">1025. Durandzový lekvár.</text:span></text:span></text:p>
        <text:p text:style-name="P1161"><text:span text:style-name="CharStyle9"><text:span text:style-name="T1156"/></text:span></text:p>
        <text:p text:style-name="P1160"><text:span text:style-name="CharStyle9"><text:span text:style-name="T1156">Dobre zrelé durandzije zo stopôk očistiť, dať do kotla, trochu vodou podliať a celkom rozvariť. Rozvarené prez čistú riečicu pretrieť, dať zpátky do kotla, pod ustavičným miešaním variť a pri hustnutí voľný oheň pod nimi nechať; potom ním naplniť poháre alebo hrnčeky a za pár dní nechať stáť. Takýto lekvár je pre chorlavých ľudí užitočný.</text:span></text:span></text:p>
        <text:p text:style-name="P1035"><text:span text:style-name="CharStyle9"><text:span text:style-name="T1156"/></text:span></text:p>
        <text:p text:style-name="P1036"><text:span text:style-name="CharStyle9"><text:span text:style-name="T1156">1026. Hruškový lekvár z rompí.</text:span></text:span></text:p>
        <text:p text:style-name="P1161"><text:span text:style-name="CharStyle9"><text:span text:style-name="T1156"/></text:span></text:p>
        <text:p text:style-name="P1160"><text:span text:style-name="CharStyle9"><text:span text:style-name="T1156">Čierne bodky z dobre zrelých hrušiek vyrezať, hrušky na str</text:span></text:span><text:span text:style-name="CharStyle9"><text:span text:style-name="T1278">u</text:span></text:span><text:span text:style-name="CharStyle9"><text:span text:style-name="T1156">hadle porajbať, v kot</text:span></text:span><text:span text:style-name="CharStyle9"><text:span text:style-name="T1278">l</text:span></text:span><text:span text:style-name="CharStyle9"><text:span text:style-name="T1156">i pod ustavičným miešaním ne­chať variť, pri hustnutí na voľnom ohni dovárať a dobre hustý a horúci do hrncov dať.</text:span></text:span></text:p>
        <text:p text:style-name="P1070"><text:span text:style-name="CharStyle9"><text:span text:style-name="T1156"/></text:span></text:p>
        <text:p text:style-name="P1071"><text:span text:style-name="CharStyle9"><text:span text:style-name="T1156">1027. Hruškový lekvár na iný spôsob.</text:span></text:span></text:p>
        <text:p text:style-name="P1161"><text:span text:style-name="CharStyle9"><text:span text:style-name="T1156"/></text:span></text:p>
        <text:p text:style-name="P1160"><text:span text:style-name="CharStyle9"><text:span text:style-name="T1156">Dobre zrelé rompy na listy pokrájať, z červeného očistiť, dať do kotla, dľa potrebnej miery vody naliať a na ohni ustavične miešať. Dobre rozvarené prez sito pretrieť, dať zpátky do čistého kotl</text:span></text:span><text:span text:style-name="CharStyle9"><text:span text:style-name="T1278">i</text:span></text:span><text:span text:style-name="CharStyle9"><text:span text:style-name="T1156">ka na oheň, ustavične miešať a s varením dľa predošlého spôsobu pokračovať. Na tenže spôsob sa varí lekvár z cisárskych hrušiek, alebo sa tieto k rompám zamiešajú.</text:span></text:span></text:p>
        <text:p text:style-name="P1063"><text:span text:style-name="CharStyle9"><text:span text:style-name="T1156"/></text:span></text:p>
        <text:p text:style-name="P1064"><text:span text:style-name="CharStyle9"><text:span text:style-name="T1156">1028. Sušené rompy.</text:span></text:span></text:p>
        <text:p text:style-name="P1161"><text:span text:style-name="CharStyle9"><text:span text:style-name="T1156"/></text:span></text:p>
        <text:p text:style-name="P1160"><text:span text:style-name="CharStyle9"><text:span text:style-name="T1156">Z rompí rovnakej veľkosti kôrku do hladka sreza</text:span></text:span><text:span text:style-name="CharStyle9"><text:span text:style-name="T1278">ť</text:span></text:span><text:span text:style-name="CharStyle9"><text:span text:style-name="T1156">, stop­ky zarovnať, hrušky na liesky porozkladať a po vybratí upečeného chleba z pece daj</text:span></text:span><text:span text:style-name="CharStyle9"><text:span text:style-name="T1278">ú</text:span></text:span><text:span text:style-name="CharStyle9"><text:span text:style-name="T1156"> sa do nej rompy, če</text:span></text:span><text:span text:style-name="CharStyle9"><text:span text:style-name="T1278">l</text:span></text:span><text:span text:style-name="CharStyle9"><text:span text:style-name="T1156">uste sa dobre zapchá a rompy sa nechajú za dva dni v peci. Dobre preschnuté veznú sa von, každá sa roztlapká, na liesky sa položí a všetky nechajú sa v prekúrenej peci sušiť. Kto si nezťažuje prácu, vyvarí kôrky z n</text:span></text:span><text:span text:style-name="CharStyle9"><text:span text:style-name="T1278">í</text:span></text:span><text:span text:style-name="CharStyle9"><text:span text:style-name="T1156">ch vo vode a precedí prez s</text:span></text:span><text:span text:style-name="CharStyle9"><text:span text:style-name="T1278">í</text:span></text:span><text:span text:style-name="CharStyle9"><text:span text:style-name="T1156">tko, do toho sa rompy omáčajú, dajú sa zpátky na liesku a v sušení sa </text:span></text:span><text:span text:style-name="CharStyle9"><text:span text:style-name="T1278">ď</text:span></text:span><text:span text:style-name="CharStyle9"><text:span text:style-name="T1156">alej pokračuje. Takto usušené rompy sú o mnoho lepšie </text:span></text:span><text:soft-page-break/><text:span text:style-name="CharStyle9"><text:span text:style-name="T1156">a zachovajú sa v škatuli.</text:span></text:span></text:p>
        <text:p text:style-name="P1035"><text:span text:style-name="CharStyle9"><text:span text:style-name="T1156"/></text:span></text:p>
        <text:p text:style-name="P1036"><text:span text:style-name="CharStyle9"><text:span text:style-name="T1156">1029. Sušené slivky s orech</text:span></text:span><text:span text:style-name="CharStyle9"><text:span text:style-name="T1278">a</text:span></text:span><text:span text:style-name="CharStyle9"><text:span text:style-name="T1156">mi.</text:span></text:span></text:p>
        <text:p text:style-name="P1161"><text:span text:style-name="CharStyle9"><text:span text:style-name="T1156"/></text:span></text:p>
        <text:p text:style-name="P1160"><text:span text:style-name="CharStyle9"><text:span text:style-name="T1156">Celkom zralé slivky so stepkami obrať, obieliť a kôstku von vytisnuť. Jadierka z čerstvých vlaských orechov povy­berať, šupu z n</text:span></text:span><text:span text:style-name="CharStyle9"><text:span text:style-name="T1278">í</text:span></text:span><text:span text:style-name="CharStyle9"><text:span text:style-name="T1156">ch svliecť a jadro dať do slivky miesto vy­bratej kôstky; stopky zarovnať, slivky na liesky porozkladať, v teplej peci nechať sušiť a dľa známeho spôsobu pokračovať.</text:span></text:span></text:p>
        <text:p text:style-name="P1048"><text:span text:style-name="CharStyle9"><text:span text:style-name="T1156"/></text:span></text:p>
        <text:p text:style-name="P1049"><text:span text:style-name="CharStyle9"><text:span text:style-name="T1156">1030. Sušené slivky s mand</text:span></text:span><text:span text:style-name="CharStyle9"><text:span text:style-name="T1278">l</text:span></text:span><text:span text:style-name="CharStyle9"><text:span text:style-name="T1156">ami.</text:span></text:span></text:p>
        <text:p text:style-name="P1161"><text:span text:style-name="CharStyle9"><text:span text:style-name="T1156"/></text:span></text:p>
        <text:p text:style-name="P1160"><text:span text:style-name="CharStyle9"><text:span text:style-name="T1156">Slivky so stopkami obieliť, z každej kôstku vytlačiť, z mandiel vo vode obarených šupu slúpať a mandle do každej slivky strčiť, naplnené slivky dať na lieske do teplej pece a na to sa má pozorovať, aby pec príliš horúca nebola, ináčej by celý saft zo slivák vyšiel. Ke</text:span></text:span><text:span text:style-name="CharStyle9"><text:span text:style-name="T1278">ď</text:span></text:span><text:span text:style-name="CharStyle9"><text:span text:style-name="T1156"> sa slivky po druhý raz z pece von veznú, prevrátia sa ná druhú stranu; pri dosúšaní môžu sa dať na čistý papier, posypú sa šr</text:span></text:span><text:span text:style-name="CharStyle9"><text:span text:style-name="T1278">ô</text:span></text:span><text:span text:style-name="CharStyle9"><text:span text:style-name="T1156">tovaným cukrom a nechajú sa na letnom mieste sušiť.</text:span></text:span></text:p>
        <text:p text:style-name="P222"><text:span text:style-name="CharStyle7"><text:span text:style-name="T1156"/></text:span></text:p>
        <text:p text:style-name="P1023"><text:span text:style-name="CharStyle9"><text:span text:style-name="T1156">1031. Sušené slivky s onajsom.</text:span></text:span></text:p>
        <text:p text:style-name="P1161"><text:span text:style-name="CharStyle9"><text:span text:style-name="T1156"/></text:span></text:p>
        <text:p text:style-name="P1160"><text:span text:style-name="CharStyle9"><text:span text:style-name="T1156">Obielené slivky so stopkami na jednom boku rozrezať, kôstku von vziať, slivky na liesku porozkladať a v teplej peci sušiť. Keď sa po druhý raz budú mať dať do pece, posypú sa onajsom, dve a dve sa spolu složia na rozrezanej čiastke, kladú sa na papier, posypú sa cukrom a nechajú sa povoľne sušiť. Ke</text:span></text:span><text:span text:style-name="CharStyle9"><text:span text:style-name="T1278">ď</text:span></text:span><text:span text:style-name="CharStyle9"><text:span text:style-name="T1156"> na slivkách niet vlhkosti, ukladajú sa do pohárov alebo do škatule, pomezi papier na každ</text:span></text:span><text:span text:style-name="CharStyle9"><text:span text:style-name="T1279">u</text:span></text:span><text:span text:style-name="CharStyle9"><text:span text:style-name="T1156"> vrstvu.</text:span></text:span></text:p>
        <text:p text:style-name="P1051"><text:span text:style-name="CharStyle9"><text:span text:style-name="T1156"/></text:span></text:p>
        <text:p text:style-name="P1052"><text:span text:style-name="CharStyle9"><text:span text:style-name="T1156">1032. </text:span></text:span><text:span text:style-name="CharStyle9"><text:span text:style-name="T1279">S</text:span></text:span><text:span text:style-name="CharStyle9"><text:span text:style-name="T1156">livkový sýr s mandlami.</text:span></text:span></text:p>
        <text:p text:style-name="P1161"><text:span text:style-name="CharStyle9"><text:span text:style-name="T1156"/></text:span></text:p>
        <text:p text:style-name="P1160"><text:span text:style-name="CharStyle9"><text:span text:style-name="T1156">Potrebný počeť slivák obieliť, kôstky z n</text:span></text:span><text:span text:style-name="CharStyle9"><text:span text:style-name="T1279">í</text:span></text:span><text:span text:style-name="CharStyle9"><text:span text:style-name="T1156">ch vybrať, slivky v čistej nádobe rozvariť a prez sito pretrieť. Na je­don funt slivkovej massy vezne sa pol funta cukru, naň sa naleje vody a nechá sa do 6 stupňa variť, pod č. 16. II. knihy </text:span></text:span><text:soft-page-break/><text:span text:style-name="CharStyle9"><text:span text:style-name="T1156">prichystaná massa dá sa doň a to sa mieša na ohni. Za ten čas sa št</text:span></text:span><text:span text:style-name="CharStyle9"><text:span text:style-name="T1279">v</text:span></text:span><text:span text:style-name="CharStyle9"><text:span text:style-name="T1156">rť funta očistených mandiel na hrubé a krátke rezanky pokrája, tieto sa s predošlým spolu smiešajú, v pa­pierovej kapsli na rovno sa rozotrú, na chladné miesto sa odložia a nechajú sa za pár dní stáť. Potom sa z bokov pa­pier odobere, slivkový sýr nechá sa na letnom mieste sušiť, preloží sa na čistý papier a nechá sa na suchom mieste stáť.</text:span></text:span></text:p>
        <text:p text:style-name="P1023"><text:span text:style-name="CharStyle9"><text:span text:style-name="T1156"/></text:span></text:p>
        <text:p text:style-name="P1024"><text:span text:style-name="CharStyle9"><text:span text:style-name="T1156">1033. Rompový sýr.</text:span></text:span></text:p>
        <text:p text:style-name="P1161"><text:span text:style-name="CharStyle9"><text:span text:style-name="T1156"/></text:span></text:p>
        <text:p text:style-name="P1160"><text:span text:style-name="CharStyle9"><text:span text:style-name="T1156">Pekné žlté rompy porajbú sa na struhadli, v čistej ná­dobe ustavične sa miešajú na ohni a ke</text:span></text:span><text:span text:style-name="CharStyle9"><text:span text:style-name="T1279">ď</text:span></text:span><text:span text:style-name="CharStyle9"><text:span text:style-name="T1156"> nemajú mnoho saftu, pret</text:span></text:span><text:span text:style-name="CharStyle9"><text:span text:style-name="T1279">rú</text:span></text:span><text:span text:style-name="CharStyle9"><text:span text:style-name="T1156"> sa ces sito. Na funt massy vezne sa pol funta cukru, tento sa vyvarí dľa predošlého spôsobu, smieša sa s predo­šlým a nechá sa na voľnom ohni variť. Za ten čas sa pri­chystá pod č. 415 udaný dulový sýr, tento sa na drobné kocký pokrája, uvarená massa nechá sa vystydnuť, pomieša sa s dulovým sýrom, dá sa do kapsle a </text:span></text:span><text:span text:style-name="CharStyle9"><text:span text:style-name="T1279">ď</text:span></text:span><text:span text:style-name="CharStyle9"><text:span text:style-name="T1156">alej sa pokračuje jako zvýš stojí.</text:span></text:span></text:p>
        <text:p text:style-name="P222"><text:span text:style-name="CharStyle7"><text:span text:style-name="T1156"/></text:span></text:p>
        <text:p text:style-name="P1063"><text:span text:style-name="CharStyle9"><text:span text:style-name="T1156">1034. Rompové viršle.</text:span></text:span></text:p>
        <text:p text:style-name="P1161"><text:span text:style-name="CharStyle9"><text:span text:style-name="T1156"/></text:span></text:p>
        <text:p text:style-name="P1160"><text:span text:style-name="CharStyle9"><text:span text:style-name="T1156">So všetkým sa zachádza dľa predošlého spôsobu, pri smiešaní s dulovým sýrom pridajú sa na kocky pokrájané mandle, to sa dá do strekačky (špricne), za ten čas sa pri­chystajú dobre vyšlamované barannie črevká, naplnia sa urobenou massou, konce sa zakrútia, viršle sa vyvesia na suché miesto v slobodnom povetrí a nechajú sa sušiť.</text:span></text:span></text:p>
        <text:p text:style-name="P1063"><text:span text:style-name="CharStyle9"><text:span text:style-name="T1156"/></text:span></text:p>
        <text:p text:style-name="P1064"><text:span text:style-name="CharStyle9"><text:span text:style-name="T1156">1035. Údenú šovdru variť.</text:span></text:span></text:p>
        <text:p text:style-name="P1161"><text:span text:style-name="CharStyle9"><text:span text:style-name="T1156"/></text:span></text:p>
        <text:p text:style-name="P1160"><text:span text:style-name="CharStyle9"><text:span text:style-name="T1156">Ke</text:span></text:span><text:span text:style-name="CharStyle9"><text:span text:style-name="T1279">ď</text:span></text:span><text:span text:style-name="CharStyle9"><text:span text:style-name="T1156"> sa má šovdra variť, namočí sa deň predtým do stu­denej vody, čierne sa nožom soškrabe a šovdra sa postaví do tak veľkej nádoby, aby bola vodou celkom zakrytá. Ke</text:span></text:span><text:span text:style-name="CharStyle9"><text:span text:style-name="T1279">ď</text:span></text:span><text:span text:style-name="CharStyle9"><text:span text:style-name="T1156"> sa za pár hodín varila, pichne sa do nej vidličkou, z čoho sa pozná, či je dosť uvarená a radšej nech je tvrdšia nežli rozvarená. Potom sa </text:span></text:span><text:soft-page-break/><text:span text:style-name="CharStyle9"><text:span text:style-name="T1156">s nádobou z ohňa odloží, nechá sa v polievke vystydnúť a v</text:span></text:span><text:span text:style-name="CharStyle9"><text:span text:style-name="T1279">y</text:span></text:span><text:span text:style-name="CharStyle9"><text:span text:style-name="T1156">bere sa na misu.</text:span></text:span></text:p>
        <text:p text:style-name="P1051"><text:span text:style-name="CharStyle9"><text:span text:style-name="T1156"/></text:span></text:p>
        <text:p text:style-name="P1052"><text:span text:style-name="CharStyle9"><text:span text:style-name="T1156">1036. Pečený haring.</text:span></text:span></text:p>
        <text:p text:style-name="P1161"><text:span text:style-name="CharStyle9"><text:span text:style-name="T1156"/></text:span></text:p>
        <text:p text:style-name="P1160"><text:span text:style-name="CharStyle9"><text:span text:style-name="T1156">Haring sa vymočí v chladnej vode, častejšie sa v nej vymyje, nožom sa poklope a kožka z neho sa svlečie. Potom sa do čist</text:span></text:span><text:span text:style-name="CharStyle9"><text:span text:style-name="T1279">e</text:span></text:span><text:span text:style-name="CharStyle9"><text:span text:style-name="T1156">ho papiera zakrúti, z oboch strán sa na rošti upečie a ke</text:span></text:span><text:span text:style-name="CharStyle9"><text:span text:style-name="T1279">ď</text:span></text:span><text:span text:style-name="CharStyle9"><text:span text:style-name="T1156"> papier z vonku žlkne, vtedy je haring dosť upečený; konečne sa z papiera na tanier vykrúti a dá sa na stôl. Nektorý radšej sje takéhoto upečeného haringa nežli surového.</text:span></text:span></text:p>
        <text:p text:style-name="P1072"><text:span text:style-name="CharStyle9"><text:span text:style-name="T1156"/></text:span></text:p>
        <text:p text:style-name="P1073"><text:span text:style-name="CharStyle9"><text:span text:style-name="T1156">1037. Príprava k pečeniu chleba.</text:span></text:span></text:p>
        <text:p text:style-name="P1161"><text:span text:style-name="CharStyle9"><text:span text:style-name="T1156"/></text:span></text:p>
        <text:p text:style-name="P1160"><text:span text:style-name="CharStyle9"><text:span text:style-name="T1156">V každom dome a na celom svete sa každý stará o každodenný chlieb, ktorý len vtedy človekovi zachutí, ke</text:span></text:span><text:span text:style-name="CharStyle9"><text:span text:style-name="T1279">ď</text:span></text:span><text:span text:style-name="CharStyle9"><text:span text:style-name="T1156"> je urobený dľa chuti. Lež koľko je takých domov, ktoré zá­živný chlieb nemajú. Nie sná</text:span></text:span><text:span text:style-name="CharStyle9"><text:span text:style-name="T1279">ď</text:span></text:span><text:span text:style-name="CharStyle9"><text:span text:style-name="T1156"> preto, jakoby potrebné k tomu peniaze nemali, lebo chlieb neni v žiadom dome zby­točný; lež najčastejšie pre tú príčinu zchádza v mnohých domoch dobrý chlieb, poneváč osoba, ktorá chlieb pripravuje, neni dosť obznámená s potrebným predpisom o pečení chleba, ktorý predpis prítomne zdeľujem. Každá gazdina má pred pečením chleba na noc kvas preodmládku urobiť, ná cestu zavčasu do letnej vody namočiť, na teple nechať stáť, s touto kvas urobiť a zakryté v teplej izbe do predodnia nechať stáť. Jestliby preodmládka nekysla to je chyba. Miesto nácesty môžu sa kvasnice upotrebiť, ktoré sa v let­nej vode rozrobia, smiešajú a to sa nechá kysnúť. Do múky sa dá toľko letnej vody, aby cesto nebolo riedke, keď k nemu pr</text:span></text:span><text:span text:style-name="CharStyle9"><text:span text:style-name="T1279">í</text:span></text:span><text:span text:style-name="CharStyle9"><text:span text:style-name="T1156">nde kvas. Múka smieša sa s letným kvasom, pridá sa soli s roscou a dokonále sa vymiesi. Aby dievča, ktoré po prvý raz chlieb pečie, cesto dobre vymiesila, dá sa do múky päť alebo šesť hrachov a nech cesto do tých čias miesi, kým nevybere všetky hrachy zpod rúk z cesta. Keď je po koryte rozmiesené, dá sa do hromady a z novu sa do tých čias miesi, kým sa od r</text:span></text:span><text:span text:style-name="CharStyle9"><text:span text:style-name="T1279">ú</text:span></text:span><text:span text:style-name="CharStyle9"><text:span text:style-name="T1156">ky nedelí. Potom sa nechá v ko­ryte kysnúť, alebo sa hneď do slamienok vyvála a v týchto sa nechá dokysnúť. — Ke</text:span></text:span><text:span text:style-name="CharStyle9"><text:span text:style-name="T1279">ď</text:span></text:span><text:span text:style-name="CharStyle9"><text:span text:style-name="T1156"> je múka na pečenie z friškého </text:span></text:span><text:soft-page-break/><text:span text:style-name="CharStyle9"><text:span text:style-name="T1156">zbožia, má sa dobre tuhé cesto nechať, poneváč slabé cesto rozleje sa v peci na pagáč. Keď sa cesto miesi, za ten čas sa nechá pec vykúriť a po celej sa rozhrabe uhlie, aby všade bola rovnaká horúčosť; pec sa do vody omočeným omelom vymetie a do nej sa hodí trochu múky. Jestli múka začne tlieť, pár razí sa omelo omočí a pec sa vymetie, aby nebola ani veľmi horúca, ani zase chladná, poneváč chlieb v tom páde shorí a dostane kôrku na prst zhrúbä. Stáva sa, že gazdinky nechávajú si pečenie chleba na noc, pri čom nie len sa nevyspia, lež často pre neopaternosť strhne sa i oheň, ktorý pre vinu jedného človeka zachvát</text:span></text:span><text:span text:style-name="CharStyle9"><text:span text:style-name="T1279">í</text:span></text:span><text:span text:style-name="CharStyle9"><text:span text:style-name="T1156"> často celé obce. Preto narádzam, aby si každá gazdinka na noc urobila kvas a radšej za včasu ráno hore stala, veď kto chce dobrý chlieb jesť, nech si ho i zaslúži vynaložením potrebnej práce.</text:span></text:span></text:p>
        <text:p text:style-name="P1023"><text:span text:style-name="CharStyle9"><text:span text:style-name="T1156"/></text:span></text:p>
        <text:p text:style-name="P1024"><text:span text:style-name="CharStyle9"><text:span text:style-name="T1156">1038. Chlieb s krumpľami pečený.</text:span></text:span></text:p>
        <text:p text:style-name="P1161"><text:span text:style-name="CharStyle9"><text:span text:style-name="T1156"/></text:span></text:p>
        <text:p text:style-name="P1160"><text:span text:style-name="CharStyle9"><text:span text:style-name="T1156">Keď na jedon chlieb rátame štyry funty múky, vezne sa k tomu 2 funty varených rajbaných krumpiel. (Krumple sa</text:span></text:span><text:span text:style-name="CharStyle7"><text:span text:style-name="T1156"> </text:span></text:span><text:span text:style-name="CharStyle9"><text:span text:style-name="T1156">na chladno rajbú.) Na noc sa urobí kvas, pred miesením pridajú sa krumple k múke, ktoré sa vriacou vodou na koľko potrebné rozmiešajú k tomu sa pridá kvas, soli a rasce, dobre sa rozmiesi a pri lúštení cesta od rúk vyvála sa do slamienok (vahana), nechá sa kysnúť a podľa toho, jak veľké sú chleby, nechá sa v peci za pol druhej alebo za celé dve hodiny piecť. Podľa tejto miery možno ten najchutnejší chlieb upiecť, na 8 funtov múky veznú sa 4 funty krumpiel, 32 funtov múky vezne sa 16 funtov krumpiel at</text:span></text:span><text:span text:style-name="CharStyle9"><text:span text:style-name="T1279">ď</text:span></text:span><text:span text:style-name="CharStyle9"><text:span text:style-name="T1156">.</text:span></text:span></text:p>
        <text:p text:style-name="P1035"><text:span text:style-name="CharStyle9"><text:span text:style-name="T1156"/></text:span></text:p>
        <text:p text:style-name="P1036"><text:span text:style-name="CharStyle9"><text:span text:style-name="T1156">1039. Chlieb s kvasniciami pečený.</text:span></text:span></text:p>
        <text:p text:style-name="P1161"><text:span text:style-name="CharStyle9"><text:span text:style-name="T1156"/></text:span></text:p>
        <text:p text:style-name="P1160"><text:span text:style-name="CharStyle9"><text:span text:style-name="T1156">S kvasniciami (droždím) dá sa chlieb ľahšie a chytrejšie upiecť, je chutnejší a z bielej múky upečený môže sa bez­pečne miesto žemle zvlášte tam upotrebiť, kde niet pekára. Na jedon chlieb berú sa tri lôty kvasníc, tieto sa s letnou vodou rozmiešajú a rozrobia sa v nádobe s pol žajdlíkom múky a nechať kysnúť. Do nádoby postaví sa toľko vody, koľko do seba múka zažije, </text:span></text:span><text:soft-page-break/><text:span text:style-name="CharStyle9"><text:span text:style-name="T1156">ktorá je prichystaná na chlieb. D</text:span></text:span><text:span text:style-name="CharStyle9"><text:span text:style-name="T1279">o</text:span></text:span><text:span text:style-name="CharStyle9"><text:span text:style-name="T1156"> tej vody dá sa rasce a cibule, zakryté nechá sa variť, prez s</text:span></text:span><text:span text:style-name="CharStyle9"><text:span text:style-name="T1279">í</text:span></text:span><text:span text:style-name="CharStyle9"><text:span text:style-name="T1156">tko precedí sa na múku a s touto sa spolu smieša; potom sa k tomu pridá kvas, celé sa miesi rukama, vyvála sa do slamienok a nechá sa kysn</text:span></text:span><text:span text:style-name="CharStyle9"><text:span text:style-name="T1280">u</text:span></text:span><text:span text:style-name="CharStyle9"><text:span text:style-name="T1156">ť. S pečením sa pokračuje dľa predošlého spôsobu, pri čom je potrebné poznamenať, že k pečeniu takéhoto chleba nemusí byť pec tak horúca, ani sa nemusí chlieb tak dlho piecť jako z ťažkej múky.</text:span></text:span></text:p>
        <text:p text:style-name="P1058"><text:span text:style-name="CharStyle9"><text:span text:style-name="T1156"/></text:span></text:p>
        <text:p text:style-name="P1059"><text:span text:style-name="CharStyle9"><text:span text:style-name="T1156">1040. Škvarkové pagáčky.</text:span></text:span></text:p>
        <text:p text:style-name="P1161"><text:span text:style-name="CharStyle9"><text:span text:style-name="T1156"/></text:span></text:p>
        <text:p text:style-name="P1160"><text:span text:style-name="CharStyle9"><text:span text:style-name="T1156">Potrebná miera škvarôk na drobno sa poseká a rozmel</text:span></text:span><text:span text:style-name="CharStyle9"><text:span text:style-name="T1280">í</text:span></text:span><text:span text:style-name="CharStyle9"><text:span text:style-name="T1156"> sa s dvarazí toľko múkou. Do prostriedku urobiť jamku, do nej dať pár ž</text:span></text:span><text:span text:style-name="CharStyle9"><text:span text:style-name="T1280">l</text:span></text:span><text:span text:style-name="CharStyle9"><text:span text:style-name="T1156">tkov, kyslej smotanky, trochu vína a soli, ostatnie vodou doliať a spolu smiesiť, aby cesto nebolo ani veľmi tuhé ani slabé. Potom cesto vyvalkať na malý prst zhrúbä, z neho vypychať okruhlé listy, po vrchu nožovým</text:span></text:span><text:span text:style-name="CharStyle7"><text:span text:style-name="T1156"> </text:span></text:span><text:span text:style-name="CharStyle9"><text:span text:style-name="T1156">chrbtom žliebky urobiť, na plech klásť po vrchu vajcom na­trieť, posoliť a na žlto upiecť.</text:span></text:span></text:p>
        <text:p text:style-name="P1051"><text:span text:style-name="CharStyle9"><text:span text:style-name="T1156"/></text:span></text:p>
        <text:p text:style-name="P1052"><text:span text:style-name="CharStyle9"><text:span text:style-name="T1156">1041. Škvarkové pogáčky na iný spôsob.</text:span></text:span></text:p>
        <text:p text:style-name="P1161"><text:span text:style-name="CharStyle9"><text:span text:style-name="T1156"/></text:span></text:p>
        <text:p text:style-name="P1160"><text:span text:style-name="CharStyle9"><text:span text:style-name="T1156">Všetko urobiť dľa predošléko spôsobu, v nedostatku škvarôk pridá sa k cestu masti, kvasnice sa s vodou roz­miešajú a s týmto sa cesto rozrobí, vyvalká, vykrojí, na plech pokladie a na teple stáť nechá. Po ukysnutí natrú sa po vrchu vajcom, potrúsia sa soľou a na žlto sa upečú.</text:span></text:span></text:p>
        <text:p text:style-name="P1074"><text:span text:style-name="CharStyle9"><text:span text:style-name="T1156"/></text:span></text:p>
        <text:p text:style-name="P1075"><text:span text:style-name="CharStyle9"><text:span text:style-name="T1156">1042. Rimská fazuľa (R</text:span></text:span><text:span text:style-name="CharStyle9"><text:span text:style-name="T1301">ö</text:span></text:span><text:span text:style-name="CharStyle9"><text:span text:style-name="T1156">mische Bohne.)</text:span></text:span></text:p>
        <text:p text:style-name="P1161"><text:span text:style-name="CharStyle9"><text:span text:style-name="T1156"/></text:span></text:p>
        <text:p text:style-name="P1160"><text:span text:style-name="CharStyle9"><text:span text:style-name="T1156">Z potrebného počtu kohútov vajičká v celosti vybrať, dať do studenej vody, vymyť a dať do čistej nádoby. Na ne sa naleje studenej vody, to sa posolí, nechá sa variť a od­loží sa na stranu. Cibuľu, zelený petržel a pár šampi</text:span></text:span><text:span text:style-name="CharStyle9"><text:span text:style-name="T1281">o</text:span></text:span><text:span text:style-name="CharStyle9"><text:span text:style-name="T1156">nov drobno pokrájať, v masle spolu upražiť, pridať vaj</text:span></text:span><text:span text:style-name="CharStyle9"><text:span text:style-name="T1281">i</text:span></text:span><text:span text:style-name="CharStyle9"><text:span text:style-name="T1156">čka, mu­šk</text:span></text:span><text:span text:style-name="CharStyle9"><text:span text:style-name="T1281">a</text:span></text:span><text:span text:style-name="CharStyle9"><text:span text:style-name="T1156">tový orech, za ližicu smotanky, trochu bielej omáčky a citronovej šťavy, to povoľne spolu nechať povariť, na tanier dať a vôkol žemľové pofézne poklásť. Toto jedlo, ku </text:span></text:span><text:soft-page-break/><text:span text:style-name="CharStyle9"><text:span text:style-name="T1156">kto­rého príprave mnoho kohútov sa požaduje, je dobré pre starých pánov.</text:span></text:span></text:p>
        <text:p text:style-name="P1063"><text:span text:style-name="CharStyle9"><text:span text:style-name="T1156"/></text:span></text:p>
        <text:p text:style-name="P1064"><text:span text:style-name="CharStyle9"><text:span text:style-name="T1156">1043. Tinktúra proti kolere.</text:span></text:span></text:p>
        <text:p text:style-name="P1161"><text:span text:style-name="CharStyle9"><text:span text:style-name="T1156"/></text:span></text:p>
        <text:p text:style-name="P1160"><text:span text:style-name="CharStyle9"><text:span text:style-name="T1156">Špiritus (Alkohol) alebo rum, najlepšie ale žitná lihovina, ktorá má 30—40 stupňov, dá sa v miere troch holbí do vätšej flaše, k tomu sa pridá za 4 lôty gáfru, za holbu žita na žltobrunátno upražiť jako kávu, lež nie spáliť, poneváč ono tak stratí potom svoju silu a dobrotu, jako spálená káva. Toto sa dá do pálenky, pevne sa zaviaže vymytým mechú­rom, nechá sa na teplom mieste alebo ešte lepšie na slnci za 24 hodín stáť a často sa potriasa; potom do menších fliaš scediť, špuntom zapchať a voskom zapečatiť. Poneváč túto</text:span></text:span><text:span text:style-name="CharStyle26"><text:span text:style-name="T1156"> </text:span></text:span><text:span text:style-name="CharStyle9"><text:span text:style-name="T1156">tinktúr</text:span></text:span><text:span text:style-name="CharStyle9"><text:span text:style-name="T1281">u</text:span></text:span><text:span text:style-name="CharStyle9"><text:span text:style-name="T1156"> v každom dome nevedia robiť, môže sa ona vo vätšej miere urobiť a predávať. Potrebuje sa ona nasledovne: Keď sa dakto už zle cíti, že </text:span></text:span><text:span text:style-name="CharStyle9"><text:span text:style-name="T1281">h</text:span></text:span><text:span text:style-name="CharStyle9"><text:span text:style-name="T1156">o k</text:span></text:span><text:span text:style-name="CharStyle9"><text:span text:style-name="T1281">r</text:span></text:span><text:span text:style-name="CharStyle9"><text:span text:style-name="T1156">če a d</text:span></text:span><text:span text:style-name="CharStyle9"><text:span text:style-name="T1281">a</text:span></text:span><text:span text:style-name="CharStyle9"><text:span text:style-name="T1156">venie napína, užije sa z neho za malú kávovú ližičku alebo sa na cukor nakvapá 8—10 kvapôk, kto jakú prírodu (natúru) má. Potom sa pri­chystá zelinové thee nasledovne: milism, oranžový kvet z apateky, harmančok a b</text:span></text:span><text:span text:style-name="CharStyle9"><text:span text:style-name="T1281">ô</text:span></text:span><text:span text:style-name="CharStyle9"><text:span text:style-name="T1156">rovičky rozdláviť, spolu uvariť, a často dávať piť nemocnému. Nohy a ruky hrubým súknom alebo ostrou kefou drieť (rajbať), na brucho teplé plachty a k nohám sohriaté tehly klásť, aby nemocný do potu prišiel a sa neprechladil. Kto dľa tohoto predpisu zachádzať bude, ten si v čas nebezpečenstva, jaké je cholera, život zachrániť môže. Koľké sú osody k. p. v ktorých niet žiadneho lekára, kto že pomôže nemocnému, ke</text:span></text:span><text:span text:style-name="CharStyle9"><text:span text:style-name="T1281">ď</text:span></text:span><text:span text:style-name="CharStyle9"><text:span text:style-name="T1156"> to najmenšie premeškanie smrť zapríčiní? Lež táto tinktúra je dobrá i proti boleniu zu­ba, ktoré sú deravé. Pár kvapôk dá sa na bavlnu, to sa strčí do zuba, tým sa jasná potrú, následkom čoho vytiahne sa zo zuba všetká škodlivá vlhkosť.</text:span></text:span></text:p>
        <text:p text:style-name="P1058"><text:span text:style-name="CharStyle9"><text:span text:style-name="T1156"/></text:span></text:p>
        <text:p text:style-name="P1059"><text:span text:style-name="CharStyle9"><text:span text:style-name="T1156">1044. Jako treba švábov vykoreniť.</text:span></text:span></text:p>
        <text:p text:style-name="P1161"><text:span text:style-name="CharStyle9"><text:span text:style-name="T1156"/></text:span></text:p>
        <text:p text:style-name="P1160"><text:span text:style-name="CharStyle9"><text:span text:style-name="T1156">Ke</text:span></text:span><text:span text:style-name="CharStyle9"><text:span text:style-name="T1281">ď</text:span></text:span><text:span text:style-name="CharStyle9"><text:span text:style-name="T1156"> sa na obed hrach varí, pretrie sa z neho za pár liž</text:span></text:span><text:span text:style-name="CharStyle9"><text:span text:style-name="T1281">í</text:span></text:span><text:span text:style-name="CharStyle9"><text:span text:style-name="T1156">c prez sito. V kramárskych sklepoch predávajú kupci vo </text:span></text:span><text:span text:style-name="CharStyle9"><text:span text:style-name="T1281">f</text:span></text:span><text:span text:style-name="CharStyle9"><text:span text:style-name="T1156">laškách prach na šváby (Schwabenpulver) a síce biely, poneváč žltobr</text:span></text:span><text:span text:style-name="CharStyle9"><text:span text:style-name="T1281">u</text:span></text:span><text:span text:style-name="CharStyle9"><text:span text:style-name="T1156">nátny neni </text:span></text:span><text:span text:style-name="CharStyle9"><text:span text:style-name="T1281">d</text:span></text:span><text:span text:style-name="CharStyle9"><text:span text:style-name="T1156">obrý. Z jednej </text:span></text:span><text:soft-page-break/><text:span text:style-name="CharStyle9"><text:span text:style-name="T1156">flašky vezne sa na raz polovíc a smieša sa s pretretým hrachom; k tomu sa pridá trochu tlčeného cukru a z pod pečenky saftu, to spolu rozmiešať a večer na tých miestach ponatierať, kde sa šváby pridržiavajú, teda do dier, do uhlov, nado dvere a na stenu, pri čom na to upozorňujem, aby smeti v kútoch na hromade neležaly. Šváby sa v letnom čase za pár dní vyľahnú a ná­sledkom toho, že do jedál sa utískajú a všetok kuchy</text:span></text:span><text:span text:style-name="CharStyle9"><text:span text:style-name="T1281">ň</text:span></text:span><text:span text:style-name="CharStyle9"><text:span text:style-name="T1156">ský riad zaneč</text:span></text:span><text:span text:style-name="CharStyle9"><text:span text:style-name="T1281">í</text:span></text:span><text:span text:style-name="CharStyle9"><text:span text:style-name="T1156">stia, sú veľmi hnusné.</text:span></text:span></text:p>
        <text:p text:style-name="P1076"><text:span text:style-name="CharStyle9"><text:span text:style-name="T1156"/></text:span></text:p>
        <text:p text:style-name="P1077"><text:span text:style-name="CharStyle9"><text:span text:style-name="T1156">1045.<text:tab/>Postel (Mi</text:span></text:span><text:span text:style-name="CharStyle9"><text:span text:style-name="T1281">s</text:span></text:span><text:span text:style-name="CharStyle9"><text:span text:style-name="T1156">tbeet) na šampiony založiť.</text:span></text:span></text:p>
        <text:p text:style-name="P1161"><text:span text:style-name="CharStyle9"><text:span text:style-name="T1156"/></text:span></text:p>
        <text:p text:style-name="P1160"><text:span text:style-name="CharStyle9"><text:span text:style-name="T1156">Pri prípravách mnohých jedál spomínajú sa šampiony a je otázka, kde </text:span></text:span><text:span text:style-name="CharStyle9"><text:span text:style-name="T1281">í</text:span></text:span><text:span text:style-name="CharStyle9"><text:span text:style-name="T1156">ch vziať? Je síce pravda, že toto do môjho</text:span></text:span><text:span text:style-name="CharStyle7"><text:span text:style-name="T1156"> </text:span></text:span><text:span text:style-name="CharStyle9"><text:span text:style-name="T1156">fachu nepatrí, ale to je povinnosť zachradn</text:span></text:span><text:span text:style-name="CharStyle9"><text:span text:style-name="T1281">í</text:span></text:span><text:span text:style-name="CharStyle9"><text:span text:style-name="T1156">kova, aby takéto šampiony dochovať vedel, lež nejedon z</text:span></text:span><text:span text:style-name="CharStyle9"><text:span text:style-name="T1281">a</text:span></text:span><text:span text:style-name="CharStyle9"><text:span text:style-name="T1156">hradník nevie veru o tom nič. Ke</text:span></text:span><text:span text:style-name="CharStyle9"><text:span text:style-name="T1281">ď</text:span></text:span><text:span text:style-name="CharStyle9"><text:span text:style-name="T1156"> teda pri mnohých jedlách sú potrebné šam­piony, podavám i spôsob týchže dochovania, čo je každému možné, kto má pri dome príležitosti k tomu. Ku šamp</text:span></text:span><text:span text:style-name="CharStyle9"><text:span text:style-name="T1281">io</text:span></text:span><text:span text:style-name="CharStyle9"><text:span text:style-name="T1156">novej posteli je potrebný koň</text:span></text:span><text:span text:style-name="CharStyle9"><text:span text:style-name="T1281">s</text:span></text:span><text:span text:style-name="CharStyle9"><text:span text:style-name="T1156">ky hnoj, ktorý sa zo slamy vytrasie a na jednu hromadu na spôsob hrobu kladie, čoho je potrebné najmenej za tri vozy. Takto na hromade polo­žený hnoj sa zapáli, čím vlhká para z neho vynde. Kto má pri dome pivnicu alebo aj inší kút, v ktorom v zime ne­mrzne, ta sa položí hnoj tým spôsobom, aby z troch strán na múre ležal; predok sa zapraví daskami, aby hnoj na zem nepadal. Ke</text:span></text:span><text:span text:style-name="CharStyle9"><text:span text:style-name="T1281">ď</text:span></text:span><text:span text:style-name="CharStyle9"><text:span text:style-name="T1156"> sa hnoj do tejto priepravky dáva, musí sa tuho ubiť a má byť na stopy (š</text:span></text:span><text:span text:style-name="CharStyle9"><text:span text:style-name="T1281">ú</text:span></text:span><text:span text:style-name="CharStyle9"><text:span text:style-name="T1156">chy) zvýše po celej posteli, tak sa nechá za nekoľko dní stáť a ke</text:span></text:span><text:span text:style-name="CharStyle9"><text:span text:style-name="T1281">ď</text:span></text:span><text:span text:style-name="CharStyle9"><text:span text:style-name="T1156">by sa v pivnici z novu zapálil, nechá sa ešte stáť a rukou sa probuje, kým ne­bude letný. Šampionové semeno sa na tento spôsob sosbiera: V ktorých z</text:span></text:span><text:span text:style-name="CharStyle9"><text:span text:style-name="T1281">a</text:span></text:span><text:span text:style-name="CharStyle9"><text:span text:style-name="T1156">hradách sa teplé hrady (Mistbeet) robia alebo ke</text:span></text:span><text:span text:style-name="CharStyle9"><text:span text:style-name="T1281">ď</text:span></text:span><text:span text:style-name="CharStyle9"><text:span text:style-name="T1156"> hnoj na zeme vyvážajú, najdú sa v hnoji také miesta, ktoré jako poplesneniny vyzerajú. Z takého sa nabere a pozoruje sa na vlakienka v ňom sa nachádzajúce, po­neváč to je šampionové semeno. Takéto vlakienka sa maj</text:span></text:span><text:span text:style-name="CharStyle9"><text:span text:style-name="T1281">ú</text:span></text:span><text:span text:style-name="CharStyle9"><text:span text:style-name="T1156"> zaopatriť, rozmrviť a na suché miesto odložiť. Kto tohoto nemá, vezne čierného chleba, tento na kúsky poláme a po celej posteli na tri prsty jedon od druhého porozkladá. Každý kúsok chleba posype sa čiernou </text:span></text:span><text:soft-page-break/><text:span text:style-name="CharStyle9"><text:span text:style-name="T1156">múkou, na to sa po celom na dva prsty zvýše zeme posype a rukou sa porovná, aby po celej posteli rovnako ležala. Toto tekúcou alebo daž</text:span></text:span><text:span text:style-name="CharStyle9"><text:span text:style-name="T1281">ď</text:span></text:span><text:span text:style-name="CharStyle9"><text:span text:style-name="T1156">ovou vodou, ktorá za pár dni stála, nie velice a rovnako poliať, a o nekoľko týdňov vytískajú zem šampiony, </text:span></text:span><text:span text:style-name="CharStyle9"><text:span text:style-name="T1281">z</text:span></text:span><text:span text:style-name="CharStyle9"><text:span text:style-name="T1156"> kto­rých sa podľa potreby brať môže. Postel sa má zakladať ku koncu augusta; ke</text:span></text:span><text:span text:style-name="CharStyle9"><text:span text:style-name="T1281">ď</text:span></text:span><text:span text:style-name="CharStyle9"><text:span text:style-name="T1156"> je pivnica vlhká, nemusí sa zem polie­vať, v suchej pivnici ale má sa suchá zem častejšie vodou pof</text:span></text:span><text:span text:style-name="CharStyle9"><text:span text:style-name="T1281">r</text:span></text:span><text:span text:style-name="CharStyle9"><text:span text:style-name="T1156">kať. Pivnica môže byť celkom tmavá, poneváč šam­piony nepotrebujú žiadne svetlo.</text:span></text:span></text:p>
        <text:h text:style-name="P311" text:outline-level="1"><text:span text:style-name="CharStyle30"><text:span text:style-name="T1156"/></text:span></text:h>
        <text:h text:style-name="P312" text:outline-level="1"><text:span text:style-name="CharStyle30"><text:span text:style-name="T1156"/></text:span></text:h>
        <text:h text:style-name="P312" text:outline-level="1"><text:bookmark-start text:name="bookmark40"/><text:span text:style-name="CharStyle30"><text:span text:style-name="T1156">Prídavok.</text:span></text:span><text:bookmark-end text:name="bookmark40"/></text:h>
        <text:p text:style-name="P1161"><text:span text:style-name="CharStyle9"><text:span text:style-name="T1156"/></text:span></text:p>
        <text:p text:style-name="P1160"><text:span text:style-name="CharStyle9"><text:span text:style-name="T1156">Jako pri každej veci má človek poriadok zachovávať, tak sa i pri kuchárstve ten najvätší poriadok požaduje, poneváč zle alebo v neprimeraný čas uvarené jedlo nestojí nič, ke</text:span></text:span><text:span text:style-name="CharStyle9"><text:span text:style-name="T1282">ď</text:span></text:span><text:span text:style-name="CharStyle9"><text:span text:style-name="T1156"> sa ono s nevoľou má sjesť. I v menších a nado všetko vo veľkých mestách je tento kuchynský poriadok najvyš potrebný, ktorý v tom záleží, aby k chystaniu jedál potrebné prípravy lebo sa doma nachádzaly alebo na čas sa zaopatrily, poneváč je to ostatnia kuchárka, ktorá vtedy ide ze­lené veci do polievky kupovať, ke</text:span></text:span><text:span text:style-name="CharStyle9"><text:span text:style-name="T1282">ď</text:span></text:span><text:span text:style-name="CharStyle9"><text:span text:style-name="T1156"> sa už má mäso najlepšie variť. Preto poriadna gazdina alebo kuchárka deň predtým si premyslí a zaopatrí veci, ktoré sú na budúci deň k va­reniu potrebné, tým viac, poneváč sa často stane, že neočakávane dostavia sa hostia a potom je už neskoro shladúvať do kuchyne. Sú tiež príležitosti, že sa vydržiavajú vätšie hostiny či už vo veľkých alebo majetných domoch, násled­kom toho musí byť obed dľa istého poriadku pripravený, ktorý poriadok od toho závisí, jakí a koľkí hostia sa na obed dostavili. Jako prídavok nasledujú teda ku koncu tohoto sväzku viacnásobné predpisy jedál, po nemecky tak zvaný „</text:span></text:span><text:span text:style-name="CharStyle9"><text:span text:style-name="T1282">S</text:span></text:span><text:span text:style-name="CharStyle9"><text:span text:style-name="T1156">peiszettel,“ ktoré predpisy prítomne zdeľujem.</text:span></text:span></text:p>
        <text:p text:style-name="P1078"><text:span text:style-name="CharStyle9"><text:span text:style-name="T1156"/></text:span></text:p>
        <text:p text:style-name="P1079"><text:span text:style-name="CharStyle9"><text:span text:style-name="T1156">I. Predpis jedál (Speiszettel) pre 8 osôb.</text:span></text:span></text:p>
        <text:p text:style-name="P1080"><text:span text:style-name="CharStyle9"><text:span text:style-name="T1156"/></text:span></text:p>
        <text:p text:style-name="P1081"><text:span text:style-name="CharStyle9"><text:span text:style-name="T1156">1. Brunátna polievka s kelovým fanclom.</text:span></text:span></text:p>
        <text:p text:style-name="P1083"><text:soft-page-break/><text:span text:style-name="CharStyle9"><text:span text:style-name="T1156">2. Maslové s hašé plnené paštečky.</text:span></text:span></text:p>
        <text:p text:style-name="P1083"><text:span text:style-name="CharStyle9"><text:span text:style-name="T1156">3. Garnirovaná hovädzina v žíji.</text:span></text:span></text:p>
        <text:p text:style-name="P1080"><text:span text:style-name="CharStyle9"><text:span text:style-name="T1156">4. Parená kapusta s klbásmi.</text:span></text:span></text:p>
        <text:p text:style-name="P1085"><text:span text:style-name="CharStyle9"><text:span text:style-name="T1156">5. Morka na pečenku so šalátom.</text:span></text:span></text:p>
        <text:p text:style-name="P1090"><text:span text:style-name="CharStyle9"><text:span text:style-name="T1156">6. Ľadom obtiahnutý nákyp.</text:span></text:span></text:p>
        <text:p text:style-name="P1090"><text:span text:style-name="CharStyle9"><text:span text:style-name="T1156">7. Pišk</text:span></text:span><text:span text:style-name="CharStyle9"><text:span text:style-name="T1282">o</text:span></text:span><text:span text:style-name="CharStyle9"><text:span text:style-name="T1156">ty, cukríky a pár tanierov ovocia na konfekt.</text:span></text:span></text:p>
        <text:p text:style-name="P1094"><text:span text:style-name="CharStyle9"><text:span text:style-name="T1156"/></text:span></text:p>
        <text:p text:style-name="P1095"><text:span text:style-name="CharStyle9"><text:span text:style-name="T1156">II. Predp</text:span></text:span><text:span text:style-name="CharStyle9"><text:span text:style-name="T1282">is</text:span></text:span><text:span text:style-name="CharStyle9"><text:span text:style-name="T1156"> jedá</text:span></text:span><text:span text:style-name="CharStyle9"><text:span text:style-name="T1282">l</text:span></text:span><text:span text:style-name="CharStyle9"><text:span text:style-name="T1156"> pre 10. osôb.</text:span></text:span></text:p>
        <text:p text:style-name="P1096"><text:span text:style-name="CharStyle9"><text:span text:style-name="T1156"/></text:span></text:p>
        <text:p text:style-name="P1097"><text:span text:style-name="CharStyle9"><text:span text:style-name="T1156">1. Chladná jahodová polievka v šálke.</text:span></text:span></text:p>
        <text:p text:style-name="P1098"><text:span text:style-name="CharStyle9"><text:span text:style-name="T1156">2. Špikom plnené paštečky.</text:span></text:span></text:p>
        <text:p text:style-name="P1098"><text:span text:style-name="CharStyle9"><text:span text:style-name="T1156">3. B</text:span></text:span><text:span text:style-name="CharStyle9"><text:span text:style-name="T1302">ü</text:span></text:span><text:span text:style-name="CharStyle9"><text:span text:style-name="T1156">ftek s krumplovým bieré.</text:span></text:span></text:p>
        <text:p text:style-name="P1107"><text:span text:style-name="CharStyle9"><text:span text:style-name="T1156">4. Štyrcovaná mrkva s reisom.</text:span></text:span></text:p>
        <text:p text:style-name="P1107"><text:span text:style-name="CharStyle9"><text:span text:style-name="T1156">5. Telacie prská s modzgovým katto.</text:span></text:span></text:p>
        <text:p text:style-name="P1098"><text:span text:style-name="CharStyle9"><text:span text:style-name="T1156">6. Jarabice na pečenku so šalátom.</text:span></text:span></text:p>
        <text:p text:style-name="P1098"><text:span text:style-name="CharStyle9"><text:span text:style-name="T1156">7. Jablčkový kompot.</text:span></text:span></text:p>
        <text:p text:style-name="P1098"><text:span text:style-name="CharStyle9"><text:span text:style-name="T1156">8. Vanilový sul</text:span></text:span><text:span text:style-name="CharStyle9"><text:span text:style-name="T1282">c</text:span></text:span><text:span text:style-name="CharStyle9"><text:span text:style-name="T1156"> s fámom.</text:span></text:span></text:p>
        <text:p text:style-name="P1098"><text:span text:style-name="CharStyle9"><text:span text:style-name="T1156">9. Cukríky a ovocie na kompot, jako zvýš stojí.</text:span></text:span></text:p>
        <text:p text:style-name="P1161"><text:span text:style-name="CharStyle9"><text:span text:style-name="T1156"/></text:span></text:p>
        <text:p text:style-name="P1160"><text:span text:style-name="CharStyle9"><text:span text:style-name="T1156">I</text:span></text:span><text:span text:style-name="CharStyle9"><text:span text:style-name="T1282">II</text:span></text:span><text:span text:style-name="CharStyle9"><text:span text:style-name="T1156">. Predpis jedál pre 12—16 osôb.</text:span></text:span></text:p>
        <text:p text:style-name="P1090"><text:span text:style-name="CharStyle9"><text:span text:style-name="T1156"/></text:span></text:p>
        <text:p text:style-name="P1093"><text:span text:style-name="CharStyle9"><text:span text:style-name="T1156">1. Tlčená polievka s vysmaženou žemľou.</text:span></text:span></text:p>
        <text:p text:style-name="P1110"><text:span text:style-name="CharStyle9"><text:span text:style-name="T1156">2. Fríkasírované kurence v aspiku.</text:span></text:span></text:p>
        <text:p text:style-name="P1085"><text:span text:style-name="CharStyle9"><text:span text:style-name="T1156">3. V oblátkoch smažené rizolky.</text:span></text:span></text:p>
        <text:p text:style-name="P1107"><text:span text:style-name="CharStyle9"><text:span text:style-name="T1156">4. Sviečková pečenka s plneným kélom.</text:span></text:span></text:p>
        <text:p text:style-name="P1098"><text:span text:style-name="CharStyle9"><text:span text:style-name="T1156">5. Zelený hrach s telacou hrudkou (fricando).</text:span></text:span></text:p>
        <text:p text:style-name="P1098"><text:span text:style-name="CharStyle9"><text:span text:style-name="T1156">6. Srňacie stehno na pečenku so šalátom.</text:span></text:span></text:p>
        <text:p text:style-name="P1098"><text:span text:style-name="CharStyle9"><text:span text:style-name="T1156">7. Fám so štyr</text:span></text:span><text:span text:style-name="CharStyle9"><text:span text:style-name="T1282">c</text:span></text:span><text:span text:style-name="CharStyle9"><text:span text:style-name="T1156">ovaným pišk</text:span></text:span><text:span text:style-name="CharStyle9"><text:span text:style-name="T1282">o</text:span></text:span><text:span text:style-name="CharStyle9"><text:span text:style-name="T1156">tovým rolatom.</text:span></text:span></text:p>
        <text:p text:style-name="P1085"><text:span text:style-name="CharStyle9"><text:span text:style-name="T1156">8. Mand</text:span></text:span><text:span text:style-name="CharStyle9"><text:span text:style-name="T1282">l</text:span></text:span><text:span text:style-name="CharStyle9"><text:span text:style-name="T1156">ová torta s glazúrou.</text:span></text:span></text:p>
        <text:p text:style-name="P1085"><text:span text:style-name="CharStyle9"><text:span text:style-name="T1156">9. Na konfekt dľa predošlého predpisu.</text:span></text:span></text:p>
        <text:p text:style-name="P1161"><text:span text:style-name="CharStyle9"><text:span text:style-name="T1156"/></text:span></text:p>
        <text:p text:style-name="P1160"><text:soft-page-break/><text:span text:style-name="CharStyle9"><text:span text:style-name="T1156">IV. Predpis jedál pre 24—30 osôb.</text:span></text:span></text:p>
        <text:p text:style-name="P1111"><text:span text:style-name="CharStyle9"><text:span text:style-name="T1156"/></text:span></text:p>
        <text:p text:style-name="P1112"><text:span text:style-name="CharStyle9"><text:span text:style-name="T1156">1. 2 misy brunátnej polievky s konsumé zo zelených vecí.</text:span></text:span></text:p>
        <text:p text:style-name="P1113"><text:span text:style-name="CharStyle9"><text:span text:style-name="T1156">2. 2 </text:span></text:span><text:span text:style-name="CharStyle9"><text:span text:style-name="T1282">misy </text:span></text:span><text:span text:style-name="CharStyle9"><text:span text:style-name="T1156">fášu z husacej pečenky so šampionami v aspiku.</text:span></text:span></text:p>
        <text:p text:style-name="P1114"><text:span text:style-name="CharStyle9"><text:span text:style-name="T1156">3. 2 </text:span></text:span><text:span text:style-name="CharStyle9"><text:span text:style-name="T1282">misy </text:span></text:span><text:span text:style-name="CharStyle9"><text:span text:style-name="T1156">hlavátok s holla</text:span></text:span><text:span text:style-name="CharStyle9"><text:span text:style-name="T1282">n</text:span></text:span><text:span text:style-name="CharStyle9"><text:span text:style-name="T1156">dskou omáčkou.</text:span></text:span></text:p>
        <text:p text:style-name="P1115"><text:span text:style-name="CharStyle9"><text:span text:style-name="T1156">4. 2 </text:span></text:span><text:span text:style-name="CharStyle9"><text:span text:style-name="T1282">misy </text:span></text:span><text:span text:style-name="CharStyle9"><text:span text:style-name="T1156">pareného garnirovaného rostbratlu.</text:span></text:span></text:p>
        <text:p text:style-name="P1085"><text:span text:style-name="CharStyle9"><text:span text:style-name="T1156">5. 2 misy karfiolu s parmazanským syrom.</text:span></text:span></text:p>
        <text:p text:style-name="P1116"><text:span text:style-name="CharStyle9"><text:span text:style-name="T1156">6. 2 </text:span></text:span><text:span text:style-name="CharStyle9"><text:span text:style-name="T1282">misy</text:span></text:span><text:span text:style-name="CharStyle9"><text:span text:style-name="T1156"> eskalopu zo zajaca.</text:span></text:span></text:p>
        <text:p text:style-name="P1774"><text:span text:style-name="CharStyle9"><text:span text:style-name="T1156">7. 2 </text:span></text:span><text:span text:style-name="CharStyle9"><text:span text:style-name="T1282">misy</text:span></text:span><text:span text:style-name="CharStyle9"><text:span text:style-name="T1156"> špikovaného telacieho stehna so šalátom.</text:span></text:span></text:p>
        <text:p text:style-name="P1117"><text:span text:style-name="CharStyle9"><text:span text:style-name="T1156">8. 2 </text:span></text:span><text:span text:style-name="CharStyle9"><text:span text:style-name="T1282">misy </text:span></text:span><text:span text:style-name="CharStyle9"><text:span text:style-name="T1156">nákypu z lieskových orechov.</text:span></text:span></text:p>
        <text:p text:style-name="P1118"><text:span text:style-name="CharStyle9"><text:span text:style-name="T1156">9. 2 </text:span></text:span><text:span text:style-name="CharStyle9"><text:span text:style-name="T1282">misy </text:span></text:span><text:span text:style-name="CharStyle9"><text:span text:style-name="T1156">chladného šarlotu na kráľovnej spôsob.</text:span></text:span></text:p>
        <text:p text:style-name="P1119"><text:span text:style-name="CharStyle9"><text:span text:style-name="T1156">10. 2 </text:span></text:span><text:span text:style-name="CharStyle9"><text:span text:style-name="T1282">misy</text:span></text:span><text:span text:style-name="CharStyle9"><text:span text:style-name="T1156"> čokoládovej torty.</text:span></text:span></text:p>
        <text:p text:style-name="P1121"><text:span text:style-name="CharStyle9"><text:span text:style-name="T1156">11. malinové mrazivo (Gefrorenes).</text:span></text:span></text:p>
        <text:p text:style-name="P1119"><text:span text:style-name="CharStyle9"><text:span text:style-name="T1156">12. 4 taniere rozličného drobného pečiva.</text:span></text:span></text:p>
        <text:p text:style-name="P1122"><text:span text:style-name="CharStyle9"><text:span text:style-name="T1156">13. 4 </text:span></text:span><text:span text:style-name="CharStyle9"><text:span text:style-name="T1282">taniere rozličného</text:span></text:span><text:span text:style-name="CharStyle9"><text:span text:style-name="T1156"> ovocia.</text:span></text:span></text:p>
        <text:p text:style-name="P1161"><text:span text:style-name="CharStyle9"><text:span text:style-name="T1156"/></text:span></text:p>
        <text:p text:style-name="P1160"><text:span text:style-name="CharStyle9"><text:span text:style-name="T1156">V. Predpis jedál na večeru pre 8 osôb.</text:span></text:span></text:p>
        <text:p text:style-name="P1161"><text:span text:style-name="CharStyle9"><text:span text:style-name="T1156"/></text:span></text:p>
        <text:p text:style-name="P1160"><text:span text:style-name="CharStyle9"><text:span text:style-name="T1156">K večeri sú také jedlá potrebné, ktoré žalúdok ľahko stroví, poneváč z ťažších jedál mnohé a trvácne choroby povstávajú, </text:span></text:span><text:span text:style-name="CharStyle9"><text:span text:style-name="T1282">č</text:span></text:span><text:span text:style-name="CharStyle9"><text:span text:style-name="T1156">o </text:span></text:span><text:span text:style-name="CharStyle9"><text:span text:style-name="T1282">í</text:span></text:span><text:span text:style-name="CharStyle9"><text:span text:style-name="T1156">ch aj človek menej sje. Pre osem osôb je na­sledovný predpis na večeru:</text:span></text:span></text:p>
        <text:p text:style-name="P1123"><text:span text:style-name="CharStyle9"><text:span text:style-name="T1156"/></text:span></text:p>
        <text:p text:style-name="P1124"><text:span text:style-name="CharStyle9"><text:span text:style-name="T1156">1. Geršlová polievka.</text:span></text:span></text:p>
        <text:p text:style-name="P1125"><text:span text:style-name="CharStyle9"><text:span text:style-name="T1156">2. Te</text:span></text:span><text:span text:style-name="CharStyle9"><text:span text:style-name="T1282">l</text:span></text:span><text:span text:style-name="CharStyle9"><text:span text:style-name="T1156">acie karbanádle so zeleným hrachom.</text:span></text:span></text:p>
        <text:p text:style-name="P1126"><text:span text:style-name="CharStyle9"><text:span text:style-name="T1156">3. Pečené kurence so šalátom.</text:span></text:span></text:p>
        <text:p text:style-name="P1126"><text:span text:style-name="CharStyle9"><text:span text:style-name="T1156">4. Punčové konsumé v šálkach.</text:span></text:span></text:p>
        <text:p text:style-name="P1126"><text:span text:style-name="CharStyle9"><text:span text:style-name="T1156">5. Jablčkový kompot.</text:span></text:span></text:p>
        <text:p text:style-name="P1774"><text:span text:style-name="CharStyle9"><text:span text:style-name="T1156"/></text:span></text:p>
        <text:p text:style-name="P1775"><text:span text:style-name="CharStyle9"><text:span text:style-name="T1156">VI. Banket (b</text:span></text:span><text:span text:style-name="CharStyle9"><text:span text:style-name="T1302">ü</text:span></text:span><text:span text:style-name="CharStyle9"><text:span text:style-name="T1156">ffet, sl</text:span></text:span><text:span text:style-name="CharStyle9"><text:span text:style-name="T1282">a</text:span></text:span><text:span text:style-name="CharStyle9"><text:span text:style-name="T1156">vnostná hostina) pre 500 osôb.</text:span></text:span></text:p>
        <text:p text:style-name="P1161"><text:span text:style-name="CharStyle9"><text:span text:style-name="T1156"/></text:span></text:p>
        <text:p text:style-name="P1160"><text:span text:style-name="CharStyle9"><text:span text:style-name="T1156">Pri inštallácijach a rozličných veľkých plesoch dáva sa pre viac sto osôb </text:span></text:span><text:soft-page-break/><text:span text:style-name="CharStyle9"><text:span text:style-name="T1156">obyčajne skvelý obed, ktorý jako pamiatka na dákusi slávnosť skvelý byť musí. Samo sebou sa rozumie, že sa to môže stať len v zámožných domoch, kde je kuchyňa na to sriadená a človek súci, ktorý vie podľa potreby roz­kazovať, poneváč tu musí byť všetko poriadne urobené a každá práca musí isť od ruky jako po mašine. Takýto obed požaduje tiež veľkú sálu s mnohými </text:span></text:span><text:span text:style-name="CharStyle9"><text:span text:style-name="T1282">s</text:span></text:span><text:span text:style-name="CharStyle9"><text:span text:style-name="T1156">t</text:span></text:span><text:span text:style-name="CharStyle9"><text:span text:style-name="T1282">o</text:span></text:span><text:span text:style-name="CharStyle9"><text:span text:style-name="T1156">lami, na ktorých je­dlá tak majú byť pokladené, aby mal každý prehľad (prošpekt) nad nimi, bez toho žeby sná</text:span></text:span><text:span text:style-name="CharStyle9"><text:span text:style-name="T1282">ď</text:span></text:span><text:span text:style-name="CharStyle9"><text:span text:style-name="T1156"> hosťov pri požívaní pokrmu hatilo. I pre v</text:span></text:span><text:span text:style-name="CharStyle9"><text:span text:style-name="T1282">í</text:span></text:span><text:span text:style-name="CharStyle9"><text:span text:style-name="T1156">na a iné nápoje má byť osobitý stôl, o čo všetko musí sa domový pán vopred postarať. Nestáva sa sice často, žeby 500 osôb zasedalo pri stole, lež to máme častejšie príležitosť videť také hostiny, kde sa dostaví 50, 100, 200 osôb, preto dľa, prítomného predpisu pre 500 osôb ľahko si poráta pre 50 osôb, totiž desať razí menej: pre 100 osôb pä</text:span></text:span><text:span text:style-name="CharStyle9"><text:span text:style-name="T1282">t</text:span></text:span><text:span text:style-name="CharStyle9"><text:span text:style-name="T1156"> razí menej at</text:span></text:span><text:span text:style-name="CharStyle9"><text:span text:style-name="T1282">ď</text:span></text:span><text:span text:style-name="CharStyle9"><text:span text:style-name="T1156">. Predpis je nasledovný:</text:span></text:span></text:p>
        <text:p text:style-name="P1774"><text:span text:style-name="CharStyle9"><text:span text:style-name="T1156">2 kotly polievky, každý kotol na 40 holbí;</text:span></text:span></text:p>
        <text:p text:style-name="P1129"><text:span text:style-name="CharStyle9"><text:span text:style-name="T1156">1 kotlík geršlovej polievky;</text:span></text:span></text:p>
        <text:p text:style-name="P1130"><text:span text:style-name="CharStyle9"><text:span text:style-name="T1156">1 </text:span></text:span><text:span text:style-name="CharStyle9"><text:span text:style-name="T1282">kotlík</text:span></text:span><text:span text:style-name="CharStyle9"><text:span text:style-name="T1156"> čistej dobrej hovädzej polievky, z ktorej sa masť sobere, polievka sa cez šatu precedí a dáva sa v šálkach dľa žiadosti na pitie.</text:span></text:span></text:p>
        <text:p text:style-name="P1774"><text:span text:style-name="CharStyle9"><text:span text:style-name="T1156"/></text:span></text:p>
        <text:p text:style-name="P1775"><text:span text:style-name="CharStyle9"><text:span text:style-name="T1156">Na 32 okruhlých misách:</text:span></text:span></text:p>
        <text:p text:style-name="P1832"><text:span text:style-name="CharStyle9"><text:span text:style-name="T1156"/></text:span></text:p>
        <text:p text:style-name="P1833"><text:span text:style-name="CharStyle9"><text:span text:style-name="T1156">4 misy telacích hrudiek garnirovaných s čerstvým s vo­ňavými zelinami srobeným maslom;</text:span></text:span></text:p>
        <text:p text:style-name="P1774"><text:span text:style-name="CharStyle9"><text:span text:style-name="T1156">4 </text:span></text:span><text:span text:style-name="CharStyle9"><text:span text:style-name="T1282">misy</text:span></text:span><text:span text:style-name="CharStyle9"><text:span text:style-name="T1156"> štyrcovaného salmi zo zajacov v aspiku;</text:span></text:span></text:p>
        <text:p text:style-name="P1131"><text:span text:style-name="CharStyle9"><text:span text:style-name="T1156">4 </text:span></text:span><text:span text:style-name="CharStyle9"><text:span text:style-name="T1282">misy </text:span></text:span><text:span text:style-name="CharStyle9"><text:span text:style-name="T1156">telacie modzgy na šalát;</text:span></text:span></text:p>
        <text:p text:style-name="P1132"><text:span text:style-name="CharStyle9"><text:span text:style-name="T1156">4 </text:span></text:span><text:span text:style-name="CharStyle9"><text:span text:style-name="T1282">misy </text:span></text:span><text:span text:style-name="CharStyle9"><text:span text:style-name="T1156">eskalop zo zajaca;</text:span></text:span></text:p>
        <text:p text:style-name="P1132"><text:span text:style-name="CharStyle9"><text:span text:style-name="T1156">4 </text:span></text:span><text:span text:style-name="CharStyle9"><text:span text:style-name="T1282">misy </text:span></text:span><text:span text:style-name="CharStyle9"><text:span text:style-name="T1156">štyrcované jarabice v aspiku;</text:span></text:span></text:p>
        <text:p text:style-name="P1134"><text:span text:style-name="CharStyle9"><text:span text:style-name="T1156">4 </text:span></text:span><text:span text:style-name="CharStyle9"><text:span text:style-name="T1282">misy </text:span></text:span><text:span text:style-name="CharStyle9"><text:span text:style-name="T1156">štyrcované čvikoty v aspiku;</text:span></text:span></text:p>
        <text:p text:style-name="P1135"><text:span text:style-name="CharStyle9"><text:span text:style-name="T1156">4<text:tab/> </text:span></text:span><text:span text:style-name="CharStyle9"><text:span text:style-name="T1282">misy </text:span></text:span><text:span text:style-name="CharStyle9"><text:span text:style-name="T1156">aspikom garnirované prsia <text:tab/>z mladých moriek;</text:span></text:span></text:p>
        <text:p text:style-name="P1136"><text:span text:style-name="CharStyle9"><text:span text:style-name="T1156">4<text:tab/> </text:span></text:span><text:span text:style-name="CharStyle9"><text:span text:style-name="T1282">misy </text:span></text:span><text:span text:style-name="CharStyle9"><text:span text:style-name="T1156">mladé kurence s majonesom.</text:span></text:span></text:p>
        <text:p text:style-name="P1774"><text:span text:style-name="CharStyle9"><text:span text:style-name="T1156"/></text:span></text:p>
        <text:p text:style-name="P1775"><text:span text:style-name="CharStyle9"><text:span text:style-name="T1156">Na 32 dlhých misách:</text:span></text:span></text:p>
        <text:p text:style-name="P1144"><text:span text:style-name="CharStyle9"><text:span text:style-name="T1156"/></text:span></text:p>
        <text:p text:style-name="P1145"><text:soft-page-break/><text:span text:style-name="CharStyle9"><text:span text:style-name="T1156">4 misy 8 rozkrájaných s peklovaných jazykov;</text:span></text:span></text:p>
        <text:p text:style-name="P1136"><text:span text:style-name="CharStyle9"><text:span text:style-name="T1156">4<text:tab/> </text:span></text:span><text:span text:style-name="CharStyle9"><text:span text:style-name="T1282">misy </text:span></text:span><text:span text:style-name="CharStyle9"><text:span text:style-name="T1156">šovdry;</text:span></text:span></text:p>
        <text:p text:style-name="P1136"><text:span text:style-name="CharStyle9"><text:span text:style-name="T1156">4<text:tab/> </text:span></text:span><text:span text:style-name="CharStyle9"><text:span text:style-name="T1282">misy </text:span></text:span><text:span text:style-name="CharStyle9"><text:span text:style-name="T1156">kapúňov v aspiku;</text:span></text:span></text:p>
        <text:p text:style-name="P1136"><text:span text:style-name="CharStyle9"><text:span text:style-name="T1156">4<text:tab/> </text:span></text:span><text:span text:style-name="CharStyle9"><text:span text:style-name="T1282">misy </text:span></text:span><text:span text:style-name="CharStyle9"><text:span text:style-name="T1156">zajačiny;</text:span></text:span></text:p>
        <text:p text:style-name="P1136"><text:span text:style-name="CharStyle9"><text:span text:style-name="T1156">4<text:tab/> </text:span></text:span><text:span text:style-name="CharStyle9"><text:span text:style-name="T1282">misy </text:span></text:span><text:span text:style-name="CharStyle9"><text:span text:style-name="T1156">fazánov;</text:span></text:span></text:p>
        <text:p text:style-name="P1136"><text:span text:style-name="CharStyle9"><text:span text:style-name="T1156">4<text:tab/> </text:span></text:span><text:span text:style-name="CharStyle9"><text:span text:style-name="T1282">misy </text:span></text:span><text:span text:style-name="CharStyle9"><text:span text:style-name="T1156">pečených kapúnov;</text:span></text:span></text:p>
        <text:p text:style-name="P1136"><text:span text:style-name="CharStyle9"><text:span text:style-name="T1156">4<text:tab/> </text:span></text:span><text:span text:style-name="CharStyle9"><text:span text:style-name="T1282">misy </text:span></text:span><text:span text:style-name="CharStyle9"><text:span text:style-name="T1156">telacie stehná;</text:span></text:span></text:p>
        <text:p text:style-name="P1136"><text:span text:style-name="CharStyle9"><text:span text:style-name="T1156">4<text:tab/> </text:span></text:span><text:span text:style-name="CharStyle9"><text:span text:style-name="T1282">misy </text:span></text:span><text:span text:style-name="CharStyle9"><text:span text:style-name="T1156">srňacie chrbty;</text:span></text:span></text:p>
        <text:p text:style-name="P1774"><text:span text:style-name="CharStyle9"><text:span text:style-name="T1156"/></text:span></text:p>
        <text:p text:style-name="P1775"><text:span text:style-name="CharStyle9"><text:span text:style-name="T1156">všetky misy aspikom garnirovať.</text:span></text:span></text:p>
        <text:p text:style-name="P222"><text:span text:style-name="CharStyle23"><text:span text:style-name="T1156"/></text:span></text:p>
        <text:p text:style-name="P1774"><text:span text:style-name="CharStyle9"><text:span text:style-name="T1156">Na 8 misách:</text:span></text:span></text:p>
        <text:p text:style-name="P305"><text:span text:style-name="CharStyle32"><text:span text:style-name="T1156"/></text:span></text:p>
        <text:p text:style-name="P1774"><text:span text:style-name="CharStyle9"><text:span text:style-name="T1283">2 </text:span></text:span><text:span text:style-name="CharStyle9"><text:span text:style-name="T1156">misy chladné paštéty z fazánov;</text:span></text:span></text:p>
        <text:p text:style-name="P1146"><text:span text:style-name="CharStyle9"><text:span text:style-name="T1283">2 misy chladené paštéty </text:span></text:span><text:span text:style-name="CharStyle9"><text:span text:style-name="T1156">z husacích pečienok;</text:span></text:span></text:p>
        <text:p text:style-name="P1147"><text:span text:style-name="CharStyle9"><text:span text:style-name="T1283">2 misy </text:span></text:span><text:span text:style-name="CharStyle9"><text:span text:style-name="T1156">galantin z tetrovov;</text:span></text:span></text:p>
        <text:p text:style-name="P1147"><text:span text:style-name="CharStyle9"><text:span text:style-name="T1283">1 misa </text:span></text:span><text:span text:style-name="CharStyle9"><text:span text:style-name="T1156">faširovaná sviňská hlava;</text:span></text:span></text:p>
        <text:p text:style-name="P1147"><text:span text:style-name="CharStyle9"><text:span text:style-name="T1283">1 misa </text:span></text:span><text:span text:style-name="CharStyle9"><text:span text:style-name="T1156">galant</text:span></text:span><text:span text:style-name="CharStyle9"><text:span text:style-name="T1283">í</text:span></text:span><text:span text:style-name="CharStyle9"><text:span text:style-name="T1156">n z moriek.</text:span></text:span></text:p>
        <text:p text:style-name="P1774"><text:span text:style-name="CharStyle9"><text:span text:style-name="T1156"/></text:span></text:p>
        <text:p text:style-name="P1775"><text:span text:style-name="CharStyle9"><text:span text:style-name="T1156">Na 8 misách:</text:span></text:span></text:p>
        <text:p text:style-name="P1774"><text:span text:style-name="CharStyle9"><text:span text:style-name="T1283"/></text:span></text:p>
        <text:p text:style-name="P1775"><text:span text:style-name="CharStyle9"><text:span text:style-name="T1283">2 </text:span></text:span><text:span text:style-name="CharStyle9"><text:span text:style-name="T1156">misy miešaný šalát;</text:span></text:span></text:p>
        <text:p text:style-name="P1161"><text:span text:style-name="CharStyle9"><text:span text:style-name="T1283">2 </text:span></text:span><text:span text:style-name="CharStyle9"><text:span text:style-name="T1156">misy štyrcovaný šalát s krump</text:span></text:span><text:span text:style-name="CharStyle9"><text:span text:style-name="T1283">l</text:span></text:span><text:span text:style-name="CharStyle9"><text:span text:style-name="T1156">ami;</text:span></text:span></text:p>
        <text:p text:style-name="P1161"><text:span text:style-name="CharStyle9"><text:span text:style-name="T1283">2 </text:span></text:span><text:span text:style-name="CharStyle9"><text:span text:style-name="T1156">misy štyrcovaný šalát na z</text:span></text:span><text:span text:style-name="CharStyle9"><text:span text:style-name="T1283">a</text:span></text:span><text:span text:style-name="CharStyle9"><text:span text:style-name="T1156">hradnícky spôsob;</text:span></text:span></text:p>
        <text:p text:style-name="P1161"><text:span text:style-name="CharStyle9"><text:span text:style-name="T1283">2 </text:span></text:span><text:span text:style-name="CharStyle9"><text:span text:style-name="T1156">misy taljanský šalát.</text:span></text:span></text:p>
        <text:p text:style-name="P1774"><text:span text:style-name="CharStyle9"><text:span text:style-name="T1156"/></text:span></text:p>
        <text:p text:style-name="P1775"><text:span text:style-name="CharStyle9"><text:span text:style-name="T1156">Na 8 misách:</text:span></text:span></text:p>
        <text:p text:style-name="P1161"><text:span text:style-name="CharStyle9"><text:span text:style-name="T1156"/></text:span></text:p>
        <text:p text:style-name="P1160"><text:span text:style-name="CharStyle9"><text:span text:style-name="T1283">2 </text:span></text:span><text:span text:style-name="CharStyle9"><text:span text:style-name="T1156">misy torty s podložkou (postamentom);</text:span></text:span></text:p>
        <text:p text:style-name="P1161"><text:span text:style-name="CharStyle9"><text:span text:style-name="T1283">2 </text:span></text:span><text:span text:style-name="CharStyle9"><text:span text:style-name="T1156">misy torty zo španielského vetru s podložkou;</text:span></text:span></text:p>
        <text:p text:style-name="P1161"><text:span text:style-name="CharStyle9"><text:span text:style-name="T1283">2 </text:span></text:span><text:span text:style-name="CharStyle9"><text:span text:style-name="T1156">misy mandlové žiarené torty;</text:span></text:span></text:p>
        <text:p text:style-name="P1161"><text:soft-page-break/><text:span text:style-name="CharStyle9"><text:span text:style-name="T1283">2 </text:span></text:span><text:span text:style-name="CharStyle9"><text:span text:style-name="T1156">misy zajacov z upražených mandiel.</text:span></text:span></text:p>
        <text:p text:style-name="P1161"><text:span text:style-name="CharStyle9"><text:span text:style-name="T1156"/></text:span></text:p>
        <text:p text:style-name="P1160"><text:span text:style-name="CharStyle9"><text:span text:style-name="T1156">Na 24 okrúhlych mis</text:span></text:span><text:span text:style-name="CharStyle9"><text:span text:style-name="T1283">a</text:span></text:span><text:span text:style-name="CharStyle9"><text:span text:style-name="T1156">ch s tortami:</text:span></text:span></text:p>
        <text:p text:style-name="P1160"><text:span text:style-name="CharStyle9"><text:span text:style-name="T1283"/></text:span></text:p>
        <text:p text:style-name="P1160"><text:span text:style-name="CharStyle9"><text:span text:style-name="T1283">4 </text:span></text:span><text:span text:style-name="CharStyle9"><text:span text:style-name="T1156">misy princ torty;</text:span></text:span></text:p>
        <text:p text:style-name="P1161"><text:span text:style-name="CharStyle9"><text:span text:style-name="T1283">4 </text:span></text:span><text:span text:style-name="CharStyle9"><text:span text:style-name="T1156">misy maraskinové torty;</text:span></text:span></text:p>
        <text:p text:style-name="P1161"><text:span text:style-name="CharStyle9"><text:span text:style-name="T1283">4 </text:span></text:span><text:span text:style-name="CharStyle9"><text:span text:style-name="T1156">misy punčové torty;</text:span></text:span></text:p>
        <text:p text:style-name="P1161"><text:span text:style-name="CharStyle9"><text:span text:style-name="T1283">4 </text:span></text:span><text:span text:style-name="CharStyle9"><text:span text:style-name="T1156">misy Malteser torty;</text:span></text:span></text:p>
        <text:p text:style-name="P1161"><text:span text:style-name="CharStyle9"><text:span text:style-name="T1283">4 </text:span></text:span><text:span text:style-name="CharStyle9"><text:span text:style-name="T1156">misy Aleksander torty;</text:span></text:span></text:p>
        <text:p text:style-name="P1161"><text:span text:style-name="CharStyle9"><text:span text:style-name="T1283">4 </text:span></text:span><text:span text:style-name="CharStyle9"><text:span text:style-name="T1156">misy Napoleon torty.</text:span></text:span></text:p>
        <text:p text:style-name="P611"><text:span text:style-name="CharStyle9"><text:span text:style-name="T1156"/></text:span></text:p>
        <text:p text:style-name="P612"><text:span text:style-name="CharStyle9"><text:span text:style-name="T1156">Na 8 misách baby:</text:span></text:span></text:p>
        <text:p text:style-name="P612"><text:span text:style-name="CharStyle9"><text:span text:style-name="T1156"/></text:span></text:p>
        <text:p text:style-name="P612"><text:span text:style-name="CharStyle9"><text:span text:style-name="T1283">2 </text:span></text:span><text:span text:style-name="CharStyle9"><text:span text:style-name="T1156">misy fajné rozrobené (obtrajbované) baby:</text:span></text:span></text:p>
        <text:p text:style-name="P612"><text:span text:style-name="CharStyle9"><text:span text:style-name="T1283">2 </text:span></text:span><text:span text:style-name="CharStyle9"><text:span text:style-name="T1156">misy baby na poľsky spôsob;</text:span></text:span></text:p>
        <text:p text:style-name="P1150"><text:span text:style-name="CharStyle9"><text:span text:style-name="T1283">2 </text:span></text:span><text:span text:style-name="CharStyle9"><text:span text:style-name="T1156">misy baby na francúzsky spôsob;</text:span></text:span></text:p>
        <text:p text:style-name="P1161"><text:span text:style-name="CharStyle9"><text:span text:style-name="T1283">2 </text:span></text:span><text:span text:style-name="CharStyle9"><text:span text:style-name="T1156">misy apoštolský kuchon (koláč).</text:span></text:span></text:p>
        <text:p text:style-name="P222"><text:span text:style-name="CharStyle7"><text:span text:style-name="T1156"/></text:span></text:p>
        <text:p text:style-name="P1774"><text:span text:style-name="CharStyle9"><text:span text:style-name="T1156">Na 24 misách sulce a krémy:</text:span></text:span></text:p>
        <text:p text:style-name="P1151"><text:span text:style-name="CharStyle9"><text:span text:style-name="T1156"/></text:span></text:p>
        <text:p text:style-name="P1152"><text:span text:style-name="CharStyle9"><text:span text:style-name="T1156">4 misy oranžových sulcov;</text:span></text:span></text:p>
        <text:p text:style-name="P1153"><text:span text:style-name="CharStyle9"><text:span text:style-name="T1156">4<text:tab/> </text:span></text:span><text:span text:style-name="CharStyle9"><text:span text:style-name="T1283">misy </text:span></text:span><text:span text:style-name="CharStyle9"><text:span text:style-name="T1156">ananásových sulcov so šampanským vínom;</text:span></text:span></text:p>
        <text:p text:style-name="P1153"><text:span text:style-name="CharStyle9"><text:span text:style-name="T1156">4<text:tab/> </text:span></text:span><text:span text:style-name="CharStyle9"><text:span text:style-name="T1283">misy </text:span></text:span><text:span text:style-name="CharStyle9"><text:span text:style-name="T1156">vanilových sulcov s fámom;</text:span></text:span></text:p>
        <text:p text:style-name="P1153"><text:span text:style-name="CharStyle9"><text:span text:style-name="T1156">4<text:tab/> </text:span></text:span><text:span text:style-name="CharStyle9"><text:span text:style-name="T1283">misy </text:span></text:span><text:span text:style-name="CharStyle9"><text:span text:style-name="T1156">jahodový krém;</text:span></text:span></text:p>
        <text:p text:style-name="P1153"><text:span text:style-name="CharStyle9"><text:span text:style-name="T1156">4<text:tab/> </text:span></text:span><text:span text:style-name="CharStyle9"><text:span text:style-name="T1283">misy </text:span></text:span><text:span text:style-name="CharStyle9"><text:span text:style-name="T1156">francúzsky kávový krém;</text:span></text:span></text:p>
        <text:p text:style-name="P1153"><text:span text:style-name="CharStyle9"><text:span text:style-name="T1156">4<text:tab/> </text:span></text:span><text:span text:style-name="CharStyle9"><text:span text:style-name="T1283">misy </text:span></text:span><text:span text:style-name="CharStyle9"><text:span text:style-name="T1156">melirovaný mandlový plamanšé.</text:span></text:span></text:p>
        <text:p text:style-name="P1774"><text:span text:style-name="CharStyle9"><text:span text:style-name="T1156"/></text:span></text:p>
        <text:p text:style-name="P1775"><text:span text:style-name="CharStyle9"><text:span text:style-name="T1156">Na 16 misách kompoty:</text:span></text:span></text:p>
        <text:p text:style-name="P1774"><text:span text:style-name="CharStyle9"><text:span text:style-name="T1156"/></text:span></text:p>
        <text:p text:style-name="P1775"><text:span text:style-name="CharStyle9"><text:span text:style-name="T1156">4 misy citr</text:span></text:span><text:span text:style-name="CharStyle9"><text:span text:style-name="T1283">o</text:span></text:span><text:span text:style-name="CharStyle9"><text:span text:style-name="T1156">nového sulcu so zaváraným ovocím;</text:span></text:span></text:p>
        <text:p text:style-name="P1774"><text:span text:style-name="CharStyle9"><text:span text:style-name="T1156">4 </text:span></text:span><text:span text:style-name="CharStyle9"><text:span text:style-name="T1283">misy </text:span></text:span><text:span text:style-name="CharStyle9"><text:span text:style-name="T1156">štyrcovaného jablčkového sulcu;</text:span></text:span></text:p>
        <text:p text:style-name="P1774"><text:span text:style-name="CharStyle9"><text:span text:style-name="T1156">4 </text:span></text:span><text:span text:style-name="CharStyle9"><text:span text:style-name="T1283">misy </text:span></text:span><text:span text:style-name="CharStyle9"><text:span text:style-name="T1156">štyrcovaného sulcu s miešaným ovocím;</text:span></text:span></text:p>
        <text:p text:style-name="P1774"><text:soft-page-break/><text:span text:style-name="CharStyle9"><text:span text:style-name="T1156">4 </text:span></text:span><text:span text:style-name="CharStyle9"><text:span text:style-name="T1283">misy </text:span></text:span><text:span text:style-name="CharStyle9"><text:span text:style-name="T1156">s vínom sbitého sulcu.</text:span></text:span></text:p>
        <text:p text:style-name="P1774"><text:span text:style-name="CharStyle9"><text:span text:style-name="T1156"/></text:span></text:p>
        <text:p text:style-name="P1775"><text:span text:style-name="CharStyle9"><text:span text:style-name="T1156">Nápoje:</text:span></text:span></text:p>
        <text:p text:style-name="P1774"><text:span text:style-name="CharStyle9"><text:span text:style-name="T1156"/></text:span></text:p>
        <text:p text:style-name="P1775"><text:span text:style-name="CharStyle9"><text:span text:style-name="T1156">50. holbí mandlového mlieka;</text:span></text:span></text:p>
        <text:p text:style-name="P1158"><text:span text:style-name="CharStyle9"><text:span text:style-name="T1283">50. holbí </text:span></text:span><text:span text:style-name="CharStyle9"><text:span text:style-name="T1156">teplej a chladnej lemonády;</text:span></text:span></text:p>
        <text:p text:style-name="P1159"><text:span text:style-name="CharStyle9"><text:span text:style-name="T1156">48. </text:span></text:span><text:span text:style-name="CharStyle9"><text:span text:style-name="T1283">holbí</text:span></text:span><text:span text:style-name="CharStyle9"><text:span text:style-name="T1156"> olio polievka.</text:span></text:span></text:p>
        <text:p text:style-name="P1161"><text:span text:style-name="CharStyle9"><text:span text:style-name="T1156"/></text:span></text:p>
        <text:p text:style-name="P1160"><text:span text:style-name="CharStyle9"><text:span text:style-name="T1156">Prez celú noc má v hotovosti </text:span></text:span><text:span text:style-name="CharStyle9"><text:span text:style-name="T1283">s</text:span></text:span><text:span text:style-name="CharStyle9"><text:span text:style-name="T1156">tá</text:span></text:span><text:span text:style-name="CharStyle9"><text:span text:style-name="T1283">ť</text:span></text:span><text:span text:style-name="CharStyle9"><text:span text:style-name="T1156"> russké thee a čierna káva. Okrem toho majú byť prichystané rozličné mrazivá (Gefrorenes) za 8 piksiel a dáva sa miešano na tácničky. Na misy sa porozkladajú rozličné konfekty. Ponev</text:span></text:span><text:span text:style-name="CharStyle9"><text:span text:style-name="T1283">a</text:span></text:span><text:span text:style-name="CharStyle9"><text:span text:style-name="T1156">č ku koncu zábavy bývajú hostia ustatí, potrebné je pred i za ostatným tancom za šálku polievky užiť, aby k novej sile prišly, a síce dá sa olio polievka.</text:span></text:span></text:p>
        <text:h text:style-name="P317" text:outline-level="2"><text:span text:style-name="CharStyle35"><text:span text:style-name="T1156"/></text:span></text:h>
        <text:p text:style-name="P1836"><text:span text:style-name="CharStyle35"><text:span text:style-name="T1156"/></text:span></text:p>
        <text:h text:style-name="P317" text:outline-level="2"><text:bookmark-start text:name="bookmark74"/><text:span text:style-name="CharStyle34"><text:span text:style-name="T1156">Vysvetlenie obrázkov v prvom diele.</text:span></text:span><text:bookmark-end text:name="bookmark74"/></text:h>
        <text:p text:style-name="P1888"><text:span text:style-name="CharStyle35"><text:span text:style-name="T1156"/></text:span></text:p>
        <text:p text:style-name="P1889"><text:span text:style-name="CharStyle35"><text:span text:style-name="T1156">Obrázky tu udaté budú sa mnohým zdať pekné, ba povedia ešte k tomu, jako je to vraj peknej vymalované. Namalovať sa ono dá sice všelijako, lež aby to i na mise tak pripravené bolo to patrí kucharskému kunštu. Dá sa ono dosť pri jednom obede za tých pár hodín pracovať, musí však všetko na hodinu byť pri­pravené aj na mise poriadne nastolované, preto držal som za pro­spešné obrázkami po</text:span></text:span><text:span text:style-name="CharStyle35"><text:span text:style-name="T1284">ľ</text:span></text:span><text:span text:style-name="CharStyle35"><text:span text:style-name="T1156">ahšiť viacej príprav.</text:span></text:span></text:p>
        <text:p text:style-name="P1868"><text:span text:style-name="CharStyle40"><text:span text:style-name="T1156"/></text:span></text:p>
        <text:p text:style-name="P1869"><text:span text:style-name="CharStyle40"><text:span text:style-name="T1284">Č</text:span></text:span><text:span text:style-name="CharStyle40"><text:span text:style-name="T1156">. 1. Barančie kotletky majú sa tak na misu klásť. Z pa­pieru vystrihn</text:span></text:span><text:span text:style-name="CharStyle35"><text:span text:style-name="T1284">u</text:span></text:span><text:span text:style-name="CharStyle35"><text:span text:style-name="T1156">ť papiloty na každý konec kosti strčiť, do stredka vysmažený petržel dať. Tak sa prichystajú i telacie, sviňsk</text:span></text:span><text:span text:style-name="CharStyle35"><text:span text:style-name="T1284">e</text:span></text:span><text:span text:style-name="CharStyle35"><text:span text:style-name="T1156"> kotletky.</text:span></text:span></text:p>
        <text:p text:style-name="P1868"><text:span text:style-name="CharStyle40"><text:span text:style-name="T1156"/></text:span></text:p>
        <text:p text:style-name="P1869"><text:span text:style-name="CharStyle40"><text:span text:style-name="T1156">Č. 2. Ma</text:span></text:span><text:span text:style-name="CharStyle35"><text:span text:style-name="T1156">jones so špeklovaným jazykom. Pokrájať na pol prsta hrubé kúsky, s okruhlým štecherom vypychať, jelenie huby, šampiony, — keď toho neni — z husacej pečenky kúsky pridať, s menším štecherom vypychať, do rozpusteného glásu omočiť, na jazyk poklásť, odložiť na chladné miesto, </text:span></text:span><text:soft-page-break/><text:span text:style-name="CharStyle35"><text:span text:style-name="T1156">tepšu zapraviť do ľadu, aspiku naliať, nechať stuhnuť, jazyk na prst jedon od druhého rozložiť, s aspikom pokapkať, keď to stuhlo zas doliať aby tak celkom zatvorené bolo. Keď je čas nastolovať, štecher omáčať do letnej vody, vy­pychať, s tenkým nožom od spodku podobrať; na misu po­ložiť, zrobiť majones, do prostredku misy mrežky vytískať a okolo garnirovať.</text:span></text:span></text:p>
        <text:p text:style-name="P1868"><text:span text:style-name="CharStyle40"><text:span text:style-name="T1156"/></text:span></text:p>
        <text:p text:style-name="P1869"><text:span text:style-name="CharStyle40"><text:span text:style-name="T1156">Č. 3. Rižkašové pa</text:span></text:span><text:span text:style-name="CharStyle35"><text:span text:style-name="T1156">štečky môžu sa jakým ko</text:span></text:span><text:span text:style-name="CharStyle35"><text:span text:style-name="T1284">ľ</text:span></text:span><text:span text:style-name="CharStyle35"><text:span text:style-name="T1156">vek šteche­rom vypychať; alebo i na inšú formu zrobiť. Na misu majú tak byť kladené jako obrázok ukazuje.</text:span></text:span></text:p>
        <text:p text:style-name="P1868"><text:span text:style-name="CharStyle40"><text:span text:style-name="T1156"/></text:span></text:p>
        <text:p text:style-name="P1869"><text:span text:style-name="CharStyle40"><text:span text:style-name="T1156">Č. 4. Mesiačkové paštečky. Maslové cesto na prst zhrúba rozvalkať, na polovicu cesta rozklásť haše vo veľkosti orecha, s nožom porovnať, pomedzi vajcom pomastiť, druhú plech rozklásť, vajcom pomastiť, pomály piecť, aby horúce na stôl prišly.</text:span></text:span></text:p>
        <text:p text:style-name="P222"><text:span text:style-name="CharStyle7"><text:span text:style-name="T1156"/></text:span></text:p>
        <text:p text:style-name="P1868"><text:span text:style-name="CharStyle18"><text:span text:style-name="T1156">Č. 5. Vo</text:span></text:span><text:span text:style-name="CharStyle18"><text:span text:style-name="T1284">l</text:span></text:span><text:span text:style-name="CharStyle18"><text:span text:style-name="T1156">ován paštečky. Maslové cesto na prst zhrúbä rozvalkať, vyštechovať tak veľké listy jaké chceme, na plech rozklásť, do stredku nožom zarezať, ale nie naskrz, vajcom pomastiť, ke</text:span></text:span><text:span text:style-name="CharStyle18"><text:span text:style-name="T1284">ď</text:span></text:span><text:span text:style-name="CharStyle18"><text:span text:style-name="T1156"> sa vypečené prostriedok vybrať, s hašeom alebo rágom naplniť.</text:span></text:span></text:p>
        <text:p text:style-name="P1868"><text:span text:style-name="CharStyle18"><text:span text:style-name="T1156"/></text:span></text:p>
        <text:p text:style-name="P1869"><text:span text:style-name="CharStyle18"><text:span text:style-name="T1156">Č. 6. Sauflé. Z pozostalých pečienok zrobiť haše, päť ž</text:span></text:span><text:span text:style-name="CharStyle18"><text:span text:style-name="T1284">l</text:span></text:span><text:span text:style-name="CharStyle18"><text:span text:style-name="T1156">tkov doňho rozmiešať, z bielkov sňah zbiť, na ostatku zamiešať, vandličky vymastiť, mrvinami posypať, s hašeom naplniť, dať do pary, keď je čas nastolovať vyvrátiť na misu, na vrch filé poklásť a s glásom poliať.</text:span></text:span></text:p>
        <text:p text:style-name="P1868"><text:span text:style-name="CharStyle18"><text:span text:style-name="T1156"/></text:span></text:p>
        <text:p text:style-name="P1869"><text:span text:style-name="CharStyle18"><text:span text:style-name="T1156">Č. 7. Žem</text:span></text:span><text:span text:style-name="CharStyle18"><text:span text:style-name="T1284">ľ</text:span></text:span><text:span text:style-name="CharStyle18"><text:span text:style-name="T1156">ové paštečky. Žemle na štvoruhlato obrezať, od kraja na prst prostriedok zrezať — ale nie celkom až do spodku — na žlto vysmažiť, prostriedok vybrať a s rágom naplniť.</text:span></text:span></text:p>
        <text:p text:style-name="P1868"><text:span text:style-name="CharStyle18"><text:span text:style-name="T1156"/></text:span></text:p>
        <text:p text:style-name="P1869"><text:span text:style-name="CharStyle18"><text:span text:style-name="T1156">Č. 8. Dresirované paštečky. Maslové cesto (m</text:span></text:span><text:span text:style-name="CharStyle18"><text:span text:style-name="T1303">ü</text:span></text:span><text:span text:style-name="CharStyle18"><text:span text:style-name="T1156">rbeteig) tuhšie zrobiť, okrúhle lístky vypychať, na tri prsty hrubé kúsky porezať, okolo okruhlého listu vypychaného pekne obložiť a síce tak aby sa spojiť mohli. List do okola </text:span></text:span><text:soft-page-break/><text:span text:style-name="CharStyle18"><text:span text:style-name="T1156">vajcom pomastiť, cvikerom do okola trezirovať, maslom po­mastiť, papierom obvin</text:span></text:span><text:span text:style-name="CharStyle18"><text:span text:style-name="T1284">u</text:span></text:span><text:span text:style-name="CharStyle18"><text:span text:style-name="T1156">ť aby sa pri pečení neroztrhly, po­klásť na plech, suchým hrachom naplniť, upiecť, z pozostatého cesta na vrch listy vypychať, vytrezirovať, vajcom po­mastiť, upiecť, hrach do čist</text:span></text:span><text:span text:style-name="CharStyle18"><text:span text:style-name="T1284">a</text:span></text:span><text:span text:style-name="CharStyle18"><text:span text:style-name="T1156"> vybrať, s rágom alebo salmim naplniť, vrchnáčky na vrch a celkom tak na misu usporiadať jako obrázok ukazuje.</text:span></text:span></text:p>
        <text:p text:style-name="P1868"><text:span text:style-name="CharStyle18"><text:span text:style-name="T1284">Č</text:span></text:span><text:span text:style-name="CharStyle18"><text:span text:style-name="T1156">. 9. Dariol paštečky. Maslové cesto nie veľmi na tenko rozvalkať, vandličky s ním vyf</text:span></text:span><text:span text:style-name="CharStyle18"><text:span text:style-name="T1284">u</text:span></text:span><text:span text:style-name="CharStyle18"><text:span text:style-name="T1156">trovať, hrachom naplniť, vy­piecť, vrchnáčky celkom priliehajúce shotoviť.</text:span></text:span></text:p>
        <text:p text:style-name="P1868"><text:span text:style-name="CharStyle18"><text:span text:style-name="T1156">Č. 10. Baranie stehno so zelenými vecmi. V pressu upariť, karfiol prichystať, mrkvy, bielej repy so zubkovým nožom prichystať, v slanej vode uvariť každé osve, cukor na žlto upáliť, kus masla, zeleného petrželu, mrkvy, repy doňho dať, nechať pariť, keď sa stehno uparilo masť scediť, ližicu múky do toho hodiť, doliať polievkou, pohár červe­ného vína nechať variť, do čistej nádoby scediť, pridať cukru, citr</text:span></text:span><text:span text:style-name="CharStyle18"><text:span text:style-name="T1284">o</text:span></text:span><text:span text:style-name="CharStyle18"><text:span text:style-name="T1156">novej šťávy a tak do pary odložiť.</text:span></text:span></text:p>
        <text:p text:style-name="P1868"><text:span text:style-name="CharStyle44"><text:span text:style-name="T1284">Č</text:span></text:span><text:span text:style-name="CharStyle44"><text:span text:style-name="T1156">.</text:span></text:span><text:span text:style-name="CharStyle18"><text:span text:style-name="T1156"> 11. Š</text:span></text:span><text:span text:style-name="CharStyle18"><text:span text:style-name="T1284">ill</text:span></text:span><text:span text:style-name="CharStyle18"><text:span text:style-name="T1156">. Pri opísaní sa už povedalo jako sa s rybami pri varení zachádzať má; tak celkom má i na stôl prinsť. Keď sa ryba teplá dáva, musí i s teplými prípravámi byť garnirovaná, teplú omáčku k nej pridať; keď je ale ryba chladná i chladný garnit</text:span></text:span><text:span text:style-name="CharStyle18"><text:span text:style-name="T1284">u</text:span></text:span><text:span text:style-name="CharStyle18"><text:span text:style-name="T1156">r a omáčka sa k nej dáva.</text:span></text:span></text:p>
        <text:p text:style-name="P1839"><text:span text:style-name="CharStyle18"><text:span text:style-name="T1156">Č. 12. Šunka s rágom prichystaná (prostrednej veľkosti.) Čerstvú šunku dať do nádoby, zasoliť, voňavých zelín, ko</text:span></text:span><text:span text:style-name="CharStyle35"><text:span text:style-name="T1156">r</text:span></text:span><text:span text:style-name="CharStyle35"><text:span text:style-name="T1284">en</text:span></text:span><text:span text:style-name="CharStyle35"><text:span text:style-name="T1156">ia pridať, nechať stáť, polov</text:span></text:span><text:span text:style-name="CharStyle35"><text:span text:style-name="T1284">i</text:span></text:span><text:span text:style-name="CharStyle35"><text:span text:style-name="T1156">c vody a toľko červeného vína doliať, na mäkko uvariť, nechať vystydnuť, teľacie mozgy v tej polievke uvariť, brožirované vajcia prichystať, na teple stáť nechať, dať do nádoby kus masla a ližicu múky, zaliať s polievkou kde sa šunka varila, nechať to zvariť, šunku do toho aby horúca zostala položiť, pred nasto</text:span></text:span><text:span text:style-name="CharStyle35"><text:span text:style-name="T1284">l</text:span></text:span><text:span text:style-name="CharStyle35"><text:span text:style-name="T1156">ovaním zo šunky kôžku z vrchu zrezať, pri kosti cez poly rozkrojiť, pokrájať na kúsky, na misu spolu zložiť, mozgy, vajcia okolo poklásť, po vrchu glasirovať, omáčku s pár ž</text:span></text:span><text:span text:style-name="CharStyle35"><text:span text:style-name="T1284">l</text:span></text:span><text:span text:style-name="CharStyle35"><text:span text:style-name="T1156">tky a citr</text:span></text:span><text:span text:style-name="CharStyle35"><text:span text:style-name="T1284">o</text:span></text:span><text:span text:style-name="CharStyle35"><text:span text:style-name="T1156">novú šťávu zalegirovať osve do šálky, na konec kosti papilot papierový zastrčiť. Chladná šunka sa tiež tak prichystáva, len že sa po vrchu s majonesom a od okola aspikom atď. okrášli.</text:span></text:span></text:p>
        <text:p text:style-name="P1868"><text:span text:style-name="CharStyle35"><text:span text:style-name="T1156"/></text:span></text:p>
        <text:p text:style-name="P1869"><text:soft-page-break/><text:span text:style-name="CharStyle35"><text:span text:style-name="T1156">Č. 13. Te</text:span></text:span><text:span text:style-name="CharStyle35"><text:span text:style-name="T1284">ľ</text:span></text:span><text:span text:style-name="CharStyle35"><text:span text:style-name="T1156">acie prská majú tak krájané a na misu kladené byť jako obrázok ukazuje. Medzi kúsky sa šampion</text:span></text:span><text:span text:style-name="CharStyle35"><text:span text:style-name="T1284">y</text:span></text:span><text:span text:style-name="CharStyle35"><text:span text:style-name="T1156">, do stredku rágo pridá, po vrchu sa tenkým glásom polejú. Omáčka sa osv</text:span></text:span><text:span text:style-name="CharStyle35"><text:span text:style-name="T1284">e</text:span></text:span><text:span text:style-name="CharStyle35"><text:span text:style-name="T1156"> nechá.</text:span></text:span></text:p>
        <text:p text:style-name="P1868"><text:span text:style-name="CharStyle35"><text:span text:style-name="T1156"/></text:span></text:p>
        <text:p text:style-name="P1869"><text:span text:style-name="CharStyle35"><text:span text:style-name="T1156">Č. 14. Teľacia hrudka (fricando) má takto na mise schy­staná byť. S rágom a zelenými vecmi sa môže garnirovať.</text:span></text:span></text:p>
        <text:p text:style-name="P1839"><text:span text:style-name="CharStyle35"><text:span text:style-name="T1156"/></text:span></text:p>
        <text:p text:style-name="P1840"><text:span text:style-name="CharStyle35"><text:span text:style-name="T1156">Č. 15. Teľacie karbanádle majú sa tak prichystať jako už v opise stálo. Jako obrázok ukazuje majú sa na krustát poklásť.</text:span></text:span></text:p>
        <text:p text:style-name="P1868"><text:span text:style-name="CharStyle35"><text:span text:style-name="T1156"/></text:span></text:p>
        <text:p text:style-name="P1869"><text:span text:style-name="CharStyle35"><text:span text:style-name="T1156">Č. 16. Kotletky z kureniec na krust</text:span></text:span><text:span text:style-name="CharStyle35"><text:span text:style-name="T1284">a</text:span></text:span><text:span text:style-name="CharStyle35"><text:span text:style-name="T1156">te pokladané. Môže do stredku rago, salmi, zelené veci a iné prísť.</text:span></text:span></text:p>
        <text:p text:style-name="P1868"><text:span text:style-name="CharStyle35"><text:span text:style-name="T1156"/></text:span></text:p>
        <text:p text:style-name="P1869"><text:span text:style-name="CharStyle35"><text:span text:style-name="T1156">Č. 17. Chladná paštéka takto má na mise stáť. Kto by vyrubkovať nebol v stave, môže krodony z cesta vypychať, vajcom celú pomastiť a dokola popriliepať.</text:span></text:span></text:p>
        <text:p text:style-name="P1837"><text:span text:style-name="CharStyle35"><text:span text:style-name="T1156"/></text:span></text:p>
        <text:p text:style-name="P1838"><text:span text:style-name="CharStyle35"><text:span text:style-name="T1156">Č. 18. Sviečková pečienka so zelenými vecmi garnirovaná, môže sa v pre</text:span></text:span><text:span text:style-name="CharStyle35"><text:span text:style-name="T1284">s</text:span></text:span><text:span text:style-name="CharStyle35"><text:span text:style-name="T1156">i upariť, alebo upiecť; karfiol, mrkvy, kaleráb, kel, špinát každé osve zrobiť, vedľa obrázku na misu na­sto</text:span></text:span><text:span text:style-name="CharStyle35"><text:span text:style-name="T1284">l</text:span></text:span><text:span text:style-name="CharStyle35"><text:span text:style-name="T1156">ovať a saftom poliať. Na ten spôsob sa i hovädzie mäso (</text:span></text:span><text:span text:style-name="CharStyle35"><text:span text:style-name="T1284">t</text:span></text:span><text:span text:style-name="CharStyle35"><text:span text:style-name="T1156">afe</text:span></text:span><text:span text:style-name="CharStyle35"><text:span text:style-name="T1284">l</text:span></text:span><text:span text:style-name="CharStyle35"><text:span text:style-name="T1156">st</text:span></text:span><text:span text:style-name="CharStyle35"><text:span text:style-name="T1303">ü</text:span></text:span><text:span text:style-name="CharStyle35"><text:span text:style-name="T1156">ck) pripravu</text:span></text:span><text:span text:style-name="CharStyle35"><text:span text:style-name="T1306">je.</text:span></text:span></text:p>
        <text:p text:style-name="P1868"><text:span text:style-name="CharStyle35"><text:span text:style-name="T1156"/></text:span></text:p>
        <text:p text:style-name="P1869"><text:span text:style-name="CharStyle35"><text:span text:style-name="T1156">Č. 19. Boeftek. Mäsa pred samým nasto</text:span></text:span><text:span text:style-name="CharStyle35"><text:span text:style-name="T1284">l</text:span></text:span><text:span text:style-name="CharStyle35"><text:span text:style-name="T1156">ovaním na mrežkách odpiecť; krumplové bieré na misu dať a na to boeftek; pomedzi sardelové maslo naškriabaný chren, dokola krodon, glásom b</text:span></text:span><text:span text:style-name="CharStyle35"><text:span text:style-name="T1284">a</text:span></text:span><text:span text:style-name="CharStyle35"><text:span text:style-name="T1156">rs i softovito-krvavým po vrchu poliať. Toto je francúzsky spôsob pripravovaný boeftek.</text:span></text:span></text:p>
        <text:p text:style-name="P1868"><text:span text:style-name="CharStyle35"><text:span text:style-name="T1156"/></text:span></text:p>
        <text:p text:style-name="P1869"><text:span text:style-name="CharStyle35"><text:span text:style-name="T1284">Č</text:span></text:span><text:span text:style-name="CharStyle35"><text:span text:style-name="T1156">. 20. Teľac</text:span></text:span><text:span text:style-name="CharStyle35"><text:span text:style-name="T1284">i</text:span></text:span><text:span text:style-name="CharStyle35"><text:span text:style-name="T1156">e stehno so zelenými vecmi pripravené (hochepo</text:span></text:span><text:span text:style-name="CharStyle35"><text:span text:style-name="T1284">t</text:span></text:span><text:span text:style-name="CharStyle35"><text:span text:style-name="T1156">e). Mrkvu, kaleráb, bielu repu malým dlátkom vypychať, karfiol, kel, spošne, špinát, každé osve pripraviť a nastolovať</text:span></text:span><text:span text:style-name="CharStyle7"><text:span text:style-name="T1156"> </text:span></text:span><text:span text:style-name="CharStyle35"><text:span text:style-name="T1156">stehno potrančírovať, na misu položiť, prichystané zelené veci osve pousporiadať a saftom poliať.</text:span></text:span></text:p>
        <text:p text:style-name="P1868"><text:soft-page-break/><text:span text:style-name="CharStyle40"><text:span text:style-name="T1156"/></text:span></text:p>
        <text:p text:style-name="P1869"><text:span text:style-name="CharStyle40"><text:span text:style-name="T1156">Č. 21. Ladveničková </text:span></text:span><text:span text:style-name="CharStyle35"><text:span text:style-name="T1156">pečenka. Keď sa nastolovať má nech sa potrančíruje a na misu poklade. Ladveničku treba vy­rezať, na hrubo pokrájať, dať do nádoby — kde sa piekla — masti, pár vajec zabiť, miešať aby saftovité bolo, žem</text:span></text:span><text:span text:style-name="CharStyle35"><text:span text:style-name="T1284">ľ</text:span></text:span><text:span text:style-name="CharStyle35"><text:span text:style-name="T1156">u na lístky pokrájať, ubr</text:span></text:span><text:span text:style-name="CharStyle35"><text:span text:style-name="T1284">a</text:span></text:span><text:span text:style-name="CharStyle35"><text:span text:style-name="T1156">niť, rágo (katona bélyes) na ňu uspo­riadať, dokola alebo do stredku poklásť.</text:span></text:span></text:p>
        <text:p text:style-name="P307"><text:span text:style-name="CharStyle15"><text:span text:style-name="T1156"/></text:span></text:p>
        <text:p text:style-name="P308"><text:span text:style-name="CharStyle15"><text:span text:style-name="T1156"/></text:span></text:p>
        <text:p text:style-name="P308"><text:span text:style-name="CharStyle50"><text:span text:style-name="T1156">Poznámka. V čísle 521. hneď v prvých riadkoch toto treba prida</text:span></text:span><text:span text:style-name="CharStyle49"><text:span text:style-name="T1156">ť: Cez zimu zdržuje sa pri vrchoch okolo košarísk. Na jar keď s</text:span></text:span><text:span text:style-name="CharStyle49"><text:span text:style-name="T1283">ň</text:span></text:span><text:span text:style-name="CharStyle49"><text:span text:style-name="T1156">ah začína kapať, vtedy sa pára a strelec má najlepší prístup k nemu. Tetrov sa rozhrieždi jako moriak a v ten čas ani nevidí ani nepočuje, odtia</text:span></text:span><text:span text:style-name="CharStyle49"><text:span text:style-name="T1283">ľ</text:span></text:span><text:span text:style-name="CharStyle49"><text:span text:style-name="T1156"> pochodí i meno jeho hluchá</text:span></text:span><text:span text:style-name="CharStyle49"><text:span text:style-name="T1283">ň</text:span></text:span><text:span text:style-name="CharStyle49"><text:span text:style-name="T1156">.</text:span></text:span></text:p>
        <text:p text:style-name="P306"><text:span text:style-name="CharStyle7"><text:span text:style-name="T1156"/></text:span></text:p>
        <text:p text:style-name="P1775"><text:span text:style-name="CharStyle24"><text:span text:style-name="T1156"/></text:span></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wiss"/>
    <style:font-face style:name="Microsoft Sans Serif" svg:font-family="'Microsoft Sans 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loext:opacity="1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style: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loext:opacity="1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hlavie_20__23_1" style:display-name="Záhlavie #1"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Záhlavie_20__23_2" style:display-name="Záhlavie #2"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4_29_" style:display-name="Základný text (4)" style:family="paragraph" style:master-page-name="">
      <loext:graphic-properties draw:fill="none" draw:fill-color="#729fcf"/>
      <style:paragraph-properties fo:margin-left="0cm" fo:margin-right="0cm" fo:text-indent="1.023cm" style:auto-text-indent="false" style:page-number="auto" fo:background-color="transparent"/>
    </style:style>
    <style:style style:name="Základný_20_text_20__28_5_29_" style:display-name="Základný text (5)" style:family="paragraph" style:master-page-name="">
      <loext:graphic-properties draw:fill="none" draw:fill-color="#729fcf"/>
      <style:paragraph-properties fo:text-align="center" style:justify-single-word="false" style:page-number="auto" fo:background-color="transparent"/>
    </style:style>
    <style:style style:name="Základný_20_text_20__28_6_29_" style:display-name="Základný text (6)" style:family="paragraph" style:master-page-name="">
      <loext:graphic-properties draw:fill="none" draw:fill-color="#729fcf"/>
      <style:paragraph-properties fo:margin-left="7.938cm" fo:margin-right="0cm" fo:text-indent="0cm" style:auto-text-indent="false"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Záhlavie_20__23_3" style:display-name="Záhlavie #3" style:family="paragraph" style:list-style-name="" style:master-page-name="">
      <loext:graphic-properties draw:fill="none" draw:fill-color="#729fcf"/>
      <style:paragraph-properties fo:text-align="center" style:justify-single-word="false" style:page-number="auto" fo:background-color="transparent"/>
    </style:style>
    <style:style style:name="Záhlavie_20__23_4" style:display-name="Záhlavie #4" style:family="paragraph" style:list-style-name="" style:master-page-name="">
      <loext:graphic-properties draw:fill="none" draw:fill-color="#729fcf"/>
      <style:paragraph-properties fo:text-align="center" style:justify-single-word="false" style:page-number="auto" fo:background-color="transparent"/>
    </style:style>
    <style:style style:name="Základný_20_text_20__28_2_29_" style:display-name="Základný text (2)" style:family="paragraph" style:master-page-name="">
      <loext:graphic-properties draw:fill="none" draw:fill-color="#729fcf"/>
      <style:paragraph-properties fo:text-align="center" style:justify-single-word="false" style:page-number="auto" fo:background-color="transparent"/>
    </style:style>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Názov_20_tabuľky" style:display-name="Názov tabuľky" style:family="paragraph" style:master-page-name="">
      <loext:graphic-properties draw:fill="none" draw:fill-color="#729fcf"/>
      <style:paragraph-properties fo:margin-left="0cm" fo:margin-right="0cm" fo:text-indent="0.882cm" style:auto-text-indent="false" style:page-number="auto" fo:background-color="transparent"/>
    </style:style>
    <style:style style:name="Názov_20_obrázka" style:display-name="Názov obrázka" style:family="paragraph" style:master-page-name="">
      <loext:graphic-properties draw:fill="none" draw:fill-color="#729fcf"/>
      <style:paragraph-properties style:page-number="auto" fo:background-color="transparent"/>
    </style:style>
    <style:style style:name="DefaultFontStyle" style:family="text">
      <style:text-properties fo:color="#000000" loext:opacity="1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loext:opacity="100%" style:text-underline-style="solid" style:text-underline-width="auto" style:text-underline-color="font-color"/>
    </style:style>
    <style:style style:name="CharStyle4" style:family="text" style:parent-style-name="DefaultFontStyle"/>
    <style:style style:name="CharStyle6" style:family="text" style:parent-style-name="DefaultFontStyle"/>
    <style:style style:name="CharStyle8" style:family="text" style:parent-style-name="DefaultFontStyle"/>
    <style:style style:name="CharStyle9" style:family="text" style:parent-style-name="CharStyle8">
      <style:text-properties fo:color="#000000" loext:opacity="100%" fo:language="sk" fo:country="SK" style:language-asian="sk" style:country-asian="SK" style:language-complex="sk" style:country-complex="SK"/>
    </style:style>
    <style:style style:name="CharStyle11" style:family="text" style:parent-style-name="DefaultFontStyle"/>
    <style:style style:name="CharStyle12" style:family="text" style:parent-style-name="CharStyle6">
      <style:text-properties fo:color="#000000" loext:opacity="100%" fo:language="sk" fo:country="SK" style:language-asian="sk" style:country-asian="SK" style:language-complex="sk" style:country-complex="SK"/>
    </style:style>
    <style:style style:name="CharStyle14" style:family="text" style:parent-style-name="DefaultFontStyle"/>
    <style:style style:name="CharStyle15" style:family="text" style:parent-style-name="CharStyle6">
      <style:text-properties fo:color="#000000" loext:opacity="100%" fo:language="sk" fo:country="SK" style:language-asian="sk" style:country-asian="SK" style:language-complex="sk" style:country-complex="SK"/>
    </style:style>
    <style:style style:name="CharStyle17" style:family="text" style:parent-style-name="DefaultFontStyle"/>
    <style:style style:name="CharStyle18" style:family="text" style:parent-style-name="CharStyle6">
      <style:text-properties fo:color="#000000" loext:opacity="100%" fo:language="sk" fo:country="SK" style:language-asian="sk" style:country-asian="SK" style:language-complex="sk" style:country-complex="SK"/>
    </style:style>
    <style:style style:name="CharStyle19" style:family="text" style:parent-style-name="CharStyle11">
      <style:text-properties fo:color="#000000" loext:opacity="100%" fo:language="sk" fo:country="SK" style:language-asian="sk" style:country-asian="SK" style:language-complex="sk" style:country-complex="SK"/>
    </style:style>
    <style:style style:name="CharStyle20" style:family="text" style:parent-style-name="CharStyle6">
      <style:text-properties fo:color="#000000" loext:opacity="100%" fo:language="sk" fo:country="SK" style:language-asian="sk" style:country-asian="SK" style:language-complex="sk" style:country-complex="SK"/>
    </style:style>
    <style:style style:name="CharStyle21" style:family="text" style:parent-style-name="CharStyle6">
      <style:text-properties fo:font-variant="small-caps" fo:color="#000000" loext:opacity="100%" fo:language="sk" fo:country="SK" style:language-asian="sk" style:country-asian="SK" style:language-complex="sk" style:country-complex="SK"/>
    </style:style>
    <style:style style:name="CharStyle23" style:family="text" style:parent-style-name="DefaultFontStyle"/>
    <style:style style:name="CharStyle24" style:family="text" style:parent-style-name="CharStyle11">
      <style:text-properties fo:color="#000000" loext:opacity="100%" fo:language="sk" fo:country="SK" style:language-asian="sk" style:country-asian="SK" style:language-complex="sk" style:country-complex="SK"/>
    </style:style>
    <style:style style:name="CharStyle25" style:family="text" style:parent-style-name="CharStyle23">
      <style:text-properties fo:color="#000000" loext:opacity="100%" fo:language="sk" fo:country="SK" style:language-asian="sk" style:country-asian="SK" style:language-complex="sk" style:country-complex="SK"/>
    </style:style>
    <style:style style:name="CharStyle26" style:family="text" style:parent-style-name="CharStyle23">
      <style:text-properties fo:color="#000000" loext:opacity="100%" fo:language="sk" fo:country="SK" style:language-asian="sk" style:country-asian="SK" style:language-complex="sk" style:country-complex="SK"/>
    </style:style>
    <style:style style:name="CharStyle27" style:family="text" style:parent-style-name="CharStyle6">
      <style:text-properties fo:color="#000000" loext:opacity="100%" fo:language="sk" fo:country="SK" style:language-asian="sk" style:country-asian="SK" style:language-complex="sk" style:country-complex="SK"/>
    </style:style>
    <style:style style:name="CharStyle28" style:family="text" style:parent-style-name="CharStyle11">
      <style:text-properties fo:color="#000000" loext:opacity="100%" fo:language="sk" fo:country="SK" style:language-asian="sk" style:country-asian="SK" style:language-complex="sk" style:country-complex="SK"/>
    </style:style>
    <style:style style:name="CharStyle30" style:family="text" style:parent-style-name="DefaultFontStyle"/>
    <style:style style:name="CharStyle31" style:family="text" style:parent-style-name="CharStyle11">
      <style:text-properties fo:color="#000000" loext:opacity="100%" fo:language="sk" fo:country="SK" style:language-asian="sk" style:country-asian="SK" style:language-complex="sk" style:country-complex="SK"/>
    </style:style>
    <style:style style:name="CharStyle7" style:family="text" style:parent-style-name="DefaultFontStyle"/>
    <style:style style:name="CharStyle32" style:family="text" style:parent-style-name="DefaultFontStyle"/>
    <style:style style:name="CharStyle100" style:family="text" style:parent-style-name="CharStyle32">
      <style:text-properties fo:color="#000000" loext:opacity="100%" fo:language="sk" fo:country="SK" style:language-asian="sk" style:country-asian="SK" style:language-complex="sk" style:country-complex="SK"/>
    </style:style>
    <style:style style:name="CharStyle13" style:family="text" style:parent-style-name="DefaultFontStyle"/>
    <style:style style:name="CharStyle16" style:family="text" style:parent-style-name="CharStyle9">
      <style:text-properties fo:color="#000000" loext:opacity="100%" fo:language="sk" fo:country="SK" style:language-asian="sk" style:country-asian="SK" style:language-complex="sk" style:country-complex="SK"/>
    </style:style>
    <style:style style:name="Numbering_20_Symbols" style:display-name="Numbering Symbols" style:family="text"/>
    <style:style style:name="CharStyle35" style:family="text" style:parent-style-name="CharStyle18">
      <style:text-properties fo:color="#000000" loext:opacity="100%" fo:language="sk" fo:country="SK" style:language-asian="sk" style:country-asian="SK" style:language-complex="sk" style:country-complex="SK"/>
    </style:style>
    <style:style style:name="CharStyle34" style:family="text" style:parent-style-name="DefaultFontStyle"/>
    <style:style style:name="CharStyle40" style:family="text" style:parent-style-name="CharStyle18">
      <style:text-properties fo:color="#000000" loext:opacity="100%" fo:language="sk" fo:country="SK" style:language-asian="sk" style:country-asian="SK" style:language-complex="sk" style:country-complex="SK"/>
    </style:style>
    <style:style style:name="CharStyle44" style:family="text" style:parent-style-name="CharStyle18">
      <style:text-properties fo:color="#000000" loext:opacity="100%" fo:language="sk" fo:country="SK" style:language-asian="sk" style:country-asian="SK" style:language-complex="sk" style:country-complex="SK"/>
    </style:style>
    <style:style style:name="CharStyle49" style:family="text" style:parent-style-name="DefaultFontStyle"/>
    <style:style style:name="CharStyle50" style:family="text" style:parent-style-name="CharStyle49">
      <style:text-properties fo:color="#000000" loext:opacity="100%" fo:language="sk" fo:country="SK" style:language-asian="sk" style:country-asian="SK" style:language-complex="sk" style:country-complex="SK"/>
    </style:style>
    <style:style style:name="Frame"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635cm" fo:margin-left="0cm" fo:margin-right="0cm" fo:margin-top="0.635cm"/>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PageStyle0" style:page-layout-name="Mpm2" draw:style-name="Mdp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
    <dc:subject/>
    <meta:initial-creator/>
    <meta:keyword/>
    <dc:date>2024-03-26T10:54:55.468000000</dc:date>
    <meta:editing-duration>P1DT8H54M28S</meta:editing-duration>
    <meta:editing-cycles>45</meta:editing-cycles>
    <meta:generator>LibreOffice/7.2.2.2$Windows_X86_64 LibreOffice_project/02b2acce88a210515b4a5bb2e46cbfb63fe97d56</meta:generator>
    <meta:document-statistic meta:table-count="0" meta:image-count="0" meta:object-count="0" meta:page-count="391" meta:paragraph-count="2341" meta:word-count="110776" meta:character-count="656083" meta:non-whitespace-character-count="547576"/>
  </office:meta>
</office:document-meta>
</file>